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Palatino Linotype" svg:font-family="'Palatino Linotype', Palatino" style:font-adornments="Italique"/>
    <style:font-face style:name="Courier New" svg:font-family="'Courier New'" style:font-family-generic="modern"/>
    <style:font-face style:name="sans-serif" svg:font-family="sans-serif" style:font-adornments="Norm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Lucida Console" svg:font-family="'Lucida Console'"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rial Unicode MS Western" svg:font-family="'Arial Unicode MS Western'"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text-properties style:use-window-font-color="true" style:font-name="Arial" fo:font-size="10pt"/>
    </style:style>
    <style:style style:name="P2" style:family="paragraph" style:parent-style-name="Standard">
      <style:text-properties style:use-window-font-color="true" style:font-name="Arial" fo:font-size="10pt" style:font-name-complex="Arial"/>
    </style:style>
    <style:style style:name="P3" style:family="paragraph" style:parent-style-name="Standard">
      <style:paragraph-properties style:writing-mode="lr-tb"/>
    </style:style>
    <style:style style:name="P4" style:family="paragraph" style:parent-style-name="Standard">
      <style:paragraph-properties style:writing-mode="lr-tb">
        <style:tab-stops>
          <style:tab-stop style:position="7.19cm" style:leader-style="dotted" style:leader-text="."/>
          <style:tab-stop style:position="8.684cm" style:type="right"/>
        </style:tab-stops>
      </style:paragraph-properties>
    </style:style>
    <style:style style:name="P5" style:family="paragraph" style:parent-style-name="Standard">
      <style:paragraph-properties style:writing-mode="lr-tb"/>
      <style:text-properties style:use-window-font-color="true"/>
    </style:style>
    <style:style style:name="P6" style:family="paragraph" style:parent-style-name="Standard">
      <style:paragraph-properties style:writing-mode="lr-tb">
        <style:tab-stops>
          <style:tab-stop style:position="8.684cm" style:type="right"/>
        </style:tab-stops>
      </style:paragraph-properties>
      <style:text-properties style:use-window-font-color="true"/>
    </style:style>
    <style:style style:name="P7" style:family="paragraph" style:parent-style-name="Standard">
      <style:paragraph-properties style:writing-mode="lr-tb">
        <style:tab-stops>
          <style:tab-stop style:position="7.151cm" style:leader-style="dotted" style:leader-text="."/>
        </style:tab-stops>
      </style:paragraph-properties>
      <style:text-properties style:use-window-font-color="true"/>
    </style:style>
    <style:style style:name="P8" style:family="paragraph" style:parent-style-name="Standard">
      <style:paragraph-properties style:writing-mode="lr-tb">
        <style:tab-stops>
          <style:tab-stop style:position="7.405cm" style:leader-style="dotted" style:leader-text="."/>
          <style:tab-stop style:position="8.684cm" style:type="right"/>
        </style:tab-stops>
      </style:paragraph-properties>
      <style:text-properties style:use-window-font-color="true"/>
    </style:style>
    <style:style style:name="P9" style:family="paragraph" style:parent-style-name="Standard">
      <style:paragraph-properties style:writing-mode="lr-tb">
        <style:tab-stops>
          <style:tab-stop style:position="7.398cm" style:leader-style="dotted" style:leader-text="."/>
          <style:tab-stop style:position="8.684cm" style:type="right"/>
        </style:tab-stops>
      </style:paragraph-properties>
      <style:text-properties style:use-window-font-color="true"/>
    </style:style>
    <style:style style:name="P10" style:family="paragraph" style:parent-style-name="Standard">
      <style:paragraph-properties style:writing-mode="lr-tb">
        <style:tab-stops>
          <style:tab-stop style:position="4.344cm" style:leader-style="dotted" style:leader-text="."/>
          <style:tab-stop style:position="4.738cm" style:leader-style="dotted" style:leader-text="."/>
          <style:tab-stop style:position="7.424cm" style:leader-style="dotted" style:leader-text="."/>
          <style:tab-stop style:position="8.684cm" style:type="right"/>
        </style:tab-stops>
      </style:paragraph-properties>
      <style:text-properties style:use-window-font-color="true"/>
    </style:style>
    <style:style style:name="P11" style:family="paragraph" style:parent-style-name="Standard">
      <style:paragraph-properties style:writing-mode="lr-tb">
        <style:tab-stops>
          <style:tab-stop style:position="7.373cm" style:leader-style="dotted" style:leader-text="."/>
          <style:tab-stop style:position="8.684cm" style:type="right"/>
        </style:tab-stops>
      </style:paragraph-properties>
      <style:text-properties style:use-window-font-color="true"/>
    </style:style>
    <style:style style:name="P12" style:family="paragraph" style:parent-style-name="Standard">
      <style:paragraph-properties style:writing-mode="lr-tb">
        <style:tab-stops>
          <style:tab-stop style:position="7.366cm" style:leader-style="dotted" style:leader-text="."/>
          <style:tab-stop style:position="8.684cm" style:type="right"/>
        </style:tab-stops>
      </style:paragraph-properties>
      <style:text-properties style:use-window-font-color="true"/>
    </style:style>
    <style:style style:name="P13" style:family="paragraph" style:parent-style-name="Standard">
      <style:paragraph-properties style:writing-mode="lr-tb"/>
      <style:text-properties style:use-window-font-color="true" fo:language="de" fo:country="DE" style:language-asian="de" style:country-asian="DE"/>
    </style:style>
    <style:style style:name="P14" style:family="paragraph" style:parent-style-name="Standard">
      <style:paragraph-properties style:writing-mode="lr-tb">
        <style:tab-stops>
          <style:tab-stop style:position="4.447cm" style:leader-style="dotted" style:leader-text="."/>
          <style:tab-stop style:position="7.202cm" style:leader-style="dotted" style:leader-text="."/>
        </style:tab-stops>
      </style:paragraph-properties>
      <style:text-properties style:use-window-font-color="true"/>
    </style:style>
    <style:style style:name="P15" style:family="paragraph" style:parent-style-name="Standard">
      <style:paragraph-properties style:writing-mode="lr-tb">
        <style:tab-stops>
          <style:tab-stop style:position="7.202cm" style:leader-style="dotted" style:leader-text="."/>
        </style:tab-stops>
      </style:paragraph-properties>
      <style:text-properties style:use-window-font-color="true"/>
    </style:style>
    <style:style style:name="P16" style:family="paragraph" style:parent-style-name="Standard">
      <style:paragraph-properties style:writing-mode="lr-tb"/>
      <style:text-properties style:use-window-font-color="true" fo:language="en" fo:country="US"/>
    </style:style>
    <style:style style:name="P17" style:family="paragraph" style:parent-style-name="Standard">
      <style:paragraph-properties style:writing-mode="lr-tb"/>
      <style:text-properties style:use-window-font-color="true" fo:language="en" fo:country="US" style:language-asian="en" style:country-asian="US"/>
    </style:style>
    <style:style style:name="P18" style:family="paragraph" style:parent-style-name="Standard">
      <style:paragraph-properties style:writing-mode="lr-tb"/>
      <style:text-properties style:use-window-font-color="true" fo:language="en" fo:country="US" fo:background-color="#ffff00"/>
    </style:style>
    <style:style style:name="P19" style:family="paragraph" style:parent-style-name="Standard">
      <style:paragraph-properties style:writing-mode="lr-tb"/>
      <style:text-properties style:use-window-font-color="true" fo:language="en" fo:country="US" fo:background-color="#ffff00" style:language-asian="en" style:country-asian="US"/>
    </style:style>
    <style:style style:name="P20" style:family="paragraph" style:parent-style-name="Standard">
      <style:paragraph-properties style:writing-mode="lr-tb">
        <style:tab-stops>
          <style:tab-stop style:position="5.114cm"/>
          <style:tab-stop style:position="5.507cm"/>
        </style:tab-stops>
      </style:paragraph-properties>
      <style:text-properties style:use-window-font-color="true" fo:language="en" fo:country="US" fo:background-color="#ffff00" style:language-asian="en" style:country-asian="US"/>
    </style:style>
    <style:style style:name="P21" style:family="paragraph" style:parent-style-name="Standard">
      <style:paragraph-properties style:writing-mode="lr-tb">
        <style:tab-stops>
          <style:tab-stop style:position="5.302cm"/>
          <style:tab-stop style:position="5.632cm"/>
          <style:tab-stop style:position="6.025cm"/>
        </style:tab-stops>
      </style:paragraph-properties>
      <style:text-properties style:use-window-font-color="true" fo:language="en" fo:country="US" fo:background-color="#ffff00" style:language-asian="en" style:country-asian="US"/>
    </style:style>
    <style:style style:name="P22" style:family="paragraph" style:parent-style-name="Standard">
      <style:paragraph-properties style:writing-mode="lr-tb">
        <style:tab-stops>
          <style:tab-stop style:position="5.6cm"/>
          <style:tab-stop style:position="5.994cm"/>
        </style:tab-stops>
      </style:paragraph-properties>
      <style:text-properties style:use-window-font-color="true" fo:language="en" fo:country="US" fo:background-color="#ffff00" style:language-asian="en" style:country-asian="US"/>
    </style:style>
    <style:style style:name="P23" style:family="paragraph" style:parent-style-name="Standard">
      <style:paragraph-properties style:writing-mode="lr-tb">
        <style:tab-stops>
          <style:tab-stop style:position="5.315cm"/>
          <style:tab-stop style:position="6.006cm"/>
        </style:tab-stops>
      </style:paragraph-properties>
      <style:text-properties style:use-window-font-color="true" fo:language="en" fo:country="US" fo:background-color="#ffff00" style:language-asian="en" style:country-asian="US"/>
    </style:style>
    <style:style style:name="P24" style:family="paragraph" style:parent-style-name="Standard">
      <style:paragraph-properties style:writing-mode="lr-tb">
        <style:tab-stops>
          <style:tab-stop style:position="0.709cm"/>
        </style:tab-stops>
      </style:paragraph-properties>
      <style:text-properties style:use-window-font-color="true"/>
    </style:style>
    <style:style style:name="P25" style:family="paragraph" style:parent-style-name="Standard">
      <style:paragraph-properties style:writing-mode="lr-tb">
        <style:tab-stops>
          <style:tab-stop style:position="0.702cm"/>
        </style:tab-stops>
      </style:paragraph-properties>
      <style:text-properties style:use-window-font-color="true"/>
    </style:style>
    <style:style style:name="P26" style:family="paragraph" style:parent-style-name="Standard">
      <style:paragraph-properties style:writing-mode="lr-tb">
        <style:tab-stops>
          <style:tab-stop style:position="0.721cm"/>
          <style:tab-stop style:position="3.369cm"/>
        </style:tab-stops>
      </style:paragraph-properties>
      <style:text-properties style:use-window-font-color="true"/>
    </style:style>
    <style:style style:name="P27" style:family="paragraph" style:parent-style-name="Standard">
      <style:paragraph-properties style:writing-mode="lr-tb">
        <style:tab-stops>
          <style:tab-stop style:position="3.274cm"/>
        </style:tab-stops>
      </style:paragraph-properties>
      <style:text-properties style:use-window-font-color="true"/>
    </style:style>
    <style:style style:name="P28" style:family="paragraph" style:parent-style-name="Standard">
      <style:paragraph-properties style:writing-mode="lr-tb">
        <style:tab-stops>
          <style:tab-stop style:position="3.261cm"/>
        </style:tab-stops>
      </style:paragraph-properties>
      <style:text-properties style:use-window-font-color="true"/>
    </style:style>
    <style:style style:name="P29" style:family="paragraph" style:parent-style-name="Standard">
      <style:paragraph-properties style:writing-mode="lr-tb"/>
      <style:text-properties style:use-window-font-color="true" fo:font-style="italic" style:font-style-asian="italic" style:font-style-complex="italic"/>
    </style:style>
    <style:style style:name="P30" style:family="paragraph" style:parent-style-name="Standard">
      <style:paragraph-properties style:writing-mode="lr-tb">
        <style:tab-stops>
          <style:tab-stop style:position="4.304cm" style:leader-style="dotted" style:leader-text="."/>
          <style:tab-stop style:position="4.417cm" style:leader-style="dotted" style:leader-text="."/>
        </style:tab-stops>
      </style:paragraph-properties>
      <style:text-properties style:use-window-font-color="true"/>
    </style:style>
    <style:style style:name="P31" style:family="paragraph" style:parent-style-name="Standard">
      <style:paragraph-properties style:writing-mode="lr-tb">
        <style:tab-stops>
          <style:tab-stop style:position="3.928cm" style:leader-style="dotted" style:leader-text="."/>
        </style:tab-stops>
      </style:paragraph-properties>
      <style:text-properties style:use-window-font-color="true"/>
    </style:style>
    <style:style style:name="P32" style:family="paragraph" style:parent-style-name="Standard">
      <style:paragraph-properties style:writing-mode="lr-tb">
        <style:tab-stops>
          <style:tab-stop style:position="4.685cm" style:leader-style="dotted" style:leader-text="."/>
        </style:tab-stops>
      </style:paragraph-properties>
      <style:text-properties style:use-window-font-color="true"/>
    </style:style>
    <style:style style:name="P33" style:family="paragraph" style:parent-style-name="Standard">
      <style:paragraph-properties style:writing-mode="lr-tb">
        <style:tab-stops>
          <style:tab-stop style:position="4.639cm" style:leader-style="dotted" style:leader-text="."/>
        </style:tab-stops>
      </style:paragraph-properties>
      <style:text-properties style:use-window-font-color="true"/>
    </style:style>
    <style:style style:name="P34" style:family="paragraph" style:parent-style-name="Standard">
      <style:paragraph-properties style:writing-mode="lr-tb">
        <style:tab-stops>
          <style:tab-stop style:position="3.655cm" style:leader-style="dotted" style:leader-text="."/>
          <style:tab-stop style:position="3.782cm" style:leader-style="dotted" style:leader-text="."/>
          <style:tab-stop style:position="4.627cm" style:leader-style="dotted" style:leader-text="."/>
          <style:tab-stop style:position="4.761cm" style:leader-style="dotted" style:leader-text="."/>
        </style:tab-stops>
      </style:paragraph-properties>
      <style:text-properties style:use-window-font-color="true"/>
    </style:style>
    <style:style style:name="P35" style:family="paragraph" style:parent-style-name="Standard">
      <style:paragraph-properties style:writing-mode="lr-tb">
        <style:tab-stops>
          <style:tab-stop style:position="3.249cm"/>
        </style:tab-stops>
      </style:paragraph-properties>
      <style:text-properties style:use-window-font-color="true"/>
    </style:style>
    <style:style style:name="P36" style:family="paragraph" style:parent-style-name="Standard">
      <style:paragraph-properties style:writing-mode="lr-tb">
        <style:tab-stops>
          <style:tab-stop style:position="3.895cm" style:leader-style="dotted" style:leader-text="."/>
        </style:tab-stops>
      </style:paragraph-properties>
      <style:text-properties style:use-window-font-color="true"/>
    </style:style>
    <style:style style:name="P37" style:family="paragraph" style:parent-style-name="Standard">
      <style:paragraph-properties style:writing-mode="lr-tb">
        <style:tab-stops>
          <style:tab-stop style:position="0.713cm"/>
        </style:tab-stops>
      </style:paragraph-properties>
      <style:text-properties style:use-window-font-color="true"/>
    </style:style>
    <style:style style:name="P38" style:family="paragraph" style:parent-style-name="Standard">
      <style:paragraph-properties style:writing-mode="lr-tb">
        <style:tab-stops>
          <style:tab-stop style:position="0.915cm"/>
        </style:tab-stops>
      </style:paragraph-properties>
      <style:text-properties style:use-window-font-color="true"/>
    </style:style>
    <style:style style:name="P39" style:family="paragraph" style:parent-style-name="Standard">
      <style:paragraph-properties style:writing-mode="lr-tb">
        <style:tab-stops>
          <style:tab-stop style:position="0.642cm"/>
        </style:tab-stops>
      </style:paragraph-properties>
      <style:text-properties style:use-window-font-color="true"/>
    </style:style>
    <style:style style:name="P40" style:family="paragraph" style:parent-style-name="Standard">
      <style:paragraph-properties style:writing-mode="lr-tb">
        <style:tab-stops>
          <style:tab-stop style:position="0.847cm"/>
        </style:tab-stops>
      </style:paragraph-properties>
      <style:text-properties style:use-window-font-color="true"/>
    </style:style>
    <style:style style:name="P41" style:family="paragraph" style:parent-style-name="Standard">
      <style:paragraph-properties style:writing-mode="lr-tb">
        <style:tab-stops>
          <style:tab-stop style:position="0.61cm"/>
        </style:tab-stops>
      </style:paragraph-properties>
      <style:text-properties style:use-window-font-color="true"/>
    </style:style>
    <style:style style:name="P42" style:family="paragraph" style:parent-style-name="Standard">
      <style:paragraph-properties style:writing-mode="lr-tb">
        <style:tab-stops>
          <style:tab-stop style:position="0.818cm"/>
        </style:tab-stops>
      </style:paragraph-properties>
      <style:text-properties style:use-window-font-color="true"/>
    </style:style>
    <style:style style:name="P43" style:family="paragraph" style:parent-style-name="Standard">
      <style:paragraph-properties style:writing-mode="lr-tb">
        <style:tab-stops>
          <style:tab-stop style:position="1.199cm"/>
        </style:tab-stops>
      </style:paragraph-properties>
      <style:text-properties style:use-window-font-color="true"/>
    </style:style>
    <style:style style:name="P44" style:family="paragraph" style:parent-style-name="Standard">
      <style:paragraph-properties style:writing-mode="lr-tb">
        <style:tab-stops>
          <style:tab-stop style:position="1.058cm"/>
        </style:tab-stops>
      </style:paragraph-properties>
      <style:text-properties style:use-window-font-color="true"/>
    </style:style>
    <style:style style:name="P45" style:family="paragraph" style:parent-style-name="Standard">
      <style:paragraph-properties style:writing-mode="lr-tb">
        <style:tab-stops>
          <style:tab-stop style:position="0.519cm"/>
        </style:tab-stops>
      </style:paragraph-properties>
      <style:text-properties style:use-window-font-color="true"/>
    </style:style>
    <style:style style:name="P46" style:family="paragraph" style:parent-style-name="Standard">
      <style:paragraph-properties style:writing-mode="lr-tb">
        <style:tab-stops>
          <style:tab-stop style:position="0.672cm"/>
        </style:tab-stops>
      </style:paragraph-properties>
      <style:text-properties style:use-window-font-color="true"/>
    </style:style>
    <style:style style:name="P47" style:family="paragraph" style:parent-style-name="Standard">
      <style:paragraph-properties style:writing-mode="lr-tb">
        <style:tab-stops>
          <style:tab-stop style:position="0.787cm"/>
        </style:tab-stops>
      </style:paragraph-properties>
      <style:text-properties style:use-window-font-color="true"/>
    </style:style>
    <style:style style:name="P48" style:family="paragraph" style:parent-style-name="Standard">
      <style:paragraph-properties style:writing-mode="lr-tb">
        <style:tab-stops>
          <style:tab-stop style:position="1.434cm"/>
        </style:tab-stops>
      </style:paragraph-properties>
      <style:text-properties style:use-window-font-color="true"/>
    </style:style>
    <style:style style:name="P49" style:family="paragraph" style:parent-style-name="Standard">
      <style:paragraph-properties style:writing-mode="lr-tb">
        <style:tab-stops>
          <style:tab-stop style:position="1.3cm"/>
        </style:tab-stops>
      </style:paragraph-properties>
      <style:text-properties style:use-window-font-color="true"/>
    </style:style>
    <style:style style:name="P50" style:family="paragraph" style:parent-style-name="Standard">
      <style:paragraph-properties style:writing-mode="lr-tb"/>
      <style:text-properties style:use-window-font-color="true" fo:background-color="#ffff00"/>
    </style:style>
    <style:style style:name="P51" style:family="paragraph" style:parent-style-name="Standard">
      <style:paragraph-properties style:writing-mode="lr-tb">
        <style:tab-stops>
          <style:tab-stop style:position="1.729cm"/>
          <style:tab-stop style:position="3.175cm"/>
          <style:tab-stop style:position="5.08cm"/>
        </style:tab-stops>
      </style:paragraph-properties>
      <style:text-properties style:use-window-font-color="true"/>
    </style:style>
    <style:style style:name="P52" style:family="paragraph" style:parent-style-name="Standard">
      <style:paragraph-properties style:writing-mode="lr-tb">
        <style:tab-stops>
          <style:tab-stop style:position="7.253cm" style:leader-style="dotted" style:leader-text="."/>
          <style:tab-stop style:position="8.684cm" style:type="right"/>
        </style:tab-stops>
      </style:paragraph-properties>
    </style:style>
    <style:style style:name="P53" style:family="paragraph" style:parent-style-name="Standard">
      <style:paragraph-properties style:writing-mode="lr-tb">
        <style:tab-stops>
          <style:tab-stop style:position="7.512cm" style:leader-style="dotted" style:leader-text="."/>
        </style:tab-stops>
      </style:paragraph-properties>
    </style:style>
    <style:style style:name="P54" style:family="paragraph" style:parent-style-name="Standard">
      <style:paragraph-properties style:writing-mode="lr-tb">
        <style:tab-stops>
          <style:tab-stop style:position="7.525cm" style:leader-style="dotted" style:leader-text="."/>
        </style:tab-stops>
      </style:paragraph-properties>
    </style:style>
    <style:style style:name="P55" style:family="paragraph" style:parent-style-name="Standard">
      <style:paragraph-properties style:writing-mode="lr-tb">
        <style:tab-stops>
          <style:tab-stop style:position="7.322cm" style:leader-style="dotted" style:leader-text="."/>
          <style:tab-stop style:position="8.684cm" style:type="right"/>
        </style:tab-stops>
      </style:paragraph-properties>
    </style:style>
    <style:style style:name="P56" style:family="paragraph" style:parent-style-name="Standard">
      <style:paragraph-properties style:writing-mode="lr-tb">
        <style:tab-stops>
          <style:tab-stop style:position="7.334cm" style:leader-style="dotted" style:leader-text="."/>
          <style:tab-stop style:position="8.684cm" style:type="right"/>
        </style:tab-stops>
      </style:paragraph-properties>
    </style:style>
    <style:style style:name="P57" style:family="paragraph" style:parent-style-name="Standard">
      <style:paragraph-properties style:writing-mode="lr-tb">
        <style:tab-stops>
          <style:tab-stop style:position="7.392cm" style:leader-style="dotted" style:leader-text="."/>
          <style:tab-stop style:position="8.684cm" style:type="right"/>
        </style:tab-stops>
      </style:paragraph-properties>
    </style:style>
    <style:style style:name="P58" style:family="paragraph" style:parent-style-name="Standard">
      <style:paragraph-properties style:writing-mode="lr-tb">
        <style:tab-stops>
          <style:tab-stop style:position="2.732cm"/>
          <style:tab-stop style:position="3.836cm"/>
        </style:tab-stops>
      </style:paragraph-properties>
    </style:style>
    <style:style style:name="P59" style:family="paragraph" style:parent-style-name="Standard">
      <style:paragraph-properties style:writing-mode="lr-tb">
        <style:tab-stops>
          <style:tab-stop style:position="2.732cm"/>
          <style:tab-stop style:position="3.836cm"/>
        </style:tab-stops>
      </style:paragraph-properties>
      <style:text-properties officeooo:paragraph-rsid="001fc94a"/>
    </style:style>
    <style:style style:name="P60" style:family="paragraph" style:parent-style-name="Standard">
      <style:paragraph-properties style:writing-mode="lr-tb"/>
      <style:text-properties fo:background-color="#ffff00"/>
    </style:style>
    <style:style style:name="P61" style:family="paragraph" style:parent-style-name="Standard">
      <style:paragraph-properties style:writing-mode="lr-tb"/>
      <style:text-properties style:font-name="Cambria" fo:font-size="14pt" style:font-name-asian="Times New Roman" style:font-name-complex="Cambria"/>
    </style:style>
    <style:style style:name="P62" style:family="paragraph" style:parent-style-name="Standard">
      <style:paragraph-properties style:writing-mode="lr-tb"/>
      <style:text-properties style:font-name="Cambria" style:font-name-asian="Times New Roman" style:font-name-complex="Cambria"/>
    </style:style>
    <style:style style:name="P63" style:family="paragraph" style:parent-style-name="Standard">
      <style:paragraph-properties style:writing-mode="lr-tb">
        <style:tab-stops>
          <style:tab-stop style:position="5.535cm"/>
        </style:tab-stops>
      </style:paragraph-properties>
    </style:style>
    <style:style style:name="P64" style:family="paragraph" style:parent-style-name="Standard">
      <style:paragraph-properties style:writing-mode="lr-tb">
        <style:tab-stops>
          <style:tab-stop style:position="3.655cm" style:leader-style="dotted" style:leader-text="."/>
          <style:tab-stop style:position="3.782cm" style:leader-style="dotted" style:leader-text="."/>
          <style:tab-stop style:position="4.627cm" style:leader-style="dotted" style:leader-text="."/>
          <style:tab-stop style:position="4.761cm" style:leader-style="dotted" style:leader-text="."/>
        </style:tab-stops>
      </style:paragraph-properties>
    </style:style>
    <style:style style:name="P65" style:family="paragraph" style:parent-style-name="Standard">
      <style:paragraph-properties style:writing-mode="lr-tb">
        <style:tab-stops>
          <style:tab-stop style:position="5.659cm"/>
        </style:tab-stops>
      </style:paragraph-properties>
    </style:style>
    <style:style style:name="P66" style:family="paragraph" style:parent-style-name="Standard">
      <style:paragraph-properties style:writing-mode="lr-tb">
        <style:tab-stops>
          <style:tab-stop style:position="0.61cm"/>
        </style:tab-stops>
      </style:paragraph-properties>
    </style:style>
    <style:style style:name="P67" style:family="paragraph" style:parent-style-name="Standard">
      <style:paragraph-properties fo:text-align="center" style:justify-single-word="false" style:writing-mode="lr-tb"/>
    </style:style>
    <style:style style:name="P68" style:family="paragraph" style:parent-style-name="Standard">
      <style:paragraph-properties style:writing-mode="lr-tb"/>
      <style:text-properties officeooo:paragraph-rsid="001ede1f"/>
    </style:style>
    <style:style style:name="P69" style:family="paragraph" style:parent-style-name="Standard">
      <style:paragraph-properties style:writing-mode="lr-tb">
        <style:tab-stops>
          <style:tab-stop style:position="1.519cm"/>
        </style:tab-stops>
      </style:paragraph-properties>
      <style:text-properties officeooo:paragraph-rsid="001fc94a"/>
    </style:style>
    <style:style style:name="P70" style:family="paragraph" style:parent-style-name="Text_20_body">
      <style:paragraph-properties style:writing-mode="lr-tb"/>
    </style:style>
    <style:style style:name="P71" style:family="paragraph" style:parent-style-name="WW-Standard">
      <style:paragraph-properties style:writing-mode="lr-tb"/>
    </style:style>
    <style:style style:name="P72" style:family="paragraph" style:parent-style-name="WW-Standard">
      <style:paragraph-properties style:writing-mode="lr-tb"/>
      <style:text-properties style:use-window-font-color="true"/>
    </style:style>
    <style:style style:name="P73" style:family="paragraph" style:parent-style-name="WW-Standard">
      <style:paragraph-properties style:writing-mode="lr-tb">
        <style:tab-stops>
          <style:tab-stop style:position="0.508cm"/>
        </style:tab-stops>
      </style:paragraph-properties>
      <style:text-properties style:use-window-font-color="true"/>
    </style:style>
    <style:style style:name="P74" style:family="paragraph" style:parent-style-name="WW-Standard">
      <style:paragraph-properties style:writing-mode="lr-tb"/>
      <style:text-properties style:use-window-font-color="true" fo:font-style="italic" style:font-style-asian="italic" style:font-style-complex="italic"/>
    </style:style>
    <style:style style:name="P75" style:family="paragraph" style:parent-style-name="WW-Standard">
      <style:paragraph-properties style:writing-mode="lr-tb">
        <style:tab-stops>
          <style:tab-stop style:position="5.558cm" style:leader-style="dotted" style:leader-text="."/>
          <style:tab-stop style:position="5.704cm" style:leader-style="dotted" style:leader-text="."/>
          <style:tab-stop style:position="9.248cm" style:type="right" style:leader-style="dotted" style:leader-text="."/>
        </style:tab-stops>
      </style:paragraph-properties>
      <style:text-properties style:use-window-font-color="true"/>
    </style:style>
    <style:style style:name="P76" style:family="paragraph" style:parent-style-name="WW-Standard">
      <style:paragraph-properties style:writing-mode="lr-tb">
        <style:tab-stops>
          <style:tab-stop style:position="1.993cm"/>
          <style:tab-stop style:position="8.14cm" style:leader-style="dotted" style:leader-text="."/>
          <style:tab-stop style:position="9.246cm" style:type="right" style:leader-style="dotted" style:leader-text="."/>
        </style:tab-stops>
      </style:paragraph-properties>
      <style:text-properties style:use-window-font-color="true"/>
    </style:style>
    <style:style style:name="P77" style:family="paragraph" style:parent-style-name="WW-Standard">
      <style:paragraph-properties style:writing-mode="lr-tb">
        <style:tab-stops>
          <style:tab-stop style:position="2cm"/>
          <style:tab-stop style:position="4.717cm" style:leader-style="dotted" style:leader-text="."/>
          <style:tab-stop style:position="9.246cm" style:type="right" style:leader-style="dotted" style:leader-text="."/>
        </style:tab-stops>
      </style:paragraph-properties>
      <style:text-properties style:use-window-font-color="true"/>
    </style:style>
    <style:style style:name="P78" style:family="paragraph" style:parent-style-name="WW-Standard">
      <style:paragraph-properties style:writing-mode="lr-tb">
        <style:tab-stops>
          <style:tab-stop style:position="1.974cm"/>
          <style:tab-stop style:position="5.271cm" style:leader-style="dotted" style:leader-text="."/>
          <style:tab-stop style:position="6.248cm" style:leader-style="dotted" style:leader-text="."/>
          <style:tab-stop style:position="6.399cm" style:leader-style="dotted" style:leader-text="."/>
          <style:tab-stop style:position="7.378cm" style:leader-style="dotted" style:leader-text="."/>
          <style:tab-stop style:position="7.53cm" style:leader-style="dotted" style:leader-text="."/>
          <style:tab-stop style:position="9.246cm" style:type="right" style:leader-style="dotted" style:leader-text="."/>
        </style:tab-stops>
      </style:paragraph-properties>
      <style:text-properties style:use-window-font-color="true"/>
    </style:style>
    <style:style style:name="P79" style:family="paragraph" style:parent-style-name="WW-Standard">
      <style:paragraph-properties style:writing-mode="lr-tb">
        <style:tab-stops>
          <style:tab-stop style:position="1.993cm"/>
          <style:tab-stop style:position="3.473cm" style:leader-style="dotted" style:leader-text="."/>
          <style:tab-stop style:position="3.6cm" style:leader-style="dotted" style:leader-text="."/>
          <style:tab-stop style:position="3.739cm" style:leader-style="dotted" style:leader-text="."/>
          <style:tab-stop style:position="4.704cm" style:leader-style="dotted" style:leader-text="."/>
          <style:tab-stop style:position="6.108cm" style:leader-style="dotted" style:leader-text="."/>
          <style:tab-stop style:position="6.26cm" style:leader-style="dotted" style:leader-text="."/>
          <style:tab-stop style:position="9.246cm" style:type="right" style:leader-style="dotted" style:leader-text="."/>
        </style:tab-stops>
      </style:paragraph-properties>
      <style:text-properties style:use-window-font-color="true"/>
    </style:style>
    <style:style style:name="P80" style:family="paragraph" style:parent-style-name="WW-Standard">
      <style:paragraph-properties style:writing-mode="lr-tb"/>
      <style:text-properties style:use-window-font-color="true" style:font-name="Arial Unicode MS Western" style:font-name-complex="Arial Unicode MS Western"/>
    </style:style>
    <style:style style:name="P81" style:family="paragraph" style:parent-style-name="WW-Standard">
      <style:paragraph-properties style:writing-mode="lr-tb"/>
      <style:text-properties style:use-window-font-color="true" style:font-name="Arial Unicode MS Western" fo:language="en" fo:country="US" fo:background-color="#ffff00" style:font-name-complex="Arial Unicode MS Western"/>
    </style:style>
    <style:style style:name="P82" style:family="paragraph" style:parent-style-name="WW-Standard">
      <style:paragraph-properties style:writing-mode="lr-tb"/>
      <style:text-properties style:use-window-font-color="true" fo:language="en" fo:country="US"/>
    </style:style>
    <style:style style:name="P83" style:family="paragraph" style:parent-style-name="WW-Standard">
      <style:paragraph-properties style:writing-mode="lr-tb"/>
      <style:text-properties style:use-window-font-color="true" fo:language="en" fo:country="US" fo:background-color="#ffff00"/>
    </style:style>
    <style:style style:name="P84" style:family="paragraph" style:parent-style-name="WW-Standard">
      <style:paragraph-properties style:writing-mode="lr-tb"/>
      <style:text-properties style:use-window-font-color="true" fo:language="en" fo:country="US" fo:background-color="#ffff00" style:language-asian="en" style:country-asian="US"/>
    </style:style>
    <style:style style:name="P85" style:family="paragraph" style:parent-style-name="WW-Standard">
      <style:paragraph-properties style:writing-mode="lr-tb"/>
      <style:text-properties style:use-window-font-color="true" fo:background-color="#ffff00"/>
    </style:style>
    <style:style style:name="P86" style:family="paragraph" style:parent-style-name="WW-Standard">
      <style:paragraph-properties style:writing-mode="lr-tb">
        <style:tab-stops>
          <style:tab-stop style:position="2.605cm"/>
        </style:tab-stops>
      </style:paragraph-properties>
      <style:text-properties style:use-window-font-color="true" fo:background-color="#ffff00"/>
    </style:style>
    <style:style style:name="P87" style:family="paragraph" style:parent-style-name="WW-Standard">
      <style:paragraph-properties fo:text-align="end" style:justify-single-word="false" style:writing-mode="lr-tb"/>
      <style:text-properties style:use-window-font-color="true"/>
    </style:style>
    <style:style style:name="P88" style:family="paragraph" style:parent-style-name="WW-Standard">
      <style:paragraph-properties style:writing-mode="lr-tb"/>
      <style:text-properties style:use-window-font-color="true" fo:font-weight="bold" style:font-weight-asian="bold" style:font-weight-complex="bold"/>
    </style:style>
    <style:style style:name="P89" style:family="paragraph" style:parent-style-name="WW-Standard">
      <style:paragraph-properties style:writing-mode="lr-tb"/>
      <style:text-properties style:use-window-font-color="true" fo:background-color="transparent"/>
    </style:style>
    <style:style style:name="P90" style:family="paragraph" style:parent-style-name="WW-Standard">
      <style:paragraph-properties style:writing-mode="lr-tb">
        <style:tab-stops>
          <style:tab-stop style:position="5.362cm"/>
        </style:tab-stops>
      </style:paragraph-properties>
      <style:text-properties style:use-window-font-color="true" fo:background-color="transparent"/>
    </style:style>
    <style:style style:name="P91" style:family="paragraph" style:parent-style-name="WW-Standard">
      <style:paragraph-properties style:writing-mode="lr-tb">
        <style:tab-stops>
          <style:tab-stop style:position="2.734cm"/>
        </style:tab-stops>
      </style:paragraph-properties>
      <style:text-properties style:use-window-font-color="true" fo:background-color="transparent"/>
    </style:style>
    <style:style style:name="P92" style:family="paragraph" style:parent-style-name="WW-Standard">
      <style:paragraph-properties style:writing-mode="lr-tb">
        <style:tab-stops>
          <style:tab-stop style:position="2.505cm"/>
        </style:tab-stops>
      </style:paragraph-properties>
      <style:text-properties style:use-window-font-color="true" fo:background-color="transparent"/>
    </style:style>
    <style:style style:name="P93" style:family="paragraph" style:parent-style-name="WW-Standard">
      <style:paragraph-properties style:writing-mode="lr-tb"/>
      <style:text-properties style:use-window-font-color="true" fo:background-color="transparent" style:language-asian="en" style:country-asian="US"/>
    </style:style>
    <style:style style:name="P94" style:family="paragraph" style:parent-style-name="WW-Standard">
      <style:paragraph-properties style:writing-mode="lr-tb"/>
      <style:text-properties style:use-window-font-color="true" fo:language="de" fo:country="DE" style:language-asian="de" style:country-asian="DE"/>
    </style:style>
    <style:style style:name="P95" style:family="paragraph" style:parent-style-name="Quote">
      <style:paragraph-properties style:writing-mode="lr-tb"/>
    </style:style>
    <style:style style:name="P96" style:family="paragraph" style:parent-style-name="Quote">
      <style:paragraph-properties style:writing-mode="lr-tb"/>
      <style:text-properties style:font-name="Arial Unicode MS Western" fo:language="en" fo:country="US" style:font-name-complex="Arial Unicode MS Western"/>
    </style:style>
    <style:style style:name="P97" style:family="paragraph" style:parent-style-name="Quote">
      <style:paragraph-properties style:writing-mode="lr-tb"/>
      <style:text-properties style:font-name="Arial Unicode MS Western" style:font-name-complex="Arial Unicode MS Western"/>
    </style:style>
    <style:style style:name="P98" style:family="paragraph" style:parent-style-name="Quote">
      <style:paragraph-properties style:writing-mode="lr-tb"/>
      <style:text-properties fo:language="en" fo:country="US"/>
    </style:style>
    <style:style style:name="P99" style:family="paragraph" style:parent-style-name="Quote">
      <style:paragraph-properties fo:text-align="end" style:justify-single-word="false" style:writing-mode="lr-tb"/>
      <style:text-properties fo:language="en" fo:country="US"/>
    </style:style>
    <style:style style:name="P100" style:family="paragraph" style:parent-style-name="Quote">
      <style:paragraph-properties fo:text-align="end" style:justify-single-word="false" style:writing-mode="lr-tb"/>
    </style:style>
    <style:style style:name="P101" style:family="paragraph" style:parent-style-name="citation">
      <style:paragraph-properties style:writing-mode="lr-tb"/>
    </style:style>
    <style:style style:name="P102" style:family="paragraph" style:parent-style-name="Standard">
      <style:paragraph-properties fo:margin-left="0.635cm" fo:margin-right="0cm" fo:text-indent="-0.635cm" style:auto-text-indent="false" style:writing-mode="lr-tb">
        <style:tab-stops/>
      </style:paragraph-properties>
      <style:text-properties style:use-window-font-color="true"/>
    </style:style>
    <style:style style:name="P103" style:family="paragraph" style:parent-style-name="Standard">
      <style:paragraph-properties fo:margin-left="0.635cm" fo:margin-right="0cm" fo:text-indent="-0.635cm" style:auto-text-indent="false" style:writing-mode="lr-tb">
        <style:tab-stops>
          <style:tab-stop style:position="0cm"/>
          <style:tab-stop style:position="7.597cm" style:type="right"/>
        </style:tab-stops>
      </style:paragraph-properties>
      <style:text-properties style:use-window-font-color="true"/>
    </style:style>
    <style:style style:name="P104" style:family="paragraph" style:parent-style-name="Standard">
      <style:paragraph-properties fo:margin-left="0.635cm" fo:margin-right="0cm" fo:text-indent="-0.635cm" style:auto-text-indent="false" style:writing-mode="lr-tb">
        <style:tab-stops>
          <style:tab-stop style:position="0cm"/>
          <style:tab-stop style:position="6.802cm" style:leader-style="dotted" style:leader-text="."/>
          <style:tab-stop style:position="7.597cm" style:type="right"/>
        </style:tab-stops>
      </style:paragraph-properties>
      <style:text-properties style:use-window-font-color="true" fo:language="de" fo:country="DE" style:language-asian="de" style:country-asian="DE"/>
    </style:style>
    <style:style style:name="P105" style:family="paragraph" style:parent-style-name="Standard">
      <style:paragraph-properties fo:margin-left="0.635cm" fo:margin-right="0cm" fo:text-indent="-0.635cm" style:auto-text-indent="false" style:writing-mode="lr-tb">
        <style:tab-stops>
          <style:tab-stop style:position="0cm"/>
          <style:tab-stop style:position="6.777cm" style:leader-style="dotted" style:leader-text="."/>
          <style:tab-stop style:position="7.597cm" style:type="right"/>
        </style:tab-stops>
      </style:paragraph-properties>
      <style:text-properties style:use-window-font-color="true"/>
    </style:style>
    <style:style style:name="P106" style:family="paragraph" style:parent-style-name="Standard">
      <style:paragraph-properties fo:margin-left="0.635cm" fo:margin-right="0cm" fo:text-indent="-0.635cm" style:auto-text-indent="false" style:writing-mode="lr-tb">
        <style:tab-stops>
          <style:tab-stop style:position="0cm"/>
          <style:tab-stop style:position="6.752cm" style:leader-style="dotted" style:leader-text="."/>
          <style:tab-stop style:position="7.597cm" style:type="right"/>
        </style:tab-stops>
      </style:paragraph-properties>
      <style:text-properties style:use-window-font-color="true"/>
    </style:style>
    <style:style style:name="P107" style:family="paragraph" style:parent-style-name="Standard">
      <style:paragraph-properties fo:margin-left="0.635cm" fo:margin-right="0cm" fo:text-indent="-0.635cm" style:auto-text-indent="false" style:writing-mode="lr-tb">
        <style:tab-stops>
          <style:tab-stop style:position="0cm"/>
          <style:tab-stop style:position="6.821cm" style:leader-style="dotted" style:leader-text="."/>
          <style:tab-stop style:position="7.597cm" style:type="right"/>
        </style:tab-stops>
      </style:paragraph-properties>
      <style:text-properties style:use-window-font-color="true"/>
    </style:style>
    <style:style style:name="P108" style:family="paragraph" style:parent-style-name="Standard">
      <style:paragraph-properties fo:margin-left="0.635cm" fo:margin-right="0cm" fo:text-indent="-0.635cm" style:auto-text-indent="false" style:writing-mode="lr-tb">
        <style:tab-stops>
          <style:tab-stop style:position="0cm"/>
          <style:tab-stop style:position="6.789cm" style:leader-style="dotted" style:leader-text="."/>
          <style:tab-stop style:position="7.597cm" style:type="right"/>
        </style:tab-stops>
      </style:paragraph-properties>
      <style:text-properties style:use-window-font-color="true"/>
    </style:style>
    <style:style style:name="P109" style:family="paragraph" style:parent-style-name="Standard">
      <style:paragraph-properties fo:margin-left="0.635cm" fo:margin-right="0cm" fo:text-indent="-0.635cm" style:auto-text-indent="false" style:writing-mode="lr-tb">
        <style:tab-stops>
          <style:tab-stop style:position="0cm"/>
          <style:tab-stop style:position="4.77cm" style:leader-style="dotted" style:leader-text="."/>
          <style:tab-stop style:position="5.17cm" style:leader-style="dotted" style:leader-text="."/>
          <style:tab-stop style:position="7.597cm" style:type="right"/>
        </style:tab-stops>
      </style:paragraph-properties>
      <style:text-properties style:use-window-font-color="true"/>
    </style:style>
    <style:style style:name="P110" style:family="paragraph" style:parent-style-name="Standard">
      <style:paragraph-properties fo:margin-left="0.635cm" fo:margin-right="0cm" fo:text-indent="-0.635cm" style:auto-text-indent="false" style:writing-mode="lr-tb">
        <style:tab-stops>
          <style:tab-stop style:position="0cm"/>
          <style:tab-stop style:position="7.597cm" style:type="right" style:leader-style="dotted" style:leader-text="."/>
        </style:tab-stops>
      </style:paragraph-properties>
      <style:text-properties style:use-window-font-color="true"/>
    </style:style>
    <style:style style:name="P111" style:family="paragraph" style:parent-style-name="Standard">
      <style:paragraph-properties fo:margin-left="0.635cm" fo:margin-right="0cm" fo:text-indent="-0.635cm" style:auto-text-indent="false" style:writing-mode="lr-tb">
        <style:tab-stops>
          <style:tab-stop style:position="0cm"/>
          <style:tab-stop style:position="6.738cm" style:leader-style="dotted" style:leader-text="."/>
          <style:tab-stop style:position="7.597cm" style:type="right"/>
        </style:tab-stops>
      </style:paragraph-properties>
      <style:text-properties style:use-window-font-color="true"/>
    </style:style>
    <style:style style:name="P112" style:family="paragraph" style:parent-style-name="Standard">
      <style:paragraph-properties fo:margin-left="0.635cm" fo:margin-right="0cm" fo:text-indent="-0.635cm" style:auto-text-indent="false" style:writing-mode="lr-tb">
        <style:tab-stops>
          <style:tab-stop style:position="0cm"/>
          <style:tab-stop style:position="3.919cm" style:leader-style="dotted" style:leader-text="."/>
          <style:tab-stop style:position="4.32cm" style:leader-style="dotted" style:leader-text="."/>
          <style:tab-stop style:position="6.784cm" style:leader-style="dotted" style:leader-text="."/>
          <style:tab-stop style:position="7.597cm" style:type="right"/>
        </style:tab-stops>
      </style:paragraph-properties>
      <style:text-properties style:use-window-font-color="true"/>
    </style:style>
    <style:style style:name="P113" style:family="paragraph" style:parent-style-name="Standard">
      <style:paragraph-properties fo:margin-left="0.635cm" fo:margin-right="0cm" fo:text-indent="-0.635cm" style:auto-text-indent="false" style:writing-mode="lr-tb">
        <style:tab-stops>
          <style:tab-stop style:position="0cm"/>
          <style:tab-stop style:position="1.709cm" style:leader-style="dotted" style:leader-text="."/>
          <style:tab-stop style:position="7.597cm" style:type="right" style:leader-style="dotted" style:leader-text="."/>
        </style:tab-stops>
      </style:paragraph-properties>
      <style:text-properties style:use-window-font-color="true"/>
    </style:style>
    <style:style style:name="P114" style:family="paragraph" style:parent-style-name="Standard">
      <style:paragraph-properties fo:margin-left="0.635cm" fo:margin-right="0cm" fo:text-indent="-0.635cm" style:auto-text-indent="false" style:writing-mode="lr-tb">
        <style:tab-stops>
          <style:tab-stop style:position="0cm"/>
          <style:tab-stop style:position="3.588cm"/>
        </style:tab-stops>
      </style:paragraph-properties>
      <style:text-properties style:use-window-font-color="true" fo:language="en" fo:country="US"/>
    </style:style>
    <style:style style:name="P115" style:family="paragraph" style:parent-style-name="Standard">
      <style:paragraph-properties fo:margin-left="0.635cm" fo:margin-right="0cm" fo:text-indent="-0.635cm" style:auto-text-indent="false" style:writing-mode="lr-tb">
        <style:tab-stops>
          <style:tab-stop style:position="0cm"/>
          <style:tab-stop style:position="3.561cm"/>
        </style:tab-stops>
      </style:paragraph-properties>
      <style:text-properties style:use-window-font-color="true" fo:language="en" fo:country="US"/>
    </style:style>
    <style:style style:name="P116" style:family="paragraph" style:parent-style-name="Standard">
      <style:paragraph-properties fo:margin-left="0.635cm" fo:margin-right="0cm" fo:text-indent="-0.635cm" style:auto-text-indent="false" style:writing-mode="lr-tb">
        <style:tab-stops>
          <style:tab-stop style:position="0cm"/>
          <style:tab-stop style:position="3.568cm"/>
        </style:tab-stops>
      </style:paragraph-properties>
      <style:text-properties style:use-window-font-color="true" fo:language="en" fo:country="US"/>
    </style:style>
    <style:style style:name="P117" style:family="paragraph" style:parent-style-name="Standard">
      <style:paragraph-properties fo:margin-left="0.635cm" fo:margin-right="0cm" fo:text-indent="-0.635cm" style:auto-text-indent="false" style:writing-mode="lr-tb">
        <style:tab-stops>
          <style:tab-stop style:position="0cm"/>
          <style:tab-stop style:position="3.568cm"/>
        </style:tab-stops>
      </style:paragraph-properties>
      <style:text-properties style:use-window-font-color="true"/>
    </style:style>
    <style:style style:name="P118" style:family="paragraph" style:parent-style-name="Standard">
      <style:paragraph-properties fo:margin-left="0.635cm" fo:margin-right="0cm" fo:text-indent="-0.635cm" style:auto-text-indent="false" style:writing-mode="lr-tb">
        <style:tab-stops>
          <style:tab-stop style:position="0cm"/>
          <style:tab-stop style:position="7.565cm"/>
        </style:tab-stops>
      </style:paragraph-properties>
    </style:style>
    <style:style style:name="P119" style:family="paragraph" style:parent-style-name="Standard">
      <style:paragraph-properties fo:margin-left="0.635cm" fo:margin-right="0cm" fo:text-indent="-0.635cm" style:auto-text-indent="false" style:writing-mode="lr-tb">
        <style:tab-stops/>
      </style:paragraph-properties>
    </style:style>
    <style:style style:name="P120" style:family="paragraph" style:parent-style-name="WW-Standard">
      <style:paragraph-properties fo:margin-left="0.635cm" fo:margin-right="0cm" fo:text-indent="-0.635cm" style:auto-text-indent="false" style:writing-mode="lr-tb">
        <style:tab-stops/>
      </style:paragraph-properties>
      <style:text-properties style:use-window-font-color="true" fo:language="en" fo:country="US" fo:background-color="#ffff00"/>
    </style:style>
    <style:style style:name="P121" style:family="paragraph" style:parent-style-name="WW-Standard">
      <style:paragraph-properties fo:margin-left="0.635cm" fo:margin-right="0cm" fo:text-indent="-0.635cm" style:auto-text-indent="false" style:writing-mode="lr-tb">
        <style:tab-stops/>
      </style:paragraph-properties>
      <style:text-properties style:use-window-font-color="true" fo:background-color="#ffff00"/>
    </style:style>
    <style:style style:name="P122" style:family="paragraph" style:parent-style-name="Standard">
      <style:paragraph-properties fo:margin-left="0cm" fo:margin-right="0cm" fo:text-indent="0.635cm" style:auto-text-indent="false" style:writing-mode="lr-tb"/>
    </style:style>
    <style:style style:name="P123" style:family="paragraph" style:parent-style-name="Standard">
      <style:paragraph-properties fo:margin-left="0cm" fo:margin-right="0cm" fo:text-indent="0.635cm" style:auto-text-indent="false" style:writing-mode="lr-tb"/>
      <style:text-properties style:use-window-font-color="true"/>
    </style:style>
    <style:style style:name="P124" style:family="paragraph" style:parent-style-name="Standard">
      <style:paragraph-properties fo:margin-left="0cm" fo:margin-right="0cm" fo:text-indent="0.635cm" style:auto-text-indent="false" style:writing-mode="lr-tb"/>
      <style:text-properties style:use-window-font-color="true" style:font-name="Arial Unicode MS Western" style:font-name-complex="Arial Unicode MS Western"/>
    </style:style>
    <style:style style:name="P125" style:family="paragraph" style:parent-style-name="Standard">
      <style:paragraph-properties fo:margin-left="0cm" fo:margin-right="0cm" fo:text-indent="0.635cm" style:auto-text-indent="false" style:writing-mode="lr-tb"/>
      <style:text-properties style:use-window-font-color="true" fo:language="en" fo:country="US" fo:background-color="#ffff00" style:language-asian="en" style:country-asian="US"/>
    </style:style>
    <style:style style:name="P126" style:family="paragraph" style:parent-style-name="Standard">
      <style:paragraph-properties fo:margin-left="0cm" fo:margin-right="0cm" fo:text-indent="0.635cm" style:auto-text-indent="false" style:writing-mode="lr-tb">
        <style:tab-stops>
          <style:tab-stop style:position="3.277cm" style:leader-style="dotted" style:leader-text="."/>
        </style:tab-stops>
      </style:paragraph-properties>
      <style:text-properties style:use-window-font-color="true"/>
    </style:style>
    <style:style style:name="P127" style:family="paragraph" style:parent-style-name="Standard">
      <style:paragraph-properties fo:margin-left="0cm" fo:margin-right="0cm" fo:text-indent="0.635cm" style:auto-text-indent="false" style:writing-mode="lr-tb">
        <style:tab-stops>
          <style:tab-stop style:position="3.642cm"/>
          <style:tab-stop style:position="5.599cm"/>
        </style:tab-stops>
      </style:paragraph-properties>
      <style:text-properties style:use-window-font-color="true"/>
    </style:style>
    <style:style style:name="P128" style:family="paragraph" style:parent-style-name="Standard">
      <style:paragraph-properties fo:margin-left="0cm" fo:margin-right="0cm" fo:text-indent="0.635cm" style:auto-text-indent="false" style:writing-mode="lr-tb">
        <style:tab-stops>
          <style:tab-stop style:position="6.047cm"/>
        </style:tab-stops>
      </style:paragraph-properties>
      <style:text-properties style:use-window-font-color="true"/>
    </style:style>
    <style:style style:name="P129" style:family="paragraph" style:parent-style-name="Standard">
      <style:paragraph-properties fo:margin-left="0cm" fo:margin-right="0cm" fo:text-indent="0.635cm" style:auto-text-indent="false" style:writing-mode="lr-tb">
        <style:tab-stops>
          <style:tab-stop style:position="0.55cm"/>
        </style:tab-stops>
      </style:paragraph-properties>
      <style:text-properties style:use-window-font-color="true"/>
    </style:style>
    <style:style style:name="P130" style:family="paragraph" style:parent-style-name="Standard">
      <style:paragraph-properties fo:margin-left="0cm" fo:margin-right="0cm" fo:text-indent="0.635cm" style:auto-text-indent="false" style:writing-mode="lr-tb">
        <style:tab-stops>
          <style:tab-stop style:position="0.575cm"/>
        </style:tab-stops>
      </style:paragraph-properties>
      <style:text-properties style:use-window-font-color="true"/>
    </style:style>
    <style:style style:name="P131" style:family="paragraph" style:parent-style-name="Standard">
      <style:paragraph-properties fo:margin-left="0cm" fo:margin-right="0cm" fo:text-indent="0.635cm" style:auto-text-indent="false" style:writing-mode="lr-tb">
        <style:tab-stops>
          <style:tab-stop style:position="0.587cm"/>
        </style:tab-stops>
      </style:paragraph-properties>
      <style:text-properties style:use-window-font-color="true"/>
    </style:style>
    <style:style style:name="P132" style:family="paragraph" style:parent-style-name="Standard">
      <style:paragraph-properties fo:margin-left="0cm" fo:margin-right="0cm" fo:text-indent="0.635cm" style:auto-text-indent="false" style:writing-mode="lr-tb">
        <style:tab-stops>
          <style:tab-stop style:position="0.665cm"/>
        </style:tab-stops>
      </style:paragraph-properties>
      <style:text-properties style:use-window-font-color="true"/>
    </style:style>
    <style:style style:name="P133" style:family="paragraph" style:parent-style-name="Standard">
      <style:paragraph-properties fo:margin-left="0cm" fo:margin-right="0cm" fo:text-indent="0.635cm" style:auto-text-indent="false" style:writing-mode="lr-tb">
        <style:tab-stops>
          <style:tab-stop style:position="0.72cm"/>
        </style:tab-stops>
      </style:paragraph-properties>
      <style:text-properties style:use-window-font-color="true"/>
    </style:style>
    <style:style style:name="P134" style:family="paragraph" style:parent-style-name="Standard">
      <style:paragraph-properties fo:margin-left="0cm" fo:margin-right="0cm" fo:text-indent="0.635cm" style:auto-text-indent="false" style:writing-mode="lr-tb">
        <style:tab-stops>
          <style:tab-stop style:position="0.808cm"/>
        </style:tab-stops>
      </style:paragraph-properties>
      <style:text-properties style:use-window-font-color="true"/>
    </style:style>
    <style:style style:name="P135" style:family="paragraph" style:parent-style-name="Standard">
      <style:paragraph-properties fo:margin-left="0cm" fo:margin-right="0cm" fo:text-indent="0.635cm" style:auto-text-indent="false" style:writing-mode="lr-tb">
        <style:tab-stops>
          <style:tab-stop style:position="0.794cm"/>
        </style:tab-stops>
      </style:paragraph-properties>
      <style:text-properties style:use-window-font-color="true"/>
    </style:style>
    <style:style style:name="P136" style:family="paragraph" style:parent-style-name="Standard">
      <style:paragraph-properties fo:margin-left="0cm" fo:margin-right="0cm" fo:text-indent="0.635cm" style:auto-text-indent="false" style:writing-mode="lr-tb"/>
      <style:text-properties style:use-window-font-color="true" fo:background-color="#ffff00"/>
    </style:style>
    <style:style style:name="P137" style:family="paragraph" style:parent-style-name="Standard">
      <style:paragraph-properties fo:margin-left="0cm" fo:margin-right="0cm" fo:text-indent="0.635cm" style:auto-text-indent="false" style:writing-mode="lr-tb">
        <style:tab-stops>
          <style:tab-stop style:position="4.882cm" style:leader-style="dotted" style:leader-text="."/>
        </style:tab-stops>
      </style:paragraph-properties>
    </style:style>
    <style:style style:name="P138" style:family="paragraph" style:parent-style-name="Standard">
      <style:paragraph-properties fo:margin-left="0cm" fo:margin-right="0cm" fo:text-indent="0.635cm" style:auto-text-indent="false" style:writing-mode="lr-tb">
        <style:tab-stops>
          <style:tab-stop style:position="6.937cm"/>
        </style:tab-stops>
      </style:paragraph-properties>
    </style:style>
    <style:style style:name="P139" style:family="paragraph" style:parent-style-name="Standard">
      <style:paragraph-properties fo:margin-left="0cm" fo:margin-right="0cm" fo:text-indent="0.635cm" style:auto-text-indent="false" style:writing-mode="lr-tb">
        <style:tab-stops>
          <style:tab-stop style:position="3.642cm"/>
          <style:tab-stop style:position="5.599cm"/>
        </style:tab-stops>
      </style:paragraph-properties>
    </style:style>
    <style:style style:name="P140" style:family="paragraph" style:parent-style-name="Standard">
      <style:paragraph-properties fo:margin-left="0cm" fo:margin-right="0cm" fo:text-indent="0.635cm" style:auto-text-indent="false" style:writing-mode="lr-tb">
        <style:tab-stops>
          <style:tab-stop style:position="6.186cm"/>
        </style:tab-stops>
      </style:paragraph-properties>
    </style:style>
    <style:style style:name="P141" style:family="paragraph" style:parent-style-name="Standard">
      <style:paragraph-properties fo:margin-left="0cm" fo:margin-right="0cm" fo:text-indent="0.635cm" style:auto-text-indent="false" style:writing-mode="lr-tb">
        <style:tab-stops>
          <style:tab-stop style:position="6.04cm"/>
        </style:tab-stops>
      </style:paragraph-properties>
    </style:style>
    <style:style style:name="P142" style:family="paragraph" style:parent-style-name="Standard">
      <style:paragraph-properties fo:margin-left="0cm" fo:margin-right="0cm" fo:text-indent="0.635cm" style:auto-text-indent="false" style:writing-mode="lr-tb">
        <style:tab-stops>
          <style:tab-stop style:position="6.047cm"/>
        </style:tab-stops>
      </style:paragraph-properties>
    </style:style>
    <style:style style:name="P143" style:family="paragraph" style:parent-style-name="Standard">
      <style:paragraph-properties fo:margin-left="0cm" fo:margin-right="0cm" fo:text-indent="0.635cm" style:auto-text-indent="false" style:writing-mode="lr-tb">
        <style:tab-stops>
          <style:tab-stop style:position="0.587cm"/>
        </style:tab-stops>
      </style:paragraph-properties>
    </style:style>
    <style:style style:name="P144" style:family="paragraph" style:parent-style-name="Standard">
      <style:paragraph-properties fo:margin-left="0cm" fo:margin-right="0cm" fo:text-indent="0.635cm" style:auto-text-indent="false" style:writing-mode="lr-tb">
        <style:tab-stops>
          <style:tab-stop style:position="0.665cm"/>
        </style:tab-stops>
      </style:paragraph-properties>
    </style:style>
    <style:style style:name="P145" style:family="paragraph" style:parent-style-name="Standard">
      <style:paragraph-properties fo:margin-left="0cm" fo:margin-right="0cm" fo:text-indent="0.635cm" style:auto-text-indent="false" style:writing-mode="lr-tb">
        <style:tab-stops>
          <style:tab-stop style:position="5.913cm"/>
        </style:tab-stops>
      </style:paragraph-properties>
    </style:style>
    <style:style style:name="P146" style:family="paragraph" style:parent-style-name="Standard">
      <style:paragraph-properties fo:margin-left="0cm" fo:margin-right="0cm" fo:text-align="center" style:justify-single-word="false" fo:text-indent="0.635cm" style:auto-text-indent="false" style:writing-mode="lr-tb"/>
    </style:style>
    <style:style style:name="P147" style:family="paragraph" style:parent-style-name="WW-Standard">
      <style:paragraph-properties fo:margin-left="0cm" fo:margin-right="0cm" fo:text-indent="0.635cm" style:auto-text-indent="false" style:writing-mode="lr-tb"/>
    </style:style>
    <style:style style:name="P148" style:family="paragraph" style:parent-style-name="WW-Standard">
      <style:paragraph-properties fo:margin-left="0cm" fo:margin-right="0cm" fo:text-indent="0.635cm" style:auto-text-indent="false" style:writing-mode="lr-tb"/>
      <style:text-properties style:use-window-font-color="true"/>
    </style:style>
    <style:style style:name="P149" style:family="paragraph" style:parent-style-name="WW-Standard">
      <style:paragraph-properties fo:margin-left="0cm" fo:margin-right="0cm" fo:text-indent="0.635cm" style:auto-text-indent="false" style:writing-mode="lr-tb"/>
      <style:text-properties style:use-window-font-color="true" fo:background-color="#ffff00"/>
    </style:style>
    <style:style style:name="P150" style:family="paragraph" style:parent-style-name="WW-Standard">
      <style:paragraph-properties fo:margin-left="0cm" fo:margin-right="0cm" fo:text-indent="0.635cm" style:auto-text-indent="false" style:writing-mode="lr-tb">
        <style:tab-stops>
          <style:tab-stop style:position="2.625cm"/>
        </style:tab-stops>
      </style:paragraph-properties>
      <style:text-properties style:use-window-font-color="true" fo:background-color="#ffff00"/>
    </style:style>
    <style:style style:name="P151" style:family="paragraph" style:parent-style-name="WW-Standard">
      <style:paragraph-properties fo:margin-left="0cm" fo:margin-right="0cm" fo:text-indent="0.635cm" style:auto-text-indent="false" style:writing-mode="lr-tb"/>
      <style:text-properties style:use-window-font-color="true" style:font-name="Arial Unicode MS Western" style:font-name-complex="Arial Unicode MS Western"/>
    </style:style>
    <style:style style:name="P152" style:family="paragraph" style:parent-style-name="WW-Standard">
      <style:paragraph-properties fo:margin-left="0cm" fo:margin-right="0cm" fo:text-indent="0.635cm" style:auto-text-indent="false" style:writing-mode="lr-tb"/>
      <style:text-properties style:use-window-font-color="true" fo:font-style="italic" style:font-style-asian="italic" style:font-style-complex="italic"/>
    </style:style>
    <style:style style:name="P153" style:family="paragraph" style:parent-style-name="WW-Standard">
      <style:paragraph-properties fo:margin-left="0cm" fo:margin-right="0cm" fo:text-indent="0.635cm" style:auto-text-indent="false" style:writing-mode="lr-tb"/>
      <style:text-properties style:use-window-font-color="true" fo:language="en" fo:country="US"/>
    </style:style>
    <style:style style:name="P154" style:family="paragraph" style:parent-style-name="WW-Standard">
      <style:paragraph-properties fo:margin-left="0cm" fo:margin-right="0cm" fo:text-indent="0.635cm" style:auto-text-indent="false" style:writing-mode="lr-tb">
        <style:tab-stops>
          <style:tab-stop style:position="7.731cm"/>
        </style:tab-stops>
      </style:paragraph-properties>
      <style:text-properties style:use-window-font-color="true"/>
    </style:style>
    <style:style style:name="P155" style:family="paragraph" style:parent-style-name="WW-Standard">
      <style:paragraph-properties fo:margin-left="0cm" fo:margin-right="0cm" fo:text-indent="0.635cm" style:auto-text-indent="false" style:writing-mode="lr-tb">
        <style:tab-stops>
          <style:tab-stop style:position="0.949cm" style:leader-style="dotted" style:leader-text="."/>
        </style:tab-stops>
      </style:paragraph-properties>
      <style:text-properties style:use-window-font-color="true"/>
    </style:style>
    <style:style style:name="P156" style:family="paragraph" style:parent-style-name="WW-Standard">
      <style:paragraph-properties fo:margin-left="0cm" fo:margin-right="0cm" fo:text-indent="0.635cm" style:auto-text-indent="false" style:writing-mode="lr-tb"/>
      <style:text-properties style:use-window-font-color="true" fo:background-color="transparent"/>
    </style:style>
    <style:style style:name="P157" style:family="paragraph" style:parent-style-name="WW-Standard">
      <style:paragraph-properties fo:margin-left="0cm" fo:margin-right="0cm" fo:text-indent="0.635cm" style:auto-text-indent="false" style:writing-mode="lr-tb">
        <style:tab-stops>
          <style:tab-stop style:position="2.798cm"/>
        </style:tab-stops>
      </style:paragraph-properties>
      <style:text-properties style:use-window-font-color="true" fo:background-color="transparent"/>
    </style:style>
    <style:style style:name="P158" style:family="paragraph" style:parent-style-name="WW-Standard">
      <style:paragraph-properties fo:margin-left="0cm" fo:margin-right="0cm" fo:text-indent="0.635cm" style:auto-text-indent="false" style:writing-mode="lr-tb">
        <style:tab-stops>
          <style:tab-stop style:position="2.556cm"/>
        </style:tab-stops>
      </style:paragraph-properties>
      <style:text-properties style:use-window-font-color="true" fo:background-color="transparent"/>
    </style:style>
    <style:style style:name="P159" style:family="paragraph" style:parent-style-name="WW-Standard">
      <style:paragraph-properties fo:margin-left="0cm" fo:margin-right="0cm" fo:text-indent="0.635cm" style:auto-text-indent="false" style:writing-mode="lr-tb">
        <style:tab-stops>
          <style:tab-stop style:position="2.461cm"/>
        </style:tab-stops>
      </style:paragraph-properties>
      <style:text-properties style:use-window-font-color="true" fo:background-color="transparent"/>
    </style:style>
    <style:style style:name="P160" style:family="paragraph" style:parent-style-name="WW-Standard">
      <style:paragraph-properties fo:margin-left="0cm" fo:margin-right="0cm" fo:text-indent="0.635cm" style:auto-text-indent="false" style:writing-mode="lr-tb">
        <style:tab-stops>
          <style:tab-stop style:position="2.417cm"/>
        </style:tab-stops>
      </style:paragraph-properties>
      <style:text-properties style:use-window-font-color="true" fo:background-color="transparent"/>
    </style:style>
    <style:style style:name="P161" style:family="paragraph" style:parent-style-name="WW-Standard">
      <style:paragraph-properties fo:margin-left="0cm" fo:margin-right="0cm" fo:text-indent="0.635cm" style:auto-text-indent="false" style:writing-mode="lr-tb">
        <style:tab-stops>
          <style:tab-stop style:position="2.455cm"/>
        </style:tab-stops>
      </style:paragraph-properties>
      <style:text-properties style:use-window-font-color="true" fo:background-color="transparent"/>
    </style:style>
    <style:style style:name="P162" style:family="paragraph" style:parent-style-name="WW-Standard">
      <style:paragraph-properties fo:margin-left="0cm" fo:margin-right="0cm" fo:text-indent="0.635cm" style:auto-text-indent="false" style:writing-mode="lr-tb">
        <style:tab-stops>
          <style:tab-stop style:position="2.473cm"/>
        </style:tab-stops>
      </style:paragraph-properties>
      <style:text-properties style:use-window-font-color="true" fo:background-color="transparent"/>
    </style:style>
    <style:style style:name="P163" style:family="paragraph" style:parent-style-name="WW-Standard">
      <style:paragraph-properties fo:margin-left="0cm" fo:margin-right="0cm" fo:text-indent="0.635cm" style:auto-text-indent="false" style:writing-mode="lr-tb">
        <style:tab-stops>
          <style:tab-stop style:position="8.689cm"/>
        </style:tab-stops>
      </style:paragraph-properties>
    </style:style>
    <style:style style:name="P164" style:family="paragraph" style:parent-style-name="Standard">
      <style:paragraph-properties fo:margin-left="0cm" fo:margin-right="0cm" fo:text-indent="0.635cm" style:auto-text-indent="false" fo:break-before="page" style:writing-mode="lr-tb"/>
      <style:text-properties style:use-window-font-color="true" fo:language="es" fo:country="ES" fo:font-style="italic" style:language-asian="es" style:country-asian="ES" style:font-style-asian="italic" style:font-style-complex="italic"/>
    </style:style>
    <style:style style:name="P165" style:family="paragraph" style:parent-style-name="Standard">
      <style:paragraph-properties fo:margin-left="0cm" fo:margin-right="0cm" fo:text-indent="0.635cm" style:auto-text-indent="false" fo:break-before="page" style:writing-mode="lr-tb"/>
      <style:text-properties fo:background-color="#ffff00"/>
    </style:style>
    <style:style style:name="P166" style:family="paragraph" style:parent-style-name="WW-Standard">
      <style:paragraph-properties fo:margin-left="0cm" fo:margin-right="0cm" fo:text-indent="0.635cm" style:auto-text-indent="false" fo:break-before="page" style:writing-mode="lr-tb"/>
    </style:style>
    <style:style style:name="P167" style:family="paragraph" style:parent-style-name="WW-Standard">
      <style:paragraph-properties fo:margin-left="0cm" fo:margin-right="0cm" fo:text-indent="0.635cm" style:auto-text-indent="false" fo:break-before="page" style:writing-mode="lr-tb"/>
      <style:text-properties style:use-window-font-color="true"/>
    </style:style>
    <style:style style:name="P168" style:family="paragraph" style:parent-style-name="WW-Standard">
      <style:paragraph-properties fo:margin-left="0cm" fo:margin-right="0cm" fo:text-indent="0.635cm" style:auto-text-indent="false" fo:break-before="page" style:writing-mode="lr-tb"/>
      <style:text-properties fo:background-color="transparent"/>
    </style:style>
    <style:style style:name="P169" style:family="paragraph" style:parent-style-name="Standard">
      <style:paragraph-properties fo:margin-left="1.27cm" fo:margin-right="0cm" fo:text-indent="0cm" style:auto-text-indent="false" style:writing-mode="lr-tb"/>
    </style:style>
    <style:style style:name="P170" style:family="paragraph" style:parent-style-name="Standard">
      <style:paragraph-properties fo:margin-left="1.27cm" fo:margin-right="0cm" fo:text-indent="0cm" style:auto-text-indent="false" style:writing-mode="lr-tb"/>
      <style:text-properties style:use-window-font-color="true" fo:font-size="11pt"/>
    </style:style>
    <style:style style:name="P171" style:family="paragraph" style:parent-style-name="Standard">
      <style:paragraph-properties fo:margin-left="1.27cm" fo:margin-right="0cm" fo:text-indent="0cm" style:auto-text-indent="false" style:writing-mode="lr-tb"/>
      <style:text-properties style:use-window-font-color="true" fo:font-size="11pt" style:font-size-asian="11pt" style:font-size-complex="11pt"/>
    </style:style>
    <style:style style:name="P172" style:family="paragraph" style:parent-style-name="Standard">
      <style:paragraph-properties fo:margin-left="1.27cm" fo:margin-right="0cm" fo:text-indent="0cm" style:auto-text-indent="false" style:writing-mode="lr-tb">
        <style:tab-stops>
          <style:tab-stop style:position="2.007cm" style:leader-style="dotted" style:leader-text="."/>
        </style:tab-stops>
      </style:paragraph-properties>
      <style:text-properties style:use-window-font-color="true" fo:font-size="11pt"/>
    </style:style>
    <style:style style:name="P173" style:family="paragraph" style:parent-style-name="Standard">
      <style:paragraph-properties fo:margin-left="1.27cm" fo:margin-right="0cm" fo:text-indent="0cm" style:auto-text-indent="false" style:writing-mode="lr-tb">
        <style:tab-stops>
          <style:tab-stop style:position="4.265cm"/>
        </style:tab-stops>
      </style:paragraph-properties>
      <style:text-properties style:use-window-font-color="true" fo:font-size="11pt"/>
    </style:style>
    <style:style style:name="P174" style:family="paragraph" style:parent-style-name="Standard">
      <style:paragraph-properties fo:margin-left="1.27cm" fo:margin-right="0cm" fo:text-indent="0cm" style:auto-text-indent="false" style:writing-mode="lr-tb">
        <style:tab-stops>
          <style:tab-stop style:position="5.23cm"/>
        </style:tab-stops>
      </style:paragraph-properties>
      <style:text-properties style:use-window-font-color="true" fo:font-size="11pt"/>
    </style:style>
    <style:style style:name="P175" style:family="paragraph" style:parent-style-name="Standard">
      <style:paragraph-properties fo:margin-left="1.27cm" fo:margin-right="0cm" fo:text-indent="0cm" style:auto-text-indent="false" style:writing-mode="lr-tb">
        <style:tab-stops>
          <style:tab-stop style:position="4.389cm"/>
        </style:tab-stops>
      </style:paragraph-properties>
      <style:text-properties style:use-window-font-color="true" fo:font-size="11pt"/>
    </style:style>
    <style:style style:name="P176" style:family="paragraph" style:parent-style-name="WW-Standard">
      <style:paragraph-properties fo:margin-left="1.27cm" fo:margin-right="0cm" fo:text-align="end" style:justify-single-word="false" fo:text-indent="0cm" style:auto-text-indent="false" style:writing-mode="lr-tb"/>
      <style:text-properties style:use-window-font-color="true" fo:font-size="11pt"/>
    </style:style>
    <style:style style:name="P177" style:family="paragraph" style:parent-style-name="WW-Standard">
      <style:paragraph-properties fo:margin-left="1.27cm" fo:margin-right="0cm" fo:text-align="end" style:justify-single-word="false" fo:text-indent="0cm" style:auto-text-indent="false" style:writing-mode="lr-tb"/>
      <style:text-properties style:use-window-font-color="true" fo:font-size="11pt" style:font-size-asian="11pt" style:font-size-complex="11pt"/>
    </style:style>
    <style:style style:name="P178" style:family="paragraph" style:parent-style-name="WW-Standard">
      <style:paragraph-properties fo:margin-left="1.27cm" fo:margin-right="0cm" fo:text-align="end" style:justify-single-word="false" fo:text-indent="0cm" style:auto-text-indent="false" style:writing-mode="lr-tb"/>
      <style:text-properties style:use-window-font-color="true" style:font-name="Arial Unicode MS Western" fo:font-size="11pt" style:font-name-complex="Arial Unicode MS Western"/>
    </style:style>
    <style:style style:name="P179" style:family="paragraph" style:parent-style-name="Standard">
      <style:paragraph-properties fo:break-before="page" style:writing-mode="lr-tb"/>
    </style:style>
    <style:style style:name="P180" style:family="paragraph" style:parent-style-name="WW-Standard">
      <style:paragraph-properties fo:break-before="page" style:writing-mode="lr-tb"/>
    </style:style>
    <style:style style:name="P181" style:family="paragraph" style:parent-style-name="WW-Standard">
      <style:paragraph-properties fo:break-before="page" style:writing-mode="lr-tb"/>
      <style:text-properties style:use-window-font-color="true"/>
    </style:style>
    <style:style style:name="P182" style:family="paragraph" style:parent-style-name="Standard">
      <style:paragraph-properties fo:margin-left="1.905cm" fo:margin-right="0cm" fo:text-indent="-0.635cm" style:auto-text-indent="false" style:writing-mode="lr-tb">
        <style:tab-stops>
          <style:tab-stop style:position="0cm"/>
          <style:tab-stop style:position="6.295cm"/>
        </style:tab-stops>
      </style:paragraph-properties>
      <style:text-properties style:use-window-font-color="true" fo:font-size="11pt"/>
    </style:style>
    <style:style style:name="P183" style:family="paragraph" style:parent-style-name="Standard">
      <style:paragraph-properties fo:margin-left="0.635cm" fo:margin-right="0cm" fo:text-indent="0.635cm" style:auto-text-indent="false" style:writing-mode="lr-tb"/>
    </style:style>
    <style:style style:name="P184" style:family="paragraph" style:parent-style-name="Standard">
      <style:paragraph-properties fo:margin-left="0.635cm" fo:margin-right="0cm" fo:text-indent="0.635cm" style:auto-text-indent="false" style:writing-mode="lr-tb"/>
      <style:text-properties style:use-window-font-color="true" fo:font-size="11pt"/>
    </style:style>
    <style:style style:name="P185" style:family="paragraph" style:parent-style-name="Standard">
      <style:paragraph-properties fo:margin-left="0.635cm" fo:margin-right="0cm" fo:text-indent="0.635cm" style:auto-text-indent="false" style:writing-mode="lr-tb"/>
      <style:text-properties style:use-window-font-color="true" fo:font-size="11pt" style:font-size-asian="11pt" style:font-size-complex="11pt"/>
    </style:style>
    <style:style style:name="P186" style:family="paragraph" style:parent-style-name="Standard">
      <style:paragraph-properties fo:margin-left="0.635cm" fo:margin-right="0cm" fo:text-indent="0.635cm" style:auto-text-indent="false" style:writing-mode="lr-tb">
        <style:tab-stops>
          <style:tab-stop style:position="4.385cm"/>
          <style:tab-stop style:position="6.075cm"/>
        </style:tab-stops>
      </style:paragraph-properties>
      <style:text-properties style:use-window-font-color="true" fo:font-size="11pt" style:font-size-asian="11pt" style:font-size-complex="11pt"/>
    </style:style>
    <style:style style:name="P187" style:family="paragraph" style:parent-style-name="Standard">
      <style:paragraph-properties fo:margin-left="0.635cm" fo:margin-right="0cm" fo:text-indent="0.635cm" style:auto-text-indent="false" style:writing-mode="lr-tb">
        <style:tab-stops>
          <style:tab-stop style:position="5.551cm"/>
        </style:tab-stops>
      </style:paragraph-properties>
      <style:text-properties style:use-window-font-color="true" fo:font-size="11pt" style:font-size-asian="11pt" style:font-size-complex="11pt"/>
    </style:style>
    <style:style style:name="P188" style:family="paragraph" style:parent-style-name="Standard">
      <style:paragraph-properties fo:margin-left="0.635cm" fo:margin-right="0cm" fo:text-indent="0.635cm" style:auto-text-indent="false" style:writing-mode="lr-tb">
        <style:tab-stops>
          <style:tab-stop style:position="5.412cm"/>
        </style:tab-stops>
      </style:paragraph-properties>
      <style:text-properties style:use-window-font-color="true" fo:font-size="11pt" style:font-size-asian="11pt" style:font-size-complex="11pt"/>
    </style:style>
    <style:style style:name="P189" style:family="paragraph" style:parent-style-name="Standard">
      <style:paragraph-properties fo:margin-left="0.635cm" fo:margin-right="0cm" fo:text-indent="0.635cm" style:auto-text-indent="false" style:writing-mode="lr-tb">
        <style:tab-stops>
          <style:tab-stop style:position="3.007cm"/>
          <style:tab-stop style:position="4.964cm"/>
        </style:tab-stops>
      </style:paragraph-properties>
      <style:text-properties style:use-window-font-color="true" fo:font-size="11pt"/>
    </style:style>
    <style:style style:name="P190" style:family="paragraph" style:parent-style-name="Standard">
      <style:paragraph-properties fo:margin-left="0.635cm" fo:margin-right="0cm" fo:text-indent="0.635cm" style:auto-text-indent="false" style:writing-mode="lr-tb">
        <style:tab-stops>
          <style:tab-stop style:position="5.405cm"/>
        </style:tab-stops>
      </style:paragraph-properties>
      <style:text-properties style:use-window-font-color="true" fo:font-size="11pt"/>
    </style:style>
    <style:style style:name="P191" style:family="paragraph" style:parent-style-name="Standard">
      <style:paragraph-properties fo:margin-left="0.635cm" fo:margin-right="0cm" fo:text-indent="0.635cm" style:auto-text-indent="false" style:writing-mode="lr-tb"/>
      <style:text-properties style:use-window-font-color="true" fo:font-size="11pt" fo:language="it" fo:country="IT" fo:font-style="italic" style:font-size-asian="11pt" style:language-asian="it" style:country-asian="IT" style:font-style-asian="italic" style:font-size-complex="11pt" style:font-style-complex="italic"/>
    </style:style>
    <style:style style:name="P192" style:family="paragraph" style:parent-style-name="Standard">
      <style:paragraph-properties fo:margin-left="0.635cm" fo:margin-right="0cm" fo:text-indent="0.635cm" style:auto-text-indent="false" style:writing-mode="lr-tb">
        <style:tab-stops>
          <style:tab-stop style:position="5.278cm"/>
        </style:tab-stops>
      </style:paragraph-properties>
      <style:text-properties style:use-window-font-color="true" fo:font-size="11pt"/>
    </style:style>
    <style:style style:name="P193" style:family="paragraph" style:parent-style-name="Standard">
      <style:paragraph-properties fo:margin-left="0.635cm" fo:margin-right="0cm" fo:text-indent="0.635cm" style:auto-text-indent="false" style:writing-mode="lr-tb">
        <style:tab-stops>
          <style:tab-stop style:position="0.131cm"/>
        </style:tab-stops>
      </style:paragraph-properties>
      <style:text-properties style:use-window-font-color="true"/>
    </style:style>
    <style:style style:name="P194" style:family="paragraph" style:parent-style-name="Standard">
      <style:paragraph-properties fo:margin-left="0.635cm" fo:margin-right="0cm" fo:text-indent="0.635cm" style:auto-text-indent="false" style:writing-mode="lr-tb">
        <style:tab-stops>
          <style:tab-stop style:position="0.138cm"/>
        </style:tab-stops>
      </style:paragraph-properties>
      <style:text-properties style:use-window-font-color="true"/>
    </style:style>
    <style:style style:name="P195" style:family="paragraph" style:parent-style-name="WW-Standard">
      <style:paragraph-properties fo:margin-left="0.635cm" fo:margin-right="0cm" fo:text-indent="0.635cm" style:auto-text-indent="false" style:writing-mode="lr-tb"/>
    </style:style>
    <style:style style:name="P196" style:family="paragraph" style:parent-style-name="WW-Standard">
      <style:paragraph-properties fo:margin-left="0.635cm" fo:margin-right="0cm" fo:text-indent="0.635cm" style:auto-text-indent="false" style:writing-mode="lr-tb"/>
      <style:text-properties style:use-window-font-color="true" fo:font-size="11pt"/>
    </style:style>
    <style:style style:name="P197" style:family="paragraph" style:parent-style-name="WW-Standard">
      <style:paragraph-properties fo:margin-left="0.635cm" fo:margin-right="0cm" fo:text-indent="0.635cm" style:auto-text-indent="false" style:writing-mode="lr-tb"/>
      <style:text-properties style:use-window-font-color="true" style:font-name="Arial Unicode MS Western" fo:font-size="11pt" style:font-name-complex="Arial Unicode MS Western"/>
    </style:style>
    <style:style style:name="P198" style:family="paragraph" style:parent-style-name="Standard">
      <style:paragraph-properties fo:margin-left="0cm" fo:margin-right="0cm" fo:text-indent="0.751cm" style:auto-text-indent="false" style:writing-mode="lr-tb"/>
      <style:text-properties style:use-window-font-color="true"/>
    </style:style>
    <style:style style:name="P199" style:family="paragraph" style:parent-style-name="Standard">
      <style:paragraph-properties fo:margin-left="0cm" fo:margin-right="0cm" fo:text-indent="0.751cm" style:auto-text-indent="false" fo:break-before="page" style:writing-mode="lr-tb"/>
    </style:style>
    <style:style style:name="P200" style:family="paragraph" style:parent-style-name="Standard">
      <style:paragraph-properties fo:margin-left="1.27cm" fo:margin-right="0cm" fo:text-indent="0.635cm" style:auto-text-indent="false" style:writing-mode="lr-tb"/>
      <style:text-properties style:use-window-font-color="true" fo:font-size="11pt"/>
    </style:style>
    <style:style style:name="P201" style:family="paragraph" style:parent-style-name="Standard">
      <style:paragraph-properties fo:margin-left="1.27cm" fo:margin-right="0cm" fo:text-indent="0.635cm" style:auto-text-indent="false" style:writing-mode="lr-tb">
        <style:tab-stops>
          <style:tab-stop style:position="5.667cm"/>
        </style:tab-stops>
      </style:paragraph-properties>
      <style:text-properties style:use-window-font-color="true" fo:font-size="11pt"/>
    </style:style>
    <style:style style:name="P202" style:family="paragraph" style:parent-style-name="Standard">
      <style:paragraph-properties fo:margin-left="1.27cm" fo:margin-right="0cm" fo:text-indent="0.635cm" style:auto-text-indent="false" style:writing-mode="lr-tb">
        <style:tab-stops>
          <style:tab-stop style:position="2.007cm" style:leader-style="dotted" style:leader-text="."/>
        </style:tab-stops>
      </style:paragraph-properties>
    </style:style>
    <style:style style:name="P203" style:family="paragraph" style:parent-style-name="Standard">
      <style:paragraph-properties fo:margin-left="0.635cm" fo:margin-right="0cm" fo:text-indent="0cm" style:auto-text-indent="false" style:writing-mode="lr-tb"/>
    </style:style>
    <style:style style:name="P204" style:family="paragraph" style:parent-style-name="Standard">
      <style:paragraph-properties fo:margin-left="0.635cm" fo:margin-right="0cm" fo:text-indent="0cm" style:auto-text-indent="false" style:writing-mode="lr-tb"/>
      <style:text-properties style:use-window-font-color="true"/>
    </style:style>
    <style:style style:name="P205" style:family="paragraph" style:parent-style-name="Standard">
      <style:paragraph-properties fo:margin-left="0.635cm" fo:margin-right="0cm" fo:text-indent="0cm" style:auto-text-indent="false" style:writing-mode="lr-tb"/>
      <style:text-properties style:use-window-font-color="true" fo:font-size="11pt"/>
    </style:style>
    <style:style style:name="P206" style:family="paragraph" style:parent-style-name="Standard">
      <style:paragraph-properties fo:margin-left="0.635cm" fo:margin-right="0cm" fo:text-indent="0cm" style:auto-text-indent="false" style:writing-mode="lr-tb"/>
      <style:text-properties style:use-window-font-color="true" fo:font-size="11pt" style:font-size-asian="11pt" style:font-size-complex="11pt"/>
    </style:style>
    <style:style style:name="P207" style:family="paragraph" style:parent-style-name="Standard">
      <style:paragraph-properties fo:margin-left="0.635cm" fo:margin-right="0cm" fo:text-indent="0cm" style:auto-text-indent="false" style:writing-mode="lr-tb"/>
      <style:text-properties style:use-window-font-color="true" fo:font-size="11pt" fo:font-style="italic" style:font-style-asian="italic" style:font-style-complex="italic"/>
    </style:style>
    <style:style style:name="P208" style:family="paragraph" style:parent-style-name="WW-Standard">
      <style:paragraph-properties fo:margin-left="0.635cm" fo:margin-right="0cm" fo:text-indent="0cm" style:auto-text-indent="false" style:writing-mode="lr-tb"/>
    </style:style>
    <style:style style:name="P209" style:family="paragraph" style:parent-style-name="WW-Standard">
      <style:paragraph-properties fo:margin-left="0.635cm" fo:margin-right="0cm" fo:text-indent="0cm" style:auto-text-indent="false" style:writing-mode="lr-tb"/>
      <style:text-properties style:use-window-font-color="true" fo:font-size="11pt"/>
    </style:style>
    <style:style style:name="P210" style:family="paragraph" style:parent-style-name="Standard">
      <style:paragraph-properties fo:margin-left="1.27cm" fo:margin-right="0cm" fo:text-indent="-0.635cm" style:auto-text-indent="false" style:writing-mode="lr-tb">
        <style:tab-stops/>
      </style:paragraph-properties>
      <style:text-properties style:use-window-font-color="true" fo:font-size="11pt"/>
    </style:style>
    <style:style style:name="P211" style:family="paragraph" style:parent-style-name="Standard">
      <style:paragraph-properties fo:margin-left="0.612cm" fo:margin-right="0cm" fo:text-indent="0cm" style:auto-text-indent="false" style:writing-mode="lr-tb"/>
      <style:text-properties style:use-window-font-color="true"/>
    </style:style>
    <style:style style:name="P212" style:family="paragraph" style:parent-style-name="Standard">
      <style:paragraph-properties fo:margin-left="0.612cm" fo:margin-right="0cm" fo:text-indent="0cm" style:auto-text-indent="false" style:writing-mode="lr-tb">
        <style:tab-stops>
          <style:tab-stop style:position="0cm"/>
        </style:tab-stops>
      </style:paragraph-properties>
      <style:text-properties style:use-window-font-color="true"/>
    </style:style>
    <style:style style:name="P213" style:family="paragraph" style:parent-style-name="Standard">
      <style:paragraph-properties fo:margin-left="0.612cm" fo:margin-right="0cm" fo:text-indent="0cm" style:auto-text-indent="false" style:writing-mode="lr-tb">
        <style:tab-stops>
          <style:tab-stop style:position="-0.083cm"/>
        </style:tab-stops>
      </style:paragraph-properties>
      <style:text-properties style:use-window-font-color="true"/>
    </style:style>
    <style:style style:name="P214" style:family="paragraph" style:parent-style-name="Standard">
      <style:paragraph-properties fo:margin-left="0.612cm" fo:margin-right="0cm" fo:text-indent="0cm" style:auto-text-indent="false" style:writing-mode="lr-tb">
        <style:tab-stops>
          <style:tab-stop style:position="0.032cm"/>
        </style:tab-stops>
      </style:paragraph-properties>
      <style:text-properties style:use-window-font-color="true"/>
    </style:style>
    <style:style style:name="P215" style:family="paragraph" style:parent-style-name="Standard">
      <style:paragraph-properties fo:margin-left="0.612cm" fo:margin-right="0cm" fo:text-indent="0cm" style:auto-text-indent="false" style:writing-mode="lr-tb">
        <style:tab-stops>
          <style:tab-stop style:position="0.005cm"/>
          <style:tab-stop style:position="2.355cm" style:leader-style="dotted" style:leader-text="."/>
        </style:tab-stops>
      </style:paragraph-properties>
      <style:text-properties style:use-window-font-color="true"/>
    </style:style>
    <style:style style:name="P216" style:family="paragraph" style:parent-style-name="Standard">
      <style:paragraph-properties fo:margin-left="0.612cm" fo:margin-right="0cm" fo:text-indent="0cm" style:auto-text-indent="false" style:writing-mode="lr-tb">
        <style:tab-stops>
          <style:tab-stop style:position="0.037cm"/>
        </style:tab-stops>
      </style:paragraph-properties>
      <style:text-properties style:use-window-font-color="true"/>
    </style:style>
    <style:style style:name="P217" style:family="paragraph" style:parent-style-name="Standard">
      <style:paragraph-properties fo:margin-left="0.612cm" fo:margin-right="0cm" fo:text-indent="0cm" style:auto-text-indent="false" style:writing-mode="lr-tb">
        <style:tab-stops>
          <style:tab-stop style:position="-0.007cm"/>
          <style:tab-stop style:position="3.688cm" style:leader-style="dotted" style:leader-text="."/>
        </style:tab-stops>
      </style:paragraph-properties>
      <style:text-properties style:use-window-font-color="true"/>
    </style:style>
    <style:style style:name="P218" style:family="paragraph" style:parent-style-name="Standard">
      <style:paragraph-properties fo:margin-left="0.612cm" fo:margin-right="0cm" fo:text-indent="0cm" style:auto-text-indent="false" style:writing-mode="lr-tb">
        <style:tab-stops>
          <style:tab-stop style:position="0.349cm"/>
        </style:tab-stops>
      </style:paragraph-properties>
      <style:text-properties style:use-window-font-color="true"/>
    </style:style>
    <style:style style:name="P219" style:family="paragraph" style:parent-style-name="Standard">
      <style:paragraph-properties fo:margin-left="0.612cm" fo:margin-right="0cm" fo:text-indent="0cm" style:auto-text-indent="false" style:writing-mode="lr-tb">
        <style:tab-stops>
          <style:tab-stop style:position="0.362cm"/>
          <style:tab-stop style:position="3.671cm" style:leader-style="dotted" style:leader-text="."/>
        </style:tab-stops>
      </style:paragraph-properties>
      <style:text-properties style:use-window-font-color="true"/>
    </style:style>
    <style:style style:name="P220" style:family="paragraph" style:parent-style-name="Standard">
      <style:paragraph-properties fo:margin-left="0.612cm" fo:margin-right="0cm" fo:text-indent="0cm" style:auto-text-indent="false" style:writing-mode="lr-tb">
        <style:tab-stops>
          <style:tab-stop style:position="0.019cm"/>
        </style:tab-stops>
      </style:paragraph-properties>
      <style:text-properties style:use-window-font-color="true"/>
    </style:style>
    <style:style style:name="P221" style:family="paragraph" style:parent-style-name="Standard">
      <style:paragraph-properties fo:margin-left="0.612cm" fo:margin-right="0cm" fo:text-indent="0cm" style:auto-text-indent="false" style:writing-mode="lr-tb">
        <style:tab-stops>
          <style:tab-stop style:position="0.33cm"/>
        </style:tab-stops>
      </style:paragraph-properties>
      <style:text-properties style:use-window-font-color="true"/>
    </style:style>
    <style:style style:name="P222" style:family="paragraph" style:parent-style-name="Standard">
      <style:paragraph-properties fo:margin-left="0.612cm" fo:margin-right="0cm" fo:text-indent="0cm" style:auto-text-indent="false" style:writing-mode="lr-tb">
        <style:tab-stops>
          <style:tab-stop style:position="-0.032cm"/>
        </style:tab-stops>
      </style:paragraph-properties>
      <style:text-properties style:use-window-font-color="true"/>
    </style:style>
    <style:style style:name="P223" style:family="paragraph" style:parent-style-name="Standard">
      <style:paragraph-properties fo:margin-left="0.612cm" fo:margin-right="0cm" fo:text-indent="0cm" style:auto-text-indent="false" style:writing-mode="lr-tb">
        <style:tab-stops>
          <style:tab-stop style:position="4.45cm" style:leader-style="dotted" style:leader-text="."/>
        </style:tab-stops>
      </style:paragraph-properties>
      <style:text-properties style:use-window-font-color="true"/>
    </style:style>
    <style:style style:name="P224" style:family="paragraph" style:parent-style-name="Standard">
      <style:paragraph-properties fo:margin-left="0.612cm" fo:margin-right="0cm" fo:text-indent="0cm" style:auto-text-indent="false" style:writing-mode="lr-tb">
        <style:tab-stops>
          <style:tab-stop style:position="0.362cm"/>
        </style:tab-stops>
      </style:paragraph-properties>
      <style:text-properties style:use-window-font-color="true"/>
    </style:style>
    <style:style style:name="P225" style:family="paragraph" style:parent-style-name="WW-Standard">
      <style:text-properties style:use-window-font-color="true" style:font-name="Arial" fo:font-size="10pt"/>
    </style:style>
    <style:style style:name="P226" style:family="paragraph" style:parent-style-name="WW-Standard">
      <style:text-properties style:font-name="Arial" fo:font-size="10pt" style:font-name-asian="Arial"/>
    </style:style>
    <style:style style:name="P227" style:family="paragraph" style:parent-style-name="WW-Standard">
      <style:paragraph-properties fo:margin-left="0cm" fo:margin-right="0cm" fo:text-indent="0cm" style:auto-text-indent="false" style:writing-mode="lr-tb"/>
    </style:style>
    <style:style style:name="P228" style:family="paragraph" style:parent-style-name="WW-Standard">
      <style:paragraph-properties fo:margin-left="0cm" fo:margin-right="0cm" fo:text-indent="0cm" style:auto-text-indent="false" style:writing-mode="lr-tb"/>
      <style:text-properties style:use-window-font-color="true"/>
    </style:style>
    <style:style style:name="P229" style:family="paragraph" style:parent-style-name="List_20_Paragraph">
      <style:paragraph-properties fo:margin-left="0cm" fo:margin-right="0cm" fo:text-indent="0cm" style:auto-text-indent="false" style:writing-mode="lr-tb">
        <style:tab-stops>
          <style:tab-stop style:position="1.506cm"/>
        </style:tab-stops>
      </style:paragraph-properties>
    </style:style>
    <style:style style:name="P230" style:family="paragraph" style:parent-style-name="List_20_Paragraph">
      <style:paragraph-properties fo:margin-left="0cm" fo:margin-right="0cm" fo:text-indent="0cm" style:auto-text-indent="false" style:writing-mode="lr-tb">
        <style:tab-stops>
          <style:tab-stop style:position="1.506cm"/>
        </style:tab-stops>
      </style:paragraph-properties>
      <style:text-properties officeooo:paragraph-rsid="001fc94a"/>
    </style:style>
    <style:style style:name="P231" style:family="paragraph" style:parent-style-name="footnote_20_text">
      <style:text-properties style:use-window-font-color="true" style:font-name="Arial"/>
    </style:style>
    <style:style style:name="P232" style:family="paragraph" style:parent-style-name="footnote_20_text">
      <style:text-properties style:use-window-font-color="true" style:font-name="Arial" fo:font-size="10pt"/>
    </style:style>
    <style:style style:name="P233" style:family="paragraph" style:parent-style-name="footnote_20_text">
      <style:text-properties style:font-name="Arial" fo:font-size="10pt"/>
    </style:style>
    <style:style style:name="P234" style:family="paragraph" style:parent-style-name="footnote_20_text">
      <style:text-properties style:font-name="Arial" fo:font-size="10pt" style:font-name-complex="Arial"/>
    </style:style>
    <style:style style:name="P235" style:family="paragraph" style:parent-style-name="footnote_20_text">
      <style:text-properties style:font-name="Arial" fo:font-size="10pt" fo:language="en" fo:country="US" style:font-name-complex="Arial"/>
    </style:style>
    <style:style style:name="P236" style:family="paragraph" style:parent-style-name="Endnote">
      <style:text-properties style:use-window-font-color="true"/>
    </style:style>
    <style:style style:name="P237" style:family="paragraph" style:parent-style-name="Endnote">
      <style:text-properties style:use-window-font-color="true" style:font-name-complex="Arial Unicode MS Western"/>
    </style:style>
    <style:style style:name="P238" style:family="paragraph" style:parent-style-name="Endnote">
      <style:text-properties fo:font-size="10pt" style:font-size-asian="10pt" style:font-size-complex="10pt"/>
    </style:style>
    <style:style style:name="P239" style:family="paragraph" style:parent-style-name="Standard" style:master-page-name="Standard">
      <style:paragraph-properties style:page-number="auto" style:writing-mode="lr-tb"/>
    </style:style>
    <style:style style:name="P240" style:family="paragraph" style:parent-style-name="Standard">
      <style:paragraph-properties fo:margin-left="0cm" fo:margin-right="0cm" fo:text-align="center" style:justify-single-word="false" fo:text-indent="0.635cm" style:auto-text-indent="false" style:writing-mode="lr-tb"/>
      <style:text-properties style:use-window-font-color="true" style:font-name="Arial Unicode MS Western" fo:language="de" fo:country="DE" style:language-asian="de" style:country-asian="DE" style:font-name-complex="Arial Unicode MS Western"/>
    </style:style>
    <style:style style:name="P241" style:family="paragraph" style:parent-style-name="Standard">
      <style:paragraph-properties fo:margin-left="0cm" fo:margin-right="0cm" fo:text-align="center" style:justify-single-word="false" fo:text-indent="0.635cm" style:auto-text-indent="false" style:writing-mode="lr-tb"/>
      <style:text-properties style:use-window-font-color="true" style:font-name="Arial Unicode MS Western" style:font-name-complex="Arial Unicode MS Western"/>
    </style:style>
    <style:style style:name="P242" style:family="paragraph" style:parent-style-name="Standard">
      <style:paragraph-properties fo:margin-left="0cm" fo:margin-right="0cm" fo:text-indent="0.635cm" style:auto-text-indent="false" style:writing-mode="lr-tb"/>
      <style:text-properties style:use-window-font-color="true" officeooo:paragraph-rsid="0022e167"/>
    </style:style>
    <style:style style:name="P243" style:family="paragraph" style:parent-style-name="Standard">
      <style:paragraph-properties style:writing-mode="lr-tb"/>
      <style:text-properties style:use-window-font-color="true" officeooo:paragraph-rsid="0022e167"/>
    </style:style>
    <style:style style:name="P244" style:family="paragraph" style:parent-style-name="Standard">
      <style:paragraph-properties style:writing-mode="lr-tb"/>
      <style:text-properties officeooo:paragraph-rsid="0022e167"/>
    </style:style>
    <style:style style:name="P245" style:family="paragraph" style:parent-style-name="Heading_20_2">
      <style:paragraph-properties fo:break-before="page"/>
    </style:style>
    <style:style style:name="P246" style:family="paragraph" style:parent-style-name="Heading_20_2">
      <style:text-properties officeooo:paragraph-rsid="0022e167"/>
    </style:style>
    <style:style style:name="P247" style:family="paragraph" style:parent-style-name="Heading_20_1">
      <style:paragraph-properties fo:break-before="page"/>
    </style:style>
    <style:style style:name="P248" style:family="paragraph" style:parent-style-name="List_20_Paragraph" style:list-style-name="RTF_5f_Num_20_4">
      <style:paragraph-properties fo:margin-left="0cm" fo:margin-right="0cm" fo:text-indent="0cm" style:auto-text-indent="false" style:writing-mode="lr-tb">
        <style:tab-stops>
          <style:tab-stop style:position="0.709cm"/>
        </style:tab-stops>
      </style:paragraph-properties>
      <style:text-properties style:use-window-font-color="true"/>
    </style:style>
    <style:style style:name="P249" style:family="paragraph" style:parent-style-name="List_20_Paragraph" style:list-style-name="RTF_5f_Num_20_4">
      <style:paragraph-properties fo:margin-left="0cm" fo:margin-right="0cm" fo:text-indent="0cm" style:auto-text-indent="false" style:writing-mode="lr-tb">
        <style:tab-stops>
          <style:tab-stop style:position="0.709cm"/>
        </style:tab-stops>
      </style:paragraph-properties>
    </style:style>
    <style:style style:name="P250" style:family="paragraph" style:parent-style-name="Heading_20_3" style:list-style-name="RTF_5f_Num_20_3">
      <style:paragraph-properties fo:margin-left="1.27cm" fo:margin-right="0cm" fo:text-indent="-1.27cm" style:auto-text-indent="false">
        <style:tab-stops/>
      </style:paragraph-properties>
    </style:style>
    <style:style style:name="T1" style:family="text">
      <style:text-properties fo:color="#000080" style:text-underline-style="solid" style:text-underline-width="auto" style:text-underline-color="font-color" style:font-name-complex="Times New Roman"/>
    </style:style>
    <style:style style:name="T2" style:family="text">
      <style:text-properties style:font-name="Arial Unicode MS Western" style:font-name-complex="Arial Unicode MS Western"/>
    </style:style>
    <style:style style:name="T3" style:family="text">
      <style:text-properties style:font-name="Arial Unicode MS Western" officeooo:rsid="001ede1f" style:font-name-complex="Arial Unicode MS Western"/>
    </style:style>
    <style:style style:name="T4" style:family="text">
      <style:text-properties style:font-name="Arial Unicode MS Western" style:font-name-asian="Arial Unicode MS Western" style:font-name-complex="Arial Unicode MS Western"/>
    </style:style>
    <style:style style:name="T5" style:family="text">
      <style:text-properties style:font-name="Arial Unicode MS Western" style:font-name-asian="Arial Unicode MS Western" style:language-asian="en" style:country-asian="US" style:font-name-complex="Arial Unicode MS Western"/>
    </style:style>
    <style:style style:name="T6" style:family="text">
      <style:text-properties style:font-name="Arial Unicode MS Western" fo:language="de" fo:country="DE" style:language-asian="de" style:country-asian="DE" style:font-name-complex="Arial Unicode MS Western"/>
    </style:style>
    <style:style style:name="T7" style:family="text">
      <style:text-properties style:font-name="Arial Unicode MS Western" fo:language="de" fo:country="DE" style:font-name-asian="Arial Unicode MS Western" style:language-asian="de" style:country-asian="DE" style:font-name-complex="Arial Unicode MS Western"/>
    </style:style>
    <style:style style:name="T8" style:family="text">
      <style:text-properties style:font-name="Arial Unicode MS Western" fo:language="de" fo:country="DE" fo:font-style="italic" style:language-asian="de" style:country-asian="DE" style:font-style-asian="italic" style:font-name-complex="Arial Unicode MS Western" style:font-style-complex="italic"/>
    </style:style>
    <style:style style:name="T9" style:family="text">
      <style:text-properties style:font-name="Arial Unicode MS Western" fo:language="it" fo:country="IT" style:language-asian="it" style:country-asian="IT" style:font-name-complex="Arial Unicode MS Western"/>
    </style:style>
    <style:style style:name="T10" style:family="text">
      <style:text-properties style:font-name="Arial Unicode MS Western" fo:language="it" fo:country="IT" style:font-name-asian="Arial Unicode MS Western" style:language-asian="it" style:country-asian="IT" style:font-name-complex="Arial Unicode MS Western"/>
    </style:style>
    <style:style style:name="T11" style:family="text">
      <style:text-properties style:font-name="Arial Unicode MS Western" fo:language="en" fo:country="US" style:font-name-complex="Arial Unicode MS Western"/>
    </style:style>
    <style:style style:name="T12" style:family="text">
      <style:text-properties style:font-name="Arial Unicode MS Western" fo:language="en" fo:country="US" style:font-name-asian="Arial Unicode MS Western" style:font-name-complex="Arial Unicode MS Western"/>
    </style:style>
    <style:style style:name="T13" style:family="text">
      <style:text-properties style:font-name="Arial Unicode MS Western" fo:language="en" fo:country="US" style:font-name-asian="Arial Unicode MS Western" style:language-asian="en" style:country-asian="US" style:font-name-complex="Arial Unicode MS Western"/>
    </style:style>
    <style:style style:name="T14" style:family="text">
      <style:text-properties style:font-name="Arial Unicode MS Western" fo:language="en" fo:country="US" style:language-asian="en" style:country-asian="US" style:font-name-complex="Arial Unicode MS Western"/>
    </style:style>
    <style:style style:name="T15" style:family="text">
      <style:text-properties style:font-name="Arial Unicode MS Western" fo:font-style="italic" style:font-style-asian="italic" style:font-name-complex="Arial Unicode MS Western" style:font-style-complex="italic"/>
    </style:style>
    <style:style style:name="T16" style:family="text">
      <style:text-properties style:font-name="Arial Unicode MS Western" fo:font-style="italic" officeooo:rsid="001fc94a" style:font-style-asian="italic" style:font-name-complex="Arial Unicode MS Western" style:font-style-complex="italic"/>
    </style:style>
    <style:style style:name="T17" style:family="text">
      <style:text-properties style:font-name="Arial Unicode MS Western" fo:font-style="italic" style:font-name-asian="Arial Unicode MS Western" style:font-style-asian="italic" style:font-name-complex="Arial Unicode MS Western" style:font-style-complex="italic"/>
    </style:style>
    <style:style style:name="T18" style:family="text">
      <style:text-properties style:font-name="Arial Unicode MS Western" fo:background-color="#ffff00" loext:char-shading-value="0" style:font-name-complex="Arial Unicode MS Western"/>
    </style:style>
    <style:style style:name="T19" style:family="text">
      <style:text-properties style:font-name="Arial Unicode MS Western" style:language-asian="en" style:country-asian="US" style:font-name-complex="Arial Unicode MS Western"/>
    </style:style>
    <style:style style:name="T20" style:family="text">
      <style:text-properties style:font-name="Arial Unicode MS Western" fo:language="es" fo:country="ES" style:font-name-asian="Arial Unicode MS Western" style:language-asian="es" style:country-asian="ES" style:font-name-complex="Arial Unicode MS Western"/>
    </style:style>
    <style:style style:name="T21" style:family="text">
      <style:text-properties style:font-name="Arial Unicode MS Western" fo:language="es" fo:country="ES" style:language-asian="es" style:country-asian="ES" style:font-name-complex="Arial Unicode MS Western"/>
    </style:style>
    <style:style style:name="T22" style:family="text">
      <style:text-properties style:font-name="Arial Unicode MS Western" fo:language="es" fo:country="ES" fo:font-style="italic" style:language-asian="es" style:country-asian="ES" style:font-style-asian="italic" style:font-name-complex="Arial Unicode MS Western" style:font-style-complex="italic"/>
    </style:style>
    <style:style style:name="T23" style:family="text">
      <style:text-properties style:font-name="Arial Unicode MS Western" fo:font-size="11pt" style:font-name-complex="Arial Unicode MS Western"/>
    </style:style>
    <style:style style:name="T24" style:family="text">
      <style:text-properties style:font-name="Arial Unicode MS Western" fo:font-size="11pt" style:font-name-asian="Arial Unicode MS Western" style:font-name-complex="Arial Unicode MS Western"/>
    </style:style>
    <style:style style:name="T25" style:family="text">
      <style:text-properties style:font-name="Arial Unicode MS Western" fo:background-color="transparent" loext:char-shading-value="0" style:font-name-complex="Arial Unicode MS Western"/>
    </style:style>
    <style:style style:name="T26" style:family="text">
      <style:text-properties fo:language="de" fo:country="DE" style:language-asian="de" style:country-asian="DE"/>
    </style:style>
    <style:style style:name="T27" style:family="text">
      <style:text-properties fo:language="de" fo:country="DE" style:language-asian="de" style:country-asian="DE" style:font-name-complex="Arial"/>
    </style:style>
    <style:style style:name="T28" style:family="text">
      <style:text-properties fo:language="de" fo:country="DE" officeooo:rsid="0021cfdd" style:language-asian="de" style:country-asian="DE"/>
    </style:style>
    <style:style style:name="T29" style:family="text">
      <style:text-properties fo:language="de" fo:country="DE" fo:font-style="italic" style:language-asian="de" style:country-asian="DE" style:font-style-asian="italic" style:font-style-complex="italic"/>
    </style:style>
    <style:style style:name="T30" style:family="text">
      <style:text-properties fo:language="en" fo:country="US"/>
    </style:style>
    <style:style style:name="T31" style:family="text">
      <style:text-properties fo:language="en" fo:country="US" style:language-asian="en" style:country-asian="US"/>
    </style:style>
    <style:style style:name="T32" style:family="text">
      <style:text-properties fo:language="en" fo:country="US" style:font-name-complex="Arial Unicode MS Western"/>
    </style:style>
    <style:style style:name="T33" style:family="text">
      <style:text-properties fo:font-style="italic" style:font-style-asian="italic" style:font-style-complex="italic"/>
    </style:style>
    <style:style style:name="T34" style:family="text">
      <style:text-properties fo:font-style="italic" style:font-style-asian="italic" style:font-name-complex="Arial" style:font-style-complex="italic"/>
    </style:style>
    <style:style style:name="T35" style:family="text">
      <style:text-properties fo:font-style="italic" style:font-style-asian="italic" style:font-name-complex="Calibri" style:font-style-complex="italic"/>
    </style:style>
    <style:style style:name="T36" style:family="text">
      <style:text-properties fo:font-style="italic" style:font-size-asian="11pt" style:font-style-asian="italic" style:font-size-complex="11pt" style:font-style-complex="italic"/>
    </style:style>
    <style:style style:name="T37" style:family="text">
      <style:text-properties fo:font-style="italic" style:language-asian="en" style:country-asian="US" style:font-style-asian="italic" style:font-style-complex="italic"/>
    </style:style>
    <style:style style:name="T38" style:family="text">
      <style:text-properties fo:font-style="italic" style:font-name-asian="Arial" style:font-style-asian="italic" style:font-name-complex="Arial" style:font-style-complex="italic"/>
    </style:style>
    <style:style style:name="T39" style:family="text">
      <style:text-properties fo:language="it" fo:country="IT" style:language-asian="it" style:country-asian="IT"/>
    </style:style>
    <style:style style:name="T40" style:family="text">
      <style:text-properties fo:language="it" fo:country="IT" fo:font-style="italic" style:language-asian="it" style:country-asian="IT" style:font-style-asian="italic" style:font-style-complex="italic"/>
    </style:style>
    <style:style style:name="T41" style:family="text">
      <style:text-properties fo:language="it" fo:country="IT" fo:font-style="italic" style:font-size-asian="11pt" style:language-asian="it" style:country-asian="IT" style:font-style-asian="italic" style:font-size-complex="11pt" style:font-style-complex="italic"/>
    </style:style>
    <style:style style:name="T42" style:family="text">
      <style:text-properties fo:language="it" fo:country="IT" style:language-asian="en" style:country-asian="US"/>
    </style:style>
    <style:style style:name="T43" style:family="text">
      <style:text-properties fo:language="it" fo:country="IT" style:font-size-asian="11pt" style:language-asian="it" style:country-asian="IT" style:font-size-complex="11pt"/>
    </style:style>
    <style:style style:name="T44" style:family="text">
      <style:text-properties style:font-size-asian="11pt" style:font-size-complex="11pt"/>
    </style:style>
    <style:style style:name="T45" style:family="text">
      <style:text-properties style:text-position="25% 100%"/>
    </style:style>
    <style:style style:name="T46" style:family="text">
      <style:text-properties style:text-position="25% 100%" fo:language="it" fo:country="IT" style:language-asian="it" style:country-asian="IT"/>
    </style:style>
    <style:style style:name="T47" style:family="text">
      <style:text-properties style:text-position="25% 100%" style:font-name="Arial Unicode MS Western" style:font-name-complex="Arial Unicode MS Western"/>
    </style:style>
    <style:style style:name="T48" style:family="text">
      <style:text-properties style:use-window-font-color="true"/>
    </style:style>
    <style:style style:name="T49" style:family="text">
      <style:text-properties style:use-window-font-color="true" fo:language="it" fo:country="IT" style:language-asian="it" style:country-asian="IT"/>
    </style:style>
    <style:style style:name="T50" style:family="text">
      <style:text-properties style:use-window-font-color="true" fo:language="it" fo:country="IT" fo:font-style="italic" style:language-asian="it" style:country-asian="IT" style:font-style-asian="italic" style:font-style-complex="italic"/>
    </style:style>
    <style:style style:name="T51" style:family="text">
      <style:text-properties style:use-window-font-color="true" style:font-name="Arial Unicode MS Western" style:font-name-complex="Arial Unicode MS Western"/>
    </style:style>
    <style:style style:name="T52" style:family="text">
      <style:text-properties style:use-window-font-color="true" style:font-name="Arial Unicode MS Western" fo:font-style="italic" style:font-style-asian="italic" style:font-name-complex="Arial Unicode MS Western" style:font-style-complex="italic"/>
    </style:style>
    <style:style style:name="T53" style:family="text">
      <style:text-properties style:use-window-font-color="true" style:font-name="Arial Unicode MS Western" fo:font-style="italic" style:font-name-asian="Arial Unicode MS Western" style:font-style-asian="italic" style:font-name-complex="Arial Unicode MS Western" style:font-style-complex="italic"/>
    </style:style>
    <style:style style:name="T54" style:family="text">
      <style:text-properties style:use-window-font-color="true" style:font-name="Arial Unicode MS Western" style:font-name-asian="Arial Unicode MS Western" style:font-name-complex="Arial Unicode MS Western"/>
    </style:style>
    <style:style style:name="T55" style:family="text">
      <style:text-properties style:use-window-font-color="true" style:font-name="Arial Unicode MS Western" fo:language="es" fo:country="ES" style:language-asian="es" style:country-asian="ES" style:font-name-complex="Arial Unicode MS Western"/>
    </style:style>
    <style:style style:name="T56" style:family="text">
      <style:text-properties style:use-window-font-color="true" style:font-name="Arial Unicode MS Western" fo:language="es" fo:country="ES" fo:font-style="italic" style:language-asian="es" style:country-asian="ES" style:font-style-asian="italic" style:font-name-complex="Arial Unicode MS Western" style:font-style-complex="italic"/>
    </style:style>
    <style:style style:name="T57" style:family="text">
      <style:text-properties style:use-window-font-color="true" style:font-name="Arial Unicode MS Western" fo:language="de" fo:country="DE" style:language-asian="de" style:country-asian="DE" style:font-name-complex="Arial Unicode MS Western"/>
    </style:style>
    <style:style style:name="T58" style:family="text">
      <style:text-properties style:use-window-font-color="true" style:font-name="Arial Unicode MS Western" fo:language="de" fo:country="DE" fo:font-style="italic" style:language-asian="de" style:country-asian="DE" style:font-style-asian="italic" style:font-name-complex="Arial Unicode MS Western" style:font-style-complex="italic"/>
    </style:style>
    <style:style style:name="T59" style:family="text">
      <style:text-properties style:use-window-font-color="true" style:font-name="Arial Unicode MS Western" fo:language="de" fo:country="DE" style:font-name-asian="Arial Unicode MS Western" style:language-asian="de" style:country-asian="DE" style:font-name-complex="Arial Unicode MS Western"/>
    </style:style>
    <style:style style:name="T60" style:family="text">
      <style:text-properties style:use-window-font-color="true" style:font-name="Arial Unicode MS Western" fo:language="en" fo:country="US" style:font-name-complex="Arial Unicode MS Western"/>
    </style:style>
    <style:style style:name="T61" style:family="text">
      <style:text-properties style:use-window-font-color="true" style:font-name="Arial Unicode MS Western" fo:language="en" fo:country="US" style:font-name-asian="Arial Unicode MS Western" style:font-name-complex="Arial Unicode MS Western"/>
    </style:style>
    <style:style style:name="T62" style:family="text">
      <style:text-properties style:use-window-font-color="true" fo:language="de" fo:country="DE" style:language-asian="de" style:country-asian="DE"/>
    </style:style>
    <style:style style:name="T63" style:family="text">
      <style:text-properties style:use-window-font-color="true" fo:language="de" fo:country="DE" fo:font-style="italic" style:language-asian="de" style:country-asian="DE" style:font-style-asian="italic" style:font-style-complex="italic"/>
    </style:style>
    <style:style style:name="T64" style:family="text">
      <style:text-properties style:use-window-font-color="true" fo:font-style="italic" style:font-style-asian="italic" style:font-style-complex="italic"/>
    </style:style>
    <style:style style:name="T65" style:family="text">
      <style:text-properties style:use-window-font-color="true" fo:font-style="italic" style:language-asian="en" style:country-asian="US" style:font-style-asian="italic" style:font-style-complex="italic"/>
    </style:style>
    <style:style style:name="T66" style:family="text">
      <style:text-properties style:use-window-font-color="true" fo:font-style="italic" style:language-asian="es" style:country-asian="ES" style:font-style-asian="italic" style:font-style-complex="italic"/>
    </style:style>
    <style:style style:name="T67" style:family="text">
      <style:text-properties style:use-window-font-color="true" style:language-asian="en" style:country-asian="US"/>
    </style:style>
    <style:style style:name="T68" style:family="text">
      <style:text-properties style:use-window-font-color="true" style:text-position="25% 100%"/>
    </style:style>
    <style:style style:name="T69" style:family="text">
      <style:text-properties style:use-window-font-color="true" style:font-name-complex="Arial"/>
    </style:style>
    <style:style style:name="T70" style:family="text">
      <style:text-properties style:use-window-font-color="true" fo:language="en" fo:country="US"/>
    </style:style>
    <style:style style:name="T71" style:family="text">
      <style:text-properties style:use-window-font-color="true" fo:language="en" fo:country="US" fo:font-style="italic" style:font-style-asian="italic" style:font-style-complex="italic"/>
    </style:style>
    <style:style style:name="T72" style:family="text">
      <style:text-properties style:use-window-font-color="true" fo:language="es" fo:country="ES" style:language-asian="es" style:country-asian="ES"/>
    </style:style>
    <style:style style:name="T73" style:family="text">
      <style:text-properties style:use-window-font-color="true" fo:language="es" fo:country="ES" fo:font-style="italic" style:language-asian="es" style:country-asian="ES" style:font-style-asian="italic" style:font-style-complex="italic"/>
    </style:style>
    <style:style style:name="T74" style:family="text">
      <style:text-properties style:use-window-font-color="true" fo:font-size="11pt" style:font-size-asian="11pt" style:font-size-complex="11pt"/>
    </style:style>
    <style:style style:name="T75" style:family="text">
      <style:text-properties style:use-window-font-color="true" style:font-name-asian="Arial Unicode MS Western" style:font-name-complex="Arial Unicode MS Western"/>
    </style:style>
    <style:style style:name="T76" style:family="text">
      <style:text-properties style:use-window-font-color="true" style:font-name-complex="Arial Unicode MS Western"/>
    </style:style>
    <style:style style:name="T77" style:family="text">
      <style:text-properties style:use-window-font-color="true" style:font-name="Arial" fo:font-size="10pt" style:font-name-asian="Arial" style:font-name-complex="Arial"/>
    </style:style>
    <style:style style:name="T78" style:family="text">
      <style:text-properties style:use-window-font-color="true" style:font-name="Arial" fo:font-size="10pt" fo:font-style="italic" style:font-name-asian="Arial" style:font-style-asian="italic" style:font-name-complex="Arial" style:font-style-complex="italic"/>
    </style:style>
    <style:style style:name="T79" style:family="text">
      <style:text-properties style:use-window-font-color="true" style:font-name="Arial" fo:font-size="10pt" fo:font-style="italic" style:font-style-asian="italic" style:font-name-complex="Arial" style:font-style-complex="italic"/>
    </style:style>
    <style:style style:name="T80" style:family="text">
      <style:text-properties style:use-window-font-color="true" style:font-name="Arial" fo:font-size="10pt" style:font-name-complex="Arial"/>
    </style:style>
    <style:style style:name="T81" style:family="text">
      <style:text-properties style:use-window-font-color="true" style:font-name="Arial" fo:font-size="10pt" style:language-asian="en" style:country-asian="US" style:font-name-complex="Arial"/>
    </style:style>
    <style:style style:name="T82" style:family="text">
      <style:text-properties style:use-window-font-color="true" style:font-name="Arial" fo:font-size="10pt" fo:language="de" fo:country="DE" style:language-asian="de" style:country-asian="DE" style:font-name-complex="Arial"/>
    </style:style>
    <style:style style:name="T83" style:family="text">
      <style:text-properties style:use-window-font-color="true" style:font-name="Arial" style:font-name-asian="Arial" style:font-name-complex="Arial"/>
    </style:style>
    <style:style style:name="T84" style:family="text">
      <style:text-properties style:use-window-font-color="true" style:font-name-complex="Times New Roman"/>
    </style:style>
    <style:style style:name="T85" style:family="text">
      <style:text-properties style:use-window-font-color="true" style:text-position="41% 100%"/>
    </style:style>
    <style:style style:name="T86" style:family="text">
      <style:text-properties style:use-window-font-color="true" style:font-name-asian="Arial"/>
    </style:style>
    <style:style style:name="T87" style:family="text">
      <style:text-properties style:use-window-font-color="true" fo:font-weight="bold" style:font-weight-asian="bold" style:font-weight-complex="bold"/>
    </style:style>
    <style:style style:name="T88" style:family="text">
      <style:text-properties fo:language="es" fo:country="ES" style:language-asian="es" style:country-asian="ES"/>
    </style:style>
    <style:style style:name="T89" style:family="text">
      <style:text-properties fo:language="es" fo:country="ES" style:language-asian="es" style:country-asian="ES" style:font-name-complex="Arial"/>
    </style:style>
    <style:style style:name="T90" style:family="text">
      <style:text-properties fo:language="es" fo:country="ES" fo:font-style="italic" style:language-asian="es" style:country-asian="ES" style:font-style-asian="italic" style:font-style-complex="italic"/>
    </style:style>
    <style:style style:name="T91" style:family="text">
      <style:text-properties fo:language="es" fo:country="ES" style:font-size-asian="11pt" style:language-asian="es" style:country-asian="ES" style:font-size-complex="11pt"/>
    </style:style>
    <style:style style:name="T92" style:family="text">
      <style:text-properties fo:language="es" fo:country="ES" style:font-name-asian="Arial" style:language-asian="es" style:country-asian="ES"/>
    </style:style>
    <style:style style:name="T93" style:family="text">
      <style:text-properties style:font-name-complex="Arial"/>
    </style:style>
    <style:style style:name="T94" style:family="text">
      <style:text-properties style:font-name-asian="Arial"/>
    </style:style>
    <style:style style:name="T95" style:family="text">
      <style:text-properties style:font-name-asian="Arial" style:font-name-complex="Arial"/>
    </style:style>
    <style:style style:name="T96" style:family="text">
      <style:text-properties fo:background-color="#ffff00" loext:char-shading-value="0"/>
    </style:style>
    <style:style style:name="T97" style:family="text">
      <style:text-properties style:language-asian="en" style:country-asian="US"/>
    </style:style>
    <style:style style:name="T98" style:family="text">
      <style:text-properties fo:font-size="11pt" style:font-size-asian="11pt" style:font-size-complex="11pt"/>
    </style:style>
    <style:style style:name="T99" style:family="text">
      <style:text-properties fo:font-size="11pt" fo:font-style="italic" style:font-size-asian="11pt" style:font-style-asian="italic" style:font-size-complex="11pt" style:font-style-complex="italic"/>
    </style:style>
    <style:style style:name="T100" style:family="text">
      <style:text-properties style:text-position="35% 100%"/>
    </style:style>
    <style:style style:name="T101" style:family="text">
      <style:text-properties style:font-name-asian="Times New Roman" style:language-asian="none" style:country-asian="none"/>
    </style:style>
    <style:style style:name="T102" style:family="text">
      <style:text-properties fo:font-size="10pt"/>
    </style:style>
    <style:style style:name="T103" style:family="text">
      <style:text-properties fo:font-size="10pt" style:font-name-complex="Arial"/>
    </style:style>
    <style:style style:name="T104" style:family="text">
      <style:text-properties fo:font-size="10pt" fo:font-style="italic" style:font-style-asian="italic" style:font-name-complex="Arial" style:font-style-complex="italic"/>
    </style:style>
    <style:style style:name="T105" style:family="text">
      <style:text-properties style:font-name="Arial" fo:font-size="10pt" style:font-name-asian="Arial" style:font-name-complex="Arial"/>
    </style:style>
    <style:style style:name="T106" style:family="text">
      <style:text-properties style:font-name="Arial" fo:font-size="10pt" style:font-name-complex="Arial"/>
    </style:style>
    <style:style style:name="T107" style:family="text">
      <style:text-properties style:font-name="Arial" fo:font-size="10pt" fo:font-style="italic" style:font-style-asian="italic" style:font-name-complex="Arial" style:font-style-complex="italic"/>
    </style:style>
    <style:style style:name="T108" style:family="text">
      <style:text-properties style:font-name="Arial" fo:font-size="10pt" fo:language="en" fo:country="US" style:font-name-asian="Arial" style:font-name-complex="Arial"/>
    </style:style>
    <style:style style:name="T109" style:family="text">
      <style:text-properties style:font-name="Arial" fo:font-size="10pt" fo:language="en" fo:country="US" style:font-name-complex="Arial"/>
    </style:style>
    <style:style style:name="T110" style:family="text">
      <style:text-properties style:font-name="Arial" style:font-name-asian="Arial" style:font-name-complex="Arial"/>
    </style:style>
    <style:style style:name="T111" style:family="text">
      <style:text-properties style:font-name-asian="Arial Unicode MS Western"/>
    </style:style>
    <style:style style:name="T112" style:family="text">
      <style:text-properties style:text-position="-25% 100%"/>
    </style:style>
    <style:style style:name="T113" style:family="text">
      <style:text-properties style:language-asian="de" style:country-asian="DE"/>
    </style:style>
    <style:style style:name="T114" style:family="text">
      <style:text-properties style:font-name-complex="Times New Roman"/>
    </style:style>
    <style:style style:name="T115" style:family="text">
      <style:text-properties style:text-position="41% 100%"/>
    </style:style>
    <style:style style:name="T116" style:family="text">
      <style:text-properties style:text-position="41% 100%" style:font-name="Arial Unicode MS Western" style:font-name-complex="Arial Unicode MS Western"/>
    </style:style>
    <style:style style:name="T117" style:family="text">
      <style:text-properties style:font-name-complex="Calibri"/>
    </style:style>
    <style:style style:name="T118" style:family="text">
      <style:text-properties style:language-asian="it" style:country-asian="IT"/>
    </style:style>
    <style:style style:name="T119" style:family="text">
      <style:text-properties fo:background-color="transparent" loext:char-shading-value="0"/>
    </style:style>
    <style:style style:name="T120" style:family="text">
      <style:text-properties fo:font-weight="normal" style:font-weight-asian="normal" style:font-weight-complex="normal"/>
    </style:style>
    <style:style style:name="T121" style:family="text">
      <style:text-properties fo:font-size="14pt" fo:language="it" fo:country="IT" fo:font-style="normal" fo:font-weight="bold" style:font-size-asian="14pt" style:language-asian="it" style:country-asian="IT" style:font-style-asian="normal" style:font-weight-asian="bold" style:font-size-complex="14pt" style:font-style-complex="normal" style:font-weight-complex="bold"/>
    </style:style>
    <style:style style:name="T122" style:family="text">
      <style:text-properties fo:font-size="14pt" fo:language="de" fo:country="DE" fo:font-style="normal" fo:font-weight="bold" style:font-size-asian="14pt" style:language-asian="de" style:country-asian="DE" style:font-style-asian="normal" style:font-weight-asian="bold" style:font-size-complex="14pt" style:font-style-complex="normal" style:font-weight-complex="bold"/>
    </style:style>
    <style:style style:name="T123" style:family="text">
      <style:text-properties fo:font-style="normal" style:font-style-asian="normal" style:font-style-complex="normal"/>
    </style:style>
    <style:style style:name="T124" style:family="text">
      <style:text-properties fo:language="fr" fo:country="FR"/>
    </style:style>
    <style:style style:name="T125" style:family="text">
      <style:text-properties officeooo:rsid="001cd74a"/>
    </style:style>
    <style:style style:name="T126" style:family="text">
      <style:text-properties officeooo:rsid="001fc94a"/>
    </style:style>
    <style:style style:name="T127" style:family="text">
      <style:text-properties officeooo:rsid="002029e1"/>
    </style:style>
    <style:style style:name="T128" style:family="text">
      <style:text-properties officeooo:rsid="0021cfdd"/>
    </style:style>
    <style:style style:name="T129" style:family="text">
      <style:text-properties officeooo:rsid="002243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
      <text:p text:style-name="P5"><text:bookmark-start text:name="bookmark3"/><text:span text:style-name="T26">REVUE </text:span>WAGN<text:span text:style-name="T2">É</text:span><text:bookmark-end text:name="bookmark3"/>RIENNE</text:p>
      <text:p text:style-name="P5"><text:span text:style-name="T26">TOME III </text:span>1887-1888</text:p>
      <text:p text:style-name="P13"><text:bookmark text:name="bookmark4"/>Slatkine Reprints</text:p>
      <text:p text:style-name="P5"><text:span text:style-name="T39">GEN</text:span><text:span text:style-name="T9">È</text:span><text:span text:style-name="T39">VE </text:span>1993</text:p>
      <text:p text:style-name="P3"/>
      <text:p text:style-name="P5">R<text:span text:style-name="T2">é</text:span>impression de l'<text:span text:style-name="T2">é</text:span>dition de Paris, 1885-1888. 3 <text:span text:style-name="T39">vol. </text:span></text:p>
      <text:p text:style-name="P179"/>
      <text:h text:style-name="Heading_20_1" text:outline-level="1"><text:span text:style-name="T28">[</text:span><text:span text:style-name="T26">REVUE </text:span>WAGN<text:span text:style-name="T2">É</text:span>RIENNE<text:span text:style-name="T128">]</text:span></text:h>
      <text:p text:style-name="P5">3<text:span text:style-name="T45">e</text:span> ann<text:span text:style-name="T2">é</text:span>e<text:span text:style-name="T4"> </text:span><text:span text:style-name="T2">:</text:span> f<text:span text:style-name="T2">évrier 1887 - 18</text:span>88</text:p>
      <text:p text:style-name="P5">Fondateur-Directeur<text:span text:style-name="T4"> </text:span><text:span text:style-name="T2">:</text:span> M. Edouard Dujardin</text:p>
      <text:p text:style-name="P5">patrons</text:p>
      <text:p text:style-name="P5">MM. Pierre de Balaschoff, Ag<text:span text:style-name="T2">é</text:span>nor Boissier, Alfred Bovet, Houston <text:span text:style-name="T26">Stewart </text:span>Chamberlain, madame <text:span text:style-name="T26">Hellmann, </text:span>M. ***, le comte de Valgorge, et l'Association Wagn<text:span text:style-name="T2">é</text:span>rienne Universelle. </text:p>
      <text:p text:style-name="P5">R<text:span text:style-name="T2">é</text:span>dacteurs</text:p>
      <text:p text:style-name="P5"><text:bookmark text:name="bookmark6"/>MM. </text:p>
      <text:p text:style-name="P5">Charles Bonnier<text:span text:style-name="T4"> </text:span><text:span text:style-name="T2">:</text:span> Le Wagn<text:span text:style-name="T2">é</text:span>risme en 1888 (XII). </text:p>
      <text:p text:style-name="P5">Charles et Pierre Bonnier<text:span text:style-name="T4"> </text:span><text:span text:style-name="T2">:</text:span> Documents de critique exp<text:span text:style-name="T2">é</text:span>rimentale<text:span text:style-name="T4"> </text:span><text:span text:style-name="T2">:</text:span> <text:span text:style-name="T39">Parsifal </text:span>(II, <text:span text:style-name="T26">III, </text:span><text:span text:style-name="T39">VIII-XI). </text:span></text:p>
      <text:p text:style-name="P5"><text:span text:style-name="T26">Houston Stewart </text:span>Chamberlain<text:span text:style-name="T4"> </text:span><text:span text:style-name="T2">:</text:span> Notes sur Tristan (II, X- XI). </text:p>
      <text:p text:style-name="P5">La <text:span text:style-name="T26">Walkure </text:span>de Richard Wagner et la Valkyrie de M. Victor <text:span text:style-name="T26">Wilder </text:span>(VIII-IX). </text:p>
      <text:p text:style-name="P5">Notes chronologiques sur<text:span text:style-name="T39"> </text:span>l'Anneau du Nibelung (XII). </text:p>
      <text:p text:style-name="P5">Le Wagn<text:span text:style-name="T2">é</text:span>risme en <text:span text:style-name="T26">1888 </text:span>(XII). </text:p>
      <text:p text:style-name="P5"><text:span text:style-name="T2">É</text:span>douard Dujardin<text:span text:style-name="T4"> </text:span><text:span text:style-name="T2">:</text:span> Consid<text:span text:style-name="T2">é</text:span>rations sur <text:span text:style-name="T39">l'art </text:span>wagn<text:span text:style-name="T2">é</text:span>rien (VI- VII). </text:p>
      <text:p text:style-name="P5"><text:span text:style-name="T30">Alfred </text:span><text:span text:style-name="T39">Ernst</text:span><text:span text:style-name="T10"> </text:span><text:span text:style-name="T9">:</text:span><text:span text:style-name="T30"> </text:span><text:span text:style-name="T124">Chroniques</text:span><text:span text:style-name="T30"> </text:span><text:span text:style-name="T124">wagn</text:span><text:span text:style-name="T11">é</text:span><text:span text:style-name="T30">riennes (I-V). </text:span></text:p>
      <text:p text:style-name="P5">Pr<text:span text:style-name="T2">é</text:span>face <text:span text:style-name="T2">à</text:span> <text:span text:style-name="T39">Lohengrin </text:span>(II). </text:p>
      <text:p text:style-name="P5">Le Wagn<text:span text:style-name="T2">é</text:span>risme en 1888 (XII). </text:p>
      <text:p text:style-name="P5">Edmond Evenepoel<text:span text:style-name="T4"> </text:span><text:span text:style-name="T2">:</text:span> La Valkyrie <text:span text:style-name="T2">à</text:span> Bruxelles <text:span text:style-name="T26">(III). </text:span></text:p>
      <text:p text:style-name="P5">G<text:span text:style-name="T2">é</text:span>rard de Nerval<text:span text:style-name="T4"> </text:span><text:span text:style-name="T2">:</text:span> Souvenirs sur <text:span text:style-name="T39">Lohengrin </text:span><text:span text:style-name="T26">(III).</text:span></text:p>
      <text:p text:style-name="P5">Robert Godet<text:span text:style-name="T4"> </text:span><text:span text:style-name="T2">:</text:span> Le Wagn<text:span text:style-name="T2">é</text:span>risme en 1888 (XII). </text:p>
      <text:p text:style-name="P5">Villiers de l'Isle-Adam<text:span text:style-name="T4"> </text:span><text:span text:style-name="T2">:</text:span> <text:span text:style-name="T39">Souvenir </text:span>(V). </text:p>
      <text:p text:style-name="P5">Johann<text:span text:style-name="T2">è</text:span>s <text:span text:style-name="T39">Weber</text:span><text:span text:style-name="T10"> </text:span><text:span text:style-name="T9">:</text:span><text:span text:style-name="T39"> </text:span>Le Wagn<text:span text:style-name="T2">é</text:span>risme en 1888 (XII). </text:p>
      <text:p text:style-name="P5">Teodor de Wyzewa<text:span text:style-name="T4"> </text:span><text:span text:style-name="T2">:</text:span> Le Wagn<text:span text:style-name="T2">é</text:span>risme en 1888 (Xll). </text:p>
      <text:p text:style-name="P5"><text:span text:style-name="T39">E. </text:span>D.<text:span text:style-name="T4"> </text:span><text:span text:style-name="T2">:</text:span> Notes et nouvelles (1,11, <text:span text:style-name="T26">III). </text:span></text:p>
      <text:p text:style-name="P123"><text:span text:style-name="T39">Lohengrin </text:span><text:span text:style-name="T2">à</text:span> Paris (IV-V).</text:p>
      <text:p text:style-name="P5">R. de Egusquiza<text:span text:style-name="T4"> </text:span><text:span text:style-name="T2">:</text:span> Richard Wagner, portrait. </text:p>
      <text:p text:style-name="P122"/>
      <text:p text:style-name="P122"/>
      <text:p text:style-name="P122"><text:soft-page-break/></text:p>
      <text:h text:style-name="Heading_20_1" text:outline-level="1"><text:bookmark text:name="bookmark7"/>TABLE</text:h>
      <text:h text:style-name="Heading_20_2" text:outline-level="2">I – Février </text:h>
      <text:p text:style-name="P4"><text:a xlink:type="simple" xlink:href="#bookmark1" text:style-name="Internet_20_link" text:visited-style-name="Visited_20_Internet_20_Link"><text:span text:style-name="T1">Notes et nouvelles (E. D.)</text:span></text:a> </text:p>
      <text:p text:style-name="P6">Chronique wagn<text:span text:style-name="T2">é</text:span>rienne, par Alfred <text:span text:style-name="T26">Ernst </text:span></text:p>
      <text:p text:style-name="P5">Notes sur Tristan et <text:span text:style-name="T26">Isolde </text:span>par <text:span text:style-name="T26">Houston Stewart</text:span> Chamberlain</text:p>
      <text:p text:style-name="P6">La question Seghers, par L<text:span text:style-name="T2">é</text:span>on Leroy </text:p>
      <text:p text:style-name="P6">Souvenirs sur Lohengrin, par G<text:span text:style-name="T2">é</text:span>rard de Nerval </text:p>
      <text:p text:style-name="P52"><text:a xlink:type="simple" xlink:href="#bookmark45" text:style-name="Internet_20_link" text:visited-style-name="Visited_20_Internet_20_Link"><text:span text:style-name="T1">Bibliographie</text:span></text:a></text:p>
      <text:p text:style-name="P5">Richard Wagner en France (Georges Servi<text:span text:style-name="T2">è</text:span>res) </text:p>
      <text:p text:style-name="P5">Les lithographies de Fantin-Latour, reproduction photographique, etc. </text:p>
      <text:p text:style-name="P54"><text:a xlink:type="simple" xlink:href="#bookmark18" text:style-name="Internet_20_link" text:visited-style-name="Visited_20_Internet_20_Link"><text:span text:style-name="T1">Mois wagnérien de Paris</text:span></text:a></text:p>
      <text:p text:style-name="P53"><text:a xlink:type="simple" xlink:href="#bookmark19" text:style-name="Internet_20_link" text:visited-style-name="Visited_20_Internet_20_Link"><text:span text:style-name="T1">Correspondances</text:span></text:a></text:p>
      <text:p text:style-name="P7">A nos lecteurs </text:p>
      <text:p text:style-name="P5">Richard Wagner, portrait d'apr<text:span text:style-name="T2">è</text:span>s le buste de R. de Egusquiza. </text:p>
      <text:h text:style-name="Heading_20_2" text:outline-level="2">II - Mars</text:h>
      <text:p text:style-name="P56"><text:a xlink:type="simple" xlink:href="#bookmark24" text:style-name="Internet_20_link" text:visited-style-name="Visited_20_Internet_20_Link"><text:span text:style-name="T1">Notes et nouvelles (E. D.)</text:span></text:a> </text:p>
      <text:p text:style-name="P55"><text:a xlink:type="simple" xlink:href="#bookmark35" text:style-name="Internet_20_link" text:visited-style-name="Visited_20_Internet_20_Link"><text:span text:style-name="T1">Chronique wagnérienne (A. E.)</text:span></text:a></text:p>
      <text:p text:style-name="P5">Documents de critique exp<text:span text:style-name="T2">é</text:span>rimentale<text:span text:style-name="T4"> </text:span><text:span text:style-name="T2">:</text:span> Parsifal, par Charles et Pierre Bonnier<text:tab/></text:p>
      <text:p text:style-name="P8">Pr<text:span text:style-name="T2">é</text:span>face <text:span text:style-name="T2">à</text:span> Lohengrin, par Alfred <text:span text:style-name="T26">Ernst</text:span></text:p>
      <text:p text:style-name="P9">Mois wagn<text:span text:style-name="T2">é</text:span>rien de Paris</text:p>
      <text:p text:style-name="P10">Correspondances</text:p>
      <text:h text:style-name="Heading_20_2" text:outline-level="2"><text:span text:style-name="T26">III </text:span><text:span text:style-name="T2">- Avril</text:span></text:h>
      <text:p text:style-name="P57"><text:a xlink:type="simple" xlink:href="#bookmark34" text:style-name="Internet_20_link" text:visited-style-name="Visited_20_Internet_20_Link"><text:span text:style-name="T1">Notes et nouvelles (E. D.)</text:span></text:a> </text:p>
      <text:p text:style-name="P6">Chronique wagn<text:span text:style-name="T2">é</text:span>rienne, Lohengrin (A. E.)</text:p>
      <text:p text:style-name="P11">Mois wagn<text:span text:style-name="T2">é</text:span>rien de Paris </text:p>
      <text:p text:style-name="P12">Parsifal (suite)</text:p>
      <text:p text:style-name="P6">La Valkyrie <text:span text:style-name="T2">à</text:span> Bruxelles par Edmond Evenepoel </text:p>
      <text:h text:style-name="Heading_20_2" text:outline-level="2"><text:span text:style-name="T26">IV </text:span>- <text:span text:style-name="T26">Mai</text:span></text:h>
      <text:p text:style-name="P102">Chronique wagn<text:span text:style-name="T2">é</text:span>rienne, la repr<text:span text:style-name="T2">é</text:span>sentation <text:span text:style-name="T26">de Lohengrin, </text:span>par <text:span text:style-name="T26">Alfred Ernst</text:span></text:p>
      <text:p text:style-name="P103"><text:soft-page-break/><text:span text:style-name="T26">Lohengrin </text:span><text:span text:style-name="T2">à</text:span> <text:span text:style-name="T26">Paris </text:span>(printemps 1887) <text:span text:style-name="T26">(E. D.)</text:span></text:p>
      <text:p text:style-name="P104">Bibliographie</text:p>
      <text:p text:style-name="P5">Musiciens, po<text:span text:style-name="T2">è</text:span>tes <text:span text:style-name="T26">et </text:span>philosophes <text:span text:style-name="T26">(Camille Benoit) ; </text:span></text:p>
      <text:p text:style-name="P13">Richard Wagner (Alfred Ernst)</text:p>
      <text:p text:style-name="P105">Mois wagn<text:span text:style-name="T2">é</text:span>rien <text:span text:style-name="T26">de Paris</text:span></text:p>
      <text:p text:style-name="P106">Correspondances</text:p>
      <text:h text:style-name="Heading_20_2" text:outline-level="2"><text:span text:style-name="T6">V - </text:span>Juin</text:h>
      <text:p text:style-name="P103"><text:span text:style-name="T26">Question </text:span>wagn<text:span text:style-name="T2">é</text:span>rienne <text:span text:style-name="T26">et </text:span>question personnelle (E. D.)</text:p>
      <text:p text:style-name="P106">Nouvelles</text:p>
      <text:p text:style-name="P103">Chronique wagn<text:span text:style-name="T2">é</text:span>rienne, par Alfred <text:span text:style-name="T26">Ernst</text:span></text:p>
      <text:p text:style-name="P107">Souvenir, par Villiers de l'Isle-Adam</text:p>
      <text:p text:style-name="P102">Quelques lettres de Wagner et du roi Louis  II de Bavi<text:span text:style-name="T2">è</text:span>re</text:p>
      <text:p text:style-name="P108">Lohengrin <text:span text:style-name="T2">à</text:span> Paris (compl<text:span text:style-name="T2">é</text:span>ment)</text:p>
      <text:p text:style-name="P109">Mois wagn<text:span text:style-name="T2">é</text:span>rien</text:p>
      <text:p text:style-name="P109">Correspondances</text:p>
      <text:h text:style-name="Heading_20_2" text:outline-level="2">VI-VII - Juillet-Aout</text:h>
      <text:p text:style-name="P110">Consid<text:span text:style-name="T2">é</text:span>rations sur l'art wagn<text:span text:style-name="T2">é</text:span>rien, par Edouard Dujardin</text:p>
      <text:h text:style-name="Heading_20_2" text:outline-level="2"><text:span text:style-name="T2">VIII-IX - </text:span>Septembre-Octobre</text:h>
      <text:p text:style-name="P111">Les f<text:span text:style-name="T2">ê</text:span>tes de <text:span text:style-name="T26">Bayreuth </text:span>en 1888</text:p>
      <text:p text:style-name="P102">La <text:span text:style-name="T26">Walkure </text:span>de Richard Wagner et la Valkyrie de M. Victor <text:span text:style-name="T26">Wilder</text:span>, par <text:span text:style-name="T26">Houston Stewart </text:span>Chamberlain</text:p>
      <text:p text:style-name="P112">Parsifal (suite)</text:p>
      <text:p text:style-name="P102">Avec un tableau de l'orientation des 66 principaux motifs musicaux. </text:p>
      <text:p text:style-name="P105">Correspondances et nouvelles</text:p>
      <text:h text:style-name="Heading_20_2" text:outline-level="2"><text:span text:style-name="T2">X-XI - Novembre</text:span>-D<text:span text:style-name="T2">é</text:span>cembre</text:h>
      <text:p text:style-name="P110">Notes sur Tristan et <text:span text:style-name="T26">Isolde </text:span>(fin)</text:p>
      <text:p text:style-name="P113">Parsifal (fin) </text:p>
      <text:h text:style-name="Heading_20_2" text:outline-level="2">XI<text:span text:style-name="T2">I - 1</text:span>888</text:h>
      <text:p text:style-name="P5">Les f<text:span text:style-name="T2">ê</text:span>tes de <text:span text:style-name="T26">Bayreuth</text:span><text:span text:style-name="T7"> </text:span><text:span text:style-name="T6">:</text:span> R<text:span text:style-name="T2">é</text:span>p<text:span text:style-name="T2">é</text:span>titions, repr<text:span text:style-name="T2">é</text:span>sentations,</text:p>
      <text:p text:style-name="P14"><text:soft-page-break/>interpr<text:span text:style-name="T2">é</text:span>tation</text:p>
      <text:p text:style-name="P5">Notes chronologiques sur l'Anneau de Nibelung, par</text:p>
      <text:p text:style-name="P15">Houston Stewart Chamberlain</text:p>
      <text:p text:style-name="P5">Le Wagn<text:span text:style-name="T2">é</text:span>risme en 1888, par Charles Bonnier,</text:p>
      <text:p text:style-name="P116">H. S. Chamberlain, </text:p>
      <text:p text:style-name="P117"><text:span text:style-name="T30">Alfred </text:span><text:span text:style-name="T26">Ernst,</text:span></text:p>
      <text:p text:style-name="P114">Robert Godet,</text:p>
      <text:p text:style-name="P115">Johann<text:span text:style-name="T2">è</text:span>s Weber,</text:p>
      <text:p text:style-name="P16">Teodor de Wyzewa. </text:p>
      <text:p text:style-name="P3"/>
      <text:h text:style-name="P247" text:outline-level="1">I — <text:span text:style-name="T48">Paris, le 15 f</text:span><text:span text:style-name="T51">é</text:span><text:span text:style-name="T48">vrier 1887</text:span></text:h>
      <text:h text:style-name="Heading_20_2" text:outline-level="2"><text:bookmark text:name="bookmark10"/>NOTES ET NOUVELLES</text:h>
      <text:p text:style-name="P123"><text:span text:style-name="T33">La Valkyrie</text:span> sera jou<text:span text:style-name="T2">é</text:span>e <text:span text:style-name="T2">à</text:span> Bruxelles ; nous recevons une lettre de la direction de la Monnaie qui nous l'annonce pour <text:span text:style-name="T2">«</text:span><text:span text:style-name="T4"> </text:span>vers<text:span text:style-name="T4"> </text:span><text:span text:style-name="T2">»</text:span> le 25 f<text:span text:style-name="T2">é</text:span>vrier. </text:p>
      <text:p text:style-name="P123">Nous n'avons rien <text:span text:style-name="T2">à</text:span> rectifier aux faits que nous avons racont<text:span text:style-name="T2">é</text:span>s dans notre derni<text:span text:style-name="T2">è</text:span>re chronique ; le d<text:span text:style-name="T2">é</text:span>nouement de l'histoire a <text:span text:style-name="T2">é</text:span>t<text:span text:style-name="T2">é</text:span> plus heureux que nous n'osions l'esp<text:span text:style-name="T2">é</text:span>rer, et nous en f<text:span text:style-name="T2">é</text:span>licitons chaudement tous les int<text:span text:style-name="T2">é</text:span>ress<text:span text:style-name="T2">é</text:span>s. </text:p>
      <text:p text:style-name="P123">Siegmund sera chant<text:span text:style-name="T2">é</text:span> par M. <text:span text:style-name="T39">Engel ; </text:span>Wotan, par M. Seguin ; Hunding, par M. Bourgeois ; Br<text:span text:style-name="T2">ü</text:span>nnilde, par madame Livitnine ; Sieglinde par madame Martini ; Fricka, madame Balensi. Les journaux de Bruxelles promettent des d<text:span text:style-name="T2">é</text:span>cors merveilleux, une ex<text:span text:style-name="T2">é</text:span>cution de premier ordre ; il y aura le quatuor de tubas demand<text:span text:style-name="T2">é</text:span> dans la partition ; la pyrotechnie finale fera n<text:span text:style-name="T2">é</text:span>gliger la symphonie qui l'accompagne. La Revue Wagn<text:span text:style-name="T2">é</text:span>rienne, dans un mois, rendra compte de toutes ces merveilles. </text:p>
      <text:p text:style-name="P240">—</text:p>
      <text:p text:style-name="P123">A Paris, <text:span text:style-name="T33">la Valkyrie</text:span> aura <text:span text:style-name="T2">é</text:span>t<text:span text:style-name="T2">é</text:span>, chez M. Lamoureux, un beau succ<text:span text:style-name="T2">è</text:span>s d'argent. </text:p>
      <text:p text:style-name="P123">On a d<text:span text:style-name="T2">é</text:span>plor<text:span text:style-name="T2">é</text:span> toutefois que cet heureux succ<text:span text:style-name="T2">è</text:span>s ait <text:span text:style-name="T2">é</text:span>t<text:span text:style-name="T2">é</text:span> achet<text:span text:style-name="T2">é</text:span> par une malheureuse concession. M. Lamoureux avait promis, dans un bulletin officiel, il y a trois mois, de r<text:span text:style-name="T2">é</text:span>tablir cette ann<text:span text:style-name="T2">é</text:span>e la seconde sc<text:span text:style-name="T2">è</text:span>ne coup<text:span text:style-name="T2">é</text:span>e l'ann<text:span text:style-name="T2">é</text:span>e derni<text:span text:style-name="T2">è</text:span>re. Il ne l'a pas r<text:span text:style-name="T2">é</text:span>tablie. La premi<text:span text:style-name="T2">è</text:span>re sc<text:span text:style-name="T2">è</text:span>ne s'est encore une fois termin<text:span text:style-name="T2">é</text:span>e par trois superbes mesures que Wagner, s'il vivait, regretterait de ne pas avoir <text:span text:style-name="T2">é</text:span>crites ; et l'on a imm<text:span text:style-name="T2">é</text:span>diatement entam<text:span text:style-name="T2">é</text:span> le monologue de Siegmund (Siegmound <text:span text:style-name="T2">à</text:span> l'Eden-Th<text:span text:style-name="T2">éâ</text:span>tre)<text:span text:style-name="T4"> </text:span><text:span text:style-name="T2">:</text:span> </text:p>
      <text:p text:style-name="P122"/>
      <text:p text:style-name="P170"><text:span text:style-name="T44">O glaive promis par mon p</text:span><text:span text:style-name="T2">è</text:span><text:span text:style-name="T44">re ! ... </text:span></text:p>
      <text:p text:style-name="P3"/>
      <text:p text:style-name="P123">L'ex<text:span text:style-name="T2">é</text:span>cution a <text:span text:style-name="T2">é</text:span>t<text:span text:style-name="T2">é</text:span> aussi brillante qu'on pouvait l'attendre du grand chef d'orchestre. Il n'y a pas de difficult<text:span text:style-name="T2">é</text:span>s dont l'orchestre de M. Lamoureux ne se joue. Je ne crois pas que nulle part, en Allemagne m<text:span text:style-name="T2">ê</text:span>me, la musique de Wagner soit rendue avec une telle virtuosit<text:span text:style-name="T2">é</text:span>. </text:p>
      <text:p text:style-name="P123">Les interpr<text:span text:style-name="T2">è</text:span>tes sont les m<text:span text:style-name="T2">ê</text:span>mes qu'il y a un an, madame Brunet-Lafleur et M. van Dyck. Faut-il s'applaudir, comme on le fait g<text:span text:style-name="T2">é</text:span>n<text:span text:style-name="T2">é</text:span>ralement, de ne perdre aucune des paroles que prononce M. van Dyck<text:span text:style-name="T4"> </text:span><text:span text:style-name="T2">?</text:span> ... Ces auditions de <text:span text:style-name="T33">la Valkyrie</text:span>, toutes brillantes qu'elles sont, nous donnent la nostalgie de <text:span text:style-name="T33">la Walkure</text:span>. </text:p>
      <text:p text:style-name="P240"><text:soft-page-break/>—</text:p>
      <text:p text:style-name="P123">La T<text:span text:style-name="T2">é</text:span>tralogie vient d'<text:span text:style-name="T2">ê</text:span>tre repr<text:span text:style-name="T2">é</text:span>sent<text:span text:style-name="T2">é</text:span>e, sans coupures, <text:span text:style-name="T2">à</text:span> Dresde. L'orchestre de l'Op<text:span text:style-name="T2">é</text:span>ra Royal de Dresde poss<text:span text:style-name="T2">è</text:span>de d'admirables qualit<text:span text:style-name="T2">é</text:span>s expressives, et la plupart de nos compatriotes wagn<text:span text:style-name="T2">é</text:span>riens connaissent aujourd'hui les chanteurs, la Malten et Gudehus. </text:p>
      <text:p text:style-name="P123">On annonce encore <text:span text:style-name="T2">à</text:span> Bruxelles que <text:span text:style-name="T33">la Valkyrie</text:span> sera jou<text:span text:style-name="T2">é</text:span>e <text:span text:style-name="T2">à</text:span> la Monnaie sans aucune esp<text:span text:style-name="T2">è</text:span>ce de mutilation. </text:p>
      <text:p text:style-name="P240">—</text:p>
      <text:p text:style-name="P123">Nous avons eu, <text:span text:style-name="T2">à</text:span> Paris, une ex<text:span text:style-name="T2">é</text:span>cution de la sc<text:span text:style-name="T2">è</text:span>ne des Floramyes de Parsifal, par la soci<text:span text:style-name="T2">é</text:span>t<text:span text:style-name="T2">é</text:span> chorale de <text:span text:style-name="T33">la Concordia</text:span>. C'<text:span text:style-name="T2">é</text:span>tait un essai bien difficile, le plus difficile certes qu'on p<text:span text:style-name="T2">û</text:span>t tenter. Le r<text:span text:style-name="T2">é</text:span>sultat a <text:span text:style-name="T2">é</text:span>t<text:span text:style-name="T2">é</text:span> aussi bon qu'il pouvait l'<text:span text:style-name="T2">ê</text:span>tre. </text:p>
      <text:p text:style-name="P122"><text:span text:style-name="T48">Le grand </text:span><text:span text:style-name="T51">é</text:span><text:span text:style-name="T48">v</text:span><text:span text:style-name="T51">é</text:span><text:span text:style-name="T48">nement wagn</text:span><text:span text:style-name="T51">é</text:span><text:span text:style-name="T48">rien est la reprise, au Concert du Ch</text:span><text:span text:style-name="T51">â</text:span><text:span text:style-name="T48">telet, de la sc</text:span><text:span text:style-name="T51">è</text:span><text:span text:style-name="T48">ne religieuse de </text:span><text:span text:style-name="T50">Parsifal</text:span><text:note text:id="ftn1" text:note-class="endnote"><text:note-citation>a</text:note-citation><text:note-body><text:p text:style-name="Endnote"><text:span text:style-name="endnote_20_reference"><text:span text:style-name="T49"><text:tab/> </text:span></text:span><text:span text:style-name="T2">Il s'agit </text:span>de la fin du premier acte de <text:span text:style-name="T33">Parsifal.</text:span> Gurnemanz, le vieux chevalier, conduit Parsifal vers la grande salle du G<text:span text:style-name="T2">raal. Aucun chemin n'y mène. <text:s/>S</text:span>eules la foi et la confiance dans le Graal permettent<text:span text:style-name="T2"> d'y accéder. Wagner imagine une mise en scène particulière : c'est le décor qui change alors que les personnages marchent sur place. La forêt se transforme petit à petit en parois de pierres, en couloirs, puis les troncs des arbres se métamorphos</text:span>ent en colonnes et la salle du G<text:span text:style-name="T2">raal apparait. Il existe une seconde scène de transformation au troisième acte. La musique est particulièrement saisissante et solennelle.</text:span> [NdE]</text:p></text:note-body></text:note><text:span text:style-name="T50"> </text:span><text:span text:style-name="T48">(musique du changement </text:span><text:span text:style-name="T51">à</text:span><text:span text:style-name="T48"> vue, ch</text:span><text:span text:style-name="T51">œ</text:span><text:span text:style-name="T48">urs, Cons</text:span><text:span text:style-name="T51">é</text:span><text:span text:style-name="T48">cration, finale). </text:span></text:p>
      <text:p text:style-name="P123">Cette ex<text:span text:style-name="T2">é</text:span>cution avait <text:span text:style-name="T2">é</text:span>t<text:span text:style-name="T2">é</text:span> bien pr<text:span text:style-name="T2">é</text:span>par<text:span text:style-name="T2">é</text:span>e, et M. Colonne, par une tr<text:span text:style-name="T2">è</text:span>s <text:span text:style-name="T2">é</text:span>tonnante intelligence, suppl<text:span text:style-name="T2">é</text:span>ait encore aux imperfections n<text:span text:style-name="T2">é</text:span>cessaires d'une si grosse entreprise. </text:p>
      <text:p text:style-name="P123">Je me rappelle, il y a trois ans, lors de la premi<text:span text:style-name="T2">è</text:span>re audition, un d<text:span text:style-name="T2">é</text:span>tail significatif et curieux. Pendant les r<text:span text:style-name="T2">é</text:span>p<text:span text:style-name="T2">é</text:span>titions, M. Colonne, malgr<text:span text:style-name="T2">é</text:span> ses efforts, n'avait pas r<text:span text:style-name="T2">é</text:span>ussi <text:span text:style-name="T2">à</text:span> donner le mouvement des ch<text:span text:style-name="T2">œ</text:span>urs qui suivent la Cons<text:span text:style-name="T2">é</text:span>cration ; c'<text:span text:style-name="T2">é</text:span>tait trop lent ou trop rapide, c'<text:span text:style-name="T2">é</text:span>tait froid, ce n'<text:span text:style-name="T2">é</text:span>tait pas cela. Et, le jour du concert, devant le public, spontan<text:span text:style-name="T2">é</text:span>ment, M. Colonne trouva exactement, absolument, non seulement le mouvement g<text:span text:style-name="T2">é</text:span>n<text:span text:style-name="T2">é</text:span>ral, mais les nuances du mouvement et de l'expression ; et ce <text:span text:style-name="T39">f</text:span><text:span text:style-name="T9">ì</text:span><text:span text:style-name="T39">nal </text:span>fut enlev<text:span text:style-name="T2">é</text:span>, d'un seul jet, superbement. </text:p>
      <text:p text:style-name="P123">Il faut savoir gr<text:span text:style-name="T2">é</text:span> <text:span text:style-name="T2">à</text:span> un chef de concert aussi musicalement dou<text:span text:style-name="T2">é</text:span>, d'initier son public si nombreux et si ouvert, aux grandes pages de l'<text:span text:style-name="T2">œ</text:span>uvre wagn<text:span text:style-name="T2">é</text:span>rienne. </text:p>
      <text:p text:style-name="P240">—</text:p>
      <text:p text:style-name="P123">C'est aussi M. Colonne qui a eu la bonne fortune de pr<text:span text:style-name="T2">é</text:span>senter au public le miraculeux Joachim. </text:p>
      <text:p text:style-name="P122"><text:span text:style-name="T48">La v</text:span><text:span text:style-name="T51">é</text:span><text:span text:style-name="T48">ritable exhibition de Joachim</text:span><text:note text:id="ftn2" text:note-class="endnote"><text:note-citation>b</text:note-citation><text:note-body><text:p text:style-name="Endnote"><text:span text:style-name="endnote_20_reference"><text:span text:style-name="T48"><text:tab/> </text:span></text:span><text:span text:style-name="T2">Il s'agit de Joseph Joachim (1831-1907), violoniste, chef d'orchestre et compositeur né à Kittsee (près de Bratislava). Brahms lui avait dédié son concerto pour violon comme ce fut le </text:span>cas pour ceux de Schumann, Bruch et Dvorak. <text:span text:style-name="T2">Avec Brahms et le critique musical Eduard Hanslick, il défend la musique pure contre celle de Wagner.</text:span> [NdE]</text:p></text:note-body></text:note><text:span text:style-name="T48"> a pourtant </text:span><text:span text:style-name="T51">é</text:span><text:span text:style-name="T48">t</text:span><text:span text:style-name="T51">é</text:span><text:span text:style-name="T48"> aux s</text:span><text:span text:style-name="T51">é</text:span><text:span text:style-name="T48">ances de la salle </text:span><text:span text:style-name="T51">É</text:span><text:span text:style-name="T48">rard plut</text:span><text:span text:style-name="T51">ô</text:span><text:span text:style-name="T48">t qu'</text:span><text:span text:style-name="T51">à</text:span><text:span text:style-name="T48"> celles du Ch</text:span><text:span text:style-name="T51">â</text:span><text:span text:style-name="T48">telet. Et la Revue Wagn</text:span><text:span text:style-name="T51">é</text:span><text:span text:style-name="T48">rienne ne peut pas ne pas noter ces uniques soir</text:span><text:span text:style-name="T51">é</text:span><text:span text:style-name="T48">es qui nous ont de nouveau d</text:span><text:span text:style-name="T51">é</text:span><text:span text:style-name="T48">voil</text:span><text:span text:style-name="T51">é</text:span><text:span text:style-name="T48"> ces chefs-d'</text:span><text:span text:style-name="T51">œ</text:span><text:span text:style-name="T48">uvre de toute musique, o</text:span><text:span text:style-name="T51">ù</text:span><text:span text:style-name="T48"> s'est nourri le g</text:span><text:span text:style-name="T51">é</text:span><text:span text:style-name="T48">nie de Richard Wagner, les derniers quatuors de Beethoven. </text:span></text:p>
      <text:p text:style-name="P240"><text:soft-page-break/>—</text:p>
      <text:p text:style-name="P122"/>
      <text:p text:style-name="P123">Un des derniers quatuors <text:span text:style-name="T2">é</text:span>tait cependant ex<text:span text:style-name="T2">é</text:span>cut<text:span text:style-name="T2">é</text:span>, presque en m<text:span text:style-name="T2">ê</text:span>me temps, dans une s<text:span text:style-name="T2">é</text:span>ance de la Soci<text:span text:style-name="T2">é</text:span>t<text:span text:style-name="T2">é</text:span> Nationale de Musique. Mais que dire de ce r<text:span text:style-name="T2">é</text:span>pugnant massacre dont les moindres d<text:span text:style-name="T2">é</text:span>fauts sont une absolue abs<text:span text:style-name="T2">ence de style - et quelques cou</text:span>pures ! </text:p>
      <text:p text:style-name="P123">La Soci<text:span text:style-name="T2">é</text:span>t<text:span text:style-name="T2">é</text:span> Nationale de Musique nous donne heureusement d'int<text:span text:style-name="T2">é</text:span>ressantes auditions d'<text:span text:style-name="T2">œ</text:span>uvres nouvelles et in<text:span text:style-name="T2">é</text:span>dites. Pourvu qu'apr<text:span text:style-name="T2">è</text:span>s avoir abord<text:span text:style-name="T2">é</text:span> les derniers quatuors de Beethoven, elle ne se lance pas en des ex<text:span text:style-name="T2">é</text:span>cutions wagn<text:span text:style-name="T2">é</text:span>riennes ! ... N'est-ce pas une t<text:span text:style-name="T2">â</text:span>che suffisante que de faire conna<text:span text:style-name="T2">î</text:span>tre les essais d'artistes aussi curieux que MM. Chausson, d'Indy, Chabrier<text:span text:style-name="T4"> </text:span><text:span text:style-name="T2">?</text:span> </text:p>
      <text:p text:style-name="P240">—</text:p>
      <text:p text:style-name="P123"><text:span text:style-name="T33">Parsifal </text:span><text:span text:style-name="T2">- le vrai - vient, paraî</text:span>t-il, de courir un grand danger. </text:p>
      <text:p text:style-name="P123">On sait que <text:span text:style-name="T40">Parsifal</text:span><text:span text:style-name="T39"> </text:span>est r<text:span text:style-name="T2">é</text:span>serv<text:span text:style-name="T2">é</text:span> exclusivement au th<text:span text:style-name="T2">éâ</text:span>tre de <text:span text:style-name="T26">Bayreuth </text:span>et ne peut <text:span text:style-name="T2">ê</text:span>tre repr<text:span text:style-name="T2">é</text:span>sent<text:span text:style-name="T2">é</text:span> nulle part ailleurs. Or, en 1877, press<text:span text:style-name="T2">é</text:span> de besoin d'argent, Wagner aurait vendu <text:span text:style-name="T2">à</text:span> l'Op<text:span text:style-name="T2">é</text:span>ra Royal de Munich le droit de repr<text:span text:style-name="T2">é</text:span>senter <text:span text:style-name="T40">Parsifal</text:span><text:span text:style-name="T39">. </text:span>Et la direction de l'Op<text:span text:style-name="T2">é</text:span>ra de Munich, apr<text:span text:style-name="T2">è</text:span>s de nombreux d<text:span text:style-name="T2">é</text:span>lais, press<text:span text:style-name="T2">é</text:span>e elle-m<text:span text:style-name="T2">ê</text:span>me du besoin de recettes, aurait voulu user de son droit. </text:p>
      <text:p text:style-name="P123">C'<text:span text:style-name="T2">é</text:span>tait la ruine de <text:span text:style-name="T26">Bayreuth. </text:span>Enfin, madame Wa<text:span text:style-name="T2">gner aurait obtenu - moyennant 1</text:span>00. <text:span text:style-name="T2">000 marks - la renonciation du théâ</text:span>tre de Munich. </text:p>
      <text:p text:style-name="P123">Ajoutons que ces nouvelles nous viennent de journaux allemands et que nous n'avons pas eu le temps de les contr<text:span text:style-name="T2">ô</text:span>ler. </text:p>
      <text:p text:style-name="P240">—</text:p>
      <text:p text:style-name="P123">Mon collaborateur parlera du beau festival C<text:span text:style-name="T2">é</text:span>sar Franck. Si la r<text:span text:style-name="T2">é</text:span>ussite en fut m<text:span text:style-name="T2">é</text:span>diocre, ne doit-on pas regretter que le chef d'orchestre qui pr<text:span text:style-name="T2">é</text:span>lude <text:span text:style-name="T2">à</text:span> la repr<text:span text:style-name="T2">é</text:span>sentation fran<text:span text:style-name="T2">ç</text:span>aise de <text:span text:style-name="T33">Lohengrin</text:span> par de courtes et multiples ex<text:span text:style-name="T2">é</text:span>cutions de compositeurs fran<text:span text:style-name="T2">ç</text:span>ais, ait ignor<text:span text:style-name="T2">é</text:span> jusqu'aujourd'hui l'existence de l'un des ma<text:span text:style-name="T2">î</text:span>tres de la musique fran<text:span text:style-name="T2">ç</text:span>aise contemporaine<text:span text:style-name="T4"> </text:span><text:span text:style-name="T2">?</text:span> </text:p>
      <text:p text:style-name="P123">Mais la repr<text:span text:style-name="T2">é</text:span>sentation de<text:span text:style-name="T33"> Lohengrin</text:span>, qui promet d'<text:span text:style-name="T2">ê</text:span>tre en tout point excellente, r<text:span text:style-name="T2">é</text:span>parera bien des choses. </text:p>
      <text:p text:style-name="P122"><text:span text:style-name="T48">Pour terminer, rendons hommage au cr</text:span><text:span text:style-name="T51">é</text:span><text:span text:style-name="T48">ateur de Siegfried </text:span><text:span text:style-name="T51">à</text:span><text:span text:style-name="T48"> </text:span><text:span text:style-name="T62">Bayreuth, </text:span><text:span text:style-name="T49">Georg </text:span><text:span text:style-name="T48">Unger qui vient de mourir le 2 f</text:span><text:span text:style-name="T51">é</text:span><text:span text:style-name="T48">vrier, </text:span><text:span text:style-name="T51">à</text:span><text:span text:style-name="T48"> Halle. </text:span><text:span text:style-name="T49">Georg Unger</text:span><text:note text:id="ftn3" text:note-class="endnote"><text:note-citation>c</text:note-citation><text:note-body><text:p text:style-name="Endnote"><text:span text:style-name="endnote_20_reference"><text:span text:style-name="T49"><text:tab/> </text:span></text:span>Georg Unger (1837<text:span text:style-name="T2">-1887) avait chanté les rôles de Froh dans </text:span><text:span text:style-name="T15">l'Or du Rhin</text:span>, ainsi que des deux Siegfried d<text:span text:style-name="T2">e la création de la </text:span><text:span text:style-name="T33">T</text:span><text:span text:style-name="T15">étralogie</text:span> en<text:span text:style-name="T2"> 1876 à Bayreuth.</text:span> [NdE]</text:p></text:note-body></text:note><text:span text:style-name="T49"> </text:span><text:span text:style-name="T51">é</text:span><text:span text:style-name="T48">tait n</text:span><text:span text:style-name="T51">é</text:span><text:span text:style-name="T48"> </text:span><text:span text:style-name="T51">à</text:span><text:span text:style-name="T48"> Leipzig, en 1837. </text:span></text:p>
      <text:p text:style-name="P5">Et souhaitons de retrouver, <text:span text:style-name="T2">à</text:span> Bruxelles, dans quelques semaines, tous nos amis <text:soft-page-break/>wagn<text:span text:style-name="T2">é</text:span>riens. </text:p>
      <text:p text:style-name="P5"><text:span text:style-name="T39">E. </text:span>D. </text:p>
      <text:p text:style-name="P5">Derni<text:span text:style-name="T2">è</text:span>res nouvelles<text:span text:style-name="T4"> </text:span><text:span text:style-name="T2">:</text:span> La premi<text:span text:style-name="T2">è</text:span>re repr<text:span text:style-name="T2">é</text:span>sentation de La Valkyrie est annonc<text:span text:style-name="T2">é</text:span>e pour la premi<text:span text:style-name="T2">è</text:span>re semaine de mars. </text:p>
      <text:h text:style-name="P245" text:outline-level="2"><text:bookmark text:name="bookmark11"/>Chronique wagnérienne</text:h>
      <text:p text:style-name="P3"/>
      <text:p text:style-name="P5">Le mois de f<text:span text:style-name="T2">é</text:span>vrier n'est pas pr<text:span text:style-name="T2">é</text:span>cis<text:span text:style-name="T2">é</text:span>ment celui des souhaits et ces <text:span text:style-name="T2">é</text:span>trennes, et j'arrive sans doute fort tard pour offrir mes v<text:span text:style-name="T2">œ</text:span>ux de joyeuse chronique aux b<text:span text:style-name="T2">é</text:span>n<text:span text:style-name="T2">é</text:span>voles lecteurs de la Revue Wagn<text:span text:style-name="T2">é</text:span>rienne. Il n'importe gu<text:span text:style-name="T2">è</text:span>re, en somme ! les wagn<text:span text:style-name="T2">é</text:span>riens ne sont pas gens press<text:span text:style-name="T2">é</text:span>s… jamais ils n'ont protest<text:span text:style-name="T2">é</text:span> violemment contre les am<text:span text:style-name="T2">é</text:span>nit<text:span text:style-name="T2">é</text:span>s douteuses et les all<text:span text:style-name="T2">è</text:span>gres injures que des <text:span text:style-name="T2">é</text:span>crivains bien-pensants leur adressent trois cent soixante-cinq fois l'ann<text:span text:style-name="T2">é</text:span>e. Leur patience est grandiose. On les proclame assassins et incendiaires, bien qu'ils payent leur terme comme M. Barbedette lui-m<text:span text:style-name="T2">ê</text:span>me. D<text:span text:style-name="T2">é</text:span>clar<text:span text:style-name="T2">é</text:span>s tra<text:span text:style-name="T2">î</text:span>tres <text:span text:style-name="T2">à</text:span> la pairie, ils ont subi l'ire vengeresse de M. Diaz, musicien fran<text:span text:style-name="T2">ç</text:span>ais, et de M. Gustave Boulanger, artiste peintre. Pas un de ces doux r<text:span text:style-name="T2">é</text:span>sign<text:span text:style-name="T2">é</text:span>s n'a eu la tentation d'aller siffler, en mani<text:span text:style-name="T2">è</text:span>re de repr<text:span text:style-name="T2">é</text:span>sailles, au Skating Ritt et Gailhard, l'une des nombreuses ignominies musicales qui y r<text:span text:style-name="T2">é</text:span>jouissent hebdomadairement des messieurs aussi d<text:span text:style-name="T2">é</text:span>cor<text:span text:style-name="T2">é</text:span>s qu'affaiblis. </text:p>
      <text:p text:style-name="P123">Mais je <text:span text:style-name="T88">sors </text:span>de mon sujet. Or donc, avant d'aller plus loin, et pour ne pas me soustraire <text:span text:style-name="T2">à</text:span> mes obligations essentielles, voici le bilan de d<text:span text:style-name="T2">é</text:span>but de l'ann<text:span text:style-name="T2">é</text:span>e 1887. </text:p>
      <text:p text:style-name="P122"><text:span text:style-name="T48">Au Conservatoire, nous avons eu deux excellentes auditions d'une symphonie de M. Saint-Sa</text:span><text:span text:style-name="T51">ë</text:span><text:span text:style-name="T48">ns. Cette </text:span><text:span text:style-name="T51">œ</text:span><text:span text:style-name="T48">uvre, d</text:span><text:span text:style-name="T51">é</text:span><text:span text:style-name="T48">j</text:span><text:span text:style-name="T51">à</text:span><text:span text:style-name="T48"> ex</text:span><text:span text:style-name="T51">é</text:span><text:span text:style-name="T48">cut</text:span><text:span text:style-name="T51">é</text:span><text:span text:style-name="T48">e en Angleterre, a obtenu un immense succ</text:span><text:span text:style-name="T51">è</text:span><text:span text:style-name="T48">s, et ce n'</text:span><text:span text:style-name="T51">é</text:span><text:span text:style-name="T48">tait que justice, car, bien que les id</text:span><text:span text:style-name="T51">é</text:span><text:span text:style-name="T48">es th</text:span><text:span text:style-name="T51">é</text:span><text:span text:style-name="T48">matiques y soient un peu courtes, elle est d'une </text:span><text:span text:style-name="T51">é</text:span><text:span text:style-name="T48">tonnante facture, d'une merveilleuse richesse de d</text:span><text:span text:style-name="T51">é</text:span><text:span text:style-name="T48">veloppements. En mati</text:span><text:span text:style-name="T51">è</text:span><text:span text:style-name="T48">re de technique, M. Saint-Sa</text:span><text:span text:style-name="T51">ë</text:span><text:span text:style-name="T48">ns est l'</text:span><text:span text:style-name="T51">é</text:span><text:span text:style-name="T48">gal des plus illustres compositeurs. Au point de vue de l'instrumentation, ce qui caract</text:span><text:span text:style-name="T51">é</text:span><text:span text:style-name="T48">rise plus particuli</text:span><text:span text:style-name="T51">è</text:span><text:span text:style-name="T48">rement cette magistrale symphonie, c'est l'int</text:span><text:span text:style-name="T51">é</text:span><text:span text:style-name="T48">ressant et tr</text:span><text:span text:style-name="T51">è</text:span><text:span text:style-name="T48">s heureux emploi du piano dans l'orchestre ; le r</text:span><text:span text:style-name="T51">ô</text:span><text:span text:style-name="T48">le de l'orgue</text:span><text:note text:id="ftn4" text:note-class="endnote"><text:note-citation>d</text:note-citation><text:note-body><text:p text:style-name="Endnote"><text:span text:style-name="endnote_20_reference"><text:span text:style-name="T48"><text:tab/> </text:span></text:span><text:span text:style-name="T2">Il s'agit </text:span>de la<text:span text:style-name="T2"> symphonie n‹ 3 en ut mineur opus 78, avec orgue. Dédiée à Franz Liszt, c'est une commande de la Roy</text:span>al Philharmonic Society. <text:span text:style-name="T2">Le compositeur lui-même en assura la création </text:span>en 18<text:span text:style-name="T2">86 à Londres</text:span>. [NdE]</text:p></text:note-body></text:note><text:span text:style-name="T48">, quoique fort beau, n'y est pas n</text:span><text:span text:style-name="T51">é</text:span><text:span text:style-name="T48">anmoins aussi remarquable. De l'aveu de tout le monde, il y a l</text:span><text:span text:style-name="T51">à</text:span><text:span text:style-name="T48"> un </text:span><text:span text:style-name="T51">é</text:span><text:span text:style-name="T48">v</text:span><text:span text:style-name="T51">é</text:span><text:span text:style-name="T48">nement consid</text:span><text:span text:style-name="T51">é</text:span><text:span text:style-name="T48">rable dont l'art national doit tirer grand profit. </text:span></text:p>
      <text:p text:style-name="P122"><text:span text:style-name="T48">Le festival consacr</text:span><text:span text:style-name="T51">é</text:span><text:span text:style-name="T48"> aux </text:span><text:span text:style-name="T51">œ</text:span><text:span text:style-name="T48">uvres de M. C</text:span><text:span text:style-name="T51">é</text:span><text:span text:style-name="T48">sar Franck a eu lieu au Cirque d'Hiver, le dimanche 30 janvier. M. Pasdeloup dirigeait, pendant la premi</text:span><text:span text:style-name="T51">è</text:span><text:span text:style-name="T48">re partie du concert ; l'auteur lui a succ</text:span><text:span text:style-name="T51">é</text:span><text:span text:style-name="T48">d</text:span><text:span text:style-name="T51">é</text:span><text:span text:style-name="T48">, pendant la seconde partie. Ce nous est une joie bien vive d'enregistrer ici les ovations faites au ma</text:span><text:span text:style-name="T51">î</text:span><text:span text:style-name="T48">tre par un public enthousiaste. Les fragments donn</text:span><text:span text:style-name="T51">é</text:span><text:span text:style-name="T48">s au Cirque ont, sans exception aucune, profond</text:span><text:span text:style-name="T51">é</text:span><text:span text:style-name="T48">ment impressionn</text:span><text:span text:style-name="T51">é</text:span><text:span text:style-name="T48"> les auditeurs, en d</text:span><text:span text:style-name="T51">é</text:span><text:span text:style-name="T48">pit d'une ex</text:span><text:span text:style-name="T51">é</text:span><text:span text:style-name="T48">cution in</text:span><text:span text:style-name="T51">é</text:span><text:span text:style-name="T48">gale, quelque peu confuse, </text:span><text:soft-page-break/><text:span text:style-name="T48">manquant d'assurance et d'homog</text:span><text:span text:style-name="T51">é</text:span><text:span text:style-name="T48">n</text:span><text:span text:style-name="T51">é</text:span><text:span text:style-name="T48">it</text:span><text:span text:style-name="T51">é</text:span><text:span text:style-name="T48">. A certains passages des </text:span><text:span text:style-name="T64">B</text:span><text:span text:style-name="T52">é</text:span><text:span text:style-name="T64">atitudes</text:span><text:span text:style-name="T48">, tous les c</text:span><text:span text:style-name="T51">œ</text:span><text:span text:style-name="T48">urs se sont </text:span><text:span text:style-name="T51">é</text:span><text:span text:style-name="T48">mus, des larmes sont mont</text:span><text:span text:style-name="T51">é</text:span><text:span text:style-name="T48">es </text:span><text:span text:style-name="T51">à</text:span><text:span text:style-name="T48"> bien des yeux. M. Franck</text:span><text:note text:id="ftn5" text:note-class="endnote"><text:note-citation>e</text:note-citation><text:note-body><text:p text:style-name="Endnote"><text:span text:style-name="endnote_20_reference"><text:span text:style-name="T48"><text:tab/> </text:span></text:span><text:span text:style-name="T2">César Franck (1822-1890) est un compositeur et </text:span>un <text:span text:style-name="T2">organiste français. On a rapproché son écriture musicale à celle de Wagner, par son utilisation du</text:span> leitmotiv, du chromatisme, et de la forme cyclique. <text:s/><text:span text:style-name="T2">Wagnérien convaincu, Il ne connut pourtant la musique de Wagner que par les extraits joués en concert</text:span>s et il ne fit pas <text:span text:style-name="T2">comme tant d'autres </text:span>le <text:span text:style-name="T2">« pèlerinage à Bayreuth »</text:span>. On rapproche souvent <text:span text:style-name="T15">La prière </text:span>(op.20, 1864) de <text:span text:style-name="T33">Lohengrin</text:span><text:span text:style-name="T17"> </text:span>; et <text:span text:style-name="T15">Rédemption</text:span><text:span text:style-name="T33">,</text:span> (1873) de <text:span text:style-name="T33">Tristan</text:span>. [NdE]</text:p></text:note-body></text:note><text:span text:style-name="T48"> me para</text:span><text:span text:style-name="T51">î</text:span><text:span text:style-name="T48">t </text:span><text:span text:style-name="T51">ê</text:span><text:span text:style-name="T48">tre le seul musicien contemporain qui ait le v</text:span><text:span text:style-name="T51">é</text:span><text:span text:style-name="T48">ritable sens mystique</text:span><text:span text:style-name="T54"> </text:span><text:span text:style-name="T51">:</text:span><text:span text:style-name="T48"> les </text:span><text:span text:style-name="T51">â</text:span><text:span text:style-name="T48">mes croyantes se complaisent en ses </text:span><text:span text:style-name="T51">œ</text:span><text:span text:style-name="T48">uvres non moins que les artistes. </text:span></text:p>
      <text:p text:style-name="P123"><text:span text:style-name="T2">L'anné</text:span>e s'ouvre donc on ne peut mieux pour la musique fran<text:span text:style-name="T2">ç</text:span>aise. Quant au r<text:span text:style-name="T2">é</text:span>pertoire wagn<text:span text:style-name="T2">é</text:span>rien de nos concerts dominicaux, il ne s'est point accru, que je sache<text:span text:style-name="T4"> </text:span>; mais la masse du public semble le go<text:span text:style-name="T2">û</text:span>ter de plus en plus, ainsi qu'il appert de <text:span text:style-name="T2">l'é</text:span>clatante reprise, <text:span text:style-name="T2">à</text:span> l'Eden, du premier acte de <text:span text:style-name="T33">La Walkure</text:span>. </text:p>
      <text:p text:style-name="P123">Ceci me ram<text:span text:style-name="T2">è</text:span>ne aux v<text:span text:style-name="T2">œ</text:span>ux que je me proposais de former en commen<text:span text:style-name="T2">ç</text:span>ant cette chronique. J'y arrive donc, puisqu'il en est temps encore. Plusieurs de ces v<text:span text:style-name="T2">œ</text:span>ux sont en train de se r<text:span text:style-name="T2">é</text:span>aliser, et si, <text:span text:style-name="T2">à</text:span> propos de Reichstag et de bottes, M. de Bismarck ne nous met point dans les roues quelques-uns de ces b<text:span text:style-name="T2">â</text:span>tons de forte taille en la pose desquels il d<text:span text:style-name="T2">é</text:span>fie toute concurrence, nous avons de beaux mois wagn<text:span text:style-name="T2">é</text:span>riens en perspective. Ce n'est pas <text:span text:style-name="T2">ê</text:span>tre bien hardi que de proph<text:span text:style-name="T2">é</text:span>tiser le succ<text:span text:style-name="T2">è</text:span>s de <text:span text:style-name="T33">La Walkure</text:span> <text:span text:style-name="T2">à</text:span> Bruxelles, le triomphe de <text:span text:style-name="T33">Lohengrin</text:span> <text:span text:style-name="T2">à</text:span> Paris. </text:p>
      <text:p text:style-name="P123">Me sera-t-il permis d'<text:span text:style-name="T2">é</text:span>noncer, par surcro<text:span text:style-name="T2">î</text:span>t, d'autres souhaits tr<text:span text:style-name="T2">è</text:span>s modestes, dussions-nous de longtemps ne pas les voir exauc<text:span text:style-name="T2">é</text:span>s<text:span text:style-name="T4"> </text:span><text:span text:style-name="T2">?</text:span> Peut-<text:span text:style-name="T2">ê</text:span>tre, <text:span text:style-name="T2">à</text:span> la demande g<text:span text:style-name="T2">é</text:span>n<text:span text:style-name="T2">é</text:span>rale, M. Oscar Comettant consentira-t-il <text:span text:style-name="T2">à</text:span> r<text:span text:style-name="T2">é</text:span>unir en volume, sous le titre croustillant de <text:span text:style-name="T33">Wagner pharmacien</text:span>, ces brillants articles du <text:span text:style-name="T33">Si</text:span><text:span text:style-name="T15">è</text:span><text:span text:style-name="T33">cle</text:span> o<text:span text:style-name="T2">ù</text:span> il a condens<text:span text:style-name="T2">é</text:span> tant de fois le meilleur de lui-m<text:span text:style-name="T2">ê</text:span>me<text:span text:style-name="T4"> </text:span><text:span text:style-name="T2">?</text:span> ces r<text:span text:style-name="T2">é</text:span>quisitoires, tour <text:span text:style-name="T2">à</text:span> tour <text:span text:style-name="T2">é</text:span>loquents et badins, qui ont si souvent charm<text:span text:style-name="T2">é</text:span> notre jeunesse, et qui seront encore, j'ose l'esp<text:span text:style-name="T2">é</text:span>rer, la joie de nos petits-enfants<text:span text:style-name="T4"> </text:span><text:span text:style-name="T2">?</text:span> </text:p>
      <text:p text:style-name="P123">Peut-<text:span text:style-name="T2">ê</text:span>tre, au contraire, <text:span text:style-name="T2">é</text:span>tonnera-t-il l'univers par un de ces mouvements strat<text:span text:style-name="T2">é</text:span>giques qu'il ex<text:span text:style-name="T2">é</text:span>cute avec une si rare maestria (soyons italiens<text:span text:style-name="T4"> </text:span>!), et nous apprendra-t-il qu'il a encourag<text:span text:style-name="T2">é</text:span> les efforts obscurs de Wagner, comme il a consol<text:span text:style-name="T2">é</text:span> Berlioz aux heures de l'affliction ! ... Peut-<text:span text:style-name="T2">être ­ les suppositions ne coû</text:span>tent rien – <text:span text:style-name="T2">serons-nous té</text:span>moins de choses extraordinaires et raisonnables<text:span text:style-name="T4"> </text:span><text:span text:style-name="T2">:</text:span> nous verrons l'Acad<text:span text:style-name="T2">é</text:span>mie <text:span text:style-name="T2">é</text:span>lire Villiers de l'Isle-Adam, M. Salvayre renoncer aux cornets <text:span text:style-name="T2">à</text:span> piston, <text:span text:style-name="T2">à</text:span> leurs pompes et <text:span text:style-name="T2">à</text:span> leurs <text:span text:style-name="T2">œ</text:span>uvres, M. Benjamin Constant ne pas avoir la M<text:span text:style-name="T2">é</text:span>daille d'honneur, et M. Ohnet travailler l'orthographe. Ce jour l<text:span text:style-name="T2">à</text:span>, les grandes d<text:span text:style-name="T2">é</text:span>couvertes seront proches, et les esprits impartiaux n'h<text:span text:style-name="T2">é</text:span>siteront pas pressentir que Wagner n'<text:span text:style-name="T2">é</text:span>tait d<text:span text:style-name="T2">é</text:span>cid<text:span text:style-name="T2">é</text:span>ment pas le dernier des cr<text:span text:style-name="T2">é</text:span>tins. </text:p>
      <text:p text:style-name="P122"/>
      <text:p text:style-name="P5"><text:soft-page-break/>Alfred Ernst. </text:p>
      <text:h text:style-name="P245" text:outline-level="2"><text:bookmark-start text:name="bookmark12"/><text:span text:style-name="T39">Notes</text:span><text:bookmark-end text:name="bookmark12"/> <text:span text:style-name="T39">sur</text:span><text:bookmark-start text:name="bookmark13"/> <text:span text:style-name="T26">Tristan </text:span><text:bookmark-end text:name="bookmark13"/><text:span text:style-name="T39">et Isolde</text:span></text:h>
      <text:p text:style-name="P3"/>
      <text:p text:style-name="P122"><text:span text:style-name="T48">Dire sous l'influence de quelles conditions l'</text:span><text:span text:style-name="T51">œ</text:span><text:span text:style-name="T48">uvre d'un artiste a </text:span><text:span text:style-name="T51">é</text:span><text:span text:style-name="T48">t</text:span><text:span text:style-name="T51">é</text:span><text:span text:style-name="T48"> con</text:span><text:span text:style-name="T51">ç</text:span><text:span text:style-name="T48">ue et ex</text:span><text:span text:style-name="T51">é</text:span><text:span text:style-name="T48">cut</text:span><text:span text:style-name="T51">é</text:span><text:span text:style-name="T48">e, c'est contribuer </text:span><text:span text:style-name="T51">à</text:span><text:span text:style-name="T48"> la formation d'un jugement sain sur l'</text:span><text:span text:style-name="T51">œ</text:span><text:span text:style-name="T48">uvre et sur son auteur ; c'est ce que je voudrais tenter pour </text:span><text:span text:style-name="T64">Tristan et </text:span><text:span text:style-name="T65">Isolde</text:span><text:span text:style-name="T67"> </text:span><text:span text:style-name="T48">de Wagner. </text:span><text:note text:id="ftn6" text:note-class="footnote"><text:note-citation>1</text:note-citation><text:note-body><text:p text:style-name="P1"><text:span text:style-name="footnote_20_reference"><text:tab/> </text:span><text:span text:style-name="T93">Il est peut-être permis de regretter que M. Wilder, dans sa version française, n'ait pas conservé le mot Isolde. Le motif musical qui forme la base de la symphonie est établi sur ces trois syllabes ; un mot de deux syllabes le défigure. En outre, il aurait été essentiel, pour le chant, de garder la voyelle o à la place de Eu. Cela aurait d'autant mieux pu se faire que Yseult paraît être une corruption provençale. Les plus anciens poèmes français disent Isolde et Isalde. Chrétien de Troyes écrivit Isalt la blonde, d'autres Isolt, Isout ; Sir Thomas d’Erceldoune, Ysonde. Gottfried de Strasbourg n'a pas germanisé le nom, il l'a trouvé tel dans Thomas le Trouvère, Isôt (dont il fait génitif Isolden). Dans la patrie même d'Isolde, en Irlande, il y a près de Dublin un village qui se nomme Chapel Isolde. Pétrarque écrit Isotta. Et puis si on dit avec certains auteurs Yseult, il aurait fallu les suivre pour les autres noms et écrire Brengien, Morhout, Gouvernail ou Gorvenal… </text:span></text:p></text:note-body></text:note></text:p>
      <text:p text:style-name="P3"/>
      <text:p text:style-name="P5">I</text:p>
      <text:p text:style-name="P182"><text:span text:style-name="T44">Wagner est vraiment trop po</text:span><text:span text:style-name="T2">è</text:span><text:span text:style-name="T44">te pour songer </text:span><text:span text:style-name="T2">à</text:span><text:span text:style-name="T44"> faire de ses drames des d</text:span><text:span text:style-name="T2">é</text:span><text:span text:style-name="T44">monstrations philosophiques. <text:tab/>Liszt. </text:span></text:p>
      <text:p text:style-name="P118"/>
      <text:p text:style-name="P122"><text:span text:style-name="T48">Pour pouvoir faire cette </text:span><text:span text:style-name="T51">é</text:span><text:span text:style-name="T48">tude librement, il me faudra d'abord consacrer quelques pages </text:span><text:span text:style-name="T51">à</text:span><text:span text:style-name="T48"> la r</text:span><text:span text:style-name="T51">é</text:span><text:span text:style-name="T48">futation d'une opinion qu'on r</text:span><text:span text:style-name="T51">é</text:span><text:span text:style-name="T48">p</text:span><text:span text:style-name="T51">è</text:span><text:span text:style-name="T48">te avec tant de persistance, chaque </text:span><text:span text:style-name="T51">é</text:span><text:span text:style-name="T48">crivain empruntant l'id</text:span><text:span text:style-name="T51">ée l'</text:span><text:span text:style-name="T48">un </text:span><text:span text:style-name="T51">à</text:span><text:span text:style-name="T48"> l'autre, que bient</text:span><text:span text:style-name="T51">ô</text:span><text:span text:style-name="T48">t elle sera pass</text:span><text:span text:style-name="T51">é</text:span><text:span text:style-name="T48">e </text:span><text:span text:style-name="T51">à</text:span><text:span text:style-name="T48"> l'</text:span><text:span text:style-name="T51">é</text:span><text:span text:style-name="T48">tat de fait reconnu et indiscutable. On affirme que, dans </text:span><text:span text:style-name="T64">Tristan</text:span><text:span text:style-name="T48">, Wagner a voulu mettre sur la sc</text:span><text:span text:style-name="T51">è</text:span><text:span text:style-name="T48">ne la philosophie de Schopenhauer</text:span><text:note text:id="ftn7" text:note-class="endnote"><text:note-citation>f</text:note-citation><text:note-body><text:p text:style-name="Endnote"><text:span text:style-name="T48"><text:tab/>Arthur Schopenhauer (1788-1860) est un philosophe allemand. Wagner le découvrit en 1854 alors qu’il était en exil à Zurich après son implication dans les événements révolutionnaires de Dresde. La lecture de ses textes est une véritable révélation pour le compositeur et principalement de son ouvrage le plus connu  : </text:span><text:span text:style-name="T33">Le Monde comme volonté et représentation, </text:span>publié en 1818 et remanié en 1844. Ce texte eut une influence considérable sur les penseurs comme sur les artistes (Nietzsche, Wagner mais aussi Freud ou Tolstoï). En décembre 1854, Wagner lui envoya son texte de la <text:span text:style-name="T33">Tétralogie</text:span> mais le philosophe sembla plus sensible au poème de Wagner qu’à sa musique. Schopenhauer donne à la musique une place essentielle dans l’art et l’élève à une dimension métaphysique qui ne pouvait que s’accorder avec la pensée wagnérienne. De plus l’intérêt du penseur pour les philosophies orientales va dans le sens des recherches de Wagner. On rapproche souvent le duo d’amour du second acte de <text:span text:style-name="T33">Tristan</text:span> à la philosophie de Schopenhauer ainsi que la scène finale du <text:span text:style-name="T33">Crépuscule des Dieux</text:span>. On se reportera à l’article du <text:span text:style-name="T33">dictionnaire encyclopédique Richard Wagner</text:span> des éditions Actes-Sud (2010) pour plus détails. Dans cet article particulier, Chamberlain s’oppose ici aux opinions de Shuré et de Jullien ou de Glasenapp, autres grands wagnériens. [NdE]</text:p></text:note-body></text:note><text:span text:style-name="T48"> ; quelques-uns lui en font un </text:span><text:span text:style-name="T51">é</text:span><text:span text:style-name="T48">loge, d'autres, plus nombreux, un reproche. M. Glasenapp dit</text:span><text:span text:style-name="T54"> </text:span><text:span text:style-name="T51">:</text:span><text:span text:style-name="T48"> </text:span><text:span text:style-name="T51">«</text:span><text:span text:style-name="T54"> </text:span><text:span text:style-name="T48">Dans la sc</text:span><text:span text:style-name="T51">è</text:span><text:span text:style-name="T48">ne d'amour du second acte, les id</text:span><text:span text:style-name="T51">é</text:span><text:span text:style-name="T48">es du philosophe ont </text:span><text:span text:style-name="T51">é</text:span><text:span text:style-name="T48">t</text:span><text:span text:style-name="T51">é</text:span><text:span text:style-name="T48"> exprim</text:span><text:span text:style-name="T51">é</text:span><text:span text:style-name="T48">es </text:span><text:span text:style-name="T51">à</text:span><text:span text:style-name="T48"> la perfection dans le langage de la po</text:span><text:span text:style-name="T51">é</text:span><text:span text:style-name="T48">sie et de la musique.</text:span><text:span text:style-name="T54"> </text:span><text:span text:style-name="T51">»</text:span><text:span text:style-name="T48"> (I, 385) ; M. Schur</text:span><text:span text:style-name="T51">é qui, sous l'impression</text:span><text:span text:style-name="T48"> imm</text:span><text:span text:style-name="T51">é</text:span><text:span text:style-name="T48">diate des repr</text:span><text:span text:style-name="T51">é</text:span><text:span text:style-name="T48">sentations de Munich, avait fait de ce drame une analyse qui est rest</text:span><text:span text:style-name="T51">é</text:span><text:span text:style-name="T48">e c</text:span><text:span text:style-name="T51">é</text:span><text:span text:style-name="T48">l</text:span><text:span text:style-name="T51">è</text:span><text:span text:style-name="T48">bre et dans laquelle il n'est nullement question de philosophie</text:span><text:note text:id="ftn8" text:note-class="footnote"><text:note-citation>2</text:note-citation><text:note-body><text:p text:style-name="P1"><text:span text:style-name="footnote_20_reference"><text:tab/> </text:span><text:span text:style-name="T93">M. Scharé disait de la scène d’amour : « Nous traversons, dans ce dialogue de Tristan et d’Iseult, les degrés successifs de cette intense passion de la créature, qui confond tous les bonheurs, tous les ciels dans une admiration mutuelle… Cette hymne respire une sorte de paix profonde dans la passion infinie. » </text:span></text:p></text:note-body></text:note><text:span text:style-name="T48">, M. Schur</text:span><text:span text:style-name="T51">é</text:span><text:span text:style-name="T48"> y voit maintenant l'influence de la philosophie pessimiste de Schopenhauer et d'une </text:span><text:span text:style-name="T51">«</text:span><text:span text:style-name="T54"> </text:span><text:span text:style-name="T48">phase pa</text:span><text:span text:style-name="T51">ï</text:span><text:span text:style-name="T48">enne</text:span><text:span text:style-name="T54"> </text:span><text:span text:style-name="T51">»</text:span><text:span text:style-name="T48"> (</text:span><text:span text:style-name="T64">Le Drame Musical</text:span><text:span text:style-name="T48">, 2</text:span><text:span text:style-name="T68">e</text:span><text:span text:style-name="T48"> </text:span><text:span text:style-name="T51">é</text:span><text:span text:style-name="T48">dition, II, 293 ; M. Jullien nous apprend que Wagner </text:span><text:span text:style-name="T51">«</text:span><text:span text:style-name="T54"> </text:span><text:span text:style-name="T48">a fait des deux amants les interpr</text:span><text:span text:style-name="T51">è</text:span><text:span text:style-name="T48">tes de l'</text:span><text:span text:style-name="T51">é</text:span><text:span text:style-name="T48">cole philosophique de Schopenhauer</text:span><text:span text:style-name="T54"> </text:span><text:span text:style-name="T51">»</text:span><text:span text:style-name="T48"> (Richard Wagner, 148.)… Or, c'est l</text:span><text:span text:style-name="T51">à</text:span><text:span text:style-name="T48"> une id</text:span><text:span text:style-name="T51">é</text:span><text:span text:style-name="T48">e qui ne peut </text:span><text:soft-page-break/><text:span text:style-name="T48">supporter le moindre examen. </text:span></text:p>
      <text:p text:style-name="P123">Tout d'abord, il y a une remarque <text:span text:style-name="T2">à</text:span> faire, d'une simplicit<text:span text:style-name="T2">é</text:span> presque na<text:span text:style-name="T2">ï</text:span>ve ; il est incompr<text:span text:style-name="T2">é</text:span>hensible que ces auteurs ne l'aient point faite. C'est que si Tristan et Isolde avaient vraiment la pr<text:span text:style-name="T2">é</text:span>tention de nous enseigner la philosophie de Schopenhauer, il n'y aurait qu'<text:span text:style-name="T2">à</text:span> les renvoyer <text:span text:style-name="T2">à</text:span> l'<text:span text:style-name="T2">é</text:span>cole pour mieux apprendre leur le<text:span text:style-name="T2">ç</text:span>on, car toute leur vie, tous leurs actes, toutes leurs paroles sont en contradiction flagrante avec la doctrine du philosophe. S'ils <text:span text:style-name="T2">é</text:span>taient des adeptes de la philosophie de Schopenhauer, ils sauraient dompter la passion qui les ronge, puisqu'ils sauraient que l'amour n'est qu'un leurre tendu par la nature pour la pr<text:span text:style-name="T2">é</text:span>servation du genre aux d<text:span text:style-name="T2">é</text:span>pens de l'individu (<text:span text:style-name="T33">Die Welt als Wille</text:span>…II, 638) ; ils ne se r<text:span text:style-name="T2">é</text:span>pandraient pas en plaintes interminables, puisque leur ma<text:span text:style-name="T2">î</text:span>tre enseigne qu'il faut b<text:span text:style-name="T2">é</text:span>nir les souffrances (1, 468) ; et surtout ils n'appelleraient pas constamment la mort, puisque rien n'est plus contraire aux principes et aux doctrines de l'<text:span text:style-name="T2">é</text:span>cole. Il faut attendre la mort sans crainte, mais sans impatience. Schopenhauer dit <text:span text:style-name="T2">«</text:span><text:span text:style-name="T4"> </text:span>Rien n'est plus fonci<text:span text:style-name="T2">è</text:span>rement diff<text:span text:style-name="T2">é</text:span>rent de la N<text:span text:style-name="T2">é</text:span>gation de la volont<text:span text:style-name="T2">é</text:span> de vivre que le suicide. Celui qui se suicide veut la vie, il se plaint seulement des conditions sp<text:span text:style-name="T2">é</text:span>ciales qui l'entourent... C'est parce qu'il ne peut cesser de vouloir qu'il cesse de vivre... (I, 471, et dans presque tous les <text:span text:style-name="T2">é</text:span>crits de Schopenhauer). Sa doctrine <text:span text:style-name="T2">é</text:span>thique est la R<text:span text:style-name="T2">é</text:span>signation, ce qu'il nomme volontiers la Saintet<text:span text:style-name="T2">é</text:span> ; il explique l'amour passionn<text:span text:style-name="T2">é</text:span> qui m<text:span text:style-name="T2">è</text:span>ne <text:span text:style-name="T2">à</text:span> la mort quand il ne peut assouvir ses d<text:span text:style-name="T2">é</text:span>sirs, comme une aberration, comme un manque d'<text:span text:style-name="T2">é</text:span>quilibre entre les forces de l'individu et la n<text:span text:style-name="T2">é</text:span>cessit<text:span text:style-name="T2">é</text:span> de perp<text:span text:style-name="T2">é</text:span>tuer le genre (II, 636). Ceux qui ont <text:span text:style-name="T2">é</text:span>tudi<text:span text:style-name="T2">é</text:span> la M<text:span text:style-name="T2">é</text:span>taphysique de l'Amour savent que Schopenhauer ram<text:span text:style-name="T2">è</text:span>ne toute manifestation de l'amour aux instincts sexuels. C'est, pour lui, sa critique, mais en m<text:span text:style-name="T2">ê</text:span>me temps sa justification. Deux amants qui perdent leurs moments <text:span text:style-name="T2">à</text:span> maudire le jour, <text:span text:style-name="T2">à</text:span> chanter la nuit et <text:span text:style-name="T2">à</text:span> invoquer la mort, deux amants, surtout, qui se sentent s<text:span text:style-name="T2">é</text:span>par<text:span text:style-name="T2">é</text:span>s par des v<text:span text:style-name="T2">é</text:span>tilles de morale conventionnelle, lorsque leur imp<text:span text:style-name="T2">é</text:span>rieux devoir serait de propager l'esp<text:span text:style-name="T2">è</text:span>ce, c'est pour ce philosophe un spectacle absurde et essentiellement immoral. Si Tristan et Isolde sont les interpr<text:span text:style-name="T2">è</text:span>tes de la morale de Schopenhauer, ils le sont <text:span text:style-name="T2">à</text:span> rebours, on le voit ; il est plus simple et plus vrai d'avouer qu'ils ne le sont point du tout. </text:p>
      <text:p text:style-name="P122"><text:span text:style-name="T48">On me r</text:span><text:span text:style-name="T51">é</text:span><text:span text:style-name="T48">pond que les dogmes m</text:span><text:span text:style-name="T51">é</text:span><text:span text:style-name="T48">taphysiques de l'</text:span><text:span text:style-name="T51">é</text:span><text:span text:style-name="T48">cole sont </text:span><text:span text:style-name="T51">é</text:span><text:span text:style-name="T48">nonc</text:span><text:span text:style-name="T51">é</text:span><text:span text:style-name="T48">s en toutes lettres. Je le conteste formellement. Gasperini, et apr</text:span><text:span text:style-name="T51">è</text:span><text:span text:style-name="T48">s lui Jullien et d'autres, cite cette phrase de Tristan</text:span><text:span text:style-name="T54"> </text:span><text:span text:style-name="T51">:</text:span><text:span text:style-name="T48"> </text:span><text:span text:style-name="T51">«</text:span><text:span text:style-name="T48">C'est moi-m</text:span><text:span text:style-name="T51">ê</text:span><text:span text:style-name="T48">me qui suis le monde.</text:span><text:span text:style-name="T54"> </text:span><text:span text:style-name="T51">»</text:span><text:span text:style-name="T48"> Mais est-ce l</text:span><text:span text:style-name="T51">à</text:span><text:span text:style-name="T48"> du </text:span><text:soft-page-break/><text:span text:style-name="T48">Schopenhauer</text:span><text:span text:style-name="T54"> </text:span><text:span text:style-name="T51">?</text:span><text:span text:style-name="T48"> On pourrait en d</text:span><text:span text:style-name="T51">é</text:span><text:span text:style-name="T48">duire n'importe quelle philosophie non dualiste, y voir Spinoza, Leibnitz, Hume, Pythagore, tout ce qu'on voudrait. Quand Cl</text:span><text:span text:style-name="T51">é</text:span><text:span text:style-name="T48">op</text:span><text:span text:style-name="T51">â</text:span><text:span text:style-name="T48">tre s'</text:span><text:span text:style-name="T51">é</text:span><text:span text:style-name="T48">crie</text:span><text:span text:style-name="T54"> </text:span><text:span text:style-name="T51">:</text:span><text:span text:style-name="T48"> </text:span><text:span text:style-name="T51">«</text:span><text:span text:style-name="T54"> </text:span><text:span text:style-name="T48">Tout n'est que rien !</text:span><text:span text:style-name="T54"> </text:span><text:span text:style-name="T51">»</text:span><text:span text:style-name="T48">, Shakespeare a-t-il voulu nous donner un r</text:span><text:span text:style-name="T51">é</text:span><text:span text:style-name="T48">sum</text:span><text:span text:style-name="T51">é</text:span><text:span text:style-name="T48"> de la philosophie </text:span><text:span text:style-name="T51">é</text:span><text:span text:style-name="T48">l</text:span><text:span text:style-name="T51">é</text:span><text:span text:style-name="T48">atique, ou pr</text:span><text:span text:style-name="T51">é</text:span><text:span text:style-name="T48">dire celle de Berkeley</text:span><text:span text:style-name="T54"> </text:span><text:span text:style-name="T51">?</text:span><text:span text:style-name="T48"> Et puis, par malheur, Tristan ne dit pas cela, mais il dit</text:span><text:span text:style-name="T54"> </text:span><text:span text:style-name="T51">:</text:span><text:span text:style-name="T48"> </text:span><text:span text:style-name="T51">«</text:span><text:span text:style-name="T54"> </text:span><text:span text:style-name="T48">Quand mon </text:span><text:span text:style-name="T51">œ</text:span><text:span text:style-name="T48">il s'</text:span><text:span text:style-name="T51">é</text:span><text:span text:style-name="T48">teindra, alors je serai moi-m</text:span><text:span text:style-name="T51">ê</text:span><text:span text:style-name="T48">me le monde.</text:span><text:span text:style-name="T54"> </text:span><text:span text:style-name="T51">»</text:span><text:span text:style-name="T48"> Cette phrase, comme celles qui la pr</text:span><text:span text:style-name="T51">é</text:span><text:span text:style-name="T48">c</text:span><text:span text:style-name="T51">è</text:span><text:span text:style-name="T48">dent et qui la suivent, a un sens excessivement vague ; c'est le d</text:span><text:span text:style-name="T51">é</text:span><text:span text:style-name="T48">sir de la mort, un besoin immense de se dissoudre, de se fondre en un tout, d'</text:span><text:span text:style-name="T51">ê</text:span><text:span text:style-name="T48">tre envelopp</text:span><text:span text:style-name="T51">é</text:span><text:span text:style-name="T48"> par lui, de s'</text:span><text:span text:style-name="T51">é</text:span><text:span text:style-name="T48">tendre </text:span><text:span text:style-name="T51">à</text:span><text:span text:style-name="T48"> travers l'infini, </text:span><text:span text:style-name="T51">«</text:span><text:span text:style-name="T54"> </text:span><text:span text:style-name="T48">de r</text:span><text:span text:style-name="T51">ê</text:span><text:span text:style-name="T48">ver dans des espaces immesurables...</text:span><text:span text:style-name="T54"> </text:span><text:span text:style-name="T51">»</text:span><text:span text:style-name="T48"> Tout cela ce sont des sentiments, non pas des pens</text:span><text:span text:style-name="T51">é</text:span><text:span text:style-name="T48">es logiques ; les mots ne sauraient les indiquer que tr</text:span><text:span text:style-name="T51">è</text:span><text:span text:style-name="T48">s vaguement, et Wagner, avec un g</text:span><text:span text:style-name="T51">é</text:span><text:span text:style-name="T48">nie admirable, les a donc exprim</text:span><text:span text:style-name="T51">é</text:span><text:span text:style-name="T48">s dans des phrases dont le sens est att</text:span><text:span text:style-name="T51">é</text:span><text:span text:style-name="T48">nu</text:span><text:span text:style-name="T51">é</text:span><text:span text:style-name="T48"> au possible, pendant que la musique nous fait voir jusqu'au fond de l'</text:span><text:span text:style-name="T51">â</text:span><text:span text:style-name="T48">me des deux amants, en nous faisant sentir ce qu'ils sentent </text:span><text:note text:id="ftn9" text:note-class="footnote"><text:note-citation>3</text:note-citation><text:note-body><text:p text:style-name="P1"><text:span text:style-name="footnote_20_reference"><text:tab/> </text:span><text:span text:style-name="T93">M. Jullien, dans son récent livre, montre jusqu’où peut mener une idée préconçue et superficielle. Dans les paroles de cette scène, qui sont d’un vague admirable, il voit l’énoncé précis d’un système philosophique ; dans la musique, qui est une révélation inondant de lumière la vie de ces âmes, il voit « une page unique » mais « qui rend tout simplement les mouvements extérieurs des amants et leurs amoureux transport. »</text:span></text:p></text:note-body></text:note><text:span text:style-name="T48">. </text:span></text:p>
      <text:p text:style-name="P122"><text:span text:style-name="T48">Si Wagner avait voulu exposer la th</text:span><text:span text:style-name="T51">é</text:span><text:span text:style-name="T48">orie du monde de Schopenhauer, il aurait fallu qu'il fit ressortir avec </text:span><text:span text:style-name="T51">é</text:span><text:span text:style-name="T48">vidence l'opposition entra la Volont</text:span><text:span text:style-name="T51">é</text:span><text:span text:style-name="T48"> et la Repr</text:span><text:span text:style-name="T51">é</text:span><text:span text:style-name="T48">sentation, et ensuite qu'il montr</text:span><text:span text:style-name="T51">â</text:span><text:span text:style-name="T48">t la Volont</text:span><text:span text:style-name="T51">é</text:span><text:span text:style-name="T48"> devenue consciente d'elle-m</text:span><text:span text:style-name="T51">ê</text:span><text:span text:style-name="T48">me, r</text:span><text:span text:style-name="T51">é</text:span><text:span text:style-name="T48">pudiant la Repr</text:span><text:span text:style-name="T51">é</text:span><text:span text:style-name="T48">sentation et entrant, par la R</text:span><text:span text:style-name="T51">é</text:span><text:span text:style-name="T48">signation, dans l'</text:span><text:span text:style-name="T51">é</text:span><text:span text:style-name="T48">tat de Saintet</text:span><text:span text:style-name="T51">é</text:span><text:span text:style-name="T48">. Or, je d</text:span><text:span text:style-name="T51">é</text:span><text:span text:style-name="T48">fie qu'on trouve un mot de tout cela dans </text:span><text:span text:style-name="T64">Tristan</text:span><text:span text:style-name="T48">, </text:span><text:span text:style-name="T51">à</text:span><text:span text:style-name="T48"> moins qu'on ne commence par l'y mettre soi-m</text:span><text:span text:style-name="T51">ê</text:span><text:span text:style-name="T48">me. M</text:span><text:span text:style-name="T51">ê</text:span><text:span text:style-name="T48">me la phras</text:span><text:span text:style-name="T51">é</text:span><text:span text:style-name="T48">ologie n'a rien qu'on puisse dire d</text:span><text:span text:style-name="T51">é</text:span><text:span text:style-name="T48">riv</text:span><text:span text:style-name="T51">é</text:span><text:span text:style-name="T48"> sp</text:span><text:span text:style-name="T51">é</text:span><text:span text:style-name="T48">cialement de Schopenhauer. Ces tropes de la nuit et du jour, de la mort et de la vie, tra</text:span><text:span text:style-name="T51">î</text:span><text:span text:style-name="T48">nent depuis trois mille ans dans toutes les po</text:span><text:span text:style-name="T51">é</text:span><text:span text:style-name="T48">sies. Dans Schopenhauer je n'ai pu trouver que cette unique phrase</text:span><text:span text:style-name="T54"> </text:span><text:span text:style-name="T51">:</text:span><text:span text:style-name="T48"> </text:span><text:span text:style-name="T51">«</text:span><text:span text:style-name="T54"> </text:span><text:span text:style-name="T48">La nuit est en elle-m</text:span><text:span text:style-name="T51">ê</text:span><text:span text:style-name="T48">me majestueuse,</text:span><text:span text:style-name="T54"> </text:span><text:span text:style-name="T51">»</text:span><text:span text:style-name="T48"> et cette phrase se trouve dans un fragment posthume (Nachlass, 361)</text:span><text:note text:id="ftn10" text:note-class="footnote"><text:note-citation>4</text:note-citation><text:note-body><text:p text:style-name="P1"><text:span text:style-name="footnote_20_reference"><text:tab/> </text:span><text:span text:style-name="T93">A propos du jour, il nous dit qu’il faut se lever de bonne heure et ne pas jaser le matin (Parerga, 1, 462) ! </text:span></text:p></text:note-body></text:note><text:span text:style-name="T48">. Wagner, par contre, parle volontiers </text:span><text:span text:style-name="T51">à</text:span><text:span text:style-name="T48"> tout propos ce langage ; on le retrouvera m</text:span><text:span text:style-name="T51">ê</text:span><text:span text:style-name="T48">me dans ses </text:span><text:span text:style-name="T51">é</text:span><text:span text:style-name="T48">crits politiques (par exemple, VIII, 32). </text:span></text:p>
      <text:p text:style-name="P123">Il faudrait aussi admettre que Wagner f<text:span text:style-name="T2">û</text:span>t all<text:span text:style-name="T2">é</text:span> <text:span text:style-name="T2">à</text:span> l'encontre de ses propres th<text:span text:style-name="T2">é</text:span>ories<text:span text:style-name="T4"> </text:span><text:span text:style-name="T2">:</text:span> <text:span text:style-name="T2">«</text:span><text:span text:style-name="T4"> </text:span>Dans le drame c'est par le <text:span text:style-name="T33">sentiment</text:span> que nous percevons... un sujet dramatique qui ferait appel tour <text:span text:style-name="T2">à</text:span> tour <text:span text:style-name="T2">à</text:span> l'intelligence et au sentiment serait un sujet <text:soft-page-break/>sans coh<text:span text:style-name="T2">é</text:span>sion, brouill<text:span text:style-name="T2">é</text:span>... le drame n'a qu'un seul but, agir sur le sentiment (IV, 97, 246, 253)... dor<text:span text:style-name="T2">é</text:span>navant deux chemins seulement s'ouvrent <text:span text:style-name="T2">à</text:span> la po<text:span text:style-name="T2">é</text:span>sie ; ou bien elle peut quitter son domaine pour celui de l'abstraction, devenir philosophie, ou bien elle se confondra avec la musique... le langage de la musique ne peut <text:span text:style-name="T2">ê</text:span>tre interpr<text:span text:style-name="T2">é</text:span>t<text:span text:style-name="T2">é</text:span> selon les lois de la musique (VII, 150)... etc.<text:span text:style-name="T4"> </text:span><text:span text:style-name="T2">»</text:span></text:p>
      <text:p text:style-name="P122"><text:span text:style-name="T48">On pourrait m'objecter que dans ce cas sp</text:span><text:span text:style-name="T51">é</text:span><text:span text:style-name="T48">cial Wagner a oubli</text:span><text:span text:style-name="T51">é</text:span><text:span text:style-name="T48"> ces th</text:span><text:span text:style-name="T51">é</text:span><text:span text:style-name="T48">ories si clairement </text:span><text:span text:style-name="T51">é</text:span><text:span text:style-name="T48">nonc</text:span><text:span text:style-name="T51">é</text:span><text:span text:style-name="T48">es, si nous ne trouvions, dans ses propres </text:span><text:span text:style-name="T51">œ</text:span><text:span text:style-name="T48">uvres, une preuve concluante du danger qu'il y a </text:span><text:span text:style-name="T51">à</text:span><text:span text:style-name="T48"> vouloir voir des intentions philosophiques l</text:span><text:span text:style-name="T51">à</text:span><text:span text:style-name="T48"> o</text:span><text:span text:style-name="T51">ù</text:span><text:span text:style-name="T48"> il n'y a qu'une </text:span><text:span text:style-name="T51">œ</text:span><text:span text:style-name="T48">uvre d'art. C'est </text:span><text:span text:style-name="T64">L'Anneau du Nibelung</text:span><text:span text:style-name="T48">. Le po</text:span><text:span text:style-name="T51">è</text:span><text:span text:style-name="T48">me entier a </text:span><text:span text:style-name="T51">é</text:span><text:span text:style-name="T48">t</text:span><text:span text:style-name="T51">é</text:span><text:span text:style-name="T48"> termin</text:span><text:span text:style-name="T51">é</text:span><text:span text:style-name="T48"> en 1852, et l'</text:span><text:span text:style-name="T51">é</text:span><text:span text:style-name="T48">dition que Wagner fit tirer pour ses amis date du printemps de 1853 (Wagner, VI, 371 ; Glasenapp, 1, 360. Je l'ai eue en mains ; elle ne pr</text:span><text:span text:style-name="T51">é</text:span><text:span text:style-name="T48">sente, compar</text:span><text:span text:style-name="T51">é</text:span><text:span text:style-name="T48">e </text:span><text:span text:style-name="T51">à</text:span><text:span text:style-name="T48"> l'</text:span><text:span text:style-name="T51">é</text:span><text:span text:style-name="T48">dition d</text:span><text:span text:style-name="T51">é</text:span><text:span text:style-name="T48">finitive, que des variantes sans importance, surtout d'orthographe. Or, il est positivement av</text:span><text:span text:style-name="T51">é</text:span><text:span text:style-name="T48">r</text:span><text:span text:style-name="T51">é</text:span><text:span text:style-name="T48"> que Wagner ne fit la connaissance de la philosophie de Schopenhauer qu'en hiver 1853-54, </text:span><text:span text:style-name="T51">é</text:span><text:span text:style-name="T48">poque </text:span><text:span text:style-name="T51">à</text:span><text:span text:style-name="T48"> laquelle le po</text:span><text:span text:style-name="T51">è</text:span><text:span text:style-name="T48">te Herwegh</text:span><text:note text:id="ftn11" text:note-class="endnote"><text:note-citation>g</text:note-citation><text:note-body><text:p text:style-name="Endnote"><text:span text:style-name="T48"><text:tab/>Georg Herwegh, poète et homme de lettres allemand (1817-1875) est connu pour avoir traduit en allemand les œuvres de Lamartine. Il a publié </text:span><text:span text:style-name="T33">Poésie d’un vivant </text:span>entre 1841 et 1843. Herwegh était connu pour ces sympathies révolutionnaires dont Richard Wagner faisait partie. C’est le poète qui fit découvrir l’œuvre de Schopenhauer au musicien. [NdE]</text:p><text:p text:style-name="List_20_Paragraph"/></text:note-body></text:note><text:span text:style-name="T48"> lui apporta </text:span><text:span text:style-name="T64">Le Monde comme Volont</text:span><text:span text:style-name="T52">é</text:span><text:span text:style-name="T64"> et Repr</text:span><text:span text:style-name="T52">é</text:span><text:span text:style-name="T64">sentation</text:span><text:span text:style-name="T48"> (Wolzogen, bayr. Bl. 1886, 70 ; etc.). M</text:span><text:span text:style-name="T51">ê</text:span><text:span text:style-name="T48">me si Wagner avait </text:span><text:span text:style-name="T51">é</text:span><text:span text:style-name="T48">tudi</text:span><text:span text:style-name="T51">é</text:span><text:span text:style-name="T48"> Schopenhauer pendant dix ans avant d'</text:span><text:span text:style-name="T51">é</text:span><text:span text:style-name="T48">crire le </text:span><text:span text:style-name="T64">Ring</text:span><text:span text:style-name="T48">, je me serais refus</text:span><text:span text:style-name="T51">é</text:span><text:span text:style-name="T48"> </text:span><text:span text:style-name="T51">à</text:span><text:span text:style-name="T48"> y voir une illustration de th</text:span><text:span text:style-name="T51">é</text:span><text:span text:style-name="T48">ories m</text:span><text:span text:style-name="T51">é</text:span><text:span text:style-name="T48">taphysiques, et j'aurais facilement d</text:span><text:span text:style-name="T51">é</text:span><text:span text:style-name="T48">montr</text:span><text:span text:style-name="T51">é</text:span><text:span text:style-name="T48"> qu'on peut en d</text:span><text:span text:style-name="T51">é</text:span><text:span text:style-name="T48">duire une morale diff</text:span><text:span text:style-name="T51">é</text:span><text:span text:style-name="T48">rente de celle que professe le philosophe. Mais ici il y a vraiment des co</text:span><text:span text:style-name="T51">ï</text:span><text:span text:style-name="T48">ncidences frappantes. La trag</text:span><text:span text:style-name="T51">é</text:span><text:span text:style-name="T48">die enti</text:span><text:span text:style-name="T51">è</text:span><text:span text:style-name="T48">re tourne autour de la Volont</text:span><text:span text:style-name="T51">é</text:span><text:span text:style-name="T48"> de Wotan, et Wotan, dans la sc</text:span><text:span text:style-name="T51">è</text:span><text:span text:style-name="T48">ne culminante de l'</text:span><text:span text:style-name="T51">é</text:span><text:span text:style-name="T48">vocation d'Erda, renonce </text:span><text:span text:style-name="T51">à</text:span><text:span text:style-name="T48"> vouloir ; etc... Notons aussi, dans </text:span><text:span text:style-name="T64">J</text:span><text:span text:style-name="T52">é</text:span><text:span text:style-name="T64">sus de Nazareth</text:span><text:span text:style-name="T48">, cette phrase, </text:span><text:span text:style-name="T51">«</text:span><text:span text:style-name="T54"> </text:span><text:span text:style-name="T48">la n</text:span><text:span text:style-name="T51">é</text:span><text:span text:style-name="T48">gation de l'univers</text:span><text:span text:style-name="T54"> </text:span><text:span text:style-name="T51">»</text:span><text:span text:style-name="T48"> (IV, 404) ; elle est de 1848-50. Quel bonheur que ces dates ! Mais ne devraient-elles pas </text:span><text:span text:style-name="T51">ê</text:span><text:span text:style-name="T48">tre une le</text:span><text:span text:style-name="T51">ç</text:span><text:span text:style-name="T48">on salutaire pour ces critiques qui semblent, avouons-le, conna</text:span><text:span text:style-name="T51">î</text:span><text:span text:style-name="T48">tre tr</text:span><text:span text:style-name="T51">è</text:span><text:span text:style-name="T48">s imparfaitement et l'artiste et le philosophe. </text:span></text:p>
      <text:p text:style-name="P122"><text:span text:style-name="T48">Ce qui est en effet </text:span><text:span text:style-name="T51">é</text:span><text:span text:style-name="T48">c</text:span><text:span text:style-name="T51">œ</text:span><text:span text:style-name="T48">urant, c'est de trouver chez tant d'</text:span><text:span text:style-name="T51">é</text:span><text:span text:style-name="T48">crivains une si profonde inintelligence des principes fondamentaux de l'art, tels que Wagner les a </text:span><text:span text:style-name="T51">é</text:span><text:span text:style-name="T48">nonc</text:span><text:span text:style-name="T51">é</text:span><text:span text:style-name="T48">s avec une clart</text:span><text:span text:style-name="T51">é</text:span><text:span text:style-name="T48"> merveilleuse dans de nombreux </text:span><text:span text:style-name="T51">é</text:span><text:span text:style-name="T48">crits. Dans ces </text:span><text:span text:style-name="T51">é</text:span><text:span text:style-name="T48">crits il a examin</text:span><text:span text:style-name="T51">é</text:span><text:span text:style-name="T48"> l'art d'abord, sous tous les points de vue possibles, absolus et contin</text:span><text:span text:style-name="T51">gents, et ensuite le monde – l'é</text:span><text:span text:style-name="T48">tat, la religion, la soci</text:span><text:span text:style-name="T51">é</text:span><text:span text:style-name="T48">t</text:span><text:span text:style-name="T51">é</text:span><text:span text:style-name="T48">, etc. – </text:span><text:span text:style-name="T51">Au point de vue exclusif de l'artiste, donnant ainsi une thé</text:span><text:span text:style-name="T48">orie compl</text:span><text:span text:style-name="T51">è</text:span><text:span text:style-name="T48">te du monde, non point philosophique, mais artistique. On peut ne point accepter la th</text:span><text:span text:style-name="T51">é</text:span><text:span text:style-name="T48">orie de Wagner, on peut la combattre ; mais encore faudrait-il commencer par la comprendre ; il faudrait </text:span><text:soft-page-break/><text:span text:style-name="T48">prendre son auteur tel qu'il est, simplement, sans pr</text:span><text:span text:style-name="T51">é</text:span><text:span text:style-name="T48">vention. M. Jullien, par exemple</text:span><text:note text:id="ftn12" text:note-class="footnote"><text:note-citation>5</text:note-citation><text:note-body><text:p text:style-name="P1"><text:span text:style-name="footnote_20_reference"><text:tab/> </text:span><text:span text:style-name="T93">Je cite M. Jullien uniquement parce que son livre est le plus récent et que tout en y rassemblant de nombreux et intéressants documents, il y a rassemblé aussi la plupart des inepties qui se débitent sur Wagner. </text:span></text:p></text:note-body></text:note><text:span text:style-name="T48">, commence son </text:span><text:span text:style-name="T51">é</text:span><text:span text:style-name="T48">tude sur </text:span><text:span text:style-name="T64">Tristan</text:span><text:span text:style-name="T48"> en nous disant</text:span><text:span text:style-name="T54"> </text:span><text:span text:style-name="T51">:</text:span><text:span text:style-name="T48"> </text:span><text:span text:style-name="T51">«</text:span><text:span text:style-name="T54"> </text:span><text:span text:style-name="T48">Son esprit, port</text:span><text:span text:style-name="T51">é</text:span><text:span text:style-name="T48"> vers les sp</text:span><text:span text:style-name="T51">é</text:span><text:span text:style-name="T48">culations philosophiques et jusqu'alors imbu surtout des doctrines panth</text:span><text:span text:style-name="T51">é</text:span><text:span text:style-name="T48">istiques de Hegel et de Schelling...</text:span><text:span text:style-name="T54"> </text:span><text:span text:style-name="T51">»</text:span><text:span text:style-name="T48"> (148) ; c'est de la pure invention. Jamais homme ne fut moins port</text:span><text:span text:style-name="T51">é</text:span><text:span text:style-name="T48"> </text:span><text:span text:style-name="T51">à</text:span><text:span text:style-name="T48"> s'occuper de philosophie proprement dite ; tout ce qui est du domaine de la science positive, tout ce qui est math</text:span><text:span text:style-name="T51">é</text:span><text:span text:style-name="T48">matique ou raisonnement abstrait lui r</text:span><text:span text:style-name="T51">é</text:span><text:span text:style-name="T48">pugnait tant que l'auteur de la logique n'a jamais exerc</text:span><text:span text:style-name="T51">é</text:span><text:span text:style-name="T48"> la moindre influence sur lui ; Hegel et Wagner sont les deux antipodes du genre humain. Car ce qui caract</text:span><text:span text:style-name="T51">é</text:span><text:span text:style-name="T48">rise la pens</text:span><text:span text:style-name="T51">é</text:span><text:span text:style-name="T48">e de Wagner, c'est la sensualit</text:span><text:span text:style-name="T51">é</text:span><text:span text:style-name="T48">. De m</text:span><text:span text:style-name="T51">ê</text:span><text:span text:style-name="T48">me que pour l'art il ne cessait d'enseigner que c'est par les sens qu'elle doit </text:span><text:span text:style-name="T51">ê</text:span><text:span text:style-name="T48">tre per</text:span><text:span text:style-name="T51">ç</text:span><text:span text:style-name="T48">ue, sans l'interm</text:span><text:span text:style-name="T51">é</text:span><text:span text:style-name="T48">diaire de la r</text:span><text:span text:style-name="T51">é</text:span><text:span text:style-name="T48">flexion, de m</text:span><text:span text:style-name="T51">ê</text:span><text:span text:style-name="T48">me qu'il </text:span><text:span text:style-name="T51">é</text:span><text:span text:style-name="T48">tait l'adversaire de tout art purement litt</text:span><text:span text:style-name="T51">é</text:span><text:span text:style-name="T48">raire, qu'il datait la d</text:span><text:span text:style-name="T51">é</text:span><text:span text:style-name="T48">cadence humaine de l'invention de la machine </text:span><text:span text:style-name="T51">à</text:span><text:span text:style-name="T48"> imprimer (X, 176), et qu'il regrettait le temps o</text:span><text:span text:style-name="T51">ù</text:span><text:span text:style-name="T48"> l'on ne connaissait les po</text:span><text:span text:style-name="T51">è</text:span><text:span text:style-name="T48">mes qu'en les entendant r</text:span><text:span text:style-name="T51">é</text:span><text:span text:style-name="T48">citer </text:span><text:span text:style-name="T51">à</text:span><text:span text:style-name="T48"> haute voix, et les drames qu'en les voyant jouer sur la sc</text:span><text:span text:style-name="T51">è</text:span><text:span text:style-name="T48">ne (III, 127), de m</text:span><text:span text:style-name="T51">ê</text:span><text:span text:style-name="T48">me toute abstraction sp</text:span><text:span text:style-name="T51">é</text:span><text:span text:style-name="T48">culative lui r</text:span><text:span text:style-name="T51">é</text:span><text:span text:style-name="T48">pugnait et lui semblait inutile. Les probl</text:span><text:span text:style-name="T51">è</text:span><text:span text:style-name="T48">mes politiques et sociaux le passionnaient, mais en tant seulement qu'ils offraient quelque chose de saisissable, et surtout quelque rapport </text:span><text:span text:style-name="T51">à</text:span><text:span text:style-name="T48"> l'avenir de l'art</text:span><text:span text:style-name="T54"> </text:span><text:span text:style-name="T51">:</text:span><text:span text:style-name="T48"> </text:span><text:span text:style-name="T51">«</text:span><text:span text:style-name="T54"> </text:span><text:span text:style-name="T48">Nous n'aurons un art que le jour o</text:span><text:span text:style-name="T51">ù l'</text:span><text:span text:style-name="T48">on ne fera plus de politique</text:span><text:span text:style-name="T51">»</text:span><text:span text:style-name="T48"> disait-il (IV, 377, VIII, 137. etc.) ; il </text:span><text:span text:style-name="T51">é</text:span><text:span text:style-name="T48">tait profond</text:span><text:span text:style-name="T51">é</text:span><text:span text:style-name="T48">ment religieux, mais toute th</text:span><text:span text:style-name="T51">é</text:span><text:span text:style-name="T48">ologie lui </text:span><text:span text:style-name="T51">é</text:span><text:span text:style-name="T48">tait antipathique au plus haut degr</text:span><text:span text:style-name="T51">é</text:span><text:span text:style-name="T48">, il lui fallait voir de ses yeux le Christ crucifi</text:span><text:span text:style-name="T51">é</text:span><text:span text:style-name="T48"> et entendre de ses oreilles le soupir pouss</text:span><text:span text:style-name="T51">é</text:span><text:span text:style-name="T48"> sur Golgotha (</text:span><text:span text:style-name="T64">Bayr</text:span><text:span text:style-name="T48">. Bl. 1881, 123). </text:span></text:p>
      <text:p text:style-name="P123">De m<text:span text:style-name="T2">ê</text:span>me pour la philosophie. Deux philosophes ont seuls exerc<text:span text:style-name="T2">é</text:span> de l'influence sur lui, Feuerbach et Schopenhauer, et tous deux en tant seulement qu'ils abandonnaient le domaine de la philosophie pure, c'est-<text:span text:style-name="T2">à</text:span>-dire d'une th<text:span text:style-name="T2">é</text:span>orie logique et math<text:span text:style-name="T2">é</text:span>matique du monde. Feuerbach <text:span text:style-name="T2">é</text:span>tait un r<text:span text:style-name="T2">ê</text:span>veur, un mystique et surtout un sensualiste. On chercherait eu vain chez lui un encha<text:span text:style-name="T2">î</text:span>nement logique des id<text:span text:style-name="T2">é</text:span>es. Par contre, il enseigne<text:span text:style-name="T4"> </text:span><text:span text:style-name="T2">:</text:span> <text:span text:style-name="T2">«</text:span><text:span text:style-name="T4"> </text:span>V<text:span text:style-name="T2">é</text:span>rit<text:span text:style-name="T2">é</text:span>, r<text:span text:style-name="T2">é</text:span>alit<text:span text:style-name="T2">é</text:span>, sensualit<text:span text:style-name="T2">é</text:span>, sont trois termes identiques... il n'y a d'autre preuve de l'<text:span text:style-name="T2">ê</text:span>tre que l'amour, que les sens.<text:span text:style-name="T4"> </text:span><text:span text:style-name="T2">»</text:span> Et Wagner nous dit<text:span text:style-name="T4"> </text:span><text:span text:style-name="T2">:</text:span> <text:span text:style-name="T2">«</text:span><text:span text:style-name="T4"> </text:span>Ce qui m'attira vers Feuerbach, ce fut que cet <text:span text:style-name="T2">é</text:span>crivain renie la philosophie et qu'il donne de la nature humaine une explication dans laquelle je crus reconna<text:span text:style-name="T2">î</text:span>tre l'homme artiste tel que je l'entendais moi-m<text:span text:style-name="T2">ê</text:span>me<text:span text:style-name="T4"> </text:span><text:span text:style-name="T2">»</text:span> (III, 4). J'esp<text:span text:style-name="T2">è</text:span>re que cela est assez explicite. <text:soft-page-break/>Feuerbach conserva une profonde influence sur la pens<text:span text:style-name="T2">é</text:span>e de Wagner. </text:p>
      <text:p text:style-name="P123">Et quelle est l'explication du charme magique qu'op<text:span text:style-name="T2">é</text:span>ra sur le ma<text:span text:style-name="T2">î</text:span>tre la connaissance des <text:span text:style-name="T2">œ</text:span>uvres de Schopenhauer<text:span text:style-name="T4"> </text:span><text:span text:style-name="T2">?</text:span> M. Jullien nous apprend que c'est <text:span text:style-name="T2">«</text:span><text:span text:style-name="T4"> </text:span>dans l'<text:span text:style-name="T2">é</text:span>tat d'isolement douloureux et d'absolu d<text:span text:style-name="T2">é</text:span>couragement o<text:span text:style-name="T2">ù</text:span> il se trouvait en exil... qu'il se laissa gagner... par une th<text:span text:style-name="T2">é</text:span>orie philosophique d<text:span text:style-name="T2">é</text:span>courageante entre toutes...<text:span text:style-name="T4"> </text:span><text:span text:style-name="T2">»</text:span> De nouveau, c'est l<text:span text:style-name="T2">à</text:span> un mirage d'id<text:span text:style-name="T2">é</text:span>es pr<text:span text:style-name="T2">é</text:span>con<text:span text:style-name="T2">ç</text:span>ues, qui ne reposent sur rien. D'abord, Wagner n'<text:span text:style-name="T2">é</text:span>tait ni isol<text:span text:style-name="T2">é</text:span> ni d<text:span text:style-name="T2">é</text:span>courag<text:span text:style-name="T2">é</text:span> <text:span text:style-name="T2">à</text:span> cette <text:span text:style-name="T2">é</text:span>poque, 1853-54 ; sa correspondance le prouve. Ensuite, comme le dit Wagner, <text:span text:style-name="T2">«</text:span><text:span text:style-name="T4"> </text:span>quelle <text:span text:style-name="T2">é</text:span>pouvantable bizarrerie de voir qu'on consid<text:span text:style-name="T2">è</text:span>re comme <text:span text:style-name="T33">d</text:span><text:span text:style-name="T15">é</text:span><text:span text:style-name="T33">courageants</text:span> les r<text:span text:style-name="T2">é</text:span>sultats d'une philosophie qui est bas<text:span text:style-name="T2">é</text:span>e sur la morale la plus parfaite<text:span text:style-name="T4"> </text:span><text:span text:style-name="T2">»</text:span> (X, 329). Enfin, ce n'est pas la th<text:span text:style-name="T2">é</text:span>orie philosophique en tant qu'explication abstraite du monde et bas<text:span text:style-name="T2">é</text:span>e sur ces d<text:span text:style-name="T2">é</text:span>ductions logiques, qui <text:span text:style-name="T2">«</text:span><text:span text:style-name="T4"> </text:span>gagna<text:span text:style-name="T4"> </text:span><text:span text:style-name="T2">»</text:span> Wagner, mais la th<text:span text:style-name="T2">é</text:span>orie de l'art, notamment celle de la musique, ainsi que la morale (comme on vient de le voir par la phrase cit<text:span text:style-name="T2">é</text:span>e). </text:p>
      <text:p text:style-name="P123">Je ne puis entrer ici dans une <text:span text:style-name="T2">é</text:span>tude approfondie des rapports qu'il y a entre la pens<text:span text:style-name="T2">é</text:span>e de Wagner et celle de Schopenhauer<text:span text:style-name="T4"> </text:span><text:span text:style-name="T2">:</text:span> mais si on me permet de l'indiquer aussi bri<text:span text:style-name="T2">è</text:span>vement que possible, on verra que l'influence du philosophe sur l'artiste a <text:span text:style-name="T2">é</text:span>t<text:span text:style-name="T2">é</text:span> tout autre qu'on ne le suppose vulgairement ; on verra aussi combien il est oiseux de vouloir trouver dans <text:span text:style-name="T33">Tristan</text:span> ce qui ne saurait y <text:span text:style-name="T2">ê</text:span>tre. Je rappellerai trois choses seulement. En attribuant une part pr<text:span text:style-name="T2">é</text:span>pond<text:span text:style-name="T2">é</text:span>rante <text:span text:style-name="T2">à</text:span> l'intuition par opposition <text:span text:style-name="T2">à</text:span> la pens<text:span text:style-name="T2">é</text:span>e logique, Schopenhauer, comme Feuerbach, renie la philosophie proprement dite. L'Art joue dans son syst<text:span text:style-name="T2">è</text:span>me un r<text:span text:style-name="T2">ô</text:span>le important<text:span text:style-name="T4"> </text:span><text:span text:style-name="T2">:</text:span> <text:span text:style-name="T2">«</text:span><text:span text:style-name="T4"> </text:span>L'Art, dit-il, a connaissance de la v<text:span text:style-name="T2">é</text:span>ritable essence du monde, des id<text:span text:style-name="T2">é</text:span>es (I,217)... Il r<text:span text:style-name="T2">é</text:span>sout, mais d'une fa<text:span text:style-name="T2">ç</text:span>on diff<text:span text:style-name="T2">é</text:span>rente de la philosophie, le probl<text:span text:style-name="T2">è</text:span>me de l'existence... Dans les <text:span text:style-name="T2">œ</text:span>uvres d'art toute sagesse est contenue, mais virtuellement ou implicitement (II, 461,463)…<text:span text:style-name="T4"> </text:span><text:span text:style-name="T2">»</text:span> Et dans la Musique plus sp<text:span text:style-name="T2">é</text:span>cialement<text:span text:style-name="T4"> </text:span><text:span text:style-name="T2">:</text:span> <text:span text:style-name="T2">«</text:span><text:span text:style-name="T4"> </text:span>Les autres arts ne nous montrent que l'ombre, la Musique nous r<text:span text:style-name="T2">é</text:span>v<text:span text:style-name="T2">è</text:span>le l'essence des choses... La Musique est l'image de la Volont<text:span text:style-name="T2">é</text:span> elle-m<text:span text:style-name="T2">ê</text:span>me (1, 303, 310)... Aucun autre art n'exerce sur l'homme une action aussi imm<text:span text:style-name="T2">é</text:span>diate, aussi profonde, car nul ne nous fait p<text:span text:style-name="T2">é</text:span>n<text:span text:style-name="T2">é</text:span>trer aussi profond<text:span text:style-name="T2">é</text:span>ment dans l'essence m<text:span text:style-name="T2">ê</text:span>me du monde (Fragments, 373)... etc.<text:span text:style-name="T4"> </text:span><text:span text:style-name="T2">»</text:span> Ce sont l<text:span text:style-name="T2">à</text:span> les propres pens<text:span text:style-name="T2">é</text:span>es de Wagner avant qu'il ne conn<text:span text:style-name="T2">û</text:span>t Schopenhauer. En voici un exemple, dans <text:span text:style-name="T33">Op</text:span><text:span text:style-name="T15">é</text:span><text:span text:style-name="T33">ra et Drame</text:span>, dont le manuscrit fut envoy<text:span text:style-name="T2">é</text:span> <text:span text:style-name="T2">à</text:span> Dresde le 21 d<text:span text:style-name="T2">é</text:span>cembre 1851 (<text:span text:style-name="T33">Das Orchester</text:span>, 1855, 502)<text:span text:style-name="T4"> </text:span><text:span text:style-name="T2">:</text:span> <text:span text:style-name="T2">«</text:span><text:span text:style-name="T4"> </text:span>La musique, au lieu d'exprimer, comme la parole, ce qui n'est que pens<text:span text:style-name="T2">é</text:span>, exprime la r<text:span text:style-name="T2">é</text:span>alit<text:span text:style-name="T2">é</text:span> (ein Wirkliches)<text:span text:style-name="T4"> </text:span><text:span text:style-name="T2">»</text:span> (IV, <text:soft-page-break/>218). Il n'est pas <text:span text:style-name="T2">é</text:span>tonnant qu'il ait accept<text:span text:style-name="T2">é</text:span> avec enthousiasme cette philosophie, lui qui de tout temps pr<text:span text:style-name="T2">ê</text:span>chait la supr<text:span text:style-name="T2">ê</text:span>me importance de l'art. Et toute question de doctrines m<text:span text:style-name="T2">é</text:span>taphysiques <text:span text:style-name="T2">à</text:span> part, il faut bien reconna<text:span text:style-name="T2">î</text:span>tre que Schopenhauer est le premier philosophe qui ait tent<text:span text:style-name="T2">é</text:span> une esth<text:span text:style-name="T2">é</text:span>tique satisfaisante de l'art, et qui ait reconnu <text:span text:style-name="T2">à</text:span> la musique la place qui lui revient de fait. En troisi<text:span text:style-name="T2">è</text:span>me lieu, ce fut la morale de Schopenhauer, qui devait <text:span text:style-name="T2">ê</text:span>tre autrement sympathique <text:span text:style-name="T2">à</text:span> Wagner que l'imp<text:span text:style-name="T2">é</text:span>ratif cat<text:span text:style-name="T2">é</text:span>gorique de Kant ou que le panth<text:span text:style-name="T2">é</text:span>isme inanim<text:span text:style-name="T2">é</text:span> de Hegel. Schopenhauer fait de la compassion la premi<text:span text:style-name="T2">è</text:span>re des vertus<text:span text:style-name="T4"> </text:span><text:span text:style-name="T2">:</text:span> <text:span text:style-name="T2">«</text:span><text:span text:style-name="T4"> </text:span>La compassion e<text:span text:style-name="T2">st l'</text:span>unique motif d'action qui soit vraiment moral, le seul qui ne soit pas <text:span text:style-name="T2">é</text:span>go<text:span text:style-name="T2">ï</text:span>ste<text:span text:style-name="T4"> </text:span><text:span text:style-name="T2">»</text:span> (<text:span text:style-name="T15">É</text:span><text:span text:style-name="T33">thique</text:span>, 231). Wagner avait d<text:span text:style-name="T2">é</text:span>j<text:span text:style-name="T2">à</text:span> dit<text:span text:style-name="T4"> </text:span><text:span text:style-name="T2">:</text:span> <text:span text:style-name="T2">«</text:span><text:span text:style-name="T4"> </text:span>Je n'ai jamais pu m'int<text:span text:style-name="T2">é</text:span>resser qu'<text:span text:style-name="T2">à</text:span> celui qui souffre<text:span text:style-name="T4"> </text:span><text:span text:style-name="T2">»</text:span> (IV, 377). </text:p>
      <text:p text:style-name="P122"><text:span text:style-name="T48">On voit que ce n'est pas dans le d</text:span><text:span text:style-name="T51">écouragement qu'il faut cher</text:span><text:span text:style-name="T48">cher l'explication de l'influence que Schopenhauer exer</text:span><text:span text:style-name="T51">ç</text:span><text:span text:style-name="T48">a sur Wagner ; elle est tout autre. Cette influence fut profonde, mais aussi n'est-ce pas </text:span><text:span text:style-name="T51">à</text:span><text:span text:style-name="T48"> la surface qu'on en trouvera les traces ; on peut la r</text:span><text:span text:style-name="T51">é</text:span><text:span text:style-name="T48">sumer en ceci, qu'elle </text:span><text:span text:style-name="T51">é</text:span><text:span text:style-name="T48">largit et pr</text:span><text:span text:style-name="T51">é</text:span><text:span text:style-name="T48">cisa les vues de Wagner, et qu'elle lui infusa de nouvelles forces et une foi toute joyeuse et in</text:span><text:span text:style-name="T51">é</text:span><text:span text:style-name="T48">branlable en lui-m</text:span><text:span text:style-name="T51">ê</text:span><text:span text:style-name="T48">me, en raffermissant sa foi dans la mission divine, toute puissante, de l'artiste. Jamais le ma</text:span><text:span text:style-name="T51">î</text:span><text:span text:style-name="T48">tre ne cr</text:span><text:span text:style-name="T51">é</text:span><text:span text:style-name="T48">a tant et ne travailla aussi infatigablement que pendant l'</text:span><text:span text:style-name="T51">é</text:span><text:span text:style-name="T48">poque qui suivit imm</text:span><text:span text:style-name="T51">é</text:span><text:span text:style-name="T48">diatement son </text:span><text:span text:style-name="T51">é</text:span><text:span text:style-name="T48">tude de Schopenhauer. Qu'on veuille bien lire la lettre du 15 f</text:span><text:span text:style-name="T51">é</text:span><text:span text:style-name="T48">vrier 1854 </text:span><text:span text:style-name="T51">à</text:span><text:span text:style-name="T48"> Fischer, exub</text:span><text:span text:style-name="T51">é</text:span><text:span text:style-name="T48">rante d'activit</text:span><text:span text:style-name="T51">é</text:span><text:span text:style-name="T48"> joyeuse et de projets impossibles (</text:span><text:span text:style-name="T64">Allgem. Musikztg.</text:span><text:span text:style-name="T48">, 1885, 240). Il continua et acheva rapidement </text:span><text:span text:style-name="T64">Le Rheingold</text:span><text:span text:style-name="T48">, suivi imm</text:span><text:span text:style-name="T51">é</text:span><text:span text:style-name="T48">diatement par </text:span><text:span text:style-name="T64">La Walkure</text:span><text:span text:style-name="T48">, et entre temps il esquissait d'autres projets de drames, </text:span><text:span text:style-name="T64">Les Vainqueurs</text:span><text:span text:style-name="T48">, </text:span><text:span text:style-name="T64">Tristan</text:span><text:span text:style-name="T48">, </text:span><text:span text:style-name="T64">Parsifal</text:span><text:note text:id="ftn13" text:note-class="footnote"><text:note-citation>6</text:note-citation><text:note-body><text:p text:style-name="P232"><text:span text:style-name="footnote_20_reference"><text:tab/> </text:span><text:span text:style-name="T93">En parlant de cette époque, M. Jullien s'écrie : « Quelle singulière salade ce devait être en son cerveau ! » (p. 115)</text:span></text:p></text:note-body></text:note><text:span text:style-name="T48">. </text:span></text:p>
      <text:p text:style-name="P123">Je crois que, pour tout esprit ind<text:span text:style-name="T2">é</text:span>pendant, cette d<text:span text:style-name="T2">é</text:span>monstration aura <text:span text:style-name="T2">é</text:span>t<text:span text:style-name="T2">é</text:span> concluante. Des fanatiques pr<text:span text:style-name="T2">é</text:span>tendent d<text:span text:style-name="T2">é</text:span>couvrir dans les drames de Richard Wagner des religions, des syst<text:span text:style-name="T2">è</text:span>mes politiques, des philosophies, et croient augmenter sa gloire en le proclamant ; d'autres s'emparent de cette id<text:span text:style-name="T2">é</text:span>e pour en faire la base de leurs critiques contre les <text:span text:style-name="T2">œ</text:span>uvres, et ils nous donnent en m<text:span text:style-name="T2">ê</text:span>me temps sur la psychologie de leur auteur des renseignements qui sont de pure fantaisie. Nous, nous voyons en Wagner le plus noble exemple de <text:span text:style-name="T2">«</text:span><text:span text:style-name="T4"> </text:span>l'homme-artiste<text:span text:style-name="T4"> </text:span><text:span text:style-name="T2">»</text:span> et dans ses <text:span text:style-name="T2">œ</text:span>uvres, des <text:span text:style-name="T2">œ</text:span>uvres d'art. Toutes les influences qu'il a pu subir <text:soft-page-break/>se sont traduites chez lui en art. </text:p>
      <text:p text:style-name="P123">Qu'on me permette, pour terminer, de citer cette phrase de Schopenhauer<text:span text:style-name="T4"> </text:span><text:span text:style-name="T2">:</text:span> <text:span text:style-name="T2">«</text:span><text:span text:style-name="T4"> </text:span>Il est aussi indigne que sot de vouloir expliquer les po<text:span text:style-name="T2">è</text:span>mes... en les r<text:span text:style-name="T2">é</text:span>duisant <text:span text:style-name="T2">à</text:span> <text:span text:style-name="T2">ê</text:span>tre l'expression d'une v<text:span text:style-name="T2">é</text:span>rit<text:span text:style-name="T2">é</text:span> abstraite, et en pr<text:span text:style-name="T2">é</text:span>tendant que la d<text:span text:style-name="T2">é</text:span>monstration de cette v<text:span text:style-name="T2">é</text:span>rit<text:span text:style-name="T2">é</text:span> <text:span text:style-name="T2">é</text:span>tait leur but.<text:span text:style-name="T4"> </text:span><text:span text:style-name="T2">»</text:span></text:p>
      <text:p text:style-name="P122"><text:span text:style-name="T48">Dans un prochain article, je montrerai quelles sont les circonstances qui ont plus sp</text:span><text:span text:style-name="T51">é</text:span><text:span text:style-name="T48">cialement influenc</text:span><text:span text:style-name="T51">é</text:span><text:span text:style-name="T48"> Wagner pour la cr</text:span><text:span text:style-name="T51">é</text:span><text:span text:style-name="T48">ation de </text:span><text:span text:style-name="T64">Tristan et Isolde</text:span><text:note text:id="ftn14" text:note-class="footnote"><text:note-citation>7</text:note-citation><text:note-body><text:p text:style-name="P232"><text:span text:style-name="footnote_20_reference"><text:tab/> </text:span><text:span text:style-name="T93">Notre collaborateur, M. H. S. Chamberlain, nous a encore promis, pour un de nos plus prochains numéros, une étude sur les traductions wagnériennes de M. Victor Wilder et spécialement sur </text:span><text:span text:style-name="T34">la Valkyrie.</text:span></text:p></text:note-body></text:note><text:span text:style-name="T48">. </text:span></text:p>
      <text:p text:style-name="P122"/>
      <text:p text:style-name="P5">Houston Stewart Chamberlain. </text:p>
      <text:h text:style-name="P245" text:outline-level="2"><text:bookmark-start text:name="bookmark14"/>La question S<text:bookmark-end text:name="bookmark14"/>eghers</text:h>
      <text:p text:style-name="P102">Nous recevons la lettre suivante<text:span text:style-name="T4"> </text:span><text:span text:style-name="T2">:</text:span> </text:p>
      <text:p text:style-name="P119"/>
      <text:p text:style-name="P102">Monsieur,</text:p>
      <text:p text:style-name="P123">Sous la rubrique<text:span text:style-name="T4"> </text:span><text:span text:style-name="T2">:</text:span> <text:span text:style-name="T33">Le Wagn</text:span><text:span text:style-name="T15">é</text:span><text:span text:style-name="T33">risme </text:span><text:span text:style-name="T15">à l'é</text:span><text:span text:style-name="T33">tranger</text:span>, <text:span text:style-name="T33">La Revue Wagn</text:span><text:span text:style-name="T15">é</text:span><text:span text:style-name="T33">rienne</text:span> du 15 d<text:span text:style-name="T2">é</text:span>cembre dernier a publi<text:span text:style-name="T2">é</text:span> une lettre dat<text:span text:style-name="T2">é</text:span>e de Bruxelles et dont l'auteur, M. Evenepoel, rel<text:span text:style-name="T2">è</text:span>ve incidemment une erreur que j'aurais commise dans l'Album de F<text:span text:style-name="T2">ê</text:span>te ce Bayreuth, en attribuant la nationalit<text:span text:style-name="T2">é</text:span> fran<text:span text:style-name="T2">ç</text:span>aise <text:span text:style-name="T2">à</text:span> F<text:span text:style-name="T4">. </text:span>Seghers, le premier chef d'orchestre qui fit entendre une <text:span text:style-name="T2">œ</text:span>uvre de Wagner <text:span text:style-name="T2">à</text:span> Paris. </text:p>
      <text:p text:style-name="P123"><text:span text:style-name="T2">— Il é</text:span>tait Belge et non pas Fran<text:span text:style-name="T2">ç</text:span>ais, dit votre correspondant, qui en donne pour preuve que Seghers naquit <text:span text:style-name="T2">à</text:span> Bruxelles en janvier 1801. </text:p>
      <text:p text:style-name="P123">Si je voulais <text:span text:style-name="T2">é</text:span>piloguer sur cette d<text:span text:style-name="T2">é</text:span>monstration un peu bien sommaire, il ne me serait pas difficile d'expliquer <text:span text:style-name="T2">à</text:span> M. Evenepoel que le lieu de naissance ne suffit pas <text:span text:style-name="T2">à</text:span> fixer la nationalit<text:span text:style-name="T2">é</text:span>. </text:p>
      <text:p text:style-name="P123">Je pr<text:span text:style-name="T2">é</text:span>f<text:span text:style-name="T2">è</text:span>re conc<text:span text:style-name="T2">é</text:span>der <text:span text:style-name="T2">à</text:span> votre correspondant que Seghers <text:span text:style-name="T2">é</text:span>tait Belge. Seulement, permettez-moi d'indiquer en peu de mots les causes de mon erreur. </text:p>
      <text:p text:style-name="P123">A l'<text:span text:style-name="T2">é</text:span>poque dont j'ai <text:span text:style-name="T2">é</text:span>voqu<text:span text:style-name="T2">é</text:span> le souvenir (novembre 1850), Seghers, qui approchait de la cinquantaine, <text:span text:style-name="T2">é</text:span>tait pour les v<text:span text:style-name="T2">é</text:span>t<text:span text:style-name="T2">é</text:span>rans des grands orchestres parisiens, un tr<text:span text:style-name="T2">è</text:span>s ancien camarade, un compagnon de jeunesse<text:span text:style-name="T4"> </text:span><text:span text:style-name="T2">:</text:span> <text:span text:style-name="T2">à</text:span> c<text:span text:style-name="T2">ô</text:span>t<text:span text:style-name="T2">é</text:span> de plusieurs d'entre ceux-l<text:span text:style-name="T2">à</text:span>, il avait fait, presque adolescent, sa partie de violon ou d'alto, et nul n'avait jamais eu <text:span text:style-name="T2">à</text:span> se demander si Seghers <text:span text:style-name="T2">é</text:span>tait <text:span text:style-name="T2">é</text:span>tranger. </text:p>
      <text:p text:style-name="P123">Il para<text:span text:style-name="T2">î</text:span>t, en tous cas, que lui-m<text:span text:style-name="T2">ê</text:span>me avait fait, tout au moins de la France sa patrie d'adoption, puisqu'il est mort aux environs de Paris o<text:span text:style-name="T2">ù</text:span> il s'<text:span text:style-name="T2">é</text:span>tait retir<text:span text:style-name="T2">é</text:span>. </text:p>
      <text:p text:style-name="P123">Si donc ce digne et excellent homme <text:span text:style-name="T2">é</text:span>tait vraiment Belge, il faut au moins convenir qu'il ne le fut que tout juste assez pour donner <text:span text:style-name="T2">à</text:span> votre correspondant la satisfaction de le r<text:span text:style-name="T2">é</text:span>clamer comme compatriote. </text:p>
      <text:p text:style-name="P123">Je vous serai oblig<text:span text:style-name="T2">é</text:span> de vouloir bien publier la pr<text:span text:style-name="T2">é</text:span>sente lettre dans votre plus prochain num<text:span text:style-name="T2">é</text:span>ro, et je vous prie, monsieur, d'agr<text:span text:style-name="T2">é</text:span>er, avec mes remerciements, l'assurance de ma consid<text:span text:style-name="T2">é</text:span>ration tr<text:span text:style-name="T2">è</text:span>s distingu<text:span text:style-name="T2">é</text:span>e. </text:p>
      <text:p text:style-name="P5">L<text:span text:style-name="T2">é</text:span>on Leroy.</text:p>
      <text:p text:style-name="P5">Paris, le 8 f<text:span text:style-name="T2">é</text:span>vrier 1887.</text:p>
      <text:h text:style-name="P245" text:outline-level="2"><text:bookmark text:name="bookmark15"/>Souvenirs sur Lohengrin<text:line-break/><text:span text:style-name="T48">(1849)</text:span></text:h>
      <text:p text:style-name="P3"/>
      <text:p text:style-name="P3"/>
      <text:p text:style-name="P184"><text:span text:style-name="T44">C</text:span><text:span text:style-name="T2">'est, croyons-nous, le pre</text:span><text:span text:style-name="T44">mier article qui ait </text:span><text:span text:style-name="T2">é</text:span><text:span text:style-name="T44">t</text:span><text:span text:style-name="T2">é</text:span><text:span text:style-name="T44"> </text:span><text:span text:style-name="T2">é</text:span><text:span text:style-name="T44">crit en fran</text:span><text:span text:style-name="T2">çais sur Lohengrin. Il fait partie d'une description des fê</text:span><text:span text:style-name="T44">tes de Weimar en 1849 et a </text:span><text:span text:style-name="T2">é</text:span><text:span text:style-name="T44">t</text:span><text:span text:style-name="T2">é</text:span><text:span text:style-name="T44"> r</text:span><text:span text:style-name="T2">é</text:span><text:span text:style-name="T44">uni, sous la rubrique de </text:span><text:span text:style-name="T36">Souvenirs de Thuringe</text:span><text:span text:style-name="T44">, </text:span><text:span text:style-name="T2">à quelques autres articles dans un volume aujourd'hui trè</text:span><text:span text:style-name="T44">s rare, </text:span><text:span text:style-name="T36">Lorely Souven</text:span><text:span text:style-name="T15">irs d'Allemagne</text:span><text:span text:style-name="T44">. </text:span></text:p>
      <text:p text:style-name="P122"/>
      <text:p text:style-name="P137"><text:span text:style-name="T51">«</text:span><text:span text:style-name="T54"> </text:span><text:span text:style-name="T48">Commen</text:span><text:span text:style-name="T51">ç</text:span><text:span text:style-name="T48">ons par les dieux…</text:span><text:span text:style-name="T54"> </text:span><text:span text:style-name="T51">»</text:span><text:note text:id="ftn15" text:note-class="footnote"><text:note-citation>8</text:note-citation><text:note-body><text:p text:style-name="P1"><text:span text:style-name="footnote_20_reference"><text:tab/> </text:span><text:span text:style-name="T93">En titre : </text:span><text:span text:style-name="T34">Les fêtes de Weimar</text:span><text:span text:style-name="T93">, — </text:span><text:span text:style-name="T34">Le Prométhée</text:span><text:span text:style-name="T95">.</text:span></text:p></text:note-body></text:note><text:span text:style-name="T48"> Le </text:span><text:span text:style-name="T64">25 auguste</text:span><text:span text:style-name="T48">, comme </text:span><text:span text:style-name="T51">disent les Allemands, – et nous savons aussi que Voltaire</text:span><text:span text:style-name="T48"> donnait ce nom au mois d'ao</text:span><text:span text:style-name="T51">ût, – a é</text:span><text:span text:style-name="T48">t</text:span><text:span text:style-name="T51">é</text:span><text:span text:style-name="T48"> le premier jour des f</text:span><text:span text:style-name="T51">ê</text:span><text:span text:style-name="T48">tes c</text:span><text:span text:style-name="T51">é</text:span><text:span text:style-name="T48">l</text:span><text:span text:style-name="T51">é</text:span><text:span text:style-name="T48">br</text:span><text:span text:style-name="T51">é</text:span><text:span text:style-name="T48">es dans la ville de Weimar, en comm</text:span><text:span text:style-name="T51">é</text:span><text:span text:style-name="T48">moration de la naissance de Herder et de la naissance de Goethe. Un intervalle de trois jours seulement s</text:span><text:span text:style-name="T51">é</text:span><text:span text:style-name="T48">pare ces deux anniversaires ; aussi les f</text:span><text:span text:style-name="T51">ê</text:span><text:span text:style-name="T48">tes comprenaient-elles un espace de cinq jours. </text:span></text:p>
      <text:p text:style-name="P123">Un attrait de plus <text:span text:style-name="T2">à</text:span> ces solennit<text:span text:style-name="T2">é</text:span>s <text:span text:style-name="T2">é</text:span>tait l'inauguration d'une statue colossale de Herder, dress<text:span text:style-name="T2">é</text:span>e sur la place de la Cath<text:span text:style-name="T2">é</text:span>drale. Herder, <text:span text:style-name="T2">à</text:span> la fois homme d'<text:span text:style-name="T2">é</text:span>glise, po<text:span text:style-name="T2">ë</text:span>te et historien, avait paru convenablement situ<text:span text:style-name="T2">é</text:span> sur ce point de la ville. – <text:span text:style-name="T2">On a regretté</text:span> cependant que ce bronze ne fit pas tout l'effet attendu pr<text:span text:style-name="T2">è</text:span>s du mur d'une <text:span text:style-name="T2">é</text:span>glise. Il se serait d<text:span text:style-name="T2">é</text:span>coup<text:span text:style-name="T2">é</text:span> plus avantageusement sur un horizon de verdure, ou au centre d'une place r<text:span text:style-name="T2">é</text:span>guli<text:span text:style-name="T2">è</text:span>re. </text:p>
      <text:p text:style-name="P123">Mais nous n'avons <text:span text:style-name="T2">à</text:span> parler ici que de ce qui concerne l'art dramatique. Nous passerons donc l<text:span text:style-name="T2">é</text:span>g<text:span text:style-name="T2">è</text:span>rement sur les d<text:span text:style-name="T2">é</text:span>tails de la c<text:span text:style-name="T2">é</text:span>r<text:span text:style-name="T2">é</text:span>monie, pour arriver <text:span text:style-name="T2">à</text:span> l'ex<text:span text:style-name="T2">é</text:span>cution du <text:span text:style-name="T33">Prom</text:span><text:span text:style-name="T15">é</text:span><text:span text:style-name="T33">th</text:span><text:span text:style-name="T15">é</text:span><text:span text:style-name="T33">e</text:span>, vaste composition doublement lyrique, dont les paroles, <text:span text:style-name="T2">é</text:span>crites jadis par Herder, ont <text:span text:style-name="T2">é</text:span>t<text:span text:style-name="T2">é</text:span> mises en musique par Listz . <text:span text:style-name="T2">C'était l'hom</text:span>mage le plus brillant que l'on p<text:span text:style-name="T2">û</text:span>t rendre <text:span text:style-name="T2">à</text:span> la m<text:span text:style-name="T2">é</text:span>moire de l'illustre <text:span text:style-name="T2">é</text:span>crivain. </text:p>
      <text:p text:style-name="P122"/>
      <text:p text:style-name="P122"><text:span text:style-name="T48">Le 25</text:span><text:note text:id="ftn16" text:note-class="footnote"><text:note-citation>9</text:note-citation><text:note-body><text:p text:style-name="P1"><text:span text:style-name="footnote_20_reference"><text:tab/> </text:span><text:span text:style-name="T93">En titre : </text:span><text:span text:style-name="T34">Lohengrin.</text:span></text:p></text:note-body></text:note><text:span text:style-name="T48"> la statue a </text:span><text:span text:style-name="T51">é</text:span><text:span text:style-name="T48">t</text:span><text:span text:style-name="T51">é</text:span><text:span text:style-name="T48"> d</text:span><text:span text:style-name="T51">é</text:span><text:span text:style-name="T48">couverte au millieu d'une grande affluence, des corps d'</text:span><text:span text:style-name="T51">é</text:span><text:span text:style-name="T48">tat et des soci</text:span><text:span text:style-name="T51">é</text:span><text:span text:style-name="T48">t</text:span><text:span text:style-name="T51">é</text:span><text:span text:style-name="T48">s litt</text:span><text:span text:style-name="T51">é</text:span><text:span text:style-name="T48">raires et artistiques. Un grand d</text:span><text:span text:style-name="T51">î</text:span><text:span text:style-name="T48">ner, </text:span><text:span text:style-name="T51">à</text:span><text:span text:style-name="T48"> l'H</text:span><text:span text:style-name="T51">ô</text:span><text:span text:style-name="T48">tel de Ville, a r</text:span><text:span text:style-name="T51">é</text:span><text:span text:style-name="T48">uni ensuite les illustrations venues des divers points de l'Allemagne et de l'</text:span><text:span text:style-name="T51">é</text:span><text:span text:style-name="T48">tranger. On remarquait l</text:span><text:span text:style-name="T51">à</text:span><text:span text:style-name="T48"> deux po</text:span><text:span text:style-name="T51">è</text:span><text:span text:style-name="T48">tes dramatiques c</text:span><text:span text:style-name="T51">é</text:span><text:span text:style-name="T48">l</text:span><text:span text:style-name="T51">è</text:span><text:span text:style-name="T48">bres. MM. Gutzkow et </text:span><text:soft-page-break/><text:span text:style-name="T48">Dingelstedt. Ce dernier avait compos</text:span><text:span text:style-name="T51">é</text:span><text:span text:style-name="T48"> un prologue qui fut r</text:span><text:span text:style-name="T51">é</text:span><text:span text:style-name="T48">cit</text:span><text:span text:style-name="T51">é</text:span><text:span text:style-name="T48"> au th</text:span><text:span text:style-name="T51">éâ</text:span><text:span text:style-name="T48">tre le 28. </text:span></text:p>
      <text:p text:style-name="P123">On a donn<text:span text:style-name="T2">é</text:span> aussi, ce jour-l<text:span text:style-name="T2">à</text:span>, pour la premi<text:span text:style-name="T2">è</text:span>re fois, <text:span text:style-name="T33">Lohengrin</text:span>, op<text:span text:style-name="T2">é</text:span>ra en trois actes, de Wagner. Listz dirigeait l'orchestre, et, lorsqu'il entra, les artistes lui remirent un <text:span text:style-name="T33">b</text:span><text:span text:style-name="T15">â</text:span><text:span text:style-name="T33">ton de mesure</text:span> en argent cisel<text:span text:style-name="T2">é</text:span>, entour<text:span text:style-name="T2">é</text:span> d'une inscription analogue <text:span text:style-name="T2">à</text:span> la circonstance. C'est le sceptre de l'artiste-roi, qui provoque ou apaise tour <text:span text:style-name="T2">à</text:span> tour la temp<text:span text:style-name="T2">ê</text:span>te des voix et des instruments. </text:p>
      <text:p text:style-name="P123">Le <text:span text:style-name="T33">Lohengrin</text:span> pr<text:span text:style-name="T2">é</text:span>sentait une particularit<text:span text:style-name="T2">é</text:span> singuli<text:span text:style-name="T2">è</text:span>re, c'est que le po<text:span text:style-name="T2">ë</text:span>me avait <text:span text:style-name="T2">é</text:span>t<text:span text:style-name="T2">é</text:span> <text:span text:style-name="T2">é</text:span>crit en vers par le compositeur. – J'ignore si le proverbe fran<text:span text:style-name="T2">ç</text:span>ais est vrai ici, <text:span text:style-name="T2">«</text:span><text:span text:style-name="T4"> </text:span>qu'on n'est jamais si bien servi que par soi-m<text:span text:style-name="T2">ê</text:span>me ;<text:span text:style-name="T4"> </text:span><text:span text:style-name="T2">»</text:span> toujours est-il qu'<text:span text:style-name="T2">à</text:span> travers d'incontestables beaut<text:span text:style-name="T2">é</text:span>s po<text:span text:style-name="T2">é</text:span>tiques, le public a trouv<text:span text:style-name="T2">é</text:span> des longueurs qui ont parfois refroidi l'effet de l'ouvrage. </text:p>
      <text:p text:style-name="P123">Presque tout l'op<text:span text:style-name="T2">é</text:span>ra est <text:span text:style-name="T2">é</text:span>crit en vers <text:span text:style-name="T33">carr</text:span><text:span text:style-name="T15">é</text:span><text:span text:style-name="T33">s</text:span> et majestueux, comme ceux des anciennes <text:span text:style-name="T2">é</text:span>pop<text:span text:style-name="T2">é</text:span>es. Il suffit de dire aux Fran<text:span text:style-name="T2">ç</text:span>ais que c'est de <text:span text:style-name="T2">l'</text:span>alexandrin <text:span text:style-name="T2">é</text:span>lev<text:span text:style-name="T2">é</text:span> <text:span text:style-name="T2">à</text:span> la troisi<text:span text:style-name="T2">è</text:span>me puissance. </text:p>
      <text:p text:style-name="P123">Lohengrin est un chevalier errant qui passe par hasard <text:span text:style-name="T2">à</text:span> Anvers, en Brabant, vers le onzi<text:span text:style-name="T2">è</text:span>me si<text:span text:style-name="T2">è</text:span>cle, au moment o<text:span text:style-name="T2">ù</text:span> la fille d'un prince de ce pays, qui passe pour mort, est accus<text:span text:style-name="T2">é</text:span>e d'avoir fait dispara<text:span text:style-name="T2">î</text:span>tre son jeune fr<text:span text:style-name="T2">è</text:span>re dans le but d'obtenir l'h<text:span text:style-name="T2">é</text:span>ritage du tr<text:span text:style-name="T2">ô</text:span>ne en faveur d'un amant inconnu. </text:p>
      <text:p text:style-name="P123">Elle est traduite devant une cour de justice f<text:span text:style-name="T2">é</text:span>odale, qui la condamne <text:span text:style-name="T2">à</text:span> subir le <text:span text:style-name="T33">Jugement de Dieu</text:span>. Au moment o<text:span text:style-name="T2">ù</text:span> elle d<text:span text:style-name="T2">é</text:span>sesp<text:span text:style-name="T2">è</text:span>re de trouver un chevalier qui prenne sa d<text:span text:style-name="T2">é</text:span>fense, on voit arriver Lohengrin, dans une barque dirig<text:span text:style-name="T2">é</text:span>e par un cygne. Ce paladin est vainqueur dans le combat, et il <text:span text:style-name="T2">é</text:span>pouse la princesse, qui, au fond, est innocente et victime des propos d'un couple pervers qui la poursuit de sa haine. </text:p>
      <text:p text:style-name="P123">L'histoire n'est pas termin<text:span text:style-name="T2">é</text:span>e ; il reste encore deux actes, dans lesquels l'innocence continue <text:span text:style-name="T2">à</text:span> <text:span text:style-name="T2">ê</text:span>tre pers<text:span text:style-name="T2">é</text:span>cut<text:span text:style-name="T2">é</text:span>e. On y rencontre une fort belle sc<text:span text:style-name="T2">è</text:span>ne dans laquelle la princesse veut emp<text:span text:style-name="T2">ê</text:span>cher Lohengrin de partir pour combattre ses ennemis. Il insiste et se livre aux plus grands dangers ; mais un g<text:span text:style-name="T2">é</text:span>nie myst<text:span text:style-name="T2">é</text:span>rieux le prot<text:span text:style-name="T2">ège, – c'est le cygne, dans le corps duquel se trouve, l'â</text:span>me du petit prince, fr<text:span text:style-name="T2">è</text:span>re de la princesse de Braban<text:span text:style-name="T2">t, – pé</text:span>rip<text:span text:style-name="T2">é</text:span>tie qui se r<text:span text:style-name="T2">é</text:span>v<text:span text:style-name="T2">è</text:span>le au d<text:span text:style-name="T2">é</text:span>no<text:span text:style-name="T2">û</text:span>ment, et qui ne peut <text:span text:style-name="T2">ê</text:span>tre admise que par un public habitu<text:span text:style-name="T2">é</text:span> aux l<text:span text:style-name="T2">é</text:span>gendes de la mythologie septentrionale. </text:p>
      <text:p text:style-name="P123">Cette tradition est du reste connue, et appartient <text:span text:style-name="T2">à</text:span> l'un des po<text:span text:style-name="T2">ë</text:span>mes ou <text:span text:style-name="T33">roumans</text:span> du cycle d'Arthus. – <text:span text:style-name="T2">En France, on com</text:span>prendrait <text:span text:style-name="T33">Barbe-Bleue</text:span> ou <text:span text:style-name="T15">Peau-d'â</text:span><text:span text:style-name="T33">ne </text:span>; il est donc inutile de nous <text:span text:style-name="T2">é</text:span>tonner. Lohengrin est un des chevaliers qui vont <text:span text:style-name="T2">à</text:span> la <text:soft-page-break/>recherche de Saint-GraaI. C'<text:span text:style-name="T2">é</text:span>tait le but, au moyen-<text:span text:style-name="T2">â</text:span>ge, de toutes les exp<text:span text:style-name="T2">é</text:span>ditions aventureuses, comme <text:span text:style-name="T2">à</text:span> l'<text:span text:style-name="T2">é</text:span>poque des anciens, la Toison d'or et aujourd'hui la Californie. Le Saint-Graal <text:span text:style-name="T2">é</text:span>tait une coupe remplie du sang sorti de la blessure que le Christ re<text:span text:style-name="T2">ç</text:span>ut sur sa croix. Celui qui pouvait retrouver cette pr<text:span text:style-name="T2">é</text:span>cieuse relique <text:span text:style-name="T2">é</text:span>tait assur<text:span text:style-name="T2">é</text:span> de la toute puissance et de l'immortalit<text:span text:style-name="T2">é</text:span>. – <text:span text:style-name="T2">Lohengrin, au lieu de ces dons, a trouvé</text:span> le bonheur terrestre et l'amour. Cela suffit de reste <text:span text:style-name="T2">à</text:span> la r<text:span text:style-name="T2">é</text:span>compense de ce chevalier. </text:p>
      <text:p text:style-name="P123">La musique de cet op<text:span text:style-name="T2">é</text:span>ra est tr<text:span text:style-name="T2">è</text:span>s remarquable et sera de plus en plus appr<text:span text:style-name="T2">é</text:span>ci<text:span text:style-name="T2">é</text:span>e aux repr<text:span text:style-name="T2">é</text:span>sentations suivantes. C'est un talent original et hardi qui se r<text:span text:style-name="T2">é</text:span>v<text:span text:style-name="T2">è</text:span>le <text:span text:style-name="T2">à</text:span> l'Allemagne,et qui n'a dit encore que ses premiers mots. Ou a reproch<text:span text:style-name="T2">é</text:span> <text:span text:style-name="T2">à</text:span> M. Wagner d'avoir donn<text:span text:style-name="T2">é</text:span> trop d'importance aux instruments, et d'avoir, comme disait Gr<text:span text:style-name="T2">é</text:span>ty, mis le pi<text:span text:style-name="T2">é</text:span>destal sur la sc<text:span text:style-name="T2">è</text:span>ne et la statue dans l'orchestre ; mais cela a tenu sans doute au caract<text:span text:style-name="T2">è</text:span>re de son po<text:span text:style-name="T2">ë</text:span>me, qui imprime <text:span text:style-name="T2">à</text:span> l'ouvrage la forme d'un drame lyrique, plut<text:span text:style-name="T2">ô</text:span>t que celle d'un op<text:span text:style-name="T2">é</text:span>ra. </text:p>
      <text:p text:style-name="P123">Les artistes ont ex<text:span text:style-name="T2">é</text:span>cut<text:span text:style-name="T2">é</text:span> vaillamment cette partition difficile, qui, pour en donner une id<text:span text:style-name="T2">é</text:span>e sommaire, semble se rapporter <text:span text:style-name="T2">à</text:span> la tradition musicale de Gluck et de Spontini. La mise en sc<text:span text:style-name="T2">è</text:span>ne <text:span text:style-name="T2">é</text:span>tait splendide et digne des efforts que fait le grand-duc actuel pour maintenir <text:span text:style-name="T2">à</text:span> Weimar cet h<text:span text:style-name="T2">é</text:span>ritage de go<text:span text:style-name="T2">û</text:span>t artistique qui a fait appeler cette ville l'Ath<text:span text:style-name="T2">è</text:span>nes de l'Allemagne. </text:p>
      <text:p text:style-name="P123">La salle du th<text:span text:style-name="T2">éâ</text:span>tre de Weimar est petite et n'est entour<text:span text:style-name="T2">é</text:span>e que d'un balcon et d'une grille ; mais les proportions en sont assez heureuses et le ceintre est dessin<text:span text:style-name="T2">é</text:span> de mani<text:span text:style-name="T2">è</text:span>re <text:span text:style-name="T2">à</text:span> offrir un contour gracieux aux regards qui parcourent la rang<text:span text:style-name="T2">é</text:span>e de femmes bordant comme une guirlande non interrompue le rouge ourlet de la balustrade. L'absence de loges particuli<text:span text:style-name="T2">è</text:span>res et la riche d<text:span text:style-name="T2">é</text:span>coration de la loge grand-ducale lui donnent tout <text:span text:style-name="T2">à</text:span> fait l'apparence d'un th<text:span text:style-name="T2">éâ</text:span>tre de cour, et l'effet g<text:span text:style-name="T2">é</text:span>n<text:span text:style-name="T2">é</text:span>ral est loin d'y perdre. L'<text:span text:style-name="T2">œ</text:span>il n'est heurt<text:span text:style-name="T2">é</text:span> ni par ce m<text:span text:style-name="T2">é</text:span>lange de jolies figures de femmes et de laides figures d'hommes qu'on remarque ailleurs sur le devant des loges et des amphith<text:span text:style-name="T2">éâ</text:span>tres, ni par cette succession de petites bo<text:span text:style-name="T2">î</text:span>tes ressemblant tant<text:span text:style-name="T2">ô</text:span>t <text:span text:style-name="T2">à</text:span> des tabati<text:span text:style-name="T2">è</text:span>res, tant<text:span text:style-name="T2">ô</text:span>t <text:span text:style-name="T2">à</text:span> des bonbonni<text:span text:style-name="T2">è</text:span>res, qui divisent d'une fa<text:span text:style-name="T2">ç</text:span>on si peu gracieuse les divers groupes de spectateurs. </text:p>
      <text:p text:style-name="P122"><text:span text:style-name="T48">Le lendemain de la repr</text:span><text:span text:style-name="T51">é</text:span><text:span text:style-name="T48">sentation</text:span><text:note text:id="ftn17" text:note-class="footnote"><text:note-citation>10</text:note-citation><text:note-body><text:p text:style-name="P232"><text:span text:style-name="footnote_20_reference"><text:tab/> </text:span><text:span text:style-name="T93">En titre : </text:span><text:span text:style-name="T34">La maison de Goethe.</text:span></text:p></text:note-body></text:note><text:span text:style-name="T48">, j'avais besoin de me reposer de cinq heures de musique savante dont l'impression tourbillonnait encore dans ma t</text:span><text:span text:style-name="T51">ê</text:span><text:span text:style-name="T48">te </text:span><text:span text:style-name="T51">à</text:span><text:span text:style-name="T48"> </text:span><text:soft-page-break/><text:span text:style-name="T48">mon r</text:span><text:span text:style-name="T51">é</text:span><text:span text:style-name="T48">veil. Je me mis </text:span><text:span text:style-name="T51">à</text:span><text:span text:style-name="T48"> parcourir la ville </text:span><text:span text:style-name="T51">à</text:span><text:span text:style-name="T48"> travers les brumes l</text:span><text:span text:style-name="T51">é</text:span><text:span text:style-name="T48">g</text:span><text:span text:style-name="T51">è</text:span><text:span text:style-name="T48">res d'une belle matin</text:span><text:span text:style-name="T51">é</text:span><text:span text:style-name="T48">e d'automne. </text:span></text:p>
      <text:p text:style-name="P3"><text:span text:style-name="T48">G</text:span><text:span text:style-name="T51">é</text:span><text:span text:style-name="T48">rard de Nerval</text:span><text:note text:id="ftn18" text:note-class="endnote"><text:note-citation>h</text:note-citation><text:note-body><text:p text:style-name="Endnote"><text:span text:style-name="T48"><text:tab/>Gérard de Nerval (1808-1855) a publié plusieurs articles sur la création de </text:span><text:span text:style-name="T33">Lohengrin</text:span> par Liszt à Weimar le 28 Août 1850. La fin de l’article semble pourtant inventée. En effet, Nerval ne serait arrivé que le 31 Août à Weimar et aurait été aidé par Liszt et la princesse Sayn-Wittgenstein pour écrire les comptes rendus. (cf. l’article de Timothée Picard dans le <text:span text:style-name="T33">Dictionnaire Richard Wagner</text:span> d’Actes Sud). [NdE]</text:p><text:p text:style-name="Endnote"/></text:note-body></text:note><text:span text:style-name="T48">. </text:span></text:p>
      <text:p text:style-name="P3"/>
      <text:h text:style-name="P245" text:outline-level="2">Bibliographie<text:note text:id="ftn19" text:note-class="footnote"><text:note-citation>11</text:note-citation><text:note-body><text:p text:style-name="P233"><text:span text:style-name="footnote_20_reference"><text:tab/> </text:span><text:span text:style-name="T69">Les ouvrages annoncés sont au bureau de la Revue.</text:span></text:p></text:note-body></text:note></text:h>
      <text:p text:style-name="P122"/>
      <text:p text:style-name="P123"><text:span text:style-name="T33">Richard Wagner jug</text:span><text:span text:style-name="T15">é</text:span><text:span text:style-name="T33"> en France</text:span>, par Georges Servi<text:span text:style-name="T2">è</text:span>res (un volume in-18, <text:span text:style-name="T2">à</text:span> la Librairie Illustr<text:span text:style-name="T2">é</text:span>e, 3 fr. 50). </text:p>
      <text:p text:style-name="P123">C'est un travail bibliographique qu'on nous pr<text:span text:style-name="T2">é</text:span>sente sous ce titre, et il est fort int<text:span text:style-name="T2">é</text:span>ressant, sans d'ailleurs faire double emploi avec aucun autre ouvrage relatif <text:span text:style-name="T2">à</text:span> Wagner. C'est accomplir une <text:span text:style-name="T2">œ</text:span>uvre utile que de grouper les jugements divers port<text:span text:style-name="T2">é</text:span>s chez nous sur l'<text:span text:style-name="T2">œ</text:span>uvre du grand r<text:span text:style-name="T2">é</text:span>formateur dramatique ; les hommes qui ont d<text:span text:style-name="T2">é</text:span>fendu la musique wagn<text:span text:style-name="T2">é</text:span>rienne, d'apr<text:span text:style-name="T2">è</text:span>s le jugement de leur conscience artistique, la droite raison, la simple <text:span text:style-name="T2">é</text:span>quit<text:span text:style-name="T2">é</text:span>, et aussi d'apr<text:span text:style-name="T2">è</text:span>s leur comp<text:span text:style-name="T2">é</text:span>tence r<text:span text:style-name="T2">é</text:span>elle, ne peuvent qu'en avoir aujourd'hui de l'honneur ; esp<text:span text:style-name="T2">é</text:span>rons que les autres en tireront quelque confusion. </text:p>
      <text:p text:style-name="P123">Le remarquable volume de M. Servi<text:span text:style-name="T2">è</text:span>res, o<text:span text:style-name="T2">ù</text:span> nous d<text:span text:style-name="T2">é</text:span>sirerions pourtant une critique documentaire plus compl<text:span text:style-name="T2">è</text:span>te et rigoureuse, r<text:span text:style-name="T2">é</text:span>sume bien les sentiments successifs du public fran<text:span text:style-name="T2">ç</text:span>ais, ceux <text:span text:style-name="T2">é</text:span>galement des <text:span text:style-name="T2">é</text:span>crivains et journalistes, j'ai regrett<text:span text:style-name="T2">é</text:span> que M. Servi<text:span text:style-name="T2">è</text:span>res f<text:span text:style-name="T2">î</text:span>t une ou deux allusions d<text:span text:style-name="T2">é</text:span>sobligeantes <text:span text:style-name="T2">à</text:span> M. Paul D<text:span text:style-name="T2">é</text:span>roul<text:span text:style-name="T2">è</text:span>de, lequel n'a jamais <text:span text:style-name="T2">é</text:span>t<text:span text:style-name="T2">é</text:span>, loin de l<text:span text:style-name="T2">à</text:span>, <text:span text:style-name="T2">«</text:span><text:span text:style-name="T4"> </text:span>un meneur d<text:span text:style-name="T2">é</text:span>clar<text:span text:style-name="T2">é</text:span><text:span text:style-name="T4"> </text:span><text:span text:style-name="T2">»</text:span> de la campagne contre <text:span text:style-name="T33">Lohengrin</text:span>. M. D<text:span text:style-name="T2">é</text:span>roul<text:span text:style-name="T2">è</text:span>de, qui a sacrifi<text:span text:style-name="T2">é</text:span> son temps, ses relations, sa fortune, <text:span text:style-name="T2">à</text:span> la cause qu'il soutient, n'a jamais song<text:span text:style-name="T2">é</text:span> <text:span text:style-name="T2">à</text:span> partir en guerre contre les drames du ma<text:span text:style-name="T2">î</text:span>tre. Je l'ai entendu parler de <text:span text:style-name="T33">Tannh</text:span><text:span text:style-name="T15">æ</text:span><text:span text:style-name="T33">user</text:span> avec une vive admiration, louer les fragments de <text:span text:style-name="T33">Lohengrin</text:span> dont il a connaissance<text:span text:style-name="T4"> </text:span><text:span text:style-name="T2">:</text:span> enfin, il y a environ un mois environ, il applaudissait la marche fun<text:span text:style-name="T2">è</text:span>bre de Siegfried au concert Lamoureux. </text:p>
      <text:p text:style-name="P123">M. Servi<text:span text:style-name="T2">è</text:span>res ne m'en voudra point de cette remarque, car sa religion a certainement <text:span text:style-name="T2">é</text:span>t<text:span text:style-name="T2">é</text:span> surprise sur ce point<text:span text:style-name="T4"> </text:span><text:span text:style-name="T2">:</text:span> il y a l<text:span text:style-name="T2">à</text:span> moins une critique qu'un d<text:span text:style-name="T2">é</text:span>sir formul<text:span text:style-name="T2">é</text:span> en vue des <text:span text:style-name="T2">é</text:span>ditions prochaines de son livre, <text:span text:style-name="T2">é</text:span>ditions que ce livre m<text:span text:style-name="T2">é</text:span>rite et que tous nous lui souhaitons. Il faut encore f<text:span text:style-name="T2">é</text:span>liciter l'auteur de l'honn<text:span text:style-name="T2">ê</text:span>te et belle hardiesse avec laquelle il nous parle de certains Diafoirus de la chronique et du feuilleton, grotesques pontifes que r<text:span text:style-name="T2">é</text:span>v<text:span text:style-name="T2">è</text:span>re la niaiserie ambiante<text:span text:style-name="T4"> </text:span><text:span text:style-name="T2">:</text:span> il <text:span text:style-name="T2">é</text:span>tait temps de raconter au public leurs sottises et leurs polissonneries. </text:p>
      <text:p text:style-name="P5">A. E. </text:p>
      <text:p text:style-name="P5"/>
      <text:p text:style-name="P67"><text:soft-page-break/>***</text:p>
      <text:p text:style-name="P67"/>
      <text:p text:style-name="P123"><text:span text:style-name="T33">Les lithographies de M. Fantin Latour</text:span>, <text:span text:style-name="T33">reproduction photographique par la platinotypie </text:span>(un grand album de dix planches, avec <text:span text:style-name="T2">é</text:span>tui-portefeuille, <text:span text:style-name="T2">à</text:span> la <text:span text:style-name="T33">Revue Wagn</text:span><text:span text:style-name="T15">é</text:span><text:span text:style-name="T33">rienne</text:span>, 50 francs). </text:p>
      <text:p text:style-name="P122"/>
      <text:p text:style-name="P123">Grande fut et sera l'influence du ma<text:span text:style-name="T2">î</text:span>tre Richard Wagner sur l'art de notre temps. Mais un seul artiste a tent<text:span text:style-name="T2">é</text:span> de reprendre les sujets m<text:span text:style-name="T2">ê</text:span>me de Wagner et de traduire dans la langue tout originale d'un autre art les merveilleuses significations des drames wagn<text:span text:style-name="T2">é</text:span>riens. Peintre excellent de sensations vivantes et personnelles, M. Fantin-Latour a voulu encore <text:span text:style-name="T2">ê</text:span>tre, par les proc<text:span text:style-name="T2">é</text:span>d<text:span text:style-name="T2">é</text:span>s du dessin et de la couleur, un musicien<text:span text:style-name="T4"> </text:span><text:span text:style-name="T2">:</text:span> exprimer les sp<text:span text:style-name="T2">é</text:span>ciales <text:span text:style-name="T2">é</text:span>motions que valent d<text:span text:style-name="T2">é</text:span>sormais <text:span text:style-name="T2">à</text:span> nous sugg<text:span text:style-name="T2">é</text:span>rer, au moyen de leur seule combinaison, tels contours parmi telles nuances. Et dans l'<text:span text:style-name="T2">œ</text:span>uvre de Wagner il a choisi des <text:span text:style-name="T2">é</text:span>motions tr<text:span text:style-name="T2">è</text:span>s pr<text:span text:style-name="T2">é</text:span>cises, qu'ensuite il a transpos<text:span text:style-name="T2">é</text:span>es dans le langage pictural<text:span text:style-name="T4"> </text:span><text:span text:style-name="T2">:</text:span> insoucieux parfaitement de l'exactitude sc<text:span text:style-name="T2">é</text:span>nique, des traditions de costumes ou de d<text:span text:style-name="T2">é</text:span>cors, tout occup<text:span text:style-name="T2">é</text:span> au sens intime des sc<text:span text:style-name="T2">è</text:span>nes, et le restituant. Les wagn<text:span text:style-name="T2">é</text:span>ristes de toutes nations ont connu et admir<text:span text:style-name="T2">é</text:span> ces lithographies admirables, que recommandait encore l'extr<text:span text:style-name="T2">ê</text:span>me habilet<text:span text:style-name="T2">é</text:span> technique. Mais tir<text:span text:style-name="T2">é</text:span>es <text:span text:style-name="T2">à</text:span> petit nombre, d'un prix assez haut, vite elles furent <text:span text:style-name="T2">é</text:span>puis<text:span text:style-name="T2">é</text:span>es... je crois qu'il serait aujourd'hui absolument impossible d'acqu<text:span text:style-name="T2">é</text:span>rir la plupart d'elles. Aussi devons-nous une sinc<text:span text:style-name="T2">è</text:span>re gratitude <text:span text:style-name="T2">à</text:span> l'homme qui, pour le profit de l'<text:span text:style-name="T2">œ</text:span>uvre wagn<text:span text:style-name="T2">é</text:span>rienne, a reproduit, en un superbe album de photographies, les dix plus admirables de ces compositions wagn<text:span text:style-name="T2">é</text:span>riennes. L'ex<text:span text:style-name="T2">é</text:span>cution mat<text:span text:style-name="T2">é</text:span>rielle est d'une fid<text:span text:style-name="T2">é</text:span>lit<text:span text:style-name="T2">é</text:span>, d'une finesse surprenantes ; l'emploi de la platinotypie, supprimant la d<text:span text:style-name="T2">éplaisante rousseur des photographies usuelles – qui eû</text:span>t <text:span text:style-name="T2">é</text:span>t<text:span text:style-name="T2">é</text:span> sp<text:span text:style-name="T2">é</text:span>cialement d<text:span text:style-name="T2">ésastreuse ici – a permis une restitution complè</text:span>te des nuances et des lumi<text:span text:style-name="T2">è</text:span>res<text:span text:style-name="T4"> </text:span><text:span text:style-name="T2">:</text:span> <text:span text:style-name="T2">à</text:span> quelques-unes m<text:span text:style-name="T2">ê</text:span>me des lithographies, cette reproduction ajoute le charme de lueurs plus fondues, d'on ne sait quelle plus d<text:span text:style-name="T2">é</text:span>licieuse unit<text:span text:style-name="T2">é</text:span> tonale. </text:p>
      <text:p text:style-name="P123">Et maintenant ou pourra revoir ces pages aim<text:span text:style-name="T2">é</text:span>es<text:span text:style-name="T4"> </text:span><text:span text:style-name="T2">:</text:span> non point, comme les belles lithographies du livre de M. Jullien, des illustrations <text:span text:style-name="T2">à</text:span> un ouvrage documentaire ; mais d'originaux po<text:span text:style-name="T2">ë</text:span>mes, o<text:span text:style-name="T2">ù</text:span> les harmonieuses joueries des p<text:span text:style-name="T2">â</text:span>les ombres et de lascives blancheurs <text:span text:style-name="T2">é</text:span>voquent, sans m<text:span text:style-name="T2">ê</text:span>me le secours de souvenirs musicaux, une tristesse languide, quelque myst<text:span text:style-name="T2">é</text:span>rieuse horreur, ou bien la calme ga<text:span text:style-name="T2">î</text:span>t<text:span text:style-name="T2">é</text:span> d'une <text:span text:style-name="T2">â</text:span>me <text:soft-page-break/>rajeunie. Voici la luxurieuse s<text:span text:style-name="T2">é</text:span>duction des visages f<text:span text:style-name="T2">é</text:span>minins, une blanche floraison d'appels ; une symphonie de languides yeux, de descendantes lignes chaudes, et de rondes clart<text:span text:style-name="T2">é</text:span>s, <text:span text:style-name="T33">Parsifal</text:span> ; et voici l'<text:span text:style-name="T2">é</text:span>tonnante sonate, chef-d'<text:span text:style-name="T2">œ</text:span>uvre de l'artiste, supr<text:span text:style-name="T2">ê</text:span>me ravissement, les onduleux contours de nymphes, dans une tranquille lumi<text:span text:style-name="T2">è</text:span>re <text:span text:style-name="T2">é</text:span>panouie, et plus loin, sur un horizon o<text:span text:style-name="T2">ù</text:span> pointent d'angoissantes t<text:span text:style-name="T2">é</text:span>n<text:span text:style-name="T2">è</text:span>bres, la fugitive figure assombrie d'un h<text:span text:style-name="T2">é</text:span>ros, <text:span text:style-name="T33">Siegfried et les Filles du Rhin</text:span>. </text:p>
      <text:p text:style-name="P123">Le triomphe final du Hollandais, l'<text:span text:style-name="T2">é</text:span>vocation d'Erda, c'est encore, parmi ces reproductions, deux prodiges d'exactitude, de finesse et de s<text:span text:style-name="T2">é</text:span>duisante expression. Je ne sais point de photogra<text:span text:style-name="T2">phies – mê</text:span>me entre les meil<text:span text:style-name="T2">leures de la maison Braun – qui vaillent davantage à</text:span> me charmer par leur perfection technique, et leur sinc<text:span text:style-name="T2">é</text:span>rit<text:span text:style-name="T2">é</text:span> artistique. </text:p>
      <text:p text:style-name="P122"/>
      <text:p text:style-name="P5">T. de W. </text:p>
      <text:p text:style-name="P3"/>
      <text:p text:style-name="P67">***</text:p>
      <text:p text:style-name="P3"/>
      <text:p text:style-name="P123">Nous apprenons que M. Camille Chevillard veut faire para<text:span text:style-name="T2">î</text:span>tre <text:span text:style-name="T33">une r</text:span><text:span text:style-name="T15">é</text:span><text:span text:style-name="T33">duction </text:span><text:span text:style-name="T15">à</text:span><text:span text:style-name="T33"> deux pianos </text:span><text:span text:style-name="T15">à</text:span><text:span text:style-name="T33"> huit mains</text:span> de la Chevauch<text:span text:style-name="T2">é</text:span>e, du Finale de <text:span text:style-name="T33">Rheingold</text:span>, et de quelques autres morceaux de la T<text:span text:style-name="T2">é</text:span>tralogie. </text:p>
      <text:p text:style-name="P123">Nous apprenons que nos amis wagn<text:span text:style-name="T2">é</text:span>riens d'Angleterre, qui ont fait <text:span text:style-name="T2">à</text:span> la Revue Wagn<text:span text:style-name="T2">é</text:span>rienne, depuis son d<text:span text:style-name="T2">é</text:span>but, un accueil si chaleureusement sympathique, vont, dans quelques mois, <text:span text:style-name="T2">é</text:span>tablir <text:span text:style-name="T2">à</text:span> Londres un <text:span text:style-name="T33">Wagner-Journal</text:span>. Nous les f<text:span text:style-name="T2">é</text:span>licitons et leur souhaitons le meilleur succ<text:span text:style-name="T2">è</text:span>s. </text:p>
      <text:p text:style-name="P122"/>
      <text:p text:style-name="P146">***</text:p>
      <text:p text:style-name="P122"/>
      <text:p text:style-name="P122"><text:span text:style-name="T64">Le buste de Wagner</text:span><text:span text:style-name="T48">, par </text:span><text:span text:style-name="T64">M. R. de Egusquiza</text:span><text:span text:style-name="T48"> </text:span><text:note text:id="ftn20" text:note-class="endnote"><text:note-citation>i</text:note-citation><text:note-body><text:p text:style-name="Endnote"><text:span text:style-name="T48"><text:tab/>Rogelio de Egusquiza (1845-1915) est un peintre basque. Il assiste au </text:span><text:span text:style-name="T33">Ring</text:span> munichois de 1879 puis part à Bayreuth et devient un proche du compositeur. Il décide de devenir un «  peintre wagnérien  » et il réalise deux portraits du compositeur en 1883. Son œuvre la plus connue est <text:span text:style-name="T33">Tristan</text:span> <text:span text:style-name="T33">et Isolde</text:span>, présentée au salon international des Beaux-Arts de Paris en 1911. Il collabore également avec Adolphe Appia (1862-1928) pour les décors et les éclairages d'un <text:span text:style-name="T33">Tristan</text:span>. André Suarès et Romain Rolland s’étaient procuré ce buste alors qu’ils partageaient une turne d’étudiant à l’école normale supérieure. Cf. Gagneux, Frédéric  : <text:span text:style-name="T33">André Suarès et le wagnérisme</text:span>, Classiques Garnier, Paris, 2009 <text:s/>p. 67. [NdE]</text:p><text:p text:style-name="Endnote"/></text:note-body></text:note><text:span text:style-name="T48">vient de para</text:span><text:span text:style-name="T51">î</text:span><text:span text:style-name="T48">tre et est en exposition au bureau de la </text:span><text:span text:style-name="T64">Revue Wagn</text:span><text:span text:style-name="T52">é</text:span><text:span text:style-name="T64">rienne</text:span><text:span text:style-name="T48">. </text:span></text:p>
      <text:p text:style-name="P123">Deux mod<text:span text:style-name="T2">è</text:span>les en pl<text:span text:style-name="T2">â</text:span>tre ont <text:span text:style-name="T2">é</text:span>t<text:span text:style-name="T2">é</text:span> tir<text:span text:style-name="T2">é</text:span>s<text:span text:style-name="T4"> </text:span><text:span text:style-name="T2">:</text:span> un grand mod<text:span text:style-name="T2">è</text:span>le <text:span text:style-name="T2">à</text:span> 20 francs (70 centim<text:span text:style-name="T2">è</text:span>tres de hauteur sur 43 de base), et un petit mod<text:span text:style-name="T2">è</text:span>le <text:span text:style-name="T2">à</text:span> 10 francs (40 sur 22). </text:p>
      <text:p text:style-name="P123">Il existe un grand nombre de bustes de Wagner, dont le plus c<text:span text:style-name="T2">é</text:span>l<text:span text:style-name="T2">è</text:span>bre et, croyons-nous, le plus r<text:span text:style-name="T2">é</text:span>cent est celui de Schapfer<text:span text:style-name="T4"> </text:span>; les uns repr<text:span text:style-name="T2">é</text:span>sentent Wagner dans une apoth<text:span text:style-name="T2">é</text:span>ose, les autres sont une charge. Quelques-uns de nos compatriotes venus <text:soft-page-break/>l'<text:span text:style-name="T2">é</text:span>t<text:span text:style-name="T2">é</text:span> dernier <text:span text:style-name="T2">à</text:span> Bayreuth avec le dessein de rapporter de l<text:span text:style-name="T2">à</text:span> un buste du ma<text:span text:style-name="T2">î</text:span>tre, se heurtant <text:span text:style-name="T2">à</text:span> cette double difficult<text:span text:style-name="T2">é</text:span>, d<text:span text:style-name="T2">é</text:span>sesp<text:span text:style-name="T2">é</text:span>r<text:span text:style-name="T2">è</text:span>rent de rien trouver de satisfaisant, et c'est, para<text:span text:style-name="T2">î</text:span>t-il, dans ces conditions qu'ils demand<text:span text:style-name="T2">è</text:span>rent <text:span text:style-name="T2">à</text:span> M. de Egusquiza pourquoi il n'essaierait pas le m<text:span text:style-name="T2">ê</text:span>me travail. </text:p>
      <text:p text:style-name="P123">M. de Egusquiza avait connu Richard Wagner ; il poss<text:span text:style-name="T2">é</text:span>dait ou put se procurer de nombreux documents photographiques<text:span text:style-name="T4"> </text:span><text:span text:style-name="T2">:</text:span> de retour <text:span text:style-name="T2">à</text:span> Paris il se mit <text:span text:style-name="T2">à</text:span> l'ouvrage, et si jamais travail fut fait avec amour, ce fut certes celui-l<text:span text:style-name="T2">à</text:span>. </text:p>
      <text:p text:style-name="P123">Le buste que vient de terminer M. de Egusquiza, nous semble <text:span text:style-name="T2">é</text:span>chapper aux inconv<text:span text:style-name="T2">é</text:span>nients des autres ; il ne montre ni un Wagner b<text:span text:style-name="T2">é</text:span>atement magnifi<text:span text:style-name="T2">é</text:span>, ni une caricature comme celles qui remplissent le livre de M. Jullien. L'auteur, au contraire, a voulu donner <text:span text:style-name="T2">à</text:span> la fois l'impression de l'homme <text:span text:style-name="T2">é</text:span>nergique et intraitable qui sut r<text:span text:style-name="T2">é</text:span>aliser victorieusement l'<text:span text:style-name="T2">œ</text:span>uvre de Bayreuth, et du po<text:span text:style-name="T2">è</text:span>te incomparable <text:span text:style-name="T2">à</text:span> qui nous devons <text:span text:style-name="T33">Tristan</text:span> et <text:span text:style-name="T33">Parsifal</text:span> </text:p>
      <text:p text:style-name="P123">Le difficile <text:span text:style-name="T2">é</text:span>tait de fondre en une seule physionomie ces traits si diff<text:span text:style-name="T2">é</text:span>rents et pourtant si r<text:span text:style-name="T2">é</text:span>els de la figure du ma<text:span text:style-name="T2">î</text:span>tre<text:span text:style-name="T4"> </text:span><text:span text:style-name="T2">:</text:span> M. de Egusquiza y a <text:span text:style-name="T2">é</text:span>videmment r<text:span text:style-name="T2">é</text:span>ussi en perfection. L'analyse de son buste nous fait voir dans le front, dans les yeux, dans le menton, dans la bouche surtout, si minutieusement <text:span text:style-name="T2">é</text:span>tudi<text:span text:style-name="T2">é</text:span>e, les lignes caract<text:span text:style-name="T2">é</text:span>ristiques essentielles. Les deux profils m<text:span text:style-name="T2">ê</text:span>me, comme cela est constant dans la nature, n'ont pas la m<text:span text:style-name="T2">ê</text:span>me expression ; l'un est plus s<text:span text:style-name="T2">é</text:span>v<text:span text:style-name="T2">è</text:span>re, l'autre plus serein, et l'ensemble donne bien la sensation de celui qui fut ensemble, et si <text:span text:style-name="T2">é</text:span>minemment, homme de pens<text:span text:style-name="T2">é</text:span>e et homme d'action. </text:p>
      <text:p text:style-name="P123">Nous avons eu l'occasion de voir <text:span text:style-name="T2">à</text:span> peu pr<text:span text:style-name="T2">è</text:span>s tous les bustes qui ont <text:span text:style-name="T2">é</text:span>t<text:span text:style-name="T2">é</text:span> faits de Wagner, et nous pouvons dire que celui de M. ce Egusquiza est, non seulement le seul qui soit en lui-m<text:span text:style-name="T2">ê</text:span>me v<text:span text:style-name="T2">é</text:span>ritablement une <text:span text:style-name="T127">œuvre</text:span> d'art, mais le seul aussi qui repr<text:span text:style-name="T2">é</text:span>sente Richard Wagner tout entier et tel qu'il fut. Il fallait, pour accomplir ce travail, <text:span text:style-name="T2">ê</text:span>tre l'habile et s<text:span text:style-name="T2">é</text:span>rieux artiste et l'absolu wagn<text:span text:style-name="T2">é</text:span>riste qu'est M. de Egusquiza. Le succ<text:span text:style-name="T2">è</text:span>s a couronn<text:span text:style-name="T2">é</text:span> ses efforts, le Wagner qui est aujourd'hui offert au public wagn<text:span text:style-name="T2">é</text:span>rien, est enfin le vrai Wagner auquel nous devons tant d'admirables jouissances. </text:p>
      <text:p text:style-name="P123">B.</text:p>
      <text:p text:style-name="P123"/>
      <text:h text:style-name="P245" text:outline-level="2"><text:bookmark text:name="bookmark18"/>MOIS WAGNÉRIEN DE PARIS</text:h>
      <text:p text:style-name="P3"/>
      <text:p text:style-name="P3">9 Janvier. Concert Lamoureux<text:span text:style-name="T4"> </text:span><text:span text:style-name="T2">:</text:span> Ouv. du <text:span text:style-name="T126">Paisseau-fantôme.</text:span> </text:p>
      <text:p text:style-name="P3"><text:span text:style-name="T2">19 </text:span><text:span text:style-name="T3">Janvier.</text:span><text:span text:style-name="T2"> Socié</text:span>t<text:span text:style-name="T2">é</text:span> de la Concordia<text:span text:style-name="T4"> </text:span><text:span text:style-name="T2">:</text:span> Ch<text:span text:style-name="T2">œ</text:span>ur des Floramyes (accompagn<text:span text:style-name="T2">é</text:span> au piano). </text:p>
      <text:p text:style-name="P68"><text:span text:style-name="T2">23 </text:span><text:span text:style-name="T3">Janvier.</text:span><text:span text:style-name="T2"> </text:span>Conservatoire (dir. Garcin) ; Ouv. De <text:span text:style-name="T33">Tannh</text:span><text:span text:style-name="T15">æ</text:span><text:span text:style-name="T33">user</text:span>. </text:p>
      <text:p text:style-name="P69"><text:span text:style-name="T2">23 </text:span><text:span text:style-name="T3">Janvier. </text:span>Concert Lamoureux<text:span text:style-name="T4"> </text:span><text:span text:style-name="T2">:</text:span> Pr<text:span text:style-name="T2">é</text:span>l., 1<text:span text:style-name="T45">er</text:span> et 3<text:span text:style-name="T45">e</text:span> sc<text:span text:style-name="T2">è</text:span>nes du 1<text:span text:style-name="T45">er</text:span> acte de <text:span text:style-name="T33">la <text:s/>Valkyrie</text:span>. </text:p>
      <text:p text:style-name="P3"><text:span text:style-name="T2">30 </text:span><text:span text:style-name="T3">Janvier.</text:span><text:span text:style-name="T2"> Conservatoire</text:span><text:span text:style-name="T4"> </text:span><text:span text:style-name="T2">:</text:span> m<text:span text:style-name="T2">ê</text:span>me concert que le 23. </text:p>
      <text:p text:style-name="P230"><text:span text:style-name="T2">30 </text:span><text:span text:style-name="T3">Janvier. </text:span><text:span text:style-name="T2">Concert Lamoureux</text:span><text:span text:style-name="T4"> </text:span><text:span text:style-name="T2">:</text:span> m<text:span text:style-name="T2">ê</text:span>me concert que le 23. </text:p>
      <text:p text:style-name="P229"/>
      <text:h text:style-name="Heading_20_2" text:outline-level="2"><text:bookmark text:name="bookmark19"/>CORRESPONDANCES</text:h>
      <text:p text:style-name="P3"/>
      <text:p text:style-name="P3">NEW-YORK. – <text:span text:style-name="T2">Notre correspondant de New-York, M</text:span>. <text:span text:style-name="T39">Stuart </text:span>Merrill, nous envoie la liste wagn<text:span text:style-name="T2">é</text:span>rienne <text:span text:style-name="T39">suivante, </text:span>d'o<text:span text:style-name="T2">ù</text:span> il ressort que le wagn<text:span text:style-name="T2">é</text:span>risme devient <text:span text:style-name="T39">assez </text:span>en honneur l<text:span text:style-name="T2">à</text:span>-bas. </text:p>
      <text:p text:style-name="P3"/>
      <text:p text:style-name="P59">5 Janvier.<text:tab/> New-York. <text:tab/>Op<text:span text:style-name="T2">é</text:span>ra<text:span text:style-name="T4"> </text:span><text:span text:style-name="T2">:</text:span> <text:span text:style-name="T33">Tannh</text:span><text:span text:style-name="T15">æ</text:span><text:span text:style-name="T33">user</text:span>.</text:p>
      <text:p text:style-name="P59">8 Janvier.<text:tab/> New-York. <text:tab/>Op<text:span text:style-name="T2">é</text:span>ra<text:span text:style-name="T4"> </text:span><text:span text:style-name="T2">:</text:span> <text:span text:style-name="T33">Lohengrin</text:span>. </text:p>
      <text:p text:style-name="P59">12 Janvier.<text:tab/> New-York. <text:tab/>Op<text:span text:style-name="T2">é</text:span>ra<text:span text:style-name="T4"> </text:span><text:span text:style-name="T2">:</text:span> <text:span text:style-name="T33">Tristan und Isolde. </text:span></text:p>
      <text:p text:style-name="P59">17 Janvier.<text:tab/> New-York. <text:tab/>Op<text:span text:style-name="T2">é</text:span>ra<text:span text:style-name="T4"> </text:span><text:span text:style-name="T2">:</text:span> <text:span text:style-name="T33">Lohengrin. </text:span></text:p>
      <text:p text:style-name="P59">21 Janvier.<text:tab/> New-York. <text:tab/>Op<text:span text:style-name="T2">é</text:span>ra<text:span text:style-name="T4"> </text:span><text:span text:style-name="T2">:</text:span> <text:span text:style-name="T33">Die Meistersinger. </text:span></text:p>
      <text:p text:style-name="P59">22 <text:span text:style-name="T4">Janvier.<text:tab/> New-York. <text:tab/>Opéra : </text:span><text:span text:style-name="T17">T</text:span><text:span text:style-name="T33">ristan und Isolde.</text:span></text:p>
      <text:p text:style-name="P59">24 <text:span text:style-name="T4">Janvier.<text:tab/> New-York. <text:tab/>Opéra : </text:span><text:span text:style-name="T33">Tannh</text:span><text:span text:style-name="T15">æ</text:span><text:span text:style-name="T33">user</text:span>.</text:p>
      <text:p text:style-name="P59">26 <text:span text:style-name="T4">Janvier.<text:tab/> New-York. <text:tab/>Opéra : </text:span><text:span text:style-name="T17">T</text:span><text:span text:style-name="T33">ristan und Isolde.</text:span></text:p>
      <text:p text:style-name="P59">28 <text:span text:style-name="T2">Janvier.<text:tab/> New-York. <text:tab/>Opéra</text:span><text:span text:style-name="T4"> </text:span><text:span text:style-name="T2">: </text:span><text:span text:style-name="T33">Die Meistersinger.</text:span></text:p>
      <text:p text:style-name="P59">31 <text:span text:style-name="T4">Janvier.<text:tab/> New-York. <text:tab/>Opéra : </text:span><text:span text:style-name="T33">Rienzi.</text:span> </text:p>
      <text:p text:style-name="P59">2 f<text:span text:style-name="T2">é</text:span>vrier.<text:tab/> <text:span text:style-name="T4">New-York. Opéra : </text:span><text:span text:style-name="T33">Die Meistersinger.</text:span></text:p>
      <text:p text:style-name="P59">4 <text:span text:style-name="T2">février.<text:tab/> </text:span><text:span text:style-name="T4">New-York. Opéra : </text:span><text:span text:style-name="T33">Lohengrin. </text:span></text:p>
      <text:p text:style-name="P59">5 <text:span text:style-name="T4">février.<text:tab/> New-York. Opéra : </text:span><text:span text:style-name="T33">Die Meistersinger.</text:span></text:p>
      <text:p text:style-name="P59">7 <text:span text:style-name="T2">février.<text:tab/> </text:span><text:span text:style-name="T4">New-York. Opéra : </text:span><text:span text:style-name="T16">T</text:span><text:span text:style-name="T33">ristan und Isolde.</text:span></text:p>
      <text:p text:style-name="P58"/>
      <text:h text:style-name="P247" text:outline-level="1">II — <text:span text:style-name="T48">Paris, le 15 mars 1887. </text:span></text:h>
      <text:h text:style-name="P246" text:outline-level="2"><text:bookmark-start text:name="bookmark22"/><text:bookmark-end text:name="bookmark22"/><text:bookmark-start text:name="bookmark23"/><text:bookmark-end text:name="bookmark23"/>A nos lecteurs</text:h>
      <text:p text:style-name="P242">En commen<text:span text:style-name="T2">ç</text:span>ant la <text:span text:style-name="T39">seconde </text:span>s<text:span text:style-name="T2">é</text:span>rie annuelle de la <text:span text:style-name="T33">Revue Wagn</text:span><text:span text:style-name="T15">é</text:span><text:span text:style-name="T33">rienne</text:span>, nous avons, il y a un an, expos<text:span text:style-name="T2">é</text:span> <text:span text:style-name="T2">à</text:span> nos lecteurs le plan de la campagne que nous voulions entreprendre. Ce plan, nous croyons l'avoir suivi. Initi<text:span text:style-name="T2">é</text:span> d<text:span text:style-name="T2">é</text:span>j<text:span text:style-name="T2">à</text:span> aux grandes conceptions de Richard Wagner, le public a pu p<text:span text:style-name="T2">é</text:span>n<text:span text:style-name="T2">é</text:span>trer dans le d<text:span text:style-name="T2">é</text:span>tail de certaines <text:span text:style-name="T2">œ</text:span>uvres et de certaines th<text:span text:style-name="T2">é</text:span>ories ; les questions historiques nous ont aussi pr<text:span text:style-name="T2">é</text:span>occup<text:span text:style-name="T2">é</text:span>s, et nous avons fait au <text:span text:style-name="T2">«</text:span><text:span text:style-name="T4"> </text:span>document<text:span text:style-name="T4"> </text:span><text:span text:style-name="T2">»</text:span> la part la plus large possible. </text:p>
      <text:p text:style-name="P242">Aujourd'hui que les nombreux et pr<text:span text:style-name="T2">é</text:span>cieux ouvrages consacr<text:span text:style-name="T2">é</text:span>s <text:span text:style-name="T2">à</text:span> l'<text:span text:style-name="T2">œ</text:span>uvre Wagn<text:span text:style-name="T2">é</text:span>rienne se sont de plus en plus r<text:span text:style-name="T2">é</text:span>pandus et nous ont si puissamment aid<text:span text:style-name="T2">é</text:span>s dans notre t<text:span text:style-name="T2">â</text:span>che de propagande, nous pouvons continuer notre campagne dans un sens nouveau. </text:p>
      <text:p text:style-name="P242">La cause Wagn<text:span text:style-name="T2">é</text:span>rienne triomphe en France comme partout<text:span text:style-name="T4"> </text:span><text:span text:style-name="T2">:</text:span> ce qui e<text:span text:style-name="T2">û</text:span>t <text:span text:style-name="T2">é</text:span>t<text:span text:style-name="T2">é</text:span> imprudent au moment de la lutte devient n<text:span text:style-name="T2">é</text:span>cessaire au moment de la victoire ; il importe aujourd'hui qu'une Revue <text:span text:style-name="T2">«</text:span><text:span text:style-name="T4"> </text:span>Wagn<text:span text:style-name="T2">é</text:span>rienne<text:span text:style-name="T4"> </text:span><text:span text:style-name="T2">»</text:span> entre directement dans l'actualit<text:span text:style-name="T2">é</text:span> de chaque jour pour y prendre la ferme attitude qui convient <text:span text:style-name="T2">à</text:span> son titre. </text:p>
      <text:p text:style-name="P242">La Revue Wagn<text:span text:style-name="T2">é</text:span>rienne, partant des principes que nous estimons ceux du v<text:span text:style-name="T2">é</text:span>ritable wagn<text:span text:style-name="T2">érisme, jugera, avec l'</text:span>enti<text:span text:style-name="T2">è</text:span>re, l'absolue ind<text:span text:style-name="T2">é</text:span>pendance qu'exige sa situation sp<text:span text:style-name="T2">é</text:span>ciale et qui est incompatible avec les conditions d'existence de la plupart des autres publications, les faits wagn<text:span text:style-name="T2">é</text:span>riens qui s'annoncent pour 1887. Que ce soit, en Allemagne, l'entreprise de M. <text:span text:style-name="T39">Angelo </text:span>Ne<text:span text:style-name="T39">umann</text:span>, ou <text:span text:style-name="T2">à</text:span> Paris, celle de M. Lamoureux, ou, <text:span text:style-name="T2">à</text:span> Bruxelles, celle des administrateurs de la Monnaie, nous nous inspirerons pour les juger d'un wagn<text:span text:style-name="T2">é</text:span>risme sans compromis. </text:p>
      <text:p text:style-name="P242">Nous donnerons aussi une place importante au mouvement artistique contemporain, aux efforts des jeunes artistes qui cherchent leur formule dans la voie ouverte par le Ma<text:span text:style-name="T2">î</text:span>tre. Nous avons obtenu pour cette <text:span text:style-name="T2">é</text:span>tude difficile<text:span text:style-name="T39"> </text:span>et si <text:span text:style-name="T129">intéressante</text:span><text:span text:style-name="T39"> </text:span>la collaboration r<text:span text:style-name="T2">é</text:span>guli<text:span text:style-name="T2">è</text:span>re de M. Alfred <text:span text:style-name="T39">Ernst. </text:span></text:p>
      <text:p text:style-name="P242">Ainsi, sans interrompre aucunement nos travaux th<text:span text:style-name="T2">é</text:span>oriques et historiques, nous promettons <text:span text:style-name="T2">à</text:span> nos lecteurs une critique assidue et hautement impartiale des grands faits wagn<text:span text:style-name="T2">é</text:span>riens imminents, en m<text:span text:style-name="T2">ê</text:span>me temps que des manifestations artistiques qui directement ou indirectement rel<text:span text:style-name="T2">è</text:span>vent de la r<text:span text:style-name="T2">é</text:span>novation Wagn<text:span text:style-name="T2">é</text:span>rienne. </text:p>
      <text:p text:style-name="P243">La Direction. </text:p>
      <text:p text:style-name="P244"><text:soft-page-break/><text:span text:style-name="T48">Le Directeur g</text:span><text:span text:style-name="T51">é</text:span><text:span text:style-name="T48">rant</text:span><text:span text:style-name="T54"> </text:span><text:span text:style-name="T51">:</text:span><text:span text:style-name="T48"> Edouard Dujardin</text:span></text:p>
      <text:h text:style-name="Heading_20_2" text:outline-level="2"><text:bookmark text:name="bookmark24"/>Notes et nouvelles</text:h>
      <text:p text:style-name="P3"/>
      <text:p text:style-name="P122"><text:span text:style-name="T48">Le lundi 7 mars, </text:span><text:span text:style-name="T51">à</text:span><text:span text:style-name="T48"> Bruxelles, a eu lieu, au th</text:span><text:span text:style-name="T51">éâ</text:span><text:span text:style-name="T48">tre de la Monnaie</text:span><text:note text:id="ftn21" text:note-class="endnote"><text:note-citation>j</text:note-citation><text:note-body><text:p text:style-name="Endnote"><text:span text:style-name="T48"><text:tab/>Après les refus français, c’est au théâtre de la Monnaie de Bruxelles que la </text:span><text:span text:style-name="T33">Walkyrie </text:span>est créée en langue française sous la direction de Joseph Dupont. Felia Litvinne (1860-1936) tenait le rôle-titre. Née <text:s/>à Saint-Pétersbourg et décédée à Paris, <text:s/>cette grande figure du chant wagnérien, a défendu ce répertoire dans le monde entier. Lorsque Paris et Bruxelles mettent en scène la <text:span text:style-name="T33">Tétralogie</text:span> en 1911 et 1903, elle chante les trois Brunhilde. Il existe des enregistrements sonores, et, malgré leur piètre qualité, on perçoit une voix <text:s/>immense et souple. Elle enseigna à la fin de sa carrière et forma une autre immense wagnérienne  : Germaine Lubin. Elle écrivit son autobiographie  : <text:span text:style-name="T33">Ma vie et mon chant. </text:span><text:span text:style-name="T123">[NdE]</text:span></text:p><text:p text:style-name="Endnote"/></text:note-body></text:note><text:span text:style-name="T48"> la r</text:span><text:span text:style-name="T51">é</text:span><text:span text:style-name="T48">p</text:span><text:span text:style-name="T51">é</text:span><text:span text:style-name="T48">tition g</text:span><text:span text:style-name="T51">é</text:span><text:span text:style-name="T48">n</text:span><text:span text:style-name="T51">é</text:span><text:span text:style-name="T48">rale de </text:span><text:span text:style-name="T64">La Walkure</text:span><text:span text:style-name="T48"> ; le mercredi 9, la premi</text:span><text:span text:style-name="T51">è</text:span><text:span text:style-name="T48">re repr</text:span><text:span text:style-name="T51">é</text:span><text:span text:style-name="T48">sentation ; le vendredi 11, la seconde</text:span><text:note text:id="ftn22" text:note-class="footnote"><text:note-citation>12</text:note-citation><text:note-body><text:p text:style-name="P232"><text:span text:style-name="footnote_20_reference"><text:tab/> </text:span><text:span text:style-name="T93">Les représentations suivent tous les lundis, mercredis et vendredis.</text:span></text:p></text:note-body></text:note><text:span text:style-name="T48">. </text:span></text:p>
      <text:p text:style-name="P123">Le premier acte, et la sc<text:span text:style-name="T2">è</text:span>ne finale avaient <text:span text:style-name="T2">é</text:span>t<text:span text:style-name="T2">é</text:span> chant<text:span text:style-name="T2">é</text:span>s, en allemand, en 1877, par la troupe de l'Op<text:span text:style-name="T2">é</text:span>ra allemand de Rotterdam, avec un m<text:span text:style-name="T2">é</text:span>diocre succ<text:span text:style-name="T2">è</text:span>s ; depuis, M. Angelo Neumann, en 1883, avait donn<text:span text:style-name="T2">é</text:span> deux repr<text:span text:style-name="T2">é</text:span>sentations du drame, une fois avec toute la T<text:span text:style-name="T2">é</text:span>tralogie et une fois s<text:span text:style-name="T2">é</text:span>par<text:span text:style-name="T2">é</text:span>ment. En fran<text:span text:style-name="T2">ç</text:span>ais, le premier acte seul avait <text:span text:style-name="T2">é</text:span>t<text:span text:style-name="T2">é</text:span> ex<text:span text:style-name="T2">é</text:span>cut<text:span text:style-name="T2">é</text:span>, au concert, sous les paroles de M. Henri La Fontaine. </text:p>
      <text:p text:style-name="P123">Apr<text:span text:style-name="T2">è</text:span>s la repr<text:span text:style-name="T2">é</text:span>sentation des <text:span text:style-name="T33">Ma</text:span><text:span text:style-name="T15">î</text:span><text:span text:style-name="T33">tres Chanteurs</text:span>, il y a deux ans, celle de <text:span text:style-name="T33">La Walkure </text:span><text:span text:style-name="T2">é</text:span>tait l'introduction d<text:span text:style-name="T2">é</text:span>finitive du drame wagn<text:span text:style-name="T2">é</text:span>rien dans nos pays de langue fran<text:span text:style-name="T2">ç</text:span>aise. </text:p>
      <text:p text:style-name="P241">—</text:p>
      <text:p text:style-name="P123">M. <text:span text:style-name="T2">É</text:span>mile Augier, Mgr. le duc d'Aumale, MM. Baronnet, Henry Bauer, Jacques E. Blanche, Albert Cahen, Emmanuel Chabrier, Cappelle, Georges Clatrin, Oscar Comettant, Arthur Coquard, Jules Courtier, L<text:span text:style-name="T2">é</text:span>o Delibes, Charles Dettelbach, Auguste Dorchain, <text:span text:style-name="T2">É</text:span>douard Dujardin, Durand fils, Alphonse Duvernov, Alfred Ernst, Louis de Fourcaud, Louis de Gramont, Adolphe Jullien, Antoine Lascoux, Jules Massenet, Catulle Mend<text:span text:style-name="T2">è</text:span>s, Andr<text:span text:style-name="T2">é</text:span> Messager, Oppenheim, Pelisse, Joseph Reinach, Ernest Reyer, Jules Roche, Rousse, Georges Serviures, Victor Souchon, Edmond Stoullig, Thompson, Henri de Valgorge, Teodor de Wyzewa, s'<text:span text:style-name="T2">é</text:span>taient rendus <text:span text:style-name="T2">à</text:span> Bruxelles pour assister <text:span text:style-name="T2">à</text:span> cette solennit<text:span text:style-name="T2">é</text:span>, <text:span text:style-name="T2">à</text:span> laquelle prenaient part toutes les notabilit<text:span text:style-name="T2">é</text:span>s du monde artistique bruxellois. </text:p>
      <text:p text:style-name="P122"/>
      <text:p text:style-name="P123">Une des premi<text:span text:style-name="T2">è</text:span>res questions qui int<text:span text:style-name="T2">é</text:span>ressent les admirateurs des <text:span text:style-name="T2">œuvres</text:span> wagn<text:span text:style-name="T2">é</text:span>riennes est celle des coupures. Les impr<text:span text:style-name="T2">é</text:span>sarios allemands font un terrible usage des coupures, et c'est sans doute pour cette raison que le public allemand comprend si peu les <text:span text:style-name="T2">œ</text:span>uvres de Wagner. MM. Dupont et Lapissida n'ont pas rompu avec la tradition<text:span text:style-name="T4"> </text:span><text:span text:style-name="T2">:</text:span> nous avons eu une <text:span text:style-name="T29">Walkure</text:span><text:span text:style-name="T26"> </text:span>d<text:span text:style-name="T2">é</text:span>pec<text:span text:style-name="T2">é</text:span>e ; mais ils n'ont pas <text:span text:style-name="T2">é</text:span>t<text:span text:style-name="T2">é</text:span> aussi loin qu'on le fait couramment dans les th<text:span text:style-name="T2">éâ</text:span>tres royaux, ducaux et grand-ducaux <text:soft-page-break/>d'Allemagne. </text:p>
      <text:p text:style-name="P122"/>
      <text:p text:style-name="P123">Voici les trois coupures que j'ai not<text:span text:style-name="T2">é</text:span>es <text:span text:style-name="T2">à</text:span> la premi<text:span text:style-name="T2">è</text:span>re repr<text:span text:style-name="T2">é</text:span>sentation<text:span text:style-name="T4"> </text:span><text:span text:style-name="T2">:</text:span> </text:p>
      <text:p text:style-name="P123">Acte II, sc<text:span text:style-name="T2">è</text:span>ne I<text:span text:style-name="T4"> </text:span><text:span text:style-name="T2">:</text:span> depuis <text:span text:style-name="T29">nimm ihm das Schwert</text:span><text:span text:style-name="T26">, </text:span>jusqu'<text:span text:style-name="T2">à</text:span> <text:span text:style-name="T29">was verlangst du</text:span><text:span text:style-name="T26"> ; </text:span></text:p>
      <text:p text:style-name="P123">M<text:span text:style-name="T2">ê</text:span>me <text:span text:style-name="T26">acte, </text:span>sc<text:span text:style-name="T2">è</text:span>ne <text:span text:style-name="T26">II</text:span><text:span text:style-name="T7"> </text:span><text:span text:style-name="T6">:</text:span> depuis <text:span text:style-name="T29">was Keinem in Worten</text:span>, jusqu'<text:span text:style-name="T2">à</text:span> <text:span text:style-name="T29">ein Andres ist' </text:span><text:span text:style-name="T33">s </text:span>; </text:p>
      <text:p text:style-name="P123">M<text:span text:style-name="T2">ê</text:span>me sc<text:span text:style-name="T2">è</text:span>ne<text:span text:style-name="T4"> </text:span><text:span text:style-name="T2">:</text:span> depuis <text:span text:style-name="T29">doch der Waelsung Siegmund </text:span>jusqu'<text:span text:style-name="T2">à</text:span> <text:span text:style-name="T29">o sag</text:span><text:span text:style-name="T8">' kü</text:span><text:span text:style-name="T29">nde</text:span><text:span text:style-name="T26">. </text:span></text:p>
      <text:p text:style-name="P123"><text:span text:style-name="T26">La </text:span>premi<text:span text:style-name="T2">è</text:span>re <text:span text:style-name="T26">de </text:span>ces coupures d<text:span text:style-name="T2">é</text:span>s<text:span text:style-name="T2">é</text:span>quilibrait singuli<text:span text:style-name="T2">è</text:span>rement la construction symphonique de la premi<text:span text:style-name="T2">è</text:span>re sc<text:span text:style-name="T2">è</text:span>ne ; les deux autres ont compl<text:span text:style-name="T2">è</text:span>tement d<text:span text:style-name="T2">é</text:span>truit et ridiculis<text:span text:style-name="T2">é</text:span> la prodigieuse sc<text:span text:style-name="T2">è</text:span>ne de <text:span text:style-name="T26">Wotan </text:span>et <text:span text:style-name="T26">Br</text:span><text:span text:style-name="T6">ü</text:span><text:span text:style-name="T26">nnhilde. </text:span></text:p>
      <text:p text:style-name="P123">Pourquoi ces expurgations<text:span text:style-name="T4"> </text:span><text:span text:style-name="T2">?</text:span> est-ce par <text:span text:style-name="T2">é</text:span>gard pour le public ou pour les chanteurs<text:span text:style-name="T4"> </text:span><text:span text:style-name="T2">?</text:span> </text:p>
      <text:p text:style-name="P123">Le r<text:span text:style-name="T2">é</text:span>dacteur en chef de la<text:span text:style-name="T33"> Revue Wagn</text:span><text:span text:style-name="T15">é</text:span><text:span text:style-name="T33">rienne,</text:span> M. Alfred Ernst, rend compte de la repr<text:span text:style-name="T2">é</text:span>sentation de <text:span text:style-name="T33">La Walkure</text:span> ; je ne touche que quelques points ext<text:span text:style-name="T2">é</text:span>rieurs. </text:p>
      <text:p text:style-name="P123">Dans une mise en sc<text:span text:style-name="T2">è</text:span>ne convenable, je signale de lamentables exag<text:span text:style-name="T2">é</text:span>rations ; ainsi, au premier acte, l'apparition, sous le clair de lune d'un jardin anglais <text:span text:style-name="T2">é</text:span>clair<text:span text:style-name="T2">é</text:span> <text:span text:style-name="T2">à</text:span> giorno ; nous ne r<text:span text:style-name="T2">é</text:span>clamons pas des merveilles de sc<text:span text:style-name="T2">é</text:span>nerie, et sommes plein d'indulgence pour le pont de chemin de fer du second acte ; mais, au troisi<text:span text:style-name="T2">è</text:span>me, l'incendie final est d'une exub<text:span text:style-name="T2">é</text:span>rance inou<text:span text:style-name="T2">ï</text:span>e ; comme nous l'avions pr<text:span text:style-name="T2">é</text:span>vu, c'est un luxe de flammes, de fum<text:span text:style-name="T2">é</text:span>es, de feux de bengale, et un tapage de machineries, une f<text:span text:style-name="T2">é</text:span>erie laide et bruyante qui d<text:span text:style-name="T2">é</text:span>tourne de la musique l'attention des neuf dixi<text:span text:style-name="T2">è</text:span>mes du public, et qui emp<text:span text:style-name="T2">ê</text:span>che l'autre dixi<text:span text:style-name="T2">è</text:span>me de rien entendre distinctement <text:span text:style-name="T2">à</text:span> la symphonie. </text:p>
      <text:p text:style-name="P123">Rien n'est plus contraire <text:span text:style-name="T2">à</text:span> l'esprit de l'<text:span text:style-name="T2">œ</text:span>uvre wagn<text:span text:style-name="T2">é</text:span>rienne, <text:span text:style-name="T2">à</text:span> la volont<text:span text:style-name="T2">é</text:span> formelle du ma<text:span text:style-name="T2">î</text:span>tre. <text:span text:style-name="T2">Wagner voulait un incendie lointain – </text:span>au bas et autour du rocher et non au sommet o<text:span text:style-name="T2">ù</text:span> dort Br<text:span text:style-name="T2">ünnhilde – et, surtout, aucun autre bruit que celui de sa musique</text:span>. </text:p>
      <text:p text:style-name="P123">M<text:span text:style-name="T2">ê</text:span>me contre-sens dans la temp<text:span text:style-name="T2">ê</text:span>te du premier acte<text:span text:style-name="T4"> </text:span><text:span text:style-name="T2">:</text:span> on pouvait se passer des sifflements du vent dans la coulisse. Wagner, quand il voulait, savait pourtant composer musicalement ces effets descriptifs ! </text:p>
      <text:p text:style-name="P122"/>
      <text:p text:style-name="P123">Une autre question est celle des animaux. La T<text:span text:style-name="T2">é</text:span>tralogie regorge d'animaux en chair ou en carton<text:span text:style-name="T4"> </text:span><text:span text:style-name="T2">:</text:span> et c'est un effroyable danger. Quelque excellente que soit la machinerie, quelque s<text:span text:style-name="T2">é</text:span>rieux que soient les spectateurs, comment ne pas sourire <text:span text:style-name="T2">à</text:span> l'entr<text:span text:style-name="T2">é</text:span>e des b<text:span text:style-name="T2">é</text:span>liers de Fricka<text:span text:style-name="T4"> </text:span><text:span text:style-name="T2">?</text:span> et qu'est-ce que ces deux b<text:span text:style-name="T2">ê</text:span>tes ajoutent <text:span text:style-name="T2">à</text:span> la beaut<text:span text:style-name="T2">é</text:span> <text:soft-page-break/>de la partition<text:span text:style-name="T4"> </text:span><text:span text:style-name="T2">?</text:span> Mais Wagner y tenait furieusement ; <text:span text:style-name="T2">et l'</text:span>on sait qu'il se f<text:span text:style-name="T2">â</text:span>cha avec le baron de H<text:span text:style-name="T2">ü</text:span>lsen, qui, un jour qu'il <text:span text:style-name="T2">é</text:span>tait venu expr<text:span text:style-name="T2">è</text:span>s <text:span text:style-name="T2">à</text:span> Wahnfried lui proposer de repr<text:span text:style-name="T2">é</text:span>senter le <text:span text:style-name="T33">Ring</text:span>, lui demandait la suppression du <text:span text:style-name="T2">«</text:span><text:span text:style-name="T4"> </text:span>b<text:span text:style-name="T2">é</text:span>tail<text:span text:style-name="T4"> </text:span><text:span text:style-name="T2">»</text:span>. </text:p>
      <text:p text:style-name="P123">Certains animaux ont, dans la T<text:span text:style-name="T2">é</text:span>tralogie, un r<text:span text:style-name="T2">ô</text:span>le profond, psychologique, indispensable<text:span text:style-name="T4"> </text:span><text:span text:style-name="T2">:</text:span> Fafner, qui est sublime, Alberich, qui est voulu comique, l'oiseau de la for<text:span text:style-name="T2">ê</text:span>t, les corbeaux. Mais d'autres, les b<text:span text:style-name="T2">é</text:span>liers, Grane, sont purement d<text:span text:style-name="T2">é</text:span>coratifs ; alors, puisque, n<text:span text:style-name="T2">é</text:span>cessairement et fatalement, ils ratent toujours, quel d<text:span text:style-name="T2">é</text:span>sastre ! Combien de fois Grane, cette b<text:span text:style-name="T2">ê</text:span>te de perdition, n'a-t-il pas d'une intempestive ruade troubl<text:span text:style-name="T2">é</text:span>, rompu le cours de notre <text:span text:style-name="T2">é</text:span>motion ! </text:p>
      <text:p text:style-name="P122"><text:span text:style-name="T48">A la Monnaie, Grane n'est apparu qu'une fois, au d</text:span><text:span text:style-name="T51">é</text:span><text:span text:style-name="T48">but de la seconde sc</text:span><text:span text:style-name="T51">è</text:span><text:span text:style-name="T48">ne du premier acte, et une minute </text:span><text:span text:style-name="T51">à</text:span><text:span text:style-name="T48"> peine</text:span><text:note text:id="ftn23" text:note-class="footnote"><text:note-citation>13</text:note-citation><text:note-body><text:p text:style-name="P1"><text:span text:style-name="footnote_20_reference"><text:tab/> </text:span><text:span text:style-name="T93">A la deuxième représentation, Grane assista à la scène de Brünnhilde et Siegmund, qu’on lui avait cachée la première fois. </text:span></text:p></text:note-body></text:note><text:span text:style-name="T48">. Esp</text:span><text:span text:style-name="T51">é</text:span><text:span text:style-name="T48">rons que, peu </text:span><text:span text:style-name="T51">à</text:span><text:span text:style-name="T48"> peu, toute la m</text:span><text:span text:style-name="T51">é</text:span><text:span text:style-name="T48">nagerie restera </text:span><text:span text:style-name="T51">à</text:span><text:span text:style-name="T48"> la cantonnade. Le motif de la Chevauch</text:span><text:span text:style-name="T51">é</text:span><text:span text:style-name="T48">e me suffit pour me repr</text:span><text:span text:style-name="T51">é</text:span><text:span text:style-name="T48">senter la Chevauch</text:span><text:span text:style-name="T51">é</text:span><text:span text:style-name="T48">e. </text:span></text:p>
      <text:p text:style-name="P122"/>
      <text:p text:style-name="P123">Mais, en somme, quel a <text:span text:style-name="T2">é</text:span>t<text:span text:style-name="T2">é</text:span>, <text:span text:style-name="T2">à</text:span> la Monnaie, le succ<text:span text:style-name="T2">è</text:span>s de <text:span text:style-name="T33">La Walkure</text:span><text:span text:style-name="T4"> </text:span><text:span text:style-name="T2">?</text:span> </text:p>
      <text:p text:style-name="P123">M. Alfred Ernst le dira<text:span text:style-name="T4"> </text:span><text:span text:style-name="T2">:</text:span> un succ<text:span text:style-name="T2">è</text:span>s d<text:span text:style-name="T2">é</text:span>cisif, un succ<text:span text:style-name="T2">è</text:span>s qui <text:span text:style-name="T2">é</text:span>tablit, sans conteste possible, le drame wagn<text:span text:style-name="T2">é</text:span>rien sur la sc<text:span text:style-name="T2">è</text:span>ne fran<text:span text:style-name="T2">ç</text:span>aise. </text:p>
      <text:p text:style-name="P122"><text:span text:style-name="T64">La Walkure</text:span><text:span text:style-name="T48"> a remport</text:span><text:span text:style-name="T51">é</text:span><text:span text:style-name="T48"> </text:span><text:span text:style-name="T51">à</text:span><text:span text:style-name="T48"> Bruxelles une victoire absolue, et cela malgr</text:span><text:span text:style-name="T51">é</text:span><text:span text:style-name="T48"> les d</text:span><text:span text:style-name="T51">é</text:span><text:span text:style-name="T48">faillances n</text:span><text:span text:style-name="T51">é</text:span><text:span text:style-name="T48">cessaires de l'ex</text:span><text:span text:style-name="T51">é</text:span><text:span text:style-name="T48">cution, malgr</text:span><text:span text:style-name="T51">é</text:span><text:span text:style-name="T48"> m</text:span><text:span text:style-name="T51">ê</text:span><text:span text:style-name="T48">me l'insuffisance radicale de la traduction. L'exp</text:span><text:span text:style-name="T51">é</text:span><text:span text:style-name="T48">rience de la sc</text:span><text:span text:style-name="T51">è</text:span><text:span text:style-name="T48">ne a </text:span><text:span text:style-name="T51">é</text:span><text:span text:style-name="T48">t</text:span><text:span text:style-name="T51">é</text:span><text:span text:style-name="T48">, en effet, terrible </text:span><text:span text:style-name="T51">à</text:span><text:span text:style-name="T48"> l'adaptation de M. Victor Wilder</text:span><text:span text:style-name="T54"> </text:span><text:span text:style-name="T51">:</text:span><text:span text:style-name="T48"> les h</text:span><text:span text:style-name="T51">é</text:span><text:span text:style-name="T48">sitations, les illusions qu'on gardait encore </text:span><text:span text:style-name="T51">à</text:span><text:span text:style-name="T48"> la lecture, au th</text:span><text:span text:style-name="T51">éâ</text:span><text:span text:style-name="T48">tre se sont d'un coup dissip</text:span><text:span text:style-name="T51">é</text:span><text:span text:style-name="T48">es ; c'est l</text:span><text:span text:style-name="T51">à</text:span><text:span text:style-name="T48">, sous l'accompagnement de cette extraordinaire musique que l'inanit</text:span><text:span text:style-name="T51">é</text:span><text:span text:style-name="T48"> des paroles doit lugubrement </text:span><text:span text:style-name="T51">é</text:span><text:span text:style-name="T48">clater. Non seulement, au point de vue litt</text:span><text:span text:style-name="T51">é</text:span><text:span text:style-name="T48">raire, </text:span><text:span text:style-name="T64">la Valkyrie</text:span><text:span text:style-name="T48"> appara</text:span><text:span text:style-name="T51">î</text:span><text:span text:style-name="T48">t absolument une autre chose que </text:span><text:span text:style-name="T64">La Walkure</text:span><text:span text:style-name="T48"> ; </text:span><text:span text:style-name="T51">mais, au point de vue purement musical, – outre les changements de notes – que sont devenus ces chocs superbes de syllabes qui ne faisaient qu'un avec la mu</text:span><text:span text:style-name="T48">sique</text:span><text:span text:style-name="T54"> </text:span><text:span text:style-name="T51">?</text:span><text:span text:style-name="T48"> tout a sombr</text:span><text:span text:style-name="T51">é</text:span><text:span text:style-name="T48">, et nous qui connaissons l'unique, l'incomparable langage du po</text:span><text:span text:style-name="T51">è</text:span><text:span text:style-name="T48">me wagn</text:span><text:span text:style-name="T51">é</text:span><text:span text:style-name="T48">rien, nous n'entendons plus qu'un vague flux de mots quelconques, d</text:span><text:span text:style-name="T51">é</text:span><text:span text:style-name="T48">shonor</text:span><text:span text:style-name="T51">é</text:span><text:span text:style-name="T48">s, depuis La Harpe, Campistron et Scribe, par tous les fabriquants d'op</text:span><text:span text:style-name="T51">é</text:span><text:span text:style-name="T48">rette</text:span><text:note text:id="ftn24" text:note-class="footnote"><text:note-citation>14</text:note-citation><text:note-body><text:p text:style-name="P232"><text:span text:style-name="footnote_20_reference"><text:tab/> </text:span><text:span text:style-name="T93">Tout le monde a remarqué pourtant le peu de respect qu'ont eu les chanteurs pour le texte de M. Wilder : ils rétablissent plusieurs fois la prosodie de Wagner, par exemple quand M. Wilder pour faire un beau vers de douze pieds a ajouté plusieurs notes, ils sacrifient souvent l'alexandrin de M. Wilder et reprennent le rythme wagnérien.</text:span></text:p></text:note-body></text:note><text:span text:style-name="T48"> . </text:span></text:p>
      <text:p text:style-name="P123"><text:soft-page-break/>Mais, cette captivante symphonie, la musique demeure, et <text:span text:style-name="T33">la Valkyrie</text:span> gagnera ainsi chez nous la glorieuse carri<text:span text:style-name="T2">è</text:span>re qu'a inaugur<text:span text:style-name="T2">é</text:span>e la soir<text:span text:style-name="T2">é</text:span>e du 9 mars. </text:p>
      <text:p text:style-name="P122"/>
      <text:p text:style-name="P5">E. D. </text:p>
      <text:h text:style-name="P245" text:outline-level="2"><text:bookmark-start text:name="bookmark25"/>Chronique <text:bookmark-end text:name="bookmark25"/>wagnérienne</text:h>
      <text:p text:style-name="P3"/>
      <text:p text:style-name="P123">La premi<text:span text:style-name="T2">è</text:span>re repr<text:span text:style-name="T2">é</text:span>sentation de<text:span text:style-name="T33"> La Walkure </text:span><text:span text:style-name="T2">à</text:span> Bruxelles marque, comme celle des <text:span text:style-name="T33">Ma</text:span><text:span text:style-name="T15">î</text:span><text:span text:style-name="T33">tres Chanteurs</text:span>, une date importante dans l'<text:span text:style-name="T2">é</text:span>volution du public. Cette repr<text:span text:style-name="T2">é</text:span>sentation est une victoire pour la bonne cause. Ainsi, un drame de Wagner, difficilement isolable cependant des autres <text:span text:style-name="T2">é</text:span>l<text:span text:style-name="T2">é</text:span>ments de la T<text:span text:style-name="T2">é</text:span>tralogie, et o<text:span text:style-name="T2">ù</text:span> des symboles mythiques peu connus, peu go<text:span text:style-name="T2">û</text:span>t<text:span text:style-name="T2">é</text:span>s de nous en g<text:span text:style-name="T2">é</text:span>n<text:span text:style-name="T2">é</text:span>ral tiennent une tr<text:span text:style-name="T2">è</text:span>s consid<text:span text:style-name="T2">é</text:span>rable place, a <text:span text:style-name="T2">é</text:span>t<text:span text:style-name="T2">é</text:span> entendu, compris, applaudi ! <text:span text:style-name="T2">C'est</text:span> qu'il y a dans La <text:span text:style-name="T33">Walkure </text:span>une rare pl<text:span text:style-name="T2">é</text:span>nitude de sentiments humains, de grandes, de puissantes qualit<text:span text:style-name="T2">é</text:span>s de mouvement sc<text:span text:style-name="T2">é</text:span>nique, et au milieu d'une luxuriante floraison de m<text:span text:style-name="T2">é</text:span>lodies passionnelles, tout un c<text:span text:style-name="T2">ô</text:span>t<text:span text:style-name="T2">é</text:span> pittoresque, un <text:span text:style-name="T2">é</text:span>tincel<text:span text:style-name="T2">ant paysage musical qui a ravi l'oreille </text:span>des auditeurs. </text:p>
      <text:p text:style-name="P123">L'immense int<text:span text:style-name="T2">é</text:span>r<text:span text:style-name="T2">ê</text:span>t de cette repr<text:span text:style-name="T2">é</text:span>sentation consistait en ceci<text:span text:style-name="T4"> </text:span><text:span text:style-name="T2">:</text:span> quel effet allait produire ce drame, si <text:span text:style-name="T2">é</text:span>loign<text:span text:style-name="T2">é</text:span> (plus encore peut-<text:span text:style-name="T2">ê</text:span>tre que <text:span text:style-name="T33">Les Ma</text:span><text:span text:style-name="T15">î</text:span><text:span text:style-name="T33">tres Chanteurs</text:span>) de tout ce que nous avons coutume de voir et d'entendre au th<text:span text:style-name="T2">éâ</text:span>tre<text:span text:style-name="T4"> </text:span><text:span text:style-name="T2">?</text:span> Comment se pr<text:span text:style-name="T2">é</text:span>sente<text:span text:style-name="T2">rait-il, devant un public parisien – et c'é</text:span>tait le cas, le 9 mars, <text:span text:style-name="T2">à Bruxelles,\  transposé</text:span> en langue fran<text:span text:style-name="T2">ç</text:span>aise, ex<text:span text:style-name="T2">é</text:span>cut<text:span text:style-name="T2">é</text:span> par des interpr<text:span text:style-name="T2">è</text:span>tes pour qui un tel art <text:span text:style-name="T2">é</text:span>tait au demeurant fort nouveau<text:span text:style-name="T4"> </text:span><text:span text:style-name="T2">?</text:span> Or, je me h<text:span text:style-name="T2">â</text:span>te de le dire, l'effet r<text:span text:style-name="T2">é</text:span>sultant a <text:span text:style-name="T2">é</text:span>t<text:span text:style-name="T2">é</text:span> sup<text:span text:style-name="T2">é</text:span>rieur <text:span text:style-name="T2">à</text:span> ce qu'attendaient les plus optimistes d'entre nous. Chacun des trois actes a soulev<text:span text:style-name="T2">é</text:span> ces bravos prolong<text:span text:style-name="T2">é</text:span>s ; le premier surtout s'est achev<text:span text:style-name="T2">é</text:span> dans une temp<text:span text:style-name="T2">ê</text:span>te d'applaudissements, et, trois fois, les interpr<text:span text:style-name="T2">è</text:span>tes ont <text:span text:style-name="T2">é</text:span>t<text:span text:style-name="T2">é</text:span> rappel<text:span text:style-name="T2">é</text:span>s par la salle enthousiaste. </text:p>
      <text:p text:style-name="P123">L'orchestre, sous la direction si intelligente et si habile de M. Joseph Dupont, s'est tir<text:span text:style-name="T2">é</text:span> <text:span text:style-name="T2">à</text:span> son grand honneur d'une t<text:span text:style-name="T2">â</text:span>che <text:span text:style-name="T2">à</text:span> coup s<text:span text:style-name="T2">û</text:span>r redoutable. Je suis d'ailleurs persuad<text:span text:style-name="T2">é</text:span> qu'au fur et <text:span text:style-name="T2">à</text:span> mesure des repr<text:span text:style-name="T2">é</text:span>sentations, les deux parties instrumentale et vocale du drame arriveront <text:span text:style-name="T2">à</text:span> s'incorporer plus <text:span text:style-name="T2">é</text:span>troitement encore. Si les cuivres laissent <text:span text:style-name="T2">à</text:span> d<text:span text:style-name="T2">é</text:span>sirer (du moins les trombones et le quatuor des tubas), les cordes sont excellentes, et les violons en particulier ont donn<text:span text:style-name="T2">é</text:span> des effets d'un incomparable <text:span text:style-name="T2">é</text:span>clat. Les fragments symphoniques les meilleurs ont <text:span text:style-name="T2">é</text:span>t<text:span text:style-name="T2">é</text:span> <text:span text:style-name="T33">La Chevauch</text:span><text:span text:style-name="T15">é</text:span><text:span text:style-name="T33">e</text:span> et <text:span text:style-name="T33">L'Incantation du Feu</text:span> ; j'aurais souhait<text:span text:style-name="T2">é l'</text:span>embrassement de Wotan et de Br<text:span text:style-name="T2">ü</text:span>nnhilde d'un mouvement un peu plus large, et moins pouss<text:span text:style-name="T2">é</text:span> au triple fortissimo ; mais, en somme, l'ex<text:span text:style-name="T2">é</text:span>cution a <text:span text:style-name="T2">é</text:span>t<text:span text:style-name="T2">é</text:span> magistrale ; les ovations faites au chef d'orchestre en sont <text:soft-page-break/>une preuve non <text:span text:style-name="T2">é</text:span>quivoque. </text:p>
      <text:p text:style-name="P123">Mlle Martini chantait le r<text:span text:style-name="T2">ô</text:span>le de Sieglinde. Elle s'y est montr<text:span text:style-name="T2">é</text:span>e parfaite, d'une conviction absolue. Elle n'a pas eu une seule d<text:span text:style-name="T2">é</text:span>faillance, m<text:span text:style-name="T2">ê</text:span>me l<text:span text:style-name="T2">é</text:span>g<text:span text:style-name="T2">è</text:span>re, et d<text:span text:style-name="T2">è</text:span>s ce jour elle prend place parmi les plus remarquables des actuelles trag<text:span text:style-name="T2">é</text:span>diennes lyriques. </text:p>
      <text:p text:style-name="P123">M. Engel a fort bien interpr<text:span text:style-name="T2">é</text:span>t<text:span text:style-name="T2">é</text:span> le personnage de Siegmund. Sa voix, sans doute, n'a pas la puissance souhaitable, mais il n'en arrive pas moins <text:span text:style-name="T2">à</text:span> produire des impressions saisissantes<text:span text:style-name="T4"> </text:span><text:span text:style-name="T2">:</text:span> le monologue du premier acte, le chant du Printemps, l'arrachement de l'<text:span text:style-name="T2">é</text:span>p<text:span text:style-name="T2">é</text:span>e ont remu<text:span text:style-name="T2">é</text:span> tout le public. </text:p>
      <text:p text:style-name="P123">Mlle Litvinne porte <text:span text:style-name="T2">à</text:span> merveille la cuirasse brillante et le casque ail<text:span text:style-name="T2">é</text:span> de la Walkyrie. Elle a chant<text:span text:style-name="T2">é</text:span> le r<text:span text:style-name="T2">ô</text:span>le avec une g<text:span text:style-name="T2">é</text:span>n<text:span text:style-name="T2">é</text:span>reuse vaillance, des qualit<text:span text:style-name="T2">é</text:span>s peu communes de musicienne et d'actrice. Cette cr<text:span text:style-name="T2">é</text:span>ation de Br<text:span text:style-name="T2">ü</text:span>nnhilde la met nettement et d<text:span text:style-name="T2">é</text:span>finitivement en lumi<text:span text:style-name="T2">è</text:span>re. </text:p>
      <text:p text:style-name="P123">M. Bourgeois est un Hunding de bonne allure et de solide poitrine ; ou a constat<text:span text:style-name="T2">é</text:span> n<text:span text:style-name="T2">é</text:span>anmoins une certaine insuffisance de mimique qui a quelque peu att<text:span text:style-name="T2">é</text:span>nu<text:span text:style-name="T2">é</text:span> la formidable entr<text:span text:style-name="T2">é</text:span>e de la sc<text:span text:style-name="T2">è</text:span>ne deuxi<text:span text:style-name="T2">è</text:span>me. Enfin, Mme Balensi s'est fait appr<text:span text:style-name="T2">é</text:span>cier dans le r<text:span text:style-name="T2">ô</text:span>le de Fricka qu'elle a tenu avec beaucoup de noblesse. </text:p>
      <text:p text:style-name="P123">J'ai gard<text:span text:style-name="T2">é</text:span> <text:span text:style-name="T2">à</text:span> part M. Seguin, le Wotan de Bruxelles, car cet excellent artiste s'est montr<text:span text:style-name="T2">é</text:span> digne d'un <text:span text:style-name="T2">é</text:span>loge sans restriction aucune. Il joue avec une v<text:span text:style-name="T2">é</text:span>rit<text:span text:style-name="T2">é</text:span> profonde, chante, d<text:span text:style-name="T2">é</text:span>clame, accentue en perfection. Du coup, il d<text:span text:style-name="T2">é</text:span>passe les meilleurs d'entre les acteurs allemands qui interpr<text:span text:style-name="T2">è</text:span>tent aujourd'hui le m<text:span text:style-name="T2">ê</text:span>me r<text:span text:style-name="T2">ô</text:span>le, et l'on ne peut le comparer qu'au regrett<text:span text:style-name="T2">é</text:span> Scaria. En avance sur tous ses partenaires, il se meut dans cette musique, dans ce drame, avec une souveraine aisance, une enti<text:span text:style-name="T2">è</text:span>re libert<text:span text:style-name="T2">é</text:span>, un sens admirable de l'action sc<text:span text:style-name="T2">é</text:span>nique, une compl<text:span text:style-name="T2">è</text:span>te entente de la pens<text:span text:style-name="T2">é</text:span>e wagn<text:span text:style-name="T2">é</text:span>rienne. </text:p>
      <text:p text:style-name="P123">Oui, nous avons <text:span text:style-name="T2">é</text:span>prouv<text:span text:style-name="T2">é</text:span> un orgueil r<text:span text:style-name="T2">é</text:span>el <text:span text:style-name="T2">à</text:span> voir nos artistes faire pareille figure en cette m<text:span text:style-name="T2">é</text:span>morable soir<text:span text:style-name="T2">é</text:span>e, <text:span text:style-name="T2">à</text:span> les voir entrer ainsi de plain-pied dans l'art nouveau ! Certes, on pourrait citer tel point d'orgue inutile alanguissant une mordante fin de phrase, tel geste appris dans les conservatoires et venant troubler les d<text:span text:style-name="T2">é</text:span>veloppements d'une mimique naturelle ; mais l'ensemble est vivant, chaleureux, infiniment au-dessus de tout ce que nos th<text:span text:style-name="T2">éâ</text:span>tres nous ont depuis longtemps montr<text:span text:style-name="T2">é</text:span>. </text:p>
      <text:p text:style-name="P123">Ajoutons que le ch<text:span text:style-name="T2">œ</text:span>ur des Walkyries a <text:span text:style-name="T2">é</text:span>t<text:span text:style-name="T2">é</text:span> superbe. La d<text:span text:style-name="T2">é</text:span>coction riche, bien comprise, m<text:span text:style-name="T2">é</text:span>rite d'<text:span text:style-name="T2">ê</text:span>tre sp<text:span text:style-name="T2">é</text:span>cialement mentionn<text:span text:style-name="T2">é</text:span>e ; de plus, la direction de la <text:soft-page-break/>Monnaie a fait abaisser l'orchestre, et r<text:span text:style-name="T2">é</text:span>alis<text:span text:style-name="T2">é</text:span> une convenable obscurit<text:span text:style-name="T2">é</text:span> dans la salle. Le public a tr<text:span text:style-name="T2">è</text:span>s bien admis ces modifications aux routines vulgaires, comme aussi l'emploi du rideau s'<text:span text:style-name="T2">é</text:span>cartant des deux c<text:span text:style-name="T2">ô</text:span>t<text:span text:style-name="T2">é</text:span>s de la sc<text:span text:style-name="T2">è</text:span>ne. </text:p>
      <text:p text:style-name="P123">Les lecteurs de la Revue savent, <text:span text:style-name="T2">à</text:span> n'en pas douter, que mon directeur et moi professons des opinions agr<text:span text:style-name="T2">é</text:span>ablement diff<text:span text:style-name="T2">é</text:span>rentes sur un grand nombre de points. Ils ne s'<text:span text:style-name="T2">é</text:span>tonneront donc pas de me voir f<text:span text:style-name="T2">é</text:span>liciter M. Wilder du succ<text:span text:style-name="T2">ès obtenu par sa traduction,\  ce n'est pas une pe</text:span>tite affaire que de mouler le vers fran<text:span text:style-name="T2">çais sur les rythmes de cette musique – et constater une fois de plus que de tels travaux ont heureusement diffusé</text:span> la connaissance des po<text:span text:style-name="T2">è</text:span>mes wagn<text:span text:style-name="T2">é</text:span>riens. </text:p>
      <text:p text:style-name="P123">Un dernier d<text:span text:style-name="T2">é</text:span>tail<text:span text:style-name="T4"> </text:span><text:span text:style-name="T2">:</text:span> apr<text:span text:style-name="T2">è</text:span>s <text:span text:style-name="T2">l'é</text:span>blouissement final qui termine <text:span text:style-name="T33">La Walkyrie</text:span>, tandis que des acclamations partaient de tous les points de la salle, un coup de sifflet s'est fait entendre, un seul, oh ! petit, petit, et b<text:span text:style-name="T2">é</text:span>nin, b<text:span text:style-name="T2">é</text:span>nin... Une joie douce nous a envahis soudain<text:span text:style-name="T4"> </text:span><text:span text:style-name="T2">:</text:span> ce siffleur hilare <text:span text:style-name="T2">é</text:span>tait-il le m<text:span text:style-name="T2">ê</text:span>me que celui qui fonctionna lors de la repr<text:span text:style-name="T2">é</text:span>sentation des Ma<text:span text:style-name="T2">î</text:span>tres Chanteurs<text:span text:style-name="T4"> </text:span><text:span text:style-name="T2">?</text:span> Car vous le savez, il y en eut un ! </text:p>
      <text:p text:style-name="P123">Ainsi, les siffleurs de Wagner sont <text:span text:style-name="T33">un</text:span> ! A lui seul, il se transporte parall<text:span text:style-name="T2">è</text:span>lement <text:span text:style-name="T2">à</text:span> lui-m<text:span text:style-name="T2">ê</text:span>me de repr<text:span text:style-name="T2">é</text:span>sentation en repr<text:span text:style-name="T2">é</text:span>sentation, et l<text:span text:style-name="T2">à</text:span>, unique au monde, d<text:span text:style-name="T2">é</text:span>pourvu de toute esp<text:span text:style-name="T2">è</text:span>ce de pluriel, il siffle tristement. Puis il se disperse en bon ordre, avec l'am<text:span text:style-name="T2">è</text:span>re satisfaction du devoir accompli. Vainement il cherche un collaborateur<text:span text:style-name="T4"> </text:span><text:span text:style-name="T2">:</text:span> soliste perp<text:span text:style-name="T2">é</text:span>tuel, il ne peut r<text:span text:style-name="T2">é</text:span>ussir <text:span text:style-name="T2">à</text:span> s'appareiller ; mais rien ne le d<text:span text:style-name="T2">é</text:span>courage, et il voue <text:span text:style-name="T2">à</text:span> sa t<text:span text:style-name="T2">â</text:span>che, <text:span text:style-name="T2">à</text:span> l'<text:span text:style-name="T2">œ</text:span>uvre de sa vie, les derniers restes d'une voix qui tombe et d'un sifflet qui s'<text:span text:style-name="T2">é</text:span>teint. </text:p>
      <text:p text:style-name="P123">Il ne me reste pas assez de place, et moins encore de loisir, pour parler dignement d'une <text:span text:style-name="T2">œ</text:span>uvre fran<text:span text:style-name="T2">ç</text:span>aise, r<text:span text:style-name="T2">é</text:span>cemment ex<text:span text:style-name="T2">é</text:span>cut<text:span text:style-name="T2">é</text:span>e aux concerts de M. Lamoureux, la <text:span text:style-name="T33">Symphonie en sol mineur</text:span> de M. <text:span text:style-name="T2">É</text:span>douard Lalo. Ne pouvant en faire ici l'analyse musicale, je me borne <text:span text:style-name="T2">à</text:span> signaler la grandeur du premier morceau, les puissants contrastes du <text:span text:style-name="T33">vivace</text:span>, l'expressivit<text:span text:style-name="T2">é</text:span> si <text:span text:style-name="T2">é</text:span>mouvante de de I'<text:span text:style-name="T33">adagio</text:span>, et enfin l'extraordinaire <text:span text:style-name="T33">finale</text:span> o<text:span text:style-name="T2">ù</text:span> les th<text:span text:style-name="T2">è</text:span>mes d<text:span text:style-name="T2">é</text:span>j<text:span text:style-name="T2">à</text:span> entendus reparaissent. Cela est du plus bel art, et la musique s'y r<text:span text:style-name="T2">é</text:span>v<text:span text:style-name="T2">è</text:span>le si color<text:span text:style-name="T2">ée, si parlante, – si dramatique par instants – que l'on rê</text:span>ve une trame po<text:span text:style-name="T2">é</text:span>tique <text:span text:style-name="T2">à</text:span> cette <text:span text:style-name="T2">é</text:span>trange symphonie, et que l'on maudit une fois de plus le stupide aveuglement de certaines personnalit<text:span text:style-name="T2">é</text:span>s qui ferment <text:span text:style-name="T2">à</text:span> M. Lalo l'acc<text:span text:style-name="T2">è</text:span>s de nos th<text:span text:style-name="T2">éâ</text:span>tres. Jamais l'auteur de <text:span text:style-name="T33">Fiesque</text:span> et du <text:span text:style-name="T33">Ro</text:span><text:span text:style-name="T15">i d'Ys</text:span><text:span text:style-name="T2"> n'a</text:span> montr<text:span text:style-name="T2">é</text:span> un style plus ample, et n'a fait entendre des accents plus <text:span text:style-name="T2">é</text:span>nergiques ; l'instrumentation abonde en pr<text:span text:style-name="T2">é</text:span>cieux d<text:span text:style-name="T2">é</text:span>tails, mais elle n'en proc<text:span text:style-name="T2">è</text:span>de pas moins par franches coul<text:span text:style-name="T2">é</text:span>es, <text:soft-page-break/>avec une largeur symphonique dont nous <text:span text:style-name="T2">é</text:span>tions un peu d<text:span text:style-name="T2">é</text:span>shabitu<text:span text:style-name="T2">é</text:span>s aujourd'hui. </text:p>
      <text:p text:style-name="P123">Notons encore la belle reprise, <text:span text:style-name="T2">à</text:span> l'Op<text:span text:style-name="T2">é</text:span>ra, du <text:span text:style-name="T33">Sigurd</text:span> de M. Ernest Reyer<text:span text:style-name="T4"> </text:span><text:span text:style-name="T2">:</text:span> musique entra<text:span text:style-name="T2">î</text:span>nante, virile, qui nous repose de cette fun<text:span text:style-name="T2">è</text:span>bre <text:span text:style-name="T33">Patrie</text:span> dont M. Lassalle s'est constitu<text:span text:style-name="T2">é</text:span> le chevalier <text:span text:style-name="T2">é</text:span>pistolaire... <text:span text:style-name="T33">Sigurd</text:span> est d'ailleurs trop connu et trop admir<text:span text:style-name="T2">é</text:span> de tous les artistes pour que j'aie l'air de le d<text:span text:style-name="T2">é</text:span>couvrir en 1887, aux environs de l'<text:span text:style-name="T2">é</text:span>quinoxe. Mais les retards qu'il a subis avant d'<text:span text:style-name="T2">ê</text:span>tre jou<text:span text:style-name="T2">é</text:span> en France, les coupures grotesques qu'on lui inflige, les sottes critiques dont il a <text:span text:style-name="T2">é</text:span>t<text:span text:style-name="T2">é</text:span> longtemps l'objet, d<text:span text:style-name="T2">é</text:span>montrent une fois de plus que la cause wagn<text:span text:style-name="T2">é</text:span>rienne est intimement li<text:span text:style-name="T2">é</text:span>e aux int<text:span text:style-name="T2">é</text:span>r<text:span text:style-name="T2">ê</text:span>ts des musiciens fran<text:span text:style-name="T2">ç</text:span>ais, car cette cause est celle de la bonne musique, de la po<text:span text:style-name="T2">é</text:span>sie expressive, du drame r<text:span text:style-name="T2">é</text:span>el ; en un mot, de l'art sinc<text:span text:style-name="T2">è</text:span>re et vrai. </text:p>
      <text:p text:style-name="P5">A. E. </text:p>
      <text:h text:style-name="P245" text:outline-level="2">Documents de critique expérimentale</text:h>
      <text:p text:style-name="P16">II</text:p>
      <text:h text:style-name="Heading_20_3" text:outline-level="3"><text:bookmark text:name="bookmark26"/>PARSIFAL</text:h>
      <text:p text:style-name="P122"/>
      <text:p text:style-name="P96">Nur ist's nicht leicht zu behalten</text:p>
      <text:p text:style-name="P98"><text:span text:style-name="T2">Und das aergert uns're Alten</text:span> ! </text:p>
      <text:p text:style-name="P122"/>
      <text:p text:style-name="P123">AVANT-PROPOS</text:p>
      <text:p text:style-name="P122"/>
      <text:p text:style-name="P123">Dans un livre r<text:span text:style-name="T2">é</text:span>cent sur <text:span text:style-name="T2">«</text:span><text:span text:style-name="T4"> </text:span>Richard Wagner jug<text:span text:style-name="T2">é</text:span> en France<text:span text:style-name="T4"> </text:span><text:span text:style-name="T2">»</text:span>, M. Georges Servi<text:span text:style-name="T2">è</text:span>res vient de nous donner des documents qui permettent de se rendre compte du mouvement wagn<text:span text:style-name="T2">é</text:span>rien ; quoi qu'aucune critique n'ait pr<text:span text:style-name="T2">é</text:span>sid<text:span text:style-name="T2">é</text:span> au classement des mat<text:span text:style-name="T2">é</text:span>riaux et que ce livre e<text:span text:style-name="T2">û</text:span>t besoin d'<text:span text:style-name="T2">ê</text:span>tre refait avec la pr<text:span text:style-name="T2">é</text:span>occupation de grouper les diff<text:span text:style-name="T2">é</text:span>rents mouvements des esprits sous quelques influences g<text:span text:style-name="T2">é</text:span>n<text:span text:style-name="T2">é</text:span>rales, on peut d<text:span text:style-name="T2">è</text:span>s <text:span text:style-name="T2">à</text:span> pr<text:span text:style-name="T2">é</text:span>sent tirer de la lecture de ce catalogue chronologique cette conclusion que, pas plus chez les d<text:span text:style-name="T2">é</text:span>fenseurs de Wagner que chez ses ennemis, il n'y a eu aucun effort s<text:span text:style-name="T2">é</text:span>rieux pour comprendre son <text:span text:style-name="T2">œ</text:span>uvre et le but qu'il poursuivait. </text:p>
      <text:p text:style-name="P123">Il est, certes, f<text:span text:style-name="T2">â</text:span>cheux d'attaquer ceux qui ont, jusqu'<text:span text:style-name="T2">à</text:span> pr<text:span text:style-name="T2">é</text:span>sent, soutenu Wagner en France, mais bonne justice a d<text:span text:style-name="T2">é</text:span>j<text:span text:style-name="T2">à</text:span> <text:span text:style-name="T2">é</text:span>t<text:span text:style-name="T2">é</text:span> faite de ses ennemis, et il est trop tard pour parler encore d'eux. De plus, s'il est d<text:span text:style-name="T2">é</text:span>sormais inutile de d<text:span text:style-name="T2">é</text:span>fendre Wagner contre ses ennemis, il devient de plus en plus n<text:span text:style-name="T2">é</text:span>cessaire de le d<text:span text:style-name="T2">é</text:span>fendre contre certains de ses admirateurs. </text:p>
      <text:p text:style-name="P123">La lutte qui s'est engag<text:span text:style-name="T2">é</text:span>e depuis l'apparition des <text:span text:style-name="T2">œ</text:span>uvres de Wagner en France jusqu'<text:span text:style-name="T2">à</text:span> leur triomphe, peut s'expliquer ainsi<text:span text:style-name="T4"> </text:span><text:span text:style-name="T2">:</text:span> les uns trouvaient beau ce que les autres ne pouvaient supporter. Tandis que, pendant le second empire, le public courait entendre les op<text:span text:style-name="T2">é</text:span>ras de Meyerbeer, d'Auber et de Gounod, des critiques, de jeunes <text:span text:style-name="T2">é</text:span>crivains et m<text:span text:style-name="T2">ê</text:span>me des musiciens cherchaient du nouveau, et, comme Wagner leur en offrait une ample provision, ils se firent ses adeptes. Il s'<text:span text:style-name="T2">é</text:span>tablit deux courants<text:span text:style-name="T4"> </text:span><text:span text:style-name="T2">:</text:span> les uns, comme Catulle Mend<text:span text:style-name="T2">è</text:span>s, madame Judith Gautier, Edouard Schur<text:span text:style-name="T2">é</text:span>, Champfleury, Baudelaire, <text:span text:style-name="T2">é</text:span>crivaient apr<text:span text:style-name="T2">è</text:span>s l'audition des <text:span text:style-name="T2">œ</text:span>uvres de Wagner des livres, des articles hyperboliques, o<text:span text:style-name="T2">ù</text:span> l'on trouvait tout sublime ; les autres, plus mod<text:span text:style-name="T2">é</text:span>r<text:span text:style-name="T2">é</text:span>s par temp<text:span text:style-name="T2">é</text:span>rament, comme Gasparini, J. Weber, Reyer et de jeunes <text:soft-page-break/>musiciens comme MM. Jonci<text:span text:style-name="T2">è</text:span>res et Saint-Sa<text:span text:style-name="T2">ë</text:span>ns <text:span text:style-name="T2">«</text:span><text:span text:style-name="T4"> </text:span>distinguaient<text:span text:style-name="T4"> </text:span><text:span text:style-name="T2">»</text:span> dans leur admiration, approuvaient tel passage, bl<text:span text:style-name="T2">â</text:span>maient tel autre. </text:p>
      <text:p text:style-name="P122"><text:span text:style-name="T48">Mais, apr</text:span><text:span text:style-name="T51">è</text:span><text:span text:style-name="T48">s la guerre, toute une p</text:span><text:span text:style-name="T51">é</text:span><text:span text:style-name="T48">riode de l'art finit brusquement, et le public tourna alors les yeux vers ce qu'on lui avait tant pr</text:span><text:span text:style-name="T51">ô</text:span><text:span text:style-name="T48">n</text:span><text:span text:style-name="T51">é</text:span><text:span text:style-name="T48">. Ce furent, d'abord, les jeunes </text:span><text:span text:style-name="T51">é</text:span><text:span text:style-name="T48">l</text:span><text:span text:style-name="T51">è</text:span><text:span text:style-name="T48">ves d'une nouvelle </text:span><text:span text:style-name="T51">é</text:span><text:span text:style-name="T48">cole de musique, puis la partie la plus </text:span><text:span text:style-name="T51">é</text:span><text:span text:style-name="T48">clair</text:span><text:span text:style-name="T51">é</text:span><text:span text:style-name="T48">e du public, qui s'</text:span><text:span text:style-name="T51">é</text:span><text:span text:style-name="T48">branl</text:span><text:span text:style-name="T51">è</text:span><text:span text:style-name="T48">rent. A partir de 1876, on se dirigea vers le th</text:span><text:span text:style-name="T51">éâ</text:span><text:span text:style-name="T48">tre de Bayreuth, et M</text:span><text:span text:style-name="T54">. </text:span><text:span text:style-name="T48">Servi</text:span><text:span text:style-name="T51">è</text:span><text:span text:style-name="T48">res</text:span><text:note text:id="ftn25" text:note-class="endnote"><text:note-citation>k</text:note-citation><text:note-body><text:p text:style-name="Endnote"><text:tab/>Georges Servières, musicologue et critique musical français (de son vrai nom Georges Serrurier) est né le 13 octobre 1858 à Fréjus et mort le 25 juillet 1937 à Paris. [NdE]</text:p></text:note-body></text:note><text:span text:style-name="T48"> va nous d</text:span><text:span text:style-name="T51">é</text:span><text:span text:style-name="T48">crire, d'apr</text:span><text:span text:style-name="T51">è</text:span><text:span text:style-name="T48">s M. Paul Poujaud, l'attitude des spectateurs fran</text:span><text:span text:style-name="T51">ç</text:span><text:span text:style-name="T48">ais</text:span><text:span text:style-name="T54"> </text:span><text:span text:style-name="T51">:</text:span><text:span text:style-name="T48"> </text:span><text:span text:style-name="T51">«</text:span><text:span text:style-name="T54"> </text:span><text:span text:style-name="T48">Vous m'avez dit l'auditoire fascin</text:span><text:span text:style-name="T51">é</text:span><text:span text:style-name="T48"> au th</text:span><text:span text:style-name="T51">éâ</text:span><text:span text:style-name="T48">tre de Bayreuth par les splendeurs prestigieuses de l'appareil sc</text:span><text:span text:style-name="T51">é</text:span><text:span text:style-name="T48">nique ; le spectateur, subjugu</text:span><text:span text:style-name="T51">é</text:span><text:span text:style-name="T48"> par le drame, r</text:span><text:span text:style-name="T51">é</text:span><text:span text:style-name="T48">duit en esclavage par le magique pouvoir du po</text:span><text:span text:style-name="T51">è</text:span><text:span text:style-name="T48">te, ne songe plus </text:span><text:span text:style-name="T51">à</text:span><text:span text:style-name="T48"> protester. – </text:span><text:span text:style-name="T51">Alors, plus de ces discussions d'é</text:span><text:span text:style-name="T48">cole, mais une impression grandiose et aust</text:span><text:span text:style-name="T51">è</text:span><text:span text:style-name="T48">re, une foi contagieuse, une soudaine simplicit</text:span><text:span text:style-name="T51">é</text:span><text:span text:style-name="T48"> de c</text:span><text:span text:style-name="T51">œ</text:span><text:span text:style-name="T48">ur, une absorption spirituelle de la vision po</text:span><text:span text:style-name="T51">é</text:span><text:span text:style-name="T48">tique, dont l'</text:span><text:span text:style-name="T51">â</text:span><text:span text:style-name="T48">me reste boulevers</text:span><text:span text:style-name="T51">é</text:span><text:span text:style-name="T48">e, et des jeunes filles qui, devant le pr</text:span><text:span text:style-name="T51">ê</text:span><text:span text:style-name="T48">tre du Graal </text:span><text:span text:style-name="T51">é</text:span><text:span text:style-name="T48">levant la coupe de vie, fondent en larmes comme au jour de leur premi</text:span><text:span text:style-name="T51">è</text:span><text:span text:style-name="T48">re communion</text:span><text:span text:style-name="T54"> </text:span><text:span text:style-name="T51">»</text:span><text:span text:style-name="T48"> (p. IX, Pr</text:span><text:span text:style-name="T51">é</text:span><text:span text:style-name="T48">face). – </text:span><text:span text:style-name="T51">Voilà</text:span><text:span text:style-name="T48"> en effet le tableau des wagn</text:span><text:span text:style-name="T51">é</text:span><text:span text:style-name="T48">riens de Bayreuth. A Paris, ceux qui veulent entendre du W</text:span><text:span text:style-name="T51">agner vont aux Concerts de l'</text:span><text:span text:style-name="T48">Eden-Th</text:span><text:span text:style-name="T51">éâ</text:span><text:span text:style-name="T48">tre. On peut y entendre uniquement des fragments, des morceaux choisis des </text:span><text:span text:style-name="T51">œ</text:span><text:span text:style-name="T48">uvres du ma</text:span><text:span text:style-name="T51">î</text:span><text:span text:style-name="T48">tre allemand, non pas des </text:span><text:span text:style-name="T51">œ</text:span><text:span text:style-name="T48">uvres symphoniques, mais bel et bien des </text:span><text:span text:style-name="T51">œ</text:span><text:span text:style-name="T48">uvres dramatiques, sans d</text:span><text:span text:style-name="T51">é</text:span><text:span text:style-name="T48">cor il est vrai, sans mimique, sans acteur, mais avec la musique et le chant. Tout ce que l'on pourrait accorder, ce serait de faire ex</text:span><text:span text:style-name="T51">é</text:span><text:span text:style-name="T48">cuter dans les concerts tous les passages des drames de Wagner o</text:span><text:span text:style-name="T51">ù</text:span><text:span text:style-name="T48"> la mimique, le d</text:span><text:span text:style-name="T51">é</text:span><text:span text:style-name="T48">cor et la parole n'interviennent pas. Mais ex</text:span><text:span text:style-name="T51">é</text:span><text:span text:style-name="T48">cuter, c'est le mot, le </text:span><text:span text:style-name="T51">«</text:span><text:span text:style-name="T54"> </text:span><text:span text:style-name="T48">Waldweben</text:span><text:span text:style-name="T54"> </text:span><text:span text:style-name="T51">»</text:span><text:span text:style-name="T48">, sans d</text:span><text:span text:style-name="T51">é</text:span><text:span text:style-name="T48">cor, sans mimique, montre une v</text:span><text:span text:style-name="T51">é</text:span><text:span text:style-name="T48">ritable inintelligence de l'art wagn</text:span><text:span text:style-name="T51">é</text:span><text:span text:style-name="T48">rien. Heureusement en France on a d</text:span><text:span text:style-name="T51">é</text:span><text:span text:style-name="T48">j</text:span><text:span text:style-name="T51">à</text:span><text:span text:style-name="T48"> protest</text:span><text:span text:style-name="T51">é</text:span><text:span text:style-name="T48">, M. Johann</text:span><text:span text:style-name="T51">è</text:span><text:span text:style-name="T48">s Weber entre autres, contre ces mutilations, dont Wagner s'</text:span><text:span text:style-name="T51">é</text:span><text:span text:style-name="T48">tait d</text:span><text:span text:style-name="T51">é</text:span><text:span text:style-name="T48">j</text:span><text:span text:style-name="T51">à</text:span><text:span text:style-name="T48"> plaint </text:span><text:span text:style-name="T51">à</text:span><text:span text:style-name="T48"> plusieurs reprises. Dans le </text:span><text:span text:style-name="T51">«</text:span><text:span text:style-name="T54"> </text:span><text:span text:style-name="T48">Pourtour</text:span><text:span text:style-name="T54"> </text:span><text:span text:style-name="T51">»</text:span><text:span text:style-name="T48"> du concert, ceux que M. Servi</text:span><text:span text:style-name="T51">è</text:span><text:span text:style-name="T48">res appelle </text:span><text:span text:style-name="T51">«</text:span><text:span text:style-name="T54"> </text:span><text:span text:style-name="T48">la vieille garde</text:span><text:span text:style-name="T54"> </text:span><text:span text:style-name="T51">»</text:span><text:span text:style-name="T48"> contemplent leur victime, et semblent dire au public</text:span><text:span text:style-name="T54"> </text:span><text:span text:style-name="T51">:</text:span><text:span text:style-name="T48"> </text:span><text:span text:style-name="T51">«</text:span><text:span text:style-name="T54"> </text:span><text:span text:style-name="T48">Vois comme nous te sommes sup</text:span><text:span text:style-name="T51">é</text:span><text:span text:style-name="T48">rieurs</text:span><text:span text:style-name="T54"> </text:span><text:span text:style-name="T51">:</text:span><text:span text:style-name="T48"> nous avons admir</text:span><text:span text:style-name="T51">é</text:span><text:span text:style-name="T48"> les </text:span><text:span text:style-name="T51">œuvres</text:span><text:span text:style-name="T48"> d'un musicien allemand, nous l'avons dit et r</text:span><text:span text:style-name="T51">é</text:span><text:span text:style-name="T48">p</text:span><text:span text:style-name="T51">é</text:span><text:span text:style-name="T48">t</text:span><text:span text:style-name="T51">é</text:span><text:span text:style-name="T48">, quelques-uns d'entre nous ont m</text:span><text:span text:style-name="T51">ê</text:span><text:span text:style-name="T48">me pris la peine de te faire entendre des </text:span><text:span text:style-name="T51">é</text:span><text:span text:style-name="T48">chos de ses </text:span><text:span text:style-name="T51">œuvres</text:span><text:span text:style-name="T48">, et maintenant tu es forc</text:span><text:span text:style-name="T51">é</text:span><text:span text:style-name="T48"> d'</text:span><text:span text:style-name="T51">ê</text:span><text:span text:style-name="T48">tre de notre avis</text:span><text:span text:style-name="T54"> </text:span><text:span text:style-name="T51">»</text:span><text:span text:style-name="T48">. Un entrepreneur de traduction semble m</text:span><text:span text:style-name="T51">ê</text:span><text:span text:style-name="T48">me avoir pris </text:span><text:span text:style-name="T51">à</text:span><text:span text:style-name="T48"> t</text:span><text:span text:style-name="T51">â</text:span><text:span text:style-name="T48">che de d</text:span><text:span text:style-name="T51">é</text:span><text:span text:style-name="T48">former la po</text:span><text:span text:style-name="T51">é</text:span><text:span text:style-name="T48">sie wagn</text:span><text:span text:style-name="T51">é</text:span><text:span text:style-name="T48">rienne ad usum Galli</text:span><text:span text:style-name="T51">æ</text:span><text:span text:style-name="T48">. Comme il s'adresse au peuple le plus spirituel de la terre, il agr</text:span><text:span text:style-name="T51">é</text:span><text:span text:style-name="T48">mente le texte du barbare, qu'il </text:span><text:soft-page-break/><text:span text:style-name="T48">traduit. Le trait suivant peut donner un exemple de son proc</text:span><text:span text:style-name="T51">é</text:span><text:span text:style-name="T48">d</text:span><text:span text:style-name="T51">é</text:span><text:span text:style-name="T54"> </text:span><text:span text:style-name="T51">:</text:span><text:span text:style-name="T48"> Hans Sachs dit </text:span><text:span text:style-name="T51">à</text:span><text:span text:style-name="T48"> David</text:span><text:span text:style-name="T54"> </text:span><text:span text:style-name="T51">:</text:span><text:span text:style-name="T48"> </text:span><text:span text:style-name="T51">«</text:span><text:span text:style-name="T54"> </text:span><text:span text:style-name="T48">Souviens-toi que cette claque est le plus beau jour de ta vie !</text:span><text:span text:style-name="T54"> </text:span><text:span text:style-name="T51">»</text:span><text:span text:style-name="T48"> en lui donnant un coup sur la </text:span><text:span text:style-name="T51">tête</text:span><text:span text:style-name="T48">. Joseph Prud'homme fraternise ici avec Richard Wagner. Ces traductions, par suite, ont obtenu beaucoup de succ</text:span><text:span text:style-name="T51">è</text:span><text:span text:style-name="T48">s aupr</text:span><text:span text:style-name="T51">è</text:span><text:span text:style-name="T48">s du public, qui ne fait plus d</text:span><text:span text:style-name="T51">é</text:span><text:span text:style-name="T48">sormais de diff</text:span><text:span text:style-name="T51">é</text:span><text:span text:style-name="T48">rence entre le po</text:span><text:span text:style-name="T51">è</text:span><text:span text:style-name="T48">me des </text:span><text:span text:style-name="T64">Ma</text:span><text:span text:style-name="T52">î</text:span><text:span text:style-name="T64">tres Chanteurs</text:span><text:span text:style-name="T48"> et celui du </text:span><text:span text:style-name="T64">Trouv</text:span><text:span text:style-name="T52">è</text:span><text:span text:style-name="T64">re</text:span><text:span text:style-name="T48"> ! </text:span></text:p>
      <text:p text:style-name="P123">Ces efforts multiples ont obtenu leur r<text:span text:style-name="T2">é</text:span>compense. Apr<text:span text:style-name="T2">è</text:span>s avoir pay<text:span text:style-name="T2">é</text:span> ces droits d'entr<text:span text:style-name="T2">é</text:span>s, l'<text:span text:style-name="T2">œ</text:span>uvre de Wagner est enfin accept<text:span text:style-name="T2">é</text:span>e par le public parisien. Les auditeurs des concerts Lamoureux s'accoutument aux proc<text:span text:style-name="T2">é</text:span>d<text:span text:style-name="T2">é</text:span>s <text:span text:style-name="T2">wagnériens</text:span>, et leur oreille prend m<text:span text:style-name="T2">ê</text:span>me plaisir (unwillkurlich ! ) <text:span text:style-name="T2">à</text:span> cette musique si naturellement tonale et si clairement enharmonique, <text:span text:style-name="T2">à</text:span> laquelle <text:span text:style-name="T2">é</text:span>taient d<text:span text:style-name="T2">é</text:span>j<text:span text:style-name="T2">à</text:span> parvenus les grands musiciens du moyen-<text:span text:style-name="T2">â</text:span>ge et du seizi<text:span text:style-name="T2">è</text:span>me si<text:span text:style-name="T2">è</text:span>cle. </text:p>
      <text:p text:style-name="P123">Il ne faut pas n<text:span text:style-name="T2">é</text:span>gliger ici de parler des <text:span text:style-name="T2">œ</text:span>uvres de quelques jeunes musiciens qui ont avec celles de Wagner un faux air de ressemblance, mais qui ont aussi contribu<text:span text:style-name="T2">é</text:span> <text:span text:style-name="T2">à</text:span> convertir le public. L'adoption des <text:span text:style-name="T2">«</text:span><text:span text:style-name="T4"> </text:span>motifs conducteurs<text:span text:style-name="T4"> </text:span><text:span text:style-name="T2">»</text:span> n'a pas, semble-t-il jusqu'ici, port<text:span text:style-name="T2">é</text:span> bonheur <text:span text:style-name="T2">à</text:span> la jeune <text:span text:style-name="T2">é</text:span>cole moderne. Un seul musicien, M. Massenet, a qui M. Ernst reproche d'aller chercher <text:span text:style-name="T2">à</text:span> Bayreuth <text:span text:style-name="T2">«</text:span><text:span text:style-name="T4"> </text:span>quelle dose de demi-v<text:span text:style-name="T2">é</text:span>rit<text:span text:style-name="T2">é</text:span> et d'<text:span text:style-name="T2">é</text:span>motion moyenne, un compositeur pourrait offrir sans trop de risques au public parisien<text:span text:style-name="T4"> </text:span><text:span text:style-name="T2">»</text:span> a, dans <text:span text:style-name="T33">Manon</text:span>, appliqu<text:span text:style-name="T2">é</text:span> avec bonheur le proc<text:span text:style-name="T2">é</text:span>d<text:span text:style-name="T2">é</text:span> wagn<text:span text:style-name="T2">é</text:span>rien de l'union intime de la musique et de la parole, et m<text:span text:style-name="T2">ê</text:span>me tent<text:span text:style-name="T2">é</text:span> une exp<text:span text:style-name="T2">é</text:span>rience assez d<text:span text:style-name="T2">é</text:span>licate pour d<text:span text:style-name="T2">é</text:span>terminer les limites o<text:span text:style-name="T2">ù</text:span> l'une finit et o<text:span text:style-name="T2">ù</text:span> l'autre commence. </text:p>
      <text:p text:style-name="P123">Mais, comme le fait remarquer M. Servi<text:span text:style-name="T2">è</text:span>res, <text:span text:style-name="T2">«</text:span><text:span text:style-name="T4"> </text:span>au moment o<text:span text:style-name="T2">ù</text:span> commen<text:span text:style-name="T2">ç</text:span>ait dans les concerts la vogue de Richard Wagner aupr<text:span text:style-name="T2">è</text:span>s du grand public, c'est-<text:span text:style-name="T2">à</text:span>-dire au moment o<text:span text:style-name="T2">ù</text:span> le triomphe des <text:span text:style-name="T2">œ</text:span>uvres du ma<text:span text:style-name="T2">î</text:span>tre aurait d<text:span text:style-name="T2">û</text:span> suffire <text:span text:style-name="T2">à</text:span> sa gloire, et o<text:span text:style-name="T2">ù</text:span> semblait se clore l'<text:span text:style-name="T2">è</text:span>re des vaines pol<text:span text:style-name="T2">é</text:span>miques quelques partisans de Wagner se sont dits<text:span text:style-name="T4"> </text:span><text:span text:style-name="T2">:</text:span> <text:span text:style-name="T2">«</text:span><text:span text:style-name="T4"> </text:span>Maintenant que l'<text:span text:style-name="T2">œ</text:span>uvre de Wagner a triomph<text:span text:style-name="T2">é</text:span>, il serait peut-<text:span text:style-name="T2">ê</text:span>tre temps d'essayer de la comprendre. Par le plus grand des bonheurs, le public semble aimer <text:span text:style-name="T2">à</text:span> pr<text:span text:style-name="T2">é</text:span>sent la musique de ce ma<text:span text:style-name="T2">î</text:span>tre ; il serait peut-<text:span text:style-name="T2">ê</text:span>tre utile de montrer que derri<text:span text:style-name="T2">è</text:span>re ce drame et cette musique il y a un Art, dont Wagner a <text:span text:style-name="T2">é</text:span>nonc<text:span text:style-name="T2">é</text:span> les principes, et qui n'a rien de commun avec les autres.<text:span text:style-name="T4"> </text:span><text:span text:style-name="T2">»</text:span></text:p>
      <text:p text:style-name="P123">Il n'en fallut pas plus. Toute <text:span text:style-name="T2">«</text:span><text:span text:style-name="T4"> </text:span>la vieille garde<text:span text:style-name="T4"> </text:span><text:span text:style-name="T2">»</text:span> s'est irrit<text:span text:style-name="T2">é</text:span>e de voir sa digestion des <text:span text:style-name="T2">œ</text:span>uvres de Wagner interrompue, et, comme on peut le voir chez M. Georges Servi<text:span text:style-name="T2">è</text:span>res<text:span text:style-name="T4"> </text:span><text:span text:style-name="T2">:</text:span> <text:span text:style-name="T2">«</text:span><text:span text:style-name="T4"> </text:span><text:span text:style-name="T26">Das </text:span>aergert uns're <text:span text:style-name="T26">Alten </text:span>!<text:span text:style-name="T4"> </text:span><text:span text:style-name="T2">»</text:span> Ce que M. Schur<text:span text:style-name="T2">é</text:span> a tr<text:span text:style-name="T2">è</text:span>s bien traduit par <text:soft-page-break/>ces deux vers<text:span text:style-name="T4"> </text:span><text:span text:style-name="T2">:</text:span> </text:p>
      <text:p text:style-name="P122"/>
      <text:p text:style-name="P170"><text:span text:style-name="T44">Cela f</text:span><text:span text:style-name="T2">â</text:span><text:span text:style-name="T44">che la confr</text:span><text:span text:style-name="T2">é</text:span><text:span text:style-name="T44">rie</text:span></text:p>
      <text:p text:style-name="P171"><text:s/>De nos bons vieux ! </text:p>
      <text:p text:style-name="P3"/>
      <text:p text:style-name="P122"><text:span text:style-name="T48">M. Adolphe Jullien, dans son </text:span><text:span text:style-name="T51">é</text:span><text:span text:style-name="T48">tude superficielle de l'</text:span><text:span text:style-name="T51">œ</text:span><text:span text:style-name="T48">uvre de Wagner, </text:span><text:span text:style-name="T51">à</text:span><text:span text:style-name="T48"> propos de la fameuse phrase que Wagner pronon</text:span><text:span text:style-name="T51">ç</text:span><text:span text:style-name="T48">a apr</text:span><text:span text:style-name="T51">è</text:span><text:span text:style-name="T48">s la premi</text:span><text:span text:style-name="T51">è</text:span><text:span text:style-name="T48">re repr</text:span><text:span text:style-name="T51">é</text:span><text:span text:style-name="T48">sentation de la T</text:span><text:span text:style-name="T51">é</text:span><text:span text:style-name="T48">tralogie, </text:span><text:span text:style-name="T51">«</text:span><text:span text:style-name="T54"> </text:span><text:span text:style-name="T48">Et maintenant, messieurs, vous avez un art </text:span><text:note text:id="ftn26" text:note-class="endnote"><text:note-citation>l</text:note-citation><text:note-body><text:p text:style-name="Endnote"><text:span text:style-name="T48"><text:tab/>Cette parole de Wagner à l’issue de la première </text:span><text:span text:style-name="T33">Tétralogie</text:span> à Bayreuth  : «  et maintenant, vous avez un art  !  » a été diversement interprétée, mais la plupart du temps très mal. Elle a été entendue comme une preuve de mégalomanie avancée et de forfanterie mal placée, comme si Wagner affirmait que sa création surpassait toute forme d’art l’ayant précédé. En réalité, il est fort probable que le sens en ait été tout autre. Depuis Weber, et son <text:span text:style-name="T33">Freischütz</text:span>, on attendait une œuvre typiquement germanique, par le sujet autant que par la musique. Il est évident que Wagner a réalisé ce rêve d’une œuvre typiquement allemande, qui se démarque des codes de l’opéra italien, et c’est plutôt en ce sens qu’il faut comprendre ces mots. L’article propose une interprétation plus vaste et plus wagnérolâtre : Wagner aurait apporté un art au monde entier. [NdE]</text:p></text:note-body></text:note><text:span text:style-name="T48">!</text:span><text:span text:style-name="T54"> </text:span><text:span text:style-name="T51">»</text:span><text:span text:style-name="T48"> donne cette appr</text:span><text:span text:style-name="T51">é</text:span><text:span text:style-name="T48">ciation</text:span><text:span text:style-name="T54"> </text:span><text:span text:style-name="T51">:</text:span><text:span text:style-name="T48"> </text:span><text:span text:style-name="T51">«</text:span><text:span text:style-name="T54"> </text:span><text:span text:style-name="T48">Quelle d</text:span><text:span text:style-name="T51">é</text:span><text:span text:style-name="T48">plorable manie de parler ! A ces mots, qui sonnaient </text:span><text:span text:style-name="T51">é</text:span><text:span text:style-name="T48">trangement dans le pays de Bach et de Beethoven, d'Haydn et de Mozart, de </text:span><text:span text:style-name="T62">Weber </text:span><text:span text:style-name="T48">et de </text:span><text:span text:style-name="T62">Schumann, </text:span><text:span text:style-name="T48">l'auditoire resta interloqu</text:span><text:span text:style-name="T51">é</text:span><text:span text:style-name="T48">.</text:span><text:span text:style-name="T54"> </text:span><text:span text:style-name="T51">»</text:span><text:span text:style-name="T48"> Il n'y a pas que l'auditoire qui soit rest</text:span><text:span text:style-name="T51">é</text:span><text:span text:style-name="T48"> interloqu</text:span><text:span text:style-name="T51">é</text:span><text:span text:style-name="T48">. Tous les wagn</text:span><text:span text:style-name="T51">é</text:span><text:span text:style-name="T48">riens fran</text:span><text:span text:style-name="T51">ç</text:span><text:span text:style-name="T48">ais, pour ne parler que de ceux-l</text:span><text:span text:style-name="T51">à</text:span><text:span text:style-name="T48">, en sont demeur</text:span><text:span text:style-name="T51">é</text:span><text:span text:style-name="T48">s au m</text:span><text:span text:style-name="T51">ê</text:span><text:span text:style-name="T48">me point, et, comme M. Jullien, attribuent cette phrase de Wagner </text:span><text:span text:style-name="T51">à</text:span><text:span text:style-name="T48"> un orgueil excessif. </text:span></text:p>
      <text:p text:style-name="P123">Il est temps, une fois pour toutes, de discuter cette question, d'o<text:span text:style-name="T2">ù</text:span> d<text:span text:style-name="T2">é</text:span>pend l'avenir de l'<text:span text:style-name="T2">œ</text:span>uvre wagn<text:span text:style-name="T2">é</text:span>rienne. </text:p>
      <text:p text:style-name="P123">Presque tous ceux qui s'occupent aujourd'hui de Wagner, le consid<text:span text:style-name="T2">è</text:span>rent comme un artiste puissant, inventeur de nouveaux proc<text:span text:style-name="T2">é</text:span>d<text:span text:style-name="T2">é</text:span>s qui rendent ses drames meilleurs que ceux des auteurs pr<text:span text:style-name="T2">é</text:span>c<text:span text:style-name="T2">é</text:span>dents. C'est pour eux une sorte de Berlioz, plus savant et plus dramatique, un successeur de <text:span text:style-name="T26">Gl</text:span><text:span text:style-name="T6">ü</text:span><text:span text:style-name="T26">ck </text:span>et de Beethoven. Or, il faut savoir ce qu'on entend g<text:span text:style-name="T2">é</text:span>n<text:span text:style-name="T2">é</text:span>ralement par un <text:span text:style-name="T2">«</text:span><text:span text:style-name="T4"> </text:span>artiste<text:span text:style-name="T4"> </text:span><text:span text:style-name="T2">» :</text:span> c'est un <text:span text:style-name="T2">ê</text:span>tre cr<text:span text:style-name="T2">éé</text:span> uniquement pour produire et non pour penser ; quand il a le malheur de r<text:span text:style-name="T2">é</text:span>fl<text:span text:style-name="T2">é</text:span>chir avant d'agir, il lui arrive ce qui est arriv<text:span text:style-name="T2">é</text:span>, d'apr<text:span text:style-name="T2">è</text:span>s M. Ernst, <text:span text:style-name="T2">à</text:span> Wagner pour <text:span text:style-name="T33">Parsifal</text:span><text:span text:style-name="T4"> </text:span><text:span text:style-name="T2">:</text:span> <text:span text:style-name="T2">«</text:span><text:span text:style-name="T4"> </text:span>Que faut-il conclure de <text:span text:style-name="T33">Parsifal</text:span><text:span text:style-name="T4"> </text:span><text:span text:style-name="T2">?</text:span> que Wagner a <text:span text:style-name="T2">«</text:span><text:span text:style-name="T4"> </text:span>voulu faire une <text:span text:style-name="T2">œ</text:span>uvre chr<text:span text:style-name="T2">é</text:span>tienne<text:span text:style-name="T4"> </text:span><text:span text:style-name="T2">?</text:span> Non ; qu'il l'a faite<text:span text:style-name="T4"> </text:span><text:span text:style-name="T2">?</text:span> Oui...<text:span text:style-name="T4"> </text:span><text:span text:style-name="T2">»</text:span> ou bien, <text:span text:style-name="T2">à</text:span> propos de <text:span text:style-name="T33">Tristan</text:span><text:span text:style-name="T17"> </text:span><text:span text:style-name="T15">:</text:span> <text:span text:style-name="T2">«</text:span><text:span text:style-name="T4"> </text:span>Peu me soucie que Wagner, philosophe, ait song<text:span text:style-name="T2">é</text:span> <text:span text:style-name="T2">à</text:span> l'an<text:span text:style-name="T2">é</text:span>antissement, <text:span text:style-name="T2">à</text:span> l'effacement de la personnalit<text:span text:style-name="T2">é</text:span> dans l'inconscience infinie ; en d<text:span text:style-name="T2">é</text:span>pit de tout, <text:span text:style-name="T33">et de l'auteur lui-m</text:span><text:span text:style-name="T15">ê</text:span><text:span text:style-name="T33">me s'il le faut</text:span>, le chant final d'Iseult est le chant de l'amour immortel, l'hymne des <text:span text:style-name="T2">â</text:span>mes r<text:span text:style-name="T2">é</text:span>unies <text:span text:style-name="T2">à</text:span> jamais.<text:span text:style-name="T4"> </text:span><text:span text:style-name="T2">»</text:span> Il est bien <text:span text:style-name="T2">é</text:span>tonnant que ceux-l<text:span text:style-name="T2">à</text:span> m<text:span text:style-name="T2">ê</text:span>me qui d<text:span text:style-name="T2">é</text:span>finissent ainsi l'artiste, aient fait de Wagner leur ma<text:span text:style-name="T2">î</text:span>tre de pr<text:span text:style-name="T2">é</text:span>dilection, quand ils avaient <text:span text:style-name="T2">à</text:span> port<text:span text:style-name="T2">é</text:span>e de leur esprit Berlioz, qui n'avait pas de th<text:span text:style-name="T2">é</text:span>ories arr<text:span text:style-name="T2">ê</text:span>t<text:span text:style-name="T2">é</text:span>es, qui produisait suivant son inspiration, tant<text:span text:style-name="T2">ô</text:span>t bien, tant<text:span text:style-name="T2">ô</text:span>t mal, mais sans savoir pourquoi<text:span text:style-name="T4"> </text:span><text:span text:style-name="T2">:</text:span> celui-l<text:span text:style-name="T2">à</text:span> est le v<text:span text:style-name="T2">é</text:span>ritable artiste selon leur c<text:span text:style-name="T2">œ</text:span>ur. </text:p>
      <text:p text:style-name="P123"><text:soft-page-break/>Quelques rares partisans de Wagner pensent d'une autre fa<text:span text:style-name="T2">ç</text:span>on. Nous citerons surtout M. Houston Stewart Chamberlain, qui, s'il laisse de c<text:span text:style-name="T2">ô</text:span>t<text:span text:style-name="T2">é</text:span> quelques parties importantes de l'<text:span text:style-name="T2">œ</text:span>uvre de Wagner, comme les id<text:span text:style-name="T2">é</text:span>es politiques et religieuses de ce penseur, a n<text:span text:style-name="T2">é</text:span>anmoins <text:span text:style-name="T2">é</text:span>t<text:span text:style-name="T2">é</text:span> chercher la compr<text:span text:style-name="T2">é</text:span>hension de Wagner <text:span text:style-name="T2">à</text:span> la seule source o<text:span text:style-name="T2">ù</text:span> elle se trouve, dans ses <text:span text:style-name="T2">œ</text:span>uvres th<text:span text:style-name="T2">é</text:span>oriques, en un mot dans cette s<text:span text:style-name="T2">é</text:span>rie de trait<text:span text:style-name="T2">é</text:span>s sur l'art, qui remplit ses <text:span text:style-name="T2">«</text:span><text:span text:style-name="T4"> </text:span>Gesammelte Schriften<text:span text:style-name="T4"> </text:span><text:span text:style-name="T2">»</text:span>. </text:p>
      <text:p text:style-name="P123">M. Ernst, dans l'article que nous avons cit<text:span text:style-name="T2">é</text:span>, dit <text:span text:style-name="T2">à</text:span> propos des th<text:span text:style-name="T2">é</text:span>ories de Wagner<text:span text:style-name="T4"> </text:span><text:span text:style-name="T2">:</text:span> <text:span text:style-name="T2">«</text:span><text:span text:style-name="T4"> </text:span>Tous citent des textes, qui, pareillement, leur donnent raison. Ces recherches ne peuvent donner des certitudes<text:span text:style-name="T4"> </text:span><text:span text:style-name="T2">:</text:span> les anecdotes, les citations d'entretiens ou d'ouvrages sont insuffisantes, contradictoires souvent.<text:span text:style-name="T4"> </text:span><text:span text:style-name="T2">»</text:span> M. H. S. Chamberlain a montr<text:span text:style-name="T2">é</text:span> ce qu'on pouvait faire en examinant critiquement ce qu'a <text:span text:style-name="T2">é</text:span>crit Wagner, et il a d<text:span text:style-name="T2">é</text:span>montr<text:span text:style-name="T2">é</text:span> <text:span text:style-name="T2">à</text:span> ceux qui ne l'avaient pas lu, les lourdes fautes qu'ils commettaient. Que les id<text:span text:style-name="T2">é</text:span>es de Wagner aient chang<text:span text:style-name="T2">é</text:span>, soit ; mais elles ont chang<text:span text:style-name="T2">é</text:span> <text:span text:style-name="T2">à</text:span> des dates fixes, auxquelles correspondent diff<text:span text:style-name="T2">é</text:span>rentes <text:span text:style-name="T2">œ</text:span>uvres. </text:p>
      <text:p text:style-name="P123">Les id<text:span text:style-name="T2">é</text:span>es qu'il avait, lors de Lohengrin, sont toutes diff<text:span text:style-name="T2">é</text:span>rentes de celles qu'il avait lors de la repr<text:span text:style-name="T2">é</text:span>sentation de la T<text:span text:style-name="T2">é</text:span>tralogie ; mais deux dates correspondent <text:span text:style-name="T2">à</text:span> ces deux id<text:span text:style-name="T2">é</text:span>es. Les anecdotes, les citations d'entretiens sont contradictoires, nous le voulons bien. Mais il existe une science, la critique des textes, qui d<text:span text:style-name="T2">é</text:span>termine la provenance des <text:span text:style-name="T2">œ</text:span>uvres litt<text:span text:style-name="T2">é</text:span>raires, les conditions au milieu desquelles elles ont <text:span text:style-name="T2">é</text:span>t<text:span text:style-name="T2">é</text:span> produites<text:span text:style-name="T4"> </text:span><text:span text:style-name="T2">:</text:span> c'est le cas ou jamais de l'utiliser, et de ne pas se priver, par paresse, d'une source importante de renseignements. On peut, en r<text:span text:style-name="T2">é</text:span>sum<text:span text:style-name="T2">é</text:span>, poser cette loi<text:span text:style-name="T4"> </text:span><text:span text:style-name="T2">:</text:span> ce que Wagner a <text:span text:style-name="T2">é</text:span>crit <text:span text:style-name="T2">à</text:span> une <text:span text:style-name="T2">é</text:span>poque, les drames qu'il a compos<text:span text:style-name="T2">é</text:span>s dans le m<text:span text:style-name="T2">ê</text:span>me temps, tout cela provient de la m<text:span text:style-name="T2">ê</text:span>me inspiration, et l'on ne peut comprendre les uns sans conna<text:span text:style-name="T2">î</text:span>tre les autres. Quelques rares Wagn<text:span text:style-name="T2">é</text:span>riens, en Allemagne, travaillent d'apr<text:span text:style-name="T2">è</text:span>s ces principes et leurs recherches critiques donneront certes des r<text:span text:style-name="T2">é</text:span>sultats plus utiles que toutes les admirations et tous les emballements de nos wagn<text:span text:style-name="T2">é</text:span>riens de France.</text:p>
      <text:p text:style-name="P122"><text:span text:style-name="T48">Il faut aussi s'entendre sur ce mot de</text:span><text:span text:style-name="T51">»</text:span><text:span text:style-name="T54"> </text:span><text:span text:style-name="T48">Wagn</text:span><text:span text:style-name="T51">é</text:span><text:span text:style-name="T48">rien</text:span><text:span text:style-name="T54"> </text:span><text:span text:style-name="T51">»</text:span><text:span text:style-name="T48">. Il est certain que nul n'est oblig</text:span><text:span text:style-name="T51">é</text:span><text:span text:style-name="T48"> d'</text:span><text:span text:style-name="T51">ê</text:span><text:span text:style-name="T48">tre wagn</text:span><text:span text:style-name="T51">é</text:span><text:span text:style-name="T48">rien, mais il n'est pas moins vrai que tous ceux qui pr</text:span><text:span text:style-name="T51">é</text:span><text:span text:style-name="T48">tendent </text:span><text:span text:style-name="T51">à</text:span><text:span text:style-name="T48"> ce titre sont tenus de conna</text:span><text:span text:style-name="T51">î</text:span><text:span text:style-name="T48">tre Wagner et son </text:span><text:span text:style-name="T51">œ</text:span><text:span text:style-name="T48">uvre, et de partager ses id</text:span><text:span text:style-name="T51">é</text:span><text:span text:style-name="T48">es. De compl</text:span><text:span text:style-name="T51">è</text:span><text:span text:style-name="T48">tement wagn</text:span><text:span text:style-name="T51">é</text:span><text:span text:style-name="T48">rien, il n'y avait que Wagner lui-m</text:span><text:span text:style-name="T51">ê</text:span><text:span text:style-name="T48">me qui p</text:span><text:span text:style-name="T51">û</text:span><text:span text:style-name="T48">t l'</text:span><text:span text:style-name="T51">ê</text:span><text:span text:style-name="T48">tre. Pour notre part, par exemple, nous ne pouvons partager ses th</text:span><text:span text:style-name="T51">é</text:span><text:span text:style-name="T48">ories trop sentimentales sur la vivisection</text:span><text:note text:id="ftn27" text:note-class="endnote"><text:note-citation>m</text:note-citation><text:note-body><text:p text:style-name="Endnote"><text:span text:style-name="T48"><text:tab/>Wagner a toujours aimé profondément les animaux et détesté la chasse. A à la fin de sa vie, il défend le végétarisme et combat la vivisection, en particulier dans sa </text:span><text:span text:style-name="T33">Lettre ouverte au docteur Ernst von Weber, auteur de l’essai sur «  les chambres de torture de la science  »,</text:span> publiée en 1879. Sa découverte du bouddhisme a renforcé cet engagement ainsi que la théorie de la compassion développée par Schopenhauer. [NdE]</text:p><text:p text:style-name="Endnote"/></text:note-body></text:note><text:span text:style-name="T48"> mais il ne faut pas pour cela n</text:span><text:span text:style-name="T51">é</text:span><text:span text:style-name="T48">gliger de conna</text:span><text:span text:style-name="T51">î</text:span><text:span text:style-name="T48">tre ses id</text:span><text:span text:style-name="T51">é</text:span><text:span text:style-name="T48">es </text:span><text:span text:style-name="T51">à</text:span><text:span text:style-name="T48"> ce sujet, </text:span><text:soft-page-break/><text:span text:style-name="T48">parce qu'elles expliquent un des c</text:span><text:span text:style-name="T51">ô</text:span><text:span text:style-name="T48">t</text:span><text:span text:style-name="T51">é</text:span><text:span text:style-name="T48">s de son caract</text:span><text:span text:style-name="T51">è</text:span><text:span text:style-name="T48">re et de son </text:span><text:span text:style-name="T51">œ</text:span><text:span text:style-name="T48">uvre. </text:span></text:p>
      <text:p text:style-name="P123">Nous ne sommes donc pas compl<text:span text:style-name="T2">è</text:span>tement wagn<text:span text:style-name="T2">é</text:span>riens, mais ici comme dans toutes les questions, il s'agit de plus ou de moins, et nous pouvons dire que ceux qui ne voient en Wagner qu'un artiste inconscient, ceux-l<text:span text:style-name="T2">à</text:span> sont aussi peu wagn<text:span text:style-name="T2">é</text:span>riens qu'il est possible de l'<text:span text:style-name="T2">ê</text:span>tre. </text:p>
      <text:p text:style-name="P123">Nous sommes au contraire quelques-uns qui pensons que, si Wagner a jug<text:span text:style-name="T2">é</text:span> <text:span text:style-name="T2">à</text:span> propos d'excuser en quelque sorte aupr<text:span text:style-name="T2">è</text:span>s de ses auditeurs de la premi<text:span text:style-name="T2">è</text:span>re heure son mot<text:span text:style-name="T4"> </text:span><text:span text:style-name="T2">:</text:span> <text:span text:style-name="T2">«</text:span><text:span text:style-name="T4"> </text:span>Vous avez un art !<text:span text:style-name="T4"> </text:span><text:span text:style-name="T2">»</text:span> s'il les a jug<text:span text:style-name="T2">é</text:span>s incapables de comprendre sa pens<text:span text:style-name="T2">é</text:span>e, il n'en est pas moins vrai que ce cri de triomphe, qui s'est <text:span text:style-name="T2">é</text:span>chapp<text:span text:style-name="T2">é</text:span> de ses l<text:span text:style-name="T2">è</text:span>vres, est le seul qui <text:span text:style-name="T2">é</text:span>man<text:span text:style-name="T2">â</text:span>t de sa pens<text:span text:style-name="T2">é</text:span>e et le seul qu'il e<text:span text:style-name="T2">û</text:span>t le droit de pousser. </text:p>
      <text:p text:style-name="P123">Si l'on admet donc que Wagner est un penseur en m<text:span text:style-name="T2">ê</text:span>me temps qu'un artiste, il faut, avant d'<text:span text:style-name="T2">é</text:span>tudier une de ses <text:span text:style-name="T2">œ</text:span>uvres, rechercher la gen<text:span text:style-name="T2">è</text:span>se des id<text:span text:style-name="T2">é</text:span>es qui l'ont amen<text:span text:style-name="T2">é</text:span> <text:span text:style-name="T2">à</text:span> la produire. </text:p>
      <text:p text:style-name="P122"><text:span text:style-name="T48">Dans la lettre intitul</text:span><text:span text:style-name="T51">é</text:span><text:span text:style-name="T48">e </text:span><text:span text:style-name="T51">«</text:span><text:span text:style-name="T54"> </text:span><text:span text:style-name="T64">Zukunftsmusik</text:span><text:span text:style-name="T53"> </text:span><text:span text:style-name="T52">»</text:span><text:span text:style-name="T48"> </text:span><text:note text:id="ftn28" text:note-class="endnote"><text:note-citation>n</text:note-citation><text:note-body><text:p text:style-name="Endnote"><text:span text:style-name="T48"><text:tab/>Il s’agit de </text:span><text:span text:style-name="T33">La musique de l’avenir. A un ami français [Frédéric Villot] en guise de préface à une traduction en prose de mes poèmes d’opéra</text:span> publiée en 1861, et qui résume toute sa pensée sur le lien entre les arts. Graveur né à Liège en 1809 et mort à Paris en 1875, Frédéric Villot était un ami de Delacroix et fut le conservateur de la peinture du musée du Louvre de 1848 à 1861. <text:span text:style-name="T120">[NdE]</text:span></text:p><text:p text:style-name="Endnote"/><text:p text:style-name="Endnote"/></text:note-body></text:note><text:span text:style-name="T48">(tome</text:span><text:span text:style-name="T54"> </text:span><text:span text:style-name="T48">VII, p</text:span><text:span text:style-name="T54">. </text:span><text:span text:style-name="T48">125), qu'il adressait </text:span><text:span text:style-name="T51">à</text:span><text:span text:style-name="T48"> un ami de France, Wagner expose comment il fut amen</text:span><text:span text:style-name="T51">é</text:span><text:span text:style-name="T48"> </text:span><text:span text:style-name="T51">à</text:span><text:span text:style-name="T48"> concevoir l'</text:span><text:span text:style-name="T51">œ</text:span><text:span text:style-name="T48">uvre qu'il devait r</text:span><text:span text:style-name="T51">é</text:span><text:span text:style-name="T48">aliser ensuite. </text:span><text:span text:style-name="T51">«</text:span><text:span text:style-name="T54"> </text:span><text:span text:style-name="T48">L'artiste, dit-il, se voit parfois forc</text:span><text:span text:style-name="T51">é</text:span><text:span text:style-name="T48"> d'employer, pour exprimer ses id</text:span><text:span text:style-name="T51">é</text:span><text:span text:style-name="T48">es, un organe destin</text:span><text:span text:style-name="T51">é</text:span><text:span text:style-name="T48">, d</text:span><text:span text:style-name="T51">è</text:span><text:span text:style-name="T48">s l'origine, </text:span><text:span text:style-name="T51">à</text:span><text:span text:style-name="T48"> des buts diff</text:span><text:span text:style-name="T51">é</text:span><text:span text:style-name="T48">rents du sien. Oblig</text:span><text:span text:style-name="T51">é</text:span><text:span text:style-name="T48"> de m'avouer que je me trouvais dans une situation pareille, force a </text:span><text:span text:style-name="T51">é</text:span><text:span text:style-name="T48">t</text:span><text:span text:style-name="T51">é</text:span><text:span text:style-name="T48"> pour moi, </text:span><text:span text:style-name="T51">à</text:span><text:span text:style-name="T48"> une certaine </text:span><text:span text:style-name="T51">é</text:span><text:span text:style-name="T48">poque de ma vie (1849-1850), de faire une halte dans une carri</text:span><text:span text:style-name="T51">è</text:span><text:span text:style-name="T48">re de production plus ou moins spontan</text:span><text:span text:style-name="T51">é</text:span><text:span text:style-name="T48">e, il m'a fallu de longues r</text:span><text:span text:style-name="T51">é</text:span><text:span text:style-name="T48">flexions pour sonder les motifs de cette situation </text:span><text:span text:style-name="T51">é</text:span><text:span text:style-name="T48">nigmatique et m'en rendre compte...</text:span><text:span text:style-name="T54"> </text:span><text:span text:style-name="T51">»</text:span></text:p>
      <text:p text:style-name="P123">C'est seulement <text:span text:style-name="T2">à</text:span> partir de ce moment que Wagner voulut cr<text:span text:style-name="T2">é</text:span>er un art, et ce n'est qu'en 1876, quand il l'eut r<text:span text:style-name="T2">é</text:span>alis<text:span text:style-name="T2">é</text:span>, qu'il put dire<text:span text:style-name="T4"> </text:span><text:span text:style-name="T2">:</text:span> <text:span text:style-name="T2">«</text:span><text:span text:style-name="T4"> </text:span>Maintenant, nous avons un art !<text:span text:style-name="T4"> </text:span><text:span text:style-name="T2">»</text:span> – S'il fallait admettre, selon l'interpr<text:span text:style-name="T2">é</text:span>tation de M, Jullien, que c'est de l'art allemand que Wagner a voulu parler, Wagner aurait mis la race allemande au-dessus de toutes les autres races humaines, car il l'a dot<text:span text:style-name="T2">é</text:span>e d'un art qui perfectionne ceux qui l'<text:span text:style-name="T2">é</text:span>tudient et se l'assimilent, et qui donne aux sens de l'homme susceptible de le percevoir, une sup<text:span text:style-name="T2">é</text:span>riorit<text:span text:style-name="T2">é</text:span> artistique incomparable. A qui pourra-t-on faire croire que, lorsque Wagner s'occupe de la perception de l'<text:span text:style-name="T2">œ</text:span>il ou de l'oreille, il ne s'int<text:span text:style-name="T2">é</text:span>resse et ne veut parler que de l'ou<text:span text:style-name="T2">ï</text:span>e et de la vue allemandes<text:span text:style-name="T4"> </text:span><text:span text:style-name="T2">?</text:span> </text:p>
      <text:p text:style-name="P123">Il est incontestable, croyons-nous, que Wagner, tout en sp<text:span text:style-name="T2">é</text:span>cialisant son art en Allemagne par l'importance qu'il a donn<text:span text:style-name="T2">é</text:span>e au rythme particulier de la parole, a destin<text:span text:style-name="T2">é</text:span> son <text:span text:style-name="T2">œ</text:span>uvre <text:span text:style-name="T2">à</text:span> l'humanit<text:span text:style-name="T2">é</text:span> tout enti<text:span text:style-name="T2">è</text:span>re, <text:span text:style-name="T2">à</text:span> la perception de tous. </text:p>
      <text:p text:style-name="P123"><text:soft-page-break/>Dans le volume<text:span text:style-name="T4"> </text:span>IV, p. 95, on voit comment Wagner a voulu qu'on per<text:span text:style-name="T2">çû</text:span>t son <text:span text:style-name="T2">œ</text:span>uvre. Une fois en face du drame, le spectateur doit se laisser aller aux diff<text:span text:style-name="T2">é</text:span>rentes impressions qu'il re<text:span text:style-name="T2">ç</text:span>oit ; il doit <text:span text:style-name="T2">ê</text:span>tre simplement l'esclave de ses sens, de ce que Wagner appelle <text:span text:style-name="T2">«</text:span><text:span text:style-name="T4"> </text:span><text:span text:style-name="T26">Gef</text:span><text:span text:style-name="T6">ü</text:span><text:span text:style-name="T26">hle</text:span><text:span text:style-name="T7"> </text:span><text:span text:style-name="T6">»</text:span>, avec qui l'<text:span text:style-name="T2">œ</text:span>uvre d'art doit <text:span text:style-name="T2">ê</text:span>tre en communication imm<text:span text:style-name="T2">é</text:span>diate. Ces diff<text:span text:style-name="T2">é</text:span>rentes impressions passent par les sens et arrivent au cerveau<text:span text:style-name="T4"> </text:span><text:span text:style-name="T2">:</text:span> c'est la que s'op<text:span text:style-name="T2">è</text:span>re ce que le ma<text:span text:style-name="T2">î</text:span>tre a appel<text:span text:style-name="T2">é</text:span> la <text:span text:style-name="T2">«</text:span><text:span text:style-name="T4"> </text:span>Gef<text:span text:style-name="T2">ü</text:span>hlswerdung des <text:span text:style-name="T26">Verstandes</text:span><text:span text:style-name="T7"> </text:span><text:span text:style-name="T6">»</text:span>, c'est-<text:span text:style-name="T2">à</text:span>-dire l'intelligence sensuelle de l'<text:span text:style-name="T2">œ</text:span>uvre. Voici le texte m<text:span text:style-name="T2">ê</text:span>me<text:span text:style-name="T4"> </text:span><text:span text:style-name="T2">:</text:span> <text:span text:style-name="T2">«</text:span><text:span text:style-name="T4"> </text:span>Devant l'<text:span text:style-name="T2">œ</text:span>uvre dramatique repr<text:span text:style-name="T2">é</text:span>sent<text:span text:style-name="T2">é</text:span>e, le r<text:span text:style-name="T2">ô</text:span>le de la compr<text:span text:style-name="T2">é</text:span>hension qui analyse n'a rien <text:span text:style-name="T2">à</text:span> <text:span text:style-name="T26">fairer </text:span>car, dans la perception, apr<text:span text:style-name="T2">è</text:span>s qu'elle a atteint sa plus grande <text:span text:style-name="T2">é</text:span>tendue, il s'<text:span text:style-name="T2">é</text:span>tablit un repos, qui nous am<text:span text:style-name="T2">è</text:span>ne sans effort <text:span text:style-name="T26">(unwillk</text:span><text:span text:style-name="T6">ü</text:span><text:span text:style-name="T26">rlich) </text:span><text:span text:style-name="T2">à</text:span> la compr<text:span text:style-name="T2">é</text:span>hension de la vie. Dans le drame, c'est la perception qui doit nous conduire <text:span text:style-name="T2">à</text:span> la science<text:span text:style-name="T4"> </text:span><text:span text:style-name="T2">»</text:span> ; et autre part<text:span text:style-name="T4"> </text:span><text:span text:style-name="T2">:</text:span> <text:span text:style-name="T2">«</text:span><text:span text:style-name="T4"> </text:span>Dans le drame, dit-il, nous devons devenir <text:span text:style-name="T33">sachants</text:span> par le sentiment. La compr<text:span text:style-name="T2">é</text:span>hension <text:span text:style-name="T26">(Verstand) </text:span>nous dit<text:span text:style-name="T4"> </text:span><text:span text:style-name="T2">:</text:span> <text:span text:style-name="T2">«</text:span><text:span text:style-name="T4"> </text:span>Cela est maintenant<text:span text:style-name="T4"> </text:span><text:span text:style-name="T2">»</text:span>, tandis que la sensation <text:span text:style-name="T26">(Gef</text:span><text:span text:style-name="T6">ü</text:span><text:span text:style-name="T26">hle) </text:span>nous a dit<text:span text:style-name="T4"> </text:span><text:span text:style-name="T2">:</text:span> <text:span text:style-name="T2">«</text:span><text:span text:style-name="T4"> </text:span>Cela doit <text:span text:style-name="T2">ê</text:span>tre<text:span text:style-name="T4"> </text:span><text:span text:style-name="T2">»</text:span>. </text:p>
      <text:p text:style-name="P123">Beaucoup d'auditeurs actuels de l'<text:span text:style-name="T2">œ</text:span>uvre de Wagner b<text:span text:style-name="T2">é</text:span>n<text:span text:style-name="T2">é</text:span>ficient de ces phrases, qui leur permettent de ne pas <text:span text:style-name="T2">é</text:span>tudier avant d'<text:span text:style-name="T2">é</text:span>couter. Si l'on observe autour de soi, on s'aper<text:span text:style-name="T2">ç</text:span>oit cependant que Wagner n'est pas parvenu <text:span text:style-name="T2">à</text:span> faire comprendre son <text:span text:style-name="T2">œ</text:span>uvre par sa seule manifestation, et que cette <text:span text:style-name="T2">œ</text:span>uvre d'art de l'avenir, ne pourra bien <text:span text:style-name="T2">ê</text:span>tre comprise que par les auditeurs de l'avenir, dont la perception <text:span text:style-name="T26">(Gef</text:span><text:span text:style-name="T6">ü</text:span><text:span text:style-name="T26">hle) </text:span>sera d<text:span text:style-name="T2">é</text:span>barrass<text:span text:style-name="T2">é</text:span>e de tous les obstacles qui nous embarrassent aujourd'hui et sera form<text:span text:style-name="T2">é</text:span>e et non d<text:span text:style-name="T2">é</text:span>form<text:span text:style-name="T2">é</text:span>e <text:span text:style-name="T26">(gebildet, verbildet). </text:span>Alors sera atteint le but que Wagner disait <text:span text:style-name="T2">à</text:span> Berlioz, lequel n'y a rien compris<text:span text:style-name="T4"> </text:span><text:span text:style-name="T2">:</text:span> <text:span text:style-name="T2">«</text:span><text:span text:style-name="T4"> </text:span>Mon but <text:span text:style-name="T2">é</text:span>tait de montrer la possibilit<text:span text:style-name="T2">é</text:span> de produire une <text:span text:style-name="T2">œ</text:span>uvre d'art, dans laquelle ce que l'esprit humain peut concevoir de plus profond et de plus <text:span text:style-name="T2">é</text:span>lev<text:span text:style-name="T2">é</text:span> f<text:span text:style-name="T2">û</text:span>t accessible <text:span text:style-name="T2">à</text:span> l'intelligence la plus ordinaire, sans qu'il fut besoin de la r<text:span text:style-name="T2">é</text:span>flexion ni des explications de la critique et c'est cet essai que j'intitulai <text:span text:style-name="T33">l'</text:span><text:span text:style-name="T15">œuvre</text:span><text:span text:style-name="T33"> d'art de l'avenir</text:span>. </text:p>
      <text:p text:style-name="P123">Notre objet dans cette <text:span text:style-name="T2">é</text:span>tude est de suivre dans le drame de <text:span text:style-name="T33">Parsifal</text:span> cette perception des sens et d'arriver par elle <text:span text:style-name="T2">à</text:span> la compr<text:span text:style-name="T2">é</text:span>hension de l'<text:span text:style-name="T2">œ</text:span>uvre. </text:p>
      <text:p text:style-name="P123">Apr<text:span text:style-name="T2">è</text:span>s avoir montr<text:span text:style-name="T2">é</text:span> ce que l'<text:span text:style-name="T2">œ</text:span>il et l'oreille per<text:span text:style-name="T2">ç</text:span>oivent devant la sc<text:span text:style-name="T2">è</text:span>ne de Bayreuth, nous joindrons leurs r<text:span text:style-name="T2">é</text:span>sultantes et nous pourrons alors <text:span text:style-name="T2">é</text:span>tudier critiquement le sens de l'<text:span text:style-name="T2">œ</text:span>uvre. Cette <text:span text:style-name="T2">é</text:span>tude se divisera donc en deux parties<text:span text:style-name="T4"> </text:span><text:span text:style-name="T2">:</text:span> le <text:span text:style-name="T26">Gef</text:span><text:span text:style-name="T6">ü</text:span><text:span text:style-name="T26">hle </text:span>(sensation) et le <text:span text:style-name="T26">Verstand </text:span>(compr<text:span text:style-name="T2">é</text:span>hension). </text:p>
      <text:p text:style-name="P164">Gef<text:span text:style-name="T2">ü</text:span>hle</text:p>
      <text:p text:style-name="P122"/>
      <text:p text:style-name="P123">Nous pouvons dire en France que nos auteurs <text:span text:style-name="T2">à</text:span> la mode ont le public qu'ils m<text:span text:style-name="T2">é</text:span>ritent, et que le public m<text:span text:style-name="T2">é</text:span>rite et au del<text:span text:style-name="T2">à</text:span> les auteurs dramatiques qu'il paie. Les uns et les autres ont un th<text:span text:style-name="T2">éâ</text:span>tre <text:span text:style-name="T2">à</text:span> la port<text:span text:style-name="T2">é</text:span>e de leurs <text:span text:style-name="T2">œ</text:span>uvres ou de leurs app<text:span text:style-name="T2">é</text:span>tits ; les auteurs sont g<text:span text:style-name="T2">é</text:span>n<text:span text:style-name="T2">é</text:span>ralement incapables d'imposer un enseignement, une v<text:span text:style-name="T2">é</text:span>rit<text:span text:style-name="T2">é</text:span> au moyen de l'art ; le public n'est pas susceptible d'accepter la r<text:span text:style-name="T2">é</text:span>alit<text:span text:style-name="T2">é dans l'</text:span>art non plus que l'art dans la r<text:span text:style-name="T2">é</text:span>alit<text:span text:style-name="T2">é</text:span>. Tout est factice et faux, et l'appareil th<text:span text:style-name="T2">éâ</text:span>tral suffit <text:span text:style-name="T2">à</text:span> rendre fausses les v<text:span text:style-name="T2">é</text:span>rit<text:span text:style-name="T2">é</text:span>s les plus saisissables. </text:p>
      <text:p text:style-name="P123">Le critique marque les oscillations de la mode entre le public et les auteurs, et ne juge s<text:span text:style-name="T2">é</text:span>v<text:span text:style-name="T2">è</text:span>rement les derniers que pour plaire au public, n'ayant ni le courage, ni la sagesse de comprendre que le l<text:span text:style-name="T2">é</text:span>gitime objet de la pr<text:span text:style-name="T2">é</text:span>occupation incessante du critique, ce doit <text:span text:style-name="T2">ê</text:span>tre le public. </text:p>
      <text:p text:style-name="P123">Wagner supprime, annihile le public, non seulement vis-<text:span text:style-name="T2">à</text:span>-vis de l'<text:span text:style-name="T2">œ</text:span>uvre, mais surtout vis-<text:span text:style-name="T2">à</text:span>-vis du public lui-m<text:span text:style-name="T2">ê</text:span>me ; il le met <text:span text:style-name="T2">à</text:span> port<text:span text:style-name="T2">é</text:span>e de son <text:span text:style-name="T2">œ</text:span>uvre, l'absorbe et le domine au point de lui imposer des synth<text:span text:style-name="T2">è</text:span>ses psychologiques moins accessibles que les v<text:span text:style-name="T2">é</text:span>rit<text:span text:style-name="T2">é</text:span>s communes qui effraient tant chez nous. Sa v<text:span text:style-name="T2">é</text:span>rit<text:span text:style-name="T2">é</text:span> prend la forme d'une illusion pour mieux nous p<text:span text:style-name="T2">é</text:span>n<text:span text:style-name="T2">é</text:span>trer, et les donn<text:span text:style-name="T2">é</text:span>es les plus abstraites de la philosophie wagn<text:span text:style-name="T2">é</text:span>rienne nous sont manifest<text:span text:style-name="T2">é</text:span>es avec une puissance de r<text:span text:style-name="T2">é</text:span>alisation dont rien n'approche et dont rien n'a jamais pu approcher. </text:p>
      <text:p text:style-name="P122"><text:span text:style-name="T48">Wagner a lui-m</text:span><text:span text:style-name="T51">ê</text:span><text:span text:style-name="T48">me indiqu</text:span><text:span text:style-name="T51">é</text:span><text:span text:style-name="T48"> les principales diff</text:span><text:span text:style-name="T51">é</text:span><text:span text:style-name="T48">rences qui s</text:span><text:span text:style-name="T51">é</text:span><text:span text:style-name="T48">parent aussi compl</text:span><text:span text:style-name="T51">è</text:span><text:span text:style-name="T48">tement que possible son th</text:span><text:span text:style-name="T51">éâ</text:span><text:span text:style-name="T48">tre de drame de nos salles de spectacle et de soir</text:span><text:span text:style-name="T51">é</text:span><text:span text:style-name="T48">e. Nous ne voulons ici que rappeler quelques-uns des proc</text:span><text:span text:style-name="T51">é</text:span><text:span text:style-name="T48">d</text:span><text:span text:style-name="T51">é</text:span><text:span text:style-name="T48">s au moyen desquels le public, qui est presque tout dans notre th</text:span><text:span text:style-name="T51">éâ</text:span><text:span text:style-name="T48">tre, se trouve r</text:span><text:span text:style-name="T51">é</text:span><text:span text:style-name="T48">duit, </text:span><text:span text:style-name="T51">à</text:span><text:span text:style-name="T48"> Bayreuth, </text:span><text:span text:style-name="T51">à</text:span><text:span text:style-name="T48"> un ensemble de quelques facult</text:span><text:span text:style-name="T51">é</text:span><text:span text:style-name="T48">s d</text:span><text:span text:style-name="T51">é</text:span><text:span text:style-name="T48">sindividualis</text:span><text:span text:style-name="T51">é</text:span><text:span text:style-name="T48">es</text:span><text:note text:id="ftn29" text:note-class="footnote"><text:note-citation>15</text:note-citation><text:note-body><text:p text:style-name="P232"><text:span text:style-name="footnote_20_reference"><text:tab/> </text:span><text:span text:style-name="T93">(Selbstaeusserung).</text:span></text:p></text:note-body></text:note><text:span text:style-name="T48"> et orient</text:span><text:span text:style-name="T51">é</text:span><text:span text:style-name="T48">es vers la plus compl</text:span><text:span text:style-name="T51">è</text:span><text:span text:style-name="T48">te perception. Wagner veut en effet que l'</text:span><text:span text:style-name="T51">œ</text:span><text:span text:style-name="T48">uvre dramatique se r</text:span><text:span text:style-name="T51">é</text:span><text:span text:style-name="T48">v</text:span><text:span text:style-name="T51">è</text:span><text:span text:style-name="T48">le </text:span><text:span text:style-name="T51">à</text:span><text:span text:style-name="T48"> l'auditeur sans autre interm</text:span><text:span text:style-name="T51">é</text:span><text:span text:style-name="T48">diaire que les sens. Tout d'abord il faut isoler l'attention de tout ce qui n'est pas l'objet de la manifestation artistique et, la sensibilit</text:span><text:span text:style-name="T51">é</text:span><text:span text:style-name="T48"> ainsi orient</text:span><text:span text:style-name="T51">é</text:span><text:span text:style-name="T48">e de toutes parts, la subjuguer en l'enveloppant, et l'absorber en s'imposant </text:span><text:span text:style-name="T51">à</text:span><text:span text:style-name="T48"> elle. </text:span></text:p>
      <text:p text:style-name="P123">Pour isoler l'attention et fixer le regard, l'obscurit<text:span text:style-name="T2">é</text:span> se fait progressivement dans toute la salle<text:span text:style-name="T4"> </text:span><text:span text:style-name="T2">:</text:span> on ne voit plus ses voisins, et le seul fait qui frappera d<text:span text:style-name="T2">é</text:span>sormais le <text:soft-page-break/>sens optique sera le rectangle lumineux de la sc<text:span text:style-name="T2">è</text:span>ne. Nous croyons superflu d'insister sur les profondes diff<text:span text:style-name="T2">é</text:span>rences qui distinguent, <text:span text:style-name="T2">à</text:span> ce point de vue, d'abord l'optique du <text:span text:style-name="T33">Wagner-Th</text:span><text:span text:style-name="T15">éâ</text:span><text:span text:style-name="T33">tre</text:span> de tous les autres, et ensuite son public de tout public incapable d'accepter cette condition si contraire <text:span text:style-name="T2">à</text:span> nos habitudes anti-artistiques. </text:p>
      <text:p text:style-name="P122"><text:span text:style-name="T48">D'autre part, le silence s'</text:span><text:span text:style-name="T51">é</text:span><text:span text:style-name="T48">tablit graduellement avec l'obscurit</text:span><text:span text:style-name="T51">é</text:span><text:span text:style-name="T48"> ; mais, tandis que l'</text:span><text:span text:style-name="T51">œ</text:span><text:span text:style-name="T48">il reste dirig</text:span><text:span text:style-name="T51">é</text:span><text:span text:style-name="T48"> forc</text:span><text:span text:style-name="T51">é</text:span><text:span text:style-name="T48">ment sur un point pr</text:span><text:span text:style-name="T51">é</text:span><text:span text:style-name="T48">cis, ce qui est un </text:span><text:span text:style-name="T51">é</text:span><text:span text:style-name="T48">l</text:span><text:span text:style-name="T51">é</text:span><text:span text:style-name="T48">ment d'absorption esth</text:span><text:span text:style-name="T51">é</text:span><text:span text:style-name="T48">tique, l'oreille est d</text:span><text:span text:style-name="T51">é</text:span><text:span text:style-name="T48">sorient</text:span><text:span text:style-name="T51">é</text:span><text:span text:style-name="T48">e</text:span><text:note text:id="ftn30" text:note-class="footnote"><text:note-citation>16</text:note-citation><text:note-body><text:p text:style-name="P232"><text:span text:style-name="footnote_20_reference"><text:tab/> </text:span><text:span text:style-name="T93">Voir </text:span><text:span text:style-name="T34">Revue Wagnérienne, </text:span><text:span text:style-name="T93">8 août 1885.</text:span></text:p></text:note-body></text:note><text:span text:style-name="T48"> par le silence d'abord, puis par l'incertitude o</text:span><text:span text:style-name="T51">ù</text:span><text:span text:style-name="T48"> elle est maintenue au sujet de l'origine du son, qui lui est d</text:span><text:span text:style-name="T51">é</text:span><text:span text:style-name="T48">rob</text:span><text:span text:style-name="T51">é</text:span><text:span text:style-name="T48">e avec autant de soin que l'impression lumineuse lui est fix</text:span><text:span text:style-name="T51">é</text:span><text:span text:style-name="T48">e. </text:span></text:p>
      <text:p text:style-name="P123">Il semble que notre organisme perd pied, pour ainsi dire, dans ce vide, dans cette d<text:span text:style-name="T2">é</text:span>tente qui lui est impos<text:span text:style-name="T2">é</text:span>e ; il en r<text:span text:style-name="T2">é</text:span>sulte une sorte de g<text:span text:style-name="T2">ê</text:span>ne, <text:span text:style-name="T2">à</text:span> la fois une tendance <text:span text:style-name="T2">à</text:span> nous reculer vers le plus profond de nous-m<text:span text:style-name="T2">ê</text:span>me, et une impulsion <text:span text:style-name="T2">à</text:span> saisir avec avidit<text:span text:style-name="T2">é</text:span> les premi<text:span text:style-name="T2">è</text:span>res impressions qui se pr<text:span text:style-name="T2">é</text:span>senteront. L'exp<text:span text:style-name="T2">é</text:span>rience constate facilement cette double oscillation<text:span text:style-name="T4"> </text:span><text:span text:style-name="T2">:</text:span> d'abord, l'obscurit<text:span text:style-name="T2">é</text:span> nous g<text:span text:style-name="T2">ê</text:span>ne peu <text:span text:style-name="T2">à</text:span> peu, et ne pouvant supporter de <text:span text:style-name="T2">«</text:span><text:span text:style-name="T4"> </text:span>voir<text:span text:style-name="T4"> </text:span><text:span text:style-name="T2">»</text:span> l<text:span text:style-name="T2">à</text:span> o<text:span text:style-name="T2">ù</text:span> tout se d<text:span text:style-name="T2">é</text:span>robe <text:span text:style-name="T2">à</text:span> notre vue, nous fermons les yeux instinctivement, c'est-<text:span text:style-name="T2">à</text:span>-dire que nous fuyons une c<text:span text:style-name="T2">é</text:span>cit<text:span text:style-name="T2">é</text:span> impos<text:span text:style-name="T2">é</text:span>e, pour nous r<text:span text:style-name="T2">é</text:span>fugier dans une c<text:span text:style-name="T2">é</text:span>cit<text:span text:style-name="T2">é</text:span> voulue, naturelle, connue. C'est le premier mouvement de recul de notre sensibilit<text:span text:style-name="T2">é</text:span> d<text:span text:style-name="T2">é</text:span>j<text:span text:style-name="T2">à</text:span> entreprise par l'action mat<text:span text:style-name="T2">é</text:span>rielle de l'obscurit<text:span text:style-name="T2">é</text:span>. </text:p>
      <text:p text:style-name="P123">Puis, de ce silence encore interrompu <text:span text:style-name="T2">çà</text:span> et l<text:span text:style-name="T2">à</text:span> par le bruit des <text:span text:style-name="T2">é</text:span>tuis de lorgnette que referment quelques rares visiteurs ind<text:span text:style-name="T2">é</text:span>licats et par les petites toux que provoque irr<text:span text:style-name="T2">é</text:span>sistiblement le silence ou l'obscurit<text:span text:style-name="T2">é</text:span> dans toute assembl<text:span text:style-name="T2">é</text:span>e et qui sont comme autant de protestations partielles contre l'envahissement trop g<text:span text:style-name="T2">é</text:span>n<text:span text:style-name="T2">é</text:span>ral de toutes ces vitalit<text:span text:style-name="T2">é</text:span>s neutralis<text:span text:style-name="T2">é</text:span>es, de ce silence, disons-nous, monte rapidement comme un besoin de plus en plus sensible d'entendre (plus encore que voir), et d<text:span text:style-name="T2">ès que du fond de l' » </text:span>ab<text:span text:style-name="T2">î</text:span>me mystique<text:span text:style-name="T4"> </text:span><text:span text:style-name="T2">»</text:span> <text:span text:style-name="T15">s'é</text:span><text:span text:style-name="T33">tirent</text:span> peu <text:span text:style-name="T2">à</text:span> peu les premiers sons du pr<text:span text:style-name="T2">é</text:span>lude, on sent dans tout le public une appr<text:span text:style-name="T2">é</text:span>hension, une tension directe de toutes les facult<text:span text:style-name="T2">é</text:span>s esth<text:span text:style-name="T2">é</text:span>tiques, et le silence semble plus absorbant encore autour de ces sonorit<text:span text:style-name="T2">é</text:span>s surprenantes et si avidement attendues. Puis les rideaux s'<text:span text:style-name="T2">é</text:span>cartent et les impressions mat<text:span text:style-name="T2">é</text:span>rielles objectives nous frappent en plein regard ; jusqu'<text:span text:style-name="T2">à</text:span> la fin, l'<text:span text:style-name="T2">œil et l'oreille convergeront sous l'ac</text:span>tion dramatique doublement r<text:span text:style-name="T2">é</text:span>v<text:span text:style-name="T2">é</text:span>l<text:span text:style-name="T2">é</text:span>e, et s'adressant <text:span text:style-name="T2">à</text:span> nos sens de fa<text:span text:style-name="T2">ç</text:span>on <text:span text:style-name="T2">à</text:span> s'approprier le maximum de p<text:span text:style-name="T2">é</text:span>n<text:span text:style-name="T2">é</text:span>tration de l'un et de l'autre. Nous avons dit qu'autant l'<text:span text:style-name="T2">œ</text:span>il <text:span text:style-name="T2">é</text:span>tait orient<text:span text:style-name="T2">é</text:span> vers la lumi<text:span text:style-name="T2">è</text:span>re, autant l'oreille <text:span text:style-name="T2">é</text:span>tait <text:soft-page-break/><text:span text:style-name="T2">é</text:span>gar<text:span text:style-name="T2">é</text:span>e sur l'origine du son. La n<text:span text:style-name="T2">é</text:span>cessit<text:span text:style-name="T2">é</text:span> de cette double condition sera facile <text:span text:style-name="T2">à</text:span> saisir si l'on remarque que l'objet de nos perceptions visuelles appartient invariablement <text:span text:style-name="T2">à</text:span> l'action, c'est le personnage, c'est le d<text:span text:style-name="T2">é</text:span>cor ; tandis que pour l'audition, l'objet, c'est l'orchestre qui tient tant de place chez nous, et qui est absolument <text:span text:style-name="T2">é</text:span>cart<text:span text:style-name="T2">é</text:span> <text:span text:style-name="T2">à</text:span> Bayreuth. Wagner a supprim<text:span text:style-name="T2">é</text:span> l'orchestre et n'a laiss<text:span text:style-name="T2">é</text:span> que le son. Nous dirons, pour r<text:span text:style-name="T2">é</text:span>sumer et pour pr<text:span text:style-name="T2">é</text:span>ciser, que la vue est objectiv<text:span text:style-name="T2">é</text:span>e, et l'audition subjectiv<text:span text:style-name="T2">é</text:span>e. Cette condition est manifestement cherch<text:span text:style-name="T2">é</text:span>e, et le but est parfaitement atteint, comme chacun a pu en faire l'exp<text:span text:style-name="T2">é</text:span>rience. La r<text:span text:style-name="T2">é</text:span>v<text:span text:style-name="T2">é</text:span>lation mat<text:span text:style-name="T2">é</text:span>rielle, visible, acquiert le maximum de localisation objective et de vie, de pr<text:span text:style-name="T2">é</text:span>sence ext<text:span text:style-name="T2">é</text:span>rieure ; d'autre part, la r<text:span text:style-name="T2">é</text:span>v<text:span text:style-name="T2">é</text:span>lation intrasensorielle et subjective devient compl<text:span text:style-name="T2">è</text:span>tement int<text:span text:style-name="T2">é</text:span>rieure. Et tandis que l'action dramatique, dans sa port<text:span text:style-name="T2">é</text:span>e psychologique, c'est-<text:span text:style-name="T2">à</text:span>-dire par la sonorit<text:span text:style-name="T2">é</text:span> expressive du mot et du motif, semble nous p<text:span text:style-name="T2">é</text:span>n<text:span text:style-name="T2">é</text:span>trer et se perdre en nous, notre moi, par r<text:span text:style-name="T2">é</text:span>action fatale, se prend <text:span text:style-name="T2">à</text:span> vivre, <text:span text:style-name="T2">à</text:span> son insu, la vie du drame et <text:span text:style-name="T2">à</text:span> <text:span text:style-name="T2">é</text:span>voluer, dans sa compr<text:span text:style-name="T2">é</text:span>hension subjugu<text:span text:style-name="T2">é</text:span>e, selon le devenir d<text:span text:style-name="T2">é</text:span>termin<text:span text:style-name="T2">é</text:span> de l'<text:span text:style-name="T2">œ</text:span>uvre. </text:p>
      <text:p text:style-name="P123">Nous voyons donc la susceptibilit<text:span text:style-name="T2">é</text:span> auditive et visuelle naturellement pr<text:span text:style-name="T2">é</text:span>par<text:span text:style-name="T2">é</text:span>e, mais l'effet est encore accentu<text:span text:style-name="T2">é</text:span> dans son intensit<text:span text:style-name="T2">é</text:span> par quelques combinaisons architecturales des mieux appropri<text:span text:style-name="T2">é</text:span>es. </text:p>
      <text:p text:style-name="P123">L'ensemble de la sc<text:span text:style-name="T2">è</text:span>ne para<text:span text:style-name="T2">î</text:span>t plus grand qu'il n'est en r<text:span text:style-name="T2">é</text:span>alit<text:span text:style-name="T2">é</text:span>. La raison en est simple et nous renvoyons <text:span text:style-name="T2">à</text:span> tous les trait<text:span text:style-name="T2">é</text:span>s de physiologie pour l'explication du ph<text:span text:style-name="T2">é</text:span>nom<text:span text:style-name="T2">è</text:span>ne dans lequel un carr<text:span text:style-name="T2">é</text:span> lumineux d<text:span text:style-name="T2">é</text:span>tach<text:span text:style-name="T2">é</text:span> sur fond noir para<text:span text:style-name="T2">î</text:span>t plus grand qu'il ne devrait<text:span text:style-name="T4"> </text:span><text:span text:style-name="T2">:</text:span> ajoutons que, les dimensions du tableau grandissant, l'intensit<text:span text:style-name="T2">é</text:span> de la lumi<text:span text:style-name="T2">è</text:span>re qui y est r<text:span text:style-name="T2">é</text:span>partie devrait diminuer proportionnellement ; mais l'obscurit<text:span text:style-name="T2">é</text:span> presque absolue qui entoure la sc<text:span text:style-name="T2">è</text:span>ne fait encore para<text:span text:style-name="T2">î</text:span>tre la lumi<text:span text:style-name="T2">è</text:span>re assez vive, bien que toujours douce et fondue. </text:p>
      <text:p text:style-name="P123">En m<text:span text:style-name="T2">ê</text:span>me temps que l'ensemble grandit, chaque d<text:span text:style-name="T2">é</text:span>tail grandit, et d'autres illusions viennent s'ajouter <text:span text:style-name="T2">à</text:span> la premi<text:span text:style-name="T2">è</text:span>re. L'irradiation lumineuse de la sc<text:span text:style-name="T2">è</text:span>ne, resplendissant au milieu de l'obscurit<text:span text:style-name="T2">é</text:span>, augmente surtout les dimensions dans le sens de la largeur et de la hauteur. Il nous reste la troisi<text:span text:style-name="T2">è</text:span>me dimension, la profondeur, c'est-<text:span text:style-name="T2">à</text:span>-dire la notion de distance par rapport <text:span text:style-name="T2">à</text:span> nous. Nous n'avons, pour l'<text:span text:style-name="T2">œ</text:span>il, que des mesures angulaires, et, d'autre part, nous ne pouvons conna<text:span text:style-name="T2">î</text:span>tre qu'un homme, par exemple, est plus ou moins grand que nature qu'en estimant sa hauteur angulaire et en la jugeant d'apr<text:span text:style-name="T2">è</text:span>s la distance <text:span text:style-name="T2">à</text:span> laquelle il nous semble plac<text:span text:style-name="T2">é</text:span>. <text:soft-page-break/>Remarquons en passant que ce rapport de la hauteur apparente <text:span text:style-name="T2">à</text:span> la distance est le fondement de toutes les illusions sur la dimension et que la notion de distance devient de plus en plus p<text:span text:style-name="T2">é</text:span>nible <text:span text:style-name="T2">à</text:span> maintenir dans sa rectitude quand l'<text:span text:style-name="T2">œ</text:span>il est obstin<text:span text:style-name="T2">é</text:span>ment ramen<text:span text:style-name="T2">é</text:span> dans la m<text:span text:style-name="T2">ê</text:span>me direction et qu'il est priv<text:span text:style-name="T2">é</text:span> par cons<text:span text:style-name="T2">é</text:span>quent du contr<text:span text:style-name="T2">ô</text:span>le d'autres visions diff<text:span text:style-name="T2">é</text:span>rentes. Dans le th<text:span text:style-name="T2">éâ</text:span>tre antique, en plein air, dans l'amphith<text:span text:style-name="T2">éâ</text:span>tre, les points de rep<text:span text:style-name="T2">è</text:span>re abondaient et la notion de distance se maintenait toujours sensiblement juste malgr<text:span text:style-name="T2">é</text:span> la chaleur et la lumi<text:span text:style-name="T2">è</text:span>re. Aussi devait-on exag<text:span text:style-name="T2">é</text:span>rer la hauteur apparente du personnage. A Bayreuth, c'est forc<text:span text:style-name="T2">é</text:span>ment le contraire qui a lieu ; les personnages, souvent nu-pieds, conservent leur taille naturelle, mais ils nous paraissent vus <text:span text:style-name="T2">à</text:span> une distance plus grande que la distance r<text:span text:style-name="T2">é</text:span>elle, et, comme nous les voyons dans leurs dimensions vraies, ils nous semblent plus grands qu'ils ne devraient <text:span text:style-name="T2">ê</text:span>tre. </text:p>
      <text:p text:style-name="P123">Comment se produit cette illusion sur la distance<text:span text:style-name="T4"> </text:span><text:span text:style-name="T2">?</text:span> Cette illusion est double. Tout d'abord, l'horizon est d<text:span text:style-name="T2">é</text:span>termin<text:span text:style-name="T2">é</text:span> par la convergence en un point de toutes les lignes sur lesquelles est <text:span text:style-name="T2">é</text:span>chafaud<text:span text:style-name="T2">é</text:span>e la perspective de la salle et de la sc<text:span text:style-name="T2">è</text:span>ne. Quand les rideaux s'<text:span text:style-name="T2">é</text:span>cartent, les grandes trav<text:span text:style-name="T2">é</text:span>es rectangulaires, qui forment comme autant de larges diaphragmes dans la salie, s'<text:span text:style-name="T2">é</text:span>clairent faiblement. Si elles <text:span text:style-name="T2">é</text:span>taient de m<text:span text:style-name="T2">ê</text:span>mes dimensions, la perspective serait normale, et nous ne serions pas <text:span text:style-name="T2">é</text:span>gar<text:span text:style-name="T2">és sur la hauteur et l'é</text:span>loignement de l'horizon ; or, elles augmentent de hauteur et de largeur <text:span text:style-name="T2">à</text:span> mesure qu'elles s'<text:span text:style-name="T2">é</text:span>loignent de la sc<text:span text:style-name="T2">è</text:span>ne, et, par cons<text:span text:style-name="T2">é</text:span>quent, la convergence des lignes qui les sous-tendent a lieu plus t<text:span text:style-name="T2">ô</text:span>t ; l'horizon s'approche, c'est-<text:span text:style-name="T2">à</text:span>-dire que tout semble s'approcher de lui, et cependant les dimensions des personnages ainsi recul<text:span text:style-name="T2">é</text:span>s ne diminuent pas, ce qui provoque en nous l'illusion d'un monde plus grand que nature. Il y a l<text:span text:style-name="T2">à</text:span> un trouble de notre perspective oculaire, trouble qui retentit sur toutes nos appr<text:span text:style-name="T2">é</text:span>ciations de distances. </text:p>
      <text:p text:style-name="P122"><text:span text:style-name="T48">En second lieu, il existe une mesure de distance directe, ind</text:span><text:span text:style-name="T51">é</text:span><text:span text:style-name="T48">pendante de l'horizon de la perspective, c'est la droite qui va de l'objet regard</text:span><text:span text:style-name="T51">é</text:span><text:span text:style-name="T48"> </text:span><text:span text:style-name="T51">à</text:span><text:span text:style-name="T48"> nous, selon le terrain qui est sous nos yeux. Il s'agissait de faire para</text:span><text:span text:style-name="T51">î</text:span><text:span text:style-name="T48">tre cette droite plus longue que nature. La distance de l'objet </text:span><text:span text:style-name="T51">à</text:span><text:span text:style-name="T48"> nous se mesurera pour notre </text:span><text:span text:style-name="T51">œ</text:span><text:span text:style-name="T48">il par la trace que laisse, en coupant le terrain, un plan men</text:span><text:span text:style-name="T51">é</text:span><text:span text:style-name="T48"> par l'axe vertical du personnage et la droite men</text:span><text:span text:style-name="T51">é</text:span><text:span text:style-name="T48">e de son pied </text:span><text:span text:style-name="T51">à</text:span><text:span text:style-name="T48"> notre </text:span><text:span text:style-name="T51">œ</text:span><text:span text:style-name="T48">il. Cette trace reposera successivement sur la sc</text:span><text:span text:style-name="T51">è</text:span><text:span text:style-name="T48">ne, le prosc</text:span><text:span text:style-name="T51">é</text:span><text:span text:style-name="T48">nium, le toit de l'orchestre et les rangs de fauteuils qui nous pr</text:span><text:span text:style-name="T51">é</text:span><text:span text:style-name="T48">­ c</text:span><text:span text:style-name="T51">è</text:span><text:span text:style-name="T48">dent. Il n'y a d'illusion possible ni sur la sc</text:span><text:span text:style-name="T51">è</text:span><text:span text:style-name="T48">ne, ni sur le prosc</text:span><text:span text:style-name="T51">é</text:span><text:span text:style-name="T48">nium qui la </text:span><text:soft-page-break/><text:span text:style-name="T48">prolonge, ni dans l'espace occup</text:span><text:span text:style-name="T51">é</text:span><text:span text:style-name="T48"> par les spectateurs en avant de nous ; l'illusion est produite gr</text:span><text:span text:style-name="T51">â</text:span><text:span text:style-name="T48">ce </text:span><text:span text:style-name="T51">à</text:span><text:span text:style-name="T48"> la forme convexe du toit de l'orchestre qui pr</text:span><text:span text:style-name="T51">é</text:span><text:span text:style-name="T48">sente un d</text:span><text:span text:style-name="T51">é</text:span><text:span text:style-name="T48">veloppement plus grand que n'offrirait un couvercle plat </text:span><text:span text:style-name="T51">à</text:span><text:span text:style-name="T48"> trace rectiligne, recouvrant cependant un m</text:span><text:span text:style-name="T51">ê</text:span><text:span text:style-name="T48">me espace</text:span><text:note text:id="ftn31" text:note-class="footnote"><text:note-citation>17</text:note-citation><text:note-body><text:p text:style-name="P1"><text:span text:style-name="footnote_20_reference"><text:tab/> </text:span><text:span text:style-name="T93">Cette illusion du Fernerrück est signalée (IX, p. 399), dans une description du théâtre, faite par Wagner lui-même. </text:span></text:p></text:note-body></text:note><text:span text:style-name="T48">. </text:span></text:p>
      <text:p text:style-name="P123">En r<text:span text:style-name="T2">é</text:span>sumant, nous voyons une action triple concourant, de fa<text:span text:style-name="T2">ç</text:span>on assez complexe, <text:span text:style-name="T2">à</text:span> l'agrandissement surhumain du personnage<text:span text:style-name="T4"> </text:span><text:span text:style-name="T2">:</text:span> la perspective des arceaux rectilignes faisant para<text:span text:style-name="T2">î</text:span>tre tout plus <text:span text:style-name="T2">é</text:span>loign<text:span text:style-name="T2">é</text:span>, c'est-<text:span text:style-name="T2">à</text:span>-dire plus pr<text:span text:style-name="T2">è</text:span>s de l'horizon ; la convexit<text:span text:style-name="T2">é</text:span> du toit de l'orchestre <text:span text:style-name="T2">é</text:span>cartant encore la sc<text:span text:style-name="T2">è</text:span>ne de nous, tout en recouvrant l'abime mystique, en tamisant les sonorit<text:span text:style-name="T2">é</text:span>s ; et l'illusion accentu<text:span text:style-name="T2">é</text:span>e dans tous les sens par l'<text:span text:style-name="T2">é</text:span>clat isol<text:span text:style-name="T2">é</text:span> de la sc<text:span text:style-name="T2">è</text:span>ne au milieu de l'obscurit<text:span text:style-name="T2">é</text:span> ambiante, sans que les personnages aient rien perdu de leurs dimensions, bien qu'ils semblent devoir para<text:span text:style-name="T2">î</text:span>tre plus petits. Toutes ces illusions s'imposent <text:span text:style-name="T2">à</text:span> des yeux constamment fix<text:span text:style-name="T2">é</text:span>s sur les m<text:span text:style-name="T2">ê</text:span>mes points, et facilement domin<text:span text:style-name="T2">é</text:span>s. </text:p>
      <text:p text:style-name="P123">De l<text:span text:style-name="T2">à</text:span> leur taille surhumaine, <text:span text:style-name="T2">à</text:span> laquelle nous devons reconna<text:span text:style-name="T2">î</text:span>tre que les voix, quoique puissantes et belles, ne sont pas proportionn<text:span text:style-name="T2">é</text:span>es. L'optique est en effet meilleurs que l'acoustique <text:span text:style-name="T2">à</text:span> Bayreuth, sauf cependant vers le haut de l'amphith<text:span text:style-name="T2">éâ</text:span>tre et surtout aux galeries d'o<text:span text:style-name="T2">ù</text:span> l'on entend merveilleusement la partie orchestrale surtout, o<text:span text:style-name="T2">ù</text:span> les voix portent davantage, mais d'o<text:span text:style-name="T2">ù</text:span> la perspective est d<text:span text:style-name="T2">é</text:span>j<text:span text:style-name="T2">à</text:span> fauss<text:span text:style-name="T2">é</text:span>e, comme cela se montre surtout aux deux tableaux du Gral. N<text:span text:style-name="T2">é</text:span>anmoins, de partout l'effet est produit. Wagner semble avoir pens<text:span text:style-name="T2">é</text:span> que la meilleure mani<text:span text:style-name="T2">è</text:span>re de se composer un public <text:span text:style-name="T2">é</text:span>tait de forcer l'attention et de commander la p<text:span text:style-name="T2">é</text:span>n<text:span text:style-name="T2">é</text:span>tration sensorielle au moyen d'un appareil th<text:span text:style-name="T2">éâ</text:span>tral capable d'agir sur n'importe quelle organisation ; l'on sait d'ailleurs que le th<text:span text:style-name="T2">éâ</text:span>tre de Bayreuth a fait plus de conversions que les <text:span text:style-name="T2">é</text:span>crits les plus convaincus. </text:p>
      <text:p text:style-name="P5">Charles et Pierre Bonnier. </text:p>
      <text:p text:style-name="P5">(<text:span text:style-name="T33">A suivre</text:span>). </text:p>
      <text:h text:style-name="P245" text:outline-level="2"><text:bookmark-start text:name="bookmark27"/>Préface à L<text:bookmark-end text:name="bookmark27"/><text:span text:style-name="T39">ohengrin</text:span></text:h>
      <text:p text:style-name="P3"/>
      <text:p text:style-name="P123">Montsalvat ! – <text:span text:style-name="T2">Le Moyen-Age avait rê</text:span>v<text:span text:style-name="T2">é</text:span> ce lieu mystique. En la <text:span text:style-name="T2">piété</text:span> de sa fi<text:span text:style-name="T2">è</text:span>re songerie, il y avait plac<text:span text:style-name="T2">é</text:span> le joyau du divin sacrifice, une relique merveilleuse, deux lois sanctifi<text:span text:style-name="T2">é</text:span>e<text:span text:style-name="T4"> </text:span><text:span text:style-name="T2">:</text:span> il avait voulu que la coupe o<text:span text:style-name="T2">ù</text:span> s'<text:span text:style-name="T2">é</text:span>pandit le sang invisible du Christ, par l'immolation des paroles prononc<text:span text:style-name="T2">é</text:span>es <text:span text:style-name="T2">à</text:span> la C<text:span text:style-name="T2">è</text:span>ne, f<text:span text:style-name="T2">û</text:span>t aussi le pr<text:span text:style-name="T2">é</text:span>cieux vase o<text:span text:style-name="T2">ù</text:span> Joseph d'Arimathie recueillit le sang visible du Dieu mort sur la croix. Cette coupe, ce <text:span text:style-name="T33">Gral</text:span>, les anges le remirent un jour aux mains du chevalier Titurel. Et, pour abriter le tr<text:span text:style-name="T2">é</text:span>sor incomparable, Triturel construisit un temple sur une cime <text:span text:style-name="T2">é</text:span>lev<text:span text:style-name="T2">é</text:span>e ; et il nomma ce lieu <text:span text:style-name="T33">La Montagne de Salvation</text:span><text:span text:style-name="T2">\ -Mont</text:span>salvat. </text:p>
      <text:p text:style-name="P123">Et d<text:span text:style-name="T2">è</text:span>s lors, des h<text:span text:style-name="T2">é</text:span>ros chevauch<text:span text:style-name="T2">è</text:span>rent par val et par colline, ardents <text:span text:style-name="T2">à</text:span> la <text:span text:style-name="T33">Qu</text:span><text:span text:style-name="T15">ê</text:span><text:span text:style-name="T33">te du Gral</text:span>, ardents <text:span text:style-name="T2">à</text:span> trouver le chemin du sanctuaire, <text:span text:style-name="T2">à</text:span> m<text:span text:style-name="T2">é</text:span>riter surtout d'<text:span text:style-name="T2">ê</text:span>tre choisis pour sa garde. Soldats de justice, ils prot<text:span text:style-name="T2">é</text:span>geaient les faibles, ch<text:span text:style-name="T2">â</text:span>tiaient les impies. Pr<text:span text:style-name="T2">é</text:span>destin<text:span text:style-name="T2">é</text:span>s aux fonctions s<text:span text:style-name="T2">é</text:span>raphiques, ils s'effor<text:span text:style-name="T2">ç</text:span>aient de triompher des tentations, de tuer le p<text:span text:style-name="T2">é</text:span>ch<text:span text:style-name="T2">é</text:span>, d'asservir en eux la chair. L'enfer leur opposait son emb<text:span text:style-name="T2">û</text:span>che ; ces <text:span text:style-name="T2">é</text:span>preuves redoutables leur <text:span text:style-name="T2">é</text:span>taient r<text:span text:style-name="T2">é</text:span>serv<text:span text:style-name="T2">é</text:span>es. Mais, vainqueurs des sortil<text:span text:style-name="T2">è</text:span>ges et des monstres, affermis dans la foi, fortifi<text:span text:style-name="T2">é</text:span>s dans la bravoure, consacr<text:span text:style-name="T2">é</text:span>s dans la chastet<text:span text:style-name="T2">é</text:span>, ils atteignaient les bois augustes o<text:span text:style-name="T2">ù</text:span> les arbres portent des fruits <text:span text:style-name="T2">é</text:span>clatants, o<text:span text:style-name="T2">ù</text:span> les lys tr<text:span text:style-name="T2">è</text:span>s purs croissent en floraisons g<text:span text:style-name="T2">é</text:span>antes, et voyaient luire, au-del<text:span text:style-name="T2">à</text:span> des troubles feuillages, les marbres et les ors de Montsalvat. Ils arrivaient, saisis d'un ravissement sans bornes, franchissaient les portiques vermeils, rev<text:span text:style-name="T2">ê</text:span>taient les blanches tuniques et les hauberts d'argent ; prostern<text:span text:style-name="T2">é</text:span>s sur le parvis, dans la fulguration des vo<text:span text:style-name="T2">û</text:span>tes <text:span text:style-name="T2">é</text:span>blouissantes, sous un cantique d'enfants pareils aux anges, ils <text:span text:style-name="T2">é</text:span>prouvaient d<text:span text:style-name="T2">è</text:span>s ce monde les joies de la c<text:span text:style-name="T2">é</text:span>leste Patrie. </text:p>
      <text:p text:style-name="P123">C'est de cette r<text:span text:style-name="T2">é</text:span>gion bienheureuse qu'est venu Lohengrin, le chevalier au cygne, le fils de Parsifal. Le sublime pr<text:span text:style-name="T2">é</text:span>lude du premier acte nous la fait entrevoir ; le motif du Gral, n<text:span text:style-name="T2">é</text:span> aux plus sereines hauteurs de l'instrumentation, semble descendre vers nous par degr<text:span text:style-name="T2">é</text:span>s, avec le vol des anges qui portent la sainte relique. Le th<text:span text:style-name="T2">è</text:span>me se r<text:span text:style-name="T2">é</text:span>p<text:span text:style-name="T2">è</text:span>te, toujours <text:span text:style-name="T2">é</text:span>largi, jusqu'<text:span text:style-name="T2">à</text:span> ce qu'il sonne triomphalement, avec une resplendissante majest<text:span text:style-name="T2">é</text:span>, dans l'<text:span text:style-name="T2">é</text:span>norme explosion des cuivres. Puis un <text:span text:style-name="T33">decrescendo </text:span>suave, empreint d'une mystique m<text:span text:style-name="T2">é</text:span>lancolie, ram<text:span text:style-name="T2">è</text:span>ne les a<text:span text:style-name="T2">é</text:span>riens accords du d<text:span text:style-name="T2">é</text:span>but<text:span text:style-name="T4"> </text:span><text:span text:style-name="T2">:</text:span> les anges disparaissent, le paradis aper<text:span text:style-name="T2">ç</text:span>u se referme. </text:p>
      <text:p text:style-name="P123"><text:soft-page-break/>La sc<text:span text:style-name="T2">è</text:span>ne d'exposition qui ouvre <text:span text:style-name="T33">Lohengrin</text:span> rappelle, par son ampleur, les drames historiques de Shakespeare. Rien de grand comme cette cour pl<text:span text:style-name="T2">é</text:span>ni<text:span text:style-name="T2">è</text:span>re tenue en rase campagne, sur le bord du fleuve, par Henri l'Oiseleur, roi de Germanie et suzerain de Brabant. </text:p>
      <text:p text:style-name="P123">La musique, il est vrai, reste au-dessous de la conception po<text:span text:style-name="T2">é</text:span>tique ; mais nos regrets sont de courte dur<text:span text:style-name="T2">é</text:span>e, car, d<text:span text:style-name="T2">è</text:span>s l'entr<text:span text:style-name="T2">é</text:span>e d'Elsa, la m<text:span text:style-name="T2">é</text:span>lodie atteint ce degr<text:span text:style-name="T2">é</text:span> de richesse qui a fait la fortune de l'<text:span text:style-name="T2">œ</text:span>uvre dans toute l'Europe musicale. Alors, les beaut<text:span text:style-name="T2">é</text:span>s se succ<text:span text:style-name="T2">è</text:span>dent, selon la plus <text:span text:style-name="T2">é</text:span>tonnante des progressions<text:span text:style-name="T4"> </text:span><text:span text:style-name="T2">:</text:span> le r<text:span text:style-name="T2">ê</text:span>ve d'Elsa, l'appel du h<text:span text:style-name="T2">é</text:span>raut, deux fois r<text:span text:style-name="T2">é</text:span>p<text:span text:style-name="T2">é</text:span>t<text:span text:style-name="T2">é</text:span> dans un mortel silence de l'orchestre et des ch<text:span text:style-name="T2">œ</text:span>urs, l'invocation fervente de la vierge par tous abandonn<text:span text:style-name="T2">é</text:span>e, l'apparition de la nacelle sur les m<text:span text:style-name="T2">é</text:span>andres lointains du fleuve, la stupeur, l'all<text:span text:style-name="T2">é</text:span>gresse de la foule, traduites en un double ensemble choral d'une animation prodigieusement r<text:span text:style-name="T2">é</text:span>elle ; puis l'adieu au cygne, l'interdiction faite <text:span text:style-name="T2">à</text:span> Elsa par Lohengrin, l'ouverture du champ clos, le combat, la victoire. </text:p>
      <text:p text:style-name="P123">Mais ces choses sont connues, dans leur intime d<text:span text:style-name="T2">é</text:span>tail, par toutes les personnes tant soit peu familiaris<text:span text:style-name="T2">é</text:span>es avec les <text:span text:style-name="T2">œ</text:span>uvres de Wagner. Il en est de m<text:span text:style-name="T2">ê</text:span>me du deuxi<text:span text:style-name="T2">è</text:span>me acte, si puissant, d<text:span text:style-name="T2">é</text:span>j<text:span text:style-name="T2">à</text:span> si hardi, et enfin de ce troisi<text:span text:style-name="T2">è</text:span>me acte, de cette longue merveille qu'on ne peut se lasser d'admirer. Je sais bien qu'il est des wagn<text:span text:style-name="T2">é</text:span>riens tr<text:span text:style-name="T2">è</text:span>s convaincus pour lesquels <text:span text:style-name="T33">Lohengrin</text:span> est une <text:span text:style-name="T2">œ</text:span>uvre <text:span text:style-name="T2">«</text:span>b<text:span text:style-name="T2">â</text:span>tarde<text:span text:style-name="T4"> </text:span><text:span text:style-name="T2">»</text:span>, remplie de <text:span text:style-name="T2">«</text:span><text:span text:style-name="T4"> </text:span>m<text:span text:style-name="T2">é</text:span>lodie italienne<text:span text:style-name="T4"> </text:span><text:span text:style-name="T2">»</text:span>, et, par cons<text:span text:style-name="T2">é</text:span>quent, indigne d'<text:span text:style-name="T2">ê</text:span>tre prise au s<text:span text:style-name="T2">é</text:span>rieux. En v<text:span text:style-name="T2">é</text:span>rit<text:span text:style-name="T2">é</text:span>, voil<text:span text:style-name="T2">à</text:span> un z<text:span text:style-name="T2">è</text:span>le bien <text:span text:style-name="T2">é</text:span>trange ! <text:span text:style-name="T33">Parsifal</text:span> et <text:span text:style-name="T33">La T</text:span><text:span text:style-name="T15">é</text:span><text:span text:style-name="T33">tralogie</text:span> ne suppriment aucunement <text:span text:style-name="T33">Lohengrin</text:span> ou <text:span text:style-name="T33">Tannh</text:span><text:span text:style-name="T15">æ</text:span><text:span text:style-name="T33">user</text:span>, pas plus que ce m<text:span text:style-name="T2">ê</text:span>me <text:span text:style-name="T33">Lohengrin</text:span> ne fait tort au <text:span text:style-name="T33">Freischutz</text:span>. Ce sont l<text:span text:style-name="T2">à</text:span> ces <text:span text:style-name="T2">œuvres</text:span> profond<text:span text:style-name="T2">é</text:span>ment diff<text:span text:style-name="T2">é</text:span>rentes, venues chacune <text:span text:style-name="T2">à</text:span> leur moment, et r<text:span text:style-name="T2">é</text:span>alisant, chacune, un genre sp<text:span text:style-name="T2">é</text:span>cial de perfection. </text:p>
      <text:p text:style-name="P123">Qu'il y ait un certain nombre d'italianismes dans <text:span text:style-name="T33">Lohengrin</text:span>, cela est hors de doute ; mais ces l<text:span text:style-name="T2">é</text:span>g<text:span text:style-name="T2">è</text:span>res taches ne comptent pas, en pr<text:span text:style-name="T2">é</text:span>sence de tant de nobles inspirations, d'une si belle surabondance de po<text:span text:style-name="T2">é</text:span>sie. Si le premier pr<text:span text:style-name="T2">é</text:span>lude est l'un des plus radieux fragments symphoniques de Wagner, le r<text:span text:style-name="T2">é</text:span>cit du Saint-Gral, qui d'ailleurs est d<text:span text:style-name="T2">é</text:span>riv<text:span text:style-name="T2">é</text:span> de ce pr<text:span text:style-name="T2">é</text:span>lude, demeure l'une des pages les plus hautement suggestives que le ma<text:span text:style-name="T2">î</text:span>tre ait <text:span text:style-name="T2">é</text:span>crites. Voil<text:span text:style-name="T2">à</text:span> qui ne vieillira point. Toujours, lorsque le chevalier au cygne, l'<text:span text:style-name="T2">œ</text:span>il empli des clart<text:span text:style-name="T2">é</text:span>s surnaturelles, commence d'<text:span text:style-name="T2">é</text:span>voquer devant nous la vision de Montsalvat, nous ressentons le frisson sacr<text:span text:style-name="T2">é</text:span> que donnent seules les <text:span text:style-name="T2">œ</text:span>uvres sup<text:span text:style-name="T2">é</text:span>rieures. Au d<text:span text:style-name="T2">é</text:span>but du troisi<text:span text:style-name="T2">è</text:span>me acte, dans les jubilantes <text:soft-page-break/>fanfares qui s'<text:span text:style-name="T2">é</text:span>chappent de l'orchestre en tumulte, nous ne cesserons pas de voir <text:span text:style-name="T2">é</text:span>tinceler des armures, s'<text:span text:style-name="T2">é</text:span>ployer des pennons et des banni<text:span text:style-name="T2">è</text:span>res, s'agiter des multitudes en la royale magnificence des noces. Peu soucieux d'une cadence banale, nous <text:span text:style-name="T2">é</text:span>couterons avec attendrissement l'incomparable d<text:span text:style-name="T2">é</text:span>but de la grande sc<text:span text:style-name="T2">è</text:span>ne d'amour<text:span text:style-name="T4"> </text:span><text:span text:style-name="T2">:</text:span> <text:span text:style-name="T2">«</text:span><text:span text:style-name="T4"> </text:span>Les chants se sont <text:span text:style-name="T2">é</text:span>teints... nous sommes seuls, bien-aim<text:span text:style-name="T2">é</text:span>e ! <text:span text:style-name="T2">seuls – pour la premiè</text:span>re fois depuis notre rencontre…<text:span text:style-name="T4"> </text:span><text:span text:style-name="T2">»</text:span> Le drame est tout symbolique, je l'avoue, mais la po<text:span text:style-name="T2">é</text:span>sie en est assez expressive, assez vivante, pour <text:span text:style-name="T2">ê</text:span>tre imm<text:span text:style-name="T2">é</text:span>diatement comprise, et personne n'y demeurera indiff<text:span text:style-name="T2">é</text:span>rent. Wagner lui-m<text:span text:style-name="T2">ê</text:span>me, du reste, a pris soin de fixer les symboles en de parlantes images. Ainsi, aux questions d'Elsa, Lohengrin r<text:span text:style-name="T2">é</text:span>pond par cette strophe<text:span text:style-name="T4"> </text:span><text:span text:style-name="T2">:</text:span> <text:span text:style-name="T2">«</text:span>Ne respires-tu pas avec moi les suaves parfums de la nuit<text:span text:style-name="T4"> </text:span><text:span text:style-name="T2">?</text:span> Oh ! comme ils charment doucement tout notre <text:span text:style-name="T2">ê</text:span>tre ! Myst<text:span text:style-name="T2">é</text:span>rieux, ils viennent vers nous dans l'air... et nulle question ne monte <text:span text:style-name="T2">à</text:span> mes l<text:span text:style-name="T2">è</text:span>vres, lorsque je m'abandonne <text:span text:style-name="T2">à</text:span> leur enchantement...<text:span text:style-name="T4"> </text:span><text:span text:style-name="T2">»</text:span></text:p>
      <text:p text:style-name="P123">Ce symbole de <text:span text:style-name="T33">Lohengrin</text:span>, il me faut y toucher, en quelques lignes du moins. L'int<text:span text:style-name="T2">é</text:span>r<text:span text:style-name="T2">ê</text:span>t de la pi<text:span text:style-name="T2">è</text:span>ce repose sur un conflit moral qui se noue et se d<text:span text:style-name="T2">é</text:span>noue dans l'<text:span text:style-name="T2">â</text:span>me d'Elsa. Lorsque Lohengrin s'est offert <text:span text:style-name="T2">à</text:span> combattre pour la jeune fille accus<text:span text:style-name="T2">é</text:span>e, il lui a pos<text:span text:style-name="T2">é</text:span> une condition, une seule<text:span text:style-name="T4"> </text:span><text:span text:style-name="T2">:</text:span> <text:span text:style-name="T2">«</text:span><text:span text:style-name="T4"> </text:span>Jamais tu ne me demanderas qui je suis, ni d'o<text:span text:style-name="T2">ù</text:span> je viens.<text:span text:style-name="T4"> </text:span><text:span text:style-name="T2">»</text:span> Elsa accepte sans h<text:span text:style-name="T2">é</text:span>sitation<text:span text:style-name="T4"> </text:span><text:span text:style-name="T2">:</text:span> mais bient<text:span text:style-name="T2">ô</text:span>t les paroles empoisonn<text:span text:style-name="T2">é</text:span>es d'Ortrude portent le trouble dans son c<text:span text:style-name="T2">œ</text:span>ur ; la curiosit<text:span text:style-name="T2">é</text:span> f<text:span text:style-name="T2">é</text:span>minine s'<text:span text:style-name="T2">é</text:span>veille en elle, un violent d<text:span text:style-name="T2">é</text:span>sir lui vient de mieux conna<text:span text:style-name="T2">î</text:span>tre le myst<text:span text:style-name="T2">é</text:span>rieux <text:span text:style-name="T2">é</text:span>tranger, de savoir le nom, l'origine du h<text:span text:style-name="T2">é</text:span>ros dont elle va <text:span text:style-name="T2">ê</text:span>tre l'<text:span text:style-name="T2">é</text:span>pouse. Et, dans la chambre nuptiale, sa tendresse se fait plus inqui<text:span text:style-name="T2">è</text:span>te ; en vain Lohengrin lui rappelle le serment qu<text:span text:style-name="T2">'</text:span>elle a prononc<text:span text:style-name="T2">é</text:span>, la prie, la conjure de chasser le doute, d'avoir confiance, de ne pas perdre la candeur de son amour. Elle pose la question fatale ; tout est fini, le bonheur ne peut exister d<text:span text:style-name="T2">é</text:span>sormais. Lohengrin r<text:span text:style-name="T2">é</text:span>v<text:span text:style-name="T2">è</text:span>le son nom, devant le roi et le peuple assembl<text:span text:style-name="T2">é</text:span>. Il dit sa mission, son titre ; il dit le Gral environn<text:span text:style-name="T2">é</text:span> de splendeurs, et la s<text:span text:style-name="T2">é</text:span>v<text:span text:style-name="T2">è</text:span>re loi qui oblige tout chevalier du Gral <text:span text:style-name="T2">à</text:span> s'<text:span text:style-name="T2">é</text:span>loigner des lieux o<text:span text:style-name="T2">ù</text:span> son nom cesse d'<text:span text:style-name="T2">ê</text:span>tre inconnu. Mais son <text:span text:style-name="T2">â</text:span>me se brise de douleur <text:span text:style-name="T2">à</text:span> la pens<text:span text:style-name="T2">é</text:span>e d'Elsa... h<text:span text:style-name="T2">é</text:span>las ! l'<text:span text:style-name="T2">é</text:span>pouse tremblante d<text:span text:style-name="T2">é</text:span>plore inutilement sa faute<text:span text:style-name="T4"> </text:span><text:span text:style-name="T2">:</text:span> au loin, sur le fleuve, le cygne merveilleux repara<text:span text:style-name="T2">î</text:span>t, conduisant une nacelle ; Lohengrin monte dans la barque, et bient<text:span text:style-name="T2">ô</text:span>t il s'est effac<text:span text:style-name="T2">é</text:span> polir toujours aux yeux mourants de l'abandonn<text:span text:style-name="T2">é</text:span>e. </text:p>
      <text:p text:style-name="P123">Ainsi, le bonheur reposait sur la confiance, sur la foi ; mais le doute est venu<text:span text:style-name="T4"> </text:span><text:span text:style-name="T2">:</text:span> le doute a tu<text:span text:style-name="T2">é</text:span> l'amour, et avec l'amour le bonheur. Car l'amour exige une confiance <text:soft-page-break/>absolue, une foi illimit<text:span text:style-name="T2">é</text:span>e. Elsa, c'est la femme, curieuse, prompte <text:span text:style-name="T2">à</text:span> l'oubli, tendre cependant, aimante, et fragile d'<text:span text:style-name="T2">â</text:span>me et de corps. Elsa aimait, une tentation l'a perdue<text:span text:style-name="T4"> </text:span><text:span text:style-name="T2">:</text:span> elle doute, elle meurt d'avoir dout<text:span text:style-name="T2">é</text:span>. </text:p>
      <text:p text:style-name="P123">Il y a l<text:span text:style-name="T2">à</text:span> un ressouvenir de l'Eve biblique, et, non moins, une analogie visible avec le mythe immortel de Psych<text:span text:style-name="T2">é</text:span>. Autre chose encore est dans <text:span text:style-name="T33">Lohengrin</text:span><text:span text:style-name="T4"> </text:span><text:span text:style-name="T2">:</text:span> ceux que le symbole n'effraie pas y verront une allusion <text:span text:style-name="T2">à</text:span> certains dogmes grandioses de la foi chr<text:span text:style-name="T2">é</text:span>tienne. Lohengrin vient de la sereine contr<text:span text:style-name="T2">é</text:span>e o<text:span text:style-name="T2">ù</text:span> resplendit le Gral ; il est pouss<text:span text:style-name="T2">é</text:span> par le d<text:span text:style-name="T2">é</text:span>sir de d<text:span text:style-name="T2">é</text:span>fendre l'innocence opprim<text:span text:style-name="T2">é</text:span>e, davantage encore peut-<text:span text:style-name="T2">ê</text:span>tre par une secr<text:span text:style-name="T2">è</text:span>te nostalgie des humaines tendresses. Il quitte la f<text:span text:style-name="T2">é</text:span>licit<text:span text:style-name="T2">é</text:span> et la gloire pour secourir Elsa, pour vivre aupr<text:span text:style-name="T2">è</text:span>s d'elle, pour partager ses peines et ses joies, pour l'aimer. </text:p>
      <text:p text:style-name="P123">Je termine ici ces notes h<text:span text:style-name="T2">â</text:span>tives sur <text:span text:style-name="T33">Lohengrin</text:span>. Haute est l'<text:span text:style-name="T2">œ</text:span>uvre que nous allons conna<text:span text:style-name="T2">î</text:span>tre et applaudir en France, apr<text:span text:style-name="T2">è</text:span>s l'avoir d<text:span text:style-name="T2">é</text:span>sir<text:span text:style-name="T2">é</text:span>e bien longtemps ! D'une in<text:span text:style-name="T2">é</text:span>gal<text:span text:style-name="T2">é</text:span>e s<text:span text:style-name="T2">é</text:span>duction musicale, elle est large, je le r<text:span text:style-name="T2">é</text:span>p<text:span text:style-name="T2">è</text:span>te, par la po<text:span text:style-name="T2">é</text:span>sie profonde et par la port<text:span text:style-name="T2">é</text:span>e du sujet. Ce n'est pas sans une r<text:span text:style-name="T2">é</text:span>elle <text:span text:style-name="T2">é</text:span>motion que nous saluons ici ces jours de <text:span text:style-name="T33">Lohengrin</text:span>, souhait<text:span text:style-name="T2">é</text:span>s <text:span text:style-name="T2">à</text:span> tant de reprises, attendus pendant de si nombreuses ann<text:span text:style-name="T2">é</text:span>es. Les wagn<text:span text:style-name="T2">é</text:span>riens de toute opinion ont soutenu la bataille ; voici que le succ<text:span text:style-name="T2">è</text:span>s enfin leur arrive, voici que des <text:span text:style-name="T2">œ</text:span>uvres de v<text:span text:style-name="T2">é</text:span>rit<text:span text:style-name="T2">é</text:span> vont enfin <text:span text:style-name="T2">ê</text:span>tre repr<text:span text:style-name="T2">é</text:span>sent<text:span text:style-name="T2">é</text:span>es sur nos sc<text:span text:style-name="T2">è</text:span>nes. C'est une <text:span text:style-name="T2">é</text:span>volution qui commence, une p<text:span text:style-name="T2">é</text:span>riode nouvelle qui s'ouvre<text:span text:style-name="T4"> </text:span><text:span text:style-name="T2">:</text:span> elle sera grande et f<text:span text:style-name="T2">é</text:span>conde pour l'art fran<text:span text:style-name="T2">ç</text:span>ais. </text:p>
      <text:p text:style-name="P122"/>
      <text:p text:style-name="P5">ALFRED ERNST. </text:p>
      <text:h text:style-name="P245" text:outline-level="2">Mois wagnérien de Paris</text:h>
      <text:p text:style-name="P122"/>
      <text:p text:style-name="P5">6 F<text:span text:style-name="T2">é</text:span>vrier<text:span text:style-name="T4"> </text:span><text:span text:style-name="T2">:</text:span> Concert Colonne<text:span text:style-name="T4"> </text:span><text:span text:style-name="T2">:</text:span> Sc<text:span text:style-name="T2">è</text:span>ne religieuse <text:span text:style-name="T39">du 1</text:span><text:span text:style-name="T46">er</text:span><text:span text:style-name="T39"> </text:span>acte de <text:span text:style-name="T40">Parsifal. </text:span></text:p>
      <text:p text:style-name="P24"><text:span text:style-name="T2">\  – Concert </text:span>Lamoureux<text:span text:style-name="T4"> </text:span><text:span text:style-name="T2">:</text:span> Pr<text:span text:style-name="T2">é</text:span>lude, 1<text:span text:style-name="T45">re</text:span> et 3<text:span text:style-name="T45">e</text:span> sc<text:span text:style-name="T2">è</text:span>nes du 1<text:span text:style-name="T45">er</text:span> acte de la <text:span text:style-name="T33">Walkure</text:span><text:span text:style-name="T4"> </text:span><text:span text:style-name="T2">; ouv. de </text:span><text:span text:style-name="T33">Tannh</text:span><text:span text:style-name="T15">æ</text:span><text:span text:style-name="T33">user</text:span>. </text:p>
      <text:p text:style-name="P5"><text:span text:style-name="T2">13 – Concert Colonne</text:span><text:span text:style-name="T4"> </text:span><text:span text:style-name="T2">:</text:span> Sc<text:span text:style-name="T2">è</text:span>ne religieuse du 1<text:span text:style-name="T45">er </text:span>acte <text:span text:style-name="T39">de </text:span><text:span text:style-name="T40">Parsifal. </text:span></text:p>
      <text:p text:style-name="P25"><text:span text:style-name="T2">\  – Concert Lamour</text:span>eux<text:span text:style-name="T4"> </text:span><text:span text:style-name="T2">:</text:span> Ouv. de <text:span text:style-name="T33">Tannh</text:span><text:span text:style-name="T15">æ</text:span><text:span text:style-name="T33">user</text:span>.</text:p>
      <text:p text:style-name="P26"><text:span text:style-name="T2">\  – Ouv</text:span>. de <text:span text:style-name="T33">Rienzi</text:span> ; Waldweben ; Marche de f<text:span text:style-name="T2">ê</text:span>te. </text:p>
      <text:p text:style-name="P102">2<text:span text:style-name="T2">7 – Concert </text:span><text:span text:style-name="T39">du </text:span>Conservatoire <text:span text:style-name="T39">(dir. </text:span>Garcia)<text:span text:style-name="T4"> </text:span><text:span text:style-name="T2">:</text:span> R<text:span text:style-name="T2">é</text:span>cit et ch<text:span text:style-name="T2">œ</text:span>ur des P<text:span text:style-name="T2">è</text:span>lerins. </text:p>
      <text:p text:style-name="P27"><text:span text:style-name="T2">20 – \  Ouv</text:span>. de <text:span text:style-name="T33">Rienzi</text:span> ; Waldweben ; Marche de f<text:span text:style-name="T2">ê</text:span>te. </text:p>
      <text:p text:style-name="P3"/>
      <text:h text:style-name="Heading_20_2" text:outline-level="2">Correspondances</text:h>
      <text:p text:style-name="P3"/>
      <text:p text:style-name="P5">LONDRES. – <text:span text:style-name="T2">La Socié</text:span>t<text:span text:style-name="T2">é</text:span> Wagn<text:span text:style-name="T2">é</text:span>rienne de Londres a commenc<text:span text:style-name="T2">é</text:span> le nouvel an avec courage et bon espoir. Nous avons <text:span text:style-name="T2">à</text:span> pr<text:span text:style-name="T2">é</text:span>sent cent soixante-dix associ<text:span text:style-name="T2">é</text:span>s dont la plupart sont tr<text:span text:style-name="T2">è</text:span>s connus dans le monde musical. Nous esp<text:span text:style-name="T2">é</text:span>rons augmenter ce nombre jusqu'<text:span text:style-name="T2">à</text:span> mille pendant l'ann<text:span text:style-name="T2">é</text:span>e afin de pouvoir enfin donner des repr<text:span text:style-name="T2">é</text:span>sentations, ou bien m<text:span text:style-name="T2">ê</text:span>me <text:span text:style-name="T33">une</text:span> repr<text:span text:style-name="T2">é</text:span>sentation d'un drame wagn<text:span text:style-name="T2">é</text:span>rien<text:span text:style-name="T4"> </text:span><text:span text:style-name="T2">:</text:span> ce n'est pas la bonne volont<text:span text:style-name="T2">é</text:span> qui nous manque, mais l'argent. La Soci<text:span text:style-name="T2">é</text:span>t<text:span text:style-name="T2">é</text:span> s'occupe aussi de fonder un journal wagn<text:span text:style-name="T2">é</text:span>rien qui doit para<text:span text:style-name="T2">î</text:span>tre tous les trois mois seulement, car, quoique la Revue Wagn<text:span text:style-name="T2">é</text:span>rienne soit bien connue en Angleterre il nous manque un journal anglais qui soit <text:span text:style-name="T2">à</text:span> nous. </text:p>
      <text:p text:style-name="P5">Les affaires wagn<text:span text:style-name="T2">é</text:span>riennes ne marchent pas trop vite ici. Bien que Carl Rosa ait repris <text:span text:style-name="T33">Lohengrin</text:span>, bien que M. Heuschel, dont les beaux concerts n'ont pas rencontr<text:span text:style-name="T2">é</text:span> le succ<text:span text:style-name="T2">è</text:span>s qu'ils m<text:span text:style-name="T2">é</text:span>ritaient, ait esp<text:span text:style-name="T2">é</text:span>r<text:span text:style-name="T2">é</text:span> conqu<text:span text:style-name="T2">é</text:span>rir avec un programme wagn<text:span text:style-name="T2">é</text:span>rien une salle comble, le grand impr<text:span text:style-name="T2">é</text:span>sario wagn<text:span text:style-name="T2">é</text:span>rien qui aura le courage de nous donner les chefs-d'<text:span text:style-name="T2">œ</text:span>uvre du ma<text:span text:style-name="T2">î</text:span>tre n'est pas encore apparu sur notre horizon. </text:p>
      <text:p text:style-name="P5">En attendant voici la liste des nouveaut<text:span text:style-name="T2">é</text:span>s que M. Mapleson vient d'annoncer pour sa prochaine saison ; <text:span text:style-name="T33">Orfeo</text:span>, <text:span text:style-name="T33">Nozze di Figaro</text:span>, <text:span text:style-name="T33">Flauto Magico</text:span>... Et ainsi de suite. Priez pour nous. </text:p>
      <text:p text:style-name="P5">L. N. P. </text:p>
      <text:p text:style-name="P179"/>
      <text:p text:style-name="P60"/>
      <text:p text:style-name="P50"><text:bookmark-start text:name="bookmark28"/><text:span text:style-name="T31">UNITED HIGH </text:span><text:span text:style-name="T39">Al </text:span><text:span text:style-name="T31">ID </text:span><text:span text:style-name="T26">WAGNEU </text:span><text:bookmark-end text:name="bookmark28"/><text:span text:style-name="T39">SOCIETY</text:span></text:p>
      <text:p text:style-name="P19">{LONDON BRANCH)</text:p>
      <text:p text:style-name="P19">j'HKuiur-KT<text:span text:style-name="T4"> </text:span><text:span text:style-name="T2">:</text:span> </text:p>
      <text:p text:style-name="P19"><text:bookmark text:name="bookmark29"/>The Right Hon. the Earl of Dysarl</text:p>
      <text:p text:style-name="P19">COMKt'rrEli<text:span text:style-name="T4"> </text:span><text:span text:style-name="T2">:</text:span> </text:p>
      <text:p text:style-name="P50"><text:span text:style-name="T39">Madame Albani. Miss </text:span><text:span text:style-name="T31">Co </text:span><text:span text:style-name="T39">naturi co Barite. ♦Walter </text:span><text:span text:style-name="T26">Bache, </text:span><text:span text:style-name="T42">Esq. </text:span><text:span text:style-name="T39">Joseph Barr. by, Et&gt;q. C. A. Barry, </text:span><text:span text:style-name="T42">Esq. </text:span><text:span text:style-name="T39">Oscar Beringcr, </text:span><text:span text:style-name="T42">Esq. </text:span><text:span text:style-name="T39">♦Avigdor L. Birnstiugi, </text:span><text:span text:style-name="T42">Esq. </text:span><text:span text:style-name="T31">Mrs. Brother ton. </text:span><text:span text:style-name="T39">Miss Mbty Carraichaol. \V. H. </text:span><text:span text:style-name="T31">Cmnmings, Esq. </text:span><text:span text:style-name="T39">♦Julius Cyriax, </text:span><text:span text:style-name="T31">Esq. </text:span></text:p>
      <text:p text:style-name="P136"><text:span text:style-name="T31">Hon. See. </text:span><text:span text:style-name="T10">•</text:span><text:span text:style-name="T9">E</text:span><text:span text:style-name="T39">. </text:span><text:span text:style-name="T26">Dann reuther, </text:span><text:span text:style-name="T31">Esq. Miss Mary Davie</text:span><text:span text:style-name="T14">«</text:span><text:span text:style-name="T31">. </text:span><text:span text:style-name="T39">"Charles DowdesM'eH, </text:span><text:span text:style-name="T31">Esq., </text:span></text:p>
      <text:p text:style-name="P136"><text:span text:style-name="T31">Hon. See. </text:span><text:span text:style-name="T39">♦W. Ashiou </text:span><text:span text:style-name="T31">Ellis, Esq. The Viscountess Folkestone. </text:span><text:span text:style-name="T39">♦Alfred </text:span><text:span text:style-name="T31">Formau, Et&gt;q. I </text:span><text:span text:style-name="T39">fermami </text:span><text:span text:style-name="T26">Franko, </text:span><text:span text:style-name="T31">Esq. *T. </text:span><text:span text:style-name="T39">Henri' E </text:span><text:span text:style-name="T31">rood, Eaq. </text:span><text:span text:style-name="T13">•</text:span><text:span text:style-name="T14">II</text:span><text:span text:style-name="T31">. P. Frost, Esq. George Ueuschol, Esq. </text:span></text:p>
      <text:p text:style-name="P50"><text:span text:style-name="T31">*A. J. Ilipkins, Esq. The Lady IIuutlHgtowor. *E. F. </text:span><text:span text:style-name="T39">. Jacques, </text:span><text:span text:style-name="T31">Esq. Frederick Jameson, Esq. His Honour Judge BryumOr Jonns. </text:span></text:p>
      <text:p text:style-name="P50"><text:span text:style-name="T31">Alfred </text:span><text:span text:style-name="T26">11. Ut</text:span><text:span text:style-name="T6">ü</text:span><text:span text:style-name="T26">elou, </text:span><text:span text:style-name="T31">Esq. Edward Lloyd, Esq. A. C. Mackenzie, Esq. August Manns, Esq, J. Cotter Morison, Esq. *B. L. Mosoly, Esq. . Mi</text:span><text:span text:style-name="T14">««</text:span><text:span text:style-name="T13"> </text:span><text:span text:style-name="T31">Alma Murray, </text:span><text:span text:style-name="T39">(¿unta </text:span><text:span text:style-name="T31">N. Parkor, Esq. *Dr. Hubert Parry. </text:span><text:span text:style-name="T10">•</text:span><text:span text:style-name="T9">Ferdinand </text:span><text:span text:style-name="T97">Praegcr, Esq. Carl Rosa, Esq. Charles Santlcv, Esq. Frank Schuster, Esq. </text:span><text:span text:style-name="T39">William </text:span><text:span text:style-name="T31">Shakespeare, Esq. </text:span><text:span text:style-name="T26">; </text:span><text:span text:style-name="T31">M. S. Shedlock, Esq. j Mrs. Wyatl Smith. Frederick Wcstlake, Esq. </text:span></text:p>
      <text:p text:style-name="P19">♦Executive</text:p>
      <text:p text:style-name="P125">LONDON BRAKC1I, founded in IKKi, may serve us a rallying point for the admirers of Richard Wugitor resident in England who art- deai- rous of furthering, by active measures, ¿lie /study of hi* music-dramas, his <text:span text:style-name="T2">«»</text:span>thctic and philosophical works ; asiwcll as tho dissemination of the art principles which he held arid taught. With this objet in view, tho Com­ mittee organizes Concerts, Convoisazioae<text:span text:style-name="T2">«</text:span>, Lectures. Readings, otc., which tho members of the London Branch ate entitled to attend without pay­ ment beyond thHr subscriptions. </text:p>
      <text:p text:style-name="P165"/>
      <text:p text:style-name="P19"><text:bookmark text:name="bookmark30"/>SURREY CONSERVATOIRE</text:p>
      <text:p text:style-name="P19">OF MUSIC</text:p>
      <text:p text:style-name="P18"><text:span text:style-name="T97">St. LUKE'S ROAD</text:span>, <text:span text:style-name="T97">HIGH STREET</text:span>, <text:span text:style-name="T97">CLAPHAM</text:span></text:p>
      <text:p text:style-name="P19">President<text:span text:style-name="T4"> </text:span><text:span text:style-name="T2">:</text:span> J. S. Gilliat, Esq., M. P. Hon. Trcas.<text:span text:style-name="T4"> </text:span><text:span text:style-name="T2">:</text:span> Dr. Joseph Needham Hon. Sees<text:span text:style-name="T4"> </text:span><text:span text:style-name="T2">:</text:span> W. Webster, Esq., and C. Aldin, Esq. </text:p>
      <text:p text:style-name="P19"><text:bookmark text:name="bookmark31"/>Mr. Charles Dowdeswell</text:p>
      <text:p text:style-name="P19">Has kindly undertaken io deliver a Course of Four Lectures upon</text:p>
      <text:p text:style-name="P19"><text:bookmark text:name="bookmark32"/>RICHARD WAGNER'S</text:p>
      <text:p text:style-name="P19"><text:bookmark text:name="bookmark33"/>RING OF THE NIBELUNG</text:p>
      <text:p text:style-name="P19">(,4 festival Play for Three Daps and a Fore-Evening.)</text:p>
      <text:p text:style-name="P19">VOCAL AND INSTRUMENTAL ILLUSTRATIONS FROM THE WORK</text:p>
      <text:p text:style-name="P19">VIU SB KLKUBEED BY</text:p>
      <text:p text:style-name="P50"><text:span text:style-name="T31">Miss Clara Leightoa, Miss M. von Breydel Miss Annie'Buckland, Mr. Tobias A. Matthay, Mr. Charles Stewart Mac Phersou, Mr. Joseph Tapley, Mr. Walter Dowdeswel </text:span><text:span text:style-name="T26">Herr </text:span><text:span text:style-name="T31">Hoefler</text:span></text:p>
      <text:p text:style-name="P20">Subject of the First Lecture -<text:tab/>-<text:tab/>The Rhinegold. </text:p>
      <text:p text:style-name="P21">,, Second<text:tab/>-<text:tab/>-<text:tab/>The Valkyria. </text:p>
      <text:p text:style-name="P22">„ Third „ -<text:tab/>-<text:tab/>Siegfried. </text:p>
      <text:p text:style-name="P23">,, Fourth<text:tab/>- -<text:tab/>The Dusk of the Gods. </text:p>
      <text:p text:style-name="P19">DATES 0<text:span text:style-name="T4"> </text:span><text:span text:style-name="T2">?</text:span> IKE F135T TWO LECTV1U<text:span text:style-name="T2">»</text:span><text:span text:style-name="T4"> </text:span><text:span text:style-name="T2">:</text:span> </text:p>
      <text:p text:style-name="P17"><text:span text:style-name="T96">December ifo iSS6. and January iS, iSSy, aiS p. m. precisely.</text:span> </text:p>
      <text:p text:style-name="P18"><text:span text:style-name="T97">keskkv</text:span><text:span text:style-name="T2">'</text:span> ! &gt; <text:span text:style-name="T97">skats j </text:span>s. admissions <text:span text:style-name="T2">ï</text:span> <text:span text:style-name="T97">s. </text:span></text:p>
      <text:h text:style-name="P247" text:outline-level="1">III – Avril 1887</text:h>
      <text:p text:style-name="P3"/>
      <text:p text:style-name="P5">Paris, le 15 avril 1887.</text:p>
      <text:p text:style-name="P3"/>
      <text:h text:style-name="Heading_20_2" text:outline-level="2"><text:bookmark text:name="bookmark34"/>Notes et nouvelles</text:h>
      <text:p text:style-name="P3"/>
      <text:p text:style-name="P123">Le patriotisme<text:span text:style-name="T4"> </text:span><text:span text:style-name="T2">:</text:span> allons-nous voir encore, <text:span text:style-name="T2">à</text:span> propos de Lohengrin, surgir cette fun<text:span text:style-name="T2">è</text:span>bre plaisanterie<text:span text:style-name="T4"> </text:span><text:span text:style-name="T2">?</text:span> </text:p>
      <text:p text:style-name="P123">Deux pays, la France et l'Allemagne, sont en pr<text:span text:style-name="T2">é</text:span>sence, deux pays unis par un s<text:span text:style-name="T2">é</text:span>culaire <text:span text:style-name="T2">é</text:span>change d'id<text:span text:style-name="T2">é</text:span>es et d'efforts, un jour s<text:span text:style-name="T2">é</text:span>par<text:span text:style-name="T2">é</text:span>s par une guerre folle et <text:span text:style-name="T2">à</text:span> jamais d<text:span text:style-name="T2">é</text:span>testable<text:span text:style-name="T4"> </text:span><text:span text:style-name="T2">:</text:span> mais la paix a <text:span text:style-name="T2">é</text:span>t<text:span text:style-name="T2">é</text:span> faite, les anciennes relations, si amicales, ont <text:span text:style-name="T2">é</text:span>t<text:span text:style-name="T2">é</text:span> retrouv<text:span text:style-name="T2">é</text:span>es ; depuis des g<text:span text:style-name="T2">é</text:span>n<text:span text:style-name="T2">é</text:span>rations, c'<text:span text:style-name="T2">é</text:span>tait, entre les deux, une r<text:span text:style-name="T2">é</text:span>ciprocit<text:span text:style-name="T2">é</text:span> de salutaires influences, un constant retour, au-dessus des rives du vieux Rhin, de ces choses intellectuelles et morales dont vivent les peuples ; <text:span text:style-name="T2">à</text:span> grand peine donc, et malgr<text:span text:style-name="T2">é</text:span> les fanatismes un instant renouvel<text:span text:style-name="T2">é</text:span>s, l'<text:span text:style-name="T2">œ</text:span>uvre de mutuelle r<text:span text:style-name="T2">é</text:span>g<text:span text:style-name="T2">é</text:span>n<text:span text:style-name="T2">é</text:span>ration est reprise ; et voil<text:span text:style-name="T2">à</text:span> que l'un de ces pays enfin a produit l'<text:span text:style-name="T2">œ</text:span>uvre qui r<text:span text:style-name="T2">é</text:span>sume son <text:span text:style-name="T2">â</text:span>me, l'artiste absolu lui est n<text:span text:style-name="T2">é</text:span> en qui aboutissent les qualit<text:span text:style-name="T2">é</text:span>s nationales <text:span text:style-name="T2">é</text:span>minentes, l'homme par excellence dont l'<text:span text:style-name="T2">œ</text:span>uvre r<text:span text:style-name="T2">é</text:span>sume toutes les aspirations d'une race ; <text:span text:style-name="T2">à</text:span> son tour, ce pays offre <text:span text:style-name="T2">à</text:span> l'autre, <text:span text:style-name="T2">à</text:span> travers les fronti<text:span text:style-name="T2">è</text:span>res, ce magnifique tribut d'id<text:span text:style-name="T2">é</text:span>alit<text:span text:style-name="T2">é</text:span> nouvelle<text:span text:style-name="T4"> </text:span><text:span text:style-name="T2">:</text:span> appartient-il <text:span text:style-name="T2">à</text:span> quelqu'un de protester<text:span text:style-name="T4"> </text:span><text:span text:style-name="T2">?</text:span> </text:p>
      <text:p text:style-name="P123">Est-ce <text:span text:style-name="T2">à</text:span> ceux dont la guerre est le m<text:span text:style-name="T2">é</text:span>tier<text:span text:style-name="T4"> </text:span><text:span text:style-name="T2">?</text:span> <text:span text:style-name="T2">à</text:span> ceux qu'angoissent la cote et le tarif du foyer de la danse<text:span text:style-name="T4"> </text:span><text:span text:style-name="T2">?</text:span> ou <text:span text:style-name="T2">à</text:span> ceux qui se sont vou<text:span text:style-name="T2">é</text:span>s <text:span text:style-name="T2">à</text:span> la popularisation des ritournelles de M. S. ou M. X.<text:span text:style-name="T4"> </text:span><text:span text:style-name="T2">?</text:span> </text:p>
      <text:p text:style-name="P123">S'opposer au mouvement n<text:span text:style-name="T2">é</text:span>cessaire des choses, il y a l<text:span text:style-name="T2">à</text:span> une folie, ou un crime de l<text:span text:style-name="T2">è</text:span>se-humanit<text:span text:style-name="T2">é</text:span>. </text:p>
      <text:p text:style-name="P123">L'<text:span text:style-name="T2">œ</text:span>uvre de Richard Wagner est une r<text:span text:style-name="T2">é</text:span>novation artistique qui nous arrive ; la France a livr<text:span text:style-name="T2">é</text:span> <text:span text:style-name="T2">à</text:span> l'Allemagne, pendant des si<text:span text:style-name="T2">è</text:span>cles, le tr<text:span text:style-name="T2">é</text:span>sor de ses id<text:span text:style-name="T2">é</text:span>es<text:span text:style-name="T4"> </text:span><text:span text:style-name="T2">:</text:span> l'Allemagne aujourd'hui a donn<text:span text:style-name="T2">é</text:span> naissance <text:span text:style-name="T2">à</text:span> l'ouvrier miraculeux dont l'<text:span text:style-name="T2">œ</text:span>uvre nous enrichira. Dans une affaire de civilisation, il n'y a pas plus de place pour une affaire d'uniforme que de boutique. </text:p>
      <text:p text:style-name="P123">Des hommes qui de longtemps ont fait beau jeu de maint sot pr<text:span text:style-name="T2">é</text:span>jug<text:span text:style-name="T2">é</text:span>, de mainte tradition v<text:span text:style-name="T2">é</text:span>n<text:span text:style-name="T2">é</text:span>rable, adorent obstin<text:span text:style-name="T2">é</text:span>ment cette derni<text:span text:style-name="T2">è</text:span>re idole du faux patriotisme. <text:soft-page-break/>C'est une hypocrisie dont nous souffrons, dont nous rougissons et que nous renierons, si le titre de wagn<text:span text:style-name="T2">é</text:span>ristes a bien le sens de disciples de la v<text:span text:style-name="T2">é</text:span>rit<text:span text:style-name="T2">é</text:span>. </text:p>
      <text:p text:style-name="P123">La question de chez-soi n'a rien <text:span text:style-name="T2">à</text:span> faire ici. La musique fran<text:span text:style-name="T2">ç</text:span>aise n'a pas produit d'art<text:span text:style-name="T4"> </text:span><text:span text:style-name="T2">?</text:span> soit<text:span text:style-name="T4"> </text:span><text:span text:style-name="T2">:</text:span> il n'y a pas d'art musical fran<text:span text:style-name="T2">ç</text:span>ais. Et attendons, esp<text:span text:style-name="T2">é</text:span>rons en l'avenir. – <text:span text:style-name="T2">Un an est né</text:span> en Allemagne<text:span text:style-name="T4"> </text:span><text:span text:style-name="T2">?</text:span> tant mieux pour l'Allemagne ; et vive cet art, puisqu'il est un art ! </text:p>
      <text:p text:style-name="P124">—</text:p>
      <text:p text:style-name="P122"/>
      <text:p text:style-name="P123">La premi<text:span text:style-name="T2">è</text:span>re repr<text:span text:style-name="T2">é</text:span>sentation de <text:span text:style-name="T33">Lohengrin</text:span> va <text:span text:style-name="T2">ê</text:span>tre donn<text:span text:style-name="T2">é</text:span>e. Au point de vue de l'introduction en France de l'<text:span text:style-name="T2">œ</text:span>uvre wagn<text:span text:style-name="T2">é</text:span>rienne, cette repr<text:span text:style-name="T2">é</text:span>sentation est un <text:span text:style-name="T2">é</text:span>v<text:span text:style-name="T2">é</text:span>nement consid<text:span text:style-name="T2">é</text:span>rable. </text:p>
      <text:p text:style-name="P122"><text:span text:style-name="T48">Certes, nous ne sommes pas de ceux pour qui l'art est tout entier sur les planches, et la valeur d'une partition nous s</text:span><text:span text:style-name="T51">é</text:span><text:span text:style-name="T48">duit en-dehors des m</text:span><text:span text:style-name="T51">é</text:span><text:span text:style-name="T48">rites de Mademoiselle Malten ou de M. Van Dyck ; mais, aupr</text:span><text:span text:style-name="T51">è</text:span><text:span text:style-name="T48">s du grand public, le th</text:span><text:span text:style-name="T51">éâ</text:span><text:span text:style-name="T48">tre porte seul. Le succ</text:span><text:span text:style-name="T51">è</text:span><text:span text:style-name="T48">s de concert est forc</text:span><text:span text:style-name="T51">é</text:span><text:span text:style-name="T48">ment restreint </text:span><text:span text:style-name="T51">à</text:span><text:span text:style-name="T48"> un public limit</text:span><text:span text:style-name="T51">é</text:span><text:span text:style-name="T48"> ; les succ</text:span><text:span text:style-name="T51">è</text:span><text:span text:style-name="T48">s wagn</text:span><text:span text:style-name="T51">é</text:span><text:span text:style-name="T48">riens de MM. Colonne et Lamoureux (et n'oublions pas M. Pasdeloup, le glorieux initiateur !) s'arr</text:span><text:span text:style-name="T51">ê</text:span><text:span text:style-name="T48">tent au public sp</text:span><text:span text:style-name="T51">é</text:span><text:span text:style-name="T48">cial, lettr</text:span><text:span text:style-name="T51">é</text:span><text:span text:style-name="T48"> et artistique, dont en r</text:span><text:span text:style-name="T51">é</text:span><text:span text:style-name="T48">alit</text:span><text:span text:style-name="T51">é</text:span><text:span text:style-name="T48"> le jugement seul a encore quelque importance, mais qui reste </text:span><text:span text:style-name="T51">é</text:span><text:span text:style-name="T48">tranger </text:span><text:span text:style-name="T51">à</text:span><text:span text:style-name="T48"> la foule ; le succ</text:span><text:span text:style-name="T51">è</text:span><text:span text:style-name="T48">s de l'entreprise th</text:span><text:span text:style-name="T51">éâ</text:span><text:span text:style-name="T48">trale de l'Eden-Th</text:span><text:span text:style-name="T51">éâ</text:span><text:span text:style-name="T48">tre sera d</text:span><text:span text:style-name="T51">é</text:span><text:span text:style-name="T48">cisif</text:span><text:note text:id="ftn32" text:note-class="footnote"><text:note-citation>18</text:note-citation><text:note-body><text:p text:style-name="P1"><text:span text:style-name="footnote_20_reference"><text:tab/> </text:span><text:span text:style-name="T93">A ce très grave point de vue, M. Lamoureux n'a-t-il pas commis une bien lourde faute (excusable par ta seule nécessité de faire des recettes) en mettant à un tarif sur-élevé le prix des places de l'Eden-Théâtre ? </text:span></text:p></text:note-body></text:note><text:span text:style-name="T48">. </text:span></text:p>
      <text:p text:style-name="P123">Quelle en sera l'issue<text:span text:style-name="T4"> </text:span><text:span text:style-name="T2">?</text:span> on le saura bient<text:span text:style-name="T2">ô</text:span>t. Il est seulement terrible de songer qu'il suffit de dix siffleurs r<text:span text:style-name="T2">é</text:span>solus pour arr<text:span text:style-name="T2">ê</text:span>ter toute une s<text:span text:style-name="T2">é</text:span>rie de repr<text:span text:style-name="T2">é</text:span>sentations, et que, parmi les meutes d'anti-wagn<text:span text:style-name="T2">é</text:span>ristes qu'a soulev<text:span text:style-name="T2">é</text:span>s, il y a un an, la nouvelle des repr<text:span text:style-name="T2">é</text:span>sentations de <text:span text:style-name="T33">Lohengrin</text:span> <text:span text:style-name="T2">à</text:span> l'Op<text:span text:style-name="T2">é</text:span>ra-Comique. M. Lamoureux aura bien de la peine, malgr<text:span text:style-name="T2">é</text:span> toutes ses pr<text:span text:style-name="T2">é</text:span>cautions, <text:span text:style-name="T2">à</text:span> ne pas laisser passer plus de neuf perturbateurs d<text:span text:style-name="T2">é</text:span>termin<text:span text:style-name="T2">é</text:span>s. Quant <text:span text:style-name="T2">à</text:span> la pr<text:span text:style-name="T2">é</text:span>paration artistique de ces repr<text:span text:style-name="T2">é</text:span>sentations, elle est inimitable, et l'on peut <text:span text:style-name="T2">ê</text:span>tre assur<text:span text:style-name="T2">é</text:span> que la perfection sera obtenue. </text:p>
      <text:p text:style-name="P122"/>
      <text:p text:style-name="P122"><text:span text:style-name="T48">Un </text:span><text:span text:style-name="T51">é</text:span><text:span text:style-name="T48">v</text:span><text:span text:style-name="T51">é</text:span><text:span text:style-name="T48">nement plus modeste, tr</text:span><text:span text:style-name="T51">è</text:span><text:span text:style-name="T48">s important cependant et purement artistique celui-l</text:span><text:span text:style-name="T51">à</text:span><text:span text:style-name="T48">, a </text:span><text:span text:style-name="T51">é</text:span><text:span text:style-name="T48">t</text:span><text:span text:style-name="T51">é</text:span><text:span text:style-name="T48"> la premi</text:span><text:span text:style-name="T51">è</text:span><text:span text:style-name="T48">re audition au concert du Ch</text:span><text:span text:style-name="T51">â</text:span><text:span text:style-name="T48">telet de la sc</text:span><text:span text:style-name="T51">è</text:span><text:span text:style-name="T48">ne des Floramyes de </text:span><text:span text:style-name="T64">Parsifal</text:span><text:note text:id="ftn33" text:note-class="endnote"><text:note-citation>o</text:note-citation><text:note-body><text:p text:style-name="Endnote"><text:span text:style-name="T64"><text:tab/>Jullien rapporte effectivement que Wagner refusa de poursuivre sa collaboration avec Melle Brandt à la fin des fêtes de 1882. Elle était pourtant une excellente Kundry mais elle travaillait ses rôles de son côté sans tenir compte des conseils de Wagner. Le compositeur préférait Mme Materna à qui il prodiguait tous ses éloges. Selon Jullien, pourtant, Brandt était la plus émouvante des trois Kundry qui se sont partagé les premières représentations de </text:span><text:span text:style-name="T33">Parsifal </text:span>à Bayreuth. Mais Wagner réglait les mises en scène lui-même et n’acceptait pas qu’  on ne respectât pas ses indications de façon exemplaire. [NdE]</text:p><text:p text:style-name="Endnote"/><text:p text:style-name="Endnote"/></text:note-body></text:note><text:span text:style-name="T48">. </text:span></text:p>
      <text:p text:style-name="P123">Cette sc<text:span text:style-name="T2">è</text:span>ne est certainement l'une des plus musicalement belles et des plus <text:soft-page-break/>poignantes du r<text:span text:style-name="T2">é</text:span>pertoire wagn<text:span text:style-name="T2">é</text:span>rien ; mais, d'une difficult<text:span text:style-name="T2">é</text:span> extraordinaire, exigeant non seulement une absolue pr<text:span text:style-name="T2">é</text:span>cision mais une intelligence musicale sup<text:span text:style-name="T2">é</text:span>rieure, elle n'avait jamais <text:span text:style-name="T2">é</text:span>t<text:span text:style-name="T2">é</text:span> essay<text:span text:style-name="T2">é</text:span>e, m<text:span text:style-name="T2">ê</text:span>me point aux concerts sp<text:span text:style-name="T2">é</text:span>cialement d<text:span text:style-name="T2">é</text:span>vou<text:span text:style-name="T2">é</text:span>s <text:span text:style-name="T2">à</text:span> l'exploitation des <text:span text:style-name="T2">œ</text:span>uvres wagn<text:span text:style-name="T2">é</text:span>riennes. </text:p>
      <text:p text:style-name="P123">M. Colonne a triomph<text:span text:style-name="T2">é</text:span> l<text:span text:style-name="T2">à</text:span> sans conteste. Le mouvement a <text:span text:style-name="T2">é</text:span>t<text:span text:style-name="T2">é</text:span> pris insensiblement trop lent ; mais aucune erreur, aucune h<text:span text:style-name="T2">é</text:span>sitation n'a <text:span text:style-name="T2">é</text:span>t<text:span text:style-name="T2">é</text:span> visible dans la partie chorale ni instrumentale. Le morceau a <text:span text:style-name="T2">é</text:span>t<text:span text:style-name="T2">é</text:span> rendu avec cet admirable et unique instinct des <text:span text:style-name="T2">œ</text:span>uvres artistiques que poss<text:span text:style-name="T2">è</text:span>de M. Colonne. </text:p>
      <text:p text:style-name="P123">Un bis d<text:span text:style-name="T2">è</text:span>s la premi<text:span text:style-name="T2">è</text:span>re audition, une seconde audition au concert suivant (le concert spirituel), en m<text:span text:style-name="T2">ê</text:span>me temps que la reprise de l'admirable sc<text:span text:style-name="T2">è</text:span>ne religieuse du premier acte de <text:span text:style-name="T33">Parsifal</text:span>, ont t<text:span text:style-name="T2">é</text:span>moign<text:span text:style-name="T2">é</text:span> du succ<text:span text:style-name="T2">è</text:span>s spontan<text:span text:style-name="T2">é</text:span> obtenu par l'orchestre du Ch<text:span text:style-name="T2">â</text:span>telet. </text:p>
      <text:p text:style-name="P124">—</text:p>
      <text:p text:style-name="P123">A <text:span text:style-name="T2">l'</text:span>Eden-Th<text:span text:style-name="T2">éâ</text:span>tre, la saison des concerts a cruellement souffert de la pr<text:span text:style-name="T2">é</text:span>paration de la saison th<text:span text:style-name="T2">éâ</text:span>trale ; et tout l'int<text:span text:style-name="T2">é</text:span>r<text:span text:style-name="T2">ê</text:span>t pour les wagn<text:span text:style-name="T2">é</text:span>ristes, qui voient dans une ex<text:span text:style-name="T2">é</text:span>cution enfin compl<text:span text:style-name="T2">è</text:span>te de Manfred un <text:span text:style-name="T2">é</text:span>v<text:span text:style-name="T2">é</text:span>nement wagn<text:span text:style-name="T2">é</text:span>rien, s'est port<text:span text:style-name="T2">é</text:span> au Ch<text:span text:style-name="T2">â</text:span>telet. </text:p>
      <text:p text:style-name="P123">Nous avons eu, <text:span text:style-name="T2">à</text:span> l'Eden-Th<text:span text:style-name="T2">éâ</text:span>tre, le premier acte, <text:span text:style-name="T2">é</text:span>ternellement tronqu<text:span text:style-name="T2">é</text:span>, de <text:span text:style-name="T33">la Valkyrie</text:span>, l'ouverture de <text:span text:style-name="T33">Rienzi</text:span>, le premier acte encore de <text:span text:style-name="T33">Tristan</text:span>, mais avec une Isolde insuffisante et toujours de bien extravagantes paroles. Quant <text:span text:style-name="T2">à</text:span> la fantaisie <text:span text:style-name="T33">a piacere</text:span> sur le deuxi<text:span text:style-name="T2">è</text:span>me acte de <text:span text:style-name="T33">Siegfried</text:span> intitul<text:span text:style-name="T2">é</text:span> <text:span text:style-name="T2">«</text:span><text:span text:style-name="T4"> </text:span>les Murmures de la For<text:span text:style-name="T2">ê</text:span>t<text:span text:style-name="T4"> </text:span><text:span text:style-name="T2">»</text:span>, cette exhibition est une honte ; le carnage va jusqu'<text:span text:style-name="T2">à</text:span> la <text:span text:style-name="T33">r</text:span><text:span text:style-name="T15">é</text:span><text:span text:style-name="T33">orchestration</text:span> de plusieurs passages de la partition ; mais pourquoi ne pas construire un agr<text:span text:style-name="T2">é</text:span>able po<text:span text:style-name="T2">è</text:span>me symphonique sur les motifs maritimes du premier acte de <text:span text:style-name="T33">Tristan</text:span>, avec un titre comme <text:span text:style-name="T2">«</text:span><text:span text:style-name="T4"> </text:span>les Voix de la mer<text:span text:style-name="T4"> </text:span><text:span text:style-name="T2">»</text:span> ou <text:span text:style-name="T2">«</text:span><text:span text:style-name="T4"> </text:span>le Chant des vagues<text:span text:style-name="T4"> </text:span><text:span text:style-name="T2">»</text:span> ou <text:span text:style-name="T2">«</text:span><text:span text:style-name="T4"> </text:span>les Bruissements du golfe de Bristol<text:span text:style-name="T4"> </text:span><text:span text:style-name="T2">» ?</text:span> </text:p>
      <text:p text:style-name="P123">Mettons <text:span text:style-name="T2">à</text:span> l'actif du c<text:span text:style-name="T2">é</text:span>l<text:span text:style-name="T2">è</text:span>bre chef d'orchestre de l'Eden-Th<text:span text:style-name="T2">éâ</text:span>tre la reprise de cet <text:span text:style-name="T2">é</text:span>blouissant chef-d'<text:span text:style-name="T2">œ</text:span>uvre, la Marche de F<text:span text:style-name="T2">ê</text:span>te<text:span text:style-name="T4"> </text:span><text:span text:style-name="T2">:</text:span> <text:span text:style-name="T2">«</text:span><text:span text:style-name="T4"> </text:span>Or sur or<text:span text:style-name="T4"> </text:span><text:span text:style-name="T2">»</text:span>, la blasonnait un jour le po<text:span text:style-name="T2">è</text:span>te d'H<text:span text:style-name="T2">é</text:span>rodiade. </text:p>
      <text:p text:style-name="P122"/>
      <text:p text:style-name="P5">E. D.</text:p>
      <text:h text:style-name="P245" text:outline-level="2"><text:bookmark text:name="bookmark35"/>Chronique wagnérienne</text:h>
      <text:p text:style-name="P3"/>
      <text:p text:style-name="P5">Historique du drame</text:p>
      <text:p text:style-name="P123">La premi<text:span text:style-name="T2">è</text:span>re esquisse de <text:span text:style-name="T40">Lohengrin</text:span><text:span text:style-name="T39"> </text:span>parait <text:span text:style-name="T2">ê</text:span>tre du mois d'ao<text:span text:style-name="T2">û</text:span>t 1845 ; l'<text:span text:style-name="T2">œ</text:span>uvre fut termin<text:span text:style-name="T2">é</text:span> en 1847, et la repr<text:span text:style-name="T2">é</text:span>sentation eut lieu le 28 ao<text:span text:style-name="T2">û</text:span>t 1850, <text:span text:style-name="T2">à</text:span> <text:span text:style-name="T39">Weimar, </text:span>gr<text:span text:style-name="T2">â</text:span>ce <text:span text:style-name="T2">à</text:span> l'initiative et sous la direction de Franz Liszt, lors des f<text:span text:style-name="T2">ê</text:span>tes organis<text:span text:style-name="T2">é</text:span>es pour l'inauguration de la statue de Herder. Le 28 <text:span text:style-name="T2">é</text:span>tait le jour anniversaire de la naissance de Goethe. Apr<text:span text:style-name="T2">è</text:span>s un court prologue r<text:span text:style-name="T2">é</text:span>cit<text:span text:style-name="T2">é</text:span>, le drame se d<text:span text:style-name="T2">é</text:span>roula devant les spectateurs, et le succ<text:span text:style-name="T2">è</text:span>s en fut immense. Wagner n'<text:span text:style-name="T2">é</text:span>tait point l<text:span text:style-name="T2">à</text:span> ; exil<text:span text:style-name="T2">é</text:span> d'Allemagne <text:span text:style-name="T2">à</text:span> la suite de sa participation aux mouvements insurrectionnels de 1848, il avait d<text:span text:style-name="T2">û</text:span> se r<text:span text:style-name="T2">é</text:span>fugier <text:span text:style-name="T2">à</text:span> Zurich. On sait quelle lettre <text:span text:style-name="T2">é</text:span>mue il <text:span text:style-name="T2">é</text:span>crivit <text:span text:style-name="T2">à</text:span> Liszt, lettre reproduite <text:span text:style-name="T2">à</text:span> la premi<text:span text:style-name="T2">è</text:span>re page de la partition d'orchestre. </text:p>
      <text:p text:style-name="P123">Depuis cette <text:span text:style-name="T2">é</text:span>poque, <text:span text:style-name="T40">Lohengrin</text:span><text:span text:style-name="T39"> </text:span>a <text:span text:style-name="T2">é</text:span>t<text:span text:style-name="T2">é</text:span> jou<text:span text:style-name="T2">é</text:span> dans toutes les capitales d'Europe, et m<text:span text:style-name="T2">ê</text:span>me en des villes de second et de troisi<text:span text:style-name="T2">ème ordre – hors en France</text:span>. Pour nous en tenir aux pays de langue fran<text:span text:style-name="T2">ç</text:span>aise, disons que la premi<text:span text:style-name="T2">è</text:span>re repr<text:span text:style-name="T2">é</text:span>sentation <text:span text:style-name="T2">à</text:span> Bruxelles est ancienne d<text:span text:style-name="T2">é</text:span>j<text:span text:style-name="T2">à</text:span>. </text:p>
      <text:p text:style-name="P123">L'ann<text:span text:style-name="T2">é</text:span>e derni<text:span text:style-name="T2">è</text:span>re, <text:span text:style-name="T33">Lohengrin</text:span> devait <text:span text:style-name="T2">ê</text:span>tre jou<text:span text:style-name="T2">é</text:span> <text:span text:style-name="T2">à</text:span> l'Op<text:span text:style-name="T2">é</text:span>ra-Comique, lorsque se produisit la honteuse et l<text:span text:style-name="T2">â</text:span>che cabale que l'on n'a pas oubli<text:span text:style-name="T2">é</text:span>e. </text:p>
      <text:p text:style-name="P3"/>
      <text:p text:style-name="P5">Les origines</text:p>
      <text:p text:style-name="P122"><text:span text:style-name="T48">Richard Wagner a pris les donn</text:span><text:span text:style-name="T51">é</text:span><text:span text:style-name="T48">es essentielles de </text:span><text:span text:style-name="T50">Lohengrin</text:span><text:span text:style-name="T49"> </text:span><text:span text:style-name="T48">dans un ancien po</text:span><text:span text:style-name="T51">è</text:span><text:span text:style-name="T48">me allemand du XIII</text:span><text:span text:style-name="T68">e</text:span><text:span text:style-name="T48"> si</text:span><text:span text:style-name="T51">è</text:span><text:span text:style-name="T48">cle. Ce po</text:span><text:span text:style-name="T51">è</text:span><text:span text:style-name="T48">me, connu aussi sous le nom de </text:span><text:span text:style-name="T64">Lohengrin</text:span><text:span text:style-name="T48">, termine en quelque sorte le cycle du Saint-Gral</text:span><text:span text:style-name="T54"> </text:span><text:span text:style-name="T51">:</text:span><text:span text:style-name="T48"> de plus, il relie la </text:span><text:span text:style-name="T51">«</text:span><text:span text:style-name="T54"> </text:span><text:span text:style-name="T48">mati</text:span><text:span text:style-name="T51">è</text:span><text:span text:style-name="T48">re de Breta­ gne</text:span><text:span text:style-name="T54"> </text:span><text:span text:style-name="T51">»</text:span><text:span text:style-name="T48"> </text:span><text:span text:style-name="T51">à</text:span><text:span text:style-name="T48"> la </text:span><text:span text:style-name="T51">«</text:span><text:span text:style-name="T54"> </text:span><text:span text:style-name="T48">mati</text:span><text:span text:style-name="T51">è</text:span><text:span text:style-name="T48">re de France</text:span><text:span text:style-name="T54"> </text:span><text:span text:style-name="T51">»</text:span><text:span text:style-name="T48"> pour parler comme nos trouv</text:span><text:span text:style-name="T51">è</text:span><text:span text:style-name="T48">res, par le lieu o</text:span><text:span text:style-name="T51">ù</text:span><text:span text:style-name="T48"> se passe l'aventure et les versions diverses qui l'ont rattach</text:span><text:span text:style-name="T51">é</text:span><text:span text:style-name="T48">e dans la suite au cycle de Charlemagne. L'auteur du </text:span><text:span text:style-name="T64">Lohengrin</text:span><text:span text:style-name="T48"> allemand ne peut </text:span><text:span text:style-name="T51">ê</text:span><text:span text:style-name="T48">tre s</text:span><text:span text:style-name="T51">û</text:span><text:span text:style-name="T48">rement d</text:span><text:span text:style-name="T51">é</text:span><text:span text:style-name="T48">sign</text:span><text:span text:style-name="T51">é</text:span><text:span text:style-name="T48"> ; mais qu'il soit Albrecht de Halberstadt (comme on a quelques raisons de le croire), ou un autre minnesinger, il a emprunt</text:span><text:span text:style-name="T51">é</text:span><text:span text:style-name="T48"> son sujet aux po</text:span><text:span text:style-name="T51">è</text:span><text:span text:style-name="T48">tes fran</text:span><text:span text:style-name="T51">ç</text:span><text:span text:style-name="T48">ais du XIIe si</text:span><text:span text:style-name="T51">è</text:span><text:span text:style-name="T48">cle, et l'a m</text:span><text:span text:style-name="T51">ê</text:span><text:span text:style-name="T48">l</text:span><text:span text:style-name="T51">é</text:span><text:span text:style-name="T48"> </text:span><text:span text:style-name="T51">à</text:span><text:span text:style-name="T48"> l'histoire d'Allemagne, en y introduisant Henri l'Oiseleur. Deux manuscrits c</text:span><text:span text:style-name="T51">é</text:span><text:span text:style-name="T48">l</text:span><text:span text:style-name="T51">è</text:span><text:span text:style-name="T48">bres de ce po</text:span><text:span text:style-name="T51">è</text:span><text:span text:style-name="T48">me ont </text:span><text:span text:style-name="T51">é</text:span><text:span text:style-name="T48">t</text:span><text:span text:style-name="T51">é</text:span><text:span text:style-name="T48"> conserv</text:span><text:span text:style-name="T51">é</text:span><text:span text:style-name="T48">s</text:span><text:span text:style-name="T54"> </text:span><text:span text:style-name="T51">:</text:span><text:span text:style-name="T48"> ils se trouvent </text:span><text:span text:style-name="T51">à</text:span><text:span text:style-name="T48"> la Biblioth</text:span><text:span text:style-name="T51">è</text:span><text:span text:style-name="T48">que Vaticane ; </text:span><text:span text:style-name="T51">le plus ancien des deux – et le meilleur – a pour titre :</text:span><text:span text:style-name="T48"> </text:span><text:span text:style-name="T64">Poema Parcifal</text:span><text:span text:style-name="T48"> et </text:span><text:span text:style-name="T64">Lohangrini </text:span><text:span text:style-name="T48">; les cent onze premiers feuillets sont consacr</text:span><text:span text:style-name="T51">é</text:span><text:span text:style-name="T48">s </text:span><text:span text:style-name="T51">à</text:span><text:span text:style-name="T48"> </text:span><text:soft-page-break/><text:span text:style-name="T48">Parsifal, tout le reste su propre th</text:span><text:span text:style-name="T51">è</text:span><text:span text:style-name="T48">me du r</text:span><text:span text:style-name="T51">é</text:span><text:span text:style-name="T48">cit, et le nom du h</text:span><text:span text:style-name="T51">é</text:span><text:span text:style-name="T48">ros y est tour </text:span><text:span text:style-name="T51">à</text:span><text:span text:style-name="T48"> tour orthographi</text:span><text:span text:style-name="T51">é</text:span><text:span text:style-name="T48"> </text:span><text:span text:style-name="T64">Lohengrin</text:span><text:span text:style-name="T48"> et </text:span><text:span text:style-name="T64">Lohangrin</text:span><text:note text:id="ftn34" text:note-class="footnote"><text:note-citation>19</text:note-citation><text:note-body><text:p text:style-name="P232"><text:span text:style-name="footnote_20_reference"><text:tab/> </text:span><text:span text:style-name="T93">Un autre manuscrit, plus récent, se trouve à Vienne.</text:span></text:p></text:note-body></text:note><text:span text:style-name="T48">. </text:span></text:p>
      <text:p text:style-name="P123">Le po<text:span text:style-name="T2">è</text:span>me germanique est cens<text:span text:style-name="T2">é</text:span> faire suite <text:span text:style-name="T2">à</text:span> un autre po<text:span text:style-name="T2">è</text:span>me beaucoup plus connu m<text:span text:style-name="T2">ê</text:span>me en Allemagne, et dont l'auteur est <text:span text:style-name="T2">é</text:span>galement ignor<text:span text:style-name="T2">é</text:span><text:span text:style-name="T4"> </text:span><text:span text:style-name="T2">:</text:span> c'est <text:span text:style-name="T33">La</text:span> <text:span text:style-name="T33">guerre des chanteurs </text:span><text:span text:style-name="T15">à</text:span><text:span text:style-name="T33"> la Wartburg</text:span>, qui a servi, d'accord avec les populaires l<text:span text:style-name="T2">é</text:span>gendes, pour la r<text:span text:style-name="T2">é</text:span>alisation du <text:span text:style-name="T33">Tannaeser wagn</text:span><text:span text:style-name="T15">é</text:span><text:span text:style-name="T33">rien</text:span>. Dans ce po<text:span text:style-name="T2">è</text:span>me, Henri d'Ofterdingen dispute <text:span text:style-name="T2">à</text:span> Wolfram d'Eschenbach le prix du chant. Il est vaincu, mais un po<text:span text:style-name="T2">è</text:span>te-magicien, Klingsor ou Clingezor de Hongrie, qui l'avait aid<text:span text:style-name="T2">é</text:span> de ses conseils, le remplace, et reprend la joute, assist<text:span text:style-name="T2">é</text:span> d'un d<text:span text:style-name="T2">é</text:span>mon familier, Nasion. C'est alors, sur les d<text:span text:style-name="T2">é</text:span>fis du magicien, que commence le r<text:span text:style-name="T2">é</text:span>cit des aventures de Lohengrin, Wolfram ayant chass<text:span text:style-name="T2">é</text:span> le d<text:span text:style-name="T2">é</text:span>mon en faisant le signe de la croix. </text:p>
      <text:p text:style-name="P122"><text:span text:style-name="T48">Il est de toute n</text:span><text:span text:style-name="T51">é</text:span><text:span text:style-name="T48">cessit</text:span><text:span text:style-name="T51">é</text:span><text:span text:style-name="T48">, pour comprendre le po</text:span><text:span text:style-name="T51">è</text:span><text:span text:style-name="T48">me de </text:span><text:span text:style-name="T64">Lohengrin</text:span><text:span text:style-name="T48">, de r</text:span><text:span text:style-name="T51">é</text:span><text:span text:style-name="T48">sumer tr</text:span><text:span text:style-name="T51">è</text:span><text:span text:style-name="T48">s rapidement le cycle du Saint-Gral. Nos lecteurs savent quelle relique </text:span><text:span text:style-name="T51">é</text:span><text:span text:style-name="T48">tait le Gral, et je ne m'y arr</text:span><text:span text:style-name="T51">ê</text:span><text:span text:style-name="T48">terai point ; ajoutons seulement que l'on donne deux origines </text:span><text:span text:style-name="T51">à</text:span><text:span text:style-name="T48"> ces pieuses l</text:span><text:span text:style-name="T51">é</text:span><text:span text:style-name="T48">gendes, l'un</text:span><text:span text:style-name="T51">e purement celtique, bretonne, l'autre pro</text:span><text:span text:style-name="T48">ven</text:span><text:span text:style-name="T51">ç</text:span><text:span text:style-name="T48">ale, li</text:span><text:span text:style-name="T51">é</text:span><text:span text:style-name="T48">e </text:span><text:span text:style-name="T51">à</text:span><text:span text:style-name="T48"> des r</text:span><text:span text:style-name="T51">é</text:span><text:span text:style-name="T48">cits espagnols, italiens, grecs, arabes. Les documents fournis par la premi</text:span><text:span text:style-name="T51">è</text:span><text:span text:style-name="T48">re sont </text:span><text:span text:style-name="T51">é</text:span><text:span text:style-name="T48">videmment ant</text:span><text:span text:style-name="T51">é</text:span><text:span text:style-name="T48">rieurs </text:span><text:span text:style-name="T51">à</text:span><text:span text:style-name="T48"> ceux d</text:span><text:span text:style-name="T51">é</text:span><text:span text:style-name="T48">duits de la seconde ; mais, </text:span><text:span text:style-name="T51">à</text:span><text:span text:style-name="T48"> notre sens, on arrive </text:span><text:span text:style-name="T51">à</text:span><text:span text:style-name="T48"> concilier tr</text:span><text:span text:style-name="T51">è</text:span><text:span text:style-name="T48">s bien ces deux sources en consid</text:span><text:span text:style-name="T51">é</text:span><text:span text:style-name="T48">rant comme il suit la formation du cycle. La l</text:span><text:span text:style-name="T51">é</text:span><text:span text:style-name="T48">gende chr</text:span><text:span text:style-name="T51">é</text:span><text:span text:style-name="T48">tienne du Gral a d</text:span><text:span text:style-name="T51">û</text:span><text:span text:style-name="T48"> naturellement avoir une forme primitive orientale, encore tr</text:span><text:span text:style-name="T51">è</text:span><text:span text:style-name="T48">s vague bien entendu ; transport</text:span><text:span text:style-name="T51">é</text:span><text:span text:style-name="T48">e en Bretagne</text:span><text:note text:id="ftn35" text:note-class="footnote"><text:note-citation>20</text:note-citation><text:note-body><text:p text:style-name="P1"><text:span text:style-name="footnote_20_reference"><text:tab/> </text:span><text:span text:style-name="T93">Par Bretagne il faut entendre ici et l'Armorique et l'Angleterre, spécialement le pays de Galles et l'Irlande. </text:span></text:p></text:note-body></text:note><text:span text:style-name="T48"> par la marche de la pr</text:span><text:span text:style-name="T51">é</text:span><text:span text:style-name="T48">dication, elle a co</text:span><text:span text:style-name="T51">ï</text:span><text:span text:style-name="T48">ncid</text:span><text:span text:style-name="T51">é</text:span><text:span text:style-name="T48"> avec les traditions nationales de la Celtique, l'initiation aux myst</text:span><text:span text:style-name="T51">è</text:span><text:span text:style-name="T48">res du </text:span><text:span text:style-name="T51">«</text:span><text:span text:style-name="T54"> </text:span><text:span text:style-name="T48">Gradal</text:span><text:span text:style-name="T54"> </text:span><text:span text:style-name="T51">»</text:span><text:span text:style-name="T48">, les souvenirs de r</text:span><text:span text:style-name="T51">é</text:span><text:span text:style-name="T48">sistance </text:span><text:span text:style-name="T51">à</text:span><text:span text:style-name="T48"> la conqu</text:span><text:span text:style-name="T51">ê</text:span><text:span text:style-name="T48">te et les espoirs d'affranchissement. Adopt</text:span><text:span text:style-name="T51">é</text:span><text:span text:style-name="T48">e par ce peuple </text:span><text:span text:style-name="T51">é</text:span><text:span text:style-name="T48">minemment po</text:span><text:span text:style-name="T51">é</text:span><text:span text:style-name="T48">tique, elle s'est beaucoup d</text:span><text:span text:style-name="T51">é</text:span><text:span text:style-name="T48">velopp</text:span><text:span text:style-name="T51">é</text:span><text:span text:style-name="T48">e, mais dans un sens guerrier, presque national, m</text:span><text:span text:style-name="T51">é</text:span><text:span text:style-name="T48">diocrement religieux. Lors du grand essor du moyen </text:span><text:span text:style-name="T51">â</text:span><text:span text:style-name="T48">ge, et de l'institution de la chevalerie, elle se r</text:span><text:span text:style-name="T51">é</text:span><text:span text:style-name="T48">pandit par la France enti</text:span><text:span text:style-name="T51">è</text:span><text:span text:style-name="T48">re, rayonna jusqu'en Allemagne, et se trouva concorder, si je puis dire, avec divers </text:span><text:span text:style-name="T51">é</text:span><text:span text:style-name="T48">v</text:span><text:span text:style-name="T51">é</text:span><text:span text:style-name="T48">nements historiques, les croisades, la cr</text:span><text:span text:style-name="T51">é</text:span><text:span text:style-name="T48">ation des templiers. Ces deux faits d'histoire ne contribu</text:span><text:span text:style-name="T51">è</text:span><text:span text:style-name="T48">rent pas peu </text:span><text:span text:style-name="T51">à</text:span><text:span text:style-name="T48"> lui rendre sa couleur m</text:span><text:span text:style-name="T51">é</text:span><text:span text:style-name="T48">ridionale, </text:span><text:span text:style-name="T51">à</text:span><text:span text:style-name="T48"> faire r</text:span><text:span text:style-name="T51">é</text:span><text:span text:style-name="T48">appara</text:span><text:span text:style-name="T51">î</text:span><text:span text:style-name="T48">tre, dans les r</text:span><text:span text:style-name="T51">é</text:span><text:span text:style-name="T48">cits merveilleux des po</text:span><text:span text:style-name="T51">è</text:span><text:span text:style-name="T48">tes, des noms et des personnages emprunt</text:span><text:span text:style-name="T51">é</text:span><text:span text:style-name="T48">s </text:span><text:span text:style-name="T51">à</text:span><text:span text:style-name="T48"> l'Orient. </text:span></text:p>
      <text:p text:style-name="P123"><text:soft-page-break/>A ces consid<text:span text:style-name="T2">é</text:span>rations il en faudrait joindre d'autres, mais bien trop <text:span text:style-name="T2">é</text:span>tendues pour <text:span text:style-name="T2">ê</text:span>tre effleur<text:span text:style-name="T2">é</text:span>es ici, m<text:span text:style-name="T2">ê</text:span>me avec la <text:span text:style-name="T2">brièveté</text:span> la plus grande. L'origine aryenne, commune <text:span text:style-name="T2">à</text:span> tous nos r<text:span text:style-name="T2">é</text:span>cits l<text:span text:style-name="T2">é</text:span>gendaires, permet de retrouver les premiers lin<text:span text:style-name="T2">é</text:span>aments de nos po<text:span text:style-name="T2">èmes – depuis le</text:span> <text:span text:style-name="T33">Perceval</text:span> jusqu'au <text:span text:style-name="T33">lai de l'oiselet</text:span><text:span text:style-name="T2"> – dans les traditions indou</text:span>es et orientales ; elle donne aux sources diff<text:span text:style-name="T2">é</text:span>rentes une sorte d'unit<text:span text:style-name="T2">é</text:span> sup<text:span text:style-name="T2">é</text:span>rieure, qui ne fait doute aujourd'hui pour personne. Enfin, il y aurait lieu, si l'espace nous le permettait, d'examiner l'hypoth<text:span text:style-name="T2">è</text:span>se de faits historiques r<text:span text:style-name="T2">é</text:span>els, hypoth<text:span text:style-name="T2">è</text:span>se de plus en plus vraisemblable, d'apr<text:span text:style-name="T2">è</text:span>s les recherches r<text:span text:style-name="T2">é</text:span>centes, et suivant laquelle des templistes d'une esp<text:span text:style-name="T2">è</text:span>ce particuli<text:span text:style-name="T2">è</text:span>re, de v<text:span text:style-name="T2">é</text:span>ritables chevaliers du Gral, auraient exist<text:span text:style-name="T2">é</text:span> en Europe. Dans cette hypoth<text:span text:style-name="T2">è</text:span>se, le Monsalvat de Titurel se serait trouv<text:span text:style-name="T2">é</text:span> au Nord de l'Espagne, en Aragon, tout pr<text:span text:style-name="T2">è</text:span>s des Pyr<text:span text:style-name="T2">é</text:span>n<text:span text:style-name="T2">é</text:span>es, et l'on pourrait reconna<text:span text:style-name="T2">î</text:span>tre les principales <text:span text:style-name="T2">é</text:span>tapes de la confr<text:span text:style-name="T2">é</text:span>rie, ses migrations, son fractionnement, sa dispersion graduelle. </text:p>
      <text:p text:style-name="P123">Quoi qu'il en soit, les po<text:span text:style-name="T2">è</text:span>mes bretons commencent le cycle litt<text:span text:style-name="T2">é</text:span>raire du Gral. Nous en avons des r<text:span text:style-name="T2">é</text:span>dactions diverses, dont plusieurs latines<text:span text:style-name="T4"> </text:span><text:span text:style-name="T2">:</text:span> le <text:span text:style-name="T33">roman du Gral</text:span> et le <text:span text:style-name="T33">Peredur</text:span> (le <text:span text:style-name="T33">Perceval</text:span> breton) sont tr<text:span text:style-name="T2">è</text:span>s sp<text:span text:style-name="T2">é</text:span>cialement c<text:span text:style-name="T2">é</text:span>l<text:span text:style-name="T2">è</text:span>bres. La s<text:span text:style-name="T2">é</text:span>rie se continue avec <text:span text:style-name="T90">Galead, </text:span><text:span text:style-name="T33">Lancelot du Lac</text:span> ; elle aboutira au <text:span text:style-name="T33">Roman de Brut</text:span>. Cependant Chrestien de <text:span text:style-name="T88">Troyes, </text:span>en France, traite la plupart de ces sujets<text:span text:style-name="T4"> </text:span><text:span text:style-name="T2">:</text:span> il <text:span text:style-name="T2">é</text:span>crit <text:span text:style-name="T33">Erec et Enide</text:span>, un <text:span text:style-name="T33">Tristan et Iseult</text:span> (car le cycle d'Arthur ne se peut s<text:span text:style-name="T2">é</text:span>parer de celui du Gral), <text:span text:style-name="T33">Le Chevalier au Lion, </text:span>le <text:span text:style-name="T33">Perceval </text:span>surtout, qui devait <text:span text:style-name="T2">ê</text:span>tre si souvent mit<text:span text:style-name="T2">é</text:span>. On pense que dans <text:span text:style-name="T33">Erec et Enide</text:span> il parlait d<text:span text:style-name="T2">é</text:span>j<text:span text:style-name="T2">à</text:span> de Lohengrin. </text:p>
      <text:p text:style-name="P123">Selon la g<text:span text:style-name="T2">é</text:span>n<text:span text:style-name="T2">é</text:span>alogie habituellement adopt<text:span text:style-name="T2">é</text:span>e par les po<text:span text:style-name="T2">è</text:span>tes et leurs commentateurs, le p<text:span text:style-name="T2">ère – ou l'aïeul – de Titurel</text:span> se serait nomm<text:span text:style-name="T2">é</text:span> P<text:span text:style-name="T2">é</text:span>rillus ; Titurel aurait v<text:span text:style-name="T2">é</text:span>cu tr<text:span text:style-name="T2">è</text:span>s vieux, apr<text:span text:style-name="T2">è</text:span>s avoir eu un fils, Frimutelle, le premier roi indigne ; le fils de Frimutelle, Amfortas ou Anfortas, renouvelant le m<text:span text:style-name="T2">ê</text:span>me p<text:span text:style-name="T2">é</text:span>ch<text:span text:style-name="T2">é</text:span>, est gu<text:span text:style-name="T2">é</text:span>ri par son neveu Perceval ou Parsifal. Parsifal, devenu roi du Gral, a deux fils de la reine Conduiramour<text:span text:style-name="T4"> </text:span><text:span text:style-name="T2">:</text:span> le pr<text:span text:style-name="T2">ê</text:span>tre Jean et Lohengrin. Afflig<text:span text:style-name="T2">é</text:span> par la d<text:span text:style-name="T2">é</text:span>cadence g<text:span text:style-name="T2">é</text:span>n<text:span text:style-name="T2">é</text:span>rale des m<text:span text:style-name="T2">œ</text:span>urs et de la foi, Parsifal a transport<text:span text:style-name="T2">é</text:span> le Gral dans les Indes ; c'est des Indes que viendra Lohengrin pour secourir Elsa ; c'est aux Indes qu'il retourne, selon les vieux po<text:span text:style-name="T2">è</text:span>mes, lorsque la question fatale a <text:span text:style-name="T2">é</text:span>t<text:span text:style-name="T2">é</text:span> prononc<text:span text:style-name="T2">é</text:span>e. </text:p>
      <text:p text:style-name="P122"><text:span text:style-name="T64">Lohengrin</text:span><text:span text:style-name="T48"> a donc une premi</text:span><text:span text:style-name="T51">è</text:span><text:span text:style-name="T48">re origine, tr</text:span><text:span text:style-name="T51">è</text:span><text:span text:style-name="T48">s haute, quasi religieuse, qui lui est donn</text:span><text:span text:style-name="T51">é</text:span><text:span text:style-name="T48">e par la tradition du Gral. Une autre lui vient de la l</text:span><text:span text:style-name="T51">é</text:span><text:span text:style-name="T48">gende, primitivement </text:span><text:soft-page-break/><text:span text:style-name="T48">distincte, du chevalier au cygne</text:span><text:note text:id="ftn36" text:note-class="footnote"><text:note-citation>21</text:note-citation><text:note-body><text:p text:style-name="P1"><text:span text:style-name="footnote_20_reference"><text:tab/> </text:span><text:span text:style-name="T93">Cette légende a été traitée séparément par Conrad de Wurzbourg. Voir aussi les anciens poèmes </text:span><text:span text:style-name="T34">Elias</text:span><text:span text:style-name="T93"> ou </text:span><text:span text:style-name="T34">Le Chevalier au Cygne</text:span><text:span text:style-name="T93">, etc..</text:span></text:p></text:note-body></text:note><text:span text:style-name="T48"> ; une troisi</text:span><text:span text:style-name="T51">è</text:span><text:span text:style-name="T48">me nous est indiqu</text:span><text:span text:style-name="T51">é</text:span><text:span text:style-name="T48">e par la </text:span><text:span text:style-name="T64">Question </text:span><text:span text:style-name="T48">symbolique. Celle-l</text:span><text:span text:style-name="T51">à</text:span><text:span text:style-name="T48"> remonte, pour sa part, aux plus anciens </text:span><text:span text:style-name="T51">â</text:span><text:span text:style-name="T48">ges de l'humanit</text:span><text:span text:style-name="T51">é</text:span><text:span text:style-name="T48">, toutes les civilisations eurent des po</text:span><text:span text:style-name="T51">è</text:span><text:span text:style-name="T48">tes qui parl</text:span><text:span text:style-name="T51">è</text:span><text:span text:style-name="T48">rent de la question interdite, de ce doute qui tue le bonheur avec la foi. Cette question se trouve dans l'Amour et Psych</text:span><text:span text:style-name="T51">é</text:span><text:span text:style-name="T48">, dans mainte l</text:span><text:span text:style-name="T51">é</text:span><text:span text:style-name="T48">gende ou r</text:span><text:span text:style-name="T51">é</text:span><text:span text:style-name="T48">cit, </text:span><text:span text:style-name="T64">Fr</text:span><text:span text:style-name="T52">é</text:span><text:span text:style-name="T64">d</text:span><text:span text:style-name="T52">é</text:span><text:span text:style-name="T64">ric de Souabe et Angelberg</text:span><text:span text:style-name="T48">, </text:span><text:span text:style-name="T64">Partenoplis et Amelor, Raimond et M</text:span><text:span text:style-name="T52">é</text:span><text:span text:style-name="T64">lusine</text:span><text:span text:style-name="T48">. </text:span></text:p>
      <text:p text:style-name="P122"><text:span text:style-name="T48">Mais si l'auteur de </text:span><text:span text:style-name="T64">Lohengrin</text:span><text:span text:style-name="T48">, au point de vue g</text:span><text:span text:style-name="T51">é</text:span><text:span text:style-name="T48">n</text:span><text:span text:style-name="T51">é</text:span><text:span text:style-name="T48">ral, a re</text:span><text:span text:style-name="T51">ç</text:span><text:span text:style-name="T48">u le sujet de son </text:span><text:span text:style-name="T51">œ</text:span><text:span text:style-name="T48">uvre des po</text:span><text:span text:style-name="T51">è</text:span><text:span text:style-name="T48">mes d</text:span><text:span text:style-name="T51">é</text:span><text:span text:style-name="T48">j</text:span><text:span text:style-name="T51">à</text:span><text:span text:style-name="T48"> </text:span><text:span text:style-name="T51">é</text:span><text:span text:style-name="T48">crits en langue fran</text:span><text:span text:style-name="T51">ç</text:span><text:span text:style-name="T48">aise il en a eu </text:span><text:span text:style-name="T51">é</text:span><text:span text:style-name="T48">galement le r</text:span><text:span text:style-name="T51">é</text:span><text:span text:style-name="T48">sum</text:span><text:span text:style-name="T51">é</text:span><text:span text:style-name="T48"> dans les chants des autres minnesinger germains, eux-m</text:span><text:span text:style-name="T51">ê</text:span><text:span text:style-name="T48">mes inspir</text:span><text:span text:style-name="T51">é</text:span><text:span text:style-name="T48">s de nos trouv</text:span><text:span text:style-name="T51">è</text:span><text:span text:style-name="T48">res. La version fran</text:span><text:span text:style-name="T51">ç</text:span><text:span text:style-name="T48">aise m</text:span><text:span text:style-name="T51">é</text:span><text:span text:style-name="T48">ridionale est contenue dans le </text:span><text:span text:style-name="T64">Titurel</text:span><text:span text:style-name="T48"> ; elle diff</text:span><text:span text:style-name="T51">è</text:span><text:span text:style-name="T48">re beaucoup de celle adopt</text:span><text:span text:style-name="T51">é</text:span><text:span text:style-name="T48">e par Wagner, et la Question n'y porte pas sur le nom du h</text:span><text:span text:style-name="T51">é</text:span><text:span text:style-name="T48">ros, mais sur son origine</text:span><text:note text:id="ftn37" text:note-class="footnote"><text:note-citation>22</text:note-citation><text:note-body><text:p text:style-name="P1"><text:span text:style-name="footnote_20_reference"><text:tab/> </text:span><text:span text:style-name="T93">La majeure partie du </text:span><text:span text:style-name="T34">Titurel </text:span><text:span text:style-name="T93">est attribuée au poète Albert de Scharfenberg ; cent soixante-dix strophes seulement seraient dues à Wolphram d'Eschenbach. </text:span></text:p></text:note-body></text:note><text:span text:style-name="T48">. Notons cependant que le r</text:span><text:span text:style-name="T51">ô</text:span><text:span text:style-name="T48">le pervers d'Ortrude y est indiqu</text:span><text:span text:style-name="T51">é</text:span><text:span text:style-name="T48">, mais attribu</text:span><text:span text:style-name="T51">é</text:span><text:span text:style-name="T48"> </text:span><text:span text:style-name="T51">à</text:span><text:span text:style-name="T48"> une simple servante. Dans le </text:span><text:span text:style-name="T64">Parsifal</text:span><text:span text:style-name="T48"> de Wolfram, o</text:span><text:span text:style-name="T51">ù</text:span><text:span text:style-name="T48"> l'auteur fait allusion au po</text:span><text:span text:style-name="T51">è</text:span><text:span text:style-name="T48">me de Chrestien de Troyes et d</text:span><text:span text:style-name="T51">é</text:span><text:span text:style-name="T48">clare avoir suivi </text:span><text:span text:style-name="T51">«</text:span><text:span text:style-name="T54"> </text:span><text:span text:style-name="T48">Kiot le Provencal</text:span><text:span text:style-name="T54"> </text:span><text:span text:style-name="T51">»</text:span><text:span text:style-name="T48"> (Guyot de Provins</text:span><text:span text:style-name="T54"> </text:span><text:span text:style-name="T51">?</text:span><text:span text:style-name="T48">), le r</text:span><text:span text:style-name="T51">é</text:span><text:span text:style-name="T48">cit qui termine l'</text:span><text:span text:style-name="T51">œ</text:span><text:span text:style-name="T48">uvre (chant XVI, </text:span><text:span text:style-name="T51">à</text:span><text:span text:style-name="T48"> partir de la strophe 823), a d</text:span><text:span text:style-name="T51">û</text:span><text:span text:style-name="T48"> servir de cadre primitif au po</text:span><text:span text:style-name="T51">è</text:span><text:span text:style-name="T48">me de </text:span><text:span text:style-name="T64">Lohengrin</text:span><text:span text:style-name="T48">. En voici la substance</text:span><text:span text:style-name="T54"> </text:span><text:span text:style-name="T51">:</text:span><text:span text:style-name="T48"> </text:span></text:p>
      <text:p text:style-name="P123">Au pays de Brabant <text:span text:style-name="T2">é</text:span>tait une femme tr<text:span text:style-name="T2">è</text:span>s belle, qui avait h<text:span text:style-name="T2">é</text:span>rit<text:span text:style-name="T2">é</text:span> du royaume de son p<text:span text:style-name="T2">è</text:span>re. Rois et princes briguaient sa main, mais son humilit<text:span text:style-name="T2">é</text:span> <text:span text:style-name="T2">é</text:span>tait si grande, qu'elle refusait toujours les pr<text:span text:style-name="T2">é</text:span>tendants. Les comtes de Brabant voulaient alors la contraindre <text:span text:style-name="T2">à</text:span> choisir un <text:span text:style-name="T2">é</text:span>poux. Mais elle se confia au Seigneur, d<text:span text:style-name="T2">é</text:span>cid<text:span text:style-name="T2">é</text:span>e <text:span text:style-name="T2">à</text:span> accepter celui qu'il lui d<text:span text:style-name="T2">é</text:span>signerait. Une cour fut tenue, des messagers vinrent des contr<text:span text:style-name="T2">é</text:span>es lointaines. Un cygne amena <text:span text:style-name="T33">Loheranghin</text:span>, qui d<text:span text:style-name="T2">é</text:span>barqua <text:span text:style-name="T2">à</text:span> Anvers et fut re<text:span text:style-name="T2">ç</text:span>u avec joie. Il dit <text:span text:style-name="T2">à</text:span> la duchesse<text:span text:style-name="T4"> </text:span><text:span text:style-name="T2">:</text:span> Si je dois <text:span text:style-name="T2">ê</text:span>tre le chef dans ce pays, je renonce <text:span text:style-name="T2">à</text:span> bien des choses ; mais <text:span text:style-name="T2">écoutez ce que j'exige – ne demandez jamai</text:span>s qui je suis ; <text:span text:style-name="T2">à</text:span> cette condition, je demeurerai avec vous. La duchesse promit, et le mariage fut c<text:span text:style-name="T2">é</text:span>l<text:span text:style-name="T2">é</text:span>br<text:span text:style-name="T2">é</text:span>... <text:span text:style-name="T2">«</text:span><text:span text:style-name="T4"> </text:span>Bien des gens peuvent encore, en Brabant, parler de ces <text:span text:style-name="T2">é</text:span>v<text:span text:style-name="T2">é</text:span>nements extraordinaires de l'arriv<text:span text:style-name="T2">é</text:span>e de Loherangrin et de son d<text:span text:style-name="T2">é</text:span>part, lorsque la question fut prononc<text:span text:style-name="T2">é</text:span>e... Tristement il s'en alla ; son ami le cygne <text:span text:style-name="T2">é</text:span>tait revenu avec une nacelle. Il laissa trois joyaux, une <text:span text:style-name="T2">é</text:span>p<text:span text:style-name="T2">é</text:span>e, un cor, une bague. C'est ainsi que la douce femme <text:soft-page-break/>perdit son <text:span text:style-name="T2">é</text:span>poux.<text:span text:style-name="T4"> </text:span><text:span text:style-name="T2">»</text:span> Ce court r<text:span text:style-name="T2">é</text:span>cit de Wolfram est conforme <text:span text:style-name="T2">à</text:span> la version fran<text:span text:style-name="T2">ç</text:span>aise septentrionale. Mais il n'y est point parl<text:span text:style-name="T2">é</text:span> du complot dirig<text:span text:style-name="T2">é</text:span> contre Elsa. Il faut aller au po<text:span text:style-name="T2">è</text:span>me sp<text:span text:style-name="T2">é</text:span>cial de Lohengrin pour voir se dessiner un personnage nouveau, Fr<text:span text:style-name="T2">é</text:span>d<text:span text:style-name="T2">é</text:span>ric de Telramund. </text:p>
      <text:p text:style-name="P123">En terminant cet aper<text:span text:style-name="T2">ç</text:span>u, qui sans doute a paru tr<text:span text:style-name="T2">è</text:span>s long et qui pourtant est fort sommaire, on peut ajouter qu'il doit y avoir eu un <text:span text:style-name="T2">é</text:span>v<text:span text:style-name="T2">é</text:span>nement historique, vers le septi<text:span text:style-name="T2">è</text:span>me ou le huiti<text:span text:style-name="T2">è</text:span>me si<text:span text:style-name="T2">è</text:span>cle, en Brabant, accusation injuste port<text:span text:style-name="T2">é</text:span>e contre une princesse, litige <text:span text:style-name="T2">à</text:span> propos d'un royal h<text:span text:style-name="T2">é</text:span>ritage, tranch<text:span text:style-name="T2">é</text:span> par la venue soudaine d'un prince on d'un guerrier. Remarquons, en effet, que de nombreuses l<text:span text:style-name="T2">é</text:span>gendes, Genevi<text:span text:style-name="T2">è</text:span>ve de Brabant par exemple, ont un sujet analogue, et se passent dans le m<text:span text:style-name="T2">ê</text:span>me pays ; remarquons aussi qu'une aventure presque identique est rapport<text:span text:style-name="T2">é</text:span>e, avec la date de <text:span text:style-name="T2">l'</text:span>ann<text:span text:style-name="T2">é</text:span>e 711 et Nim<text:span text:style-name="T2">è</text:span>gue pour th<text:span text:style-name="T2">éâ</text:span>tre, dans l'histoire des ducs de Cl<text:span text:style-name="T2">è</text:span>ves, dont la source principale est le travail d'H<text:span text:style-name="T2">é</text:span>linand (<text:span text:style-name="T33">H</text:span><text:span text:style-name="T15">é</text:span><text:span text:style-name="T33">linandi frigidi Montis monarchi ord. Cistere. Chronicarum libri 49</text:span>). C'est aussi <text:span text:style-name="T2">à</text:span> H<text:span text:style-name="T2">é</text:span>linand que l'emprunte Gerhard von der Schuirren. Dans ce r<text:span text:style-name="T2">é</text:span>cit, Lohengrin s'appelle H<text:span text:style-name="T2">é</text:span>lias et Elsa B<text:span text:style-name="T2">é</text:span>atrix. Pour renvoyer nos lecteurs <text:span text:style-name="T2">à</text:span> des documents moins rares, disons que Henri Heine a repris cette m<text:span text:style-name="T2">ê</text:span>me version (<text:span text:style-name="T15">De l'Alle</text:span><text:span text:style-name="T33">magne</text:span>, tome II). Je signale encore, toujours <text:span text:style-name="T2">à</text:span> ce sujet, la <text:span text:style-name="T2">«</text:span><text:span text:style-name="T4"> </text:span>chronique merveilleuse<text:span text:style-name="T4"> </text:span><text:span text:style-name="T2">»</text:span> de <text:span text:style-name="T97">Brabant</text:span><text:span text:style-name="T5"> </text:span><text:span text:style-name="T19">:</text:span> dans cette compilation de Wasseburg, intitul<text:span text:style-name="T2">é</text:span>e <text:span text:style-name="T2">«</text:span><text:span text:style-name="T4"> </text:span>Antiquit<text:span text:style-name="T2">é</text:span>s de la Gaule Belgique<text:span text:style-name="T4"> </text:span><text:span text:style-name="T2">»</text:span>, on trouve des fables m<text:span text:style-name="T2">ê</text:span>l<text:span text:style-name="T2">é</text:span>es d'<text:span text:style-name="T2">é</text:span>l<text:span text:style-name="T2">é</text:span>ments parfois historiques et qui avoisinent le mythe de Lohengrin, telle l'aventure de la reine <text:span text:style-name="T97">Swan </text:span>(Schwan) et de Salvius Brabon, h<text:span text:style-name="T2">é</text:span>ros <text:span text:style-name="T2">«</text:span><text:span text:style-name="T4"> </text:span>de race Troyenne<text:span text:style-name="T4"> </text:span><text:span text:style-name="T2">»</text:span>. </text:p>
      <text:p text:style-name="P122"/>
      <text:p text:style-name="P5">A. E. </text:p>
      <text:p text:style-name="P3"/>
      <text:p text:style-name="P5">P.-S. – Nous avions retard<text:span text:style-name="T2">é</text:span> l'apparition de la Revue Wagn<text:span text:style-name="T2">é</text:span>rienne jusqu'<text:span text:style-name="T2">à</text:span> la date de la repr<text:span text:style-name="T2">é</text:span>sentation de <text:span text:style-name="T33">Lohengrin</text:span>, dans l'esp<text:span text:style-name="T2">é</text:span>rance qu'apr<text:span text:style-name="T2">è</text:span>s la r<text:span text:style-name="T2">é</text:span>p<text:span text:style-name="T2">é</text:span>tition g<text:span text:style-name="T2">é</text:span>n<text:span text:style-name="T2">é</text:span>rale, il nous serait possible de r<text:span text:style-name="T2">é</text:span>diger le compte-rendu de l'ex<text:span text:style-name="T2">é</text:span>cution musicale et de l'interpr<text:span text:style-name="T2">é</text:span>tation sc<text:span text:style-name="T2">é</text:span>nique. Les circonstances ont emp<text:span text:style-name="T2">ê</text:span>ch<text:span text:style-name="T2">é</text:span> M. Lamoureux de proc<text:span text:style-name="T2">é</text:span>der <text:span text:style-name="T2">à</text:span> cette r<text:span text:style-name="T2">é</text:span>p<text:span text:style-name="T2">é</text:span>tition g<text:span text:style-name="T2">é</text:span>n<text:span text:style-name="T2">é</text:span>rale. Nous sommes convaincus <text:span text:style-name="T2">à</text:span> l'avance que tout sera au mieux <text:span text:style-name="T2">à</text:span> la repr<text:span text:style-name="T2">é</text:span>sentation de <text:span text:style-name="T33">Lohengrin</text:span>, mais nous remettons au 15 mai le r<text:span text:style-name="T2">é</text:span>cit d<text:span text:style-name="T2">é</text:span>taill<text:span text:style-name="T2">é</text:span> de ce m<text:span text:style-name="T2">é</text:span>morable <text:span text:style-name="T2">é</text:span>v<text:span text:style-name="T2">é</text:span>nement wagn<text:span text:style-name="T2">é</text:span>rien. </text:p>
      <text:p text:style-name="P3"/>
      <text:p text:style-name="P5"><text:soft-page-break/>A. E. </text:p>
      <text:p text:style-name="P3"/>
      <text:h text:style-name="Heading_20_2" text:outline-level="2">Mois <text:span text:style-name="T97">wag</text:span><text:span text:style-name="T39">néri</text:span>en de Paris</text:h>
      <text:p text:style-name="P3"/>
      <text:p text:style-name="P5">5 Mars<text:span text:style-name="T4"> </text:span><text:span text:style-name="T2">:</text:span> Conservatoire <text:span text:style-name="T39">(dir. </text:span>Garcin)<text:span text:style-name="T4"> </text:span><text:span text:style-name="T2">:</text:span> R<text:span text:style-name="T2">é</text:span>cit et ch<text:span text:style-name="T2">œ</text:span>ur des P<text:span text:style-name="T2">è</text:span>lerins,</text:p>
      <text:p text:style-name="P25"><text:span text:style-name="T2">— <text:s/>Concert Lamoureux :</text:span> 3<text:span text:style-name="T45">e</text:span> sc<text:span text:style-name="T2">è</text:span>ne du 1<text:span text:style-name="T45">er</text:span> acte de <text:span text:style-name="T33">La Walkure</text:span> ; ouv. de <text:span text:style-name="T33">Tannh</text:span><text:span text:style-name="T15">æ</text:span><text:span text:style-name="T33">user</text:span>. </text:p>
      <text:p text:style-name="P51">13<text:span text:style-name="T2"> —<text:tab/> Concert Colonne</text:span> ; Marche et ch<text:span text:style-name="T2">œ</text:span>ur de <text:span text:style-name="T33">Tannh</text:span><text:span text:style-name="T15">æ</text:span><text:span text:style-name="T33">user</text:span>.</text:p>
      <text:p text:style-name="P51"><text:span text:style-name="T2">—<text:tab/>Concert Lamoureux :</text:span> 1<text:span text:style-name="T45">er </text:span>acte de <text:span text:style-name="T33">Tristan</text:span> (Van Dyck, Blauwaert, mesdames Leroux, Boidin-Puisais), marche de <text:span text:style-name="T33">Tannh</text:span><text:span text:style-name="T15">æ</text:span><text:span text:style-name="T33">user</text:span>.</text:p>
      <text:p text:style-name="P5"><text:span text:style-name="T39">20</text:span><text:span text:style-name="T9">—<text:tab/> </text:span><text:span text:style-name="T2">Concert Colonne :</text:span> m<text:span text:style-name="T2">ê</text:span>me programme. </text:p>
      <text:p text:style-name="P25"><text:span text:style-name="T2">—<text:tab/><text:tab/>Concert Lamoureux :</text:span> m<text:span text:style-name="T2">ê</text:span>me programme. </text:p>
      <text:p text:style-name="P28"><text:span text:style-name="T2">27 — 1</text:span><text:span text:style-name="T45">er</text:span> acte de <text:span text:style-name="T33">Tristan</text:span>. </text:p>
      <text:list xml:id="list6095071633049076688" text:style-name="RTF_5f_Num_20_4">
        <text:list-item>
          <text:p text:style-name="P248"><text:span text:style-name="T2"><text:tab/>Concert Pasdeloup</text:span><text:span text:style-name="T4"> </text:span><text:span text:style-name="T2">:</text:span> Sc<text:span text:style-name="T2">è</text:span>ne finale de <text:span text:style-name="T33">La </text:span><text:span text:style-name="T40">Walkur</text:span><text:span text:style-name="T39">e. </text:span></text:p>
          <text:p text:style-name="P249"/>
        </text:list-item>
      </text:list>
      <text:p text:style-name="P198">Le 3 avril a eu lieu l'inauguration, <text:span text:style-name="T2">à</text:span> Vienne, du <text:span text:style-name="T33">Richard Wagner-Museum</text:span> fond<text:span text:style-name="T2">é</text:span> par M. Nicolaus Oesterlein. </text:p>
      <text:p text:style-name="P198">M. Oesterlein r<text:span text:style-name="T2">é</text:span>unit, depuis de nombreuses ann<text:span text:style-name="T2">é</text:span>es, une biblioth<text:span text:style-name="T2">è</text:span>que de toutes les choses ayant rapport <text:span text:style-name="T2">à</text:span> Richard Wagner, et dont les deux volumes de son <text:span text:style-name="T33">Catalogue</text:span> donnent la teneur. Le Wagner-Museum est une chose absolument int<text:span text:style-name="T2">é</text:span>ressante et utile, et destin<text:span text:style-name="T2">é</text:span>e au meilleur succ<text:span text:style-name="T2">è</text:span>s. </text:p>
      <text:p text:style-name="P199"/>
      <text:h text:style-name="Heading_20_2" text:outline-level="2"><text:bookmark text:name="bookmark36"/>Documents de critique expérimentale</text:h>
      <text:p text:style-name="P3"/>
      <text:h text:style-name="Heading_20_3" text:outline-level="3"><text:bookmark text:name="bookmark37"/>Parsifal</text:h>
      <text:p text:style-name="P61">1 : Gefuhl </text:p>
      <text:p text:style-name="P62"><text:s/></text:p>
      <text:p text:style-name="P29">(Suite)</text:p>
      <text:p text:style-name="P3"/>
      <text:p text:style-name="P5">1° Lichtwelt (le monde de la lumi<text:span text:style-name="T2">è</text:span>re)<text:span text:style-name="T4"> </text:span><text:span text:style-name="T2">:</text:span> optique</text:p>
      <text:p text:style-name="P3"/>
      <text:p text:style-name="P123">Pr<text:span text:style-name="T2">é</text:span>par<text:span text:style-name="T2">é</text:span> par toutes les conditions analys<text:span text:style-name="T2">é</text:span>es plus haut, le spectateur se trouve enfin en pr<text:span text:style-name="T2">é</text:span>sence du drame. Wagner a obtenu de lui ce qu'il appelle la <text:span text:style-name="T33">Selbstausserung</text:span>, c'est-<text:span text:style-name="T2">à</text:span>-dire l'abandon de ses pr<text:span text:style-name="T2">é</text:span>occupations ant<text:span text:style-name="T2">é</text:span>rieures, la d<text:span text:style-name="T2">é</text:span>sappropriation de soi-m<text:span text:style-name="T2">ê</text:span>me (G. S. IX. 259). </text:p>
      <text:p text:style-name="P123">Le Lichtwelt et le Schallwelt, les mondes des couleurs et des sons, agissent sur ses organes percepteurs, sur ses facult<text:span text:style-name="T2">é</text:span>s auditives et visuelles. Nous allons d'abord analyser ce que per<text:span text:style-name="T2">ç</text:span>oit la vue dans le drame wagn<text:span text:style-name="T2">é</text:span>rien. </text:p>
      <text:p text:style-name="P123"><text:span text:style-name="T2">«</text:span><text:span text:style-name="T4"> </text:span>Ce qui appartient <text:span text:style-name="T2">à</text:span> l'<text:span text:style-name="T2">œil</text:span> (111, 78), dit Wagner, c'est l'ext<text:span text:style-name="T2">é</text:span>rieur de l'homme. L'<text:span text:style-name="T2">œ</text:span>il saisit la forme anim<text:span text:style-name="T2">é</text:span>e de l'homme, la compare avec les objets ambiants et l'en diff<text:span text:style-name="T2">é</text:span>rencie. Ce qu'il voit <text:span text:style-name="T33">imm</text:span><text:span text:style-name="T15">é</text:span><text:span text:style-name="T33">diatement</text:span> ce sont les mouvements ext<text:span text:style-name="T2">é</text:span>rieurs, inconscients, caus<text:span text:style-name="T2">é</text:span>s par une douleur ou une joie. Ensuite viennent les <text:span text:style-name="T2">é</text:span>motions de l'homme int<text:span text:style-name="T2">é</text:span>rieur <text:span text:style-name="T33">m</text:span><text:span text:style-name="T15">é</text:span><text:span text:style-name="T33">diatement</text:span>, c'est-<text:span text:style-name="T2">à</text:span>-dire par l'interm<text:span text:style-name="T2">é</text:span>diaire de l'expression de la physionomie et des gestes.<text:span text:style-name="T4"> </text:span><text:span text:style-name="T2">»</text:span></text:p>
      <text:p text:style-name="P123">La perception de l'<text:span text:style-name="T2">œ</text:span>il et ses deux intensit<text:span text:style-name="T2">é</text:span>s, pour ainsi parler, sont ici parfaitement d<text:span text:style-name="T2">é</text:span>finies et nous n'aurons, pour notre <text:span text:style-name="T2">é</text:span>tude, qu'<text:span text:style-name="T2">à</text:span> suivre ces deux grandes divisions de l'optique th<text:span text:style-name="T2">éâ</text:span>trale. </text:p>
      <text:p text:style-name="P123">Pour montrer <text:span text:style-name="T2">à</text:span> quelle hauteur Wagner a port<text:span text:style-name="T2">é</text:span> l'art de la musique, il est n<text:span text:style-name="T2">é</text:span>cessaire de consid<text:span text:style-name="T2">é</text:span>rer l'<text:span text:style-name="T2">é</text:span>tat de d<text:span text:style-name="T2">é</text:span>gradation o<text:span text:style-name="T2">ù</text:span> il est tomb<text:span text:style-name="T2">é</text:span> dans notre th<text:span text:style-name="T2">éâ</text:span>tre moderne. Dans ces admirables pages que Wagner a <text:span text:style-name="T2">é</text:span>crites sur les repr<text:span text:style-name="T2">é</text:span>sentations de 1882 (tome X, 283 et sq.), et que tous ceux qui veulent comprendre<text:span text:style-name="T33"> Parsifal </text:span>devraient lire et relire, il fait une critique tr<text:span text:style-name="T2">è</text:span>s profonde des ridicules du th<text:span text:style-name="T2">éâ</text:span>tre moderne, surtout au point de vue de la mimique. Les artistes fran<text:span text:style-name="T2">ç</text:span>ais, qui ont <text:soft-page-break/>horreur de toute esth<text:span text:style-name="T2">é</text:span>tique philosophique, et se dispensent de l'<text:span text:style-name="T2">é</text:span>tudier dans les <text:span text:style-name="T2">œ</text:span>uvres th<text:span text:style-name="T2">é</text:span>oriques de Wagner, sous le pr<text:span text:style-name="T2">é</text:span>texte qu'elles leur semblent obscures, ceux-l<text:span text:style-name="T2">à</text:span>, qui se r<text:span text:style-name="T2">é</text:span>crient devant les mots <text:span text:style-name="T33">objectif</text:span> et <text:span text:style-name="T33">subjectif</text:span>, s'int<text:span text:style-name="T2">é</text:span>resseront peut-<text:span text:style-name="T2">ê</text:span>tre <text:span text:style-name="T2">à</text:span> la partie purement pratique de l'<text:span text:style-name="T2">œ</text:span>uvre d'art de Bayreuth, <text:span text:style-name="T2">à</text:span> ses proc<text:span text:style-name="T2">é</text:span>d<text:span text:style-name="T2">é</text:span>s de r<text:span text:style-name="T2">é</text:span>alisation. </text:p>
      <text:p text:style-name="P123">Avant toutes choses, Wagner voit que l'obstacle <text:span text:style-name="T2">à</text:span> toute expression mimique s<text:span text:style-name="T2">é</text:span>rieuse est l'espace trop grand qui se trouve entre l'acteur et le spectateur. <text:span text:style-name="T2">«</text:span><text:span text:style-name="T4"> </text:span>Aujourd'hui, dit-il, l'acteur, par la mauvaise construction de nos th<text:span text:style-name="T2">éâ</text:span>tres, se voit dans l'impossibilit<text:span text:style-name="T2">é</text:span> de se permettre une expression caract<text:span text:style-name="T2">é</text:span>ristique par le simple jeu de sa physionomie, il lui faut de plus se faire un masque (c'est-<text:span text:style-name="T2">à</text:span>-dire se farder) pour r<text:span text:style-name="T2">é</text:span>sister <text:span text:style-name="T2">à</text:span> l'action p<text:span text:style-name="T2">â</text:span>lissante de la lumi<text:span text:style-name="T2">è</text:span>re de la rampe.<text:span text:style-name="T4"> </text:span><text:span text:style-name="T2">»</text:span></text:p>
      <text:p text:style-name="P122"><text:span text:style-name="T48">Il en r</text:span><text:span text:style-name="T51">é</text:span><text:span text:style-name="T48">sulte qu'il ne peut que repr</text:span><text:span text:style-name="T51">é</text:span><text:span text:style-name="T48">senter grossi</text:span><text:span text:style-name="T51">è</text:span><text:span text:style-name="T48">rement et avec affectation les gestes ext</text:span><text:span text:style-name="T51">é</text:span><text:span text:style-name="T48">rieurs. Il suffit de voir le spectacle inf</text:span><text:span text:style-name="T51">â</text:span><text:span text:style-name="T48">me que pr</text:span><text:span text:style-name="T51">é</text:span><text:span text:style-name="T48">sente l'Op</text:span><text:span text:style-name="T51">é</text:span><text:span text:style-name="T48">ra de Paris, ces acteurs en bois, aux gestes ridicules, pour se rendre compte de la justesse de la th</text:span><text:span text:style-name="T51">é</text:span><text:span text:style-name="T48">orie de Wagner. Et cependant, quoique tous reconnaissent cette v</text:span><text:span text:style-name="T51">é</text:span><text:span text:style-name="T48">rit</text:span><text:span text:style-name="T51">é</text:span><text:span text:style-name="T48">, la plupart des critiques de th</text:span><text:span text:style-name="T51">éâ</text:span><text:span text:style-name="T48">tre acceptent ces spectacles qu'on devrait supprimer au nom de la salubrit</text:span><text:span text:style-name="T51">é</text:span><text:span text:style-name="T48"> publique et avec ce monument impropre </text:span><text:span text:style-name="T51">à</text:span><text:span text:style-name="T48"> toute audition musicale. Wagner ne connaissait pas le nouvel Op</text:span><text:span text:style-name="T51">é</text:span><text:span text:style-name="T48">ra de Paris</text:span><text:note text:id="ftn38" text:note-class="endnote"><text:note-citation>p</text:note-citation><text:note-body><text:p text:style-name="Endnote"><text:tab/>Il s’agit de l’Opéra Garnier, appelé aussi Palais Garnier, inauguré en 1875 et réalisé dans la période de grands travaux organisés par Napoléon III et le préfet Haussmann. Le festpielhaus de Bayreuth, conçu par Wagner lui-même, a été inauguré en 1876. Il est évident que les deux projets ont des esthétiques fondamentalement opposées. A la rigueur inspirée du théâtre antique et la revendication d’un accès populaire au théâtre, se dressent les dorures et les velours, les petites loges intimes et la mise en valeur du corps de ballet, pour le plaisir des bons abonnés qui entretenaient une danseuse. [NdE]</text:p><text:p text:style-name="List_20_Paragraph"/></text:note-body></text:note><text:span text:style-name="T48">, ce qu'on appelle l'Acad</text:span><text:span text:style-name="T51">é</text:span><text:span text:style-name="T48">mie nationale de musique ! </text:span><text:span text:style-name="T51">é</text:span><text:span text:style-name="T48">tablissement pr</text:span><text:span text:style-name="T51">é</text:span><text:span text:style-name="T48">tentieux et inutile qui a plus fait pour l'avilissement de l'art que tous les compositeurs fran</text:span><text:span text:style-name="T51">ç</text:span><text:span text:style-name="T48">ais r</text:span><text:span text:style-name="T51">é</text:span><text:span text:style-name="T48">unis</text:span><text:span text:style-name="T54"> </text:span><text:span text:style-name="T51">:</text:span><text:span text:style-name="T48"> c'est </text:span><text:span text:style-name="T51">à</text:span><text:span text:style-name="T48"> lui, entre tous les th</text:span><text:span text:style-name="T51">éâ</text:span><text:span text:style-name="T48">tres de l'Europe, que peuvent s'appliquer les reproches qu'il leur fait au point de vue du dispositif dramatique. Malgr</text:span><text:span text:style-name="T51">é</text:span><text:span text:style-name="T48"> son imagination, il n'aurait pu deviner cet ignoble luxe de dorures qui cache le spectacle, ce monde de boursiers qui cache les acteurs, et ce monde d'acteurs qui cache l'art. </text:span></text:p>
      <text:p text:style-name="P123"><text:span text:style-name="T2">«</text:span><text:span text:style-name="T4"> </text:span>Nous reconn<text:span text:style-name="T2">û</text:span>mes bient<text:span text:style-name="T2">ô</text:span>t, reprend Wagner, de quelle importance serait une sage ordonnance de la marche et de l'attitude pour le rel<text:span text:style-name="T2">è</text:span>vement ce notre repr<text:span text:style-name="T2">é</text:span>sentation <text:span text:style-name="T88">dramatique.</text:span><text:span text:style-name="T20"> </text:span><text:span text:style-name="T21">»</text:span> Il se demande ensuite quelles sont les causes de la fausset<text:span text:style-name="T2">é</text:span> des poses de nos acteurs. <text:span text:style-name="T2">«</text:span><text:span text:style-name="T4"> </text:span>Comme le morceau capital dans l'ancien Op<text:span text:style-name="T2">é</text:span>ra <text:span text:style-name="T2">é</text:span>tait l'air monologu<text:span text:style-name="T2">é</text:span>, et que le chanteur avait coutume de le chanter en plein visage du spectateur, il s'ensuivait que les duos, trios, ensembles, se chantaient de la m<text:span text:style-name="T2">ê</text:span>me fa<text:span text:style-name="T2">ç</text:span>on.<text:span text:style-name="T4"> </text:span><text:span text:style-name="T2">»</text:span> Qui ne comprend qu'il est absurde, et contre toute v<text:span text:style-name="T2">é</text:span>rit<text:span text:style-name="T2">é</text:span>, qu'un chanteur vienne chanter, la face tourn<text:span text:style-name="T2">é</text:span>e vers le public, surtout quand il doit s'adresser <text:span text:style-name="T2">à</text:span> un personnage en sc<text:span text:style-name="T2">è</text:span>ne<text:span text:style-name="T4"> </text:span><text:span text:style-name="T2">?</text:span> <text:span text:style-name="T2">«</text:span><text:span text:style-name="T4"> </text:span>Par suite la marche fut abandonn<text:span text:style-name="T2">é</text:span>e, et les <text:soft-page-break/>mouvements des bras employ<text:span text:style-name="T2">é</text:span>s jusqu'<text:span text:style-name="T2">à</text:span> l'exag<text:span text:style-name="T2">é</text:span>ration la plus ridicule. On voit dans les op<text:span text:style-name="T2">é</text:span>ras modernes les acteurs avec leurs bras <text:span text:style-name="T2">é</text:span>tendus, comme pour appeler au secours.<text:span text:style-name="T4"> </text:span><text:span text:style-name="T2">»</text:span></text:p>
      <text:p text:style-name="P122"><text:span text:style-name="T48">Ces d</text:span><text:span text:style-name="T51">é</text:span><text:span text:style-name="T48">tails sont d'une importance capitale pour l'histoire de l'op</text:span><text:span text:style-name="T51">é</text:span><text:span text:style-name="T48">ra, et Wagner, le premier, les a expos</text:span><text:span text:style-name="T51">é</text:span><text:span text:style-name="T48">s d'une fa</text:span><text:span text:style-name="T51">ç</text:span><text:span text:style-name="T48">on g</text:span><text:span text:style-name="T51">é</text:span><text:span text:style-name="T48">niale. C'est, en effet, de l'importance donn</text:span><text:span text:style-name="T51">é</text:span><text:span text:style-name="T48">e, contre toute vraisemblance, </text:span><text:span text:style-name="T51">à</text:span><text:span text:style-name="T48"> l'air monologu</text:span><text:span text:style-name="T51">é</text:span><text:span text:style-name="T48"> qu'est r</text:span><text:span text:style-name="T51">é</text:span><text:span text:style-name="T48">sult</text:span><text:span text:style-name="T51">é</text:span><text:span text:style-name="T48">e cette habitude de se tourner vers le public pour chanter, m</text:span><text:span text:style-name="T51">ê</text:span><text:span text:style-name="T48">me dans les ensembles. Il n'</text:span><text:span text:style-name="T51">é</text:span><text:span text:style-name="T48">tait plus n</text:span><text:span text:style-name="T51">é</text:span><text:span text:style-name="T48">cessaire de marcher, ni d'agir, comme dans le drame ; on rempla</text:span><text:span text:style-name="T51">ç</text:span><text:span text:style-name="T48">ait cela par des mouvements de bras. Nous conseillons </text:span><text:span text:style-name="T51">à</text:span><text:span text:style-name="T48"> nos lecteurs d'observer, </text:span><text:span text:style-name="T51">à</text:span><text:span text:style-name="T48"> l'Op</text:span><text:span text:style-name="T51">é</text:span><text:span text:style-name="T48">ra, les mouvements de bras d'un chanteur quelconque</text:span><text:span text:style-name="T54"> </text:span><text:span text:style-name="T51">:</text:span><text:span text:style-name="T48"> ils s'apercevront combien cette coutume qui est transmise dans l'enseignement du Conservatoire par les anciens acteurs aux nouveaux</text:span><text:note text:id="ftn39" text:note-class="footnote"><text:note-citation>23</text:note-citation><text:note-body><text:p text:style-name="P232"><text:span text:style-name="footnote_20_reference"><text:tab/> </text:span><text:span text:style-name="T93">Un des premiers rôles de l'opéra </text:span><text:span text:style-name="T34">Henry VIII</text:span><text:span text:style-name="T93"> exprimait la tristesse en portant en avant le bras gauche et le pied droit ; </text:span><text:span text:style-name="T89">les </text:span><text:span text:style-name="T93">mouvements de violence et de résolution étaient réservés au bras droit et au pied gauche. La face était tout entière occupée à proférer.</text:span></text:p></text:note-body></text:note><text:span text:style-name="T48">, est contraire </text:span><text:span text:style-name="T51">à</text:span><text:span text:style-name="T48"> toute v</text:span><text:span text:style-name="T51">é</text:span><text:span text:style-name="T48">rit</text:span><text:span text:style-name="T51">é</text:span><text:span text:style-name="T48"> et </text:span><text:span text:style-name="T51">à</text:span><text:span text:style-name="T48"> tout naturel. </text:span></text:p>
      <text:p text:style-name="P123">Wagner, enfin, <text:span text:style-name="T2">é</text:span>tudie les cons<text:span text:style-name="T2">é</text:span>quences de cet <text:span text:style-name="T2">é</text:span>tat de choses<text:span text:style-name="T4"> </text:span><text:span text:style-name="T2">:</text:span> <text:span text:style-name="T2">«</text:span><text:span text:style-name="T4"> </text:span>Les acteurs sont forc<text:span text:style-name="T2">é</text:span>s dans un duo, ou de dire au public les paroles qu'ils devaient s'adresser entre eux ou de se tenir de profil, ce qui les d<text:span text:style-name="T2">é</text:span>robe <text:span text:style-name="T2">à</text:span> moiti<text:span text:style-name="T2">é</text:span> au spectateur et entrave la clart<text:span text:style-name="T2">é</text:span> de la parole, comme celle de l'action. Pour mettre de la vari<text:span text:style-name="T2">é</text:span>t<text:span text:style-name="T2">é</text:span> dans ces poses, les deux chanteurs, pendant une ritournelle de l'orchestre, vont l'un apr<text:span text:style-name="T2">è</text:span>s l'autre sur le devant de la sc<text:span text:style-name="T2">è</text:span>ne et changent r<text:span text:style-name="T2">é</text:span>ciproquement de place.<text:span text:style-name="T4"> </text:span><text:span text:style-name="T2">»</text:span> Qui n'a vu, dans les deux op<text:span text:style-name="T2">é</text:span>ras-comiques de Paris, les sc<text:span text:style-name="T2">è</text:span>nes ridicules qui ont lieu lors des duos<text:span text:style-name="T4"> </text:span><text:span text:style-name="T2">?</text:span> Apr<text:span text:style-name="T2">è</text:span>s avoir chant<text:span text:style-name="T2">é</text:span> son air, l'acteur remonte un peu vers le fond de la sc<text:span text:style-name="T2">è</text:span>ne et finit de parler <text:span text:style-name="T2">à</text:span> quelques seigneurs sans importance ; lorsque c'est un duo, les deux acteurs chantent, faisant face au public, toujours avec des mouvements altern<text:span text:style-name="T2">é</text:span>s des bras ; pendant la ritournelle, ils font une sorte de chass<text:span text:style-name="T2">é</text:span>-crois<text:span text:style-name="T2">é</text:span>, l'un passant derri<text:span text:style-name="T2">è</text:span>re l'autre, et se retrouvent en place pour chanter le second couplet. </text:p>
      <text:p text:style-name="P123">Au point de vue de la mimique, voil<text:span text:style-name="T2">à</text:span> donc les d<text:span text:style-name="T2">é</text:span>fauts que Wagner a surtout signal<text:span text:style-name="T2">é</text:span>s dans le th<text:span text:style-name="T2">éâ</text:span>tre moderne. Comme la plupart des ph<text:span text:style-name="T2">é</text:span>nom<text:span text:style-name="T2">è</text:span>nes de ce si<text:span text:style-name="T2">è</text:span>cle, qui sont des exemples de d<text:span text:style-name="T2">é</text:span>g<text:span text:style-name="T2">é</text:span>n<text:span text:style-name="T2">é</text:span>ration, comme les a appel<text:span text:style-name="T2">é</text:span>s Ray-Lankester, la mimique de nos op<text:span text:style-name="T2">é</text:span>ras et nos op<text:span text:style-name="T2">é</text:span>ras eux-m<text:span text:style-name="T2">ê</text:span>mes en sont au m<text:span text:style-name="T2">ê</text:span>me point qu'au dix-huiti<text:span text:style-name="T2">è</text:span>me si<text:span text:style-name="T2">è</text:span>cle, lors de la splendeur de ce genre de spectacles, quand ce n'<text:span text:style-name="T2">é</text:span>tait qu'une s<text:span text:style-name="T2">é</text:span>rie de tableaux vivants ex<text:span text:style-name="T2">é</text:span>cut<text:span text:style-name="T2">é</text:span>s <text:span text:style-name="T2">à</text:span> Vienne, <text:span text:style-name="T2">à</text:span> Rome ou <text:span text:style-name="T2">à</text:span> Paris, pour un public blas<text:span text:style-name="T2">é</text:span> et riche. On peut consulter <text:span text:style-name="T2">à</text:span> ce propos les <text:span text:style-name="T2">é</text:span>tudes si int<text:span text:style-name="T2">é</text:span>ressantes de <text:soft-page-break/>M. E de Goncourt et de M. Jullien, sur l'art dramatique au dix-huiti<text:span text:style-name="T2">è</text:span>me si<text:span text:style-name="T2">è</text:span>cle. Nous ne traiterons que ces quelques points, car nous devons nous arr<text:span text:style-name="T2">ê</text:span>ter ici<text:span text:style-name="T4"> </text:span><text:span text:style-name="T2">:</text:span> il faudrait un volume pour noter, simplement, les ridicules de notre monstrueux art dramatique moderne. </text:p>
      <text:p text:style-name="P123">Apr<text:span text:style-name="T2">è</text:span>s avoir expos<text:span text:style-name="T2">é</text:span> les critiques de Wagner sur la mimique moderne, il nous faut maintenant <text:span text:style-name="T2">é</text:span>tudier la mimique telle qu'elle se pratique <text:span text:style-name="T2">à</text:span> Bayreuth. </text:p>
      <text:p text:style-name="P123">Dans ces ann<text:span text:style-name="T2">é</text:span>es 1849-50, o<text:span text:style-name="T2">ù</text:span> il voyait comme en un r<text:span text:style-name="T2">ê</text:span>ve ce qu'il devait r<text:span text:style-name="T2">é</text:span>aliser si miraculeusement en 1876 et 1882, il expose dans ses <text:span text:style-name="T2">é</text:span>crits sa th<text:span text:style-name="T2">é</text:span>orie de la mimique. Il suit dans son <text:span text:style-name="T2">é</text:span>tude les progr<text:span text:style-name="T2">è</text:span>s de l'<text:span text:style-name="T2">œ</text:span>il, dont il a d<text:span text:style-name="T2">é</text:span>fini plus haut la fonction artistique ; par suite les arts repr<text:span text:style-name="T2">é</text:span>sentatifs viendront les premiers, et avec eux les d<text:span text:style-name="T2">é</text:span>cors qu'il faut donner au drame<text:span text:style-name="T4"> </text:span><text:span text:style-name="T2">:</text:span> <text:span text:style-name="T2">«</text:span><text:span text:style-name="T4"> </text:span>La peinture, dit-il, repr<text:span text:style-name="T2">é</text:span>sentera (dans le th<text:span text:style-name="T2">éâ</text:span>tre) le paysage, qui, vivant, sera comme le fond devant lequel se manifestera l'homme vivant ; <text:span text:style-name="T33">la sc</text:span><text:span text:style-name="T15">è</text:span><text:span text:style-name="T33">ne, qui doit repr</text:span><text:span text:style-name="T15">é</text:span><text:span text:style-name="T33">senter l'image de la vie humaine, doit pouvoir contenir l'image de la nature pour la pleine compr</text:span><text:span text:style-name="T15">é</text:span><text:span text:style-name="T33">hension de la vie, dans laquelle l'homme se meut </text:span>(III, 73).<text:span text:style-name="T4"> </text:span><text:span text:style-name="T2">»</text:span> Ainsi, Wagner donnait au d<text:span text:style-name="T2">é</text:span>cor une signification tr<text:span text:style-name="T2">è</text:span>s importante pour l'action du drame, et lui attribuait m<text:span text:style-name="T2">ê</text:span>me une vie active. </text:p>
      <text:p text:style-name="P123">Apr<text:span text:style-name="T2">è</text:span>s le d<text:span text:style-name="T2">é</text:span>cor, vient l'homme, l'acteur. C'est ici que Wagner expose sa th<text:span text:style-name="T2">é</text:span>orie si vraie de la danse, dont nous allons donner les grandes lignes (III, 87). Il <text:span text:style-name="T2">é</text:span>tablit, comme base de son syst<text:span text:style-name="T2">è</text:span>me, que l'homme est en proie <text:span text:style-name="T2">à</text:span> un mouvement sans fin<text:span text:style-name="T4"> </text:span><text:span text:style-name="T2">:</text:span> <text:span text:style-name="T2">«</text:span><text:span text:style-name="T4"> </text:span>L'Art de la danse, dit-il, est le plus r<text:span text:style-name="T2">é</text:span>aliste de tous les arts. Il repr<text:span text:style-name="T2">é</text:span>sente l'homme vivant (anim<text:span text:style-name="T2">é</text:span>), non seulement dans une de ses parties, mais dans son <text:span text:style-name="T2">ê</text:span>tre entier de la plante des pieds jusqu'<text:span text:style-name="T2">à</text:span> la t<text:span text:style-name="T2">ê</text:span>te. Il y a diff<text:span text:style-name="T2">é</text:span>rents degr<text:span text:style-name="T2">é</text:span>s dans cet art<text:span text:style-name="T4"> </text:span><text:span text:style-name="T2">:</text:span> le sauvage, en effet, domin<text:span text:style-name="T2">é</text:span> par la passion, ne conna<text:span text:style-name="T2">î</text:span>t dans sa danse que le mouvement violent ou le repos apathique. L'homme civilis<text:span text:style-name="T2">é</text:span> se manifeste par la richesse et la diversit<text:span text:style-name="T2">é</text:span> des nuances entre les sentiments, et par un rythme plus complexe.<text:span text:style-name="T4"> </text:span><text:span text:style-name="T2">»</text:span></text:p>
      <text:p text:style-name="P123">Wagner caract<text:span text:style-name="T2">é</text:span>rise tr<text:span text:style-name="T2">è</text:span>s bien les diff<text:span text:style-name="T2">é</text:span>rents caract<text:span text:style-name="T2">è</text:span>res de la mimique de l'homme<text:span text:style-name="T4"> </text:span><text:span text:style-name="T2">:</text:span> plus l'homme en effet est grossier, plus la mimique est simple et d<text:span text:style-name="T2">é</text:span>sordonn<text:span text:style-name="T2">é</text:span>e. </text:p>
      <text:p text:style-name="P123">L'homme civilis<text:span text:style-name="T2">é</text:span> a une foule de mouvements moins violents, mais plus complexes. Tandis qu'il n'y a que les deux alternatives de mouvement brusque et de repos apathique dans les gestes des sauvages, le mouvement de l'homme civilis<text:span text:style-name="T2">é</text:span> est infini et bien plus significatif. Cette observation de Wagner montre que ce serait une erreur de croire, comme certains, que le mouvement manque chez l'homme <text:soft-page-break/>civilis<text:span text:style-name="T2">é</text:span> pour l'expression des <text:span text:style-name="T2">é</text:span>motions<text:span text:style-name="T4"> </text:span><text:span text:style-name="T2">:</text:span> il est moins visible parce qu'il est plus d<text:span text:style-name="T2">é</text:span>licatement manifest<text:span text:style-name="T2">é</text:span>. </text:p>
      <text:p text:style-name="P122"><text:span text:style-name="T48">Apr</text:span><text:span text:style-name="T51">è</text:span><text:span text:style-name="T48">s avoir expos</text:span><text:span text:style-name="T51">é</text:span><text:span text:style-name="T48"> sa th</text:span><text:span text:style-name="T51">é</text:span><text:span text:style-name="T48">orie, Wagner en vient </text:span><text:span text:style-name="T51">à</text:span><text:span text:style-name="T48"> son application pratique. – </text:span><text:span text:style-name="T51">Avant tout, il est une condition né</text:span><text:span text:style-name="T48">cessaire </text:span><text:span text:style-name="T51">à</text:span><text:span text:style-name="T48"> la repr</text:span><text:span text:style-name="T51">é</text:span><text:span text:style-name="T48">sentation d'une </text:span><text:span text:style-name="T51">œ</text:span><text:span text:style-name="T48">uvre quelconque, et Hector Berlioz l'avait vue, en m</text:span><text:span text:style-name="T51">ê</text:span><text:span text:style-name="T48">me temps que Wagner cette condition seule obtenue, le th</text:span><text:span text:style-name="T51">éâ</text:span><text:span text:style-name="T48">tre pourra avoir une signification, et, en France, dans le pays o</text:span><text:span text:style-name="T51">ù</text:span><text:span text:style-name="T48"> fleurit l'esp</text:span><text:span text:style-name="T51">è</text:span><text:span text:style-name="T48">ce cabotine, nous sommes encore loin de l'admettre. Wagner en fait la loi in</text:span><text:span text:style-name="T51">é</text:span><text:span text:style-name="T48">luctable du th</text:span><text:span text:style-name="T51">éâ</text:span><text:span text:style-name="T48">tre (Theatergeset)</text:span><text:span text:style-name="T54"> </text:span><text:span text:style-name="T51">:</text:span><text:span text:style-name="T48"> </text:span><text:span text:style-name="T51">«</text:span><text:span text:style-name="T54"> </text:span><text:span text:style-name="T48">L'autorit</text:span><text:span text:style-name="T51">é</text:span><text:span text:style-name="T48"> de l'auteur sur l'acteur, dit-il, doit </text:span><text:span text:style-name="T51">ê</text:span><text:span text:style-name="T48">tre sans limite.</text:span><text:span text:style-name="T54"> </text:span><text:span text:style-name="T51">»</text:span><text:span text:style-name="T48"> Dans son article sur les repr</text:span><text:span text:style-name="T51">é</text:span><text:span text:style-name="T48">sentations de 1876</text:span><text:note text:id="ftn40" text:note-class="footnote"><text:note-citation>24</text:note-citation><text:note-body><text:p text:style-name="P1"><text:span text:style-name="footnote_20_reference"><text:tab/> </text:span><text:span text:style-name="T93">Ein ruckblick auf das Bühnenfestspiel des Jahres 1882. </text:span></text:p></text:note-body></text:note><text:span text:style-name="T54"> </text:span><text:span text:style-name="T51">:</text:span><text:span text:style-name="T48"> </text:span><text:span text:style-name="T51">«</text:span><text:span text:style-name="T54"> </text:span><text:span text:style-name="T48">A cette repr</text:span><text:span text:style-name="T51">é</text:span><text:span text:style-name="T48">sentation, tout </text:span><text:span text:style-name="T51">é</text:span><text:span text:style-name="T48">tait une seule volont</text:span><text:span text:style-name="T51">é</text:span><text:span text:style-name="T48">, et les acteurs ont montr</text:span><text:span text:style-name="T51">é</text:span><text:span text:style-name="T48"> une ob</text:span><text:span text:style-name="T51">é</text:span><text:span text:style-name="T48">issance artistique </text:span><text:span text:style-name="T51">à</text:span><text:span text:style-name="T48"> nulle autre seconde.</text:span><text:span text:style-name="T54"> </text:span><text:span text:style-name="T51">»</text:span></text:p>
      <text:p text:style-name="P122"><text:span text:style-name="T48">M. Adolphe Jullien</text:span><text:note text:id="ftn41" text:note-class="endnote"><text:note-citation>q</text:note-citation><text:note-body><text:p text:style-name="Endnote"><text:span text:style-name="T48"><text:tab/>Jullien rapporte effectivement que Wagner refusa de poursuivre sa collaboration avec Melle Brandt à la fin des fêtes de 1882. Elle était pourtant une excellente Kundry mais elle travaillait ses rôles de son côté sans tenir compte des conseils de Wagner. Le compositeur préférait Mme Materna à qui il prodiguait tous ses éloges. Selon Jullien, pourtant, Brandt était la plus émouvante des trois Kundry qui se sont partagé les premières représentations de </text:span><text:span text:style-name="T33">Parsifal </text:span>à Bayreuth. Mais Wagner réglait les mises en scène lui-même et n’acceptait pas qu’on ne respectât pas ses indications de façon exemplaire. [NdE]</text:p><text:p text:style-name="Endnote"/></text:note-body></text:note><text:span text:style-name="T48"> sait r</text:span><text:span text:style-name="T51">é</text:span><text:span text:style-name="T48">pondre </text:span><text:span text:style-name="T51">à</text:span><text:span text:style-name="T48"> un sentiment bien fran</text:span><text:span text:style-name="T51">ç</text:span><text:span text:style-name="T48">ais en plaignant les acteurs qui </text:span><text:span text:style-name="T51">é</text:span><text:span text:style-name="T48">taient sous le joug de Richard Wagner</text:span><text:note text:id="ftn42" text:note-class="footnote"><text:note-citation>25</text:note-citation><text:note-body><text:p text:style-name="P232"><text:span text:style-name="footnote_20_reference"><text:tab/> </text:span><text:span text:style-name="T34">Richard Wagner</text:span><text:span text:style-name="T93">, par Ad. Jullien, à propos de madame Brandt. (P. 285 et 308.)</text:span></text:p></text:note-body></text:note><text:span text:style-name="T48">. – </text:span><text:span text:style-name="T51">Cet excè</text:span><text:span text:style-name="T48">s bienheureux du ma</text:span><text:span text:style-name="T51">î</text:span><text:span text:style-name="T48">tre servira de le</text:span><text:span text:style-name="T51">ç</text:span><text:span text:style-name="T48">on aux dramatistes futurs. – </text:span><text:span text:style-name="T51">Pouvait-il, d'ailleurs, tolé</text:span><text:span text:style-name="T48">rer qu'un acteur jou</text:span><text:span text:style-name="T51">â</text:span><text:span text:style-name="T48">t d'une autre fa</text:span><text:span text:style-name="T51">ç</text:span><text:span text:style-name="T48">on que celle qu'il avait indiqu</text:span><text:span text:style-name="T51">é</text:span><text:span text:style-name="T48">e</text:span><text:span text:style-name="T54"> </text:span><text:span text:style-name="T51">?</text:span><text:span text:style-name="T48"> – </text:span><text:span text:style-name="T51">Aprè</text:span><text:span text:style-name="T48">s les repr</text:span><text:span text:style-name="T51">é</text:span><text:span text:style-name="T48">sentations de la t</text:span><text:span text:style-name="T51">é</text:span><text:span text:style-name="T48">tralogie, au milieu des applaudissements du public il est revenu seul ; montrant ainsi que ses acteurs </text:span><text:span text:style-name="T51">é</text:span><text:span text:style-name="T48">taient l'expression de sa volont</text:span><text:span text:style-name="T51">é</text:span><text:span text:style-name="T48"> </text:span><text:span text:style-name="T72">(Wille), </text:span><text:span text:style-name="T48">et que c'</text:span><text:span text:style-name="T51">é</text:span><text:span text:style-name="T48">tait elle qu'il fallait applaudir. </text:span></text:p>
      <text:p text:style-name="P123">N<text:span text:style-name="T2">é</text:span>anmoins, le seul fait d'avoir jou<text:span text:style-name="T2">é</text:span> exactement ce que Wagner voulait est un titre incomparable de gloire pour un artiste, et les noms de Mmes Materna et Malten, de Schnorr, Gudchus, Scaria et de tant d'autres deviendront plus c<text:span text:style-name="T2">é</text:span>l<text:span text:style-name="T2">è</text:span>bres, par le seul fait que ceux qui les portaient ont pr<text:span text:style-name="T2">é</text:span>f<text:span text:style-name="T2">é</text:span>r<text:span text:style-name="T2">é</text:span> ob<text:span text:style-name="T2">é</text:span>ir <text:span text:style-name="T2">à</text:span> un ma<text:span text:style-name="T2">î</text:span>tre, que ceux qui essayent de se donner un renom particulier, et suivant l'ignoble argot du cabotinage, de tirer <text:span text:style-name="T2">à</text:span> eux la couverture. </text:p>
      <text:p text:style-name="P123">L'exemple donn<text:span text:style-name="T2">é</text:span> par les six premi<text:span text:style-name="T2">è</text:span>res chanteuses des grands th<text:span text:style-name="T2">éâ</text:span>tres de l'Allemagne qui ont entrepris des r<text:span text:style-name="T2">ô</text:span>les de coryph<text:span text:style-name="T2">é</text:span>es, les Filles-Fleurs de Klingsor,<text:span text:style-name="T2">»</text:span><text:span text:style-name="T4"> </text:span>que repr<text:span text:style-name="T2">é</text:span>sentaient avec un empressement joyeux des chanteuses de toutes les sc<text:span text:style-name="T2">è</text:span>nes <text:span text:style-name="T88">(tome </text:span>X, 356)<text:span text:style-name="T2">»</text:span>, est unique dans l'histoire de l'art. </text:p>
      <text:p text:style-name="P123">Une fois les acteurs soumis <text:span text:style-name="T2">à</text:span> sa pens<text:span text:style-name="T2">é</text:span>e, Wagner <text:span text:style-name="T2">é</text:span>tudie les r<text:span text:style-name="T2">é</text:span>formes <text:span text:style-name="T2">à</text:span> introduire dans leur mimique. </text:p>
      <text:p text:style-name="P123"><text:span text:style-name="T2">«</text:span><text:span text:style-name="T4"> </text:span>Nous reconn<text:span text:style-name="T2">û</text:span>mes bient<text:span text:style-name="T2">ô</text:span>t la n<text:span text:style-name="T2">é</text:span>cessit<text:span text:style-name="T2">é</text:span>, dit-il, de relever les mouvements <text:soft-page-break/>plastiques en leur donnant un rythme.<text:span text:style-name="T4"> </text:span><text:span text:style-name="T2">»</text:span> Comme le grand <text:span text:style-name="T2">é</text:span>loignement qui se trouve entre l'acteur et le spectateur est supprim<text:span text:style-name="T2">é</text:span> dans le th<text:span text:style-name="T2">éâ</text:span>tre de Bayreuth (voir plus haut), le premier peut exprimer les mouvements expressifs des <text:span text:style-name="T2">é</text:span>motions int<text:span text:style-name="T2">é</text:span>rieures, qui sont alors visibles pour le spectateur. – <text:span text:style-name="T2">Aux gestes exagé</text:span>r<text:span text:style-name="T2">é</text:span>s des bras, qu'il reprochait <text:span text:style-name="T2">à</text:span> l'instant aux acteurs, Wagner oppose des mouvements plus mod<text:span text:style-name="T2">é</text:span>r<text:span text:style-name="T2">é</text:span>s<text:span text:style-name="T4"> </text:span><text:span text:style-name="T2">:</text:span> <text:span text:style-name="T2">«</text:span><text:span text:style-name="T4"> </text:span>Nous pens<text:span text:style-name="T2">â</text:span>mes, dit-il, qu'une simple <text:span text:style-name="T2">é</text:span>l<text:span text:style-name="T2">é</text:span>vation du bras ou un mouvement caract<text:span text:style-name="T2">é</text:span>ristique de la main ou de la t<text:span text:style-name="T2">ê</text:span>te, suffirait <text:span text:style-name="T2">à</text:span> exprimer les <text:span text:style-name="T2">é</text:span>motions de l'acteur.<text:span text:style-name="T4"> </text:span><text:span text:style-name="T2">»</text:span></text:p>
      <text:p text:style-name="P123">A cette immobilit<text:span text:style-name="T2">é</text:span> contre nature du chanteur, <text:span text:style-name="T2">à</text:span> cette situation <text:span text:style-name="T2">é</text:span>trange o<text:span text:style-name="T2">ù</text:span> se trouvent les acteurs, dans les ensembles des op<text:span text:style-name="T2">é</text:span>ras, a cette n<text:span text:style-name="T2">é</text:span>cessit<text:span text:style-name="T2">é</text:span> enfin de parler devant le public ou de se d<text:span text:style-name="T2">é</text:span>rober aux trois-quarts <text:span text:style-name="T2">à</text:span> sa vue, Wagner rem<text:span text:style-name="T2">é</text:span>die par une simple attitude, bas<text:span text:style-name="T2">é</text:span>e sur l'observation de la nature<text:span text:style-name="T4"> </text:span><text:span text:style-name="T2">:</text:span> <text:span text:style-name="T2">«</text:span><text:span text:style-name="T4"> </text:span>Nous tir<text:span text:style-name="T2">â</text:span>mes, dit-il, de la passion m<text:span text:style-name="T2">ê</text:span>me du dialogue le changement de poses que nous cherchions<text:span text:style-name="T4"> </text:span><text:span text:style-name="T2">:</text:span> nous avions observ<text:span text:style-name="T2">é</text:span> que les accents les plus path<text:span text:style-name="T2">é</text:span>tiques de la fin d'une phrase donnaient lieu naturellement <text:span text:style-name="T2">à</text:span> un mouvement de la part du chanteur. <text:span text:style-name="T2">«</text:span><text:span text:style-name="T4"> </text:span>En effet, la force de l'expression se porte toujours <text:span text:style-name="T2">à</text:span> la fin d'une phrase, et, m<text:span text:style-name="T2">ê</text:span>me dans la conversation ordinaire, nous faisons involontairement un geste pour ponctuer en quelque sorte le sens de notre discours (tome X, 389 et sq.) <text:span text:style-name="T2">«</text:span><text:span text:style-name="T4"> </text:span>Ce mouvement fait faire <text:span text:style-name="T2">à</text:span> l'acteur un pas en avant et, en attendant la r<text:span text:style-name="T2">é</text:span>ponse, il tourne <text:span text:style-name="T2">à</text:span> demi le dos au public ; ce mouvement le montre en plein <text:span text:style-name="T2">à</text:span> son partenaire<text:span text:style-name="T4"> </text:span><text:span text:style-name="T2">:</text:span> celui-ci, en commen<text:span text:style-name="T2">ç</text:span>ant sa r<text:span text:style-name="T2">é</text:span>ponse, fait aussi un pas en avant, et, sans <text:span text:style-name="T2">ê</text:span>tre d<text:span text:style-name="T2">é</text:span>tourn<text:span text:style-name="T2">é</text:span> du public, il se trouve face <text:span text:style-name="T2">à</text:span> face avec le premier.<text:span text:style-name="T4"> </text:span><text:span text:style-name="T2">»</text:span> </text:p>
      <text:p text:style-name="P123">Ce jeu de sc<text:span text:style-name="T2">è</text:span>ne para<text:span text:style-name="T2">î</text:span>tra bien simple et indigne d'explication <text:span text:style-name="T2">à</text:span> nos critiques qui n'y verront <text:span text:style-name="T2">«</text:span><text:span text:style-name="T4"> </text:span>qu'un truc<text:span text:style-name="T4"> </text:span><text:span text:style-name="T2">»</text:span> comme un autre. Nous y voyons, au contraire, combien cette observation de la nature, qui caract<text:span text:style-name="T2">é</text:span>risait ce g<text:span text:style-name="T2">é</text:span>nie sensualiste, qu'on appelle Wagner, lui fournissait aussi bien le plus petit jeu de sc<text:span text:style-name="T2">è</text:span>ne que l'ensemble grandiose de son <text:span text:style-name="T2">œ</text:span>uvre. </text:p>
      <text:p text:style-name="P123">Nous n'insisterons pas plus longtemps sur la technique de l'art wagn<text:span text:style-name="T2">é</text:span>rien ; et nous allons la montrer appliqu<text:span text:style-name="T2">é</text:span>e au drame de <text:span text:style-name="T33">Parsifal</text:span> en suivant comme ordre dans notre <text:span text:style-name="T2">é</text:span>tude l'observation des diff<text:span text:style-name="T2">é</text:span>rentes esp<text:span text:style-name="T2">è</text:span>ces de mimique, que Wagner a indiqu<text:span text:style-name="T2">é</text:span>es. </text:p>
      <text:p text:style-name="P123">Nous nous adressons ici, est-il besoin de le dire, <text:span text:style-name="T2">à</text:span> ces personnes qui ont <text:span text:style-name="T2">é</text:span>t<text:span text:style-name="T2">é</text:span> <text:span text:style-name="T2">à</text:span> Bayreuth, ou qui connaissent au moins le sujet des drames wagn<text:span text:style-name="T2">ériens. – Il</text:span> nous est <text:soft-page-break/>en effet impossible, <text:span text:style-name="T2">à</text:span> cause du peu de place dont nous disposons, d'expliquer ici le sujet de <text:span text:style-name="T33">Parsifal</text:span>, qui a d'ailleurs <text:span text:style-name="T2">é</text:span>t<text:span text:style-name="T2">é</text:span> en g<text:span text:style-name="T2">é</text:span>n<text:span text:style-name="T2">é</text:span>ral suffisamment analys<text:span text:style-name="T2">é</text:span> par Mme Judith Gautier et M. Schur<text:span text:style-name="T2">é</text:span>. </text:p>
      <text:p text:style-name="P123">Nous ne pouvons, pour la m<text:span text:style-name="T2">ê</text:span>me raison, <text:span text:style-name="T2">é</text:span>tudier tous les gestes qui se trouvent dans ce drame ; nous nous bornerons <text:span text:style-name="T2">à</text:span> indiquer ce qui est unique dans l'histoire de l'art et ne se fait qu'<text:span text:style-name="T2">à</text:span> Bayreuth<text:span text:style-name="T4"> </text:span><text:span text:style-name="T2">:</text:span> nous voulons parler de cette mimique significative, qui suit, apr<text:span text:style-name="T2">è</text:span>s tant de si<text:span text:style-name="T2">è</text:span>cles, la tradition des ch<text:span text:style-name="T2">œ</text:span>urs des trag<text:span text:style-name="T2">é</text:span>dies antiques. </text:p>
      <text:p text:style-name="P123">Le d<text:span text:style-name="T2">é</text:span>cor est, certainement, ce qui frappe imm<text:span text:style-name="T2">é</text:span>diatement le<text:span text:style-name="T2">s yeux. – Il</text:span> <text:span text:style-name="T2">é</text:span>tait r<text:span text:style-name="T2">é</text:span>serv<text:span text:style-name="T2">é</text:span> <text:span text:style-name="T2">à</text:span> Wagner de faire entrer le d<text:span text:style-name="T2">é</text:span>cor dans la mimique, c'est-<text:span text:style-name="T2">à</text:span>-dire d'en faire une chose vivante. </text:p>
      <text:p text:style-name="P123">Il repr<text:span text:style-name="T2">é</text:span>sente le milieu ; et, en particulier dans <text:span text:style-name="T33">Parsifal</text:span>, o<text:span text:style-name="T2">ù</text:span> le milieu aura plusieurs fois <text:span text:style-name="T2">à</text:span> intervenir, nous pouvons lui reconna<text:span text:style-name="T2">î</text:span>tre une forme statique et une forme dynamique. En exposant le r<text:span text:style-name="T2">ô</text:span>le du d<text:span text:style-name="T2">é</text:span>cor, nous nous voyons forc<text:span text:style-name="T2">é</text:span>s d'entrer dans certains d<text:span text:style-name="T2">é</text:span>tails que nous devons reprendre en <text:span text:style-name="T2">é</text:span>tudiant la mimique propre aux personnages. Nous le ferons alors rapidement.</text:p>
      <text:p text:style-name="P123">Le d<text:span text:style-name="T2">é</text:span>cor agit par son <text:span text:style-name="T2">é</text:span>clairage, les principales directions de ses lignes, les quantit<text:span text:style-name="T2">é</text:span>s et les qualit<text:span text:style-name="T2">é</text:span>s de ses couleurs, ses <text:span text:style-name="T2">é</text:span>tats et ses mouvements. Il y a dans <text:span text:style-name="T33">Parsifal</text:span> deux grands tableaux par acte, et plusieurs modifications lentes ou instantan<text:span text:style-name="T2">é</text:span>es. Celles-ci pendant l'acte des enchantements. Dans les tableaux fixes, la lumi<text:span text:style-name="T2">è</text:span>re seule se modifie soit dans l'<text:span text:style-name="T2">é</text:span>l<text:span text:style-name="T2">é</text:span>vation du Gral au premier et au troisi<text:span text:style-name="T2">è</text:span>me, soit dans la radieuse intervention de la prairie. – <text:span text:style-name="T2">Cette premiè</text:span>re distinction faite, cherchons les principaux traits qui constituent l'action des d<text:span text:style-name="T2">é</text:span>cors sur l'<text:span text:style-name="T2">œ</text:span>il et pourquoi sont provoqu<text:span text:style-name="T2">é</text:span>es les impressions toutes premi<text:span text:style-name="T2">è</text:span>res et inconscientes. </text:p>
      <text:p text:style-name="P123">Dans le premier tableau, c'est la douceur de la lumi<text:span text:style-name="T2">è</text:span>re tranquille et un peu crue du matin, la s<text:span text:style-name="T2">é</text:span>r<text:span text:style-name="T2">é</text:span>nit<text:span text:style-name="T2">é</text:span> du lac qu'on devine derri<text:span text:style-name="T2">è</text:span>re un premier plan touffu <text:span text:style-name="T2">à</text:span> gauche, le rebord saillant du chemin <text:span text:style-name="T2">à</text:span> droite, et le grand arbre sous lequel dorment les <text:span text:style-name="T2">é</text:span>cuyers et Gurnemanz. – <text:span text:style-name="T2">Les lignes horizontale</text:span>s et les verticales se contrebalancent dans leur effet et le premier plan, accident<text:span text:style-name="T2">é</text:span>, sombre, projette en arri<text:span text:style-name="T2">è</text:span>re toute la paix lumineuse du lac, r<text:span text:style-name="T2">é</text:span>v<text:span text:style-name="T2">é</text:span>lant d'avance l'apaisement du bain, la seule partie active du milieu dans le premier tableau. </text:p>
      <text:p text:style-name="P123">Puis le d<text:span text:style-name="T2">é</text:span>cor se d<text:span text:style-name="T2">é</text:span>place de gauche <text:span text:style-name="T2">à</text:span> droite, lentement, dans un amoncellement obscur de taillis et de roches, bient<text:span text:style-name="T2">ô</text:span>t de colonnes vaguement apparues, et enfin un grand vide s'<text:span text:style-name="T2">é</text:span>tablit sur la sc<text:span text:style-name="T2">è</text:span>ne, en m<text:span text:style-name="T2">ê</text:span>me temps que l'acoustique se modifie <text:soft-page-break/>sensiblement gr<text:span text:style-name="T2">â</text:span>ce <text:span text:style-name="T2">à</text:span> la cavit<text:span text:style-name="T2">é</text:span> profonde. </text:p>
      <text:p text:style-name="P123">La lumi<text:span text:style-name="T2">è</text:span>re se fait et dessine peu <text:span text:style-name="T2">à</text:span> peu les lignes caract<text:span text:style-name="T2">é</text:span>ristiques de l'architecture du temple. Dans ce second tableau fixe, les verticales et les courbes dominent, mais dans une orientation parfaite. Les verticales sont repr<text:span text:style-name="T2">é</text:span>sent<text:span text:style-name="T2">é</text:span>es par les colonnades et par l'axe de la pyramide que formeront <text:span text:style-name="T2">à</text:span> la fin de l'acte le cercle des chevaliers prostern<text:span text:style-name="T2">é</text:span>s <text:span text:style-name="T2">à</text:span> la base, les servants et porteurs au pied de la table, <text:span text:style-name="T97">et, au </text:span>sommet, Amfortas <text:span text:style-name="T2">é</text:span>levant verticalement la coupe, le tout <text:span text:style-name="T2">é</text:span>clair<text:span text:style-name="T2">é</text:span> par le c<text:span text:style-name="T2">ô</text:span>ne lumineux dont le sommet est au-del<text:span text:style-name="T2">à</text:span> de la coupole. Les courbes ont toutes pour axe la verticale passant par l'endroit qu'occupera le Gral. Les tables de la sc<text:span text:style-name="T2">è</text:span>ne forment un cercle, les colonnes un cylindre, et la forme circulaire se manifeste partout, dans la coupole comme au pied des murailles. – <text:span text:style-name="T2">Les chevaliers dé</text:span>crivent une double courbe autour du cylindre m<text:span text:style-name="T2">é</text:span>dian, et ensuite encore une double courbe inverse dans son int<text:span text:style-name="T2">é</text:span>rieur en prenant leur place ; les seules directions qui rompent le syst<text:span text:style-name="T2">è</text:span>me circulaire sont l'attitude de Parsifal et le trajet des plus jeunes choristes allant d'une perte <text:span text:style-name="T2">à</text:span> l'autre ; mais tout ceci se passe dans l'ombre du premier plan. </text:p>
      <text:p text:style-name="P123">Au deuxi<text:span text:style-name="T2">è</text:span>me acte, nous sommes chez le n<text:span text:style-name="T2">é</text:span>cromancien ; le <text:span text:style-name="T88">zig-zag </text:span>et l'obscurit<text:span text:style-name="T2">é</text:span> dominent. L'escalier couvert de droite contribue beaucoup <text:span text:style-name="T2">à</text:span> l'aspect bizarre de la sc<text:span text:style-name="T2">è</text:span>ne ; aucune r<text:span text:style-name="T2">é</text:span>gularit<text:span text:style-name="T2">é</text:span>, aucun caract<text:span text:style-name="T2">è</text:span>re de cons<text:span text:style-name="T2">é</text:span>quence en aucun point. </text:p>
      <text:p text:style-name="P122"><text:span text:style-name="T48">Au fond, </text:span><text:span text:style-name="T51">à</text:span><text:span text:style-name="T48"> gauche, un ab</text:span><text:span text:style-name="T51">î</text:span><text:span text:style-name="T48">me devin</text:span><text:span text:style-name="T51">é</text:span><text:span text:style-name="T48">, coup</text:span><text:span text:style-name="T51">é</text:span><text:span text:style-name="T48"> horizontalement au ras du sol ; de cet ab</text:span><text:span text:style-name="T51">î</text:span><text:span text:style-name="T48">me vont monter verticalement des vapeurs bleu</text:span><text:span text:style-name="T51">â</text:span><text:span text:style-name="T48">tres, en volutes de plus en plus rapides d'o</text:span><text:span text:style-name="T51">ù</text:span><text:span text:style-name="T48"> se dessinera un bloc blafard, Kundry, immobile, fig</text:span><text:span text:style-name="T51">é</text:span><text:span text:style-name="T48">e dans son </text:span><text:span text:style-name="T51">é</text:span><text:span text:style-name="T48">vocation</text:span><text:note text:id="ftn43" text:note-class="footnote"><text:note-citation>26</text:note-citation><text:note-body><text:p text:style-name="P232"><text:span text:style-name="footnote_20_reference"><text:tab/> </text:span><text:span text:style-name="T93">Toute cette scène a lieu dans un espace étonnamment restreint et presque sans profondeur, quelques mètres à peine.</text:span></text:p></text:note-body></text:note><text:span text:style-name="T48">. </text:span></text:p>
      <text:p text:style-name="P123">Par un tr<text:span text:style-name="T2">è</text:span>s rapide changement <text:span text:style-name="T2">à</text:span> vue, nous entrons dans un milieu tr<text:span text:style-name="T2">è</text:span>s lumineux o<text:span text:style-name="T2">ù</text:span> la guirlande succ<text:span text:style-name="T2">è</text:span>de au zig-zag. </text:p>
      <text:p text:style-name="P123"><text:span text:style-name="T2">«</text:span><text:span text:style-name="T4"> </text:span>Brusquement, dit Wagner, l'<text:span text:style-name="T2">œ</text:span>il est <text:span text:style-name="T2">é</text:span>bloui par un amoncellement de couleurs <text:span text:style-name="T2">é</text:span>clatantes, un effet de rayonnement qui rend tout indistinct.<text:span text:style-name="T4"> </text:span><text:span text:style-name="T2">»</text:span> Aucune proportion, le monstrueux luxuriant apr<text:span text:style-name="T2">è</text:span>s le monstrueux terrible ; des fleurs <text:span text:style-name="T2">é</text:span>normes et touffues, des orchid<text:span text:style-name="T2">é</text:span>es gigantesques et bizarres sort un essaim de fleurs plus fr<text:span text:style-name="T2">ê</text:span>les, plus anim<text:span text:style-name="T2">é</text:span>es, vivantes, constamment mobiles ; <text:span text:style-name="T2">é</text:span>mergeant <text:span text:style-name="T2">à</text:span> peine de la v<text:span text:style-name="T2">é</text:span>g<text:span text:style-name="T2">é</text:span>tation, vagues, elles traversent la sc<text:span text:style-name="T2">è</text:span>ne en courant <text:span text:style-name="T2">ç</text:span>a et l<text:span text:style-name="T2">à</text:span> ; puis, tout <text:span text:style-name="T2">à</text:span> coup, le mouvement cesse et ces apparitions prennent corps en devenant immobiles<text:span text:style-name="T4"> </text:span><text:span text:style-name="T2">:</text:span> elles <text:soft-page-break/>sont couvertes de c<text:span text:style-name="T2">é</text:span>pales aux couleurs tendres remontant et descendant de la taille <text:span text:style-name="T2">à</text:span> mi-sein et <text:span text:style-name="T2">à</text:span> mi-jambe ; de fixes <text:span text:style-name="T2">é</text:span>tamines ondulent sur elles <text:span text:style-name="T2">à</text:span> chaque mouvement imperceptible. Au fond, une image soudaine vers laquelle tout semble converger, est la silhouette simple et placide de Parsifal, debout sur le rempart. Il descend et vient vers elles qui l'entourent, entrela<text:span text:style-name="T2">ç</text:span>ant leurs pas et leurs chants, formant un groupe de plus en plus inextricable, une enveloppante griserie de formes et de senteurs, un bouquet qui ne sera plus rompu, apr<text:span text:style-name="T2">è</text:span>s un court <text:span text:style-name="T2">é</text:span>pisode, que par l'appel profond et inattendu de Kundry. Alors la sc<text:span text:style-name="T2">è</text:span>ne change, le lacis des Filles-Fleurs, leur chor<text:span text:style-name="T2">é</text:span>tique si voluptueuse se dissipe et, autour de Kundry apparue, les fleurs v<text:span text:style-name="T2">é</text:span>g<text:span text:style-name="T2">é</text:span>tales reprennent leur noble cadence et leur balancement assoupi. </text:p>
      <text:p text:style-name="P123"><text:span text:style-name="T88">Le jardin, </text:span>pendant le dialogue, semble, comme un autre Paradou, les <text:span text:style-name="T2">é</text:span>couter et envelopper Parsifal de sa chaude <text:span text:style-name="T2">é</text:span>treinte<text:span text:style-name="T4"> </text:span>; les divers plans de <text:span text:style-name="T88">fleurs </text:span>et de feuillages color<text:span text:style-name="T2">é</text:span>s, d<text:span text:style-name="T2">é</text:span>j<text:span text:style-name="T2">à</text:span> transparents, semblent se rapprocher et s'<text:span text:style-name="T2">é</text:span>loigner les uns des autres, glissant doucement et toujours, et produire comme une aspiration irr<text:span text:style-name="T2">é</text:span>sistible, une fascination autour de Kundry <text:span text:style-name="T2">é</text:span>tendue... Et Parsifal est envelopp<text:span text:style-name="T2">é</text:span> dans cette involution, cette constriction du milieu brillant et chaudement color<text:span text:style-name="T2">é</text:span> qui ne se dissipera que quand <text:span text:style-name="T88">le charme </text:span>cessera d'op<text:span text:style-name="T2">é</text:span>rer, quand Kundry suppliante sera domin<text:span text:style-name="T2">é</text:span>e par un autre charme plus violent, la vision d'Amfortas, la blessure, qui, d<text:span text:style-name="T2">é</text:span>sormais, triomphante, appelle Parsifal loin d'elle, la lance en main, dans la ruine soudaine et d<text:span text:style-name="T2">é</text:span>finitive de toute cette hostilit<text:span text:style-name="T2">é</text:span> magique dont il ne reste plus que la mal<text:span text:style-name="T2">é</text:span>diction de Kundry et l'erreur attach<text:span text:style-name="T2">é</text:span>e au h<text:span text:style-name="T2">é</text:span>ros vainqueur. </text:p>
      <text:p text:style-name="P123">Au troisi<text:span text:style-name="T2">è</text:span>me acte, le premier plan tr<text:span text:style-name="T2">è</text:span>s sombre forme une sorte de grand cadre rectangulaire pour la prairie lumineuse au dernier plan. </text:p>
      <text:p text:style-name="P123">C'est le symbole et la merveille du Vendredi-Saint annonc<text:span text:style-name="T2">é</text:span>s par l'<text:span text:style-name="T2">é</text:span>veil doux et brillant d'une v<text:span text:style-name="T2">é</text:span>g<text:span text:style-name="T2">é</text:span>tation envahissante. Au premier plan, une triste hutte, maigrement d<text:span text:style-name="T2">é</text:span>coup<text:span text:style-name="T2">é</text:span>e sur le fond, si gai et si riche, des arbres <text:span text:style-name="T2">é</text:span>lev<text:span text:style-name="T2">é</text:span>s, et <text:span text:style-name="T2">à</text:span> droite une fontaine sous un massif de verdures amoncel<text:span text:style-name="T2">é</text:span>es. Comme au premier tableau, les lignes verticales et horizontales se contrebalancent, sauf en certains moments d'<text:span text:style-name="T2">é</text:span>l<text:span text:style-name="T2">é</text:span>vation solennelle et pieuse quand Parsifal s'agenouille devant la lance, quand Kundry, debout profile son ombre noire sur le fond, et plus tard, quand les trois silhouettes de Parsifal et Gumenanz, puis de Kundry, s'avancent lentement toutes sombres devant le rayonnement passionn<text:span text:style-name="T2">é</text:span>ment vif de la prairie illumin<text:span text:style-name="T2">é</text:span>e du soleil, d'o<text:span text:style-name="T2">ù</text:span> monte comme une hymne de couleurs, de lumi<text:span text:style-name="T2">è</text:span>res douces et resplendissantes <text:span text:style-name="T2">à</text:span> la fois. </text:p>
      <text:p text:style-name="P123"><text:soft-page-break/>Au contraire les horizontales sont donn<text:span text:style-name="T2">é</text:span>es par le plan l<text:span text:style-name="T2">é</text:span>g<text:span text:style-name="T2">è</text:span>rement ondul<text:span text:style-name="T2">é</text:span> de la prairie, la haie qui la borde, et d'autres fois par la prostration de Kundry. </text:p>
      <text:p text:style-name="P123">Le d<text:span text:style-name="T2">é</text:span>cor se met bient<text:span text:style-name="T2">ô</text:span>t en mouvement, mais de droite <text:span text:style-name="T2">à</text:span> gauche cette fois, et une ombre <text:span text:style-name="T2">é</text:span>paisse se r<text:span text:style-name="T2">é</text:span>pand sur le th<text:span text:style-name="T2">éâ</text:span>tre, un chaos d'arbres et de pierres, glissant lentement et confus<text:span text:style-name="T2">é</text:span>ment <text:span text:style-name="T2">à</text:span> travers des rafales de sonneries <text:span text:style-name="T2">é</text:span>clatantes et de grondements de plus en plus rythm<text:span text:style-name="T2">é</text:span>s. Dans la grande cavit<text:span text:style-name="T2">é</text:span> du temple d<text:span text:style-name="T2">é</text:span>sert les m<text:span text:style-name="T2">ê</text:span>mes lignes r<text:span text:style-name="T2">é</text:span>apparaissent peu <text:span text:style-name="T2">à</text:span> peu ; et il n'y a de diff<text:span text:style-name="T2">é</text:span>rence entre ce tableau et le second que dans la mimique des <text:span text:style-name="T88">per</text:span>sonnages et dans l'apparition de la colombe dans le c<text:span text:style-name="T2">ô</text:span>ne lumineux. </text:p>
      <text:p text:style-name="P123">Le d<text:span text:style-name="T2">é</text:span>cor examin<text:span text:style-name="T2">é</text:span>, nous allons passer su premier degr<text:span text:style-name="T2">é</text:span> de mimique, la premi<text:span text:style-name="T2">è</text:span>re perceptible <text:span text:style-name="T2">à</text:span> l'<text:span text:style-name="T2">œ</text:span>il, la plus accessible aux sens. </text:p>
      <text:p text:style-name="P123">Quand le rideau s'<text:span text:style-name="T2">é</text:span>carte lentement, on voit baign<text:span text:style-name="T2">é</text:span>e d'une clart<text:span text:style-name="T2">é</text:span> paisible une clairi<text:span text:style-name="T2">è</text:span>re dans un bois ; sous un arbre Gurnemanz et deux jeunes <text:span text:style-name="T2">é</text:span>cuyers sont endormis<text:span text:style-name="T4"> </text:span><text:span text:style-name="T2">:</text:span> ce tableau est comme la note caract<text:span text:style-name="T2">é</text:span>ristique du calme et du repos o<text:span text:style-name="T2">ù</text:span> se trouve le Gral. Il y a une sorte de grandeur triste et recueillie r<text:span text:style-name="T2">é</text:span>pandue dans ce paysage, dans l'<text:span text:style-name="T2">é</text:span>clairage de cette sc<text:span text:style-name="T2">è</text:span>ne, autour de laquelle on sent monter la fra<text:span text:style-name="T2">î</text:span>cheur de l'aube, du lac et les senteurs de la for<text:span text:style-name="T2">ê</text:span>t. Les chevaliers du Gral qui forment le ch<text:span text:style-name="T2">œ</text:span>ur de ce drame, ont une attitude et un costume simples ; les deux jeunes <text:span text:style-name="T2">é</text:span>cuyers, qui apparaissent enlac<text:span text:style-name="T2">é</text:span>s, apportant du lac d'o<text:span text:style-name="T2">ù</text:span> ils viennent la fra<text:span text:style-name="T2">î</text:span>cheur, repr<text:span text:style-name="T2">é</text:span>sentent la puret<text:span text:style-name="T2">é du Gral – comme, aussi</text:span>, le cort<text:span text:style-name="T2">è</text:span>ge de l'enterrement du Cygne. Un homme souffrant, le roi Amfortas, domine tout, de sa figure p<text:span text:style-name="T2">â</text:span>le, o<text:span text:style-name="T2">ù</text:span> le mal laisse cependant r<text:span text:style-name="T2">é</text:span>gner encore une sorte de calme r<text:span text:style-name="T2">é</text:span>sign<text:span text:style-name="T2">é</text:span> ; Gurnemanz, enfin, le vieux compagnon de Titurel, repr<text:span text:style-name="T2">é</text:span>sente l'ancien temps de splendeur guerri<text:span text:style-name="T2">è</text:span>re, par sa rudesse temp<text:span text:style-name="T2">é</text:span>r<text:span text:style-name="T2">é</text:span>e de douceur grave et paternelle quand il appuie sa main sur les cheveux blonds du jeune <text:span text:style-name="T2">é</text:span>cuyer, qui le regarde de ses yeux candides. </text:p>
      <text:p text:style-name="P123">La figure hagarde de la messag<text:span text:style-name="T2">è</text:span>re Kundry, d<text:span text:style-name="T2">é</text:span>tonne, pour ainsi dire, dans cette harmonie de poses, et la physionomie <text:span text:style-name="T2">é</text:span>tonn<text:span text:style-name="T2">é</text:span>e et gauche de l'innocent, de Parsifal. </text:p>
      <text:p text:style-name="P123">Les mouvements du ch<text:span text:style-name="T2">œ</text:span>ur sont surtout remarquables dans le second tableau du premier acte<text:span text:style-name="T4"> </text:span><text:span text:style-name="T2">:</text:span> on peut dire que c'est ce qui a fait le plus d'impression sur les spectateurs de Bayreuth, comme on pouvait s'en assurer par les conversations qui avaient lieu apr<text:span text:style-name="T2">è</text:span>s le th<text:span text:style-name="T2">éâ</text:span>tre. – <text:span text:style-name="T2">Dans une grande salle, dominé</text:span>e par une coupole, qui est encore plong<text:span text:style-name="T2">é</text:span>e dans l'obscurit<text:span text:style-name="T2">é</text:span>, on voit un cort<text:span text:style-name="T2">è</text:span>ge de chevaliers s'avancer d'un pas lent et avec un rythme cadenc<text:span text:style-name="T2">é</text:span> ; ils se rangent autour d'une table. </text:p>
      <text:p text:style-name="P123"><text:soft-page-break/>En ce moment une troupe de jeunes enfants traverse le devant de la sc<text:span text:style-name="T2">è</text:span>ne d'un pas plus rapide, puis une autre ; il y a deux rythmes de marche en pr<text:span text:style-name="T2">é</text:span>sence. </text:p>
      <text:p text:style-name="P123">Du fond, <text:span text:style-name="T2">à</text:span> droite, surgit un groupe marchant lentement et d'un air accabl<text:span text:style-name="T2">é</text:span>. En t<text:span text:style-name="T2">ê</text:span>te de ce groupe est la porteuse du Gral (mademoiselle Kramer) qui r<text:span text:style-name="T2">é</text:span>alise en son personnage tout un rythme, des pieds <text:span text:style-name="T2">à</text:span> la t<text:span text:style-name="T2">ê</text:span>te, formant une v<text:span text:style-name="T2">é</text:span>ritable harmonie de musique ; derri<text:span text:style-name="T2">è</text:span>re arrive le cort<text:span text:style-name="T2">è</text:span>ge du roi bless<text:span text:style-name="T2">é</text:span>. Le groupe se place et la sc<text:span text:style-name="T2">è</text:span>ne dramatique commence. Au moment de la c<text:span text:style-name="T2">é</text:span>r<text:span text:style-name="T2">é</text:span>monie, un cr<text:span text:style-name="T2">é</text:span>puscule envahit la salle, un rayon tombe du haut de la coupole, sur Amfortas et le saint Gral qu'il <text:span text:style-name="T2">é</text:span>l<text:span text:style-name="T2">è</text:span>ve<text:span text:style-name="T4"> </text:span><text:span text:style-name="T2">:</text:span> cette apparition empourpr<text:span text:style-name="T2">é</text:span>e devient alors le point de convergence de tous les regards. Puis la c<text:span text:style-name="T2">é</text:span>r<text:span text:style-name="T2">é</text:span>monie termin<text:span text:style-name="T2">é</text:span>e, le jour r<text:span text:style-name="T2">é</text:span>parait, et les chevaliers se s<text:span text:style-name="T2">é</text:span>parent, se perdant par degr<text:span text:style-name="T2">é</text:span>s dans l'obscurit<text:span text:style-name="T2">é</text:span>. Deux troupes d'<text:span text:style-name="T2">é</text:span>cuyers traversent la sc<text:span text:style-name="T2">è</text:span>ne. Le jour baisse, des portes se ferment avec un bruit qui se perd peu <text:span text:style-name="T2">à</text:span> peu sous les vo<text:span text:style-name="T2">û</text:span>tes. </text:p>
      <text:p text:style-name="P123">Voil<text:span text:style-name="T2">à</text:span> comment se pr<text:span text:style-name="T2">é</text:span>sente aux yeux du simple la <text:span text:style-name="T2">«</text:span><text:span text:style-name="T4"> </text:span>vision du Gral<text:span text:style-name="T4"> </text:span><text:span text:style-name="T2">» :</text:span> on peut s<text:span text:style-name="T2">é</text:span>parer cette sc<text:span text:style-name="T2">è</text:span>ne en deux parties<text:span text:style-name="T4"> </text:span><text:span text:style-name="T2">:</text:span> Parsifal et ce qu'il voit. Peu <text:span text:style-name="T2">à</text:span> peu, il est comme envelopp<text:span text:style-name="T2">é</text:span> et disparait en quelque sorte aux yeux du spectateur, puis il repara<text:span text:style-name="T2">î</text:span>t. Cette vision, d'une harmonie triste, ne s'accentue que lors des gestes d<text:span text:style-name="T2">é</text:span>sordonn<text:span text:style-name="T2">é</text:span>s d'Amfortas. Le miracle vient alors donner l'expression supr<text:span text:style-name="T2">ê</text:span>me du Gral, et, quand il est termin<text:span text:style-name="T2">é</text:span>, tout semble s'effacer, et Parsifal reste seul bien en vue. Quand il s'en va, ainsi que Guruemanz, le temple reste dans sa nudit<text:span text:style-name="T2">é</text:span> triste, portant l'empreinte d'une d<text:span text:style-name="T2">é</text:span>solation, <text:span text:style-name="T2">à</text:span> la chute du jour. </text:p>
      <text:p text:style-name="P123">Avec le second acte, surgit devant nous une rapide apparition de tout ce qu'il y a de noir et de mauvais dans le drame<text:span text:style-name="T4"> </text:span><text:span text:style-name="T2">:</text:span> si rapide qu'elle soit, son influence se fait sentir sur toute une partie de la mimique. Malgr<text:span text:style-name="T2">é</text:span> les reproches que MM. Schur<text:span text:style-name="T2">é</text:span> et Ernst ont adress<text:span text:style-name="T2">é</text:span> <text:span text:style-name="T2">à</text:span> Wagner <text:span text:style-name="T2">à</text:span> ce sujet, il n'<text:span text:style-name="T2">é</text:span>tait pas n<text:span text:style-name="T2">é</text:span>cessaire de plus d<text:span text:style-name="T2">é</text:span>velopper ce caract<text:span text:style-name="T2">è</text:span>re et cette attitude de magie, dont l'influence doit <text:span text:style-name="T2">ê</text:span>tre vague et surtout se comprendre d'apr<text:span text:style-name="T2">è</text:span>s les effets qu'elle produit sur la saintet<text:span text:style-name="T2">é</text:span> du Gral. Cette vision des gestes d<text:span text:style-name="T2">é</text:span>sordonn<text:span text:style-name="T2">é</text:span>s de Klingsor, de cette forme immobile et bleu<text:span text:style-name="T2">â</text:span>tre, de ces vapeurs sur ce fond noir, suffit <text:span text:style-name="T2">à</text:span> imprimer au spectateur une sensation d'horreur et de trouble. </text:p>
      <text:p text:style-name="P123">Nous avons parl<text:span text:style-name="T2">é</text:span> plus haut de la sc<text:span text:style-name="T2">è</text:span>ne des Fleurs, o<text:span text:style-name="T2">ù</text:span> se meut une sorte de ch<text:span text:style-name="T2">œ</text:span>ur de jeunes filles devant Parsifal immobile<text:span text:style-name="T4"> </text:span><text:span text:style-name="T2">:</text:span> il y a l<text:span text:style-name="T2">à</text:span> une gradation rapide, depuis la terreur jusqu'<text:span text:style-name="T2">à</text:span> l'enjouement et le rire. Le premier groupe se d<text:span text:style-name="T2">é</text:span>robe derri<text:span text:style-name="T2">è</text:span>re les saillies et revient, comme compos<text:span text:style-name="T2">é</text:span> de fleurs, et tourne autour du jeune <text:soft-page-break/>homme sur un rythme lent et voluptueux. Quand le second groupe se pr<text:span text:style-name="T2">é</text:span>cipite <text:span text:style-name="T2">à</text:span> son tour, la t<text:span text:style-name="T2">ê</text:span>te de Parsifal est comme perdue au milieu d'une mer de fleurs mouvantes. C'est alors que Kundry para<text:span text:style-name="T2">î</text:span>t, comme une incarnation splendide de la for<text:span text:style-name="T2">ê</text:span>t magique sur un lit de fleurs. Les autres fleurs disparaissent, comme balay<text:span text:style-name="T2">é</text:span>es par une volont<text:span text:style-name="T2">é</text:span> plus puissante. Etendue mollement, envelopp<text:span text:style-name="T2">é</text:span>e de son costume d'une richesse orientale et empreinte d'un charme calme et s<text:span text:style-name="T2">û</text:span>r de son pouvoir jusqu'au baiser fatal ; mais, <text:span text:style-name="T2">à</text:span> partir de ce moment, la mimique est intervertie<text:span text:style-name="T4"> </text:span><text:span text:style-name="T2">:</text:span> tandis que le simple se redresse dans sa force et dans sa vertu, Kundry commence <text:span text:style-name="T2">à</text:span> s'<text:span text:style-name="T2">é</text:span>garer dans ses gestes et dans ses paroles, comme tourment<text:span text:style-name="T2">é</text:span>e par une mal<text:span text:style-name="T2">é</text:span>diction qui l'emplit de trouble ; Parsifal a vaincu l'enchantement qu'il domine de son attitude r<text:span text:style-name="T2">é</text:span>solue, tandis que Kundry, affaiss<text:span text:style-name="T2">é</text:span>e sur elle-m<text:span text:style-name="T2">ê</text:span>me, le regarde dispara<text:span text:style-name="T2">î</text:span>tre et le suit d'un long regard. </text:p>
      <text:p text:style-name="P123">Le troisi<text:span text:style-name="T2">è</text:span>me acte est s<text:span text:style-name="T2">é</text:span>par<text:span text:style-name="T2">é</text:span> en deux tableaux comme le premier. Au milieu des clart<text:span text:style-name="T2">é</text:span>s de l'aube, appara<text:span text:style-name="T2">î</text:span>t le territoire du Gral<text:span text:style-name="T4"> </text:span><text:span text:style-name="T2">:</text:span> on aper<text:span text:style-name="T2">ç</text:span>oit une clairi<text:span text:style-name="T2">è</text:span>re au milieu de la for<text:span text:style-name="T2">ê</text:span>t, comme au premier acte ; au fond monte la prairie ; une hutte adoss<text:span text:style-name="T2">é</text:span>e aux rochers r<text:span text:style-name="T2">é</text:span>v<text:span text:style-name="T2">è</text:span>le seule la d<text:span text:style-name="T2">é</text:span>solation, tandis que la nature para<text:span text:style-name="T2">î</text:span>t joyeuse, dans son matin printanier. Toute la sc<text:span text:style-name="T2">è</text:span>ne de l'Enchantement du Vendredi-Saint, de cette puret<text:span text:style-name="T2">é</text:span> qui va de la nature aux hommes, se passe au milieu de cette nature primitive ; c'est en ce point que se rejoignent les deux destin<text:span text:style-name="T2">é</text:span>es de Kundry et de Parsifal<text:span text:style-name="T4"> </text:span><text:span text:style-name="T2">:</text:span> c'est l<text:span text:style-name="T2">à</text:span> qu'elles s'<text:span text:style-name="T2">é</text:span>purent et qu'elles triomphent. </text:p>
      <text:p text:style-name="P123">Nous assistons <text:span text:style-name="T2">à</text:span> ce moment au changement de d<text:span text:style-name="T2">é</text:span>cor, comme celui du premier acte, mais allant dans une direction contraire, Wagner nous explique lui-m<text:span text:style-name="T2">ê</text:span>me qu'il symbolise par l<text:span text:style-name="T2">à</text:span> l'impossibilit<text:span text:style-name="T2">é</text:span> d'arriver <text:span text:style-name="T2">à</text:span> ce Gral sans chemin (pfadlosen). Mais la musique surtout donne le caract<text:span text:style-name="T2">è</text:span>re <text:span text:style-name="T2">à</text:span> cette sc<text:span text:style-name="T2">è</text:span>ne ; nous y reviendrons dans le chapitre qui lui sera consacr<text:span text:style-name="T2">é</text:span>. Pour la derni<text:span text:style-name="T2">è</text:span>re fois, nous arrivons dans le temple de Gral, o<text:span text:style-name="T2">ù</text:span> tout semble dans la mimique rempli de trouble et d<text:span text:style-name="T2">é</text:span>sorganis<text:span text:style-name="T2">é</text:span><text:span text:style-name="T4"> </text:span><text:span text:style-name="T2">:</text:span> ce n'est plus une vision que nous avons devant nos yeux, mais une action dramatique violente, qui se passe sur le devant de la sc<text:span text:style-name="T2">è</text:span>ne, tandis qu'au premier acte tout se perdait dans le lointain. L'arriv<text:span text:style-name="T2">é</text:span>e de Parsifal et de Gurnemanz, suivis de Kundry, marque la fin de la mal<text:span text:style-name="T2">é</text:span>diction qui p<text:span text:style-name="T2">è</text:span>se sur le Gral. Le miracle se manifeste par les mains de Parsifal<text:span text:style-name="T4"> </text:span><text:span text:style-name="T2">:</text:span> tout reprend la puret<text:span text:style-name="T2">é</text:span> primitive, et le rideau, se refermant peu <text:span text:style-name="T2">à</text:span> peu, nous cache cette masse agenouill<text:span text:style-name="T2">é</text:span>e et ne nous laisse plus voir que la silhouette de l'homme pur et saint qui l<text:span text:style-name="T2">è</text:span>ve le Gral dans la lumi<text:span text:style-name="T2">è</text:span>re ! </text:p>
      <text:p text:style-name="P123"><text:soft-page-break/>Apr<text:span text:style-name="T2">è</text:span>s avoir vu la mimique dans son ensemble, nous allons l'<text:span text:style-name="T2">é</text:span>tudier dans le d<text:span text:style-name="T2">é</text:span>tail, en la suivant dans ses progr<text:span text:style-name="T2">è</text:span>s chez deux personnages<text:span text:style-name="T4"> </text:span><text:span text:style-name="T2">:</text:span> Kundry et Parsifal. Cette <text:span text:style-name="T2">é</text:span>tude nous fournira l'occasion d'exp<text:span text:style-name="T2">é</text:span>rimenter la justesse de l'observation de Wagner sur la diff<text:span text:style-name="T2">é</text:span>rence des mouvements brusques du sauvage avec ceux plus complexes de l'homme perfectionn<text:span text:style-name="T2">é</text:span>. Ces deux personnages, en effet, montrent dans leur action un progr<text:span text:style-name="T2">è</text:span>s continu. </text:p>
      <text:p text:style-name="P123">Nous commencerons par l'<text:span text:style-name="T2">é</text:span>tude du personnage de Kundry. </text:p>
      <text:p text:style-name="P123">Au milieu du calme triste qui r<text:span text:style-name="T2">è</text:span>gne sur le territoire du Gral, de cette masse sombre qui borde la clairi<text:span text:style-name="T2">è</text:span>re et semble fermer la limite d'un monde inconnu surgit une cr<text:span text:style-name="T2">é</text:span>ature sauvage, qui se pr<text:span text:style-name="T2">é</text:span>cipite sur la sc<text:span text:style-name="T2">è</text:span>ne. Ses mouvements sont d'une violence extr<text:span text:style-name="T2">ê</text:span>me ; peu <text:span text:style-name="T2">à</text:span> peu, on aper<text:span text:style-name="T2">ç</text:span>oit son costume. Elle porte une robe trouss<text:span text:style-name="T2">é</text:span>e tr<text:span text:style-name="T2">è</text:span>s haut pour pouvoir courir ; sa chevelure noire voltige, d<text:span text:style-name="T2">é</text:span>nou<text:span text:style-name="T2">é</text:span>e ; une ceinture, faite de peaux de serpents, entoure sa taille. Sa figure est caract<text:span text:style-name="T2">é</text:span>ristique ; elle est d'une couleur rouge<text:span text:style-name="T2">â</text:span>tre, et ses yeux, tant<text:span text:style-name="T2">ô</text:span>t <text:span text:style-name="T2">é</text:span>tincellent, tant<text:span text:style-name="T2">ô</text:span>t sont d'une fixit<text:span text:style-name="T2">é</text:span> mortelle. Apr<text:span text:style-name="T2">è</text:span>s avoir rempli sa mission et donn<text:span text:style-name="T2">é</text:span> le baume <text:span text:style-name="T2">à</text:span> Gurnemanz, elle se jette <text:span text:style-name="T2">à</text:span> terre, o<text:span text:style-name="T2">ù</text:span> elle forme une tache sombre. Pendant la plainte d'Amfortas et le r<text:span text:style-name="T2">é</text:span>cit des malheurs du Gral, elle semble prise d'un tremblement farouche, et se tourne et se retourne sur la terre, comme une poss<text:span text:style-name="T2">é</text:span>d<text:span text:style-name="T2">é</text:span>e. L'arriv<text:span text:style-name="T2">é</text:span>e de Parsifal semble la tirer de sa torpeur. Un seul instant, quand il tombe <text:span text:style-name="T2">é</text:span>vanoui, et quand elle court vers la source pour y chercher de l'eau, une sorte de douceur s'est r<text:span text:style-name="T2">é</text:span>pandue sur elle, mais ce n'est qu'un <text:span text:style-name="T2">é</text:span>clair<text:span text:style-name="T4"> </text:span><text:span text:style-name="T2">:</text:span> elle se d<text:span text:style-name="T2">é</text:span>tourne tristement devant le regard <text:span text:style-name="T2">é</text:span>tonn<text:span text:style-name="T2">é</text:span> de Gurnemanz. Pendant que Gurnemanz et Parsifal ne font plus attention <text:span text:style-name="T2">à</text:span> elle, elle se d<text:span text:style-name="T2">é</text:span>bat, dans une lutte ardente, contre la fatalit<text:span text:style-name="T2">é</text:span> qui l'entra<text:span text:style-name="T2">î</text:span>ne, tremble violemment, puis laisse tomber ses bras d'un air d<text:span text:style-name="T2">é</text:span>courag<text:span text:style-name="T2">é</text:span>, et semble s'ab<text:span text:style-name="T2">î</text:span>mer dans la for<text:span text:style-name="T2">ê</text:span>t. </text:p>
      <text:p text:style-name="P123">En r<text:span text:style-name="T2">é</text:span>sum<text:span text:style-name="T2">é</text:span>, dans le premier acte, sauf ce mouvement de piti<text:span text:style-name="T2">é</text:span> qui l'a saisie, ses gestes et ses attitudes sont d'une douloureuse poss<text:span text:style-name="T2">é</text:span>d<text:span text:style-name="T2">é</text:span>e<text:span text:style-name="T4"> </text:span><text:span text:style-name="T2">:</text:span> tant<text:span text:style-name="T2">ô</text:span>t agit<text:span text:style-name="T2">é</text:span>e et frissonnante, tant<text:span text:style-name="T2">ô</text:span>t compl<text:span text:style-name="T2">è</text:span>tement raidie dans son immobilit<text:span text:style-name="T2">é</text:span>. </text:p>
      <text:p text:style-name="P123">Au second acte, apr<text:span text:style-name="T2">è</text:span>s l'<text:span text:style-name="T2">é</text:span>vocation de Klingsor, nous voyons surgir une forme au milieu de la lueur bleue<text:span text:style-name="T4"> </text:span><text:span text:style-name="T2">:</text:span> elle semble s'y confondre dans un sommeil l<text:span text:style-name="T2">é</text:span>thargique. Au milieu de cris, de rires stridents, de lamentations qui vont du hurlement jusqu'au sourd murmure, elle se d<text:span text:style-name="T2">é</text:span>bat sous le pouvoir du magicien, puis dispara<text:span text:style-name="T2">î</text:span>t, en m<text:span text:style-name="T2">ê</text:span>me temps que la lueur qui l'entoure. </text:p>
      <text:p text:style-name="P123">Apr<text:span text:style-name="T2">è</text:span>s la poss<text:span text:style-name="T2">é</text:span>d<text:span text:style-name="T2">é</text:span>e passive, nous allons voir dans le second tableau la poss<text:span text:style-name="T2">é</text:span>d<text:span text:style-name="T2">é</text:span>e <text:soft-page-break/>active, dans le jardin enchant<text:span text:style-name="T2">é</text:span>. </text:p>
      <text:p text:style-name="P123">Quand elle appara<text:span text:style-name="T2">î</text:span>t, comme une fleur plus resplendissante que les autres fleurs, rev<text:span text:style-name="T2">ê</text:span>tue d'un costume <text:span text:style-name="T2">é</text:span>trange qui n'appartient <text:span text:style-name="T2">à</text:span> aucune <text:span text:style-name="T2">é</text:span>poque, elle repr<text:span text:style-name="T2">é</text:span>sente la s<text:span text:style-name="T2">é</text:span>duction profonde oppos<text:span text:style-name="T2">é</text:span>e <text:span text:style-name="T2">à</text:span> ce charme joyeux des jeunes filles, exerc<text:span text:style-name="T2">é</text:span>e contre le pur et l'ignorant. Les gestes sont empreints d'une mollesse suave, au moment o<text:span text:style-name="T2">ù</text:span> elle se penche sur Parsifal, enlace son cou de son bras <text:span text:style-name="T2">é</text:span>blouissant, et l'attache <text:span text:style-name="T2">à</text:span> elle par un long baiser. Quand elle voit que Parsifal <text:span text:style-name="T2">é</text:span>chappe <text:span text:style-name="T2">à</text:span> son influence, <text:span text:style-name="T2">é</text:span>tonn<text:span text:style-name="T2">é</text:span>e, puis saisie par une admiration douloureuse, elle essaie de le retenir. Pendant le r<text:span text:style-name="T2">é</text:span>cit de sa possession, elle semble repasser par toute cette vie d<text:span text:style-name="T2">é</text:span>sesp<text:span text:style-name="T2">é</text:span>r<text:span text:style-name="T2">é</text:span>e (Fluch) ; sa col<text:span text:style-name="T2">è</text:span>re m<text:span text:style-name="T2">é</text:span>lang<text:span text:style-name="T2">é</text:span>e de supplication, va grandissante jusqu'<text:span text:style-name="T2">à</text:span> l'explosion finale, o<text:span text:style-name="T2">ù</text:span> elle appelle <text:span text:style-name="T2">à</text:span> son secours le magicien. Puis elle tombe foudroy<text:span text:style-name="T2">é</text:span>e au milieu de l'effondrement du sortil<text:span text:style-name="T2">è</text:span>ge et, quand Parsifal s'en va, elle se rel<text:span text:style-name="T2">è</text:span>ve et le suit d'un long regard. </text:p>
      <text:p text:style-name="P123">Nous arrivons enfin <text:span text:style-name="T2">à</text:span> ce troisi<text:span text:style-name="T2">è</text:span>me acte, o<text:span text:style-name="T2">ù</text:span> le r<text:span text:style-name="T2">ô</text:span>le de Kundry, sauf les deux mots<text:span text:style-name="T4"> </text:span><text:span text:style-name="T2">:</text:span> dienen, dienen (servir), qui sont l'explication de ses gestes, n'est que mimique. Nous avons, jusque maintenant, n<text:span text:style-name="T2">é</text:span>glig<text:span text:style-name="T2">é</text:span> de parler des acteurs ; mais il nous faut ici parler de Mlle M<text:span text:style-name="T88">alten, </text:span>quand cela ne serait que pour la donner comme exemple <text:span text:style-name="T2">à</text:span> tous nos acteurs<text:span text:style-name="T4"> </text:span><text:span text:style-name="T2">:</text:span> elle arrive, dans ce dernier acte, o<text:span text:style-name="T2">ù</text:span> elle n'a rien <text:span text:style-name="T2">à</text:span> chanter, o<text:span text:style-name="T2">ù</text:span> elle ne fait que jouer, <text:span text:style-name="T2">à</text:span> un degr<text:span text:style-name="T2">é</text:span> de perfection, qui nous cause presque de l'<text:span text:style-name="T2">é</text:span>blouissement <text:span text:style-name="T2">à</text:span> nous autres, spectateurs fran<text:span text:style-name="T2">ç</text:span>ais, tant ses poses sont justes, et admirable son expression de figure. </text:p>
      <text:p text:style-name="P123">Lorsqu'elle se r<text:span text:style-name="T2">é</text:span>veille de sa l<text:span text:style-name="T2">é</text:span>thargie et se dresse, Kundry nous appara<text:span text:style-name="T2">î</text:span>t couverte d'une robe de p<text:span text:style-name="T2">è</text:span>lerin ; une transformation s'est faite, en elle ; son visage n'a plus cette couleur ardente, propre aux ensorcel<text:span text:style-name="T2">é</text:span>es, mais est p<text:span text:style-name="T2">â</text:span>le, encadr<text:span text:style-name="T2">é</text:span> par de longs cheveux noirs, pendants. Son attitude est empreinte d'une sorte de calme attendri. Elle regarde longuement Gurnemanz, puis, comme honteuse du d<text:span text:style-name="T2">é</text:span>sordre de ses habits, elle arrange son v<text:span text:style-name="T2">ê</text:span>tement et sa chevelure, presque craintivement, dans une posture de servante. Tandis que Gurnemanz la regarde <text:span text:style-name="T2">é</text:span>tonn<text:span text:style-name="T2">é</text:span>, elle se dirige lentement vers la hutte et en sort bient<text:span text:style-name="T2">ô</text:span>t, portant une cruche et va vers la fontaine. </text:p>
      <text:p text:style-name="P123">Nous ne voyons plus ici des mouvements brusques, mais des gestes mesur<text:span text:style-name="T2">é</text:span>s, soumis <text:span text:style-name="T2">à</text:span> un rythme doux et tranquille. Lorsque le vieillard interroge Parsifal, elle d<text:span text:style-name="T2">é</text:span>tourne son visage, et sa silhouette noire et d<text:span text:style-name="T2">é</text:span>sol<text:span text:style-name="T2">é</text:span>e se rattache sur le <text:soft-page-break/>resplendissement printanier de la prairie. Quand Parsifal tombe inanim<text:span text:style-name="T2">é</text:span>, elle ne met plus de brusquerie <text:span text:style-name="T2">à</text:span> lui porter secours, mais elle apporte de l'eau avec un empressement humble. Elle lui d<text:span text:style-name="T2">é</text:span>lace les jambi<text:span text:style-name="T2">è</text:span>res, lui lave les pieds, agenouill<text:span text:style-name="T2">é</text:span>e, et les lui essuie avec ses cheveux, qu'elle a rapidement d<text:span text:style-name="T2">é</text:span>nou<text:span text:style-name="T2">é</text:span>s, tandis que Parsifal la regarde avec un <text:span text:style-name="T2">é</text:span>tonnement silencieux. Nous arrivons enfin <text:span text:style-name="T2">à</text:span> cet admirable tableau, o<text:span text:style-name="T2">ù</text:span> elle forme avec Gurnemanz et Parsifal ce groupe qui est rest<text:span text:style-name="T2">é</text:span> dans la m<text:span text:style-name="T2">é</text:span>moire de tous ceux qui ont pu le voir<text:span text:style-name="T4"> </text:span><text:span text:style-name="T2">:</text:span> le vieillard b<text:span text:style-name="T2">é</text:span>nissant Parsifal assis et rayonnant dans sa robe blanche, tandis que Kundry l<text:span text:style-name="T2">è</text:span>ve les yeux sur lui, comme an<text:span text:style-name="T2">é</text:span>antie dans sa contemplation. </text:p>
      <text:p text:style-name="P123">Quand Parsifal la baptise, elle incline la t<text:span text:style-name="T2">ê</text:span>te tr<text:span text:style-name="T2">è</text:span>s bas, jusqu'<text:span text:style-name="T2">à</text:span> terre, comme succombant <text:span text:style-name="T2">à</text:span> l'<text:span text:style-name="T2">é</text:span>motion<text:span text:style-name="T4"> </text:span><text:span text:style-name="T2">:</text:span> elle s'<text:span text:style-name="T2">é</text:span>tend <text:span text:style-name="T2">à</text:span> terre, secou<text:span text:style-name="T2">é</text:span>e par les sanglots ; puis le regard de Parsifal semble l'attirer <text:span text:style-name="T2">à</text:span> lui, elle rel<text:span text:style-name="T2">è</text:span>ve la t<text:span text:style-name="T2">ê</text:span>te et le regarde avec un calme p<text:span text:style-name="T2">é</text:span>n<text:span text:style-name="T2">é</text:span>tr<text:span text:style-name="T2">é</text:span>, tandis qu'il l'embrasse au front. Elle est d<text:span text:style-name="T2">é</text:span>sormais li<text:span text:style-name="T2">é</text:span>e <text:span text:style-name="T2">à</text:span> lui, et, quand il se l<text:span text:style-name="T2">è</text:span>ve pour accomplir sa mission, elle le suit un peu <text:span text:style-name="T2">à</text:span> distance ; enfin, dans le tableau de la splendeur du Gral, elle rampe jusqu'<text:span text:style-name="T2">à</text:span> l'autel, o<text:span text:style-name="T2">ù</text:span>, le regard fix<text:span text:style-name="T2">é</text:span> sur le sauveur, elle s'affaisse lentement, inanim<text:span text:style-name="T2">é</text:span>e. </text:p>
      <text:p text:style-name="P123">Tel se pr<text:span text:style-name="T2">é</text:span>sente <text:span text:style-name="T2">à</text:span> nous ce personnage de Kundry, avec l'<text:span text:style-name="T2">é</text:span>volution de son caract<text:span text:style-name="T2">è</text:span>re, partant de la sauvagerie d<text:span text:style-name="T2">é</text:span>moniaque pour arriver <text:span text:style-name="T2">à</text:span> la saintet<text:span text:style-name="T2">é</text:span> la plus pure. </text:p>
      <text:p text:style-name="P123">Le r<text:span text:style-name="T2">ô</text:span>le de Parsifal est encore plus int<text:span text:style-name="T2">é</text:span>ressant <text:span text:style-name="T2">à</text:span> <text:span text:style-name="T2">é</text:span>tudier au point de vue de la mimique, que celui de Kundry ; car ici le personnage est plus r<text:span text:style-name="T2">é</text:span>el et plus humain.</text:p>
      <text:p text:style-name="P122"><text:span text:style-name="T48">Apr</text:span><text:span text:style-name="T51">è</text:span><text:span text:style-name="T48">s le meurtre du cygne, nous le voyons appara</text:span><text:span text:style-name="T51">î</text:span><text:span text:style-name="T48">tre, t</text:span><text:span text:style-name="T51">ê</text:span><text:span text:style-name="T48">te-nue et v</text:span><text:span text:style-name="T51">ê</text:span><text:span text:style-name="T48">tu sauvagement. Ses gestes sont lourds et gauches</text:span><text:span text:style-name="T54"> </text:span><text:span text:style-name="T51">:</text:span><text:span text:style-name="T48"> il a l'air </text:span><text:span text:style-name="T51">é</text:span><text:span text:style-name="T48">tonn</text:span><text:span text:style-name="T51">é</text:span><text:span text:style-name="T48"> comme un innocent (c'est le mot populaire qui peut le mieux rendre l'expression allemande</text:span><text:span text:style-name="T54"> </text:span><text:span text:style-name="T51">:</text:span><text:span text:style-name="T48"> thor) ; il pleure, rit, brusquement ; les </text:span><text:span text:style-name="T51">é</text:span><text:span text:style-name="T48">motions le trouvent sans force, et le r</text:span><text:span text:style-name="T51">é</text:span><text:span text:style-name="T48">cit de la mort de sa m</text:span><text:span text:style-name="T51">è</text:span><text:span text:style-name="T48">re le fait souffrir comme une blessure ; il bondit pour </text:span><text:span text:style-name="T51">é</text:span><text:span text:style-name="T48">trangler Kundry, puis tombe inanim</text:span><text:span text:style-name="T51">é</text:span><text:span text:style-name="T54"> </text:span><text:span text:style-name="T51">:</text:span><text:span text:style-name="T48"> c'est bien l</text:span><text:span text:style-name="T51">à</text:span><text:span text:style-name="T48"> le sauvage, le grand enfant. Apr</text:span><text:span text:style-name="T51">è</text:span><text:span text:style-name="T48">s </text:span><text:span text:style-name="T51">ê</text:span><text:span text:style-name="T48">tre entr</text:span><text:span text:style-name="T51">é</text:span><text:span text:style-name="T48"> dans la salle du </text:span><text:span text:style-name="T67">Gral, il </text:span><text:span text:style-name="T48">se tient immobile, inerte en face de cette vision de douleur ; les gestes</text:span><text:note text:id="ftn44" text:note-class="footnote"><text:note-citation>27</text:note-citation><text:note-body><text:p text:style-name="P232"><text:span text:style-name="footnote_20_reference"><text:tab/> </text:span><text:span text:style-name="T93">Jeu de scène indiqué dans la partition, et que nous n'avons pas vu à Bayreuth. </text:span></text:p></text:note-body></text:note><text:span text:style-name="T48"> des chevaliers qui l'invitent </text:span><text:span text:style-name="T51">à</text:span><text:span text:style-name="T48"> venir, il ne les comprend pas. Quand la plainte d'Amfortas atteint sa plus grande intensit</text:span><text:span text:style-name="T51">é</text:span><text:span text:style-name="T48">, il porte la main </text:span><text:span text:style-name="T51">à</text:span><text:span text:style-name="T48"> son c</text:span><text:span text:style-name="T51">œ</text:span><text:span text:style-name="T48">ur</text:span><text:note text:id="ftn45" text:note-class="footnote"><text:note-citation>28</text:note-citation><text:note-body><text:p text:style-name="P1"><text:span text:style-name="footnote_20_reference"><text:tab/> </text:span><text:span text:style-name="T93">M. Winkelmann fait seul ce geste. </text:span></text:p></text:note-body></text:note><text:span text:style-name="T48">, comme s'il venait d'y recevoir une nouvelle blessure, puis reste sans mouvement. </text:span><text:soft-page-break/><text:span text:style-name="T48">Une sorte de douleur source l'a envahi, la souffrance de son ignorance, et il secoue la t</text:span><text:span text:style-name="T51">ê</text:span><text:span text:style-name="T48">te tristement pour r</text:span><text:span text:style-name="T51">é</text:span><text:span text:style-name="T48">pondre aux questions de Gurnemanz. </text:span></text:p>
      <text:p text:style-name="P123">Dans le jardin, il appara<text:span text:style-name="T2">î</text:span>t dans sa puret<text:span text:style-name="T2">é</text:span> (rein), au milieu des Filles-Fleurs. Il semble amolli par leur contact, mais sa sauvagerie repara<text:span text:style-name="T2">î</text:span>t. Il les repousse et veut fuir, quand la voix de Kundry l'arr<text:span text:style-name="T2">ê</text:span>te. </text:p>
      <text:p text:style-name="P122"><text:span text:style-name="T48">Nous allons d</text:span><text:span text:style-name="T51">é</text:span><text:span text:style-name="T48">montrer, par le seul moyen de la mimique, l'erreur dans laquelle est tomb</text:span><text:span text:style-name="T51">é</text:span><text:span text:style-name="T48"> M. Schur</text:span><text:span text:style-name="T51">é</text:span><text:note text:id="ftn46" text:note-class="footnote"><text:note-citation>29</text:note-citation><text:note-body><text:p text:style-name="P232"><text:span text:style-name="footnote_20_reference"><text:tab/> </text:span><text:span text:style-name="T34">Revue Wagnérienne</text:span><text:span text:style-name="T93">, X, 1885 (p. 285).</text:span></text:p></text:note-body></text:note><text:span text:style-name="T48">, qui trouve absurde </text:span><text:span text:style-name="T51">«</text:span><text:span text:style-name="T54"> </text:span><text:span text:style-name="T48">qu'un jeune homme, qui n'est apr</text:span><text:span text:style-name="T51">è</text:span><text:span text:style-name="T48">s tout qu'un niais, p</text:span><text:span text:style-name="T51">é</text:span><text:span text:style-name="T48">n</text:span><text:span text:style-name="T51">è</text:span><text:span text:style-name="T48">tre </text:span><text:span text:style-name="T64">d'un seul coup</text:span><text:span text:style-name="T48"> toutes les profondeurs de la religion et de la philosophie parce qu'une femme a pos</text:span><text:span text:style-name="T51">é</text:span><text:span text:style-name="T48"> ses l</text:span><text:span text:style-name="T51">è</text:span><text:span text:style-name="T48">vres sur les siennes !</text:span><text:span text:style-name="T54"> </text:span><text:span text:style-name="T51">»</text:span></text:p>
      <text:p text:style-name="P123">Nous ne discutons ici que l'expression<text:span text:style-name="T4"> </text:span><text:span text:style-name="T2">:</text:span> <text:span text:style-name="T2">«</text:span><text:span text:style-name="T4"> </text:span>d'un seul coup<text:span text:style-name="T4"> </text:span><text:span text:style-name="T2">»</text:span>. Nous avons montr<text:span text:style-name="T2">é</text:span> dans le premier acte cette <text:span text:style-name="T2">é</text:span>motion int<text:span text:style-name="T2">é</text:span>rieure que l'innocent <text:span text:style-name="T2">é</text:span>prouvait devant la passion du Gral, cette douleur compatissante qui le frappait au c<text:span text:style-name="T2">œ</text:span>ur. La sc<text:span text:style-name="T2">è</text:span>ne des Filles-Fleurs a adouci son humeur sauvage. Son nom prononc<text:span text:style-name="T2">é</text:span> l'a frapp<text:span text:style-name="T2">é</text:span> d'une surprise, comme si un souvenir vague remontait dans son esprit. </text:p>
      <text:p text:style-name="P123">Pendant le r<text:span text:style-name="T2">é</text:span>cit de la mort de sa m<text:span text:style-name="T2">è</text:span>re, il reprend possession de sa vie pass<text:span text:style-name="T2">é</text:span>e, et il n'a plus rien du d<text:span text:style-name="T2">é</text:span>sespoir bestial, quand il pleure, agenouill<text:span text:style-name="T2">é</text:span> pr<text:span text:style-name="T2">è</text:span>s de Kundry ; il est devenu homme. </text:p>
      <text:p text:style-name="P123">On voit donc que le baiser de Kundry, lui faisant comprendre la femme et son pouvoir, ne fait que compl<text:span text:style-name="T2">é</text:span>ter l'<text:span text:style-name="T2">œ</text:span>uvre de ces diff<text:span text:style-name="T2">é</text:span>rentes influences ; et, quand il bondit en criant <text:span text:style-name="T2">«</text:span><text:span text:style-name="T4"> </text:span>Amfortas !<text:span text:style-name="T4"> </text:span><text:span text:style-name="T2">»</text:span> lui, ce <text:span text:style-name="T33">reine thor</text:span>, est devenu le <text:span text:style-name="T33">durch mittleid wissend</text:span>. </text:p>
      <text:p text:style-name="P123">Jamais l'exaltation, dans aucune <text:span text:style-name="T2">œ</text:span>uvre, n'a eu un aussi grand caract<text:span text:style-name="T2">è</text:span>re qu'<text:span text:style-name="T2">à</text:span> ce moment de repentir, de terrible frayeur, o<text:span text:style-name="T2">ù</text:span> Parsifal tombe <text:span text:style-name="T2">à</text:span> genoux. Le flot de la gr<text:span text:style-name="T2">â</text:span>ce semble agiter tout son <text:span text:style-name="T2">ê</text:span>tre, c'est le point culminant du drame. Une vie nouvelle semble violemment prendre possession de lui, et il se l<text:span text:style-name="T2">è</text:span>ve comme transfigur<text:span text:style-name="T2">é</text:span> par ce bain de pri<text:span text:style-name="T2">è</text:span>re et de souvenir. Il est envelopp<text:span text:style-name="T2">é</text:span> d'une grandeur calme et attendrie, et il repousse doucement l'enchanteresse. Devant la menace de Klingsor, il reste grave et immobile, et c'est avec un enthousiasme inspir<text:span text:style-name="T2">é</text:span> qu'il brandit la sainte lance et qu'il quitte le jardin, vainqueur. </text:p>
      <text:p text:style-name="P123">Quand il appara<text:span text:style-name="T2">î</text:span>t au troisi<text:span text:style-name="T2">è</text:span>me acte, fatigu<text:span text:style-name="T2">é</text:span> de son voyage d'<text:span text:style-name="T2">é</text:span>preuve, couvert d'une armure noire, le heaume ferm<text:span text:style-name="T2">é</text:span> et la lance inclin<text:span text:style-name="T2">é</text:span>e, un nouveau caract<text:span text:style-name="T2">è</text:span>re s'est imprim<text:span text:style-name="T2">é</text:span> en lui. En apprenant o<text:span text:style-name="T2">ù</text:span> il se trouve, il plante sa lance en terre, y appuie son <text:soft-page-break/><text:span text:style-name="T2">é</text:span>p<text:span text:style-name="T2">é</text:span>e et son bouclier, et ouvre son heaume ; on reconna<text:span text:style-name="T2">î</text:span>t alors Parsifal dont les cheveux blonds couvrent les <text:span text:style-name="T2">é</text:span>paules ; sa figure est comme allong<text:span text:style-name="T2">é</text:span>e par une sorte de virilit<text:span text:style-name="T2">é</text:span> <text:span text:style-name="T2">é</text:span>nergique ; il a une t<text:span text:style-name="T2">ê</text:span>te de Christ souffrant. </text:p>
      <text:p text:style-name="P123">Il s'incline et prie ; mais sa pri<text:span text:style-name="T2">è</text:span>re n'est plus d<text:span text:style-name="T2">é</text:span>sesp<text:span text:style-name="T2">é</text:span>r<text:span text:style-name="T2">é</text:span>e comme au second acte, au contraire, c'est avec une foi ardente et triste qu'il regarde la lance sacr<text:span text:style-name="T2">é</text:span>e. Quand il se rel<text:span text:style-name="T2">è</text:span>ve et va vers le vieillard, il a un geste de douce amiti<text:span text:style-name="T2">é</text:span> en lui tendant les mains. Enfin, lorsqu'il est revenu de son <text:span text:style-name="T2">é</text:span>vanouissement, il appara<text:span text:style-name="T2">î</text:span>t, entre Kundry et Gurnemanz, v<text:span text:style-name="T2">ê</text:span>tu de l'aube immacul<text:span text:style-name="T2">é</text:span>e, ses cheveux formant une sorte de rayonnement autour de sa t<text:span text:style-name="T2">ê</text:span>te maigre et douce ; tous ses gestes sont sacr<text:span text:style-name="T2">é</text:span>s et purs. Le seul sentiment qui s'ajoute encore <text:span text:style-name="T2">à</text:span> la mission r<text:span text:style-name="T2">é</text:span>v<text:span text:style-name="T2">é</text:span>l<text:span text:style-name="T2">é</text:span>e, c'est une sorte de compassion pour la femme qui pleure <text:span text:style-name="T2">à</text:span> ses pieds. Quand il se l<text:span text:style-name="T2">è</text:span>ve et brandit la lance, il n'est plus que l'homme et est pr<text:span text:style-name="T2">ê</text:span>t pour sa mission. </text:p>
      <text:p text:style-name="P123">Quand nous aurons parl<text:span text:style-name="T2">é</text:span> du costume, que Wagner a consid<text:span text:style-name="T2">é</text:span>r<text:span text:style-name="T2">é</text:span> comme il doit l'<text:span text:style-name="T2">ê</text:span>tre<text:span text:style-name="T4"> </text:span><text:span text:style-name="T2">:</text:span> exact, mais ne devant avoir que sa signification propre et concourant <text:span text:style-name="T2">à</text:span> l'ensemble, il nous restera <text:span text:style-name="T2">à</text:span> <text:span text:style-name="T2">é</text:span>tudier le geste appliqu<text:span text:style-name="T2">é</text:span> au chant et <text:span text:style-name="T2">à</text:span> la parole ; mais cette <text:span text:style-name="T2">é</text:span>tude serait incompr<text:span text:style-name="T2">é</text:span>hensible si on ne lui joignait la musique et le chant ; nous la traiterons donc dans le chapitre suivant. </text:p>
      <text:p text:style-name="P123">On a vu plus haut quels principes de mimique Wagner avait <text:span text:style-name="T2">é</text:span>tablis dans ses <text:span text:style-name="T2">œ</text:span>uvres th<text:span text:style-name="T2">é</text:span>oriques ; l'<text:span text:style-name="T2">é</text:span>tude du drame vient de nous les montrer appliqu<text:span text:style-name="T2">é</text:span>s. Notre <text:span text:style-name="T2">é</text:span>tude ne serait pas inutile si elle pouvait persuader <text:span text:style-name="T2">à</text:span> nos acteurs fran<text:span text:style-name="T2">ç</text:span>ais de faire le voyage de Bayreuth, pour <text:span text:style-name="T2">é</text:span>tudier cette mimique incomparable. </text:p>
      <text:p text:style-name="P5">(<text:span text:style-name="T33">A suivre</text:span>)</text:p>
      <text:p text:style-name="P5">Charles et Pierre Bonnier. </text:p>
      <text:p text:style-name="P179"/>
      <text:h text:style-name="Heading_20_2" text:outline-level="2"><text:bookmark text:name="bookmark38"/>La Valkyrie à Bruxelles</text:h>
      <text:p text:style-name="P3"/>
      <text:p text:style-name="P183"><text:span text:style-name="T74">Nous recevons de notre correspondant bruxellois M. Edmond Evenepoel, les communications suivantes</text:span><text:note text:id="ftn47" text:note-class="endnote"><text:note-citation>r</text:note-citation><text:note-body><text:p text:style-name="P238"><text:span text:style-name="T48"><text:tab/>En Belgique, comme en France, les revues ont tenu un rôle extrêmement important pour la vie littéraire et musicale, autant que pour la constitution du mouvement symboliste dont le wagnérisme est un élément fondateur. Citons en particulier </text:span><text:span text:style-name="T33">La Revue musicale belge</text:span> (à partir de 1840) qui relaya les revues parisiennes. Elle publia des textes en prose de Wagner dont le fameux <text:span text:style-name="T33">Une visite à Beethoven</text:span>. Elle devint en 1846 <text:span text:style-name="T33">La Belgique musicale, artistique et littéraire</text:span>. En 1855, <text:span text:style-name="T33">Le Guide musical</text:span> parut et fut un important défenseur de la cause wagnérienne jusqu’à la première guerre mondiale. Maurice Kufferath en fut le rédacteur en chef à partir de 1887. Elle fut aussi diffusée à Paris. Kufferath défendait Wagner et les jeunes compositeurs, et préférait les concerts populaires à ceux du conservatoire. Les articles, conjugués aux programmations des concerts, initiaient le public à la musique de Wagner. Cette équipe de rédaction (Joseph Dupont, Henri Lafontaine, Charles Tardieu) favorisa la représentation de la <text:span text:style-name="T33">Tétralogie</text:span> à la <text:s/>Monnaie en 1882 par la troupe de Neumann et se fit l’écho de l’inauguration du festival de Bayreuth et de la création de <text:span text:style-name="T33">Parsifal</text:span> en 1882. Adolphe Jullien, critique parisien et grand wagnérien, y participa entre 1878 et 1883. Fin 1886, les collaborateurs furent de plus en plus nombreux et l’hebdomadaire devint un périodique international (<text:span text:style-name="T33">Revue internationale de la musique et des théâtres</text:span>, vers 1905). <text:span text:style-name="T33">Le Guide musical</text:span> sortit un numéro spécial pour <text:span text:style-name="T33">La</text:span> <text:span text:style-name="T33">Walkyrie</text:span> en 1887. Maurice Kufferath devint directeur de la Monnaie en 1900. Citons encore <text:span text:style-name="T33">L’Art moderne</text:span> qui ne s’intéressait pas qu’à la seule musique mais prit le parti de l’art contemporain dans tous les domaines et défendit ouvertement Wagner. On attribue la plupart des articles à Octave Maus, un des membres du comité belge du Patronat de Bayreuth. Voir le <text:span text:style-name="T33">Dictionnaire encyclopédique Richard Wagner </text:span>d’Actes Sud. [NdE]</text:p></text:note-body></text:note><text:span text:style-name="T74">. </text:span></text:p>
      <text:p text:style-name="P122"/>
      <text:p text:style-name="P123"><text:span text:style-name="T33">La Valkyrie </text:span>continue <text:span text:style-name="T2">à</text:span> faire salle comble chaque soir. On donne la seizi<text:span text:style-name="T2">è</text:span>me repr<text:span text:style-name="T2">é</text:span>sentation lundi 18 courant. C'est un succ<text:span text:style-name="T2">è</text:span>s qui d<text:span text:style-name="T2">é</text:span>passe tous ceux dont on enregistre le souvenir au th<text:span text:style-name="T2">éâ</text:span>tre de la Monnaie. Le public rappelle invariablement les artistes apr<text:span text:style-name="T2">è</text:span>s chaque acte, apr<text:span text:style-name="T2">è</text:span>s le deuxi<text:span text:style-name="T2">è</text:span>me tout aussi bien qu'apr<text:span text:style-name="T2">è</text:span>s les autres. Seguin est toujours le Wotan puissant et superbe ; Engel a fait une excellente cr<text:span text:style-name="T2">é</text:span>ation de Siegmund ; Mlle Litvinne, en d<text:span text:style-name="T2">é</text:span>pit d'une indisposition persistante, soutient vaillamment le poids de son r<text:span text:style-name="T2">ô</text:span>le de Br<text:span text:style-name="T2">ü</text:span>nnhilde ; Mlle Martini est vraiment dramatique dans les sc<text:span text:style-name="T2">è</text:span>nes du premier et du deuxi<text:span text:style-name="T2">è</text:span>me acte et Mlle Balensi chante avec beaucoup d'autorit<text:span text:style-name="T2">é</text:span> le r<text:span text:style-name="T2">ô</text:span>le de Fricka. Depuis la seconde repr<text:span text:style-name="T2">é</text:span>sentation, Hunding vient mourir au fond du ravin et M. Bourgeois sait apporter une agr<text:span text:style-name="T2">é</text:span>able vari<text:span text:style-name="T2">é</text:span>t<text:span text:style-name="T2">é</text:span> dans sa mani<text:span text:style-name="T2">è</text:span>re de succomber sous la lance du Dieu. </text:p>
      <text:p text:style-name="P122"><text:span text:style-name="T48">Le public est conquis, fascin</text:span><text:span text:style-name="T51">é</text:span><text:span text:style-name="T48"> par la grandeur de l'</text:span><text:span text:style-name="T51">œ</text:span><text:span text:style-name="T48">uvre, par l'interpr</text:span><text:span text:style-name="T51">é</text:span><text:span text:style-name="T48">tation qui a gagn</text:span><text:span text:style-name="T51">é</text:span><text:span text:style-name="T48"> beaucoup encore en s</text:span><text:span text:style-name="T51">û</text:span><text:span text:style-name="T48">ret</text:span><text:span text:style-name="T51">é</text:span><text:span text:style-name="T48">, et, aussi, par ce recueillement que provoque la demi-obscurit</text:span><text:span text:style-name="T51">é</text:span><text:span text:style-name="T48"> de la salle. Vos compatriotes viennent tr</text:span><text:span text:style-name="T51">è</text:span><text:span text:style-name="T48">s nombreux assister aux repr</text:span><text:span text:style-name="T51">é</text:span><text:span text:style-name="T48">sentations de la </text:span><text:span text:style-name="T64">Valkyrie </text:span><text:span text:style-name="T48">qui ont lieu r</text:span><text:span text:style-name="T51">é</text:span><text:span text:style-name="T48">guli</text:span><text:span text:style-name="T51">è</text:span><text:span text:style-name="T48">rement les lundi, mercredi et vendredi de chaque semaine. N'avais-je pas raison d'affirmer que les </text:span><text:span text:style-name="T51">œ</text:span><text:span text:style-name="T48">uvres de Wagner viennent </text:span><text:span text:style-name="T51">à</text:span><text:span text:style-name="T48"> leur heure </text:span><text:span text:style-name="T51">à</text:span><text:span text:style-name="T48"> Bruxelles et qu'elles font d</text:span><text:span text:style-name="T51">é</text:span><text:span text:style-name="T48">sormais partie de notre existence sociale</text:span><text:note text:id="ftn48" text:note-class="footnote"><text:note-citation>30</text:note-citation><text:note-body><text:p text:style-name="P1"><text:span text:style-name="footnote_20_reference"><text:tab/> </text:span><text:span text:style-name="T93">A l'occasion de la distribution des prix de l'école de musique de Verviers, le directeur de cet établissement, M. L Kefer a fait exécuter les ouvertures et les préludes des œuvres de Wagner ci-après désignées : </text:span><text:span text:style-name="T34">Le Vaisseau Fantôme</text:span><text:span text:style-name="T93">, </text:span><text:span text:style-name="T34">Tannhauser, Lohengrin, Les maîtres chanteurs, Tristan et Yseult</text:span><text:span text:style-name="T93">, et la chevauchée de </text:span><text:span text:style-name="T34">la Valkyrie</text:span><text:span text:style-name="T93">. Une brillante conférence a été donnée par M. Catulle Mendès. Ce concert Wagnérien a obtenu un énorme succès. </text:span></text:p></text:note-body></text:note><text:span text:style-name="T54"> </text:span><text:span text:style-name="T51">?</text:span><text:span text:style-name="T48"> </text:span></text:p>
      <text:p text:style-name="P122"/>
      <text:p text:style-name="P3"><text:bookmark-start text:name="bookmark39"/>LA PRESSE BRUXELLOISE ET LA <text:bookmark-end text:name="bookmark39"/><text:span text:style-name="T97">VALKYRIE</text:span></text:p>
      <text:p text:style-name="P122"/>
      <text:p text:style-name="P123">On doit dire <text:span text:style-name="T2">à</text:span> l'honneur de la presse bruxelloise que l'entreprise hardie des directeurs du th<text:span text:style-name="T2">éâ</text:span>tre de la Monnaie a rencontr<text:span text:style-name="T2">é</text:span> unanimement l'appui le plus <text:soft-page-break/>sympathique. A quelques rares et mesquines exceptions pr<text:span text:style-name="T2">è</text:span>s, l'on est tomb<text:span text:style-name="T2">é</text:span> d'accord en estimant <text:span text:style-name="T2">à</text:span> sa r<text:span text:style-name="T2">é</text:span>elle valeur le grand chef-d'<text:span text:style-name="T2">œ</text:span>uvre qui vient de s'imposer au public belge. </text:p>
      <text:p text:style-name="P122"/>
      <text:p text:style-name="P200"><text:span text:style-name="T44">Il serait utile, je pense, dit Jean d'Ardenne (M. L</text:span><text:span text:style-name="T2">é</text:span><text:span text:style-name="T44">on Dommartin, </text:span><text:span text:style-name="T36">Chronique</text:span><text:span text:style-name="T44"> du 14 mars), de prendre note de ce qui vient de se passer, afin de ne pas avoir </text:span><text:span text:style-name="T2">à</text:span><text:span text:style-name="T44"> recommencer la querelle </text:span><text:span text:style-name="T2">à</text:span><text:span text:style-name="T44"> la prochaine occasion. Si lorsqu'on montera le </text:span><text:span text:style-name="T36">Siegfried</text:span><text:span text:style-name="T44">, la </text:span><text:span text:style-name="T36">G</text:span><text:span text:style-name="T15">œ</text:span><text:span text:style-name="T36">tterd</text:span><text:span text:style-name="T15">æ</text:span><text:span text:style-name="T36">mmrung</text:span><text:span text:style-name="T44">, le </text:span><text:span text:style-name="T36">Rheingold</text:span><text:span text:style-name="T44">, autant d'</text:span><text:span text:style-name="T2">é</text:span><text:span text:style-name="T44">v</text:span><text:span text:style-name="T2">é</text:span><text:span text:style-name="T44">nements dramatiques marqu</text:span><text:span text:style-name="T2">é</text:span><text:span text:style-name="T44">s par le Destin sup</text:span><text:span text:style-name="T2">é</text:span><text:span text:style-name="T44">rieur aux dieux (</text:span><text:span text:style-name="T36">th</text:span><text:span text:style-name="T15">è</text:span><text:span text:style-name="T36">me</text:span><text:span text:style-name="T44"> 21, en </text:span><text:span text:style-name="T36">la mineur</text:span><text:span text:style-name="T17"> </text:span><text:span text:style-name="T15">:</text:span><text:span text:style-name="T44"> mi fa sol fa, mi, r</text:span><text:span text:style-name="T2">é</text:span><text:span text:style-name="T44"> do, mi r</text:span><text:span text:style-name="T2">é</text:span><text:span text:style-name="T44"> do, si), les grimaces recommencent chaque fois, nous aurons le droit d'objecter</text:span><text:span text:style-name="T4"> </text:span><text:span text:style-name="T2">:</text:span><text:span text:style-name="T44"> – </text:span><text:span text:style-name="T2">«</text:span><text:span text:style-name="T4"> </text:span><text:span text:style-name="T44">Pardon ! l'accord est fait depuis </text:span><text:span text:style-name="T36">la Valkyrie</text:span><text:span text:style-name="T4"> </text:span><text:span text:style-name="T2">:</text:span><text:span text:style-name="T44"> rappelez vos souvenirs ; la vierge guerri</text:span><text:span text:style-name="T2">è</text:span><text:span text:style-name="T44">re endormie sur la cime entour</text:span><text:span text:style-name="T2">é</text:span><text:span text:style-name="T44">e de flammes en attendant son h</text:span><text:span text:style-name="T2">é</text:span><text:span text:style-name="T44">ros, a laiss</text:span><text:span text:style-name="T2">é</text:span><text:span text:style-name="T44"> dans les </text:span><text:span text:style-name="T2">â</text:span><text:span text:style-name="T44">mes les plus r</text:span><text:span text:style-name="T2">é</text:span><text:span text:style-name="T44">calcitrantes une sorte de sentiment vague, tenant </text:span><text:span text:style-name="T2">à</text:span><text:span text:style-name="T44"> la fois de l'admiration, de l'inqui</text:span><text:span text:style-name="T2">é</text:span><text:span text:style-name="T44">tude et de la stupeur. E</text:span><text:span text:style-name="T2">t tous les pharisiens – à</text:span><text:span text:style-name="T44"> l'envi</text:span><text:span text:style-name="T2"> – ont rendu té</text:span><text:span text:style-name="T44">moignage. Et Comettant lui-m</text:span><text:span text:style-name="T2">ê</text:span><text:span text:style-name="T44">me a dit</text:span><text:span text:style-name="T4"> </text:span><text:span text:style-name="T2">:</text:span><text:span text:style-name="T44"> – </text:span><text:span text:style-name="T2">En vé</text:span><text:span text:style-name="T44">rit</text:span><text:span text:style-name="T2">é</text:span><text:span text:style-name="T44">, celui-l</text:span><text:span text:style-name="T2">à</text:span><text:span text:style-name="T44"> est grand !</text:span><text:span text:style-name="T4"> </text:span><text:span text:style-name="T2">»</text:span></text:p>
      <text:p text:style-name="P123">Notons ici quelques particularit<text:span text:style-name="T2">é</text:span>s recueillies de-ci de-l<text:span text:style-name="T2">à</text:span> dans les journaux de Bruxelles<text:span text:style-name="T4"> </text:span><text:span text:style-name="T2">:</text:span> </text:p>
      <text:p text:style-name="P122"/>
      <text:p text:style-name="P123"><text:span text:style-name="T33">La Galette</text:span><text:span text:style-name="T4"> </text:span><text:span text:style-name="T2">:</text:span> </text:p>
      <text:p text:style-name="P122"/>
      <text:p text:style-name="P172"><text:span text:style-name="T36">La Valkyrie</text:span><text:span text:style-name="T44"> est une tranche (</text:span><text:span text:style-name="T2">sic) – la seconde – de L'</text:span><text:span text:style-name="T36">Anneau des Nibelungen</text:span><text:span text:style-name="T44">, t</text:span><text:span text:style-name="T2">é</text:span><text:span text:style-name="T44">tralogie d'op</text:span><text:span text:style-name="T2">é</text:span><text:span text:style-name="T44">ras... pardon ! de drames lyriques, dont les sujets sont emprunt</text:span><text:span text:style-name="T2">é</text:span><text:span text:style-name="T44">s, comme on sait, aux anciennes l</text:span><text:span text:style-name="T2">é</text:span><text:span text:style-name="T44">gendes germaniques et scandinaves. Son drame (de Wagner) n'est qu'un drame imparfait, auquel on adjoint une musique </text:span><text:span text:style-name="T2">é</text:span><text:span text:style-name="T44">galement imparfaite, et ces deux </text:span><text:span text:style-name="T2">é</text:span><text:span text:style-name="T44">l</text:span><text:span text:style-name="T2">é</text:span><text:span text:style-name="T44">ments imparfaits doivent constituer un ensemble parfait, par l'union intime du drame et la musique. Ainsi l'expliquent du moins les livres saints du culte… </text:span></text:p>
      <text:p text:style-name="P202"/>
      <text:p text:style-name="P126">On conna<text:span text:style-name="T2">î</text:span>t le syst<text:span text:style-name="T2">è</text:span>me musical que Wagner a appliqu<text:span text:style-name="T2">é</text:span> aux <text:span text:style-name="T2">œ</text:span>uvres de sa seconde mani<text:span text:style-name="T2">è</text:span>re. Plus de m<text:span text:style-name="T2">é</text:span>lodies... </text:p>
      <text:p text:style-name="P5"><text:span text:style-name="T33">Ab </text:span><text:span text:style-name="T90">uno </text:span><text:span text:style-name="T33">disce omnes</text:span>. Les articles sont sign<text:span text:style-name="T2">é</text:span>s<text:span text:style-name="T4"> </text:span><text:span text:style-name="T2">:</text:span> Edm. C. </text:p>
      <text:p text:style-name="P5"><text:span text:style-name="T15">L'</text:span><text:span text:style-name="T33">Office de Publicit</text:span><text:span text:style-name="T15">é</text:span><text:span text:style-name="T4"> </text:span><text:span text:style-name="T2">:</text:span> </text:p>
      <text:p text:style-name="P5">Un pauvre article t<text:span text:style-name="T2">é</text:span>moignant tout au plus que M. <text:span text:style-name="T2">«</text:span><text:span text:style-name="T4"> </text:span>H<text:span text:style-name="T2">é</text:span>b<text:span text:style-name="T2">é</text:span><text:span text:style-name="T4"> </text:span><text:span text:style-name="T2">»</text:span> est absolument <text:span text:style-name="T2">é</text:span>tranger <text:soft-page-break/>aux choses de l'art, mais non pas <text:span text:style-name="T2">à</text:span> la fabrication des calembourgs. </text:p>
      <text:p text:style-name="P5">Apr<text:span text:style-name="T2">è</text:span>s les grincheux, en voici d'autres<text:span text:style-name="T4"> </text:span><text:span text:style-name="T2">:</text:span> </text:p>
      <text:p text:style-name="P29">La Nation<text:span text:style-name="T4"> </text:span><text:span text:style-name="T2">:</text:span> </text:p>
      <text:p text:style-name="P3"/>
      <text:p text:style-name="P170"><text:span text:style-name="T44">II n'y a plus, certes, dit M. Lucien Solvay, </text:span><text:span text:style-name="T2">à</text:span><text:span text:style-name="T44"> discuter le g</text:span><text:span text:style-name="T2">é</text:span><text:span text:style-name="T44">nie de Wagner, et rien ne serait plus oiseux que d'analyser encore une </text:span><text:span text:style-name="T2">œ</text:span><text:span text:style-name="T44">uvre sur laquelle tout a </text:span><text:span text:style-name="T2">é</text:span><text:span text:style-name="T44">t</text:span><text:span text:style-name="T2">é</text:span><text:span text:style-name="T44"> dit, dont la puissance s'impose, et qui, telle qu'elle est, avec ses sublimit</text:span><text:span text:style-name="T2">é</text:span><text:span text:style-name="T44">s et ses absurdit</text:span><text:span text:style-name="T2">é</text:span><text:span text:style-name="T44">s, att</text:span><text:span text:style-name="T2">eint les plus hauts sommets de l'</text:span><text:span text:style-name="T44">art musical... </text:span></text:p>
      <text:p text:style-name="P3"/>
      <text:p text:style-name="P5">L'auteur de l'article est n<text:span text:style-name="T2">é</text:span>annoins d'avis que le drame lyrique de Wagner ne r<text:span text:style-name="T2">é</text:span>alise pas le drame moderne r<text:span text:style-name="T2">ê</text:span>v<text:span text:style-name="T2">é</text:span>. </text:p>
      <text:p text:style-name="P3"/>
      <text:p text:style-name="P29">La Chronique<text:span text:style-name="T4"> </text:span><text:span text:style-name="T2">:</text:span> </text:p>
      <text:p text:style-name="P5">Un double courant d'id<text:span text:style-name="T2">é</text:span>es s'est produit dans les diff<text:span text:style-name="T2">é</text:span>rents articles publi<text:span text:style-name="T2">é</text:span>s par ce journal. Certains de ces articles (sign<text:span text:style-name="T2">é</text:span>s Jean d<text:span text:style-name="T47"> e</text:span><text:span text:style-name="T88">Arden</text:span>ne) <text:span text:style-name="T2">é</text:span>taient enthousiastes ; d'autres (sign<text:span text:style-name="T2">é</text:span>s Vrebos) faisaient une large part <text:span text:style-name="T2">à</text:span> des r<text:span text:style-name="T2">é</text:span>serves plus ou moins fond<text:span text:style-name="T2">é</text:span>es. </text:p>
      <text:p text:style-name="P3"/>
      <text:p text:style-name="P170"><text:span text:style-name="T44">Nous avons fait, dit la r</text:span><text:span text:style-name="T2">é</text:span><text:span text:style-name="T44">daction, ce qu'on fait dans certains restaurants de province, les vendredis, pour donner </text:span><text:span text:style-name="T2">à</text:span><text:span text:style-name="T44"> d</text:span><text:span text:style-name="T2">î</text:span><text:span text:style-name="T44">ner </text:span><text:span text:style-name="T2">à</text:span><text:span text:style-name="T44"> la client</text:span><text:span text:style-name="T2">è</text:span><text:span text:style-name="T44">le. On sert en m</text:span><text:span text:style-name="T2">ê</text:span><text:span text:style-name="T44">me temps des plats gras et des plais maigres. Ceux qui </text:span><text:span text:style-name="T91">aiment </text:span><text:span text:style-name="T44">le poisson sont ravis, ceux qui ne l'aiment pas sont enchant</text:span><text:span text:style-name="T2">é</text:span><text:span text:style-name="T44">s.</text:span></text:p>
      <text:p text:style-name="P5"><text:s/></text:p>
      <text:p text:style-name="P29">Le Journal de Bruxelles<text:span text:style-name="T4"> </text:span><text:span text:style-name="T2">:</text:span> </text:p>
      <text:p text:style-name="P3"/>
      <text:p text:style-name="P170"><text:span text:style-name="T44">Quel spectacle, depuis que le monde existe, a jamais </text:span><text:span text:style-name="T2">é</text:span><text:span text:style-name="T44">t</text:span><text:span text:style-name="T2">é</text:span><text:span text:style-name="T44"> offert </text:span><text:span text:style-name="T2">à</text:span><text:span text:style-name="T44"> l'imagination et </text:span><text:span text:style-name="T2">à</text:span><text:span text:style-name="T44"> </text:span><text:span text:style-name="T21">l'â</text:span><text:span text:style-name="T91">me, </text:span><text:span text:style-name="T44">qui donne d'aussi fortes et d'aussi nobles </text:span><text:span text:style-name="T2">é</text:span><text:span text:style-name="T44">motions que les op</text:span><text:span text:style-name="T2">é</text:span><text:span text:style-name="T44">ras de Wagner</text:span><text:span text:style-name="T4"> </text:span><text:span text:style-name="T2">?</text:span><text:span text:style-name="T44"> Sa musique transubstantie l'esprit, le conduit, l'</text:span><text:span text:style-name="T2">é</text:span><text:span text:style-name="T44">l</text:span><text:span text:style-name="T2">è</text:span><text:span text:style-name="T44">ve si haut qu'il en r</text:span><text:span text:style-name="T2">é</text:span><text:span text:style-name="T44">sulte presque un ph</text:span><text:span text:style-name="T2">é</text:span><text:span text:style-name="T44">nom</text:span><text:span text:style-name="T2">è</text:span><text:span text:style-name="T44">ne physique…</text:span></text:p>
      <text:p text:style-name="P3"/>
      <text:p text:style-name="P5">M. Francis Nantet, le signataire de l'article, a d<text:span text:style-name="T2">é</text:span>couvert que <text:span text:style-name="T2">«</text:span><text:span text:style-name="T4"> </text:span>l'orchestre joue une fugue en mati<text:span text:style-name="T2">è</text:span>re d'introduction<text:span text:style-name="T4"> </text:span><text:span text:style-name="T2">»</text:span> au <text:span text:style-name="T88">premier </text:span>acte. Mais son appr<text:span text:style-name="T2">é</text:span>ciation du drame et la sinc<text:span text:style-name="T2">é</text:span>rit<text:span text:style-name="T2">é</text:span> de son admiration sans r<text:span text:style-name="T2">é</text:span>serve, rach<text:span text:style-name="T2">è</text:span>tent cette erreur du jeune po<text:span text:style-name="T2">è</text:span>te, que n'e<text:span text:style-name="T2">û</text:span>t certes pas commise un chroniqueur sachant la musique. </text:p>
      <text:p text:style-name="P29"><text:soft-page-break/>Le Progr<text:span text:style-name="T2">è</text:span>s<text:span text:style-name="T4"> </text:span><text:span text:style-name="T2">:</text:span> </text:p>
      <text:p text:style-name="P5">Article pleinement <text:span text:style-name="T2">é</text:span>logieux d'un wagn<text:span text:style-name="T2">é</text:span>rien, M. Octave Maus, que l'on est s<text:span text:style-name="T2">û</text:span>r de rencontrer <text:span text:style-name="T2">à</text:span> Bayreuth chaque fois que le <text:span text:style-name="T33">Buhenfestspielhaus</text:span> rouvre ses portes. </text:p>
      <text:p text:style-name="P29"><text:span text:style-name="T2">L'</text:span>Ind<text:span text:style-name="T2">é</text:span>pendance<text:span text:style-name="T4"> </text:span><text:span text:style-name="T2">:</text:span> </text:p>
      <text:p text:style-name="P5">L'article de M. Edouard F<text:span text:style-name="T2">é</text:span>tis marque une conversion dont il y a lieu de f<text:span text:style-name="T2">é</text:span>liciter l'<text:span text:style-name="T2">é</text:span>minent critique de I'ind<text:span text:style-name="T2">é</text:span>pendance. Son travail est aussi le plus remarquable et le plus remarqu<text:span text:style-name="T2">é</text:span> de tous ceux que <text:span text:style-name="T33">la Valkyrie</text:span> a fait <text:span text:style-name="T2">é</text:span>clore. </text:p>
      <text:p text:style-name="P5">Le m<text:span text:style-name="T2">ê</text:span>me journal a publi<text:span text:style-name="T2">é</text:span> deux <text:span text:style-name="T2">é</text:span>tudes de M. Ch. Tardieu intitul<text:span text:style-name="T2">é</text:span>es <text:span text:style-name="T33">les Femmes de Wagner</text:span>, et <text:span text:style-name="T33">Dictionnaire de la Walkure.</text:span></text:p>
      <text:p text:style-name="P29">La Casserole<text:span text:style-name="T4"> </text:span><text:span text:style-name="T2">:</text:span> </text:p>
      <text:p text:style-name="P5">Compte rendu marollien en quatre num<text:span text:style-name="T2">é</text:span>ros, par Bazoef. </text:p>
      <text:p text:style-name="P29">L'<text:span text:style-name="T2">É</text:span>toile belge<text:span text:style-name="T4"> </text:span><text:span text:style-name="T2">:</text:span> </text:p>
      <text:p text:style-name="P5">M. Georges Eekoud fait de <text:span text:style-name="T33">la Valkyrie</text:span> une analyse succincte et rel<text:span text:style-name="T2">è</text:span>ve les beaut<text:span text:style-name="T2">é</text:span>s de l'ouvrage tout en suivant pas <text:span text:style-name="T2">à</text:span> pas la marche de l'action. </text:p>
      <text:p text:style-name="P29">La R<text:span text:style-name="T2">é</text:span>forme<text:span text:style-name="T4"> </text:span><text:span text:style-name="T2">:</text:span> </text:p>
      <text:p text:style-name="P5">Elle constate par la plume de M. F. Labarre le triomphe de l'oeuvre et la beaut<text:span text:style-name="T2">é</text:span> de l'interpr<text:span text:style-name="T2">é</text:span>tation. </text:p>
      <text:p text:style-name="P29">L'Art Moderne<text:span text:style-name="T4"> </text:span><text:span text:style-name="T2">:</text:span> </text:p>
      <text:p text:style-name="P5">Article wagn<text:span text:style-name="T2">é</text:span>rien de M. O. Maus, contenant d'int<text:span text:style-name="T2">é</text:span>ressantes remarques sur les <text:span text:style-name="T2">é</text:span>volutions de la critique au sujet des <text:span text:style-name="T2">œ</text:span>uvres de Wagner et citant l'ouvrage r<text:span text:style-name="T2">é</text:span>cemment paru de MM. Kufferath<text:span text:style-name="T4"> </text:span><text:span text:style-name="T2">:</text:span> <text:span text:style-name="T33">la Valkyrie, esth</text:span><text:span text:style-name="T15">é</text:span><text:span text:style-name="T33">tique, histoire, musique</text:span>). </text:p>
      <text:p text:style-name="P29">Le Guide musical<text:span text:style-name="T4"> </text:span><text:span text:style-name="T2">:</text:span> </text:p>
      <text:p text:style-name="P3"><text:span text:style-name="T48">Il n'attend pas que des repr</text:span><text:span text:style-name="T51">é</text:span><text:span text:style-name="T48">sentations wagn</text:span><text:span text:style-name="T51">é</text:span><text:span text:style-name="T48">riennes se pr</text:span><text:span text:style-name="T51">é</text:span><text:span text:style-name="T48">sentent pour initier le public aux </text:span><text:span text:style-name="T51">œ</text:span><text:span text:style-name="T48">uvres du ma</text:span><text:span text:style-name="T51">î</text:span><text:span text:style-name="T48">tre. Son r</text:span><text:span text:style-name="T51">é</text:span><text:span text:style-name="T48">dacteur en chef, M. Maurice Kufferath se distingue par une </text:span><text:span text:style-name="T51">é</text:span><text:span text:style-name="T48">rudition solide et par une conviction </text:span><text:span text:style-name="T51">à</text:span><text:span text:style-name="T48"> toute </text:span><text:span text:style-name="T51">é</text:span><text:span text:style-name="T48">preuve. Le </text:span><text:span text:style-name="T64">Guide musical </text:span><text:span text:style-name="T48">a publi</text:span><text:span text:style-name="T51">é</text:span><text:span text:style-name="T48"> un num</text:span><text:span text:style-name="T51">é</text:span><text:span text:style-name="T48">ro programme, illustr</text:span><text:span text:style-name="T51">é</text:span><text:span text:style-name="T48"> par M. Lynen, qui se vend au th</text:span><text:span text:style-name="T51">éâ</text:span><text:span text:style-name="T48">tre de la Monnaie les soirs de </text:span><text:span text:style-name="T64">la Valkyrie</text:span><text:note text:id="ftn49" text:note-class="footnote"><text:note-citation>31</text:note-citation><text:note-body><text:p text:style-name="P232"><text:span text:style-name="footnote_20_reference"><text:tab/> </text:span><text:span text:style-name="T93">Ajoutons à cette liste l'excellent article que notre correspondant, M. Edmond Evenepoel, a publié dans son journal, </text:span><text:span text:style-name="T34">la Réforme.</text:span></text:p></text:note-body></text:note><text:span text:style-name="T48">. </text:span></text:p>
      <text:p text:style-name="P5">Edmond Evenepoel. </text:p>
      <text:h text:style-name="P247" text:outline-level="1">IV – Mai 1887</text:h>
      <text:p text:style-name="P3"/>
      <text:p text:style-name="P5">Paris, le 15 mai 1887.</text:p>
      <text:p text:style-name="P3"/>
      <text:h text:style-name="Heading_20_2" text:outline-level="2"><text:bookmark text:name="bookmark40"/>Chronique wagnérienne<text:line-break/>La représentation de Lohengrin</text:h>
      <text:p text:style-name="P3"/>
      <text:p text:style-name="P123"><text:span text:style-name="T33">Lohengrin</text:span> a <text:span text:style-name="T2">é</text:span>t<text:span text:style-name="T2">é</text:span> jou<text:span text:style-name="T2">é</text:span> <text:span text:style-name="T2">à</text:span> Paris une fois, date m<text:span text:style-name="T2">é</text:span>morable dans l'histoire de l'art contemporain. Trois repr<text:span text:style-name="T2">é</text:span>sentations de <text:span text:style-name="T33">Tannh</text:span><text:span text:style-name="T15">æ</text:span><text:span text:style-name="T33">user</text:span> en 1861, une repr<text:span text:style-name="T2">é</text:span>sentation de <text:span text:style-name="T33">Lohengrin</text:span> en 1887. Rapprochement significatif. </text:p>
      <text:p text:style-name="P123">II y a pourtant une diff<text:span text:style-name="T2">é</text:span>rence entre ces deux faits. Le 13 mars 1861, c'est dans la salle que les sifflets ont <text:span text:style-name="T2">é</text:span>clat<text:span text:style-name="T2">é</text:span>, et que <text:span text:style-name="T2">«</text:span><text:span text:style-name="T4"> </text:span>l'<text:span text:style-name="T2">é</text:span>lite de la soci<text:span text:style-name="T2">é</text:span>t<text:span text:style-name="T2">é</text:span> parisienne<text:span text:style-name="T4"> </text:span><text:span text:style-name="T2">»</text:span> s'est exerc<text:span text:style-name="T2">é</text:span>e <text:span text:style-name="T2">à</text:span> imiter des cris d'animaux. Le 3 mai 1887, d'unanimes applaudissements ont salu<text:span text:style-name="T2">é</text:span> le chef-d'<text:span text:style-name="T2">œ</text:span>uvre. La presse enti<text:span text:style-name="T2">è</text:span>re, hors <text:span text:style-name="T33">trois</text:span> journaux, dont l'appr<text:span text:style-name="T2">é</text:span>ciation est d<text:span text:style-name="T2">é</text:span>pourvue de toute esp<text:span text:style-name="T2">è</text:span>ce de valeur, a manifest<text:span text:style-name="T2">é</text:span> un m<text:span text:style-name="T2">ê</text:span>me sentiment d'admiration. Nous avons <text:span text:style-name="T2">é</text:span>t<text:span text:style-name="T2">é</text:span> t<text:span text:style-name="T2">é</text:span>moins de conversions inattendues, dont quelques-unes r<text:span text:style-name="T2">é</text:span>jouissantes. Mais c'en est assez sur ce chapitre<text:span text:style-name="T4"> </text:span><text:span text:style-name="T2">:</text:span> passons au compte-rendu du la repr<text:span text:style-name="T2">é</text:span>sentation. </text:p>
      <text:p text:style-name="P122"/>
      <text:p text:style-name="P3"><text:bookmark-start text:name="bookmark41"/><text:span text:style-name="T48">1</text:span><text:span text:style-name="T68">er</text:span><text:span text:style-name="T48"> acte</text:span><text:bookmark-end text:name="bookmark41"/><text:note text:id="ftn50" text:note-class="footnote"><text:note-citation>32</text:note-citation><text:note-body><text:p text:style-name="P1"><text:span text:style-name="footnote_20_reference"><text:tab/> </text:span><text:span text:style-name="T93">) Distribution : Lohengrin, M. van Dyck ; Telramund, M. Blauwaert ; le roi. M. Couturier ; le héraut, M. Auguez ; Elsa, Mme Fidès-Devriès ; Ortrude, Mme Duvivier. </text:span></text:p><text:p text:style-name="P2"><text:tab/>Distribution en double : Lohengrin, M. Jourdain ; Telramund, M. Auguez ; le roi, Fontaine ; le héraut, M. Feitlinger ; Elsa, Mlle Leroux ; Ortrude, Mme Boidin-Puisais.</text:p></text:note-body></text:note></text:p>
      <text:p text:style-name="P123">Le pr<text:span text:style-name="T2">é</text:span>lude est magistralement ex<text:span text:style-name="T2">é</text:span>cut<text:span text:style-name="T2">é</text:span>. Jamais peut-<text:span text:style-name="T2">être l'on</text:span> n'avait obtenu une qualit<text:span text:style-name="T2">é</text:span> de son aussi parfaite, une homog<text:span text:style-name="T2">é</text:span>n<text:span text:style-name="T2">é</text:span>it<text:span text:style-name="T2">é</text:span> aussi extraordinaire, surtout au <text:span text:style-name="T33">fortissimo</text:span>, quand les trompettes et les trombones, dans un harmonieux roulement de tonnerre, ont repris le th<text:span text:style-name="T2">è</text:span>me resplendissant du Gral. </text:p>
      <text:p text:style-name="P123">Le d<text:span text:style-name="T2">é</text:span>cor de l'Escaut est d'un effet tr<text:span text:style-name="T2">è</text:span>s heureux. M. Blauwaert (Fr<text:span text:style-name="T2">é</text:span>d<text:span text:style-name="T2">é</text:span>ric de Telramund) se tire fort bien de son r<text:span text:style-name="T2">ô</text:span>le<text:span text:style-name="T4"> </text:span><text:span text:style-name="T2">:</text:span> sa voix est mordante, excellemment timbr<text:span text:style-name="T2">é</text:span>e, et les paroles arrivent toutes au spectateur, encore que la prononciation laisse un peu <text:span text:style-name="T2">à</text:span> d<text:span text:style-name="T2">é</text:span>sirer. Je n'en dirai pas autant de M. Couturier (Henri l'Oiseleur), dont la voix de baryton s'accommode mal d'une partie vocale destin<text:span text:style-name="T2">é</text:span>e <text:span text:style-name="T2">à</text:span> une basse <text:soft-page-break/>v<text:span text:style-name="T2">é</text:span>ritable. Cependant, malgr<text:span text:style-name="T2">é</text:span> cette erreur et un chevrotement trop prononc<text:span text:style-name="T2">é</text:span>, l'artiste tient le r<text:span text:style-name="T2">ô</text:span>le avec courage et m<text:span text:style-name="T2">é</text:span>rite. Quant <text:span text:style-name="T2">à</text:span> M. Auguez (le H<text:span text:style-name="T2">é</text:span>raut), il s'acquitte sup<text:span text:style-name="T2">é</text:span>rieurement de sa t<text:span text:style-name="T2">â</text:span>che ; de tous les interpr<text:span text:style-name="T2">è</text:span>tes, c'est celui qui articule le mieux et dont l'organe est le plus sympathique,</text:p>
      <text:p text:style-name="P123">Elsa entre en sc<text:span text:style-name="T2">è</text:span>ne ; la m<text:span text:style-name="T2">é</text:span>lancolique phrase qui l'annonce <text:span text:style-name="T2">é</text:span>meut tout le public. Apr<text:span text:style-name="T2">è</text:span>s une l<text:span text:style-name="T2">é</text:span>g<text:span text:style-name="T2">è</text:span>re d<text:span text:style-name="T2">é</text:span>faillance vocale au d<text:span text:style-name="T2">é</text:span>but du r<text:span text:style-name="T2">ê</text:span>ve, Mme Fid<text:span text:style-name="T2">è</text:span>s-Devri<text:span text:style-name="T2">è</text:span>s se montre la grande cantatrice que l'on sait. Sa mimique, grandement expressive, rend bien les ph<text:span text:style-name="T2">é</text:span>nom<text:span text:style-name="T2">è</text:span>nes de l'extase. Mais voici que l'invocation supr<text:span text:style-name="T2">ê</text:span>me s'<text:span text:style-name="T2">é</text:span>l<text:span text:style-name="T2">è</text:span>ve<text:span text:style-name="T4"> </text:span><text:span text:style-name="T2">:</text:span> <text:span text:style-name="T2">«</text:span><text:span text:style-name="T4"> </text:span>Seigneur, fais que, dans cette enceinte, paraisse enfin mon d<text:span text:style-name="T2">é</text:span>fenseur !<text:span text:style-name="T4"> </text:span><text:span text:style-name="T2">»</text:span> Le motif de Lohengrin se dessine <text:span text:style-name="T2">à</text:span> l'orchestre, les interjections du ch<text:span text:style-name="T2">œ</text:span>ur se croisent, se multiplient, car l'<text:span text:style-name="T2">é</text:span>tincellement de l'armure blanche appara<text:span text:style-name="T2">î</text:span>t au lointain du fleuve. Toute la foule a reflu<text:span text:style-name="T2">é</text:span> vers le fond de la sc<text:span text:style-name="T2">è</text:span>ne, tandis qu'Elsa demeure immobile, dans une inexprimable attente... <text:span text:style-name="T2">L'harmo</text:span>nie du double ch<text:span text:style-name="T2">œ</text:span>ur monte formidablement<text:span text:style-name="T4"> </text:span><text:span text:style-name="T2">:</text:span> c'est un cri, un cri <text:span text:style-name="T2">é</text:span>perdu, immense<text:span text:style-name="T4"> </text:span><text:span text:style-name="T2">:</text:span> <text:span text:style-name="T2">«</text:span><text:span text:style-name="T4"> </text:span>Miracle ! Miracle ! le Ciel fait un miracle !<text:span text:style-name="T4"> </text:span><text:span text:style-name="T2">»</text:span> La salle <text:span text:style-name="T2">é</text:span>clate en applaudissements ; la temp<text:span text:style-name="T2">ê</text:span>te des bravos emporte toutes les sonorit<text:span text:style-name="T2">é</text:span>s<text:span text:style-name="T4"> </text:span><text:span text:style-name="T2">:</text:span> les voix de la sc<text:span text:style-name="T2">è</text:span>ne, le tonnant orchestre, tout cela s'<text:span text:style-name="T2">é</text:span>teint, pendant quelques secondes, dans l'universelle clameur d'enthousiasme. </text:p>
      <text:p text:style-name="P123">M. van Dyck (Lohengrin) chante en perfection l'adieu au cygne. Le <text:span text:style-name="T2">chœur suivant – qui n'est pas fugué</text:span> du tout, n'en</text:p>
      <text:p text:style-name="P122"/>
      <text:p text:style-name="P205"><text:span text:style-name="T44">Ch</text:span><text:span text:style-name="T2">œ</text:span><text:span text:style-name="T44">urs de 80 artistes ; orchestre de 90 instrumentistes. </text:span></text:p>
      <text:p text:style-name="P205"><text:span text:style-name="T44">D</text:span><text:span text:style-name="T2">é</text:span><text:span text:style-name="T44">cors de MM. Laavstre et Carpezal ; costumes de M. Bianchini.</text:span></text:p>
      <text:p text:style-name="P205"><text:span text:style-name="T44">R</text:span><text:span text:style-name="T2">é</text:span><text:span text:style-name="T44">p</text:span><text:span text:style-name="T2">é</text:span><text:span text:style-name="T44">tition g</text:span><text:span text:style-name="T2">é</text:span><text:span text:style-name="T44">n</text:span><text:span text:style-name="T2">é</text:span><text:span text:style-name="T44">rale </text:span><text:span text:style-name="T2">à</text:span><text:span text:style-name="T44"> huit-clos, le 23 avril (assistaient M. et Mme Gross, M. et Mme L., MM. G., M. Hermann L</text:span><text:span text:style-name="T2">é</text:span><text:span text:style-name="T44">vy, M. Nuitter, quelques employ</text:span><text:span text:style-name="T2">é</text:span><text:span text:style-name="T44">s et amis de M. Lamoureux et la censure.)</text:span></text:p>
      <text:p text:style-name="P205"><text:span text:style-name="T44">La premi</text:span><text:span text:style-name="T2">è</text:span><text:span text:style-name="T44">re repr</text:span><text:span text:style-name="T2">é</text:span><text:span text:style-name="T44">sentation annonc</text:span><text:span text:style-name="T2">é</text:span><text:span text:style-name="T44">e pour le 26 et ajourn</text:span><text:span text:style-name="T2">é</text:span><text:span text:style-name="T44">e. </text:span></text:p>
      <text:p text:style-name="P205"><text:span text:style-name="T44">R</text:span><text:span text:style-name="T2">é</text:span><text:span text:style-name="T44">p</text:span><text:span text:style-name="T2">é</text:span><text:span text:style-name="T44">tition g</text:span><text:span text:style-name="T2">é</text:span><text:span text:style-name="T44">n</text:span><text:span text:style-name="T2">é</text:span><text:span text:style-name="T44">rale publique pour la presse et les invit</text:span><text:span text:style-name="T2">é</text:span><text:span text:style-name="T44">s, le 30. </text:span></text:p>
      <text:p text:style-name="P205"><text:span text:style-name="T44">Premi</text:span><text:span text:style-name="T2">è</text:span><text:span text:style-name="T44">re repr</text:span><text:span text:style-name="T2">é</text:span><text:span text:style-name="T44">sentation le 3 avril. </text:span></text:p>
      <text:p text:style-name="P205"><text:span text:style-name="T44">Seconde annonc</text:span><text:span text:style-name="T2">é</text:span><text:span text:style-name="T44">e pour le 5 avec la distribution de la premi</text:span><text:span text:style-name="T2">è</text:span><text:span text:style-name="T44">re et d</text:span><text:span text:style-name="T2">é</text:span><text:span text:style-name="T44">command</text:span><text:span text:style-name="T2">é</text:span><text:span text:style-name="T44">e ; les repr</text:span><text:span text:style-name="T2">ésentations devaient avoir lieu les mardis, jeudis et samedis jusqu'à</text:span><text:span text:style-name="T44"> la dixi</text:span><text:span text:style-name="T2">è</text:span><text:span text:style-name="T44">me et derni</text:span><text:span text:style-name="T2">è</text:span><text:span text:style-name="T44">re. </text:span></text:p>
      <text:p text:style-name="P3"/>
      <text:p text:style-name="P5">d<text:span text:style-name="T2">é</text:span>plaise <text:span text:style-name="T2">à</text:span> un critique fort <text:span text:style-name="T2">érudit – le solo, la</text:span> quintette et l'ensemble de la pri<text:span text:style-name="T2">è</text:span>re, puis le combat et le finale, toutes ces beaut<text:span text:style-name="T2">é</text:span>s produisent une vive impression sur le <text:soft-page-break/>public ; l'acte se termine au milieu des applaudissements. </text:p>
      <text:p text:style-name="P3"/>
      <text:p text:style-name="P5"><text:bookmark-start text:name="bookmark42"/>2<text:span text:style-name="T45">e</text:span><text:bookmark-end text:name="bookmark42"/> acte</text:p>
      <text:p text:style-name="P3"/>
      <text:p text:style-name="P123">La t<text:span text:style-name="T2">é</text:span>n<text:span text:style-name="T2">é</text:span>breuse introduction, avec son grondement de timbales, le motif sinistre des violoncelles, et la r<text:span text:style-name="T2">é</text:span>apparition du th<text:span text:style-name="T2">è</text:span>me de d<text:span text:style-name="T2">é</text:span>fense, est tragique au plus haut degr<text:span text:style-name="T2">é</text:span>. Au lever du rideau, on admire le d<text:span text:style-name="T2">é</text:span>cor, tr<text:span text:style-name="T2">è</text:span>s bien compris, d'un style roman aussi exactement restitu<text:span text:style-name="T2">é</text:span> que les costumes guerriers du premier acte, ce qui n'est pas peu dire. Mme Duvivier interpr<text:span text:style-name="T2">è</text:span>te Ortrude avec beaucoup d'aisance et une connaissance parfaite du r<text:span text:style-name="T2">ô</text:span>le, mais les paroles ne sont pas toujours intelligibles, et l'on souhaiterait des notes <text:span text:style-name="T2">é</text:span>lev<text:span text:style-name="T2">é</text:span>es plus s<text:span text:style-name="T2">û</text:span>res. Fort jolie personne, toute blonde et potel<text:span text:style-name="T2">é</text:span>e, elle n'a point, d'ailleurs, le physique de son emploi. </text:p>
      <text:p text:style-name="P123">Le public ne para<text:span text:style-name="T2">î</text:span>t pas go<text:span text:style-name="T2">û</text:span>ter la grande sc<text:span text:style-name="T2">è</text:span>ne entre Fr<text:span text:style-name="T2">é</text:span>d<text:span text:style-name="T2">é</text:span>ric et Ortrude, et je l'en excuse volontiers, car cet admirable duo le devait d<text:span text:style-name="T2">é</text:span>router singuli<text:span text:style-name="T2">è</text:span>rement<text:span text:style-name="T4"> </text:span><text:span text:style-name="T2">:</text:span> la m<text:span text:style-name="T2">é</text:span>lodie n'a rien qui lui rappelle le style d'op<text:span text:style-name="T2">é</text:span>ra, et l'orchestre d<text:span text:style-name="T2">é</text:span>veloppe sans interruption deux ou trois motifs essentiels. En revanche, il s'est complu au po<text:span text:style-name="T2">é</text:span>tique nocturne que murmure Elsa <text:span text:style-name="T2">à</text:span> la fen<text:span text:style-name="T2">ê</text:span>tre, au duo des deux femmes, au pittoresque lever de soleil, <text:span text:style-name="T2">à</text:span> la douce splendeur de la marche religieuse. </text:p>
      <text:p text:style-name="P123">Comme au premier acte, les ch<text:span text:style-name="T2">œ</text:span>urs ont <text:span text:style-name="T2">é</text:span>t<text:span text:style-name="T2">é</text:span> excellents. Jamais, m<text:span text:style-name="T2">ê</text:span>me en Allemagne, je n'ai entendu une ex<text:span text:style-name="T2">é</text:span>cution chorale aussi belle. Et ces choristes marchaient vraiment en sc<text:span text:style-name="T2">è</text:span>ne, jouaient v<text:span text:style-name="T2">é</text:span>ritablement des r<text:span text:style-name="T2">ô</text:span>les, avec une enti<text:span text:style-name="T2">è</text:span>re libert<text:span text:style-name="T2">é</text:span>, sans aucun trouble vocal dans la mesure ou dans la note. La pr<text:span text:style-name="T2">é</text:span>paration de tels ch<text:span text:style-name="T2">œ</text:span>urs fait <text:span text:style-name="T2">à</text:span> M. Vincent d'Indy l'honneur le plus grand. Elle montre, une fois de plus, quels r<text:span text:style-name="T2">é</text:span>sultats nos artistes pourront donner du jour o<text:span text:style-name="T2">ù</text:span> ils s'appliqueront <text:span text:style-name="T2">à</text:span> des ouvrages vraiment humains. D'ailleurs, si M. <text:span text:style-name="T88">d'Indy, </text:span><text:span text:style-name="T2">à</text:span> c<text:span text:style-name="T2">ô</text:span>t<text:span text:style-name="T2">é</text:span> de M. Lamoureux, a consacr<text:span text:style-name="T2">é</text:span> aux <text:span text:style-name="T2">é</text:span>tudes des ch<text:span text:style-name="T2">œ</text:span>urs sa rare intelligence de l'oeuvre wagn<text:span text:style-name="T2">é</text:span>rienne et son in<text:span text:style-name="T2">é</text:span>puisable d<text:span text:style-name="T2">é</text:span>vouement, il a rencontr<text:span text:style-name="T2">é</text:span> autour de lui des bonnes volont<text:span text:style-name="T2">é</text:span>s nombreuses<text:span text:style-name="T4"> </text:span><text:span text:style-name="T2">:</text:span> entre tous ces choristes, dont plusieurs sont des musiciens v<text:span text:style-name="T2">é</text:span>ritables, je dois signaler M. Perreau, l'Amfortas du Petit-Bayreuth et l'un des p<text:span text:style-name="T2">è</text:span>lerins de <text:span text:style-name="T33">Parsifal</text:span>, engag<text:span text:style-name="T2">é</text:span> volontaire encette noble bataille de <text:span text:style-name="T33">Lohengrin</text:span>, qui, sans cesse animant ses compagnons du geste et de la voix, n'a pas peu contribu<text:span text:style-name="T2">é</text:span> au succ<text:span text:style-name="T2">è</text:span>s du deuxi<text:span text:style-name="T2">è</text:span>me acte. </text:p>
      <text:p text:style-name="P123">Tous les interpr<text:span text:style-name="T2">è</text:span>tes font brillamment leur devoir. Je ne me permettrai qu'un l<text:span text:style-name="T2">é</text:span>ger <text:soft-page-break/>reproche, relatif <text:span text:style-name="T2">à</text:span> la mimique de M. van Dyck. Le chevalier au cygne ne doit nullement para<text:span text:style-name="T2">î</text:span>tre effray<text:span text:style-name="T2">é</text:span> lorsque Ortrude et Fr<text:span text:style-name="T2">é</text:span>d<text:span text:style-name="T2">é</text:span>ric interviennent. Il les doit toujours regarder de tr<text:span text:style-name="T2">è</text:span>s haut, et si une inqui<text:span text:style-name="T2">é</text:span>tude passe sur son visage, c'est <text:span text:style-name="T2">à</text:span> la seule phrase<text:span text:style-name="T4"> </text:span><text:span text:style-name="T2">:</text:span> <text:span text:style-name="T2">«</text:span><text:span text:style-name="T4"> </text:span>Elsa, veux-tu m'interroger<text:span text:style-name="T4"> </text:span><text:span text:style-name="T2">? »</text:span></text:p>
      <text:p text:style-name="P122"/>
      <text:p text:style-name="P5">3<text:span text:style-name="T45">e</text:span> acte</text:p>
      <text:p text:style-name="P123">L'orchestre fait merveille ; il <text:span text:style-name="T2">é</text:span>clate en sonorit<text:span text:style-name="T2">é</text:span>s fulgurantes, avec lesquelles le petit ch<text:span text:style-name="T2">œ</text:span>ur des fian<text:span text:style-name="T2">ç</text:span>ailles fait le contraste le plus tranch<text:span text:style-name="T2">é</text:span>. Voici le grand duo d'amour. Mme Devri<text:span text:style-name="T2">è</text:span>s et M. van Dyck le chantent au mieux<text:span text:style-name="T4"> </text:span><text:span text:style-name="T2">:</text:span> c'est d'abord un charme, une infinie tendresse, jusqu'<text:span text:style-name="T2">à</text:span> l'instant o<text:span text:style-name="T2">ù</text:span> le trouble d'Elsa se d<text:span text:style-name="T2">é</text:span>c<text:span text:style-name="T2">è</text:span>le, o<text:span text:style-name="T2">ù</text:span> les motifs tentateurs de l'insinuation commencent <text:span text:style-name="T2">à</text:span> sourdre dans l'orchestre. Quelle progression incomparable ! Le religieux silence de la salle est plus <text:span text:style-name="T2">é</text:span>loquent que n'importe quels bravos. </text:p>
      <text:p text:style-name="P123">Le d<text:span text:style-name="T2">é</text:span>cor change<text:span text:style-name="T4"> </text:span><text:span text:style-name="T2">:</text:span> nous sommes de nouveau au bord du fleuve ; de matinales fanfares se r<text:span text:style-name="T2">é</text:span>pondent, diane h<text:span text:style-name="T2">é</text:span>ro<text:span text:style-name="T2">ï</text:span>que, pleine de r<text:span text:style-name="T2">é</text:span>alisme et de po<text:span text:style-name="T2">é</text:span>sie tout ensemble. Puis viennent Elsa, Lohengrin, devant le roi et les guerriers... Les harmonies du premier pr<text:span text:style-name="T2">é</text:span>lude s'<text:span text:style-name="T2">é</text:span>veillent aux extatiques r<text:span text:style-name="T2">é</text:span>gions instrumentales, et lentement Lohengrin nous dit le Gral, la pure milice, le parvis lumineux de Monsalvat C'est l<text:span text:style-name="T2">à</text:span> le point culminant de l'<text:span text:style-name="T2">œuvre</text:span> ; le frisson des grandes choses parcourt la salle enti<text:span text:style-name="T2">è</text:span>re. </text:p>
      <text:p text:style-name="P123">L'acte s'ach<text:span text:style-name="T2">è</text:span>ve. Toutes les mains applaudissent, on rappelle les artistes, on rappelle M. Lamoureux, car c'est <text:span text:style-name="T2">à</text:span> lui, <text:span text:style-name="T2">à</text:span> son initiative, <text:span text:style-name="T2">à</text:span> ses pers<text:span text:style-name="T2">é</text:span>v<text:span text:style-name="T2">é</text:span>rants efforts que nous devons cette glorieuse soir<text:span text:style-name="T2">é</text:span>e wagn<text:span text:style-name="T2">é</text:span>rienne ; il a r<text:span text:style-name="T2">é</text:span>alis<text:span text:style-name="T2">é</text:span> la plus artistique entreprise de ces derniers temps ; depuis cinq ann<text:span text:style-name="T2">é</text:span>es qu'il est <text:span text:style-name="T2">à</text:span> la peine, ce n'est point trop qu'il soit aujourd'hui <text:span text:style-name="T2">à</text:span> l'honneur. Et si nous le remercions, ce n'est pas seulement <text:span text:style-name="T2">à</text:span> titre d'admirateurs de Wagner, c'est <text:span text:style-name="T2">à</text:span> titre de Fran<text:span text:style-name="T2">ç</text:span>ais reconnaissants de son <text:span text:style-name="T2">œuvre</text:span>, de son f<text:span text:style-name="T2">é</text:span>cond labeur, de l'impulsion qu'il a donn<text:span text:style-name="T2">é</text:span>e et que rien d<text:span text:style-name="T2">é</text:span>sormais n'arr<text:span text:style-name="T2">ê</text:span>tera. </text:p>
      <text:p text:style-name="P122"/>
      <text:p text:style-name="P5"><text:span text:style-name="T2">É</text:span>pilogue</text:p>
      <text:p text:style-name="P123">M. Lamoureux vient de renoncer <text:span text:style-name="T2">à</text:span> poursuivre les repr<text:span text:style-name="T2">é</text:span>sentations. </text:p>
      <text:p text:style-name="P123">L'an dernier, lorsqu'il fut question de <text:span text:style-name="T33">Lohengrin</text:span> <text:span text:style-name="T2">à</text:span> l'Op<text:span text:style-name="T2">é</text:span>ra-Comique, nous e<text:span text:style-name="T2">û</text:span>mes le spectacle de m<text:span text:style-name="T2">é</text:span>diocrit<text:span text:style-name="T2">é</text:span>s acharn<text:span text:style-name="T2">é</text:span>es contre une <text:span text:style-name="T2">œ</text:span>uvre de g<text:span text:style-name="T2">é</text:span>nie<text:span text:style-name="T4"> </text:span><text:span text:style-name="T2">:</text:span> tous les <text:soft-page-break/>Comettant de la critique, les Rivet de la litt<text:span text:style-name="T2">é</text:span>rature, les <text:span text:style-name="T88">D</text:span><text:span text:style-name="T21">í</text:span><text:span text:style-name="T88">az </text:span>de la musique, se ligu<text:span text:style-name="T2">è</text:span>rent contre la radieuse merveille. Ce faisant, ils donn<text:span text:style-name="T2">è</text:span>rent un pr<text:span text:style-name="T2">é</text:span>cieux exemple <text:span text:style-name="T2">à</text:span> l'actuelle canaille, qui en a su dignement profiter. Apr<text:span text:style-name="T2">è</text:span>s le complot des cancres, la manifestation des gredins ; nous avions d<text:span text:style-name="T2">é</text:span>j<text:span text:style-name="T2">à</text:span> le pseudo-patriotisme des pharisiens de lettres, voici venir celui des souteneurs. Aux oies du Capitole succ<text:span text:style-name="T2">è</text:span>dent les chevaliers du trottoir<text:span text:style-name="T4"> </text:span><text:span text:style-name="T2">:</text:span> hier, lev<text:span text:style-name="T2">é</text:span>e d<text:span text:style-name="T2">é</text:span>plum<text:span text:style-name="T2">és – levé</text:span>e d'<text:span text:style-name="T2">é</text:span>cailles aujourd'hui. </text:p>
      <text:p text:style-name="P123">Oui, Paris a eu ce spectacle<text:span text:style-name="T4"> </text:span><text:span text:style-name="T2">:</text:span> trois cents imb<text:span text:style-name="T2">é</text:span>ciles, conduits par une trentaine de voyous, ont pu insulter des Fran<text:span text:style-name="T2">ç</text:span>ais tout <text:span text:style-name="T2">à</text:span> leur <text:span text:style-name="T88">aise. </text:span>Bien plus, ces trente voyous – pay<text:span text:style-name="T2">é</text:span>s certainement, avec de l'argent allemand peut-<text:span text:style-name="T2">être – ont imposé</text:span> leur volont<text:span text:style-name="T2">é</text:span> <text:span text:style-name="T2">à</text:span> la population parisienne et au gouvernement. Ils ont pu siffler, hurler, jeter des pierres, sous l'<text:span text:style-name="T2">œ</text:span>il serein de la police et <text:span text:style-name="T2">à</text:span> la stup<text:span text:style-name="T2">é</text:span>faction des honn<text:span text:style-name="T2">ê</text:span>tes gens. </text:p>
      <text:p text:style-name="P123">Une campagne de calomnie avait <text:span text:style-name="T2">é</text:span>t<text:span text:style-name="T2">é</text:span> men<text:span text:style-name="T2">é</text:span>e contre M. Lamoureux par trois journaux quotidiens. Campagne scandaleuse et bouffonne. Mais ce qui d<text:span text:style-name="T2">é</text:span>passe tout, c'est le r<text:span text:style-name="T2">ô</text:span>le jou<text:span text:style-name="T2">é</text:span> par une bande d'agents provocateurs… Par respect pour mes confr<text:span text:style-name="T2">è</text:span>res et pour moi, je ne m'arr<text:span text:style-name="T2">ê</text:span>terai pas davantage <text:span text:style-name="T2">à</text:span> ces dr<text:span text:style-name="T2">ô</text:span>les, justiciables, non de l'<text:span text:style-name="T2">é</text:span>p<text:span text:style-name="T2">é</text:span>e, mais de la botte et du b<text:span text:style-name="T2">â</text:span>ton. </text:p>
      <text:p text:style-name="P123">Quelle mis<text:span text:style-name="T2">è</text:span>re, et quelle honte ! Certes, tout wagn<text:span text:style-name="T2">é</text:span>rien a le devoir de protester hautement, mais peut-<text:span text:style-name="T2">ê</text:span>tre ai-je ici un droit sp<text:span text:style-name="T2">é</text:span>cial de parler, ayant <text:span text:style-name="T2">é</text:span>t<text:span text:style-name="T2">é</text:span>, <text:span text:style-name="T2">à</text:span> la Ligue des Patriotes, un ouvrier de la premi<text:span text:style-name="T2">è</text:span>re heure, et m'honorant encore de l'amiti<text:span text:style-name="T2">é</text:span> d'un homme que ses ennemis m<text:span text:style-name="T2">ê</text:span>me admirent, car il a d<text:span text:style-name="T2">é</text:span>pens<text:span text:style-name="T2">é</text:span> sa fortune, bris<text:span text:style-name="T2">é</text:span> sa carri<text:span text:style-name="T2">è</text:span>re, us<text:span text:style-name="T2">é</text:span> sa vie, au service de la sainte cause fran<text:span text:style-name="T2">ç</text:span>aise. </text:p>
      <text:p text:style-name="P122"><text:span text:style-name="T64">Lohengrin </text:span><text:span text:style-name="T48">a depuis longtemps triomph</text:span><text:span text:style-name="T51">é</text:span><text:span text:style-name="T48"> ; Wagner est hors du d</text:span><text:span text:style-name="T51">é</text:span><text:span text:style-name="T48">bat, car rien au monde ne saurait </text:span><text:span text:style-name="T51">ê</text:span><text:span text:style-name="T48">tre plus indiff</text:span><text:span text:style-name="T51">é</text:span><text:span text:style-name="T48">rent, en cette mati</text:span><text:span text:style-name="T51">è</text:span><text:span text:style-name="T48">re, que l'opinion de M. Lucien Nicot, par exemple. Entr</text:span><text:span text:style-name="T51">é</text:span><text:span text:style-name="T48"> pour jamais dans la gloire, le musicien-po</text:span><text:span text:style-name="T51">è</text:span><text:span text:style-name="T48">te r</text:span><text:span text:style-name="T51">ègne sur l'</text:span><text:span text:style-name="T48">art universel, au niveau d'Eschyle, de Shakespeare et de Beethoven. Non, le seul r</text:span><text:span text:style-name="T51">é</text:span><text:span text:style-name="T48">sultat de ces ignobles journ</text:span><text:span text:style-name="T51">é</text:span><text:span text:style-name="T48">es a </text:span><text:span text:style-name="T51">é</text:span><text:span text:style-name="T48">t</text:span><text:span text:style-name="T51">é</text:span><text:span text:style-name="T48"> de ruiner, ou peu s'en faut, le plus d</text:span><text:span text:style-name="T51">é</text:span><text:span text:style-name="T48">sint</text:span><text:span text:style-name="T51">é</text:span><text:span text:style-name="T48">ress</text:span><text:span text:style-name="T51">é</text:span><text:span text:style-name="T48"> et le plus vaillant des chefs d'orchestre, de jeter sur le pav</text:span><text:span text:style-name="T51">é</text:span><text:span text:style-name="T48"> quatre cents de nos compatriotes, et de rendre impossible l'</text:span><text:span text:style-name="T51">é</text:span><text:span text:style-name="T48">tablissement de ce th</text:span><text:span text:style-name="T51">éâ</text:span><text:span text:style-name="T48">tre lyrique nouveau qu'attendaient si impatiemment tous nos jeunes musiciens. Mais ce qui soul</text:span><text:span text:style-name="T51">è</text:span><text:span text:style-name="T48">ve le c</text:span><text:span text:style-name="T51">œ</text:span><text:span text:style-name="T48">ur de d</text:span><text:span text:style-name="T51">é</text:span><text:span text:style-name="T48">go</text:span><text:span text:style-name="T51">û</text:span><text:span text:style-name="T48">t, ce qui met aux yeux des larmes de col</text:span><text:span text:style-name="T51">è</text:span><text:span text:style-name="T48">re, c'est le blasph</text:span><text:span text:style-name="T51">è</text:span><text:span text:style-name="T48">me prononc</text:span><text:span text:style-name="T51">é</text:span><text:span text:style-name="T48">, le drapeau souill</text:span><text:span text:style-name="T51">é</text:span><text:span text:style-name="T48"> par des mains indignes, toutes les choses nobles et grandes profan</text:span><text:span text:style-name="T51">é</text:span><text:span text:style-name="T48">es par une poign</text:span><text:span text:style-name="T51">é</text:span><text:span text:style-name="T48">e d'agitateurs. Le cri de </text:span><text:span text:style-name="T51">«</text:span><text:span text:style-name="T54"> </text:span><text:span text:style-name="T48">Vive la France</text:span><text:span text:style-name="T54"> </text:span><text:span text:style-name="T51">»</text:span><text:span text:style-name="T48"> sert de ralliement </text:span><text:span text:style-name="T51">à</text:span><text:span text:style-name="T48"> des escarpes</text:span><text:span text:style-name="T54"> </text:span><text:span text:style-name="T51">:</text:span><text:span text:style-name="T48"> le ridicule et la honte en rejaillissent sur </text:span><text:soft-page-break/><text:span text:style-name="T48">la patrie enti</text:span><text:span text:style-name="T51">è</text:span><text:span text:style-name="T48">re... Car on a parl</text:span><text:span text:style-name="T51">é</text:span><text:span text:style-name="T48"> d'incidents diplomatiques, de conflit europ</text:span><text:span text:style-name="T51">é</text:span><text:span text:style-name="T48">en, </text:span><text:span text:style-name="T51">à</text:span><text:span text:style-name="T48"> propos de qui et de quoi</text:span><text:span text:style-name="T54"> </text:span><text:span text:style-name="T51">?</text:span><text:span text:style-name="T48"> </text:span><text:span text:style-name="T51">du sieur Rigondaud,dit l'eyram</text:span><text:span text:style-name="T48">ont</text:span><text:span text:style-name="T54"> </text:span><text:note text:id="ftn51" text:note-class="endnote"><text:note-citation>s</text:note-citation><text:note-body><text:p text:style-name="Endnote"><text:span text:style-name="T75"><text:tab/>Louis Peyramont dirigeait le journal nationaliste</text:span><text:span text:style-name="T33"> La revanche</text:span>. Il joua un rôle important dans la mise en place de manifestations nationalistes et antiwagnériennes. D’abord principalement politique, la cabale contre <text:span text:style-name="T33">Lohengrin </text:span>devint ensuite une lutte opposant directement Peyramont à Lamoureux. Les manifestations de rue ayant abouti à la suspension des représentations dès la première, Lamoureux avait assigné Peyramont en justice et les colonnes de <text:span text:style-name="T33">La Revanche </text:span>se sont fait l’écho de cette lutte devenue personnelle. <text:s/>Selon les rapports de police concernant cette «  affaire <text:span text:style-name="T33">Lohengrin</text:span>  »<text:span text:style-name="T33">, </text:span>les manifestations se sont produites à l’extérieur et rien à l’intérieur de la salle n’a dérangé le spectacle. C’est par peur d’une seconde manifestation plus fournie que Lamoureux décida de suspendre les représentations. Les événements de 1891, pour la reprise du même opéra, furent plus graves et mieux orchestrés. L’ouvrage de Martine Kahane, <text:span text:style-name="T33">Wagner et la France, </text:span>Herscher, 1984, présente des documents très riches sur ce sujet. [NdE]</text:p><text:p text:style-name="Endnote"/></text:note-body></text:note><text:span text:style-name="T51">?</text:span><text:span text:style-name="T48"> ... Ah ! Fourcaud avait bien raison d'</text:span><text:span text:style-name="T51">é</text:span><text:span text:style-name="T48">crire, il y a quelques jours </text:span><text:span text:style-name="T51">«</text:span><text:span text:style-name="T54"> </text:span><text:span text:style-name="T48">Comment, une nation si vaine de ses </text:span><text:span text:style-name="T51">é</text:span><text:span text:style-name="T48">coles, et qui consacre, annuellement, un milliard </text:span><text:span text:style-name="T51">à</text:span><text:span text:style-name="T48"> ses arm</text:span><text:span text:style-name="T51">é</text:span><text:span text:style-name="T48">es, se voit </text:span><text:span text:style-name="T51">à</text:span><text:span text:style-name="T48"> la merci, en face de l'</text:span><text:span text:style-name="T51">é</text:span><text:span text:style-name="T48">tranger, de quelques douzaines de turbulents</text:span><text:span text:style-name="T54"> </text:span><text:span text:style-name="T51">?</text:span><text:span text:style-name="T48"> ... c'est </text:span><text:span text:style-name="T51">à</text:span><text:span text:style-name="T48"> pleurer et c'est </text:span><text:span text:style-name="T51">à</text:span><text:span text:style-name="T48"> fr</text:span><text:span text:style-name="T51">é</text:span><text:span text:style-name="T48">mir !</text:span><text:span text:style-name="T54"> </text:span><text:span text:style-name="T51">»</text:span><text:span text:style-name="T48"> Oui, cela est vrai. Sur ce point plus encore que sur les autres, nous avons ressenti une profonde humiliation, une cruelle douleur. Une guerre s'annonce, terrible, prochaine sans doute, et il se trouve des mis</text:span><text:span text:style-name="T51">é</text:span><text:span text:style-name="T48">rables pour rabaisser ainsi l'orgueil national, pour commettre des actes </text:span><text:span text:style-name="T72">b</text:span><text:span text:style-name="T55">ê</text:span><text:span text:style-name="T72">tes </text:span><text:span text:style-name="T48">et l</text:span><text:span text:style-name="T51">â</text:span><text:span text:style-name="T48">ches, au nom d'un chauvinisme de Canaques ! Et Paris s'incline devant eux, et tout un peuple se met trembler... </text:span></text:p>
      <text:p text:style-name="P123"><text:span text:style-name="T88">O </text:span>mon pauvre pays ! </text:p>
      <text:p text:style-name="P5">Alfred Ernst.</text:p>
      <text:p text:style-name="P179"/>
      <text:h text:style-name="Heading_20_2" text:outline-level="2"><text:bookmark-start text:name="bookmark43"/><text:span text:style-name="T39">Lohengrin à </text:span><text:span text:style-name="T26">Pa</text:span><text:bookmark-end text:name="bookmark43"/><text:span text:style-name="T26">ris</text:span></text:h>
      <text:p text:style-name="P5">(printemps <text:span text:style-name="T39">1887)</text:span></text:p>
      <text:p text:style-name="P123">Les repr<text:span text:style-name="T2">é</text:span>sentations de <text:span text:style-name="T33">Lohengrin </text:span><text:span text:style-name="T2">à</text:span> l'Eden-Th<text:span text:style-name="T2">éâ</text:span>tre, sous la direction de M. Charles Lamoureux, ont <text:span text:style-name="T2">é</text:span>t<text:span text:style-name="T2">é</text:span> annonc<text:span text:style-name="T2">é</text:span>es par lui officiellement d<text:span text:style-name="T2">è</text:span>s le d<text:span text:style-name="T2">é</text:span>but de la saison des concerts, en novembre 1886 (voir les Petits-Bulletins des Concerts Lamoureux, novem<text:span text:style-name="T2">bre 1887-avril 1887)</text:span>. C'est dans le Petit-Bulletin du 20 mars que furent enfin publi<text:span text:style-name="T2">é</text:span>es et la distribution compl<text:span text:style-name="T2">è</text:span>te des r<text:span text:style-name="T2">ô</text:span>les et la date approximative des repr<text:span text:style-name="T2">é</text:span>sentations (dix repr<text:span text:style-name="T2">é</text:span>sentations dans la seconde quinzaine d'avril et la premi<text:span text:style-name="T2">è</text:span>re quinzaine de mai). </text:p>
      <text:p text:style-name="P123">C'est <text:span text:style-name="T2">à</text:span> cette <text:span text:style-name="T2">é</text:span>poque que la question Lohengrin recommence <text:span text:style-name="T2">à</text:span> pr<text:span text:style-name="T2">é</text:span>occuper les esprits. </text:p>
      <text:p text:style-name="P123">Le 20 mars, <text:span text:style-name="T33">le Figaro</text:span> publie un article humoristique de M. Albert Millaud, <text:span text:style-name="T2">é</text:span>non<text:span text:style-name="T2">ç</text:span>ant les fantaisistes conditions auxquelles seront soumis les auditeurs de <text:span text:style-name="T40">Lohengrin. </text:span></text:p>
      <text:p text:style-name="P123">Le m<text:span text:style-name="T2">ê</text:span>me jour, <text:span text:style-name="T33">la Revanche</text:span> publie un article <text:span text:style-name="T39">assez </text:span>violent contre l'entreprise de M. Lamoureux. </text:p>
      <text:p text:style-name="P123">Le 28 mars, <text:span text:style-name="T33">le Temps </text:span>annonce les repr<text:span text:style-name="T2">é</text:span>sentations de <text:span text:style-name="T40">Lohengrin</text:span><text:span text:style-name="T39"> </text:span>et r<text:span text:style-name="T2">é</text:span>sume la question wagn<text:span text:style-name="T2">é</text:span>rienne<text:span text:style-name="T4"> </text:span><text:span text:style-name="T2">:</text:span> haine de Wagner contre la France ; mais, Wagner <text:span text:style-name="T2">é</text:span>tant mort, rien n'emp<text:span text:style-name="T2">ê</text:span>che plus de jouer ses <text:span text:style-name="T2">œ</text:span>uvres, etc. </text:p>
      <text:p text:style-name="P123">29 mars,<text:span text:style-name="T33"> la France</text:span><text:span text:style-name="T17"> </text:span><text:span text:style-name="T15">:</text:span> <text:span text:style-name="T2">«</text:span><text:span text:style-name="T4"> </text:span>Chez un marchand de musique<text:span text:style-name="T4"> </text:span><text:span text:style-name="T2">»</text:span> par M. Emile <text:span text:style-name="T39">C</text:span><text:span text:style-name="T9">è</text:span><text:span text:style-name="T39">re </text:span>; article tr<text:span text:style-name="T2">è</text:span>s agressif sur M. Lamoureux qui est appel<text:span text:style-name="T2">é</text:span> <text:span text:style-name="T2">«</text:span><text:span text:style-name="T4"> </text:span>der Meister<text:span text:style-name="T4"> </text:span><text:span text:style-name="T2">»</text:span> et <text:span text:style-name="T2">«</text:span><text:span text:style-name="T4"> </text:span>M. Liebhaber<text:span text:style-name="T4"> </text:span><text:span text:style-name="T2">»</text:span>. </text:p>
      <text:p text:style-name="P123">30 mars, <text:span text:style-name="T33">la Lanterne</text:span><text:span text:style-name="T4"> </text:span><text:span text:style-name="T2">:</text:span> <text:span text:style-name="T2">«</text:span><text:span text:style-name="T4"> </text:span><text:span text:style-name="T39">Lohengrin – </text:span><text:span text:style-name="T2">la repré</text:span>sentation <text:span text:style-name="T2">à</text:span> Paris d'un op<text:span text:style-name="T2">é</text:span>ra de Richard Wagner,<text:span text:style-name="T4"> </text:span><text:span text:style-name="T2">»</text:span> Article de premi<text:span text:style-name="T2">è</text:span>re page, plus hostile encore que le pr<text:span text:style-name="T2">é</text:span>c<text:span text:style-name="T2">é</text:span>dent ; <text:span text:style-name="T2">toujours Wagner l'</text:span>insulteur de Paris<text:span text:style-name="T4"> </text:span><text:span text:style-name="T2">:</text:span> se termine par une diatribe contre M. Lamoureux, <text:span text:style-name="T2">«</text:span><text:span text:style-name="T4"> </text:span>un industriel habile... il y a h<text:span text:style-name="T2">é</text:span>las ! <text:span text:style-name="T2">à</text:span> Paris assez de financiers allemands pour remplir sa salle...<text:span text:style-name="T4"> </text:span><text:span text:style-name="T2">»</text:span></text:p>
      <text:p text:style-name="P5">Voici maintenant un des plus extraordinaires documents de cette histoire, l'interview publi<text:span text:style-name="T2">é</text:span> par <text:span text:style-name="T33">le Gaulois</text:span> du 1<text:span text:style-name="T45">er</text:span> et du 2 avril, des compositeurs fran<text:span text:style-name="T2">ç</text:span>ais <text:span text:style-name="T2">à</text:span> propos de <text:span text:style-name="T33">Lohengrin</text:span>. A des lettres de la direction du <text:span text:style-name="T33">Gaulois</text:span> les invitant <text:span text:style-name="T2">à</text:span> faire conna<text:span text:style-name="T2">î</text:span>tre leur opinion, les compositeurs fran<text:span text:style-name="T2">ç</text:span>ais ont r<text:span text:style-name="T2">é</text:span>pondu comme il suit<text:span text:style-name="T4"> </text:span><text:span text:style-name="T2">:</text:span> </text:p>
      <text:p text:style-name="P3"><text:soft-page-break/></text:p>
      <text:p text:style-name="P5">M. Gounod<text:span text:style-name="T4"> </text:span><text:span text:style-name="T2">:</text:span> </text:p>
      <text:p text:style-name="P3"/>
      <text:p text:style-name="P170"><text:span text:style-name="T44">Mon cher Meyer, plus je pense </text:span><text:span text:style-name="T2">à</text:span><text:span text:style-name="T44"> ce que vous </text:span><text:span text:style-name="T2">ê</text:span><text:span text:style-name="T44">tes venu me demander hier, plus j'aper</text:span><text:span text:style-name="T2">ç</text:span><text:span text:style-name="T44">ois de raisons et de convenances de m'en abstenir. Voyez donc ! </text:span><text:span text:style-name="T2">«</text:span><text:span text:style-name="T4"> </text:span><text:span text:style-name="T44">On va jouer une </text:span><text:span text:style-name="T2">œ</text:span><text:span text:style-name="T44">uvre de Wagner </text:span><text:span text:style-name="T2">à</text:span><text:span text:style-name="T44"> Paris, sur une sc</text:span><text:span text:style-name="T2">è</text:span><text:span text:style-name="T44">ne fran</text:span><text:span text:style-name="T2">ç</text:span><text:span text:style-name="T44">aise !</text:span><text:span text:style-name="T4"> </text:span><text:span text:style-name="T2">»</text:span></text:p>
      <text:p text:style-name="P170"><text:span text:style-name="T44">Cela seul dit tout. Le public va se prononcer, et je trouve qu'il n'appartient </text:span><text:span text:style-name="T2">à</text:span><text:span text:style-name="T44"> personne de pr</text:span><text:span text:style-name="T2">é</text:span><text:span text:style-name="T44">c</text:span><text:span text:style-name="T2">é</text:span><text:span text:style-name="T44">der, de pr</text:span><text:span text:style-name="T2">é</text:span><text:span text:style-name="T44">venir et de para</text:span><text:span text:style-name="T2">î</text:span><text:span text:style-name="T44">tre vouloir orienter le </text:span><text:span text:style-name="T36">Vox Populi</text:span><text:span text:style-name="T44"> ; la presse du </text:span><text:span text:style-name="T36">parti pris</text:span><text:span text:style-name="T44"> et des </text:span><text:span text:style-name="T36">ultras</text:span><text:span text:style-name="T44"> peut, seule, risquer cette attitude. </text:span></text:p>
      <text:p text:style-name="P170"><text:span text:style-name="T44">Quant </text:span><text:span text:style-name="T2">à</text:span><text:span text:style-name="T44"> l'opinion des impartiaux parmi les artistes, qui modifiera-t-elle</text:span><text:span text:style-name="T4"> </text:span><text:span text:style-name="T2">?</text:span><text:span text:style-name="T44"> </text:span></text:p>
      <text:p text:style-name="P171">Personne. </text:p>
      <text:p text:style-name="P170"><text:span text:style-name="T44">Un artiste, dans sa critique aussi bien que dans ses </text:span><text:span text:style-name="T2">œ</text:span><text:span text:style-name="T44">uvres, est fait de deux choses</text:span><text:span text:style-name="T4"> </text:span><text:span text:style-name="T2">:</text:span><text:span text:style-name="T44"> </text:span></text:p>
      <text:p text:style-name="P171">Ce qu'il <text:span text:style-name="T33">sent</text:span> et ce qu'il <text:span text:style-name="T33">fait</text:span>. </text:p>
      <text:p text:style-name="P170"><text:span text:style-name="T44">Or, nous savons tous que Richard Wagner est une personnalit</text:span><text:span text:style-name="T2">é</text:span><text:span text:style-name="T44"> consid</text:span><text:span text:style-name="T2">é</text:span><text:span text:style-name="T44">rable que beaucoup de gens ont commis la m</text:span><text:span text:style-name="T2">é</text:span><text:span text:style-name="T44">prise de vouloir imiter, attendu que c'est toujours par ses c</text:span><text:span text:style-name="T2">ô</text:span><text:span text:style-name="T44">t</text:span><text:span text:style-name="T2">é</text:span><text:span text:style-name="T44">s personnels qu'on reste inimitable et incommunicable. </text:span></text:p>
      <text:p text:style-name="P170"><text:span text:style-name="T44">De plus, j'estime que l'on ne doit pas juger le g</text:span><text:span text:style-name="T2">é</text:span><text:span text:style-name="T44">nie de l'</text:span><text:span text:style-name="T36">artiste</text:span><text:span text:style-name="T44"> </text:span><text:span text:style-name="T2">à</text:span><text:span text:style-name="T44"> travers ses r</text:span><text:span text:style-name="T2">é</text:span><text:span text:style-name="T44">pugnances pour</text:span><text:span text:style-name="T2"> l'</text:span><text:span text:style-name="T36">homme</text:span><text:span text:style-name="T44">. La gloire de l'intelligence n'est pas celle du c</text:span><text:span text:style-name="T2">œ</text:span><text:span text:style-name="T44">ur, et les insultes de notre ennemi national n'ont rien </text:span><text:span text:style-name="T2">à</text:span><text:span text:style-name="T44"> voir dans l'hommage que m</text:span><text:span text:style-name="T2">é</text:span><text:span text:style-name="T44">ritent ses </text:span><text:span text:style-name="T2">œ</text:span><text:span text:style-name="T44">uvres. </text:span></text:p>
      <text:p text:style-name="P170"><text:span text:style-name="T44">Attendons le public ; c'est l</text:span><text:span text:style-name="T2">à</text:span><text:span text:style-name="T44"> qu'est le jury. </text:span></text:p>
      <text:p text:style-name="P173"><text:span text:style-name="T44">Bien </text:span><text:span text:style-name="T2">à</text:span><text:span text:style-name="T44"> vous. <text:tab/>Ch Gounod</text:span></text:p>
      <text:p text:style-name="P63"/>
      <text:p text:style-name="P63"/>
      <text:p text:style-name="P5">M. Delibes<text:span text:style-name="T4"> </text:span><text:span text:style-name="T2">:</text:span> </text:p>
      <text:p text:style-name="P3"/>
      <text:p text:style-name="P170"><text:span text:style-name="T44">Cher monsieur, si vous croyez que je vais dire ce que je pense </text:span><text:span text:style-name="T2">à</text:span><text:span text:style-name="T44"> propos de la question si complexe de l'acclimatation du the</text:span><text:span text:style-name="T2">â</text:span><text:span text:style-name="T44">tre de Wagner </text:span><text:span text:style-name="T2">à</text:span><text:span text:style-name="T44"> Paris, vous vous trompez beaucoup ! </text:span></text:p>
      <text:p text:style-name="P170"><text:span text:style-name="T44">Je trouve que mon opinion n'int</text:span><text:span text:style-name="T2">é</text:span><text:span text:style-name="T44">resse, et surtout ne regarde personne. </text:span></text:p>
      <text:p text:style-name="P170"><text:span text:style-name="T44">D'ailleurs, je pense, comme Dumas, que seul le temps peut se charger de mettre les choses </text:span><text:span text:style-name="T2">à</text:span><text:span text:style-name="T44"> leur vraie place. </text:span></text:p>
      <text:p text:style-name="P170"><text:span text:style-name="T44">Tout ce que je puis dire, c'est qu'il me para</text:span><text:span text:style-name="T2">î</text:span><text:span text:style-name="T44">t un peu ridicule que, sous pr</text:span><text:span text:style-name="T2">é</text:span><text:span text:style-name="T44">texte de patriotisme, Paris reste la seule capitale du monde civilis</text:span><text:span text:style-name="T2">é</text:span><text:span text:style-name="T44"> o</text:span><text:span text:style-name="T2">ù</text:span><text:span text:style-name="T44"> </text:span><text:span text:style-name="T36">Lohengrin</text:span><text:span text:style-name="T44"> ne soit pas </text:span><text:soft-page-break/><text:span text:style-name="T44">au r</text:span><text:span text:style-name="T2">é</text:span><text:span text:style-name="T44">pertoire, comme </text:span><text:span text:style-name="T36">le Domino noir</text:span><text:span text:style-name="T44">, </text:span><text:span text:style-name="T36">les Huguenots</text:span><text:span text:style-name="T44"> ou </text:span><text:span text:style-name="T36">il Barbiere di Siviglia</text:span><text:span text:style-name="T44">. </text:span></text:p>
      <text:p text:style-name="P174"><text:span text:style-name="T44">Recevez, etc., etc. <text:tab/>L</text:span><text:span text:style-name="T2">é</text:span><text:span text:style-name="T44">o Delibes. </text:span></text:p>
      <text:p text:style-name="P169"/>
      <text:p text:style-name="P3"><text:span text:style-name="T48">M. Reyer</text:span><text:note text:id="ftn52" text:note-class="endnote"><text:note-citation>t</text:note-citation><text:note-body><text:p text:style-name="Endnote"><text:span text:style-name="T48"><text:tab/>On remarquera que dans cette liste des «  plus célèbres musiciens français du temps  », des noms illustres côtoient d’autres aujourd’hui oubliés. Si on ne présente ni Gounod ni Bizet, certains méritent d’être rappelés à notre bon souvenir. Auguste Reyer (1823-1909) est l’auteur d’un </text:span><text:span text:style-name="T33">Sigurd</text:span>, écho français à <text:span text:style-name="T33">Siegfried</text:span> parfois désigné par le peu flatteur titre de « tétralogie du pauvre  ». Sigurd apparait comme un héros capable de résister à l’invasion germanique, et finalement… au wagnérisme. Ce n’est donc pas une œuvre à la gloire du wagnérisme. D’ailleurs, par patriotisme, Reyer ne fit pas le voyage à Bayreuth, et saura conserver ses distances envers le compositeur allemand comme il le montre très bien dans ce petit texte. Quant à Émile Paladilhe (1844-1926), il a connu plus de succès avec ses mélodies qu’avec ses opéras,  <text:span text:style-name="T33">Patrie</text:span>, <text:span text:style-name="T33">Vanina</text:span>, ou <text:span text:style-name="T33">Dalila</text:span>. Félix-Ludger Rossignol, ou Victorin de Joncières (1839 1903) écrivit des critiques musicales entre 1871 et 1900, dans le journal <text:span text:style-name="T33">La Liberté</text:span> sous le pseudonyme de Jennius. Il défendit César Franck et Emmanuel Chabrier. Il composa également plusieurs opéras dont <text:span text:style-name="T33">Sardanapale</text:span> (1867), <text:span text:style-name="T33">Le Dernier jour de Pompéi</text:span> (1869), <text:span text:style-name="T33">Dimitri</text:span> (1876), <text:span text:style-name="T33">La Reine Berthe</text:span> (1878), <text:span text:style-name="T33">Le Chevalier Jean</text:span> (1885), <text:span text:style-name="T33">Lancelot</text:span> (1900). Charles-Marie Widor (1844-1937) est un organiste, professeur et compositeur français. En 1870, il remplaça le célèbre grand organiste <text:s/>et compositeur Lefébure-Wély à l'orgue Cavaillé-Coll de Saint-Sulpice et tint ce poste pendant plus de soixante ans. Gaston Salvayre (1847-1916) était chef de chœur, chef d'orchestre et critique musical (<text:span text:style-name="Emphasis">Gil Blas</text:span>). C’est Ambroise Thomas qui l’avait remarqué au conservatoire municipal de Toulouse. Il obtint le Grand Prix de Rome en 1872 avec sa cantate <text:span text:style-name="T33">Calypso</text:span> et il composa plusieurs opéras. Il rencontra Franz Liszt avec qui il travailla son jeu pianistique à la Villa Médicis. [NdE]</text:p><text:p text:style-name="Endnote"/></text:note-body></text:note><text:span text:style-name="T54"> </text:span><text:span text:style-name="T51">:</text:span><text:span text:style-name="T48"> </text:span></text:p>
      <text:p text:style-name="P200"><text:span text:style-name="T44">Mon cher monsieur Meyer, la haine que Berlioz lui portait et mon affectueuse admiration pour Berlioz ne m'ont pas emp</text:span><text:span text:style-name="T2">ê</text:span><text:span text:style-name="T44">ch</text:span><text:span text:style-name="T2">é</text:span><text:span text:style-name="T44"> d'aller </text:span><text:span text:style-name="T2">à</text:span><text:span text:style-name="T44"> Lui. Son puissant g</text:span><text:span text:style-name="T2">é</text:span><text:span text:style-name="T44">nie m'a subjugu</text:span><text:span text:style-name="T2">é</text:span><text:span text:style-name="T44">, sans m'aveugler pourtant. J'ai subi, comme tant d'autres, l'influence de ses doctrines ; mais je n'ose me dire son disciple, tant je me suis gard</text:span><text:span text:style-name="T2">é</text:span><text:span text:style-name="T44"> d'</text:span><text:span text:style-name="T2">ê</text:span><text:span text:style-name="T44">tre son imitateur. Et tout en le suivant de loin dans le sillon lumineux qu'il a trac</text:span><text:span text:style-name="T2">é</text:span><text:span text:style-name="T44">, je n'ai renonc</text:span><text:span text:style-name="T2">é</text:span><text:span text:style-name="T44"> </text:span><text:span text:style-name="T2">à</text:span><text:span text:style-name="T44"> aucune des jouissances qui me viennent de ses glorieux anc</text:span><text:span text:style-name="T2">ê</text:span><text:span text:style-name="T44">tres, des ma</text:span><text:span text:style-name="T2">î</text:span><text:span text:style-name="T44">tres auxquels je dois, plus qu'</text:span><text:span text:style-name="T2">à</text:span><text:span text:style-name="T44"> lui sans doute, le peu que je suis. </text:span></text:p>
      <text:p text:style-name="P200"><text:span text:style-name="T44">Mais aucun grand musicien n'aura surexcit</text:span><text:span text:style-name="T2">é</text:span><text:span text:style-name="T44"> plus de jeunes imaginations et troubl</text:span><text:span text:style-name="T2">é</text:span><text:span text:style-name="T44"> plus de cervelles. </text:span></text:p>
      <text:p text:style-name="P200"><text:span text:style-name="T44">Son oeuvre est immense, colossale. En France, elle ne s'imposera jamais tout enti</text:span><text:span text:style-name="T2">è</text:span><text:span text:style-name="T44">re </text:span><text:span text:style-name="T2">à</text:span><text:span text:style-name="T44"> notre temp</text:span><text:span text:style-name="T2">é</text:span><text:span text:style-name="T44">rament et ne nous fera jamais oublier notre fid</text:span><text:span text:style-name="T2">é</text:span><text:span text:style-name="T44">lit</text:span><text:span text:style-name="T2">é</text:span><text:span text:style-name="T44"> </text:span><text:span text:style-name="T2">à</text:span><text:span text:style-name="T44"> d'anciens souvenirs. </text:span></text:p>
      <text:p text:style-name="P201"><text:span text:style-name="T44">Il aura dot</text:span><text:span text:style-name="T2">é</text:span><text:span text:style-name="T44"> son pays d'un art nouveau, c'est vrai. Mais son pays n'est pas le n</text:span><text:span text:style-name="T2">ô</text:span><text:span text:style-name="T44">tre ! <text:tab/>E. Reyer. </text:span></text:p>
      <text:p text:style-name="P138"/>
      <text:p text:style-name="P204">M. Paladilhe<text:span text:style-name="T4"> </text:span><text:span text:style-name="T2">:</text:span> </text:p>
      <text:p text:style-name="P184"><text:span text:style-name="T44">Mon cher monsieur Meyer, savez-vous que vous m'embarrassez quelque peu en me demandant c</text:span><text:span text:style-name="T2">e que je pense – et ce que j'at</text:span><text:span text:style-name="T44">tends pour notre </text:span><text:span text:style-name="T2">é</text:span><text:span text:style-name="T44">cole musicale fran</text:span><text:span text:style-name="T2">ç</text:span><text:span text:style-name="T44">aise des prochaines repr</text:span><text:span text:style-name="T2">é</text:span><text:span text:style-name="T44">sentations de </text:span><text:span text:style-name="T36">Lohengrin</text:span><text:span text:style-name="T4"> </text:span><text:span text:style-name="T2">?</text:span><text:span text:style-name="T44"> </text:span></text:p>
      <text:p text:style-name="P184"><text:span text:style-name="T44">Ce que je pense, c'est que la tentative que pr</text:span><text:span text:style-name="T2">é</text:span><text:span text:style-name="T44">pare M. Lamoureux, dans d'excellentes conditions artistiques, aurait d</text:span><text:span text:style-name="T2">û</text:span><text:span text:style-name="T44"> </text:span><text:span text:style-name="T2">ê</text:span><text:span text:style-name="T44">tre faite depuis longtemps. </text:span></text:p>
      <text:p text:style-name="P184"><text:span text:style-name="T44">Les pr</text:span><text:span text:style-name="T2">é</text:span><text:span text:style-name="T44">ventions qui ont retard</text:span><text:span text:style-name="T2">é</text:span><text:span text:style-name="T44"> de dix ann</text:span><text:span text:style-name="T2">é</text:span><text:span text:style-name="T44">es cet </text:span><text:span text:style-name="T2">é</text:span><text:span text:style-name="T44">v</text:span><text:span text:style-name="T2">é</text:span><text:span text:style-name="T44">nement th</text:span><text:span text:style-name="T2">éâ</text:span><text:span text:style-name="T44">tral sont, il me semble, aussi honorables qu'irr</text:span><text:span text:style-name="T2">é</text:span><text:span text:style-name="T44">fl</text:span><text:span text:style-name="T2">é</text:span><text:span text:style-name="T44">chies. On ne boude pas plus contre ses oreilles que contre son ventre, et Wagner est un artiste assez consid</text:span><text:span text:style-name="T2">é</text:span><text:span text:style-name="T44">rable pour qu'on puisse juger son </text:span><text:span text:style-name="T2">œ</text:span><text:span text:style-name="T44">uvre avec une s</text:span><text:span text:style-name="T2">é</text:span><text:span text:style-name="T44">r</text:span><text:span text:style-name="T2">é</text:span><text:span text:style-name="T44">nit</text:span><text:span text:style-name="T2">é</text:span><text:span text:style-name="T44"> qui permette de n</text:span><text:span text:style-name="T2">é</text:span><text:span text:style-name="T44">gliger l'homme et d'oublier le gallophobe. </text:span></text:p>
      <text:p text:style-name="P184"><text:span text:style-name="T44">Quant aux cons</text:span><text:span text:style-name="T2">é</text:span><text:span text:style-name="T44">quences, l'ex</text:span><text:span text:style-name="T2">é</text:span><text:span text:style-name="T44">cution sc</text:span><text:span text:style-name="T2">é</text:span><text:span text:style-name="T44">nique d'une partition que les auditions de concerts laissent encore relativement ignor</text:span><text:span text:style-name="T2">é</text:span><text:span text:style-name="T44">e, puisque le compositeur l'a </text:span><text:span text:style-name="T2">é</text:span><text:span text:style-name="T44">crite en vue du th</text:span><text:span text:style-name="T2">éâ</text:span><text:span text:style-name="T44">tre, je crois qu'il y aurait t</text:span><text:span text:style-name="T2">é</text:span><text:span text:style-name="T44">m</text:span><text:span text:style-name="T2">é</text:span><text:span text:style-name="T44">rit</text:span><text:span text:style-name="T2">é</text:span><text:span text:style-name="T44"> </text:span><text:span text:style-name="T2">à</text:span><text:span text:style-name="T44"> trop vouloir les pr</text:span><text:span text:style-name="T2">é</text:span><text:span text:style-name="T44">juger. </text:span></text:p>
      <text:p text:style-name="P184"><text:span text:style-name="T44">Peut-</text:span><text:span text:style-name="T2">ê</text:span><text:span text:style-name="T44">tre les surprises seront-elles aussi saisissantes que vari</text:span><text:span text:style-name="T2">é</text:span><text:span text:style-name="T44">es dans leurs effets. Je m'attends </text:span><text:span text:style-name="T2">à</text:span><text:span text:style-name="T44"> une vraie premi</text:span><text:span text:style-name="T2">è</text:span><text:span text:style-name="T44">re, Wagner n'</text:span><text:span text:style-name="T2">é</text:span><text:span text:style-name="T44">tant pas plus connu, en r</text:span><text:span text:style-name="T2">é</text:span><text:span text:style-name="T44">alit</text:span><text:span text:style-name="T2">é</text:span><text:span text:style-name="T44">, de la plupart de ses d</text:span><text:span text:style-name="T2">é</text:span><text:span text:style-name="T44">tracteurs que de certains de ses partisans. </text:span></text:p>
      <text:p text:style-name="P184"><text:soft-page-break/><text:span text:style-name="T44">Encore une fois, je souhaite, avant tout, qu'on oublie l'homme pour juger le musicien de g</text:span><text:span text:style-name="T2">é</text:span><text:span text:style-name="T44">nie, et je pense qu'on ne m'accusera pas de vouloir amoindrir par ce voeu tr</text:span><text:span text:style-name="T2">è</text:span><text:span text:style-name="T44">s sinc</text:span><text:span text:style-name="T2">è</text:span><text:span text:style-name="T44">re la grande id</text:span><text:span text:style-name="T2">é</text:span><text:span text:style-name="T44">e de patrie. </text:span></text:p>
      <text:p text:style-name="P186">Recevez, mon cher monsieur Meyer, l'assurance de mes meilleurs sentiments. <text:tab/><text:tab/>Paladilhe </text:p>
      <text:p text:style-name="P5"><text:bookmark-start text:name="bookmark44"/>M. Lalo<text:span text:style-name="T4"> </text:span><text:span text:style-name="T2">:</text:span><text:bookmark-end text:name="bookmark44"/> </text:p>
      <text:p text:style-name="P3"/>
      <text:p text:style-name="P184"><text:span text:style-name="T44">Monsieur le directeur, </text:span><text:span text:style-name="T36">Lohengrin</text:span><text:span text:style-name="T44"> est une </text:span><text:span text:style-name="T2">œ</text:span><text:span text:style-name="T44">uvre superbe ; il est triste que Paris soit la seule capitale qui ne la connaisse pas. </text:span></text:p>
      <text:p text:style-name="P184"><text:span text:style-name="T44">Wagner est un g</text:span><text:span text:style-name="T2">é</text:span><text:span text:style-name="T44">nie qu'il est absolument n</text:span><text:span text:style-name="T2">é</text:span><text:span text:style-name="T44">cessaire d'</text:span><text:span text:style-name="T2">é</text:span><text:span text:style-name="T44">tudier, et nous devons tous savoir gr</text:span><text:span text:style-name="T2">é</text:span><text:span text:style-name="T44"> </text:span><text:span text:style-name="T2">à</text:span><text:span text:style-name="T44"> M. Charles Latmoureux de sa vaillante initiative. </text:span></text:p>
      <text:p text:style-name="P184"><text:span text:style-name="T44">Recevez. monsieur, l'assurance de mes sentiments distingu</text:span><text:span text:style-name="T2">é</text:span><text:span text:style-name="T44">s. </text:span></text:p>
      <text:p text:style-name="P122"/>
      <text:p text:style-name="P206">E. Lalo. </text:p>
      <text:p text:style-name="P203"/>
      <text:p text:style-name="P5">M. Jonci<text:span text:style-name="T2">è</text:span>res<text:span text:style-name="T4"> </text:span><text:span text:style-name="T2">:</text:span> </text:p>
      <text:p text:style-name="P3"/>
      <text:p text:style-name="P184"><text:span text:style-name="T44">Mon cher Meyer, vous voulez bien me demander ce que je pense de l'</text:span><text:span text:style-name="T2">œ</text:span><text:span text:style-name="T44">uvre de Richard Wagner. </text:span></text:p>
      <text:p text:style-name="P184"><text:span text:style-name="T44">Tout d'abord, laissez-moi vous dire combien je suis flatt</text:span><text:span text:style-name="T2">é</text:span><text:span text:style-name="T44"> du cas que vous semblez faire de mon opinion, apr</text:span><text:span text:style-name="T2">è</text:span><text:span text:style-name="T44">s celles de mes illustres confr</text:span><text:span text:style-name="T2">è</text:span><text:span text:style-name="T44">res Gounod, Reyer et L</text:span><text:span text:style-name="T2">é</text:span><text:span text:style-name="T44">o Delibes. Ce n'est pas en quelques lignes que je puis formuler un jugement sur le grand ma</text:span><text:span text:style-name="T2">î</text:span><text:span text:style-name="T44">tre allemand, et d'ailleurs, il y a longtemps que j'ai fait ma profession de foi </text:span><text:span text:style-name="T2">à</text:span><text:span text:style-name="T44"> cet </text:span><text:span text:style-name="T2">é</text:span><text:span text:style-name="T44">gard. Ceux qui lisent mes articles de critique musicale dans la Libert</text:span><text:span text:style-name="T2">é</text:span><text:span text:style-name="T44">, savent </text:span><text:span text:style-name="T2">à</text:span><text:span text:style-name="T44"> quoi s'en tenir depuis dix-sept ans. </text:span></text:p>
      <text:p text:style-name="P184"><text:span text:style-name="T44">Qualifi</text:span><text:span text:style-name="T2">é</text:span><text:span text:style-name="T44"> de wagn</text:span><text:span text:style-name="T2">é</text:span><text:span text:style-name="T44">rien, il y a plus de vingt-cinq ans, alorsqu'il fallait un certain courage pour proclamer hautement son admiration envers l'auteur de </text:span><text:span text:style-name="T36">Lohengrin</text:span><text:span text:style-name="T44">, je passe aujourd'hui pour un ti</text:span><text:span text:style-name="T2">è</text:span><text:span text:style-name="T44">de, n'ayant pas consenti </text:span><text:span text:style-name="T2">à</text:span><text:span text:style-name="T44"> m'enr</text:span><text:span text:style-name="T2">ô</text:span><text:span text:style-name="T44">ler dans la confr</text:span><text:span text:style-name="T2">é</text:span><text:span text:style-name="T44">rie, qui voudrait faire du wagn</text:span><text:span text:style-name="T2">é</text:span><text:span text:style-name="T44">risme une sorte de religion, excluant tout libre examen et toute critique. </text:span></text:p>
      <text:p text:style-name="P184"><text:span text:style-name="T44">Ma vive admiration pour Wagner date du premier concert que le ma</text:span><text:span text:style-name="T2">î</text:span><text:span text:style-name="T44">tre vint diriger au Th</text:span><text:span text:style-name="T2">éâ</text:span><text:span text:style-name="T44">tre-Italien, en 1860. J'</text:span><text:span text:style-name="T2">é</text:span><text:span text:style-name="T44">tais alors </text:span><text:span text:style-name="T2">é</text:span><text:span text:style-name="T44">l</text:span><text:span text:style-name="T2">è</text:span><text:span text:style-name="T44">ve de Leborne, au Conservatoire. Le lendemain du concert, j'arrivai </text:span><text:span text:style-name="T2">à</text:span><text:span text:style-name="T44"> la classe dans un </text:span><text:span text:style-name="T2">é</text:span><text:span text:style-name="T44">tat d'exaltation qui d</text:span><text:span text:style-name="T2">é</text:span><text:span text:style-name="T44">plut fort </text:span><text:span text:style-name="T2">à</text:span><text:span text:style-name="T44"> mon professeur. Il envoya chercher </text:span><text:span text:style-name="T2">à</text:span><text:span text:style-name="T44"> la biblioth</text:span><text:span text:style-name="T2">è</text:span><text:span text:style-name="T44">que la partition de </text:span><text:span text:style-name="T36">Lohengrin</text:span><text:span text:style-name="T44"> et, l'ouvrant </text:span><text:span text:style-name="T2">à</text:span><text:span text:style-name="T44"> la fameuse </text:span><text:span text:style-name="T36">Marche des fian</text:span><text:span text:style-name="T15">ç</text:span><text:span text:style-name="T36">ailles</text:span><text:span text:style-name="T44">, ex</text:span><text:span text:style-name="T2">é</text:span><text:span text:style-name="T44">cut</text:span><text:span text:style-name="T2">é</text:span><text:span text:style-name="T44">e la veille, il me signala gravement les </text:span><text:span text:style-name="T36">fausses relations</text:span><text:span text:style-name="T44"> </text:span><text:soft-page-break/><text:span text:style-name="T44">et les modulations heurt</text:span><text:span text:style-name="T2">é</text:span><text:span text:style-name="T44">es de ce morceau. Une discussion assez vive s'</text:span><text:span text:style-name="T2">é</text:span><text:span text:style-name="T44">leva entre nous, </text:span><text:span text:style-name="T2">à</text:span><text:span text:style-name="T44"> la suite de laquelle je sortis brusquement de la classe pour n'y plus revenir. </text:span></text:p>
      <text:p text:style-name="P184"><text:span text:style-name="T44">Pendant longtemps je fus pour ainsi dire le seul compositeur fran</text:span><text:span text:style-name="T2">ç</text:span><text:span text:style-name="T44">ais qui affich</text:span><text:span text:style-name="T2">â</text:span><text:span text:style-name="T44">t franchement une admiration profonde pour Wagner, admiration qui nuisit peut-</text:span><text:span text:style-name="T2">ê</text:span><text:span text:style-name="T44">tre </text:span><text:span text:style-name="T2">à</text:span><text:span text:style-name="T44"> ia r</text:span><text:span text:style-name="T2">é</text:span><text:span text:style-name="T44">ussite de mes premi</text:span><text:span text:style-name="T2">è</text:span><text:span text:style-name="T44">res </text:span><text:span text:style-name="T2">œ</text:span><text:span text:style-name="T44">uvres. </text:span></text:p>
      <text:p text:style-name="P184"><text:span text:style-name="T44">Fus-je assez </text:span><text:span text:style-name="T2">é</text:span><text:span text:style-name="T44">reint</text:span><text:span text:style-name="T2">é</text:span><text:span text:style-name="T44"> dans </text:span><text:span text:style-name="T36">le Gaulois</text:span><text:span text:style-name="T44"> d'alors pour le wagn</text:span><text:span text:style-name="T2">é</text:span><text:span text:style-name="T44">risme dont j'avais fait preuve dans </text:span><text:span text:style-name="T36">le Dernier jour de Pomp</text:span><text:span text:style-name="T15">é</text:span><text:span text:style-name="T36">i</text:span><text:span text:style-name="T44"> ! </text:span></text:p>
      <text:p text:style-name="P184"><text:span text:style-name="T44">En ce temps-l</text:span><text:span text:style-name="T2">à</text:span><text:span text:style-name="T44">, les wagn</text:span><text:span text:style-name="T2">é</text:span><text:span text:style-name="T44">riens se comptaient</text:span><text:span text:style-name="T4"> </text:span><text:span text:style-name="T2">:</text:span><text:span text:style-name="T44"> c'</text:span><text:span text:style-name="T2">é</text:span><text:span text:style-name="T44">taient Baudelaire, Champfleury, Gasperini et Pasdeloup, qui, malgr</text:span><text:span text:style-name="T2">é</text:span><text:span text:style-name="T44"> l'opposition du public, s'obstinait </text:span><text:span text:style-name="T2">à</text:span><text:span text:style-name="T44"> ex</text:span><text:span text:style-name="T2">é</text:span><text:span text:style-name="T44">cuter des morceaux de Wagner aux Concerts Populaires. </text:span></text:p>
      <text:p text:style-name="P184"><text:span text:style-name="T44">A la premi</text:span><text:span text:style-name="T2">è</text:span><text:span text:style-name="T44">re repr</text:span><text:span text:style-name="T2">é</text:span><text:span text:style-name="T44">sentation des </text:span><text:span text:style-name="T36">Ma</text:span><text:span text:style-name="T15">î</text:span><text:span text:style-name="T36">tres chanteurs</text:span><text:span text:style-name="T44"> </text:span><text:span text:style-name="T2">à</text:span><text:span text:style-name="T44"> Munich, en 1868, nous </text:span><text:span text:style-name="T2">é</text:span><text:span text:style-name="T44">tions quatre Fran</text:span><text:span text:style-name="T2">ç</text:span><text:span text:style-name="T44">ais, qui avions fait le voyage pour entendre l'</text:span><text:span text:style-name="T2">œ</text:span><text:span text:style-name="T44">uvre du ma</text:span><text:span text:style-name="T2">î</text:span><text:span text:style-name="T44">tre</text:span><text:span text:style-name="T4"> </text:span><text:span text:style-name="T2">:</text:span><text:span text:style-name="T44"> Pasdeloup ; Leroy, mon ancien collaborateur de </text:span><text:span text:style-name="T36">la Libert</text:span><text:span text:style-name="T15">é</text:span><text:span text:style-name="T44"> ; un dilettante de Reims, dont j'ai oubli</text:span><text:span text:style-name="T2">é</text:span><text:span text:style-name="T44"> le nom, et moi. Aujourd'hui, on organise des p</text:span><text:span text:style-name="T2">è</text:span><text:span text:style-name="T44">lerinages pour aller </text:span><text:span text:style-name="T2">à</text:span><text:span text:style-name="T44"> Bayreuth. A la t</text:span><text:span text:style-name="T2">ê</text:span><text:span text:style-name="T44">te de la cohue wagn</text:span><text:span text:style-name="T2">é</text:span><text:span text:style-name="T44">rienne, quelques illumin</text:span><text:span text:style-name="T2">é</text:span><text:span text:style-name="T44">s proph</text:span><text:span text:style-name="T2">é</text:span><text:span text:style-name="T44">tisent dans un jargon d</text:span><text:span text:style-name="T2">é</text:span><text:span text:style-name="T44">cadent, auquel je d</text:span><text:span text:style-name="T2">é</text:span><text:span text:style-name="T44">clare humblement ne rien comprendre. </text:span></text:p>
      <text:p text:style-name="P184"><text:span text:style-name="T44">D'ailleurs, si mon admiration est rest</text:span><text:span text:style-name="T2">é</text:span><text:span text:style-name="T44">e aussi enthousiaste pour les premi</text:span><text:span text:style-name="T2">è</text:span><text:span text:style-name="T44">res </text:span><text:span text:style-name="T2">œ</text:span><text:span text:style-name="T44">uvres de Wagner, je dois avouer qui, tout en m'inclinant devant les pages sublimes de la </text:span><text:span text:style-name="T36">T</text:span><text:span text:style-name="T15">é</text:span><text:span text:style-name="T36">tralogie</text:span><text:span text:style-name="T44">, je fais </text:span><text:span text:style-name="T2">à</text:span><text:span text:style-name="T44"> l'</text:span><text:span text:style-name="T2">é</text:span><text:span text:style-name="T44">gard de cette derni</text:span><text:span text:style-name="T2">è</text:span><text:span text:style-name="T44">re conception d'assez s</text:span><text:span text:style-name="T2">é</text:span><text:span text:style-name="T44">rieuses r</text:span><text:span text:style-name="T2">é</text:span><text:span text:style-name="T44">serves. Wagner est toujours pour moi le plus grand musicien qui se soit produit depuis Beethoven ; mais je ne saurais admettre son syst</text:span><text:span text:style-name="T2">è</text:span><text:span text:style-name="T44">me dans toute sa rigueur. Ses sujets l</text:span><text:span text:style-name="T2">é</text:span><text:span text:style-name="T44">gendaires me semblent pu</text:span><text:span text:style-name="T2">é</text:span><text:span text:style-name="T44">rils, et son g</text:span><text:span text:style-name="T2">é</text:span><text:span text:style-name="T44">nie, enserr</text:span><text:span text:style-name="T2">é</text:span><text:span text:style-name="T44"> dans les liens </text:span><text:span text:style-name="T2">é</text:span><text:span text:style-name="T44">troits du leitmotiv, me para</text:span><text:span text:style-name="T2">î</text:span><text:span text:style-name="T44">t moins f</text:span><text:span text:style-name="T2">é</text:span><text:span text:style-name="T44">cond que lorsque, sans esprit de syst</text:span><text:span text:style-name="T2">è</text:span><text:span text:style-name="T44">me, il </text:span><text:span text:style-name="T2">é</text:span><text:span text:style-name="T44">crivait </text:span><text:span text:style-name="T36">Lohengrin</text:span><text:span text:style-name="T44">, qui, </text:span><text:span text:style-name="T2">à</text:span><text:span text:style-name="T44"> mon avis, restera son chef-d'</text:span><text:span text:style-name="T2">œ</text:span><text:span text:style-name="T44">uvre devant la post</text:span><text:span text:style-name="T2">é</text:span><text:span text:style-name="T44">rit</text:span><text:span text:style-name="T2">é</text:span><text:span text:style-name="T44">. </text:span></text:p>
      <text:p text:style-name="P184"><text:span text:style-name="T44">J'ai jadis montr</text:span><text:span text:style-name="T2">é</text:span><text:span text:style-name="T44"> plus d'ardeur qu'aujourd'hui </text:span><text:span text:style-name="T2">à</text:span><text:span text:style-name="T44"> soutenir les </text:span><text:span text:style-name="T2">œ</text:span><text:span text:style-name="T44">uvres de Wagner. C'est qu'alors elles </text:span><text:span text:style-name="T2">é</text:span><text:span text:style-name="T44">taient m</text:span><text:span text:style-name="T2">é</text:span><text:span text:style-name="T44">connues, et que je pensais avoir une injustice </text:span><text:span text:style-name="T2">à</text:span><text:span text:style-name="T44"> r</text:span><text:span text:style-name="T2">é</text:span><text:span text:style-name="T44">parer. A quoi bon partir en guerre maintenant que la haute valeur du ma</text:span><text:span text:style-name="T2">î</text:span><text:span text:style-name="T44">tre n'est gu</text:span><text:span text:style-name="T2">è</text:span><text:span text:style-name="T44">re plus contest</text:span><text:span text:style-name="T2">é</text:span><text:span text:style-name="T44">e que par quelques esprits r</text:span><text:span text:style-name="T2">é</text:span><text:span text:style-name="T44">trogrades et routiniers</text:span><text:span text:style-name="T4"> </text:span><text:span text:style-name="T2">?</text:span><text:span text:style-name="T44"> Pourquoi tant de fracas pour enfoncer une porte ouverte</text:span><text:span text:style-name="T4"> </text:span><text:span text:style-name="T2">?</text:span><text:span text:style-name="T44"> </text:span></text:p>
      <text:p text:style-name="P184"><text:span text:style-name="T44">Wagner a exerc</text:span><text:span text:style-name="T2">é</text:span><text:span text:style-name="T44"> une </text:span><text:span text:style-name="T2">é</text:span><text:span text:style-name="T44">norme influence sur la musique contemporaine, et ceux-l</text:span><text:span text:style-name="T2">à</text:span><text:span text:style-name="T44"> m</text:span><text:span text:style-name="T2">ê</text:span><text:span text:style-name="T44">mes qui r</text:span><text:span text:style-name="T2">é</text:span><text:span text:style-name="T44">pudient son svst</text:span><text:span text:style-name="T2">è</text:span><text:span text:style-name="T44">me ont profit</text:span><text:span text:style-name="T2">é</text:span><text:span text:style-name="T44"> et profiteront encore de ses hardiesses et de ses innombrables trouvailles. C'est un arsenal o</text:span><text:span text:style-name="T2">ù</text:span><text:span text:style-name="T44"> pourront puiser pendant longtemps les musiciens de l'avenir ; mais il est </text:span><text:span text:style-name="T2">à</text:span><text:span text:style-name="T44"> souhaiter que, en se servant de ces pr</text:span><text:span text:style-name="T2">é</text:span><text:span text:style-name="T44">cieux mat</text:span><text:span text:style-name="T2">é</text:span><text:span text:style-name="T44">riaux, nos compositeurs n'oublient pas leur nationalit</text:span><text:span text:style-name="T2">é</text:span><text:span text:style-name="T44">, et qu'ils soient bien persuad</text:span><text:span text:style-name="T2">é</text:span><text:span text:style-name="T44">s qu'ils n'ont rien </text:span><text:span text:style-name="T2">à</text:span><text:span text:style-name="T44"> gagner en r</text:span><text:span text:style-name="T2">é</text:span><text:span text:style-name="T44">pudiant les qualit</text:span><text:span text:style-name="T2">é</text:span><text:span text:style-name="T44">s essentielles du g</text:span><text:span text:style-name="T2">é</text:span><text:span text:style-name="T44">nie fran</text:span><text:span text:style-name="T2">ç</text:span><text:span text:style-name="T44">ais, la clart</text:span><text:span text:style-name="T2">é</text:span><text:span text:style-name="T44"> et la concision. </text:span></text:p>
      <text:p text:style-name="P189"><text:soft-page-break/><text:span text:style-name="T44">Agr</text:span><text:span text:style-name="T2">é</text:span><text:span text:style-name="T44">ez, mon cher Meyer, l'expression de mes sentiments les plus affectueux. <text:tab/><text:tab/>Victorin Jonci</text:span><text:span text:style-name="T2">è</text:span><text:span text:style-name="T44">res. </text:span></text:p>
      <text:p text:style-name="P139"/>
      <text:p text:style-name="P127">M. Widor<text:span text:style-name="T4"> </text:span><text:span text:style-name="T2">:</text:span> </text:p>
      <text:p text:style-name="P139"/>
      <text:p text:style-name="P184"><text:span text:style-name="T44">ll y a plusieurs Wagner, celui de </text:span><text:span text:style-name="T36">Rienzi</text:span><text:span text:style-name="T44"> et du </text:span><text:span text:style-name="T36">Vaisseau-Fant</text:span><text:span text:style-name="T15">ô</text:span><text:span text:style-name="T36">me</text:span><text:span text:style-name="T44">, celui de </text:span><text:span text:style-name="T36">Tannh</text:span><text:span text:style-name="T15">æ</text:span><text:span text:style-name="T36">user</text:span><text:span text:style-name="T44"> et de </text:span><text:span text:style-name="T36">Lohengrin</text:span><text:span text:style-name="T44"> ; celui enfin des </text:span><text:span text:style-name="T36">Ma</text:span><text:span text:style-name="T15">î</text:span><text:span text:style-name="T36">tres Chanteurs</text:span><text:span text:style-name="T44">, de </text:span><text:span text:style-name="T36">la T</text:span><text:span text:style-name="T15">é</text:span><text:span text:style-name="T36">tralogie</text:span><text:span text:style-name="T44">, de </text:span><text:span text:style-name="T36">Parsifal</text:span><text:span text:style-name="T44"> et de </text:span><text:span text:style-name="T36">Tristan</text:span><text:span text:style-name="T44">. </text:span></text:p>
      <text:p text:style-name="P184"><text:span text:style-name="T44">Lors d'une visite </text:span><text:span text:style-name="T2">à</text:span><text:span text:style-name="T44"> Francfort, le ma</text:span><text:span text:style-name="T2">î</text:span><text:span text:style-name="T44">tre entra dans la boutique d'un coiffeur. L'artiste en cheveux se trouvait </text:span><text:span text:style-name="T2">ê</text:span><text:span text:style-name="T44">tre un m</text:span><text:span text:style-name="T2">é</text:span><text:span text:style-name="T44">lomane fort au courant des choses et sachant son monde ; il reconnut le grand homme, et tout en faisant effort pour dominer son </text:span><text:span text:style-name="T2">é</text:span><text:span text:style-name="T44">motion</text:span><text:span text:style-name="T4"> </text:span><text:span text:style-name="T2">:</text:span><text:span text:style-name="T44"> </text:span></text:p>
      <text:p text:style-name="P193"><text:span text:style-name="T2">\ </text:span><text:span text:style-name="T23"><text:tab/>N'ai-je pas, en ce mome</text:span><text:span text:style-name="T98">nt, demanda-t-il, l'insigne honneur de tenir en mes mains la t</text:span><text:span text:style-name="T23">ê</text:span><text:span text:style-name="T98">te illustre qui a con</text:span><text:span text:style-name="T23">ç</text:span><text:span text:style-name="T98">u </text:span><text:span text:style-name="T99">Lohengrin</text:span><text:span text:style-name="T24"> </text:span><text:span text:style-name="T23">?</text:span><text:span text:style-name="T98"> </text:span></text:p>
      <text:p text:style-name="P194"><text:span text:style-name="T2">\ </text:span><text:span text:style-name="T23"><text:tab/>Non,</text:span><text:span text:style-name="T98"> mon ami</text:span><text:span text:style-name="T24"> </text:span><text:span text:style-name="T23">:</text:span><text:span text:style-name="T98"> l'auteur de </text:span><text:span text:style-name="T99">Lohengrin</text:span><text:span text:style-name="T98"> n'existe plus, il y a longtemps qu'il est mort ! </text:span></text:p>
      <text:p text:style-name="P184"><text:span text:style-name="T44">C'est ainsi que le ma</text:span><text:span text:style-name="T2">î</text:span><text:span text:style-name="T44">tre reniait le pass</text:span><text:span text:style-name="T2">é</text:span><text:span text:style-name="T44">, ne voulant plus dater son </text:span><text:span text:style-name="T2">œ</text:span><text:span text:style-name="T44">uvre que des </text:span><text:span text:style-name="T36">Ma</text:span><text:span text:style-name="T15">î</text:span><text:span text:style-name="T36">tres Chanteurs</text:span><text:span text:style-name="T44">. Alors l'ombre du grand S</text:span><text:span text:style-name="T2">é</text:span><text:span text:style-name="T44">bastien Bach lui </text:span><text:span text:style-name="T2">é</text:span><text:span text:style-name="T44">tait apparue, et il avait modifi</text:span><text:span text:style-name="T2">é</text:span><text:span text:style-name="T44"> sa mani</text:span><text:span text:style-name="T2">è</text:span><text:span text:style-name="T44">re. </text:span></text:p>
      <text:p text:style-name="P184"><text:span text:style-name="T44">Je ne crains pas de partager cet avis, quoique le jugeant excessif. Tant de gens ont </text:span><text:span text:style-name="T2">é</text:span><text:span text:style-name="T44">crit tant de choses </text:span><text:span text:style-name="T2">à</text:span><text:span text:style-name="T44"> ce sujet, tant de litt</text:span><text:span text:style-name="T2">é</text:span><text:span text:style-name="T44">rateurs se sont mis </text:span><text:span text:style-name="T2">à</text:span><text:span text:style-name="T44"> nous expliquer la musique, tant d'</text:span><text:span text:style-name="T2">é</text:span><text:span text:style-name="T44">l</text:span><text:span text:style-name="T2">é</text:span><text:span text:style-name="T44">gants mondains </text:span><text:span text:style-name="T2">à</text:span><text:span text:style-name="T44"> nous d</text:span><text:span text:style-name="T2">é</text:span><text:span text:style-name="T44">voiler les profondeurs de la psychologie, qu'il reste peu </text:span><text:span text:style-name="T2">à</text:span><text:span text:style-name="T44"> dire et que, pour devenir int</text:span><text:span text:style-name="T2">é</text:span><text:span text:style-name="T44">ressant, il faudrait peut-</text:span><text:span text:style-name="T2">ê</text:span><text:span text:style-name="T44">tre avouer, sans pudeur, ce qui se passe l</text:span><text:span text:style-name="T2">à</text:span><text:span text:style-name="T44">-bas, l</text:span><text:span text:style-name="T2">à</text:span><text:span text:style-name="T44">-bas, au fond du </text:span><text:span text:style-name="T2">«</text:span><text:span text:style-name="T4"> </text:span><text:span text:style-name="T44">moi</text:span><text:span text:style-name="T4"> </text:span><text:span text:style-name="T2">»</text:span><text:span text:style-name="T44">. </text:span></text:p>
      <text:p text:style-name="P184"><text:span text:style-name="T44">Or, les sensations intimes, les </text:span><text:span text:style-name="T2">é</text:span><text:span text:style-name="T44">motions vraies, les croyances, nous les gardons </text:span><text:span text:style-name="T36">imo in pectore</text:span><text:span text:style-name="T44">. Si nous les traduisons parfois, c'est symphoniquement ; je ne sais pas les raconter. Ch. M. Widor. </text:span></text:p>
      <text:p text:style-name="P122"/>
      <text:p text:style-name="P5">M. Salvayre<text:span text:style-name="T4"> </text:span><text:span text:style-name="T2">:</text:span> </text:p>
      <text:p text:style-name="P3"/>
      <text:p text:style-name="P184"><text:span text:style-name="T44">Mon cher ami, vous me faites l'honneur de me demander mon opinion sur l'oeuvre de Wagner </text:span><text:span text:style-name="T2">à</text:span><text:span text:style-name="T44"> Paris. Je vais essayer de la r</text:span><text:span text:style-name="T2">é</text:span><text:span text:style-name="T44">sumer en quelques lignes</text:span><text:span text:style-name="T4"> </text:span><text:span text:style-name="T2">:</text:span><text:span text:style-name="T44"> </text:span></text:p>
      <text:p text:style-name="P185">J'ai la plus grande admiration pour Wagner en tant que manipulateur musical. </text:p>
      <text:p text:style-name="P184"><text:span text:style-name="T44">Selon moi, depuis les grands classiques allemands, nul n'a montr</text:span><text:span text:style-name="T2">é</text:span><text:span text:style-name="T44">, dans l'art de manier les masses orchestrales, une organisation plus vigoureuse et plus ing</text:span><text:span text:style-name="T2">é</text:span><text:span text:style-name="T44">nieusement habile. </text:span></text:p>
      <text:p text:style-name="P184"><text:soft-page-break/><text:span text:style-name="T44">Rien ne caract</text:span><text:span text:style-name="T2">é</text:span><text:span text:style-name="T44">rise mieux un pays que l'expression d'art qui s'y manifeste. Au g</text:span><text:span text:style-name="T2">é</text:span><text:span text:style-name="T44">nie de Wagner, d'essence purement allemande, se joignait un amour passionn</text:span><text:span text:style-name="T2">é</text:span><text:span text:style-name="T44"> pour son pays. Son </text:span><text:span text:style-name="T2">œ</text:span><text:span text:style-name="T44">uvre porte donc l'empreinte exag</text:span><text:span text:style-name="T2">é</text:span><text:span text:style-name="T44">r</text:span><text:span text:style-name="T2">é</text:span><text:span text:style-name="T44">e des qualit</text:span><text:span text:style-name="T2">é</text:span><text:span text:style-name="T44">s et des d</text:span><text:span text:style-name="T2">é</text:span><text:span text:style-name="T44">fauts de la race germanique. </text:span></text:p>
      <text:p text:style-name="P184"><text:span text:style-name="T44">En France, nous n'avons pas une </text:span><text:span text:style-name="T2">é</text:span><text:span text:style-name="T44">cole musicale aussi nettement accus</text:span><text:span text:style-name="T2">é</text:span><text:span text:style-name="T44">e que nos deux voisines</text:span><text:span text:style-name="T4"> </text:span><text:span text:style-name="T2">:</text:span><text:span text:style-name="T44"> l'Allemagne et l'Italie. Mais les compositeurs v</text:span><text:span text:style-name="T2">é</text:span><text:span text:style-name="T44">ritablement grands de ces deux nations ont souvent et heureusement subi l'influence du go</text:span><text:span text:style-name="T2">û</text:span><text:span text:style-name="T44">t, du charme, de la clart</text:span><text:span text:style-name="T2">é</text:span><text:span text:style-name="T44"> et de la justesse dans les proportions ; qualit</text:span><text:span text:style-name="T2">é</text:span><text:span text:style-name="T44">s pr</text:span><text:span text:style-name="T2">é</text:span><text:span text:style-name="T44">cieuses de notre France. </text:span></text:p>
      <text:p text:style-name="P184"><text:span text:style-name="T44">Ils l'ont subie, les uns par la mod</text:span><text:span text:style-name="T2">é</text:span><text:span text:style-name="T44">ration du c</text:span><text:span text:style-name="T2">ô</text:span><text:span text:style-name="T44">t</text:span><text:span text:style-name="T2">é</text:span><text:span text:style-name="T44"> vocal exag</text:span><text:span text:style-name="T2">é</text:span><text:span text:style-name="T44">r</text:span><text:span text:style-name="T2">é</text:span><text:span text:style-name="T44">, les autres par l'att</text:span><text:span text:style-name="T2">é</text:span><text:span text:style-name="T44">nuation du d</text:span><text:span text:style-name="T2">é</text:span><text:span text:style-name="T44">cha</text:span><text:span text:style-name="T2">î</text:span><text:span text:style-name="T44">nement symphonique appliqu</text:span><text:span text:style-name="T2">é</text:span><text:span text:style-name="T44"> </text:span><text:span text:style-name="T2">à</text:span><text:span text:style-name="T44"> la musique dramatique. </text:span></text:p>
      <text:p text:style-name="P184"><text:span text:style-name="T44">Pour que l'</text:span><text:span text:style-name="T2">œ</text:span><text:span text:style-name="T44">uvre gigantesque de Wagner soit facile </text:span><text:span text:style-name="T2">à</text:span><text:span text:style-name="T44"> des oreilles fran</text:span><text:span text:style-name="T2">ç</text:span><text:span text:style-name="T44">aises, il n'a manqu</text:span><text:span text:style-name="T2">é</text:span><text:span text:style-name="T44"> au g</text:span><text:span text:style-name="T2">é</text:span><text:span text:style-name="T44">nie allemand qu'un s</text:span><text:span text:style-name="T2">é</text:span><text:span text:style-name="T44">jour plus prolong</text:span><text:span text:style-name="T2">é</text:span><text:span text:style-name="T44"> en France. </text:span></text:p>
      <text:p text:style-name="P184"><text:span text:style-name="T44">Autant je crois que des fragments choisis de Wagner peuvent recueillir au milieu de nous le succ</text:span><text:span text:style-name="T2">è</text:span><text:span text:style-name="T44">s bien m</text:span><text:span text:style-name="T2">é</text:span><text:span text:style-name="T44">rit</text:span><text:span text:style-name="T2">é</text:span><text:span text:style-name="T44"> auquel ils ont droit, autant me para</text:span><text:span text:style-name="T2">î</text:span><text:span text:style-name="T44">t impossible, </text:span><text:span text:style-name="T2">é</text:span><text:span text:style-name="T44">tant donn</text:span><text:span text:style-name="T2">é</text:span><text:span text:style-name="T44">es nos m</text:span><text:span text:style-name="T2">œ</text:span><text:span text:style-name="T44">urs, nos impressions et nos aptitudes, la naturalisation compl</text:span><text:span text:style-name="T2">è</text:span><text:span text:style-name="T44">te de l'</text:span><text:span text:style-name="T2">œ</text:span><text:span text:style-name="T44">uvre du grand homme. </text:span></text:p>
      <text:p text:style-name="P184"><text:span text:style-name="T44">Voil</text:span><text:span text:style-name="T2">à</text:span><text:span text:style-name="T44">, mon cher ami, mon opinion bien respectueusement r</text:span><text:span text:style-name="T2">é</text:span><text:span text:style-name="T44">sum</text:span><text:span text:style-name="T2">é</text:span><text:span text:style-name="T44">e en ces quelques lignes</text:span><text:span text:style-name="T4"> </text:span><text:span text:style-name="T2">:</text:span><text:span text:style-name="T44"> je ne pr</text:span><text:span text:style-name="T2">é</text:span><text:span text:style-name="T44">tends l'imposer </text:span><text:span text:style-name="T2">à</text:span><text:span text:style-name="T44"> personne, mais elle aura du moins le m</text:span><text:span text:style-name="T2">é</text:span><text:span text:style-name="T44">rite de la sinc</text:span><text:span text:style-name="T2">é</text:span><text:span text:style-name="T44">rit</text:span><text:span text:style-name="T2">é</text:span><text:span text:style-name="T44">. </text:span></text:p>
      <text:p text:style-name="P187">Recevez, mon cher ami, l'assurance de mes affectueux sentiments,<text:tab/></text:p>
      <text:p text:style-name="P187">G. Salvayre. </text:p>
      <text:p text:style-name="P140"/>
      <text:p text:style-name="P5">M. d'Indy<text:span text:style-name="T4"> </text:span><text:span text:style-name="T2">:</text:span> </text:p>
      <text:p text:style-name="P3"/>
      <text:p text:style-name="P184"><text:span text:style-name="T44">Monsieur le directeur, </text:span><text:span text:style-name="T2">é</text:span><text:span text:style-name="T44">tant not</text:span><text:span text:style-name="T2">é</text:span><text:span text:style-name="T44"> depuis longtemps, par les partisans de l'</text:span><text:span text:style-name="T2">é</text:span><text:span text:style-name="T44">cole du bon sens, comme l'un ce ces musiciens dangereux qui poussent l'ali</text:span><text:span text:style-name="T2">é</text:span><text:span text:style-name="T44">nation mentale jusqu'</text:span><text:span text:style-name="T2">à</text:span><text:span text:style-name="T44"> faire le voyage de Bayreuth afin d'entendre de belles </text:span><text:span text:style-name="T2">œ</text:span><text:span text:style-name="T44">uvres dramatiques, je n'</text:span><text:span text:style-name="T2">é</text:span><text:span text:style-name="T44">prouve aucun embarras </text:span><text:span text:style-name="T2">à</text:span><text:span text:style-name="T44"> vous donner franchement mon avis sur les prochaines repr</text:span><text:span text:style-name="T2">é</text:span><text:span text:style-name="T44">sentations de </text:span><text:span text:style-name="T36">Lohengrin</text:span><text:span text:style-name="T44">. </text:span></text:p>
      <text:p text:style-name="P184"><text:span text:style-name="T44">J'y vois deux tr</text:span><text:span text:style-name="T2">è</text:span><text:span text:style-name="T44">s grands services rendus aux compositeurs fran</text:span><text:span text:style-name="T2">ç</text:span><text:span text:style-name="T44">ais</text:span><text:span text:style-name="T4"> </text:span><text:span text:style-name="T2">:</text:span><text:span text:style-name="T44"> le premier, de ne plus les obliger </text:span><text:span text:style-name="T2">à</text:span><text:span text:style-name="T44"> aller chercher en pays </text:span><text:span text:style-name="T2">é</text:span><text:span text:style-name="T44">tranger des auditions n</text:span><text:span text:style-name="T2">é</text:span><text:span text:style-name="T44">cessaires </text:span><text:span text:style-name="T2">à</text:span><text:span text:style-name="T44"> leur </text:span><text:span text:style-name="T2">é</text:span><text:span text:style-name="T44">ducation musicale</text:span><text:span text:style-name="T4"> </text:span><text:span text:style-name="T2">:</text:span><text:span text:style-name="T44"> le second, d'ouvrir un d</text:span><text:span text:style-name="T2">é</text:span><text:span text:style-name="T44">bouch</text:span><text:span text:style-name="T2">é</text:span><text:span text:style-name="T44"> aux </text:span><text:span text:style-name="T2">œ</text:span><text:span text:style-name="T44">uvres nouvelles de nos nationaux. </text:span></text:p>
      <text:p text:style-name="P184"><text:span text:style-name="T44">Voil</text:span><text:span text:style-name="T2">à</text:span><text:span text:style-name="T44"> mon opinion, sur la tr</text:span><text:span text:style-name="T2">è</text:span><text:span text:style-name="T44">s artistique tentative de M. Lamoureux, qui va faire conna</text:span><text:span text:style-name="T2">î</text:span><text:span text:style-name="T44">tre en France une </text:span><text:span text:style-name="T2">œ</text:span><text:span text:style-name="T44">uvre qui aurait d</text:span><text:span text:style-name="T2">û</text:span><text:span text:style-name="T44"> </text:span><text:span text:style-name="T2">ê</text:span><text:span text:style-name="T44">tre jou</text:span><text:span text:style-name="T2">é</text:span><text:span text:style-name="T44">e </text:span><text:span text:style-name="T2">à</text:span><text:span text:style-name="T44"> l'Op</text:span><text:span text:style-name="T2">é</text:span><text:span text:style-name="T44">ra de Paris depuis plus de vingt ans. </text:span></text:p>
      <text:p text:style-name="P190"><text:soft-page-break/><text:span text:style-name="T44">Veuillez agr</text:span><text:span text:style-name="T2">é</text:span><text:span text:style-name="T44">er, monsieur le directeur, l'expression de mes sentiments les plus distingu</text:span><text:span text:style-name="T2">é</text:span><text:span text:style-name="T44">s. <text:tab/>Vincent d'Indy. </text:span></text:p>
      <text:p text:style-name="P141"/>
      <text:p text:style-name="P123">Digne <text:span text:style-name="T2">é</text:span>pilogue de cette s<text:span text:style-name="T2">é</text:span>rie<text:span text:style-name="T4"> </text:span><text:span text:style-name="T2">:</text:span> dans <text:span text:style-name="T33">le Gaulois</text:span> du 2 avril la note suivante<text:span text:style-name="T4"> </text:span><text:span text:style-name="T2">:</text:span> </text:p>
      <text:p text:style-name="P122"/>
      <text:p text:style-name="P185">Mon cher Meyer, pour un poisson d'avril, c'en est un joli ! </text:p>
      <text:p text:style-name="P184"><text:span text:style-name="T44">Votre imprimeur me fait dire ce matin la plus grosse b</text:span><text:span text:style-name="T2">ê</text:span><text:span text:style-name="T44">tise du monde. Au lieu de </text:span><text:span text:style-name="T2">«</text:span><text:span text:style-name="T4"> </text:span><text:span text:style-name="T44">ce qu'il sent et ce qu'il sait</text:span><text:span text:style-name="T4"> </text:span><text:span text:style-name="T2">»</text:span><text:span text:style-name="T44">, il imprime </text:span><text:span text:style-name="T2">«</text:span><text:span text:style-name="T4"> </text:span><text:span text:style-name="T44">ce qu'il fait !</text:span><text:span text:style-name="T4"> </text:span><text:span text:style-name="T2">»</text:span><text:span text:style-name="T44"> ce qui n'a absolument aucun sens. </text:span></text:p>
      <text:p text:style-name="P184"><text:span text:style-name="T44">Je compte sur les excuses d'une r</text:span><text:span text:style-name="T2">é</text:span><text:span text:style-name="T44">habilitation pour demain. </text:span></text:p>
      <text:p text:style-name="P188">A vous. <text:tab/>Ch. Gounod. </text:p>
      <text:p text:style-name="P142"/>
      <text:p text:style-name="P128">Par contre, citons, en le traduisant, les <text:span text:style-name="T33">Lustige Blaetter</text:span> de Berlin du 14 avril<text:span text:style-name="T4"> </text:span><text:span text:style-name="T2">:</text:span> </text:p>
      <text:p text:style-name="P122"><text:span text:style-name="T48">Il y a quelques jours, M. Arthur Meyer, directeur du </text:span><text:span text:style-name="T64">Gaulois</text:span><text:span text:style-name="T48">, a demand</text:span><text:span text:style-name="T51">é</text:span><text:span text:style-name="T48"> aux plus c</text:span><text:span text:style-name="T51">é</text:span><text:span text:style-name="T48">l</text:span><text:span text:style-name="T51">è</text:span><text:span text:style-name="T48">bres d'entre les musiciens fran</text:span><text:span text:style-name="T51">ç</text:span><text:span text:style-name="T48">ais contemporains ce qu'ils pensent du projet de repr</text:span><text:span text:style-name="T51">é</text:span><text:span text:style-name="T48">senter </text:span><text:span text:style-name="T64">Lohengrin</text:span><text:span text:style-name="T48"> </text:span><text:span text:style-name="T51">à l'</text:span><text:span text:style-name="T48">'Eden-Th</text:span><text:span text:style-name="T51">éâ</text:span><text:span text:style-name="T48">tre</text:span><text:note text:id="ftn53" text:note-class="endnote"><text:note-citation>u</text:note-citation><text:note-body><text:p text:style-name="Endnote"><text:span text:style-name="T48"><text:tab/> </text:span>La reprise des propos des différents compositeurs interrogés est savoureuse. Cela rappelle que l’ironie et le pastiche ont eu de beaux moments dans le monde du wagnérisme. [NdE]</text:p><text:p text:style-name="Endnote"/></text:note-body></text:note><text:span text:style-name="T48">. Comme l'authenticit</text:span><text:span text:style-name="T51">é</text:span><text:span text:style-name="T48"> des r</text:span><text:span text:style-name="T51">é</text:span><text:span text:style-name="T48">ponses publi</text:span><text:span text:style-name="T51">é</text:span><text:span text:style-name="T48">es par </text:span><text:span text:style-name="T64">le Gaulois</text:span><text:span text:style-name="T48"> nous a sembl</text:span><text:span text:style-name="T51">é</text:span><text:span text:style-name="T48"> douteuse, nous avons </text:span><text:span text:style-name="T51">é</text:span><text:span text:style-name="T48">crit aux musiciens interrog</text:span><text:span text:style-name="T51">é</text:span><text:span text:style-name="T48">s par </text:span><text:span text:style-name="T64">le Gaulois</text:span><text:span text:style-name="T48"> et ces messieurs nous ont r</text:span><text:span text:style-name="T51">é</text:span><text:span text:style-name="T48">pondu comme il suit</text:span><text:span text:style-name="T54"> </text:span><text:span text:style-name="T51">:</text:span><text:span text:style-name="T48"> </text:span></text:p>
      <text:p text:style-name="P123">M. Gounod<text:span text:style-name="T4"> </text:span><text:span text:style-name="T2">:</text:span> <text:span text:style-name="T2">«</text:span><text:span text:style-name="T4"> </text:span>Je suis pour la repr<text:span text:style-name="T2">é</text:span>sentation, bien que <text:span text:style-name="T33">Lohengrin</text:span> ait un grand d<text:span text:style-name="T2">é</text:span>faut<text:span text:style-name="T4"> </text:span><text:span text:style-name="T2">:</text:span> l'h<text:span text:style-name="T2">é</text:span>ro<text:span text:style-name="T2">ï</text:span>ne ne chante pas de valse. L'instrumentation me semble aussi quelque peu <text:span text:style-name="T2">à</text:span> d<text:span text:style-name="T2">é</text:span>sirer<text:span text:style-name="T4"> </text:span><text:span text:style-name="T2">:</text:span> mais on pourra rem<text:span text:style-name="T2">é</text:span>dier <text:span text:style-name="T2">à</text:span> cet inconv<text:span text:style-name="T2">é</text:span>nient, les membres de la Ligue de Patriotes et ceux de Jockey-club n'auront qu'<text:span text:style-name="T2">à</text:span> apporter les fifres et les tambours qui manquent. – <text:span text:style-name="T2">Quant à</text:span> la mise en sc<text:span text:style-name="T2">è</text:span>ne, peut-<text:span text:style-name="T2">ê</text:span>tre ne nous semblera-t-elle pas suffisante. Nous avons <text:span text:style-name="T2">é</text:span>t<text:span text:style-name="T2">é</text:span> tellement g<text:span text:style-name="T2">â</text:span>t<text:span text:style-name="T2">é</text:span>s sous ce rapport ! – <text:span text:style-name="T2">On pourrait en tout cas atteler</text:span> <text:span text:style-name="T33">quatre cygnes</text:span> <text:span text:style-name="T2">à</text:span> la barque de Lohengrin, au lieu de n'en atteler qu'un seul, comme on le fait en Allemagne. Je conseillerais, en outre, d'intercaler un quadrille raban<text:span text:style-name="T2">ç</text:span>ois que je me chargerais de composer, moyennant la moiti<text:span text:style-name="T2">é</text:span> de la recette brute.<text:span text:style-name="T4"> </text:span><text:span text:style-name="T2">»</text:span></text:p>
      <text:p text:style-name="P123">M. Paladilhe<text:span text:style-name="T4"> </text:span><text:span text:style-name="T2">:</text:span> <text:span text:style-name="T2">«</text:span><text:span text:style-name="T4"> </text:span>L'Eden-Th<text:span text:style-name="T2">éâ</text:span>tre a mont<text:span text:style-name="T2">é</text:span>, jadi<text:span text:style-name="T2">s, les ballets d'</text:span>Excelsior, Sieba et Brahma d'une fa<text:span text:style-name="T2">ç</text:span>on r<text:span text:style-name="T2">é</text:span>ellement luxueuse. Mais en ce moment, MM. Manxotti et Danesi n'ont pas de ballet de pr<text:span text:style-name="T2">ê</text:span>t. Comme l'Eden-Th<text:span text:style-name="T2">éâ</text:span>tre ne peut pas ch<text:span text:style-name="T2">ô</text:span>mer, on fera bien de faire contre fortune bon c<text:span text:style-name="T2">œ</text:span>ur, et, ma foi, de jouer <text:span text:style-name="T33">Lohengrin</text:span>.<text:span text:style-name="T4"> </text:span><text:span text:style-name="T2">»</text:span></text:p>
      <text:p text:style-name="P123">M. L<text:span text:style-name="T2">é</text:span>o Delibes<text:span text:style-name="T4"> </text:span><text:span text:style-name="T2">:</text:span> <text:span text:style-name="T2">«</text:span><text:span text:style-name="T4"> </text:span>Je crois qu'il est d<text:span text:style-name="T2">é</text:span>montr<text:span text:style-name="T2">é</text:span> que Wagner a compos<text:span text:style-name="T2">é</text:span> <text:span text:style-name="T33">Lohengrin</text:span>. Je crois aussi que cet op<text:span text:style-name="T2">é</text:span>ra est destin<text:span text:style-name="T2">é</text:span> <text:span text:style-name="T2">à</text:span> la sc<text:span text:style-name="T2">è</text:span>ne, j'ignore s'il fera de l'effet<text:span text:style-name="T4"> </text:span><text:span text:style-name="T2">:</text:span> cela <text:soft-page-break/>d<text:span text:style-name="T2">é</text:span>pendra de l'effet qu'il produira sur le public. Voil<text:span text:style-name="T2">à</text:span> tout ce que je puis dire du r<text:span text:style-name="T2">é</text:span>sultat pr<text:span text:style-name="T2">é</text:span>sumable. Quoi qu'il arrive je pers<text:span text:style-name="T2">é</text:span>v<text:span text:style-name="T2">é</text:span>rerai dans ma conviction que <text:span text:style-name="T33">Lohengrin</text:span> n'a pas un Parisien pour auteur. </text:p>
      <text:p text:style-name="P123">M. Saint-Saens<text:span text:style-name="T4"> </text:span><text:span text:style-name="T2">:</text:span> <text:span text:style-name="T2">«</text:span><text:span text:style-name="T4"> </text:span>Il y a des gens qui entrent en fureur <text:span text:style-name="T2">à</text:span> l'id<text:span text:style-name="T2">é</text:span>e que Wagner, qui n'est rien, puisse devenir quelqu'un par la repr<text:span text:style-name="T2">é</text:span>sentation de son <text:span text:style-name="T33">Lohengrin</text:span> <text:span text:style-name="T2">à</text:span> Paris. C'est l<text:span text:style-name="T2">à</text:span> une mani<text:span text:style-name="T2">è</text:span>re de voir <text:span text:style-name="T2">é</text:span>troite et mesquine. Pour ma part, j'estime qu'il serait glorieux pour la France d'avoir fait un nom <text:span text:style-name="T2">à</text:span> un compositeur qui n'<text:span text:style-name="T2">é</text:span>tait rien avant que son op<text:span text:style-name="T2">é</text:span>ra ait <text:span text:style-name="T2">é</text:span>t<text:span text:style-name="T2">é</text:span> jou<text:span text:style-name="T2">é</text:span> <text:span text:style-name="T2">à</text:span> Paris.<text:span text:style-name="T4"> </text:span><text:span text:style-name="T2">»</text:span></text:p>
      <text:p text:style-name="P123">M. Widor<text:span text:style-name="T4"> </text:span><text:span text:style-name="T2">:</text:span> <text:span text:style-name="T2">«</text:span><text:span text:style-name="T4"> </text:span>Paris capitulera, mais dans le sens biblique, devant un chef-d'<text:span text:style-name="T2">œ</text:span>uvre. – <text:span text:style-name="T2">Pour le reste, je me repose sur le Mont-Valé</text:span>rien, sur Boulanger, nos chasseurs d'Afrique et la m<text:span text:style-name="T2">é</text:span>linite.<text:span text:style-name="T4"> </text:span><text:span text:style-name="T2">»</text:span></text:p>
      <text:p text:style-name="P123">M. Massenet<text:span text:style-name="T4"> </text:span><text:span text:style-name="T2">:</text:span> <text:span text:style-name="T2">«</text:span><text:span text:style-name="T4"> </text:span>Il r<text:span text:style-name="T2">é</text:span>sulte des recherches du wagn<text:span text:style-name="T2">é</text:span>rien Edmond de Hagen qu'Elsa signifie<text:span text:style-name="T33"> Alsace</text:span> et Lohengrin <text:span text:style-name="T33">Lorraine</text:span>. Le reste est facile <text:span text:style-name="T2">à</text:span> interpr<text:span text:style-name="T2">é</text:span>ter. Il faut que nous poss<text:span text:style-name="T2">é</text:span>dions ces deux personnages,<text:span text:style-name="T2"> \ et ces deux provinces, – et que nous tâ</text:span>chions de les garder pour nous seuls.<text:span text:style-name="T4"> </text:span><text:span text:style-name="T2">»</text:span></text:p>
      <text:p text:style-name="P123">Le 2 avril, <text:span text:style-name="T15">l'</text:span><text:span text:style-name="T33">Intransigeant</text:span> publie un article de M. de Rochefort, <text:span text:style-name="T2">«</text:span><text:span text:style-name="T4"> </text:span>Wagn<text:span text:style-name="T2">é</text:span>rophobie<text:span text:style-name="T4"> </text:span><text:span text:style-name="T2">»</text:span>, dont voici la conclusion<text:span text:style-name="T4"> </text:span><text:span text:style-name="T2">:</text:span> </text:p>
      <text:p text:style-name="P122"/>
      <text:p text:style-name="P184"><text:span text:style-name="T44">... Certains critiques de th</text:span><text:span text:style-name="T2">éâ</text:span><text:span text:style-name="T44">tre sont rest</text:span><text:span text:style-name="T2">é</text:span><text:span text:style-name="T44">s c</text:span><text:span text:style-name="T2">é</text:span><text:span text:style-name="T44">l</text:span><text:span text:style-name="T2">è</text:span><text:span text:style-name="T44">bres pour avoir rendu compte de pi</text:span><text:span text:style-name="T2">è</text:span><text:span text:style-name="T44">ces qui n'avaient pas encore </text:span><text:span text:style-name="T2">é</text:span><text:span text:style-name="T44">t</text:span><text:span text:style-name="T2">é</text:span><text:span text:style-name="T44"> jou</text:span><text:span text:style-name="T2">é</text:span><text:span text:style-name="T44">es. En ce qui touche l'</text:span><text:span text:style-name="T2">œ</text:span><text:span text:style-name="T44">uvre de Wagner, notre r</text:span><text:span text:style-name="T2">ô</text:span><text:span text:style-name="T44">le est </text:span><text:span text:style-name="T2">à</text:span><text:span text:style-name="T44"> peu pr</text:span><text:span text:style-name="T2">è</text:span><text:span text:style-name="T44">s le m</text:span><text:span text:style-name="T2">ê</text:span><text:span text:style-name="T44">me. On l'a houspill</text:span><text:span text:style-name="T2">é</text:span><text:span text:style-name="T44">, caricatur</text:span><text:span text:style-name="T2">é</text:span><text:span text:style-name="T44">, vilipend</text:span><text:span text:style-name="T2">é</text:span><text:span text:style-name="T4"> </text:span><text:span text:style-name="T2">:</text:span><text:span text:style-name="T44"> et quand on demande </text:span><text:span text:style-name="T2">à</text:span><text:span text:style-name="T44"> ceux qui le conspuent si r</text:span><text:span text:style-name="T2">é</text:span><text:span text:style-name="T44">ellement ce musicien est aussi grotesque qu'ils le pr</text:span><text:span text:style-name="T2">é</text:span><text:span text:style-name="T44">tendent, ils r</text:span><text:span text:style-name="T2">é</text:span><text:span text:style-name="T44">pondent presque invariablement</text:span><text:span text:style-name="T4"> </text:span><text:span text:style-name="T2">:</text:span><text:span text:style-name="T44"> – </text:span><text:span text:style-name="T2">Je n'en sais rien</text:span><text:span text:style-name="T44"> ; je n'en ai jamais entendu une note. </text:span></text:p>
      <text:p text:style-name="P122"/>
      <text:p text:style-name="P129">2 avril, <text:span text:style-name="T33">la Revanche</text:span><text:span text:style-name="T4"> </text:span><text:span text:style-name="T2">:</text:span> <text:span text:style-name="T2">«</text:span><text:span text:style-name="T4"> </text:span>Wagn<text:span text:style-name="T2">é</text:span>risme<text:span text:style-name="T4"> </text:span><text:span text:style-name="T2">»</text:span>, trois colonnes hostiles mais avec encore quelque mod<text:span text:style-name="T2">é</text:span>ration. </text:p>
      <text:p text:style-name="P123">3 avril, <text:span text:style-name="T33">le M</text:span><text:span text:style-name="T15">é</text:span><text:span text:style-name="T33">nestrel</text:span><text:span text:style-name="T4"> </text:span><text:span text:style-name="T2">:</text:span> continuation de l'hypocrite et assez discutable plan de campagne contre Wagner... Wagner, ce g<text:span text:style-name="T2">é</text:span>nie ! ... quelle joie pour nous d'applaudir ses chefs-d'<text:span text:style-name="T2">œ</text:span>uvres incomparables ! ... Mais le moment est-il bien choisi ! songez que... et que... et attendons encore. </text:p>
      <text:p text:style-name="P130">3 avril, <text:span text:style-name="T33">la Libert</text:span><text:span text:style-name="T15">é</text:span><text:span text:style-name="T4"> </text:span><text:span text:style-name="T2">:</text:span> raisonnable article (non sign<text:span text:style-name="T2">é</text:span>) demandant la repr<text:span text:style-name="T2">é</text:span>sentation de <text:span text:style-name="T33">Lohengrin.</text:span></text:p>
      <text:p text:style-name="P131"><text:soft-page-break/>4 avril, <text:span text:style-name="T33">le Temps</text:span><text:span text:style-name="T4"> </text:span><text:span text:style-name="T2">:</text:span> feuilleton de M. Johann<text:span text:style-name="T2">è</text:span>s Weber. Citons le d<text:span text:style-name="T2">é</text:span>but, certainement l<text:span text:style-name="T2">é</text:span>gitime, de cet excellent article. </text:p>
      <text:p text:style-name="P143"/>
      <text:p text:style-name="P184"><text:span text:style-name="T44">On parle beaucoup en ce moment-ci de l'Eden-Th</text:span><text:span text:style-name="T2">éâ</text:span><text:span text:style-name="T44">tre, qui doit se transformer en Th</text:span><text:span text:style-name="T2">éâ</text:span><text:span text:style-name="T44">tre-Lyrique ; je crains qu'on n'en parle trop. En attendant les r</text:span><text:span text:style-name="T2">é</text:span><text:span text:style-name="T44">sultats, r</text:span><text:span text:style-name="T2">é</text:span><text:span text:style-name="T44">tablissons quelques points d'Histoire qu'on para</text:span><text:span text:style-name="T2">î</text:span><text:span text:style-name="T44">t trop oublier. </text:span></text:p>
      <text:p text:style-name="P184"><text:span text:style-name="T44">M. Lamoureux dit qu'il y a </text:span><text:span text:style-name="T2">«</text:span><text:span text:style-name="T4"> </text:span><text:span text:style-name="T44">des chefs-d'</text:span><text:span text:style-name="T2">œ</text:span><text:span text:style-name="T44">uvre que nous n'avons pas le droit d'ignorer</text:span><text:span text:style-name="T4"> </text:span><text:span text:style-name="T2">»</text:span><text:span text:style-name="T44">. L'expression est peut-</text:span><text:span text:style-name="T2">ê</text:span><text:span text:style-name="T44">tre un peu s</text:span><text:span text:style-name="T2">é</text:span><text:span text:style-name="T44">v</text:span><text:span text:style-name="T2">è</text:span><text:span text:style-name="T44">re, mais le principe m</text:span><text:span text:style-name="T2">ê</text:span><text:span text:style-name="T44">me n'est pas nouveau ; il y a plus de vingt-six ans qu'un homme en a fait son Credo envers et contre tous</text:span><text:span text:style-name="T4"> </text:span><text:span text:style-name="T2">:</text:span><text:span text:style-name="T44"> c'est M. Pasdeloup. Faire conna</text:span><text:span text:style-name="T2">î</text:span><text:span text:style-name="T44">tre les chefs-d'</text:span><text:span text:style-name="T2">œ</text:span><text:span text:style-name="T44">uvre classiques, les </text:span><text:span text:style-name="T2">œ</text:span><text:span text:style-name="T44">uvres modernes qui sans </text:span><text:span text:style-name="T2">ê</text:span><text:span text:style-name="T44">tre classiques m</text:span><text:span text:style-name="T2">é</text:span><text:span text:style-name="T44">ritent d'</text:span><text:span text:style-name="T2">ê</text:span><text:span text:style-name="T44">tre r</text:span><text:span text:style-name="T2">é</text:span><text:span text:style-name="T44">pandues et les </text:span><text:span text:style-name="T2">œ</text:span><text:span text:style-name="T44">uvres de jeunes symphonistes fran</text:span><text:span text:style-name="T2">ç</text:span><text:span text:style-name="T44">ais, voil</text:span><text:span text:style-name="T2">à</text:span><text:span text:style-name="T44"> le triple programme que M. Pasdeloup a poursuivi sans rel</text:span><text:span text:style-name="T2">â</text:span><text:span text:style-name="T44">che depuis la fondation des Concerts populaires. On sifflait Berlioz, on chutait Schumann, on sifflait </text:span><text:span text:style-name="T2">à</text:span><text:span text:style-name="T44"> outrance Wagner, on insultait M. Pasdeloup, on demandait le retrait de sa subvention, on voulut m</text:span><text:span text:style-name="T2">ê</text:span><text:span text:style-name="T44">me d'abord qu'il ne jou</text:span><text:span text:style-name="T2">â</text:span><text:span text:style-name="T44">t pas d'ouvrages de jeunes auteurs</text:span><text:span text:style-name="T4"> </text:span><text:span text:style-name="T2">:</text:span><text:span text:style-name="T44"> M. Pasdeloup est rest</text:span><text:span text:style-name="T2">é</text:span><text:span text:style-name="T44"> in</text:span><text:span text:style-name="T2">é</text:span><text:span text:style-name="T44">branlable. Voici justement une lettre qui me tombe scus la main et que M. Pasdeloup </text:span><text:span text:style-name="T2">é</text:span><text:span text:style-name="T44">crivit </text:span><text:span text:style-name="T2">à</text:span><text:span text:style-name="T44"> un journal, en 1876, apr</text:span><text:span text:style-name="T2">è</text:span><text:span text:style-name="T44">s le tapage occasionn</text:span><text:span text:style-name="T2">é</text:span><text:span text:style-name="T44"> par une </text:span><text:span text:style-name="T2">œ</text:span><text:span text:style-name="T44">uvre de Wagner. Apr</text:span><text:span text:style-name="T2">è</text:span><text:span text:style-name="T44">s avoir dit que Wagner est jug</text:span><text:span text:style-name="T2">é</text:span><text:span text:style-name="T44"> comme homme mais qu'il ne l'est pas encore chez nous comme musicien, M. Pasdeloup continue ainsi</text:span><text:span text:style-name="T4"> </text:span><text:span text:style-name="T2">:</text:span><text:span text:style-name="T44"> </text:span><text:span text:style-name="T2">«</text:span><text:span text:style-name="T44">Je crois que la France ne doit pas rester en dehors du mouvement musical qui peut se produire au del</text:span><text:span text:style-name="T2">à</text:span><text:span text:style-name="T44"> des fronti</text:span><text:span text:style-name="T2">è</text:span><text:span text:style-name="T44">res ; le devoir des Concerts populaires, qui ont toujours march</text:span><text:span text:style-name="T2">é</text:span><text:span text:style-name="T44"> en avant, est de faire conna</text:span><text:span text:style-name="T2">î</text:span><text:span text:style-name="T44">tre </text:span><text:span text:style-name="T2">à</text:span><text:span text:style-name="T44"> Paris des </text:span><text:span text:style-name="T2">œ</text:span><text:span text:style-name="T44">uvres qu'on peut ne pas admirer, mais qu'il n'est pas permis d'ignorer et qu'une tr</text:span><text:span text:style-name="T2">è</text:span><text:span text:style-name="T44">s grande partie de mon public est curieux d'entendre.</text:span><text:span text:style-name="T4"> </text:span><text:span text:style-name="T2">»</text:span><text:span text:style-name="T44"> Quand les r</text:span><text:span text:style-name="T2">é</text:span><text:span text:style-name="T44">sultats de la lutte soutenue par M. Pasdeloup furent acquis, on a eu beau jeu de se poser en avocat de Berlioz ou de Wagner. </text:span></text:p>
      <text:p text:style-name="P122"/>
      <text:p text:style-name="P132">5<text:tab/>avril, <text:span text:style-name="T40">Gil </text:span><text:span text:style-name="T33">Blas</text:span><text:span text:style-name="T4"> </text:span><text:span text:style-name="T2">:</text:span> article de M. Octave Mirbeau<text:span text:style-name="T4"> </text:span><text:span text:style-name="T2">:</text:span> </text:p>
      <text:p text:style-name="P144"/>
      <text:p text:style-name="P184"><text:span text:style-name="T44">Le patriotisme, une des plus </text:span><text:span text:style-name="T2">é</text:span><text:span text:style-name="T44">tranges manies de cette fin de si</text:span><text:span text:style-name="T2">è</text:span><text:span text:style-name="T44">cle... </text:span></text:p>
      <text:p text:style-name="P184"><text:span text:style-name="T44">Wagner est assur</text:span><text:span text:style-name="T2">é</text:span><text:span text:style-name="T44">ment la plus sublime expression de l'Art au dix-neuvi</text:span><text:span text:style-name="T2">è</text:span><text:span text:style-name="T44">me si</text:span><text:span text:style-name="T2">è</text:span><text:span text:style-name="T44">cle... </text:span></text:p>
      <text:p text:style-name="P122"/>
      <text:p text:style-name="P133">6<text:tab/>avril, <text:span text:style-name="T33">l'</text:span><text:span text:style-name="T15">É</text:span><text:span text:style-name="T33">v</text:span><text:span text:style-name="T15">é</text:span><text:span text:style-name="T33">nement</text:span><text:span text:style-name="T4"> </text:span><text:span text:style-name="T2">:</text:span> article de M. Louis Besson... Le moment peut <text:span text:style-name="T2">ê</text:span>tre mal choisi pour <text:span text:style-name="T40">Lohengrin</text:span><text:span text:style-name="T39">, </text:span>mais soit ; ce qu'est <text:span text:style-name="T40">Lohengrin</text:span><text:span text:style-name="T39">, </text:span>du <text:span text:style-name="T39">pur Weber... </text:span></text:p>
      <text:p text:style-name="P123">Dans le Petit Bulletin du 8 avril, M. Lamoureux publiait le prix des places de <text:soft-page-break/>l'Eden-Th<text:span text:style-name="T2">éâ</text:span>tre (1)<text:span text:style-name="T4"> </text:span><text:span text:style-name="T2">:</text:span> la premi<text:span text:style-name="T2">è</text:span>re <text:span text:style-name="T2">é</text:span>tait annonc<text:span text:style-name="T2">é</text:span>e pour le 21 avril environ. </text:p>
      <text:p text:style-name="P123">10 avril, <text:span text:style-name="T40">Gil </text:span><text:span text:style-name="T33">Blas</text:span><text:span text:style-name="T4"> </text:span><text:span text:style-name="T2">:</text:span> <text:span text:style-name="T2">«</text:span><text:span text:style-name="T4"> </text:span>Chronique fantaisiste<text:span text:style-name="T4"> </text:span><text:span text:style-name="T2">»</text:span> de Grimsel (M. de Rochefort). Fantaisies <text:span text:style-name="T2">à</text:span> propos de conspirations de M. Busnach contre <text:span text:style-name="T40">Lohengrin</text:span><text:span text:style-name="T39">. </text:span></text:p>
      <text:p text:style-name="P123">Cette chronique a donn<text:span text:style-name="T2">é</text:span> lieu <text:span text:style-name="T2">à</text:span> une r<text:span text:style-name="T2">é</text:span>ponse de M. Busnach</text:p>
      <text:p text:style-name="P122"/>
      <text:p text:style-name="P123">(1) Le voici <text:span text:style-name="T2">à</text:span> titre de document<text:span text:style-name="T4"> </text:span><text:span text:style-name="T2">:</text:span> </text:p>
      <text:p text:style-name="P123">Pour cette <text:span text:style-name="T39">premi</text:span><text:span text:style-name="T9">è</text:span><text:span text:style-name="T39">re </text:span>repr<text:span text:style-name="T2">é</text:span>sentation, le prix des places est fix<text:span text:style-name="T2">é</text:span> ainsi qu'il suit<text:span text:style-name="T4"> </text:span><text:span text:style-name="T2">:</text:span> </text:p>
      <text:p text:style-name="P5">Loge de huit places<text:span text:style-name="T4"> </text:span><text:span text:style-name="T2">:</text:span> 500 francs. </text:p>
      <text:p text:style-name="P5">Fauteuil <text:span text:style-name="T39">d'orchestre</text:span><text:span text:style-name="T10"> </text:span><text:span text:style-name="T9">:</text:span><text:span text:style-name="T39"> 50 francs</text:span></text:p>
      <text:p text:style-name="P30">Fauteuil de balcon<text:span text:style-name="T4"> </text:span><text:span text:style-name="T2">:</text:span> 50 francs</text:p>
      <text:p text:style-name="P31">Amphith<text:span text:style-name="T2">éâ</text:span>tre<text:span text:style-name="T4"> </text:span><text:span text:style-name="T2">:</text:span> 25 francs</text:p>
      <text:p text:style-name="P5">Pour les neuf autres repr<text:span text:style-name="T2">é</text:span>sentations, le prix est fix<text:span text:style-name="T2">é</text:span> ainsi qu'il suit<text:span text:style-name="T4"> </text:span><text:span text:style-name="T2">:</text:span> </text:p>
      <text:p text:style-name="P32">Loge de huit places<text:span text:style-name="T4"> </text:span><text:span text:style-name="T2">:</text:span> 200 francs. </text:p>
      <text:p text:style-name="P33">Fauteuil d'orchestre<text:span text:style-name="T4"> </text:span><text:span text:style-name="T2">:</text:span> 25 francs</text:p>
      <text:p text:style-name="P5">Fauteuil de balcon<text:span text:style-name="T4"> </text:span><text:span text:style-name="T2">:</text:span> 25 francs</text:p>
      <text:p text:style-name="P34">Amphith<text:span text:style-name="T2">éâ</text:span>tre<text:span text:style-name="T4"> </text:span><text:span text:style-name="T2">:</text:span> 15 francs (dans la suite, 10 francs). </text:p>
      <text:p text:style-name="P64"/>
      <text:p text:style-name="P34">protestant de sa neutralit<text:span text:style-name="T2">é</text:span>, et <text:span text:style-name="T2">à</text:span> quelques plaisanteries po<text:span text:style-name="T2">é</text:span>tiques ou archa<text:span text:style-name="T2">ï</text:span>ques du <text:span text:style-name="T33">Figaro</text:span> (9 avril), et du<text:span text:style-name="T33"> Gaulois </text:span>(11 avril). </text:p>
      <text:p text:style-name="P123">10 avril, <text:span text:style-name="T33">le Cri du Peuple</text:span><text:span text:style-name="T4"> </text:span><text:span text:style-name="T2">:</text:span> article de M. F<text:span text:style-name="T2">é</text:span>lix Piat ; campagne patriotico-socialistico-antiwagn<text:span text:style-name="T2">é</text:span>rienne. </text:p>
      <text:p text:style-name="P123">M<text:span text:style-name="T2">ê</text:span>me jour, article de <text:span text:style-name="T33">la Revanche</text:span> contre M. Lamoureux. Nous pouvons d<text:span text:style-name="T2">è</text:span>s ici, mentionner deux articles de <text:span text:style-name="T33">la Revanche</text:span> (13 et 17 avril), ant<text:span text:style-name="T2">é</text:span>rieurs au proc<text:span text:style-name="T2">è</text:span>s du 16 avril (voir <text:span text:style-name="T2">à</text:span> cette date), tous articles d'une violence en somme peu dangereuse. </text:p>
      <text:p text:style-name="P123">Sous le titre <text:span text:style-name="T2">«</text:span><text:span text:style-name="T4"> </text:span>Wagner vient ! ...<text:span text:style-name="T4"> </text:span><text:span text:style-name="T2">»</text:span> et la signature <text:span text:style-name="T2">«</text:span><text:span text:style-name="T4"> </text:span>Gallus<text:span text:style-name="T4"> </text:span><text:span text:style-name="T2">»</text:span>, la France du 10 avril publiait en premi<text:span text:style-name="T2">è</text:span>re page le court article suivant<text:span text:style-name="T4"> </text:span><text:span text:style-name="T2">:</text:span> </text:p>
      <text:p text:style-name="P122"/>
      <text:p text:style-name="P184"><text:span text:style-name="T2">«</text:span><text:span text:style-name="T44">... Wagner vient. Enfin, nous allons entendre de la musique. Nous ne pouvons plus nous en passer, voyez-vous. Nous avons eu Massenet, nous avons eu Paladilhe. Du propre, les musiciens fran</text:span><text:span text:style-name="T2">ç</text:span><text:span text:style-name="T44">ais ! Parlons-en. Nous admettons les musiciens fran</text:span><text:span text:style-name="T2">ç</text:span><text:span text:style-name="T44">ais, d'ailleurs. Nous les admettons en attendant pour passer le temps, </text:span><text:span text:style-name="T2">à</text:span><text:span text:style-name="T44"> condition qu'ils s'inclineront devant le MAITRE, sans conditions. Autrement, il n'en faut pas. Et qu'on ne nous parle pas de M. Gounod. Un pompier ! Wagner vient, les patriotes sont furieux. </text:span><text:soft-page-break/><text:span text:style-name="T44">Sont-Ils assez ridicules, les patriotes ! Des g</text:span><text:span text:style-name="T2">ê</text:span><text:span text:style-name="T44">neurs. Il y a des jeunes gens qui vont mettre des fleurs </text:span><text:span text:style-name="T2">à</text:span><text:span text:style-name="T44"> la statue de Strasbourg ; on a envie de les gifler. Et ces gens-l</text:span><text:span text:style-name="T2">à</text:span><text:span text:style-name="T44"> voudraient nous emp</text:span><text:span text:style-name="T2">ê</text:span><text:span text:style-name="T44">cher d'</text:span><text:span text:style-name="T2">é</text:span><text:span text:style-name="T44">couter Wagner</text:span><text:span text:style-name="T4"> </text:span><text:span text:style-name="T2">?</text:span><text:span text:style-name="T44"> Ah ! mais non ! il n'en faut pas. D'ailleurs Regnault </text:span><text:span text:style-name="T2">é</text:span><text:span text:style-name="T44">tait un patriote, n'est-ce pas</text:span><text:span text:style-name="T4"> </text:span><text:span text:style-name="T2">?</text:span><text:span text:style-name="T44"> Eh bien, Regnault chantait la musique de Wagner, et M. Saint-Sa</text:span><text:span text:style-name="T2">ë</text:span><text:span text:style-name="T44">ns a jou</text:span><text:span text:style-name="T2">é</text:span><text:span text:style-name="T44"> la marche de </text:span><text:span text:style-name="T36">Lohengrin</text:span><text:span text:style-name="T44"> </text:span><text:span text:style-name="T2">à</text:span><text:span text:style-name="T44"> son enterrement. Paris n'avait pas encore capitul</text:span><text:span text:style-name="T2">é</text:span><text:span text:style-name="T44">. Qu'importe ! Ah ! oui, nous savons bien. </text:span><text:span text:style-name="T36">Une Capitulation</text:span><text:span text:style-name="T44">. C'est infect. C'est d</text:span><text:span text:style-name="T2">é</text:span><text:span text:style-name="T44">go</text:span><text:span text:style-name="T2">û</text:span><text:span text:style-name="T44">tant. Qu'importe ! Autrefois ! l'injure </text:span><text:span text:style-name="T2">é</text:span><text:span text:style-name="T44">tait permise au vaincu. Maintenant elle est permise au vainqueur ! Le vaincu imposait ses arts au vainqueur, autrefois. A pr</text:span><text:span text:style-name="T2">é</text:span><text:span text:style-name="T44">sent, c'est le contraire. Autres temps, autres m</text:span><text:span text:style-name="T2">œ</text:span><text:span text:style-name="T44">urs. Nous voulons Wagner. Laissons-nous tranquilles ! M. Carvalho n'a pas os</text:span><text:span text:style-name="T2">é</text:span><text:span text:style-name="T44"> nous le donner. M. Lamoureux nous le donnera ; c'est un convaincu, lui. Et puis, il est si d</text:span><text:span text:style-name="T2">é</text:span><text:span text:style-name="T44">sint</text:span><text:span text:style-name="T2">é</text:span><text:span text:style-name="T44">ress</text:span><text:span text:style-name="T2">é</text:span><text:span text:style-name="T44"> ! Il fait payer cent francs la place, mais qu'importe ! L'Allemagne ne nous a pas assez envahis ; nous voulons </text:span><text:span text:style-name="T2">ê</text:span><text:span text:style-name="T44">tre envahis, nous ; c'est notre plaisir. Ah ! les Belges ! Bruxelles ! voil</text:span><text:span text:style-name="T2">à</text:span><text:span text:style-name="T44"> la vraie capitale de la France ! La Monnaie est le premier th</text:span><text:span text:style-name="T2">éâ</text:span><text:span text:style-name="T44">tre de Paris. M. Wilder est le premier journaliste du monde, Wagner vient... Wagner vient...</text:span><text:span text:style-name="T4"> </text:span><text:span text:style-name="T2">»</text:span></text:p>
      <text:p text:style-name="P184"><text:span text:style-name="T44">Et voil</text:span><text:span text:style-name="T2">à</text:span><text:span text:style-name="T44"> ce qui se dit en France, voil</text:span><text:span text:style-name="T2">à</text:span><text:span text:style-name="T44"> ce que les Fran</text:span><text:span text:style-name="T2">ç</text:span><text:span text:style-name="T44">ais osent </text:span><text:span text:style-name="T2">é</text:span><text:span text:style-name="T44">crire. Les Allemands doivent bien rire. Gallus. </text:span></text:p>
      <text:p text:style-name="P122"/>
      <text:p text:style-name="P123">Or, quelqu'un s'<text:span text:style-name="T2">é</text:span>tant demand<text:span text:style-name="T2">é</text:span> quel <text:span text:style-name="T2">é</text:span>tait le Gallus, auteur de cette imb<text:span text:style-name="T2">é</text:span>cile niaiserie o<text:span text:style-name="T2">ù</text:span> triomphait, en face de Wagner, M. <text:span text:style-name="T97">Gounod,</text:span>il apparut que c'<text:span text:style-name="T2">é</text:span>tait M. <text:span text:style-name="T97">Gounod </text:span>lui-m<text:span text:style-name="T2">ê</text:span>me (<text:span text:style-name="T33">Paris</text:span>, 15 avril).</text:p>
      <text:p text:style-name="P123">12 avril, <text:span text:style-name="T33">le Figaro</text:span><text:span text:style-name="T4"> </text:span><text:span text:style-name="T2">:</text:span> article en premi<text:span text:style-name="T2">è</text:span>re page de M. de Bonni<text:span text:style-name="T2">è</text:span>res. Plaidoyer hardi et <text:span text:style-name="T2">é</text:span>loquent en faveur de la cause wagn<text:span text:style-name="T2">é</text:span>rienne. </text:p>
      <text:p text:style-name="P123">13 avril, <text:span text:style-name="T33">la R</text:span><text:span text:style-name="T15">é</text:span><text:span text:style-name="T33">publique fran</text:span><text:span text:style-name="T15">ç</text:span><text:span text:style-name="T33">aise</text:span><text:span text:style-name="T4"> </text:span><text:span text:style-name="T2">:</text:span> <text:span text:style-name="T2">«</text:span><text:span text:style-name="T4"> </text:span>A propos d'un op<text:span text:style-name="T2">é</text:span>ra<text:span text:style-name="T4"> </text:span><text:span text:style-name="T2">»</text:span>, par M. Gustave Isambert. Th<text:span text:style-name="T2">è</text:span>se analogue. </text:p>
      <text:p text:style-name="P122"/>
      <text:p text:style-name="P184"><text:span text:style-name="T44">De gr</text:span><text:span text:style-name="T2">â</text:span><text:span text:style-name="T44">ce, laissons un entrepreneur de spectacles jouer </text:span><text:span text:style-name="T36">Lohengrin</text:span><text:span text:style-name="T44"> si le c</text:span><text:span text:style-name="T2">œ</text:span><text:span text:style-name="T44">ur lui en dit ! Si c'est un chef-d'</text:span><text:span text:style-name="T2">œ</text:span><text:span text:style-name="T44">uvre, on le verra bien ; si cela nous ennuie, nous serons libres de le dire, et,ce qui est bien quelque chose, on ne pourra plus nous en contester le droit. </text:span></text:p>
      <text:p text:style-name="P183"/>
      <text:p text:style-name="P123">Mentionnons ici, au 17 avril, un article de M. Anatole France dans <text:span text:style-name="T33">le Temps</text:span>. C'est un r<text:span text:style-name="T2">é</text:span>cit, exquis<text:span text:style-name="T2">é</text:span>ment joli, de l'aventure de <text:span text:style-name="T97">Lohengrin </text:span>et d'Elsa de <text:span text:style-name="T97">Brabant. </text:span></text:p>
      <text:p text:style-name="P122"/>
      <text:p text:style-name="P123">A cette date de la mi-avril, la bataille wagn<text:span text:style-name="T2">é</text:span>rienne prend une recrudescence inopin<text:span text:style-name="T2">é</text:span>e ; la tr<text:span text:style-name="T2">è</text:span>s grande majorit<text:span text:style-name="T2">é</text:span> des journaux continuent <text:span text:style-name="T2">à</text:span> demander <text:span text:style-name="T33">Lohengrin</text:span>, <text:soft-page-break/>les journaux anti-wagn<text:span text:style-name="T2">é</text:span>riens sont peu nombreux mais ils deviennent d'une violence et d'un acharnement inou<text:span text:style-name="T2">ï</text:span>. A ce fait nous avons cru discerner plusieurs causes. </text:p>
      <text:p text:style-name="P123">D'abord, la malheureuse co<text:span text:style-name="T2">ï</text:span>ncidence de la publication de lettres au moins <text:span text:style-name="T2">é</text:span>tranges de Wagner ; ensuite, l'imprudence personnelle de M. Lamoureux q<text:span text:style-name="T2">ui excite par des mesures intempestives l'</text:span>animosit<text:span text:style-name="T2">é</text:span> de ses ennemis ; enfin, moins d'une semaine plus tard, l'<text:span text:style-name="T2">é</text:span>v<text:span text:style-name="T2">é</text:span>nement de Pagny-sur-Moselle. </text:p>
      <text:p text:style-name="P123">Le 16 avril, <text:span text:style-name="T33">le Figaro</text:span> publiait dans son Suppl<text:span text:style-name="T2">é</text:span>ment litt<text:span text:style-name="T2">é</text:span>raire une s<text:span text:style-name="T2">é</text:span>rie de lettres adress<text:span text:style-name="T2">é</text:span>es par Wagner en 1864-65 <text:span text:style-name="T2">à</text:span> Mme Elise Wille, n<text:span text:style-name="T2">é</text:span>e Sloman. <text:span text:style-name="T2">«</text:span><text:span text:style-name="T4"> </text:span>Ces lettres, des plus caract<text:span text:style-name="T2">é</text:span>ristiques, disait la r<text:span text:style-name="T2">é</text:span>daction du journal, <text:span text:style-name="T2">é</text:span>clairent d'un jour tout nouveau les rapports qui ont exist<text:span text:style-name="T2">é</text:span> entre le roi Louis  II et le musicien.<text:span text:style-name="T4"> </text:span><text:span text:style-name="T2">»</text:span></text:p>
      <text:p text:style-name="P123">Il y avait dix lettres, formant en tout deux colonnes de journal. Nous n'avons encore pu en examiner de pr<text:span text:style-name="T2">è</text:span>s la traduction, contestable de prime abord. Il y aurait l<text:span text:style-name="T2">à</text:span> toute une enqu<text:span text:style-name="T2">ê</text:span>te <text:span text:style-name="T2">à</text:span> <text:span text:style-name="T2">é</text:span>tablir, d'un grave int<text:span text:style-name="T2">é</text:span>r<text:span text:style-name="T2">ê</text:span>t. Aussi, sur une aussi redoutable question, ne pouvons-nous nous permettre aucun jugement aventur<text:span text:style-name="T2">é</text:span>. </text:p>
      <text:p text:style-name="P122"><text:span text:style-name="T48">Mais les journaux anti-wagn</text:span><text:span text:style-name="T51">é</text:span><text:span text:style-name="T48">riens n'h</text:span><text:span text:style-name="T51">é</text:span><text:span text:style-name="T48">sit</text:span><text:span text:style-name="T51">è</text:span><text:span text:style-name="T48">rent pas et nous allons voir toute une suite d'articles incriminant de la fa</text:span><text:span text:style-name="T51">ç</text:span><text:span text:style-name="T48">on la plus ouverte les relations de Wagner et du roi Louis  II</text:span><text:note text:id="ftn54" text:note-class="endnote"><text:note-citation>v</text:note-citation><text:note-body><text:p text:style-name="Endnote"><text:span text:style-name="T48"><text:tab/>La question évoquée ici est celle d’une possible relation homosexuelle entre Louis  II et son compositeur fétiche. On connait les préférences amoureuses du roi. On fit de Wagner son «  mignon  », son favori, son protégé. On a critiqué rapidement dans les journaux munichois la protection que Louis  II accordait à Wagner. Le grand père de Louis  II ayant été le protecteur de la belle espionne Lola Montès, on surnomma même Wagner, «  Lolus  » Montes. À cause de maladies de peau (en particulier un érésipèle) Wagner portait des vêtements de soie et l’on aimait à dire qu’il s’habillait en femme. A lire leur correspondance qui montre assez l’amour (fût-il platonique) de Louis  II pour Wagner et l’expression enflammée de leur amitié toujours plus tendrement exprimée, on comprend comment les caricatures ont pu s’emparer d’un thème bien tentant pour les détracteurs et les caricaturistes. Cela explique des titres comme «  la fille Wagner  » ou «  un sodomiste  », cités plus loin dans l’article. Sur cette question, on se reportera à l’article «  Homosexualité  » du </text:span><text:span text:style-name="T33">Dictionnaire encyclopédique Wagner.</text:span><text:span text:style-name="T123"> [NdE]</text:span></text:p><text:p text:style-name="Endnote"/></text:note-body></text:note><text:span text:style-name="T48">. </text:span></text:p>
      <text:p text:style-name="P123">Le m<text:span text:style-name="T2">ê</text:span>me jour o<text:span text:style-name="T2">ù</text:span> paraissaient ces lettres au Figaro, le 16 avril, M. Lamoureux faisait assigner devant le Tribunal civil de la Seine M. Peyramont, r<text:span text:style-name="T2">é</text:span>dacteur-en-chef de <text:span text:style-name="T33">la Revanche</text:span>, et lui r<text:span text:style-name="T2">é</text:span>clamait 25. 000 francs de dommages-int<text:span text:style-name="T2">é</text:span>r<text:span text:style-name="T2">ê</text:span>ts pour le pr<text:span text:style-name="T2">é</text:span>judice qu'il <text:span text:style-name="T33">essayait de lui causer</text:span>. </text:p>
      <text:p text:style-name="P123"><text:span text:style-name="T33">La Revanche</text:span>, dont jusqu'<text:span text:style-name="T2">à</text:span> ce jour l'hostilit<text:span text:style-name="T2">é</text:span> avait <text:span text:style-name="T2">é</text:span>gal<text:span text:style-name="T2">é</text:span>, sans gu<text:span text:style-name="T2">è</text:span>re la d<text:span text:style-name="T2">é</text:span>passer, celle des autres journaux sp<text:span text:style-name="T2">é</text:span>cialement anti-prussiens ou anti-wagn<text:span text:style-name="T2">é</text:span>riens, r<text:span text:style-name="T2">é</text:span>pondit par un article o<text:span text:style-name="T2">ù</text:span> sont ces lignes (19 avril)<text:span text:style-name="T4"> </text:span><text:span text:style-name="T2">:</text:span> </text:p>
      <text:p text:style-name="P122"/>
      <text:p text:style-name="P184"><text:span text:style-name="T44">... Puisqu'il pla</text:span><text:span text:style-name="T2">î</text:span><text:span text:style-name="T44">t </text:span><text:span text:style-name="T2">à</text:span><text:span text:style-name="T44"> M. Lamoureux d'engager avec </text:span><text:span text:style-name="T36">la Revanche</text:span><text:span text:style-name="T44"> une lutte personnelle dans laquelle il esp</text:span><text:span text:style-name="T2">è</text:span><text:span text:style-name="T44">re assouvir les rancunes de son amour-propre bless</text:span><text:span text:style-name="T2">é</text:span><text:span text:style-name="T44">, nous acceptons volontiers le combat, et le d</text:span><text:span text:style-name="T2">é</text:span><text:span text:style-name="T44">fenseur de Richard Wagner peut compter que nous ne n</text:span><text:span text:style-name="T2">é</text:span><text:span text:style-name="T44">gligerons rien pour faire comprendre toute la port</text:span><text:span text:style-name="T2">é</text:span><text:span text:style-name="T44">e de la tentative dont il a pris l'initiative. </text:span></text:p>
      <text:p text:style-name="P122"/>
      <text:p text:style-name="P123">On sait maintenant que l'<text:span text:style-name="T2">é</text:span>chec de <text:span text:style-name="T33">Lohengrin</text:span> est d<text:span text:style-name="T2">û</text:span>, en majeure partie, <text:span text:style-name="T2">à</text:span> l'action de <text:span text:style-name="T33">la Revanche</text:span>, qui, <text:span text:style-name="T2">à</text:span> partir du jour de la provocation si inopportune de M. <text:soft-page-break/>Lamoureux, devint son implacable adversaire. Pourquoi faut-il qu'en m<text:span text:style-name="T2">ê</text:span>me temps M. Lamoureux, trop confiant certes en sa puissance, ait refus<text:span text:style-name="T2">é</text:span> le concours direct et personnel de toutes les forces, m<text:span text:style-name="T2">ê</text:span>me modestes, du parti wagn<text:span text:style-name="T2">é</text:span>rien<text:span text:style-name="T4"> </text:span><text:span text:style-name="T2">?</text:span> ... </text:p>
      <text:p text:style-name="P123">Nous ne pouvons citer les articles, d<text:span text:style-name="T2">è</text:span>s lors quotidiens, de <text:span text:style-name="T33">la Revanche</text:span>. Le m<text:span text:style-name="T2">ê</text:span>me jour, le 19 avril, un article intitul<text:span text:style-name="T2">é</text:span> <text:span text:style-name="T2">«</text:span><text:span text:style-name="T4"> </text:span>l'esth<text:span text:style-name="T2">é</text:span>tique wagn<text:span text:style-name="T2">é</text:span>rienne en amour<text:span text:style-name="T4"> </text:span><text:span text:style-name="T2">»</text:span>, commentant les lettres publi<text:span text:style-name="T2">é</text:span>es dans <text:span text:style-name="T33">le Figaro</text:span>, la traduction de <text:span text:style-name="T33">Une Capitulation</text:span>, et des correspondances de province encourageant M. Feyramont <text:span text:style-name="T2">à</text:span> sa guerre antiwagn<text:span text:style-name="T2">é</text:span>rienne. </text:p>
      <text:p text:style-name="P123">16 avril, <text:span text:style-name="T15">l'Action</text:span><text:span text:style-name="T4"> </text:span><text:span text:style-name="T2">:</text:span> publication des lettres de Wagner <text:span text:style-name="T2">à</text:span> sa couturi<text:span text:style-name="T2">è</text:span>re (la robe de satin ponceau avec traine, la robe en velours rose tendre <text:span text:style-name="T2">à</text:span> garniture c<text:span text:style-name="T2">é</text:span>ladon, les jupes <text:span text:style-name="T2">à</text:span> soufflet, etc. etc., qui ne furent sans doute que de simples robes de chambre quelque peu excentriques.)</text:p>
      <text:p text:style-name="P123">18 avril, <text:span text:style-name="T33">la France</text:span><text:span text:style-name="T4"> </text:span><text:span text:style-name="T2">:</text:span> <text:span text:style-name="T2">«</text:span><text:span text:style-name="T4"> </text:span>l'amoureux Wagner<text:span text:style-name="T4"> </text:span><text:span text:style-name="T2">»</text:span> par M. Mermeix. Toujours le commentaire des lettres du Figaro. </text:p>
      <text:p text:style-name="P123">18 avril, <text:span text:style-name="T33">le Si</text:span><text:span text:style-name="T15">è</text:span><text:span text:style-name="T33">cle</text:span><text:span text:style-name="T4"> </text:span><text:span text:style-name="T2">:</text:span> feuilleton de M. Oscar Comettant. Encore Wagner insulteur de la France ; puis des conseils sur l'inopportunit<text:span text:style-name="T2">é</text:span> politique du <text:span text:style-name="T33">Lohengrin.</text:span> </text:p>
      <text:p text:style-name="P123">M<text:span text:style-name="T2">ê</text:span>me jour, <text:span text:style-name="T33">le Fran</text:span><text:span text:style-name="T15">ç</text:span><text:span text:style-name="T33">ais</text:span><text:span text:style-name="T4"> </text:span><text:span text:style-name="T2">:</text:span> M. Adolphe Jullien fait justice des pseudo-patriotismes <text:span text:style-name="T2">«</text:span><text:span text:style-name="T4"> </text:span>des commer<text:span text:style-name="T2">ç</text:span>ants affol<text:span text:style-name="T2">é</text:span>s par la concurrence…<text:span text:style-name="T4"> </text:span><text:span text:style-name="T2">»</text:span></text:p>
      <text:p text:style-name="P123">19 avril, <text:span text:style-name="T33">le Voltaire</text:span><text:span text:style-name="T4"> </text:span><text:span text:style-name="T2">:</text:span> <text:span text:style-name="T2">«</text:span><text:span text:style-name="T4"> </text:span>la fille Wagner<text:span text:style-name="T2">»</text:span> par M. L. Serizier. Encore les lettres du <text:span text:style-name="T33">Figaro</text:span>. </text:p>
      <text:p text:style-name="P134">20 avril, <text:span text:style-name="T33">l'Ev</text:span><text:span text:style-name="T15">é</text:span><text:span text:style-name="T33">nement</text:span><text:span text:style-name="T4"> </text:span><text:span text:style-name="T2">:</text:span> chronique de M. Besson. Invectives contre les wagn<text:span text:style-name="T2">é</text:span>riens qui, <text:span text:style-name="T2">«</text:span><text:span text:style-name="T4"> </text:span>lorsqu'on joue quelque part du Wagner vont se montrer dans les th<text:span text:style-name="T2">éâ</text:span>tres de Bruxelles ou d'Allemagne avec des pantalons <text:span text:style-name="T2">à</text:span> pont gris-perle, des coiffures sp<text:span text:style-name="T2">é</text:span>ciales, des cheveux <text:span text:style-name="T2">é</text:span>tonnants et des pardessus aveuglants...<text:span text:style-name="T4"> </text:span><text:span text:style-name="T2">»</text:span></text:p>
      <text:p text:style-name="P123">M<text:span text:style-name="T2">ê</text:span>me jour, <text:span text:style-name="T33">Gil-Blas</text:span><text:span text:style-name="T4"> </text:span><text:span text:style-name="T2">:</text:span> article de Nestor (M. Henry Fouquier). <text:span text:style-name="T2">«</text:span>... Cette <text:span text:style-name="T19">œ</text:span><text:span text:style-name="T97">uvre, il </text:span>est de notre dignit<text:span text:style-name="T2">é</text:span> et de notre int<text:span text:style-name="T2">é</text:span>r<text:span text:style-name="T2">ê</text:span>t de l'entendre et de la conna<text:span text:style-name="T2">î</text:span>tre...<text:span text:style-name="T4"> </text:span><text:span text:style-name="T2">»</text:span></text:p>
      <text:p text:style-name="P123">M<text:span text:style-name="T2">ê</text:span>me jour, <text:span text:style-name="T33">XIXe Si</text:span><text:span text:style-name="T15">è</text:span><text:span text:style-name="T33">cle</text:span><text:span text:style-name="T4"> </text:span><text:span text:style-name="T2">:</text:span> article de M. Henry Fouquier. <text:span text:style-name="T33">Ren</text:span><text:span text:style-name="T15">é</text:span><text:span text:style-name="T33">e</text:span> et <text:span text:style-name="T33">Lohengrin</text:span>. </text:p>
      <text:p text:style-name="P123">Le m<text:span text:style-name="T2">ê</text:span>me jour enfin, dans <text:span text:style-name="T33">le Figaro</text:span>, lettre de M. Lamoureux. Sous le pr<text:span text:style-name="T2">é</text:span>texte d'expliquer pourquoi il ne donne pas de r<text:span text:style-name="T2">é</text:span>p<text:span text:style-name="T2">é</text:span>tition g<text:span text:style-name="T2">é</text:span>n<text:span text:style-name="T2">é</text:span>rale ouverte <text:span text:style-name="T2">à</text:span> la presse, M. Lamoureux expose les raisons qui lui font monter <text:span text:style-name="T33">Lohengrin</text:span> et en appelle au bon-sens et <text:span text:style-name="T2">à</text:span> la mod<text:span text:style-name="T2">é</text:span>ration du public. </text:p>
      <text:p text:style-name="P123">Le lendemain, <text:span text:style-name="T33">la Revanche</text:span> commente avec malveillance la lettre que M. Lamoureux <text:span text:style-name="T2">«</text:span><text:span text:style-name="T4"> </text:span>vient de faire ins<text:span text:style-name="T2">é</text:span>rer, au prix fort du tarif des grandes r<text:span text:style-name="T2">é</text:span>clames, dans <text:soft-page-break/>les colonnes du <text:span text:style-name="T33">Figaro</text:span>… gr<text:span text:style-name="T2">â</text:span>ce <text:span text:style-name="T2">à</text:span> l'Eau souveraine pour la r<text:span text:style-name="T2">é</text:span>g<text:span text:style-name="T2">é</text:span>n<text:span text:style-name="T2">é</text:span>ration de l'hygi<text:span text:style-name="T2">è</text:span>ne et de la toilette dentaires.<text:span text:style-name="T4"> </text:span><text:span text:style-name="T2">»</text:span> (m<text:span text:style-name="T2">é</text:span>disance quotidienne de <text:span text:style-name="T33">la Revanche</text:span>.)</text:p>
      <text:p text:style-name="P135">21 avril, les <text:span text:style-name="T33">D</text:span><text:span text:style-name="T15">é</text:span><text:span text:style-name="T33">bats</text:span><text:span text:style-name="T17"> </text:span><text:span text:style-name="T15">:</text:span> <text:span text:style-name="T2">«</text:span><text:span text:style-name="T4"> </text:span>Wagn<text:span text:style-name="T2">é</text:span>riens et Wagn<text:span text:style-name="T2">é</text:span>rophobes<text:span text:style-name="T4"> </text:span><text:span text:style-name="T2">»</text:span>par A. H. (M. Andr<text:span text:style-name="T2">é</text:span> Hallais). Portrait connu du wagn<text:span text:style-name="T2">é</text:span>riste ; railleries (trimestrielles, celles-l<text:span text:style-name="T2">à</text:span>, et de lointaine origine) pour le directeur et d'anciens r<text:span text:style-name="T2">é</text:span>dacteurs de la Revue Wagn<text:span text:style-name="T2">é</text:span>rienne ; portrait parall<text:span text:style-name="T2">è</text:span>le de l'anti-wagn<text:span text:style-name="T2">é</text:span>riste. </text:p>
      <text:p text:style-name="P123"><text:span text:style-name="T33">Le Figaro</text:span> du 21 avril annonce officiellement la premi<text:span text:style-name="T2">è</text:span>re de <text:span text:style-name="T33">Lohengrin</text:span> pour le samedi 23 ; fait un tableau encourageant des pr<text:span text:style-name="T2">é</text:span>paratifs ; donne la liste des gens inscrits pour la premi<text:span text:style-name="T2">è</text:span>re, public bizarrement m<text:span text:style-name="T2">ê</text:span>l<text:span text:style-name="T2">é</text:span> d'anciens wagn<text:span text:style-name="T2">é</text:span>ristes connus, de quelques noms respectables, et de beaucoup d'inconnus, d'<text:span text:style-name="T2">é</text:span>trangers, de faux-mondains et de rastaquou<text:span text:style-name="T2">è</text:span>res<text:span text:style-name="T4"> </text:span><text:span text:style-name="T2">:</text:span> d'o<text:span text:style-name="T2">ù</text:span> cette <text:span text:style-name="T2">é</text:span>trange premi<text:span text:style-name="T2">è</text:span>re aux costume ; c<text:span text:style-name="T2">é</text:span>r<text:span text:style-name="T2">é</text:span>monieux et vieille mode, si diff<text:span text:style-name="T2">é</text:span>rente des grandes simples f<text:span text:style-name="T2">ê</text:span>tes de Bayreuth ! </text:p>
      <text:p text:style-name="P123">22 avril, <text:span text:style-name="T33">le Matin</text:span><text:span text:style-name="T4"> </text:span><text:span text:style-name="T2">:</text:span> <text:span text:style-name="T2">«</text:span><text:span text:style-name="T4"> </text:span>Patriotisme<text:span text:style-name="T4"> </text:span><text:span text:style-name="T2">»</text:span> par M. <text:span text:style-name="T39">Ranc. </text:span><text:span text:style-name="T2">«</text:span>... Le vrai patriotisme a d'autres allures...<text:span text:style-name="T4"> </text:span><text:span text:style-name="T2">»</text:span></text:p>
      <text:p text:style-name="P123">M<text:span text:style-name="T2">ê</text:span>me jour, <text:span text:style-name="T33">Gil-Blas</text:span><text:span text:style-name="T4"> </text:span><text:span text:style-name="T2">:</text:span> <text:span text:style-name="T2">«</text:span><text:span text:style-name="T4"> </text:span>Indiscr<text:span text:style-name="T2">é</text:span>tions th<text:span text:style-name="T2">éâtrales – avant</text:span> <text:span text:style-name="T39">Lohengrin</text:span><text:span text:style-name="T10"> </text:span><text:span text:style-name="T9">»</text:span> par M. Th<text:span text:style-name="T2">é</text:span>odore Massiac.</text:p>
      <text:p text:style-name="P123">M<text:span text:style-name="T2">ê</text:span>me jour, <text:span text:style-name="T33">le Soleil</text:span><text:span text:style-name="T4"> </text:span><text:span text:style-name="T2">:</text:span> <text:span text:style-name="T2">«</text:span><text:span text:style-name="T4"> </text:span>Temp<text:span text:style-name="T2">ê</text:span>te <text:span text:style-name="T2">à</text:span> l'horizon<text:span text:style-name="T4"> </text:span><text:span text:style-name="T2">»</text:span> par Jean de Nivelle, <text:span text:style-name="T2">«</text:span>... Il s'agit l<text:span text:style-name="T2">à</text:span> d'une question d'art pur et simple...<text:span text:style-name="T4"> </text:span><text:span text:style-name="T2">»</text:span></text:p>
      <text:p text:style-name="P123">Enfin, m<text:span text:style-name="T2">ê</text:span>me jour encore, apparition de <text:span text:style-name="T15">l'</text:span><text:span text:style-name="T33">Anti- Wagner</text:span>, ignoble <text:span text:style-name="T39">factum </text:span>vendu dix centimes dans les rues, et contenant avec un portrait charge de Wagner et une courte adresse aux lecteurs, deux extraits de journaux sous le titre commun de <text:span text:style-name="T2">«</text:span><text:span text:style-name="T4"> </text:span>Un sodomiste<text:span text:style-name="T4"> </text:span><text:span text:style-name="T2">»</text:span>, l'un de M. Mermeix (qui le d<text:span text:style-name="T2">é</text:span>savoua), l'autre, en vers, de M. Grandmougin. </text:p>
      <text:p text:style-name="P123">Le 23 avril devait <text:span text:style-name="T2">ê</text:span>tre donn<text:span text:style-name="T2">é</text:span>e la premi<text:span text:style-name="T2">è</text:span>re de <text:span text:style-name="T40">Lohengrin</text:span><text:span text:style-name="T39"> </text:span>; le 23 au matin on apprenait <text:span text:style-name="T2">à</text:span> Paris l'incident de Pagny-sur-Moselle, l'arrestation de M. Schnaebel<text:span text:style-name="T2">é</text:span>, et, en m<text:span text:style-name="T2">ê</text:span>me temps, l'ajournement au mardi 26 de la repr<text:span text:style-name="T2">é</text:span>sentation. <text:span text:style-name="T33">La Lanterne</text:span> du 22 (dat<text:span text:style-name="T2">é</text:span>e du 23) publiait la note suivante, r<text:span text:style-name="T2">é</text:span>sum<text:span text:style-name="T2">é</text:span> des articles des journaux anti-wagn<text:span text:style-name="T2">é</text:span>riens<text:span text:style-name="T4"> </text:span><text:span text:style-name="T2">:</text:span> </text:p>
      <text:p text:style-name="P122"/>
      <text:p text:style-name="P191">Lohengrin. </text:p>
      <text:p text:style-name="P207"><text:span text:style-name="T44">A </text:span><text:span text:style-name="T43">l'Eden. – </text:span><text:span text:style-name="T2">une A</text:span><text:span text:style-name="T44">poth</text:span><text:span text:style-name="T2">éose allemande. – un M</text:span><text:span text:style-name="T44">oment bien choisi. </text:span></text:p>
      <text:p text:style-name="P184"><text:span text:style-name="T44">Pendant que les Allemands arr</text:span><text:span text:style-name="T2">ê</text:span><text:span text:style-name="T44">tent sur notre fronti</text:span><text:span text:style-name="T2">è</text:span><text:span text:style-name="T44">re des fonctionnaires fran</text:span><text:span text:style-name="T2">ç</text:span><text:span text:style-name="T44">ais, certains Fran</text:span><text:span text:style-name="T2">ç</text:span><text:span text:style-name="T44">ais </text:span><text:span text:style-name="T2">à</text:span><text:span text:style-name="T44"> Paris se pr</text:span><text:span text:style-name="T2">é</text:span><text:span text:style-name="T44">parent </text:span><text:span text:style-name="T2">à</text:span><text:span text:style-name="T44"> faire </text:span><text:span text:style-name="T2">à</text:span><text:span text:style-name="T44"> un musicien allemand une apoth</text:span><text:span text:style-name="T2">é</text:span><text:span text:style-name="T44">ose. </text:span></text:p>
      <text:p text:style-name="P184"><text:soft-page-break/><text:span text:style-name="T44">Oui, samedi, quelques artistes unis </text:span><text:span text:style-name="T2">à</text:span><text:span text:style-name="T44"> toute la colonie </text:span><text:span text:style-name="T43">cosmopolite, </text:span><text:span text:style-name="T44">acclameront Wagner, l'insulteur de Paris et de la France. </text:span></text:p>
      <text:p text:style-name="P184"><text:span text:style-name="T44">Il y a des gens qui ont des pr</text:span><text:span text:style-name="T2">éoccupations artistiques – ou </text:span><text:span text:style-name="T36">commerciales</text:span><text:span text:style-name="T2"> – si grandes qu'ils oublient la patrie</text:span><text:span text:style-name="T44">. </text:span></text:p>
      <text:p text:style-name="P183"/>
      <text:p text:style-name="P123">A partir de ce jour, chacun des journaux de Paris et du dehors contient, quotidiennement, au moins un article ou une note sur la question Lohengrin. Nous nous contenterons de r<text:span text:style-name="T2">é</text:span>sumer les faits. </text:p>
      <text:p text:style-name="P123">Jusqu'au mardi matin 26, grande effervescence et grande incertitude. Le 26, tous les journaux du matin publient cette note. </text:p>
      <text:p text:style-name="P122"/>
      <text:p text:style-name="P210"><text:span text:style-name="T44">Nous avons re</text:span><text:span text:style-name="T2">ç</text:span><text:span text:style-name="T44">u hier soir, </text:span><text:span text:style-name="T2">à</text:span><text:span text:style-name="T44"> sept heures, la lettre suivante</text:span><text:span text:style-name="T4"> </text:span><text:span text:style-name="T2">:</text:span><text:span text:style-name="T44"> </text:span></text:p>
      <text:p text:style-name="P210"><text:span text:style-name="T2">«</text:span><text:span text:style-name="T4"> </text:span><text:span text:style-name="T44">Paris, 25 avril 1887, 6 heures du soir. </text:span></text:p>
      <text:p text:style-name="P184"><text:span text:style-name="T44">Monsieur le R</text:span><text:span text:style-name="T2">é</text:span><text:span text:style-name="T44">dacteur, j</text:span><text:span text:style-name="T2">'</text:span><text:span text:style-name="T44">ai l'honneur de vous informer et je vous prie d'annoncer que, dans les circonstances actuelles, j'ai d</text:span><text:span text:style-name="T2">é</text:span><text:span text:style-name="T44">cid</text:span><text:span text:style-name="T2">é</text:span><text:span text:style-name="T44"> l'ajournement de la repr</text:span><text:span text:style-name="T2">é</text:span><text:span text:style-name="T44">sentation de </text:span><text:span text:style-name="T36">Lohengrin</text:span><text:span text:style-name="T44">. </text:span></text:p>
      <text:p text:style-name="P192"><text:span text:style-name="T44">Agr</text:span><text:span text:style-name="T2">é</text:span><text:span text:style-name="T44">ez, Monsieur le R</text:span><text:span text:style-name="T2">é</text:span><text:span text:style-name="T44">dacteur, l'assurance de mes sentiments empress</text:span><text:span text:style-name="T2">é</text:span><text:span text:style-name="T44">s. <text:tab/></text:span></text:p>
      <text:p text:style-name="P192"><text:span text:style-name="T44">Ch. Lamoureux.</text:span><text:span text:style-name="T4"> </text:span><text:span text:style-name="T2">»</text:span></text:p>
      <text:p text:style-name="P145"/>
      <text:p text:style-name="P123">Le <text:span text:style-name="T33">Figaro</text:span> ajoutait ces renseignements<text:span text:style-name="T4"> </text:span><text:span text:style-name="T2">:</text:span> </text:p>
      <text:p text:style-name="P122"/>
      <text:p text:style-name="P184"><text:span text:style-name="T44">Hier matin (lundi), vers onze heures, M. Lamoureux a </text:span><text:span text:style-name="T2">é</text:span><text:span text:style-name="T44">t</text:span><text:span text:style-name="T2">é</text:span><text:span text:style-name="T44"> mand</text:span><text:span text:style-name="T2">é</text:span><text:span text:style-name="T44"> chez M. le pr</text:span><text:span text:style-name="T2">é</text:span><text:span text:style-name="T44">sident du Conseil qui l'a mis en demeure de renoncer </text:span><text:span text:style-name="T2">à</text:span><text:span text:style-name="T44"> donner, jusqu'</text:span><text:span text:style-name="T2">à</text:span><text:span text:style-name="T44"> nouvel ordre, </text:span><text:span text:style-name="T36">Lohengrin</text:span><text:span text:style-name="T44"> </text:span><text:span text:style-name="T2">à</text:span><text:span text:style-name="T44"> l'Eden-Th</text:span><text:span text:style-name="T2">éâ</text:span><text:span text:style-name="T44">tre. </text:span></text:p>
      <text:p text:style-name="P184"><text:span text:style-name="T44">Le gouvernement </text:span><text:span text:style-name="T2">é</text:span><text:span text:style-name="T44">tait d</text:span><text:span text:style-name="T2">é</text:span><text:span text:style-name="T44">cid</text:span><text:span text:style-name="T2">é</text:span><text:span text:style-name="T44">, para</text:span><text:span text:style-name="T2">î</text:span><text:span text:style-name="T44">t-il, </text:span><text:span text:style-name="T2">à</text:span><text:span text:style-name="T44"> interdire les repr</text:span><text:span text:style-name="T2">é</text:span><text:span text:style-name="T44">sentations de M. Lamoureux, mais il voulait lui laisser le m</text:span><text:span text:style-name="T2">é</text:span><text:span text:style-name="T44">rite du sacrifice et s'</text:span><text:span text:style-name="T2">é</text:span><text:span text:style-name="T44">pargner le ridicule de cette interdiction, qu'aucun fait essentiel ne justifie. Pendant deux heures, le pauvre M. Lamoureux, circonvenu, harcel</text:span><text:span text:style-name="T2">é</text:span><text:span text:style-name="T44">, a r</text:span><text:span text:style-name="T2">é</text:span><text:span text:style-name="T44">sist</text:span><text:span text:style-name="T2">é</text:span><text:span text:style-name="T44"> de son mieux, mais il a fini par s'incliner devant la volont</text:span><text:span text:style-name="T2">é</text:span><text:span text:style-name="T44"> minist</text:span><text:span text:style-name="T2">é</text:span><text:span text:style-name="T44">rielle... </text:span></text:p>
      <text:p text:style-name="P183"/>
      <text:p text:style-name="P123">Le lendemain, nouvelle note<text:span text:style-name="T4"> </text:span><text:span text:style-name="T2">:</text:span> </text:p>
      <text:p text:style-name="P122"/>
      <text:p text:style-name="P184"><text:span text:style-name="T44">L'ajournement de </text:span><text:span text:style-name="T36">Lohengrin</text:span><text:span text:style-name="T44"> a produit, comme on le devine, une grande </text:span><text:span text:style-name="T2">é</text:span><text:span text:style-name="T44">motion dans le personnel qui r</text:span><text:span text:style-name="T2">é</text:span><text:span text:style-name="T44">p</text:span><text:span text:style-name="T2">é</text:span><text:span text:style-name="T44">tait, depuis plusieurs semaines, l'op</text:span><text:span text:style-name="T2">é</text:span><text:span text:style-name="T44">ra de Wagner. </text:span></text:p>
      <text:p text:style-name="P184"><text:span text:style-name="T44">Mardi soir, M. Lamoureux a r</text:span><text:span text:style-name="T2">é</text:span><text:span text:style-name="T44">uni l'orchestre, les ch</text:span><text:span text:style-name="T2">œ</text:span><text:span text:style-name="T44">urs et tout le personnel dans </text:span><text:soft-page-break/><text:span text:style-name="T44">l'avant-foyer des artistes</text:span><text:span text:style-name="T4"> </text:span><text:span text:style-name="T2">:</text:span><text:span text:style-name="T44"> </text:span></text:p>
      <text:p text:style-name="P184"><text:span text:style-name="T2">«</text:span><text:span text:style-name="T4"> </text:span><text:span text:style-name="T44">Vous savez, leur a-t-il dit, les motiis qui m'emp</text:span><text:span text:style-name="T2">ê</text:span><text:span text:style-name="T44">chent de jouer </text:span><text:span text:style-name="T36">Lohengrin</text:span><text:span text:style-name="T44"> en ce moment. Je n'ai pas voulu, en de pareilles circonstances, laisser aux adversaires de mon </text:span><text:span text:style-name="T2">œ</text:span><text:span text:style-name="T44">uvre l'occasion de faire du bruit ; on aurait pu compromettre aussi les n</text:span><text:span text:style-name="T2">é</text:span><text:span text:style-name="T44">gociations du gouvernement et compliquer les difficult</text:span><text:span text:style-name="T2">é</text:span><text:span text:style-name="T44">s de notre pays. </text:span></text:p>
      <text:p text:style-name="P184"><text:span text:style-name="T44">Mais </text:span><text:span text:style-name="T36">Lohengrin</text:span><text:span text:style-name="T44"> est tout simplement retard</text:span><text:span text:style-name="T2">é</text:span><text:span text:style-name="T44">, non pas supprim</text:span><text:span text:style-name="T2">é</text:span><text:span text:style-name="T44">, et, d</text:span><text:span text:style-name="T2">è</text:span><text:span text:style-name="T44">s que l'incident de Pagny sera termin</text:span><text:span text:style-name="T2">é</text:span><text:span text:style-name="T44">, nous jouerons. En attendant, nous continuerons nos </text:span><text:span text:style-name="T2">é</text:span><text:span text:style-name="T44">tudes ; vous, messieurs de l'orchestre, vous </text:span><text:span text:style-name="T2">ê</text:span><text:span text:style-name="T44">tes convoqu</text:span><text:span text:style-name="T2">é</text:span><text:span text:style-name="T44">s pour apr</text:span><text:span text:style-name="T2">è</text:span><text:span text:style-name="T44">s-demain, le personnel des ch</text:span><text:span text:style-name="T2">œ</text:span><text:span text:style-name="T44">urs viendra r</text:span><text:span text:style-name="T2">é</text:span><text:span text:style-name="T44">p</text:span><text:span text:style-name="T2">é</text:span><text:span text:style-name="T44">ter demain.</text:span><text:span text:style-name="T4"> </text:span><text:span text:style-name="T2">»</text:span></text:p>
      <text:p text:style-name="P184"><text:span text:style-name="T44">M. Lamoureux ajouta, en m</text:span><text:span text:style-name="T2">ê</text:span><text:span text:style-name="T44">me temps, que le personnel n'avait aucune crainte </text:span><text:span text:style-name="T2">à</text:span><text:span text:style-name="T44"> avoir, et que les int</text:span><text:span text:style-name="T2">é</text:span><text:span text:style-name="T44">r</text:span><text:span text:style-name="T2">ê</text:span><text:span text:style-name="T44">ts de chacun seraient absolument sauvegard</text:span><text:span text:style-name="T2">é</text:span><text:span text:style-name="T44">s. </text:span></text:p>
      <text:p text:style-name="P122"/>
      <text:p text:style-name="P123">Certains journaux ayant annonc<text:span text:style-name="T2">é</text:span> que M. Lamoureux avait re<text:span text:style-name="T2">ç</text:span>u une indemnit<text:span text:style-name="T2">é</text:span> du gouvernement, une autre note le d<text:span text:style-name="T2">é</text:span>mentit. </text:p>
      <text:p text:style-name="P123">Jusqu'<text:span text:style-name="T2">à</text:span> la fin de la semaine, le d<text:span text:style-name="T2">é</text:span>sarroi continue<text:span text:style-name="T4"> </text:span><text:span text:style-name="T2">:</text:span> puis, les affaires ext<text:span text:style-name="T2">é</text:span>rieures semblant s'arranger, M. Lamoureux annonce une r<text:span text:style-name="T2">é</text:span>p<text:span text:style-name="T2">é</text:span>tition g<text:span text:style-name="T2">é</text:span>n<text:span text:style-name="T2">é</text:span>rale ouverte <text:span text:style-name="T2">à</text:span> la presse le samedi soir. </text:p>
      <text:p text:style-name="P123">Les invit<text:span text:style-name="T2">é</text:span>s re<text:span text:style-name="T2">ç</text:span>oivent le samedi matin leurs billets qui sont ainsi con<text:span text:style-name="T2">ç</text:span>us<text:span text:style-name="T4"> </text:span><text:span text:style-name="T2">:</text:span> </text:p>
      <text:p text:style-name="P122"/>
      <text:p text:style-name="P5">Eden-Th<text:span text:style-name="T2">éâtre – Rue Boudr</text:span>eau</text:p>
      <text:p text:style-name="P5">Samedi 30 avril 1887 <text:span text:style-name="T2">à</text:span> 7h pr<text:span text:style-name="T2">é</text:span>cises</text:p>
      <text:p text:style-name="P5">Entr<text:span text:style-name="T2">é</text:span>e par la rue Boudreau <text:span text:style-name="T2">à</text:span> partir de 7h.1/4</text:p>
      <text:p text:style-name="P5">R<text:span text:style-name="T2">é</text:span>p<text:span text:style-name="T2">é</text:span>tition g<text:span text:style-name="T2">é</text:span>n<text:span text:style-name="T2">é</text:span>rale de </text:p>
      <text:p text:style-name="P29">Lohengrin</text:p>
      <text:p text:style-name="P5">offerte a la presse</text:p>
      <text:p text:style-name="P5">par MM. Ch. Lamoureux et Plunkett.</text:p>
      <text:p text:style-name="P5">Invitation adress<text:span text:style-name="T2">é</text:span>e <text:span text:style-name="T2">à</text:span> M…..</text:p>
      <text:p text:style-name="P5"><text:s/>(Cette partie du billet sera remise <text:span text:style-name="T2">à l'</text:span>entr<text:span text:style-name="T2">é</text:span>e du th<text:span text:style-name="T2">éâ</text:span>tre.)</text:p>
      <text:p text:style-name="P35">MM. Ch. Lamoureux et Plunkett prient instamment leurs invit<text:span text:style-name="T2">é</text:span>s <text:span text:style-name="T33">d'arriver </text:span><text:span text:style-name="T15">à</text:span><text:span text:style-name="T33"> l'heure exacte</text:span>, afin que la r<text:span text:style-name="T2">é</text:span>p<text:span text:style-name="T2">é</text:span>tition ne soit pas troubl<text:span text:style-name="T2">é</text:span>e. <text:tab/>(Signature autographe de M. Lamoureux.)</text:p>
      <text:p text:style-name="P5">Le coupon d<text:span text:style-name="T2">é</text:span>tachable portait<text:span text:style-name="T4"> </text:span><text:span text:style-name="T2">:</text:span> </text:p>
      <text:p text:style-name="P5">R<text:span text:style-name="T2">é</text:span>p<text:span text:style-name="T2">é</text:span>tition g<text:span text:style-name="T2">é</text:span>n<text:span text:style-name="T2">é</text:span>rale de <text:span text:style-name="T33">Lohengrin</text:span>. </text:p>
      <text:p text:style-name="P36">Invitation adress<text:span text:style-name="T2">é</text:span>e <text:span text:style-name="T2">à</text:span> M…</text:p>
      <text:p text:style-name="P5"><text:soft-page-break/>Cette invitation est rigoureusement personnelle. </text:p>
      <text:p text:style-name="P5">Cette partie du billet sera conserv<text:span text:style-name="T2">é</text:span>e par la personne invit<text:span text:style-name="T2">é</text:span>e. </text:p>
      <text:p text:style-name="P5">Paris. – <text:span text:style-name="T2">Imprimerie Chaix</text:span>. – <text:span text:style-name="T2">10148.7</text:span></text:p>
      <text:p text:style-name="P3"/>
      <text:p text:style-name="P5">Enfin, d<text:span text:style-name="T2">è</text:span>s le 1" mai, <text:span text:style-name="T2">à</text:span> la suite de l'apaisement des difficult<text:span text:style-name="T2">é</text:span>s ext<text:span text:style-name="T2">é</text:span>rieures, la repr<text:span text:style-name="T2">é</text:span>sentation est annonc<text:span text:style-name="T2">é</text:span>e pour le mardi 3. </text:p>
      <text:p text:style-name="P5">Le 3 mai, la repr<text:span text:style-name="T2">é</text:span>sentation. </text:p>
      <text:p text:style-name="P5">On en conna<text:span text:style-name="T2">î</text:span>t le r<text:span text:style-name="T2">é</text:span>sultat<text:span text:style-name="T4"> </text:span><text:span text:style-name="T2">:</text:span> dans la salle, succ<text:span text:style-name="T2">è</text:span>s sans conteste ; dans la rue, quelques centaines de siffleurs que la pluie disperse, manifestations sans gravit<text:span text:style-name="T2">é</text:span> que tous les journaux traitent de gaminerie. </text:p>
      <text:p text:style-name="P5">Le 4, <text:span text:style-name="T33">la Revanche </text:span>annonce la seconde pour le soir (bien qu'il soit notoire qu'elle doive avoir lieu le jeudi) et convoque les siffleurs <text:span text:style-name="T2">à</text:span> sept heures, rue Boudreau. Le soir, tapage devant l'Eden-Th<text:span text:style-name="T2">éâ</text:span>tre. </text:p>
      <text:p text:style-name="P5">Jeudi 5<text:span text:style-name="T4"> </text:span><text:span text:style-name="T2">:</text:span> pendant la matin<text:span text:style-name="T2">é</text:span>e, les affiches sont appos<text:span text:style-name="T2">é</text:span>es dans la ville, annon<text:span text:style-name="T2">ç</text:span>ant la seconde repr<text:span text:style-name="T2">é</text:span>sentation pour le soir. Toute la journ<text:span text:style-name="T2">é</text:span>e stationnements devant l'Eden-Th<text:span text:style-name="T2">éâ</text:span>tre. Dans l'apr<text:span text:style-name="T2">è</text:span>s-midi, on annonce que les repr<text:span text:style-name="T2">é</text:span>sentations sont d<text:span text:style-name="T2">é</text:span>finitivement suspendues ; deux affiches manuscrites sont pos<text:span text:style-name="T2">é</text:span>es sur les murs de l'Eden-Th<text:span text:style-name="T2">éâ</text:span>tre, pour avertir que le prix, des places sera rembours<text:span text:style-name="T2">é</text:span> au bureau de location <text:span text:style-name="T2">à</text:span> partir du lendemain. </text:p>
      <text:p text:style-name="P3"/>
      <text:p text:style-name="P5">Le 6, les journaux publient ces deux notes<text:span text:style-name="T4"> </text:span><text:span text:style-name="T2">:</text:span> lettre de M. Lamoureux<text:span text:style-name="T4"> </text:span><text:span text:style-name="T2">:</text:span> </text:p>
      <text:p text:style-name="P3"/>
      <text:p text:style-name="P170"><text:span text:style-name="T2">«</text:span><text:span text:style-name="T4"> </text:span><text:span text:style-name="T44">Paris le 5 mai 1887. </text:span></text:p>
      <text:p text:style-name="P170"><text:span text:style-name="T44">Monsieur le R</text:span><text:span text:style-name="T2">é</text:span><text:span text:style-name="T44">dacteur en chef, j'ai l'honneur de vous informer que je renonce d</text:span><text:span text:style-name="T2">é</text:span><text:span text:style-name="T44">finitivement </text:span><text:span text:style-name="T2">à</text:span><text:span text:style-name="T44"> donner des repr</text:span><text:span text:style-name="T2">é</text:span><text:span text:style-name="T44">sentations de </text:span><text:span text:style-name="T36">Lohengrin</text:span><text:span text:style-name="T44">. </text:span></text:p>
      <text:p text:style-name="P170"><text:span text:style-name="T44">Je n'ai pas </text:span><text:span text:style-name="T2">à</text:span><text:span text:style-name="T44"> qualifier les manifestations qui se produisent, apr</text:span><text:span text:style-name="T2">è</text:span><text:span text:style-name="T44">s l'accueil fait par la presse et le public </text:span><text:span text:style-name="T2">à</text:span><text:span text:style-name="T44"> l'</text:span><text:span text:style-name="T2">œ</text:span><text:span text:style-name="T44">uvre que, dans l'int</text:span><text:span text:style-name="T2">é</text:span><text:span text:style-name="T44">r</text:span><text:span text:style-name="T2">ê</text:span><text:span text:style-name="T44">t de l'art, j'ai fait repr</text:span><text:span text:style-name="T2">é</text:span><text:span text:style-name="T44">senter </text:span><text:span text:style-name="T2">à</text:span><text:span text:style-name="T44"> mes risques et p</text:span><text:span text:style-name="T2">é</text:span><text:span text:style-name="T44">rils sur une sc</text:span><text:span text:style-name="T2">è</text:span><text:span text:style-name="T44">ne fran</text:span><text:span text:style-name="T2">ç</text:span><text:span text:style-name="T44">aise. </text:span></text:p>
      <text:p text:style-name="P170"><text:span text:style-name="T44">C'est pour des raisons d'un ordre sup</text:span><text:span text:style-name="T2">é</text:span><text:span text:style-name="T44">rieur que je m'abstiens, avec la conscience d'avoir agi exclusivement en artiste, et avec la certitude d'</text:span><text:span text:style-name="T2">ê</text:span><text:span text:style-name="T44">tre approuv</text:span><text:span text:style-name="T2">é</text:span><text:span text:style-name="T44"> par tous les honn</text:span><text:span text:style-name="T2">ê</text:span><text:span text:style-name="T44">tes gens. </text:span></text:p>
      <text:p text:style-name="P175"><text:span text:style-name="T44">Veuillez agr</text:span><text:span text:style-name="T2">é</text:span><text:span text:style-name="T44">er, etc. <text:tab/>Ch. Lamoureux.</text:span><text:span text:style-name="T4"> </text:span><text:span text:style-name="T2">»</text:span></text:p>
      <text:p text:style-name="P65"/>
      <text:p text:style-name="P5">Puis la note officielle de l'Agence Havas<text:span text:style-name="T4"> </text:span><text:span text:style-name="T2">:</text:span> </text:p>
      <text:p text:style-name="P3"><text:soft-page-break/></text:p>
      <text:p text:style-name="P170"><text:span text:style-name="T44">Les ministres se sont r</text:span><text:span text:style-name="T2">é</text:span><text:span text:style-name="T44">unis ce matin </text:span><text:span text:style-name="T2">à</text:span><text:span text:style-name="T44"> l'h</text:span><text:span text:style-name="T2">ô</text:span><text:span text:style-name="T44">tel de la place Beauveau, en conseil de cabinet, sous la pr</text:span><text:span text:style-name="T2">é</text:span><text:span text:style-name="T44">sidence de M. Ren</text:span><text:span text:style-name="T2">é</text:span><text:span text:style-name="T44"> Goblet. </text:span></text:p>
      <text:p text:style-name="P170"><text:span text:style-name="T44">Le pr</text:span><text:span text:style-name="T2">é</text:span><text:span text:style-name="T44">sident du Conseil a d</text:span><text:span text:style-name="T2">é</text:span><text:span text:style-name="T44">clar</text:span><text:span text:style-name="T2">é</text:span><text:span text:style-name="T44"> que, ne se croyant pas le droit d'interdire une repr</text:span><text:span text:style-name="T2">é</text:span><text:span text:style-name="T44">sentation th</text:span><text:span text:style-name="T2">éâ</text:span><text:span text:style-name="T44">trale tant qu'il n'y avait pas de troubles dans la salle, il avait pris toutes les mesures n</text:span><text:span text:style-name="T2">é</text:span><text:span text:style-name="T44">cessaires pour assurer l'ordre dans la rue, en pr</text:span><text:span text:style-name="T2">é</text:span><text:span text:style-name="T44">vision de la seconde repr</text:span><text:span text:style-name="T2">é</text:span><text:span text:style-name="T44">sentation de </text:span><text:span text:style-name="T36">Lohengrin</text:span><text:span text:style-name="T44"> qui </text:span><text:span text:style-name="T2">é</text:span><text:span text:style-name="T44">tait fix</text:span><text:span text:style-name="T2">é</text:span><text:span text:style-name="T44">e </text:span><text:span text:style-name="T2">à</text:span><text:span text:style-name="T44"> ce soir, lorsque ce matin, M. Lamoureux est venu lui faire savoir qu'il renon</text:span><text:span text:style-name="T2">ç</text:span><text:span text:style-name="T44">ait </text:span><text:span text:style-name="T2">à</text:span><text:span text:style-name="T44"> donner cette repr</text:span><text:span text:style-name="T2">é</text:span><text:span text:style-name="T44">sentation. </text:span></text:p>
      <text:p text:style-name="P170"><text:span text:style-name="T44">M. Goblet lui a fait observer que c'</text:span><text:span text:style-name="T2">é</text:span><text:span text:style-name="T44">tait l</text:span><text:span text:style-name="T2">à</text:span><text:span text:style-name="T44"> de sa part une d</text:span><text:span text:style-name="T2">é</text:span><text:span text:style-name="T44">claration toute spontan</text:span><text:span text:style-name="T2">é</text:span><text:span text:style-name="T44">e, parce qu'autrement le gouvernement </text:span><text:span text:style-name="T2">é</text:span><text:span text:style-name="T44">tait d</text:span><text:span text:style-name="T2">é</text:span><text:span text:style-name="T44">cid</text:span><text:span text:style-name="T2">é</text:span><text:span text:style-name="T44"> </text:span><text:span text:style-name="T2">à</text:span><text:span text:style-name="T44"> faire respecter ses droits. </text:span></text:p>
      <text:p text:style-name="P170"><text:span text:style-name="T44">M. Lamoureux a reconnu le caract</text:span><text:span text:style-name="T2">è</text:span><text:span text:style-name="T44">re spontan</text:span><text:span text:style-name="T2">é</text:span><text:span text:style-name="T44"> de sa d</text:span><text:span text:style-name="T2">é</text:span><text:span text:style-name="T44">marche. </text:span></text:p>
      <text:p text:style-name="P170"><text:span text:style-name="T44">Des instructions ont </text:span><text:span text:style-name="T2">é</text:span><text:span text:style-name="T44">t</text:span><text:span text:style-name="T2">é</text:span><text:span text:style-name="T44"> donn</text:span><text:span text:style-name="T2">é</text:span><text:span text:style-name="T44">es au pr</text:span><text:span text:style-name="T2">é</text:span><text:span text:style-name="T44">fet de police pour emp</text:span><text:span text:style-name="T2">ê</text:span><text:span text:style-name="T44">cher le renouvellement des manifestations qui se sont produites hier soir. Les meneurs seront imm</text:span><text:span text:style-name="T2">é</text:span><text:span text:style-name="T44">diatement arr</text:span><text:span text:style-name="T2">ê</text:span><text:span text:style-name="T44">t</text:span><text:span text:style-name="T2">é</text:span><text:span text:style-name="T44">s. </text:span></text:p>
      <text:p text:style-name="P170"><text:span text:style-name="T44">Quant aux douze personnes qui ont </text:span><text:span text:style-name="T2">é</text:span><text:span text:style-name="T44">t</text:span><text:span text:style-name="T2">é</text:span><text:span text:style-name="T44"> d</text:span><text:span text:style-name="T2">é</text:span><text:span text:style-name="T44">j</text:span><text:span text:style-name="T2">à</text:span><text:span text:style-name="T44"> arr</text:span><text:span text:style-name="T2">ê</text:span><text:span text:style-name="T44">t</text:span><text:span text:style-name="T2">é</text:span><text:span text:style-name="T44">es, elles seront traduites devant les tribunaux auxquels il appartiendra de discerner et de se prononcer. </text:span></text:p>
      <text:p text:style-name="P3"/>
      <text:p text:style-name="P5">Depuis, M. Lamoureux a attaqu<text:span text:style-name="T2">é</text:span>, devant le Tribunal de la Seine, les journaux <text:span text:style-name="T33">la France</text:span> et <text:span text:style-name="T33">la Patrie</text:span>. </text:p>
      <text:p text:style-name="P5">Derniers bruits relatifs <text:span text:style-name="T2">à</text:span> M. Lamoureux<text:span text:style-name="T4"> </text:span><text:span text:style-name="T2">:</text:span> </text:p>
      <text:p text:style-name="P5">M. Lamoureux d<text:span text:style-name="T2">é</text:span>clare publiquement qu'il ne tentera pas de tourn<text:span text:style-name="T2">é</text:span>e <text:span text:style-name="T2">à</text:span> l'<text:span text:style-name="T2">é</text:span>tranger pour <text:span text:style-name="T33">Lohengrin</text:span> ; en outre, qu'il renonce, non seulement <text:span text:style-name="T2">à</text:span> son entreprise th<text:span text:style-name="T2">éâ</text:span>trale, mais aussi il ses concerts. </text:p>
      <text:p text:style-name="P3"><text:span text:style-name="T48">Notons, dans </text:span><text:span text:style-name="T64">le R</text:span><text:span text:style-name="T52">é</text:span><text:span text:style-name="T64">veil-Matin</text:span><text:span text:style-name="T48"> du 7 mai (6 mai) un interview de M. Lamoureux par M. Georges Duval, son ami personnel de vieille date, para</text:span><text:span text:style-name="T51">î</text:span><text:span text:style-name="T48">t-il ; interview d'ailleurs reproduit en d'autres journaux et non rectifi</text:span><text:span text:style-name="T51">é</text:span><text:note text:id="ftn55" text:note-class="footnote"><text:note-citation>33</text:note-citation><text:note-body><text:p text:style-name="P1"><text:span text:style-name="footnote_20_reference"><text:tab/> </text:span><text:span text:style-name="T93">Notons encore, parmi les périodiques non quotidiens : </text:span></text:p><text:p text:style-name="P2"><text:span text:style-name="T33"><text:tab/>L'indépendance musicale</text:span>, avec une causerie sur <text:span text:style-name="T33">Lohengrin</text:span> de M. Adolphe Jullien (1<text:span text:style-name="T100">er</text:span> mars), un article de M. Ernest Thomas sur l'ajournement de <text:span text:style-name="T33">Lohengrin</text:span>, et d'intéressantes notes. <text:span text:style-name="T33">L'Indépendance Musicale</text:span>, qui paraît depuis peu de temps fournit en chaque numéro des pages précises et hardies sur les questions musicales actuelles. </text:p><text:p text:style-name="P2"><text:span text:style-name="T33"><text:tab/>Le Guide Musical</text:span>, avec des articles hebdomadaires sur la question <text:span text:style-name="T33">Lohengrin</text:span><text:span text:style-name="T94">.</text:span><text:span text:style-name="T33"> Le Guide Musical</text:span> ne donne d'ailleurs d'intéressant que les articles toujours curieux de M. Kufferath, et ceux, trop rares, de M. Jullien. </text:p><text:p text:style-name="P2"><text:tab/>Ajoutons enfin les revues non spéciales comme <text:span text:style-name="T33">l'Art moderne, la Revue Indépendante, la Revue d'art dramatique</text:span>, etc. </text:p></text:note-body></text:note><text:span text:style-name="T48">. </text:span></text:p>
      <text:p text:style-name="P3"/>
      <text:p text:style-name="P212"><text:span text:style-name="T2">\  </text:span><text:span text:style-name="T98">Alors vous avez pris cette d</text:span><text:span text:style-name="T23">é</text:span><text:span text:style-name="T98">termination </text:span><text:span text:style-name="T99">proprio motu</text:span><text:span text:style-name="T24"> </text:span><text:span text:style-name="T23">?</text:span><text:span text:style-name="T98"> </text:span></text:p>
      <text:p text:style-name="P213"><text:soft-page-break/><text:span text:style-name="T2">\  </text:span><text:span text:style-name="T98">Absolument. </text:span></text:p>
      <text:p text:style-name="P214"><text:span text:style-name="T2">\  </text:span><text:span text:style-name="T98">Le minist</text:span><text:span text:style-name="T23">è</text:span><text:span text:style-name="T98">re n'a pas pes</text:span><text:span text:style-name="T23">é</text:span><text:span text:style-name="T98"> sur vous</text:span><text:span text:style-name="T24"> </text:span><text:span text:style-name="T23">?</text:span><text:span text:style-name="T98"> </text:span></text:p>
      <text:p text:style-name="P215"><text:span text:style-name="T2">\  </text:span><text:span text:style-name="T98">Aucunement…</text:span></text:p>
      <text:p text:style-name="P216"><text:span text:style-name="T2">\  </text:span><text:span text:style-name="T98">Combien cette fermeture vous co</text:span><text:span text:style-name="T23">û</text:span><text:span text:style-name="T98">te-t-elle</text:span><text:span text:style-name="T24"> </text:span><text:span text:style-name="T23">?</text:span><text:span text:style-name="T98"> </text:span></text:p>
      <text:p text:style-name="P217"><text:span text:style-name="T2">\ </text:span><text:span text:style-name="T98"> Trois cent mille francs…</text:span></text:p>
      <text:p text:style-name="P218"><text:span text:style-name="T2">\  </text:span><text:span text:style-name="T98">Il vous reste la ressource de partir avec votre troupe et votre mat</text:span><text:span text:style-name="T23">é</text:span><text:span text:style-name="T98">riel, soit </text:span><text:span text:style-name="T23">à</text:span><text:span text:style-name="T98"> Bruxelles, soit </text:span><text:span text:style-name="T23">à</text:span><text:span text:style-name="T98"> Londres, soit </text:span><text:span text:style-name="T23">à</text:span><text:span text:style-name="T98"> Vienne. </text:span></text:p>
      <text:p text:style-name="P219"><text:span text:style-name="T2">\  </text:span><text:span text:style-name="T98">La chose est impossible. Elle serait, d'ailleurs, faisable, que je ne la tenterais pas…</text:span></text:p>
      <text:p text:style-name="P220"><text:span text:style-name="T2">\  </text:span><text:span text:style-name="T98">Et votre projet de fonder un th</text:span><text:span text:style-name="T23">éâ</text:span><text:span text:style-name="T98">tre lyrique</text:span><text:span text:style-name="T24"> </text:span><text:span text:style-name="T23">?</text:span><text:span text:style-name="T98"> </text:span></text:p>
      <text:p text:style-name="P221"><text:span text:style-name="T2">\  </text:span><text:span text:style-name="T98">J'y renonce... Vous pouvez l'affirmer. J'y renonce, comme </text:span><text:span text:style-name="T23">à</text:span><text:span text:style-name="T98"> toute entreprise.</text:span></text:p>
      <text:p text:style-name="P222"><text:span text:style-name="T2">\  </text:span><text:span text:style-name="T98">Vous en exceptez vos concerts, bien entendu</text:span><text:span text:style-name="T24"> </text:span><text:span text:style-name="T23">?</text:span><text:span text:style-name="T98"> </text:span></text:p>
      <text:p text:style-name="P223"><text:span text:style-name="T2">\  </text:span><text:span text:style-name="T98">Mes concerts y compris… Je prends tout </text:span><text:span text:style-name="T23">à</text:span><text:span text:style-name="T98"> fait ma retraite. </text:span><text:span text:style-name="T99">On n'entendra plus parler de moi. </text:span></text:p>
      <text:p text:style-name="P224"><text:span text:style-name="T2">\  </text:span><text:span text:style-name="T98">Allons, vous reviendrez sur une d</text:span><text:span text:style-name="T23">é</text:span><text:span text:style-name="T98">termination qui priverait l'art d'un de ses plus z</text:span><text:span text:style-name="T23">é</text:span><text:span text:style-name="T98">l</text:span><text:span text:style-name="T23">é</text:span><text:span text:style-name="T98">s d</text:span><text:span text:style-name="T23">é</text:span><text:span text:style-name="T98">fenseurs. </text:span></text:p>
      <text:p text:style-name="P211"><text:span text:style-name="T2">\  </text:span><text:span text:style-name="T98">JAMAIS. Je vous l'affirme ! </text:span></text:p>
      <text:p text:style-name="P3"/>
      <text:p text:style-name="P5">Quelques jours apr<text:span text:style-name="T2">è</text:span>s, M. Lamoureux r<text:span text:style-name="T2">é</text:span>unit tout son personnel et propose d'aller repr<text:span text:style-name="T2">é</text:span>senter <text:span text:style-name="T33">Lohengrin</text:span> dans une ville <text:span text:style-name="T2">é</text:span>trang<text:span text:style-name="T2">è</text:span>re, <text:span text:style-name="T2">«</text:span><text:span text:style-name="T4"> </text:span>distante de Paris de dix heures de chemin de fer.<text:span text:style-name="T4"> </text:span><text:span text:style-name="T2">»</text:span></text:p>
      <text:p text:style-name="P5">Refus de quelques musiciens instrumentistes et d'un assez grand nombre de choristes. M. Lamoureux est forc<text:span text:style-name="T2">é</text:span> de renoncer <text:span text:style-name="T2">à</text:span> son dernier projet et de s'en tenir <text:span text:style-name="T2">à</text:span> sa premi<text:span text:style-name="T2">è</text:span>re r<text:span text:style-name="T2">é</text:span>solution. </text:p>
      <text:p text:style-name="P3"/>
      <text:p text:style-name="P123">Enfin, la nouvelle la plus r<text:span text:style-name="T2">é</text:span>cente<text:span text:style-name="T4"> </text:span><text:span text:style-name="T2">:</text:span> </text:p>
      <text:p text:style-name="P123">M. Lamoureux, avant eu la salle de l'Eden-Th<text:span text:style-name="T2">éâ</text:span>tre enti<text:span text:style-name="T2">è</text:span>rement lou<text:span text:style-name="T2">é</text:span>e pour la premi<text:span text:style-name="T2">è</text:span>re de <text:span text:style-name="T33">Lohengrin</text:span>, aurait vu la location m<text:span text:style-name="T2">é</text:span>diocre pour les suivantes et nulle pour les derni<text:span text:style-name="T2">è</text:span>res ; ne voulant <text:span text:style-name="T2">à</text:span> aucun prix de salles vides, c'est-<text:span text:style-name="T2">à</text:span>-dire d'un <text:span text:style-name="T2">é</text:span>chec <text:span text:style-name="T2">«</text:span><text:span text:style-name="T4"> </text:span>artistique<text:span text:style-name="T4"> </text:span><text:span text:style-name="T2">»</text:span>, il aurait lui-m<text:span text:style-name="T2">ê</text:span>me, co<text:span text:style-name="T2">û</text:span>te que co<text:span text:style-name="T2">û</text:span>te, pris le pr<text:span text:style-name="T2">é</text:span>texte que l'on sait d'arr<text:span text:style-name="T2">ê</text:span>ter (sans y <text:span text:style-name="T2">ê</text:span>tre contraint par le gouvernement) les repr<text:span text:style-name="T2">é</text:span>sentations apr<text:span text:style-name="T2">è</text:span>s la premi<text:span text:style-name="T2">è</text:span>re, avec tous les honneurs de la guerre... Bruit bizarre, et, disons-le, bien invraisemblable, que nous enregistrons comme document. </text:p>
      <text:p text:style-name="P123">Enfin, M. Lamoureux a-t-il re<text:span text:style-name="T2">ç</text:span>u, n'a-t-il pas re<text:span text:style-name="T2">ç</text:span>u du gouvernement une indemnit<text:span text:style-name="T2">é</text:span>, et quelle serait cette indemnit<text:span text:style-name="T2">é</text:span><text:span text:style-name="T4"> </text:span><text:span text:style-name="T2">?</text:span> </text:p>
      <text:p text:style-name="P123"><text:soft-page-break/>Peut-<text:span text:style-name="T2">ê</text:span>tre pourrons-nous dans un mois, <text:span text:style-name="T2">é</text:span>claircir quelques-uns des points myst<text:span text:style-name="T2">é</text:span>rieux de cette lamentable histoire... </text:p>
      <text:p text:style-name="P5">E. D. </text:p>
      <text:h text:style-name="P245" text:outline-level="2"><text:bookmark-start text:name="bookmark45"/><text:span text:style-name="Titre_20_2_20_Car">Bibliographie</text:span><text:bookmark-end text:name="bookmark45"/><text:note text:id="ftn56" text:note-class="footnote"><text:note-citation>34</text:note-citation><text:note-body><text:p text:style-name="P233"><text:span text:style-name="footnote_20_reference"><text:span text:style-name="T101"><text:tab/> </text:span></text:span><text:span text:style-name="T69">Les ouvrages annonces sont en vente au bureau de la Revue : envoi franco par la poste.</text:span></text:p></text:note-body></text:note></text:h>
      <text:p text:style-name="P3"/>
      <text:p text:style-name="P123"><text:span text:style-name="T33">Musiciens, po</text:span><text:span text:style-name="T15">è</text:span><text:span text:style-name="T33">tes et philosophes</text:span>, par Richard Wagner<text:span text:style-name="T4"> </text:span><text:span text:style-name="T2">:</text:span> fragments recueillis, traduits et annot<text:span text:style-name="T2">é</text:span>s par Camille Beno<text:span text:style-name="T2">î</text:span>t (un volume in-18, chez Charpentier, 3 francs <text:span text:style-name="T39">50). </text:span></text:p>
      <text:p text:style-name="P123">M. Camille Beno<text:span text:style-name="T2">î</text:span>t, wagn<text:span text:style-name="T2">é</text:span>rien de la veille et m<text:span text:style-name="T2">ê</text:span>me de l'avant-veille, est, parmi nous tous, l'un de ceux qui ont le mieux combattu le bon combat. Il poursuit aujourd'hui une t<text:span text:style-name="T2">â</text:span>che d<text:span text:style-name="T2">è</text:span>s longtemps entreprise, faire conna<text:span text:style-name="T2">î</text:span>tre Richard Wagner, le r<text:span text:style-name="T2">é</text:span>v<text:span text:style-name="T2">é</text:span>ler au grand <text:span text:style-name="T39">public. </text:span>II croit, avec raison sans doute, que la production de documents tr<text:span text:style-name="T2">è</text:span>s clairs, de textes d<text:span text:style-name="T2">é</text:span>monstratifs, est plus <text:span text:style-name="T2">é</text:span>loquente que l'<text:span text:style-name="T2">é</text:span>nonc<text:span text:style-name="T2">é</text:span> plus ou moins chaleureux d'un simple jugement esth<text:span text:style-name="T2">é</text:span>tique. Personne ne pourrait, plus savamment que lui, commenter Wagner et disputer des th<text:span text:style-name="T2">é</text:span>ories controvers<text:span text:style-name="T2">é</text:span>es ; cependant il pr<text:span text:style-name="T2">é</text:span>f<text:span text:style-name="T2">è</text:span>re laisser la parole au ma<text:span text:style-name="T2">î</text:span>tre lui-m<text:span text:style-name="T2">ê</text:span>me, et se contente de r<text:span text:style-name="T2">é</text:span>pondre, en une courte pr<text:span text:style-name="T2">é</text:span>face, aux ignorants et aux perfides<text:span text:style-name="T4"> </text:span><text:span text:style-name="T2">:</text:span> <text:span text:style-name="T2">«</text:span><text:span text:style-name="T4"> </text:span>Voici ce que Wagner a <text:span text:style-name="T2">é</text:span>crit, ce qu'il a dit, ce qu'il a pens<text:span text:style-name="T2">é</text:span>.<text:span text:style-name="T4"> </text:span><text:span text:style-name="T2">»</text:span></text:p>
      <text:p text:style-name="P123">Il est p<text:span text:style-name="T2">é</text:span>nible de constater <text:span text:style-name="T2">à</text:span> quel point le public est mal renseign<text:span text:style-name="T2">é</text:span> sur Wagner. Chaque fois qu'un <text:span text:style-name="T2">é</text:span>v<text:span text:style-name="T2">é</text:span>nement wagn<text:span text:style-name="T2">é</text:span>rien a lieu, on s'aper<text:span text:style-name="T2">ç</text:span>oit avec terreur, par l'examen des comptes-rendus, que les plus autoris<text:span text:style-name="T2">é</text:span>s de nos critiques n'ont absolument rien compris <text:span text:style-name="T2">à</text:span> ce dont il <text:span text:style-name="T2">é</text:span>tait question, qu'ils ont lu les po<text:span text:style-name="T2">è</text:span>mes comme pourraient le faire des aveugles, et <text:span text:style-name="T2">é</text:span>cout<text:span text:style-name="T2">é</text:span> la musique <text:span text:style-name="T2">à</text:span> la fa<text:span text:style-name="T2">ç</text:span>on des sourds. Que de personnes, en lisant le livre de M. Beno<text:span text:style-name="T2">î</text:span>t, vont s'<text:span text:style-name="T2">é</text:span>tonner d'apprendre que Wagner professait la plus vive admiration pour Bach, Gluck, Mozart, Haydn, Weber, Schubert, et qu'il a parl<text:span text:style-name="T2">é</text:span> de Beethoven en des termes in<text:span text:style-name="T2">é</text:span>gal<text:span text:style-name="T2">é</text:span>s ! </text:p>
      <text:p text:style-name="P123">M. Camille Beno<text:span text:style-name="T2">î</text:span>t me permettra-t-il maintenant un reproche<text:span text:style-name="T4"> </text:span><text:span text:style-name="T2">?</text:span> Plus son livre m'int<text:span text:style-name="T2">é</text:span>resse, plus je regrette qu'au lieu de fragments, certes typiques, il n'ait pas cru devoir nous donner la traduction int<text:span text:style-name="T2">é</text:span>grale de quelques <text:span text:style-name="T2">é</text:span>crits de Wagner, tels <text:span text:style-name="T33">Op</text:span><text:span text:style-name="T15">é</text:span><text:span text:style-name="T33">ra et Drame</text:span>, <text:span text:style-name="T33">l'</text:span><text:span text:style-name="T15">Œ</text:span><text:span text:style-name="T33">uvre d'art de l'avenir</text:span>. Mais <text:span text:style-name="T2">à</text:span> cela il peut r<text:span text:style-name="T2">é</text:span>pliquer que c'est tout simplement partie remise, et remise <text:span text:style-name="T2">à</text:span> br<text:span text:style-name="T2">è</text:span>ve <text:span text:style-name="T2">é</text:span>ch<text:span text:style-name="T2">é</text:span>ance. En attendant, je me fais un devoir et un plaisir de recommander aux wagn<text:span text:style-name="T2">é</text:span>riens de France, de Belgique, et de Navarre, le livre de M. Camille Beno<text:span text:style-name="T2">î</text:span>t, livre tr<text:span text:style-name="T2">è</text:span>s actuel, de haute comp<text:span text:style-name="T2">é</text:span>tence et de rare talent. </text:p>
      <text:p text:style-name="P5"><text:soft-page-break/>A. E. </text:p>
      <text:p text:style-name="P3"/>
      <text:p text:style-name="P123"><text:span text:style-name="T33">Les ennemis de Wagner</text:span>, par Paul Verdun (une brochure in-18, chez A. Dupret, 50 centimes). </text:p>
      <text:p text:style-name="P123">L'auteur souhaitait que M. Lamoureux renon<text:span text:style-name="T2">çâ</text:span>t <text:span text:style-name="T2">à</text:span> <text:span text:style-name="T33">Lohengrin</text:span>, afin de laisser ce chef-d'<text:span text:style-name="T2">œ</text:span>uvre prendre plus tard sa place, <text:span text:style-name="T2">à</text:span> l'Op<text:span text:style-name="T2">é</text:span>ra, entre <text:span text:style-name="T33">les Huguenots</text:span> et <text:span text:style-name="T33">la Muette</text:span>. </text:p>
      <text:p text:style-name="P123">Richard Wagner, par Paul Lindau, traduit par Johann<text:span text:style-name="T2">è</text:span>s Weber (un volume in-18, chez Louis Westhausser, 3 francs 50)<text:span text:style-name="T4"> </text:span><text:span text:style-name="T2">:</text:span> nouvelle <text:span text:style-name="T2">é</text:span>dition. </text:p>
      <text:p text:style-name="P123">Nous avons jadis analys<text:span text:style-name="T2">é</text:span> cet ouvrage qui vient d'<text:span text:style-name="T2">ê</text:span>tre r<text:span text:style-name="T2">éé</text:span>dit<text:span text:style-name="T2">é</text:span>. </text:p>
      <text:p text:style-name="P123"><text:span text:style-name="T33">Richard Wagner et le drame contemporain</text:span>, par Alfred Ernst, avec une introduction par Louis de Fourcaud (un volume in-18, <text:span text:style-name="T2">à</text:span> la Librairie Moderne, 3 francs 50). </text:p>
      <text:p text:style-name="P123">Dans son introduction, M. de Fourcaud compare Hector Berlioz (sur lequel M. Alfred Ernst a publi<text:span text:style-name="T2">é</text:span> un livre, il y a quelques ann<text:span text:style-name="T2">é</text:span>es) et Richard Wagner. Voici sa conclusion<text:span text:style-name="T4"> </text:span><text:span text:style-name="T2">:</text:span> </text:p>
      <text:p text:style-name="P123"><text:span text:style-name="T2">«</text:span><text:span text:style-name="T4"> </text:span>Berlioz, nous <text:span text:style-name="T2">é</text:span>merveille parfois et nous touche souvent ; nous sommes <text:span text:style-name="T88">fiers </text:span>de sa gloire, mais il semble qu'il soit loin de nous et tourment<text:span text:style-name="T2">é</text:span> de pr<text:span text:style-name="T2">é</text:span>occupations qui ne sont plus les n<text:span text:style-name="T2">ô</text:span>tres. Wagner, par contre, est comme <text:span text:style-name="T2">à</text:span> notre t<text:span text:style-name="T2">ê</text:span>te, roulant incessamment ses pens<text:span text:style-name="T2">é</text:span>es de logicien et de po<text:span text:style-name="T2">è</text:span>te, <text:span text:style-name="T2">é</text:span>pris de v<text:span text:style-name="T2">é</text:span>rit<text:span text:style-name="T2">é</text:span> intime et d'unit<text:span text:style-name="T2">é</text:span>. Il nous <text:span text:style-name="T2">é</text:span>claire, il nous guide, il nous d<text:span text:style-name="T2">é</text:span>conseille le pastiche, il nous affame d'expression juste, et bien fou qui se prive de ses enseignements.<text:span text:style-name="T4"> </text:span><text:span text:style-name="T2">»</text:span></text:p>
      <text:p text:style-name="P122"/>
      <text:p text:style-name="P5">L'ouvrage de M. Ernst comprend les dix-neuf chapitres suivants<text:span text:style-name="T4"> </text:span><text:span text:style-name="T2">:</text:span> </text:p>
      <text:p text:style-name="P37">I<text:span text:style-name="T4"> </text:span><text:span text:style-name="T2">:</text:span> L'<text:span text:style-name="T2">é</text:span>volution artistique. Analyse du mouvement artistique actuel, litt<text:span text:style-name="T2">é</text:span>raire et pictural ; place de Wagner. </text:p>
      <text:p text:style-name="P38">II<text:span text:style-name="T4"> </text:span><text:span text:style-name="T2">:</text:span> Le drame. Ce qu'est le drame ; Shakespeare, Racine, Corneille, Moli<text:span text:style-name="T2">è</text:span>re, M. Daudet, M. Becque ; th<text:span text:style-name="T2">é</text:span>orie du drame ; le drame musical ; l'op<text:span text:style-name="T2">é</text:span>ra. </text:p>
      <text:p text:style-name="P39">III<text:span text:style-name="T4"> </text:span><text:span text:style-name="T2">:</text:span> Le drame de Wagner. Th<text:span text:style-name="T2">é</text:span>orie g<text:span text:style-name="T2">é</text:span>n<text:span text:style-name="T2">é</text:span>rale. </text:p>
      <text:p text:style-name="P5">IV<text:span text:style-name="T4"> </text:span><text:span text:style-name="T2">:</text:span> Suite du drame de Wagner. La musique dans le drame wagn<text:span text:style-name="T2">é</text:span>rien. </text:p>
      <text:p text:style-name="P40">V<text:span text:style-name="T4"> </text:span><text:span text:style-name="T2">:</text:span> Wagner po<text:span text:style-name="T2">è</text:span>te. La po<text:span text:style-name="T2">é</text:span>sie dans le drame wagn<text:span text:style-name="T2">é</text:span>rien ; le syst<text:span text:style-name="T2">è</text:span>me po<text:span text:style-name="T2">é</text:span>tique ; la langue, le vers ; l'invention po<text:span text:style-name="T2">é</text:span>tique, les sujets, leurs origines. </text:p>
      <text:p text:style-name="P41">VI<text:span text:style-name="T4"> </text:span><text:span text:style-name="T2">:</text:span> L'id<text:span text:style-name="T2">é</text:span>e religieuse. Citons<text:span text:style-name="T4"> </text:span><text:span text:style-name="T2">:</text:span> </text:p>
      <text:p text:style-name="P66"/>
      <text:p text:style-name="P5"><text:soft-page-break/><text:span text:style-name="T2">«</text:span>... Wagner n'a jamais <text:span text:style-name="T2">é</text:span>t<text:span text:style-name="T2">é</text:span> un r<text:span text:style-name="T2">é</text:span>formateur philosophique ou religieux. Mais son infaillible instinct d'artiste et de po<text:span text:style-name="T2">è</text:span>te lui a fait comprendre que la question de la destin<text:span text:style-name="T2">é</text:span>e humaine, le d<text:span text:style-name="T2">é</text:span>sir d'une existence renouvel<text:span text:style-name="T2">é</text:span>e, r<text:span text:style-name="T2">é</text:span>paratrice de tous nos maux, la soif de la v<text:span text:style-name="T2">é</text:span>rit<text:span text:style-name="T2">é</text:span>, de la justice et de l'amour, <text:span text:style-name="T2">é</text:span>taient les grandes, les principales sources de po<text:span text:style-name="T2">é</text:span>sie. Attendri par le grave spectacle de notre mis<text:span text:style-name="T2">è</text:span>re, pr<text:span text:style-name="T2">é</text:span>occup<text:span text:style-name="T2">é</text:span> par l'affirmation vaillante qui consola tant de foules disparues, il a spontan<text:span text:style-name="T2">é</text:span>ment exprim<text:span text:style-name="T2">é</text:span>, dans ses <text:span text:style-name="T2">œ</text:span>uvres, le r<text:span text:style-name="T2">ê</text:span>ve s<text:span text:style-name="T2">é</text:span>culaire de la souffrante humanit<text:span text:style-name="T2">é</text:span>. Fait essentiel, qui ne s'<text:span text:style-name="T2">é</text:span>tait point vu au th<text:span text:style-name="T2">éâ</text:span>tre, avec une nettet<text:span text:style-name="T2">é</text:span> pareille, depuis les pieux myst<text:span text:style-name="T2">è</text:span>res du moyen <text:span text:style-name="T2">â</text:span>ge. </text:p>
      <text:p text:style-name="P3"/>
      <text:p text:style-name="P3"><text:span text:style-name="T48">Peut-</text:span><text:span text:style-name="T51">ê</text:span><text:span text:style-name="T48">tre, apr</text:span><text:span text:style-name="T51">è</text:span><text:span text:style-name="T48">s des catastrophes qui semblent in</text:span><text:span text:style-name="T51">é</text:span><text:span text:style-name="T48">vitables, un apaisement se fera-t-il, et notre pauvre humanit</text:span><text:span text:style-name="T51">é</text:span><text:span text:style-name="T48"> aura-t-elle le renouveau de cette jeunesse qui lui fut donn</text:span><text:span text:style-name="T51">é</text:span><text:span text:style-name="T48">e il y a pr</text:span><text:span text:style-name="T51">è</text:span><text:span text:style-name="T48">s de deux mille ans, en ce matin de P</text:span><text:span text:style-name="T51">â</text:span><text:span text:style-name="T48">ques o</text:span><text:span text:style-name="T51">ù</text:span><text:span text:style-name="T48"> mourut le vieux monde. Alors plus encore que maintenant on r</text:span><text:span text:style-name="T51">é</text:span><text:span text:style-name="T48">v</text:span><text:span text:style-name="T51">é</text:span><text:span text:style-name="T48">rera la m</text:span><text:span text:style-name="T51">é</text:span><text:span text:style-name="T48">moire de quelques hommes qui s'</text:span><text:span text:style-name="T51">é</text:span><text:span text:style-name="T48">murent de notre longue mis</text:span><text:span text:style-name="T51">è</text:span><text:span text:style-name="T48">re, qui soupir</text:span><text:span text:style-name="T51">è</text:span><text:span text:style-name="T48">rent apr</text:span><text:span text:style-name="T51">è</text:span><text:span text:style-name="T48">s une meilleure destin</text:span><text:span text:style-name="T51">é</text:span><text:span text:style-name="T48">e, et qui mirent dans leurs </text:span><text:span text:style-name="T51">œ</text:span><text:span text:style-name="T48">uvres, sciemment ou non, le frisson de l'amour et de la foi. Ils n'eurent point la v</text:span><text:span text:style-name="T51">é</text:span><text:span text:style-name="T48">rit</text:span><text:span text:style-name="T51">é</text:span><text:span text:style-name="T48">, et pourtant lui rendirent t</text:span><text:span text:style-name="T51">é</text:span><text:span text:style-name="T48">moignage. – </text:span><text:span text:style-name="T51">De </text:span><text:span text:style-name="T48">l</text:span><text:span text:style-name="T51">à</text:span><text:span text:style-name="T48"> notre reconnaissance et leur gloire. Wagner fut l'un de ces hommes. </text:span><text:span text:style-name="T64">Parsifal</text:span><text:span text:style-name="T48"> est l'une de ces </text:span><text:span text:style-name="T51">œ</text:span><text:span text:style-name="T48">uvres ; et je ne sais qu'une chose plus belle que </text:span><text:span text:style-name="T64">Parsifal</text:span><text:span text:style-name="T48">, c'est n'importe quelle messe basse, dans n'importe quelle </text:span><text:span text:style-name="T51">é</text:span><text:span text:style-name="T48">glise </text:span><text:note text:id="ftn57" text:note-class="footnote"><text:note-citation>35</text:note-citation><text:note-body><text:p text:style-name="P1"><text:span text:style-name="footnote_20_reference"><text:tab/> </text:span><text:span text:style-name="T93">En quelques occasions M. Alfred Ernst a fait allusion à des divergences d'opinion sur ces très hautes questions avec les articles que j'ai pu publier dans la Revue. Je suis heureux de cette occasion d'affirmer qu'en de pareilles matières toutes divergences sont de détail ou d'interprétation, puisque l’idée essentielle s'impose </text:span><text:span text:style-name="T34">hors toute discussion</text:span><text:span text:style-name="T93">. (E. D.)</text:span></text:p></text:note-body></text:note><text:span text:style-name="T48">.</text:span><text:span text:style-name="T54"> </text:span><text:span text:style-name="T51">»</text:span></text:p>
      <text:p text:style-name="P42">VII<text:span text:style-name="T4"> </text:span><text:span text:style-name="T2">:</text:span> La m<text:span text:style-name="T2">é</text:span>lodie de Wagner. </text:p>
      <text:p text:style-name="P43">VIII<text:span text:style-name="T4"> </text:span><text:span text:style-name="T2">:</text:span> L'harmonie de Wagner. Ces deux chapitres sont de remarques g<text:span text:style-name="T2">é</text:span>n<text:span text:style-name="T2">é</text:span>rales. </text:p>
      <text:p text:style-name="P44">IX<text:span text:style-name="T4"> </text:span><text:span text:style-name="T2">:</text:span> Des <text:span text:style-name="T33">F</text:span><text:span text:style-name="T15">é</text:span><text:span text:style-name="T33">es</text:span> au <text:span text:style-name="T33">Vaisseau-Fant</text:span><text:span text:style-name="T15">ô</text:span><text:span text:style-name="T33">me</text:span>. Cinq pages d'analyse. </text:p>
      <text:p text:style-name="P45">X<text:span text:style-name="T4"> </text:span><text:span text:style-name="T2">:</text:span> Quelques remarques sur <text:span text:style-name="T33">Tannh</text:span><text:span text:style-name="T15">æ</text:span><text:span text:style-name="T33">user</text:span>. </text:p>
      <text:p text:style-name="P46">XI<text:span text:style-name="T4"> </text:span><text:span text:style-name="T2">:</text:span> <text:span text:style-name="T33">Lohengrin</text:span>. </text:p>
      <text:p text:style-name="P47">XII<text:span text:style-name="T4"> </text:span><text:span text:style-name="T2">:</text:span> <text:span text:style-name="T33">Tristan</text:span>, impressions de Bayreuth. </text:p>
      <text:p text:style-name="P5">XIII<text:span text:style-name="T4"> </text:span><text:span text:style-name="T2">:</text:span> <text:span text:style-name="T33">Les Ma</text:span><text:span text:style-name="T15">î</text:span><text:span text:style-name="T33">tres Chanteurs</text:span>. </text:p>
      <text:p text:style-name="P5">XIV<text:span text:style-name="T4"> </text:span><text:span text:style-name="T2">:</text:span> <text:span text:style-name="T33">Rheinold</text:span>, souvenirs d'une r<text:span text:style-name="T2">é</text:span>p<text:span text:style-name="T2">é</text:span>tition (ao<text:span text:style-name="T2">û</text:span>t 1884). </text:p>
      <text:p text:style-name="P5">XV, XVI, XVII, <text:span text:style-name="T33">La Walkyrie, Siegfried, le Cr</text:span><text:span text:style-name="T15">é</text:span><text:span text:style-name="T33">puscule des Dieux</text:span>. </text:p>
      <text:p text:style-name="P48">XVIII<text:span text:style-name="T4"> </text:span><text:span text:style-name="T2">:</text:span> La derni<text:span text:style-name="T2">è</text:span>re <text:span text:style-name="T2">œ</text:span>uvre, <text:span text:style-name="T33">Parsifal</text:span>. Tous ces drames, les cinq derniers notamment, <text:soft-page-break/>sont minutieusement analys<text:span text:style-name="T2">é</text:span>s et <text:span text:style-name="T2">é</text:span>tudi<text:span text:style-name="T2">é</text:span>s. </text:p>
      <text:p text:style-name="P49">XIX<text:span text:style-name="T4"> </text:span><text:span text:style-name="T2">:</text:span> Le drame musical fran<text:span text:style-name="T2">ç</text:span>ais. Influence de l'<text:span text:style-name="T2">œ</text:span>uvre de Wagner sur les artistes fran<text:span text:style-name="T2">ç</text:span>ais ; retour <text:span text:style-name="T2">à</text:span> la v<text:span text:style-name="T2">é</text:span>rit<text:span text:style-name="T2">é</text:span> humaine, dans le drame musical comme dans tous les arts.</text:p>
      <text:p text:style-name="P3"/>
      <text:h text:style-name="Heading_20_2" text:outline-level="2">Mois wagnérien de Paris</text:h>
      <text:p text:style-name="P3"/>
      <text:p text:style-name="P5">3 avril<text:span text:style-name="T4"> </text:span><text:span text:style-name="T2">:</text:span> Concert Colonne<text:span text:style-name="T4"> </text:span><text:span text:style-name="T2">:</text:span> Sc<text:span text:style-name="T2">è</text:span>ne des Floramyes. </text:p>
      <text:p text:style-name="P5">8 avril<text:span text:style-name="T4"> </text:span><text:span text:style-name="T2">: </text:span>Sc<text:span text:style-name="T2">è</text:span>nes des Floramyes ; sc<text:span text:style-name="T2">è</text:span>ne religieuse de <text:span text:style-name="T33">Parsifal</text:span>. </text:p>
      <text:p text:style-name="P5"><text:span text:style-name="T2">— Concert Lamoureux :</text:span> Pr<text:span text:style-name="T2">é</text:span>l. des 1<text:span text:style-name="T45">er</text:span> et 3<text:span text:style-name="T45">e</text:span> actes de <text:span text:style-name="T33">Tristan</text:span> ; pr<text:span text:style-name="T2">é</text:span>l. 1<text:span text:style-name="T45">er</text:span> et 3<text:span text:style-name="T45">e</text:span> sc<text:span text:style-name="T2">è</text:span>nes de <text:span text:style-name="T33">la Walkure</text:span> ; ouv. de<text:span text:style-name="T33"> Tannh</text:span><text:span text:style-name="T15">æ</text:span><text:span text:style-name="T33">user</text:span>. </text:p>
      <text:p text:style-name="P5"><text:span text:style-name="T2">— Concert Pasdeloup :</text:span> Romance de l'<text:span text:style-name="T2">É</text:span>toile. </text:p>
      <text:p text:style-name="P122"/>
      <text:h text:style-name="Heading_20_2" text:outline-level="2">Correspondances </text:h>
      <text:p text:style-name="P3"/>
      <text:p text:style-name="P123">BRUXELLES. – <text:span text:style-name="T2">La clôture de l'anné</text:span>e th<text:span text:style-name="T2">éâ</text:span>trale a eu lieu le 4 courant au th<text:span text:style-name="T2">éâ</text:span>tre de la Monnaie, par la 23<text:span text:style-name="T45">e</text:span> repr<text:span text:style-name="T2">é</text:span>sentation de <text:span text:style-name="T33">la Valkyrie</text:span>. La salle <text:span text:style-name="T2">é</text:span>tait boud<text:span text:style-name="T2">é</text:span>e et les exclamations du public, plus que jamais chaleureuses, ont salu<text:span text:style-name="T2">é</text:span> une derni<text:span text:style-name="T2">è</text:span>re fois le chef-d'<text:span text:style-name="T2">œ</text:span>uvre de Wagner. Les interpr<text:span text:style-name="T2">è</text:span>tes ont <text:span text:style-name="T2">é</text:span>t<text:span text:style-name="T2">é</text:span> fleuris, couronn<text:span text:style-name="T2">é</text:span>s et gratifi<text:span text:style-name="T2">é</text:span>s. A MM. Engel et S<text:span text:style-name="T2">é</text:span>guin, <text:span text:style-name="T2">à</text:span> Mlles Marting et Litvinne, quelques wagn<text:span text:style-name="T2">é</text:span>riens, parmi lesquels figure le bourgmestre de Bruxelles, ont fait parvenir des partitions de <text:span text:style-name="T33">Sigfried</text:span> et de <text:span text:style-name="T33">Parsifal</text:span>. L'enthousiasme <text:span text:style-name="T2">é</text:span>tait grand et l'on a couvert d'applaudissements M. Joseph Dupont, l'impressario chef d'orchestre, qui a men<text:span text:style-name="T2">é</text:span> triomphalement le succ<text:span text:style-name="T2">è</text:span>s de <text:span text:style-name="T33">la Valkyrie</text:span>. La plupart des artistes cr<text:span text:style-name="T2">é</text:span>ateurs nous restent, il est malheureusement <text:span text:style-name="T2">à</text:span> d<text:span text:style-name="T2">é</text:span>plorer que M. Engel n'ait pu s'arranger avec la direction ; impossible de se figurer le r<text:span text:style-name="T2">ô</text:span>le de Siegfried interpr<text:span text:style-name="T2">é</text:span>t<text:span text:style-name="T2">é</text:span> par un autre que lui c'est l<text:span text:style-name="T2">à</text:span> une perte bien difficile <text:span text:style-name="T2">à</text:span> r<text:span text:style-name="T2">é</text:span>parer. </text:p>
      <text:p text:style-name="P123">Au dernier Concert populaire, donn<text:span text:style-name="T2">é</text:span>e le 5 mai, M. Joseph Dupont a fait ex<text:span text:style-name="T2">é</text:span>cuter la sc<text:span text:style-name="T2">è</text:span>ne religieuse du 1<text:span text:style-name="T45">er</text:span> acte de <text:span text:style-name="T15">Parsifal, l'Idylle de Siegried</text:span>, et le final (introduction du 3<text:span text:style-name="T45">e</text:span> acte, d<text:span text:style-name="T2">é</text:span>fil<text:span text:style-name="T2">é</text:span> des m<text:span text:style-name="T2">é</text:span>tiers, valse et cort<text:span text:style-name="T2">è</text:span>ge) des <text:span text:style-name="T33">Ma</text:span><text:span text:style-name="T15">î</text:span><text:span text:style-name="T33">tres chanteurs de Nuremberg</text:span>. Ces fragments tr<text:span text:style-name="T2">è</text:span>s connus <text:span text:style-name="T2">à</text:span> Bruxelles ont provoqu<text:span text:style-name="T2">é</text:span> la plus vraie <text:soft-page-break/>admiration. L'ex<text:span text:style-name="T2">é</text:span>cution des <text:span text:style-name="T33">Ma</text:span><text:span text:style-name="T15">î</text:span><text:span text:style-name="T33">tres chanteurs</text:span> a remis en m<text:span text:style-name="T2">é</text:span>moire le plaisir intense que la repr<text:span text:style-name="T2">é</text:span>sentation de cette <text:span text:style-name="T2">œ</text:span>euvre enchanteresse nous causa il y a deux ans ; elle a r<text:span text:style-name="T2">é</text:span>veill<text:span text:style-name="T2">é</text:span> plus que jamais le d<text:span text:style-name="T2">é</text:span>sir de la voir figurer d'une mani<text:span text:style-name="T2">è</text:span>re d<text:span text:style-name="T2">é</text:span>finitive et permanente au r<text:span text:style-name="T2">é</text:span>pertoire de la Monnaie. </text:p>
      <text:p text:style-name="P5">E. E. </text:p>
      <text:p text:style-name="P3"/>
      <text:p text:style-name="P123">C'est par erreur que nous avons annonc<text:span text:style-name="T2">é</text:span> dans notre dernier num<text:span text:style-name="T2">é</text:span>ro que notre correspondant de Bruxelles avait publi<text:span text:style-name="T2">é</text:span> son article sur <text:span text:style-name="T33">la Valkyrie</text:span> dans <text:span text:style-name="T33">la R</text:span><text:span text:style-name="T15">é</text:span><text:span text:style-name="T33">forme</text:span>, il faut lire<text:span text:style-name="T4"> </text:span><text:span text:style-name="T2">:</text:span> dans <text:span text:style-name="T33">la Flandre lib</text:span><text:span text:style-name="T15">é</text:span><text:span text:style-name="T33">rale</text:span>. </text:p>
      <text:p text:style-name="P122"/>
      <text:p text:style-name="P5">(N. de la R.)</text:p>
      <text:p text:style-name="P3"/>
      <text:p text:style-name="P123">MARSEILLE. – <text:span text:style-name="T2">Les </text:span>concerts de l'Association Artistique du th<text:span text:style-name="T2">éâ</text:span>tre des Nations nous ont donn<text:span text:style-name="T2">é</text:span> cet hiver quelques int<text:span text:style-name="T2">é</text:span>ressantes s<text:span text:style-name="T2">é</text:span>ances. A noter, comme <text:span text:style-name="T2">é</text:span>v<text:span text:style-name="T2">é</text:span>nement Wagn<text:span text:style-name="T2">é</text:span>rien, les auditions du pr<text:span text:style-name="T2">é</text:span>lude et de l'entracte des fian<text:span text:style-name="T2">ç</text:span>ailles de <text:span text:style-name="T33">Lohengrin</text:span> biss<text:span text:style-name="T2">é</text:span>s <text:span text:style-name="T2">à</text:span> chaque ex<text:span text:style-name="T2">é</text:span>cution. </text:p>
      <text:p text:style-name="P123">Gr<text:span text:style-name="T2">â</text:span>ce <text:span text:style-name="T2">à l'initiative de son chef – c'est M</text:span>. Miranne, l'Association Artistique a fait entendre pour la premi<text:span text:style-name="T2">è</text:span>re fois <text:span text:style-name="T2">à</text:span> Marseille l'ouverture des <text:span text:style-name="T33">Ma</text:span><text:span text:style-name="T15">î</text:span><text:span text:style-name="T33">tres chanteurs</text:span> ce morceau a pass<text:span text:style-name="T2">é</text:span> incompris par suite de <text:span text:style-name="T2">l'insuffi</text:span>sance des instruments <text:span text:style-name="T2">à</text:span> cordes ; leur nombre trop restreint a rendu inintelligible le commencement de la p<text:span text:style-name="T2">é</text:span>roraison. </text:p>
      <text:p text:style-name="P123">Un pianiste enrepr<text:span text:style-name="T2">é</text:span>sentations a ex<text:span text:style-name="T2">é</text:span>cut<text:span text:style-name="T2">é</text:span> <text:span text:style-name="T2">l'</text:span>un des derniers concerts, le Concerto en <text:span text:style-name="T33">ut mineur</text:span> de Beethoven pour l'adagio duquel l'auteur a fait d'irr<text:span text:style-name="T2">é</text:span>v<text:span text:style-name="T2">é</text:span>rencieux emprunts au <text:span text:style-name="T33">Faust </text:span>de M. Gounod. </text:p>
      <text:p text:style-name="P5"><text:bookmark-start text:name="bookmark47"/>W. <text:bookmark-end text:name="bookmark47"/>Henri Silvestre</text:p>
      <text:p text:style-name="P3"/>
      <text:p text:style-name="P5">Les f<text:span text:style-name="T2">ê</text:span>tes de Bayreuth n'ayant pas lieu cette ann<text:span text:style-name="T2">é</text:span>e, les num<text:span text:style-name="T2">é</text:span>ros 6 et 7 de la Revue Wagn<text:span text:style-name="T2">é</text:span>rienne seront r<text:span text:style-name="T2">é</text:span>unis et para<text:span text:style-name="T2">î</text:span>tront le 15 ao<text:span text:style-name="T2">û</text:span>t ; ils seront enti<text:span text:style-name="T2">è</text:span>rement consacr<text:span text:style-name="T2">é</text:span>s <text:span text:style-name="T2">à</text:span> une <text:span text:style-name="T2">é</text:span>tude de M. Edouard Dujardin en l'honneur de <text:span text:style-name="T37">Par</text:span><text:span text:style-name="T33">sifal</text:span> ; les num<text:span text:style-name="T2">é</text:span>ros 8 et 9, <text:span text:style-name="T2">é</text:span>galement r<text:span text:style-name="T2">é</text:span>unis, para<text:span text:style-name="T2">î</text:span>tront le 15 octobre, pour la r<text:span text:style-name="T2">é</text:span>ouverture de la saison. </text:p>
      <text:p text:style-name="P5"/>
      <text:h text:style-name="Heading_20_2" text:outline-level="2"/>
      <text:h text:style-name="P247" text:outline-level="1">V – Juin 1887</text:h>
      <text:p text:style-name="Text_20_body"/>
      <text:p text:style-name="P5">Paris le 15 juin 1887. </text:p>
      <text:h text:style-name="Heading_20_2" text:outline-level="2"><text:bookmark-start text:name="bookmark48"/>Question <text:bookmark-end text:name="bookmark48"/>wagnérienne et question personnelle</text:h>
      <text:p text:style-name="P3"/>
      <text:p text:style-name="P123">Est-il convenu que, l'affaire de <text:span text:style-name="T33">Lohengrin</text:span> <text:span text:style-name="T2">é</text:span>tant close aujourd'hui, il est permis de juger en toute impartialit<text:span text:style-name="T2">é</text:span> les faits qui se sont accomplis<text:span text:style-name="T4"> </text:span><text:span text:style-name="T2">?</text:span> – Je pr<text:span text:style-name="T2">é</text:span>tends que les wagn<text:span text:style-name="T2">é</text:span>ristes ont plus que le droit, mais le devoir, de demander ou de faire la lumi<text:span text:style-name="T2">è</text:span>re. D'ailleurs, les opinions que j'ai <text:span text:style-name="T2">é</text:span>nonc<text:span text:style-name="T2">é</text:span>es r<text:span text:style-name="T2">é</text:span>cemment dans la Revue Wagn<text:span text:style-name="T2">é</text:span>rienne ont <text:span text:style-name="T2">é</text:span>t<text:span text:style-name="T2">é</text:span> <text:span text:style-name="T2">à</text:span> ce point attaqu<text:span text:style-name="T2">é</text:span>es que je dois donner aux lecteurs qui me suivent depuis deux ans et demi une explication positive. </text:p>
      <text:p text:style-name="P123">Peut-<text:span text:style-name="T2">ê</text:span>tre que tel illustre personnage disposant, <text:span text:style-name="T2">à</text:span> force d'argent, de la publicit<text:span text:style-name="T2">é</text:span> du Figaro ou de quelque autre journal <text:span text:style-name="T2">à</text:span> grand tirage, affectera de suspecter la valeur des opinions <text:span text:style-name="T2">é</text:span>mises par la Revue Wagn<text:span text:style-name="T2">é</text:span>rienne... S'il y a pour de l'orgueil <text:span text:style-name="T2">à</text:span> revendiquer l'importance de la Revue Wagn<text:span text:style-name="T2">é</text:span>rienne, ce p<text:span text:style-name="T2">é</text:span>ch<text:span text:style-name="T2">é</text:span> d'orgueil, je l'admets ; et, dans cette premi<text:span text:style-name="T2">è</text:span>re et (je l'esp<text:span text:style-name="T2">è</text:span>re) unique occasion, je demande la permission de r<text:span text:style-name="T2">é</text:span>clamer tous les droits que je crois d<text:span text:style-name="T2">û</text:span>s <text:span text:style-name="T2">à</text:span> la Revue. </text:p>
      <text:p text:style-name="P123">Ceux des wagn<text:span text:style-name="T2">é</text:span>ristes qui connaissent <text:span text:style-name="T2">à</text:span> quel tarif sont pay<text:span text:style-name="T2">é</text:span>es les r<text:span text:style-name="T2">é</text:span>clames ins<text:span text:style-name="T2">é</text:span>r<text:span text:style-name="T2">é</text:span>es au Figaro, ne peuvent gu<text:span text:style-name="T2">è</text:span>re avoir foi, ce me semble, en des jugements qu'ils savent sold<text:span text:style-name="T2">é</text:span>s contre quittances ; et ceux qui ignorent ces trafics, ont-ils donc tant de confiance dans l'impeccable wagn<text:span text:style-name="T2">é</text:span>risme des journaux boulevardiers<text:span text:style-name="T4"> </text:span><text:span text:style-name="T2">?</text:span> Ce n'est pas dans le public sp<text:span text:style-name="T2">é</text:span>cialement wagn<text:span text:style-name="T2">é</text:span>rien que portent ces grandes r<text:span text:style-name="T2">é</text:span>clames, mais plut<text:span text:style-name="T2">ô</text:span>t au dehors... Au contraire, je maintiens que dans le public sp<text:span text:style-name="T2">é</text:span>cial des wagn<text:span text:style-name="T2">é</text:span>ristes, les articles d'une Revue Wagn<text:span text:style-name="T2">é</text:span>rienne doivent avoir leur valeur. </text:p>
      <text:p text:style-name="P123">La Revue Wagn<text:span text:style-name="T2">é</text:span>rienne, chaque mois, envoie un petit nombre d'exemplaires, mais elle les envoie partout o<text:span text:style-name="T2">ù</text:span> il y a des gens, artistes ou amateurs, faisant profession de wagn<text:span text:style-name="T2">é</text:span>risme ; <text:span text:style-name="T2">et ses articles – n'est-ce pas la moindre ré</text:span>compense de beaucoup d'efforts<text:span text:style-name="T4"> </text:span><text:span text:style-name="T2">?</text:span> – sont consid<text:span text:style-name="T2">é</text:span>r<text:span text:style-name="T2">é</text:span>s au moins au m<text:span text:style-name="T2">ê</text:span>me titre que les articles du Sport par les sportsmen ; la Revue Wagn<text:span text:style-name="T2">é</text:span>rienne, si elle ne vaut que parmi les wagn<text:span text:style-name="T2">é</text:span>ristes, s<text:span text:style-name="T2">û</text:span>rement vaut parmi eux. </text:p>
      <text:p text:style-name="P123">Ce peu d'autorit<text:span text:style-name="T2">é</text:span> qu'a pu acqu<text:span text:style-name="T2">é</text:span>rir la Revue, le droit qu'apr<text:span text:style-name="T2">è</text:span>s ces deux ans et <text:soft-page-break/>demi on m'accordera d'avoir et d'exprimer une opinion, la confiance personnelle que mes amis veulent bien me montrer, je demande aujourd'hui, en une tr<text:span text:style-name="T2">è</text:span>s grave circonstance, d'y faire appel. </text:p>
      <text:p text:style-name="P124">—</text:p>
      <text:p text:style-name="P123">Les lecteurs de la Revue Wagn<text:span text:style-name="T2">é</text:span>rienne m'ont vu jadis confiant dans les promesses de M. Lamoureux ; puis, l'hiver dernier, quelques-uns ont remarqu<text:span text:style-name="T2">é</text:span> que mon enthousiasme d<text:span text:style-name="T2">é</text:span>croissait de mois en mois, pour faire place finalement <text:span text:style-name="T2">à</text:span> une r<text:span text:style-name="T2">é</text:span>serve marqu<text:span text:style-name="T2">é</text:span>e. Donc, trop de z<text:span text:style-name="T2">è</text:span>le avant la bataille, et pas assez apr<text:span text:style-name="T2">è</text:span>s<text:span text:style-name="T4"> </text:span><text:span text:style-name="T2">?</text:span> Ce serait l<text:span text:style-name="T2">à</text:span> une lourde accusation, que j'ignorerais cependant, si y r<text:span text:style-name="T2">é</text:span>pondre n'<text:span text:style-name="T2">é</text:span>tait, du m<text:span text:style-name="T2">ê</text:span>me coup, <text:span text:style-name="T2">é</text:span>clairer bien des choses. <text:span text:style-name="T2">«</text:span><text:span text:style-name="T4"> </text:span>Question wagn<text:span text:style-name="T2">é</text:span>rienne et question personnelle<text:span text:style-name="T4"> </text:span><text:span text:style-name="T2">»</text:span>, ai-je mis en t<text:span text:style-name="T2">ê</text:span>te de cet article ; et mes lecteurs comprendront que ma propre s<text:span text:style-name="T2">é</text:span>curit<text:span text:style-name="T2">é</text:span> doit <text:span text:style-name="T2">ê</text:span>tre la garantie, pour eux, de ma franchise et de mon exactitude absolue. </text:p>
      <text:p text:style-name="P123">J'avais eu, jusqu'<text:span text:style-name="T2">à</text:span> ce dernier hiver, les rapports personnels les meilleurs avec M. Lamoureux qui avait m<text:span text:style-name="T2">ê</text:span>me bien voulu s'int<text:span text:style-name="T2">é</text:span>resser sp<text:span text:style-name="T2">é</text:span>cialement <text:span text:style-name="T2">à</text:span> la Revue Wagn<text:span text:style-name="T2">é</text:span>rienne,et, comme tous les wagn<text:span text:style-name="T2">é</text:span>ristes, j'<text:span text:style-name="T2">é</text:span>tais plein d'esp<text:span text:style-name="T2">é</text:span>rances dans les <text:span text:style-name="T2">«</text:span><text:span text:style-name="T4"> </text:span>projets de M. Lamoureux<text:span text:style-name="T4"> </text:span><text:span text:style-name="T2">»</text:span>. <text:span text:style-name="T2">«</text:span><text:span text:style-name="T4"> </text:span>Les projets de M. Lamoureux<text:span text:style-name="T4"> </text:span><text:span text:style-name="T2">»</text:span>, se souvient-on de cette formule<text:span text:style-name="T4"> </text:span><text:span text:style-name="T2">?</text:span> il y a eu des articles avec ce titre, <text:span text:style-name="T2">«</text:span><text:span text:style-name="T4"> </text:span>les projets de M. Lamoureux<text:span text:style-name="T2">»</text:span> ; on parlait d'un second Bayreuth, d'un Th<text:span text:style-name="T2">éâ</text:span>tre-lyrique National, de Tristan, d'une <text:span text:style-name="T2">É</text:span>cole de Musique et de Drame... tout ce que r<text:span text:style-name="T2">ê</text:span>vait Wagner pour son pays ! Et pourquoi pas<text:span text:style-name="T4"> </text:span><text:span text:style-name="T2">?</text:span> on disait M. Lamoureux riche, audacieux, pers<text:span text:style-name="T2">é</text:span>v<text:span text:style-name="T2">é</text:span>rant... Donc, avec tout le monde, nous exaltions <text:span text:style-name="T2">«</text:span><text:span text:style-name="T4"> </text:span>les projets de M. Lamoureux<text:span text:style-name="T4"> </text:span><text:span text:style-name="T2">»</text:span> ! </text:p>
      <text:p text:style-name="P122"><text:span text:style-name="T48">En novembre dernier s'est produit entre M. Lamoureux et moi un fait particulier que je raconterai. M. Lamoureux, un beau jour, a d</text:span><text:span text:style-name="T51">é</text:span><text:span text:style-name="T48">clar</text:span><text:span text:style-name="T51">é</text:span><text:span text:style-name="T48"> la guerre </text:span><text:span text:style-name="T51">à</text:span><text:span text:style-name="T48"> la Revue Wagn</text:span><text:span text:style-name="T51">é</text:span><text:span text:style-name="T48">rienne... Les pr</text:span><text:span text:style-name="T51">é</text:span><text:span text:style-name="T48">textes</text:span><text:span text:style-name="T54"> </text:span><text:span text:style-name="T51">?</text:span><text:span text:style-name="T48"> le style </text:span><text:span text:style-name="T51">«</text:span><text:span text:style-name="T54"> </text:span><text:span text:style-name="T48">d</text:span><text:span text:style-name="T51">é</text:span><text:span text:style-name="T48">cadent</text:span><text:span text:style-name="T54"> </text:span><text:span text:style-name="T51">»</text:span><text:span text:style-name="T48"> de la Revue, ce pr</text:span><text:span text:style-name="T51">é</text:span><text:span text:style-name="T48">tendu style d</text:span><text:span text:style-name="T51">é</text:span><text:span text:style-name="T48">cadent aboli depuis un an, qui depuis un an n'existait m</text:span><text:span text:style-name="T51">ê</text:span><text:span text:style-name="T48">me plus, et qu'on me reprochait apr</text:span><text:span text:style-name="T51">è</text:span><text:span text:style-name="T48">s un an, et un an de relations amicales... Pareil pr</text:span><text:span text:style-name="T51">é</text:span><text:span text:style-name="T48">texte n'avait certainement pu </text:span><text:span text:style-name="T51">ê</text:span><text:span text:style-name="T48">tre sugg</text:span><text:span text:style-name="T51">é</text:span><text:span text:style-name="T48">r</text:span><text:span text:style-name="T51">é</text:span><text:span text:style-name="T48"> que par les rancunes de quelque metteur des drames wagn</text:span><text:span text:style-name="T51">é</text:span><text:span text:style-name="T48">riens en livrets d'op</text:span><text:span text:style-name="T51">é</text:span><text:span text:style-name="T48">ra... Et M. Lamoureux, s</text:span><text:span text:style-name="T51">û</text:span><text:span text:style-name="T48">r apparemment de terrifier la Revue Wagn</text:span><text:span text:style-name="T51">é</text:span><text:span text:style-name="T48">rienne, m'affirma que de toute sa puissance il combattrait la Revue et par tous les moyens ; enfin </text:span><text:span text:style-name="T51">à</text:span><text:span text:style-name="T48"> ses engagements personnels (dont h</text:span><text:span text:style-name="T51">é</text:span><text:span text:style-name="T48">las, je n'avais pas pris la simple pr</text:span><text:span text:style-name="T51">é</text:span><text:span text:style-name="T48">caution de demander un </text:span><text:span text:style-name="T51">é</text:span><text:span text:style-name="T48">crit) il r</text:span><text:span text:style-name="T51">é</text:span><text:span text:style-name="T48">pondait, ne les niant pas, par </text:span><text:soft-page-break/><text:span text:style-name="T48">cet authentique mot</text:span><text:span text:style-name="T54"> </text:span><text:span text:style-name="T51">:</text:span><text:span text:style-name="T48"> </text:span><text:span text:style-name="T51">«</text:span><text:span text:style-name="T54"> </text:span><text:span text:style-name="T48">je me mets en faillite avec vous</text:span><text:note text:id="ftn58" text:note-class="footnote"><text:note-citation>36</text:note-citation><text:note-body><text:p text:style-name="P1"><text:span text:style-name="footnote_20_reference"><text:tab/> </text:span><text:span text:style-name="T93">J'estime que de toute cette histoire il n'y a pas un mot sur lequel M, Lamoureux puisse chicaner, les choses que je raconte était connues de personnes « faisant foi ». </text:span></text:p></text:note-body></text:note><text:span text:style-name="T48">...</text:span><text:span text:style-name="T54"> </text:span><text:span text:style-name="T51">»</text:span><text:span text:style-name="T48"> Ce qui, d'ailleurs, para</text:span><text:span text:style-name="T51">ît n'</text:span><text:span text:style-name="T48">infirmer aucunement </text:span><text:span text:style-name="T51">«</text:span><text:span text:style-name="T54"> </text:span><text:span text:style-name="T48">la probit</text:span><text:span text:style-name="T51">é</text:span><text:span text:style-name="T48"> bien connue</text:span><text:span text:style-name="T54"> </text:span><text:span text:style-name="T51">»</text:span><text:span text:style-name="T48">, etc. </text:span></text:p>
      <text:p text:style-name="P123">Cette sc<text:span text:style-name="T2">è</text:span>ne a eu ce r<text:span text:style-name="T2">é</text:span>sultat, dont je m'applaudis absolument<text:span text:style-name="T4"> </text:span><text:span text:style-name="T2">:</text:span> la sauvegarde de son enti<text:span text:style-name="T2">è</text:span>re ind<text:span text:style-name="T2">é</text:span>pendance par la Revue Wagn<text:span text:style-name="T2">é</text:span>rienne. </text:p>
      <text:p text:style-name="P122"><text:span text:style-name="T48">Je d</text:span><text:span text:style-name="T51">é</text:span><text:span text:style-name="T48">fie qui que ce soit de nier que, depuis lors, la tenue de la Revue Wagn</text:span><text:span text:style-name="T51">é</text:span><text:span text:style-name="T48">rienne apr</text:span><text:span text:style-name="T51">è</text:span><text:span text:style-name="T48">s une telle provocation n'ait pas </text:span><text:span text:style-name="T51">é</text:span><text:span text:style-name="T48">t</text:span><text:span text:style-name="T51">é</text:span><text:span text:style-name="T48"> d'une mod</text:span><text:span text:style-name="T51">é</text:span><text:span text:style-name="T48">ration parfaite, que les sentiments personnels que d</text:span><text:span text:style-name="T51">è</text:span><text:span text:style-name="T48">s-lors j'</text:span><text:span text:style-name="T51">é</text:span><text:span text:style-name="T48">prouvais </text:span><text:span text:style-name="T51">à</text:span><text:span text:style-name="T48"> l'</text:span><text:span text:style-name="T51">é</text:span><text:span text:style-name="T48">gard de M. Lamoureux se soient fait jour en quelconques injustices pour le musicien, que je n'aie pas sacrifi</text:span><text:span text:style-name="T51">é</text:span><text:span text:style-name="T48"> mon antipathie et ma r</text:span><text:span text:style-name="T51">é</text:span><text:span text:style-name="T48">pulsion, enti</text:span><text:span text:style-name="T51">è</text:span><text:span text:style-name="T48">rement, </text:span><text:span text:style-name="T51">à</text:span><text:span text:style-name="T48"> l'int</text:span><text:span text:style-name="T51">é</text:span><text:span text:style-name="T48">r</text:span><text:span text:style-name="T51">ê</text:span><text:span text:style-name="T48">t de la cause wagn</text:span><text:span text:style-name="T51">é</text:span><text:span text:style-name="T48">rienne</text:span><text:note text:id="ftn59" text:note-class="footnote"><text:note-citation>37</text:note-citation><text:note-body><text:p text:style-name="P231"><text:span text:style-name="footnote_20_reference"><text:span text:style-name="T102"><text:tab/> </text:span></text:span><text:span text:style-name="T103">Qu'on voie, par exemple, les deux numéros de la Revue qui ont precédé la rep</text:span><text:span text:style-name="T93">r</text:span><text:span text:style-name="T103">ésentation de </text:span><text:span text:style-name="T104">Lohengrin</text:span><text:span text:style-name="T103"> ! </text:span></text:p></text:note-body></text:note><text:span text:style-name="T48">. Seulement, j'ai cru avoir a</text:span><text:span text:style-name="T51">cquis, sans ambages, le droit d'ê</text:span><text:span text:style-name="T48">tre ind</text:span><text:span text:style-name="T51">é</text:span><text:span text:style-name="T48">pendant. </text:span></text:p>
      <text:p text:style-name="P123">Or, c'est <text:span text:style-name="T2">à ce moment – est-ce donc par ma faute ?</text:span> – que M. Lamoureux s'est mis <text:span text:style-name="T2">à</text:span> r<text:span text:style-name="T2">é</text:span>aliser ses <text:span text:style-name="T2">«</text:span><text:span text:style-name="T4"> </text:span>projets<text:span text:style-name="T4"> </text:span><text:span text:style-name="T2">»</text:span>. Ce que sont devenus les fameux projets, et comment ils ont amen<text:span text:style-name="T2">é</text:span> la ruine du wagn<text:span text:style-name="T2">é</text:span>risme <text:span text:style-name="T2">à</text:span> Paris, maintenant que la chose est claire, au nom du wagn<text:span text:style-name="T2">é</text:span>risme je dois le <text:span text:style-name="T39">dire. </text:span></text:p>
      <text:p text:style-name="P123">Amicitior <text:span text:style-name="T39">ventati</text:span><text:span text:style-name="T10"> </text:span><text:span text:style-name="T9">:</text:span> – <text:span text:style-name="T2">c'est bien </text:span>le moins. </text:p>
      <text:p text:style-name="P124">—</text:p>
      <text:p text:style-name="P123">Que M. Lamoureux ait fait preuve d'une inintelligence chaque fois plus manifeste de ce qu'est l'art wagn<text:span text:style-name="T2">érien, – nous revien</text:span>drons sur ce chapitre, s'il le faut. Rappelons-nous seulement l'histoire de ces six mois. </text:p>
      <text:p text:style-name="P123">Une saison de concerts nulle, sans nouveaut<text:span text:style-name="T2">é</text:span>s wagn<text:span text:style-name="T2">é</text:span>riennes, sans efforts int<text:span text:style-name="T2">é</text:span>ressants, avec le rab<text:span text:style-name="T2">â</text:span>chage des m<text:span text:style-name="T2">ê</text:span>mes et <text:span text:style-name="T2">é</text:span>ternels morceaux et jusqu'<text:span text:style-name="T2">à</text:span> l'oubli des <text:span text:style-name="T2">œuvres</text:span> classiques, une saison de concerts si d<text:span text:style-name="T2">é</text:span>plorable que les meilleurs amis de M. Lamoureux ne la d<text:span text:style-name="T2">é</text:span>fendaient qu'au nom du th<text:span text:style-name="T2">éâ</text:span>tre en pr<text:span text:style-name="T2">é</text:span>paration<text:span text:style-name="T4"> </text:span><text:span text:style-name="T2">:</text:span> il <text:span text:style-name="T2">é</text:span>tait peu ais<text:span text:style-name="T2">é</text:span> de montrer de grandes sympathies artistiques pour le directeur des concerts. </text:p>
      <text:p text:style-name="P123">Le th<text:span text:style-name="T2">éâ</text:span>tre alors<text:span text:style-name="T4"> </text:span><text:span text:style-name="T2">?</text:span> la disparition de tous les grands, des immortels <text:span text:style-name="T2">«</text:span><text:span text:style-name="T4"> </text:span>projets<text:span text:style-name="T4"> </text:span><text:span text:style-name="T2">»</text:span> ... mais passons. <text:span text:style-name="T33">Lohengrin</text:span> choisi, la moins curieuse des <text:span text:style-name="T2">œ</text:span>uvres de Wagner... admettons encore. La s<text:span text:style-name="T2">é</text:span>rie de fautes, maladresses ou calculs coupables, qui au moment de la repr<text:span text:style-name="T2">é</text:span>sentation ont renouvel<text:span text:style-name="T2">é</text:span> l'irritation du public contre le nom de Wagner... n<text:span text:style-name="T2">é</text:span>gligeons tout cela, et arrivons au d<text:span text:style-name="T2">é</text:span>nouement, sur lequel d'ailleurs, il y <text:soft-page-break/>a un mois, j'avais promis des <text:span text:style-name="T2">é</text:span>claircissements. </text:p>
      <text:p text:style-name="P123">Des r<text:span text:style-name="T2">é</text:span>unions, une souscription, un banquet, vingt articles de journaux ont <text:span text:style-name="T2">é</text:span>t<text:span text:style-name="T2">é</text:span> faits pour proclamer M. Lamoureux h<text:span text:style-name="T2">é</text:span>ros et martyr. En effet. M. Lamoureux n'a re<text:span text:style-name="T2">ç</text:span>u aucune indemnit<text:span text:style-name="T2">é</text:span> pour la suppression de <text:span text:style-name="T33">Lohengrin – </text:span><text:span text:style-name="T2">cela est sûr aujourd'hui – mais par cette raison que</text:span> c'est lui qui a supprim<text:span text:style-name="T2">é</text:span> <text:span text:style-name="T33">Lohengrin. </text:span></text:p>
      <text:p text:style-name="P123">Le gouvernement pouvait interdire Lohengrin ; <text:span text:style-name="T97">or, il </text:span>est certain que, loin de le faire, le lendemain de la premi<text:span text:style-name="T2">è</text:span>re repr<text:span text:style-name="T2">é</text:span>sentation il a encourag<text:span text:style-name="T2">é</text:span> M. Lamoureux <text:span text:style-name="T2">à</text:span> continuer, en lui <text:span text:style-name="T33">garantissant</text:span> la s<text:span text:style-name="T2">é</text:span>curit<text:span text:style-name="T2">é</text:span> de ses repr<text:span text:style-name="T2">é</text:span>sentations. Mais <text:span text:style-name="T2">à</text:span> ce moment, malgr<text:span text:style-name="T2">é</text:span> tous les bruits qu'on a fait courir, la location de la salle <text:span text:style-name="T2">é</text:span>tait tr<text:span text:style-name="T2">è</text:span>s mauvaise (vu, sans doute, le prix ridiculement <text:span text:style-name="T2">é</text:span>lev<text:span text:style-name="T2">é</text:span> des places), un insucc<text:span text:style-name="T2">è</text:span>s financier <text:span text:style-name="T2">é</text:span>tait probable, les derni<text:span text:style-name="T2">è</text:span>res repr<text:span text:style-name="T2">é</text:span>sentations devant des salles vides et par cons<text:span text:style-name="T2">é</text:span>quent une chute artistique ; qu'en outre il y ait eu des menaces contre la personne du chef d'orchestre, cela est possible ; mais la v<text:span text:style-name="T2">é</text:span>rit<text:span text:style-name="T2">é</text:span>, la v<text:span text:style-name="T2">é</text:span>rit<text:span text:style-name="T2">é</text:span> sans conteste, absolue, <text:span text:style-name="T2">é</text:span>vidente, c'est que M. Lamoureux, pouvant continuer, NE L'A PAS VOULU, et qu'il a pr<text:span text:style-name="T2">é</text:span>f<text:span text:style-name="T2">é</text:span>r<text:span text:style-name="T2">é</text:span> une retraite avec pour lui tous les honneurs de la guerre, quitte <text:span text:style-name="T2">à</text:span> ruiner par l<text:span text:style-name="T2">à</text:span> le wagn<text:span text:style-name="T2">é</text:span>risme. </text:p>
      <text:p text:style-name="P123">M. Lamoureux a accept<text:span text:style-name="T2">é</text:span> l'<text:span text:style-name="T2">é</text:span>chec irr<text:span text:style-name="T2">é</text:span>m<text:span text:style-name="T2">é</text:span>diable de la cause wagn<text:span text:style-name="T2">érienne, pour s'arroger – au prix certes d'une grosse perte d'argent, mais il peut s'offrir ce luxe – cette gloire, la seule possible pour lui, de martyr du wagné</text:span>risme et de l'art. </text:p>
      <text:p text:style-name="P123">Et tout le monde l'a proclam<text:span text:style-name="T2">é</text:span> tel<text:span text:style-name="T4"> </text:span><text:span text:style-name="T2">:</text:span> h<text:span text:style-name="T2">é</text:span>ros et martyr. </text:p>
      <text:p text:style-name="P123">Oh, terrible, terrible vanit<text:span text:style-name="T2">é</text:span> des commis devenus ministres, et des professeurs de violon richement arriv<text:span text:style-name="T2">é</text:span>s ! </text:p>
      <text:p text:style-name="P123">Je raconte les faits, tels qu'ils sont, tels qu'il convient que le fasse un journal totalement d<text:span text:style-name="T2">é</text:span>vou<text:span text:style-name="T2">é</text:span> au wagn<text:span text:style-name="T2">é</text:span>risme v<text:span text:style-name="T2">é</text:span>ritable, non <text:span text:style-name="T2">à</text:span> tel ou tel wagn<text:span text:style-name="T2">é</text:span>riste, mais au wagn<text:span text:style-name="T2">é</text:span>risme. On jugera suffisamment <text:span text:style-name="T2">é</text:span>vident que la publication des quelques pages que je viens d'<text:span text:style-name="T2">é</text:span>crire, doit <text:span text:style-name="T2">ê</text:span>tre mortelle aux int<text:span text:style-name="T2">é</text:span>r<text:span text:style-name="T2">ê</text:span>ts de la Revue Wagn<text:span text:style-name="T2">é</text:span>rienne comme aux miens. </text:p>
      <text:p text:style-name="P123">Gr<text:span text:style-name="T2">â</text:span>ce aux r<text:span text:style-name="T2">é</text:span>cents <text:span text:style-name="T2">é</text:span>v<text:span text:style-name="T2">é</text:span>nements, gr<text:span text:style-name="T2">â</text:span>ce <text:span text:style-name="T2">à</text:span> la fortune qu'il tient entre ses mains, M<text:span text:style-name="T4">. </text:span>Lamoureux a group<text:span text:style-name="T2">é</text:span> autour de lui <text:span text:style-name="T2">à</text:span> peu pr<text:span text:style-name="T2">è</text:span>s tout le wagn<text:span text:style-name="T2">é</text:span>risme militant de Paris qu'ont encore rapproch<text:span text:style-name="T2">é</text:span> son amiti<text:span text:style-name="T2">é</text:span> et son alliance avec le faiseur d'op<text:span text:style-name="T2">é</text:span>rettes braban<text:span text:style-name="T2">ç</text:span>on charg<text:span text:style-name="T2">é</text:span> par brevet de ridiculiser en France les po<text:span text:style-name="T2">è</text:span>mes wagn<text:span text:style-name="T2">é</text:span>riens. MM.<text:span text:style-name="T4"> </text:span>Lamoureux et Wilder repr<text:span text:style-name="T2">é</text:span>sentent le wagn<text:span text:style-name="T2">é</text:span>risme parisien officiel ; <text:span text:style-name="T2">braver ce double veau d'or n'est pas un moyen de fortune, pour qui surtout n'a pas – étant d'ailleurs trop jeune – de pupille millionnaire</text:span>. </text:p>
      <text:p text:style-name="P123"><text:soft-page-break/>J'ai, <text:span text:style-name="T2">à</text:span> mes risques, fond<text:span text:style-name="T2">é</text:span> la Revue Wagn<text:span text:style-name="T2">é</text:span>rienne, je l'ai soutenue par beaucoup de sacrifices peu soup<text:span text:style-name="T2">ç</text:span>onn<text:span text:style-name="T2">é</text:span>s, sacrifices de temps, d'argent et autres (et cela malgr<text:span text:style-name="T2">é</text:span> le secours <text:span text:style-name="T2">à</text:span> jamais admirable de quelques honn<text:span text:style-name="T2">ê</text:span>tes gens <text:span text:style-name="T2">é</text:span>pris d'art wagn<text:span text:style-name="T2">é</text:span>rien), je l'ai conduite pure radicalement de toute concession et ind<text:span text:style-name="T2">é</text:span>niablement vierge de compromis quels qu'ils soient avec l'argent ou la puissance<text:span text:style-name="T4"> </text:span><text:span text:style-name="T2">:</text:span> j'aimerais mieux qu'elle p<text:span text:style-name="T2">é</text:span>r<text:span text:style-name="T2">î</text:span>t plut<text:span text:style-name="T2">ô</text:span>t que de d<text:span text:style-name="T2">é</text:span>shonorer ces trois ann<text:span text:style-name="T2">é</text:span>es de d<text:span text:style-name="T2">é</text:span>votion <text:span text:style-name="T2">à</text:span> un id<text:span text:style-name="T2">é</text:span>al d'art tr<text:span text:style-name="T2">è</text:span>s v<text:span text:style-name="T2">é</text:span>n<text:span text:style-name="T2">é</text:span>r<text:span text:style-name="T2">é</text:span>, </text:p>
      <text:p text:style-name="P72">plut<text:span text:style-name="T2">ô</text:span>t que d'en faire hommage <text:span text:style-name="T2">à</text:span> quelqu'un (m<text:span text:style-name="T2">ê</text:span>me f<text:span text:style-name="T2">û</text:span>t-il wagn<text:span text:style-name="T2">é</text:span>rien) plut<text:span text:style-name="T2">ô</text:span>t que de trahir la religion de mon ma<text:span text:style-name="T2">î</text:span>tre Richard Wagner –<text:span text:style-name="T4"> </text:span><text:span text:style-name="T2">celui qui ne craignit pas de faire la guerre aux grands... Et la Revue Wagné</text:span>rienne, fi<text:span text:style-name="T2">è</text:span>re de son titre et d'avoir avant tout et constamment <text:span text:style-name="T2">é</text:span>t<text:span text:style-name="T2">é</text:span> une <text:span text:style-name="T2">«</text:span><text:span text:style-name="T4"> </text:span><text:span text:style-name="T2">revue wagnérienne »</text:span> aura dit pourquoi, en 1887, apr<text:span text:style-name="T2">è</text:span>s tant de luttes nobles et courageuses, le wagn<text:span text:style-name="T2">é</text:span>risme aura honteusement succomb<text:span text:style-name="T2">é</text:span> <text:span text:style-name="T2">à</text:span> Paris. </text:p>
      <text:p text:style-name="P72">E. D. </text:p>
      <text:p text:style-name="P148">Nouvelles. –<text:span text:style-name="T4"> </text:span><text:span text:style-name="T2">Nous apprenons que </text:span><text:span text:style-name="T33">les Ma</text:span><text:span text:style-name="T15">î</text:span><text:span text:style-name="T33">tres </text:span><text:span text:style-name="T29">Chanteurs</text:span><text:span text:style-name="T26"> </text:span>seront jou<text:span text:style-name="T2">é</text:span>s <text:span text:style-name="T2">à</text:span> <text:span text:style-name="T26">Bayreuth </text:span>l'ann<text:span text:style-name="T2">é</text:span>e prochaine (au lieu de <text:span text:style-name="T33">Tannh</text:span><text:span text:style-name="T15">æ</text:span><text:span text:style-name="T33">user</text:span>) avec <text:span text:style-name="T29">Tristan</text:span><text:span text:style-name="T26"> </text:span>et <text:span text:style-name="T40">Parsifal. </text:span></text:p>
      <text:p text:style-name="P148">Nous pouvons garantir l'exactitude de cette nouvelle qui nous vient –<text:span text:style-name="T4"> </text:span><text:span text:style-name="T2">indirectement </text:span>–<text:span text:style-name="T4"> </text:span><text:span text:style-name="T2">de </text:span><text:span text:style-name="T26">Bayreuth. </text:span></text:p>
      <text:p text:style-name="P147"/>
      <text:h text:style-name="Heading_20_2" text:outline-level="2">Chronique wagnérienne</text:h>
      <text:p text:style-name="P71"/>
      <text:p text:style-name="P148">Le barom<text:span text:style-name="T2">ètre parisien est revenu au beau fixe : dé</text:span>sormais, nul chef-d'<text:span text:style-name="T2">œ</text:span>uvre ne menace <text:span text:style-name="T2">à</text:span> l'horizon. Le muflisme triomphe. Nos peintres ont pr<text:span text:style-name="T2">é</text:span>f<text:span text:style-name="T2">é</text:span>r<text:span text:style-name="T2">é</text:span> M. Cormon <text:span text:style-name="T2">à</text:span> M. Roll. Quant <text:span text:style-name="T2">à</text:span> <text:span text:style-name="T33">Lohengrin</text:span>, il est mort, provisoirement du moins. D<text:span text:style-name="T2">û</text:span>ment port<text:span text:style-name="T2">é</text:span> en terre, le bon chevalier au cygne ne risque plus de d<text:span text:style-name="T2">é</text:span>ranger, d'ici longtemps sans doute, le <text:span text:style-name="T2">«</text:span><text:span text:style-name="T4"> </text:span><text:span text:style-name="T2">bedit gommerze »</text:span> que vous savez. </text:p>
      <text:p text:style-name="P147"><text:span text:style-name="T48">Cependant l'indus</text:span><text:span text:style-name="T51">trie des marchands de lorgnettes a subi un coup : depuis l'incendie de l'Opé</text:span><text:span text:style-name="T48">ra-Comique</text:span><text:note text:id="ftn60" text:note-class="endnote"><text:note-citation>w</text:note-citation><text:note-body><text:p text:style-name="P236"><text:tab/>L’histoire de l’Opéra-Comique est marqué par deux incendies. Le premier a eu lieu en 1838. Le bâtiment fut reconstruit mais il prit feu à nouveau en cette année 1887, à cause d’une mauvaise utilisation de <text:s/>l'éclairage au gaz, ce qui causa la mort de quatre-vingt-quatre personnes. Son directeur, Léon Carvalho, fut condamné puis acquitté en appel. <text:s/>[NdE]</text:p><text:p text:style-name="Endnote"/><text:p text:style-name="Endnote"/></text:note-body></text:note><text:span text:style-name="T48">, elle est plong</text:span><text:span text:style-name="T51">ée dans un douloureux marasme. Mais patience ! elle refleurira. D'abord, il est des consolations en ce dé</text:span><text:span text:style-name="T48">sastre, puisque l'on a pu sauver du feu la partition d'</text:span><text:span text:style-name="T64">Egmont</text:span><text:span text:style-name="T48">, un buste, et les trente-cinq sols qui restaient encore dans la caisse. La foule, d'ailleurs, hurlait dans les couloirs, </text:span><text:span text:style-name="T51">é</text:span><text:span text:style-name="T48">cras</text:span><text:span text:style-name="T51">é</text:span><text:span text:style-name="T48">e </text:span><text:span text:style-name="T51">à</text:span><text:span text:style-name="T48"> des portes closes, et deux pauvres petites danseuses br</text:span><text:span text:style-name="T51">û</text:span><text:span text:style-name="T48">laient dans leurs </text:span><text:soft-page-break/><text:span text:style-name="T48">loges, cern</text:span><text:span text:style-name="T51">é</text:span><text:span text:style-name="T48">es par l'envahissement de </text:span><text:span text:style-name="T51">la fournaise. L'Europe attend avec impatience, et elle aura prompte satisfaction : M. Carvalho rouvrira son usine ; les rendez-vous de noble compagnie continueront à</text:span><text:span text:style-name="T48"> s'y donner, sous les regards propices des agences matrimoniales, et l'on s'efforcera d'y c</text:span><text:span text:style-name="T51">é</text:span><text:span text:style-name="T48">l</text:span><text:span text:style-name="T51">é</text:span><text:span text:style-name="T48">brer dignement le vin, l'amour et le tabac, car c'est l</text:span><text:span text:style-name="T51">à</text:span><text:span text:style-name="T48">, c'est l</text:span><text:span text:style-name="T51">à</text:span><text:span text:style-name="T48"> le refrain du bivouac. </text:span></text:p>
      <text:p text:style-name="P148">Mais laissons ce triste sujet... Ce n'est pas notre faute, h<text:span text:style-name="T2">é</text:span>las, si, dans de telles catastrophes, la com<text:span text:style-name="T2">é</text:span>die se m<text:span text:style-name="T2">êle trop souvent au drame ; parfois, du reste, o</text:span>n rit de certaines choses, crainte d'avoir <text:span text:style-name="T2">à</text:span> s'en indigner. Tenez, parlons plut<text:span text:style-name="T2">ô</text:span>t musique. Aussi bien y trouverons-nous mati<text:span text:style-name="T2">è</text:span>re, et la r<text:span text:style-name="T2">é</text:span>cente campagne men<text:span text:style-name="T2">é</text:span>e contre Wagner –<text:span text:style-name="T4"> </text:span><text:span text:style-name="T2">au nom de Berlioz ! </text:span>–<text:span text:style-name="T4"> </text:span><text:span text:style-name="T2">motivera quelques explications. </text:span></text:p>
      <text:p text:style-name="P148">Il y a encore des survivants, <text:span text:style-name="T2">à</text:span> Paris, de la meute qui pourchassa si gaillardement Berlioz, au temps o<text:span text:style-name="T2">ù</text:span> le ma<text:span text:style-name="T2">î</text:span>tre vivait. Rien n'arr<text:span text:style-name="T2">ê</text:span>ta ces hommes d'esprit et de m<text:span text:style-name="T2">é</text:span>rite, dont beaucoup, Dieu merci, sont morts de leur laide mort et ont rendu au grand D<text:span text:style-name="T2">é</text:span>miourgos leur vilaine <text:span text:style-name="T2">â</text:span>me. <text:span text:style-name="T2">À</text:span> l'Op<text:span text:style-name="T2">é</text:span>ra, en 1838, <text:span text:style-name="T33">Benvenuto Cellini</text:span> eut exactement le sort que devait avoir le <text:span text:style-name="T33">Tannh</text:span><text:span text:style-name="T15">æ</text:span><text:span text:style-name="T33">user</text:span> vingt-trois ans plus tard. En 1846, <text:span text:style-name="T33">la Damnation de Faust </text:span>fut ex<text:span text:style-name="T2">é</text:span>cut<text:span text:style-name="T2">é</text:span>e devant une salle vide... </text:p>
      <text:p text:style-name="P148"><text:span text:style-name="T2">Quels fours, mes amis, quels fours ! Ah ! ah ! ah ! les trompettes de M. Berlioz ! les trombones de M. Berlioz ! les timbales de M. Berlioz ! ah ! ah ! ah ! Deux cents exécutants ! pourquoi pas quatre mille ? Ah ! ah ! la musique fracassante, la musique algébrique, chimique, tartare, hottentote, descriptive, que sais-je ! É</text:span>tie<text:span text:style-name="T2">z-vous, Madame, au dernier concert de M. Berlioz ? Oh ! l'idé</text:span>e fixe, l'obsession, tralalalaire, le fricandeau <text:span text:style-name="T2">à</text:span> l'oseille (Louis Reybaud), la <text:span text:style-name="T2">«</text:span><text:span text:style-name="T4"> </text:span><text:span text:style-name="T2">Berliozométrie »</text:span> (Xavier Aubryet), les cris de hy<text:span text:style-name="T2">è</text:span>ne et la musique de sourd (Scudo), la mystification charivariq<text:span text:style-name="T2">ue (Jouvin), etc., etc., etc. ! </text:span></text:p>
      <text:p text:style-name="P148">Un beau jour Berlioz tr<text:span text:style-name="T2">é</text:span>passa. On lui en sut un gr<text:span text:style-name="T2">é</text:span> infini... La r<text:span text:style-name="T2">é</text:span>action commen<text:span text:style-name="T2">ç</text:span>ait d'ailleurs. Bient<text:span text:style-name="T2">ô</text:span>t –<text:span text:style-name="T4"> </text:span><text:span text:style-name="T2">grâ</text:span>ce aux soins de quelques amis du ma<text:span text:style-name="T2">î</text:span>tre, au premier rang desquels il faut nommer M. Reyer –<text:span text:style-name="T4"> </text:span><text:span text:style-name="T2">le public ré</text:span>entendait les merveilles bafou<text:span text:style-name="T2">é</text:span>es jadis, et comprenait enfin la grandeur du g<text:span text:style-name="T2">é</text:span>nie disparu. </text:p>
      <text:p text:style-name="P147"><text:span text:style-name="T48">Satisfaite du premier hallali, la meute se pourl</text:span><text:span text:style-name="T51">é</text:span><text:span text:style-name="T48">cha les badigoinces, et concentra sur l'unique Wagner ses </text:span><text:span text:style-name="T51">é</text:span><text:span text:style-name="T48">nergies trop longtemps divis</text:span><text:span text:style-name="T51">é</text:span><text:span text:style-name="T48">es. Seul, Albert de Lasalle continua</text:span><text:span text:style-name="T51"> d'associer le mort et le vivant : il avait la rancune ample et synthétique ; Berlioz et Wagner, c'é</text:span><text:span text:style-name="T48">tait tout un pour le pauvre gar</text:span><text:span text:style-name="T51">ç</text:span><text:span text:style-name="T48">on. Jusqu'</text:span><text:span text:style-name="T51">à</text:span><text:span text:style-name="T48"> son heure derni</text:span><text:span text:style-name="T51">è</text:span><text:span text:style-name="T48">re, il a pr</text:span><text:span text:style-name="T51">é</text:span><text:span text:style-name="T48">f</text:span><text:span text:style-name="T51">é</text:span><text:span text:style-name="T48">r</text:span><text:span text:style-name="T51">é</text:span><text:span text:style-name="T48"> le </text:span><text:span text:style-name="T64">Postillon de Longjumeau</text:span><text:span text:style-name="T48"> </text:span><text:span text:style-name="T51">à</text:span><text:span text:style-name="T48"> </text:span><text:span text:style-name="T64">la Damnation de Faust</text:span><text:note text:id="ftn61" text:note-class="endnote"><text:note-citation>x</text:note-citation><text:note-body><text:p text:style-name="Endnote"><text:span text:style-name="T64"><text:tab/></text:span><text:span text:style-name="T33">Le Postillon de Lonjumeau</text:span> est un opéra-comique en 3 actes d'Adolphe Adam créé à l’Opéra-Comique en 1836. <text:span text:style-name="T33">Benvenuto Cellini </text:span>de Berlioz est un opéra en deux actes sur la vie du sculpteur et orfèvre florentin. Il fut créé à l'Opéra de Paris en 1838. Quant aux <text:span text:style-name="T33">Troyens, </text:span>il s’agit d’une grande fresque lyrique de Berlioz en cinq actes et deux parties créée en 1863 au moins dans une version tronquée. [NdE]</text:p><text:p text:style-name="Endnote"/></text:note-body></text:note><text:span text:style-name="T48">. </text:span></text:p>
      <text:p text:style-name="P148">Nous e<text:span text:style-name="T2">û</text:span>mes alors les larmes de crocodile de Jouvin, les hommages jaculatoires <text:soft-page-break/>–<text:span text:style-name="T4"> </text:span><text:span text:style-name="T2">«</text:span><text:span text:style-name="T4"> </text:span><text:span text:style-name="T2">pauvre Berlioz ! »</text:span> –<text:span text:style-name="T4"> </text:span><text:span text:style-name="T2">les parallè</text:span>les avec l'auteur de <text:span text:style-name="T33">Tristan</text:span> –<text:span text:style-name="T4"> </text:span><text:span text:style-name="T2">«</text:span><text:span text:style-name="T4"> </text:span><text:span text:style-name="T2">au moins toi tu étais clair ! »</text:span>–<text:span text:style-name="T4"> </text:span><text:span text:style-name="T2">et ça continue encore aujourd'hui ! La meute ne s'est dé</text:span>tourn<text:span text:style-name="T2">é</text:span>e de la chasse <text:span text:style-name="T2">à</text:span> Wagner que pour <text:span text:style-name="T2">é</text:span>trangler Georges Bizet au coin d'un bois –<text:span text:style-name="T4"> </text:span><text:span text:style-name="T2">histoire de se faire les dents. </text:span></text:p>
      <text:p text:style-name="P148">Ce Berliozisme apr<text:span text:style-name="T2">è</text:span>s d<text:span text:style-name="T2">é</text:span>c<text:span text:style-name="T2">è</text:span>s a trouv<text:span text:style-name="T2">é</text:span> derni<text:span text:style-name="T2">è</text:span>rement sa forme d<text:span text:style-name="T2">é</text:span>finitive. Il se r<text:span text:style-name="T2">é</text:span>sume en un petit jeu de soci<text:span text:style-name="T2">é</text:span>t<text:span text:style-name="T2">é</text:span> et de th<text:span text:style-name="T2">éâ</text:span>tre dont l'ing<text:span text:style-name="T2">é</text:span>nieuse simplicit<text:span text:style-name="T2">é</text:span> n'<text:span text:style-name="T2">é</text:span>chappera <text:span text:style-name="T2">à personne : </text:span></text:p>
      <text:p text:style-name="P148">La sc<text:span text:style-name="T2">è</text:span>ne se passe en 1885-86. M. Carvalho annonce <text:span text:style-name="T33">Lohengrin</text:span>. Beaucoup d'industriels <text:span text:style-name="T2">è</text:span>s musique en <text:span text:style-name="T2">éprouvent un chagrin violent ; sur l'heure ils dé</text:span>couvrent <text:span text:style-name="T33">Benvenuto Cellini</text:span>. –<text:span text:style-name="T4"> </text:span><text:span text:style-name="T2">Notez que, depuis plusieurs anné</text:span>es d<text:span text:style-name="T2">é</text:span>j<text:span text:style-name="T2">à</text:span>, tous les s<text:span text:style-name="T2">é</text:span>rieux artistes r<text:span text:style-name="T2">é</text:span>clamaient l'ex<text:span text:style-name="T2">é</text:span>cution de cette <text:span text:style-name="T2">œ</text:span>uvre originale, sans qu'aucun de nos pontifes e<text:span text:style-name="T2">ût l'air de les entendre. Le sympathique directeur prend la balle au bond : «</text:span>Je renonce <text:span text:style-name="T2">à</text:span> <text:span text:style-name="T33">Lohengrin</text:span>, s'<text:span text:style-name="T2">écrie-t-il ; j'y renonce, la mort dans l'â</text:span>me, mais c'est pour monter <text:span text:style-name="T33">Benvenuto</text:span><text:span text:style-name="T4">. </text:span><text:span text:style-name="T2">»</text:span> Attendrissement g<text:span text:style-name="T2">é</text:span>n<text:span text:style-name="T2">éral ; la presse fait savoir que les dé</text:span>cors sont command<text:span text:style-name="T2">é</text:span>s et que les <text:span text:style-name="T2">études vont grand train. Ah ! bien oui ! une fois </text:span><text:span text:style-name="T33">Lohengrin</text:span> mis de c<text:span text:style-name="T2">ô</text:span>t<text:span text:style-name="T2">é</text:span> sans danger de retour, <text:span text:style-name="T2">à</text:span> quoi pouvait bien servir <text:span text:style-name="T33">Benvenuto</text:span><text:span text:style-name="T4"> </text:span><text:span text:style-name="T2">? Aussi les choses se passè</text:span>rent-elles comme l'annon<text:span text:style-name="T2">ç</text:span>ait un de mes amis tr<text:span text:style-name="T2">è</text:span>s intimes, d<text:span text:style-name="T2">è</text:span>s avant cette op<text:span text:style-name="T2">é</text:span>ration strat<text:span text:style-name="T2">égique : «</text:span><text:span text:style-name="T4"> </text:span><text:span text:style-name="T2">Tout ç</text:span>a finira par une reprise de <text:span text:style-name="T33">la Traviata</text:span><text:span text:style-name="T4"> </text:span><text:span text:style-name="T2">! »</text:span></text:p>
      <text:p text:style-name="P148">Cette ann<text:span text:style-name="T2">é</text:span>e-ci, le coup de <text:span text:style-name="T33">Benvenuto</text:span> ayant d<text:span text:style-name="T2">é</text:span>j<text:span text:style-name="T2">à</text:span> servi, on a pr<text:span text:style-name="T2">é</text:span>f<text:span text:style-name="T2">é</text:span>r<text:span text:style-name="T2">é</text:span> celui des <text:span text:style-name="T90">Tro</text:span><text:span text:style-name="T33">yens</text:span>. La veille du jour o<text:span text:style-name="T2">ù</text:span> <text:span text:style-name="T33">Lohengrin</text:span> devait <text:span text:style-name="T2">ê</text:span>tre repr<text:span text:style-name="T2">é</text:span>sent<text:span text:style-name="T2">é</text:span>, on a demand<text:span text:style-name="T2">é</text:span> <text:span text:style-name="T2">à</text:span> M. Lamoureux de changer <text:span text:style-name="T2">«</text:span><text:span text:style-name="T4"> </text:span><text:span text:style-name="T2">patriotiquement »</text:span> son affiche et de nous donner <text:span text:style-name="T33">les Troyens</text:span> –<text:span text:style-name="T4"> </text:span><text:span text:style-name="T2">qui exigeraient, remarquez-le, cinq à</text:span> six mois d'<text:span text:style-name="T2">é</text:span>tudes. Remarquez aussi que ceux qui ont demand<text:span text:style-name="T2">é</text:span> cela –<text:span text:style-name="T4"> </text:span><text:span text:style-name="T2">hors M. Boutarel, qui est sin</text:span>c<text:span text:style-name="T2">è</text:span>re, et ne se peut reprocher que d'avoir dit de surabondantes <text:span text:style-name="T2">é</text:span>normit<text:span text:style-name="T2">é</text:span>s sur la question –<text:span text:style-name="T4"> </text:span><text:span text:style-name="T2">exè</text:span>crent du meilleur c<text:span text:style-name="T2">œur la musique de Berlioz ! Mais </text:span><text:span text:style-name="T33">les Troyens</text:span>, dont le sujet est tr<text:span text:style-name="T2">è</text:span>s solennel et tr<text:span text:style-name="T2">è</text:span>s aust<text:span text:style-name="T2">è</text:span>re, les ennuieraient encore bien plus que <text:span text:style-name="T33">Lohengrin</text:span><text:span text:style-name="T4"> </text:span>! Mais les tristes g<text:span text:style-name="T2">â</text:span>teux qui font la loi sur nos sc<text:span text:style-name="T2">è</text:span>nes ne tol<text:span text:style-name="T2">é</text:span>reraient jamais ni le finale de <text:span text:style-name="T33">la Prise de Troie</text:span> ni les derni<text:span text:style-name="T2">è</text:span>res sc<text:span text:style-name="T2">è</text:span>nes des <text:span text:style-name="T33">Troyens a Carthage</text:span><text:span text:style-name="T4"> </text:span><text:span text:style-name="T2">! Mais ces messieurs, qui se moquent des drames consé</text:span>cutifs du <text:span text:style-name="T33">Ring</text:span> et de la longueur des partitions wagn<text:span text:style-name="T2">é</text:span>riennes, se refuseraient, sans nul doute, <text:span text:style-name="T2">à</text:span> subir le drame unique et complet des <text:span text:style-name="T33">Troyens</text:span> –<text:span text:style-name="T4"> </text:span><text:span text:style-name="T2">huit heures d'horloge</text:span>–<text:span text:style-name="T4"> </text:span><text:span text:style-name="T2">et aussi à</text:span> l'entendre en deux soir<text:span text:style-name="T2">ées ! Non, si Berlioz vivait, il serait ré</text:span>volt<text:span text:style-name="T2">é</text:span> de telles louanges, hypocrites, perfides, venues <text:span text:style-name="T2">de ses pires ennemis ; car, si le coup de pied de l'âne est odieux, que sera-ce du </text:span><text:soft-page-break/><text:span text:style-name="T2">baiser d'Aliboron ? </text:span></text:p>
      <text:p text:style-name="P148">Au fond, la meute n'a qu'un gibier, et ce n'est ni Berlioz, ni m<text:span text:style-name="T2">ême Wagner : c'est l'Art. L</text:span>’Art, voil<text:span text:style-name="T2">à</text:span> ce qui la fait baver de rage, crier de peur, hurler d'angoisse. Epiciers de la litt<text:span text:style-name="T2">é</text:span>rature ou charlatans de la musique, ils souffrent le martyre chaque fois qu'une <text:span text:style-name="T2">œ</text:span>uvre para<text:span text:style-name="T2">î</text:span>t, vraiment libre et virile. Tout artiste les g<text:span text:style-name="T2">ê</text:span>ne, les bouscule, les souffl<text:span text:style-name="T2">è</text:span>te, par le seul fait de son existence, et cela quel qu'il soit, jeune ou vieux, simple ou complexe, romantique ou r<text:span text:style-name="T2">é</text:span>aliste, Barbey d'Aurevilly ou Zola, Manet, Roll ou Rodin, Hector Berlioz ou Richard Wagner. </text:p>
      <text:p text:style-name="P148"><text:span text:style-name="T2">Oh ! comme il nous est doux de voir leur défaite ! car, en faisant mourir l'artiste de faim, en le couvrant de boue, ils se proclament vaincus par lui, sans combat, et le sacrent de suite en pleine gloire. Berlioz, meurt, honni : et tout à</text:span> coup l'on s'aper<text:span text:style-name="T2">çoit que c'est lui le victorieux ; Manet s'en va, dans la force de son talent, et, en ré</text:span>alit<text:span text:style-name="T2">é</text:span>, c'est M. Bouguereau qui est mort. </text:p>
      <text:p text:style-name="P148">Les syndicats n'y peuvent rien, ni les camaraderies de la critique. II y a quelque quarante ans un feuilleton de Jules Janin faisait ou d<text:span text:style-name="T2">é</text:span>faisait une r<text:span text:style-name="T2">é</text:span>putation. Aujourd'hui, nos plus brillants courri<text:span text:style-name="T2">é</text:span>ristes sont <text:span text:style-name="T2">é</text:span>galement impuissants <text:span text:style-name="T2">à</text:span> d<text:span text:style-name="T2">é</text:span>cider d'un succ<text:span text:style-name="T2">è</text:span>s ou d'une chute. Le public pr<text:span text:style-name="T2">é</text:span>f<text:span text:style-name="T2">è</text:span>re s'en rapporter <text:span text:style-name="T2">à</text:span> sa b<text:span text:style-name="T2">ê</text:span>tise naturelle, qui vaut encore mieux que leurs lumi<text:span text:style-name="T2">è</text:span>res. Chaque dimanche, M. Sarcey se met le doigt dans l'<text:span text:style-name="T2">œ</text:span>il avec une s<text:span text:style-name="T2">é</text:span>r<text:span text:style-name="T2">é</text:span>nit<text:span text:style-name="T2">é</text:span> rare. Il pr<text:span text:style-name="T2">é</text:span>dit que <text:span text:style-name="T33">Ren</text:span><text:span text:style-name="T15">é</text:span><text:span text:style-name="T33">e</text:span> n'aura pas quatre repr<text:span text:style-name="T2">é</text:span>sentations, et, malgr<text:span text:style-name="T2">é</text:span> tout, la pi<text:span text:style-name="T2">è</text:span>ce va jusqu'<text:span text:style-name="T2">à</text:span> la vingt-huiti<text:span text:style-name="T2">ème ; il vaticine le succè</text:span>s de <text:span text:style-name="T33">Mademoiselle de Bressier</text:span><text:span text:style-name="T4"> </text:span><text:span text:style-name="T2">: huit jours aprè</text:span>s, cette jeune personne cesse de vivre. C'est une volupt<text:span text:style-name="T2">é</text:span> quasi divine que de relire aujourd'hui les proph<text:span text:style-name="T2">é</text:span>ties grotesques de nos vieux Nostradamus, dont plusieurs, pr<text:span text:style-name="T2">é</text:span>sentement, font assaut de platitudes et de palinodies pour effacer leurs vilenies anciennes. Il y a dix ans <text:span text:style-name="T2">à</text:span> peine, ils traitaient couramment Zola d'<text:span text:style-name="T2">é</text:span>goutier et de pornographe, Wagner de fou et Manet d'assassin. Vous rappelez-vous ces plaisanteries d'hippopotames en d<text:span text:style-name="T2">é</text:span>lire sur l'impressionnisme, le naturalisme, le wagn<text:span text:style-name="T2">érisme ? Vous souvenez-vous du tableau à</text:span> double effet, du pianiste qui s'assied sur son instrument, du monsieur qui <text:span text:style-name="T2">é</text:span>ternue <text:span text:style-name="T2">«</text:span><text:span text:style-name="T4"> </text:span><text:span text:style-name="T2">Tiens, </text:span>le pr<text:span text:style-name="T2">é</text:span>lude de <text:span text:style-name="T15">Parsifal !</text:span><text:span text:style-name="T4"> </text:span><text:span text:style-name="T2">»</text:span> Mon Dieu, que les gens d'esprit sont donc b<text:span text:style-name="T2">êtes ! Aussi, la vé</text:span>rit<text:span text:style-name="T2">é</text:span> fait son chemin, et les <text:span text:style-name="T2">œ</text:span>uvres d'art s'imposent, en d<text:span text:style-name="T2">é</text:span>pit des revu<text:span text:style-name="T2">ï</text:span>stes les plus f<text:span text:style-name="T2">é</text:span>conds et des soireux les plus fol<text:span text:style-name="T2">â</text:span>tres. </text:p>
      <text:p text:style-name="P148">Encore un coup, si les ennemis de <text:span text:style-name="T33">Lohengrin</text:span> se r<text:span text:style-name="T2">é</text:span>clament de Berlioz, c'est uniquement pour donner le change aux na<text:span text:style-name="T2">ï</text:span>fs. Ils ont peur de Wagner, parce qu'ils pensent que le jour o<text:span text:style-name="T2">ù</text:span> la fanfare de l'<text:span text:style-name="T2">É</text:span>p<text:span text:style-name="T2">é</text:span>e aura jailli de nos orchestres, o<text:span text:style-name="T2">ù</text:span> toute une <text:soft-page-break/>salle aura fr<text:span text:style-name="T2">é</text:span>mi d'admiration au cantique <text:span text:style-name="T2">é</text:span>namour<text:span text:style-name="T2">é</text:span> d'Iseult, quelques uns de leurs produits deviendront peut-<text:span text:style-name="T2">ê</text:span>tre d'un placement plus difficile. Or, toute proportion gard<text:span text:style-name="T2">é</text:span>e, ils ne redoutent pas moins le pr<text:span text:style-name="T2">é</text:span>judice que leur causeraient <text:span text:style-name="T33">Benvenuto</text:span> et <text:span text:style-name="T33">les Troyens</text:span>. Les belles <text:span text:style-name="T2">œ</text:span>uvres ne sauraient plaire <text:span text:style-name="T2">à</text:span> ceux qui vivent des mauvaises, et au besoin s'en engraissent. Mais qu'un Th<text:span text:style-name="T2">éâ</text:span>tre-Lyrique s'ouvre, que le Drame musical soit enfin r<text:span text:style-name="T2">é</text:span>v<text:span text:style-name="T2">é</text:span>l<text:span text:style-name="T2">é</text:span> au public, et nous verrons qui d'eux ou de nous rompra le plus de lances en faveur de Berlioz. </text:p>
      <text:p text:style-name="P147"/>
      <text:p text:style-name="P72">Alfred Ernst. </text:p>
      <text:h text:style-name="P245" text:outline-level="2">Souvenir</text:h>
      <text:p text:style-name="P148">En automne <text:span text:style-name="T88">1868, </text:span>je me trouvais <text:span text:style-name="T2">à</text:span> <text:span text:style-name="T21">Lucerne : </text:span>je passais presque toutes les journ<text:span text:style-name="T2">é</text:span>es et les soir<text:span text:style-name="T2">é</text:span>es chez Richard Wagner. </text:p>
      <text:p text:style-name="P148">Le grand novateur vivait tr<text:span text:style-name="T2">è</text:span>s retir<text:span text:style-name="T2">é</text:span>, ne recevant gu<text:span text:style-name="T2">è</text:span>re qu'un couple d'aimables <text:span text:style-name="T2">é</text:span>crivains fran<text:span text:style-name="T2">ç</text:span>ais (mes compagnons de voyage) et moi. Depuis une quinzaine, environ, son admirable accueil nous avait retenus. La simplicit<text:span text:style-name="T2">é</text:span>, l'enjouement, les pr<text:span text:style-name="T2">é</text:span>venances de notre h<text:span text:style-name="T2">ôte nous rendirent inoubliables ces jours heureux : une grandeur natale ressortait pour nous du laisser-aller qu'il nous té</text:span>moignait. </text:p>
      <text:p text:style-name="P148">On sait en quel paysage de montagnes, de lacs, de vall<text:span text:style-name="T2">é</text:span>es et de for<text:span text:style-name="T2">ê</text:span>ts s'<text:span text:style-name="T2">é</text:span>levait, <text:span text:style-name="T2">à</text:span> Triebchen, la maison de Wagner. </text:p>
      <text:p text:style-name="P148">Un soir, <text:span text:style-name="T2">à</text:span> la tomb<text:span text:style-name="T2">é</text:span>e du cr<text:span text:style-name="T2">é</text:span>puscule, assis dans le salon d<text:span text:style-name="T2">é</text:span>j<text:span text:style-name="T2">à</text:span> sombre, devant le jardin, –<text:span text:style-name="T4"> </text:span><text:span text:style-name="T2">comme de rares paroles, entre de longs silences, </text:span>venaient d'<text:span text:style-name="T2">ê</text:span>tre <text:span text:style-name="T2">é</text:span>chang<text:span text:style-name="T2">é</text:span>es, sans avoir troubl<text:span text:style-name="T2">é</text:span> le recueillement o<text:span text:style-name="T2">ù</text:span> nous nous plaisions, –<text:span text:style-name="T4"> </text:span><text:span text:style-name="T2">je demandai, sans vains pré</text:span>ambules, <text:span text:style-name="T2">à</text:span> Wagner, si c'<text:span text:style-name="T2">é</text:span>tait pour ainsi dire, artificiellement</text:p>
      <text:p text:style-name="P73">–<text:span text:style-name="T4"> </text:span><text:span text:style-name="T2">(à</text:span> force de science et de puissance intellectuelle, en un mot) –<text:span text:style-name="T4"> </text:span><text:span text:style-name="T2">qu'il é</text:span>tait parvenu <text:span text:style-name="T2">à</text:span> p<text:span text:style-name="T2">é</text:span>n<text:span text:style-name="T2">é</text:span>trer son <text:span text:style-name="T2">œ</text:span>uvre, <text:span text:style-name="T33">Rienzi</text:span>, <text:span text:style-name="T33">Tannh</text:span><text:span text:style-name="T15">æ</text:span><text:span text:style-name="T33">user</text:span>, <text:span text:style-name="T33">Lohengrin</text:span>, <text:span text:style-name="T33">le Vaisseau Fant</text:span><text:span text:style-name="T15">ô</text:span><text:span text:style-name="T33">me</text:span>, <text:span text:style-name="T33">les Ma</text:span><text:span text:style-name="T15">î</text:span><text:span text:style-name="T33">tres Chanteurs </text:span>m<text:span text:style-name="T2">ê</text:span>me –<text:span text:style-name="T4"> </text:span><text:span text:style-name="T2">et le </text:span><text:span text:style-name="T33">Parsifal</text:span> auquel il songeait d<text:span text:style-name="T2">é</text:span>j<text:span text:style-name="T2">à</text:span> –<text:span text:style-name="T4"> </text:span><text:span text:style-name="T2">de cette si haute impression de mysticité</text:span> qui en <text:span text:style-name="T2">é</text:span>manait, –<text:span text:style-name="T4"> </text:span><text:span text:style-name="T2">bref, si, en dehors de toute croyance per</text:span>sonnelle, il s'<text:span text:style-name="T2">é</text:span>tait trouv<text:span text:style-name="T2">é</text:span> assez libre-penseur, assez ind<text:span text:style-name="T2">é</text:span>pendant de conscience, pour n'<text:span text:style-name="T2">ê</text:span>tre chr<text:span text:style-name="T2">é</text:span>tien qu'autant que les sujets de ses drames-lyriques le n<text:span text:style-name="T2">écessitaient ; s'il regardait, enfin, le Christianisme, du mê</text:span>me regard que ces mythes Scandinaves dont il avait si magnifiquement fait revivre le symbolisme en ses <text:span text:style-name="T33">Niebulungen</text:span>. Une chose, en effet, qui l<text:span text:style-name="T2">é</text:span>gitimait cette question, m'avait frapp<text:span text:style-name="T2">é</text:span> dans une de ses <text:span text:style-name="T2">œ</text:span>uvres les plus magistrales, <text:span text:style-name="T33">Tristan et Yseult</text:span><text:span text:style-name="T4"> </text:span><text:span text:style-name="T2">: c'est que, dans cette œ</text:span>uvre enivrante o<text:span text:style-name="T2">ù</text:span> l'amour le plus intense n'est d<text:span text:style-name="T2">é</text:span>daigneusement d<text:span text:style-name="T2">û</text:span> qu'<text:span text:style-name="T2">à</text:span> l'aveuglement d'un philtre, –<text:span text:style-name="T4"> </text:span><text:span text:style-name="T33">le nom de Dieu n'</text:span><text:span text:style-name="T15">é</text:span><text:span text:style-name="T33">tait pas prononc</text:span><text:span text:style-name="T15">é</text:span><text:span text:style-name="T33"> une seule f</text:span>ois. </text:p>
      <text:p text:style-name="P148">Je me souviendrai toujours du regard, que, du profond de ses extraordinaires yeux bleus, Wagner fixa sur moi. </text:p>
      <text:p text:style-name="P148">–<text:span text:style-name="T4"> </text:span><text:span text:style-name="T2">Mais, me ré</text:span>pondit-il en souriant, si je ne ressentais, <text:span text:style-name="T33">en mon </text:span><text:span text:style-name="T15">â</text:span><text:span text:style-name="T33">me</text:span>, la lumi<text:span text:style-name="T2">è</text:span>re et l'amour vivants de cette foi chr<text:span text:style-name="T2">é</text:span>tienne dont vous parlez, mes <text:span text:style-name="T2">œ</text:span>uvres, qui, toutes, en t<text:span text:style-name="T2">é</text:span>moignent, o<text:span text:style-name="T2">ù</text:span> j'incorpore mon esprit ainsi que le temps de ma vie, seraient celles <text:soft-page-break/>d'un menteur, d'un <text:span text:style-name="T33">singe</text:span><text:span text:style-name="T4"> </text:span><text:span text:style-name="T2">? Comment aurais-je l'enfantillage de m'exalter à</text:span> froid pour ce qui me semblerait n'<text:span text:style-name="T2">être, au fond, qu'une imposture ? </text:span>–<text:span text:style-name="T4"> </text:span><text:span text:style-name="T2">Mon art, c'est ma prière : et, croyez-moi, nul vé</text:span>ritable artiste ne chante que ce qu'il croit, ne parle que de ce qu'il aime, n'<text:span text:style-name="T2">écrit que ce qu'il pense ; car ceux-là</text:span>, qui mentent, se trahissent, en leur <text:span text:style-name="T2">œ</text:span>uvre d<text:span text:style-name="T2">è</text:span>s lors st<text:span text:style-name="T2">é</text:span>rile et de peu de valeur, nul ne pouvant accomplir <text:span text:style-name="T2">œ</text:span>uvre d'Art-v<text:span text:style-name="T2">é</text:span>ritable sans d<text:span text:style-name="T2">é</text:span>sint<text:span text:style-name="T2">é</text:span>ressement, sans sinc<text:span text:style-name="T2">é</text:span>rit<text:span text:style-name="T2">é</text:span>. </text:p>
      <text:p text:style-name="P148">Oui, celui qui –<text:span text:style-name="T4"> </text:span><text:span text:style-name="T2">en vue de tels bas inté</text:span>r<text:span text:style-name="T2">ê</text:span>ts de succ<text:span text:style-name="T2">è</text:span>s ou d'argent, –<text:span text:style-name="T4"> </text:span><text:span text:style-name="T2">essaie de grimacer, en un pré</text:span>tendu ouvrage d'Art, une foi fictive, se trahit lui-m<text:span text:style-name="T2">ê</text:span>me et ne produit qu'une <text:span text:style-name="T2">œ</text:span>uvre morte. Le nom de <text:span text:style-name="T33">Dieu</text:span>, prononc<text:span text:style-name="T2">é</text:span> par ce tra<text:span text:style-name="T2">î</text:span>tre, non seulement ne signifie pour personne ce qu'il semble <text:span text:style-name="T2">é</text:span>noncer, mais, comme <text:span text:style-name="T33">c'est un mot</text:span>, c'est-<text:span text:style-name="T2">à</text:span>-dire un <text:span text:style-name="T15">ê</text:span><text:span text:style-name="T33">tre</text:span>, m<text:span text:style-name="T2">ê</text:span>me ainsi usurp<text:span text:style-name="T2">é</text:span>, il porte, en sa profanation supr<text:span text:style-name="T2">ê</text:span>me, le simple <text:span text:style-name="T33">mensonge</text:span> de celui qui le prof<text:span text:style-name="T2">é</text:span>ra. Personne d'humain ne peut s'y laisser prendre, en sorte que l'auteur ne peut <text:span text:style-name="T2">ê</text:span>tre <text:span text:style-name="T33">estim</text:span><text:span text:style-name="T15">é</text:span> que de ceux-l<text:span text:style-name="T2">à</text:span> m<text:span text:style-name="T2">ê</text:span>me, ses cong<text:span text:style-name="T2">é</text:span>n<text:span text:style-name="T2">è</text:span>res, qui reconnaissent, en son mensonge, celui qu'ils <text:span text:style-name="T33">sont</text:span> eux-m<text:span text:style-name="T2">ê</text:span>mes. Une foi br<text:span text:style-name="T2">û</text:span>lante, sacr<text:span text:style-name="T2">é</text:span>e, pr<text:span text:style-name="T2">é</text:span>cise, inalt<text:span text:style-name="T2">é</text:span>rable, est le signe premier qui marque le <text:span text:style-name="T33">r</text:span><text:span text:style-name="T15">é</text:span><text:span text:style-name="T33">el</text:span><text:span text:style-name="T2"> artiste : </text:span>–<text:span text:style-name="T4"> </text:span><text:span text:style-name="T2">car, en toute production d'Art digne d'un homme, la valeur artistique et la valeur vivante se confondent : c'est la dualité</text:span> m<text:span text:style-name="T2">ê</text:span>l<text:span text:style-name="T2">é</text:span>e du corps et de l'<text:span text:style-name="T2">â</text:span>me. L'<text:span text:style-name="T2">œ</text:span>uvre d'un individu sans foi ne sera jamais l'<text:span text:style-name="T2">œ</text:span>uvre d'un Artiste, puisqu'elle manquera toujours de cette flamme vive qui enthousiasme, <text:span text:style-name="T2">é</text:span>l<text:span text:style-name="T2">è</text:span>ve, grandit, r<text:span text:style-name="T2">échauffe et fortifie ; cela senti</text:span>ra toujours le cadavre, que galvanise un <text:span text:style-name="T33">m</text:span><text:span text:style-name="T15">é</text:span><text:span text:style-name="T33">tier</text:span><text:span text:style-name="T2"> frivole. Toutefois entendons-nous : si, d'une part, la seule Science ne peut produire que d'habiles amateurs, </text:span>–<text:span text:style-name="T4"> </text:span><text:span text:style-name="T2">grands dé</text:span>trousseurs de <text:span text:style-name="T2">«</text:span><text:span text:style-name="T4"> </text:span><text:span text:style-name="T2">procé</text:span>d<text:span text:style-name="T2">és »</text:span>, de mouvements et d'expressions, –<text:span text:style-name="T4"> </text:span><text:span text:style-name="T2">consommé</text:span>s, plus ou moins, dans la facture de leurs mosa<text:span text:style-name="T2">ï</text:span>ques, –<text:span text:style-name="T4"> </text:span><text:span text:style-name="T2">et, aussi, d'é</text:span>hont<text:span text:style-name="T2">é</text:span>s d<text:span text:style-name="T2">é</text:span>marqueurs, s'assimilant, pour donner le change, ces milliers de disparates <text:span text:style-name="T2">é</text:span>tincelles qui, au ressortir du n<text:span text:style-name="T2">é</text:span>ant <text:span text:style-name="T2">é</text:span>clair<text:span text:style-name="T2">é</text:span> de ces esprits, n'apparaissent plus qu'<text:span text:style-name="T2">é</text:span>teintes, –<text:span text:style-name="T4"> </text:span><text:span text:style-name="T2">d'autre part, la foi, </text:span><text:span text:style-name="T33">seule</text:span>, ne peut produire et prof<text:span text:style-name="T2">é</text:span>rer que des cris sublimes qui, <text:span text:style-name="T33">faute de se concevoir eux-m</text:span><text:span text:style-name="T15">ê</text:span><text:span text:style-name="T33">mes</text:span>, ne sembleront au vulgaire, h<text:span text:style-name="T2">é</text:span>las, que d'incoh<text:span text:style-name="T2">érentes clameurs : </text:span>–<text:span text:style-name="T4"> </text:span><text:span text:style-name="T2">il faut donc à</text:span> l'Artiste-v<text:span text:style-name="T2">é</text:span>ritable. <text:span text:style-name="T2">à</text:span> celui qui cr<text:span text:style-name="T2">é</text:span>e, unit et transfigure, ces deux indissolub<text:span text:style-name="T2">les dons : la Science </text:span><text:span text:style-name="T33">et</text:span> la Foi. –<text:span text:style-name="T4"> </text:span><text:span text:style-name="T2">Pour moi, puisque vous m'interrogez, sachez qu'avant</text:span><text:span text:style-name="T33"> tout je suis chr</text:span><text:span text:style-name="T15">é</text:span><text:span text:style-name="T33">tien</text:span>, et que les accents qui vous impressionnent en mon <text:span text:style-name="T2">œ</text:span>uvre ne sont inspir<text:span text:style-name="T2">é</text:span>s et cr<text:span text:style-name="T2">éé</text:span>s, en principe, que de <text:span text:style-name="T33">cela seul. </text:span></text:p>
      <text:p text:style-name="P148">Tel fut le sens exact de la r<text:span text:style-name="T2">é</text:span>ponse que me f<text:span text:style-name="T2">î</text:span>t, ce soir l<text:span text:style-name="T2">à</text:span>, Richard Wagner –<text:span text:style-name="T4"> </text:span><text:span text:style-name="T2">et je </text:span><text:soft-page-break/><text:span text:style-name="T2">ne pense pas que Madame Cosima Wagner, qui se trouvait pré</text:span>sente, l'ait oubli<text:span text:style-name="T2">é</text:span>. </text:p>
      <text:p text:style-name="P148">Certes, ce furent l<text:span text:style-name="T2">à</text:span> de profondes, de graves paroles... </text:p>
      <text:p text:style-name="P147"><text:span text:style-name="T48">–</text:span><text:span text:style-name="T54"> </text:span><text:span text:style-name="T51">Mais, comme l'a dit Charles Baudelaire, à</text:span><text:span text:style-name="T48"> quoi bon r</text:span><text:span text:style-name="T51">é</text:span><text:span text:style-name="T48">p</text:span><text:span text:style-name="T51">é</text:span><text:span text:style-name="T48">ter, ces grandes, ces </text:span><text:span text:style-name="T51">é</text:span><text:span text:style-name="T48">ternelles, ces inutiles v</text:span><text:span text:style-name="T51">é</text:span><text:span text:style-name="T48">rit</text:span><text:span text:style-name="T51">és</text:span><text:note text:id="ftn62" text:note-class="endnote"><text:note-citation>y</text:note-citation><text:note-body><text:p text:style-name="Endnote"><text:span text:style-name="T76"><text:tab/> </text:span>Villiers de L’Isle-Adam rencontra Wagner à Triebschen. Quant au couple d’aimables écrivains français auquel il fait allusion, il s’agit de Judith Gautier et de son mari d’alors, Catulle Mendès. Judith Gautier raconte son séjour chez Wagner et ce voyage à trois dans un texte savoureux  : <text:span text:style-name="T33">Visite à Richard Wagner. </text:span><text:span text:style-name="T123">[NdE]</text:span></text:p><text:p text:style-name="Endnote"/></text:note-body></text:note><text:span text:style-name="T51"> ! </text:span></text:p>
      <text:p text:style-name="P147"/>
      <text:p text:style-name="P72">Comte de Villiers de l'Isle-Adam. </text:p>
      <text:h text:style-name="P245" text:outline-level="2">Quelques lettres de Wagner et du roi Louis II de Bavière</text:h>
      <text:p text:style-name="P71"/>
      <text:p text:style-name="P147"><text:span text:style-name="T48">Voici deux volumes qui viennent de para</text:span><text:span text:style-name="T51">î</text:span><text:span text:style-name="T48">tre, l'un en fran</text:span><text:span text:style-name="T51">çais, une petite plaquette de 54 pages : </text:span><text:span text:style-name="T64">Richard Wagner et le Roi de Bavi</text:span><text:span text:style-name="T52">è</text:span><text:span text:style-name="T64">re</text:span><text:span text:style-name="T48">, lettres traduites par Jacques Saini-C</text:span><text:span text:style-name="T51">è</text:span><text:span text:style-name="T48">re, </text:span><text:span text:style-name="T51">à Paris, un franc ; c'est le recueil des lettres publié</text:span><text:span text:style-name="T48">es dans le Figaro du 16 avril dernier</text:span><text:note text:id="ftn63" text:note-class="endnote"><text:note-citation>z</text:note-citation><text:note-body><text:p text:style-name="Endnote"><text:span text:style-name="T48"><text:tab/> </text:span>La question de la traduction des lettres de Wagner à Louis  II est importante. L’enjeu en est la nature de leur relation. Elles sont tour à tour tendres et enflammées. <text:s/>On comprendra donc bien que le terme «  suspect  » renvoie à une possible homosexualité du compositeur. Quant à l’avis de Mme Cosima Wagner, il est tout à fait partial, la fille de Liszt ayant façonné avec habileté et opiniâtreté la figure posthume du grand homme. Il faut lire ces textes pour se faire une idée. Il est intéressant de voir que Wagner n’a jamais condamné l’homosexualité et porte même l’amour grec des athéniens au plus haut étant hors procréation, donc «  non égoïste  » dans son texte <text:span text:style-name="T33">L’Œuvre d’art de l’avenir</text:span> publié en 1849 (III-2 chapitre sur la sculpture). [NdE]</text:p><text:p text:style-name="Endnote"/><text:p text:style-name="Endnote"/></text:note-body></text:note><text:span text:style-name="T48">. </text:span></text:p>
      <text:p text:style-name="P148">L'autre, en allemand, est intitul<text:span text:style-name="T2">é</text:span><text:span text:style-name="T4"> </text:span><text:span text:style-name="T2">: </text:span><text:span text:style-name="T33">Alpenrosen und Gentianen</text:span> (Roses des Alpes et gentianes) <text:span text:style-name="T2">é</text:span>pisode de la vie du roi Louis  II de Bavi<text:span text:style-name="T2">è</text:span>re, par Joseph Bajovar (Stuttgart). </text:p>
      <text:p text:style-name="P148">Dans notre dernier num<text:span text:style-name="T2">é</text:span>ro, annon<text:span text:style-name="T2">ç</text:span>ant la publication des lettres du <text:span text:style-name="T33">Figaro</text:span>, nous n'avons voulu, pour rien au monde, opposer aux all<text:span text:style-name="T2">é</text:span>gations qui y <text:span text:style-name="T2">é</text:span>taient contenues un d<text:span text:style-name="T2">é</text:span>menti h<text:span text:style-name="T2">â</text:span>tif, non appuy<text:span text:style-name="T2">é</text:span> d'une <text:span text:style-name="T2">é</text:span>tude des faits. Depuis, nous avons lu le texte original de ces lettres, qui a <text:span text:style-name="T2">é</text:span>t<text:span text:style-name="T2">é</text:span> publi<text:span text:style-name="T2">é</text:span> dans la <text:span text:style-name="T33">Deutsche Runschau</text:span> de f<text:span text:style-name="T2">é</text:span>vrier et mars 1887. </text:p>
      <text:p text:style-name="P148">Que la traduction de M. Jacques Saint-C<text:span text:style-name="T2">è</text:span>re soit plus sp<text:span text:style-name="T2">é</text:span>cialement mauvaise que les traductions qu'on publie couramment des <text:span text:style-name="T2">œ</text:span>uvres de Wagner, nous ne pouvons pas le dire. Mais ce qui est <text:span text:style-name="T2">é</text:span>vident, c'est qu'elle a <text:span text:style-name="T2">é</text:span>t<text:span text:style-name="T2">é</text:span> faite avec le parti-pris tellement marqu<text:span text:style-name="T2">é</text:span> d'incriminer les relations du roi de Bavi<text:span text:style-name="T2">è</text:span>re et de Wagner, que le sens des mots est parfois d<text:span text:style-name="T2">é</text:span>natur<text:span text:style-name="T2">é</text:span><text:span text:style-name="T4"> </text:span><text:span text:style-name="T2">: et il est trop facile de traduire «</text:span><text:span text:style-name="T4"> </text:span><text:span text:style-name="T2">enthousiasme »</text:span> par <text:span text:style-name="T2">«</text:span><text:span text:style-name="T4"> </text:span><text:span text:style-name="T2">passion »</text:span> et <text:span text:style-name="T2">«</text:span><text:span text:style-name="T4"> </text:span><text:span text:style-name="T2">amitié</text:span><text:span text:style-name="T4"> </text:span><text:span text:style-name="T2">»</text:span> par <text:span text:style-name="T2">«</text:span><text:span text:style-name="T4"> </text:span><text:span text:style-name="T2">amour »</text:span>, c'est ce que M. Jacques Saint-C<text:span text:style-name="T2">è</text:span>re a fait constamment. </text:p>
      <text:p text:style-name="P148">D'ailleurs la publication de la <text:span text:style-name="T33">Deutsche Rundschau</text:span> contient un document que devait n<text:span text:style-name="T2">é</text:span>gliger forc<text:span text:style-name="T2">é</text:span>ment le traducteur du <text:span text:style-name="T33">Figaro</text:span>, c'est un commentaire de Madame Wagner sur cette correspondance. </text:p>
      <text:p text:style-name="P148">Malgr<text:span text:style-name="T2">é tout, ces lettres sont furieuses ; mais il ne faut pas oublier, en les lisant, de se reporter au texte original, chaque fois que la phrase franç</text:span>aise devient suspecte. </text:p>
      <text:p text:style-name="P147"/>
      <text:p text:style-name="P148">Les relations du roi de Bavi<text:span text:style-name="T2">è</text:span>re et de Wagner –<text:span text:style-name="T4"> </text:span><text:span text:style-name="T2">un sujet d'é</text:span>tude si int<text:span text:style-name="T2">éressant ! </text:span>–<text:span text:style-name="T4"> </text:span><text:span text:style-name="T2">sont é</text:span>clair<text:span text:style-name="T2">é</text:span>es par le second des deux ouvrages que nous annon<text:span text:style-name="T2">ç</text:span>ons. </text:p>
      <text:p text:style-name="P148">L'<text:span text:style-name="T33">Alpenrosen</text:span> est l'histoire d'un singulier amour du roi pour une jeune fille de la petite noblesse bavaroise, Elisabeth *** (le nom de Rebach donn<text:span text:style-name="T2">é</text:span> par l'auteur est un <text:soft-page-break/>pseudonyme). Cette jeune fille, qui habitait avec sa s<text:span text:style-name="T2">œ</text:span>ur pr<text:span text:style-name="T2">è</text:span>s de Hohenschwangau, passionn<text:span text:style-name="T2">é</text:span>ment <text:span text:style-name="T2">é</text:span>prise du roi, se fit remarquer de lui en lui portant <text:span text:style-name="T2">à</text:span> Munich un bouquet de fleurs sauvages. Une correspondance fut engag<text:span text:style-name="T2">é</text:span>e et M. Bajovar nous donne les lettres du roi. </text:p>
      <text:p text:style-name="P148"><text:span text:style-name="T2">Ce roman, tout platonique, eut une fin touchante : la jeune fille, pour pré</text:span>venir le roi de la rupture d'un pont sur lequel il devait passer, <text:span text:style-name="T2">é</text:span>tait rest<text:span text:style-name="T2">é</text:span>e plusieurs heures sous la neige <text:span text:style-name="T2">à l'attendre ; elle mourut, quelques jours aprè</text:span>s, d'une pleur<text:span text:style-name="T2">é</text:span>sie. </text:p>
      <text:p text:style-name="P148">Les lettres du roi de Bavi<text:span text:style-name="T2">ère sont admirables de grandeur et de finesse ; elles expliquent merveilleusement son caractè</text:span>re rest<text:span text:style-name="T2">é</text:span> pour nous myst<text:span text:style-name="T2">é</text:span>rieux. Nous traduisons l'une d'elles, sp<text:span text:style-name="T2">é</text:span>cialement relative <text:span text:style-name="T2">à</text:span> Richard Wagner. </text:p>
      <text:p text:style-name="P147"/>
      <text:p text:style-name="P74">Lettre du roi Louis  II de Bavi<text:span text:style-name="T2">è</text:span>re</text:p>
      <text:p text:style-name="P148"><text:span text:style-name="T2">Vous me parlez de Richard Wagner ! Enfin, vous m'interrogez à</text:span> son sujet, ch<text:span text:style-name="T2">è</text:span>re amie. Que je l'avoue donc, votre indiff<text:span text:style-name="T2">é</text:span>rence sur ce point m'a bless<text:span text:style-name="T2">é</text:span>. Quand nous en parl<text:span text:style-name="T2">â</text:span>mes de vive voix –<text:span text:style-name="T4"> </text:span><text:span text:style-name="T2">c'é</text:span>tait apr<text:span text:style-name="T2">è</text:span>s la repr<text:span text:style-name="T2">é</text:span>sentation de <text:span text:style-name="T33">Tristan et </text:span><text:span text:style-name="T37">Isolde</text:span><text:span text:style-name="T97"> </text:span>–<text:span text:style-name="T4"> </text:span><text:span text:style-name="T2">nous nous fâ</text:span>ch<text:span text:style-name="T2">â</text:span>mes tous les deux et cela interrompit brusquement la conversation. Par <text:span text:style-name="T2">é</text:span>crit, on peut jaser tranquillement. Ecoutez donc de quelle puissante fa<text:span text:style-name="T2">ç</text:span>on il est entr<text:span text:style-name="T2">é</text:span> dans ma vie. </text:p>
      <text:p text:style-name="P148">Vous savez comment j'ai toujours honor<text:span text:style-name="T2">é</text:span> Beethoven, un <text:span text:style-name="T2">être presque surhumain ; un de mes plus chers dé</text:span>sirs artistiques <text:span text:style-name="T2">é</text:span>tait de poss<text:span text:style-name="T2">é</text:span>der une <text:span text:style-name="T2">œ</text:span>uvre qui rapport<text:span text:style-name="T2">â</text:span>t fid<text:span text:style-name="T2">è</text:span>lement l'histoire de sa vie et o<text:span text:style-name="T2">ù</text:span> il f<text:span text:style-name="T2">û</text:span>t rendu justice <text:span text:style-name="T2">à</text:span> toutes ses sublimes et <text:span text:style-name="T2">é</text:span>clatantes qualit<text:span text:style-name="T2">é</text:span>s. Je cherchais vainement cette <text:span text:style-name="T2">œ</text:span>uvre dans tout ce que l'on a <text:span text:style-name="T2">é</text:span>crit <text:span text:style-name="T2">à</text:span> son sujet. Alors vint un chanteur de notre Op<text:span text:style-name="T2">é</text:span>ra, m'apportant une lettre du compositeur Wagner, dans la pens<text:span text:style-name="T2">é</text:span>e que les dires de l'homme dont le <text:span text:style-name="T33">Tannh</text:span><text:span text:style-name="T15">æ</text:span><text:span text:style-name="T33">user </text:span>m'avait tant enthousiasm<text:span text:style-name="T2">é</text:span> peu auparavant, m'int<text:span text:style-name="T2">é</text:span>resserait. Ils le firent au-del<text:span text:style-name="T2">à</text:span> de toute pr<text:span text:style-name="T2">é</text:span>vision, car j'y trouvais l'image de mes propres id<text:span text:style-name="T2">é</text:span>es, de mes propres d<text:span text:style-name="T2">é</text:span>sirs. La lettre <text:span text:style-name="T2">é</text:span>tait dat<text:span text:style-name="T2">ée : «</text:span><text:span text:style-name="T4"> </text:span><text:span text:style-name="T2">Paris, le 7 mai 1841 » et on y voyait entre autres choses : </text:span></text:p>
      <text:p text:style-name="P148"><text:span text:style-name="T2">«</text:span><text:span text:style-name="T4"> </text:span><text:span text:style-name="T2">Le monde doit po</text:span>ss<text:span text:style-name="T2">é</text:span>der un portrait de ce grand homme, clair et noble comme lui. J'honore en Beethoven celui qui a <text:span text:style-name="T2">é</text:span>veill<text:span text:style-name="T2">é en moi la passion pour l'art et pour ses plus sublimes buts ; dè</text:span>s lors il a <text:span text:style-name="T2">é</text:span>t<text:span text:style-name="T2">é</text:span> mon <text:span text:style-name="T2">é</text:span>tude et comme je me sens la force de parler dignement sur ce sujet enthousiasmant, j'ai pris la r<text:span text:style-name="T2">é</text:span>solution intime d'<text:span text:style-name="T2">é</text:span>crire l'histoire de sa vie. Cette biographie doit former un livre en deux volumes et offrir, dans une langue appropri<text:span text:style-name="T2">é</text:span>e, peut-<text:span text:style-name="T2">ê</text:span>tre fantaisiste, eu <text:span text:style-name="T2">é</text:span>gard au sujet, la <text:soft-page-break/>repr<text:span text:style-name="T2">é</text:span>sentation exacte et d<text:span text:style-name="T2">é</text:span>taill<text:span text:style-name="T2">é</text:span>e et la vie artistique comme de la vie intime du grand ma<text:span text:style-name="T2">î</text:span>tre. Mais en m<text:span text:style-name="T2">ê</text:span>me temps, et pr<text:span text:style-name="T2">é</text:span>cis<text:span text:style-name="T2">é</text:span>ment au milieu de l'exposition historique, le livre doit soutenir un examen et une description d<text:span text:style-name="T2">é</text:span>taill<text:span text:style-name="T2">é</text:span>s de la grande <text:span text:style-name="T2">é</text:span>poque musicale qui fut l'<text:span text:style-name="T2">œ</text:span>uvre du g<text:span text:style-name="T2">é</text:span>nie de Beethoven et qui s'<text:span text:style-name="T2">é</text:span>tend de ses compositions <text:span text:style-name="T2">à toutes les musiques plus modernes. »</text:span></text:p>
      <text:p text:style-name="P148">Qu'une telle fa<text:span text:style-name="T2">ç</text:span>on de penser me f<text:span text:style-name="T2">ût infiniment sympathique, vous devez le comprendre, Elisabeth ; elle l'é</text:span>tait d'autant plus que le <text:span text:style-name="T33">Tannh</text:span><text:span text:style-name="T15">æ</text:span><text:span text:style-name="T33">user </text:span>avait <text:span text:style-name="T2">é</text:span>voqu<text:span text:style-name="T2">é</text:span> dans mon <text:span text:style-name="T2">â</text:span>me l'enthousiasme le plus d<text:span text:style-name="T2">é</text:span>licieux. Mais d'autres circonstances fortuites encore devaient survenir et de beaucoup de fils d'or se filer le lien entre le magnifique musicien et moi, son disciple, son ami. </text:p>
      <text:p text:style-name="P148">Un jour je jouais sur le piano <text:span text:style-name="T2">à</text:span> queue de mes cousines, les princesses Max. Lorsqu'apr<text:span text:style-name="T2">è</text:span>s quelque temps, j'eus feuillet<text:span text:style-name="T2">é</text:span> la musique plac<text:span text:style-name="T2">é</text:span>e tout devant moi, j'y trouvai m<text:span text:style-name="T2">ê</text:span>l<text:span text:style-name="T2">é</text:span>es quelques brochures <text:span text:style-name="T2">«</text:span><text:span text:style-name="T4"> </text:span><text:span text:style-name="T2">l'œuvre d'art de l'avenir »</text:span> <text:span text:style-name="T2">«</text:span>la musique de l'avenir<text:span text:style-name="T2">»</text:span>, par Richard Wagner. Je lisais, lisais encore et me sentais comme enivr<text:span text:style-name="T2">é</text:span>. Oui, c'<text:span text:style-name="T2">é</text:span>tait bien ainsi que je m'<text:span text:style-name="T2">é</text:span>tais imagin<text:span text:style-name="T2">é</text:span> le r<text:span text:style-name="T2">ôle de l'Art ! C'é</text:span>tait bien d'un tel enlacement de la po<text:span text:style-name="T2">é</text:span>sie et de la musique que devait provenir l'<text:span text:style-name="T2">œuvre d'art de l'avenir ! Et il y avait là</text:span> un homme qui se sentait en lui la forc<text:span text:style-name="T2">é</text:span> de cr<text:span text:style-name="T2">é</text:span>er quelque chose d'aussi <text:span text:style-name="T2">é</text:span>lev<text:span text:style-name="T2">é</text:span>, d'aussi sublime. On le sentait, aux paroles qui coulaient de lui comme un torrent de lave, qu'il m<text:span text:style-name="T2">è</text:span>nerait <text:span text:style-name="T2">à</text:span> bonne fin la t<text:span text:style-name="T2">â</text:span>che qu'il s'<text:span text:style-name="T2">é</text:span>tait propos<text:span text:style-name="T2">é</text:span>e, qu'il avait cette cons<text:span text:style-name="T2">é</text:span>cration du g<text:span text:style-name="T2">é</text:span>nie, par laquelle l'id<text:span text:style-name="T2">é</text:span>al se transforme en une tangible r<text:span text:style-name="T2">é</text:span>alit<text:span text:style-name="T2">é</text:span>. </text:p>
      <text:p text:style-name="P148">Et <text:span text:style-name="T2">à</text:span> ce h<text:span text:style-name="T2">é</text:span>ros de l'esprit les ailes <text:span text:style-name="T2">é</text:span>taient li<text:span text:style-name="T2">ées ; de misé</text:span>rables obstacles emp<text:span text:style-name="T2">ê</text:span>chaient son vol c<text:span text:style-name="T2">é</text:span>leste et l'encha<text:span text:style-name="T2">î</text:span>naient <text:span text:style-name="T2">à terre ! Il cherchait un homme qui eû</text:span>t la puissance et la volont<text:span text:style-name="T2">é de l'aider : «</text:span><text:span text:style-name="T4"> </text:span><text:span text:style-name="T2">Si je trouvais un prince ayant dans</text:span> l'<text:span text:style-name="T2">â</text:span>me assez d'id<text:span text:style-name="T2">é</text:span>al pour me comprendre, assez de grandeur pour m'aider de sa puissance, –<text:span text:style-name="T4"> </text:span><text:span text:style-name="T2">l'avenir de l'art serait assuré</text:span><text:span text:style-name="T4">. </text:span><text:span text:style-name="T2">»</text:span></text:p>
      <text:p text:style-name="P148">Trouverez-vous mauvais, Elisabeth, que j'aie consid<text:span text:style-name="T2">é</text:span>r<text:span text:style-name="T2">é</text:span> ces belles paroles comme un appel du destin adress<text:span text:style-name="T2">é</text:span> <text:span text:style-name="T2">à</text:span> moi, <text:span text:style-name="T2">à moi ! </text:span></text:p>
      <text:p text:style-name="P148">Quelque temps apr<text:span text:style-name="T2">è</text:span>s, j'entendis le <text:span text:style-name="T33">Lohengrin</text:span>. Ce qui manquait pour parfaire le charme, ces magnifiques accents le produisirent. </text:p>
      <text:p text:style-name="P148"><text:span text:style-name="T2">É</text:span>lev<text:span text:style-name="T2">é</text:span> <text:span text:style-name="T2">à</text:span> Hohenschwangau, cette l<text:span text:style-name="T2">é</text:span>gende du cygne, avec son indicible charme po<text:span text:style-name="T2">é</text:span>tique, m'avait p<text:span text:style-name="T2">é</text:span>n<text:span text:style-name="T2">é</text:span>tr<text:span text:style-name="T2">é</text:span> dans la chair et le sang. </text:p>
      <text:p text:style-name="P148">Que de fois, assis dans la cour du ch<text:span text:style-name="T2">â</text:span>teau, sous les tilleuls fleurissants qui <text:soft-page-break/>ombragent l'image de la m<text:span text:style-name="T2">è</text:span>re de Dieu, j'ai r<text:span text:style-name="T2">ê</text:span>v<text:span text:style-name="T2">é</text:span> de cette l<text:span text:style-name="T2">égende ! que de fois j'ai vu, par pensé</text:span>e, le chevalier et son fid<text:span text:style-name="T2">è</text:span>le cygne sur les eaux. </text:p>
      <text:p text:style-name="P148">L<text:span text:style-name="T2">à</text:span> je trouvais mes r<text:span text:style-name="T2">ê</text:span>ves d'enfance, mes fantaisies de jeunesse r<text:span text:style-name="T2">é</text:span>alis<text:span text:style-name="T2">é</text:span>s dans une mani<text:span text:style-name="T2">è</text:span>re d<text:span text:style-name="T2">é</text:span>licieuse. Et ils me parlaient, ces personnages familiers, en des sons qui me grisaient comme le doux parfum des tilleuls fleurissants. </text:p>
      <text:p text:style-name="P148">Le matin suivant –<text:span text:style-name="T4"> </text:span><text:span text:style-name="T2">non, le soir mê</text:span>me –<text:span text:style-name="T4"> </text:span><text:span text:style-name="T2">j'é</text:span>crivis <text:span text:style-name="T2">à</text:span> Richard Wagner et le mandai pr<text:span text:style-name="T2">è</text:span>s de moi. Mon conseiller de cabinet porta l'invitation <text:span text:style-name="T2">à Lucerne ; et mon dé</text:span>sir ardent s'accomplit bient<text:span text:style-name="T2">ô</text:span>t –<text:span text:style-name="T4"> </text:span><text:span text:style-name="T2">le poè</text:span>te compositeur vint <text:span text:style-name="T2">à</text:span> Munich. </text:p>
      <text:p text:style-name="P148">Comment ses <text:span text:style-name="T2">é</text:span>tonnantes <text:span text:style-name="T2">œ</text:span>uvres, le charme de son <text:span text:style-name="T2">ê</text:span>tre me conquirent, comment nous dev<text:span text:style-name="T2">î</text:span>nmes amis, amis dans le sens le plus <text:span text:style-name="T2">é</text:span>lev<text:span text:style-name="T2">é</text:span>, le plus id<text:span text:style-name="T2">é</text:span>al de ce flot dont on a tant abus<text:span text:style-name="T2">é</text:span>, le monde le sait. Et ce monde que je n'ai jamais aim<text:span text:style-name="T2">é</text:span> fait que je me retire toujours plus en moi-m<text:span text:style-name="T2">ê</text:span>me et dans le petit centre de ceux qui pensent comme moi, par la fa<text:span text:style-name="T2">ç</text:span>on dont il juge cette amiti<text:span text:style-name="T2">é</text:span>. Que n'aurais-je pas <text:span text:style-name="T2">à</text:span> <text:span text:style-name="T2">é</text:span>prouver, <text:span text:style-name="T2">à</text:span> subir de ce monde v<text:span text:style-name="T2">é</text:span>nal et m<text:span text:style-name="T2">é</text:span>prisable, si je n'<text:span text:style-name="T2">étais pas Roi, si je ne pouvais pas lui mettre le pied sur la nuque, quand je veux ? </text:span></text:p>
      <text:p text:style-name="P148">Mais que mon amie <text:span text:style-name="T2">É</text:span>lisabeth, elle aussi, d<text:span text:style-name="T2">é</text:span>sapprouve cette amiti<text:span text:style-name="T2">é, qu'elle me mette en garde contre mon ami, cela me remplit de tristesse. En sera-t-il toujours ainsi ? N'y aurait-il aucun moyen ce vous entraî</text:span>ner, vous aussi, dans ce d<text:span text:style-name="T2">é</text:span>licieux cercle magique. Lorsque nous en parl<text:span text:style-name="T2">â</text:span>mes, la s<text:span text:style-name="T2">é</text:span>v<text:span text:style-name="T2">è</text:span>re et r<text:span text:style-name="T2">é</text:span>fl<text:span text:style-name="T2">é</text:span>chie Monique elle-m<text:span text:style-name="T2">ê</text:span>me se mit de mon c<text:span text:style-name="T2">ô</text:span>t<text:span text:style-name="T2">é</text:span>, plaisantant la jeune conseill<text:span text:style-name="T2">è</text:span>re par cette phrase de G<text:span text:style-name="T2">œthe : «</text:span><text:span text:style-name="T4"> </text:span><text:span text:style-name="T2">O toi, ange plein de dé</text:span>fiance... </text:p>
      <text:p text:style-name="P148">…</text:p>
      <text:p text:style-name="P148">Quelle belle et magnifique lettre vous m'avez <text:span text:style-name="T2">écrite ! </text:span></text:p>
      <text:p text:style-name="P148">Ainsi, c'est <text:span text:style-name="T33">Tristan et Isolde</text:span>, la cause de votre antipathie, je comprends que cette <text:span text:style-name="T2">œ</text:span>uvre puisse blesser et <text:span text:style-name="T2">é</text:span>loigner une pure nature de jeune fille. </text:p>
      <text:p text:style-name="P148">Que vous <text:span text:style-name="T2">ê</text:span>tes fine et intelligente, <text:span text:style-name="T2">Élisabeth ! vous comparez ma pré</text:span>dilection pour la musique de Wagner <text:span text:style-name="T2">à</text:span> ma passion pour l'odeur du jasmin que vous combattez en vain. Les deux ont<text:span text:style-name="T2">, en effet, quelque chose de commun : ils accablent et enivrent tous deux. </text:span></text:p>
      <text:p text:style-name="P148">Ainsi, ce n'est pas mon amiti<text:span text:style-name="T2">é</text:span> pour Wagner que vous bl<text:span text:style-name="T2">â</text:span>mez mais ce que vous appelez l'exc<text:span text:style-name="T2">è</text:span>s de cette amiti<text:span text:style-name="T2">é</text:span> et mon penchant naturel <text:span text:style-name="T2">à</text:span> rev<text:span text:style-name="T2">ê</text:span>tir des hommes faits de boue de qualit<text:span text:style-name="T2">é</text:span>s divines. Vous pensez en tremblant <text:span text:style-name="T2">à</text:span> l'influence de Wagner sur moi et plus encore <text:span text:style-name="T2">à</text:span> l'effet que me produisait la fin de notre amiti<text:span text:style-name="T2">é. Sur ce dernier point, vous avez raison ; rien ne serait comparable à cet effet : quelque chose </text:span><text:soft-page-break/><text:span text:style-name="T2">d'irremplaç</text:span>able se briserait en moi et le soleil de mon existence serait obscurci, Dieu, dans sa bont<text:span text:style-name="T2">é</text:span>, m'<text:span text:style-name="T2">é</text:span>pargnera un tel malheur et me laissera la joie que je trouve <text:span text:style-name="T2">à</text:span> susciter et <text:span text:style-name="T2">à</text:span> ex<text:span text:style-name="T2">é</text:span>cuter les plans de cet ami si cher, et <text:span text:style-name="T2">à</text:span> <text:span text:style-name="T2">ê</text:span>tre pour lui, dans une petite proportion, ce qu'il est pour moi si infiniment. </text:p>
      <text:h text:style-name="P245" text:outline-level="2"><text:span text:style-name="T39">Lohengrin à Paris </text:span>(printemps 1887) </text:h>
      <text:p text:style-name="P71"/>
      <text:p text:style-name="P71"><text:span text:style-name="T48">COMPL</text:span><text:span text:style-name="T51">É</text:span><text:span text:style-name="T48">MENT AUX DOCUMENTS</text:span><text:note text:id="ftn64" text:note-class="footnote"><text:note-citation>38</text:note-citation><text:note-body><text:p text:style-name="footnote_20_text"><text:span text:style-name="footnote_20_reference"><text:span text:style-name="T105"><text:tab/></text:span></text:span><text:span text:style-name="footnote_20_reference"><text:span text:style-name="T106"> </text:span></text:span><text:span text:style-name="T77">Voir le précédent numéro de la Revue, 15 mai 1887. </text:span></text:p></text:note-body></text:note></text:p>
      <text:p text:style-name="P72">Publications illustr<text:span text:style-name="T2">é</text:span>es parues <text:span text:style-name="T2">à</text:span> Paris, concernant la premi<text:span text:style-name="T2">è</text:span>re repr<text:span text:style-name="T2">é</text:span>sentation de <text:span text:style-name="T40">Lohengrin</text:span><text:span text:style-name="T10"> </text:span><text:span text:style-name="T9">:</text:span> </text:p>
      <text:p text:style-name="P72"><text:span text:style-name="T33">La Vie Moderne</text:span><text:span text:style-name="T2"> du 7 mai : trois croquis, la dé</text:span>part de <text:span text:style-name="T39">Lohengrin, Elsa </text:span>se rendant <text:span text:style-name="T2">à</text:span> l'<text:span text:style-name="T2">é</text:span>glise, ch<text:span text:style-name="T2">œ</text:span>ur des soldats. </text:p>
      <text:p text:style-name="P72"><text:span text:style-name="T33">La Vie Parisienne</text:span><text:span text:style-name="T2"> du 7 mai : grande gravure, «</text:span><text:span text:style-name="T4"> </text:span><text:span text:style-name="T2">les wagnériennes de France et celles d'Allemagne. »</text:span></text:p>
      <text:p text:style-name="P72"><text:span text:style-name="T33">Le Grelot</text:span><text:span text:style-name="T2"> du 8 : gravure de tê</text:span>te, dyptique, <text:span text:style-name="T2">«</text:span><text:span text:style-name="T4"> </text:span><text:span text:style-name="T2">l'oubli des injures : Paris vaincu est outragé</text:span> par Wagner –<text:span text:style-name="T4"> </text:span><text:span text:style-name="T2">Paris acclame</text:span> le <text:span text:style-name="T40">Lohengrin</text:span><text:span text:style-name="T39"> </text:span><text:span text:style-name="T2">de Wagner. »</text:span></text:p>
      <text:p text:style-name="P72">Le <text:span text:style-name="T33">Triboulet</text:span><text:span text:style-name="T2"> du 8 et du 15 : croquis. </text:span></text:p>
      <text:p text:style-name="P72"><text:span text:style-name="T33">L'univers Illustr</text:span><text:span text:style-name="T15">é</text:span><text:span text:style-name="T2"> du 14 : une grande gravure, le décor du second acte ; deux mé</text:span>daillons, l'arriv<text:span text:style-name="T2">é</text:span>e de <text:span text:style-name="T39">Lohengrin, </text:span>le combat. </text:p>
      <text:p text:style-name="P72"><text:span text:style-name="T33">La Revue Illustr</text:span><text:span text:style-name="T15">é</text:span><text:span text:style-name="T33">e</text:span><text:span text:style-name="T2"> du 15 mai : trois gravures, l'arrivé</text:span>e de <text:span text:style-name="T39">Lohengrin, </text:span>la chambre nuptiale, un groupe de pages. </text:p>
      <text:p text:style-name="P72"><text:span text:style-name="T33">L'illustration europ</text:span><text:span text:style-name="T15">é</text:span><text:span text:style-name="T33">enne</text:span><text:span text:style-name="T2"> du 29 mai : croquis. </text:span></text:p>
      <text:p text:style-name="P72"><text:span text:style-name="T33">Le Mus</text:span><text:span text:style-name="T15">é</text:span><text:span text:style-name="T33">e des familles</text:span> du 1<text:span text:style-name="T45">er</text:span><text:span text:style-name="T2"> juin : id. </text:span></text:p>
      <text:p text:style-name="P72"><text:span text:style-name="T33">Le Petit Piou-Piou</text:span>, n<text:span text:style-name="T45">°</text:span><text:span text:style-name="T2"> 2, sans date : un article illustré</text:span>, <text:span text:style-name="T2">«</text:span><text:span text:style-name="T4"> </text:span><text:span text:style-name="T2">Lohengriné par persuasion »</text:span>. </text:p>
      <text:p text:style-name="P72"><text:span text:style-name="T33">La Jeune Garde</text:span><text:span text:style-name="T4"> </text:span><text:span text:style-name="T2">: gravure de</text:span> t<text:span text:style-name="T2">ê</text:span>te, <text:span text:style-name="T2">«</text:span><text:span text:style-name="T4"> </text:span><text:span text:style-name="T2">Représailles »</text:span>, coup de balai enveloppant parmi les choses allemandes de Paris <text:span text:style-name="T40">Lohengrin</text:span><text:span text:style-name="T39">. </text:span></text:p>
      <text:p text:style-name="P72"><text:span text:style-name="T33">L'Anti-Wagner</text:span>, d<text:span text:style-name="T2">é</text:span>j<text:span text:style-name="T2">à</text:span> nomm<text:span text:style-name="T2">é</text:span>. </text:p>
      <text:p text:style-name="P72">Ajoutons deux suppl<text:span text:style-name="T2">é</text:span>ments du <text:span text:style-name="T33">Petit Journal</text:span> du 6 et du 13. </text:p>
      <text:p text:style-name="P72">Enfin, <text:span text:style-name="T33">Le Costume au th</text:span><text:span text:style-name="T15">éâ</text:span><text:span text:style-name="T33">tre</text:span>, chez Hautec<text:span text:style-name="T2">œ</text:span>ur, du 15 mai et du 1<text:span text:style-name="T45">er</text:span> jui<text:span text:style-name="T2">n : six gravures de M. </text:span><text:span text:style-name="T39">Bianchini, </text:span>repr<text:span text:style-name="T2">é</text:span>sentant les costumes des personnages. </text:p>
      <text:p text:style-name="P148">Aux articles des journaux quotidiens que nous avons mentionn<text:span text:style-name="T2">é</text:span>s ajoutons ceux de M. Henry Bauer, tr<text:span text:style-name="T2">è</text:span>s remarquables par leur nettet<text:span text:style-name="T2">é</text:span> et leurs sens de la situation. </text:p>
      <text:p text:style-name="P148"><text:span text:style-name="T2">Aux brochures :</text:span> <text:span text:style-name="T40">Lohenhrin</text:span><text:span text:style-name="T39"> </text:span><text:span text:style-name="T15">à</text:span><text:span text:style-name="T33"> </text:span><text:span text:style-name="T40">l'Eden</text:span><text:span text:style-name="T39">, </text:span>par Georges Street, chez tous les libraires, 7 pages. </text:p>
      <text:p text:style-name="P148">Le banquet-Lamoureux. </text:p>
      <text:p text:style-name="P148"><text:soft-page-break/>Le 16 mai, les amis de M. Lamoureux lui offrent un banquet, <text:span text:style-name="T2">à</text:span> l'H<text:span text:style-name="T2">ô</text:span>tel Continental, au prix de 12 francs 50 par t<text:span text:style-name="T2">ê</text:span>te. </text:p>
      <text:p text:style-name="P148">M. Schur<text:span text:style-name="T2">é</text:span> porte un toast et lit une adr<text:span text:style-name="T2">esse ; un second toast est porté</text:span> par M. Reyer, auquel r<text:span text:style-name="T2">épond M. Lamoureux : enfin un troisiè</text:span>me par M. Bauer. </text:p>
      <text:p text:style-name="P148">Finalement, un groupe en bronze de M. Godebski, repr<text:span text:style-name="T2">é</text:span>sentant Elsa et Lohengrin est offert par souscription au chef d'orchestre de l'Eden-Th<text:span text:style-name="T2">éâ</text:span>tre. </text:p>
      <text:p text:style-name="P147"/>
      <text:p text:style-name="P148">Les proc<text:span text:style-name="T2">è</text:span>s intent<text:span text:style-name="T2">é</text:span>s aux journaux anti-wagn<text:span text:style-name="T2">ériens par M. Lamoureux : </text:span></text:p>
      <text:p text:style-name="P148">M. Lamoureux adresse, le 18 mai, <text:span text:style-name="T2">à</text:span> M. H<text:span text:style-name="T2">é</text:span>brard, pr<text:span text:style-name="T2">é</text:span>sident du Syndicat de la presse, une lettre dont nous extrayons ce passage. </text:p>
      <text:p text:style-name="P147"/>
      <text:p text:style-name="P196"><text:span text:style-name="T2">«</text:span><text:span text:style-name="T4"> </text:span><text:span text:style-name="T2">Mon seul dé</text:span><text:span text:style-name="T44">sir, en toute cette affaire, est d'obtenir la satisfaction </text:span><text:span text:style-name="T2">à laquelle j'ai droit : celle d'entendre proclamer que je suis seul à</text:span><text:span text:style-name="T44"> supporter le poids de la responsabilit</text:span><text:span text:style-name="T2">é</text:span><text:span text:style-name="T44"> que j'ai assum</text:span><text:span text:style-name="T2">é</text:span><text:span text:style-name="T44">e en montant </text:span><text:span text:style-name="T41">Lohengrin</text:span><text:span text:style-name="T43">, </text:span><text:span text:style-name="T44">dans le but unique de </text:span><text:span text:style-name="T43">servir la </text:span><text:span text:style-name="T44">cause de l'art dans mon pays. Je viens donc me mettre </text:span><text:span text:style-name="T2">à</text:span><text:span text:style-name="T44"> votre disposition pour vous donner les preuves irr</text:span><text:span text:style-name="T2">é</text:span><text:span text:style-name="T44">futables que c'est avec mes seuls deniers que j'ai conduit l'entreprise qui vient d'avoir une issue si n</text:span><text:span text:style-name="T2">é</text:span><text:span text:style-name="T44">faste pour moi, et que personne, soit d'Allemagne, soit de France ou d'ailleurs, m</text:span><text:span text:style-name="T2">ê</text:span><text:span text:style-name="T44">me parmi mes coreligionnaires artistiques ou mes amis les plus proches, n'a eu un int</text:span><text:span text:style-name="T2">é</text:span><text:span text:style-name="T44">r</text:span><text:span text:style-name="T2">ê</text:span><text:span text:style-name="T44">t p</text:span><text:span text:style-name="T2">é</text:span><text:span text:style-name="T44">cuniaire quelconque ni apport</text:span><text:span text:style-name="T2">é</text:span><text:span text:style-name="T44"> d'argent dans mon entreprise. S'il vous pla</text:span><text:span text:style-name="T2">î</text:span><text:span text:style-name="T44">t de </text:span><text:span text:style-name="T43">taire </text:span><text:span text:style-name="T44">poursuivre cette enqu</text:span><text:span text:style-name="T2">ê</text:span><text:span text:style-name="T44">te par un tribunal arbitral et si les journaux qui m'ont profond</text:span><text:span text:style-name="T2">é</text:span><text:span text:style-name="T44">ment bless</text:span><text:span text:style-name="T2">é</text:span><text:span text:style-name="T44"> dans mon patriotisme et dans mon honneur consentent </text:span><text:span text:style-name="T2">à</text:span><text:span text:style-name="T44"> en enregistrer les r</text:span><text:span text:style-name="T2">é</text:span><text:span text:style-name="T44">sultats, je renoncerai de tout c</text:span><text:span text:style-name="T2">œ</text:span><text:span text:style-name="T44">ur, par d</text:span><text:span text:style-name="T2">é</text:span><text:span text:style-name="T44">f</text:span><text:span text:style-name="T2">é</text:span><text:span text:style-name="T44">rence et reconnaissance pour la presse parisienne, </text:span><text:span text:style-name="T2">à</text:span><text:span text:style-name="T44"> l'action que j'ai intent</text:span><text:span text:style-name="T2">ée contre eux »</text:span><text:span text:style-name="T44"> </text:span></text:p>
      <text:p text:style-name="P195"/>
      <text:p text:style-name="P148">Le pr<text:span text:style-name="T2">é</text:span>sident du Syndicat de la presse a r<text:span text:style-name="T2">é</text:span>pondu le <text:span text:style-name="T39">20 </text:span><text:span text:style-name="T2">mai : </text:span></text:p>
      <text:p text:style-name="P147"/>
      <text:p text:style-name="P197">«<text:span text:style-name="T111"> </text:span>Monsieur, </text:p>
      <text:p text:style-name="P196"><text:span text:style-name="T44">J'ai communiqu</text:span><text:span text:style-name="T2">é</text:span><text:span text:style-name="T44"> au Syndicat de la presse parisienne la lettre que vous lui avez fait l'honneur de lui adresser. </text:span></text:p>
      <text:p text:style-name="P196"><text:span text:style-name="T44">Mes coll</text:span><text:span text:style-name="T2">è</text:span><text:span text:style-name="T44">gues ont </text:span><text:span text:style-name="T2">é</text:span><text:span text:style-name="T44">t</text:span><text:span text:style-name="T2">é</text:span><text:span text:style-name="T44"> d'avis qu'il ne leur appartenait pas d'entrer, m</text:span><text:span text:style-name="T2">ê</text:span><text:span text:style-name="T44">me indirectement, dans un d</text:span><text:span text:style-name="T2">é</text:span><text:span text:style-name="T44">bat qui n'est pas de leur comp</text:span><text:span text:style-name="T2">é</text:span><text:span text:style-name="T44">tence, le Syndicat ayant </text:span><text:span text:style-name="T2">é</text:span><text:span text:style-name="T44">t</text:span><text:span text:style-name="T2">é</text:span><text:span text:style-name="T44"> institu</text:span><text:span text:style-name="T2">é</text:span><text:span text:style-name="T44"> pour d</text:span><text:span text:style-name="T2">é</text:span><text:span text:style-name="T44">fendre les int</text:span><text:span text:style-name="T2">é</text:span><text:span text:style-name="T44">r</text:span><text:span text:style-name="T2">ê</text:span><text:span text:style-name="T44">ts g</text:span><text:span text:style-name="T2">é</text:span><text:span text:style-name="T44">n</text:span><text:span text:style-name="T2">é</text:span><text:span text:style-name="T44">raux de la presse parisienne. </text:span></text:p>
      <text:p text:style-name="P209"><text:span text:style-name="T44">Ils me chargent de vous transmettre, avec leurs regrets, l'assurance de leur consid</text:span><text:span text:style-name="T2">é</text:span><text:span text:style-name="T44">ration la plus distingu</text:span><text:span text:style-name="T2">ée. »</text:span></text:p>
      <text:p text:style-name="P208"><text:soft-page-break/></text:p>
      <text:p text:style-name="P72">Quelques renseignements compl<text:span text:style-name="T2">émentaires : La Socié</text:span>t<text:span text:style-name="T2">é</text:span> Philanthropique pr<text:span text:style-name="T2">é</text:span>sid<text:span text:style-name="T2">é</text:span>e par le prince d'Arenberg avait entam<text:span text:style-name="T2">é</text:span> des n<text:span text:style-name="T2">é</text:span>gociations avec M. Lamoureux pour que la premi<text:span text:style-name="T2">è</text:span>re repr<text:span text:style-name="T2">é</text:span>sentation de <text:span text:style-name="T40">Lohengrin</text:span><text:span text:style-name="T39">, </text:span>moyennant une convention financi<text:span text:style-name="T2">è</text:span>re, f<text:span text:style-name="T2">û</text:span>t donn<text:span text:style-name="T2">é</text:span>e au profit de la Soci<text:span text:style-name="T2">é</text:span>t<text:span text:style-name="T2">é</text:span>. La chose n'aboutit pas, et la Soci<text:span text:style-name="T2">é</text:span>t<text:span text:style-name="T2">é</text:span> se contenta de manifester son wagn<text:span text:style-name="T2">é</text:span>risme en introduisant dans la revue du duc de Massa qu'elle fit jouer <text:span text:style-name="T2">à</text:span> l'Op<text:span text:style-name="T2">é</text:span>ra-Comique, <text:span text:style-name="T33">le C</text:span><text:span text:style-name="T15">œ</text:span><text:span text:style-name="T33">ur de Paris</text:span>, la <text:span text:style-name="T97">Valkyrie </text:span>personnifi<text:span text:style-name="T2">é</text:span>e par Mlle Desclauzas. </text:p>
      <text:p text:style-name="P71"/>
      <text:p text:style-name="P72">Errata <text:span text:style-name="T2">à</text:span> distribution de <text:span text:style-name="T33">Lohengrin</text:span> que nous avons publi<text:span text:style-name="T2">ée : le rô</text:span>le d'Ortrude devait <text:span text:style-name="T2">être tenu en double par Mlle Janvier ; les chœ</text:span>urs comprenaient 72 chanteurs (16 soprani, 16 alti, 20 t<text:span text:style-name="T2">é</text:span>nors, 20 basses). </text:p>
      <text:p text:style-name="P72">Ajoutons le nom des r<text:span text:style-name="T2">é</text:span>p<text:span text:style-name="T2">étiteurs : MM. d'Indy, Chevillard, Salmon, Marie, Rosetti</text:span>, Ray. </text:p>
      <text:p text:style-name="P75">Le tableau des r<text:span text:style-name="T2">é</text:span>p<text:span text:style-name="T2">étitions chorales : Ré</text:span>p<text:span text:style-name="T2">é</text:span>titions partielles… 46</text:p>
      <text:p text:style-name="P76">–<text:span text:style-name="T4"> <text:tab/></text:span><text:span text:style-name="T2">d'ensemble</text:span>… 6</text:p>
      <text:p text:style-name="P77">–<text:span text:style-name="T4"> <text:tab/></text:span><text:span text:style-name="T2">en scè</text:span>ne au piano… 20</text:p>
      <text:p text:style-name="P78">–<text:span text:style-name="T4"> <text:tab/></text:span><text:span text:style-name="T2">avec orchestre</text:span>… 5</text:p>
      <text:p text:style-name="P79">–<text:span text:style-name="T4"> <text:tab/></text:span><text:span text:style-name="T2">gé</text:span>n<text:span text:style-name="T2">é</text:span>rales… 2</text:p>
      <text:p text:style-name="P72">Elles avaient commenc<text:span text:style-name="T2">é</text:span> le 27 janvier. </text:p>
      <text:p text:style-name="P71"/>
      <text:p text:style-name="P80">Les affiches : </text:p>
      <text:p text:style-name="P72">La premi<text:span text:style-name="T2">è</text:span>re affiche pos<text:span text:style-name="T2">é</text:span>e sur les colonnes Morris, porte <text:span text:style-name="T2">«</text:span><text:span text:style-name="T4"> </text:span><text:span text:style-name="T2">trè</text:span>s prochainement premi<text:span text:style-name="T2">è</text:span>re repr<text:span text:style-name="T2">ésentation... »</text:span> <text:span text:style-name="T39">elle </text:span>est du 21 avril. </text:p>
      <text:p text:style-name="P72">La seconde porte<text:span text:style-name="T2">«</text:span><text:span text:style-name="T4"> </text:span><text:span text:style-name="T2">mardi prochain 26 avril première... »</text:span>, du 23. </text:p>
      <text:p text:style-name="P72">La troisi<text:span text:style-name="T2">è</text:span>me <text:span text:style-name="T2">«</text:span><text:span text:style-name="T4"> </text:span><text:span text:style-name="T2">après-demain mardi... »</text:span>, du 24. </text:p>
      <text:p text:style-name="P72">La quatri<text:span text:style-name="T2">è</text:span>me <text:span text:style-name="T2">«</text:span><text:span text:style-name="T4"> </text:span><text:span text:style-name="T2">demain mardi... » du 25 : toutes sans la distr</text:span>ibution. </text:p>
      <text:p text:style-name="P72">La cinqui<text:span text:style-name="T2">è</text:span>me <text:span text:style-name="T2">«</text:span><text:span text:style-name="T4"> </text:span><text:span text:style-name="T2">aujourd'hui mardi... »</text:span> avec la distribution, le 26. </text:p>
      <text:p text:style-name="P72">L'apr<text:span text:style-name="T2">è</text:span>s-midi du m<text:span text:style-name="T2">ê</text:span>me jour, le 26 avril, une sixi<text:span text:style-name="T2">è</text:span>me affiche <text:span text:style-name="T2">«</text:span><text:span text:style-name="T4"> </text:span><text:span text:style-name="T2">la premiè</text:span>re repr<text:span text:style-name="T2">é</text:span>sentation de <text:span text:style-name="T33">Lohengrin</text:span> est ajourn<text:span text:style-name="T2">ée »</text:span>. </text:p>
      <text:p text:style-name="P72">La septi<text:span text:style-name="T2">è</text:span>me affiche appara<text:span text:style-name="T2">î</text:span>t le mardi 3 mai seulement, pour annoncer la repr<text:span text:style-name="T2">é</text:span>sentation. </text:p>
      <text:p text:style-name="P72">Le mercredi 4, rien. </text:p>
      <text:p text:style-name="P72"><text:soft-page-break/>Le jeudi 5, huiti<text:span text:style-name="T2">è</text:span>me affiche annon<text:span text:style-name="T2">ç</text:span>ant la seconde repr<text:span text:style-name="T2">ésentation ; l'aprè</text:span>s-midi les deux affiches manuscrites de l'Eden-Th<text:span text:style-name="T2">éâ</text:span>tre pour le remboursement des places. </text:p>
      <text:p text:style-name="P71"/>
      <text:p text:style-name="P72">Pour terminer, un pr<text:span text:style-name="T2">é</text:span>cieux renseignement<text:span text:style-name="T4"> </text:span><text:span text:style-name="T2">: </text:span></text:p>
      <text:p text:style-name="P72">L'esquisse de la partition de <text:span text:style-name="T33">Lohengrin</text:span> (esquisse tr<text:span text:style-name="T2">è</text:span>s compl<text:span text:style-name="T2">è</text:span>te), donn<text:span text:style-name="T2">é</text:span>e par Wagner <text:span text:style-name="T2">à</text:span> madame Laussot, porte la date d'ach<text:span text:style-name="T2">è</text:span>vement du 5 mars 1847. </text:p>
      <text:p text:style-name="P71"/>
      <text:h text:style-name="P245" text:outline-level="2">Mois wagnérien à Paris</text:h>
      <text:p text:style-name="P72"><text:span text:style-name="T2">3 mai : Eden-Théâtre : </text:span><text:span text:style-name="T33">Lohengrin</text:span>. </text:p>
      <text:p text:style-name="P72">30 –<text:span text:style-name="T4"> </text:span><text:span text:style-name="T2">Concert Lamoureux à</text:span> l'Eden-Th<text:span text:style-name="T2">éâtre : Ouv. </text:span>de <text:span text:style-name="T33">Tannh</text:span><text:span text:style-name="T15">æ</text:span><text:span text:style-name="T33">user</text:span><text:span text:style-name="T4"> </text:span><text:span text:style-name="T2">; lied de la </text:span><text:span text:style-name="T33">Walkure</text:span> (M. Van Dyck). </text:p>
      <text:p text:style-name="P72">Le 16 juin a eu lieu, dans la m<text:span text:style-name="T2">ê</text:span>me salle que l'an dernier, la soir<text:span text:style-name="T2">é</text:span>e dite du Petit-Bayreuth. Cette s<text:span text:style-name="T2">é</text:span>ance, si vraiment curieuse et d'un si r<text:span text:style-name="T2">é</text:span>el int<text:span text:style-name="T2">é</text:span>r<text:span text:style-name="T2">ê</text:span>t wagn<text:span text:style-name="T2">é</text:span>rien, a obtenu le succ<text:span text:style-name="T2">è</text:span>s le plus sinc<text:span text:style-name="T2">è</text:span>re. </text:p>
      <text:p text:style-name="P72">Le programme <text:span text:style-name="T2">était celui-ci : </text:span><text:span text:style-name="T33">Parsifal</text:span>, 2<text:span text:style-name="T45">e</text:span> tableau du 3<text:span text:style-name="T45">e</text:span><text:span text:style-name="T2"> acte ; </text:span><text:span text:style-name="T33">Tannh</text:span><text:span text:style-name="T15">æ</text:span><text:span text:style-name="T33">user</text:span>, le p<text:span text:style-name="T2">è</text:span>lerinage <text:span text:style-name="T2">à Rome ; </text:span><text:span text:style-name="T33">G</text:span><text:span text:style-name="T15">œ</text:span><text:span text:style-name="T33">tterd</text:span><text:span text:style-name="T15">æ</text:span><text:span text:style-name="T33">mmerung</text:span>, sc<text:span text:style-name="T2">è</text:span>ne finale, 2<text:span text:style-name="T45">e</text:span> sc<text:span text:style-name="T2">ène du prologue ; </text:span><text:span text:style-name="T33">Tr</text:span><text:span text:style-name="T15">æume ;</text:span> <text:span text:style-name="T33">Rheingold</text:span>, 1<text:span text:style-name="T45">re</text:span> sc<text:span text:style-name="T2">è</text:span>ne. </text:p>
      <text:p text:style-name="P72">Voici la liste des ex<text:span text:style-name="T2">écutants ; l'orchestre é</text:span>tait excellent, mais les compliments les plus vifs sont dus sp<text:span text:style-name="T2">é</text:span>cialement aux chanteurs, tous parfaits musiciens et admirablement intelligents des <text:span text:style-name="T2">œ</text:span>uvres qu'ils interpr<text:span text:style-name="T2">é</text:span>taient. </text:p>
      <text:p text:style-name="P71"/>
      <text:p text:style-name="P82">C<text:span text:style-name="T96">HANT</text:span></text:p>
      <text:p text:style-name="P81">Mesdames Helliuan ; Brlinnkilde ; </text:p>
      <text:p text:style-name="P149"><text:span text:style-name="T11">Dalmont : Woghnde ; Braig : Wellgiindc ; Balisste : Ftosshildt ; MM. Cougoul : Par </text:span><text:span text:style-name="T39">tifaSiegfried, </text:span><text:span text:style-name="T11">Tannltxitsft. Perreau : </text:span><text:span text:style-name="T39">Api </text:span><text:span text:style-name="T31">for tat, </text:span><text:span text:style-name="T39">Alberi </text:span><text:span text:style-name="T30">th. </text:span></text:p>
      <text:p text:style-name="P83">ORCHESTRE</text:p>
      <text:p text:style-name="P120"><text:span text:style-name="T97">MM. </text:span>Bailly Boisseau G. <text:span text:style-name="T97">Fridrieb I. </text:span>Garcin Gatellier Herwpgii M<text:span text:style-name="T2">â</text:span>che P. Mat<text:span text:style-name="T2">î</text:span>rin Miersch Wenner</text:p>
      <text:p text:style-name="P83">Cailliat G. David M. Gaupillat Henry</text:p>
      <text:p text:style-name="P85"><text:span text:style-name="T30">Jumas Lalorge </text:span><text:span text:style-name="T39">Lazzari </text:span><text:span text:style-name="T30">Valdruche</text:span></text:p>
      <text:p text:style-name="P83">ALTOS</text:p>
      <text:p text:style-name="P83">Badon-Pascal Belloc Duttenhofcr Ch. Lamoureux Rica</text:p>
      <text:p text:style-name="P83">W&amp;rnecke <text:span text:style-name="T97">Witt</text:span></text:p>
      <text:p text:style-name="P84">violokcellks</text:p>
      <text:p text:style-name="P121"><text:span text:style-name="T30">MM. BiLoir </text:span><text:span text:style-name="T39">Cab </text:span><text:span text:style-name="T30">a s sol A. Fischer G. Gaupillat J. Griset A. Imbert</text:span></text:p>
      <text:p text:style-name="P83">coktbb-bassbs</text:p>
      <text:p text:style-name="P83">Charpentier Charron Martin Roubi<text:span text:style-name="T2">é</text:span></text:p>
      <text:p text:style-name="P85">¡'lu tu</text:p>
      <text:p text:style-name="P85">Lailenrance</text:p>
      <text:p text:style-name="P85"><text:soft-page-break/><text:span text:style-name="T97">kavtsois </text:span>et cox anglais</text:p>
      <text:p text:style-name="P85">BouCar. i</text:p>
      <text:p text:style-name="P85">clarinettes</text:p>
      <text:p text:style-name="P85">Turban Bretonneau</text:p>
      <text:p text:style-name="P85">kasso*</text:p>
      <text:p text:style-name="P85">MM. <text:span text:style-name="T2">Û</text:span>ihan Lefebvre</text:p>
      <text:p text:style-name="P85">cors</text:p>
      <text:p text:style-name="P85">Reine</text:p>
      <text:p text:style-name="P85">Delgr<text:span text:style-name="T2">ï</text:span>nge</text:p>
      <text:p text:style-name="P85">Jlaiary</text:p>
      <text:p text:style-name="P85">troht'ette</text:p>
      <text:p text:style-name="P85">Franquin</text:p>
      <text:p text:style-name="P85">harpes</text:p>
      <text:p text:style-name="P85">Mlle Laudonx</text:p>
      <text:p text:style-name="P85">M. S. R. Taillandier <text:span text:style-name="T2">À</text:span>. Messager</text:p>
      <text:p text:style-name="P85">pjasos</text:p>
      <text:p text:style-name="P85">Chevillzrd '. David Luxrato</text:p>
      <text:p text:style-name="P85">Les divers fragments composant le programme ont <text:span text:style-name="T2">é</text:span>t<text:span text:style-name="T2">é</text:span> transcrits pour p<text:span text:style-name="T2">etit orchestre par : </text:span></text:p>
      <text:p text:style-name="P85"><text:span text:style-name="T4"> </text:span><text:span text:style-name="T2">? . i. E. Hum </text:span><text:span text:style-name="T39">perdici </text:span>(Sc<text:span text:style-name="T2">ènes de Parti/a ! ) ; </text:span></text:p>
      <text:p text:style-name="P86">M. E. David<text:tab/>(Sc<text:span text:style-name="T2">è</text:span>ne finale du Cr<text:span text:style-name="T2">épuscule des Dieux ; et scè</text:span>ne pre</text:p>
      <text:p text:style-name="P150">mi<text:span text:style-name="T2">è</text:span>re de VOr du Riiin). M. P. Dufcas<text:tab/>(Adieux de Siegfried <text:span text:style-name="T2">à BrSnnhilde) ; </text:span></text:p>
      <text:p text:style-name="P85">M. A. Messager (Sc<text:span text:style-name="T2">è</text:span>ne de Tankhaaser). </text:p>
      <text:h text:style-name="P245" text:outline-level="2">Correspondances</text:h>
      <text:p text:style-name="P147"/>
      <text:p text:style-name="P147"><text:span text:style-name="T48">Leipzig –</text:span><text:span text:style-name="T54"> </text:span><text:span text:style-name="T51">Nous avons à</text:span><text:span text:style-name="T48"> signaler </text:span><text:span text:style-name="T51">à</text:span><text:span text:style-name="T48"> Leipzig deux repr</text:span><text:span text:style-name="T51">é</text:span><text:span text:style-name="T48">sentations presque parfaites des drames wagn</text:span><text:span text:style-name="T51">ériens : le 29 avril, on a donné</text:span><text:span text:style-name="T48"> le </text:span><text:span text:style-name="T64">Rheingold</text:span><text:span text:style-name="T48">. L'interpr</text:span><text:span text:style-name="T51">é</text:span><text:span text:style-name="T48">tation de cette pr</text:span><text:span text:style-name="T51">é</text:span><text:span text:style-name="T48">face du Cycle m</text:span><text:span text:style-name="T51">é</text:span><text:span text:style-name="T48">rite des </text:span><text:span text:style-name="T51">é</text:span><text:span text:style-name="T48">loges sans restrictions. L'orchestre sous la direction du Kappelmeister Mahler</text:span><text:note text:id="ftn65" text:note-class="endnote"><text:note-citation>aa</text:note-citation><text:note-body><text:p text:style-name="Endnote"><text:span text:style-name="T48"><text:tab/>Il s’agit bien sûr de Gustav Mahler (1860-1911) qui dirigea toute sa vie les œuvres de Wagner à Leipzig, Budapest puis Vienne à partir de 1897. Avec le peintre Alfred Roller, il a réalisé lui-même les mises en scène. La référence absolue en ce domaine est le </text:span><text:span text:style-name="T33">Mahler</text:span> de Henry-Louis de la Grange, aux éditions Fayard, 1984. [NdE]</text:p><text:p text:style-name="Endnote"/></text:note-body></text:note><text:span text:style-name="T48"> a montr</text:span><text:span text:style-name="T51">é</text:span><text:span text:style-name="T48"> qu'il </text:span><text:span text:style-name="T51">«</text:span><text:span text:style-name="T54"> </text:span><text:span text:style-name="T51">comprenait »</text:span><text:span text:style-name="T48"> la signification de l'</text:span><text:span text:style-name="T51">œuvre : il y a plusieurs maniè</text:span><text:span text:style-name="T48">res d'interpr</text:span><text:span text:style-name="T51">é</text:span><text:span text:style-name="T48">ter les drames wagn</text:span><text:span text:style-name="T51">ériens : soit d'une maniè</text:span><text:span text:style-name="T48">re incorrecte, mais en indiquant le mouvement, comme le fait M. Colonne, soit avec minutie et correction, mais sans aucune compr</text:span><text:span text:style-name="T51">é</text:span><text:span text:style-name="T48">hension manifeste, comme c'est le cas pour M. Lamoureux, soit, enfin, en donnant aux motifs toute leur valeur significative, ce qui ne peut </text:span><text:span text:style-name="T51">ê</text:span><text:span text:style-name="T48">tre produit que par une </text:span><text:span text:style-name="T51">é</text:span><text:span text:style-name="T48">tude approfondie de l'</text:span><text:span text:style-name="T51">œ</text:span><text:span text:style-name="T48">uvre et une compr</text:span><text:span text:style-name="T51">é</text:span><text:span text:style-name="T48">hens</text:span><text:span text:style-name="T51">ion du sens des motifs-conducteurs ; cette derniè</text:span><text:span text:style-name="T48">re mani</text:span><text:span text:style-name="T51">è</text:span><text:span text:style-name="T48">re est celle des orchestres de Leipzig et de Bayreuth. </text:span></text:p>
      <text:p text:style-name="P148">Les d<text:span text:style-name="T2">é</text:span>cors du <text:span text:style-name="T33">Rheingold</text:span> sont tr<text:span text:style-name="T2">è</text:span>s satisfaisants au Neues Leipziger Stad-Theater, surtout celui du premier tableau. </text:p>
      <text:p text:style-name="P148">Comme acteurs, nous citeron<text:span text:style-name="T2">s surtout M. Perron, qui est bien le meilleur Wotan que nous avons vu jusqu'ici : mimique et chant tout est parfait. Madame Sthamer-Andriessen repré</text:span>sente Fricka avec tout l'<text:span text:style-name="T2">é</text:span>clat de sa beaut<text:span text:style-name="T2">é</text:span> et toute l'expression de son chant. </text:p>
      <text:p text:style-name="P148">Le premier mai, a eu lieu une repr<text:span text:style-name="T2">é</text:span>sentation de <text:span text:style-name="T33">Tannh</text:span><text:span text:style-name="T15">æ</text:span><text:span text:style-name="T33">user</text:span>. Ici, les fatales coupures font leur apparition, mais sont plus discr<text:span text:style-name="T2">è</text:span>tes qu'<text:span text:style-name="T2">à</text:span> l'op<text:span text:style-name="T2">éra de Berlin ; tandis qu'à</text:span> Berlin on supprime purement et simplement le pr<text:span text:style-name="T2">é</text:span>lude du troisi<text:span text:style-name="T2">è</text:span>me acte, les accords d'une extraordinaire beaut<text:span text:style-name="T2">é</text:span> qui suivent la pri<text:span text:style-name="T2">è</text:span>re d'Elisabeth, et toute la fin, nous n'avons eu <text:span text:style-name="T2">à</text:span> d<text:span text:style-name="T2">é</text:span>plorer <text:span text:style-name="T2">à</text:span> Leipzig que la suppression du ch<text:span text:style-name="T2">œ</text:span>ur dit miracle. En revanche l'on y a donn<text:span text:style-name="T2">é</text:span> toute la fameuse Bacchanale du premier acte, qui se supprime d'ordinaire. </text:p>
      <text:p text:style-name="P148">Madame Andriessen a fait d'Elisabeth une admirable cr<text:span text:style-name="T2">é</text:span>ation. Tout le second acte si beau de <text:span text:style-name="T33">Tannh</text:span><text:span text:style-name="T15">æ</text:span><text:span text:style-name="T33">user</text:span> a <text:span text:style-name="T2">é</text:span>t<text:span text:style-name="T2">é</text:span> pour elle un triomphe. M. Perron a donn<text:span text:style-name="T2">é</text:span> <text:span text:style-name="T2">à Wolfram une signification extraordinaire : ce rô</text:span>le, le plus noble et le plus <text:span text:style-name="T2">é</text:span>l<text:span text:style-name="T2">é</text:span>gant (un souvenir du Don Ottavio de <text:span text:style-name="T33">Don Juan</text:span>) de tous ceux qu'a<text:span text:style-name="T119"> con</text:span><text:span text:style-name="T25">ç</text:span><text:span text:style-name="T119">us le g</text:span><text:span text:style-name="T25">é</text:span><text:span text:style-name="T119">nie de Wagner, a trouv</text:span><text:span text:style-name="T25">é</text:span><text:span text:style-name="T119"> en lui un digne interpr</text:span><text:span text:style-name="T25">è</text:span><text:span text:style-name="T119">te, surtout dans l'air du concours. </text:span></text:p>
      <text:p text:style-name="P148"><text:span text:style-name="T119">En r</text:span><text:span text:style-name="T25">é</text:span><text:span text:style-name="T119">sum</text:span><text:span text:style-name="T25">é</text:span><text:span text:style-name="T119">, sauf cette apparition d</text:span><text:span text:style-name="T25">é</text:span><text:span text:style-name="T119">plorable de la coupure, c</text:span>ette repr<text:span text:style-name="T2">é</text:span>sentation aurait <text:span text:style-name="T2">é</text:span>t<text:span text:style-name="T2">é</text:span> parfaite. De <text:span text:style-name="T33">Tannh</text:span><text:span text:style-name="T15">æ</text:span><text:span text:style-name="T33">user</text:span><text:span text:style-name="T2">, nous n'en parlons pas : aprè</text:span>s Niemann, on ne <text:soft-page-break/>peut qu'ex<text:span text:style-name="T2">é</text:span>cuter convenablement ce r<text:span text:style-name="T2">ô</text:span>le. </text:p>
      <text:p text:style-name="P148">Leipzig est certainement aujourd'hui le th<text:span text:style-name="T2">éâ</text:span>tre d'Allemagne o<text:span text:style-name="T2">ù</text:span> l'on joue avec les plus d'ensemble les <text:span text:style-name="T2">œ</text:span>uvres de Wagner. </text:p>
      <text:p text:style-name="P148">Charles Bonnier</text:p>
      <text:p text:style-name="P147"/>
      <text:p text:style-name="P148">Leipzig va donner un cycle complet des <text:span text:style-name="T2">œ</text:span>uvres de Wagner du 24 juin au 10 juillet. Au commencement de cette ann<text:span text:style-name="T2">é</text:span>e, on ne connaissait pas <text:span text:style-name="T33">la Walkure</text:span>, qui est jou<text:span text:style-name="T2">é</text:span>e dans les plus petits th<text:span text:style-name="T2">éâ</text:span>tres d'Allemagne. Il a donc fallu en un an faire ce tour de force de donner la T<text:span text:style-name="T2">étralogie ; et musiciens et chanteurs y ont mis une ardeur é</text:span>tonnante. </text:p>
      <text:p text:style-name="P148"><text:span text:style-name="T33">La Walkure</text:span> a <text:span text:style-name="T2">é</text:span>t<text:span text:style-name="T2">é</text:span> jou<text:span text:style-name="T2">ée cet hiver ; au printemps, </text:span><text:span text:style-name="T15">le Rheingold ; Siegf</text:span><text:span text:style-name="T33">ried</text:span> en mai et enfin <text:span text:style-name="T33">G</text:span><text:span text:style-name="T15">œ</text:span><text:span text:style-name="T33">tterd</text:span><text:span text:style-name="T15">æ</text:span><text:span text:style-name="T33">mmerung</text:span> le 17 de ce mois. L'orchestre est incomparablement sup<text:span text:style-name="T2">é</text:span>rieur <text:span text:style-name="T2">à</text:span> celui de Berlin. Nous avons <text:span text:style-name="T2">à</text:span> signaler encore Mesdames Moran-Olden et Andriessen qui ont tour <text:span text:style-name="T2">à</text:span> tour jou<text:span text:style-name="T2">é</text:span> Br<text:span text:style-name="T2">ü</text:span>nnhilde. </text:p>
      <text:p text:style-name="P148">La presse de Leipzig montre une ardeur surprenante en faveur de Wagner. </text:p>
      <text:p text:style-name="P72">C. B. </text:p>
      <text:p text:style-name="P71"/>
      <text:p text:style-name="P72"/>
      <text:p text:style-name="P71"/>
      <text:h text:style-name="P247" text:outline-level="1">VI-VII – Juillet-août 1887</text:h>
      <text:h text:style-name="Heading_20_2" text:outline-level="2"/>
      <text:p text:style-name="P72">Paris, <text:span text:style-name="T39">le </text:span>15 ao<text:span text:style-name="T2">û</text:span>t 1887. </text:p>
      <text:h text:style-name="Heading_20_2" text:outline-level="2">Considérations sur l'art wagnérien- 1 </text:h>
      <text:p text:style-name="P71"/>
      <text:list xml:id="list6820363273412123438" text:style-name="RTF_5f_Num_20_3">
        <text:list-item>
          <text:list>
            <text:list-item>
              <text:list>
                <text:list-item>
                  <text:h text:style-name="P250" text:outline-level="3">I</text:h>
                </text:list-item>
              </text:list>
            </text:list-item>
          </text:list>
        </text:list-item>
      </text:list>
      <text:p text:style-name="P148"><text:span text:style-name="T2">Par toute la terre s'il est une ville qui ne soit d'aucun lieu ; une ville ? non, un site vide d'habitudes et de lois, une solitude de monts, de</text:span> champs et de for<text:span text:style-name="T2">ê</text:span>ts, une hauteur au milieu d'<text:span text:style-name="T2">é</text:span>tendues impeupl<text:span text:style-name="T2">é</text:span>es, des campagnes profondes o<text:span text:style-name="T2">ù nul langage ne soit de droit, un pays sans oriflamme ; s'il est un site dans le monde où</text:span> plane l'exceptionnalit<text:span text:style-name="T2">é</text:span> du sans-patrie, qu'en ce terroir auguste s'<text:span text:style-name="T2">é</text:span>l<text:span text:style-name="T2">è</text:span>ve l'<text:span text:style-name="T2">é</text:span>difice tr<text:span text:style-name="T2">è</text:span>s abstrait du moderne th<text:span text:style-name="T2">éâ</text:span>tre. L'espace alentour s'<text:span text:style-name="T2">étendra dans un mutisme solennel, et se tairont toutes luttes, toutes ambitions ; l'esprit respirera un air serein ; et l'on verra la place unique parmi l'univers ou l'univers s'effacerait. Ja</text:span>dis, dans le tumulte des cit<text:span text:style-name="T2">é</text:span>s noires et batailleuses, haute en le ciel se tenait l'<text:span text:style-name="T2">é</text:span>glise cath<text:span text:style-name="T2">édrale, lieu mystique et d'asile : là</text:span> ce sera ce site, cath<text:span text:style-name="T2">é</text:span>dral entre les nations, o<text:span text:style-name="T2">ù</text:span> l'id<text:span text:style-name="T2">é</text:span>e aura son culte et son hospitalit<text:span text:style-name="T2">é</text:span>. Car dans ce d<text:span text:style-name="T2">é</text:span>sert humain, oui, sur quelque colline, dans un paysage de v<text:span text:style-name="T2">é</text:span>g<text:span text:style-name="T2">é</text:span>tations ouvert <text:span text:style-name="T2">à</text:span> des lointains, sous l'abri de montagnes infranchissables, et dans une placidit<text:span text:style-name="T2">é</text:span> d'<text:span text:style-name="T2">é</text:span>t<text:span text:style-name="T2">é</text:span> paisible, marbre sur marbre, nu, sans embl<text:span text:style-name="T2">è</text:span>mes, avec l'invisible triptyque <text:span text:style-name="T33">ars</text:span> moralement grav<text:span text:style-name="T2">é</text:span> en un fronton immat<text:span text:style-name="T2">é</text:span>riel, et dans un sanctuaire formidable d'inaccessibilit<text:span text:style-name="T2">é</text:span> atteinte, parmi l'ind<text:span text:style-name="T2">é</text:span>niable d'une obscurit<text:span text:style-name="T2">é</text:span>, d'un silence o<text:span text:style-name="T2">ù</text:span> toutes les <text:span text:style-name="T2">â</text:span>mes seront une <text:span text:style-name="T2">â</text:span>me, une obscurit<text:span text:style-name="T2">é</text:span> lucide de splendeurs, un silence sonore de pi<text:span text:style-name="T2">é</text:span>t<text:span text:style-name="T2">é</text:span>s, –<text:span text:style-name="T4"> </text:span><text:span text:style-name="T2">où</text:span> seront <text:span text:style-name="T2">é</text:span>vanouies les simagr<text:span text:style-name="T2">é</text:span>es simiesques des histrions, les falbalas, les rampes et les frises, et tous les accidents de voix et d'instruments d<text:span text:style-name="T2">é</text:span>biles –<text:span text:style-name="T4"> </text:span><text:span text:style-name="T2">ce sera les pages ouvertes de l'unique, tout puissante et tout suffisante symphonie, comme une infinité</text:span> comprise et entendue. </text:p>
      <text:p text:style-name="P147"><text:span text:style-name="T48">A ce Bayreuth id</text:span><text:span text:style-name="T51">é</text:span><text:span text:style-name="T48">al et qui ne peut </text:span><text:span text:style-name="T51">ê</text:span><text:span text:style-name="T48">tre, je d</text:span><text:span text:style-name="T51">é</text:span><text:span text:style-name="T48">die les illusoires souvenirs du vain Bayreuth, que, par le d</text:span><text:span text:style-name="T51">é</text:span><text:span text:style-name="T48">sespoir de concevoir celui-l</text:span><text:span text:style-name="T51">à</text:span><text:span text:style-name="T48">, nous a donn</text:span><text:span text:style-name="T51">é</text:span><text:span text:style-name="T48"> Richard Wagner</text:span><text:note text:id="ftn66" text:note-class="endnote"><text:note-citation>bb</text:note-citation><text:note-body><text:p text:style-name="Endnote"><text:span text:style-name="T48"><text:tab/>Dujardin oppose ici le Bayreuth idéal au Bayreuth vain. Dès les premières représentations, de nombreux spectateurs ont critiqué le tour trop mondain que prenait le festival voulu par Wagner. Outre le fait qu’on s’y rendait «  en pèlerinage  », il fallait «  y être  ». C’était devenu une mode. Les fervents wagnériens et les plus idéalistes en ont souffert. Il suffit de relire les premières pages du </text:span><text:span text:style-name="T33">Wagner </text:span>de Suarès pour s’en persuader. Le narrateur s’éloigne <text:s/>rapidement des cercles des touristes, américains en particulier, pour imaginer un Bayreuth idéal dont il rêve. Nous sommes ici dans le même type de réflexion. [NdE]</text:p><text:p text:style-name="Endnote"/><text:p text:style-name="Endnote"/></text:note-body></text:note><text:span text:style-name="T48">. </text:span></text:p>
      <text:p text:style-name="P147"/>
      <text:p text:style-name="P148">II</text:p>
      <text:p text:style-name="P147"><text:soft-page-break/></text:p>
      <text:p text:style-name="P148">Un jour, <text:span text:style-name="T2">à</text:span> Bayreuth, sortant d'une repr<text:span text:style-name="T2">é</text:span>sentation du premier acte de <text:span text:style-name="T33">Tristan et Isolde</text:span> et gravissant avec un ami la mont<text:span text:style-name="T2">é</text:span>e au-dessus du th<text:span text:style-name="T2">éâ</text:span>tre, plus sp<text:span text:style-name="T2">é</text:span>cialement que de coutume poign<text:span text:style-name="T2">é</text:span>s l'un et l'autre du spectacle qui venait de se clore, et silencieux, je consid<text:span text:style-name="T2">é</text:span>rais les champs environnants et un paysan laboureur qui <text:span text:style-name="T2">à</text:span> ce moment traversait la route, conduisant un couple de b<text:span text:style-name="T2">œ</text:span>ufs et tranquille d'indiff<text:span text:style-name="T2">érence ; la placide nature de ces champs et le plus placide passage de ce paysan laboureur faisait aux passionnements du drame ré</text:span>cent une antith<text:span text:style-name="T2">è</text:span>se, et, comme <text:span text:style-name="T2">à</text:span> un nouveau drame, je fus <text:span text:style-name="T2">é</text:span>mu... Etait-ce donc de l'art, la r<text:span text:style-name="T2">é</text:span>alit<text:span text:style-name="T2">é de cette nature, autant que la fiction de ce drame ? qu'est-ce alors que l'art, et qu'est-ce que la ré</text:span>alit<text:span text:style-name="T2">é</text:span><text:span text:style-name="T4"> </text:span><text:span text:style-name="T2">? comment, dans l'unité</text:span> qui est la vie, l'art est-il n<text:span text:style-name="T2">é</text:span>, <text:span text:style-name="T2">à</text:span> c<text:span text:style-name="T2">ô</text:span>t<text:span text:style-name="T2">é</text:span> de la r<text:span text:style-name="T2">é</text:span>alit<text:span text:style-name="T2">é</text:span><text:span text:style-name="T4"> </text:span><text:span text:style-name="T2">? et à</text:span> c<text:span text:style-name="T2">ô</text:span>t<text:span text:style-name="T2">é</text:span> de la r<text:span text:style-name="T2">é</text:span>alit<text:span text:style-name="T2">é</text:span> quel a pu devenir l'art, quel doit-il <text:span text:style-name="T2">être ? </text:span></text:p>
      <text:p text:style-name="P148">De ce principe que les choses ne sont qu'en tant que sensations, que rien n'existe si ce n'est des sensations, que la vie est une suite de sensations, de ce principe (<text:span text:style-name="T2">é</text:span>vident, quelles que soient les m<text:span text:style-name="T2">é</text:span>taphysiques, quelles que soient les th<text:span text:style-name="T2">é</text:span>ologies qu'on y joigne ou qu'on y ins<text:span text:style-name="T2">ère) toute dialectique doit descendre ; l'homme, é</text:span>tant d'essence sensationnel, vivant de sensations, est n<text:span text:style-name="T2">é</text:span>cessairement besogneux de sensations, et, besogneux de sensations, il veut les s<text:span text:style-name="T2">é</text:span>ries sensa<text:span text:style-name="T2">tionnelles plus intenses ; or, une sé</text:span>rie sensationnelle sera plus intense si elle est plus homog<text:span text:style-name="T2">è</text:span>ne, c'est-<text:span text:style-name="T2">à</text:span>-dire si, parmi les sensations qui la composent, les sensations du m<text:span text:style-name="T2">ê</text:span>me ordre logique admettent l'entrem<text:span text:style-name="T2">ê</text:span>lement d'un moins grand nombre de sensations d'un ordre logique diff<text:span text:style-name="T2">é</text:span>rent. Dans la suite de sensations qu'est la vie, <text:span text:style-name="T2">à</text:span> c<text:span text:style-name="T2">ô</text:span>t<text:span text:style-name="T2">é</text:span> de l'ensemble de sensations h<text:span text:style-name="T2">é</text:span>t<text:span text:style-name="T2">é</text:span>rog<text:span text:style-name="T2">è</text:span>nes qu'est la r<text:span text:style-name="T2">é</text:span>alit<text:span text:style-name="T2">é</text:span>, –<text:span text:style-name="T4"> </text:span><text:span text:style-name="T2">cré</text:span>er des s<text:span text:style-name="T2">é</text:span>ries sensationnelles plus homog<text:span text:style-name="T2">è</text:span>nes, donc plus intenses, c'est le but de l'art. </text:p>
      <text:p text:style-name="P148">D'abord, les hommes, issus du primitif <text:span text:style-name="T2">é</text:span>tat de l'inconscience, longtemps n'ayant rien que les confuses suites des sensations n<text:span text:style-name="T2">é</text:span>es en eux du tourbillonnant spectacle des choses, et peu <text:span text:style-name="T2">à</text:span> peu connaissant le besoin des sensations plus intenses donc plus homog<text:span text:style-name="T2">è</text:span>nes en leurs suites, s'essay<text:span text:style-name="T2">è</text:span>rent <text:span text:style-name="T2">à</text:span> d<text:span text:style-name="T2">é</text:span>gager parmi leurs visions quelques visions particuli<text:span text:style-name="T2">è</text:span>res. Une action contempl<text:span text:style-name="T2">é</text:span>e, un combat par exemple, cela <text:span text:style-name="T2">é</text:span>tait pour eux une s<text:span text:style-name="T2">é</text:span>rie de sensations d<text:span text:style-name="T2">é</text:span>j<text:span text:style-name="T2">à</text:span> plus vive, plus int<text:span text:style-name="T2">é</text:span>ressante, par un certain reculement et une <text:span text:style-name="T2">é</text:span>limination des sensations <text:span text:style-name="T2">é</text:span>trang<text:span text:style-name="T2">è</text:span>res au combat, par l'accumulation des sensations suivies du combat et leur pr<text:span text:style-name="T2">é</text:span>pond<text:span text:style-name="T2">érance ; mais ce </text:span><text:soft-page-break/><text:span text:style-name="T2">beau spectacle d'un combat, si le combat é</text:span>tait r<text:span text:style-name="T2">é</text:span>el, n'<text:span text:style-name="T2">é</text:span>tait-il pas, en tant que spectacle, att<text:span text:style-name="T2">é</text:span>nu<text:span text:style-name="T2">é</text:span> par l'<text:span text:style-name="T2">é</text:span>parsement sensationnel inh<text:span text:style-name="T2">é</text:span>rent <text:span text:style-name="T2">à</text:span> sa r<text:span text:style-name="T2">é</text:span>alit<text:span text:style-name="T2">é</text:span> m<text:span text:style-name="T2">ême ? pour diminuer cet é</text:span>parsement il fallait diminuer la part de r<text:span text:style-name="T2">é</text:span>alit<text:span text:style-name="T2">é</text:span><text:span text:style-name="T4"> </text:span><text:span text:style-name="T2">; et ce premier effort de l'art produisit le théâ</text:span>tre. </text:p>
      <text:p text:style-name="P148">Le th<text:span text:style-name="T2">éâ</text:span>tre est un spectacle de vie su fictif par les spectateurs qui le contemplent et cons<text:span text:style-name="T2">é</text:span>quemment d'une sensation moins <text:span text:style-name="T2">é</text:span>parse, plus homog<text:span text:style-name="T2">è</text:span>ne, plus intense que le spectacle de la vie r<text:span text:style-name="T2">éelle ; le théâ</text:span>tre est le premier degr<text:span text:style-name="T2">é</text:span> de l'art parmi la vie... Apr<text:span text:style-name="T2">è</text:span>s dix ans de luttes et de souffrances lointaines, voil<text:span text:style-name="T2">à</text:span> que las et triomphant de ses armes rouill<text:span text:style-name="T2">é</text:span>es de sangs, le roi-guerrier revient <text:span text:style-name="T2">à</text:span> la couche de son <text:span text:style-name="T2">é</text:span>pouse, et l'attend l'adult<text:span text:style-name="T2">è</text:span>re, et le trappe, qui un jour par le vouloir d'At<text:span text:style-name="T2">è et l'acte filial sera puni ; telle, dans l'amplitude sereine et introublé</text:span>e des portiques, entre les colonnades haut orn<text:span text:style-name="T2">é</text:span>es des figures de dieux, l'action humaine apparaissait, et libre de soucis <text:span text:style-name="T2">é</text:span>trangers, toute drue d'elle-m<text:span text:style-name="T2">ê</text:span>me, la sensation des divinit<text:span text:style-name="T2">é</text:span>s implacables aux Atr<text:span text:style-name="T2">é</text:span>ides surgissait, v<text:span text:style-name="T2">é</text:span>h<text:span text:style-name="T2">é</text:span>mente plus que d'aucune r<text:span text:style-name="T2">é</text:span>alit<text:span text:style-name="T2">é</text:span>, terrifiante et s<text:span text:style-name="T2">û</text:span>re, art, dans les <text:span text:style-name="T2">â</text:span>mes spectatrices. </text:p>
      <text:p text:style-name="P148">L'art th<text:span text:style-name="T2">éâ</text:span>t<text:span text:style-name="T2">ral isolait dans la vie une vie plus intense ; et des esprits subtils cherchè</text:span>rent si de la vie une vie plus sp<text:span text:style-name="T2">é</text:span>cialis<text:span text:style-name="T2">é</text:span>e encore et plus intense ne pouvait pas <text:span text:style-name="T2">ê</text:span>tre tir<text:span text:style-name="T2">é</text:span>e. On peut imaginer qu'en quelqu'un de ces jours anciens, parmi les f<text:span text:style-name="T2">ê</text:span>tes qui remplissaient la cit<text:span text:style-name="T2">é</text:span> de splendeurs, quelque divin philosophe isol<text:span text:style-name="T2">é</text:span> dans la multitude sur les gradins de marbre d'un Panath<text:span text:style-name="T2">é</text:span>n<text:span text:style-name="T2">é</text:span>c, ayant <text:span text:style-name="T2">é</text:span>t<text:span text:style-name="T2">é</text:span> subitement <text:span text:style-name="T2">é</text:span>tonn<text:span text:style-name="T2">é</text:span> par la magnificence de quelque maxime qu'<text:span text:style-name="T2">é</text:span>non<text:span text:style-name="T2">ç</text:span>ait le protagoniste, une fois ferma les yeux aux merveilles des d<text:span text:style-name="T2">é</text:span>corations et des chor<text:span text:style-name="T2">égraphies ; et, comme l'on dit, il ferma les yeux pour mieux entendre ; en effet, aveugle aux tableaux du théâ</text:span>tre, il s'aper<text:span text:style-name="T2">ç</text:span>ut qu'il entendait mieux, qu'il comprenait mieux, qu'il se faisait plus fortes, plus profondes, plus belles, les sentences qui arrivaient <text:span text:style-name="T2">à son oreille ; et supposons qu'à</text:span> ce moment, par quelque bizarre incident, les musiques accompagnatrices des paroles et des mimiques se soient tues, alors le philosophe, n'ayant plus en son esprit que la sensation des paroles r<text:span text:style-name="T2">é</text:span>cit<text:span text:style-name="T2">é</text:span>es et donnant <text:span text:style-name="T2">à</text:span> ces paroles toute l'attention de son esprit auparavant divis<text:span text:style-name="T2">é</text:span>e aux visions et aux harmonies, m<text:span text:style-name="T2">é</text:span>dita qu'il jouissait, plus intens<text:span text:style-name="T2">é</text:span>ment de ces litt<text:span text:style-name="T2">ératures que seules il percevait ; ainsi pouvait-il conclure que l'œ</text:span>uvre d'art serait plus puissante <text:span text:style-name="T2">à</text:span> l'<text:span text:style-name="T2">é</text:span>mouvoir qui, au lieu d'occuper tous les moyens de perception, en occuperait un seul et, de ce fait, avec une triple intensit<text:span text:style-name="T2">é</text:span>. </text:p>
      <text:p text:style-name="P148">Le th<text:span text:style-name="T2">éâ</text:span>tre ordonnait pour la perception d'un spectacle l'usage de toutes les <text:soft-page-break/>facult<text:span text:style-name="T2">é</text:span>s humaines, un morcellement<text:span text:style-name="T2"> du travail sensationnel ; mais la vue, seule sollicité</text:span>e, d<text:span text:style-name="T2">è</text:span>s lors accaparant la majorit<text:span text:style-name="T2">é</text:span> des forces sensitives de l'<text:span text:style-name="T2">ê</text:span>tre, combien puissante serait-elle <text:span text:style-name="T2">à</text:span> percevoir ce qu'elle per<text:span text:style-name="T2">çoit de la vie ! et les mots, quelle intensité</text:span> expressive n'auront-ils pas, isol<text:span text:style-name="T2">és dans l'esprit ! les harmonies musicales enfin, ne pourront-elles quelque chose ? Ce serait l'é</text:span>dification d'arts nouveaux, art de vision, art de mots, art de musique, chacuns plus puissants en leur sp<text:span text:style-name="T2">é</text:span>cialisation qu'en la complexion du th<text:span text:style-name="T2">éâ</text:span>tre, et chacuns agissant en un point avec toute la force de l'<text:span text:style-name="T2">ê</text:span>tre humain. Et pareillement l'on r<text:span text:style-name="T2">ê</text:span>verait d'autres arts possibles, qui useraient, l'un des parfums, l'autre du go<text:span text:style-name="T2">û</text:span>t, les autres des mille fa<text:span text:style-name="T2">ç</text:span>ons possibles d'irriter les nervosit<text:span text:style-name="T2">é</text:span>s. </text:p>
      <text:p text:style-name="P148">Tel sera atteint le second degr<text:span text:style-name="T2">é</text:span> du fictif dans la vie, le second degr<text:span text:style-name="T2">é</text:span> de l'art, apr<text:span text:style-name="T2">è</text:span>s la primitive <text:span text:style-name="T2">é</text:span>limination des sensations <text:span text:style-name="T2">é</text:span>trang<text:span text:style-name="T2">è</text:span>res <text:span text:style-name="T2">à</text:span> l'objet artistique, par la restriction des sensations <text:span text:style-name="T2">à un seul ordre sensitif ; et, aprè</text:span>s l'art th<text:span text:style-name="T2">éâ</text:span>tral, les arts s<text:span text:style-name="T2">é</text:span>par<text:span text:style-name="T2">é</text:span>s de la peinture, de la litt<text:span text:style-name="T2">é</text:span>rature et de la musique seront acquis, quand sera d<text:span text:style-name="T2">é</text:span>montr<text:span text:style-name="T2">é</text:span> le pouvoir de chacun de ces arts de donner <text:span text:style-name="T2">à</text:span> lui seul l'impression d'une chose vivante. </text:p>
      <text:p text:style-name="P147"/>
      <text:p text:style-name="P148">III</text:p>
      <text:p text:style-name="P147"/>
      <text:p text:style-name="P148">L'origine de l'art pictural est en la repr<text:span text:style-name="T2">é</text:span>sentation des formes. Simple encore appara<text:span text:style-name="T2">î</text:span>t l'origine de l'art litt<text:span text:style-name="T2">é</text:span>raire, si l'on consent <text:span text:style-name="T2">à</text:span> se rappeler ce qu'est fondamentalement le mot. </text:p>
      <text:p text:style-name="P148"><text:span text:style-name="T2">Un mot est une abstraction ; l'art litté</text:span>raire ne peut <text:span text:style-name="T2">être que l'art des abstractions ; un mot ne repré</text:span>sente pas un objet, il repr<text:span text:style-name="T2">é</text:span>sente une g<text:span text:style-name="T2">é</text:span>n<text:span text:style-name="T2">éralisation ; l</text:span>e mot <text:span text:style-name="T2">«</text:span><text:span text:style-name="T4"> </text:span><text:span text:style-name="T2">arbre »</text:span> est un mot abstrait, <text:span text:style-name="T2">é</text:span>tant collectif, le mot <text:span text:style-name="T2">«grandeur »</text:span> est abstrait, <text:span text:style-name="T2">étant qualificatif ; un «</text:span><text:span text:style-name="T4"> </text:span><text:span text:style-name="T2">arbre »</text:span> n'existe pas plus que de la <text:span text:style-name="T2">«</text:span>grandeur<text:span text:style-name="T2">»</text:span>, il ne d<text:span text:style-name="T2">é</text:span>signe <text:span text:style-name="T2">à l'esprit rien de concret ; car quelle espèce d'arbre exprime-t-il ? et si l'on </text:span>pr<text:span text:style-name="T2">é</text:span>cise l'esp<text:span text:style-name="T2">è</text:span>ce, et si l'on <text:span text:style-name="T2">é</text:span>num<text:span text:style-name="T2">ère les feuilles, l'on ne fait qu'accumuler les qualificatifs ; dans «</text:span><text:span text:style-name="T4"> </text:span><text:span text:style-name="T2">arbre »</text:span> il n'y a rien autre que <text:span text:style-name="T33">a-r-b-r-e</text:span><text:span text:style-name="T4"> </text:span><text:span text:style-name="T2">; les mots sont les signes des idées ; les signes des objets sont de la peinture ; quiconque sous les mots voit les objets, transpose ; une phrase n'est qu'une combinaison d'abstractions, et les mots ne sont que des mots. J'ai toujours pensé</text:span> que le propre du litt<text:span text:style-name="T2">é</text:span>rateur est l'impossibilit<text:span text:style-name="T2">é</text:span> de se <text:span text:style-name="T2">«</text:span><text:span text:style-name="T4"> </text:span><text:span text:style-name="T2">figurer »</text:span> une <text:span text:style-name="T2">«</text:span><text:span text:style-name="T4"> </text:span><text:span text:style-name="T2">description littéraire »</text:span>. Et la litt<text:span text:style-name="T2">é</text:span>rature s'est d<text:span text:style-name="T2">é</text:span>velopp<text:span text:style-name="T2">é</text:span>e par le fait que se d<text:span text:style-name="T2">é</text:span>veloppaient les id<text:span text:style-name="T2">é</text:span>es g<text:span text:style-name="T2">é</text:span>n<text:span text:style-name="T2">é</text:span>rales, comme la peinture par la croissante pr<text:span text:style-name="T2">é</text:span>cision <text:soft-page-break/>des visions. </text:p>
      <text:p text:style-name="P148"><text:span text:style-name="T2">Or, qu'est la musique ? le plus mystérieux des arts ! quel est, nous demandons-nous, le rapport des sons aux sensations qu'ils engendrent ? redoutable question, dont la dialectique longuement doit remonter aux invraisemblables et né</text:span>cessaires origines naturelles de cet art excellemment fictif. </text:p>
      <text:p text:style-name="P148">Car il est <text:span text:style-name="T2">é</text:span>vident que dans la repr<text:span text:style-name="T2">é</text:span>sentation des bruits de la nature est la tr<text:span text:style-name="T2">è</text:span>s lointaine origine de la musique. Tr<text:span text:style-name="T2">è</text:span>s multiples, tr<text:span text:style-name="T2">è</text:span>s divers, tr<text:span text:style-name="T2">è</text:span>s sp<text:span text:style-name="T2">é</text:span>ciaux, les bruits de la nature se sont fix<text:span text:style-name="T2">é</text:span>s ais<text:span text:style-name="T2">é</text:span>ment dans la m<text:span text:style-name="T2">émoire humaine ; les chants d'oiseaux, le vent, le roulis de la mer, l'orage, tout cela est chez les peuples sauvages (et les civilisés) l'objet d'imitations ; et ces imitations, quelque approximatives qu'elles fussent, sont devenues dans les esprits les é</text:span>vocations des bruits primitifs, et tel rythme, telle m<text:span text:style-name="T2">é</text:span>lodie, tel timbre peu <text:span text:style-name="T2">à</text:span> peu purent repr<text:span text:style-name="T2">é</text:span>senter des bruits connus. Mais repr<text:span text:style-name="T2">é</text:span>sen<text:span text:style-name="T2">ter un bruit, que voulait cela ? ce n'est pas le bruit qu'un rhythme ou une mélodie ou un timbre devait exprimer ; était-ce, au lieu du bruit, la chose bruissante ? impossibilité</text:span><text:span text:style-name="T4"> </text:span><text:span text:style-name="T2">; mais ce que repré</text:span>sentaient ces primordiaux rythmes, ces m<text:span text:style-name="T2">é</text:span>lodies, ces timbres, ne pouvait rien <text:span text:style-name="T2">ê</text:span>tre que l'impression incit<text:span text:style-name="T2">é</text:span>e dans l'<text:span text:style-name="T2">â</text:span>me par les bruits. Et de l<text:span text:style-name="T2">à est sortie la musique : en mê</text:span>me temps que les lignes et les couleurs r<text:span text:style-name="T2">é</text:span>pondaient <text:span text:style-name="T2">à</text:span> la forme des choses, les mots aux id<text:span text:style-name="T2">é</text:span>es abstraites d'elles issues, l'harmonie des sons n<text:span text:style-name="T2">é</text:span>e de l'imitation des bruits de la nature atteignait ce o<text:span text:style-name="T2">ù</text:span> <text:span text:style-name="T2">é</text:span>chouaient lignes et mots, l'impression sentimentale d<text:span text:style-name="T2">é</text:span>coul<text:span text:style-name="T2">é</text:span>e de la nature. </text:p>
      <text:p text:style-name="P148">Dans la cabane de quelques p<text:span text:style-name="T2">ê</text:span>cheurs des premiers <text:span text:style-name="T2">â</text:span>ges et de quelques vagues p<text:span text:style-name="T2">ê</text:span>cheurs lointains aux quels Dieu e<text:span text:style-name="T2">û</text:span>t donn<text:span text:style-name="T2">é</text:span> l'<text:span text:style-name="T2">â</text:span>me d'un artiste, on peut r<text:span text:style-name="T2">ê</text:span>ver qu'en ces tr<text:span text:style-name="T2">è</text:span>s l<text:span text:style-name="T2">é</text:span>gendaires jours ces choses-ci eussent <text:span text:style-name="T2">é</text:span>t<text:span text:style-name="T2">é</text:span>. Sur les murs ensui<text:span text:style-name="T2">é</text:span>s, des lignes retra<text:span text:style-name="T2">ç</text:span>ant la plage famili<text:span text:style-name="T2">è</text:span>re et la mer sempiternelle fix<text:span text:style-name="T2">é</text:span>es en leurs traits les plus d<text:span text:style-name="T2">é</text:span>cisifs, une vision de la plage et de la m<text:span text:style-name="T2">er ; puis, aux soirs de feu dans la hutte, parmi la famille assemblé</text:span>e, une voix exprimant en paroles longues et parfois pr<text:span text:style-name="T2">é</text:span>cipit<text:span text:style-name="T2">é</text:span>es l'intelligence de la mer tant parcourue et de ces plages connues, et des mots disant les qualit<text:span text:style-name="T2">é</text:span>s par l'<text:span text:style-name="T2">â</text:span>me abstraites du spectacle inv<text:span text:style-name="T2">é</text:span>t<text:span text:style-name="T2">é</text:span>r<text:span text:style-name="T2">é, et des mots pour tout ce qu'elle est d'immense et de fatal, cette incessante mer sur les plages immobiles ; enfin, par les grè</text:span>ves, menant ses courses hallucin<text:span text:style-name="T2">é</text:span>es, l'homme, soit que dans quelque coquillage ou quelque corne ou quelque m<text:span text:style-name="T2">é</text:span>tal grossi<text:span text:style-name="T2">è</text:span>rement forg<text:span text:style-name="T2">é</text:span> il voul<text:span text:style-name="T2">û</text:span>t exag<text:span text:style-name="T2">é</text:span>rer son chant, soit que de sa simple voix il modul<text:span text:style-name="T2">â</text:span>t, dans l'harmonie des bruits conjoints, l<text:span text:style-name="T88">es </text:span>rythmes et les m<text:span text:style-name="T2">é</text:span>lodies, il s'<text:span text:style-name="T2">é</text:span>pandait en ululements, et dans ses cris il imitait, variait, et <text:span text:style-name="T2">à</text:span> l'infini transformait et subtilisait les r<text:span text:style-name="T2">é</text:span>pondantes clameurs des vents et des flots contre les roches, afin qu'en ses vaticinantes vocif<text:span text:style-name="T2">é</text:span>rations <text:soft-page-break/>s'exhalassent les innommables et informes et multiples et exub<text:span text:style-name="T2">érantes sensations de la mer sur les plages ; et c'eû</text:span>t <text:span text:style-name="T2">é</text:span>t<text:span text:style-name="T2">é</text:span> des terreurs, des piti<text:span text:style-name="T2">é</text:span>s, des menaces, des d<text:span text:style-name="T2">é</text:span>sesp<text:span text:style-name="T2">é</text:span>rances, des amours et des innombrables angoissements d'<text:span text:style-name="T2">â</text:span>me, des innombrables v<text:span text:style-name="T2">é</text:span>h<text:span text:style-name="T2">é</text:span>mences du c<text:span text:style-name="T2">œ</text:span>ur poign<text:span text:style-name="T2">é</text:span>, qu'e<text:span text:style-name="T2">û</text:span>t alors v<text:span text:style-name="T2">é</text:span>cu le chant de l'artiste pr<text:span text:style-name="T2">é</text:span>historique. </text:p>
      <text:p text:style-name="P148">Ainsi, de son origine, la musique exprima les <text:span text:style-name="T2">é</text:span>motions issues des choses par la repr<text:span text:style-name="T2">ésentation des bruits naturels ; combien donc rapidement le conventionnel dut, par la force de l'association des idé</text:span>es, <text:span text:style-name="T2">étendre les moyens de la musique ! Le son des trompettes guidait les guerriers aux combats : le son des trompettes</text:span>, rythme, m<text:span text:style-name="T2">é</text:span>lodie, timbre, devint expressif des <text:span text:style-name="T2">é</text:span>motions guerri<text:span text:style-name="T2">ères ; quand fut institué</text:span> le rite chr<text:span text:style-name="T2">é</text:span>tien, les m<text:span text:style-name="T2">é</text:span>lodies religieuses intimement li<text:span text:style-name="T2">é</text:span>es au sens des paroles qu'elles accompagnaient, devinrent expressives des <text:span text:style-name="T2">é</text:span>motions sugg<text:span text:style-name="T2">é</text:span>r<text:span text:style-name="T2">ées par ces paroles ;</text:span> les chansons populaires au moyen-<text:span text:style-name="T2">â</text:span>ge devinrent <text:span text:style-name="T2">également des motifs d'expression musicale ; et le langage de la musique s'accroissait de formes expressives de sentimentalités ; ce fut l'é</text:span>poque du moyen-<text:span text:style-name="T2">â</text:span>ge finissant o<text:span text:style-name="T2">ù</text:span> s'<text:span text:style-name="T2">é</text:span>panouissait cet art nouveau si riche de promesses, de promesses h<text:span text:style-name="T2">é</text:span>las ch<text:span text:style-name="T2">û</text:span>t<text:span text:style-name="T2">ées ! Car les musiciens, arrivé</text:span>s <text:span text:style-name="T2">à</text:span> tenir les <text:span text:style-name="T2">é</text:span>l<text:span text:style-name="T2">é</text:span>ments d'une technique, s'affol<text:span text:style-name="T2">è</text:span>rent en la joie de leurs technicit<text:span text:style-name="T2">és ; ils cessè</text:span>rent <text:span text:style-name="T2">être artistes et se firent virtuoses : les vains contre-points se dé</text:span>velopp<text:span text:style-name="T2">èrent ; I</text:span>e pr<text:span text:style-name="T2">é</text:span>cieux agencement des motifs pr<text:span text:style-name="T2">é</text:span>valut sur leur suite <text:span text:style-name="T2">émotionnelle : et ce tré</text:span>sor longuement amass<text:span text:style-name="T2">é</text:span> de rythmes, de m<text:span text:style-name="T2">é</text:span>lodies, de timbres expressifs p<text:span text:style-name="T2">é</text:span>rissait dans la n<text:span text:style-name="T2">é</text:span>gligence universelle, lorsque naqu<text:span text:style-name="T2">î</text:span>t le v<text:span text:style-name="T2">é</text:span>n<text:span text:style-name="T2">é</text:span>rable Jean-S<text:span text:style-name="T2">é</text:span>bastien Bach. Alors commen<text:span text:style-name="T2">ç</text:span>a pour la musique l'<text:span text:style-name="T2">è</text:span>re, encore ouverte aujourd'hui, d'un effroyable et terrible labeur. La musique-virtuosit<text:span text:style-name="T2">é avait acquis une richesse grande ; Jean-Sé</text:span>bastien Bach, <text:span text:style-name="T2">é</text:span>pris du besoin des anciennes expressions, n'en <text:span text:style-name="T2">é</text:span>tait pas moins sollicit<text:span text:style-name="T2">é</text:span> par le souci des technicit<text:span text:style-name="T2">és acquises ; et son œuvre est la conciliation de ce double effort : des musiques dé</text:span>finitives de virtuosit<text:span text:style-name="T2">é</text:span>, –<text:span text:style-name="T4"> </text:span><text:span text:style-name="T2">où</text:span> sont, tr<text:span text:style-name="T2">è</text:span>s simples et tr<text:span text:style-name="T2">è</text:span>s simples, des expressions psychologiques. De l<text:span text:style-name="T2">à</text:span> une double tradition dans toutes les <text:span text:style-name="T2">œ</text:span>uvres musicales subs<text:span text:style-name="T2">équentes ; des musiciens furent, uniquement curieux de virtuosité</text:span><text:span text:style-name="T4"> </text:span><text:span text:style-name="T2">; d'autres, soucieux de restituer des signifiances. </text:span>–<text:span text:style-name="T4"> </text:span><text:span text:style-name="T2">et nommons ici le plus diligent et le plus gé</text:span>nial, l'exemplaire Christophe Gl<text:span text:style-name="T2">ü</text:span>ck –<text:span text:style-name="T4"> </text:span><text:span text:style-name="T2">jusqu'à</text:span> ce que vinssent deux ma<text:span text:style-name="T2">î</text:span>tres les derniers n<text:span text:style-name="T2">é</text:span>s <text:span text:style-name="T2">de la musique : Beethoven, qui inventa en ses derniers quatuors le mystè</text:span>re des plus hautaines expressions musicales, et qui, superbe et patricien de l'art, nous laissa l'<text:span text:style-name="T2">épouvante de ses musiques vierges essentiellement de toutes compromissions ; et cet é</text:span>nigmatique <text:soft-page-break/>m<text:span text:style-name="T2">é</text:span>n<text:span text:style-name="T2">é</text:span>trier, <text:span text:style-name="T2">â</text:span>me d'authentiques aristocraties et de fondamentales d<text:span text:style-name="T2">é</text:span>mocraties m<text:span text:style-name="T2">ê</text:span>l<text:span text:style-name="T2">é</text:span>e, Wagner. </text:p>
      <text:p text:style-name="P71"/>
      <text:p text:style-name="P72">IV</text:p>
      <text:p text:style-name="P147"><text:span text:style-name="T48">Des analyses pr</text:span><text:span text:style-name="T51">é</text:span><text:span text:style-name="T48">c</text:span><text:span text:style-name="T51">édentes ; et des dé</text:span><text:span text:style-name="T48">finitions de l'origine et de la nature de ces trois arts sp</text:span><text:span text:style-name="T51">é</text:span><text:span text:style-name="T48">ciaux de la peinture, de la litt</text:span><text:span text:style-name="T51">é</text:span><text:span text:style-name="T48">rature et de la musiq</text:span><text:span text:style-name="T51">ue ; et de ce que la peinture est l'art des visions par l'instrument des lignes et des couleurs, la litté</text:span><text:span text:style-name="T48">rature l'art des id</text:span><text:span text:style-name="T51">é</text:span><text:span text:style-name="T48">es abstraites par l'instrument des mots, la musique par l'instrument des sons l'art des sentimalit</text:span><text:span text:style-name="T51">é</text:span><text:span text:style-name="T48">s, c'est-</text:span><text:span text:style-name="T51">à</text:span><text:span text:style-name="T48">-dire des </text:span><text:span text:style-name="T51">é</text:span><text:span text:style-name="T48">motions si </text:span><text:span text:style-name="T51">multiples et confuses qu'elles ne s'expriment ni en lignes ni en mots ; et de ce que le premier de ces arts est l'agent des sensations tactiles, le second des sensations intellectuelles, le troisième des passionnelles ; de cela semblerait ré</text:span><text:span text:style-name="T48">sulter, contrairement </text:span><text:span text:style-name="T51">à</text:span><text:span text:style-name="T48"> la th</text:span><text:span text:style-name="T51">é</text:span><text:span text:style-name="T48">orie cit</text:span><text:span text:style-name="T51">é</text:span><text:span text:style-name="T48">rieure, la n</text:span><text:span text:style-name="T51">é</text:span><text:span text:style-name="T48">cessaire union de ces arts afin de susciter en l'</text:span><text:span text:style-name="T51">â</text:span><text:span text:style-name="T48">me les sensations d'une vie compl</text:span><text:span text:style-name="T51">ète ; si, dè</text:span><text:span text:style-name="T48">s le d</text:span><text:span text:style-name="T51">é</text:span><text:span text:style-name="T48">but, le d</text:span><text:span text:style-name="T51">éveloppement de chaque art n'avait suivi cette loi essentielle : la majoration, en chaque artiste, des sensa</text:span><text:span text:style-name="T48">tions de l'ordre de son art, et la diminution des autres</text:span><text:note text:id="ftn67" text:note-class="endnote"><text:note-citation>cc</text:note-citation><text:note-body><text:p text:style-name="Endnote"><text:span text:style-name="T48"><text:tab/> </text:span>Ce texte est un résumé des textes théoriques de Wagner <text:span text:style-name="T33">L’œuvre d’art de l’avenir</text:span>, <text:span text:style-name="T33">Opéra et drame</text:span>, en particulier. [NdE]</text:p><text:p text:style-name="Endnote"/></text:note-body></text:note><text:span text:style-name="T48">. </text:span></text:p>
      <text:p text:style-name="P148">Un litt<text:span text:style-name="T2">é</text:span>rateur est un homme dont l'esprit, n<text:span text:style-name="T2">é</text:span> dispos aux g<text:span text:style-name="T2">é</text:span>n<text:span text:style-name="T2">é</text:span>ralisations, a <text:span text:style-name="T2">é</text:span>t<text:span text:style-name="T2">é</text:span> d<text:span text:style-name="T2">é</text:span>velopp<text:span text:style-name="T2">é</text:span> par l'<text:span text:style-name="T2">éducation suivant sa tendance native ; dè</text:span>s sa maturit<text:span text:style-name="T2">é</text:span>, l'esprit du litt<text:span text:style-name="T2">é</text:span>rateur sera devenu <text:span text:style-name="T2">é</text:span>minemment capable de litt<text:span text:style-name="T2">érature ; et éminemment signifie presque exclusivement ; la puissance de vision liné</text:span>aire et la puissance de perception musicale se seront att<text:span text:style-name="T2">é</text:span>nu<text:span text:style-name="T2">é</text:span>es par le fait de la croissance de l'autre facult<text:span text:style-name="T2">é</text:span><text:span text:style-name="T4"> </text:span><text:span text:style-name="T2">; et la pré</text:span>dominance de la capacit<text:span text:style-name="T2">é</text:span> litt<text:span text:style-name="T2">é</text:span>raire sera telle qu'un spectacle sensible sux esprits ordinaires sous une part <text:span text:style-name="T2">é</text:span>gale des trois facult<text:span text:style-name="T2">é</text:span>s, <text:span text:style-name="T2">à</text:span> lui litt<text:span text:style-name="T2">é</text:span>rateur appara<text:span text:style-name="T2">î</text:span>tra –<text:span text:style-name="T4"> </text:span><text:span text:style-name="T2">naturellement </text:span>–<text:span text:style-name="T4"> </text:span><text:span text:style-name="T2">redondant de littératures. Il ne sera certes ni aveugle ni sourd ; mais son esprit, par l'habituel fonctio</text:span>nnement de l'ordre abstrait, verra plus abstraitement, sentira plus abstraitement. C'est l'ancienne comparaison de l'homme <text:span text:style-name="T2">à</text:span> qui l'on aurait impos<text:span text:style-name="T2">é des lunettes de couleur ; le litté</text:span>rateur est un esprit qui per<text:span text:style-name="T2">ç</text:span>oit les choses au travers des verres color<text:span text:style-name="T2">é</text:span>s, et ce qu'il per<text:span text:style-name="T2">ç</text:span>oit, il le per<text:span text:style-name="T2">ç</text:span>oit sous la couleur de ses besicles, c'est-<text:span text:style-name="T2">à</text:span>-dire litt<text:span text:style-name="T2">é</text:span>rairement. C'est une d<text:span text:style-name="T2">éviation, oui, une transformation, une transposition de la sensation ; certes, une infirmité</text:span>, mais qu'est l'art, sinon un monstrueux d<text:span text:style-name="T2">é</text:span>vo<text:span text:style-name="T2">î</text:span>ment de la r<text:span text:style-name="T2">é</text:span>alit<text:span text:style-name="T2">é</text:span> habituelle et une infirmit<text:span text:style-name="T2">é</text:span><text:span text:style-name="T4"> </text:span><text:span text:style-name="T2">? Dè</text:span>s lors n'est-il pas n<text:span text:style-name="T2">é</text:span>cessaire que ce litt<text:span text:style-name="T2">é</text:span>rateur exprime litt<text:span text:style-name="T2">é</text:span>rairement des sensations que d'autres auraient eues picturales ou musicales et qu'il aura litt<text:span text:style-name="T2">é</text:span>raires. Ainsi son langage s'agrandira, et en outre des <text:span text:style-name="T2">é</text:span>l<text:span text:style-name="T2">é</text:span>mentaires litt<text:span text:style-name="T2">é</text:span>ratures, dans ses phrases il y <text:soft-page-break/>aura, non des visions ni des musiques, mais le reflet, l'<text:span text:style-name="T2">écho, la correspondance de toute cette vie ; son â</text:span>me d'artiste comprendra la compl<text:span text:style-name="T2">é</text:span>tude de la sensation, mais son <text:span text:style-name="T2">â</text:span>me de litt<text:span text:style-name="T2">é</text:span>rateur la litt<text:span text:style-name="T2">é</text:span>rarisera, et c'est ainsi qu'il verra et sentira, comme il pense, litt<text:span text:style-name="T2">é</text:span>rairement. </text:p>
      <text:p text:style-name="P148">Ce ph<text:span text:style-name="T2">é</text:span>nom<text:span text:style-name="T2">è</text:span>ne, combien ne s'augmentera-t-il pas sous l'effet des h<text:span text:style-name="T2">é</text:span>r<text:span text:style-name="T2">é</text:span>dit<text:span text:style-name="T2">és ! </text:span></text:p>
      <text:p text:style-name="P148">Et le peintre, m<text:span text:style-name="T2">êmement, percevra ses majeures sensations picturalement ; tel, le musicien sera supé</text:span>rieurement musicien. </text:p>
      <text:p text:style-name="P148">Ne sera-ce point le sommet du fictif, et de l'art –<text:span text:style-name="T4"> </text:span><text:span text:style-name="T2">cette vie plus intense que la vie ré</text:span>elle cr<text:span text:style-name="T2">éé</text:span>e dans la vie <text:span text:style-name="T2">à</text:span> c<text:span text:style-name="T2">ô</text:span>t<text:span text:style-name="T2">é</text:span> de la r<text:span text:style-name="T2">é</text:span>alit<text:span text:style-name="T2">é</text:span> –<text:span text:style-name="T4"> </text:span><text:span text:style-name="T2">et ne sera-ce point le suprê</text:span>me accomplissement de cet id<text:span text:style-name="T2">é</text:span>al d'intensification des sensations, cette r<text:span text:style-name="T2">é</text:span>duction de la sensation <text:span text:style-name="T2">à un mode de sentir unique ? </text:span></text:p>
      <text:p text:style-name="P148">Notons ici ce ph<text:span text:style-name="T2">é</text:span>nom<text:span text:style-name="T2">è</text:span>ne possible –<text:span text:style-name="T4"> </text:span><text:span text:style-name="T2">et fré</text:span>quent–<text:span text:style-name="T4"> </text:span><text:span text:style-name="T2">en nos modernité</text:span>s, un m<text:span text:style-name="T2">ê</text:span>me homme qui aurait un esprit de peintre et de litt<text:span text:style-name="T2">é</text:span>rateur, de litt<text:span text:style-name="T2">é</text:span>rateur et de musicien. </text:p>
      <text:p text:style-name="P148">L'artiste sp<text:span text:style-name="T2">é</text:span>cial, pensant et disant ses sensations en son mode sp<text:span text:style-name="T2">é</text:span>cial d'art, ce ne sera pourtant pas le litt<text:span text:style-name="T2">é</text:span>rateur d<text:span text:style-name="T2">é</text:span>g<text:span text:style-name="T2">é</text:span>n<text:span text:style-name="T2">é</text:span>rescent s'effor<text:span text:style-name="T2">ç</text:span>ant <text:span text:style-name="T2">à donner avec des mots des images, avec des mots des musiques : folies qu'admet ou le virtuose tombé</text:span> <text:span text:style-name="T2">à</text:span> la supr<text:span text:style-name="T2">ê</text:span>me d<text:span text:style-name="T2">é</text:span>cadence des impossibilit<text:span text:style-name="T2">é</text:span>s essay<text:span text:style-name="T2">é</text:span>es, ou l'artiste d<text:span text:style-name="T2">é</text:span>vi<text:span text:style-name="T2">é</text:span> de sa voie naturelle et malgr<text:span text:style-name="T2">é soi y retournant. Car ces deux faits sont : un artiste né</text:span> peintre, fait litt<text:span text:style-name="T2">é</text:span>rateur par les circonstances, et tourment<text:span text:style-name="T2">é</text:span> dans ses litt<text:span text:style-name="T2">é</text:span>ratures du besoin de sensations picturales, et torturant les mots pour leur exprimer des concr<text:span text:style-name="T2">étions ; encore, un artiste charmé</text:span> uniquement des difficiles technicit<text:span text:style-name="T2">é</text:span>s, et s'usant <text:span text:style-name="T2">à</text:span> ce que les mots sonnent musicalement, comme des musiques, pour les sentimentalit<text:span text:style-name="T2">é</text:span>s impr<text:span text:style-name="T2">é</text:span>cis<text:span text:style-name="T2">ées ; et, s'il existe un art dé</text:span>finissable des noms de <text:span text:style-name="T2">«</text:span><text:span text:style-name="T4"> </text:span><text:span text:style-name="T2">décadence »</text:span> et <text:span text:style-name="T2">«</text:span><text:span text:style-name="T4"> </text:span><text:span text:style-name="T2">déliquescence »</text:span>, que ce soit celui-l<text:span text:style-name="T2">à</text:span>. Mais la fin admirable des d<text:span text:style-name="T2">é</text:span>veloppements logiques et s<text:span text:style-name="T2">é</text:span>culaires, l'id<text:span text:style-name="T2">é</text:span>al des vocations puissantes et des fortes institutions spirituelles, le chef-d'<text:span text:style-name="T2">œ</text:span>uvre d'un art tr<text:span text:style-name="T2">è</text:span>s affin<text:span text:style-name="T2">é</text:span> en sa sp<text:span text:style-name="T2">é</text:span>cialit<text:span text:style-name="T2">é, voici : </text:span>une peinture, o<text:span text:style-name="T2">ù</text:span> sous la pure <text:span text:style-name="T2">é</text:span>vocation des sensations lin<text:span text:style-name="T2">é</text:span>aires de la nature pointent les flux d'id<text:span text:style-name="T2">é</text:span>es et d'<text:span text:style-name="T2">émotions d'elles issues ; une litté</text:span>rature puissante de visions et de sentimentalit<text:span text:style-name="T2">és, et en mots, toute de mots, et rien que des mots ; et une musi</text:span>que o<text:span text:style-name="T2">ù</text:span> soit la profondeur des choses senties en leur forme comme en leur essence, mais tout entra<text:span text:style-name="T2">î</text:span>n<text:span text:style-name="T2">é</text:span>es au seul tourbillon des innommables, des irrepr<text:span text:style-name="T2">ésentables sensations qui sont l'objet de la musique ; arts spé</text:span>ciaux, et sp<text:span text:style-name="T2">é</text:span>ciaux strictement en leurs langages, mais capables chacun des <text:span text:style-name="T2">é</text:span>motions universelles. </text:p>
      <text:p text:style-name="P147"><text:soft-page-break/><text:span text:style-name="T48">Ainsi, quand derri</text:span><text:span text:style-name="T51">è</text:span><text:span text:style-name="T48">re Ak</text:span><text:span text:style-name="T51">ë</text:span><text:span text:style-name="T48">dyss</text:span><text:span text:style-name="T51">ë</text:span><text:span text:style-name="T48">ril</text:span><text:note text:id="ftn68" text:note-class="endnote"><text:note-citation>dd</text:note-citation><text:note-body><text:p text:style-name="Endnote"><text:span text:style-name="T48"><text:tab/>Il s’agit d’une allusion au récit oriental </text:span><text:span text:style-name="T33">Akëdyseryll </text:span>de Villiers de L’Isle-Adam, publié en juillet<text:span text:style-name="T33"> </text:span>1885 dans « La Revue contemporaine » puis en volume en 1986. [NdE]</text:p><text:p text:style-name="List_20_Paragraph"/></text:note-body></text:note><text:span text:style-name="T48"> triomphale et fabuleuse, apr</text:span><text:span text:style-name="T51">è</text:span><text:span text:style-name="T48">s les cort</text:span><text:span text:style-name="T51">è</text:span><text:span text:style-name="T48">ges endiamant</text:span><text:span text:style-name="T51">é</text:span><text:span text:style-name="T48">s des cohortes et des escortes et des pr</text:span><text:span text:style-name="T51">ê</text:span><text:span text:style-name="T48">tres et des amazones famili</text:span><text:span text:style-name="T51">è</text:span><text:span text:style-name="T48">res, au loin, dans une innum</text:span><text:span text:style-name="T51">é</text:span><text:span text:style-name="T48">rabilit</text:span><text:span text:style-name="T51">é</text:span><text:span text:style-name="T48"> farouche comme des sables marins et des </text:span><text:span text:style-name="T51">é</text:span><text:span text:style-name="T48">toiles de deux, s'avancera l'ann</text:span><text:span text:style-name="T51">é</text:span><text:span text:style-name="T48">e... </text:span></text:p>
      <text:p text:style-name="P148"><text:span text:style-name="T2">«</text:span>... De tous c<text:span text:style-name="T2">ô</text:span>t<text:span text:style-name="T2">é</text:span>s, l<text:span text:style-name="T2">à</text:span>-bas, l'immense vision d'un enveloppement d'arm<text:span text:style-name="T2">ée... »</text:span></text:p>
      <text:p text:style-name="P148"><text:span text:style-name="T2">sera-t-il dit ; et les mots, simples appels d'abstractions, n'auront suscité</text:span> aux yeux nulles lignes, non plus que forme aucune suite sonore analysable de musique, en leur froide id<text:span text:style-name="T2">é</text:span>alit<text:span text:style-name="T2">é</text:span><text:span text:style-name="T4"> </text:span><text:span text:style-name="T2">; mais avec leur signification rigoureuse d'enchaî</text:span>nement rationnel, ils seront des mets, des mots, des mots, d'o<text:span text:style-name="T2">ù</text:span> <text:span text:style-name="T2">é</text:span>mergera le vague de choses autrefois contempl<text:span text:style-name="T2">é</text:span>es et de sentimentalit<text:span text:style-name="T2">é</text:span>s obscur<text:span text:style-name="T2">é</text:span>ment senties et saisies en des mots. Car, altier artiste des litt<text:span text:style-name="T2">é</text:span>ratures, le comte de Villiers de l'Isle-Adam est de ceux <text:span text:style-name="T2">à</text:span> qui nulle intimit<text:span text:style-name="T2">é</text:span> de songe n'a <text:span text:style-name="T2">é</text:span>chapp<text:span text:style-name="T2">é</text:span>, mais dont cette sublime monomanie d'une <text:span text:style-name="T2">â</text:span>me litt<text:span text:style-name="T2">é</text:span>raire a fait tous les r<text:span text:style-name="T2">ê</text:span>ves choses litt<text:span text:style-name="T2">é</text:span>raires, et mots. </text:p>
      <text:p text:style-name="P148">Comment un g<text:span text:style-name="T2">é</text:span>nial parmi les artistes, en une histoire dont le cours tr<text:span text:style-name="T2">è</text:span>s vaste imagine lointainement une histoire de l'art, par des recherches longuement suivies et une ardeur infatigable au mieux, entre les fortunes les plus vari<text:span text:style-name="T2">é</text:span>es et des mis<text:span text:style-name="T2">è</text:span>res fructueuses et de n<text:span text:style-name="T2">é</text:span>fastes triomphes, –<text:span text:style-name="T4"> </text:span><text:span text:style-name="T2">comment un artiste, des plus gé</text:span>niaux, ayant pass<text:span text:style-name="T2">é</text:span> les ignorances st<text:span text:style-name="T2">é</text:span>riles et travers<text:span text:style-name="T2">é</text:span> les folles ambitions, peu <text:span text:style-name="T2">à</text:span> peu est arriv<text:span text:style-name="T2">é</text:span> <text:span text:style-name="T2">à</text:span> se concevoir artiste et <text:span text:style-name="T2">à</text:span> l'<text:span text:style-name="T2">ê</text:span>tre et <text:span text:style-name="T2">à</text:span> faire <text:span text:style-name="T2">œ</text:span>uvre d'artiste, et <text:span text:style-name="T2">à</text:span> se reconna<text:span text:style-name="T2">î</text:span>tre musicien et <text:span text:style-name="T2">à</text:span> le devenir et <text:span text:style-name="T2">à</text:span> instituer une <text:span text:style-name="T2">œ</text:span>uvre de musique, –<text:span text:style-name="T4"> </text:span><text:span text:style-name="T2">mé</text:span>ditons-le en l'<text:span text:style-name="T2">œ</text:span>uvre close de Wagner. </text:p>
      <text:p text:style-name="P149">2</text:p>
      <text:p text:style-name="P72">V</text:p>
      <text:p text:style-name="P148"><text:span text:style-name="T2">L'Allemagne est un pays de musiciens ; donc en nul pays plus qu'en Allemagne la musique n'est dé</text:span>shonor<text:span text:style-name="T2">é</text:span>e. L'Allemagne a produit Bach, Beethoven, Schumann, mais dix mille professeurs de piano et d'harmonie. L'Allemand musicien –<text:span text:style-name="T4"> </text:span><text:span text:style-name="T2">s'il n'est ni Bach ni Beethoven ni Schumann </text:span>–<text:span text:style-name="T4"> </text:span><text:span text:style-name="T2">est un bon ouvrier : de la science, de l'habileté</text:span>, l'amour du m<text:span text:style-name="T2">é</text:span>tier, du courage et beaucoup d'honn<text:span text:style-name="T2">ê</text:span>tet<text:span text:style-name="T2">é</text:span>, beaucoup de soin <text:span text:style-name="T2">à</text:span> la besogne. En France, les musiciens manquent de conscience et de science, mais sont brillants, agr<text:span text:style-name="T2">éables, flatteurs ; ils amusent. Les Allemands ennuient. Le plus grand de nos musiciens franç</text:span>ais, le ma<text:span text:style-name="T2">î</text:span>tre avec Wagner de toute musique contemporaine (j'entends celui dont l'influence pr<text:span text:style-name="T2">é</text:span>domine originellement et incontestablement avec celle de Wagner sur nos compositeurs depuis vingt ans), M. <text:soft-page-break/>Charles Gounod est l'<text:span text:style-name="T2">â</text:span>me la plus d<text:span text:style-name="T2">é</text:span>licieusement et sensuellement artistique, la plus l<text:span text:style-name="T2">é</text:span>g<text:span text:style-name="T2">è</text:span>re et fine, la plus s<text:span text:style-name="T2">é</text:span>duisante. La musique allemande est un travail de serrurerie sans int<text:span text:style-name="T2">é</text:span>r<text:span text:style-name="T2">êt pour qui n'est pas un serrurier. M. Brahms, parfait exemple entre ses multiples confrè</text:span>res, est s<text:span text:style-name="T2">é</text:span>rieux, avis<text:span text:style-name="T2">é</text:span>, r<text:span text:style-name="T2">é</text:span>gulier, honn<text:span text:style-name="T2">ê</text:span>te, <text:span text:style-name="T2">érudit ; il excelle invraisemblablem</text:span>ent dans l'ennui. Il y a trop de musiciens l<text:span text:style-name="T2">à-bas ; la musique y est trop chose courante, commune, banale, de tout le monde ; elle a perdu la hautanité</text:span> de l'exception. F<text:span text:style-name="T2">é</text:span>lix Mendelsohn Bartholdy offrit le mod<text:span text:style-name="T2">è</text:span>le admirable des diserts et vains contre-points<text:span text:style-name="T2">. Weber fut le plus consciencieux des besogneurs sentimentaux ; une application constante à</text:span> l'expression juste et violente, <text:span text:style-name="T2">à</text:span> l'<text:span text:style-name="T2">écriture correcte et tapageuse ; le bourgeoisisme du romantisme. De l'art des suprê</text:span>mes sentimentalit<text:span text:style-name="T2">é</text:span>s, les musiciens allemands font, ou un art de scolasticit<text:span text:style-name="T2">é</text:span>s comme Mendelsohn, ou un art de circonspects sentimentalismes <text:span text:style-name="T2">à</text:span> la fa<text:span text:style-name="T2">çon des Weber ; ils sont, non des musiciens, mais à</text:span> jamais des <text:span text:style-name="T2">«</text:span><text:span text:style-name="T4"> </text:span><text:span text:style-name="T2">componiste »</text:span>. </text:p>
      <text:p text:style-name="P148">Tel, s'il f<text:span text:style-name="T2">û</text:span>t mort apr<text:span text:style-name="T2">è</text:span>s le <text:span text:style-name="T33">Lohengrin</text:span>, malgr<text:span text:style-name="T2">é</text:span> quelques belles trouvailles, Wagner eut apparu le meilleur <text:span text:style-name="T2">é</text:span>l<text:span text:style-name="T2">è</text:span>ve de Weber. </text:p>
      <text:p text:style-name="P147"><text:span text:style-name="T64">Rienzi</text:span><text:span text:style-name="T48"> est une maladroite imitation des </text:span><text:span text:style-name="T64">Muette de Portic  »</text:span><text:note text:id="ftn69" text:note-class="endnote"><text:note-citation>ee</text:note-citation><text:note-body><text:p text:style-name="Endnote"><text:span text:style-name="T64"><text:tab/></text:span><text:span text:style-name="T33">La Muette de Portici</text:span> est un opéra de Daniel-François-Esprit Auber, sur un livret de Scribe et Delavigne, créé le 29 février 1828 à Paris. La <text:span text:style-name="T33">Muette </text:span>connut un immense succès populaire et joua un rôle crucial pendant la Révolution belge de 1830. Le duo «  amour sacré de la patrie  » devint un véritable hymne révolutionnaire. Oublié de nos jours, il fut pourtant remonté à l’Opéra-comique durant la saison 2012 en collaboration avec le Théâtre Royal de la Monnaie de Bruxelles. Cette reprise ne fut effective qu’à Paris. Par prudence, la direction bruxelloise ne prit pas le risque politique de remonter l’opéra étant donnée la situation politique actuelle. [NdE]</text:p><text:p text:style-name="Endnote"/></text:note-body></text:note><text:span text:style-name="T54"> </text:span><text:span text:style-name="T51">; </text:span><text:span text:style-name="T64">le Hollandais Volant</text:span><text:span text:style-name="T48">, sup</text:span><text:span text:style-name="T51">é</text:span><text:span text:style-name="T48">rieur </text:span><text:span text:style-name="T51">à</text:span><text:span text:style-name="T48"> toutes les </text:span><text:span text:style-name="T51">œ</text:span><text:span text:style-name="T48">uvres de Weber et de ses disciples, peut charmer qui se contente d'</text:span><text:span text:style-name="T51">é</text:span><text:span text:style-name="T48">motions moyennes grossies par de pe</text:span><text:span text:style-name="T51">tits moyens : </text:span><text:span text:style-name="T64">Tannh</text:span><text:span text:style-name="T52">æ</text:span><text:span text:style-name="T64">user</text:span><text:span text:style-name="T48">, plus pr</text:span><text:span text:style-name="T51">é</text:span><text:span text:style-name="T48">tentieux, est la r</text:span><text:span text:style-name="T51">é</text:span><text:span text:style-name="T48">alisation si grossi</text:span><text:span text:style-name="T51">è</text:span><text:span text:style-name="T48">re d'une si grossi</text:span><text:span text:style-name="T51">è</text:span><text:span text:style-name="T48">re conception, qu'il ne peut </text:span><text:span text:style-name="T51">ê</text:span><text:span text:style-name="T48">tre agr</text:span><text:span text:style-name="T51">éé</text:span><text:span text:style-name="T48"> que des professeurs de rh</text:span><text:span text:style-name="T51">é</text:span><text:span text:style-name="T48">torique amoureux de plans tr</text:span><text:span text:style-name="T51">ès bien faits ; dans </text:span><text:span text:style-name="T64">Lohengrin</text:span><text:span text:style-name="T48"> enfin, le sujet est si romanesquement chim</text:span><text:span text:style-name="T51">é</text:span><text:span text:style-name="T48">rique et la musique si lourde de formules poncives, d</text:span><text:span text:style-name="T51">é</text:span><text:span text:style-name="T48">mod</text:span><text:span text:style-name="T51">é</text:span><text:span text:style-name="T48">es et </text:span><text:span text:style-name="T51">é</text:span><text:span text:style-name="T48">ternellement banales, qu'un ennui s'en d</text:span><text:span text:style-name="T51">é</text:span><text:span text:style-name="T48">gage comparablement aux </text:span><text:span text:style-name="T64">Rinaldo</text:span><text:span text:style-name="T48"> des Brahms. Qu'importent quelques </text:span><text:span text:style-name="T51">é</text:span><text:span text:style-name="T48">clairs de g</text:span><text:span text:style-name="T51">énie dans la masse de quatre heures de musique inutile ? ... Encore </text:span><text:span text:style-name="T48">pourtant, ces quatre op</text:span><text:span text:style-name="T51">é</text:span><text:span text:style-name="T48">ras, des chefs d'</text:span><text:span text:style-name="T51">œ</text:span><text:span text:style-name="T48">uvre de l'op</text:span><text:span text:style-name="T51">é</text:span><text:span text:style-name="T48">ra allemand. </text:span></text:p>
      <text:p text:style-name="P148">Jusque-l<text:span text:style-name="T2">à</text:span> compositeur de talent, Richard Wagner dut peut-<text:span text:style-name="T2">ê</text:span>tre aux infortunes de son exil, de sortir du bourbier du componistisme allemand, de d<text:span text:style-name="T2">é</text:span>couvrir la musique, de devenir un musicien. </text:p>
      <text:p text:style-name="P148">Par quelle suite de ph<text:span text:style-name="T2">é</text:span>nom<text:span text:style-name="T2">è</text:span>nes psychologiques s'accomplit <text:span text:style-name="T88">cette </text:span><text:span text:style-name="T2">é</text:span>closion, je ne le chercherai pas dans une <text:span text:style-name="T2">é</text:span>tude consacr<text:span text:style-name="T2">é</text:span>e <text:span text:style-name="T2">à</text:span> un art, non <text:span text:style-name="T2">à un artiste ; je reproduirai seulement quelques aliné</text:span>as d'une <text:span text:style-name="T2">é</text:span>tude que j'ai publi<text:span text:style-name="T2">é</text:span>e, il y a un an, dans la <text:span text:style-name="T33">Revue de </text:span><text:span text:style-name="T90">Gen</text:span><text:span text:style-name="T22">è</text:span><text:span text:style-name="T90">ve</text:span><text:span text:style-name="T88">, </text:span>sur Wagner et la po<text:span text:style-name="T2">é</text:span>sie fran<text:span text:style-name="T2">ç</text:span>aise contemporaine, o<text:span text:style-name="T2">ù</text:span> j'analysais, en me servant du livre de Wagner intitul<text:span text:style-name="T2">é</text:span> <text:span text:style-name="T33">Beethoven</text:span>, comment apr<text:span text:style-name="T2">è</text:span>s les <text:span text:style-name="T2">œ</text:span>uvres anti-<text:soft-page-break/>musicale de sa jeunesse, Wagner avait pu arriver <text:span text:style-name="T2">à</text:span> ces <text:span text:style-name="T2">œ</text:span>uvres de pure musique qui couronnent sa vie. </text:p>
      <text:p text:style-name="P148">C'<text:span text:style-name="T2">ê</text:span>tait sans doute, disais-je, l'effet acquis des pr<text:span text:style-name="T2">é</text:span>c<text:span text:style-name="T2">é</text:span>dentes pauvres et non st<text:span text:style-name="T2">é</text:span>riles ann<text:span text:style-name="T2">ées : tandis que, banni des cité</text:span>s, il menait dans les exils le d<text:span text:style-name="T2">é</text:span>sespoir des vieux efforts chut<text:span text:style-name="T2">é</text:span>s, l'espoir des avenirs, –<text:span text:style-name="T4"> </text:span><text:span text:style-name="T2">oui, dans la solitaire mé</text:span>ditation, libre des lois re<text:span text:style-name="T2">ç</text:span>ues, dans la m<text:span text:style-name="T2">é</text:span>ditation tout grandissante et terrifi<text:span text:style-name="T2">é</text:span>e de se voir grandir, dans la m<text:span text:style-name="T2">é</text:span>ditation obstin<text:span text:style-name="T2">é</text:span>e de l'esprit qui veut le plus loin. –<text:span text:style-name="T4"> </text:span><text:span text:style-name="T2">Richard Wagner comprit que la musique (ainsi dit M. Mallarmé</text:span>) <text:span text:style-name="T2">«</text:span><text:span text:style-name="T4"> </text:span><text:span text:style-name="T2">ne s'applique point, mê</text:span>me comme leur <text:span text:style-name="T2">é</text:span>largissement sublime, <text:span text:style-name="T2">à</text:span> d'antiques conditions, mais <text:span text:style-name="T2">é</text:span>clate la g<text:span text:style-name="T2">é</text:span>n<text:span text:style-name="T2">é</text:span>ratrice de toute vitalit<text:span text:style-name="T2">é</text:span><text:span text:style-name="T4">. </text:span><text:span text:style-name="T2">»</text:span></text:p>
      <text:p text:style-name="P148"><text:span text:style-name="T2">«</text:span><text:span text:style-name="T4"> </text:span><text:span text:style-name="T2">La musique ne s'applique point, mê</text:span>me comme leur <text:span text:style-name="T2">é</text:span>largissement sublime, <text:span text:style-name="T2">à</text:span> d'antiques conditions, mais <text:span text:style-name="T2">é</text:span>clate la g<text:span text:style-name="T2">é</text:span>n<text:span text:style-name="T2">é</text:span>ratrice de toute vitalit<text:span text:style-name="T2">é</text:span><text:span text:style-name="T4">... </text:span><text:span text:style-name="T2">»</text:span> Richard Wagner comprit l'art, ayant compris enfin la musique. Disciple de Weber, dit compositeur illustre, applaudi <text:span text:style-name="T2">à</text:span> Dresde et <text:span text:style-name="T2">à</text:span> Weimar, ailleurs encore, Wagner avait eu la musique une forme d'art bonne <text:span text:style-name="T2">à</text:span> susciter en nous de puissantes impressions, donc compl<text:span text:style-name="T2">é</text:span>ment admirable <text:span text:style-name="T2">à la parole et au geste pour former le drame ; la musique, donc, un auxiliaire qui cré</text:span>e autour du drame un milieu de r<text:span text:style-name="T2">êve, qui intensifie l'effet du spectacle ; la musique, ce qui rend poignante aux foules, par Meyerbeer, une action inventé</text:span>e par Scri<text:span text:style-name="T2">be ; et Wagner avait fait ces mé</text:span>lodrames avec musique <text:span text:style-name="T33">Tannh</text:span><text:span text:style-name="T15">æ</text:span><text:span text:style-name="T33">user</text:span>, <text:span text:style-name="T33">Lohengrin</text:span>. Mais, voil<text:span text:style-name="T2">à</text:span> que lui apparaissent les <text:span text:style-name="T2">œuvres de Beethoven ; voilà</text:span> qu'il entend les derniers quatuors, et qu'une signifiance merveilleuse <text:span text:style-name="T2">à lui s'en transissue ; et voilà</text:span> qu'il se plonge en ces po<text:span text:style-name="T2">è</text:span>mes, les Symphonies, les Sonates, les Ouvertures, et qu'un univers nouveau na<text:span text:style-name="T2">î</text:span>t <text:span text:style-name="T2">à lui ; «</text:span><text:span text:style-name="T4"> </text:span><text:span text:style-name="T2">maintenant se ré</text:span>v<text:span text:style-name="T2">è</text:span>le une vie toute faite d'esprit, une sensibilit<text:span text:style-name="T2">é</text:span> douce tant<text:span text:style-name="T2">ô</text:span>t, tant<text:span text:style-name="T2">ôt effrayante ; fié</text:span>vreusement, le trouble, puis la paix, et les s<text:span text:style-name="T2">oupirs et l'angoisse, et la plainte et le transport ; tout cela semble avoir é</text:span>t<text:span text:style-name="T2">é</text:span> pris au sol le plus profond de l'<text:span text:style-name="T2">â</text:span>me, et lui <text:span text:style-name="T2">être rendu ; »</text:span> et il comprend que la musique est, non plus l'<text:span text:style-name="T2">é</text:span>largissement d'autres modes de vie artistique, mais le sp<text:span text:style-name="T2">é</text:span>cial langage du monde sp<text:span text:style-name="T2">é</text:span>cial de l'<text:span text:style-name="T2">â</text:span>me... <text:span text:style-name="T2">«</text:span><text:span text:style-name="T4"> </text:span><text:span text:style-name="T2">Tirésias avait vu se fermer, devant lui, le monde de l'apparence ; et il avait pu aussi contempler avec ses yeux inté</text:span>rieurs le fond m<text:span text:style-name="T2">ême de toutes les apparences. »</text:span></text:p>
      <text:p text:style-name="P148">Alors qu'importent les jeux des circonstances vaines, et que veut cette chim<text:span text:style-name="T2">è</text:span>re, l'action d'un drame ext<text:span text:style-name="T2">érieur ? Hasards des é</text:span>v<text:span text:style-name="T2">é</text:span>nements effroyables ou communs, apparitions de semblances humaines, d<text:span text:style-name="T2">é</text:span>lices feintes du Venusberg, factices splendeurs de la Wartburg et des chasses et des longs d<text:span text:style-name="T2">é</text:span>fil<text:span text:style-name="T2">é</text:span>s, qu'est tout cel<text:span text:style-name="T2">a, </text:span><text:soft-page-break/><text:span text:style-name="T2">sinon le quelconque spectacle des apparences fantomatiques ? La musique va ê</text:span>tre le langage du <text:span text:style-name="T2">«</text:span><text:span text:style-name="T4"> </text:span><text:span text:style-name="T2">sentiment humain »</text:span><text:span text:style-name="T4"> </text:span><text:span text:style-name="T2">; et Richard Wagner tâ</text:span>che maintenant <text:span text:style-name="T2">à</text:span> repr<text:span text:style-name="T2">é</text:span>senter, <text:span text:style-name="T2">à expliquer ; par le langage de la musique, l'homme sensationnel qu'il é</text:span>tait. </text:p>
      <text:p text:style-name="P148">Cela, dis-je, par le langage de la musique, parce que la musique est pr<text:span text:style-name="T2">é</text:span>cis<text:span text:style-name="T2">é</text:span>ment <text:span text:style-name="T2">à</text:span> Wagner l'expressif de la vie d'<text:span text:style-name="T2">âme ; et c'est comme auxiliaires ; eux à leur tour, que d'autres arts viendront »</text:span> au pr<text:span text:style-name="T2">è</text:span>s, <text:span text:style-name="T2">à</text:span> la musique, de leurs forces litt<text:span text:style-name="T2">é</text:span>raires et plastiques. La musique, expression de la vie sup<text:span text:style-name="T2">é</text:span>rieure et r<text:span text:style-name="T2">é</text:span>elle de l'<text:span text:style-name="T2">â</text:span>me, est la force capable <text:span text:style-name="T2">à</text:span> l'auditeur id<text:span text:style-name="T2">é</text:span>al (id<text:span text:style-name="T2">éal : le Pur et Simple) pour suggé</text:span>rer toute la r<text:span text:style-name="T2">é</text:span>elle et sup<text:span text:style-name="T2">é</text:span>rieure vie de l'<text:span text:style-name="T2">âme : mais à</text:span> nous, l'auditeur non id<text:span text:style-name="T2">é</text:span>al, <text:span text:style-name="T2">à</text:span> nous, h<text:span text:style-name="T2">é</text:span>las, le mis<text:span text:style-name="T2">é</text:span>rable v<text:span text:style-name="T2">é</text:span>g<text:span text:style-name="T2">é</text:span>tant, impur et perverti, <text:span text:style-name="T2">à</text:span> l'accoutum<text:span text:style-name="T2">é</text:span> de l'unique Apparence, au vivant de l'Illusion, <text:span text:style-name="T2">à</text:span> l'ignorant du Vrai, h<text:span text:style-name="T2">é</text:span>las, <text:span text:style-name="T2">à</text:span> nous la pure musique ne sera-t-elle pas l'inintelligible langage d'un inonde inconnu, et ne dirons-nous pas le dissolvant <text:span text:style-name="T2">«</text:span><text:span text:style-name="T4"> </text:span><text:span text:style-name="T2">pourquoi ? »</text:span> Donc, si Beethoven a os<text:span text:style-name="T2">é</text:span> employer le pur langage de la musique, Wagner, moins confiant en nos intelligences, ou plus soucieux d'<text:span text:style-name="T2">être davantage compris, Wagner dira : «</text:span><text:span text:style-name="T4"> </text:span><text:span text:style-name="T2">Aidons comprendre aux hommes ! »</text:span> <text:span text:style-name="T2">à</text:span> la musique, ainsi, il ajoutera l'auxiliaire du mot et <text:span text:style-name="T2">du geste ; et, par le mot et le geste, il interprétera les significations trop hautement spirituelles ; et il satisfera au vé</text:span>g<text:span text:style-name="T2">é</text:span>tant, <text:span text:style-name="T2">à</text:span> l'Impur, au pervers, <text:span text:style-name="T2">à</text:span> l'accoutum<text:span text:style-name="T2">é</text:span> des faciles vies banales, et <text:span text:style-name="T2">à l'ignorant qui est en nous ; sous le drame inté</text:span>rieur de l'<text:span text:style-name="T2">â</text:span>me, il fera un drame mat<text:span text:style-name="T2">ériel ; il fera un drame ; mais ce drame, pré</text:span>texte, concession, sera le secours <text:span text:style-name="T2">à notre faiblesse ; c'est lui qui, repaissant la chair, laissera l'â</text:span>me libre d'entendre son langage et d'admettre, librement, la poignance de ses motifs, et de subir le flux effroyable de cette vie id<text:span text:style-name="T2">é</text:span>ale. </text:p>
      <text:p text:style-name="P148">Mais si <text:span text:style-name="T2">ç</text:span>'a <text:span text:style-name="T2">é</text:span>t<text:span text:style-name="T2">é</text:span> la profonde pens<text:span text:style-name="T2">é</text:span>e de Wagner, faire des <text:span text:style-name="T2">œ</text:span>uvres de pure musique avec le commentaire de paroles et de gestes, tardivement est-il arriv<text:span text:style-name="T2">é</text:span> <text:span text:style-name="T2">à</text:span> la conscience de cette id<text:span text:style-name="T2">ée ; de là</text:span> les erreurs <text:span text:style-name="T2">é</text:span>parses, parmi tant de g<text:span text:style-name="T2">é</text:span>niales r<text:span text:style-name="T2">é</text:span>alisations, dans l'<text:span text:style-name="T2">œ</text:span>uvre qu'il institua et qui commence <text:span text:style-name="T2">à</text:span> l'<text:span text:style-name="T2">è</text:span>re glorieuse du printemps de 1849. </text:p>
      <text:p text:style-name="P147"/>
      <text:p text:style-name="P72">VI</text:p>
      <text:p text:style-name="P148">Ces consid<text:span text:style-name="T2">é</text:span>rations ne sont aucunement, on l'a jug<text:span text:style-name="T2">é</text:span> d<text:span text:style-name="T2">è</text:span>s le d<text:span text:style-name="T2">é</text:span>but, une <text:span text:style-name="T2">é</text:span>tude th<text:span text:style-name="T2">é</text:span>orique sur l'art wagn<text:span text:style-name="T2">érien ; j'ai né</text:span>glig<text:span text:style-name="T2">é</text:span> la suite m<text:span text:style-name="T2">é</text:span>thodique et quelques entiers <text:soft-page-break/>d<text:span text:style-name="T2">é</text:span>veloppements qu'eussent exig<text:span text:style-name="T2">é</text:span>s une th<text:span text:style-name="T2">éorie ; encore ai-je voulu laissera l'é</text:span>criture le ton d'une improvisation, avec les laisser-aller du style ici dans les familiarit<text:span text:style-name="T2">é</text:span>s du parler, l<text:span text:style-name="T2">à</text:span> (quand m'y entra<text:span text:style-name="T2">î</text:span>ne le sujet, et j'en demande pardon) dans les excessivit<text:span text:style-name="T2">és du lyrisme ; mes lecteurs m'excuseront </text:span>–<text:span text:style-name="T4"> </text:span><text:span text:style-name="T2">et peut-ê</text:span>tre me sauront gr<text:span text:style-name="T2">é</text:span> –<text:span text:style-name="T4"> </text:span><text:span text:style-name="T2">de n'avoir pas donné</text:span> <text:span text:style-name="T2">à</text:span> ces trente-six pages les quatre ou cinq mois de labeur n<text:span text:style-name="T2">é</text:span>cessaires <text:span text:style-name="T2">à</text:span> la correction de mes grammaticalit<text:span text:style-name="T2">é</text:span>s. Enfin j'ai voulu –<text:span text:style-name="T4"> </text:span><text:span text:style-name="T2">et mon principal souci est de le dé</text:span>clarer–<text:span text:style-name="T4"> </text:span><text:span text:style-name="T2">omettre absolument toute recherche documentaire ; à</text:span> quelques uns de mes collaborateurs, sp<text:span text:style-name="T2">é</text:span>cialistes des travaux critiques ou scientifiques, je laisse le soin de nous fournir le classement chronologique d<text:span text:style-name="T2">é</text:span>finitif–<text:span text:style-name="T4"> </text:span><text:span text:style-name="T2">si dé</text:span>sirable –<text:span text:style-name="T4"> </text:span><text:span text:style-name="T2">des œ</text:span>uvres de Richard Wagner. Ayant et avouant d'autres ambitions, j'ai de longtemps renonc<text:span text:style-name="T2">é</text:span> l'art des th<text:span text:style-name="T2">éories et des critiques ; ces notes ne sont que des impressions, elles ne veulent pas ê</text:span>tre autres, elles ne peuvent avoir un int<text:span text:style-name="T2">é</text:span>r<text:span text:style-name="T2">ê</text:span>t qu'en tant qu'on les verra telles, –<text:span text:style-name="T4"> </text:span><text:span text:style-name="T2">les impressions de quelqu'un qui aurait longuement fré</text:span>quent<text:span text:style-name="T2">é</text:span> dans les <text:span text:style-name="T2">œ</text:span>uvres tr<text:span text:style-name="T2">è</text:span>s v<text:span text:style-name="T2">é</text:span>n<text:span text:style-name="T2">é</text:span>rables du ma<text:span text:style-name="T2">î</text:span>tre musicien et quelquesfois aurait m<text:span text:style-name="T2">é</text:span>dit<text:span text:style-name="T2">é</text:span> aux trop urgents et redoutables probl<text:span text:style-name="T2">è</text:span>mes des esth<text:span text:style-name="T2">é</text:span>tiques. </text:p>
      <text:p text:style-name="P148">Parmi les <text:span text:style-name="T2">œ</text:span>uvres glorieuses de Wagner –<text:span text:style-name="T4"> </text:span><text:span text:style-name="T2">je nomme ici la Té</text:span>tralogie, <text:span text:style-name="T33">Tristan et les Ma</text:span><text:span text:style-name="T15">î</text:span><text:span text:style-name="T33">tres</text:span>, les pi<text:span text:style-name="T2">è</text:span>ces symphoniques, enfin le <text:span text:style-name="T33">Parsifal</text:span> –<text:span text:style-name="T4"> </text:span><text:span text:style-name="T2">m'apparaî</text:span>t une marche en avant, un progr<text:span text:style-name="T2">è</text:span>s continu que je d<text:span text:style-name="T2">éfinirai ainsi : </text:span></text:p>
      <text:p text:style-name="P148">D'abord l'<text:span text:style-name="T2">œ</text:span>uvre th<text:span text:style-name="T2">éâ</text:span>trale, c'est-<text:span text:style-name="T2">à</text:span>-dire l'<text:span text:style-name="T2">œ</text:span>uvre amalgamant tous les modes d'expression sous l'unit<text:span text:style-name="T2">é</text:span> du drame th<text:span text:style-name="T2">éâtral ; l'œ</text:span>uvre th<text:span text:style-name="T2">éâ</text:span>trale, une action morale symbolis<text:span text:style-name="T2">é</text:span>e sous une action l<text:span text:style-name="T2">é</text:span>gendaire et s'exprimant par le complexe moyen de litt<text:span text:style-name="T2">é</text:span>ratures, de musiques et de cette tr<text:span text:style-name="T2">è</text:span>s grossi<text:span text:style-name="T2">è</text:span>re et primitive forme des arts plastiques, le trompe-l'<text:span text:style-name="T2">œ</text:span>il des d<text:span text:style-name="T2">é</text:span>cors et de personnages anim<text:span text:style-name="T2">é</text:span>s (<text:span text:style-name="T2">é</text:span>poque des <text:span text:style-name="T2">é</text:span>crits th<text:span text:style-name="T2">éoriques de 1849 et 1852) ; </text:span></text:p>
      <text:p text:style-name="P148">Puis une transition, l'<text:span text:style-name="T2">œ</text:span>uvre th<text:span text:style-name="T2">éâ</text:span>trale o<text:span text:style-name="T2">ù</text:span> pr<text:span text:style-name="T2">é</text:span>domine largement un mode d'expression aux d<text:span text:style-name="T2">épens des autres ; le drame moral plus net </text:span>symbolis<text:span text:style-name="T2">é</text:span> par un drame l<text:span text:style-name="T2">é</text:span>gendaire att<text:span text:style-name="T2">é</text:span>nu<text:span text:style-name="T2">é</text:span><text:span text:style-name="T4"> </text:span><text:span text:style-name="T2">; la musique accaparant toute importance, la litté</text:span>rature s'effa<text:span text:style-name="T2">ç</text:span>ant, les d<text:span text:style-name="T2">écorations se faisant inutiles ; le drame moral devenant drame de musique ; </text:span></text:p>
      <text:p text:style-name="P147"><text:span text:style-name="T48">Enfin l'</text:span><text:span text:style-name="T51">œ</text:span><text:span text:style-name="T48">uvre musicale, sous la glose des additions litt</text:span><text:span text:style-name="T51">é</text:span><text:span text:style-name="T48">raires et d</text:span><text:span text:style-name="T51">écoratives ; l'œ</text:span><text:span text:style-name="T48">uvre de pure musique, o</text:span><text:span text:style-name="T51">ù</text:span><text:span text:style-name="T48"> le texte litt</text:span><text:span text:style-name="T51">é</text:span><text:span text:style-name="T48">raire et le spectacle n'ont plus d'autre valeur que d'</text:span><text:span text:style-name="T51">ê</text:span><text:span text:style-name="T48">tre les commentaires </text:span><text:span text:style-name="T51">à l'intelligence des musiques ; l'action purement morale, sous le symbole quelconque d'une fable (é</text:span><text:span text:style-name="T48">poque initi</text:span><text:span text:style-name="T51">é</text:span><text:span text:style-name="T48">e au </text:span><text:span text:style-name="T64">Beethoven</text:span><text:note text:id="ftn70" text:note-class="endnote"><text:note-citation>ff</text:note-citation><text:note-body><text:p text:style-name="Endnote"><text:span text:style-name="T64"><text:tab/></text:span><text:span text:style-name="T33">Beethoven </text:span>fut publié en 1870 à Dresde à l’occasion du centième anniversaire de la naissance du compositeur. Il s’agit d’un des plus importants textes théoriques de Wagner. <text:span text:style-name="T33">Religion et art, </text:span>est un essai de 1880. C’est le dernier grand écrit théorique du compositeur. C’est un texte fondateur sur la religion de l’art. Wagner y considère que, la religion déclinant, «  il échoit à l’art de sauver le cœur même de la religion  ». Voir l’article de Jean-François Candoni  : <text:span text:style-name="T33">Religion et art </text:span>du <text:span text:style-name="T33">Dictionnaire encyclopédique Richard Wagner </text:span>(p.1732). [NdE]</text:p><text:p text:style-name="Endnote"/></text:note-body></text:note><text:span text:style-name="T48"> et accomplie </text:span><text:soft-page-break/><text:span text:style-name="T51">à</text:span><text:span text:style-name="T48"> </text:span><text:span text:style-name="T64">Art et Religion</text:span><text:span text:style-name="T48">). </text:span></text:p>
      <text:p text:style-name="P148">C'est ce d<text:span text:style-name="T2">é</text:span>veloppement qui m'appara<text:span text:style-name="T2">î</text:span>t, commen<text:span text:style-name="T2">ç</text:span>ant au <text:span text:style-name="T33">Rheingold</text:span> et <text:span text:style-name="T2">à</text:span> <text:span text:style-name="T33">la Walkure</text:span>, se conclure dans le <text:span text:style-name="T33">Parsifal</text:span>. </text:p>
      <text:p text:style-name="P148"><text:span text:style-name="T33">Le Rheingold</text:span><text:span text:style-name="T4"> </text:span><text:span text:style-name="T2">: l'artiste a é</text:span>t<text:span text:style-name="T2">é</text:span> <text:span text:style-name="T2">é</text:span>mu de ce fait moral, la lutte dans l'<text:span text:style-name="T2">â</text:span>me entre le d<text:span text:style-name="T2">é</text:span>sir des apparences et le d<text:span text:style-name="T2">é</text:span>sir du bien v<text:span text:style-name="T2">é</text:span>ritable, la contamination par le d<text:span text:style-name="T2">é</text:span>sir mauvais en l'attente d<text:span text:style-name="T2">è</text:span>s lors de la r<text:span text:style-name="T2">é</text:span>demption derni<text:span text:style-name="T2">è</text:span>re. Et le jeune artiste <text:span text:style-name="T2">à</text:span> peine issu des chansons et des <text:span text:style-name="T88">marcias </text:span>de <text:span text:style-name="T33">Lohengrin</text:span>, comment verrait-il qu'<text:span text:style-name="T2">à</text:span> dire un tel ordre d'<text:span text:style-name="T2">é</text:span>motions suffiraient les quatre archets enseign<text:span text:style-name="T2">é</text:span>s depuis Beethoven <text:span text:style-name="T2">à traduire toutes musiques ? verrait-il, l'artiste poè</text:span>te et musicien, qu'<text:span text:style-name="T2">à</text:span> dire ces pens<text:span text:style-name="T2">é</text:span>es excellerait encore le langage de G<text:span text:style-name="T2">œthe ? car il n'est pas maî</text:span>tre du mobile instrument dont les Cranach et les D<text:span text:style-name="T2">ü</text:span>rer chantaient les terreurs de la Chute et de la Gr<text:span text:style-name="T2">â</text:span>ce. Mais <text:span text:style-name="T2">é</text:span>chauff<text:span text:style-name="T2">é</text:span> des plus nobles chim<text:span text:style-name="T2">è</text:span>res, il a r<text:span text:style-name="T2">ê</text:span>v<text:span text:style-name="T2">é un art complexe de toutes les puissances de l'art ; j'ai dit que c'é</text:span>tait l'<text:span text:style-name="T2">é</text:span>poque de <text:span text:style-name="T33">l'</text:span><text:span text:style-name="T15">Œ</text:span><text:span text:style-name="T33">uvre d'art de l'avenir</text:span>, de <text:span text:style-name="T33">Drame et Op</text:span><text:span text:style-name="T15">é</text:span><text:span text:style-name="T33">ra</text:span><text:span text:style-name="T4"> </text:span><text:span text:style-name="T2">; le jeune artiste, avant </text:span>de comprendre que l'<text:span text:style-name="T2">œ</text:span>uvre de Beethoven r<text:span text:style-name="T2">é</text:span>side majeurement en ses quatuors de cordes, a vu dans le hasard d'un ch<text:span text:style-name="T2">œ</text:span>ur concluant la neuvi<text:span text:style-name="T2">ème symphonie le commencement d'un art nouveau ; il a calculé</text:span>, le jeune artiste, que l'<text:span text:style-name="T2">é</text:span>motion de ses musiques se doublerait de l'<text:span text:style-name="T2">é</text:span>motion de ses po<text:span text:style-name="T2">è</text:span>mes et se triplerait de l'<text:span text:style-name="T2">émotion de ses spectacles ; et </text:span>–<text:span text:style-name="T4"> </text:span><text:span text:style-name="T2">ne serait-ce pas le profond de la vé</text:span>rit<text:span text:style-name="T2">é</text:span><text:span text:style-name="T4"> </text:span><text:span text:style-name="T2">? </text:span>–<text:span text:style-name="T4"> </text:span><text:span text:style-name="T2">encore au dé</text:span>but de sa r<text:span text:style-name="T2">é</text:span>novation, il continue le joug de l'op<text:span text:style-name="T2">é</text:span>ra et les usages des th<text:span text:style-name="T2">éâ</text:span>tres d'op<text:span text:style-name="T2">éra ; et voilà</text:span> qu'il restitue, lui-m<text:span text:style-name="T2">ê</text:span>me l'affirme, un art <text:span text:style-name="T88">correspondant </text:span><text:span text:style-name="T2">à</text:span> l'art antique, et il oublie qu'antique signifie antique, et il appelle cela l'art de l'avenir. Donc il va entasser tous ces proc<text:span text:style-name="T2">é</text:span>d<text:span text:style-name="T2">é</text:span>s d'art, musique, po<text:span text:style-name="T2">é</text:span>sie, d<text:span text:style-name="T2">é</text:span>coration paysagique et mimique, <text:span text:style-name="T2">à</text:span> l'exemple des ancie<text:span text:style-name="T2">ns, pour produire l'illusion de la vie ; alors s'imposait à</text:span> lui la forme dramatique th<text:span text:style-name="T2">éâ</text:span>trale, la plus capable traditionnellement d'att<text:span text:style-name="T2">é</text:span>nuer le disparate de ces inconciliables r<text:span text:style-name="T2">é</text:span>unis. </text:p>
      <text:p text:style-name="P148">Il avait imagin<text:span text:style-name="T2">é</text:span> ce symbole de l'or du Rhin et de Freia, et cette l<text:span text:style-name="T2">é</text:span>gende des Filles-du-Rhin, de Nibelheim, de Wotan, des G<text:span text:style-name="T2">éants, de Walhall. Et dans le drame voyez toutes les splendeurs possibles de tous les arts ! Un fait é</text:span>vident et caract<text:span text:style-name="T2">éristique : en nulle œ</text:span>uvre autant qu'en le <text:span text:style-name="T33">Rheingold</text:span> et <text:span text:style-name="T33">la Walkure</text:span> la partie po<text:span text:style-name="T2">é</text:span>tique et la d<text:span text:style-name="T2">é</text:span>corative ne sont plus importantes, plus parfaites. Les vers du <text:span text:style-name="T33">Rheingold</text:span> et ceux de <text:span text:style-name="T33">la Walkure</text:span> sont les plus litt<text:span text:style-name="T2">é</text:span>rairement beaux qu'ait <text:span text:style-name="T2">écrits Wagner ; ils sont beaux jusqu'à</text:span> se suffire, <text:span text:style-name="T2">à</text:span> <text:span text:style-name="T2">ê</text:span>tre beaux en tant qu'<text:span text:style-name="T2">œ</text:span>uvre litt<text:span text:style-name="T2">éraire et absolument ; com</text:span>bien diff<text:span text:style-name="T2">é</text:span>rents verrons-nous les textes des derni<text:span text:style-name="T2">è</text:span>res <text:span text:style-name="T2">œuvres ! </text:span><text:soft-page-break/><text:span text:style-name="T2">mais ici c'est un langage pré</text:span>cis, <text:span text:style-name="T2">é</text:span>tonnamment grammatical (c'est-<text:span text:style-name="T2">à</text:span>-dire <text:span text:style-name="T2">é</text:span>tymologique et syntaxial), d'une condensation inou<text:span text:style-name="T2">ï</text:span>e dans la litt<text:span text:style-name="T2">érature allemande et d'un tel affinement ; c'est un lan</text:span>gage de hautaine litt<text:span text:style-name="T2">é</text:span>rature, resserr<text:span text:style-name="T2">é</text:span> en le strictement n<text:span text:style-name="T2">é</text:span>cessaire du discours, <text:span text:style-name="T2">é</text:span>mond<text:span text:style-name="T2">é</text:span> des pr<text:span text:style-name="T2">é</text:span>fixes et des particules vaines, tout de sommets, essentiel, et qui ressemble aux parodies d'un M. Wilder comme une page de Flaubert ou mieux de M. Mallarm<text:span text:style-name="T2">é</text:span> <text:span text:style-name="T2">à</text:span> un obsc<text:span text:style-name="T2">è</text:span>ne fait-divers du Petit-Journal. AnaIoguement les<text:span text:style-name="T112"> </text:span>d<text:span text:style-name="T2">é</text:span>corations du <text:span text:style-name="T33">Rheingold</text:span> et de <text:span text:style-name="T33">la Walkure</text:span> sont les plus achev<text:span text:style-name="T2">é</text:span>es qu'ait r<text:span text:style-name="T2">ê</text:span>v<text:span text:style-name="T2">ées Richard Wagner ; les dé</text:span>corations du <text:span text:style-name="T33">Parsifal</text:span> seront l'adjacence de beaux tableaux, hors le drame, pour la magnificence d'u<text:span text:style-name="T2">n spectacle ; ici c'est la netteté de sites et ce plastiques faisant drame minutieusement ; songez quelle mise en scè</text:span>ne grandiose et subtile, en ces deux pi<text:span text:style-name="T2">è</text:span>ces, dut r<text:span text:style-name="T2">ê</text:span>ver l'esprit du ma<text:span text:style-name="T2">î</text:span>tre, et qu'il nous faudrait, pour concevoir son id<text:span text:style-name="T2">é</text:span>e, contempler autrement qu'en les ignominies organis<text:span text:style-name="T2">é</text:span>es par les impr<text:span text:style-name="T2">é</text:span>sarios et les histrions de conservatoires. </text:p>
      <text:p text:style-name="P148">Ainsi r<text:span text:style-name="T2">ê</text:span>vait le jeune artiste <text:span text:style-name="T2">à instaurer un art collectif ; les traditions du </text:span><text:span text:style-name="T33">Rheingold</text:span> se suivaient en <text:span text:style-name="T33">la Walkure</text:span>, ce beau m<text:span text:style-name="T2">é</text:span>lodrame de cape et d'<text:span text:style-name="T2">é</text:span>p<text:span text:style-name="T2">é</text:span>e et de m<text:span text:style-name="T2">éthaphysique ; dans </text:span><text:span text:style-name="T33">Siegfried</text:span><text:span text:style-name="T2">, elles se continuaient ; mais sans doute que dé</text:span>j<text:span text:style-name="T2">à</text:span> l'h<text:span text:style-name="T2">é</text:span>sitation avait pris son esprit mieux exp<text:span text:style-name="T2">é</text:span>riment<text:span text:style-name="T2">é</text:span><text:span text:style-name="T4"> </text:span><text:span text:style-name="T2">; arrivé</text:span> au troisi<text:span text:style-name="T2">è</text:span>me acte de <text:span text:style-name="T33">Siegfried</text:span>, devant l'efflorescence musicale qui grandissait en lui, sentait-il son syst<text:span text:style-name="T2">è</text:span>me fail<text:span text:style-name="T2">lir ? il s'arrêtait ; n'osait-il ouvrir, en un drame autrement ordonné</text:span>, la barri<text:span text:style-name="T2">è</text:span>re aux musiques d'exub<text:span text:style-name="T2">érantes ? ne comprenait-il pas plutô</text:span>t la fatalit<text:span text:style-name="T2">é</text:span> de la pr<text:span text:style-name="T2">é</text:span>dominance de la musique en sa T<text:span text:style-name="T2">étralogie ? il s'arrêtait ; il s'en allait en une œ</text:span>uvre nouvell<text:span text:style-name="T2">e ; et libre là</text:span>, libre de se livrer tout au d<text:span text:style-name="T2">é</text:span>mon musical qui l'affolait, il se pr<text:span text:style-name="T2">é</text:span>cipitait, comme lui-m<text:span text:style-name="T2">ê</text:span>me en un jour de conscience le d<text:span text:style-name="T2">é</text:span>clara, dans cette mer de passion exclusive et infinie de la musique. </text:p>
      <text:p text:style-name="P147"/>
      <text:p text:style-name="P72">VII</text:p>
      <text:p text:style-name="P71"/>
      <text:p text:style-name="P148">Dans le <text:span text:style-name="T29">Tristan</text:span><text:span text:style-name="T26"> </text:span>voyez l'att<text:span text:style-name="T2">é</text:span>nuation progressive de la fable l<text:span text:style-name="T2">é</text:span>gendaire, du texte litt<text:span text:style-name="T2">é</text:span>raire, des d<text:span text:style-name="T2">é</text:span>corations. Au premier acte la fable a assez d'importance pour conduire quelques fois le d<text:span text:style-name="T2">é</text:span>veloppement musical, et le texte vaut le plus souvent <text:span text:style-name="T2">à</text:span> d<text:span text:style-name="T2">é</text:span>terminer l'<text:span text:style-name="T2">émotion ; les mimiques ajoutent peu à</text:span> la pr<text:span text:style-name="T2">é</text:span>cision des <text:span text:style-name="T97">psychologies. </text:span>Mais, d<text:span text:style-name="T2">è</text:span>s le second acte, comme s'efface le rac<text:span text:style-name="T97">ontage </text:span><text:span text:style-name="T2">d'anecdotes ! l'action extérieure est si simple que quelques mots l'expliquent amplement ; en leurs situations morales, en leurs multiples nuances, l'attente des amants, leu</text:span>r r<text:span text:style-name="T2">é</text:span>union, <text:soft-page-break/>l'entr<text:span text:style-name="T2">ée de la voix de remords, l'adieu final, sont totales en la musique ; n'est-ce pas de toute é</text:span>vidence que le d<text:span text:style-name="T2">é</text:span>cor est pos<text:span text:style-name="T2">é musicalement et toute mimique inutile ? les paroles y chantées : vagues, sans pré</text:span>cision litt<text:span text:style-name="T2">é</text:span>raire, presque quelconques (discours des amants, discours de Mark), elles n'existent (hors deux ou trois explications de l'anecdote <text:span text:style-name="T2">é</text:span>tablie) que parce que le musicien voulait faire chanter <text:span text:style-name="T2">à</text:span> ses voix des paroles articul<text:span text:style-name="T2">é</text:span>es. Le troisi<text:span text:style-name="T2">è</text:span>me acte montre plus <text:span text:style-name="T2">é</text:span>vidente encore l'exclusi<text:span text:style-name="T2">ve expansion de la musique ; l'historiette qui encombrait le premier acte est annulée ; ce n'est plus que le fait moral ; une agonie d'amour, et une agonie d'amour ; nul mot qui ajoute une sensation dans le drame émotionnel ; et tous les mots que prononcen</text:span>t et Tristan et Isolde, et Kurwenal, la voix des lointains joyeux, inutiles en fait, mais admirables articulations syllabiques des m<text:span text:style-name="T2">é</text:span>lodies, commentent aux badauds que nous sommes les trop hautaines symphonies. Quant aux d<text:span text:style-name="T2">é</text:span>corations, qui avouerait ne les avoir pas entendues d<text:span text:style-name="T2">è</text:span>s les premiers accords et durant chaque retour des motifs du pr<text:span text:style-name="T2">élude ? Car le moindre vice de la dé</text:span>coration sc<text:span text:style-name="T2">é</text:span>nique est de s'imposer aux yeux et <text:span text:style-name="T2">à l'esprit incessamment ; tandis que ce n'est que par moments, et quand l'orchestre le co</text:span>mmande, que l'on doit, au cours de l'action psychologique, songer <text:span text:style-name="T2">à</text:span> ces sites de gr<text:span text:style-name="T2">è</text:span>ves et de flots qui l'encadrent. </text:p>
      <text:p text:style-name="P148">Ainsi, aux chers jours de Bayreuth dont l'anniversaire maintenant se solennise, ainsi, pendant que l'orchestre bayreuthien en cette salle privil<text:span text:style-name="T2">é</text:span>gi<text:span text:style-name="T2">é</text:span>e chantait le flux de ces v<text:span text:style-name="T2">é</text:span>h<text:span text:style-name="T2">émentes harmonies ; par fois, tournant le dos à</text:span> la risible sc<text:span text:style-name="T2">è</text:span>ne, oubliant les balourds occup<text:span text:style-name="T2">é</text:span>s <text:span text:style-name="T2">à</text:span> repr<text:span text:style-name="T2">é</text:span>senter celui-ci un sieur Tristan, celle-l<text:span text:style-name="T2">à</text:span> une dame Isolde, celui-l<text:span text:style-name="T2">à un Kurwenal graisseux et ventru ; né</text:span>gligeant <text:span text:style-name="T2">les cocasseries du navire en carton peint et des matelots en zinc et tant de sottes polychromies ; oui, les yeux clos à</text:span> ces sottises, et solitaire en mon attention tout d<text:span text:style-name="T2">é</text:span>vou<text:span text:style-name="T2">é</text:span>e aux uniques sonorit<text:span text:style-name="T2">é</text:span>s qui d'un centre invisible dans l'absolue nuit de mes sens s'<text:span text:style-name="T2">éparsemaient : ainsi, parfois, ai-je é</text:span>cout<text:span text:style-name="T2">é</text:span>, ai-je qu<text:span text:style-name="T2">é</text:span>ri, ai-je entendu la symphonie qui se nomme <text:span text:style-name="T33">Tristan et Isolde</text:span>... </text:p>
      <text:p text:style-name="P148">Alors le pr<text:span text:style-name="T2">é</text:span>iudial appel r<text:span text:style-name="T2">é</text:span>sumateur des suggestions o<text:span text:style-name="T2">ù</text:span> voguera ce conte d'<text:span text:style-name="T2">â</text:span>mes, et son apaisement. </text:p>
      <text:p text:style-name="P148">(chant du matelot) en ce chant de na<text:span text:style-name="T2">ï</text:span>ve tristesse d'une <text:span text:style-name="T2">â</text:span>me que bercerait un doux amour <text:span text:style-name="T2">é</text:span>loign<text:span text:style-name="T2">é</text:span> et plein d'esp<text:span text:style-name="T2">érances ; </text:span></text:p>
      <text:p text:style-name="P148">puis, surgissante la passion, et ses cris o<text:span text:style-name="T2">ù</text:span> elle s'<text:span text:style-name="T2">é</text:span>panche, ses f<text:span text:style-name="T2">é</text:span>roces silences, sa vie jubilante et d<text:span text:style-name="T2">é</text:span>sesp<text:span text:style-name="T2">é</text:span>r<text:span text:style-name="T2">é</text:span>e... </text:p>
      <text:p text:style-name="P148">Oh, comme par les yeux de l'esprit je les vois, les <text:span text:style-name="T2">â</text:span>mes aimantes qu'attire et <text:soft-page-break/>qu'emm<text:span text:style-name="T2">è</text:span>ne et qu'engouffre le gouffre du d<text:span text:style-name="T2">é</text:span>sir d'aimer, les pauvres <text:span text:style-name="T2">â</text:span>mes mortellement saisies et qui vainement se d<text:span text:style-name="T2">é</text:span>battent sous le philtre spirituel de l'advenu irr<text:span text:style-name="T2">évocable ! vous lutterez, â</text:span>mes juv<text:span text:style-name="T2">é</text:span>niles et moroses, et vous aurez des immobilit<text:span text:style-name="T2">é</text:span>s effarantes, vous hurlerez, <text:span text:style-name="T2">â</text:span>mes lamentables, en des sarcasmes, des insultes et des pri<text:span text:style-name="T2">è</text:span>res, tandis qu'autour de vous r<text:span text:style-name="T2">é</text:span>sonneront les gais placides chants des bonheurs simples qui ne sont point v<text:span text:style-name="T2">ô</text:span>tres, et vous tomberez, oh pitoyables <text:span text:style-name="T2">â</text:span>mes, apr<text:span text:style-name="T2">è</text:span>s tant de rebondissements, dans le d<text:span text:style-name="T2">é</text:span>licieux affamement de l'enfin qui ne peut pas venir. </text:p>
      <text:p text:style-name="P148">H<text:span text:style-name="T2">é</text:span>las, h<text:span text:style-name="T2">é</text:span>las, que les voil<text:span text:style-name="T2">à</text:span> –<text:span text:style-name="T4"> </text:span><text:span text:style-name="T2">mais exprimé</text:span>es, exprim<text:span text:style-name="T2">é</text:span>es en un art et v<text:span text:style-name="T2">é</text:span>ritablement devenues elles –<text:span text:style-name="T4"> </text:span><text:span text:style-name="T2">que les voilà</text:span> mes fuyeuses <text:span text:style-name="T2">é</text:span>motions, et que les voil<text:span text:style-name="T2">à</text:span> les joies et les douleurs que j'entrevis au toucher d'une d<text:span text:style-name="T2">épartie, et que vous chantez, oh musiques magiques du mage musicien ! </text:span></text:p>
      <text:p text:style-name="P147"/>
      <text:p text:style-name="P72">VIII</text:p>
      <text:p text:style-name="P148">Apr<text:span text:style-name="T2">è</text:span>s l'envol<text:span text:style-name="T2">é</text:span>e du <text:span text:style-name="T33">Tristan</text:span>, ce fut quelque retour aux tentatives d'art complexe de la T<text:span text:style-name="T2">é</text:span>tralogie. </text:p>
      <text:p text:style-name="P148">Mais ici nommerai-je les <text:span text:style-name="T33">Meistersinger de Nurnberg</text:span>, une f<text:span text:style-name="T2">é</text:span>erie, interm<text:span text:style-name="T2">è</text:span>de de l'<text:span text:style-name="T2">œ</text:span>uvre, la fantaisie gracieuse d'un esprit <text:span text:style-name="T2">é</text:span>pris un jour d'amusements et de belles frivolit<text:span text:style-name="T2">és, avec des accents profonds ; aussi les marches, le </text:span><text:span text:style-name="T33">Festmarsch</text:span>, le <text:span text:style-name="T33">Kaiser- marsch</text:span>, o<text:span text:style-name="T2">ù</text:span> le g<text:span text:style-name="T2">é</text:span>nie wagn<text:span text:style-name="T2">é</text:span>rien assoiff<text:span text:style-name="T2">é</text:span> de musique s'abandonna par de fous d<text:span text:style-name="T2">é</text:span>veloppements, enfin <text:span text:style-name="T33">Siegfried-Idyll</text:span> et quelques ant<text:span text:style-name="T2">é</text:span>rieures m<text:span text:style-name="T2">é</text:span>lodies, tous pr<text:span text:style-name="T2">é</text:span>cieux et plaisants jeux. </text:p>
      <text:p text:style-name="P148">Donc <text:span text:style-name="T33">Siegfried</text:span> achev<text:span text:style-name="T2">é</text:span><text:span text:style-name="T4"> </text:span><text:span text:style-name="T2">; des pages purement musicales à</text:span> c<text:span text:style-name="T2">ô</text:span>t<text:span text:style-name="T2">é</text:span> des pages combin<text:span text:style-name="T2">é</text:span>es de disparates <text:span text:style-name="T2">é</text:span>l<text:span text:style-name="T2">é</text:span>ments en vue d'un drame anecdotique. Rem<text:span text:style-name="T2">émorons les premiers actes ; le premier acte en majeure partie musical (l'é</text:span>closion d'une adolescence, les rappels d'anciennes <text:span text:style-name="T2">é</text:span>motions), avec les addendas de faits positifs et de secrets de forge d<text:span text:style-name="T2">é</text:span>voil<text:span text:style-name="T2">és ; le second acte trè</text:span>s incertain, incessamment et au cours de chaque sc<text:span text:style-name="T2">è</text:span>ne oscillant entre la symphonie et le spectacle, des efforts <text:span text:style-name="T2">à</text:span> tout rendre <text:span text:style-name="T2">à</text:span> l'orchestre et des chutes soudaines (par exemple, lorsque c'est par des mots qu'est d<text:span text:style-name="T2">é</text:span>nou<text:span text:style-name="T2">é</text:span>e une sc<text:span text:style-name="T2">è</text:span>ne musicale), enfin la tr<text:span text:style-name="T2">è</text:span>s noble magnificence de cette mort d'<text:span text:style-name="T2">â</text:span>me exprim<text:span text:style-name="T2">é</text:span>e dans la mort du bon Fafner, une des stup<text:span text:style-name="T2">éfiantes pages de l'oeuvre de Wagner ; depuis longtemps je dé</text:span>sirais interpr<text:span text:style-name="T2">é</text:span>ter cette sc<text:span text:style-name="T2">ène ; qu'on me le permette. </text:span></text:p>
      <text:p text:style-name="P148">Apr<text:span text:style-name="T2">ès d'effroyables violences, un silence est survenu ; a</text:span>lors des g<text:span text:style-name="T2">é</text:span>missements <text:soft-page-break/>profonds comme souterrains font une plainte d<text:span text:style-name="T2">é</text:span>croissante, de vagues g<text:span text:style-name="T2">é</text:span>missements proches d'appels et se tra<text:span text:style-name="T2">î</text:span>nant <text:span text:style-name="T2">à terre en l'agonie d'une massive force qui se brise ; pourquoi cette mort et ce crime ? et parmi ces langueurs agonisant</text:span>es, c'est d<text:span text:style-name="T2">é</text:span>j<text:span text:style-name="T2">à</text:span> le tr<text:span text:style-name="T2">è</text:span>s oc<text:span text:style-name="T2">é</text:span>aneux aper<text:span text:style-name="T2">ç</text:span>u, le lent sublime immens<text:span text:style-name="T2">é</text:span>ment distant vers o<text:span text:style-name="T2">ù</text:span> l'on avait r<text:span text:style-name="T2">ê</text:span>v<text:span text:style-name="T2">é</text:span>, le fuyant id<text:span text:style-name="T2">é</text:span>al, ah, par le d<text:span text:style-name="T2">é</text:span>sir de qui l'on est damn<text:span text:style-name="T2">é</text:span><text:span text:style-name="T4"> </text:span><text:span text:style-name="T2">: et une force juvé</text:span>nile a bris<text:span text:style-name="T2">é la force massive ; encore les gé</text:span>missements, profonds, souterrains, d<text:span text:style-name="T2">é</text:span>croissants et implorants, et des lamentations, les lentes plaintes des destin<text:span text:style-name="T2">é</text:span>es <text:span text:style-name="T2">évanouies : hé</text:span>las, j'eus des jours victorieux, je fus puissant, je fus un regard lev<text:span text:style-name="T2">é</text:span> au ciel, je fus heureux, je meurs, h<text:span text:style-name="T2">é</text:span>las, h<text:span text:style-name="T2">élas ; plaintes, lamentations et gé</text:span>missements, qui se tra<text:span text:style-name="T2">î</text:span>nent <text:span text:style-name="T2">à</text:span> terre et s'affaissent, en la vision de l'id<text:span text:style-name="T2">é</text:span>al et du d<text:span text:style-name="T2">ésir qui l'a perdu ; car voilà</text:span> qu'une commis<text:span text:style-name="T2">é</text:span>ration s'est <text:span text:style-name="T2">é</text:span>lev<text:span text:style-name="T2">é</text:span>e, large comme les sanglots mourants, comme l'<text:span text:style-name="T2">é</text:span>loignement des entrevus effac<text:span text:style-name="T2">é</text:span>s, et qu'une intime commis<text:span text:style-name="T2">é</text:span>ration monte envers la brillant Siegfried des Victoires pour l'Or, et l'<text:span text:style-name="T2">â</text:span>me avec tant de regrets p<text:span text:style-name="T2">é</text:span>rie s'exalte en une charit<text:span text:style-name="T2">é</text:span>, oh Fafner, <text:span text:style-name="T2">â</text:span>me simple, et tu dis en ta mort la piti<text:span text:style-name="T2">é</text:span> des quelconques chercheurs d'id<text:span text:style-name="T2">é</text:span>al. </text:p>
      <text:p text:style-name="P148">Alors vient ce troisi<text:span text:style-name="T2">è</text:span>me acte compos<text:span text:style-name="T2">é</text:span> apr<text:span text:style-name="T2">è</text:span>s un tr<text:span text:style-name="T2">è</text:span>s <text:span text:style-name="T2">long intervalle ; et entendez d'abord le fulgurant prélude ; c'est la musique toute qui institue cette é</text:span>vocation d'<text:span text:style-name="T2">âme dans le sombre des solitudes morales ; puis, les deux scè</text:span>nes corr<text:span text:style-name="T2">é</text:span>latives de Wotan en face de son r<text:span text:style-name="T2">ê</text:span>ve et en face de son acte, fondamentales du drame, et n<text:span text:style-name="T2">é</text:span>cessairement m<text:span text:style-name="T2">ê</text:span>l<text:span text:style-name="T2">é</text:span>es de litt<text:span text:style-name="T2">ératures explicatives du symbole originel ; mais dans ces scè</text:span>nes, rien aux mimiques, les d<text:span text:style-name="T2">é</text:span>corations et les gestes <text:span text:style-name="T2">é</text:span>tant dans l'orchestre. Enfin, la travers<text:span text:style-name="T2">é</text:span>e du feu, le r<text:span text:style-name="T2">é</text:span>veil de Br<text:span text:style-name="T2">ü</text:span>nnhilde, les noces finales, une <text:span text:style-name="T2">é</text:span>norme et monstrueuse effloraison de musique, comme une tropicale v<text:span text:style-name="T2">é</text:span>g<text:span text:style-name="T2">é</text:span>tation s'<text:span text:style-name="T2">é</text:span>lan<text:span text:style-name="T2">ç</text:span>ant apr<text:span text:style-name="T2">è</text:span>s tant d'ann<text:span text:style-name="T2">é</text:span>es de travail int<text:span text:style-name="T2">é</text:span>rieur, d'une terre divinement fertile. </text:p>
      <text:p text:style-name="P148"><text:span text:style-name="T2">J'approche au terme ; et dé</text:span>j<text:span text:style-name="T2">à</text:span> voici cette <text:span text:style-name="T33">G</text:span><text:span text:style-name="T15">œ</text:span><text:span text:style-name="T33">tterd</text:span><text:span text:style-name="T15">æ</text:span><text:span text:style-name="T33">mmerung</text:span>, le plus v<text:span text:style-name="T2">é</text:span>h<text:span text:style-name="T2">é</text:span>ment sinon le plus parfait effort humain vers la toute expression musicale. Et je suis heureux de trouver ici <text:span text:style-name="T2">à</text:span> ma th<text:span text:style-name="T2">è</text:span>se l'appui de l'<text:span text:style-name="T2">é</text:span>tude jadis publi<text:span text:style-name="T2">é</text:span>e dans cette revue par M. H. -S. Chamberlain, et o<text:span text:style-name="T2">ù</text:span> est expliqu<text:span text:style-name="T2">é</text:span>e par des raisons documentaires la musicalit<text:span text:style-name="T2">é</text:span> exclusive de <text:span text:style-name="T33">G</text:span><text:span text:style-name="T15">œ</text:span><text:span text:style-name="T33">tterd</text:span><text:span text:style-name="T15">æ</text:span><text:span text:style-name="T33">mmerung</text:span>, contrairement <text:span text:style-name="T2">à</text:span> l'amalgame d'art des trois drames pr<text:span text:style-name="T2">é</text:span>c<text:span text:style-name="T2">é</text:span>dents de la T<text:span text:style-name="T2">é</text:span>tralogie. </text:p>
      <text:p text:style-name="P148"><text:span text:style-name="T2">«</text:span><text:span text:style-name="T4"> </text:span><text:span text:style-name="T2">Wotan, disait M. H. -S. Chamberlain, le centre de l'action psychologique a disparu... avec lui disparaî</text:span>t l'<text:span text:style-name="T2">é</text:span>l<text:span text:style-name="T2">é</text:span>ment r<text:span text:style-name="T2">é</text:span>fl<text:span text:style-name="T2">é</text:span>chissant, la Pens<text:span text:style-name="T2">ée ; il ne reste q</text:span>ue les <text:span text:style-name="T2">é</text:span>motions, la Passion, ce que la musique exprime. Dans les seules sc<text:span text:style-name="T2">è</text:span>nes se rapportant directement <text:span text:style-name="T2">à</text:span> Wotan, la parole appara<text:span text:style-name="T2">î</text:span>t de nouveau et <text:span text:style-name="T2">é</text:span>voque devant <text:soft-page-break/>nous la vision du dieu... mais, pour le reste, Wagner sur le po<text:span text:style-name="T2">è</text:span>me a construit la symphonie la plus grandiose –<text:span text:style-name="T4"> </text:span><text:span text:style-name="T2">peut-ê</text:span>tre –<text:span text:style-name="T4"> </text:span><text:span text:style-name="T2">que jamais il ait écrite... Au fond, il n'y a qu'une chose ici : la musique... On sait qu'à</text:span> la fin du drame il y avait des vers r<text:span text:style-name="T2">é</text:span>sumant l'id<text:span text:style-name="T2">é</text:span>e po<text:span text:style-name="T2">é</text:span>tique du <text:span text:style-name="T33">Ring</text:span>, et que Wagner, lorsqu'il vint <text:span text:style-name="T2">à</text:span> parachever la musique, les suppri<text:span text:style-name="T2">ma ; il les a supprimé</text:span>s, nous dit-il, <text:span text:style-name="T2">«</text:span><text:span text:style-name="T4"> </text:span><text:span text:style-name="T2">parce que c'eû</text:span>t <text:span text:style-name="T2">é</text:span>t<text:span text:style-name="T2">é</text:span> essayer de substituer <text:span text:style-name="T2">à l'impression musicale une autre impression »</text:span>, et <text:span text:style-name="T2">«</text:span><text:span text:style-name="T4"> </text:span><text:span text:style-name="T2">parce que le sens de ces vers est exprimé</text:span> par la musique avec la plus exquise pr<text:span text:style-name="T2">écision... »</text:span></text:p>
      <text:p text:style-name="P148">Ainsi appara<text:span text:style-name="T2">î</text:span>t d<text:span text:style-name="T2">é</text:span>cisif ce couronnement du t<text:span text:style-name="T2">é</text:span>traptyque wagn<text:span text:style-name="T2">é</text:span>rien par l'unique et glorieuse musique. <text:span text:style-name="T33">G</text:span><text:span text:style-name="T15">œ</text:span><text:span text:style-name="T33">tterd</text:span><text:span text:style-name="T15">æ</text:span><text:span text:style-name="T33">mmerung</text:span> <text:span text:style-name="T2">é</text:span>crite en la pleine temp<text:span text:style-name="T2">ê</text:span>te de l'<text:span text:style-name="T2">é</text:span>dification du th<text:span text:style-name="T2">éâ</text:span>tre de Bayreuth, est l'essor d'un g<text:span text:style-name="T2">é</text:span>nie las de compromis, las de mauvaises luttes, las de se contrarier, las des obstacles, las d'<text:span text:style-name="T2">ê</text:span>tre autre chose que le pur musicien qu'il devait <text:span text:style-name="T2">ê</text:span>tre, et las par les mat<text:span text:style-name="T2">érielles batailles presque autant que par les intellectuelles ; c'est l'essor d'une â</text:span>me qui se lib<text:span text:style-name="T2">è</text:span>re au dehors des contingences vers l'absolu natal de son art. </text:p>
      <text:p text:style-name="P148">Et, dans la s<text:span text:style-name="T2">é</text:span>r<text:span text:style-name="T2">é</text:span>nit<text:span text:style-name="T2">é</text:span> d'une vieillesse victorieuse et sublime, le voici, le ma<text:span text:style-name="T2">î</text:span>tre v<text:span text:style-name="T2">é</text:span>n<text:span text:style-name="T2">é</text:span>r<text:span text:style-name="T2">é</text:span>, <text:span text:style-name="T2">à</text:span> l'<text:span text:style-name="T2">œ</text:span>uvre de son <text:span text:style-name="T33">Parsifal</text:span>. </text:p>
      <text:p text:style-name="P147"/>
      <text:p text:style-name="P72">IX</text:p>
      <text:p text:style-name="P148">En un temps o<text:span text:style-name="T2">ù</text:span> tout personnage r<text:span text:style-name="T2">é</text:span>put<text:span text:style-name="T2">é</text:span> wagn<text:span text:style-name="T2">é</text:span>rien aime conter, sauves les vraisemblances, comment il fut des premiers wagn<text:span text:style-name="T2">é</text:span>ristes fran<text:span text:style-name="T2">ç</text:span>ais, les lecteurs de la Revue Wagn<text:span text:style-name="T2">é</text:span>rienne me sauront-ils un gr<text:span text:style-name="T2">é</text:span>, pour peu qu'ils se soient une fois souci<text:span text:style-name="T2">é</text:span>s de ce que peut <text:span text:style-name="T2">ê</text:span>tre le directeur et fondateur d'une telle revue, si je leur avoue <text:span text:style-name="T2">ê</text:span>tre l'un des derniers venus du wagn<text:span text:style-name="T2">é</text:span>risme. </text:p>
      <text:p text:style-name="P147"><text:span text:style-name="T48">Je suis n</text:span><text:span text:style-name="T51">é</text:span><text:span text:style-name="T48"> dans un village au pr</text:span><text:span text:style-name="T51">è</text:span><text:span text:style-name="T48">s de Blois, et, comme ce fut en l'ann</text:span><text:span text:style-name="T51">é</text:span><text:span text:style-name="T48">e 1861, je n'assistai </text:span><text:span text:style-name="T51">à</text:span><text:span text:style-name="T48"> aucune des trois repr</text:span><text:span text:style-name="T51">é</text:span><text:span text:style-name="T48">sentations de </text:span><text:span text:style-name="T64">Tannh</text:span><text:span text:style-name="T52">æ</text:span><text:span text:style-name="T64">user</text:span><text:span text:style-name="T48"> </text:span><text:span text:style-name="T51">à</text:span><text:span text:style-name="T48"> l'Op</text:span><text:span text:style-name="T51">é</text:span><text:span text:style-name="T48">ra de Paris. En l'an 1869, lorsque M. Jules Pasdeloup enseigna aux Fran</text:span><text:span text:style-name="T51">ç</text:span><text:span text:style-name="T48">ais </text:span><text:span text:style-name="T64">Rienzi</text:span><text:span text:style-name="T48">, je me contentais, tout occup</text:span><text:span text:style-name="T51">é</text:span><text:span text:style-name="T48"> </text:span><text:span text:style-name="T51">à</text:span><text:span text:style-name="T48"> de moins hautes querelles, des chansons que je chantais et qu'ils chantaient, mes petits camarades rouennais. Car j'</text:span><text:span text:style-name="T51">é</text:span><text:span text:style-name="T48">tais devenu de Rouen. Pour les f</text:span><text:span text:style-name="T51">ê</text:span><text:span text:style-name="T48">tes bayreuthiennes de 1876 l'indiff</text:span><text:span text:style-name="T51">é</text:span><text:span text:style-name="T48">rence de mes quinze ans fut compl</text:span><text:span text:style-name="T51">ète ; et telle mon incurie des auditions wagné</text:span><text:span text:style-name="T48">riennes du Cirque-d'Hiver, des pierres l</text:span><text:span text:style-name="T51">à</text:span><text:span text:style-name="T48">-bas jet</text:span><text:span text:style-name="T51">é</text:span><text:span text:style-name="T48">es </text:span><text:span text:style-name="T51">à</text:span><text:span text:style-name="T48"> M. Albert Wolff. En ces tr</text:span><text:span text:style-name="T51">è</text:span><text:span text:style-name="T48">s lointaines dates sais-je encore quels </text:span><text:span text:style-name="T51">étaient mes soucis ? un discours en latin, un thè</text:span><text:span text:style-name="T48">me de grec, une dissertation. Mais point absente </text:span><text:span text:style-name="T51">à</text:span><text:span text:style-name="T48"> ces vies n'</text:span><text:span text:style-name="T51">était la musique, et je jouais par fois d'un violon ; et, </text:span><text:soft-page-break/><text:span text:style-name="T51">tout appliqué</text:span><text:span text:style-name="T48"> disciple que je fusse aux rh</text:span><text:span text:style-name="T51">é</text:span><text:span text:style-name="T48">toriques diverses, je me se</text:span><text:span text:style-name="T51">ntais musicien et je composais des airs ; je concevais, aux heures de silence, des symphonies dont les ébauches orchestrales m'enorgueillissent ; et c'é</text:span><text:span text:style-name="T48">tait, </text:span><text:span text:style-name="T51">à</text:span><text:span text:style-name="T48"> la v</text:span><text:span text:style-name="T51">é</text:span><text:span text:style-name="T48">rit</text:span><text:span text:style-name="T51">é</text:span><text:span text:style-name="T48">, une lutte, alors de ces quinze ans, entre le d</text:span><text:span text:style-name="T51">é</text:span><text:span text:style-name="T48">mon de la musique et l'ange des lettre</text:span><text:span text:style-name="T51">s bien classiques. Mais j'ignorais le nom de Richard Wagner ; </text:span><text:span text:style-name="T64">la Favorite</text:span><text:span text:style-name="T48">, </text:span><text:span text:style-name="T64">le D</text:span><text:span text:style-name="T52">é</text:span><text:span text:style-name="T64">sert, le Proph</text:span><text:span text:style-name="T52">è</text:span><text:span text:style-name="T64">te</text:span><text:span text:style-name="T48"> excellemment, enfin </text:span><text:span text:style-name="T64">les Troyens</text:span><text:span text:style-name="T48"> emplissaient ma capacit</text:span><text:span text:style-name="T51">é</text:span><text:span text:style-name="T48"> d'admirations</text:span><text:note text:id="ftn71" text:note-class="endnote"><text:note-citation>gg</text:note-citation><text:note-body><text:p text:style-name="Endnote"><text:span text:style-name="T48"><text:tab/></text:span><text:span text:style-name="T33">La Favorite</text:span> est un opéra en quatre actes de Gaetano Donizetti sur un livret en langue française d'Alphonse Royer et Gustave Vaëz créé à l'Opéra de Paris le 2 décembre 1840. <text:span text:style-name="T33">Le Prophète</text:span> de Meyerbeer fut créé à l’opéra de Paris en 1849. <text:span text:style-name="T33">Les </text:span>Troyens, opéra en cinq actes d’Hector Berlioz sur un livret du compositeur, inspiré de l’Énéide de Virgile fut créé en 1863 au Théâtre Lyrique à Paris. [NdE]</text:p><text:p text:style-name="Endnote"/></text:note-body></text:note><text:span text:style-name="T48">. </text:span></text:p>
      <text:p text:style-name="P148">Puis, je quittai Rouen, quoique lieu par l'opinion dot<text:span text:style-name="T2">é</text:span> des naissances de Corneille e<text:span text:style-name="T2">t de Boieldieu ; c'était en 1878 ; les né</text:span>cessit<text:span text:style-name="T2">é</text:span>s de me pr<text:span text:style-name="T2">é</text:span>disposer <text:span text:style-name="T2">à</text:span> l'<text:span text:style-name="T2">É</text:span>cole Normale Sup<text:span text:style-name="T2">é</text:span>rieure me conduisirent <text:span text:style-name="T2">à</text:span> Paris, et pendant trois ann<text:span text:style-name="T2">é</text:span>es <text:span text:style-name="T2">à</text:span> l'<text:span text:style-name="T2">é</text:span>minent lyc<text:span text:style-name="T2">é</text:span>e de Louis-le-Grand. J'<text:span text:style-name="T2">é</text:span>tais laborieux, mais d<text:span text:style-name="T2">é</text:span>faillant du brio et des pr<text:span text:style-name="T2">é</text:span>cocit<text:span text:style-name="T2">é</text:span>s n<text:span text:style-name="T2">é</text:span>cessaires <text:span text:style-name="T2">aux lauriers ; avec des labeurs de main nocturne et diurne versé</text:span>s, je ne me haussais qu'aux seconds rangs. Et j'eus le bonheur d'un professeur admirable en ces trois ans <text:span text:style-name="T2">à</text:span> propager l'unique m<text:span text:style-name="T2">é</text:span>thode d'institution litt<text:span text:style-name="T2">é</text:span>raire, le commerce des trois ou quatre ma<text:span text:style-name="T2">î</text:span>tres de style fran<text:span text:style-name="T2">ç</text:span>ais, gens du dix-septi<text:span text:style-name="T2">è</text:span>me si<text:span text:style-name="T2">è</text:span>cle. Mes vacances, elles s'adonnaient <text:span text:style-name="T2">à</text:span> de vari<text:span text:style-name="T2">é</text:span>s romantismes. Cependant, aux dimanches hivernaux, les caissiers de MM. Jules Pasdeloup et Edouard Colonne trafiquaient avec moi d'une place en leurs salles <text:span text:style-name="T2">contre les soixante-quinze centimes ou le franc que je leur offrais ; Berlioz eut mon culte, l'opé</text:span>ra italien mes m<text:span text:style-name="T2">épris, mes invectives ; je commenç</text:span>ais ou<text:span text:style-name="T2">ï</text:span>r de belles pages de Wagner, et j'y applaudissais, bruyamment, comme d'autres y sifflaient. Et c'<text:span text:style-name="T2">é</text:span>tait, tous les jours, les soucis non gais des normalicit<text:span text:style-name="T2">é</text:span>s... Les hautaines vocations m'avaient pourtant mais vainement sollicit<text:span text:style-name="T2">é</text:span>. </text:p>
      <text:p text:style-name="P148">Enfin et enfin fut le jour o<text:span text:style-name="T2">ù</text:span> solennellement l'<text:span text:style-name="T2">É</text:span>cole Normale Sup<text:span text:style-name="T2">é</text:span>rieure refusa mon assistance. Des mois dura, par l'habitude et des vouloirs <text:span text:style-name="T2">é</text:span>trangers, le hantement des maisons universitaires, et j'appris <text:span text:style-name="T2">étudier aux documents, lire les chronologies et savoir des choses qu'enferme une belle critique historique ; mais, depuis la triste dé</text:span>cision des directeurs de l'<text:span text:style-name="T2">É</text:span>cole Normale, le d<text:span text:style-name="T2">é</text:span>mon musical s'<text:span text:style-name="T2">é</text:span>tait promu <text:span text:style-name="T2">à</text:span> une forte position en mon c<text:span text:style-name="T2">œur ; les plus beaux procé</text:span>d<text:span text:style-name="T2">és des critiques historiques eurent moins de mes faveurs ; elles allaient, mes faveurs, à</text:span> la composition de musiques. <text:span text:style-name="T2">À</text:span> de grands frais et qui me ruin<text:span text:style-name="T2">è</text:span>rent, j'eus un loyal professeur d'harmonie, au z<text:span text:style-name="T2">è</text:span>le r<text:span text:style-name="T2">égulier et docte ; ensuite le Conservatoire et M. Guiraud m'enseignaient les contrepoints. Et la victoire fut que je m'étais fait critique musical ; la </text:span><text:span text:style-name="T33">Renaissance musicale</text:span> avait accueilli mon innocence avide de bien devenir, et hebdomadairement je jugeais des concerts o<text:span text:style-name="T2">ù</text:span> j'avais toujours assist<text:span text:style-name="T2">é</text:span>. <text:soft-page-break/>Cependant, je rangeais la <text:span text:style-name="T33">Tristesse d'Olympio</text:span> en un po<text:span text:style-name="T2">è</text:span>me lyrique ind<text:span text:style-name="T2">é</text:span>niablement inspir<text:span text:style-name="T2">é de Berlioz ; et cette orchestration, non distingué</text:span>e par un jury, demeure encore en mon carton. </text:p>
      <text:p text:style-name="P148">En mai de 1882, M. Angelo Neumann repr<text:span text:style-name="T2">é</text:span>sentant <text:span text:style-name="T33">l'Anneau</text:span> <text:span text:style-name="T2">à</text:span> Londres, j'entendis, pour la premi<text:span text:style-name="T2">è</text:span>re fois, un drame wagn<text:span text:style-name="T2">érien ; deux mois plus tard, à</text:span> Bayreuth, le <text:span text:style-name="T33">Parsifal</text:span>. </text:p>
      <text:p text:style-name="P148">Et de ces histoires la continuation, jusqu'<text:span text:style-name="T2">à</text:span> l'<text:span text:style-name="T2">é</text:span>tablissement, en f<text:span text:style-name="T2">é</text:span>vrier de 1885, de cette Revue Wagn<text:span text:style-name="T2">é</text:span>rienne. </text:p>
      <text:p text:style-name="P148">D<text:span text:style-name="T2">è</text:span>s lors le quotidien de l'existence, avec un d<text:span text:style-name="T2">é</text:span>sespoir d'atteindre la musique et le retour aux litt<text:span text:style-name="T2">é</text:span>ratures, la rentr<text:span text:style-name="T2">é</text:span>e aux chers travaux des choses litt<text:span text:style-name="T2">é</text:span>raires et chim<text:span text:style-name="T2">é</text:span>riques. Et puis le quotidien des jours harcel<text:span text:style-name="T2">é</text:span>s entre la vie et quelques r<text:span text:style-name="T2">ê</text:span>ves. Et, aujourd'hui, parmi les r<text:span text:style-name="T2">é</text:span>cr<text:span text:style-name="T2">é</text:span>ations de bords marins, ce dessein d'offrir, aux amis qui m'ont suivi, ce testament de mon wagn<text:span text:style-name="T2">é</text:span>risme. </text:p>
      <text:p text:style-name="P147"/>
      <text:p text:style-name="P148">X</text:p>
      <text:p text:style-name="P147"/>
      <text:p text:style-name="P148">Le Gral fut mis par les anges <text:span text:style-name="T2">à la garde de Titurel ; Titurel, afin de le dé</text:span>fendre, ordonna <text:span text:style-name="T2">de bons chevaliers dans le domaine du Mont-Salvat ; Amfortas, fils unique de Titurel, hé</text:span>rita le royaume de son p<text:span text:style-name="T2">ère devenu vieillard ; et cela é</text:span>tait en Espagne, de l'<text:span text:style-name="T2">é</text:span>poque o<text:span text:style-name="T2">ù</text:span> s'y heurtaient Chr<text:span text:style-name="T2">é</text:span>tiens et Infid<text:span text:style-name="T2">è</text:span>les. Or, un homme, Klingsor de son nom, p<text:span text:style-name="T2">â</text:span>lissait d'une ambition m<text:span text:style-name="T2">échante ; il voulait s'emparer de la sainte relique du Gral, toute puissance devant lui en descendre. Exclu du Mont-Salvat pour le sacrilè</text:span>ge m<text:span text:style-name="T2">é</text:span>fait dont Dieu jadis ch<text:span text:style-name="T2">â</text:span>tia mortellement Onan (car ainsi satisfaisait-il <text:span text:style-name="T2">à</text:span> la r<text:span text:style-name="T2">è</text:span>gle de virginit<text:span text:style-name="T2">é</text:span> des Graliens), ce Klingsor suscita par magie, sur le versant de monts oppos<text:span text:style-name="T2">é</text:span>s au Mont-Salvat, un ch<text:span text:style-name="T2">â</text:span>teau et un beau jardin d'<text:span text:style-name="T2">é</text:span>t<text:span text:style-name="T2">é</text:span>, lieux d'enchantements et perditions. L<text:span text:style-name="T2">à</text:span> <text:span text:style-name="T2">é</text:span>taient attir<text:span text:style-name="T2">é</text:span>s les chevaliers et tent<text:span text:style-name="T2">és de sensuels amusements ; s'ils cé</text:span>daient, <text:span text:style-name="T2">ils devenaient captifs ; ainsi se pourrait-il qu'un jour le Gral, vide de ses gardiens, fû</text:span>t captur<text:span text:style-name="T2">é</text:span><text:span text:style-name="T4"> </text:span><text:span text:style-name="T2">; et Amfortas, roi pré</text:span>somptueux, dit <text:span text:style-name="T2">«</text:span><text:span text:style-name="T4"> </text:span><text:span text:style-name="T2">j'arrêterai le mal »</text:span><text:span text:style-name="T4"> </text:span><text:span text:style-name="T2">; il décrocha la sainte lance, la poignit et s'en fut vers le jardin abominable ; il voulait tuer Klingsor ; mais, arrivé</text:span> dans le jardin, il se rencontra <text:span text:style-name="T2">à</text:span> une femme belle et nomm<text:span text:style-name="T2">ée Kundry, et se coucha entre ses bras ; alors Klingsor rit, et il accourut ; il arracha la bonne lance au pauvre roi, l'en frappa d'un grand coup et s'enfuit. La lance perd</text:span>ue, le roi bless<text:span text:style-name="T2">é</text:span> maladivement, le Gral en d<text:span text:style-name="T2">ésolation ; mais une prophé</text:span>tie annon<text:span text:style-name="T2">ç</text:span>a que viendrait un r<text:span text:style-name="T2">é</text:span>dempteur, et voici de quelle fa<text:span text:style-name="T2">ç</text:span>on elle fut <text:soft-page-break/>accomplie. Un jour, comme le roi tr<text:span text:style-name="T2">è</text:span>s malais<text:span text:style-name="T2">é</text:span> sortait du bain, les servants aper<text:span text:style-name="T2">ç</text:span>urent qu'un des cygnes du Mont-Salvat <text:span text:style-name="T2">é</text:span>tait tu<text:span text:style-name="T2">é</text:span> d'une fl<text:span text:style-name="T2">èche en l'air ; les cygnes du Mont-Salvat é</text:span>taient consacr<text:span text:style-name="T2">és ; on appréhenda le meurtrier ; c'é</text:span>tait un jeune gar<text:span text:style-name="T2">ç</text:span>on…</text:p>
      <text:p text:style-name="P148"><text:span text:style-name="T2">Ah ! quelques mé</text:span>taphysiques qui s'y m<text:span text:style-name="T2">ê</text:span>lent, le pu<text:span text:style-name="T2">éril fabliau ! Certes jolie lé</text:span>gende moyen-<text:span text:style-name="T2">â</text:span>ge, bonne peut-<text:span text:style-name="T2">ê</text:span>tre <text:span text:style-name="T2">à</text:span> de magnanimes colorations ! Or, l'illustrera-t-on de belles phrases, de belles musiques, de belles d<text:span text:style-name="T2">écorations ? Ah, si acharné</text:span> virtuose que l'on soit, l'on ne mettra pas un conte de M<text:span text:style-name="T2">ère L'oye en draine lyrique ! ... Elle n'est pas d'un si enfantin labeu</text:span>r, la derni<text:span text:style-name="T2">è</text:span>re <text:span text:style-name="T2">œ</text:span>uvre de Wagner. </text:p>
      <text:p text:style-name="P148">L'anecdote du <text:span text:style-name="T33">Parsifal</text:span> <text:span text:style-name="T2">é</text:span>tant en soi insignifiante, sera-t-elle donc admise comme symbole d'un drame humain –<text:span text:style-name="T4"> </text:span><text:span text:style-name="T2">au mê</text:span>me titre que le sujet d'un drame racinien est symbolique d'une action g<text:span text:style-name="T2">é</text:span>n<text:span text:style-name="T2">é</text:span>rale –<text:span text:style-name="T4"> </text:span><text:span text:style-name="T2">et dans le </text:span><text:span text:style-name="T33">Parsifal</text:span> verra-t-on un drame, comme <text:span text:style-name="T33">le Rheingold</text:span> est un drame, comme <text:span text:style-name="T33">Lohengrin</text:span>, comme <text:span text:style-name="T33">Fidelio</text:span>, comme <text:span text:style-name="T33">Alceste</text:span>, un drame lyrique, un drame d'art complexe, un drame o<text:span text:style-name="T2">ù</text:span> des actions soient effectu<text:span text:style-name="T2">ées par des personnages imitant des types humains ? </text:span></text:p>
      <text:p text:style-name="P148">Dans le drame racinien, l'anecdote, e<text:span text:style-name="T2">û</text:span>t-elle d'encore plus grandes magnificences d'<text:span text:style-name="T2">é</text:span>criture, n'est donc pas ce qui int<text:span text:style-name="T2">é</text:span>resse, mais le d<text:span text:style-name="T2">é</text:span>veloppement par elle symbolis<text:span text:style-name="T2">é de psychologies ; et les noms de Bajazet, Roxane, Acomat sont un moyen de ne pas nommer les personnages algé</text:span>briquement A. B, et C... <text:span text:style-name="T33">Tristan</text:span>, ai-je expliqu<text:span text:style-name="T2">é, est un drame de musique ; mais la lecture du seul texte litté</text:span>raire pourrait montrer encore un drame du mode racinien, Tristan <text:span text:style-name="T2">é</text:span>tant un type, Isolde un type, et cetera. D'aucune fa<text:span text:style-name="T2">ç</text:span>on le <text:span text:style-name="T33">Parsifal</text:span> n'appara<text:span text:style-name="T2">ît tel ; dans le texte, il n'y a qu'anecdote ; dans l'ensemble du texte et de la musique, il ne peut y avoir qu'illustration d'une anecdote, ou musique additionnée d'une anecdote ; car le Parsifal, Amfortas, Kundry ne sont pas personnages humains ; ils n'ont pas de psychologie ; leur nature se modifie à</text:span> chaque sc<text:span text:style-name="T2">è</text:span>ne, ou plut<text:span text:style-name="T2">ô</text:span>t n'est pos<text:span text:style-name="T2">ée en aucune ; tous falots et irré</text:span>els, Kundry, Parsifal, Amfortas ne r<text:span text:style-name="T2">é</text:span>pondent <text:span text:style-name="T2">à rien d'humain ; ce n'est que mise en action d'un vague romancero religieux. On admirera la virtuosité</text:span> musi<text:span text:style-name="T2">cale, oui, et l'on confessera l'insignifiance du drame ; mais entendre là</text:span> un drame psychologique, c'est le monstrueux effet d'une <text:span text:style-name="T2">é</text:span>ducation d<text:span text:style-name="T2">é</text:span>vi<text:span text:style-name="T2">é</text:span>e par l'inv<text:span text:style-name="T2">é</text:span>t<text:span text:style-name="T2">é</text:span>r<text:span text:style-name="T2">é</text:span> pr<text:span text:style-name="T2">é</text:span>jug<text:span text:style-name="T2">é</text:span> d'un Wagner rest<text:span text:style-name="T2">é</text:span> dramaturge en 1877 comme en 1849. </text:p>
      <text:p text:style-name="P148">Et remarquez qu'en ce drame vide de psychologies, le texte litt<text:span text:style-name="T2">é</text:span>raire (et songez contrairement la beaut<text:span text:style-name="T2">é</text:span> litt<text:span text:style-name="T2">é</text:span>raire d'un <text:span text:style-name="T33">Rheingold</text:span>) est <text:span text:style-name="T2">«</text:span><text:span text:style-name="T4"> </text:span><text:span text:style-name="T2">littérairement » sans valeur : sommaire, tout d'indications, n'existant qu'en tant que glose </text:span>–<text:span text:style-name="T4"> </text:span><text:span text:style-name="T2">et d'ailleurs admirable tel. Songez aussi que les dé</text:span>corations, absolument inutiles <text:span text:style-name="T2">à</text:span> la signification musicale, <text:soft-page-break/>n'existent que pour compl<text:span text:style-name="T2">éter le livret dramatique ; puisqu'il y avait forme dramatique, il fallait bieit qu'il y eû</text:span>t d<text:span text:style-name="T2">écors ; et, si Wagner a voulu magnifiques les dé</text:span>corations, c'est qu'oblig<text:span text:style-name="T2">é</text:span> <text:span text:style-name="T2">à</text:span> des d<text:span text:style-name="T2">é</text:span>corations il voulut des panoramas dignes du d<text:span text:style-name="T2">é</text:span>plo<text:span text:style-name="T2">î</text:span>ment tr<text:span text:style-name="T2">è</text:span>s sp<text:span text:style-name="T2">é</text:span>cial au th<text:span text:style-name="T2">éâ</text:span>tre o<text:span text:style-name="T2">ù</text:span> son <text:span text:style-name="T2">œ</text:span>uvre s'ouvrait. </text:p>
      <text:p text:style-name="P148">Je me rappelle qu'au dernier an un esprit d'une tr<text:span text:style-name="T2">è</text:span>s subtile et vive critique, assistant au <text:span text:style-name="T33">Pasifal</text:span><text:span text:style-name="T2">, exprimait que les personnages n'existaient point </text:span>; il disait notamment les insignes faiblesses du duo du second acte, l'homme subitement et immotivement illumin<text:span text:style-name="T2">é</text:span> et d<text:span text:style-name="T2">è</text:span>s lors stagnant, la femme dont on ignore si elle est ou non d'elle-m<text:span text:style-name="T2">ê</text:span>me attir<text:span text:style-name="T2">é</text:span>e vers le gar<text:span text:style-name="T2">çon qu'elle appelle ; et il expliquait l'illogisme et le romantisme des trucs dramatiques ; et il s'é</text:span>tonnait de l'enti<text:span text:style-name="T2">è</text:span>re inutilif<text:span text:style-name="T2">é de tant d'accessoires ; ré</text:span>servant une admiration constante <text:span text:style-name="T2">à</text:span> l'orchestre, il m<text:span text:style-name="T2">é</text:span>prisait intimement <text:span text:style-name="T33">Parsifal</text:span> pour un pi<text:span text:style-name="T2">è</text:span>tre m<text:span text:style-name="T2">é</text:span>lodrame superbement d<text:span text:style-name="T2">é</text:span>cor<text:span text:style-name="T2">é de symphonies : car </text:span>ce subtil esprit –<text:span text:style-name="T4"> </text:span><text:span text:style-name="T2">coupable seulement de se refuser par logiques de systè</text:span>me <text:span text:style-name="T2">à</text:span> d'entiers c<text:span text:style-name="T2">ô</text:span>t<text:span text:style-name="T2">é</text:span>s d'art –<text:span text:style-name="T4"> </text:span><text:span text:style-name="T2">cherchait en le </text:span><text:span text:style-name="T33">Parsifal</text:span><text:span text:style-name="T2"> et n'y pouvait trouver un drame. Mais combien donc rirai-je de ceux qui, cherchant ce drame, le trouvent ! et qui, depuis cinq an</text:span>s, annuellement, exaltent le <text:span text:style-name="T33">Parsifal</text:span><text:span text:style-name="T2"> pour le contraire de ce qu'il est ; ces praticiens quand mê</text:span>me du drame wagn<text:span text:style-name="T2">é</text:span>rien... </text:p>
      <text:p text:style-name="P148">Bons wagn<text:span text:style-name="T2">é</text:span>ristes, p<text:span text:style-name="T2">â</text:span>mez-vous aux successions chromatiques qu'ensuite vous copierez, aux trouvailles instrumentales, aux rares modulations, aux complexures m<text:span text:style-name="T2">é</text:span>lodiques jusque-l<text:span text:style-name="T2">à</text:span> inouies de ces partitions. Et bons wagn<text:span text:style-name="T2">é</text:span>ristes qui n'<text:span text:style-name="T2">ê</text:span>tes point compositeurs, jouissez simplement de ces musiques –<text:span text:style-name="T4"> </text:span><text:span text:style-name="T2">savantes autant qu'inspirées ; mê</text:span>me jouissez des beaux vers du po<text:span text:style-name="T2">ème : mê</text:span>me, ent<text:span text:style-name="T2">ê</text:span>t<text:span text:style-name="T2">é</text:span>s wagn<text:span text:style-name="T2">é</text:span>ristes, des d<text:span text:style-name="T2">é</text:span>corations qui vous sont expos<text:span text:style-name="T2">é</text:span>es. Et, bons wagn<text:span text:style-name="T2">é</text:span>ristes, n'enqu<text:span text:style-name="T2">é</text:span>rez plus au cours du spectacle bayreuthien une alliance de po<text:span text:style-name="T2">ésie, de musique et de mimique ; n'espionnez pas Gurnemanz s'il exprime par un geste ce que sa parole n'a pas dit et rougisse</text:span>z de vous <text:span text:style-name="T2">ê</text:span>tre int<text:span text:style-name="T2">é</text:span>ress<text:span text:style-name="T2">é aux mines de quelque cabotin ; n'affirmez plus, non, n'affirmez plus que la musique du </text:span><text:span text:style-name="T33">Parsifal</text:span> n'est pas sup<text:span text:style-name="T2">é</text:span>rieure au livret ou aux d<text:span text:style-name="T2">écors ; qui vous croirait ? vous-mê</text:span>mes ne vous croyez pas... quand vous sortirez du th<text:span text:style-name="T2">éâ</text:span>tre de Bayreuth, n'occupez pas tous vos esprits, et ne faites plus retentir la belle route ombr<text:span text:style-name="T2">ée sous la lune, et les brasseries, et l'auguste toit de Wahnfried, et les wagons ; «</text:span><text:span text:style-name="T4"> </text:span><text:span text:style-name="T2">la Malten fut-elle plus belle que la Sucher, le Vogl eut-il un plus beau moment à</text:span> c<text:span text:style-name="T2">et acte que le Gudehus... »</text:span> puisque vous <text:span text:style-name="T2">ê</text:span>tes en une <text:span text:style-name="T2">œuvre d'art, ayez quelque respect ; rê</text:span>vez d'<text:span text:style-name="T2">ê</text:span>tre le <text:span text:style-name="T33">Rhein-Thor</text:span>, mais ne soyez pas seulement le <text:span text:style-name="T33">Thor</text:span><text:span text:style-name="T2"> admirez ce que vous pourrez entendre ; vous, brave homme, la jolie anecdote ; vous, musicien, la savante musique ; vous, dilettante, l'harmonieuse féerie ; et </text:span><text:soft-page-break/><text:span text:style-name="T2">laissez que les cœ</text:span>urs poignables d'<text:span text:style-name="T2">émotions palpitent de l'immortelle symphonie ; fauteurs obstiné</text:span>s de l'art complexe, si votre chim<text:span text:style-name="T2">è</text:span>re vous tient, soyez <text:span text:style-name="T2">à</text:span> vous r<text:span text:style-name="T2">é</text:span>jouir de la salle obscure et du chef <text:span text:style-name="T2">d'orchestre invisible ; et que ceux que possè</text:span>de le d<text:span text:style-name="T2">é</text:span>sir des supr<text:span text:style-name="T2">ê</text:span>mes hautanit<text:span text:style-name="T2">és entrevues ferment les yeux, et songent en ces musiques !</text:span></text:p>
      <text:p text:style-name="P148">J'essaierai si par des paroles le <text:span text:style-name="T33">Parsifal</text:span> se peut enseigner l'<text:span text:style-name="T2">œ</text:span>uvre accomplie de nos ultimes modernit<text:span text:style-name="T2">é</text:span>s. </text:p>
      <text:p text:style-name="P147"/>
      <text:p text:style-name="P148">XI</text:p>
      <text:p text:style-name="P147"/>
      <text:p text:style-name="P148">Dans la premi<text:span text:style-name="T2">è</text:span>re partie de ces notes j'ai expos<text:span text:style-name="T2">é</text:span> une interpr<text:span text:style-name="T2">é</text:span>tation du d<text:span text:style-name="T2">éveloppement de l'art ; dans la seconde, j'ai pris un exemple de ce dé</text:span>veloppement daus le cours de l'<text:span text:style-name="T2">œ</text:span>uvre wagn<text:span text:style-name="T2">érienne ; je veux enfin montrer sous le </text:span><text:span text:style-name="T33">Parsifal</text:span> l'exemple d'un couronnement, une <text:span text:style-name="T2">œuvre d'art donnant la somme majeure des sensations par le moyen de la musique ; car je définirai : l'art wagné</text:span>rien est –<text:span text:style-name="T4"> </text:span><text:span text:style-name="T2">non pas l'é</text:span>vocation d'une vie par le moyen-de plusieurs arts –<text:span text:style-name="T4"> </text:span><text:span text:style-name="T2">mais l'é</text:span>vocation de la vie par le moyen d'un art infiniment d<text:span text:style-name="T2">é</text:span>velopp<text:span text:style-name="T2">é</text:span> et qui est la musique. </text:p>
      <text:p text:style-name="P148">Richard Wagner, apr<text:span text:style-name="T2">è</text:span>s une jeunesse adonn<text:span text:style-name="T2">é</text:span>e aux erreurs des recherches incertaines, apr<text:span text:style-name="T2">è</text:span>s une maturit<text:span text:style-name="T2">é</text:span> f<text:span text:style-name="T2">é</text:span>conde d'un progr<text:span text:style-name="T2">è</text:span>s continu, entrant dans la s<text:span text:style-name="T2">é</text:span>r<text:span text:style-name="T2">é</text:span>nit<text:span text:style-name="T2">é</text:span> d'une vieillesse vive de conscience, alors tout en le resplendissement des triomphes assur<text:span text:style-name="T2">é</text:span>s et en l'exp<text:span text:style-name="T2">é</text:span>rience des efforts aboutis, parmi le calme d'un <text:span text:style-name="T2">é</text:span>largissement prodigieux de ciel, sous le ciel calme de son Bayreuth, avec la placidit<text:span text:style-name="T2">é</text:span> grandiloquente de son <text:span text:style-name="T2">â</text:span>me fortifi<text:span text:style-name="T2">é</text:span>e, instituait l'<text:span text:style-name="T2">œ</text:span>uvre de longtemps song<text:span text:style-name="T2">ée ; dè</text:span>s les temps obscurs de ses erreurs, l'apparence <text:span text:style-name="T2">é</text:span>tait n<text:span text:style-name="T2">é</text:span>e en lui de cette <text:span text:style-name="T2">œ</text:span>uvre du <text:span text:style-name="T33">Parsifal</text:span>, et pendant qu'il peinait en les ambitions de sa T<text:span text:style-name="T2">é</text:span>tralogie, de son <text:span text:style-name="T33">Tristan</text:span>, il suivait lointainement la grandissante image de son <text:span text:style-name="T2">œ</text:span>uvre parfaite, enrichie chaque fois et muettement des tr<text:span text:style-name="T2">é</text:span>sors spirituels nouvellement acquis. Et voil<text:span text:style-name="T2">à</text:span> donc qu'ayant achev<text:span text:style-name="T2">é</text:span> la Babel de sa <text:span text:style-name="T33">G</text:span><text:span text:style-name="T15">œ</text:span><text:span text:style-name="T33">tterd</text:span><text:span text:style-name="T15">æ</text:span><text:span text:style-name="T33">mmerung</text:span>, n<text:span text:style-name="T2">é</text:span> <text:span text:style-name="T2">à</text:span> cette solide vieillesse qui n'est que la maturit<text:span text:style-name="T2">é</text:span> des esprits g<text:span text:style-name="T2">é</text:span>niaux, il avait pass<text:span text:style-name="T2">é</text:span> la s<text:span text:style-name="T2">é</text:span>rie enti<text:span text:style-name="T2">è</text:span>re des liminatoires <text:span text:style-name="T2">épreuves ; car,</text:span> si la cr<text:span text:style-name="T2">é</text:span>ation d'une <text:span text:style-name="T2">œ</text:span>uvre d'ensemble est folie <text:span text:style-name="T2">à</text:span> tout jeune artiste, quelque grandiose soit-il, si le devoir <text:span text:style-name="T2">à</text:span> tout jeune artiste est de travailler en des <text:span text:style-name="T2">é</text:span>tudes sensationnelles tr<text:span text:style-name="T2">è</text:span>s restreintes, et si tout artiste, m<text:span text:style-name="T2">ê</text:span>me exp<text:span text:style-name="T2">é</text:span>riment<text:span text:style-name="T2">é</text:span> de science et de m<text:span text:style-name="T2">é</text:span>ditation, doit terriblement redouter toute institution g<text:span text:style-name="T2">é</text:span>n<text:span text:style-name="T2">é</text:span>rale, c'est pourtant le droit aux ma<text:span text:style-name="T2">î</text:span>tres d'essayer <text:span text:style-name="T2">à</text:span> l'heure de la vieillesse, <text:soft-page-break/>comme leur dernier et supr<text:span text:style-name="T2">ê</text:span>me monument, cette cr<text:span text:style-name="T2">é</text:span>ation gigantesque, une synth<text:span text:style-name="T2">èse sensationnelle ; et Richard Wagner, de</text:span>bout en 1876 dans son Bayreuth inaugur<text:span text:style-name="T2">é</text:span>, pouvait tenter l'<text:span text:style-name="T2">œ</text:span>uvre synth<text:span text:style-name="T2">é</text:span>tique de la sensation humaine qui fut le <text:span text:style-name="T33">Parsifal</text:span>. Ainsi employa-t-il l'instrument qu'il s'<text:span text:style-name="T2">é</text:span>tait pendant vingt-cinq ans pr<text:span text:style-name="T2">é</text:span>par<text:span text:style-name="T2">é</text:span> (vingt-cinq ans de cette vie, exemple des vingt-cinq si<text:span text:style-name="T2">è</text:span>cles de l'histoire de l'art), la musique, mais une musique riche de toutes les puissances d<text:span text:style-name="T2">é</text:span>tourn<text:span text:style-name="T2">é</text:span>es de toutes les sensations, et pour nos faiblesses d'intelligences comment<text:span text:style-name="T2">é</text:span>e d'un somptueux appareil de l<text:span text:style-name="T2">é</text:span>gende, de po<text:span text:style-name="T2">é</text:span>sie et de d<text:span text:style-name="T2">é</text:span>corations architecturales et chor<text:span text:style-name="T2">é</text:span>graphiques, –<text:span text:style-name="T4"> </text:span><text:span text:style-name="T2">cet instrument, I'</text:span><text:span text:style-name="T33">art</text:span> de la musique, <text:span text:style-name="T2">é</text:span>tay<text:span text:style-name="T2">é</text:span> de divers <text:span text:style-name="T33">artifices</text:span> de litt<text:span text:style-name="T2">é</text:span>rature et de plastique. </text:p>
      <text:p text:style-name="P147"/>
      <text:p text:style-name="P72">XII</text:p>
      <text:p text:style-name="P148"><text:span text:style-name="T33">Le dessein du </text:span><text:span text:style-name="T40">Parsifal</text:span><text:span text:style-name="T39">. </text:span>–<text:span text:style-name="T4"> </text:span><text:span text:style-name="T2">Wagner entreprit, dans le </text:span><text:span text:style-name="T40">Parsifal</text:span><text:span text:style-name="T39">, </text:span>la synth<text:span text:style-name="T2">èse de la sensation humaine ; j'entends, non plus l'é</text:span>vocation de quelques sensations, mais l'<text:span text:style-name="T2">évocation de l'ensemble des sensations qui sont l'homme ; l'expression de l'homme, autrement dit. </text:span></text:p>
      <text:p text:style-name="P148">Et son <text:span text:style-name="T2">œ</text:span>uvre ant<text:span text:style-name="T2">é</text:span>rieure <text:span text:style-name="T2">é</text:span>tait une tendance vers cet objet. Dans la T<text:span text:style-name="T2">é</text:span>tralogie, le symbolisme g<text:span text:style-name="T2">é</text:span>n<text:span text:style-name="T2">é</text:span>ral de l'Or et de la Charit<text:span text:style-name="T2">é</text:span> <text:span text:style-name="T26">(die Liebe, </text:span>et primitivement Freia) expliquait l'homme par l'opposition des deux contraires d<text:span text:style-name="T2">ésirs, fin et cause de tous actes sensibles ; mé</text:span>taphysique un peu factice et <text:span text:style-name="T2">à</text:span> laquelle d'ailleurs <text:span text:style-name="T2">é</text:span>chappent des parties du quadruple drame. Dans, le d<text:span text:style-name="T2">é</text:span>sir d'amour es<text:span text:style-name="T2">t le mobile de toutes sensations ; ce n'est plus l'essai d'une synthèse universelle ; mais, synthè</text:span>se partielle, c'est maintenant avec une parfaite rigueur d<text:span text:style-name="T2">é</text:span>ductive. Dans le <text:span text:style-name="T40">Parsifal</text:span><text:span text:style-name="T39"> </text:span>la synth<text:span text:style-name="T2">è</text:span>se sera totale, et le drame d<text:span text:style-name="T2">é</text:span>duit d'une rigueur parfaite. </text:p>
      <text:p text:style-name="P148">Quelle est la loi de la totalit<text:span text:style-name="T2">é sensationnelle qu'est la vie ? </text:span>–<text:span text:style-name="T4"> </text:span><text:span text:style-name="T2">L'ê</text:span>tre tend <text:span text:style-name="T2">à</text:span> cro<text:span text:style-name="T2">î</text:span>tre dans son <text:span text:style-name="T2">être ; et cette tendance, tantô</text:span>t elle se nomme tendance <text:span text:style-name="T2">à</text:span> la perfection, tant<text:span text:style-name="T2">ô</text:span>t d<text:span text:style-name="T2">é</text:span>sir du salut, tant<text:span text:style-name="T2">ô</text:span>t progr<text:span text:style-name="T2">ès ; c'est la monté</text:span>e vers l'id<text:span text:style-name="T2">é</text:span>al, la recherche de l'absolu, le besoin de l'assouvissement, la compl<text:span text:style-name="T2">étude des fonctions ; encore, l'entré</text:span>e en Dieu, l'absorption en l'infini, l'effacement en le n<text:span text:style-name="T2">éant ; encore, la suprême sagesse, l'ataraxie ; et cet é</text:span>ternel formulement, l'aspiration <text:span text:style-name="T2">à</text:span> l'id<text:span text:style-name="T2">éal ; la nommerons-nou</text:span>s encore le d<text:span text:style-name="T2">é</text:span>sir de l'accomplissement. </text:p>
      <text:p text:style-name="P148">Richard Wagner con<text:span text:style-name="T2">ç</text:span>ut que toutes sensations proc<text:span text:style-name="T2">é</text:span>daient de cotte loi, et qu'en elle se synth<text:span text:style-name="T2">é</text:span>tisait la vie. Dans le <text:span text:style-name="T33">Parsifal</text:span> il expliquera le monde sensationnel selon <text:soft-page-break/>sa loi. </text:p>
      <text:p text:style-name="P148"><text:span text:style-name="T2">En philosophe ? non certes ; mais en artiste. Car, contemplant le spectacle de l'univers, il voyait tout alentour le lamentable et triomphant et Lamentable spectacle des efforts vers l'accomplissement ; et artiste, il souffrait ces activité</text:span>s, partout <text:span text:style-name="T2">é</text:span>parses. Il sentait en l'<text:span text:style-name="T2">â</text:span>me de l'univers, sous les milliers des cris humains, la f<text:span text:style-name="T2">é</text:span>roce aspiration <text:span text:style-name="T2">à</text:span> l'id<text:span text:style-name="T2">éal ; et avec des hurlements intellectuels il vivait l'universelle aspiration. Prodigieuses sensations, les siennes, à</text:span> contempler et <text:span text:style-name="T2">à</text:span> vivre le monde haletant apr<text:span text:style-name="T2">ès le mieux ! Et comment, artiste, sentait-il ces sensations ? en musicien ; c'é</text:span>tait une <text:span text:style-name="T2">âme musicale qui percevait ; ainsi, cris de joie, de douleur, de victoires, de chutes, de faims exangues, ils ré</text:span>pugnaient en lui tous vocables de dictionnaire, toutes lignes, et, cris de sentimentalit<text:span text:style-name="T2">é</text:span>s, ils s'<text:span text:style-name="T2">é</text:span>panchaient par son <text:span text:style-name="T2">â</text:span>me en des effervescences de symphonie. </text:p>
      <text:p text:style-name="P148">Sous la quelconque anecdote du sujet apparent du <text:span text:style-name="T33">Parsifal</text:span>, comprenons donc le v<text:span text:style-name="T2">é</text:span>ritable sujet et le dessein du <text:span text:style-name="T33">Parsifal</text:span><text:span text:style-name="T4"> </text:span><text:span text:style-name="T2">: cette é</text:span>vocation, par la musique, du d<text:span text:style-name="T2">é</text:span>sir d'accomplissement, essence de ce que nous sommes. </text:p>
      <text:p text:style-name="P148">Analyse sommaire du <text:span text:style-name="T33">Parsifal</text:span>. –<text:span text:style-name="T4"> </text:span><text:span text:style-name="T2">Les motifs musicaux du </text:span><text:span text:style-name="T33">Parsifal</text:span> d<text:span text:style-name="T2">é</text:span>rivent d'un motit g<text:span text:style-name="T2">é</text:span>n<text:span text:style-name="T2">é</text:span>rateur qui est expos<text:span text:style-name="T2">é</text:span> dans sa forme la plus pr<text:span text:style-name="T2">é</text:span>cise aux derni<text:span text:style-name="T2">è</text:span>res mesures de la partition (motif en <text:span text:style-name="T33">r</text:span><text:span text:style-name="T15">é</text:span><text:span text:style-name="T33"> b</text:span><text:span text:style-name="T15">é</text:span><text:span text:style-name="T33">mol</text:span> par les trompettes et les trombones), et o<text:span text:style-name="T2">ù</text:span> je vois l'ascension de l'<text:span text:style-name="T2">â</text:span>me vers ce tr<text:span text:style-name="T2">è</text:span>s haut. </text:p>
      <text:p text:style-name="P148">Le Pr<text:span text:style-name="T2">élude : </text:span>–<text:span text:style-name="T4"> </text:span><text:span text:style-name="T2">Une vague initiation à</text:span> des lointains, un effort calme <text:span text:style-name="T2">à</text:span> des lointains, et des pri<text:span text:style-name="T2">ères ; et la recherche plus âpre, l'aspiration plus douloureuse, et l'attente plus triste ; et </text:span>la consolation de quelque promesse, sous l'entrouvrement d'un voile au spectacle d'<text:span text:style-name="T2">â</text:span>me. </text:p>
      <text:p text:style-name="P147"><text:span text:style-name="T51">Le premier acte : </text:span><text:span text:style-name="T48">–</text:span><text:span text:style-name="T54"> </text:span><text:span text:style-name="T51">Une longue pré</text:span><text:span text:style-name="T48">paration, d'abord, </text:span><text:span text:style-name="T51">à</text:span><text:span text:style-name="T48"> des choses. (Car la demie heure qui pr</text:span><text:span text:style-name="T51">é</text:span><text:span text:style-name="T48">c</text:span><text:span text:style-name="T51">è</text:span><text:span text:style-name="T48">de le Verwandlungsmusik</text:span><text:note text:id="ftn72" text:note-class="endnote"><text:note-citation>hh</text:note-citation><text:note-body><text:p text:style-name="Endnote"><text:span text:style-name="T48"><text:tab/>Le terme de Verwandlungsmusik désigne un passage important du premier acte de </text:span><text:span text:style-name="T33">Parsifal</text:span> appelé «  la scène de transformation  ». Il s’agit du moment où le héros, accompagné de Gurnemanz se rend dans le temple du Graal. Ils ne se déplacent pas, c’est le décor qui change autour d’eux. [NdE]</text:p></text:note-body></text:note><text:span text:style-name="T48"> me para</text:span><text:span text:style-name="T51">î</text:span><text:span text:style-name="T48">t, avec quelques exceptions, une concession au commentaire anecdotique, et en dehors de l'</text:span><text:span text:style-name="T51">œ</text:span><text:span text:style-name="T48">uvre, sans int</text:span><text:span text:style-name="T51">é</text:span><text:span text:style-name="T48">r</text:span><text:span text:style-name="T51">êt ; ou, plutô</text:span><text:span text:style-name="T48">t, est-ce que je n'ai pas encore compris ce commencement du </text:span><text:span text:style-name="T64">Parsifal</text:span><text:span text:style-name="T54"> </text:span><text:span text:style-name="T51">? ) Puis, le Verwandlungsmusik, une marche longuement gradué</text:span><text:span text:style-name="T48">e d'instruments et d'instruments et de voix, une progression m</text:span><text:span text:style-name="T51">ê</text:span><text:span text:style-name="T48">l</text:span><text:span text:style-name="T51">é</text:span><text:span text:style-name="T48">e de placidit</text:span><text:span text:style-name="T51">é</text:span><text:span text:style-name="T48">s et d'efforts souffrants, tant</text:span><text:span text:style-name="T51">ô</text:span><text:span text:style-name="T48">t d'un calme, tant</text:span><text:span text:style-name="T51">ô</text:span><text:span text:style-name="T48">t de myst</text:span><text:span text:style-name="T51">é</text:span><text:span text:style-name="T48">rieuses r</text:span><text:span text:style-name="T51">é</text:span><text:span text:style-name="T48">pulsions pr</text:span><text:span text:style-name="T51">ê</text:span><text:span text:style-name="T48">tes </text:span><text:span text:style-name="T51">à</text:span><text:span text:style-name="T48"> </text:span><text:span text:style-name="T51">é</text:span><text:span text:style-name="T48">clater, une progression tour </text:span><text:span text:style-name="T51">à tour tranquille et douloureuse vers un auguste et terrible lieu ; et c'est la sé</text:span><text:span text:style-name="T48">r</text:span><text:span text:style-name="T51">é</text:span><text:span text:style-name="T48">nit</text:span><text:span text:style-name="T51">é</text:span><text:span text:style-name="T48"> argent</text:span><text:span text:style-name="T51">é</text:span><text:span text:style-name="T48">e des trompettes qui sonnent l'ouverture d'un rite, lorsqu'enfin lib</text:span><text:span text:style-name="T51">é</text:span><text:span text:style-name="T48">r</text:span><text:span text:style-name="T51">é</text:span><text:span text:style-name="T48">s de contraintes retentissent des cris de ren</text:span><text:span text:style-name="T51">égations ; alors, l'â</text:span><text:span text:style-name="T48">me souffrante, li</text:span><text:span text:style-name="T51">é</text:span><text:span text:style-name="T48">e dans le temps et vers le futur sollicit</text:span><text:span text:style-name="T51">é</text:span><text:span text:style-name="T48">e, l'</text:span><text:span text:style-name="T51">â</text:span><text:span text:style-name="T48">me g</text:span><text:span text:style-name="T51">é</text:span><text:span text:style-name="T48">mit dans l'attache </text:span><text:soft-page-break/><text:span text:style-name="T48">des charnalit</text:span><text:span text:style-name="T51">és vers le pur ciel ; e</text:span><text:span text:style-name="T48">t tandis que s'entraper</text:span><text:span text:style-name="T51">ç</text:span><text:span text:style-name="T48">oit le ciel, elle g</text:span><text:span text:style-name="T51">é</text:span><text:span text:style-name="T48">mit encore, sous l'inexpugnable charnalit</text:span><text:span text:style-name="T51">é</text:span><text:span text:style-name="T54"> </text:span><text:span text:style-name="T51">; âme religieuse et concupiscente ! Et s'é</text:span><text:span text:style-name="T48">loignent les cort</text:span><text:span text:style-name="T51">è</text:span><text:span text:style-name="T48">ges. </text:span></text:p>
      <text:p text:style-name="P148"><text:span text:style-name="T2">Le second acte : </text:span>–<text:span text:style-name="T4"> </text:span><text:span text:style-name="T2">Malé</text:span>fices psychologiques, crie le pr<text:span text:style-name="T2">élude ; le dé</text:span>sir qui tout-<text:span text:style-name="T2">à</text:span>-l'heure criait dans <text:span text:style-name="T2">la concupiscence et la contrition crie maintenant dans la seule concupiscence et vers de mauvais accomplissements ; cependant que se dé</text:span>bat l'<text:span text:style-name="T2">â</text:span>me poss<text:span text:style-name="T2">é</text:span>d<text:span text:style-name="T2">é</text:span>e sous le d<text:span text:style-name="T2">é</text:span>mon de son d<text:span text:style-name="T2">é</text:span>sir. Et voil<text:span text:style-name="T2">à</text:span> un subit apaisement, l'entr<text:span text:style-name="T2">é</text:span>e d'une na<text:span text:style-name="T2">ï</text:span>vet<text:span text:style-name="T2">é</text:span>, et l'<text:span text:style-name="T2">é</text:span>veil des douces offres enfleuries d'<text:span text:style-name="T2">être, annonciatrices de celle qui devait venir ; Kundry ; des paroles ultérieurement survenues ; «vie et joie te saluent ! »</text:span> dans l'<text:span text:style-name="T2">â</text:span>me s'<text:span text:style-name="T2">éveillent les consciences sommeillantes ; et le désir se fait conscient : Beauté</text:span><text:span text:style-name="T4"> </text:span><text:span text:style-name="T2">! beauté</text:span><text:span text:style-name="T4"> </text:span><text:span text:style-name="T2">! oh b</text:span>el id<text:span text:style-name="T2">é</text:span>al o<text:span text:style-name="T2">ù mon souffle se veut astreindre, comment en toi m'exhausserai-je ? »</text:span> Mais dans la concupiscence toujours geint l'<text:span text:style-name="T2">âme ; dé</text:span>sesp<text:span text:style-name="T2">é</text:span>r<text:span text:style-name="T2">ée du ciel, elle appelle un quoi que ce soit qui l'assouvisse : «</text:span><text:span text:style-name="T4"> </text:span><text:span text:style-name="T2">Lui... lui... le bel idé</text:span>al de ciel... je l'ai vu, lui... et... j'ai ri... je l'ai d<text:span text:style-name="T2">é</text:span>daign<text:span text:style-name="T2">é</text:span>. Je vis de la m<text:span text:style-name="T2">é</text:span>moire de l'infinie tristesse de son <text:span text:style-name="T2">œ</text:span>il sur moi fl<text:span text:style-name="T2">échi. Oh, quoi que ce soit, pour que j'oublie. »</text:span> Ainsi l'<text:span text:style-name="T2">â</text:span>me se d<text:span text:style-name="T2">échire en ses deux instincts, qui lors se nomment Parsifal et Kundry ; jusqu'à</text:span> l'effondrement de tout et la disparition, en l'attente des convalescences. Et l'<text:span text:style-name="T2">âme, un jour, dira ces paroles : «</text:span><text:span text:style-name="T4"> </text:span><text:span text:style-name="T2">J'ai vu qu'elles se fanaient, </text:span>–<text:span text:style-name="T4"> </text:span><text:span text:style-name="T2">ces fleurs de mes concupiscents dé</text:span>sirs et de mes rires, –<text:span text:style-name="T4"> </text:span><text:span text:style-name="T2">et maintenant (voici) vers le pur objet et vers le salut et vers l'authentique accomplissement elles aspirent. »</text:span></text:p>
      <text:p text:style-name="P148">Le troisi<text:span text:style-name="T2">ème acte : </text:span>–<text:span text:style-name="T4"> </text:span><text:span text:style-name="T2">Au pré</text:span>lude, le morne et le fr<text:span text:style-name="T2">é</text:span>missant qui suit les hautes luttes, qui pr<text:span text:style-name="T2">é</text:span>c<text:span text:style-name="T2">è</text:span>de les contrats d<text:span text:style-name="T2">é</text:span>finitifs. Puis en la premi<text:span text:style-name="T2">è</text:span>re sc<text:span text:style-name="T2">è</text:span>ne, l'<text:span text:style-name="T2">â</text:span>me entre un calme f<text:span text:style-name="T2">é</text:span>cond d'esp<text:span text:style-name="T2">érances ; des sanglots ? non, fille, non des sanglots, ré</text:span>jouis-toi, voici le printemps, renouveau de toutes usures. -- H<text:span text:style-name="T2">élas ! j'ai erré</text:span>, et vois que j'erre. –<text:span text:style-name="T4"> </text:span><text:span text:style-name="T2">Voici le printemps des renaissances ; tes larmes ont é</text:span>t<text:span text:style-name="T2">é</text:span> ros<text:span text:style-name="T2">ée : je t'apporte le baptê</text:span>me des mauvais d<text:span text:style-name="T2">é</text:span>sirs effac<text:span text:style-name="T2">é</text:span>s, et le sacre des bons d<text:span text:style-name="T2">é</text:span>sirs offerts, et le baiser des vrais d<text:span text:style-name="T2">ésirs en leur exaucement ; et : en un recueillement bien heureux bé</text:span>atifie-toi. Les fun<text:span text:style-name="T2">érailles des choses temporelles exaltent une acclamation ; les blessures temporelles se guérissent ; et </text:span>l'Ame, spirituellement, gravit. </text:p>
      <text:p text:style-name="P147"/>
      <text:p text:style-name="P148"><text:span text:style-name="T33">Extension des termes</text:span>. –<text:span text:style-name="T4"> </text:span><text:span text:style-name="T2">Ce sché</text:span>ma m'appara<text:span text:style-name="T2">î</text:span>t du <text:span text:style-name="T33">Parsifal</text:span>... Qui, n<text:span text:style-name="T2">é</text:span> et institu<text:span text:style-name="T2">é</text:span> litt<text:span text:style-name="T2">é</text:span>rateur, fera le roman correspondant et dira par des mots, litt<text:span text:style-name="T2">é</text:span>rairement, la minutieuse suite de cette explication d'<text:span text:style-name="T2">âme ? </text:span></text:p>
      <text:p text:style-name="P147"><text:span text:style-name="T48">je r</text:span><text:span text:style-name="T51">é</text:span><text:span text:style-name="T48">sume que la cl</text:span><text:span text:style-name="T51">é</text:span><text:span text:style-name="T48"> </text:span><text:span text:style-name="T51">à</text:span><text:span text:style-name="T48"> toute compr</text:span><text:span text:style-name="T51">é</text:span><text:span text:style-name="T48">hension du </text:span><text:span text:style-name="T64">Parsifal</text:span><text:span text:style-name="T51"> est celle-ci : Amfortas, la </text:span><text:soft-page-break/><text:span text:style-name="T51">chevalerie en Gurnemanz, Klingsor, Kundry, Parsifal ne sont pas des êtres distincts ; ils sont les diverses faç</text:span><text:span text:style-name="T48">ons de l'</text:span><text:span text:style-name="T51">âme en son aspiration vers l'accomplissement ; </text:span><text:span text:style-name="T64">Parsifal</text:span><text:span text:style-name="T48"> est le drame d'une </text:span><text:span text:style-name="T51">âme qui ne s'appelle d'aucun nom ; ich hatte viele, doch weiss ich ihrer Keinen mehr</text:span><text:note text:id="ftn73" text:note-class="endnote"><text:note-citation>ii</text:note-citation><text:note-body><text:p text:style-name="P237"><text:tab/>Il s’agit d’une réplique de Parsifal au premier acte. Gurnemanz découvre le jeune homme et l’interroge. D’où vient-il  ? qui l’a conduit jusqu’au royaume du Graal  ? Qui est son père  ? Invariablement, le jeune homme répond qu’il ne sait pas. Enfin Gurnemanz lui demande quel est son nom, ce à quoi il répond  : «  J’en eus bon nombre  ; pourtant, je n’en sais plus aucun  » (Ich hatte viele, doch weiss ich ihrer Keinen mehr). [NdE]</text:p><text:p text:style-name="Endnote"/></text:note-body></text:note><text:span text:style-name="T51"> ; et c'est cette â</text:span><text:span text:style-name="T48">me dont les multiples </text:span><text:span text:style-name="T51">é</text:span><text:span text:style-name="T48">tats sont </text:span><text:span text:style-name="T51">é</text:span><text:span text:style-name="T48">vidents dans les musiques, sous les formes que leur offre le symbole d'une l</text:span><text:span text:style-name="T51">é</text:span><text:span text:style-name="T48">gende. </text:span></text:p>
      <text:p text:style-name="P148">L'aspiration universelle <text:span text:style-name="T2">é</text:span>tant le sujet primitif du <text:span text:style-name="T33">Parsifal</text:span>, voyons, parmi l'infinit<text:span text:style-name="T2">é</text:span> des extensions possibles, quelques figures de l'existence, sujets secondaires que vous pouvez supposer. Ainsi peut-<text:span text:style-name="T2">ê</text:span>tre entendrons-nous mieux de quelle profondeur la derni<text:span text:style-name="T2">è</text:span>re <text:span text:style-name="T2">œ</text:span>uvre de Wagner p<text:span text:style-name="T2">é</text:span>n<text:span text:style-name="T2">é</text:span>tre nos sensibilit<text:span text:style-name="T2">é</text:span>s. </text:p>
      <text:p text:style-name="P147"/>
      <text:p text:style-name="P148"><text:span text:style-name="T33">Analyse du Parsifal au rapport d'asc</text:span><text:span text:style-name="T15">é</text:span><text:span text:style-name="T33">tisme</text:span>. –<text:span text:style-name="T4"> </text:span><text:span text:style-name="T2">Etant entré</text:span> sous la dominance des id<text:span text:style-name="T2">é</text:span>es asc<text:span text:style-name="T2">é</text:span>tiques, quelqu'un, aux musiques du <text:span text:style-name="T33">Parsifal</text:span>, put entendre ce dont voici un r<text:span text:style-name="T2">é</text:span>sum<text:span text:style-name="T2">é</text:span><text:span text:style-name="T4"> </text:span><text:span text:style-name="T2">: </text:span></text:p>
      <text:p text:style-name="P148"><text:span text:style-name="T2">Le monde vain des foules ; l'aspiration de l'esprit à</text:span> l'<text:span text:style-name="T2">en-dehors ; l'entré</text:span>e au monde magnifi<text:span text:style-name="T2">é</text:span> des solitudes. </text:p>
      <text:p text:style-name="P148">Dans le vain monde o<text:span text:style-name="T2">ù</text:span> fourmillent les foules, l'esprit, n<text:span text:style-name="T2">é</text:span> pour la vie savante, opprim<text:span text:style-name="T2">é</text:span> par le commerce des hommes, efforce son d<text:span text:style-name="T2">é</text:span>part vers le but silencieux de son <text:span text:style-name="T2">être ; et, en toutes ses formes (Amf</text:span>ortas, Kundry, Klingsor, les Graliens, Parsifal), il d<text:span text:style-name="T2">ésire. Que de luttes ce drame nous relate ! jusqu'à</text:span> la victoire finale de ce Parsifal spirituel, vainqueur des foules, et, comme un Colomb Porte-Croix, inventeur d'un monde nouveau. </text:p>
      <text:p text:style-name="P147"/>
      <text:p text:style-name="P148"><text:span text:style-name="T33">Analyse du Parsifal au rapport de luxure.</text:span><text:span text:style-name="T2"> Encore ainsi : </text:span></text:p>
      <text:p text:style-name="P148">Un pr<text:span text:style-name="T2">élude qui m'annonce, au loin des coeurs, un Gral d'amour, et vers lui une aspiration puissante et timide et croissante ; un drame qui m'enseigne </text:span>–<text:span text:style-name="T4"> </text:span><text:span text:style-name="T2">aprè</text:span>s combien d'angoisses –<text:span text:style-name="T4"> </text:span><text:span text:style-name="T2">la possession jubilante du tout aimé</text:span>. </text:p>
      <text:p text:style-name="P151">Soit : </text:p>
      <text:p text:style-name="P148">CH<text:span text:style-name="T2">ŒUR GENERAL : Il est un beau vase d'amour, quelque part, et que j'aimerai ; oh Gral, vers lui mon â</text:span>me ind<text:span text:style-name="T2">é</text:span>finiment flotte, et c'est <text:span text:style-name="T2">à</text:span> lui, oh Gral, que je me voue en ma forte virilit<text:span text:style-name="T2">é</text:span>. </text:p>
      <text:p text:style-name="P148"><text:span text:style-name="T2">TITUREL, GURNEMANZ, LES GRALIENS : La femme de mon amour </text:span>repose en la d<text:span text:style-name="T2">é</text:span>lice de la chastet<text:span text:style-name="T2">é</text:span><text:span text:style-name="T4"> </text:span><text:span text:style-name="T2">; adorons ! le baiser de la femme de mon amour confond nos âmes : prions ! </text:span></text:p>
      <text:p text:style-name="P148"><text:soft-page-break/><text:span text:style-name="T2">AMFORTAS : Tandis que je rê</text:span>vais <text:span text:style-name="T2">à</text:span> la splendeur de la Promise, dans une ombre de nuit je me suis comme <text:span text:style-name="T2">éperdu ; alors j'ai vu un corps, un corps s</text:span>oup<text:span text:style-name="T2">ç</text:span>onn<text:span text:style-name="T2">é de mes songes ; des chairs, des seins, des peaux mollement tressaillantes, un ventre alliciteur des lè</text:span>vres, et des parfums o<text:span text:style-name="T2">ù</text:span> se baigner e<text:span text:style-name="T2">û</text:span>t <text:span text:style-name="T2">é</text:span>t<text:span text:style-name="T2">é l'exultation ; son visage était grave et riait d'appels aux joies ; elle était folle et manifeste ; se</text:span>s mamelles se d<text:span text:style-name="T2">é</text:span>voilaient... Et pour avoir touch<text:span text:style-name="T2">é</text:span> le sexe d'une advenue aux jours d'erreur, j'aurai les souvenances et les cogitations et des navrances, pendant que se tra<text:span text:style-name="T2">î</text:span>nera la v<text:span text:style-name="T2">é</text:span>rit<text:span text:style-name="T2">é</text:span> de mon amour. </text:p>
      <text:p text:style-name="P148"><text:span text:style-name="T2">AMFORTAS : je suis le Parsifal chuté</text:span> au travers du chemin. </text:p>
      <text:p text:style-name="P148"><text:span text:style-name="T2">KLINGSOR : Je suis le Parsifal de l'autre ciel ; celui que n'a pas entendu la grâce du seigneur d'en-haut, l'entende Onan-et-Lucifer ! quand les Amfortas chutent, seul je demeure, je suis vierge formidablement, je suis chaste, j'aurai l'É</text:span>pouse. </text:p>
      <text:p text:style-name="P148">KLIN<text:span text:style-name="T2">GSOR : Jouir de la beauté</text:span> prisonni<text:span text:style-name="T2">è</text:span>re, li<text:span text:style-name="T2">é</text:span>e, foul<text:span text:style-name="T2">é</text:span>e, macul<text:span text:style-name="T2">ée et du viol : jouir de l'idé</text:span>al avili sous ma turpitude. </text:p>
      <text:p text:style-name="P148"><text:span text:style-name="T2">GAWAN : Une maî</text:span>tresse et des jours heureux. </text:p>
      <text:p text:style-name="P148"><text:span text:style-name="T2">KUNDRY : Je suis le Parsifal féminin ; le dé</text:span>sir et l'erreur... Ich sah ihn... je l'ai vu, lui, l'amant, et j'ai ri... </text:p>
      <text:p text:style-name="P148"><text:span text:style-name="T2">«</text:span><text:span text:style-name="T4"> </text:span><text:span text:style-name="T2">Moi Hé</text:span>rodias, Gundryggia, Kundry, L'Innomm<text:span text:style-name="T2">ée, l'Eve, Femme de tous les temps, j'ai fait ceci : par les antiques villes trè</text:span>s joyeuses et tranquilles des <text:span text:style-name="T2">â</text:span>ges omni-historiques, fille errante et nubile d'amour, j'allais les attentes<text:span text:style-name="T2"> de l'Amant ; et vint l'instant des destinées : c'é</text:span>tait en d'incertaines occurrences, <text:span text:style-name="T2">à l'exemple de soirs d'automne, et dans la ville ; des plus é</text:span>loign<text:span text:style-name="T2">és lointains sortait-il ? ma face é</text:span>tait de fianc<text:span text:style-name="T2">ée ; et il passa me disant «</text:span><text:span text:style-name="T4"> </text:span><text:span text:style-name="T2">je suis l'Amant, sois l'Amante »</text:span><text:span text:style-name="T4"> </text:span><text:span text:style-name="T2">; il passait, l'attendu, l'é</text:span>lu, et qui m'offrait l'holocauste de son amoureuse divinit<text:span text:style-name="T2">é</text:span><text:span text:style-name="T4"> </text:span><text:span text:style-name="T2">; et </text:span>–<text:span text:style-name="T4"> </text:span><text:span text:style-name="T2">ah - - je ne le connus point, je ris, je le dédaignai, je ris, je le chassai, je ris, je le refusai ; et le regard de son adieu me regarda dans la plainte </text:span>et la compassion. </text:p>
      <text:p text:style-name="P148">(Parsifal parait au loin, innocemment v<text:span text:style-name="T2">ê</text:span>tu. )</text:p>
      <text:p text:style-name="P151">KUNDRY (continuant) : Quand reviendra-t-il, que je le reconnaisse, que j'expie, que je pleure, et que je sois consolée ? </text:p>
      <text:p text:style-name="P148">( Parsifal s'est approch<text:span text:style-name="T2">é</text:span>, offrant la p<text:span text:style-name="T2">énitence ; Kundry le dédaigne ; elle le chasse ; elle le refuse ; elle rit. Elle n'a pas reconu que Parsifal est le Sauveur et l'Amant qui revient ; la scè</text:span>ne du Calvaire (ich sah ihn) est renouvel<text:span text:style-name="T2">é</text:span>e au Klingsorzaubergarten. )</text:p>
      <text:p text:style-name="P148"><text:span text:style-name="T2">KUNDRY (continuant) : Car je suis femme, et, de par la primi</text:span>tive Chute, m<text:span text:style-name="T2">é</text:span>connaissance, aveuglement, erreur. </text:p>
      <text:p text:style-name="P147"><text:span text:style-name="T51">(Le Sauveur alors brise la chair de Kundry ; le cadavre de Kundry parmi un </text:span><text:soft-page-break/><text:span text:style-name="T51">é</text:span><text:span text:style-name="T48">croulement cyclique tombe (fin du second acte). Troisi</text:span><text:span text:style-name="T51">ème acte : dans un passage de nimbes et d'aube pré</text:span><text:span text:style-name="T48">curseur du soleil de Dieu, l'</text:span><text:span text:style-name="T51">âme de Kundry erre silencieuse ; Parsifal, vê</text:span><text:span text:style-name="T48">tu des armes chevaleresques et de la croix, lui dit le die Taufe nimm und glaub'an den Erloeser</text:span><text:note text:id="ftn74" text:note-class="endnote"><text:note-citation>jj</text:note-citation><text:note-body><text:p text:style-name="Endnote"><text:span text:style-name="T48"><text:tab/>Dujardin fait ici allusion à l’acte II de </text:span><text:span text:style-name="T33">Parsifal. </text:span>La réplique «  ich sah ihn  » est un passage fameux dans lequel Kundry raconte une de ses réincarnation durant laquelle elle aurait croisé le Christ pendant sa passion et lui aurait ri au visage. Le passage entier est le suivant  : «  je l’ai vu, Lui  ! Lui  ! et j’ai ri  !  » (Ich sah - Ihn - Ihn – und… lachte). Cela explique que, depuis, elle erre, de mondes en mondes, espérant la rédemption. Le terme de «  Klingsorzaubergarten  » désigne le jardin enchanté du magicien Klingsor. Ce dernier, ancien chevalier du Graal, ne pouvant supporter la chasteté demandée dans la communauté se châtre lui-même et crée un jardin enchanté, peuplé de créatures séductrices qui attirent à elles les chevaliers égarés. [NdE]</text:p><text:p text:style-name="List_20_Paragraph"/></text:note-body></text:note><text:span text:style-name="T48">. Kundry l'adore. </text:span></text:p>
      <text:p text:style-name="P148">PARSIFAL (v<text:span text:style-name="T2">êtu de lys et de sang ; il chante d'une voix ferme) : Issu de l'inconscience des po</text:span>ssibilit<text:span text:style-name="T2">é</text:span>s premi<text:span text:style-name="T2">è</text:span>res, un jour je fus men<text:span text:style-name="T2">é</text:span> par Dieu dans un temple de r<text:span text:style-name="T2">é</text:span>v<text:span text:style-name="T2">é</text:span>lation, et dans le rougeoiment d'un Gral je vis le c<text:span text:style-name="T2">œ</text:span>ur vif de l'Amante et combien, en les souffrirs, aimer et l'aimer <text:span text:style-name="T2">é</text:span>tait bon. Au cours des fabuleuses Floramyes et des s<text:span text:style-name="T2">é</text:span>ductions diverses et des illusions et des combats, j'ai subi les <text:span text:style-name="T2">é</text:span>preuves et j'ai demeur<text:span text:style-name="T2">é</text:span><text:span text:style-name="T4"> </text:span><text:span text:style-name="T2">; et voici que dans un champ matinal de printemps un prophè</text:span>te m'a annonc<text:span text:style-name="T2">é</text:span> la couronne tr<text:span text:style-name="T2">è</text:span>s royale de mariage. Alors, sous le temple originel mais ce splendeurs solaires et nuptiales mille fois <text:span text:style-name="T2">é</text:span>joui, dans l'autel je suis mont<text:span text:style-name="T2">é</text:span>, et la Colombe de mon d<text:span text:style-name="T2">é</text:span>sir immoretellement au centre de mon <text:span text:style-name="T2">â</text:span>me descendait. </text:p>
      <text:p text:style-name="P148"><text:span text:style-name="T2">PARSIFAL (en un geste extatique) : Je suis l'âme de ces amants ; je suis l'amour et l'aimée et l'amant ; par moi se sont é</text:span>lus l<text:span text:style-name="T2">'Amfortas et la Kundry ; je suis celui qui aime, vous dis-je, et qui suis aimé</text:span><text:span text:style-name="T4"> </text:span><text:span text:style-name="T2">; et en ma gloire s'accomplissent les noces sacramentaires. </text:span></text:p>
      <text:p text:style-name="P147"/>
      <text:p text:style-name="P148"><text:span text:style-name="T33">Le</text:span> PARSIFAL <text:span text:style-name="T33">au rapport de philosophie, </text:span></text:p>
      <text:p text:style-name="P152">Au rapport religieux, </text:p>
      <text:p text:style-name="P148"><text:span text:style-name="T33">A divers rapports </text:span>–<text:span text:style-name="T4"> </text:span><text:span text:style-name="T2">peut ê</text:span>tre entendu. </text:p>
      <text:p text:style-name="P147"/>
      <text:p text:style-name="P148"><text:span text:style-name="T15">Conclusion </text:span><text:span text:style-name="T33">; objection extra-artistique.</text:span> –<text:span text:style-name="T4"> </text:span><text:span text:style-name="T2">Le </text:span><text:span text:style-name="T33">Parsifal</text:span> est l'<text:span text:style-name="T2">é</text:span>motion n<text:span text:style-name="T2">é</text:span>e de la contemplation de l'<text:span text:style-name="T2">é</text:span>ternel d<text:span text:style-name="T2">é</text:span>sir, et la synth<text:span text:style-name="T2">è</text:span>se ce l'existence. </text:p>
      <text:p text:style-name="P148">L'<text:span text:style-name="T2">œ</text:span>uvre wagn<text:span text:style-name="T2">é</text:span>rienne n'est-elle pas donc une concurrence <text:span text:style-name="T2">à la religion ? </text:span></text:p>
      <text:p text:style-name="P147"/>
      <text:p text:style-name="P72">XIII</text:p>
      <text:p text:style-name="P71"/>
      <text:p text:style-name="P148">La R<text:span text:style-name="T2">é</text:span>v<text:span text:style-name="T2">élation est ; et, par ce mê</text:span>me qu'elle est la r<text:span text:style-name="T2">é</text:span>v<text:span text:style-name="T2">é</text:span>lation du divin <text:span text:style-name="T2">à</text:span> l'humain, elle est Myst<text:span text:style-name="T2">è</text:span>re. Mais celui qui en l'Incarnation chr<text:span text:style-name="T2">é</text:span>tienne fit la R<text:span text:style-name="T2">é</text:span>v<text:span text:style-name="T2">é</text:span>lation et le Myst<text:span text:style-name="T2">è</text:span>re, voulut qu'<text:span text:style-name="T2">à</text:span> intervalles une plus grande lumi<text:span text:style-name="T2">è</text:span>re illumin<text:span text:style-name="T2">ât sa parole ; et il permit des prophè</text:span>tes et des ap<text:span text:style-name="T2">ô</text:span>tres. </text:p>
      <text:p text:style-name="P148">Dans les temps de l'antiquit<text:span text:style-name="T2">é</text:span>, pendant que les philosophies enqu<text:span text:style-name="T2">é</text:span>raient <text:soft-page-break/>vainement le probl<text:span text:style-name="T2">è</text:span>me du monde, au fond de la province la plus infime de la terre les proph<text:span text:style-name="T2">è</text:span>tes disaient en des chants de d<text:span text:style-name="T2">é</text:span>ments les mots capaces de la r<text:span text:style-name="T2">é</text:span>v<text:span text:style-name="T2">é</text:span>lation. A la naissance de l'<text:span text:style-name="T2">è</text:span>re chr<text:span text:style-name="T2">é</text:span>tienne, parmi le flux des erreurs inv<text:span text:style-name="T2">é</text:span>t<text:span text:style-name="T2">é</text:span>r<text:span text:style-name="T2">é</text:span>es, ce fut la plus grande clart<text:span text:style-name="T2">é</text:span> qui jamais pouvait <text:span text:style-name="T2">ê</text:span>tre. Et vinrent ensuite, au travers des si<text:span text:style-name="T2">è</text:span>cles, les renouveleurs de la parole, depuis les P<text:span text:style-name="T2">è</text:span>res de l'<text:span text:style-name="T2">É</text:span>glise jusqu'<text:span text:style-name="T2">à</text:span> ces v<text:span text:style-name="T2">é</text:span>n<text:span text:style-name="T2">é</text:span>rables confesseurs du Port-Royal hardis de toute v<text:span text:style-name="T2">é</text:span>rit<text:span text:style-name="T2">é</text:span> parmi l'<text:span text:style-name="T2">â</text:span>ge des hypocrisies. </text:p>
      <text:p text:style-name="P148">Et la R<text:span text:style-name="T2">é</text:span>v<text:span text:style-name="T2">é</text:span>lation, encore qu'elle soit Myst<text:span text:style-name="T2">è</text:span>re nous <text:span text:style-name="T2">é</text:span>claire suffisamment par son dogme de la Chute et de la R<text:span text:style-name="T2">é</text:span>demption le probl<text:span text:style-name="T2">è</text:span>me de ce que nous sommes. </text:p>
      <text:p text:style-name="P148">Donc la philosophie sera bonne qui sera th<text:span text:style-name="T2">é</text:span>ologie <text:span text:style-name="T2">catholique ; et tous les arts seront bons, qui seront les orthodoxes instruments de la religion. La direction de la pensée et de l'action n'est-elle pas facile sous la garde des deux pouvoirs : la suite spirituelle des é</text:span>v<text:span text:style-name="T2">ê</text:span>ques, s'appuyant <text:span text:style-name="T2">à</text:span> la suite h<text:span text:style-name="T2">é</text:span>r<text:span text:style-name="T2">é</text:span>ditaire des rois. Ainsi fut institu<text:span text:style-name="T2">é</text:span> le rite catholique, ainsi les pr<text:span text:style-name="T2">é</text:span>ceptes. Et c'<text:span text:style-name="T2">é</text:span>tait, au moyen-<text:span text:style-name="T2">â</text:span>ge, une splendeur de l'esprit humain en l'humilit<text:span text:style-name="T2">é</text:span> du droit chemin, et c'est, aujourd'hui, les folles <text:span text:style-name="T2">œ</text:span>uvres d'Ant<text:span text:style-name="T2">échrist ; toute pensé</text:span>e antireligieuse <text:span text:style-name="T2">é</text:span>tant devenue possible par le fait rebellieux de la R<text:span text:style-name="T2">é</text:span>forme au seizi<text:span text:style-name="T2">è</text:span>me si<text:span text:style-name="T2">è</text:span>cle. </text:p>
      <text:p text:style-name="P148"><text:span text:style-name="T2">«</text:span><text:span text:style-name="T4"> </text:span><text:span text:style-name="T2">Petrus es... et portæ</text:span> inferi non pr<text:span text:style-name="T2">ævalebunt adversus eam. »</text:span></text:p>
      <text:p text:style-name="P148">Admirables et ridicules efforts, si destitu<text:span text:style-name="T2">ées de leur guide surnaturel ! Voilà</text:span> les philosophes, hommes, pr<text:span text:style-name="T2">é</text:span>tentieux d<text:span text:style-name="T2">'expliquer l'homme ; comme si tout le possible travail des mé</text:span>taphysiques n'avait pas <text:span text:style-name="T2">é</text:span>t<text:span text:style-name="T2">é</text:span> tent<text:span text:style-name="T2">é</text:span> pendant l'antiquit<text:span text:style-name="T2">é</text:span> pa<text:span text:style-name="T2">ï</text:span>enne. Voil<text:span text:style-name="T2">à</text:span> les r<text:span text:style-name="T2">êveurs et les actifs des politiques, hommes, oseurs de conduire les hommes ; comme si l'anarchie ne ré</text:span>sultait pas de la chute des autorit<text:span text:style-name="T2">é</text:span>s. Et voil<text:span text:style-name="T2">à</text:span> toutes ces <text:span text:style-name="T2">â</text:span>mes humaines actives <text:span text:style-name="T2">à</text:span> leur perte. Voil<text:span text:style-name="T2">à</text:span>-t-il pas enfin les artistes, sages jadis <text:span text:style-name="T2">à</text:span> augmenter sous les disciplines <text:span text:style-name="T2">é</text:span>piscopales l'<text:span text:style-name="T2">é</text:span>dification des <text:span text:style-name="T2">â</text:span>mes par le rehaussement des splendeurs de la lithurgie, maintenant curieux des chim<text:span text:style-name="T2">è</text:span>res irr<text:span text:style-name="T2">éligieuses : un artiste veut instituer à</text:span> c<text:span text:style-name="T2">ô</text:span>t<text:span text:style-name="T2">é</text:span> du dogme une explication, <text:span text:style-name="T2">à</text:span> c<text:span text:style-name="T2">ô</text:span>t<text:span text:style-name="T2">é de la religion un art ; et dans son œ</text:span>uvre d'ind<text:span text:style-name="T2">é</text:span>pendance –<text:span text:style-name="T4"> </text:span><text:span text:style-name="T2">blasphè</text:span>me ajout<text:span text:style-name="T2">é</text:span> <text:span text:style-name="T2">à</text:span> l'impi<text:span text:style-name="T2">é</text:span>t<text:span text:style-name="T2">é</text:span> –<text:span text:style-name="T4"> </text:span><text:span text:style-name="T2">il reprend les cé</text:span>r<text:span text:style-name="T2">émonies du culte ; et le </text:span><text:span text:style-name="T33">Parsifal</text:span>, impie pour r<text:span text:style-name="T2">é</text:span>expliquer ce que la religion explique, est un blasph<text:span text:style-name="T2">è</text:span>me pour copier le rite et le fait, l'ordonnance de la Messe et la figure du Sauveur. </text:p>
      <text:p text:style-name="P148">Blaise Pascal fit p<text:span text:style-name="T2">é</text:span>nitence pour les heures d'oubli du Salut qu'impliquait la r<text:span text:style-name="T2">é</text:span>novation des math<text:span text:style-name="T2">é</text:span>matiques. </text:p>
      <text:p text:style-name="P148">Puisque l'<text:span text:style-name="T2">é</text:span>tat de p<text:span text:style-name="T2">é</text:span>ch<text:span text:style-name="T2">é</text:span> nous est si assidu que la mis<text:span text:style-name="T2">é</text:span>ricorde, par le fait d'<text:span text:style-name="T2">ê</text:span>tre, porte la preuve de sa divinit<text:span text:style-name="T2">é</text:span><text:span text:style-name="T4"> </text:span><text:span text:style-name="T2">; puisque nous sommes ceints tellement de faiblesse </text:span><text:soft-page-break/><text:span text:style-name="T2">charnelle que fut bé</text:span>nie une minute d'<text:span text:style-name="T2">édification dans une vie humaine ; puisque nous sommes, oh c</text:span>hut<text:span text:style-name="T2">é</text:span>s, les enfants prodigues de nos tr<text:span text:style-name="T2">é</text:span>sors, et, oh rachet<text:span text:style-name="T2">é</text:span>s, les enfants du P<text:span text:style-name="T2">ère ; puisque le jour de sainteté</text:span> est plus <text:span text:style-name="T2">é</text:span>loign<text:span text:style-name="T2">é</text:span> de nous que de nous les <text:span text:style-name="T2">é</text:span>toiles invisibles de l'immensit<text:span text:style-name="T2">é</text:span><text:span text:style-name="T4"> </text:span><text:span text:style-name="T2">; puisque nous vivons, les catholiques, pour le scandale des nations,</text:span> </text:p>
      <text:p text:style-name="P147"/>
      <text:p text:style-name="P148">en une tacite m<text:span text:style-name="T2">élancolie, laissons que nous occupent les choses vaines, et l'art ; et bé</text:span>nissons encore si une <text:span text:style-name="T2">œ</text:span>uvre vaut <text:span text:style-name="T2">à</text:span> <text:span text:style-name="T2">é</text:span>lever les <text:span text:style-name="T2">â</text:span>mes hors nos mis<text:span text:style-name="T2">è</text:span>res, dans une voie f<text:span text:style-name="T2">é</text:span>conde de mieux. Contemplons, d'une tristesse placide, cette magnitude d'effort humain, l'art cr<text:span text:style-name="T2">éé</text:span> par un Wagner. Qu'elle est belle et qu'elle est vaine, l'<text:span text:style-name="T2">œuvre de cet homme de merveilles ! Qu'elle est vaine, cette beauté</text:span><text:span text:style-name="T4"> </text:span><text:span text:style-name="T2">! et, hé</text:span>las, qu'elle est belle, cette vanit<text:span text:style-name="T2">é</text:span><text:span text:style-name="T4"> </text:span><text:span text:style-name="T2">! </text:span></text:p>
      <text:p text:style-name="P151"/>
      <text:p text:style-name="P148">Edouard Dujardin. </text:p>
      <text:h text:style-name="P247" text:outline-level="1">VIII-IX - Septembre-Octobre 1887 </text:h>
      <text:p text:style-name="P94"/>
      <text:p text:style-name="P72"><text:span text:style-name="T26">Paris, </text:span>le 15 octobre 1887. </text:p>
      <text:p text:style-name="P71"/>
      <text:h text:style-name="Heading_20_2" text:outline-level="2">L<text:span text:style-name="T113">es fêtes de Bayreuth</text:span><text:span text:style-name="T26"> </text:span>en 1888</text:h>
      <text:p text:style-name="P71"/>
      <text:p text:style-name="P72">Nous recevons de <text:span text:style-name="T26">Bayreuth </text:span><text:span text:style-name="T2">la communication officielle suivante : </text:span></text:p>
      <text:p text:style-name="P72"><text:span text:style-name="T26">Il </text:span>sera donn<text:span text:style-name="T2">é</text:span> <text:span text:style-name="T2">à</text:span> <text:span text:style-name="T26">Bayreuth </text:span>pendant l'ann<text:span text:style-name="T2">ée 1888 :</text:span></text:p>
      <text:p text:style-name="P72">9 repr<text:span text:style-name="T2">é</text:span>sentations de la f<text:span text:style-name="T2">é</text:span>rie sc<text:span text:style-name="T2">é</text:span>nique, <text:span text:style-name="T33">Parsifal</text:span>, </text:p>
      <text:p text:style-name="P72">8 repr<text:span text:style-name="T2">é</text:span>sentations des <text:span text:style-name="T29">Meistersinger von N</text:span><text:span text:style-name="T8">ü</text:span><text:span text:style-name="T29">rnberg</text:span><text:span text:style-name="T26">. </text:span></text:p>
      <text:p text:style-name="P72">Ces repr<text:span text:style-name="T2">é</text:span>sentations auront lieu du 22 juillet au 19 ao<text:span text:style-name="T2">û</text:span>t. </text:p>
      <text:p text:style-name="P71"/>
      <text:p text:style-name="P72"><text:span text:style-name="T26">Bayreuth, </text:span><text:span text:style-name="T33">l'administration des f</text:span><text:span text:style-name="T15">ê</text:span><text:span text:style-name="T33">tes</text:span>. </text:p>
      <text:p text:style-name="P71"/>
      <text:p text:style-name="P72"><text:span text:style-name="T33">Tristan et Isolde</text:span> ne pourra <text:span text:style-name="T2">ê</text:span>tre repris, la mise en sc<text:span text:style-name="T2">è</text:span>ne des <text:span text:style-name="T33">Ma</text:span><text:span text:style-name="T15">î</text:span><text:span text:style-name="T33">tres Chanteurs</text:span> exigeant tous les soins. </text:p>
      <text:h text:style-name="P245" text:outline-level="2"><text:span text:style-name="T26">La Walkure </text:span>de Richard Wagner et la Valkyrie de M. Victor W<text:span text:style-name="T26">ilder</text:span></text:h>
      <text:p text:style-name="P71"/>
      <text:p text:style-name="P72">1. </text:p>
      <text:p text:style-name="P71"/>
      <text:p text:style-name="P176"><text:span text:style-name="T44">Les po</text:span><text:span text:style-name="T2">è</text:span><text:span text:style-name="T44">tes ne se traduisent point </text:span></text:p>
      <text:p text:style-name="P178">peut-on traduire de la musique ? </text:p>
      <text:p text:style-name="P177">Voltaire</text:p>
      <text:p text:style-name="P147"/>
      <text:p text:style-name="P147"><text:span text:style-name="T48">Il est certain qu'aux nombreuses difficult</text:span><text:span text:style-name="T51">é</text:span><text:span text:style-name="T48">s qu'offre toute traduction, de nouvelles s'ajoutent lorsque l'</text:span><text:span text:style-name="T51">œ</text:span><text:span text:style-name="T48">uvre </text:span><text:span text:style-name="T51">à</text:span><text:span text:style-name="T48"> traduire est musicale. M</text:span><text:span text:style-name="T51">ê</text:span><text:span text:style-name="T48">me lorsqu'il ne saurait </text:span><text:span text:style-name="T51">ê</text:span><text:span text:style-name="T48">tre question d'une concordance entre le mot et la note, et m</text:span><text:span text:style-name="T51">ê</text:span><text:span text:style-name="T48">me quand le sens des mots est indiff</text:span><text:span text:style-name="T51">é</text:span><text:span text:style-name="T48">rent, il y a toujours un rapport entre la coupe de la m</text:span><text:span text:style-name="T51">élodie et l'allure de la phrase ; et c'est cette allure qu'il est difficile de rendre dans une autre langue. Cela est tou</text:span><text:span text:style-name="T48">jours difficile, mais ici ce l'est d'autant plus qu'on est forc</text:span><text:span text:style-name="T51">é</text:span><text:span text:style-name="T48"> de mettre les paroles sous une m</text:span><text:span text:style-name="T51">é</text:span><text:span text:style-name="T48">lodie qui, elle, reste immuable. Wagner </text:span><text:span text:style-name="T51">é</text:span><text:span text:style-name="T48">tait, en principe, adversaire des traductions d'op</text:span><text:span text:style-name="T51">é</text:span><text:span text:style-name="T48">ras. Il aurait d</text:span><text:span text:style-name="T51">é</text:span><text:span text:style-name="T48">sir</text:span><text:span text:style-name="T51">é</text:span><text:span text:style-name="T48"> que </text:span><text:span text:style-name="T64">Don Juan</text:span><text:span text:style-name="T48"> et </text:span><text:span text:style-name="T64">les Noces de Figaro</text:span><text:span text:style-name="T48"> ne fussent repr</text:span><text:span text:style-name="T51">é</text:span><text:span text:style-name="T48">sent</text:span><text:span text:style-name="T51">é</text:span><text:span text:style-name="T48">s en Allemagne q</text:span><text:span text:style-name="T51">u'en langue italienne et par des Italiens (X, 132)</text:span><text:note text:id="ftn75" text:note-class="endnote"><text:note-citation>kk</text:note-citation><text:note-body><text:p text:style-name="P237"><text:tab/>Ces références correspondent à l’édition allemande des textes en prose. Le chiffre en caractères romains renvoie au volume et l’on trouve ensuite le numéro de la page</text:p></text:note-body></text:note><text:span text:style-name="T51"> ; il attribuait la dé</text:span><text:span text:style-name="T48">cadence du chant dans sa patrie </text:span><text:span text:style-name="T51">à</text:span><text:span text:style-name="T48"> cette habitude de repr</text:span><text:span text:style-name="T51">é</text:span><text:span text:style-name="T48">senter des op</text:span><text:span text:style-name="T51">é</text:span><text:span text:style-name="T48">ras traduits de l'italien et du fran</text:span><text:span text:style-name="T51">ç</text:span><text:span text:style-name="T48">ais (IV, 265). Et quand ses fonctions de chef d'orchestre l'oblig</text:span><text:span text:style-name="T51">è</text:span><text:span text:style-name="T48">rent </text:span><text:span text:style-name="T51">à</text:span><text:span text:style-name="T48"> diriger lui-m</text:span><text:span text:style-name="T51">ê</text:span><text:span text:style-name="T48">me de tels op</text:span><text:span text:style-name="T51">é</text:span><text:span text:style-name="T48">ras, il se donna une peine incroyable pour </text:span><text:span text:style-name="T51">é</text:span><text:span text:style-name="T48">tablir un texte allemand aussi parfait que possible par rapport a la d</text:span><text:span text:style-name="T51">éclamation musicale ; il le fit mê</text:span><text:span text:style-name="T48">me lorsqu'il s'agissait d'oeuvres banales qui ne sembleraient pas m</text:span><text:span text:style-name="T51">é</text:span><text:span text:style-name="T48">riter tant d'attention. On comprendra que pour un chef-d'</text:span><text:span text:style-name="T51">œ</text:span><text:span text:style-name="T48">uvre tel que </text:span><text:span text:style-name="T64">I'Iphig</text:span><text:span text:style-name="T52">é</text:span><text:span text:style-name="T64">nie en Aulide </text:span><text:span text:style-name="T48">de Gluck, il se soit fait envoyer de Paris la partition dans son </text:span><text:span text:style-name="T51">é</text:span><text:span text:style-name="T48">dition originale, et que, rejetant les travaux de ses devanciers et m</text:span><text:span text:style-name="T51">ê</text:span><text:span text:style-name="T48">me de Spontini, il ait </text:span><text:span text:style-name="T51">é</text:span><text:span text:style-name="T48">tabli une version allemande qui produisit sur le public l'impression d'une </text:span><text:span text:style-name="T51">œ</text:span><text:span text:style-name="T48">uvre nouvelle (V, 149, etc.). </text:span></text:p>
      <text:p text:style-name="P148">Chez Gluck, en effet, l'union entre la parole et la note d<text:span text:style-name="T2">é</text:span>clam<text:span text:style-name="T2">é</text:span>e est d<text:span text:style-name="T2">é</text:span>j<text:span text:style-name="T2">à</text:span> tr<text:span text:style-name="T2">è</text:span>s intime. Ses r<text:span text:style-name="T2">é</text:span>citatifs sont compos<text:span text:style-name="T2">é</text:span>s avec l'intention av<text:span text:style-name="T2">é</text:span>r<text:span text:style-name="T2">é</text:span>e de montrer ce dont la langue fran<text:span text:style-name="T2">çaise est capable ; ils sont si puissants qu'ils ont convaincu mê</text:span>me Rousseau. Et, en outre, le sens <text:span text:style-name="T2">é</text:span>motionnel des m<text:span text:style-name="T2">é</text:span>lodies est d'une tr<text:span text:style-name="T2">è</text:span>s grande pr<text:span text:style-name="T2">écision ; avec cette ré</text:span>serve, toutefois, que les <text:span text:style-name="T2">é</text:span>motions <text:span text:style-name="T2">à</text:span> peindre sont toujours assez g<text:span text:style-name="T2">é</text:span>n<text:span text:style-name="T2">é</text:span>rales. Nous retrouvons des qualit<text:span text:style-name="T2">é</text:span>s semblables dans tous les op<text:span text:style-name="T2">é</text:span>ras de <text:soft-page-break/>Wagner, avec cette diff<text:span text:style-name="T2">é</text:span>rence que la d<text:span text:style-name="T2">é</text:span>clamation y est inspir<text:span text:style-name="T2">é</text:span>e par Ia langue allemande. </text:p>
      <text:p text:style-name="P148">Mais dans les drames de Wagner –<text:span text:style-name="T4"> </text:span><text:span text:style-name="T2">le </text:span><text:span text:style-name="T33">Ring</text:span>, <text:span text:style-name="T33">Tristan</text:span>, <text:span text:style-name="T33">Parsifal</text:span> –<text:span text:style-name="T4"> </text:span><text:span text:style-name="T2">l'union entre la parole et la musique devi</text:span>ent tout autre. Car dans la conception m<text:span text:style-name="T2">ê</text:span>me du po<text:span text:style-name="T2">è</text:span>me, les deux ne font qu'un tout homog<text:span text:style-name="T2">è</text:span>ne. Ces drames sont des organismes qui se tiennent dans toutes leurs parties, depuis l'id<text:span text:style-name="T2">é</text:span>e g<text:span text:style-name="T2">é</text:span>n<text:span text:style-name="T2">é</text:span>rale, presque abstraite, jusqu'au plus infime d<text:span text:style-name="T2">é</text:span>tail d'ex<text:span text:style-name="T2">é</text:span>cution mat<text:span text:style-name="T2">é</text:span>rielle. Lorsque Wagner <text:span text:style-name="T2">é</text:span>crivait ses vers, c'<text:span text:style-name="T2">é</text:span>tait l'inspiration musicale qui les lui dictait. Mais cette inspiration musicale elle-m<text:span text:style-name="T2">ê</text:span>me <text:span text:style-name="T2">é</text:span>tait n<text:span text:style-name="T2">é</text:span>e d'une inspiration po<text:span text:style-name="T2">étique ; elle ne se «</text:span><text:span text:style-name="T4"> </text:span><text:span text:style-name="T2">condensait »</text:span>, elle ne devenait saisissable, qu'<text:span text:style-name="T2">à</text:span> mesure que le drame prenait forme, que ses acteurs se d<text:span text:style-name="T2">é</text:span>tachaient clairement, se mouvaient, parlaient dans l'imagination de l'auteur. Il y a l<text:span text:style-name="T2">à</text:span> ces rapports de coordination si essentiels, si subtils, si ramifi<text:span text:style-name="T2">é</text:span>s, qu'on peut appliquer <text:span text:style-name="T2">à</text:span> chacun de ces drames ce que Kant dit de sa <text:span text:style-name="T33">Critique de la raison pure</text:span><text:span text:style-name="T4"> </text:span><text:span text:style-name="T2">: «</text:span><text:span text:style-name="T4"> </text:span><text:span text:style-name="T2">c'est un vé</text:span>ritable corps vivant, dans lequel chaque partie est un organe. On peut consid<text:span text:style-name="T2">é</text:span>rer le corps entier comme n'existant que dans l'int<text:span text:style-name="T2">é</text:span>r<text:span text:style-name="T2">êt d'une partie ; et cependant chaque partie ne peut ê</text:span>tre interpr<text:span text:style-name="T2">é</text:span>t<text:span text:style-name="T2">é</text:span>e que comme fonction du tout. De fa<text:span text:style-name="T2">ç</text:span>on que m<text:span text:style-name="T2">ê</text:span>me les faiblesses de l'oeuvre et m<text:span text:style-name="T2">ê</text:span>me ses d<text:span text:style-name="T2">é</text:span>fauts en sont une portion int<text:span text:style-name="T2">é</text:span>grante et indispensable et qu'on ne saurait <text:span text:style-name="T2">éliminer. »</text:span> C'est cette unit<text:span text:style-name="T2">é</text:span> vivante qui est la grande force de l'art wagn<text:span text:style-name="T2">érien ; c'est elle qui, inconsci</text:span>emment, aveugle quelquefois les admirateurs du ma<text:span text:style-name="T2">î</text:span>tre au point qu'ils croient se trouver en face de l'<text:span text:style-name="T2">œ</text:span>uvre d'un dieu plut<text:span text:style-name="T2">ô</text:span>t que d'un homme. Et tout en gardant sa pleine libert<text:span text:style-name="T2">é</text:span> de critique, quiconque <text:span text:style-name="T2">é</text:span>tudiera consciencieusement et sans pr<text:span text:style-name="T2">é</text:span>jug<text:span text:style-name="T2">é</text:span>s les <text:span text:style-name="T2">œ</text:span>uvres de Wagner sera forc<text:span text:style-name="T2">é</text:span> d'admettre ce fait. </text:p>
      <text:p text:style-name="P147"><text:span text:style-name="T51">Mais ce n'est pas tout : non seulement tous ces drames sont des organismes vivants, chez lesquels tout se tient dans un ré</text:span><text:span text:style-name="T48">seau d'influences mutuelles, mais chacun est un corps dou</text:span><text:span text:style-name="T51">é</text:span><text:span text:style-name="T48"> d'une individualit</text:span><text:span text:style-name="T51">é</text:span><text:span text:style-name="T48"> marqu</text:span><text:span text:style-name="T51">é</text:span><text:span text:style-name="T48">e, d'une physionomie qui ne ressemble en rien </text:span><text:span text:style-name="T51">à</text:span><text:span text:style-name="T48"> celle de ses fr</text:span><text:span text:style-name="T51">è</text:span><text:span text:style-name="T48">res. On a pu dire la m</text:span><text:span text:style-name="T51">ê</text:span><text:span text:style-name="T48">me chose de la musique des op</text:span><text:span text:style-name="T51">éras de Mozart ; mais dans Wagner ce n'est pas seulement la musique qui dans chaque œ</text:span><text:span text:style-name="T48">uvre diff</text:span><text:span text:style-name="T51">è</text:span><text:span text:style-name="T48">re absolument de celle des autres, c'est la structure du vers, la diction, le style... Le po</text:span><text:span text:style-name="T51">è</text:span><text:span text:style-name="T48">me de </text:span><text:span text:style-name="T64">Tristan</text:span><text:span text:style-name="T48"> ne ressemble en rien </text:span><text:span text:style-name="T51">à</text:span><text:span text:style-name="T48"> celui du </text:span><text:span text:style-name="T64">Ring</text:span><text:span text:style-name="T54"> </text:span><text:span text:style-name="T51">; celui de </text:span><text:span text:style-name="T64">Parsival</text:span><text:span text:style-name="T48"> n'a pas de rapports avec les deux premiers</text:span><text:note text:id="ftn76" text:note-class="footnote"><text:note-citation>39</text:note-citation><text:note-body><text:p text:style-name="footnote_20_text"><text:span text:style-name="footnote_20_reference"><text:span text:style-name="T105"><text:tab/></text:span></text:span><text:span text:style-name="footnote_20_reference"><text:span text:style-name="T106"> </text:span></text:span><text:span text:style-name="T77">Le savant philologue Nietzsche, professeur à l'université de Bâle, a écrit : « Ce qu'il y a de plus splendide dans le génie de Wagner, c'est cette faculté de créer pour chaque nouvelle œuvre une langue nouvelle... » (</text:span><text:span text:style-name="T78">Richard Wagner à Bayreuth</text:span><text:span text:style-name="T77">, 71).</text:span></text:p></text:note-body></text:note> <text:note text:id="ftn77" text:note-class="endnote"><text:note-citation>ll</text:note-citation><text:note-body><text:p text:style-name="Endnote"><text:tab/>On se reportera à la traduction de <text:span text:style-name="T33">Tristan </text:span>par André Miquel (Paris, Gallimard, «  Folio Théâtre  », 1996) et, particulièrement, à la préface dans laquelle le traducteur analyse le style particulier de l’écriture du livret de <text:span text:style-name="T33">Tristan. </text:span>Cf. également  : Frédéric Gagneux, <text:span text:style-name="T33">André Suarès et le wagnérisme, </text:span>Classiques Garnier,2009,<text:span text:style-name="T33"> </text:span>p.  155-163. [NdE]</text:p><text:p text:style-name="Endnote"/></text:note-body></text:note><text:span text:style-name="T48">. Wagner ne </text:span><text:soft-page-break/><text:span text:style-name="T48">poss</text:span><text:span text:style-name="T51">é</text:span><text:span text:style-name="T48">dait pas seulement la science de la langue, gr</text:span><text:span text:style-name="T51">â</text:span><text:span text:style-name="T48">ce aux </text:span><text:span text:style-name="T51">é</text:span><text:span text:style-name="T48">tudes philologiques qui dura</text:span><text:span text:style-name="T51">nt toute sa vie furent sa joie ; il avait l'instinct sû</text:span><text:span text:style-name="T48">r d'un vrai po</text:span><text:span text:style-name="T51">è</text:span><text:span text:style-name="T48">te, et chaque mot est choisi avec un art presque infaillible</text:span><text:note text:id="ftn78" text:note-class="footnote"><text:note-citation>40</text:note-citation><text:note-body><text:p text:style-name="footnote_20_text"><text:span text:style-name="footnote_20_reference"><text:span text:style-name="T105"><text:tab/></text:span></text:span><text:span text:style-name="footnote_20_reference"><text:span text:style-name="T106"> </text:span></text:span><text:span text:style-name="T77">Nietzsche ne trouve à lui comparer, pour la maîtrise de la langue, que Gœthe.</text:span></text:p></text:note-body></text:note><text:span text:style-name="T84">.</text:span></text:p>
      <text:p text:style-name="P148">Il faudra donc que toute traduction d'un drame de Wagner, pour <text:span text:style-name="T2">ê</text:span>tre admissible, remplisse d'abord certaines conditions g<text:span text:style-name="T2">é</text:span>n<text:span text:style-name="T2">é</text:span>rales qui n'existaient point pour les libretti d'op<text:span text:style-name="T2">é</text:span>ras. Il faudra que l'ensemble du po<text:span text:style-name="T2">è</text:span>me se lie intimement au caract<text:span text:style-name="T2">è</text:span>re sp<text:span text:style-name="T2">é</text:span>cial de la musique, qu'on sente que l'un <text:span text:style-name="T2">«</text:span><text:span text:style-name="T4"> </text:span><text:span text:style-name="T2">est enfant de l'autre»</text:span><text:span text:style-name="T4"> </text:span><text:span text:style-name="T2">; et le style devra ê</text:span>tre moul<text:span text:style-name="T2">é</text:span> sur celui de l'original. Au fond, <text:span text:style-name="T2">ces deux choses ne sont qu'une ; car, pour Wagner, la conception du poè</text:span>me et la langue ne font qu'un, de m<text:span text:style-name="T2">ê</text:span>me que pour lui le style de la phrase musicale et le style de la phrase parl<text:span text:style-name="T2">é</text:span>e ne sont que deux aspects d'une m<text:span text:style-name="T2">ê</text:span>me pens<text:span text:style-name="T2">é</text:span>e. Si je les ai s<text:span text:style-name="T2">é</text:span>par<text:span text:style-name="T2">é</text:span>es, ce n'est que pour faire ressortir leur unit<text:span text:style-name="T2">é</text:span> avec plus de force. On ne saurait assez le r<text:span text:style-name="T2">é</text:span>p<text:span text:style-name="T2">éter : chez aucun auteur anté</text:span>rieur –<text:span text:style-name="T4"> </text:span><text:span text:style-name="T2">pas mê</text:span>me chez Gluck, pas m<text:span text:style-name="T2">ê</text:span>me chez Beethoven –<text:span text:style-name="T4"> </text:span><text:span text:style-name="T2">il n'existe une connexité</text:span> entre la parole et la musique qui soit comparable <text:span text:style-name="T2">à</text:span> celle qu'on trouve dans Wagner. Toujours ceux-l<text:span text:style-name="T2">à</text:span> ont compos<text:span text:style-name="T2">é</text:span> de la musique sur des textes donn<text:span text:style-name="T2">és ; Wagner concevait musique et paroles simultané</text:span>ment, ou plut<text:span text:style-name="T2">ô</text:span>t, le drame est n<text:span text:style-name="T2">é</text:span> <text:span text:style-name="T2">«</text:span><text:span text:style-name="T4"> </text:span><text:span text:style-name="T2">dans le sein maternel de la musique »</text:span>. </text:p>
      <text:p text:style-name="P147"><text:span text:style-name="T48">Cette consid</text:span><text:span text:style-name="T51">é</text:span><text:span text:style-name="T48">ration de style po</text:span><text:span text:style-name="T51">é</text:span><text:span text:style-name="T48">tique prime</text:span><text:span text:style-name="T51"> toutes les autres ; cela est é</text:span><text:span text:style-name="T48">vident</text:span><text:note text:id="ftn79" text:note-class="footnote"><text:note-citation>41</text:note-citation><text:note-body><text:p text:style-name="WW-Standard"><text:span text:style-name="footnote_20_reference"><text:span text:style-name="T105"><text:tab/></text:span></text:span><text:span text:style-name="footnote_20_reference"><text:span text:style-name="T106"> </text:span></text:span><text:span text:style-name="T77">On peut même très bien imaginer une traduction à ce point de vue seul : une traduction excessivement littérale et littéraire. Cette traduction, faite par un homme qui connaîtrait à fond la musique et s'appliquerait à faire renaître en sa langue un poème aussi exactement analogue que possible à l'original, serait une œuvre fort incomplète, puisqu'elle ne s'adapterait pas à la musique, au chant. Elle serait cependant utile et intéressante ; car elle donnerait au moins une image sincère et complète d'une des faces du drame.</text:span></text:p></text:note-body></text:note><text:span text:style-name="T48"> </text:span><text:note text:id="ftn80" text:note-class="endnote"><text:note-citation>mm</text:note-citation><text:note-body><text:p text:style-name="Endnote"><text:span text:style-name="T48"><text:tab/>Cette question ne se pose plus exactement de la même façon aujourd’hui puisque les œuvres sont chantées dans leur langue originale. Pourtant, les questions de traductions sont encore très importantes. Voir à ce sujet l’article «  Traduire Wagner  » du </text:span><text:span text:style-name="T33">Dictionnaire encyclopédique Richard Wagner </text:span>(p. 2122-2127). [NdE]</text:p></text:note-body></text:note><text:span text:style-name="T48">mais on verra que dans les d</text:span><text:span text:style-name="T51">é</text:span><text:span text:style-name="T48">tails de l'ex</text:span><text:span text:style-name="T51">é</text:span><text:span text:style-name="T48">cution, la traduction d'un drame de Wagner offre d'autres difficult</text:span><text:span text:style-name="T51">é</text:span><text:span text:style-name="T48">s que ne pr</text:span><text:span text:style-name="T51">é</text:span><text:span text:style-name="T48">sentaient point non plus les op</text:span><text:span text:style-name="T51">éras de ses devanciers ; et on se convaincra que si cette tradu</text:span><text:span text:style-name="T48">ction ne remplit pas au moins certaines conditions, elle est pire qu'inutile, elle est tout </text:span><text:span text:style-name="T51">à</text:span><text:span text:style-name="T48"> fait mauvaise. L'expliquer en d</text:span><text:span text:style-name="T51">é</text:span><text:span text:style-name="T48">tail, ce serait d</text:span><text:span text:style-name="T51">é</text:span><text:span text:style-name="T48">velopper toute la th</text:span><text:span text:style-name="T51">é</text:span><text:span text:style-name="T48">orie wagn</text:span><text:span text:style-name="T51">é</text:span><text:span text:style-name="T48">rienne sur l'</text:span><text:span text:style-name="T51">œuvre d'art de l'avenir ; je pré</text:span><text:span text:style-name="T48">f</text:span><text:span text:style-name="T51">è</text:span><text:span text:style-name="T48">re renvoyer mes lecteurs </text:span><text:span text:style-name="T51">à</text:span><text:span text:style-name="T48"> </text:span><text:span text:style-name="T64">Op</text:span><text:span text:style-name="T52">é</text:span><text:span text:style-name="T64">ra et Drame</text:span><text:span text:style-name="T48"> (III et IV), </text:span><text:span text:style-name="T51">à</text:span><text:span text:style-name="T48"> la </text:span><text:span text:style-name="T64">Musique dans le drame </text:span><text:span text:style-name="T48">(X), etc. Je rappellerai seulement trois ou quatre points principaux, sur lesquels devra constamment se porter toute l'attention du traducteur. </text:span></text:p>
      <text:p text:style-name="P147"><text:span text:style-name="T48">Les motifs</text:span><text:note text:id="ftn81" text:note-class="endnote"><text:note-citation>nn</text:note-citation><text:note-body><text:p text:style-name="Endnote"><text:span text:style-name="T48"><text:tab/>Hélène Cao définit ainsi le leitmotiv (ou motif sous la plume de Chamberlain)  : «  par </text:span><text:span text:style-name="T33">leitmotiv</text:span>, on désigne un élément musical associé à un personnage, un objet, un lieu, un sentiment ou un concept, et qui reparaît à plusieurs reprises dans la partition  » (<text:span text:style-name="T33">Dictionnaire encyclopédique Richard Wagner</text:span>, p.1078). <text:s/>La place du leitmotiv dans la partition influence la place du mot dans la phrase. Si le thème musical éclate sur le mot «  Schwert  » (épée), définissant par <text:s/>là-même le motif de l’épée, on ne saurait faire sonner ce thème sur un autre mot ou sur un déterminant. Ainsi, dans une traduction respectueuse du lien entre la musique et le texte, l’accentuation de la note sur un mot, la modulation sur un ou deux mots, doivent aussi être respectées. C’est une question qui peut se poser <text:s/>pour d’autres œuvres d’opéras, mais dans les œuvres de Wagner, le mot et la note sont liées à ce point que le sens de l’œuvre serait dénaturée si on ne le respectait pas. C’est ce qui amène Chamberlain à écrire  : «  on peut se demander si une traduction est possible. Franchement, je ne le crois pas  ». Là encore, cette question se pose si l’on souhaite proposer une traduction qu’on puisse chanter. Wagner se chantait alors en français, ce n’est plus le cas aujourd’hui. Le travail du traducteur est donc tout différent de nos jours. [NdE]</text:p></text:note-body></text:note><text:span text:style-name="T48">. La partie musicale du drame wagn</text:span><text:span text:style-name="T51">é</text:span><text:span text:style-name="T48">rien est consruite sur un certain nombre de th</text:span><text:span text:style-name="T51">è</text:span><text:span text:style-name="T48">mes ou Motifs. En cela elle est analogue </text:span><text:span text:style-name="T51">à</text:span><text:span text:style-name="T48"> la musique instrumentale, </text:span><text:soft-page-break/><text:span text:style-name="T48">dont elle diff</text:span><text:span text:style-name="T51">è</text:span><text:span text:style-name="T48">re cependant en ce que le sens </text:span><text:span text:style-name="T51">é</text:span><text:span text:style-name="T48">motionnel de ces th</text:span><text:span text:style-name="T51">è</text:span><text:span text:style-name="T48">mes est pr</text:span><text:span text:style-name="T51">é</text:span><text:span text:style-name="T48">cis</text:span><text:span text:style-name="T51">é</text:span><text:span text:style-name="T48"> par le drame qui se joue sur la sc</text:span><text:span text:style-name="T51">è</text:span><text:span text:style-name="T48">ne, et en ce que le retour des th</text:span><text:span text:style-name="T51">è</text:span><text:span text:style-name="T48">mes et leurs modifications ult</text:span><text:span text:style-name="T51">é</text:span><text:span text:style-name="T48">rieures sont li</text:span><text:span text:style-name="T51">é</text:span><text:span text:style-name="T48">s au mouvement du drame. Il existe une corr</text:span><text:span text:style-name="T51">é</text:span><text:span text:style-name="T48">lation </text:span><text:span text:style-name="T51">é</text:span><text:span text:style-name="T48">troite entre ces th</text:span><text:span text:style-name="T51">è</text:span><text:span text:style-name="T48">mes et les passions ou </text:span><text:span text:style-name="T51">é</text:span><text:span text:style-name="T48">motions qui dominent les personnages du drame. Ces rapports peuvent </text:span><text:span text:style-name="T51">ê</text:span><text:span text:style-name="T48">tre assez vagues</text:span><text:note text:id="ftn82" text:note-class="footnote"><text:note-citation>42</text:note-citation><text:note-body><text:p text:style-name="footnote_20_text"><text:span text:style-name="footnote_20_reference"><text:span text:style-name="T105"><text:tab/></text:span></text:span><text:span text:style-name="footnote_20_reference"><text:span text:style-name="T106"> </text:span></text:span><text:span text:style-name="T77">Ainsi que je l'ai montré pour certaines parties de la Goetterdaemmerung (Rev. Wagn., II, 134).</text:span></text:p></text:note-body></text:note><text:span text:style-name="T54"> </text:span><text:span text:style-name="T51">; ils le sont souvent. Mais chaq</text:span><text:span text:style-name="T48">ue fois que la situation se pr</text:span><text:span text:style-name="T51">é</text:span><text:span text:style-name="T48">cise, qu'elle arrive </text:span><text:span text:style-name="T51">à</text:span><text:span text:style-name="T48"> un point culminant et d</text:span><text:span text:style-name="T51">é</text:span><text:span text:style-name="T48">cisif, la musique et la parole se rapprochent, les motifs sont moins enchev</text:span><text:span text:style-name="T51">ê</text:span><text:span text:style-name="T48">tr</text:span><text:span text:style-name="T51">é</text:span><text:span text:style-name="T48">s, ils se dessinent clairement et hardiment, ils rentrent dans une tonalit</text:span><text:span text:style-name="T51">é</text:span><text:span text:style-name="T48"> pr</text:span><text:span text:style-name="T51">é</text:span><text:span text:style-name="T48">cise et constante... La phrase po</text:span><text:span text:style-name="T51">é</text:span><text:span text:style-name="T48">tique se marie </text:span><text:span text:style-name="T51">à la phrase musicale ; quelquefois elles se confondent à</text:span><text:span text:style-name="T48"> tel point que c'est la voix qui elle-m</text:span><text:span text:style-name="T51">ê</text:span><text:span text:style-name="T48">me chante le th</text:span><text:span text:style-name="T51">è</text:span><text:span text:style-name="T48">me. Assez souvent une situation enti</text:span><text:span text:style-name="T51">è</text:span><text:span text:style-name="T48">re se r</text:span><text:span text:style-name="T51">é</text:span><text:span text:style-name="T48">sume en un seul mot, sur lequel </text:span><text:span text:style-name="T51">é</text:span><text:span text:style-name="T48">clate le motif dans l'orchestre. Ou bien, dans une situation moins marqu</text:span><text:span text:style-name="T51">é</text:span><text:span text:style-name="T48">e, la mention d'un mot, ou d'un nom, fait na</text:span><text:span text:style-name="T51">î</text:span><text:span text:style-name="T48">tre des </text:span><text:span text:style-name="T51">é</text:span><text:span text:style-name="T48">motions vives ou flottantes dans le c</text:span><text:span text:style-name="T51">œur d'un personnage (souvenirs, espoirs, craintes) ; et de nouveau c'est la musique qui nous ré</text:span><text:span text:style-name="T48">v</text:span><text:span text:style-name="T51">è</text:span><text:span text:style-name="T48">le ces </text:span><text:span text:style-name="T51">é</text:span><text:span text:style-name="T48">motions passag</text:span><text:span text:style-name="T51">è</text:span><text:span text:style-name="T48">res. Il est </text:span><text:span text:style-name="T51">é</text:span><text:span text:style-name="T48">vident que dans, tous ces cas la traduction devra serrer l'original de plus pr</text:span><text:span text:style-name="T51">è</text:span><text:span text:style-name="T48">s que jamais. Dans beaucoup de phrases la suite des id</text:span><text:span text:style-name="T51">é</text:span><text:span text:style-name="T48">es devra </text:span><text:span text:style-name="T51">être identique, aucune inversion n'est admissible ; dans d'autres il faudra, coû</text:span><text:span text:style-name="T48">te que co</text:span><text:span text:style-name="T51">û</text:span><text:span text:style-name="T48">te, que le mot vienne se placer sous le mot. Si cela n'est point, la musique perd tout sens. </text:span></text:p>
      <text:p text:style-name="P148">La Modulation. On trouvera la th<text:span text:style-name="T2">é</text:span>orie de Wagner sur la modulation dans la musique dramatique aux volumes IV (185 <text:span text:style-name="T2">à</text:span> 195) et X (243 <text:span text:style-name="T2">à</text:span> 249). Wagner bl<text:span text:style-name="T2">â</text:span>me <text:span text:style-name="T2">é</text:span>nergiquement cc qu'il nomme I'orgie des modulations dans laquelle se complaisent les compositeurs modernes. Pour lui, il faut qu'elle soit indiqu<text:span text:style-name="T2">é</text:span>e, qu'elle soit command<text:span text:style-name="T2">é</text:span>e par la situation dramatique ou bien par la suite dans une seule phrase de mots <text:span text:style-name="T2">é</text:span>veillant des sensations oppos<text:span text:style-name="T2">é</text:span>es.<text:span text:style-name="T2"> C'est ce dernier cas surtout qui nous regarde ici. Wagner donne comme exemple ces deux phrases : «</text:span>l'amour enfante la joie, et la douleur<text:span text:style-name="T2">»</text:span> et <text:span text:style-name="T2">«</text:span>l'amour donne le bonheur et la vie<text:span text:style-name="T2">»</text:span>. Dans le premier cas il modulerait dans un autre ton entre les mots joie et d<text:span text:style-name="T2">ouleur ; dans le second, la phrase entiè</text:span>re resterait dans le m<text:span text:style-name="T2">ê</text:span>me ton. Or, de telles phrases, avec des mots oppos<text:span text:style-name="T2">é</text:span>s et antith<text:span text:style-name="T2">é</text:span>tiques, soulign<text:span text:style-name="T2">é</text:span>s par une note prolong<text:span text:style-name="T2">é</text:span>e de la voix et par une harmonie tr<text:span text:style-name="T2">è</text:span>s nourrie dans l'orchestre, sont fr<text:span text:style-name="T2">é</text:span>quents. L'extr<text:span text:style-name="T2">ê</text:span>me sobri<text:span text:style-name="T2">é</text:span>t<text:span text:style-name="T2">é</text:span> du langage, sa merveilleuse concision, font ressortir encore plus l'importance de ce que <text:soft-page-break/>M. Edouard Dujardin a si bien appel<text:span text:style-name="T2">é</text:span> les mots-sommets. Si le traducteur ne met pas ici le m<text:span text:style-name="T2">ê</text:span>me mot sous la m<text:span text:style-name="T2">ê</text:span>me note, les modulations n'ont plus de raison d'<text:span text:style-name="T2">ê</text:span>tre, et nous assistons <text:span text:style-name="T2">à</text:span> une de ces <text:span text:style-name="T2">«</text:span><text:span text:style-name="T4"> </text:span><text:span text:style-name="T2">orgies »</text:span> qui d<text:span text:style-name="T2">é</text:span>go<text:span text:style-name="T2">û</text:span>taient le ma<text:span text:style-name="T2">î</text:span>tre. </text:p>
      <text:p text:style-name="P148">Les Notes longues ou accentu<text:span text:style-name="T2">é</text:span>es. On sait quelle importance Wagner attachait <text:span text:style-name="T2">à</text:span> l'accentuation absolument correcte. Jamais la clart<text:span text:style-name="T2">é</text:span> du langage et le bon sens ne sont sacrifi<text:span text:style-name="T2">é</text:span>s <text:span text:style-name="T2">à</text:span> la musique. Ce sont les mots essentiels de la phrase qui sont accentu<text:span text:style-name="T2">és par les parties fortes du rythme, souvent par des notes longues ; les autres se contentent de ce qu'il nommait les petites notes»</text:span>. On ne peut, <text:span text:style-name="T2">é</text:span>videmment, exiger d'une traduction une conformit<text:span text:style-name="T2">é</text:span> absolue sur ce point. Mais ce qu'on peut exiger, c'est que sous une <text:span text:style-name="T2">«</text:span><text:span text:style-name="T4"> </text:span><text:span text:style-name="T2">grande note »</text:span>, c'est-<text:span text:style-name="T2">à</text:span>-dire sous une note haute et longue, il n'y ait point un mot indiff<text:span text:style-name="T2">é</text:span>rent ou une syllabe sans importance, et que l<text:span text:style-name="T2">à</text:span> o<text:span text:style-name="T2">ù</text:span> la phrase po<text:span text:style-name="T2">é</text:span>tique est pleine et soulign<text:span text:style-name="T2">é</text:span>e par des accords soutenus, elle ne mette que la partie essentielle du discours. </text:p>
      <text:p text:style-name="P148">Telles <text:span text:style-name="T2">é</text:span>tant les principales qualit<text:span text:style-name="T2">é</text:span>s qu'on a le droit d'exigence tout produit se donnant comme traduction d'un drame wagn<text:span text:style-name="T2">é</text:span>rien, on peut se demander si une traduction est possible. Franchement, je ne le crois pas. Wagner a voulu faire une <text:span text:style-name="T2">œuvre nationale ; il y a ré</text:span>ussi. Il nous a, pour ainsi dire, impos<text:span text:style-name="T2">é</text:span> la n<text:span text:style-name="T2">é</text:span>cessit<text:span text:style-name="T2">é</text:span> d'apprendre la langue allemande. Je ne vois qu'une seule fa<text:span text:style-name="T2">ç</text:span>on de tourner la difficult<text:span text:style-name="T2">é</text:span><text:span text:style-name="T4"> </text:span><text:span text:style-name="T2">; se serait de tenter </text:span>une solution approximative en faisant, parall<text:span text:style-name="T2">èlement, ceux traductions : l'une litté</text:span>rale et litt<text:span text:style-name="T2">é</text:span>raire, comme je l'ai indiqu<text:span text:style-name="T2">é</text:span>e, –<text:span text:style-name="T4"> </text:span><text:span text:style-name="T2">l'autre, litté</text:span>rale aussi, mais qui ne se soucierait que des exigences de la musique, et qui ne craindrait pas de sacrifier <text:span text:style-name="T2">à</text:span> ces exigences la syntaxe, pour placer chaque fois que cela est n<text:span text:style-name="T2">é</text:span>cessaire, et sans une seule exception, le mot sous le mot et sous la note. Les deux traductions, cela va sans dire, en prose. </text:p>
      <text:p text:style-name="P71"/>
      <text:p text:style-name="P72">Il</text:p>
      <text:p text:style-name="P95"><text:span text:style-name="Citation_20_Car">Ces gens n'entendent rien, ni </text:span><text:span text:style-name="Citation_20_Car"><text:span text:style-name="T2">à</text:span></text:span><text:span text:style-name="Citation_20_Car"> la po</text:span><text:span text:style-name="Citation_20_Car"><text:span text:style-name="T2">é</text:span></text:span><text:span text:style-name="Citation_20_Car">sie, ni </text:span><text:span text:style-name="Citation_20_Car"><text:span text:style-name="T2">à</text:span></text:span><text:span text:style-name="Citation_20_Car"> la musique... et ils ont fait leurs traductions A peu pr</text:span><text:span text:style-name="Citation_20_Car"><text:span text:style-name="T2">è</text:span></text:span><text:span text:style-name="Citation_20_Car">s comme on traduit ces articles de journaux et des r</text:span><text:span text:style-name="Citation_20_Car"><text:span text:style-name="T2">é</text:span></text:span><text:span text:style-name="Citation_20_Car">clames de fabricants. </text:span></text:p>
      <text:p text:style-name="P71">Richard Wagner</text:p>
      <text:p text:style-name="P71"/>
      <text:p text:style-name="P71"/>
      <text:p text:style-name="P148">Depuis quelques mois d<text:span text:style-name="T2">é</text:span>j<text:span text:style-name="T2">à j'ai sur ma table deux partitions pour piano et chant : </text:span><text:soft-page-break/><text:span text:style-name="T33">la Valkyrie</text:span>, version fran<text:span text:style-name="T2">ç</text:span>aise par Victor Wilder, et <text:span text:style-name="T33">Tristan et Yseult</text:span>, version fran<text:span text:style-name="T2">ç</text:span>aise par Victor Wilder. On me demande d'en faire l'<text:span text:style-name="T2">é</text:span>tude critique. Mais critiquer, c'est appr<text:span text:style-name="T2">é</text:span>cier, c'est distinguer les qualit<text:span text:style-name="T2">é</text:span>s et les d<text:span text:style-name="T2">é</text:span>fauts... Or, apr<text:span text:style-name="T2">è</text:span>s huit mois, j'en suis encore <text:span text:style-name="T2">à</text:span> me demander quelles peuvent bien <text:span text:style-name="T2">ê</text:span>tre les qualit<text:span text:style-name="T2">é</text:span>s de ces <text:span text:style-name="T2">«</text:span><text:span text:style-name="T4"> </text:span><text:span text:style-name="T2">versions »</text:span>. Et je crains, si je dis d'elles ce que j'en pense, que ceux de mes lecteurs qui ignorent la langue allemande ne croient que j'exag<text:span text:style-name="T2">è</text:span>re. </text:p>
      <text:p text:style-name="P148">Que ces derniers me permettent de dire deux mots sur le style po<text:span text:style-name="T2">é</text:span>tique de la <text:span text:style-name="T33">Walkure</text:span> de Wagner, avant d'aborder la <text:span text:style-name="T33">Valkyrie</text:span> de M. Wilder. </text:p>
      <text:p text:style-name="P148"><text:span text:style-name="T33">L'Anneau du Nibelung </text:span>est <text:span text:style-name="T2">é</text:span>crit en vers courts, non rim<text:span text:style-name="T2">é</text:span>s, scand<text:span text:style-name="T2">é</text:span>s par les seuls accents ce la phrase et par des consonnes allit<text:span text:style-name="T2">é</text:span>rantes. C'est la forme de nombreux vieux po<text:span text:style-name="T2">è</text:span>mes allemands. Mais la ressemblance s'arr<text:span text:style-name="T2">ê</text:span>te l<text:span text:style-name="T2">à</text:span>. Le drame chant<text:span text:style-name="T2">é</text:span> exigeait une tout autre langue que les <text:span text:style-name="T2">œ</text:span>uvres des po<text:span text:style-name="T2">è</text:span>tes <text:span text:style-name="T2">é</text:span>piques et lyriques. Wagner en a longuement trait<text:span text:style-name="T2">é</text:span> dans Op<text:span text:style-name="T2">éra et Drame (IV ; voir aussi III, 126 ; V, 8 ; VI, 371 ; X, 209 ; etc.). Ce qui caracté</text:span>rise surtout cette langue, c'est sa bri<text:span text:style-name="T2">è</text:span>vet<text:span text:style-name="T2">é</text:span> extraordinaire. Puisque c'est la musique qui nous traduit toutes les <text:span text:style-name="T2">é</text:span>motions, il faut que la phrase soit r<text:span text:style-name="T2">é</text:span>duite <text:span text:style-name="T2">à</text:span> sa plus simple expression et qu'elle ne contienne que des mots essentiels. Les particules, les verbes auxiliaires, etc., en sont autant que possible bannis. L'<text:span text:style-name="T2">é</text:span>pi- th<text:span text:style-name="T2">è</text:span>te, la m<text:span text:style-name="T2">é</text:span>taphore, le trope, se rencontrent relativement tr<text:span text:style-name="T2">è</text:span>s rarement. M<text:span text:style-name="T2">ê</text:span>me le qualificatif est toujours r<text:span text:style-name="T2">é</text:span>duit <text:span text:style-name="T2">à</text:span> sa plus simple expression. Les exceptions qu'on peut trouver <text:span text:style-name="T2">à</text:span> cette r<text:span text:style-name="T2">è</text:span>gle ont toutes une raison sp<text:span text:style-name="T2">éciale : c'est un aperç</text:span>u soudainement ouvert sur une signification symbolique, ou bien une r<text:span text:style-name="T2">é</text:span>miniscence mythologique l<text:span text:style-name="T2">é</text:span>g<text:span text:style-name="T2">è</text:span>rement indiqu<text:span text:style-name="T2">ée (Voir Wolzogen : la </text:span><text:span text:style-name="T33">Langue dans les po</text:span><text:span text:style-name="T15">è</text:span><text:span text:style-name="T33">mes de Wagner</text:span>). Wagner choisit les mots les plus simples, les racines de la langue, et il ne craint pas <text:span text:style-name="T2">à</text:span> cet effet de reprendre dans leur forme primitive les mots tomb<text:span text:style-name="T2">é</text:span>s en d<text:span text:style-name="T2">é</text:span>su<text:span text:style-name="T2">é</text:span>tude ou bien d<text:span text:style-name="T2">é</text:span>color<text:span text:style-name="T2">é</text:span>s par une litt<text:span text:style-name="T2">é</text:span>rature molle. Et lorsque, dans les crises de grandes passions, il lui faut les exclamations les plus violentes, les plus path<text:span text:style-name="T2">é</text:span>tiques, il prend toujours les m<text:span text:style-name="T2">êmes trois ou quatre mois : «</text:span><text:span text:style-name="T4"> </text:span><text:span text:style-name="T2">selig, brunstig, heilig »</text:span>... les termes g<text:span text:style-name="T2">é</text:span>n<text:span text:style-name="T2">é</text:span>riques dans leur plus simple expression, parce que ceux-ci seuls si<text:span text:style-name="T2">é</text:span>ent aux h<text:span text:style-name="T2">é</text:span>ros de son po<text:span text:style-name="T2">è</text:span>me. <text:span text:style-name="T2">«</text:span><text:span text:style-name="T4"> </text:span><text:span text:style-name="T2">L'homme vivant et vr</text:span>ai, dit Wagner, ne d<text:span text:style-name="T2">écrit pas ce qu'il veut et ce qu'il aime : il aime et il veut... La poé</text:span>sie ne faisait plus que d<text:span text:style-name="T2">é</text:span>crire... elle vous donnait le catalogue d'une galerie de peintures, mais pas les tableaux... elle <text:span text:style-name="T2">é</text:span>tait forc<text:span text:style-name="T2">é</text:span>e de devenir platement prolixe... J'ai d<text:span text:style-name="T2">û</text:span> <text:span text:style-name="T2">é</text:span>liminer tout ce qui <text:span text:style-name="T2">é</text:span>tait superflu, fortuit, ind<text:span text:style-name="T2">é</text:span>cis, retrancher tout ce qui d<text:span text:style-name="T2">é</text:span>nature les vrais sentiments <text:soft-page-break/>des hommes... je n'ai gard<text:span text:style-name="T2">é</text:span> que le noyau... et je l'ai exprim<text:span text:style-name="T2">é</text:span> dans une langue concise, eu serrant autant que possible les accents de la<text:span text:style-name="T2"> phrase... »</text:span> La langue est donc tr<text:span text:style-name="T2">è</text:span>s forte, tr<text:span text:style-name="T2">è</text:span>s concise, abrupte, <text:span text:style-name="T2">«</text:span><text:span text:style-name="T4"> </text:span><text:span text:style-name="T2">quintessen-cié</text:span>e<text:span text:style-name="T2">»</text:span>. </text:p>
      <text:p text:style-name="P72">Et la <text:span text:style-name="T33">Valkyrie</text:span><text:span text:style-name="T2"> de M. Wilder ? Je ne saurais dire dans quel style cela est é</text:span>crit. Toute la litt<text:span text:style-name="T2">é</text:span>rature fran<text:span text:style-name="T2">ç</text:span>aise y passe –<text:span text:style-name="T4"> </text:span><text:span text:style-name="T2">en lambeaux, On a voulu me persuader que M. Jules Barbier dominait le tout, mais je ne puis l'admettre ; il n'a que sa part, comme de juste. Non, ce qui imprime à</text:span> l'ensemble une sorte d'unit<text:span text:style-name="T2">é</text:span>, c'est l'uniformit<text:span text:style-name="T2">é</text:span><text:span text:style-name="T4"> </text:span><text:span text:style-name="T2">; car les ressemblances qu'offre la diction avec les vers classiques, romantiques, parnass</text:span>iens, et autres, ne sont que toutes superficielles. Au fond il y a un manque uniforme de toute esp<text:span text:style-name="T2">è</text:span>ce de style. C'est d<text:span text:style-name="T2">é</text:span>sesp<text:span text:style-name="T2">é</text:span>r<text:span text:style-name="T2">é</text:span>ment plat et banal et lourd. On ne con<text:span text:style-name="T2">ç</text:span>oit pas que le po<text:span text:style-name="T2">è</text:span>me si puissamment original de Wagner ait pu exercer une action aussi nulle et inspirer cette esp<text:span text:style-name="T2">è</text:span>ce de feuilleton rim<text:span text:style-name="T2">é</text:span> de petit journal. Je tiens cependant <text:span text:style-name="T2">à</text:span> affirmer de suite que je ne doute pas de la bonne foi de M. Wilder. L'inspection de ses textes m'a persuad<text:span text:style-name="T2">é</text:span> qu'il a travaill<text:span text:style-name="T2">é</text:span> consciencieusement et qu'il a cru bien faire. Et puis certaines expressions, qui reviennent souvent, et qui semblent si d<text:span text:style-name="T2">é</text:span>pays<text:span text:style-name="T2">é</text:span>es dans ce milieu de h<text:span text:style-name="T2">é</text:span>ros et de dieux, m'ont touch<text:span text:style-name="T2">é</text:span> par leur si <text:span text:style-name="T2">é</text:span>vidente honn<text:span text:style-name="T2">ê</text:span>tet<text:span text:style-name="T2">é</text:span> bourgeoise... Sieglinde dit <text:span text:style-name="T2">à</text:span> Siegmund <text:span text:style-name="T2">«</text:span><text:span text:style-name="T4"> </text:span><text:span text:style-name="T2">laisse-moi contempler, cher époux ! et il ré</text:span>plique <text:span text:style-name="T2">«</text:span><text:span text:style-name="T4"> </text:span><text:span text:style-name="T2">viens, cher trésor ! »</text:span> ou <text:span text:style-name="T2">«</text:span><text:span text:style-name="T4"> </text:span><text:span text:style-name="T2">cher et doux trésor »</text:span>, etc. Tristan appelle Isolde &lt;t ma ch<text:span text:style-name="T2">ère femme »</text:span>, et elle, pench<text:span text:style-name="T2">é</text:span>e sur son cadavre, s'<text:span text:style-name="T2">écrie : * Accorde-moi cet instant plein de charmes ! ... »</text:span></text:p>
      <text:p text:style-name="P148">M. Wilder a <text:span text:style-name="T2">é</text:span>crit sa Valkyrie dans la forme habituelle des libretti d'op<text:span text:style-name="T2">é</text:span>ras quelconques. Ce sont des vers <text:span text:style-name="T2">à</text:span> deux, trois, quatre, cinq, six pieds... En voici quelques sp<text:span text:style-name="T2">é</text:span>cimens, pour montrer l'allure g<text:span text:style-name="T2">é</text:span>n<text:span text:style-name="T2">érale : </text:span></text:p>
      <text:p text:style-name="P72">Ma maison, c'est la loi de l'hospitalit<text:span text:style-name="T2">é</text:span>, </text:p>
      <text:p text:style-name="P72">Pour la nuit te tienne abrit<text:span text:style-name="T2">é</text:span><text:span text:style-name="T4"> </text:span><text:span text:style-name="T2">; </text:span></text:p>
      <text:p text:style-name="P72">Mais demain, retiens la menace, </text:p>
      <text:p text:style-name="P72">Demain, sans merci ni gr<text:span text:style-name="T2">â</text:span>ce, </text:p>
      <text:p text:style-name="P95">De nos morts je veux venger le tr<text:span text:style-name="T2">é</text:span>pas. (33)<text:note text:id="ftn83" text:note-class="footnote"><text:note-citation>43</text:note-citation><text:note-body><text:p text:style-name="footnote_20_text"><text:span text:style-name="footnote_20_reference"><text:span text:style-name="T105"><text:tab/></text:span></text:span><text:span text:style-name="footnote_20_reference"><text:span text:style-name="T106"> </text:span></text:span><text:span text:style-name="T77">Les indications de page se rapportent, suivant les cas, à la partition française in-8‹, ou à la partition allemande in-4‹.</text:span></text:p></text:note-body></text:note> </text:p>
      <text:p text:style-name="P95">Est-ce donc un crime si grand </text:p>
      <text:p text:style-name="P95">D'<text:span text:style-name="T2">é</text:span>couter la voix de son <text:span text:style-name="T2">âme ?</text:span></text:p>
      <text:p text:style-name="P95">L'amour a fianc<text:span text:style-name="T2">é</text:span> leurs c<text:span text:style-name="T2">œ</text:span>urs, </text:p>
      <text:p text:style-name="P95">Au souffle des z<text:span text:style-name="T2">é</text:span>phyrs vainqueurs. (90)</text:p>
      <text:p text:style-name="P95"><text:soft-page-break/></text:p>
      <text:p text:style-name="P95">Alors adieu Walhall, d<text:span text:style-name="T2">é</text:span>lices infinies, </text:p>
      <text:p text:style-name="P95">Adieu vous tous, h<text:span text:style-name="T2">é</text:span>ros, tomb<text:span text:style-name="T2">é</text:span>s dans les combats, </text:p>
      <text:p text:style-name="P95">Adieu vierges du ciel, divines Valkyries, </text:p>
      <text:p text:style-name="P95">Aupr<text:span text:style-name="T2">ès des Dieux, je ne te suivrai pas ! (162)</text:span></text:p>
      <text:p text:style-name="P95"/>
      <text:p text:style-name="P95">Sur les champs de bataille, o<text:span text:style-name="T2">ù</text:span> plane la victoire, </text:p>
      <text:p text:style-name="P95">Tu n'iras plus marquer, de ton doigt triomphal. </text:p>
      <text:p text:style-name="P95">Les h<text:span text:style-name="T2">é</text:span>ros destin<text:span text:style-name="T2">és aux splendeurs du Walhall ! </text:span></text:p>
      <text:p text:style-name="P95">Au c<text:span text:style-name="T2">é</text:span>leste banquet, dans la corne d'ivoire, </text:p>
      <text:p text:style-name="P95">Tu ne me tendras plus le vin ou l'hydromel,</text:p>
      <text:p text:style-name="P95">Offrant ta l<text:span text:style-name="T2">èvre en fleur au baiser paternel ! (252)</text:span></text:p>
      <text:p text:style-name="P95"/>
      <text:p text:style-name="P95">D'au juste ch<text:span text:style-name="T2">â</text:span>timent votre <text:span text:style-name="T2">â</text:span>me est trop <text:span text:style-name="T2">émue ;</text:span></text:p>
      <text:p text:style-name="P95">Mais, croyez-moi, sur l'heure envolez-vous, </text:p>
      <text:p text:style-name="P95">Abandonnez la d<text:span text:style-name="T2">é</text:span>esse d<text:span text:style-name="T2">é</text:span>chue, </text:p>
      <text:p text:style-name="P95">Si vous voulez <text:span text:style-name="T2">é</text:span>viter mon courroux. (266)</text:p>
      <text:p text:style-name="P71"/>
      <text:p text:style-name="P147"><text:span text:style-name="T48">Il y a pas, en le voit, le moindre effort </text:span><text:span text:style-name="T51">à</text:span><text:span text:style-name="T48"> cr</text:span><text:span text:style-name="T51">é</text:span><text:span text:style-name="T48">er en fran</text:span><text:span text:style-name="T51">ç</text:span><text:span text:style-name="T48">ais quelque chose d'analogue au style de l'original. Les phrases sont ou platement banales, ou bien elles entassent des oripeaux de m</text:span><text:span text:style-name="T51">é</text:span><text:span text:style-name="T48">lodrames sur la simple et s</text:span><text:span text:style-name="T51">é</text:span><text:span text:style-name="T48">v</text:span><text:span text:style-name="T51">è</text:span><text:span text:style-name="T48">re parole du ma</text:span><text:span text:style-name="T51">ître ; laides, elles le sont toujours. Et puisque M. Wilder ne nous fait pas grâ</text:span><text:span text:style-name="T48">ce de ce que Wagner nommait </text:span><text:span text:style-name="T51">«</text:span><text:span text:style-name="T54"> </text:span><text:span text:style-name="T51">un drelin-drelin pour en- «</text:span><text:span text:style-name="T54"> </text:span><text:span text:style-name="T51">dormir les sauvages et les enfants</text:span><text:note text:id="ftn84" text:note-class="endnote"><text:note-citation>oo</text:note-citation><text:note-body><text:p text:style-name="Endnote"><text:span text:style-name="T76"><text:tab/>Cette citation de Wagner est extraite d’</text:span><text:span text:style-name="T33">Opéra et Drame</text:span>. Wagner attaque violemment la rime, qu’il présente dans un texte provocateur et, il faut bien le dire, peu subtil, comme le «  postérieur » de la poésie, «  aride », « flasque » et « blafard », et qu’il oppose au beau visage du verbe (<text:span text:style-name="T33">Opéra et Drame, Œuvres en prose</text:span>, T.V, Delagrave, Paris, 1910, p. 128). Wagner recherche principalement le jeu sur les sonorités et utilise allitérations, assonances, onomatopées allitératives. Il recherche avant tout l’expression et rejette tout caractère mécanique et obligatoire de la rime. Ce propos sur la rime est assez proche de la position de Verlaine qui le considère comme un joujou d’un sou. [NdE]</text:p></text:note-body></text:note><text:span text:style-name="T51"> », la rime ; </text:span><text:span text:style-name="T48">puisqu'il a si inutilement ajout</text:span><text:span text:style-name="T51">é</text:span><text:span text:style-name="T48"> cette difficult</text:span><text:span text:style-name="T51">é</text:span><text:span text:style-name="T48"> </text:span><text:span text:style-name="T51">à</text:span><text:span text:style-name="T48"> toutes celles que comporte d</text:span><text:span text:style-name="T51">é</text:span><text:span text:style-name="T48">j</text:span><text:span text:style-name="T51">à</text:span><text:span text:style-name="T48"> une traduction, la cons</text:span><text:span text:style-name="T51">é</text:span><text:span text:style-name="T48">quence est qu'il a d</text:span><text:span text:style-name="T51">é</text:span><text:span text:style-name="T48">natur</text:span><text:span text:style-name="T51">é</text:span><text:span text:style-name="T48"> le po</text:span><text:span text:style-name="T51">è</text:span><text:span text:style-name="T48">me, non seulement dans sa forme g</text:span><text:span text:style-name="T51">é</text:span><text:span text:style-name="T48">n</text:span><text:span text:style-name="T51">é</text:span><text:span text:style-name="T48">rale, mais dans chaque d</text:span><text:span text:style-name="T51">é</text:span><text:span text:style-name="T48">tail. Souvent, je l'admets, on est frapp</text:span><text:span text:style-name="T51">é</text:span><text:span text:style-name="T48"> de ce que M. Wilder ait pu, avec son syst</text:span><text:span text:style-name="T51">ème, suivre le texte de Wagner autant qu'il l'a fait ; ce sont de vé</text:span><text:span text:style-name="T48">ritables tours de force qu'il ex</text:span><text:span text:style-name="T51">é</text:span><text:span text:style-name="T48">cute. Mais je ne puis que r</text:span><text:span text:style-name="T51">é</text:span><text:span text:style-name="T48">p</text:span><text:span text:style-name="T51">éter ce que Sidney Smith disait des passages vertigineux d'un virtuose : «</text:span><text:span text:style-name="T54"> </text:span><text:span text:style-name="T51">Plû</text:span><text:span text:style-name="T48">t </text:span><text:span text:style-name="T51">à</text:span><text:span text:style-name="T48"> Dieu que ce f</text:span><text:span text:style-name="T51">û</text:span><text:span text:style-name="T48">t </text:span><text:span text:style-name="T51">«</text:span><text:span text:style-name="T54"> </text:span><text:span text:style-name="T51">impossible ! »</text:span><text:span text:style-name="T48"> Il est bien rare que le sens de sa phrase soit identique </text:span><text:span text:style-name="T51">à</text:span><text:span text:style-name="T48"> celui de la phrase allemande. G</text:span><text:span text:style-name="T51">é</text:span><text:span text:style-name="T48">n</text:span><text:span text:style-name="T51">éralement il n'y a entre les deux qu'un rapport plus ou moins vague ; souvent M. Wilder enfourche un </text:span><text:soft-page-break/><text:span text:style-name="T51">Pé</text:span><text:span text:style-name="T48">gase tout </text:span><text:span text:style-name="T51">à</text:span><text:span text:style-name="T48"> lui et pendant longtemps il n'est plus question du po</text:span><text:span text:style-name="T51">è</text:span><text:span text:style-name="T48">me allemand</text:span><text:note text:id="ftn85" text:note-class="footnote"><text:note-citation>44</text:note-citation><text:note-body><text:p text:style-name="footnote_20_text"><text:span text:style-name="footnote_20_reference"><text:span text:style-name="T105"><text:tab/></text:span></text:span><text:span text:style-name="footnote_20_reference"><text:span text:style-name="T106"> </text:span></text:span><text:span text:style-name="T105">Ex. : Le </text:span><text:span text:style-name="T77">chant d'amour de Siegmond : « L'ombre fuit ; les astres du ciel immense... »</text:span></text:p></text:note-body></text:note><text:span text:style-name="T54"> </text:span><text:span text:style-name="T51">; d'autres fois, se passe une chose trè</text:span><text:span text:style-name="T48">s curieuse, M. Wilder dit pr</text:span><text:span text:style-name="T51">é</text:span><text:span text:style-name="T48">cis</text:span><text:span text:style-name="T51">é</text:span><text:span text:style-name="T48">ment le contraire de ce que dit Wagner</text:span><text:note text:id="ftn86" text:note-class="footnote"><text:note-citation>45</text:note-citation><text:note-body><text:p text:style-name="WW-Standard"><text:span text:style-name="footnote_20_reference"><text:span text:style-name="T105"><text:tab/></text:span></text:span><text:span text:style-name="footnote_20_reference"><text:span text:style-name="T106"> </text:span></text:span><text:span text:style-name="T77">Ex. : Loin de Siegmund, - Siegmund de toi ! » (201) que M. Wilder traduit : « </text:span><text:span text:style-name="T78">Près </text:span><text:span text:style-name="T77">de Siegmound, mon héros glorieux. » (223).</text:span></text:p></text:note-body></text:note><text:span text:style-name="T48">. </text:span></text:p>
      <text:p text:style-name="P148">Sous ces conditions, il ne saurait <text:span text:style-name="T2">ê</text:span>tre question d'unit<text:span text:style-name="T2">é</text:span> entre les paroles et la musique. Non seulement le style de M. Wilder emp<text:span text:style-name="T2">ê</text:span>che toute unit<text:span text:style-name="T2">é</text:span> dans le sens <text:span text:style-name="T2">é</text:span>lev<text:span text:style-name="T2">é du mot ; mais la conformité</text:span> dans le d<text:span text:style-name="T2">é</text:span>tail manque <text:span text:style-name="T2">à</text:span> un tel point que cette musique expressive devient un non-sens. Nous nous trouvons en face <text:span text:style-name="T2">«</text:span><text:span text:style-name="T4"> </text:span><text:span text:style-name="T2">d'un chaos, d'une masse incohé</text:span>rente qu'on ne pourra<text:span text:style-name="T2"> s'expliquer qu'en l'attribuant au caprice d'un musicien fantasque, incapable... »</text:span> (R. Wagner, IV, 270). </text:p>
      <text:p text:style-name="P147"/>
      <text:p text:style-name="P72">Aujourd'hui j'ai <text:span text:style-name="T2">é</text:span>tudi<text:span text:style-name="T2">é</text:span> trop consciencieusement la <text:span text:style-name="T33">Valkyrie</text:span> de M. Wilder pour avoir envie d'en faire une critique tr<text:span text:style-name="T2">è</text:span>s d<text:span text:style-name="T2">é</text:span>taill<text:span text:style-name="T2">é</text:span>e, avec citations de musique, etc., ainsi que j'en avais au premier moment eu l'intention. J'ai h<text:span text:style-name="T2">âte d'en finir ! Je donnerai cependant, au hasard, quelques exemples de dé</text:span>fauts de style, de traduction, de d<text:span text:style-name="T2">é</text:span>clamation, ce manque de conformit<text:span text:style-name="T2">é</text:span> du texte sous les modulations, etc., en t<text:span text:style-name="T2">â</text:span>chant de rendre la chose aussi claire que possible. Cela suffira, je l'esp<text:span text:style-name="T2">è</text:span>re, <text:span text:style-name="T2">à</text:span> convaincre ceux qui n'ont pas l'occasion de feuilleter la<text:span text:style-name="T33"> Valkyrie </text:span>et ceux, qui ne savent pas l'allemand et qui ne peuvent donc qu'imparfaitement se figurer <text:span text:style-name="T2">à</text:span> quel point cette traduction est d<text:span text:style-name="T2">é</text:span>testable. Voil<text:span text:style-name="T2">à pour le style ; on verra comment M. Wilder comprend la langue concise et simple de Wagner. </text:span></text:p>
      <text:p text:style-name="P71"><text:span text:style-name="T51">«</text:span><text:span text:style-name="T54"> </text:span><text:span text:style-name="T51">Moi seul, ici, commande en maî</text:span><text:span text:style-name="T48">tre et dicte des arr</text:span><text:span text:style-name="T51">êts »</text:span><text:span text:style-name="T48"> (19)</text:span><text:note text:id="ftn87" text:note-class="footnote"><text:note-citation>46</text:note-citation><text:note-body><text:p text:style-name="footnote_20_text"><text:span text:style-name="footnote_20_reference"><text:span text:style-name="T105"><text:tab/></text:span></text:span><text:span text:style-name="footnote_20_reference"><text:span text:style-name="T106"> </text:span></text:span><text:span text:style-name="T105">C'est Hunding qui parle de sa cabane et qui dit : « Hunding se nomme l'hôte » (20).</text:span></text:p></text:note-body></text:note><text:span text:style-name="T48">. </text:span></text:p>
      <text:p text:style-name="P71"><text:span text:style-name="T51">«</text:span><text:span text:style-name="T54"> </text:span><text:span text:style-name="T51">Son image, en mon â</text:span><text:span text:style-name="T48">me attendrie, </text:span><text:span text:style-name="T51">é</text:span><text:span text:style-name="T48">veille encore un vague </text:span><text:span text:style-name="T51">émoi »</text:span><text:span text:style-name="T48"> (22)</text:span><text:note text:id="ftn88" text:note-class="footnote"><text:note-citation>47</text:note-citation><text:note-body><text:p text:style-name="footnote_20_text"><text:span text:style-name="footnote_20_reference"><text:span text:style-name="T105"><text:tab/></text:span></text:span><text:span text:style-name="footnote_20_reference"><text:span text:style-name="T106"> </text:span></text:span><text:span text:style-name="T105">L'allemand ne contenait rien d'analogue. C'est Siegmund qui a l'âme attendrie et de vagues émois.</text:span></text:p></text:note-body></text:note><text:span text:style-name="T48">. </text:span></text:p>
      <text:p text:style-name="P71"><text:span text:style-name="T51">«</text:span><text:span text:style-name="T48">Je vis tomber la vierge... sous le fer criminel de l</text:span><text:span text:style-name="T51">âches assassins »</text:span><text:span text:style-name="T48"> (31)</text:span><text:note text:id="ftn89" text:note-class="footnote"><text:note-citation>48</text:note-citation><text:note-body><text:p text:style-name="footnote_20_text"><text:span text:style-name="footnote_20_reference"><text:span text:style-name="T105"><text:tab/></text:span></text:span><text:span text:style-name="footnote_20_reference"><text:span text:style-name="T106"> </text:span></text:span><text:span text:style-name="T105">En allemand : « sur les cadavres elle gisait morte » (29).</text:span></text:p></text:note-body></text:note><text:span text:style-name="T48">. </text:span></text:p>
      <text:p text:style-name="P71"><text:span text:style-name="T51">«</text:span><text:span text:style-name="T54"> </text:span><text:span text:style-name="T51">O femme aimé</text:span><text:span text:style-name="T48">e, </text:span><text:span text:style-name="T51">ô femme pure et sainte »</text:span><text:span text:style-name="T48"> (10)</text:span><text:note text:id="ftn90" text:note-class="footnote"><text:note-citation>49</text:note-citation><text:note-body><text:p text:style-name="footnote_20_text"><text:span text:style-name="footnote_20_reference"><text:span text:style-name="T105"><text:tab/></text:span></text:span><text:span text:style-name="footnote_20_reference"><text:span text:style-name="T106"> </text:span></text:span><text:span text:style-name="T77">En allemand : « en toi je trouvai ce qui me manquait »</text:span><text:span text:style-name="T78"> </text:span><text:span text:style-name="T77">(45).</text:span></text:p></text:note-body></text:note><text:span text:style-name="T48">. </text:span></text:p>
      <text:p text:style-name="P71"><text:span text:style-name="T51">«</text:span><text:span text:style-name="T54"> </text:span><text:span text:style-name="T51">Un charme auguste et cé</text:span><text:span text:style-name="T48">leste</text:span><text:span text:style-name="T51">»</text:span><text:span text:style-name="T48"> (63)</text:span><text:note text:id="ftn91" text:note-class="footnote"><text:note-citation>50</text:note-citation><text:note-body><text:p text:style-name="footnote_20_text"><text:span text:style-name="footnote_20_reference"><text:span text:style-name="T105"><text:tab/></text:span></text:span><text:span text:style-name="footnote_20_reference"><text:span text:style-name="T106"> </text:span></text:span><text:span text:style-name="T77">En allemand, l'unique mot « wonnig »</text:span><text:span text:style-name="T78"> </text:span><text:span text:style-name="T77">(58).</text:span></text:p></text:note-body></text:note><text:span text:style-name="T48">. </text:span></text:p>
      <text:p text:style-name="P71"><text:soft-page-break/><text:span text:style-name="T51">«</text:span><text:span text:style-name="T54"> </text:span><text:span text:style-name="T51">Quel charme triomphant s'empare de mon être »</text:span><text:span text:style-name="T48"> (66)</text:span><text:note text:id="ftn92" text:note-class="footnote"><text:note-citation>51</text:note-citation><text:note-body><text:p text:style-name="footnote_20_text"><text:span text:style-name="footnote_20_reference"><text:span text:style-name="T105"><text:tab/></text:span></text:span><text:span text:style-name="footnote_20_reference"><text:span text:style-name="T106"> </text:span></text:span><text:span text:style-name="T105">En allemand : « ô agréables sons que j'écoute » (61).</text:span></text:p></text:note-body></text:note><text:span text:style-name="T48">. </text:span></text:p>
      <text:p text:style-name="P71"><text:span text:style-name="T51">«</text:span><text:span text:style-name="T54"> </text:span><text:span text:style-name="T51">Il a grandi s</text:span><text:span text:style-name="T48">ous mon </text:span><text:span text:style-name="T51">œ</text:span><text:span text:style-name="T48">il tut</text:span><text:span text:style-name="T51">élaire »</text:span><text:span text:style-name="T48"> (127)</text:span><text:note text:id="ftn93" text:note-class="footnote"><text:note-citation>52</text:note-citation><text:note-body><text:p text:style-name="footnote_20_text"><text:span text:style-name="footnote_20_reference"><text:span text:style-name="T105"><text:tab/></text:span></text:span><text:span text:style-name="footnote_20_reference"><text:span text:style-name="T106"> </text:span></text:span><text:span text:style-name="T77">En allemand : « j'ai parcouru les forêts avec lui » (112).</text:span></text:p></text:note-body></text:note><text:span text:style-name="T48">. </text:span></text:p>
      <text:p text:style-name="P71"><text:span text:style-name="T51">«</text:span><text:span text:style-name="T54"> </text:span><text:span text:style-name="T51">Que ton fer d'allégresse tressaille »</text:span><text:span text:style-name="T48"> (174)</text:span><text:note text:id="ftn94" text:note-class="footnote"><text:note-citation>53</text:note-citation><text:note-body><text:p text:style-name="footnote_20_text"><text:span text:style-name="footnote_20_reference"><text:span text:style-name="T105"><text:tab/></text:span></text:span><text:span text:style-name="footnote_20_reference"><text:span text:style-name="T106"> </text:span></text:span><text:span text:style-name="T105">En allemand</text:span><text:span text:style-name="T110"> </text:span><text:span text:style-name="T105">: « l'épée te sera fidèle » (157).</text:span></text:p></text:note-body></text:note><text:span text:style-name="T48">. </text:span></text:p>
      <text:p text:style-name="P71"><text:span text:style-name="T51">«</text:span><text:span text:style-name="T54"> </text:span><text:span text:style-name="T51">Pè</text:span><text:span text:style-name="T48">re ador</text:span><text:span text:style-name="T51">é</text:span><text:span text:style-name="T54"> </text:span><text:span text:style-name="T51">»</text:span><text:span text:style-name="T48"> (274)</text:span><text:note text:id="ftn95" text:note-class="footnote"><text:note-citation>54</text:note-citation><text:note-body><text:p text:style-name="footnote_20_text"><text:span text:style-name="footnote_20_reference"><text:span text:style-name="T105"><text:tab/></text:span></text:span><text:span text:style-name="footnote_20_reference"><text:span text:style-name="T106"> </text:span></text:span><text:span text:style-name="T77">En allemand</text:span><text:span text:style-name="T83"> </text:span><text:span text:style-name="T77">: « toi » (241).</text:span></text:p></text:note-body></text:note><text:span text:style-name="T48">, etc., etc., </text:span></text:p>
      <text:p text:style-name="P71"/>
      <text:p text:style-name="P72">Naturellement, il est toujours question de <text:span text:style-name="T2">«</text:span><text:span text:style-name="T4"> </text:span><text:span text:style-name="T2">sainte majesté</text:span><text:span text:style-name="T4"> </text:span><text:span text:style-name="T2">»</text:span>, de <text:span text:style-name="T2">«</text:span><text:span text:style-name="T4"> </text:span><text:span text:style-name="T2">femmes divines »</text:span>, d'<text:span text:style-name="T2">«</text:span><text:span text:style-name="T4"> </text:span><text:span text:style-name="T2">iniques sentences »</text:span>, de <text:span text:style-name="T2">«</text:span><text:span text:style-name="T4"> </text:span><text:span text:style-name="T2">laver l'outrage »</text:span>, de la <text:span text:style-name="T2">«</text:span><text:span text:style-name="T4"> </text:span><text:span text:style-name="T2">glace des âmes »</text:span>, des <text:span text:style-name="T2">«</text:span><text:span text:style-name="T4"> </text:span><text:span text:style-name="T2">plaines d'azur du ciel »... Nous retrouvons aussi tout le bataillon de nos vieux amis : l'heure d'ivresse, qui rime avec tendresse, les saphirs et les zé</text:span>phirs, courroux et jaloux, les flammes et les <text:span text:style-name="T2">â</text:span>mes, les armes et les alarmes... </text:p>
      <text:p text:style-name="P148">Quant aux changements de sens qu'a subis le texte de Wagner en passant par les mains de M. Wilder, ils sont litt<text:span text:style-name="T2">é</text:span>ralement innombrables. J'en citerai deux ou trois. </text:p>
      <text:p text:style-name="P147"><text:span text:style-name="T48">D'abord, un exemple bien amusant dans </text:span><text:span text:style-name="T62">Tristan, Isolde </text:span><text:span text:style-name="T51">chante :«</text:span><text:span text:style-name="T54"> </text:span><text:span text:style-name="T51">Tristan ! ha ! </text:span><text:span text:style-name="T62">horc</text:span><text:span text:style-name="T57">h... er wacht !</text:span><text:span text:style-name="T48"> </text:span><text:span text:style-name="T57">Geliebter ! »</text:span><text:span text:style-name="T48"> (242) (</text:span><text:span text:style-name="T51">é</text:span><text:span text:style-name="T48">coute... il se r</text:span><text:span text:style-name="T51">éveille ! Bien aimé</text:span><text:span text:style-name="T54"> </text:span><text:span text:style-name="T51">! ) ce que M. Wilder rend par : «</text:span><text:span text:style-name="T54"> </text:span><text:span text:style-name="T51">Tristan, de grâce ! attends ! Je meurs, j'expire ! »</text:span><text:span text:style-name="T48"> (269)</text:span><text:note text:id="ftn96" text:note-class="footnote"><text:note-citation>55</text:note-citation><text:note-body><text:p text:style-name="footnote_20_text"><text:span text:style-name="footnote_20_reference"><text:span text:style-name="T105"><text:tab/></text:span></text:span><text:span text:style-name="footnote_20_reference"><text:span text:style-name="T106"> </text:span></text:span><text:span text:style-name="T106">Tristan est une vraie mine d'absurdités. Chacun se souvient de cet incomparable passage : « Ach ! Isolde! Isolde l wie schoen bist du! &gt; M. Wilder traduit : « O chère femme ! Yseult ! beauté céleste ! » et le cri inarticulé de Tristan : « Hei-ha-ha-ha ! » Joie ineffable ! ... ».</text:span></text:p></text:note-body></text:note><text:span text:style-name="T48">. </text:span></text:p>
      <text:p text:style-name="P147"><text:span text:style-name="T48">Pour la </text:span><text:span text:style-name="T63">Walk</text:span><text:span text:style-name="T58">ü</text:span><text:span text:style-name="T63">re</text:span><text:span text:style-name="T62"> </text:span><text:span text:style-name="T48">on vient de voir plusieurs exemples qui ne laissent rien </text:span><text:span text:style-name="T51">à</text:span><text:span text:style-name="T48"> d</text:span><text:span text:style-name="T51">é</text:span><text:span text:style-name="T48">sirer. En voici encore. </text:span><text:span text:style-name="T62">Sieglinde </text:span><text:span text:style-name="T48">dit </text:span><text:span text:style-name="T51">à Siegmund : «</text:span><text:span text:style-name="T54"> </text:span><text:span text:style-name="T51">Montre-moi tes blessures »</text:span><text:span text:style-name="T54"> </text:span><text:span text:style-name="T51">; il répond : «</text:span><text:span text:style-name="T54"> </text:span><text:span text:style-name="T62">Gering sind sie, der</text:span><text:span text:style-name="T48"> </text:span><text:span text:style-name="T62">Rede nicht werth</text:span><text:span text:style-name="T54"> </text:span><text:span text:style-name="T51">»</text:span><text:span text:style-name="T48"> (12) </text:span><text:span text:style-name="T62">(Elles </text:span><text:span text:style-name="T48">sont insignifiantes, ne valant pas qu'on en parle). M. Wilder </text:span><text:span text:style-name="T51">écrit : «</text:span><text:span text:style-name="T54"> </text:span><text:span text:style-name="T51">C'est peu de chose, moins de mal que de peur »</text:span><text:span text:style-name="T48"> (10). Ce Siegmund, le Wselsung, fils de Wotan, p</text:span><text:span text:style-name="T51">è</text:span><text:span text:style-name="T48">re de Siegfried, qui a peur... c'est bien trouv</text:span><text:span text:style-name="T51">é</text:span><text:span text:style-name="T54"> </text:span><text:span text:style-name="T51">!</text:span><text:note text:id="ftn97" text:note-class="footnote"><text:note-citation>56</text:note-citation><text:note-body><text:p text:style-name="footnote_20_text"><text:span text:style-name="footnote_20_reference"><text:span text:style-name="T105"><text:tab/></text:span></text:span><text:span text:style-name="footnote_20_reference"><text:span text:style-name="T106"> </text:span></text:span><text:span text:style-name="T106">Il n'est que juste de dire que cette peur a la double fonction de rimer</text:span><text:span text:style-name="T80"> avec « seigneur » et avec « vigueur ».</text:span></text:p></text:note-body></text:note><text:span text:style-name="T48">. </text:span></text:p>
      <text:p text:style-name="P148">Br<text:span text:style-name="T2">ü</text:span>nnhikle, <text:span text:style-name="T2">à genoux devant Wotan : «</text:span>Je te suis fid<text:span text:style-name="T2">èle : vois, </text:span><text:span text:style-name="T26">Br</text:span><text:span text:style-name="T6">ü</text:span><text:span text:style-name="T26">nnhilde </text:span><text:span text:style-name="T2">te prie » (101) ; ici : «</text:span><text:span text:style-name="T4"> </text:span><text:span text:style-name="T2">Quel noir chagrin te torture et t'accable ? »</text:span> (113)... Il est inutile de continuer, on n'a qu'<text:span text:style-name="T2">à</text:span> prendre presque chaque phrase. </text:p>
      <text:p text:style-name="P148">Je ferai cependant encore remarquer que notre traducteur pousse la perversit<text:span text:style-name="T2">é</text:span> <text:soft-page-break/>jusqu'<text:span text:style-name="T2">à</text:span> d<text:span text:style-name="T2">é</text:span>naturer les simples indications sc<text:span text:style-name="T2">é</text:span>niques, sans doute en voulant les embellir. Par exemple, lorsque Wagner dit <text:span text:style-name="T2">«</text:span><text:span text:style-name="T4"> </text:span><text:span text:style-name="T2">une salle »</text:span> (7), il <text:span text:style-name="T2">é</text:span>crit <text:span text:style-name="T2">«</text:span><text:span text:style-name="T4"> </text:span><text:span text:style-name="T2">une vaste salle » (I) ; et lorsque Wagner dit «</text:span><text:span text:style-name="T4"> </text:span><text:span text:style-name="T6">ein Sturm </text:span><text:span text:style-name="T2">»</text:span>, ce qui signifie une temp<text:span text:style-name="T2">ê</text:span>te, un orage, il traduit <text:span text:style-name="T2">«</text:span><text:span text:style-name="T4"> </text:span><text:span text:style-name="T2">un ouragan ». Il ajoute aussi des indications de son cru : par exemple, à</text:span> la page 28, vous trouverez <text:span text:style-name="T2">«</text:span><text:span text:style-name="T4"> </text:span><text:span text:style-name="T2">avec un mépris contenu »</text:span><text:span text:style-name="T4"> </text:span><text:span text:style-name="T2">: dans</text:span> la partition allemande il y a simplement <text:span text:style-name="T2">«</text:span><text:span text:style-name="T4"> </text:span><text:span text:style-name="T6">etwas lebhaft »</text:span>, c'est-<text:span text:style-name="T2">à</text:span>-dire poco animato. Ce souci de vouloir faire mieux que Wagner est vraiment du dernier ridicule. </text:p>
      <text:p text:style-name="P148">De tout ce que j'ai dit sur le drame wagn<text:span text:style-name="T2">é</text:span>rien, il ressort avec tant d'<text:span text:style-name="T2">é</text:span>vidence que la musique de ce drame doit perdre tout sens, toute valeur, alli<text:span text:style-name="T2">é</text:span>e <text:span text:style-name="T2">à</text:span> un texte pareil, qu'une nouvelle d<text:span text:style-name="T2">é</text:span>monstration est inutile. Je me contenterai de donner un unique exemple pour chacun des points principaux dans lesquels l'accord entre la parole et la musique <text:span text:style-name="T2">est indispensable : une phrase chanté</text:span>e sur un motif th<text:span text:style-name="T2">é</text:span>matique, la rentr<text:span text:style-name="T2">é</text:span>e d'un motif, la modulation dans une phrase, les notes accentu<text:span text:style-name="T2">é</text:span>es. </text:p>
      <text:p text:style-name="P147"><text:span text:style-name="T48">Un des th</text:span><text:span text:style-name="T51">è</text:span><text:span text:style-name="T48">mes les plus importants du drame, est celui qui a </text:span><text:span text:style-name="T51">é</text:span><text:span text:style-name="T48">t</text:span><text:span text:style-name="T51">é</text:span><text:span text:style-name="T48"> assez heureusement nomm</text:span><text:span text:style-name="T51">é</text:span><text:span text:style-name="T48"> le motif du renoncement. Woglinde le chante dans la premi</text:span><text:span text:style-name="T51">è</text:span><text:span text:style-name="T48">re sc</text:span><text:span text:style-name="T51">è</text:span><text:span text:style-name="T48">ne du Rheingold, et </text:span><text:span text:style-name="T51">à</text:span><text:span text:style-name="T48"> partir de ce moment il entre dans la trame symphonique, dont il forme jusque dans la G</text:span><text:span text:style-name="T51">œ</text:span><text:span text:style-name="T48">tterdaemmerung un des </text:span><text:span text:style-name="T51">é</text:span><text:span text:style-name="T48">l</text:span><text:span text:style-name="T51">é</text:span><text:span text:style-name="T48">ments principaux, modifi</text:span><text:span text:style-name="T51">é</text:span><text:span text:style-name="T48"> de mille mani</text:span><text:span text:style-name="T51">è</text:span><text:span text:style-name="T48">res par la modulation, l'harmonisation, la combinaison avec d'autres th</text:span><text:span text:style-name="T51">èmes, etc. Voici les mots : «</text:span><text:span text:style-name="T54"> </text:span><text:span text:style-name="T51">Nur wer der Minne Macht entsagt, nur wer der Liebe. Lust verjagt... »</text:span><text:note text:id="ftn98" text:note-class="footnote"><text:note-citation>57</text:note-citation><text:note-body><text:p text:style-name="footnote_20_text"><text:span text:style-name="footnote_20_reference"><text:span text:style-name="T105"><text:tab/></text:span></text:span><text:span text:style-name="footnote_20_reference"><text:span text:style-name="T106"> </text:span></text:span><text:span text:style-name="T80">M. Dujardin a donné la traduction littérale suivante : « Seul qui de l'Amour renonce la puissance, seul qui de l'Amour répudie la délice... » (</text:span><text:span text:style-name="T79">Revue Wagnérienne</text:span><text:span text:style-name="T80">, I, 267).</text:span></text:p></text:note-body></text:note><text:span text:style-name="T48">. Il se chante lentement, et on se souvient que la m</text:span><text:span text:style-name="T51">é</text:span><text:span text:style-name="T48">lodie en est tr</text:span><text:span text:style-name="T51">è</text:span><text:span text:style-name="T48">s expressive et d'une couleur p</text:span><text:span text:style-name="T51">é</text:span><text:span text:style-name="T48">n</text:span><text:span text:style-name="T51">étrante ; on ne l'oublie pl</text:span><text:span text:style-name="T48">us. L'accent principal tombe sur le mot ent-sagt (re-nonce), dont la syllabe accentu</text:span><text:span text:style-name="T51">é</text:span><text:span text:style-name="T48">e forme le point central de la phrase, et qui se chante sur une blanche. Les deux autres accents tombent sur la syllabe appuy</text:span><text:span text:style-name="T51">é</text:span><text:span text:style-name="T48">e des mots Minne et Liebe, qui tous les deux </text:span><text:span text:style-name="T51">signifient Amour ; c'est chaque fois une noire et demie sur la partie la plus forte du rhythme. Voilà</text:span><text:span text:style-name="T48"> donc les trois mots qui dans toute traduction devront venir sous les m</text:span><text:span text:style-name="T51">êmes notes : renonce, amour, et amour, </text:span><text:span text:style-name="T48">–</text:span><text:span text:style-name="T54"> </text:span><text:span text:style-name="T51">Or, il arrive dans </text:span><text:span text:style-name="T64">la Walkure</text:span><text:span text:style-name="T48"> une chose tr</text:span><text:span text:style-name="T51">ès exceptionnelle : c'est que ce mê</text:span><text:span text:style-name="T48">me motif est de nouveau chant</text:span><text:span text:style-name="T51">é</text:span><text:span text:style-name="T48"> parla voix tout au long, dans le m</text:span><text:span text:style-name="T51">ê</text:span><text:span text:style-name="T48">me ton</text:span><text:note text:id="ftn99" text:note-class="footnote"><text:note-citation>58</text:note-citation><text:note-body><text:p text:style-name="WW-Standard"><text:span text:style-name="footnote_20_reference"><text:span text:style-name="T105"><text:tab/></text:span></text:span><text:span text:style-name="footnote_20_reference"><text:span text:style-name="T106"> </text:span></text:span><text:span text:style-name="T80">On connaît l'importance de la tonalité chez </text:span><text:span text:style-name="T81">Wagner. </text:span></text:p></text:note-body></text:note><text:span text:style-name="T48">, et avec cette seule diff</text:span><text:span text:style-name="T51">é</text:span><text:span text:style-name="T48">rence que la valeur de chaque note est doubl</text:span><text:span text:style-name="T51">é</text:span><text:span text:style-name="T48">e, de fa</text:span><text:span text:style-name="T51">ç</text:span><text:span text:style-name="T48">on que les quatre mesures en font </text:span><text:soft-page-break/><text:span text:style-name="T48">ici huit</text:span><text:note text:id="ftn100" text:note-class="footnote"><text:note-citation>59</text:note-citation><text:note-body><text:p text:style-name="footnote_20_text"><text:span text:style-name="footnote_20_reference"><text:span text:style-name="T105"><text:tab/></text:span></text:span><text:span text:style-name="footnote_20_reference"><text:span text:style-name="T106"> </text:span></text:span><text:span text:style-name="T106">Le mouvement étant plus rapide, l'intention du maître est certainement que les paroles soient chantées de façon identique.</text:span></text:p></text:note-body></text:note><text:span text:style-name="T48">. C'est Siegmund, au moment d</text:span><text:span text:style-name="T51">é</text:span><text:span text:style-name="T48">cisif, lorsqu'il va arracher l'</text:span><text:span text:style-name="T51">é</text:span><text:span text:style-name="T48">p</text:span><text:span text:style-name="T51">é</text:span><text:span text:style-name="T48">e au fr</text:span><text:span text:style-name="T51">ê</text:span><text:span text:style-name="T48">ne, qui le chante. Et il le chante sur une phrase strictement parall</text:span><text:span text:style-name="T51">è</text:span><text:span text:style-name="T48">le </text:span><text:span text:style-name="T51">à</text:span><text:span text:style-name="T48"> celle de Woglinde, ses mots formant une rigoureuse antith</text:span><text:span text:style-name="T51">èse aux siens : il ne renonce pas à l'amour, il ne peut y renoncer ; c'est au </text:span><text:span text:style-name="T48">contraire l'amour qui le contraint d'agir et qui lui donne la force d'arracher l'</text:span><text:span text:style-name="T51">é</text:span><text:span text:style-name="T48">p</text:span><text:span text:style-name="T51">ée ; ici il invoque l'amour, pour ainsi dire, et en mê</text:span><text:span text:style-name="T48">me temps il semble faire retomber sur lui la responsabilit</text:span><text:span text:style-name="T51">é</text:span><text:span text:style-name="T48"> de son action. Toute la suite du drame d</text:span><text:span text:style-name="T51">é</text:span><text:span text:style-name="T48">coule de ce moment</text:span><text:span text:style-name="T51">, de cette action ; c'est elle qui entraî</text:span><text:span text:style-name="T48">ne toutes les catastrophes qui vont suivre, et c'est l'Amour qui en est l'irr</text:span><text:span text:style-name="T51">ésistible principe : ou voit l'importance de la rentré</text:span><text:span text:style-name="T48">e du th</text:span><text:span text:style-name="T51">è</text:span><text:span text:style-name="T48">me musical dans la voix. </text:span><text:span text:style-name="T60">Siegmund chante : «</text:span><text:span text:style-name="T61"> </text:span><text:span text:style-name="T60">Heiligster Minne hœ</text:span><text:span text:style-name="T70">chste </text:span><text:span text:style-name="T71">Noth</text:span><text:span text:style-name="T70">, sehnender Liebe sehrende </text:span><text:span text:style-name="T71">Noth</text:span><text:span text:style-name="T61">... </text:span><text:span text:style-name="T60">»</text:span><text:span text:style-name="T70">(65)</text:span><text:note text:id="ftn101" text:note-class="footnote"><text:note-citation>60</text:note-citation><text:note-body><text:p text:style-name="footnote_20_text"><text:span text:style-name="footnote_20_reference"><text:span text:style-name="T105"><text:tab/></text:span></text:span><text:span text:style-name="footnote_20_reference"><text:span text:style-name="T106"> </text:span></text:span><text:span text:style-name="T106">Une traduction littérale serait peut-être : « Du très saint Amour la plus puissante contrainte, du désir d'Amour la douloureuse (ou mortifiante, blessante) contrainte. – Ici, M. Wilder ne s'occupe pas du texte; mais dans d'autres endroits il a rendu Noth par « détresse ». Cette traduction est mauvaise, car le sens de détresse est un sens dérivé; et Wagner, presque toujours, emploie les mots dans leur sens primitif, fondamental Dans tous les idiomes germaniques ce mot signifie : une nécessité, une contrainte, un danger, même un combat (voir : Kluge, Etymologishes Woerterbuch). Et aujourd'hui encore c'est le premier sens du mot et de ses composés. « Contrainte » est peut-être ici la meilleure traduction ; car ce que le poète veut faire ressortir, c'est l'impossibilité de renoncer à l'amour, – c'est que Siegmund est contraint de faire ce qui amènera sur lui et sur tous les autres les souffrances et la mort.</text:span></text:p></text:note-body></text:note><text:span text:style-name="T70">. </text:span><text:span text:style-name="T48">Il est donc absolument indispensable, pour la compr</text:span><text:span text:style-name="T51">é</text:span><text:span text:style-name="T48">hension du drame musical, que deux fois le mot Amour vienne tomber sous la m</text:span><text:span text:style-name="T51">ê</text:span><text:span text:style-name="T48">me note que dans le texte allemand et dans la phrase de Woglinde. Car, comme on le voit, les mots M inn</text:span><text:span text:style-name="T51">é</text:span><text:span text:style-name="T48"> et Liebe sont </text:span><text:span text:style-name="T51">à</text:span><text:span text:style-name="T48"> la m</text:span><text:span text:style-name="T51">ê</text:span><text:span text:style-name="T48">me place dans cette phrase que dans </text:span><text:span text:style-name="T64">Rheingold</text:span><text:span text:style-name="T48">, et ils se chantent sur les m</text:span><text:span text:style-name="T51">ê</text:span><text:span text:style-name="T48">mes notes et avec le m</text:span><text:span text:style-name="T51">ê</text:span><text:span text:style-name="T48">me accent. Et il sera tout aussi indispensable, maintenant que le mot Noth remplace entsagt, que ce soit le mot contrainte sur lequel tombe l'accent principal cela phrase (une mesure enti</text:span><text:span text:style-name="T51">è</text:span><text:span text:style-name="T48">re). Si cela n'est pas, ce point culminant du drame perd toute signification po</text:span><text:span text:style-name="T51">étique et musicale. Que dit M. Wilder ? «</text:span><text:span text:style-name="T54"> </text:span><text:span text:style-name="T51">Heure d'angoisse, heure d'ivresse, qui, pour jamais, vas fixer notre sort... »</text:span><text:span text:style-name="T48"> (71). L'accent principal, la mesure enti</text:span><text:span text:style-name="T51">è</text:span><text:span text:style-name="T48">re vou</text:span><text:span text:style-name="T51">é</text:span><text:span text:style-name="T48">e </text:span><text:span text:style-name="T51">à l'implacable contrainte, tombe ici sur le mot ivresse »</text:span><text:span text:style-name="T54"> </text:span><text:span text:style-name="T51">! et à</text:span><text:span text:style-name="T48"> la place d'Amour et d'Amour, nous trouvons </text:span><text:span text:style-name="T51">«</text:span><text:span text:style-name="T54"> </text:span><text:span text:style-name="T51">angoisse »</text:span><text:span text:style-name="T48"> et </text:span><text:span text:style-name="T51">«</text:span><text:span text:style-name="T54"> </text:span><text:span text:style-name="T51">jamais »</text:span><text:span text:style-name="T48">. Et une phrase enti</text:span><text:span text:style-name="T51">è</text:span><text:span text:style-name="T48">re, chant</text:span><text:span text:style-name="T51">é</text:span><text:span text:style-name="T48">e </text:span><text:span text:style-name="T51">à</text:span><text:span text:style-name="T48"> un moment capital, sur une des m</text:span><text:span text:style-name="T51">élodies fondamentales du drame, et qui n'a aucun rapport avec la phrase du texte original !</text:span><text:span text:style-name="T48">–</text:span><text:span text:style-name="T54"> </text:span><text:span text:style-name="T51">Cela suffît-il comme exemple ?</text:span><text:note text:id="ftn102" text:note-class="endnote"><text:note-citation>pp</text:note-citation><text:note-body><text:p text:style-name="P237"><text:tab/>Cet exemple est très révélateur de l’impossibilité de traduire fidèlement les textes de Wagner en respectant le tissu étroit tissé par le texte et la musique. C’est à cette conclusion que Chamberlain veut aboutir. Il choisit donc les passages impossibles à rendre de façon parfaite quant au lien entre la musique et le texte. [NdE]</text:p></text:note-body></text:note><text:span text:style-name="T51"> </text:span></text:p>
      <text:p text:style-name="P148">Voici un exemple de l'indication d'un motif sur la simple mention d'un mot, lequel <text:soft-page-break/>r<text:span text:style-name="T2">é</text:span>sume toute une suite d'id<text:span text:style-name="T2">é</text:span>es. Wotan,<text:span text:style-name="T2"> au second acte, parlant de Siegmund, dit : «</text:span>Gegen der Goetter Rache sch<text:span text:style-name="T2">ützt ihn nun einzig das Shwert »</text:span> (115) (Contre la vengeance des dieux le prot<text:span text:style-name="T2">è</text:span>ge maintenant, seule, l'<text:span text:style-name="T2">é</text:span>p<text:span text:style-name="T2">ée !). Ces deux mots, das Schwert (l'é</text:span>p<text:span text:style-name="T2">é</text:span>e), sont chant<text:span text:style-name="T2">é</text:span>s sur une quarte qui caract<text:span text:style-name="T2">é</text:span>rise le d<text:span text:style-name="T2">é</text:span>but d'un motif principal dans le drame. </text:p>
      <text:p text:style-name="P72">Et ils sont chant<text:span text:style-name="T2">é</text:span>s dans le m<text:span text:style-name="T2">ê</text:span>me ton que lorsque l'orchestre entonne pour la premi<text:span text:style-name="T2">è</text:span>re fois ce th<text:span text:style-name="T2">ème : ce sont les notes identiques. A peine sont-ils prononcé</text:span>s, que la trompette, dont le timbre est caract<text:span text:style-name="T2">é</text:span>ristique du motif, accentue cette r<text:span text:style-name="T2">é</text:span>miniscence parla quarte suivante. C'est comme un <text:span text:style-name="T2">é</text:span>cho de ces mots, <text:span text:style-name="T2">«</text:span><text:span text:style-name="T4"> </text:span><text:span text:style-name="T2">l'é</text:span>p<text:span text:style-name="T2">ée »</text:span>, et instantan<text:span text:style-name="T2">é</text:span>ment nous sentons comme la <text:span text:style-name="T2">«</text:span><text:span text:style-name="T4"> </text:span><text:span text:style-name="T2">grande pensée »</text:span> de Wotan lui traverser l'esprit, celle qui le remplissait de joie et d'ambition d<text:span text:style-name="T2">é</text:span>mesur<text:span text:style-name="T2">é</text:span>e lorsque pour la premi<text:span text:style-name="T2">è</text:span>re fois il salua son Burg du nom de Walhail (Voir <text:span text:style-name="T33">Rheingold</text:span><text:span text:style-name="T2">, partition, page 207). M. Wilder traduit : «</text:span><text:span text:style-name="T4"> </text:span><text:span text:style-name="T2">Ce fer qu'il arracha du frê</text:span>ne s<text:span text:style-name="T2">éculaire »</text:span> (127). L<text:span text:style-name="T2">à</text:span> o<text:span text:style-name="T2">ù</text:span> en allemand il y a <text:span text:style-name="T2">«</text:span><text:span text:style-name="T4"> </text:span><text:span text:style-name="T2">l'é</text:span>p<text:span text:style-name="T2">ée »</text:span>, il y a ici <text:span text:style-name="T2">«</text:span><text:span text:style-name="T4"> </text:span>–<text:span text:style-name="T4"> </text:span><text:span text:style-name="T2">culaire »</text:span>... Et l'orchestre nous renvoie l'<text:span text:style-name="T2">écho attendrissant : «</text:span><text:span text:style-name="T4"> </text:span>–<text:span text:style-name="T4"> </text:span><text:span text:style-name="T2">culaire. »</text:span></text:p>
      <text:p text:style-name="P147"><text:span text:style-name="T51">Pour la modulation, on regardera, par exemple, la phrase lente de Sieglinde : «</text:span><text:span text:style-name="T54"> </text:span><text:span text:style-name="T51">Mir allein weckte das Auge süss sehnenden Harm. Thraenen uad Trost zugleich »</text:span><text:span text:style-name="T48"> (41)</text:span><text:note text:id="ftn103" text:note-class="footnote"><text:note-citation>61</text:note-citation><text:note-body><text:p text:style-name="WW-Standard"><text:span text:style-name="footnote_20_reference"><text:span text:style-name="T105"><text:tab/></text:span></text:span><text:span text:style-name="footnote_20_reference"><text:span text:style-name="T106"> </text:span></text:span><text:span text:style-name="T77">Traduction approximativement littérale : « En moi seule l'œil (de Wotan) éveilla un doux désirant chagrin, des larmes et de la consolation ensemble. »</text:span></text:p></text:note-body></text:note><text:span text:style-name="T48">. Cette phrase est appuy</text:span><text:span text:style-name="T51">é</text:span><text:span text:style-name="T48">e par d</text:span><text:span text:style-name="T51">e longs accords dans l'orchestre ; elle module fortement. Les successions chromatiques et les notes dissonantes augmentent en nombre et dessinent une figure douloureuse et tourmenté</text:span><text:span text:style-name="T48">e sur le mot culminant Harm (chagrin), qui est tenu pendant une mesure enti</text:span><text:span text:style-name="T51">ère ; ensuite tout s'apaise, et sur la fin de la phrase, au mot «</text:span><text:span text:style-name="T54"> </text:span><text:span text:style-name="T51">consolation »</text:span><text:span text:style-name="T48">, nous rentrons dans la tonalit</text:span><text:span text:style-name="T51">é</text:span><text:span text:style-name="T48"> fondamentale. M. Wilder </text:span><text:span text:style-name="T51">écrit : «</text:span><text:span text:style-name="T54"> </text:span><text:span text:style-name="T51">S'il s'arrê</text:span><text:span text:style-name="T48">tait sur moi, tout </text:span><text:span text:style-name="T51">à</text:span><text:span text:style-name="T48"> coup radouci, l'</text:span><text:span text:style-name="T51">œil du vieillard semblait se voiler d'une larme »</text:span><text:span text:style-name="T48">(45)</text:span><text:note text:id="ftn104" text:note-class="footnote"><text:note-citation>62</text:note-citation><text:note-body><text:p text:style-name="footnote_20_text"><text:span text:style-name="footnote_20_reference"><text:span text:style-name="T105"><text:tab/></text:span></text:span><text:span text:style-name="footnote_20_reference"><text:span text:style-name="T106"> </text:span></text:span><text:span text:style-name="T80">On voit que c'est précisément le contraire de ce que dit Wagner, puisque ce sont les yeux de Sieglinde, seuls, qui se voilent de larmes !</text:span></text:p></text:note-body></text:note><text:span text:style-name="T48">. C'est sur </text:span><text:span text:style-name="T51">«</text:span><text:span text:style-name="T54"> </text:span><text:span text:style-name="T51">tout à coup radouci » que les modulations commencent ; le passage tourmenté</text:span><text:span text:style-name="T48"> se joue sous les mots </text:span><text:span text:style-name="T51">«</text:span><text:span text:style-name="T54"> </text:span><text:span text:style-name="T51">l'œ</text:span><text:span text:style-name="T48">il du vieillard semblait</text:span><text:span text:style-name="T51">»</text:span><text:span text:style-name="T48">, et c'est sur les mots</text:span><text:span text:style-name="T51">«</text:span><text:span text:style-name="T54"> </text:span><text:span text:style-name="T51">se voiler d'une larme» que la musique se calme et retombe dans l'accord parfait de la tonique ! .</text:span><text:span text:style-name="T48">.. </text:span></text:p>
      <text:p text:style-name="P148">Ne voit-on donc pas que chant<text:span text:style-name="T2">ée sur un pareil texte, la musique expressive de Wagner devient simplement monstrueuse ? On trouvera des exemples pareils à</text:span> chaque page. C'est un charabia sans rime ni raison. </text:p>
      <text:p text:style-name="P147"><text:span text:style-name="T48">Un dernier exemple relatif </text:span><text:span text:style-name="T51">à</text:span><text:span text:style-name="T48"> l'accentuation. Pour plus de clart</text:span><text:span text:style-name="T51">é</text:span><text:span text:style-name="T48"> je choisirai une </text:span><text:soft-page-break/><text:span text:style-name="T48">phrase enti</text:span><text:span text:style-name="T51">è</text:span><text:span text:style-name="T48">re qui est compos</text:span><text:span text:style-name="T51">é</text:span><text:span text:style-name="T48">e de deux moiti</text:span><text:span text:style-name="T51">é</text:span><text:span text:style-name="T48">s, l'une accentu</text:span><text:span text:style-name="T51">é</text:span><text:span text:style-name="T48">e, l'autre qui ne l'est pas. </text:span><text:span text:style-name="T70">Siegmund dit </text:span><text:span text:style-name="T60">à</text:span><text:span text:style-name="T70"> Br</text:span><text:span text:style-name="T60">ü</text:span><text:span text:style-name="T70">nnhilde</text:span><text:span text:style-name="T62"> </text:span><text:span text:style-name="T57">«</text:span><text:span text:style-name="T59"> </text:span><text:span text:style-name="T57">nur von Walhall's </text:span><text:span text:style-name="T70">sproeden </text:span><text:span text:style-name="T62">Wonnen sprich </text:span><text:span text:style-name="T70">du </text:span><text:span text:style-name="T57">wahrlich mir nicht !</text:span><text:span text:style-name="T61"> </text:span><text:span text:style-name="T60">»</text:span><text:span text:style-name="T70"> </text:span><text:span text:style-name="T62">(i1</text:span><text:span text:style-name="T48">52). Prenons la version de M. </text:span><text:span text:style-name="T51">Wilder : «</text:span><text:span text:style-name="T54"> </text:span><text:span text:style-name="T51">Mais ne me parle plus des splendeurs du </text:span><text:span text:style-name="T57">Walhall </text:span><text:span text:style-name="T51">! »</text:span><text:span text:style-name="T48"> (170). La premi</text:span><text:span text:style-name="T51">è</text:span><text:span text:style-name="T48">re moiti</text:span><text:span text:style-name="T51">é</text:span><text:span text:style-name="T48"> de la phrase allemande, dans laquelle il est question de </text:span><text:span text:style-name="T62">Walhall </text:span><text:span text:style-name="T48">et de ses </text:span><text:span text:style-name="T51">«</text:span><text:span text:style-name="T54"> </text:span><text:span text:style-name="T51">splendeurs »</text:span><text:span text:style-name="T48">, est appuy</text:span><text:span text:style-name="T51">ée par des accords soutenus dans l'orchestre ; la seconde moitié</text:span><text:span text:style-name="T48">, l'exclamation impatiente </text:span><text:span text:style-name="T51">«</text:span><text:span text:style-name="T54"> </text:span><text:span text:style-name="T51">ne me parle plus »</text:span><text:span text:style-name="T48">, est scand</text:span><text:span text:style-name="T51">é</text:span><text:span text:style-name="T48">e d'un seul bref trait. Il faudra donc tourner la phrase fran</text:span><text:span text:style-name="T51">ç</text:span><text:span text:style-name="T48">aise de fa</text:span><text:span text:style-name="T51">ç</text:span><text:span text:style-name="T48">on </text:span><text:span text:style-name="T51">à</text:span><text:span text:style-name="T48"> avoir les mots </text:span><text:span text:style-name="T51">«</text:span><text:span text:style-name="T54"> </text:span><text:span text:style-name="T51">splendeurs de </text:span><text:span text:style-name="T57">Walhall »</text:span><text:span text:style-name="T48"> sous les accords pleins et soutenus. Rien de plus facile, du reste Mais des splendeurs de </text:span><text:span text:style-name="T62">Walhall </text:span><text:span text:style-name="T48">–</text:span><text:span text:style-name="T54"> </text:span><text:span text:style-name="T51">ne me parle plus ! » Mais non : il y a quelque part dans une phrase anté</text:span><text:span text:style-name="T48">rieure un </text:span><text:span text:style-name="T51">«</text:span><text:span text:style-name="T54"> </text:span><text:span text:style-name="T51">fatal »</text:span><text:span text:style-name="T48"> qui demande </text:span><text:span text:style-name="T51">à</text:span><text:span text:style-name="T48"> rimer avec quelque chose. On lui sacrifie donc toute la v</text:span><text:span text:style-name="T51">é</text:span><text:span text:style-name="T48">rit</text:span><text:span text:style-name="T51">é de l'expression ; on appuie pendant une demi-mesure</text:span><text:note text:id="ftn105" text:note-class="footnote"><text:note-citation>63</text:note-citation><text:note-body><text:p text:style-name="footnote_20_text"><text:span text:style-name="footnote_20_reference"><text:span text:style-name="T105"><text:tab/></text:span></text:span><text:span text:style-name="footnote_20_reference"><text:span text:style-name="T106"> </text:span></text:span><text:span text:style-name="T80">C'est un des nombreux cas dans lesquels M. Wilder » changé la notation de la voix arbitrairement, sans la moindre nécessité, et en dépit du bons sens. Wagner donne au mot correspondant </text:span><text:span text:style-name="T82">« nur » </text:span><text:span text:style-name="T80">une croche ;</text:span><text:span text:style-name="T82"> M. Wilder </text:span><text:span text:style-name="T80">a « mais » à la même place, mais il en fait une blanche !</text:span></text:p></text:note-body></text:note><text:span text:style-name="T48"> sur la syllabe ovine mais (une conjonction qui n'a aucune importance), et un peu sur </text:span><text:span text:style-name="T51">«</text:span><text:span text:style-name="T54"> </text:span><text:span text:style-name="T51">parle »</text:span><text:span text:style-name="T48">. Quant aux mots essentiels, les </text:span><text:span text:style-name="T51">«</text:span><text:span text:style-name="T54"> </text:span><text:span text:style-name="T51">splendeurs de </text:span><text:span text:style-name="T62">Walhall</text:span><text:span text:style-name="T57">»</text:span><text:span text:style-name="T62">, </text:span><text:span text:style-name="T48">ils s'en tirent comme ils peuvent, sous le temps faible de la phrase musicale. (La syllabe </text:span><text:span text:style-name="T51">«</text:span><text:span text:style-name="T54"> </text:span><text:span text:style-name="T57">Wal »</text:span><text:span text:style-name="T48">, par exemple, n'a q</text:span><text:span text:style-name="T51">u'une double croche ! )</text:span></text:p>
      <text:p text:style-name="P148">Mais je supplie qu'on me fasse gr<text:span text:style-name="T2">â</text:span>ce. On ne sait pas combien il est douloureux <text:span text:style-name="T2">à</text:span> quelqu'un qui conna<text:span text:style-name="T2">î</text:span>t et qui aime Wagner, d'<text:span text:style-name="T2">ê</text:span>tre contraint <text:span text:style-name="T2">à</text:span> s'occuper de cette triste parodie de l'art qui fait une des joies de sa vie. </text:p>
      <text:p text:style-name="P148">Ces exemples auront d'ailleurs suffi, je l'esp<text:span text:style-name="T2">è</text:span>re, <text:span text:style-name="T2">à</text:span> montrer ce que c'est que l<text:span text:style-name="T2">à</text:span> V<text:span text:style-name="T2">à</text:span>lkyrie de M. Wilder. –<text:span text:style-name="T4"> </text:span><text:span text:style-name="T2">Du reste, Wagner, il y a de cela environ trente-cinq ans, a comme pré</text:span>vu la venue de M, Wilder, et, en quelques lignes, il a r<text:span text:style-name="T2">é</text:span>sum<text:span text:style-name="T2">é</text:span> avec tant de force tout ce qu'il y a <text:span text:style-name="T2">à</text:span> dire sur ses <text:span text:style-name="T2">«</text:span><text:span text:style-name="T4"> </text:span><text:span text:style-name="T2">versions », que je ne puis mieux faire, pour terminer, que de le citer !</text:span></text:p>
      <text:p text:style-name="P148"><text:span text:style-name="T2">«</text:span><text:span text:style-name="T4"> </text:span><text:span text:style-name="T2">Le mal que le traducteur a cru devoir se donner, c'est de dé</text:span>corer sa langue vulgaire de rimes ineptes, quoique dans le chant on ne s'aper<text:span text:style-name="T2">ç</text:span>oive presque jamais de la rime. Et. comme cette occupation offrait des difficult<text:span text:style-name="T2">é</text:span>s assez s<text:span text:style-name="T2">é</text:span>rieuses, on y a sacrifi<text:span text:style-name="T2">é</text:span> la suite logique des mots... on a compl<text:span text:style-name="T2">è</text:span>tement d<text:span text:style-name="T2">é</text:span>natur<text:span text:style-name="T2">é</text:span> le sens du po<text:span text:style-name="T2">è</text:span>me... les accents de la phrase parl<text:span text:style-name="T2">é</text:span>e ne r<text:span text:style-name="T2">é</text:span>pondent plus <text:span text:style-name="T2">à</text:span> ceux de la musique. Sous les notes courtes nous trouvons les syllabes appuy<text:span text:style-name="T2">é</text:span>es... sous le temps fort de la phrase <text:soft-page-break/>musicale se glisse le temps faible de la phrase po<text:span text:style-name="T2">é</text:span>tique... Le vaste d<text:span text:style-name="T2">é</text:span>veloppement de l'organisation musicale <text:span text:style-name="T2">à</text:span> travers le drame entier ne servira plus qu'<text:span text:style-name="T2">à</text:span> nous d<text:span text:style-name="T2">é</text:span>router compl<text:span text:style-name="T2">è</text:span>tement... cette musique ne saurait nous faire d'autre impression que celle d'un chaos, d'une masse incoh<text:span text:style-name="T2">é</text:span>rente, d<text:span text:style-name="T2">é</text:span>chir<text:span text:style-name="T2">é</text:span>e, et qu'on ne pourra expliquer qu'en l'attribuant au caprice d'un musicien fantasque, embrouill<text:span text:style-name="T2">é</text:span>, incapable, et qui ne sait pas lui-m<text:span text:style-name="T2">ême ce qu'il veut. »</text:span> (IV, 265 et 370). </text:p>
      <text:p text:style-name="P71"/>
      <text:p text:style-name="P72">III</text:p>
      <text:p text:style-name="P147"><text:span text:style-name="T48">Pour tout homme qui aime s</text:span><text:span text:style-name="T51">érieusement l'art et qui voit dans la musique autre chose que le plus superficiel des passe-temps, cette Valkyrie de M. Wilder n'existe point, tout simplement : c'est une œ</text:span><text:span text:style-name="T48">uvre mort-n</text:span><text:span text:style-name="T51">é</text:span><text:span text:style-name="T48">e, et on ne saurait mieux faire que de ne plus y penser. Mais malheureusement ce n'est l</text:span><text:span text:style-name="T51">à</text:span><text:span text:style-name="T48"> que le sympt</text:span><text:span text:style-name="T51">ô</text:span><text:span text:style-name="T48">me le plus morbide parmi tant d'autres, qui indiquent un fourvoiement inqui</text:span><text:span text:style-name="T51">é</text:span><text:span text:style-name="T48">tant des esprits par rapport </text:span><text:span text:style-name="T51">à</text:span><text:span text:style-name="T48"> tout ce qui concerne Wagner. Si ce fourvoiement n'existait point, une </text:span><text:span text:style-name="T51">œ</text:span><text:span text:style-name="T48">uvre qui d</text:span><text:span text:style-name="T51">é</text:span><text:span text:style-name="T48">nature aussi compl</text:span><text:span text:style-name="T51">è</text:span><text:span text:style-name="T48">tement le drame wagn</text:span><text:span text:style-name="T51">é</text:span><text:span text:style-name="T48">rien n'aurait pas obtenu le succ</text:span><text:span text:style-name="T51">è</text:span><text:span text:style-name="T48">s qu'elle a eu dans la presse</text:span><text:note text:id="ftn106" text:note-class="footnote"><text:note-citation>64</text:note-citation><text:note-body><text:p text:style-name="footnote_20_text"><text:span text:style-name="footnote_20_reference"><text:span text:style-name="T105"><text:tab/></text:span></text:span><text:span text:style-name="footnote_20_reference"><text:span text:style-name="T106"> </text:span></text:span><text:span text:style-name="T80">M. Wilder a « vulgarisé » la </text:span><text:span text:style-name="T79">Walküre</text:span><text:span text:style-name="T80"> de Wagner, suais dans le sens anglais de ce verbe ; il a fait de ce beau drame une chose vulgaire, et banale, et bête. – Maintenant, peut-être est-ce de cela qu'on le félicite si unanimement.</text:span></text:p></text:note-body></text:note><text:span text:style-name="T48">, et, surtout, il aurait </text:span><text:span text:style-name="T51">é</text:span><text:span text:style-name="T48">t</text:span><text:span text:style-name="T51">é</text:span><text:span text:style-name="T48"> impossible qu'elle r</text:span><text:span text:style-name="T51">é</text:span><text:span text:style-name="T48">ussisse sur la sc</text:span><text:span text:style-name="T51">è</text:span><text:span text:style-name="T48">ne. Mettez quelques centaines d'hommes qui ont de l'</text:span><text:span text:style-name="T51">é</text:span><text:span text:style-name="T48">ducation, du bon sens et du bon go</text:span><text:span text:style-name="T51">û</text:span><text:span text:style-name="T48">t, mais qui n'ont jamais entendu parler de Wagner dans un th</text:span><text:span text:style-name="T51">éâ</text:span><text:span text:style-name="T48">tre, et jouez-leur la </text:span><text:span text:style-name="T64">Valkyrie</text:span><text:span text:style-name="T48"> de M. Wilder, sous le pr</text:span><text:span text:style-name="T51">étexte de leur faire entendre un drame musical : ils s'é</text:span><text:span text:style-name="T48">crieront unanimement que c'est idiot, que ce n'a pas le sens commun, et, avec Wagner, ils diront que </text:span><text:span text:style-name="T51">«</text:span><text:span text:style-name="T54"> </text:span><text:span text:style-name="T51">c'est le caprice d'un musicien fantasque, incapable, qui ne sait pas lui-même ce qu'il veut... »</text:span><text:span text:style-name="T48">. Et voici que ces m</text:span><text:span text:style-name="T51">ê</text:span><text:span text:style-name="T48">mes gens, ont aujourd'hui l'esprit tellement fauss</text:span><text:span text:style-name="T51">é</text:span><text:span text:style-name="T48"> par tout ce qui se dit sur Wagner et le go</text:span><text:span text:style-name="T51">û</text:span><text:span text:style-name="T48">t tellement d</text:span><text:span text:style-name="T51">é</text:span><text:span text:style-name="T48">prav</text:span><text:span text:style-name="T51">é par ce qui se passe dans les salles de concert, qu'ils battent des mains et trouvent cela beau ! </text:span><text:span text:style-name="T48">–</text:span><text:span text:style-name="T54"> </text:span><text:span text:style-name="T51">Ce n'est pas encourageant pour «</text:span><text:span text:style-name="T54"> </text:span><text:span text:style-name="T51">l'œuvre d'art de l'avenir »</text:span><text:span text:style-name="T48">. Mais il en est de m</text:span><text:span text:style-name="T51">ê</text:span><text:span text:style-name="T48">me sur toute la ligne. </text:span></text:p>
      <text:p text:style-name="P147"><text:span text:style-name="T48">Richard Wagner avait horreur de ce qu'il nommait les </text:span><text:span text:style-name="T51">«</text:span><text:span text:style-name="T54"> </text:span><text:span text:style-name="T51">orgies de musique »</text:span><text:span text:style-name="T54"> </text:span><text:span text:style-name="T51">: c'est lui qui maintenant forme le principal pré</text:span><text:span text:style-name="T48">texte d'innombrables orgies de ce genre. Il ne pouvait souffrir ces</text:span><text:span text:style-name="T51">«</text:span><text:span text:style-name="T54"> </text:span><text:span text:style-name="T51">travestissements de musiques dramatiques »</text:span><text:span text:style-name="T48"> (V, 146), les ex</text:span><text:span text:style-name="T51">é</text:span><text:span text:style-name="T48">cutions de fragments d'op</text:span><text:span text:style-name="T51">éras dans des concerts : ce sont ses œuvres »</text:span><text:span text:style-name="T48"> qu'on a choisies, pour les travestir tous les dimanches. Avant tout il </text:span><text:soft-page-break/><text:span text:style-name="T48">recherchait la v</text:span><text:span text:style-name="T51">é</text:span><text:span text:style-name="T48">rit</text:span><text:span text:style-name="T51">é</text:span><text:span text:style-name="T48"> dans l'expression artistique, et il entrait en lutte avec son orchestre, avec ses chanteurs, avec son directeur et avec son public pour r</text:span><text:span text:style-name="T51">é</text:span><text:span text:style-name="T48">tablir la v</text:span><text:span text:style-name="T51">é</text:span><text:span text:style-name="T48">rit</text:span><text:span text:style-name="T51">é</text:span><text:span text:style-name="T48">, aussi bien dans l'ex</text:span><text:span text:style-name="T51">é</text:span><text:span text:style-name="T48">cution des </text:span><text:span text:style-name="T51">œuvres de Mozart et de Bellini, que de Gluck : donnant à</text:span><text:span text:style-name="T48"> Bruxelles un fragment du Ring d</text:span><text:span text:style-name="T51">é</text:span><text:span text:style-name="T48">tach</text:span><text:span text:style-name="T51">é</text:span><text:span text:style-name="T48"> de ce qui pr</text:span><text:span text:style-name="T51">é</text:span><text:span text:style-name="T48">c</text:span><text:span text:style-name="T51">è</text:span><text:span text:style-name="T48">de, plein de motifs musicaux qui ne peuvent avoir aucun sens pour les auditeurs, on le chante sur le texte que nous venons de voir, de fa</text:span><text:span text:style-name="T51">ç</text:span><text:span text:style-name="T48">on que le tout est une des plus ignobles pasquinades qui jamais aient </text:span><text:span text:style-name="T51">é</text:span><text:span text:style-name="T48">t</text:span><text:span text:style-name="T51">é</text:span><text:span text:style-name="T48"> attent</text:span><text:span text:style-name="T51">é</text:span><text:span text:style-name="T48">es contre une belle </text:span><text:span text:style-name="T51">œuvre d'art ! </text:span><text:span text:style-name="T48">–</text:span><text:span text:style-name="T54"> </text:span><text:span text:style-name="T51">Et pendant ce temps, il parait à</text:span><text:span text:style-name="T48"> Paris des douzaines de livres sur Wagn</text:span><text:span text:style-name="T51">er : nulle part on ne trouve une semblable surexcitation, un tel besoin de communiquer au public ses idé</text:span><text:span text:style-name="T48">es et ses appr</text:span><text:span text:style-name="T51">é</text:span><text:span text:style-name="T48">ciations sur ce ma</text:span><text:span text:style-name="T51">ître. Mais quels livres ! A peine y a-t-il dans un ou deux d'entre eux quelques chapitres qui soient sé</text:span><text:span text:style-name="T48">rieux. Ce sont de vieux mythes r</text:span><text:span text:style-name="T51">é</text:span><text:span text:style-name="T48">chauff</text:span><text:span text:style-name="T51">é</text:span><text:span text:style-name="T48">s, des aper</text:span><text:span text:style-name="T51">ç</text:span><text:span text:style-name="T48">us th</text:span><text:span text:style-name="T51">é</text:span><text:span text:style-name="T48">oriques de pure fantaisie, des analyses de drames cent fois refaites et toujours inutiles puisque la nature m</text:span><text:span text:style-name="T51">ê</text:span><text:span text:style-name="T48">me du drame reste incomprise, et toujours les m</text:span><text:span text:style-name="T51">ê</text:span><text:span text:style-name="T48">mes psychologies profondes sur la distinction entre l'ho</text:span><text:span text:style-name="T51">mme et l'artiste, et autres inepties ! Presque aucun de ces auteurs ne se donne la peine d'é</text:span><text:span text:style-name="T48">tudier s</text:span><text:span text:style-name="T51">é</text:span><text:span text:style-name="T48">rieusement tous les </text:span><text:span text:style-name="T51">é</text:span><text:span text:style-name="T48">crits de Wagner, de conna</text:span><text:span text:style-name="T51">î</text:span><text:span text:style-name="T48">tre sa vie, d'</text:span><text:span text:style-name="T51">é</text:span><text:span text:style-name="T48">tudier patiemment ses partitions, d'entendre souvent les meilleures ex</text:span><text:span text:style-name="T51">é</text:span><text:span text:style-name="T48">cutions, avant de communiquer au monde ce qu'</text:span><text:span text:style-name="T51">é</text:span><text:span text:style-name="T48">tait Wagner et ce qu'ils en pensent</text:span><text:note text:id="ftn107" text:note-class="footnote"><text:note-citation>65</text:note-citation><text:note-body><text:p text:style-name="footnote_20_text"><text:span text:style-name="footnote_20_reference"><text:span text:style-name="T105"><text:tab/></text:span></text:span><text:span text:style-name="footnote_20_reference"><text:span text:style-name="T106"> </text:span></text:span><text:span text:style-name="T106">Ne voit-on pas de gros volumes, soi-disant documentaires, écrits par </text:span><text:span text:style-name="T80">des hommes qui ne savent pas un seul mot d'allemand !</text:span></text:p></text:note-body></text:note><text:span text:style-name="T48">. </text:span></text:p>
      <text:p text:style-name="P148">De cet ensemble de circonstances f<text:span text:style-name="T2">â</text:span>cheuses, il r<text:span text:style-name="T2">é</text:span>sulte un <text:span text:style-name="T2">é</text:span>tat d<text:span text:style-name="T2">é</text:span>sastreux des esprits. Autrefois Wagner <text:span text:style-name="T2">é</text:span>tait connu en France de quelques po<text:span text:style-name="T2">è</text:span>tes, de quelques musiciens, et il <text:span text:style-name="T2">é</text:span>tait appr<text:span text:style-name="T2">é</text:span>ci<text:span text:style-name="T2">é</text:span>. Aujourd'hui que tout le monde en parle, on ne le conna<text:span text:style-name="T2">î</text:span>t plus. </text:p>
      <text:p text:style-name="P72">Il n'y a qu'un fant<text:span text:style-name="T2">ô</text:span>me monstrueux et grotesque qui s'agite sous ce nom, en faisant beaucoup de bruit, et en causant <text:span text:style-name="T2">à</text:span> l'art un tort consid<text:span text:style-name="T2">é</text:span>rable. </text:p>
      <text:p text:style-name="P148">Il n'y aurait qu'un moyen de r<text:span text:style-name="T2">é</text:span>m<text:span text:style-name="T2">é</text:span>dier <text:span text:style-name="T2">à</text:span> cet <text:span text:style-name="T2">é</text:span>t<text:span text:style-name="T2">at de choses : ce serait de s'efforcer à</text:span> faire le silence autour de ce nom v<text:span text:style-name="T2">é</text:span>n<text:span text:style-name="T2">é</text:span>r<text:span text:style-name="T2">é</text:span>. </text:p>
      <text:p text:style-name="P148">On nous a souvent reproch<text:span text:style-name="T2">é</text:span>, <text:span text:style-name="T2">à</text:span> nous, Wagn<text:span text:style-name="T2">é</text:span>riens convaincus, d'<text:span text:style-name="T2">ê</text:span>tre une cause principale de ces malentendus, de cet <text:span text:style-name="T2">é</text:span>garement du go<text:span text:style-name="T2">û</text:span>t. C'est bien <text:span text:style-name="T2">à tort ; nous ne nous sommes</text:span> jamais adress<text:span text:style-name="T2">é</text:span>s qu'<text:span text:style-name="T2">à</text:span> un public tr<text:span text:style-name="T2">è</text:span>s restreint et d'<text:span text:style-name="T2">élite ; nous n'avons jamais ambitionné</text:span> de <text:span text:style-name="T2">«</text:span><text:span text:style-name="T4"> </text:span><text:span text:style-name="T2">vulgariser »</text:span> l'<text:span text:style-name="T2">œ</text:span>uvre de Wagner, car nous savons fort bien que la seule vulgarisation <text:span text:style-name="T2">à</text:span> d<text:span text:style-name="T2">é</text:span>sirer, serait celle qui se ferait indirectement, par <text:soft-page-break/>l'influence du ma<text:span text:style-name="T2">î</text:span>tre allemand sur les artistes fran<text:span text:style-name="T2">çais : toute autre est fonciè</text:span>rement mauvaise. Ce que nous demandons est bien simple. Nous voulons que les artistes et que les hommes qui aiment l'art aillent <text:span text:style-name="T2">à</text:span> Bayreuth, parce que l<text:span text:style-name="T2">à</text:span>, seulement, ils trouveront des repr<text:span text:style-name="T2">é</text:span>sentations vraiment parfaites des drames de Wagner, et qu'en art, la perfection seule compte. Nous voulons qu'ils <text:span text:style-name="T2">é</text:span>tudient les <text:span text:style-name="T2">écrits de Wagner ; qu'ils apprennent à voir en lui plus qu'un simple musicien, un profond penseur ; qu'ils subissent ainsi l'influen</text:span>ce de cet homme dont l'effort principal (quoique peu connu) a <text:span text:style-name="T2">é</text:span>t<text:span text:style-name="T2">é</text:span> de montrer que l'art est la chose la plus sainte, et le th<text:span text:style-name="T2">éâ</text:span>tre un lieu o<text:span text:style-name="T2">ù</text:span> peuvent vivre de la vie intense de l'art les plus profondes passions et les <text:span text:style-name="T2">é</text:span>motions les plus cach<text:span text:style-name="T2">é</text:span>es, Y a-t-il au monde quoi que ce soit qui puisse influencer plus salutairement un artiste que le spectacle de cette vie virile tout enti<text:span text:style-name="T2">è</text:span>re vou<text:span text:style-name="T2">é</text:span>e <text:span text:style-name="T2">à</text:span> un id<text:span text:style-name="T2">é</text:span>al, et de ce prodigieux effort vers la r<text:span text:style-name="T2">é</text:span>alisation de cet id<text:span text:style-name="T2">éal ? </text:span></text:p>
      <text:p text:style-name="P148"><text:span text:style-name="T2">Non ; le mal vient en premier lieu de ces quelques</text:span> personnes, qui <text:span text:style-name="T2">à</text:span> beaucoup de talent et <text:span text:style-name="T2">à</text:span> beaucoup de z<text:span text:style-name="T2">è</text:span>le joignent une tr<text:span text:style-name="T2">è</text:span>s malheureuse ignorance de ce qu'est le drame wagn<text:span text:style-name="T2">é</text:span>rien. Ce sont elles qui ont en premier lieu <text:span text:style-name="T2">é</text:span>gar<text:span text:style-name="T2">é</text:span> le public, et qui l'<text:span text:style-name="T2">é</text:span>garent encore aujourd'hui. Et <text:span text:style-name="T2">à</text:span> elles viennent se joindre toute cette cohue de m<text:span text:style-name="T2">é</text:span>lomanes enthousiastes, et aussi tous ces gens qui, sous le manteau del<text:span text:style-name="T2">à</text:span> mod<text:span text:style-name="T2">é</text:span>ration, de l'impartialit<text:span text:style-name="T2">é, du patriotisme, que sais-je ? ne cachent que la mé</text:span>diocrit<text:span text:style-name="T2">é</text:span> de leur entendement. En dernier lieu, nous avons cette nombreuse pl<text:span text:style-name="T2">è</text:span>be artistique, pour qui Wagner n'est qu'un pr<text:span text:style-name="T2">é</text:span>texte pour r<text:span text:style-name="T2">é</text:span>colter de la renomm<text:span text:style-name="T2">é</text:span>e, ou de l'argent. </text:p>
      <text:p text:style-name="P147"><text:span text:style-name="T48">Il serait facile d'enrayer ce mouvement. Que M. Lamoureux ne nous serve plus de lambeaux de </text:span><text:span text:style-name="T64">Tristan</text:span><text:span text:style-name="T48"> et de la </text:span><text:span text:style-name="T64">Walkure </text:span><text:span text:style-name="T48">dans ses concerts</text:span><text:note text:id="ftn108" text:note-class="footnote"><text:note-citation>66</text:note-citation><text:note-body><text:p text:style-name="footnote_20_text"><text:span text:style-name="footnote_20_reference"><text:span text:style-name="T105"><text:tab/></text:span></text:span><text:span text:style-name="footnote_20_reference"><text:span text:style-name="T106"> </text:span></text:span><text:span text:style-name="T80">Des critiques sérieux, comme M. Webet du </text:span><text:span text:style-name="T79">Temps </text:span><text:span text:style-name="T80">n'ont cessé de protester contre ces profanations de belles œuvres.</text:span></text:p></text:note-body></text:note><text:span text:style-name="T54"> </text:span><text:span text:style-name="T51">! Qu'il ne tente plus de </text:span><text:span text:style-name="T48">repr</text:span><text:span text:style-name="T51">é</text:span><text:span text:style-name="T48">sentations wagn</text:span><text:span text:style-name="T51">ériennes ! II a dé</text:span><text:span text:style-name="T48">montr</text:span><text:span text:style-name="T51">é</text:span><text:span text:style-name="T48"> que les artistes fran</text:span><text:span text:style-name="T51">ç</text:span><text:span text:style-name="T48">ais pouvaient donner de l'op</text:span><text:span text:style-name="T51">é</text:span><text:span text:style-name="T48">ra</text:span><text:span text:style-name="T64"> Loh</text:span><text:span text:style-name="T52">ë</text:span><text:span text:style-name="T64">ngrin </text:span><text:span text:style-name="T48">une ex</text:span><text:span text:style-name="T51">é</text:span><text:span text:style-name="T48">cution sup</text:span><text:span text:style-name="T51">é</text:span><text:span text:style-name="T48">rieure sous plusieurs rapports </text:span><text:span text:style-name="T51">à</text:span><text:span text:style-name="T48"> celles des premiers th</text:span><text:span text:style-name="T51">éâ</text:span><text:span text:style-name="T48">tres de l'Allemagne. II peut en </text:span><text:span text:style-name="T51">ê</text:span><text:span text:style-name="T48">tre fier. Mais tout ce qu'il tenterait de plus serait de trop. Un Th</text:span><text:span text:style-name="T51">éâ</text:span><text:span text:style-name="T48">tre-Wagner </text:span><text:span text:style-name="T51">à</text:span><text:span text:style-name="T48"> Paris est non seulement inutile, il serait </text:span><text:span text:style-name="T51">à</text:span><text:span text:style-name="T48"> tous les points de vue nuisible. Les travestissements de drames jou</text:span><text:span text:style-name="T51">é</text:span><text:span text:style-name="T48">s sur cette sc</text:span><text:span text:style-name="T51">è</text:span><text:span text:style-name="T48">ne seraient la mort de tout vrai wagn</text:span><text:span text:style-name="T51">érisme ; et en mê</text:span><text:span text:style-name="T48">me temps il est fort probable qu'elles porteraient un coup fatal </text:span><text:span text:style-name="T51">à</text:span><text:span text:style-name="T48"> la musique dramatique fran</text:span><text:span text:style-name="T51">ç</text:span><text:span text:style-name="T48">aise, Richard Wagner a toujours dit que son drame musical ne pourrait exercer </text:span><text:soft-page-break/><text:span text:style-name="T48">une influence bienfaisante sur l'art fran</text:span><text:span text:style-name="T51">ç</text:span><text:span text:style-name="T48">ais qu'en restant allemand et que </text:span><text:span text:style-name="T51">«</text:span><text:span text:style-name="T54"> </text:span><text:span text:style-name="T51">si l'on é</text:span><text:span text:style-name="T48">vitait la moindre pr</text:span><text:span text:style-name="T51">é</text:span><text:span text:style-name="T48">tention </text:span><text:span text:style-name="T51">à vouloir le franciser »</text:span><text:note text:id="ftn109" text:note-class="footnote"><text:note-citation>67</text:note-citation><text:note-body><text:p text:style-name="WW-Standard"><text:span text:style-name="footnote_20_reference"><text:span text:style-name="T105"><text:tab/></text:span></text:span><text:span text:style-name="footnote_20_reference"><text:span text:style-name="T106"> </text:span></text:span><text:span text:style-name="T107">Fragments posthumes,</text:span><text:span text:style-name="T106"> p. 83</text:span><text:span text:style-name="T80">. Et je pourrais citer de nombreux passages semblables. </text:span></text:p><text:p text:style-name="WW-Standard"/></text:note-body></text:note><text:span text:style-name="T48">. Il faut donc s'opposer r</text:span><text:span text:style-name="T51">é</text:span><text:span text:style-name="T48">solument </text:span><text:span text:style-name="T51">à</text:span><text:span text:style-name="T48"> toute introduction des drames de Wagner </text:span><text:span text:style-name="T51">à</text:span><text:span text:style-name="T48"> Paris. </text:span></text:p>
      <text:p text:style-name="P148">Et, pendant cette bienheureuse p<text:span text:style-name="T2">é</text:span>riode de calme et de recueillement, que ceux qui veulent <text:span text:style-name="T2">é</text:span>tudier s<text:span text:style-name="T2">é</text:span>rieusement les partitions de Wagner sachent bien que ce ne sont pas les <text:span text:style-name="T2">«</text:span><text:span text:style-name="T4"> </text:span><text:span text:style-name="T2">versions françaises »</text:span><text:span text:style-name="T4"> </text:span><text:span text:style-name="T2">de M. Victor Wilder qui pourront leur servir à quelque chose »</text:span><text:span text:style-name="T114">.</text:span></text:p>
      <text:p text:style-name="P147"/>
      <text:p text:style-name="P72">Houston Stewart Chamberlain. </text:p>
      <text:h text:style-name="P245" text:outline-level="2">Documents de critique expérimentale <text:line-break/>Parsifal</text:h>
      <text:p text:style-name="P71"/>
      <text:p text:style-name="P80">l : Gefuehle (Suite)</text:p>
      <text:p text:style-name="P71"/>
      <text:p text:style-name="P72">2°<text:span text:style-name="T2"> Schallwelt (le monde des sons) : a</text:span>coustique. </text:p>
      <text:p text:style-name="P71"/>
      <text:p text:style-name="P148">Avant de p<text:span text:style-name="T2">é</text:span>n<text:span text:style-name="T2">é</text:span>trer dans le d<text:span text:style-name="T2">é</text:span>tail de l'analyse des motifs, il n'est pas inutile d'examiner rapidement les grands traits et les teintes fondamentales d'o<text:span text:style-name="T2">ù</text:span> ressort l'architecture m<text:span text:style-name="T2">é</text:span>lodique, caract<text:span text:style-name="T2">é</text:span>ristique de chaque sc<text:span text:style-name="T2">è</text:span>ne. La musique en effet est continue d'un bout du drame <text:span text:style-name="T2">à</text:span> l'autre et nous pouvons nous attendre <text:span text:style-name="T2">à</text:span> y retrouver <text:span text:style-name="T2">à</text:span> la fois le reflet de la d<text:span text:style-name="T2">é</text:span>coration, de la plastique, de la mimique et des paroles. Il suffira que nous marquions quelques-uns des points principaux, la compr<text:span text:style-name="T2">é</text:span>hension du drame exigeant une connaissance sensorielle que l'analyse critique ne peut donner au lecteur, lequel se doit d'ailleurs <text:span text:style-name="T2">à</text:span> lui-m<text:span text:style-name="T2">ê</text:span>me de voir jouer et de lire les drames wagn<text:span text:style-name="T2">é</text:span>riens le plus souvent et le plus attentivement possible. </text:p>
      <text:p text:style-name="P148">La musique dramatique a pour r<text:span text:style-name="T2">ô</text:span>le ce seconder, de multiplier, de d<text:span text:style-name="T2">é</text:span>velopper en la f<text:span text:style-name="T2">é</text:span>condant, de faire vivre en un mot l'expression partout o<text:span text:style-name="T2">ù</text:span> elle se trouve, qu'elle provienne du geste ou de la plastique, du d<text:span text:style-name="T2">é</text:span>cor ou du mot. Elle joue ici le r<text:span text:style-name="T2">ô</text:span>le d'un d<text:span text:style-name="T2">é</text:span>cor, d'une plastique, d'un jeu de gestes et d'intentions perceptible <text:span text:style-name="T2">à</text:span> l'oreille et p<text:span text:style-name="T2">é</text:span>n<text:span text:style-name="T2">é</text:span>trant l'intelligence sans <text:span text:style-name="T2">ê</text:span>tre arr<text:span text:style-name="T2">ê</text:span>t<text:span text:style-name="T2">é</text:span>e par l'objectivit<text:span text:style-name="T2">é</text:span> des ph<text:span text:style-name="T2">é</text:span>nom<text:span text:style-name="T2">è</text:span>nes visuels. Comprise de cette fa<text:span text:style-name="T2">ç</text:span>on, l'<text:span text:style-name="T2">œ</text:span>uvre dramatique pr<text:span text:style-name="T2">é</text:span>sentera <text:span text:style-name="T2">à</text:span> l'<text:span text:style-name="T2">é</text:span>tude une co<text:span text:style-name="T2">ï</text:span>ncidence, un conflit de motifs visuels et auditifs se compl<text:span text:style-name="T2">é</text:span>tant, se superposant et se r<text:span text:style-name="T2">é</text:span>pondant d'une fa<text:span text:style-name="T2">ç</text:span>on constante. </text:p>
      <text:p text:style-name="P167">Nous avons vu, pour donner les exemples les plus saisissables, le style du zig-zag dominer dans les motifs picturaux de la premi<text:span text:style-name="T2">è</text:span>re sc<text:span text:style-name="T2">è</text:span>ne du second acte, nous voyons ce m<text:span text:style-name="T2">ê</text:span>me style animer et coordonner les motifs musicaux du milieu dramatique o<text:span text:style-name="T2">ù</text:span> se meut Klingsor. Son attitude agit<text:span text:style-name="T2">é</text:span>e, farouche, sarcastique et violente retentit dans l'orchestre et dans son chant. D'autre part, pendant que de sinistres vapeurs bleu<text:span text:style-name="T2">â</text:span>tres s'<text:span text:style-name="T2">é</text:span>l<text:span text:style-name="T2">è</text:span>vent dans l'ombre, apr<text:span text:style-name="T2">è</text:span>s le <text:span text:style-name="T33">Herauf </text:span>de Klingsor, r<text:span text:style-name="T2">é</text:span>p<text:span text:style-name="T2">é</text:span>t<text:span text:style-name="T2">é</text:span> profond<text:span text:style-name="T2">é</text:span>ment <text:span text:style-name="T2">à</text:span> l'orchestre, un motif lamentable et terriblement navrant se tra<text:span text:style-name="T2">î</text:span>ne dans la lugubre p<text:span text:style-name="T2">é</text:span>nombre de l'orchestra, commentant et signifiant la situation. Toute la sc<text:span text:style-name="T2">è</text:span>ne serait <text:span text:style-name="T2">à</text:span> <text:span text:style-name="T2">é</text:span>tudier, dans les moindres attitudes et dans les moindres mots des acteurs, depuis la fureur de Klingsor jusqu'<text:span text:style-name="T2">à</text:span> la tumultueuse d<text:span text:style-name="T2">é</text:span>route des chevaliers. </text:p>
      <text:p text:style-name="P148">Au tableau suivant, l'enguirlandement des motifs compl<text:span text:style-name="T2">è</text:span>te celui des fleurs et des ch<text:span text:style-name="T2">œ</text:span>urs, et il n'y a point <text:span text:style-name="T2">à</text:span> d<text:span text:style-name="T2">é</text:span>velopper ici les rapprochements imm<text:span text:style-name="T2">é</text:span>diatement appr<text:span text:style-name="T2">é</text:span>ciables. Toute la belle sc<text:span text:style-name="T2">è</text:span>ne de Kundry doit, <text:span text:style-name="T2">à</text:span> ce point de vue <text:span text:style-name="T2">ê</text:span>tre analys<text:span text:style-name="T2">é</text:span>e note <text:span text:style-name="T2">à</text:span> note. </text:p>
      <text:p text:style-name="P147"><text:span text:style-name="T48">Dans les deux tableaux du temple</text:span><text:note text:id="ftn110" text:note-class="endnote"><text:note-citation>qq</text:note-citation><text:note-body><text:p text:style-name="Endnote"><text:span text:style-name="T48"><text:tab/>Il s’agit des deux grandes scènes de la fin de l’acte 1 et celle de l’acte 3. Ces deux scènes comportent deux airs d’Amfortas puis le dernier air de </text:span><text:span text:style-name="T33">Parsifal</text:span>. Elles se déroulent l’une et l’autre dans le temple du Graal. [NdE]</text:p></text:note-body></text:note><text:span text:style-name="T48">, la chor</text:span><text:span text:style-name="T51">é</text:span><text:span text:style-name="T48">tique r</text:span><text:span text:style-name="T51">è</text:span><text:span text:style-name="T48">gne dans l'orchestre autant que sur la sc</text:span><text:span text:style-name="T51">è</text:span><text:span text:style-name="T48">ne, sauf pendant les </text:span><text:span text:style-name="T51">é</text:span><text:span text:style-name="T48">pisodes o</text:span><text:span text:style-name="T51">ù</text:span><text:span text:style-name="T48"> Amfortas, o</text:span><text:span text:style-name="T51">ù</text:span><text:span text:style-name="T48"> Parsifal brisent l'harmonie du milieu par leur intervention individuelle. Dans ces cas, les motifs dramatiques remplacent les motifs propres au milieu. Le commencement du troisi</text:span><text:span text:style-name="T51">è</text:span><text:span text:style-name="T48">me acte est une des plus puissantes sc</text:span><text:span text:style-name="T51">è</text:span><text:span text:style-name="T48">nes musicales qu'on ait connues, l'expression m</text:span><text:span text:style-name="T51">é</text:span><text:span text:style-name="T48">lancolique, navr</text:span><text:span text:style-name="T51">é</text:span><text:span text:style-name="T48">e, de la nature y atteint une pr</text:span><text:span text:style-name="T51">écision exquise, infinie ; et plus loin, l'effusion joyeuse de la prairie tient autant à</text:span><text:span text:style-name="T48"> la lumi</text:span><text:span text:style-name="T51">è</text:span><text:span text:style-name="T48">re qu'aux vivifiantes sonorit</text:span><text:span text:style-name="T51">é</text:span><text:span text:style-name="T48">s de l'orchestre pendant cette merveilleuse sc</text:span><text:span text:style-name="T51">ène ; le dé</text:span><text:span text:style-name="T48">part d'</text:span><text:span text:style-name="T51">Â</text:span><text:span text:style-name="T48">mfortas, du cygne, l'arriv</text:span><text:span text:style-name="T51">é</text:span><text:span text:style-name="T48">e des deux jeunes </text:span><text:span text:style-name="T51">é</text:span><text:span text:style-name="T48">cuyers, celle de Kundry sont </text:span><text:span text:style-name="T51">é</text:span><text:span text:style-name="T48">galement </text:span><text:span text:style-name="T51">à</text:span><text:span text:style-name="T48"> </text:span><text:span text:style-name="T51">é</text:span><text:span text:style-name="T48">tudier minutieusement. Mais les deux points de la pi</text:span><text:span text:style-name="T51">è</text:span><text:span text:style-name="T48">ce o</text:span><text:span text:style-name="T51">ù</text:span><text:span text:style-name="T48"> la musique s'adapte </text:span><text:span text:style-name="T51">é</text:span><text:span text:style-name="T48">trangement au d</text:span><text:span text:style-name="T51">é</text:span><text:span text:style-name="T48">cor, sont pr</text:span><text:span text:style-name="T51">é</text:span><text:span text:style-name="T48">cis</text:span><text:span text:style-name="T51">é</text:span><text:span text:style-name="T48">ment les deux changements du premier et, du troisi</text:span><text:span text:style-name="T51">è</text:span><text:span text:style-name="T48">me acte. Il n'y a point de personnages, ni plastique ni mimique, et l'analyse est facilit</text:span><text:span text:style-name="T51">é</text:span><text:span text:style-name="T48">e par la simplicit</text:span><text:span text:style-name="T51">é</text:span><text:span text:style-name="T48"> m</text:span><text:span text:style-name="T51">ê</text:span><text:span text:style-name="T48">me ce l'expression sc</text:span><text:span text:style-name="T51">é</text:span><text:span text:style-name="T48">nique. Nous ne croyons pas que l'art de faire parler la nature ait jamais </text:span><text:span text:style-name="T51">é</text:span><text:span text:style-name="T48">t</text:span><text:span text:style-name="T51">é</text:span><text:span text:style-name="T48"> atteint de cette fa</text:span><text:span text:style-name="T51">ç</text:span><text:span text:style-name="T48">on. Ces deux parties exigent aussi du lecteur une analyse sp</text:span><text:span text:style-name="T51">é</text:span><text:span text:style-name="T48">ciale que nous ne pouvons nous permettre ici. </text:span></text:p>
      <text:p text:style-name="P148">R<text:span text:style-name="T2">é</text:span>sumons, en ajoutant qu'il n'y a pas un <text:span text:style-name="T2">é</text:span>l<text:span text:style-name="T2">é</text:span>ment, si petit qu'il soit, de l'expression dramatique, o<text:span text:style-name="T2">ù</text:span> la musique ne se soit pour ainsi dire infiltr<text:span text:style-name="T2">é</text:span>e. </text:p>
      <text:p text:style-name="P148"><text:soft-page-break/>Du silence et de l'obscurit<text:span text:style-name="T2">é</text:span> profonde s'<text:span text:style-name="T2">é</text:span>l<text:span text:style-name="T2">è</text:span>ve tr<text:span text:style-name="T2">è</text:span>s lentement, comme un grave <text:span text:style-name="T2">é</text:span>nonc<text:span text:style-name="T2">é</text:span> symbolique, la m<text:span text:style-name="T2">é</text:span>lodie fondamentale du drame. –<text:span text:style-name="T4"> </text:span><text:span text:style-name="T2">Les notes se succèdent simplement sans commentaire harmonique ; la phrase semble parfaite et inalté</text:span>rable dans sa forme comme dans sa signification<text:span text:style-name="T4"> </text:span><text:span text:style-name="T2">; le silence qui la pré</text:span>c<text:span text:style-name="T2">é</text:span>dait peut revenir apr<text:span text:style-name="T2">è</text:span>s elle. Cette phrase suffirait <text:span text:style-name="T2">à</text:span> nous induire profond<text:span text:style-name="T2">é</text:span>ment dans l'essence m<text:span text:style-name="T2">é</text:span>mo de cette vie musicale qui d<text:span text:style-name="T2">é</text:span>sormais nous initiera <text:span text:style-name="T2">à</text:span> la vie dramatique plus intimement encore que la po<text:span text:style-name="T2">é</text:span>sie et la mimique. </text:p>
      <text:p text:style-name="P148">Il imp<text:span text:style-name="T2">orte donc de l'analyser ; et, mé</text:span>thodiquement, comme toute expression sonore, nous allons <text:span text:style-name="T2">é</text:span>tudier successivement la distribution de ses accents d'intensit<text:span text:style-name="T2">é</text:span>, de hauteur et de timbre, en m<text:span text:style-name="T2">ê</text:span>me temps que son rythme, c'est-<text:span text:style-name="T2">à</text:span>-dire son <text:span text:style-name="T2">é</text:span>conomie dans le temps. </text:p>
      <text:p text:style-name="P148">Intensit<text:span text:style-name="T2">é</text:span>. –<text:span text:style-name="T4"> </text:span><text:span text:style-name="T2">Les accents d'intensité</text:span> ne correspondent pas d'abord <text:span text:style-name="T2">à</text:span> ceux qui d<text:span text:style-name="T2">é</text:span>terminent le rythme ce la mesure, et produisent des syncopes perceptibles d<text:span text:style-name="T2">è</text:span>s le d<text:span text:style-name="T2">é</text:span>but de la s* mesure. La sonorit<text:span text:style-name="T2">é</text:span> d'abord faible, augmente, et <text:span text:style-name="T2">à</text:span> la y mesure les syncopes disparaissent, le rythme se carre dans un forte qui se r<text:span text:style-name="T2">épartit en deux chefs : un sur le premier temps ; un sur le troisiè</text:span>me, o<text:span text:style-name="T2">ù</text:span> il est appel<text:span text:style-name="T2">é</text:span> par la division in<text:span text:style-name="T2">é</text:span>gale et attractive du second temps. Puis la force s'<text:span text:style-name="T2">é</text:span>puise beaucoup dans le quatri<text:span text:style-name="T2">è</text:span>me temps et dans la premi<text:span text:style-name="T2">è</text:span>re moiti<text:span text:style-name="T2">é</text:span> du premier temps de la mesure suivante. </text:p>
      <text:p text:style-name="P148">Viennent alors trois notes <text:span text:style-name="T2">é</text:span>gales en valeur et en intensit<text:span text:style-name="T2">é</text:span> pour aboutir <text:span text:style-name="T2">à</text:span> une quatri<text:span text:style-name="T2">è</text:span>me note de dur<text:span text:style-name="T2">é</text:span>e plus longue, d'o<text:span text:style-name="T2">ù</text:span> la sonorit<text:span text:style-name="T2">é</text:span> ira en s'affaiblissant par les syncopes et la calme succession des accents de la mesure, pour ne se relever que tr<text:span text:style-name="T2">è</text:span>s peu, par une derni<text:span text:style-name="T2">è</text:span>re attraction rythmique destin<text:span text:style-name="T2">é</text:span>e <text:span text:style-name="T2">à</text:span> mettre en valeur la finale. </text:p>
      <text:p text:style-name="P148">Hauteur. –<text:span text:style-name="T4"> </text:span><text:span text:style-name="T2">La partie mé</text:span>lodique dont l'intensit<text:span text:style-name="T2">é</text:span> augmentait se trouve ascendante, et de genre diatonique. Cependant les notes qui importent <text:span text:style-name="T2">à</text:span> la modalit<text:span text:style-name="T2">é</text:span> et <text:span text:style-name="T2">à</text:span> la tonalit<text:span text:style-name="T2">é</text:span> sont effac<text:span text:style-name="T2">é</text:span>es quant <text:span text:style-name="T2">à</text:span> leur valeur par les syncopes dont elles sont le si<text:span text:style-name="T2">è</text:span>ge. La sensible a plus de force que l'octave qui ne semble atteinte que pour pr<text:span text:style-name="T2">é</text:span>parer une chute en forte sur la sensible, qui vibre avec force et pr<text:span text:style-name="T2">é</text:span>cision, assez pour devenir <text:span text:style-name="T2">à</text:span> son tour un centre d'affinit<text:span text:style-name="T2">é</text:span>s m<text:span text:style-name="T2">é</text:span>lodiques, importance qu'elle gardera pendant toute la troisi<text:span text:style-name="T2">è</text:span>me mesure. D<text:span text:style-name="T2">é</text:span>j<text:span text:style-name="T2">à</text:span> cependant les affinit<text:span text:style-name="T2">é</text:span>s communes <text:span text:style-name="T2">à</text:span> la sensible et <text:span text:style-name="T2">à</text:span> la dominante se groupent bient<text:span text:style-name="T2">ô</text:span>t autour de celle-ci, par un jeu m<text:span text:style-name="T2">é</text:span>lodique qui, par la pr<text:span text:style-name="T2">é</text:span>cision de ses formes et le timbre des instruments, <text:span text:style-name="T2">é</text:span>quivaut h une compl<text:span text:style-name="T2">è</text:span>te modulation. De la dominante, la phrase arrive <text:span text:style-name="T2">à</text:span> la sous-dominante <text:soft-page-break/>apr<text:span text:style-name="T2">è</text:span>s s'<text:span text:style-name="T2">ê</text:span>tre repli<text:span text:style-name="T2">ée une seconde fois ; mais cette fois, en mê</text:span>me temps que la sonorit<text:span text:style-name="T2">é</text:span> diminue, la rigueur de la marche s'att<text:span text:style-name="T2">é</text:span>nue, et c'est par une progression de trois notes <text:span text:style-name="T2">é</text:span>gales diatoniquement jointes que la sens-dominante est appel<text:span text:style-name="T2">ée ; et par une cadence majeure, lente, la mé</text:span>lodie se distend et semble employer tout ce qui lui reste de force tonale pour mourir sur la m<text:span text:style-name="T2">é</text:span>diante. </text:p>
      <text:p text:style-name="P148">Timbre. –<text:span text:style-name="T4"> </text:span><text:span text:style-name="T2">Les accents de timbre sont les moins variés ; cependant ils jouent un grand rô</text:span>le par le caract<text:span text:style-name="T2">è</text:span>re myst<text:span text:style-name="T2">é</text:span>rieux, <text:span text:style-name="T2">à</text:span> la fois vivant et impassible qu'ils donnent <text:span text:style-name="T2">à toute la phrase : les accents coï</text:span>ncident avec eux de hauteur et d'intensit<text:span text:style-name="T2">é</text:span>, ce qui contribue <text:span text:style-name="T2">à</text:span> donner <text:span text:style-name="T2">à</text:span> la m<text:span text:style-name="T2">é</text:span>lodie la puissance et la grandeur de sa plasticit<text:span text:style-name="T2">é</text:span>. –<text:span text:style-name="T4"> </text:span><text:span text:style-name="T2">Dans les notes faiblement accentué</text:span>es, les bois et les cordes produisent une sonorit<text:span text:style-name="T2">é</text:span> diffuse et assez peu d<text:span text:style-name="T2">é</text:span>finie, tandis que dans les parties accentu<text:span text:style-name="T2">é</text:span>es, <text:span text:style-name="T2">à</text:span> la y et <text:span text:style-name="T2">à</text:span> la 4" mesure, il y a une co<text:span text:style-name="T2">ï</text:span>ncidence de sonorit<text:span text:style-name="T2">é</text:span>s pures qui leur donne un <text:span text:style-name="T2">é</text:span>clat comparable k celui d'une lumi<text:span text:style-name="T2">è</text:span>re pleine et forte. </text:p>
      <text:p text:style-name="P148">Nous r<text:span text:style-name="T2">é</text:span>sumerons en disant que la m<text:span text:style-name="T2">é</text:span>lodie repose sur un syst<text:span text:style-name="T2">è</text:span>me monotonal, compliqu<text:span text:style-name="T2">é</text:span> de quatre toniques secondaires. La tonalit<text:span text:style-name="T2">é</text:span> fondamentale s'efface vers le milieu, fait place <text:span text:style-name="T2">à</text:span> la sensible qui forme le sommet du dessin m<text:span text:style-name="T2">é</text:span>lodique (la tonique n'y revient que comme note de passage) et ne para<text:span text:style-name="T2">î</text:span>t que lorsque la m<text:span text:style-name="T2">é</text:span>lodie descend de la dominante <text:span text:style-name="T2">à</text:span> la sous-dominante pour finir <text:span text:style-name="T2">à</text:span> la m<text:span text:style-name="T2">é</text:span>diante. Cette succession de ioniques coupe la m<text:span text:style-name="T2">é</text:span>lodie en 5 parties. Supposons-la, comme sur notre tableau, <text:span text:style-name="T2">écrite en ut majeur, nous aurons : </text:span></text:p>
      <text:p text:style-name="P148"><text:span text:style-name="T2">A : </text:span>–<text:span text:style-name="T4"> </text:span><text:span text:style-name="T2">une partie ascendante, diatonique, irré</text:span>guli<text:span text:style-name="T2">è</text:span>rement syncop<text:span text:style-name="T2">é</text:span>e, d'intensit<text:span text:style-name="T2">é</text:span> croissante, allant de do <text:span text:style-name="T2">à si ; </text:span></text:p>
      <text:p text:style-name="P148"><text:span text:style-name="T2">B : </text:span>–<text:span text:style-name="T4"> </text:span><text:span text:style-name="T2">un sommet, si do si, que nous trouverons souvent subdivisé en deux parties, une ascendante, si do, une descendante, do si ; dont nous verrons les significations ; </text:span></text:p>
      <text:p text:style-name="P148"><text:span text:style-name="T2">C : </text:span>–<text:span text:style-name="T4"> </text:span><text:span text:style-name="T2">une partie coudée, si mi sol ; </text:span></text:p>
      <text:p text:style-name="P148"><text:span text:style-name="T2">D : </text:span>–<text:span text:style-name="T4"> </text:span><text:span text:style-name="T2">qui</text:span> r<text:span text:style-name="T2">é</text:span>p<text:span text:style-name="T2">è</text:span>te C en aplanissant ses lignes et qui rappelle, plus faiblement, l'ascension del<text:span text:style-name="T2">à</text:span> 1<text:span text:style-name="T115">re </text:span><text:span text:style-name="T2">partie ; </text:span></text:p>
      <text:p text:style-name="P167"><text:span text:style-name="T2">E : </text:span>–<text:span text:style-name="T4"> </text:span><text:span text:style-name="T2">une terminaison, formé</text:span>e par une cha<text:span text:style-name="T2">î</text:span>ne de notes syncop<text:span text:style-name="T2">é</text:span>es aboutissant <text:span text:style-name="T2">à</text:span> la m<text:span text:style-name="T2">é</text:span>diante, qui est pr<text:span text:style-name="T2">é</text:span>c<text:span text:style-name="T2">é</text:span>d<text:span text:style-name="T2">é</text:span>e d'une sensible <text:span text:style-name="T2">à</text:span> un intervalle de seconde. </text:p>
      <text:p text:style-name="P148">Comme on le comprendra par la suite, cette division est extr<text:span text:style-name="T2">ê</text:span>mement importante, car le motif <text:span text:style-name="T2">é</text:span>nonc<text:span text:style-name="T2">é</text:span> est comme la formule impassible de l'id<text:span text:style-name="T2">é</text:span>e du Drame, ind<text:span text:style-name="T2">é</text:span>pendamment du Drame lui-m<text:span text:style-name="T2">ê</text:span>me, ou, si l'on veut, du Gral avant et apr<text:span text:style-name="T2">ès Parsifal : et il contient en ger</text:span>me tous les <text:span text:style-name="T2">é</text:span>l<text:span text:style-name="T2">é</text:span>ments de l'action musicale qui en sortiront par des alt<text:span text:style-name="T2">é</text:span>rations successives de son impassibilit<text:span text:style-name="T2">é</text:span> et de sa pr<text:span text:style-name="T2">é</text:span>cision. </text:p>
      <text:p text:style-name="P148">Le pr<text:span text:style-name="T2">é</text:span>lude n'est autre chose que cette d<text:span text:style-name="T2">é</text:span>composition du motif en ses <text:span text:style-name="T2">é</text:span>l<text:span text:style-name="T2">é</text:span>ments, que le drame tout entier reconstituera successivement. </text:p>
      <text:p text:style-name="P148">Le motif nous appara<text:span text:style-name="T2">î</text:span>t une seconde fois, inalt<text:span text:style-name="T2">é</text:span>r<text:span text:style-name="T2">é</text:span>, mais envelopp<text:span text:style-name="T2">é</text:span> comme d'un halo d'harmonies <text:span text:style-name="T2">é</text:span>th<text:span text:style-name="T2">é</text:span>r<text:span text:style-name="T2">é</text:span>es qui l'isolent un peu de nous. Puis, il revient encore une fois seul, mais d<text:span text:style-name="T2">é</text:span>j<text:span text:style-name="T2">à</text:span> modifi<text:span text:style-name="T2">é</text:span> dans sa tonalit<text:span text:style-name="T2">é</text:span> et sa modalit<text:span text:style-name="T2">é</text:span><text:span text:style-name="T4"> </text:span><text:span text:style-name="T2">; la troisiè</text:span>me mesure, le sommet de la phrase avec sa sensible si puissamment affirm<text:span text:style-name="T2">ée, et la chute en majeur sur la dominante ; cependant la sous-dominante est devenue une mé</text:span>diante mineure, et c'est la tonique qui revient terminer, pr<text:span text:style-name="T2">é</text:span>c<text:span text:style-name="T2">é</text:span>d<text:span text:style-name="T2">é</text:span>e de la sensible r<text:span text:style-name="T2">é</text:span>duite en ce moment <text:span text:style-name="T2">à</text:span> un r<text:span text:style-name="T2">ô</text:span>le accessoire. La m<text:span text:style-name="T2">é</text:span>lodie est <text:span text:style-name="T2">à</text:span> la fois rendue plus <text:span text:style-name="T2">é</text:span>troite par la conclusion sur la tonique, et plus humainement expressive par sa modalit<text:span text:style-name="T2">é</text:span> mineure et la r<text:span text:style-name="T2">é</text:span>p<text:span text:style-name="T2">é</text:span>tition <text:span text:style-name="T2">à</text:span> la 4<text:span text:style-name="T115">e</text:span> mesure de la forme mouvement<text:span text:style-name="T2">é</text:span>e et in<text:span text:style-name="T2">é</text:span>gale de la partie ascendante del<text:span text:style-name="T2">à</text:span> troisi<text:span text:style-name="T2">è</text:span>me. –<text:span text:style-name="T4"> </text:span><text:span text:style-name="T2">Puis les sonorité</text:span>s confuses reviennent, voilant <text:span text:style-name="T2">à</text:span> demi le motif ressorti une quatri<text:span text:style-name="T2">è</text:span>me fois de l'ab<text:span text:style-name="T2">î</text:span>me mystique. </text:p>
      <text:p text:style-name="P148">Alors intervient un motif qui sous cette forme semble tout <text:span text:style-name="T2">à</text:span> fait <text:span text:style-name="T2">étranger au premier ; c'est un appel puissant et large des cuivres </text:span>doucement r<text:span text:style-name="T2">é</text:span>p<text:span text:style-name="T2">é</text:span>t<text:span text:style-name="T2">é</text:span> en hauteur par les fl<text:span text:style-name="T2">ûtes ; puis un troisiè</text:span>me motif qui semble <text:span text:style-name="T2">é</text:span>galement particulier, que nous analyserons <text:span text:style-name="T2">à</text:span> son tour, et <text:span text:style-name="T2">à</text:span> la fin duquel (p. 5, lignes 2, 5, 6), r<text:span text:style-name="T2">é</text:span>appara<text:span text:style-name="T2">î</text:span>t la terminaison E du motif fondamental. –<text:span text:style-name="T4"> </text:span><text:span text:style-name="T2">Celui-ci revient alors et</text:span> forme toute la fin de l'ouverture, et successivement toutes ses fractions se mettent en <text:span text:style-name="T2">évidence : d'abord A, B et C ensemble, puis B, qui s'altè</text:span>re de diff<text:span text:style-name="T2">é</text:span>rentes fa<text:span text:style-name="T2">çons ; et le motif A, B, C, revient encore trois fois, toujours arrê</text:span>t<text:span text:style-name="T2">é</text:span> par B qui se repr<text:span text:style-name="T2">é</text:span>sente obstin<text:span text:style-name="T2">é</text:span>ment de plus en plus alt<text:span text:style-name="T2">é</text:span>r<text:span text:style-name="T2">é</text:span>, jusqu'<text:span text:style-name="T2">à</text:span> ce que D arrive <text:span text:style-name="T2">à son tour ; E apparaî</text:span>t ensuite et semble une r<text:span text:style-name="T2">é</text:span>ponse <text:span text:style-name="T2">à</text:span> D et prend m<text:span text:style-name="T2">ê</text:span>me <text:span text:style-name="T2">à</text:span> un moment un d<text:span text:style-name="T2">é</text:span>veloppement consid<text:span text:style-name="T2">érable ; et, à</text:span> plein orchestre, une complication expressive met en valeur les notes finales qui se trouvent ici n'<text:span text:style-name="T2">ê</text:span>tre plus autre chose que la r<text:span text:style-name="T2">é</text:span>p<text:span text:style-name="T2">é</text:span>tition de B, au point d'<text:span text:style-name="T2">ê</text:span>tre suivies enfin <text:soft-page-break/>de D. qui s'affaisse bient<text:span text:style-name="T2">ô</text:span>t, tandis que les bois reprennent, faiblement et de plus en plus en hauteur, le motif ascensionnel qui semble ici fuir, en se dissipant dans les hauteurs de l'orchestre, le milieu sonore encore troubl<text:span text:style-name="T2">é</text:span> par les successifs d<text:span text:style-name="T2">é</text:span>chirements et les vertigineuses <text:span text:style-name="T2">é</text:span>ducations du motif fondamental. </text:p>
      <text:p text:style-name="P147"><text:span text:style-name="T48">Ce pr</text:span><text:span text:style-name="T51">é</text:span><text:span text:style-name="T48">lude ne nous apprend rien du drame en lui-m</text:span><text:span text:style-name="T51">ê</text:span><text:span text:style-name="T48">me. Il n'a pas de signification, </text:span><text:span text:style-name="T51">é</text:span><text:span text:style-name="T48">tant de la pure musique, et Wagner r</text:span><text:span text:style-name="T51">é</text:span><text:span text:style-name="T48">servant an drame sa propre expression par le concours de tous les arts. Il forme notre oreille et pr</text:span><text:span text:style-name="T51">é</text:span><text:span text:style-name="T48">pare noire intelligence par une initiation progressive </text:span><text:span text:style-name="T51">à</text:span><text:span text:style-name="T48"> cette langue si parfaite et si prodigieusement m</text:span><text:span text:style-name="T51">é</text:span><text:span text:style-name="T48">lodique </text:span><text:span text:style-name="T51">à</text:span><text:span text:style-name="T48"> laquelle nous ne devons pas un instant soustraire notre attention. Nous n'ignorons pas que l'on a parfois expliqu</text:span><text:span text:style-name="T51">é</text:span><text:span text:style-name="T48"> ce pr</text:span><text:span text:style-name="T51">é</text:span><text:span text:style-name="T48">lude en donnant aux motifs qui le composent la signification dramatique r</text:span><text:span text:style-name="T51">é</text:span><text:span text:style-name="T48">v</text:span><text:span text:style-name="T51">é</text:span><text:span text:style-name="T48">l</text:span><text:span text:style-name="T51">é</text:span><text:span text:style-name="T48">e pendant le cours de l'action, mais nous n'admettons pas le secours de ce contexte tout artificiel et nous ne croyons pas devoir accorder </text:span><text:span text:style-name="T51">à</text:span><text:span text:style-name="T48"> la musique du pr</text:span><text:span text:style-name="T51">é</text:span><text:span text:style-name="T48">lude, que Wagner a naturellement plac</text:span><text:span text:style-name="T51">é</text:span><text:span text:style-name="T48">e avant toute manifestation d</text:span><text:span text:style-name="T51">é</text:span><text:span text:style-name="T48">finie de sa pens</text:span><text:span text:style-name="T51">é</text:span><text:span text:style-name="T48">e, avant le drame, le sens si clair qu'elle prendrait si l'on poss</text:span><text:span text:style-name="T51">é</text:span><text:span text:style-name="T48">dait d</text:span><text:span text:style-name="T51">é</text:span><text:span text:style-name="T48">j</text:span><text:span text:style-name="T51">à</text:span><text:span text:style-name="T48"> l'</text:span><text:span text:style-name="T51">œ</text:span><text:span text:style-name="T48">uvre enti</text:span><text:span text:style-name="T51">è</text:span><text:span text:style-name="T48">re qui nous est encore absolument </text:span><text:span text:style-name="T51">é</text:span><text:span text:style-name="T48">trang</text:span><text:span text:style-name="T51">è</text:span><text:span text:style-name="T48">re. Les deux lignes de musique qui s</text:span><text:span text:style-name="T51">é</text:span><text:span text:style-name="T48">parent le baiser de Kundry du cri </text:span><text:span text:style-name="T51">«</text:span><text:span text:style-name="T54"> </text:span><text:span text:style-name="T51">Amfortas  !</text:span><text:note text:id="ftn111" text:note-class="endnote"><text:note-citation>rr</text:note-citation><text:note-body><text:p text:style-name="Endnote"><text:span text:style-name="T76"><text:tab/>Il s’agit d’une allusion à l’acte II de </text:span><text:span text:style-name="T33">Parsifal, </text:span>et plus précisément au duo entre Kundry et Parsifal. Kundry embrasse Parsifal. Celui-ci a alors une révélation  : celle de la souffrance du roi Amfortas qui a lui-même succombé aux baisers de la séductrice. C’est alors qu’il crie le nom du roi puis invoque sa blessure. Dans <text:s/>cette histoire complexe, le roi Amfortas, se trouvant au royaume enchanté de Klingsor avait été séduit par Kundry. Le magicien Klingsor en avait profité pour se saisir de la lance du roi, objet sacré entre tous puisqu’il s’agissait de la sainte lance qui avait blessé le Christ au flanc. Klingsor, depuis dépositaire de la lance, avait infligé une blessure inguérissable au roi pécheur. [NdE]</text:p><text:p text:style-name="Endnote"/></text:note-body></text:note><text:span text:style-name="T51"> <text:s/>»</text:span><text:span text:style-name="T48"> sont plus significatives que dix pages de litt</text:span><text:span text:style-name="T51">érature : dans le pré</text:span><text:span text:style-name="T48">lude rien ne nous fait seulement pressentir qu'il s'agisse du Gral ou de la blessure. Nous poss</text:span><text:span text:style-name="T51">é</text:span><text:span text:style-name="T48">dons simplement la grammaire d'une langue o</text:span><text:span text:style-name="T51">ù les mots n'ont pas encore de sens pour nous. Rien d'objectif ; seulement, de l'obscurité</text:span><text:span text:style-name="T48"> et du silence qui pr</text:span><text:span text:style-name="T51">é</text:span><text:span text:style-name="T48">c</text:span><text:span text:style-name="T51">é</text:span><text:span text:style-name="T48">daient et nous donnaient le besoin devoir et d'entendre avec avidit</text:span><text:span text:style-name="T51">é</text:span><text:span text:style-name="T48">, est sortie une impression subjective destin</text:span><text:span text:style-name="T51">é</text:span><text:span text:style-name="T48">e </text:span><text:span text:style-name="T51">à</text:span><text:span text:style-name="T48"> orienter d'avance notre compr</text:span><text:span text:style-name="T51">é</text:span><text:span text:style-name="T48">hension et </text:span><text:span text:style-name="T51">à</text:span><text:span text:style-name="T48"> familiariser notre entendement avec la r</text:span><text:span text:style-name="T51">é</text:span><text:span text:style-name="T48">v</text:span><text:span text:style-name="T51">é</text:span><text:span text:style-name="T48">lation mystiquement r</text:span><text:span text:style-name="T51">é</text:span><text:span text:style-name="T48">alis</text:span><text:span text:style-name="T51">é</text:span><text:span text:style-name="T48">e du drame dont nous sentons d</text:span><text:span text:style-name="T51">é</text:span><text:span text:style-name="T48">j</text:span><text:span text:style-name="T51">à</text:span><text:span text:style-name="T48"> le caract</text:span><text:span text:style-name="T51">è</text:span><text:span text:style-name="T48">re si profond qu'on l'a cru religieux. </text:span></text:p>
      <text:p text:style-name="P148">L'analyse que nous allons pr<text:span text:style-name="T2">é</text:span>senter repose sur un relev<text:span text:style-name="T2">é</text:span> minutieux, note par note, ce toute la partition. Nous avons d<text:span text:style-name="T2">û</text:span> renoncer <text:span text:style-name="T2">à faire l'analyse de l'orchestration ; ce qui eû</text:span>t <text:span text:style-name="T2">é</text:span>t<text:span text:style-name="T2">é</text:span> pousser l'<text:span text:style-name="T2">é</text:span>tude de la partie musicale plus loin que nous n'aurions pu le faire pour les autres arts int<text:span text:style-name="T2">é</text:span>ress<text:span text:style-name="T2">és au drame : nous nous sommes contenté</text:span>s de rechercher dans la lecture de la partition r<text:span text:style-name="T2">é</text:span>duite pour le piano les souvenirs de la richesse orchestrale que notre lecteur doit avoir conserv<text:span text:style-name="T2">é</text:span>s comme nous de ses auditions de Bayreuth. Nous avons proc<text:span text:style-name="T2">é</text:span>d<text:span text:style-name="T2">é</text:span> dans cette <text:span text:style-name="T2">é</text:span>tude longue et fatigante, en m<text:span text:style-name="T2">ê</text:span>me temps que propre <text:span text:style-name="T2">à</text:span> provoquer chez nous un <text:soft-page-break/><text:span text:style-name="T2">é</text:span>merveillement continuel, avec la m<text:span text:style-name="T2">é</text:span>thode qui nous a servi dans une pr<text:span text:style-name="T2">é</text:span>c<text:span text:style-name="T2">é</text:span>dente critique des Ma<text:span text:style-name="T2">îtres Chanteurs ; mais tandis que l'é</text:span>norme partition des Ma<text:span text:style-name="T2">î</text:span>tres est sortie de trois notes, celle de Parsifal est plus complexe et ne se laisse pas aussi facilement orienter. </text:p>
      <text:p text:style-name="P148">Nous avons sous les yeux un catalogue complet de chacun des motifs que l'on trouvera sur notre tableau et de quelques autr<text:span text:style-name="T2">es qui n'ont pu y trouver place ; la page et l'appré</text:span>ciation du r<text:span text:style-name="T2">ô</text:span>le dramatique de chaque motif <text:span text:style-name="T2">à</text:span> chacune de ses apparitions y sont not<text:span text:style-name="T2">é</text:span>es avec soin, mais nous <text:span text:style-name="T2">é</text:span>pargnerons <text:span text:style-name="T2">à</text:span> nos lecteurs ce long catalogue qui n'int<text:span text:style-name="T2">é</text:span>resse que pour la poursuite d'un d<text:span text:style-name="T2">é</text:span>tail particulier et qui encombrerait notre expos<text:span text:style-name="T2">é</text:span>. II suffira, pensons-nous, que les num<text:span text:style-name="T2">é</text:span>ros des motifs renvoient aux pages de 1a grande partition pour piano, et que nous fassions un examen rapide de l'<text:span text:style-name="T2">é</text:span>conomie de notre tableau, laissant <text:span text:style-name="T2">à</text:span> nos lecteurs le plaisir de p<text:span text:style-name="T2">é</text:span>n<text:span text:style-name="T2">é</text:span>trer plus intimement dans la vie de ce drame <text:span text:style-name="T88">que. </text:span>Nous ne pouvons diss<text:span text:style-name="T2">é</text:span>quer plus finement ici. </text:p>
      <text:p text:style-name="P148">L'orientation des motifs a <text:span text:style-name="T2">é</text:span>t<text:span text:style-name="T2">é</text:span> faite d'apr<text:span text:style-name="T2">è</text:span>s les affinit<text:span text:style-name="T2">é</text:span>s musicales, avant toute interpr<text:span text:style-name="T2">é</text:span>tation et avec les difficult<text:span text:style-name="T2">é</text:span>s et les inexactitudes auxquelles nous exposaient la r<text:span text:style-name="T2">é</text:span>duction au piano et l'absence des timbres instrumentaux qui <text:span text:style-name="T2">à</text:span> eux seuls ont souvent la signification de motifs entiers. </text:p>
      <text:p text:style-name="P147"><text:span text:style-name="T48">Motif ABCDE (p. 32. 72. 73. 78. 80. 81. 177. 178. 213. 214)</text:span><text:note text:id="ftn112" text:note-class="endnote"><text:note-citation>ss</text:note-citation><text:note-body><text:p text:style-name="Endnote"><text:span text:style-name="T48"><text:tab/>Cette liste de motif est complexe. Pour entrer plus avant dans ce monde musical et signifiant, on trouvera une liste plus abordable des motifs ainsi que leur signification dans </text:span><text:span text:style-name="T33">Le <text:s/>Voyage à Bayreuth </text:span>d’Albert Lavignac (1897) et le <text:span text:style-name="T33">Dictionnaire encyclopédique Richard Wagner</text:span> d’Actes-Sud (2010). [NdE]</text:p></text:note-body></text:note><text:span text:style-name="T48">. Ce motif est tant</text:span><text:span text:style-name="T51">ô</text:span><text:span text:style-name="T48">t surtout musical (81), tant</text:span><text:span text:style-name="T51">ô</text:span><text:span text:style-name="T48">t venant apr</text:span><text:span text:style-name="T51">è</text:span><text:span text:style-name="T48">s un texte, repr</text:span><text:span text:style-name="T51">é</text:span><text:span text:style-name="T48">sentant l'origine (32), la c</text:span><text:span text:style-name="T51">é</text:span><text:span text:style-name="T48">r</text:span><text:span text:style-name="T51">é</text:span><text:span text:style-name="T48">monie (72. 73), le souvenir de la c</text:span><text:span text:style-name="T51">é</text:span><text:span text:style-name="T48">r</text:span><text:span text:style-name="T51">émonie (177. 213. 214), ou chaque fois qu'il est fait allusion au Gral ; il serait obscur (178) dans la plainte du sauveur (Sauve-moi, dé</text:span><text:span text:style-name="T48">livre-moi des mains souill</text:span><text:span text:style-name="T51">é</text:span><text:span text:style-name="T48">es du p</text:span><text:span text:style-name="T51">é</text:span><text:span text:style-name="T48">ch</text:span><text:span text:style-name="T51">é</text:span><text:span text:style-name="T48">), si l'on ne nous l'expliquait par le souvenir de l'ancienne puret</text:span><text:span text:style-name="T51">é</text:span><text:span text:style-name="T48"> du Gral. Enfin le vrai sens du motif est dans le ch</text:span><text:span text:style-name="T51">œur : «  </text:span><text:span text:style-name="T48">Prenez mon sang, prenez mon corps, pour la gr</text:span><text:span text:style-name="T51">âce de l'amour.  </text:span><text:note text:id="ftn113" text:note-class="endnote"><text:note-citation>tt</text:note-citation><text:note-body><text:p text:style-name="Endnote"><text:span text:style-name="T76"><text:tab/>Il s’agit du Chœur de la grande scène du Graal de l’acte I de </text:span><text:span text:style-name="T33">Parsifal. </text:span><text:span text:style-name="T123">[NdE]</text:span></text:p></text:note-body></text:note><text:span text:style-name="T51"> <text:s/>»</text:span><text:span text:style-name="T48"> C'est la raison du sacrifice qui est expliqu</text:span><text:span text:style-name="T51">é</text:span><text:span text:style-name="T48">e. La signification du motif est toujours plus d</text:span><text:span text:style-name="T51">é</text:span><text:span text:style-name="T48">finie quand il est chant</text:span><text:span text:style-name="T51">é</text:span><text:span text:style-name="T48">. </text:span></text:p>
      <text:p text:style-name="P153">Motif A (p. 178. 184. 206. 235). </text:p>
      <text:p text:style-name="P166"/>
      <text:p text:style-name="P153">Motif B (p. 27. 28. 29. 30. 32. 38. 47. 74. 78, 84. 85. 173. 175. 184. 209. 212. 218. 228. 233. 237. 247. 254).</text:p>
      <text:p text:style-name="P153">Motif C (p. 14. 15. 30. 32. 43. 47. 72. 73. 74. 78. 79. 84. 173. 175. 178. 184. 209. 212. 218. 221. 233). </text:p>
      <text:p text:style-name="P148"><text:span text:style-name="T30">Motif D (p. 28. 29. 76. 173. 177. 178. 179. 1S7. 194. </text:span>198. 199. 209. 214. 216. 218. 235. 240. 254). </text:p>
      <text:p text:style-name="P148">Motif E (p. 17. 28. 30. 45. 46. 47. 64. 70. 76. 78. 80. 81. 82. 85. 80. 88. 90.104. 171. 178. 209. 211. 212. 213. 214. 220, 233. 254). </text:p>
      <text:p text:style-name="P148">Ce motif fondamental du pr<text:span text:style-name="T2">é</text:span>lude, analys<text:span text:style-name="T2">é</text:span> ainsi dans ses <text:span text:style-name="T2">é</text:span>l<text:span text:style-name="T2">é</text:span>ments, r<text:span text:style-name="T2">é</text:span>sume le sacrifice du Gral dans toutes ses significations. </text:p>
      <text:p text:style-name="P148">Quand il est chant<text:span text:style-name="T2">é</text:span> seul, il est symbolique et non dramatique. D<text:span text:style-name="T2">é</text:span>compos<text:span text:style-name="T2">é</text:span>, sa premi<text:span text:style-name="T2">è</text:span>re partie A caract<text:span text:style-name="T2">érise l'expiation de Kundry, la plainte du sauveur, la marche au calvaire, la croix : c'est-à</text:span>-dire la volont<text:span text:style-name="T2">é du sacrifice ; la seconde B, c'est surtout la raison du sacrifice, la pitié</text:span>, la blessure, la lance qui blesse et gu<text:span text:style-name="T2">é</text:span>rit, et par suite la gr<text:span text:style-name="T2">â</text:span>ce du sacrifice, la C<text:span text:style-name="T2">è</text:span>ne, et le jour de la plus grande gr<text:span text:style-name="T2">âce, le vendredi-saint ; le troisiè</text:span>me motif <text:span text:style-name="T2">é</text:span>l<text:span text:style-name="T2">é</text:span>mentaire C, qui suit le plus souvent B, la n<text:span text:style-name="T2">é</text:span>cessit<text:span text:style-name="T2">é</text:span> de ce sacrifice rendue manifeste, et D, l'aspiration vers le salut par le sacrifice, s<text:span text:style-name="T2">oit chez Kundry, soit dans le Gral, soit dans la nature ; elle se maté</text:span>rialise dans la lance qui doit gu<text:span text:style-name="T2">é</text:span>rir, et qu'il faut pour cela d'abord racheter elle-m<text:span text:style-name="T2">ême ; et enfin E, c'est l'apaisement dans le sacrifice et le rachat. </text:span></text:p>
      <text:p text:style-name="P72">Du motif A, s'<text:span text:style-name="T2">é</text:span>l<text:span text:style-name="T2">è</text:span>ve sur notre tableau, <text:span text:style-name="T2">à</text:span> gauche, un rameau de 14 motifs, dont voici la br<text:span text:style-name="T2">è</text:span>ve interpr<text:span text:style-name="T2">étation : </text:span></text:p>
      <text:p text:style-name="P72">M. 1 (p. 8. 38, 59). <text:span text:style-name="T2">É</text:span>vocation dramatique du Gral. </text:p>
      <text:p text:style-name="P71"><text:span text:style-name="T70">M. 2 (p. 247. 253. 257. 258. 259. 261). R</text:span><text:span text:style-name="T60">é</text:span><text:span text:style-name="T70">demption. Erl</text:span><text:span text:style-name="T60">œ</text:span><text:span text:style-name="T70">sung dem Erl</text:span><text:span text:style-name="T60">œ</text:span><text:span text:style-name="T70">ser</text:span><text:note text:id="ftn114" text:note-class="endnote"><text:note-citation>uu</text:note-citation><text:note-body><text:p text:style-name="Endnote"><text:span text:style-name="T70"><text:tab/>Il s’agit des derniers mots du drame scénique sacré </text:span><text:span text:style-name="T33">Parsifal  </text:span>: «  Rédemption au Rédempteur  ». <text:span text:style-name="T117">Cette conclusion sibylline peut être interprétée de différentes manières et elle a fait couler beaucoup d’encre. Parsifal a sauvé le royaume du Graal en rapportant la sainte lance jadis volée par Klingsor qui s’en était servi pour blesser le roi pêcheur <text:s/>Amfortas. On peut comprendre qu’il est devenu le rédempteur en même temps qu’il s’est sauvé lui-même. Dans l’imagerie wagnérienne, </text:span><text:span text:style-name="T35">Parsifal </text:span><text:span text:style-name="T117">prend souvent les traits du Christ, comme dans les gravures de Franz Stassen par exemple ou dans certaines mises en scène de Bayreuth du début du siècle passé. On peut aussi en donner une autre interprétation : en rapportant la lance au royaume du Graal, Parsifal ramène une relique qui avait été volée. Le Christ est rétabli symboliquement en son intégrité au cœur d’Amfortas et des chevaliers du Graal. Il retrouve alors sa force. Parsifal apporte la </text:span><text:span text:style-name="T35">rédemption au rédempteur </text:span><text:span text:style-name="T117">c’est-à-dire au Christ. [NdE]</text:span></text:p><text:p text:style-name="Endnote"/></text:note-body></text:note><text:span text:style-name="T70">. </text:span></text:p>
      <text:p text:style-name="P72">M. 3 (p. 86. 87) et </text:p>
      <text:p text:style-name="P72">M. 4 (p. 86. 87) et</text:p>
      <text:p text:style-name="P72">M. 5 (p. 86. 87) sont des motifs de pri<text:span text:style-name="T2">è</text:span>re et unissent naturellement le motif de la Gr<text:span text:style-name="T2">â</text:span>ce au motif de la Foi. </text:p>
      <text:p text:style-name="P72">M. 6 et 7 (p. 8. 9. 18. 21. 32. 33. 36. 38. 45. 54. 56. 57. 58. 60. 62. 63. 65. 66. 67. 68. 71. 72. 73. 76. 77, 78. 82. 89. 90. 91. 93. 95. 176. 177. 182. 186. 198. 199. 202. 203. 206. 207. 209. 210. 211. 215. 227. 218. 219. 222. 225. 230. 234. 241. 243. 247. 251. 254. 255. 260. 261). </text:p>
      <text:p text:style-name="P148"><text:soft-page-break/>Ce motif <text:span text:style-name="T2">é</text:span>voque l'id<text:span text:style-name="T2">é</text:span>e de Gr<text:span text:style-name="T2">â</text:span>ce efficiente du Gral, il se mat<text:span text:style-name="T2">é</text:span>rialise dans la lance et le calice, et il manifeste aussi parfois la mission de Parsifal. </text:p>
      <text:p text:style-name="P72">M. 8 (p. 225. 226. 227. 228. 231). Ce motif consacre la mission de Parsifal. </text:p>
      <text:p text:style-name="P72">M. 9 (p. 91) indiquant le motif 6 <text:span text:style-name="T2">à</text:span> A. </text:p>
      <text:p text:style-name="P72">M. 10 (84. 85) et</text:p>
      <text:p text:style-name="P72">M. 11 (61. 62. 241. 242. 243) et</text:p>
      <text:p text:style-name="P72">M. 12 (62) sont des motifs de pri<text:span text:style-name="T2">è</text:span>re diff<text:span text:style-name="T2">é</text:span>rant des premiers en ce qu'ils d<text:span text:style-name="T2">é</text:span>veloppent plut<text:span text:style-name="T2">ô</text:span>t le c<text:span text:style-name="T2">ô</text:span>t<text:span text:style-name="T2">é</text:span> pratique du culte, les autres <text:span text:style-name="T2">é</text:span>tant plus symboliques. D'ailleurs ces motifs de culte aboutissent <text:span text:style-name="T2">à</text:span> la voix m<text:span text:style-name="T2">ê</text:span>me du temple, dans les motifs suivants. </text:p>
      <text:p text:style-name="P72">M. 13 (56. 57. 58. 59. 60. 61. 62. 63. 64. 65. 83. 84. 86. 87. 88. 90. 91. 92. 93. 221. 222. 228. 336. 240. 241. 242. 243. 244. 248. 249) qui sont comme le cantique du Temple, la voix de Montsalvat. Ils deviennent identiques <text:span text:style-name="T2">à</text:span> 12 en descendant le do initial <text:span text:style-name="T2">à</text:span> l'octave. </text:p>
      <text:p text:style-name="P71"><text:span text:style-name="T48">M. 14 (p. 10. 11. 16. 18. 24. 38. 39- 50. 77. 90. 92. 93. 97, 104. 109. 113. 114. 115. 110. 157. 162. 163. 164. 173. 189. 192. 203. 216. 217. 218. 219. 224. 230. 252. 253. 254. 256. 257). Le motif semble isol</text:span><text:span text:style-name="T51">é</text:span><text:span text:style-name="T48"> du corps musical auquel il se rattache cependant par ses trois derni</text:span><text:span text:style-name="T51">ères notes ; en effet, c</text:span><text:span text:style-name="T48">'est au motif C, qui caract</text:span><text:span text:style-name="T51">é</text:span><text:span text:style-name="T48">rise la n</text:span><text:span text:style-name="T51">é</text:span><text:span text:style-name="T48">cessit</text:span><text:span text:style-name="T51">é</text:span><text:span text:style-name="T48"> du sacrifice pour la r</text:span><text:span text:style-name="T51">é</text:span><text:span text:style-name="T48">demption, que devait adh</text:span><text:span text:style-name="T51">é</text:span><text:span text:style-name="T48">rer le motif de l'annonce de la mission r</text:span><text:span text:style-name="T51">édemptrice du Pur Simple : durch Mitleid Wissend, der Reine Thor</text:span><text:note text:id="ftn115" text:note-class="endnote"><text:note-citation>vv</text:note-citation><text:note-body><text:p text:style-name="Endnote"><text:span text:style-name="T76"><text:tab/> </text:span>Cette autre phrase mystérieuse se fait entendre à la fin du premier acte par une voix qui tombe de la coupole du temple du Graal. « Durch Mitleid wissend, der reine Tor » est souvent traduite par  : « pitié rend sage le chaste fol  ». C’est encore une phrase clef qui annonce que seul un innocent peut accéder à la connaissance, non pas par une accumulation du savoir mais bien plutôt par sa capacité à ressentir la souffrance du monde. [NdE]</text:p><text:p text:style-name="Endnote"/></text:note-body></text:note><text:span text:style-name="T51">. </text:span></text:p>
      <text:p text:style-name="P72">Il n'appara<text:span text:style-name="T2">î</text:span>t parfois que par une sonorit<text:span text:style-name="T2">é</text:span> propre, sans dessin m<text:span text:style-name="T2">é</text:span>lodique. </text:p>
      <text:p text:style-name="P72">Du motif D s'<text:span text:style-name="T2">é</text:span>l<text:span text:style-name="T2">è</text:span>ve <text:span text:style-name="T2">à</text:span> gauche un troisi<text:span text:style-name="T2">ème rameau de 8 motifs : </text:span></text:p>
      <text:p text:style-name="P72">M. 15 (p. 9. 66. 69. 355. 256. 260) et</text:p>
      <text:p text:style-name="P72">M. 16, (p. 8. 9. 24. 66. 67. 88. 89. 90. 190. 230. 231. 255. 256. 260. 261) qui est son inverse, symbolisent la foi qui anime les chevaliers et fait leur force et leur dignit<text:span text:style-name="T2">é</text:span>. </text:p>
      <text:p text:style-name="P72">M. 17 (p. 8. 15. 44. 65. 88. 90) indique en plus les fonctions des chevaliers du Gral. </text:p>
      <text:p text:style-name="P72">M. 18. (p. 9. 31. 87. 88. 90) et plus active dans ces derni<text:span text:style-name="T2">è</text:span>res pages, montre de plus encore le c<text:span text:style-name="T2">ô</text:span>t<text:span text:style-name="T2">é</text:span> pieux de ces fonctions et de leur office. </text:p>
      <text:p text:style-name="P72">M. 19 (p. 28. 36. 222) accentue le c<text:span text:style-name="T2">ô</text:span>t<text:span text:style-name="T2">é</text:span> guerrier de leur mission. </text:p>
      <text:p text:style-name="P72">M. 20 (p. 33. 58) dans le r<text:span text:style-name="T2">é</text:span>cit de Gurnemanz (Retsungswerk) et le d<text:span text:style-name="T2">é</text:span>part de Gurnemanz et Parsifal vers le temple. </text:p>
      <text:p text:style-name="P180"/>
      <text:p text:style-name="P72">M. 21 (p. 65). Motif de pri<text:span text:style-name="T2">è</text:span>re. </text:p>
      <text:p text:style-name="P72">M. 22 (p. 32. 219. 246. 247. 259). Forme parfaite du pr<text:span text:style-name="T2">é</text:span>c<text:span text:style-name="T2">é</text:span>dent. Il suppl<text:span text:style-name="T2">é</text:span>e musicalement <text:span text:style-name="T2">à</text:span> sa signification du mot Heiligthum. </text:p>
      <text:p text:style-name="P72">Enfin, <text:span text:style-name="T2">à</text:span> gauche toujours, sortent du motif E, motif d'apaisement et de r<text:span text:style-name="T2">édemption : </text:span></text:p>
      <text:p text:style-name="P82">M. 23 (p. 35). In den Leib, in das Brod. </text:p>
      <text:p text:style-name="P72"><text:span text:style-name="T30">M. 24 (p. 86. 87). Treu bis zum Tod. </text:span>Froh im Verein. </text:p>
      <text:p text:style-name="P71"/>
      <text:p text:style-name="P72">Le c<text:span text:style-name="T2">ô</text:span>t<text:span text:style-name="T2">é</text:span> gauche de notre tableau ne renferme, on le voit, que des motifs de pri<text:span text:style-name="T2">è</text:span>re, d'<text:span text:style-name="T2">é</text:span>l<text:span text:style-name="T2">é</text:span>vation, de foi, de gr<text:span text:style-name="T2">â</text:span>ce, de b<text:span text:style-name="T2">é</text:span>atitude. Ils caract<text:span text:style-name="T2">é</text:span>risent le c<text:span text:style-name="T2">ô</text:span>t<text:span text:style-name="T2">é positif de la formule symbolique ABCDE ; plutô</text:span>t symboliques, extra-humains, que dramatiques. Du c<text:span text:style-name="T2">ô</text:span>t<text:span text:style-name="T2">é</text:span> droit, nous allons p<text:span text:style-name="T2">é</text:span>n<text:span text:style-name="T2">é</text:span>trer dans le drame lui-m<text:span text:style-name="T2">ê</text:span>me, form<text:span text:style-name="T2">é</text:span> des horreurs et des angoisses de ce monde obscur et fascinateur, souffrant et terrible qui attend son salut de Parsifal. </text:p>
      <text:p text:style-name="P71"/>
      <text:p text:style-name="P72">Sur la droite du tableau. </text:p>
      <text:p text:style-name="P72">Du motif A sort un rameau de 12 motifs, dent la plupart sont ascendants, et puis descendants, selon des pentes plus ou moins faibles dans les premiers, tr<text:span text:style-name="T2">è</text:span>s brutales dans les derniers. </text:p>
      <text:p text:style-name="P72">M. 25. (p. 54. 207. 208. 227). Ce motif marque l'action de la gr<text:span text:style-name="T2">â</text:span>ce sur Kundry. </text:p>
      <text:p text:style-name="P71"><text:span text:style-name="T48">M. 26 (10. 11. 12. 14. 19. 29. 30. 54. 102. 171. 188. 189. 205. 207. 208. 216. 226. 227). On voit que ce motif offre une partie ascendante et une partie descendante, qui ne se pr</text:span><text:span text:style-name="T51">é</text:span><text:span text:style-name="T48">sentent pas toujours ensemble. Synth</text:span><text:span text:style-name="T51">é</text:span><text:span text:style-name="T48">tiquement ce motif est le commentaire musica</text:span><text:span text:style-name="T51">l d'une des faces du personnage de Kundry : dienen, dienen (p. 208)</text:span><text:note text:id="ftn116" text:note-class="endnote"><text:note-citation>ww</text:note-citation><text:note-body><text:p text:style-name="Endnote"><text:span text:style-name="T76"><text:tab/> </text:span>«  Dienen  » est un verbe répété plusieurs fois par Kundry au troisième acte de <text:span text:style-name="T33">Parsifal. </text:span>Il signifie «  servir  ». La courtisane du jardin de Klingsor devient la servante dans le monde de Montsalvat. [NdE]</text:p><text:p text:style-name="Endnote"/></text:note-body></text:note><text:span text:style-name="T51">. </text:span></text:p>
      <text:p text:style-name="P72">M. 27 (p. 14. 25. 26. 29. 55. 73. 98. 99. 100. 102. 103. 106. 104. 165. 172. 173, 175. 181. 184. 204. 205. 206. 261). L'autre r<text:span text:style-name="T2">ô</text:span>le de Kundry lui est impos<text:span text:style-name="T2">é</text:span> par la mal<text:span text:style-name="T2">édiction : souffrir </text:span>en faisant souffrir. Il s'exerce sur tous, sur Amfortas, sur Klingsor (106) et <text:span text:style-name="T2">é</text:span>choue contre la puret<text:span text:style-name="T2">é</text:span> de Parsifal. Ce motif de souffrance serait rattach<text:span text:style-name="T2">é directement au motif 35 (lachte ! v. p. 180. 184). </text:span></text:p>
      <text:p text:style-name="P72">M. 28 (13. 54. 183. 185. 187. 206). Il manifeste l'activit<text:span text:style-name="T2">é</text:span> effroyable que la poss<text:span text:style-name="T2">é</text:span>d<text:span text:style-name="T2">é</text:span>e met <text:span text:style-name="T2">à</text:span> accomplir la volont<text:span text:style-name="T2">é</text:span> qui lui est impos<text:span text:style-name="T2">é</text:span>e. </text:p>
      <text:p text:style-name="P72">M. 29 (204. 224). M<text:span text:style-name="T2">ê</text:span>me signification que le pr<text:span text:style-name="T2">é</text:span>c<text:span text:style-name="T2">é</text:span>dent, mais d'une allure plus <text:soft-page-break/>douloureuse. </text:p>
      <text:p text:style-name="P72">M. 30 et 31 (p. 13. 19. 21. 23. 49. 50. 51. 52. 54. 94. 95. 195. 196. 197. 215. 217). Ce motif, se rapprochant du motif 36, indique les cas o<text:span text:style-name="T2">ù</text:span> Kundry ob<text:span text:style-name="T2">é</text:span>it Klingsor, s'<text:span text:style-name="T2">é</text:span>loigne ou s'approche de son domaine. </text:p>
      <text:p text:style-name="P148">M. 32 (p. 12. 13. 101. 109. 154. 155. 165. 174. 198. 197). Course de Kundry. </text:p>
      <text:p text:style-name="P148">M. 33. Il accompagne le motif 48. </text:p>
      <text:p text:style-name="P148">M. 34 (p. 40. 117. 118. 119. 120). Il appara<text:span text:style-name="T2">î</text:span>t, su moins dans ses secondes sup<text:span text:style-name="T2">é</text:span>rieures r<text:span text:style-name="T2">é</text:span>p<text:span text:style-name="T2">é</text:span>t<text:span text:style-name="T2">é</text:span>es, pour souligner l'effarement des <text:span text:style-name="T2">é</text:span>cuyers quand Parsifal tue le cygne, et celui des Filles-Heurs quand il massacre les chevaliers. </text:p>
      <text:p text:style-name="P148">M. 35 (p. 14. 19. 20. 21. 23. 24. 26. 29. 35. 36. 37. 50. 53. 54. 55. 68. 69. 70. 71. 75. 76. 98. 99. 100. 101. 102. 103. 104. 105. 106. 107. 108. 109. 110. 111. 112. 113. 115. 158. 165. 171. 172. 173. 174. 175. 176. 177. 178. 180. 181. 182. 183. 184. 185. 186. 187. 188. 189. 190. 191. 192. 193. 194. 195. 196. 197. 198. 200. 201. 205. 206. 207. 220. 225. 246. 247. 242. 250. 249. 251). Les deux parties de ce motif sont souvent isol<text:span text:style-name="T2">é</text:span>es et parfois tr<text:span text:style-name="T2">è</text:span>s alt<text:span text:style-name="T2">é</text:span>r<text:span text:style-name="T2">é</text:span>es et condens<text:span text:style-name="T2">é</text:span>es. C'est l'expression la plus passionn<text:span text:style-name="T2">é</text:span>ment dure du motif 27. Il est int<text:span text:style-name="T2">é</text:span>ressant de l'<text:span text:style-name="T2">é</text:span>tudier aux derni<text:span text:style-name="T2">è</text:span>res pages du r<text:span text:style-name="T2">ô</text:span>le d'Amfortas. C'est comme un affolement de d<text:span text:style-name="T2">é</text:span>sir et d'espoir (p. 173) suivi d'une chute terrible et irr<text:span text:style-name="T2">é</text:span>missible. Il appartient presque compl<text:span text:style-name="T2">è</text:span>tement <text:span text:style-name="T2">à</text:span> Kundry et par extension <text:span text:style-name="T2">à</text:span> Amlortas. </text:p>
      <text:p text:style-name="P148">M. 36 (p. 94. 96. 97, 55. 99. 106. 107. 108. 110. 115. 137. 204. 228). Ce motif est <text:span text:style-name="T2">à</text:span> Klingsor ce que le pr<text:span text:style-name="T2">é</text:span>c<text:span text:style-name="T2">é</text:span>dent est <text:span text:style-name="T2">à</text:span> Kundry. Au lieu de d<text:span text:style-name="T2">é</text:span>sir et d'espoir, nous voyons une br<text:span text:style-name="T2">ûlante convoitise ; au lieu d'un effondrement, une sorte de foudroiement. Le dessin mé</text:span>lodique de ces deux motifs est absolument appropri<text:span text:style-name="T2">é</text:span> <text:span text:style-name="T2">à la mimique des personnages : Klingsor toujours en lutte et en dé</text:span>faites, Kundry en <text:span text:style-name="T2">é</text:span>lans et en prostrations successives. Kundry est comme terrass<text:span text:style-name="T2">ée ; le motif de Klingsor, dans sa partie finale, se relè</text:span>ve pour toujours retomber plus bas. De plus cette fin est parente des motifs do la d<text:span text:style-name="T2">é</text:span>tresse et de l'erreur. V. 54. </text:p>
      <text:p text:style-name="P148">Du motif B se d<text:span text:style-name="T2">é</text:span>tache, isol<text:span text:style-name="T2">é</text:span>, le double motif 37. </text:p>
      <text:p text:style-name="P148"><text:span text:style-name="T2">Motif 37 (p. 11. 15. 29. 30. 41. 76. 102. 104, 109. 168. 173 (Amfortas ! ). 177. 179. 181. 202. 209. 215. 223. 229. 233. 237. 242. 247. 252 (Sei heil ! ). 254 (Munde). Ce motif est un des plus complexes. Il est comme l'intervention dramatique du motif B. II touche à</text:span> toutes les id<text:span text:style-name="T2">é</text:span>es de souffrance et de salut, de blessure et de gu<text:span text:style-name="T2">é</text:span>rison, <text:span text:style-name="T2">à</text:span> tout ce qui est douloureux dans le drame. </text:p>
      <text:p text:style-name="P166"><text:span text:style-name="T48">Il est d'ailleurs interm</text:span><text:span text:style-name="T51">é</text:span><text:span text:style-name="T48">diaire (p. 76) entre E et C, et il contribue </text:span><text:span text:style-name="T51">à</text:span><text:span text:style-name="T48"> former le motif douloureux dit vulgairement motif d'Herzeleid</text:span><text:note text:id="ftn117" text:note-class="endnote"><text:note-citation>xx</text:note-citation><text:note-body><text:p text:style-name="Endnote"><text:span text:style-name="T48"><text:tab/> </text:span>Herzeleid est la mère de Parsifal. Elle est mentionnée au premier acte lorsque Kundry raconte la vie de Parsifal. Cette dernière annonce à l’enfant la mort de son père et de sa mère. [NdE]</text:p><text:p text:style-name="Endnote"/></text:note-body></text:note><text:span text:style-name="T48">, bien qu'il appartienne aussi </text:span><text:span text:style-name="T51">à</text:span><text:span text:style-name="T48"> Amfortas, </text:span><text:span text:style-name="T51">à</text:span><text:span text:style-name="T48"> Titurel, </text:span><text:span text:style-name="T51">à</text:span><text:span text:style-name="T48"> Parsifal et </text:span><text:span text:style-name="T51">à</text:span><text:span text:style-name="T48"> Kundry. </text:span></text:p>
      <text:p text:style-name="P147"/>
      <text:p text:style-name="P72">Du motif C descendent plus ou moins r<text:span text:style-name="T2">é</text:span>guli<text:span text:style-name="T2">è</text:span>rement les motifs suivants. </text:p>
      <text:p text:style-name="P72">M. 38 (p. 225. 227. 228). Purification par l'eau du bapt<text:span text:style-name="T2">ê</text:span>me. </text:p>
      <text:p text:style-name="P72">M. 39 (p. 204. 232. 233. 235. 236. 237). Caresse de la nature saluant le jour du rachat. </text:p>
      <text:p text:style-name="P82">M. 40(p. 219). Morgenpracht. </text:p>
      <text:p text:style-name="P72"><text:span text:style-name="T30">M. 41 (p. 20. </text:span>21. 30. 31. 44. 216), Paix et apaisement du lac. </text:p>
      <text:p text:style-name="P72">M. 42 (p. 209. 331. 232. 233. 234. 235. 236. 237. 238). C'est en g<text:span text:style-name="T2">é</text:span>n<text:span text:style-name="T2">é</text:span>ral l'accueil que fait au Pur-simple la prairie (et la nature enti<text:span text:style-name="T2">è</text:span>re), rayonnante de joie lumineuse. Nous devons <text:span text:style-name="T2">à</text:span> M. Ernst de pouvoir faire remarquer la logique analogie qui s'<text:span text:style-name="T2">é</text:span>tablit entre le motif 42 et le motif de Parsifal qui peut lui <text:span text:style-name="T2">ê</text:span>tre facilement superpos<text:span text:style-name="T2">é</text:span>. Le conscient et l'inconscient sont en effet ici intimement confondus dans le m<text:span text:style-name="T2">ê</text:span>me sentiment d'effusion. </text:p>
      <text:p text:style-name="P72">M. 43 (p. 212. 213). Motif triste et recueilli que chante l'orchestre pendant que Parsifal, encore inconnu, d<text:span text:style-name="T2">é</text:span>pose ses armes. La 15<text:span text:style-name="T45">e</text:span> mesure de la p. 213 rappelle la fin de la m<text:span text:style-name="T2">é</text:span>lodie m<text:span text:style-name="T2">é</text:span>lancolique de Tristan. </text:p>
      <text:p text:style-name="P71"><text:span text:style-name="T48">M. 44 (p. 170. 172). War dir fremd noch der Schmerz, dit Kundry </text:span><text:span text:style-name="T51">à</text:span><text:span text:style-name="T48"> Parsifal</text:span><text:note text:id="ftn118" text:note-class="endnote"><text:note-citation>yy</text:note-citation><text:note-body><text:p text:style-name="Endnote"><text:span text:style-name="T48"><text:tab/> </text:span>Il s’agit d’une réplique importante de Kundry à l’acte  II. Elle s’adresse à Parsifal et l’engage à oublier sa douleur pour se livrer à l’ivresse de l’amour. [NdE]</text:p><text:p text:style-name="Endnote"/></text:note-body></text:note><text:span text:style-name="T48">. </text:span></text:p>
      <text:p text:style-name="P72">M. 45 (p. 35. 36. 137. 140. 141. 145. 149. 150. 158. 234) et</text:p>
      <text:p text:style-name="P72">M. 46 (p. 35. 36. 120. 121. 122. 123. 124. 125. 126. 127. 128. 129. 131, 132. 133. 134. 135. 136. 137. 138. 140. 148. 149. 150. 152. 153. 154. 155. j 58. 159, 195, 201. 204) et</text:p>
      <text:p text:style-name="P72">M. 47. (p. 109. 138. 139. 140. 141. 142. 143. 145 146. 147. 148. 152 .153. 164, 191. 205. 207. ) et</text:p>
      <text:p text:style-name="P72">M. 48 (p. 180 et seq. 131. 140. 144. 150. 152. 153. 155. 158. 159. 191. 192). Ces quatre motifs appartiennent <text:span text:style-name="T2">à</text:span> l'enchantement des Filles-fleurs et quelquefois <text:span text:style-name="T2">à</text:span> Kundry. </text:p>
      <text:p text:style-name="P72">M. 49 et 50. Comme les pr<text:span text:style-name="T2">é</text:span>c<text:span text:style-name="T2">é</text:span>dents. Remarquer la parent<text:span text:style-name="T2">é</text:span> confuse du motif 49 et du motif 57, musicalement. </text:p>
      <text:p text:style-name="P72">M. 51 (114- 120, 121. 122. 123. 127. 128. 130. 143. 145. 146. 201. 203. 206. 224. 229). Provient du motif 48, mais devient la plainte poignante de Kundry apr<text:span text:style-name="T2">è</text:span>s avoir <text:soft-page-break/><text:span text:style-name="T2">é</text:span>t<text:span text:style-name="T2">é</text:span> l'expression de l'<text:span text:style-name="T2">é</text:span>pouvante d<text:span text:style-name="T2">é</text:span>sol<text:span text:style-name="T2">é</text:span>e des Filles-fleurs. </text:p>
      <text:p text:style-name="P148">M. 52 (p. 165. 166. 182. 188. 215. 221. 223. 224. 225). Se rattache au motif 45, et exprime, comme 51, la plainte des Filles-fleurs, et, plus tard, la plainte de la nature. </text:p>
      <text:p text:style-name="P148">M., 53 (p. 215. 220. 23i. 226. 345). Se rattache <text:span text:style-name="T2">à</text:span> 52 et <text:span text:style-name="T2">à</text:span> D. D<text:span text:style-name="T2">é</text:span>tresse de la nature, complice de la mal<text:span text:style-name="T2">édiction de Kundry ; et aussi dé</text:span>tresse du Gral. </text:p>
      <text:p text:style-name="P148">M. 54 (p. 24. 198. 203. 303. 206. 210. 213. 219. 220. 222. 333. 224. 325. 238. 239. 240. 241. 244. 245. etc). D<text:span text:style-name="T2">é</text:span>tresse du Gral et des chevaliers. Il est int<text:span text:style-name="T2">é</text:span>ressant de rapprocher de ce motif le motif 36, qui par sa fin marque aussi la d<text:span text:style-name="T2">é</text:span>tresse de Klingsor. </text:p>
      <text:p text:style-name="P148">M. 55 (p. 339. 440. 241. 243). D<text:span text:style-name="T2">étresse ; ce motif apparaî</text:span>t surtout pendant le changement du troisi<text:span text:style-name="T2">è</text:span>me acte. </text:p>
      <text:p text:style-name="P148">M. 56 (p. 19. 26. 52. 53. 65. 103. 188. 205). C'est encore un des motifs de Kundry, marquant le r<text:span text:style-name="T2">ô</text:span>le qu'elle joue dans le territoire du Gral, jusqu'<text:span text:style-name="T2">à</text:span> ce qu'elle y trouve le salut (p. 205). </text:p>
      <text:p text:style-name="P148">M. 57 (p. 202. 206. 215. 219. 222. 223. 241. 244. 245). Ce motif, qui offre certaines affinit<text:span text:style-name="T2">é</text:span>s avec Tristan et la T<text:span text:style-name="T2">é</text:span>tralogie, est caract<text:span text:style-name="T2">é</text:span>ristique de la tristesse farouche et irrit<text:span text:style-name="T2">é</text:span>e des serviteurs du Gral, au sujet de la d<text:span text:style-name="T2">é</text:span>tresse et du dernier banquet. M<text:span text:style-name="T2">é</text:span>lodiquement, il vient de 38. </text:p>
      <text:p text:style-name="P148">Du motif E sortent enfin huit derniers <text:span text:style-name="T2">motifs : </text:span></text:p>
      <text:p text:style-name="P148">M. 58 (p. 3. 48. 49. 50. 52. 53. 76. 115. 157. 165. 166. 167. j6S. 172. 173. 213. 234. 248). Ce motif est un motif de plainte, soit chez Parsifal pour Herzeleid, soit chez Amfortas pour Titurel. Il appartient encore <text:span text:style-name="T2">à</text:span> Kundry. </text:p>
      <text:p text:style-name="P148">M. 59 (18. 59. 64. 65. 68. 70. 71. 76. 82. 90. 100. 102. 106, 109. 167. 173. 176. 177. 181. 185. 184. 185. 186. 189. 190. 191. 214. 215. 220. 237. 231. 243. 245. 250. 251. 254). Tandis que les tierces descendantes de ce motif proviennent de B, le dessin qui les souligne provient de E, et le groupe des deux croches et du triolet va se retrouver partout o<text:span text:style-name="T2">ù</text:span> se manifestera de la piti<text:span text:style-name="T2">é</text:span> pour Amfortas. Ce motif est celui de la plainte et de la blessure faite, soit au sauveur, soit <text:span text:style-name="T2">à</text:span> Amfortas. </text:p>
      <text:p text:style-name="P148">M. 60 (p. 61. 91), que nous notons pour m<text:span text:style-name="T2">é</text:span>moire, est le motif sur lequel les enfants traversent la sc<text:span text:style-name="T2">è</text:span>ne. Il se rattache au pr<text:span text:style-name="T2">é</text:span>c<text:span text:style-name="T2">é</text:span>dent par le dessin rythmique de ses triolets. </text:p>
      <text:p text:style-name="P148">M. 61 (p. 17. 20. 216. 220. 233, 239. 240. 246. 249. 250). Il rappelle par son <text:soft-page-break/>rythme le motif de la plainte du roi bless<text:span text:style-name="T2">é</text:span>, et par sa m<text:span text:style-name="T2">é</text:span>lodie celui du lac. Il manifeste l'apaisement du bain, et fait suite <text:span text:style-name="T2">à</text:span> 40 et 41. </text:p>
      <text:p text:style-name="P148">M. 62 (p. 9. 10. 15. 16. 20. 30. 31. 48. 59. 61. 75, 108. 174. 175. 180. 181. 186, 250. 232). Il exprime la souffrance d'<text:span text:style-name="T2">Â</text:span>mfortas, et nous le retrouvons <text:span text:style-name="T2">à</text:span> la<text:span text:style-name="T2"> fin : Gesegnet sei dein Leiden. </text:span></text:p>
      <text:p text:style-name="P148">M. 63. Il n'est que le pr<text:span text:style-name="T2">é</text:span>c<text:span text:style-name="T2">é</text:span>dent r<text:span text:style-name="T2">é</text:span>duit <text:span text:style-name="T2">à</text:span> son seul rythme. </text:p>
      <text:p text:style-name="P148">M. (34 (p. 68). Du buss'im Dienste deine Schuld. </text:p>
      <text:p text:style-name="P148">M. 65 (p. 246). Pri<text:span text:style-name="T2">è</text:span>re d'Amfortas <text:span text:style-name="T2">à</text:span> Titurel. </text:p>
      <text:p text:style-name="P148">M. 66 (p. 43. 45. 46. 47. 48. 49. 51. 52. 53. 92. 97. 110. 113. 114. 117. 118. 129. 130. 133. 134. 149. 150. 178. 179. 192. 193. 200. 209. 210. 213. 218. 229. 230. 238. 239. 253). Ce motif qui appartient exclusivement <text:span text:style-name="T2">à</text:span> la personnalit<text:span text:style-name="T2">é</text:span> de Parsifal, n'apparait pas toujours dans son int<text:span text:style-name="T2">é</text:span>grit<text:span text:style-name="T2">é</text:span>. La fin du motif, par son rapprochement avec d'autres, montre la fougue que d<text:span text:style-name="T2">é</text:span>ploie quelquefois le jeune h<text:span text:style-name="T2">éros ; les notes du milieu, mi ré</text:span> do si do la r<text:span text:style-name="T2">é</text:span>, et surtout la variante que nous avons sous-ajout<text:span text:style-name="T2">ée (v. p. 53. 173. 195) indiquent pré</text:span>cis<text:span text:style-name="T2">é</text:span>ment le maximum d'agitation auquel il peut <text:span text:style-name="T2">ê</text:span>tre soumis. Le commencement, ressemblant <text:span text:style-name="T2">à</text:span> 42, <text:span text:style-name="T2">é</text:span>voque l'id<text:span text:style-name="T2">é</text:span>e de sa grande et forte jeunesse. </text:p>
      <text:p text:style-name="P148">Il serait tr<text:span text:style-name="T2">è</text:span>s instructif <text:span text:style-name="T2">à</text:span> tous <text:span text:style-name="T2">é</text:span>gards de relever les nombreuses r<text:span text:style-name="T2">é</text:span>miniscences de Parsifal. Rappelons-en quelques-unes. </text:p>
      <text:p text:style-name="P148"><text:span text:style-name="T2">Lohengrin : Le cygne (42. 44. 45. 48. 92). Il est remarquable que ce motif ne revienne plus p. 213 ; </text:span>–<text:span text:style-name="T4"> </text:span><text:span text:style-name="T2">et le motif 27 qui rappelle Ortrude. </text:span></text:p>
      <text:p text:style-name="P148"><text:span text:style-name="T2">Tannhaeuser ; (318, 3</text:span><text:span text:style-name="T45">e</text:span> ligne). </text:p>
      <text:p text:style-name="P148"><text:span text:style-name="T2">Walkure : (238. 3</text:span><text:span text:style-name="T45">e</text:span> ligne). </text:p>
      <text:p text:style-name="P148"><text:span text:style-name="T2">Tristan : 38 (3</text:span><text:span text:style-name="T45">e </text:span>ligne). 206. 223 (y ligne). 224 (4' ligne). </text:p>
      <text:p text:style-name="P151">Taknhelm : 21. motif 6. </text:p>
      <text:p text:style-name="P147"><text:span text:style-name="T48">Une p</text:span><text:span text:style-name="T51">hase mendelssohnienne : le Muss ich sterben de Titurel, rappelant le Es ist genug de l'Elias (p. 68. 70)</text:span><text:note text:id="ftn119" text:note-class="endnote"><text:note-citation>zz</text:note-citation><text:note-body><text:p text:style-name="Endnote"><text:span text:style-name="T76"><text:tab/>Mendelssohn (1809-1847) composa son Elias en 1846. <text:s/>Dans l’aria n° 26, Elias s’écrie  : «  Es ist genug! So nimm nun, Herr, meine Seele!” (C'en est assez ! Maintenant, Seigneur, prends mon âme !). Titurel, à l’acte I de </text:span><text:span text:style-name="T33">Parsifal, </text:span>s’interroge  : «  Muss ich sterben, vom Retter ungeleitet  ?  » (Dois-je m’éteindre sans nul secours céleste  ?). Malgré ses critiques aussi violentes qu’injustes, ce n’est pas le seul emprunt de Wagner au compositeur. Il s’est inspiré de sa symphonie «  Réformation  » pour le prélude de <text:span text:style-name="T33">Parsifal. </text:span><text:span text:style-name="T123">[NdE]</text:span></text:p><text:p text:style-name="Endnote"/></text:note-body></text:note><text:span text:style-name="T51">. </text:span></text:p>
      <text:p text:style-name="P147"/>
      <text:p text:style-name="P148">Il est <text:span text:style-name="T2">à</text:span> remarquer que tous ces motifs sont purement adjectifs, c'est-<text:span text:style-name="T2">à</text:span>-dire caract<text:span text:style-name="T2">é</text:span>risent non le personnage, mais telle forme de sa manifestation dramatique ou symbolique. Quelques motifs ne figurent pas dans notre tableau, mais ils se rattachent tr<text:span text:style-name="T2">è</text:span>s sensiblement <text:span text:style-name="T2">à</text:span> ceux qui y figurent. Ainsi, p. 210-211, nous trouverons un motif descendant qui appartient au motif 54. Enfin, notre transcription des motifs <text:soft-page-break/>n'a pour but que de nous permettre d'<text:span text:style-name="T2">é</text:span>conomiser la place des clefs et de rendre leur parent<text:span text:style-name="T2">é</text:span> quelquefois plus appr<text:span text:style-name="T2">é</text:span>ciable. (<text:span text:style-name="T15">à</text:span><text:span text:style-name="T33"> finir)</text:span>. </text:p>
      <text:p text:style-name="P87">Charles et Pierre BONNIER</text:p>
      <text:h text:style-name="P245" text:outline-level="2">Correspondances et nouvelles</text:h>
      <text:p text:style-name="P71"/>
      <text:p text:style-name="P148">BAYREUTH. –<text:span text:style-name="T4"> </text:span><text:span text:style-name="T2">Nous avons publié</text:span> en t<text:span text:style-name="T2">ê</text:span>ts de cette livraison 1er. nouvelles officielles que nous avons re<text:span text:style-name="T2">ç</text:span>ues de Bayreuth. Parmi les nouvelles non officielles qui courent, celle de l'engagement de notre t<text:span text:style-name="T2">é</text:span>nor M. Van Dyck, pour jouer Walther et Parsifal parait assez probable. </text:p>
      <text:p text:style-name="P148">BRUXELLES. –<text:span text:style-name="T4"> </text:span><text:span text:style-name="T2">La reprise de la </text:span><text:span text:style-name="T88">Valkyrie </text:span>a eu lieu le 30 septembre avec un plein succ<text:span text:style-name="T2">è</text:span>s. Il y a eu deux rappels apr<text:span text:style-name="T2">è</text:span>s le premier et le deuxi<text:span text:style-name="T2">è</text:span>me acte. Au dernier acte, des pi<text:span text:style-name="T2">è</text:span>ces d'artifice malencontreusement tir<text:span text:style-name="T2">é</text:span>es pendant l'Incantation du feu ont nui <text:span text:style-name="T2">à</text:span> l'effet eu merveilleux final et les spectateurs se sont lev<text:span text:style-name="T2">é</text:span>s pr<text:span text:style-name="T2">é</text:span>cipitamment. Les interpr<text:span text:style-name="T2">è</text:span>tes sont rest<text:span text:style-name="T2">é</text:span>s les m<text:span text:style-name="T2">ê</text:span>mes, sauf M. Vinche (Hunding) et Mlle Van Besten (Fricka). Tous deux sont satisfaisants et ne font pas regretter les cr<text:span text:style-name="T2">é</text:span>ateurs de ces deux r<text:span text:style-name="T2">â</text:span>les. On a revu avec plaisir M. Engel, qui chante avec beaucoup d'expression le r<text:span text:style-name="T2">ôle de Siegmund ; Mlle Martini, qui fait une Sieglinde remarquable ; Mlle Litvinne, l'opulente et belle Bruunhilde, dont la voix s'est dé</text:span>velopp<text:span text:style-name="T2">é</text:span>e, mais dont le jeu est quelque peu terre-<text:span text:style-name="T2">à-terre ; </text:span><text:span text:style-name="T88">enfin </text:span>M. Seguin, dont la voix d'airain traduit magnifiquement les col<text:span text:style-name="T2">è</text:span>res de Wotan. </text:p>
      <text:p text:style-name="P148">Les r<text:span text:style-name="T2">ô</text:span>les des Walkures sont confi<text:span text:style-name="T2">é</text:span>s <text:span text:style-name="T2">à</text:span> MMmes A. Legault, Haussmann, Fern<text:span text:style-name="T2">è</text:span>se, Mar<text:span text:style-name="T2">é</text:span>chal, Coomans, Rapha<text:span text:style-name="T2">ê</text:span>la, Baudelet et Rolller. L'ensemble a de la vigueur et les voix sont bien pond<text:span text:style-name="T2">é</text:span>r<text:span text:style-name="T2">é</text:span>es. </text:p>
      <text:p text:style-name="P148">Les r<text:span text:style-name="T2">é</text:span>p<text:span text:style-name="T2">é</text:span>titions de <text:span text:style-name="T33">Siegfried</text:span> ne commenceront que lorsque la direction du th<text:span text:style-name="T2">éâ</text:span>tre de la Monnaie sera en mesure de confier le r<text:span text:style-name="T2">â</text:span>le principal <text:span text:style-name="T2">à</text:span> un t<text:span text:style-name="T2">é</text:span>nor capable. Il est question de l'engagement de M. Van Dyck, le t<text:span text:style-name="T2">é</text:span>nor des concerts L'amoureux. Mais <text:span text:style-name="T2">à</text:span> l'heure qu'il est rien n'est encore d<text:span text:style-name="T2">é</text:span>cid<text:span text:style-name="T2">é</text:span><text:span text:style-name="T4"> </text:span><text:span text:style-name="T2">!</text:span></text:p>
      <text:p text:style-name="P148">Il se pourrait qu'il y eut une reprise des Maitres Chanteurs, si les anciens interpr<text:span text:style-name="T2">è</text:span>tes, MM. Soulacroix, Delaquerri<text:span text:style-name="T2">è</text:span>re et Mlle Deschamps, qui appartiennent <text:span text:style-name="T2">à</text:span> la troupe de l'Op<text:span text:style-name="T2">é</text:span>ra-Comique, restaient disponibles. </text:p>
      <text:p text:style-name="P148">Le succ<text:span text:style-name="T2">è</text:span>s de la Valkyrie s'est encore accentu<text:span text:style-name="T2">é</text:span> <text:span text:style-name="T2">à</text:span> la deuxi<text:span text:style-name="T2">è</text:span>me repr<text:span text:style-name="T2">é</text:span>sentation, qui a <text:span text:style-name="T2">é</text:span>t<text:span text:style-name="T2">é</text:span> donn<text:span text:style-name="T2">é</text:span>e le 6 octobre. </text:p>
      <text:p text:style-name="P87">E. E. </text:p>
      <text:p text:style-name="P148">FRANCFORT. –<text:span text:style-name="T4"> </text:span><text:span text:style-name="T2">A Francfort le professeur D</text:span><text:span text:style-name="T45">r </text:span>Max Koeh de Marbourg prendra cet hiver, au Freies Deutsches Hochtift, pour sujet de son cours d'histoire litt<text:span text:style-name="T2">é</text:span>raire, <text:soft-page-break/>Wagner, consid<text:span text:style-name="T2">é</text:span>r<text:span text:style-name="T2">é</text:span> comme dramaturge et litt<text:span text:style-name="T2">é</text:span>rateur. </text:p>
      <text:p text:style-name="P148">LEIPZIG. –<text:span text:style-name="T4"> </text:span><text:span text:style-name="T2">L'é</text:span>diteur E, W. Fritzsch entreprend une seconde <text:span text:style-name="T2">é</text:span>dition du Recueil des <text:span text:style-name="T2">é</text:span>crits et po<text:span text:style-name="T2">è</text:span>mes de Richard Wagner, en 31 livraisons <text:span text:style-name="T2">à 60 pfennigs et du format in-18 ; c'est une é</text:span>dition populaire de l'<text:span text:style-name="T2">œ</text:span>uvre litt<text:span text:style-name="T2">é</text:span>raire compl<text:span text:style-name="T2">è</text:span>te du ma<text:span text:style-name="T2">î</text:span>tre qui va prendre sa place <text:span text:style-name="T2">à</text:span> cot<text:span text:style-name="T2">é</text:span> de la grande <text:span text:style-name="T2">é</text:span>dition d<text:span text:style-name="T2">é</text:span>j<text:span text:style-name="T2">à</text:span> parue. La publication, qui vient de commencer, sera achv<text:span text:style-name="T2">é</text:span>e en juillet 1888. Le plus grand succ<text:span text:style-name="T2">è</text:span>s est d<text:span text:style-name="T2">û</text:span> <text:span text:style-name="T2">à</text:span> cette belle tentative. </text:p>
      <text:p text:style-name="P148">LONDRES. –<text:span text:style-name="T4"> </text:span><text:span text:style-name="T2">M. Cari Armbruster va </text:span>faire, au King's Odlege, pendant l'hiver et le printemps prochains, deux cours sp<text:span text:style-name="T2">é</text:span>ciaux de dix le<text:span text:style-name="T2">ç</text:span>ons chacun, le premier sur Wagner, le second sur les principaux compositeurs contemporains.</text:p>
      <text:p text:style-name="P148">MANNHEIM. –<text:span text:style-name="T4"> </text:span><text:span text:style-name="T2">Le sculpteur Joh. Hoffart de Munich achè</text:span>ve un buste co<text:span text:style-name="T2">lossal de Wagner en marbre de Carrare ; le buste sera placé</text:span> dans une niche de la maison Heckel, <text:span text:style-name="T2">à</text:span> Maan<text:span text:style-name="T2">ü</text:span>eitn, eu Wagner a. re<text:span text:style-name="T2">ç</text:span>u pendant quelque temps l'hospitalit<text:span text:style-name="T2">é</text:span> de son ami Emil Heckel.</text:p>
      <text:p text:style-name="P148">Le buste de Joh. Hoffart serais premier monument public <text:span text:style-name="T2">é</text:span>rig<text:span text:style-name="T2">é</text:span> en l'honneur du ma<text:span text:style-name="T2">î</text:span>tre. </text:p>
      <text:p text:style-name="P154">PARIS. –<text:span text:style-name="T4"> </text:span><text:span text:style-name="T2">Le 23 juillet dernier M. Lé</text:span>on Fr<text:span text:style-name="T2">é</text:span>d<text:span text:style-name="T2">é</text:span>ric Leroy est mort <text:span text:style-name="T2">à</text:span> l'<text:span text:style-name="T2">â</text:span>ge de 54 ans. M. Leroy <text:span text:style-name="T2">é</text:span>tait l'un des plus anciens wagn<text:span text:style-name="T2">é</text:span>ristes fran<text:span text:style-name="T2">çais ; il avait en un grand nombre de journaux combattu assidû</text:span>ment et d<text:span text:style-name="T2">è</text:span>s l'origine pour la cause wagn<text:span text:style-name="T2">érienne ; citons ses articles du </text:span><text:span text:style-name="T33">Nain jaune</text:span>, en 1865, sur <text:span text:style-name="T33">Tristan </text:span>qu'il avait <text:span text:style-name="T2">é</text:span>t<text:span text:style-name="T2">é</text:span> voir <text:span text:style-name="T2">à Munich avec trois compatriotes : on n'allait pas encore en foule en Allemagne alors ! Il prit aussi une part importante à</text:span> l'affaire de <text:span text:style-name="T33">Tannhaeuser </text:span><text:span text:style-name="T2">à</text:span> Paris. </text:p>
      <text:p text:style-name="P147"><text:span text:style-name="T48">Quelques jours apr</text:span><text:span text:style-name="T51">è</text:span><text:span text:style-name="T48">s, le 13 ao</text:span><text:span text:style-name="T51">û</text:span><text:span text:style-name="T48">t, mourait M. Jules Pasdeloup</text:span><text:note text:id="ftn120" text:note-class="endnote"><text:note-citation>aaa</text:note-citation><text:note-body><text:p text:style-name="Endnote"><text:span text:style-name="T48"><text:tab/>Le chef d’orchestre Jules Étienne Pasdeloup est né le 15 septembre 1819 à Paris et mort à Fontainebleau le 13 août 1887. Il enseigna au Conservatoire de Paris <text:s/>entre 1841 et 1868. Après plusieurs autres sociétés de concerts, il fonda les Concerts populaires de musique classique (premier concert le 27 octobre 1861 au Cirque d'hiver à Paris), qui deviendront par la suite les Concerts Pasdeloup. Entre 1868 et 1870, il est chef d'orchestre au Théâtre Lyrique. Il abandonne ses Concerts populaires en 1884 à cause de la concurrence des Concerts Colonne et des Concerts Lamoureux. Mais ils reprennent leur programmation en 1886 et 1887. L'Orchestre Pasdeloup est le plus ancien des orchestres associatifs parisiens encore en activité. On reconnaissait à Pasdeloup son caractère passionné et son enthousiasme communicatif. On trouvera des descriptions savoureuses des concerts wagnériens à Paris dans les </text:span><text:span text:style-name="T33">Lettres de l’ouvreuse </text:span>de Jean de Tinan. [NdE]</text:p></text:note-body></text:note><text:span text:style-name="T48">, le c</text:span><text:span text:style-name="T51">é</text:span><text:span text:style-name="T48">l</text:span><text:span text:style-name="T51">è</text:span><text:span text:style-name="T48">bre fondateur des Concerts-Populaires. On conna</text:span><text:span text:style-name="T51">î</text:span><text:span text:style-name="T48">t l'histoire de ce vaillant artiste, et comment nous lui devons, pour une si large part, l'introduction du wagn</text:span><text:span text:style-name="T51">é</text:span><text:span text:style-name="T48">risme </text:span><text:span text:style-name="T51">à</text:span><text:span text:style-name="T48"> Paris. Sans parler des repr</text:span><text:span text:style-name="T51">é</text:span><text:span text:style-name="T48">sentations de Rienzi eb 1869, ses efforts pour faire entendre des fragments de la T</text:span><text:span text:style-name="T51">é</text:span><text:span text:style-name="T48">tralogie aux Concerts-Populaires en 1876 demeurent un titre de gloire stable </text:span><text:span text:style-name="T51">à</text:span><text:span text:style-name="T48"> notre souvenir. </text:span></text:p>
      <text:p text:style-name="P148">VIENNE. –<text:span text:style-name="T4"> </text:span><text:span text:style-name="T2">Le musé</text:span>e Richard Wagner fond<text:span text:style-name="T2">é</text:span> par M. Nicolaus Oesterlein a eu, depuis son ouverture an mois d'avril pass<text:span text:style-name="T2">é</text:span>, beaucoup de visiteurs. Il a <text:span text:style-name="T2">é</text:span>t<text:span text:style-name="T2">é</text:span> successivement augment<text:span text:style-name="T2">é</text:span> et enrichi de plusieurs acquisitions fort int<text:span text:style-name="T2">é</text:span>ressantes et pr<text:span text:style-name="T2">écieuses :, entre autres : le </text:span><text:span text:style-name="T33">Ring des Niblungen</text:span>, imprim<text:span text:style-name="T2">é</text:span> en 1853 <text:span text:style-name="T2">à</text:span> petit nombre d'exemplaires et seulement pour les amis de Wagner. Puis ont <text:span text:style-name="T2">é</text:span>t<text:span text:style-name="T2">é</text:span> achet<text:span text:style-name="T2">és plusieurs </text:span><text:soft-page-break/><text:span text:style-name="T2">autographes et de rares portraits de Richard Wagner ; le texte du</text:span><text:span text:style-name="T33"> Tannhaeuser</text:span>, imprim<text:span text:style-name="T2">é</text:span> sur v<text:span text:style-name="T2">é</text:span>lin en et un livret du m<text:span text:style-name="T2">ê</text:span>me op<text:span text:style-name="T2">é</text:span>ra, de 1845, deuxi<text:span text:style-name="T2">è</text:span>me <text:span text:style-name="T2">é</text:span>dition dans laquelle ne se trouve pas le ch<text:span text:style-name="T2">œ</text:span>ur final des P<text:span text:style-name="T2">èlerins ; puis le programme de la premiè</text:span>re repr<text:span text:style-name="T2">é</text:span>sentation <text:span text:style-name="T2">à Dresde, le 19 octobre 1845 ; etc. etc... </text:span></text:p>
      <text:p text:style-name="P147"/>
      <text:h text:style-name="P247" text:outline-level="1">X-XII Novembre-décembre 1887</text:h>
      <text:p text:style-name="P71"/>
      <text:h text:style-name="Heading_20_2" text:outline-level="2"><text:span text:style-name="T121">Notes sur </text:span><text:span text:style-name="T122">Tristan </text:span><text:span text:style-name="T121">et Isolde</text:span><text:span text:style-name="T120"><text:note text:id="ftn121" text:note-class="footnote"><text:note-citation>68</text:note-citation><text:note-body><text:p text:style-name="footnote_20_text"><text:span text:style-name="footnote_20_reference"><text:span text:style-name="T105"><text:tab/></text:span></text:span><text:span text:style-name="footnote_20_reference"><text:span text:style-name="T106"> </text:span></text:span><text:span text:style-name="T106">Voir la</text:span><text:span text:style-name="T107"> Revue wagnérienne</text:span><text:span text:style-name="T106"> de février 1887.</text:span></text:p></text:note-body></text:note></text:span></text:h>
      <text:p text:style-name="P95"><text:span text:style-name="T2">«</text:span>... Celui qui s'accro<text:span text:style-name="T2">î</text:span>t en science s'accro<text:span text:style-name="T2">î</text:span>t en douleur. &gt;</text:p>
      <text:p text:style-name="P95">L'Eccl<text:span text:style-name="T2">é</text:span>siaste. </text:p>
      <text:p text:style-name="Heading">II</text:p>
      <text:p text:style-name="P147"><text:span text:style-name="T48">Voici, d'abord, quelques dates pr</text:span><text:span text:style-name="T51">é</text:span><text:span text:style-name="T48">cises. Le po</text:span><text:span text:style-name="T51">è</text:span><text:span text:style-name="T48">me fut </text:span><text:span text:style-name="T51">é</text:span><text:span text:style-name="T48">crit en </text:span><text:span text:style-name="T51">é</text:span><text:span text:style-name="T48">t</text:span><text:span text:style-name="T51">é</text:span><text:span text:style-name="T48"> 1857 et termin</text:span><text:span text:style-name="T51">é</text:span><text:span text:style-name="T48"> au mois de septembre de cette ann</text:span><text:span text:style-name="T51">é</text:span><text:span text:style-name="T48">e. La composition fut commenc</text:span><text:span text:style-name="T51">ée en octobre 1857. L'esquisse orchestrale du premier acte porte la date du 15 janvier 1858 ; la partition de cet acte fut envoyé</text:span><text:span text:style-name="T48">e </text:span><text:span text:style-name="T51">à</text:span><text:span text:style-name="T48"> MM. Breitkopf le 3 avril 1858, L'esquisse du second acte est de l'</text:span><text:span text:style-name="T51">é</text:span><text:span text:style-name="T48">t</text:span><text:span text:style-name="T51">é</text:span><text:span text:style-name="T48"> 1858, au moins en partie. Au mois d'ao</text:span><text:span text:style-name="T51">û</text:span><text:span text:style-name="T48">t de la m</text:span><text:span text:style-name="T51">ê</text:span><text:span text:style-name="T48">me ann</text:span><text:span text:style-name="T51">é</text:span><text:span text:style-name="T48">e, Wagner quitta Zurich d</text:span><text:span text:style-name="T51">é</text:span><text:span text:style-name="T48">finitivement. C'est </text:span><text:span text:style-name="T51">à</text:span><text:span text:style-name="T48"> Venise que le second acte fut termin</text:span><text:span text:style-name="T51">é</text:span><text:span text:style-name="T54"> </text:span><text:span text:style-name="T51">; l'esquisse orchestrale porte la date du 9 mars 185</text:span><text:span text:style-name="T48">9. La premi</text:span><text:span text:style-name="T51">è</text:span><text:span text:style-name="T48">re esquisse du troisi</text:span><text:span text:style-name="T51">è</text:span><text:span text:style-name="T48">me acte est sans doute aussi de 1858, et a </text:span><text:span text:style-name="T51">é</text:span><text:span text:style-name="T48">t</text:span><text:span text:style-name="T51">é</text:span><text:span text:style-name="T48"> termin</text:span><text:span text:style-name="T51">é</text:span><text:span text:style-name="T48">e </text:span><text:span text:style-name="T51">à Venise fin septembre ou commencement octobre 1858 ; l'esquisse orchestrale fut terminé</text:span><text:span text:style-name="T48">e </text:span><text:span text:style-name="T51">à</text:span><text:span text:style-name="T48"> Lucerne, elle porte la date du 19 juillet 1859</text:span><text:note text:id="ftn122" text:note-class="footnote"><text:note-citation>69</text:note-citation><text:note-body><text:p text:style-name="footnote_20_text"><text:span text:style-name="footnote_20_reference"><text:span text:style-name="T105"><text:tab/></text:span></text:span><text:span text:style-name="footnote_20_reference"><text:span text:style-name="T106"> </text:span></text:span><text:span text:style-name="T80">J'espère publier ici même une chronologie des œuvres de Wagner, avec tous les documents à l'appui, sous peu. C'est pourquoi je m'abstiens aujourd'hui des citations justificatives.</text:span></text:p></text:note-body></text:note><text:span text:style-name="T48">. Wagner a donc mis deux ans juste, d'</text:span><text:span text:style-name="T51">é</text:span><text:span text:style-name="T48">t</text:span><text:span text:style-name="T51">é</text:span><text:span text:style-name="T48"> 1857 </text:span><text:span text:style-name="T51">à</text:span><text:span text:style-name="T48"> </text:span><text:span text:style-name="T51">é</text:span><text:span text:style-name="T48">t</text:span><text:span text:style-name="T51">é</text:span><text:span text:style-name="T48"> 1859, </text:span><text:span text:style-name="T51">à</text:span><text:span text:style-name="T48"> </text:span><text:span text:style-name="T51">é</text:span><text:span text:style-name="T48">crire Tristan. Pendant la premi</text:span><text:span text:style-name="T51">è</text:span><text:span text:style-name="T48">re ann</text:span><text:span text:style-name="T51">é</text:span><text:span text:style-name="T48">e, il habitait encore Zurich et il ne para</text:span><text:span text:style-name="T51">î</text:span><text:span text:style-name="T48">t avoir fait qu'une seule absence un peu prolong</text:span><text:span text:style-name="T51">é</text:span><text:span text:style-name="T48">e, </text:span><text:span text:style-name="T51">à</text:span><text:span text:style-name="T48"> Paris, en janvier et f</text:span><text:span text:style-name="T51">é</text:span><text:span text:style-name="T48">vrier 1858. Deux tiers de la seconde ann</text:span><text:span text:style-name="T51">é</text:span><text:span text:style-name="T48">e ont </text:span><text:span text:style-name="T51">é</text:span><text:span text:style-name="T48">t</text:span><text:span text:style-name="T51">é</text:span><text:span text:style-name="T48"> pass</text:span><text:span text:style-name="T51">é</text:span><text:span text:style-name="T48">s </text:span><text:span text:style-name="T51">à</text:span><text:span text:style-name="T48"> Venise, </text:span></text:p>
      <text:p text:style-name="P72">le troisi<text:span text:style-name="T2">è</text:span>me <text:span text:style-name="T2">à</text:span> Lucerne. Le po<text:span text:style-name="T2">è</text:span>me parut en 1839, la partition en 1860. –<text:span text:style-name="T4"> </text:span><text:span text:style-name="T2">Voilà</text:span> pour l'<text:span text:style-name="T2">œ</text:span>uvre telle que nous la poss<text:span text:style-name="T2">é</text:span>dons aujourd'hui. Mais lorsque Wagner s'y mit d<text:span text:style-name="T2">éfinitivement en 1857, il y avait longtemps que le sujet l'occupait (VI, 378 : et </text:span><text:span text:style-name="T33">Works and Mission of my Life</text:span>, 54). M. de Wolzogen nous dit qu'une premi<text:span text:style-name="T2">è</text:span>re esquisse de drame date de 1854 ou 1855 (<text:span text:style-name="T33">Bayr</text:span><text:span text:style-name="T2">. Bl., 1885, 289, et 1886, 73) ; cela est fort probable, mais je n'oserais l'affirmer, n'en ayant eu aucune preuve positive en mains. Par contr</text:span>e, nous savons positivement qu'en 1856 ce sujet l'obs<text:span text:style-name="T2">é</text:span>dait <text:span text:style-name="T2">à</text:span> tel point <text:span text:style-name="T2">«</text:span><text:span text:style-name="T4"> </text:span><text:span text:style-name="T2">qu'il lui é</text:span>tait difficile de s'en d<text:span text:style-name="T2">ébarrasser suffisamment l'esprit, pour continuer son travail du Ring »</text:span>. Ce sont les propres paroles du ma<text:span text:style-name="T2">î</text:span>tre <text:span text:style-name="T2">à</text:span> M. Franz Millier, un tr<text:span text:style-name="T2">è</text:span>s ancien ami<text:span text:style-name="T2"> (Franz Millier : </text:span><text:span text:style-name="T33">Tristan und </text:span><text:span text:style-name="T37">Isolde </text:span><text:span text:style-name="T33">nach Sage und Dichtung</text:span><text:span text:style-name="T2">, 1865, p. </text:span><text:soft-page-break/><text:span text:style-name="T2">103) ; et il y a d'autres té</text:span>moignages. J'insiste sur ce fait, parce qu'on trouve dans beaucoup de livres fran<text:span text:style-name="T2">çais et allemands des indications comme celle-ci : «</text:span><text:span text:style-name="T4"> </text:span><text:span text:style-name="T2">Puis soudain une autre i</text:span>mage se pr<text:span text:style-name="T2">é</text:span>senta <text:span text:style-name="T2">à</text:span> ses yeux, s'imposa souverainement. Il quitta les Nibelungen pour se jeter dans <text:span text:style-name="T33">Tristan et Yseult</text:span> (Schur<text:span text:style-name="T2">é II, 143). »</text:span> Il est important, et pour la connaissance de l'<text:span text:style-name="T2">œ</text:span>uvre, et pour la connaissance de son auteur, de savoir que les choses ne se pass<text:span text:style-name="T2">è</text:span>rent point ainsi. Si Wagner a fait ce drame si rapidement, c'est qu'il le portait dans son esprit depuis plusieurs ann<text:span text:style-name="T2">é</text:span>es et qu'il <text:span text:style-name="T2">é</text:span>tait arriv<text:span text:style-name="T2">é</text:span> <text:span text:style-name="T2">à</text:span> maturit<text:span text:style-name="T2">é</text:span>. </text:p>
      <text:p text:style-name="P148">On voit parles dates qui se rapportent <text:span text:style-name="T2">à</text:span> Tristan, que cette <text:span text:style-name="T2">œ</text:span>uvre est tout enti<text:span text:style-name="T2">è</text:span>re de la p<text:span text:style-name="T2">é</text:span>riode de sa vie <text:span text:style-name="T2">à Zurich ; car ce qui a é</text:span>t<text:span text:style-name="T2">é</text:span> fait <text:span text:style-name="T2">à</text:span> Venise et <text:span text:style-name="T2">à</text:span> Lucerne n'est gu<text:span text:style-name="T2">è</text:span>re que la r<text:span text:style-name="T2">é</text:span>alisation mat<text:span text:style-name="T2">é</text:span>rielle d'une chose d<text:span text:style-name="T2">é</text:span>j<text:span text:style-name="T2">à</text:span> toute cr<text:span text:style-name="T2">éé</text:span>e. C'est m<text:span text:style-name="T2">ê</text:span>me la seule <text:span text:style-name="T2">œ</text:span>uvre de Wagner qui ait <text:span text:style-name="T2">é</text:span>t<text:span text:style-name="T2">é</text:span> con<text:span text:style-name="T2">ç</text:span>ue et ex<text:span text:style-name="T2">é</text:span>cut<text:span text:style-name="T2">é</text:span>e en entier durant cette p<text:span text:style-name="T2">é</text:span>riode. </text:p>
      <text:p text:style-name="P148">Je regrette de ne pouvoir indiquer <text:span text:style-name="T2">à</text:span> mes lecteurs une biographie dans laquelle ils trouveraient le r<text:span text:style-name="T2">é</text:span>cit et l'image compl<text:span text:style-name="T2">è</text:span>te de cette vie du ma<text:span text:style-name="T2">î</text:span>tre <text:span text:style-name="T2">à</text:span> Zurich, de 1850 <text:span text:style-name="T2">à 1859 ; je n'en connais point. Quelques-uns, comme Schuré</text:span>, n'ont fait que l'effleurer, d'autres, comme Jullien. En donnent une id<text:span text:style-name="T2">é</text:span>e de tout point fausse. Et les auteurs allemands sont trop occup<text:span text:style-name="T2">é</text:span>s de th<text:span text:style-name="T2">é</text:span>ories, d'analyses des <text:span text:style-name="T2">é</text:span>crits, et, selon les cas, de d<text:span text:style-name="T2">é</text:span>nigrements ou d'admirations, pour nous accorder ce qu'il nous importerait d'avoir, un aper<text:span text:style-name="T2">ç</text:span>u vivant de cette <text:span text:style-name="T2">époque. Et cependant, elle est la plus importante de toutes ; c'est à</text:span> elle que nous devons l'artiste que nous honorons. </text:p>
      <text:p text:style-name="P147"><text:span text:style-name="T48">Gr</text:span><text:span text:style-name="T51">â</text:span><text:span text:style-name="T48">ce </text:span><text:span text:style-name="T51">à</text:span><text:span text:style-name="T48"> la r</text:span><text:span text:style-name="T51">é</text:span><text:span text:style-name="T48">volution de 1849, Wagner se trouva subitement d</text:span><text:span text:style-name="T51">é</text:span><text:span text:style-name="T48">livr</text:span><text:span text:style-name="T51">é</text:span><text:span text:style-name="T48"> de toutes les entraves qui paralysaient le libre essor de son g</text:span><text:span text:style-name="T51">é</text:span><text:span text:style-name="T48">nie personnel. A Dresde il en </text:span><text:span text:style-name="T51">é</text:span><text:span text:style-name="T48">tait arriv</text:span><text:span text:style-name="T51">é</text:span><text:span text:style-name="T48"> </text:span><text:span text:style-name="T51">à</text:span><text:span text:style-name="T48"> un </text:span><text:span text:style-name="T51">é</text:span><text:span text:style-name="T48">tat d'abattement moral terrible, il ne pouvait descendre plus bas sans cesser pour toujours d'</text:span><text:span text:style-name="T51">être artiste (IV, 360, 370 ; VII, 163, etc. ; Tapperl, Biogr. 48 ; Glasenapp, Biogr. I, 232, etc.) ; et ses </text:span><text:span text:style-name="T48">difficult</text:span><text:span text:style-name="T51">é</text:span><text:span text:style-name="T48">s p</text:span><text:span text:style-name="T51">é</text:span><text:span text:style-name="T48">cuniaires </text:span><text:span text:style-name="T51">é</text:span><text:span text:style-name="T48">taient inextricables (voir, par exemple, les lettres </text:span><text:span text:style-name="T51">à</text:span><text:span text:style-name="T48"> Krittl du 21 mars 1847 </text:span><text:span text:style-name="T72">et du </text:span><text:span text:style-name="T48">4 janvier 1848, catalogues Liepmanssohn de 1886 et 1887). A Zurich, gr</text:span><text:span text:style-name="T51">â</text:span><text:span text:style-name="T48">ce </text:span><text:span text:style-name="T51">à</text:span><text:span text:style-name="T48"> de g</text:span><text:span text:style-name="T51">é</text:span><text:span text:style-name="T48">n</text:span><text:span text:style-name="T51">é</text:span><text:span text:style-name="T48">reux amis, Wagner se trouve bient</text:span><text:span text:style-name="T51">ô</text:span><text:span text:style-name="T48">t dans une position ind</text:span><text:span text:style-name="T51">é</text:span><text:span text:style-name="T48">pendante, qui ne fit que s'am</text:span><text:span text:style-name="T51">é</text:span><text:span text:style-name="T48">liorer. Il </text:span><text:span text:style-name="T51">é</text:span><text:span text:style-name="T48">tait libre de toute esp</text:span><text:span text:style-name="T51">è</text:span><text:span text:style-name="T48">ce d'emploi et pouvait ne vivre que pour l'art seul. Et puisque de bienheureuses circonstances le tenaient forc</text:span><text:span text:style-name="T51">é</text:span><text:span text:style-name="T48">ment </text:span><text:span text:style-name="T51">é</text:span><text:span text:style-name="T48">loign</text:span><text:span text:style-name="T51">é</text:span><text:span text:style-name="T48"> de tout grand th</text:span><text:span text:style-name="T51">éâ</text:span><text:span text:style-name="T48">tre, ses vues sur la nature du drame et sa propre individualit</text:span><text:span text:style-name="T51">é</text:span><text:span text:style-name="T48"> cr</text:span><text:span text:style-name="T51">é</text:span><text:span text:style-name="T48">atrice purent m</text:span><text:span text:style-name="T51">û</text:span><text:span text:style-name="T48">rir lentement </text:span><text:span text:style-name="T51">à</text:span><text:span text:style-name="T48"> travers les ann</text:span><text:span text:style-name="T51">é</text:span><text:span text:style-name="T48">es, sans le trouble de banales et h</text:span><text:span text:style-name="T51">â</text:span><text:span text:style-name="T48">tives </text:span><text:soft-page-break/><text:span text:style-name="T48">r</text:span><text:span text:style-name="T51">é</text:span><text:span text:style-name="T48">alisations. Ce ne fut pas tout. A Dresde, non seulement ses fonctions de chef d'orchestre absorbaient le meilleur de ses forces, mais dans ses heures de loisir, il se trouvait renferm</text:span><text:span text:style-name="T51">é</text:span><text:span text:style-name="T48"> dans un cercle d'hommes qui tous lui </text:span><text:span text:style-name="T51">é</text:span><text:span text:style-name="T48">taient tr</text:span><text:span text:style-name="T51">è</text:span><text:span text:style-name="T48">s inf</text:span><text:span text:style-name="T51">é</text:span><text:span text:style-name="T48">rieurs </text:span><text:span text:style-name="T51">à</text:span><text:span text:style-name="T48"> tous les points de vue, et pour qui l'atmosph</text:span><text:span text:style-name="T51">è</text:span><text:span text:style-name="T48">re apathique et les mesquines pr</text:span><text:span text:style-name="T51">é</text:span><text:span text:style-name="T48">occupations de la petite capitale </text:span><text:span text:style-name="T51">é</text:span><text:span text:style-name="T48">taient l'</text:span><text:span text:style-name="T51">é</text:span><text:span text:style-name="T48">l</text:span><text:span text:style-name="T51">é</text:span><text:span text:style-name="T48">ment naturel. A Zurich, au contraire, il se trouva au centre d'un petit cercle de savants et d'artistes que l'exil ou d'autres hasards y avaient amen</text:span><text:span text:style-name="T51">é</text:span><text:span text:style-name="T48">s. Tous ces hommes </text:span><text:span text:style-name="T51">étaient bien au-dessus de la moyenne pour le savoir et pour l'intelligence ; quelques-uns é</text:span><text:span text:style-name="T48">taient de premier ordre. Et pour la plupart ils vivaient l</text:span><text:span text:style-name="T51">à</text:span><text:span text:style-name="T48"> dans de d</text:span><text:span text:style-name="T51">élicieux loisirs ; on passait la journé</text:span><text:span text:style-name="T48">e tant</text:span><text:span text:style-name="T51">ô</text:span><text:span text:style-name="T48">t chez l'un, tant</text:span><text:span text:style-name="T51">ô</text:span><text:span text:style-name="T48">t chez l'autre, et, soit group</text:span><text:span text:style-name="T51">é</text:span><text:span text:style-name="T48"> autour d'une bouteille de bon vin, soit </text:span><text:span text:style-name="T51">é</text:span><text:span text:style-name="T48">tendu aux bords du lac, on discutait religion, philosophie, l'avenir de l'humanit</text:span><text:span text:style-name="T51">é</text:span><text:span text:style-name="T48">, la science, l'art, les racines des mots... Il y avait Mommsen, le c</text:span><text:span text:style-name="T51">é</text:span><text:span text:style-name="T48">l</text:span><text:span text:style-name="T51">è</text:span><text:span text:style-name="T48">bre historien, professeur aujourd'hui </text:span><text:span text:style-name="T51">à Berlin ; les physiologistes Ludwig et Koëchly ; le philosophe Moleschott, un chef reconnu des matérialistes scientifiques ; les </text:span><text:span text:style-name="T72">poetes </text:span><text:span text:style-name="T48">Herwe</text:span><text:span text:style-name="T51">gh et Keller ; l'architecte Semper ; le peintre Kietz ; le savant philologue Ettmü</text:span><text:span text:style-name="T48">ller</text:span><text:note text:id="ftn123" text:note-class="endnote"><text:note-citation>bbb</text:note-citation><text:note-body><text:p text:style-name="Endnote"><text:span text:style-name="T48"><text:tab/>On doit à Julius Ernst Benedikt Kietz (1815-1892) de nombreux portraits et esquisses du compositeur. Il rencontra Wagner à Paris dans les années 1830 et lui resta fidèle durant les vingt années qui suivirent. L’architecte Gottfried Semper (1803-1879), a réalisé l’Hoftheater de Dresde (inauguré en 1841) où Wagner créa trois de ces premières œuvres. Ils étaient tous deux sur les barricades à Dresde durant les journées révolutionnaires de 1848 et tous deux furent bannis. Tous deux aussi furent rappelés à la cour de Bavière par Louis II. Le roi confia à l’architecte deux projets pour Munich dont un nouvel opéra. On trouve dans ses esquisses des éléments du futur théâtre de Bayreuth. Ernst Moritz Ludwig Ettmüller (1802 - 1877) a traduit les anciennes mythologies nordiques. Quant à Christian Matthias Theodor Mommsen (1817-1903) c’est un historien allemand, grand spécialiste de la Rome antique du XIXe siècle, auteur d'une monumentale </text:span><text:span text:style-name="T33">Histoire romaine</text:span> et d'un <text:span text:style-name="T33">Corpus inscriptionum latinarum</text:span> toujours actualisé et mis à jour. Il reçut le prix Nobel de littérature pour l’ensemble de son œuvre en 1902.Jacob Moleschott est un philosophe et un physiologiste néerlandais, né à Bois-le-Duc en 1822 et mort à Rome en 1893. Il enseigna la physiologie et l’anthropologie à l’Université d’Heidelberg puis, ses thèses matérialistes faisant scandale, à Zurich, Rome et Turin. [NdE]</text:p><text:p text:style-name="Endnote"/></text:note-body></text:note><text:span text:style-name="T48">. Ce dernier surtout a d</text:span><text:span text:style-name="T51">û</text:span><text:span text:style-name="T48"> avoir une influence notable sur l'</text:span><text:span text:style-name="T51">é</text:span><text:span text:style-name="T48">criture dans les po</text:span><text:span text:style-name="T51">è</text:span><text:span text:style-name="T48">mes de Wagner. C'</text:span><text:span text:style-name="T51">é</text:span><text:span text:style-name="T48">tait un connaisseur hors ligne de la langue allemande et surtout de son ancienne po</text:span><text:span text:style-name="T51">é</text:span><text:span text:style-name="T48">sie. Eu 1837 d</text:span><text:span text:style-name="T51">é</text:span><text:span text:style-name="T48">j</text:span><text:span text:style-name="T51">à</text:span><text:span text:style-name="T48">, il avait publi</text:span><text:span text:style-name="T51">é</text:span><text:span text:style-name="T48"> une traduction de I</text:span><text:span text:style-name="T64">'Edda </text:span><text:span text:style-name="T48">en vers allit</text:span><text:span text:style-name="T51">é</text:span><text:span text:style-name="T48">r</text:span><text:span text:style-name="T51">és ; ensuite il traduisit </text:span><text:span text:style-name="T64">Gudrun,</text:span><text:span text:style-name="T48"> etc. Or, Wagner </text:span><text:span text:style-name="T51">é</text:span><text:span text:style-name="T48">tait intimement li</text:span><text:span text:style-name="T51">é</text:span><text:span text:style-name="T48"> avec lui... Liszt venait </text:span><text:span text:style-name="T51">à Zurich voir Wagner et lui jouer Beethoven et Bach ; Bü</text:span><text:span text:style-name="T48">llow et Raffy apportaient l'encouragement de leur jeune enthousiasme. Et m</text:span><text:span text:style-name="T51">ê</text:span><text:span text:style-name="T48">me le th</text:span><text:span text:style-name="T51">éâ</text:span><text:span text:style-name="T48">tre ne manquait pas compl</text:span><text:span text:style-name="T51">ètement : des repré</text:span><text:span text:style-name="T48">sentations mod</text:span><text:span text:style-name="T51">è</text:span><text:span text:style-name="T48">les de </text:span><text:span text:style-name="T64">Don Juan</text:span><text:span text:style-name="T48"> furent organis</text:span><text:span text:style-name="T51">é</text:span><text:span text:style-name="T48">es au th</text:span><text:span text:style-name="T51">éâ</text:span><text:span text:style-name="T48">tre de Zurich par le ma</text:span><text:span text:style-name="T51">î</text:span><text:span text:style-name="T48">tre, et de son</text:span><text:span text:style-name="T64"> Vaisseau Fant</text:span><text:span text:style-name="T52">ô</text:span><text:span text:style-name="T64">me</text:span><text:span text:style-name="T48"> il y eut des ex</text:span><text:span text:style-name="T51">é</text:span><text:span text:style-name="T48">cutions tr</text:span><text:span text:style-name="T51">è</text:span><text:span text:style-name="T48">s sup</text:span><text:span text:style-name="T51">é</text:span><text:span text:style-name="T48">rieures selon lui </text:span><text:span text:style-name="T51">à</text:span><text:span text:style-name="T48"> celles de Dresde</text:span><text:note text:id="ftn124" text:note-class="footnote"><text:note-citation>70</text:note-citation><text:note-body><text:p text:style-name="footnote_20_text"><text:span text:style-name="footnote_20_reference"><text:span text:style-name="T105"><text:tab/></text:span></text:span><text:span text:style-name="footnote_20_reference"><text:span text:style-name="T106"> </text:span></text:span><text:span text:style-name="T80">Voir les articles de Heintz et de Belart dans la</text:span><text:span text:style-name="T79"> Allgemeine Musikzeitung </text:span><text:span text:style-name="T80">de 1885 et 1887 ; les mémoires de Madame Wille, Deutsche Rundschau, 1887, V et VI ; de nombreuses lettres publiées et non publiées, etc. etc.</text:span></text:p></text:note-body></text:note><text:span text:style-name="T48">. </text:span></text:p>
      <text:p text:style-name="P147"><text:span text:style-name="T48">Je ne puis ici m'</text:span><text:span text:style-name="T51">é</text:span><text:span text:style-name="T48">tendre sur ce sujet. Ces lignes auront suffi </text:span><text:span text:style-name="T51">à</text:span><text:span text:style-name="T48"> indiquer quelle puissante impulsion le g</text:span><text:span text:style-name="T51">é</text:span><text:span text:style-name="T48">nie de Wagner doit </text:span><text:span text:style-name="T51">à</text:span><text:span text:style-name="T48"> ce s</text:span><text:span text:style-name="T51">é</text:span><text:span text:style-name="T48">jour </text:span><text:span text:style-name="T51">à</text:span><text:span text:style-name="T48"> Zurich, et combien merveilleuses pour une production artistique </text:span><text:span text:style-name="T51">é</text:span><text:span text:style-name="T48">taient les conditions qu'il y trouva r</text:span><text:span text:style-name="T51">é</text:span><text:span text:style-name="T48">unies</text:span><text:note text:id="ftn125" text:note-class="footnote"><text:note-citation>71</text:note-citation><text:note-body><text:p text:style-name="footnote_20_text"><text:span text:style-name="footnote_20_reference"><text:span text:style-name="T105"><text:tab/></text:span></text:span><text:span text:style-name="footnote_20_reference"><text:span text:style-name="T106"> </text:span></text:span><text:span text:style-name="T106">M. Jullien parle de « l'état d'isolement douloureux et d'absolu découragement</text:span></text:p><text:p text:style-name="P234"><text:tab/>où il se trouvait en exil » (page 148) !</text:p></text:note-body></text:note><text:span text:style-name="T48">. </text:span></text:p>
      <text:p text:style-name="P148">Le fait de beaucoup le plus important pour l'historique de la conception de <text:soft-page-break/><text:span text:style-name="T33">Tristan </text:span>est que cette <text:span text:style-name="T2">œ</text:span>uvre a <text:span text:style-name="T2">é</text:span>t<text:span text:style-name="T2">é</text:span> inspir<text:span text:style-name="T2">é</text:span>e par I'<text:span text:style-name="T33">Anneau du Nibelung</text:span>. Nous ne connaissons pas la date exacte d'une premi<text:span text:style-name="T2">è</text:span>re h<text:span text:style-name="T2">â</text:span>tive esquisse, que le ma<text:span text:style-name="T2">î</text:span>tre a probablement jet<text:span text:style-name="T2">ée sur le papier ; mais ce que nous savons, c'est qu'elle doit dater de l'é</text:span>poque pendant laquelle il travaillait <text:span text:style-name="T2">à</text:span> la <text:span text:style-name="T33">Walkure</text:span>. C'est le tragique amour de Siegmund et de Sieglinde qui <text:span text:style-name="T2">é</text:span>veilla le premier d<text:span text:style-name="T2">é</text:span>sir de pouvoir traiter ce sujet avec tous les d<text:span text:style-name="T2">é</text:span>veloppements qu'il comportait. L'analogie dans la situation est <text:span text:style-name="T2">évidente ; c'est une passion sans issue, qui ne peut mener qu'à</text:span> la mort. Lorsque, en 1856, Wagner dit <text:span text:style-name="T2">à</text:span> M. Franz Millier que l'id<text:span text:style-name="T2">é</text:span>e de<text:span text:style-name="T33"> Tristan et Isolde l</text:span>'obs<text:span text:style-name="T2">é</text:span>dait au point de presque l'emp<text:span text:style-name="T2">ê</text:span>cher de travailler au<text:span text:style-name="T33"> Ring</text:span>, il venait de terminer la<text:span text:style-name="T33"> Walkure</text:span>. Il la refoula cependant, et en automne 1856 il se mit vaillamment <text:span text:style-name="T2">à</text:span><text:span text:style-name="T33"> Siegfried</text:span>. Mais arriv<text:span text:style-name="T2">é</text:span> au troisi<text:span text:style-name="T2">è</text:span>me acte, l'obsession devait n<text:span text:style-name="T2">é</text:span>cessairement le reprendre, et de plus fort. Car ici l'analogie devient presque de l'identit<text:span text:style-name="T2">é</text:span>, surtout pour un homme qui s'est occup<text:span text:style-name="T2">é de mythologie autant que Wagner. Simrock, qui part du point de vue du simple savant, dit : «</text:span><text:span text:style-name="T4"> </text:span><text:span text:style-name="T2">La lé</text:span>gende de Tristan est celle qui est la plus intimement li<text:span text:style-name="T2">é</text:span>e <text:span text:style-name="T2">à</text:span> la l<text:span text:style-name="T2">é</text:span>gende de Siegfried. Wagner <text:span text:style-name="T2">était, aussi, savant ; mais il é</text:span>tait en plus po<text:span text:style-name="T2">è</text:span>te, et il nous dit que c'est <text:span text:style-name="T2">«</text:span><text:span text:style-name="T4"> </text:span><text:span text:style-name="T2">avec un ravissement de joie »</text:span> qu'il s'aper<text:span text:style-name="T2">ç</text:span>ut de l'identit<text:span text:style-name="T2">é</text:span> des l<text:span text:style-name="T2">é</text:span>gendes, que Tristan n'est qu'une l<text:span text:style-name="T2">é</text:span>g<text:span text:style-name="T2">è</text:span>re variation, et qu'il pouvait <text:span text:style-name="T2">é</text:span>crire le drame de la mort par amour (<text:span text:style-name="T2">«</text:span><text:span text:style-name="T4"> </text:span><text:span text:style-name="T2">der Tod durch Liebesnoth »</text:span>), sans quitter, <text:span text:style-name="T2">à</text:span> proprement parler, le cadre trac<text:span text:style-name="T2">é par son Ring ; au contraire, que cela en formerait «</text:span><text:span text:style-name="T4"> </text:span><text:span text:style-name="T2">un acte complémentaire »</text:span> (VI, 479). </text:p>
      <text:p text:style-name="P148">Je crois qu'on trouverait difficilement dans Ie <text:span text:style-name="T33">Tristan et Isolde</text:span> de Wagner des traits qui indiqueraient, m<text:span text:style-name="T2">ême vaguement, ces analogies mythologiques ; heureusement ! Ce qu'il importe de savoir, c'est uniquement l'influence qu'eut sur lut le Ring, en l'inspirant à</text:span> <text:span text:style-name="T2">é</text:span>crire Tristan. </text:p>
      <text:p text:style-name="P148">Mais le Ring fut en m<text:span text:style-name="T2">ê</text:span>me temps une des causes indirectes de Tristan. </text:p>
      <text:p text:style-name="P148">Il y avait environ dix ans d<text:span text:style-name="T2">é</text:span>j<text:span text:style-name="T2">à</text:span> que Wagner travaillait d'une fa<text:span text:style-name="T2">ç</text:span>on presque continue <text:span text:style-name="T2">à cet ouvrage de dimensions colossales ; car on peut et on doit mê</text:span>me consid<text:span text:style-name="T2">é</text:span>rer les <text:span text:style-name="T2">é</text:span>crits th<text:span text:style-name="T2">é</text:span>oriques de cette <text:span text:style-name="T2">é</text:span>poque comme une partie int<text:span text:style-name="T2">é</text:span>grante de I'<text:span text:style-name="T33">Anneau du Nibelung</text:span>. Ils ont servi l'artiste, en lui donnant la claire connaissance de son but, et ils ont servi <text:span text:style-name="T2">à</text:span> pr<text:span text:style-name="T2">é</text:span>parer le public <text:span text:style-name="T2">à</text:span> l'acceptation d'une <text:span text:style-name="T2">œ</text:span>uvre aussi originale. Mais ce long travail finit par engendrer de la lassitude (<text:span text:style-name="T33">Work and Mission,</text:span> 54). Et puis, il y avait si peu d'espoir que jamais le ma<text:span text:style-name="T2">î</text:span>tre verrait sur la sc<text:span text:style-name="T2">è</text:span>ne la r<text:span text:style-name="T2">é</text:span>alisation de ses r<text:span text:style-name="T2">ê</text:span>ves, et il en ressentait si imp<text:span text:style-name="T2">é</text:span>rieusement le besoin, non pour les <text:soft-page-break/>autres, mais pour lui-m<text:span text:style-name="T2">ê</text:span>me. <text:span text:style-name="T2">«</text:span><text:span text:style-name="T4"> </text:span><text:span text:style-name="T2">Souvent, dit-il, je riais tout haut, et </text:span>je m'avouais que je passais mon temps en de fort sottes occupations<text:span text:style-name="T2">»</text:span> (VI, 378). Ce besoin d'entendre sa musique devenait aigu. Le 19 f<text:span text:style-name="T2">é</text:span>vrier 1858, par exemple, il <text:span text:style-name="T2">é</text:span>crit <text:span text:style-name="T2">à Fischer : «</text:span><text:span text:style-name="T4"> </text:span><text:span text:style-name="T2">Il est indispensable que je me fortifie et me ranime en entendant mes œ</text:span>uv<text:span text:style-name="T2">res »</text:span> (AU. Mus. Ztg. 1887, 290). Tout ceci le disposa <text:span text:style-name="T2">à</text:span> cr<text:span text:style-name="T2">é</text:span>er un drame <text:span text:style-name="T2">«</text:span><text:span text:style-name="T4"> </text:span><text:span text:style-name="T2">de la longueur ordinaire, avec peu de personnages, peu de mise en scène, et relativement facile » (VII, 159 ; etc. ). Il est en effet certain que Wagner croyait vraiment faire une œ</text:span>uvre facile en <text:span text:style-name="T2">é</text:span>crivant Tristan, car, le 29 octobre 1857, il <text:span text:style-name="T2">é</text:span>crit <text:span text:style-name="T2">à</text:span> Fischer que l'<text:span text:style-name="T2">œ</text:span>uvre qui l'occupe <text:span text:style-name="T2">à</text:span> ce moment <text:span text:style-name="T2">«</text:span><text:span text:style-name="T4"> </text:span><text:span text:style-name="T2">sera facile à donner »</text:span>. </text:p>
      <text:p text:style-name="P148">Une chose vint l'encourager dans cette intention. Ce fut le succ<text:span text:style-name="T2">è</text:span>s de ses op<text:span text:style-name="T2">é</text:span>ras, <text:span text:style-name="T33">Tannhaeuser </text:span>et <text:span text:style-name="T33">Lohengrin</text:span>, sur lequel il n'avait plus compt<text:span text:style-name="T2">é</text:span> et qui maintenant, d'ann<text:span text:style-name="T2">é</text:span>e en ann<text:span text:style-name="T2">é</text:span>e, se dessinait plus nettement. Ces succ<text:span text:style-name="T2">è</text:span>s <text:span text:style-name="T2">«</text:span><text:span text:style-name="T4"> </text:span><text:span text:style-name="T2">l'encouragaient, et ils le réconciliaient »</text:span>, en une certaine mesure, avec la sc<text:span text:style-name="T2">è</text:span>ne (VII, 159). </text:p>
      <text:p text:style-name="P148">C'est ici que se place un incident tr<text:span text:style-name="T2">è</text:span>s connu, mais dont on n'a jamais, que je sache, appr<text:span text:style-name="T2">é</text:span>ci<text:span text:style-name="T2">é</text:span> la valeur r<text:span text:style-name="T2">é</text:span>elle. Un monsieur se pr<text:span text:style-name="T2">é</text:span>senta chez Wagner, de la part de l'empereur du Br<text:span text:style-name="T2">é</text:span>sil, pour lui demander un op<text:span text:style-name="T2">é</text:span>ra pour Rio de Janeiro. Cet op<text:span text:style-name="T2">é</text:span>ra devait <text:span text:style-name="T2">ê</text:span>tre jou<text:span text:style-name="T2">é</text:span> par une troupe italienne. L'affaire n'eut point de suite pratique (VI, 380). </text:p>
      <text:p text:style-name="P147"><text:span text:style-name="T48">Mais, qu'on veuille bien lire ce que Wagner dit plus bas, </text:span><text:span text:style-name="T51">à</text:span><text:span text:style-name="T48"> la m</text:span><text:span text:style-name="T51">ê</text:span><text:span text:style-name="T48">me page. </text:span><text:span text:style-name="T51">«</text:span><text:span text:style-name="T54"> </text:span><text:span text:style-name="T51">Il ré</text:span><text:span text:style-name="T48">sulta cependant de cet incident, que je me mis </text:span><text:span text:style-name="T51">à</text:span><text:span text:style-name="T48"> r</text:span><text:span text:style-name="T51">é</text:span><text:span text:style-name="T48">fl</text:span><text:span text:style-name="T51">é</text:span><text:span text:style-name="T48">chir sur la possibilit</text:span><text:span text:style-name="T51">é</text:span><text:span text:style-name="T48"> de faire ex</text:span><text:span text:style-name="T51">é</text:span><text:span text:style-name="T48">cuter une </text:span><text:span text:style-name="T51">œuvre par des chanteurs italiens. »</text:span><text:span text:style-name="T48"> Et il dit en</text:span><text:span text:style-name="T51">core : «</text:span><text:span text:style-name="T54"> </text:span><text:span text:style-name="T51">Cette proposition m'influença assez vivement dans la conception de Tristan »</text:span><text:span text:style-name="T54"> </text:span><text:span text:style-name="T51">; et plus bas : «</text:span><text:span text:style-name="T54"> </text:span><text:span text:style-name="T51">J'avais vraiment cru faire un opéra pour les Italiens. »</text:span><text:span text:style-name="T48"> Lui-m</text:span><text:span text:style-name="T51">ê</text:span><text:span text:style-name="T48">me se moqua bient</text:span><text:span text:style-name="T51">ô</text:span><text:span text:style-name="T48">t de cette id</text:span><text:span text:style-name="T51">é</text:span><text:span text:style-name="T48">e, mais plus tard il changea de nouveau d'avis et trouva qu'elle n'avait point </text:span><text:span text:style-name="T51">é</text:span><text:span text:style-name="T48">t</text:span><text:span text:style-name="T51">é</text:span><text:span text:style-name="T48"> si ridicule (voir la note au bas de la page, VI, 380). –</text:span><text:span text:style-name="T54"> </text:span><text:span text:style-name="T51">Or, c'est là</text:span><text:span text:style-name="T48"> un point tr</text:span><text:span text:style-name="T51">è</text:span><text:span text:style-name="T48">s important dans la gen</text:span><text:span text:style-name="T51">è</text:span><text:span text:style-name="T48">se de Tristan. Comment peut-on m</text:span><text:span text:style-name="T51">é</text:span><text:span text:style-name="T48">conna</text:span><text:span text:style-name="T51">î</text:span><text:span text:style-name="T48">tre ce qu'il y a dans Wagner de profond</text:span><text:span text:style-name="T51">ément italien ? C'est la conception mê</text:span><text:span text:style-name="T48">me de ses m</text:span><text:span text:style-name="T51">é</text:span><text:span text:style-name="T48">lodies, laquelle dans son ampleur, sa passion, sa d</text:span><text:span text:style-name="T51">é</text:span><text:span text:style-name="T48">vorante sensualit</text:span><text:span text:style-name="T51">é est essentiellement italienne ; italienne, j'entends, dans le sens é</text:span><text:span text:style-name="T48">lev</text:span><text:span text:style-name="T51">é</text:span><text:span text:style-name="T48"> et noble du mot. Et on a peut-</text:span><text:span text:style-name="T51">ê</text:span><text:span text:style-name="T48">tre rarement dit de la musique de Wagner un mot plus vrai que celui qu'</text:span><text:span text:style-name="T51">é</text:span><text:span text:style-name="T48">crivait, d</text:span><text:span text:style-name="T51">é</text:span><text:span text:style-name="T48">j</text:span><text:span text:style-name="T51">à en 1838, Dorn : «</text:span><text:span text:style-name="T48">... Ses pieds sont enracin</text:span><text:span text:style-name="T51">é</text:span><text:span text:style-name="T48">s dans les </text:span><text:span text:style-name="T51">œ</text:span><text:span text:style-name="T48">uvres de Beethoven,.., la t</text:span><text:span text:style-name="T51">ê</text:span><text:span text:style-name="T48">te oscille entre Bach et Bellini &gt; (Glasenapp, Biogr. I, 73). Et, en v</text:span><text:span text:style-name="T51">é</text:span><text:span text:style-name="T48">rit</text:span><text:span text:style-name="T51">é</text:span><text:span text:style-name="T48">, quel effet prodigieux feraient le premier et le second acte chant</text:span><text:span text:style-name="T51">é</text:span><text:span text:style-name="T48">s et jou</text:span><text:span text:style-name="T51">é</text:span><text:span text:style-name="T48">s par des Italiens qui seraient </text:span><text:span text:style-name="T51">à</text:span><text:span text:style-name="T48"> la hauteur de la t</text:span><text:span text:style-name="T51">âche ! On n'ose presque pas y penser </text:span><text:note text:id="ftn126" text:note-class="endnote"><text:note-citation>ccc</text:note-citation><text:note-body><text:p text:style-name="Endnote"><text:span text:style-name="T76"><text:tab/> </text:span>On se rappellera que Wagner est mort à Venise et qu’il avait <text:s/>envisagé l’intérieur de la cathédrale de Sienne pour servir de décor au temple du Graal. De nombreux interprètes italiens ont chanté Wagner. Renata Tebaldi a chanté Elsa, Renata Scotto a été une grande Kundry, Aureliano Pertile a été un très poétique Lohengrin. D’autres chanteurs dont le nom est plus habituellement attribué au répertoire italien même s’ils ne sont pas de nationalité italienne ont aussi défendu le répertoire wagnérien comme <text:s/>Maria Callas (grande Brünnhilde et somptueuse Kundry), ou Placido Domingo (Lohengrin, Walter, Tannhäuser, Tristan). <text:s/>Et que dire du jardin de Klingsor si éloigné de l’imaginaire des brumes nordiques  … Et si l’on rêvait un Wagner latin  ? Lui-même, au moins dans l’imaginaire pictural des décors, dépassait cette question nationale et ce pourrait être une idée pour les nouvelles mises en scène. Le débarrasser de l’Allemagne pour aller, au moins dans <text:span text:style-name="T33">Tristan</text:span> et <text:span text:style-name="T33">Parsifal</text:span> vers l’Italie et le soleil. Un «  Wagner méditerranéen  » sinon «  africain  » pour reprendre l’adjectif cher à Nietzsche qui opposait <text:span text:style-name="T33">Carmen</text:span> à <text:span text:style-name="T33">Parsifal</text:span>, vantant la «  beauté africaine  » de l’opéra de Bizet. [NdE]</text:p></text:note-body></text:note><text:span text:style-name="T51">! </text:span></text:p>
      <text:p text:style-name="P148"><text:soft-page-break/>Mais cette conception de <text:span text:style-name="T33">Tristan</text:span> pour les Italiens offre un second aspect encore plus int<text:span text:style-name="T2">é</text:span>ressant. Wagner <text:span text:style-name="T2">écrit (VI, 381) : «</text:span><text:span text:style-name="T4"> </text:span><text:span text:style-name="T2">De tout ceci il me resta un sentiment assez mal dé</text:span>fini, mais pour que mon art puisse vivre, il y aurait peut-<text:span text:style-name="T2">ê</text:span>tre lieu de rechercher d'autres conditions de vie que celles auxquelles jusqu'alors j'avais <text:span text:style-name="T2">é</text:span>t<text:span text:style-name="T2">é</text:span> r<text:span text:style-name="T2">é</text:span>duit <text:span text:style-name="T2">à l'acclimatiser. »</text:span> Or, quelles <text:span text:style-name="T2">é</text:span>taient ces conditions auxquelles jusqu'alors il avait <text:span text:style-name="T2">é</text:span>t<text:span text:style-name="T2">é</text:span> r<text:span text:style-name="T2">éduit ? Evidemment, l'Allemagne et les artistes allemands. De toutes les œ</text:span>uvres du ma<text:span text:style-name="T2">î</text:span>tre, sans exception (<text:span text:style-name="T2">à</text:span> partir du Hollandais), Tristan est la seule qui soit con<text:span text:style-name="T2">çue sans intention nationale ; c'est l'unique œ</text:span>uvre qui ne soit pas faite express<text:span text:style-name="T2">é</text:span>ment pour l'Allemagne et pour les Allemands. Ce n'est pas ici l'endroit d'examiner cette question d<text:span text:style-name="T45">'</text:span>art national, si importante pour la compr<text:span text:style-name="T2">éhension de Wagner ; et certes je n'entends pas insinuer qu'il aurait mieux fait de prendre comme base nationale la France, ou l'Italie, ou tel autre pays, car je crois le contraire. Mais il suffit de connaî</text:span>tre un peu <text:span text:style-name="T2">à</text:span> fond l'Allemagne et ses tristes d<text:span text:style-name="T2">é</text:span>fectuosit<text:span text:style-name="T2">é</text:span>s artistiques, et de conna<text:span text:style-name="T2">î</text:span>tre en m<text:span text:style-name="T2">ê</text:span>me temps Wagner qui sous tant de rapports fut l'artiste le moins allemand qu'on puisse r<text:span text:style-name="T2">ê</text:span>ver, pour se dire que cela doit avoir <text:span text:style-name="T2">é</text:span>t<text:span text:style-name="T2">é</text:span> pour lui la d<text:span text:style-name="T2">é</text:span>livrance d'un vrai cauchemar, de pouvoir cr<text:span text:style-name="T2">é</text:span>er une <text:span text:style-name="T2">œ</text:span>uvre sans se pr<text:span text:style-name="T2">éoccuper de cet excellent peuple ! </text:span></text:p>
      <text:p text:style-name="P148">Et en m<text:span text:style-name="T2">ê</text:span>me temps qu'on enlevait <text:span text:style-name="T2">à</text:span> son libre essor cette lourde cha<text:span text:style-name="T2">î</text:span>ne, on lui indiquait comme auditoire un public absolument fantaisiste, irr<text:span text:style-name="T2">é</text:span>el, qu'il pouvait combler de toutes les qualit<text:span text:style-name="T2">é</text:span>s et fa<text:span text:style-name="T2">çonner en son image : un public de Brésiliens ! Artiste eut-il jamais pareil bonheur ? On sait quelle énorme influence Wagner attribuait au public ; c'est-à</text:span>-dire au public que l'artiste a en vue lorsqu'il <text:span text:style-name="T2">é</text:span>crit. Dans un article intitul<text:span text:style-name="T2">é</text:span> <text:span text:style-name="T2">«</text:span><text:span text:style-name="T4"> </text:span><text:span text:style-name="T2">Le public dans le temps et dans l'espace»</text:span> (X, 125, et sp<text:span text:style-name="T2">é</text:span>cialement 136), il a examin<text:span text:style-name="T2">é</text:span> cette question. Et en prenant pour exemple la symphonie du Dante de Liszt, il d<text:span text:style-name="T2">é</text:span>montre comment un auditoire qui n'existe que dans l'imagination de l'artiste peut l'influencer pour cr<text:span text:style-name="T2">é</text:span>er une <text:span text:style-name="T2">œ</text:span>uvre qu'il lui aurait <text:span text:style-name="T2">é</text:span>t<text:span text:style-name="T2">é</text:span> impossible de faire, si jamais l'id<text:span text:style-name="T2">é</text:span>e d'un public r<text:span text:style-name="T2">é</text:span>el avait travers<text:span text:style-name="T2">é</text:span> son esprit. Wagner pr<text:span text:style-name="T2">é</text:span>tend que Liszt, en <text:span text:style-name="T2">é</text:span>crivant cette symphonie, avait en vue un auditoire compos<text:span text:style-name="T2">é</text:span> exclusivement de tous ces hommes remarquables qu'il avait connus <text:span text:style-name="T2">à</text:span> Paris vers 1830, po<text:span text:style-name="T2">è</text:span>tes, peintres, savants... Wagner con<text:span text:style-name="T2">ç</text:span>ut <text:span text:style-name="T33">Tristan</text:span> pour un public de Br<text:span text:style-name="T2">ésiliens ! </text:span></text:p>
      <text:p text:style-name="P148">Est-il besoin de mentionner que, d<text:span text:style-name="T2">è</text:span>s qu'or, sut que le ma<text:span text:style-name="T2">î</text:span>tre avait en mains une <text:span text:style-name="T2">œ</text:span>uvre nouvelle et <text:span text:style-name="T2">«</text:span><text:span text:style-name="T4"> </text:span><text:span text:style-name="T2">facile »</text:span>, il eut l'encouragement de voir accourir chez lui les directeurs de th<text:span text:style-name="T2">éâtre (Glasenapp, Biogr. I, 385) ? Non, ce ne sont là</text:span> que v<text:span text:style-name="T2">é</text:span>tilles <text:soft-page-break/>sans importance. </text:p>
      <text:p text:style-name="P147"><text:span text:style-name="T48">Par contre, il me faut maintenant parler d'un </text:span><text:span text:style-name="T51">é</text:span><text:span text:style-name="T48">v</text:span><text:span text:style-name="T51">é</text:span><text:span text:style-name="T48">nement qui eut pour l'ex</text:span><text:span text:style-name="T51">é</text:span><text:span text:style-name="T48">cution de Tristan autant d'influence qu'en eurent pour sa conception le </text:span><text:span text:style-name="T64">Ring</text:span><text:span text:style-name="T51"> et le public non-allemand. Malheureusement, je ne puis qu'indiquer assez vaguement la chose ; mais j'affirme l'absolue vé</text:span><text:span text:style-name="T48">rit</text:span><text:span text:style-name="T51">é</text:span><text:span text:style-name="T48"> de ce que j'avance </text:span><text:note text:id="ftn127" text:note-class="footnote"><text:note-citation>72</text:note-citation><text:note-body><text:p text:style-name="footnote_20_text"><text:span text:style-name="footnote_20_reference"><text:span text:style-name="T105"><text:tab/></text:span></text:span><text:span text:style-name="footnote_20_reference"><text:span text:style-name="T106"> </text:span></text:span><text:span text:style-name="T106">Je ne parle pas d'après des on-dit. Par un pur hasard, j'ai rencontré des personnes qui avaient été les· témoins très proches, très intimes de ce drame ; et plusieurs autres sont venues confirmer ces faits.</text:span></text:p></text:note-body></text:note><text:span text:style-name="T48">. </text:span></text:p>
      <text:p text:style-name="P148">C'est pr<text:span text:style-name="T2">é</text:span>cis<text:span text:style-name="T2">é</text:span>ment <text:span text:style-name="T2">à</text:span> cette <text:span text:style-name="T2">é</text:span>poque que Wagner fut pris d'une passion violente pour une femme, jeune et d'une grande beaut<text:span text:style-name="T2">é</text:span>. </text:p>
      <text:p text:style-name="P71"><text:span text:style-name="T48">Sous plus d'un rapport la situation rappelait singuli</text:span><text:span text:style-name="T51">è</text:span><text:span text:style-name="T48">rement celle du drame. Et elle le rappelait surtout par la violence inou</text:span><text:span text:style-name="T51">ï</text:span><text:span text:style-name="T48">e des sentiments, et par ce souffle de profond mysticisme qui l'</text:span><text:span text:style-name="T51">é</text:span><text:span text:style-name="T48">levait bien au-dessus d'un sentiment vulgaire et passager, et qui le rendait si profond</text:span><text:span text:style-name="T51">é</text:span><text:span text:style-name="T48">ment, si irr</text:span><text:span text:style-name="T51">é</text:span><text:span text:style-name="T48">m</text:span><text:span text:style-name="T51">é</text:span><text:span text:style-name="T48">diablement tragique... Qu'on veuille bien relire </text:span><text:span text:style-name="T64">Tristan</text:span><text:span text:style-name="T54"> </text:span><text:span text:style-name="T51">; et que ceux qui ont l'esprit faussé</text:span><text:span text:style-name="T48"> parles platitudes philosophiques t</text:span><text:span text:style-name="T51">â</text:span><text:span text:style-name="T48">chent </text:span><text:span text:style-name="T51">à</text:span><text:span text:style-name="T48"> comprendre ce que signifient ces invocations de la Mort, seule r</text:span><text:span text:style-name="T51">é</text:span><text:span text:style-name="T48">paratrice, et ces mal</text:span><text:span text:style-name="T51">é</text:span><text:span text:style-name="T48">dictions de l'Amour. –</text:span><text:span text:style-name="T54"> </text:span><text:span text:style-name="T51">Notre maî</text:span><text:span text:style-name="T48">tre </text:span><text:span text:style-name="T51">é</text:span><text:span text:style-name="T48">tait lui-m</text:span><text:span text:style-name="T51">ê</text:span><text:span text:style-name="T48">me bien pr</text:span><text:span text:style-name="T51">è</text:span><text:span text:style-name="T48">s du </text:span><text:span text:style-name="T51">«</text:span><text:span text:style-name="T54"> </text:span><text:span text:style-name="T51">Tod durch Liebesnoth »</text:span><text:span text:style-name="T48">. La fuite en de nouveaux pays... la cr</text:span><text:span text:style-name="T51">é</text:span><text:span text:style-name="T48">ation fi</text:span><text:span text:style-name="T51">é</text:span><text:span text:style-name="T48">vreuse de </text:span><text:span text:style-name="T64">Tristan</text:span><text:span text:style-name="T48">, c'est-</text:span><text:span text:style-name="T51">à</text:span><text:span text:style-name="T48">-dire du drame qui se jouait en son propre c</text:span><text:span text:style-name="T51">œ</text:span><text:span text:style-name="T48">ur... lui sauv</text:span><text:span text:style-name="T51">è</text:span><text:span text:style-name="T48">rent la vie. Mais les quelques lettres que j'ai pu voir de lui de cette </text:span><text:span text:style-name="T51">époque, montrent toute la profondeur de ses souffrances</text:span><text:note text:id="ftn128" text:note-class="endnote"><text:note-citation>ddd</text:note-citation><text:note-body><text:p text:style-name="Endnote"><text:span text:style-name="T76"><text:tab/>Il s’agit des lettres à Mathilde Wesendonck (1828-1902), épouse d’Otto Wesendonck. L’amour de Wagner pour Mathilde fut une source d’inspiration pour l’écriture de </text:span><text:span text:style-name="T36">Tristan und Isolde. </text:span><text:span text:style-name="T44">Poétesse, Wagner mit en musique cinq de ses poèmes qui forme le cycle des Wesendonck Lieder. [NdE]</text:span></text:p><text:p text:style-name="List_20_Paragraph"/></text:note-body></text:note><text:span text:style-name="T51"> ; chacun jugera de l'importance capitale de ce fait, auquel je ne puis consacrer que quelques lignes. </text:span></text:p>
      <text:p text:style-name="P148">C'est sous ces conditions que <text:span text:style-name="T33">Tristan</text:span> fut <text:span text:style-name="T2">é</text:span>crit. On relira avec int<text:span text:style-name="T2">é</text:span>r<text:span text:style-name="T2">êt les pages (IX, 92 et 93) dans lesquelles Wagner nous parle des nuits passé</text:span>es sur son balcon <text:span text:style-name="T2">à</text:span> Venise. Il <text:span text:style-name="T2">é</text:span>crivait le second acte <text:span text:style-name="T2">à</text:span> ce moment, et esquissait le troisi<text:span text:style-name="T2">è</text:span>me. </text:p>
      <text:p text:style-name="P71"/>
      <text:p text:style-name="P70">III</text:p>
      <text:p text:style-name="P97">«<text:span text:style-name="T111"> </text:span> Vecy Tristan, qui en tristesse vous mettra. »</text:p>
      <text:p text:style-name="P95">Tristan, chevalier de la Table Ronde</text:p>
      <text:p text:style-name="P71"/>
      <text:p text:style-name="P148">Les <text:span text:style-name="T2">é</text:span>tudes savantes sur les anciennes litt<text:span text:style-name="T2">é</text:span>ratures et sur les mythologies ont un int<text:span text:style-name="T2">é</text:span>r<text:span text:style-name="T2">ê</text:span>t bien contestable lorsqu'on pr<text:span text:style-name="T2">é</text:span>tend les appliquer aux <text:span text:style-name="T2">œ</text:span>uvres de Wagner, pour expliquer ou faire ressortir gr<text:span text:style-name="T2">â</text:span>ce <text:span text:style-name="T2">à</text:span> elles des beaut<text:span text:style-name="T2">é</text:span>s incomprises. Rien n'est, dans l'id<text:span text:style-name="T2">é</text:span>e m<text:span text:style-name="T2">ê</text:span>me, moins wagn<text:span text:style-name="T2">é</text:span>rien. Ce drame qui doit agir directement sur les sens, ne <text:soft-page-break/>demande pas de savant commentaire. Mate puisque, dans ces notes, je n'ai pas la moindre pr<text:span text:style-name="T2">é</text:span>tention d'expliquer quoi que ce soit, et que je me garde religieusement de toucher <text:span text:style-name="T2">à</text:span> l'<text:span text:style-name="T2">œ</text:span>uvre m<text:span text:style-name="T2">ê</text:span>me, me contentant d'en <text:span text:style-name="T2">é</text:span>clairer les alentours, peut-<text:span text:style-name="T2">ê</text:span>tre me permettra-t-on de dire quelques mots sur le drame–<text:span text:style-name="T4"> </text:span><text:span text:style-name="T2">la fable, si on veut </text:span>–<text:span text:style-name="T4"> </text:span><text:span text:style-name="T2">que Wagner a construit avec les donné</text:span>es de certains vieux po<text:span text:style-name="T2">èmes ? Une brè</text:span>ve esquisse, seulement, mais suffisante, peut-<text:span text:style-name="T2">ê</text:span>tre, pour montrer la puissante originalit<text:span text:style-name="T2">é</text:span> du ma<text:span text:style-name="T2">î</text:span>tre. </text:p>
      <text:p text:style-name="P147"><text:span text:style-name="T48">Tristan est non seulement un mythe celtique, c'est le mythe celtique par excellence</text:span><text:note text:id="ftn129" text:note-class="footnote"><text:note-citation>73</text:note-citation><text:note-body><text:p text:style-name="footnote_20_text"><text:span text:style-name="footnote_20_reference"><text:span text:style-name="T105"><text:tab/></text:span></text:span><text:span text:style-name="footnote_20_reference"><text:span text:style-name="T106"> </text:span></text:span><text:span text:style-name="T106">Dire pour cela, comme le fait M. Jullien (Biogr. 147 et les programmes des concerts Lamoureux), que ce mythe est c par conséquent d'essence française, c'est dire une chose dénuée de tout sens. Pourquoi ne pas dire d'essence anglaise, ou d'essence espagnole ?</text:span></text:p></text:note-body></text:note><text:span text:style-name="T48">. C'est ce qui fait qu'il est si fonci</text:span><text:span text:style-name="T51">è</text:span><text:span text:style-name="T48">rement diff</text:span><text:span text:style-name="T51">é</text:span><text:span text:style-name="T48">rent des mythes germaniques, par exemple, et aussi de toutes ces l</text:span><text:span text:style-name="T51">é</text:span><text:span text:style-name="T48">gendes form</text:span><text:span text:style-name="T51">é</text:span><text:span text:style-name="T48">es d'un amalgame de traditions teutonnes, arabes, pseudo-classiques, - qui sit</text:span><text:span text:style-name="T51">ô</text:span><text:span text:style-name="T48">t form</text:span><text:span text:style-name="T51">è</text:span><text:span text:style-name="T48">rent la mati</text:span><text:span text:style-name="T51">è</text:span><text:span text:style-name="T48">re de toute la po</text:span><text:span text:style-name="T51">é</text:span><text:span text:style-name="T48">sie europ</text:span><text:span text:style-name="T51">é</text:span><text:span text:style-name="T48">enne, soit orale, soit </text:span><text:span text:style-name="T51">é</text:span><text:span text:style-name="T48">crite. Et puisque cette figure de Tristan ne tarda pas </text:span><text:span text:style-name="T51">à</text:span><text:span text:style-name="T48"> </text:span><text:span text:style-name="T51">ê</text:span><text:span text:style-name="T48">tre entra</text:span><text:span text:style-name="T51">î</text:span><text:span text:style-name="T48">n</text:span><text:span text:style-name="T51">é</text:span><text:span text:style-name="T48">e dans le giron des l</text:span><text:span text:style-name="T51">é</text:span><text:span text:style-name="T48">gendes de la Table Ronde, d</text:span><text:span text:style-name="T51">é</text:span><text:span text:style-name="T48">j</text:span><text:span text:style-name="T51">à</text:span><text:span text:style-name="T48"> si impr</text:span><text:span text:style-name="T51">é</text:span><text:span text:style-name="T48">gn</text:span><text:span text:style-name="T51">é</text:span><text:span text:style-name="T48">es d'orientalisme, qu'il fut chant</text:span><text:span text:style-name="T51">é</text:span><text:span text:style-name="T48"> par les Trouv</text:span><text:span text:style-name="T51">è</text:span><text:span text:style-name="T48">res et par les- Minnesinger, et puisque, surtout, les po</text:span><text:span text:style-name="T51">è</text:span><text:span text:style-name="T48">tes fran</text:span><text:span text:style-name="T51">ç</text:span><text:span text:style-name="T48">ais des 12</text:span><text:span text:style-name="T85">e</text:span><text:span text:style-name="T48"> et 13</text:span><text:span text:style-name="T85">e</text:span><text:span text:style-name="T48"> si</text:span><text:span text:style-name="T51">è</text:span><text:span text:style-name="T48">cles n'avaient point du tout le respect religieux des mythologies celtiques qu'ils ne comprenaient point, et qu'au contraire ils ont profond</text:span><text:span text:style-name="T51">é</text:span><text:span text:style-name="T48">ment alt</text:span><text:span text:style-name="T51">é</text:span><text:span text:style-name="T48">r</text:span><text:span text:style-name="T51">é</text:span><text:span text:style-name="T48"> ce qui en restait pour le mettre au diapason de leur </text:span><text:span text:style-name="T51">é</text:span><text:span text:style-name="T48">poque, en faisant de ces v</text:span><text:span text:style-name="T51">é</text:span><text:span text:style-name="T48">n</text:span><text:span text:style-name="T51">é</text:span><text:span text:style-name="T48">rables divinit</text:span><text:span text:style-name="T51">é</text:span><text:span text:style-name="T48">s des preux chevaliers et de belles princesses, pour toutes ces raisons, nous n'apercevons plus aujourd'hui ce mythe de Tristan que comme </text:span><text:span text:style-name="T51">à</text:span><text:span text:style-name="T48"> travers un </text:span><text:span text:style-name="T51">é</text:span><text:span text:style-name="T48">pais nuage. Cependant nous savons que Drystan (le Fougueux) </text:span><text:span text:style-name="T51">é</text:span><text:span text:style-name="T48">tait une des trois divinit</text:span><text:span text:style-name="T51">é</text:span><text:span text:style-name="T48">s de l'amour</text:span><text:span text:style-name="T51">, et qu'il se consumait dans une passion sans espoir pour Essylte (voir : Davies, </text:span><text:span text:style-name="T64">Mythology and Rites of the British Druids,</text:span><text:span text:style-name="T48"> Londres, 1809, et les commentaires de Mone sur cet ouvrage, dans une brochure sur </text:span><text:span text:style-name="T51">«</text:span><text:span text:style-name="T54"> </text:span><text:span text:style-name="T51">La lé</text:span><text:span text:style-name="T48">gende de Tristan et les doctrines secr</text:span><text:span text:style-name="T51">è</text:span><text:span text:style-name="T48">tes</text:span><text:span text:style-name="T51"> des Druides »</text:span><text:span text:style-name="T48">, 1822, Heidelberg). L'amour d</text:span><text:span text:style-name="T51">é</text:span><text:span text:style-name="T48">vorant et le sombre d</text:span><text:span text:style-name="T51">ésespoir : voilà</text:span><text:span text:style-name="T48"> le fond de la fable. Que nous importe que certaines peuplades celtiques se soient plues </text:span><text:span text:style-name="T51">à</text:span><text:span text:style-name="T48"> se pr</text:span><text:span text:style-name="T51">é</text:span><text:span text:style-name="T48">senter </text:span><text:span text:style-name="T64">Tristan </text:span><text:span text:style-name="T48">sous les traits d'un porcher que son ma</text:span><text:span text:style-name="T51">î</text:span><text:span text:style-name="T48">tre envoie chercher la belle berg</text:span><text:span text:style-name="T51">ère, que, lui, il aime ? Il ne touchera pas moins le fond de notre cœur que le brillant chevalier, fils de roi, qu'il devint plus tard ; peut-ê</text:span><text:span text:style-name="T48">tre plus. </text:span></text:p>
      <text:p text:style-name="P147"><text:soft-page-break/><text:span text:style-name="T48">Les romans du Moyen Age firent de Tristan le h</text:span><text:span text:style-name="T51">é</text:span><text:span text:style-name="T48">ros de mille exploits. Il se trouva engag</text:span><text:span text:style-name="T51">é</text:span><text:span text:style-name="T48"> dans d'inextricables intrigues, et chaque auteur rench</text:span><text:span text:style-name="T51">é</text:span><text:span text:style-name="T48">rissait sur les pr</text:span><text:span text:style-name="T51">é</text:span><text:span text:style-name="T48">c</text:span><text:span text:style-name="T51">é</text:span><text:span text:style-name="T48">dents pour lui en inventer de nouvelles. Mais cette antique figure de</text:span><text:span text:style-name="T64"> Tristan</text:span><text:span text:style-name="T48">, le dieu ou le porcher, </text:span><text:span text:style-name="T51">é</text:span><text:span text:style-name="T48">tait si imposante de simplicit</text:span><text:span text:style-name="T51">é</text:span><text:span text:style-name="T48"> et de v</text:span><text:span text:style-name="T51">é</text:span><text:span text:style-name="T48">rit</text:span><text:span text:style-name="T51">é</text:span><text:span text:style-name="T48">, que les futiles adjonctions qu'elle subit ne parvinrent jamais </text:span><text:span text:style-name="T51">à</text:span><text:span text:style-name="T48"> la rendre enti</text:span><text:span text:style-name="T51">è</text:span><text:span text:style-name="T48">rement m</text:span><text:span text:style-name="T51">éconnaissable ; Toujours on sent quelque chose de mysté</text:span><text:span text:style-name="T48">rieux entourer sa personne, comme d'un homme qui n'appartient pas au monde dans lequel il se meut. –</text:span><text:span text:style-name="T54"> </text:span><text:span text:style-name="T51">Ce qui altè</text:span><text:span text:style-name="T48">re aussi consid</text:span><text:span text:style-name="T51">é</text:span><text:span text:style-name="T48">rablement la fable, c'est ce philtre d'amour. Les hommes du douzi</text:span><text:span text:style-name="T51">è</text:span><text:span text:style-name="T48">me si</text:span><text:span text:style-name="T51">ècle, plus grossiers, n'en avaient pas saisi le sens purement symbolique et mythique ; ils en firent un agent d'ensorcellement magique. Et c'est aussi grâ</text:span><text:span text:style-name="T48">ce </text:span><text:span text:style-name="T51">à</text:span><text:span text:style-name="T48"> l'esprit de leur temps, que </text:span><text:span text:style-name="T64">Tristan et Isolde</text:span><text:span text:style-name="T48"> se trouv</text:span><text:span text:style-name="T51">è</text:span><text:span text:style-name="T48">rent les h</text:span><text:span text:style-name="T51">é</text:span><text:span text:style-name="T48">ros de nombreuses aventures amoureuses tr</text:span><text:span text:style-name="T51">è</text:span><text:span text:style-name="T48">s frivoles et plus eue libres, tandis que le bon roi Marke devint un assez sot type de la nombreuse tribu qui fut la joie de Moli</text:span><text:span text:style-name="T51">è</text:span><text:span text:style-name="T48">re et de La Fontaine. Mais ce qui rach</text:span><text:span text:style-name="T51">è</text:span><text:span text:style-name="T48">te ces frivolit</text:span><text:span text:style-name="T51">é</text:span><text:span text:style-name="T48">s, c'est pr</text:span><text:span text:style-name="T51">é</text:span><text:span text:style-name="T48">cis</text:span><text:span text:style-name="T51">é</text:span><text:span text:style-name="T48">ment ce fond sombre et d'une ineffable m</text:span><text:span text:style-name="T51">é</text:span><text:span text:style-name="T48">lancolie sur lequel, toujours, se dessine le personnage de Tristan (Isolde reste </text:span><text:span text:style-name="T51">à</text:span><text:span text:style-name="T48"> l'arri</text:span><text:span text:style-name="T51">è</text:span><text:span text:style-name="T48">re-plan) Par un </text:span><text:span text:style-name="T51">étrange paradoxe, il devient le type de l'homme de culture ? de tous les chevaliers, il est le plus savant, le plus artiste ; il parle toutes les langues, il joue de tous les instruments, il é</text:span><text:span text:style-name="T48">crit des </text:span><text:span text:style-name="T51">«</text:span><text:span text:style-name="T48">lays</text:span><text:span text:style-name="T51">»</text:span><text:span text:style-name="T48"> et de la musique</text:span><text:note text:id="ftn130" text:note-class="footnote"><text:note-citation>74</text:note-citation><text:note-body><text:p text:style-name="footnote_20_text"><text:span text:style-name="footnote_20_reference"><text:span text:style-name="T105"><text:tab/></text:span></text:span><text:span text:style-name="footnote_20_reference"><text:span text:style-name="T106"> </text:span></text:span><text:span text:style-name="T106">On sait que la conception de</text:span><text:span text:style-name="T107"> Parsifal </text:span><text:span text:style-name="T106">de Wagner est étroitement liée à celle de</text:span><text:span text:style-name="T107"> Tristan</text:span><text:span text:style-name="T106">. Une antithèse aussi parfaite devait en effet séduire le maître. Tristan, qui « apprit plus de livres que jamais enfant ne fit » (Gottfried), et Parsifal, le « reine Thor » ou, comme disent les auteurs français, le </text:span><text:span text:style-name="T107">Nicelot </text:span><text:span text:style-name="T105">.</text:span></text:p></text:note-body></text:note><text:span text:style-name="T48">. En un mot tout en </text:span><text:span text:style-name="T51">é</text:span><text:span text:style-name="T48">tant un homme d'action, c'est un homme chez qui l'intelligence et le sentiment dominent, et qui est organis</text:span><text:span text:style-name="T51">é</text:span><text:span text:style-name="T48"> de fa</text:span><text:span text:style-name="T51">ç</text:span><text:span text:style-name="T48">on </text:span><text:span text:style-name="T51">à</text:span><text:span text:style-name="T48"> pouvoir ressentir les souffrances les plus exquises. </text:span><text:span text:style-name="T51">«</text:span><text:span text:style-name="T54"> </text:span><text:span text:style-name="T51">A vostre mort estes venu et à</text:span><text:span text:style-name="T48"> la certainet</text:span><text:span text:style-name="T51">é de vostre nom : car Tristan estes appelé, et en tristesse userez vostre vie, »</text:span><text:span text:style-name="T48"> dit le vieux roman fran</text:span><text:span text:style-name="T51">ç</text:span><text:span text:style-name="T48">ais. Ses plus c</text:span><text:span text:style-name="T51">é</text:span><text:span text:style-name="T48">l</text:span><text:span text:style-name="T51">è</text:span><text:span text:style-name="T48">bres chansons </text:span><text:span text:style-name="T51">é</text:span><text:span text:style-name="T48">taient </text:span><text:span text:style-name="T64">Le lay du pleur</text:span><text:span text:style-name="T48"> et </text:span><text:span text:style-name="T64">Le lay mortel</text:span><text:span text:style-name="T48">. </text:span></text:p>
      <text:p text:style-name="P148">Dans toute la l<text:span text:style-name="T2">é</text:span>gende et la mythologie ou n'aurait gu<text:span text:style-name="T2">è</text:span>re pu trouver un caract<text:span text:style-name="T2">è</text:span>re aussi apte que celui-ci <text:span text:style-name="T2">à</text:span> <text:span text:style-name="T2">ê</text:span>tre le h<text:span text:style-name="T2">é</text:span>ros d'un drame moderne. Il n'y a aucune violence <text:span text:style-name="T2">à lui faire ; on n'a qu'à</text:span> le prendre tel qu'il est, car le vrai drame, chez lui, <text:span text:style-name="T2">é</text:span>tait toujours tout int<text:span text:style-name="T2">érieur ; et quant au monde qui l'entourait, il ne diffé</text:span>rait gu<text:span text:style-name="T2">è</text:span>re que par le costume de celui qui nous entoure. Il y aurait simplement <text:span text:style-name="T2">à</text:span> remonter <text:span text:style-name="T2">à</text:span> la fable druidique, <text:span text:style-name="T2">à</text:span> bien en saisir le fond, qui seul est l'expression d'une v<text:span text:style-name="T2">é</text:span>rit<text:span text:style-name="T2">é</text:span> transcendante, et <text:span text:style-name="T2">à</text:span> le rev<text:span text:style-name="T2">ê</text:span>tir de l'appareil l<text:span text:style-name="T2">é</text:span>gendaire qui nous est familier, en le <text:soft-page-break/>d<text:span text:style-name="T2">é</text:span>barrassant des trivialit<text:span text:style-name="T2">é</text:span>s et des malentendus. </text:p>
      <text:p text:style-name="P148">Aujourd'hui cela est facile <text:span text:style-name="T2">à</text:span> voir, Wagner nous l'a montr<text:span text:style-name="T2">é</text:span>. Mais rien dans son <text:span text:style-name="T2">œ</text:span>uvre ne me cause une stup<text:span text:style-name="T2">é</text:span>faction admirative semblable <text:span text:style-name="T2">à</text:span> celle que je ressens devant cette r<text:span text:style-name="T2">é</text:span>cr<text:span text:style-name="T2">é</text:span>ation de Tristan. Pr<text:span text:style-name="T2">é</text:span>cis<text:span text:style-name="T2">é</text:span>ment, peut-<text:span text:style-name="T2">ê</text:span>tre, parce que j'ai beaucoup lu les vieilles l<text:span text:style-name="T2">é</text:span>gendes fran<text:span text:style-name="T2">ç</text:span>aises, anglaises et allemandes. Il y a lieu d'admirer deux choses, et presque cont<text:span text:style-name="T2">radictoires : la conscience ce vrai savant avec laquelle Wagner a é</text:span>videmment <text:span text:style-name="T2">é</text:span>tudi<text:span text:style-name="T2">é</text:span> tontes les sources, et le g<text:span text:style-name="T2">é</text:span>nie avec lequel il a su discerner ce qui <text:span text:style-name="T2">é</text:span>tait bon <text:span text:style-name="T2">à</text:span> prendre dans chaque, et ce qu'il fallait inventer pour transfigurer le tout et le rendre acceptable au sentiment moderne. </text:p>
      <text:p text:style-name="P147"><text:span text:style-name="T51">On ne peut douter que Wagner ait beaucoup lu sur Tristan ; cela se voit à</text:span><text:span text:style-name="T48"> de nombreux petits traits que je ne puis </text:span><text:span text:style-name="T51">é</text:span><text:span text:style-name="T48">num</text:span><text:span text:style-name="T51">é</text:span><text:span text:style-name="T48">rer ici. Au moins me permettra-t-on de montrer qu'il a connu les versions fran</text:span><text:span text:style-name="T51">ç</text:span><text:span text:style-name="T48">aises et qu'il y a largement puis</text:span><text:span text:style-name="T51">é</text:span><text:span text:style-name="T48">. Le cadre g</text:span><text:span text:style-name="T51">é</text:span><text:span text:style-name="T48">n</text:span><text:span text:style-name="T51">é</text:span><text:span text:style-name="T48">ral et les noms sont emprunt</text:span><text:span text:style-name="T51">é</text:span><text:span text:style-name="T48">s au po</text:span><text:span text:style-name="T51">ème allemand de Gottfried de Strasbourg ; mais dans plusieurs points essentiels il ne le suit pas, mais il suit au contraire les poè</text:span><text:span text:style-name="T48">tes fran</text:span><text:span text:style-name="T51">ç</text:span><text:span text:style-name="T48">ais. Chez Gottfried, par exemple, c'est la m</text:span><text:span text:style-name="T51">è</text:span><text:span text:style-name="T48">re d'Isolde qui gu</text:span><text:span text:style-name="T51">é</text:span><text:span text:style-name="T48">rit Tristan bless</text:span><text:span text:style-name="T51">é</text:span><text:span text:style-name="T54"> </text:span><text:span text:style-name="T51">; chez Wagner, comme chez les Franç</text:span><text:span text:style-name="T48">ais, c'est la fille elle-m</text:span><text:span text:style-name="T51">ê</text:span><text:span text:style-name="T48">me. Thomas le Trouv</text:span><text:span text:style-name="T51">è</text:span><text:span text:style-name="T48">re fait dire </text:span><text:span text:style-name="T51">à Tristan : «</text:span><text:span text:style-name="T54"> </text:span><text:span text:style-name="T51">Quant el jadis guari ma plaie »</text:span><text:span text:style-name="T48"> (</text:span><text:span text:style-name="T64">Fragments, </text:span><text:span text:style-name="T51">é</text:span><text:span text:style-name="T48">dit</text:span><text:span text:style-name="T51">és par Michel, III, 52) ; Wagner, presque littéralement : «</text:span><text:span text:style-name="T54"> </text:span><text:span text:style-name="T51">die Wunde die sie heilend schloss »</text:span><text:span text:style-name="T48">. –</text:span><text:span text:style-name="T54"> </text:span><text:span text:style-name="T51">Ni dans Gottfried, ni dans le vieux roman allemand (Volksbuch), il n'est question d'amour avant que Tristan et Isolde aient bu le philtre. Quelques critiques allemands cherchent aujourd'hui par toutes espè</text:span><text:span text:style-name="T48">ces de subtilit</text:span><text:span text:style-name="T51">é</text:span><text:span text:style-name="T48">s </text:span><text:span text:style-name="T51">à</text:span><text:span text:style-name="T48"> prouver qu'il en est autrement, mais la chose est indiscutable. Qu'on </text:span><text:span text:style-name="T51">écoute ce que dit Gottfried : «</text:span><text:span text:style-name="T54"> </text:span><text:span text:style-name="T51">Lorsque la fille et l'homme, Isolde et Tristan, eurent tous les deux bu le philtre, immé</text:span><text:span text:style-name="T48">diatement, ce qui occupe le monde entier, l'Amour fut l</text:span><text:span text:style-name="T51">à</text:span><text:span text:style-name="T48">, celui qui assi</text:span><text:span text:style-name="T51">è</text:span><text:span text:style-name="T48">ge tous les c</text:span><text:span text:style-name="T51">œ</text:span><text:span text:style-name="T48">urs, et il se glissa dans leurs deux c</text:span><text:span text:style-name="T51">œurs »</text:span><text:span text:style-name="T48"> (</text:span><text:span text:style-name="T51">é</text:span><text:span text:style-name="T48">dition Bechstein du texte primitif, vers 11711-11716)</text:span><text:note text:id="ftn131" text:note-class="footnote"><text:note-citation>75</text:note-citation><text:note-body><text:p text:style-name="footnote_20_text"><text:span text:style-name="footnote_20_reference"><text:span text:style-name="T108"><text:tab/></text:span></text:span><text:span text:style-name="footnote_20_reference"><text:span text:style-name="T109"> </text:span></text:span><text:span text:style-name="T109">« Nu daz diu maget unde der man, - lsôt unde Tristan, - den tranc getrunken</text:span></text:p><text:p text:style-name="P235"><text:tab/>beide, - sâ was ouch der werlde unmuoze dà - Minn', aller Herzen</text:p><text:p text:style-name="P235"><text:tab/>lâgaerin, - und sieich z'ir beider Herzen în.<text:span text:style-name="T86"> </text:span><text:span text:style-name="T48">»</text:span></text:p></text:note-body></text:note><text:span text:style-name="T48">. Or, dans le roman fran</text:span><text:span text:style-name="T51">ç</text:span><text:span text:style-name="T48">ais, il y a, comme dans le drame de Wagner, amour </text:span><text:span text:style-name="T51">à</text:span><text:span text:style-name="T48"> premi</text:span><text:span text:style-name="T51">è</text:span><text:span text:style-name="T48">re vue, et la m</text:span><text:span text:style-name="T51">è</text:span><text:span text:style-name="T48">re d'Isolde ne pr</text:span><text:span text:style-name="T51">é</text:span><text:span text:style-name="T48">pare le philtre et ne le confie </text:span><text:span text:style-name="T51">à</text:span><text:span text:style-name="T48"> Brengain que pr</text:span><text:span text:style-name="T51">é</text:span><text:span text:style-name="T48">cis</text:span><text:span text:style-name="T51">é</text:span><text:span text:style-name="T48">ment parce qu'elle s'est aper</text:span><text:span text:style-name="T51">çue de cet amour. Le philtre n'est donc nullement cause de l'amour ; il n'est, pour ainsi dire, que la justification des amants. On voit quelle importance capitale ce trait possè</text:span><text:span text:style-name="T48">de par le fond m</text:span><text:span text:style-name="T51">ê</text:span><text:span text:style-name="T48">me de la fable. –</text:span><text:span text:style-name="T54"> </text:span><text:span text:style-name="T51">Parmi les simples dé</text:span><text:span text:style-name="T48">tails je signalerais, pour exemple, ce beau passage du premier acte, lorsque Tristan tend son </text:span><text:span text:style-name="T51">é</text:span><text:span text:style-name="T48">p</text:span><text:span text:style-name="T51">é</text:span><text:span text:style-name="T48">e </text:span><text:span text:style-name="T51">à</text:span><text:span text:style-name="T48"> Isolde pour qu'elle le </text:span><text:soft-page-break/><text:span text:style-name="T48">frappe, qui rappelle singuli</text:span><text:span text:style-name="T51">è</text:span><text:span text:style-name="T48">rement l'incident semblable entre Tristan et B</text:span><text:span text:style-name="T51">é</text:span><text:span text:style-name="T48">linde dans la premi</text:span><text:span text:style-name="T51">è</text:span><text:span text:style-name="T48">re partie du roman fran</text:span><text:span text:style-name="T51">ç</text:span><text:span text:style-name="T48">ais. –</text:span><text:span text:style-name="T54"> </text:span><text:span text:style-name="T51">Pour le connaisseur de la litté</text:span><text:span text:style-name="T48">rature de Tristan et Isolde, c'est un vrai d</text:span><text:span text:style-name="T51">é</text:span><text:span text:style-name="T48">lice de voir comment dans cette masse informe et embrouill</text:span><text:span text:style-name="T51">é</text:span><text:span text:style-name="T48">e que nous a l</text:span><text:span text:style-name="T51">é</text:span><text:span text:style-name="T48">gu</text:span><text:span text:style-name="T51">é</text:span><text:span text:style-name="T48">e le Moyen Age, Wagner a su choisir tout ce qui </text:span><text:span text:style-name="T51">é</text:span><text:span text:style-name="T48">tait beau, sans jamais s'enchev</text:span><text:span text:style-name="T51">ê</text:span><text:span text:style-name="T48">trer lui-m</text:span><text:span text:style-name="T51">ê</text:span><text:span text:style-name="T48">me. Du reste, il appuie si peu sur les nombreux d</text:span><text:span text:style-name="T51">é</text:span><text:span text:style-name="T48">tails dus </text:span><text:span text:style-name="T51">à</text:span><text:span text:style-name="T48"> sa connaissance des vieilles litt</text:span><text:span text:style-name="T51">é</text:span><text:span text:style-name="T48">ratures, que le grand public ne s'aper</text:span><text:span text:style-name="T51">ç</text:span><text:span text:style-name="T48">oit de rien. Il n'</text:span><text:span text:style-name="T51">é</text:span><text:span text:style-name="T48">tait pas dans l'intention du ma</text:span><text:span text:style-name="T51">î</text:span><text:span text:style-name="T48">tre qu'il s'en aper</text:span><text:span text:style-name="T51">çû</text:span><text:span text:style-name="T48">t. Mais nous ne lui en savons que d'autant plus gr</text:span><text:span text:style-name="T51">é</text:span><text:span text:style-name="T54"> </text:span><text:span text:style-name="T51">: ce nous avoir mé</text:span><text:span text:style-name="T48">nag</text:span><text:span text:style-name="T51">é</text:span><text:span text:style-name="T48">, au milieu de banals applaudissements et de nos propres sensations suraigu</text:span><text:span text:style-name="T51">ë</text:span><text:span text:style-name="T48">s, ces bonnes et innocentes joies de</text:span><text:span text:style-name="T51">«</text:span><text:span text:style-name="T54"> </text:span><text:span text:style-name="T51">délicats »</text:span><text:span text:style-name="T48">. </text:span></text:p>
      <text:p text:style-name="P148">Toutefois, nous r<text:span text:style-name="T2">é</text:span>serverons nos plus grandes admirations pour le g<text:span text:style-name="T2">é</text:span>nie cr<text:span text:style-name="T2">é</text:span>ateur. En inventant le Todestrank, le philtre de mort, Wagner a transfigur<text:span text:style-name="T2">é</text:span> la l<text:span text:style-name="T2">é</text:span>gende enti<text:span text:style-name="T2">è</text:span>re. Dans toutes les l<text:span text:style-name="T2">é</text:span>gendes, sans exception, le pivot de l'histoire est un philtre d'amour que les deux boivent par un pur hasard, par m<text:span text:style-name="T2">é</text:span>garde. Ici, c'est la mort qu'ils se donnent, et de plein gr<text:span text:style-name="T2">é</text:span><text:span text:style-name="T4"> </text:span><text:span text:style-name="T2">; et lorsque la coupe est vidé</text:span>e et que devant eux se dresse la mort imm<text:span text:style-name="T2">é</text:span>diate et certaine, alors ils peuvent se dire leur amour, car la mort abolit les n<text:span text:style-name="T2">é</text:span>cessaires mensonges de la vie. </text:p>
      <text:p text:style-name="P147"><text:span text:style-name="T48">Et on remarquera que non seulement le m</text:span><text:span text:style-name="T51">é</text:span><text:span text:style-name="T48">chant </text:span><text:span text:style-name="T51">«</text:span><text:span text:style-name="T54"> </text:span><text:span text:style-name="T51">philtre d'amour »</text:span><text:span text:style-name="T48"> dispara</text:span><text:span text:style-name="T51">î</text:span><text:span text:style-name="T48">t ainsi, mais encore, que cette attente d'une mort subite qui a provoqu</text:span><text:span text:style-name="T51">é</text:span><text:span text:style-name="T48"> l'aveu et qui a ainsi donn</text:span><text:span text:style-name="T51">é</text:span><text:span text:style-name="T48"> aux deux amants le seul bonheur que la vie pouvait leur accorder, devient le levier qui permet au ma</text:span><text:span text:style-name="T51">î</text:span><text:span text:style-name="T48">tre de</text:span><text:span text:style-name="T51">«</text:span><text:span text:style-name="T54"> </text:span><text:span text:style-name="T51">relé</text:span><text:span text:style-name="T48">guer le drame </text:span><text:span text:style-name="T51">à</text:span><text:span text:style-name="T48"> l'int</text:span><text:span text:style-name="T51">é</text:span><text:span text:style-name="T48">rieur</text:span><text:span text:style-name="T51">»</text:span><text:span text:style-name="T48">. </text:span><text:span text:style-name="T51">«</text:span><text:span text:style-name="T54"> </text:span><text:span text:style-name="T51">La vie et la mort, l'importance et l'existence du monde exté</text:span><text:span text:style-name="T48">rieur, tout ici d</text:span><text:span text:style-name="T51">é</text:span><text:span text:style-name="T48">pend uniquement des mouvements int</text:span><text:span text:style-name="T51">é</text:span><text:span text:style-name="T48">rieurs de l'</text:span><text:span text:style-name="T51">â</text:span><text:span text:style-name="T48">me.</text:span><text:span text:style-name="T51">» dit Wagner (VII, 164) ; et, à</text:span><text:span text:style-name="T48"> partir de ce moment, cela est vrai. Cette seule et unique fois, un artiste a pu </text:span><text:span text:style-name="T51">«</text:span><text:span text:style-name="T54"> </text:span><text:span text:style-name="T51">se plonger dans les profondeurs de l'âme »</text:span><text:span text:style-name="T48"> et laisser le monde apparent compl</text:span><text:span text:style-name="T51">è</text:span><text:span text:style-name="T48">tement de c</text:span><text:span text:style-name="T51">ô</text:span><text:span text:style-name="T48">t</text:span><text:span text:style-name="T51">é</text:span><text:span text:style-name="T48">. Car, et pour eux ce monde dispara</text:span><text:span text:style-name="T51">î</text:span><text:span text:style-name="T48">t absolument, il ne saurait- pr</text:span><text:span text:style-name="T51">é</text:span><text:span text:style-name="T48">senter aucun int</text:span><text:span text:style-name="T51">é</text:span><text:span text:style-name="T48">r</text:span><text:span text:style-name="T51">ê</text:span><text:span text:style-name="T48">t, il n'existe plus (i)</text:span><text:note text:id="ftn132" text:note-class="footnote"><text:note-citation>76</text:note-citation><text:note-body><text:p text:style-name="footnote_20_text"><text:span text:style-name="footnote_20_reference"><text:span text:style-name="T105"><text:tab/></text:span></text:span><text:span text:style-name="footnote_20_reference"><text:span text:style-name="T106"> </text:span></text:span><text:span text:style-name="T106">Quel étonnement de voir toujours de nouveau des gens qui, sérieusement, nous demandent plus d'</text:span><text:span text:style-name="T107">action</text:span><text:span text:style-name="T106"> dans les deux derniers actes de </text:span><text:span text:style-name="T107">Tristan</text:span><text:span text:style-name="T106">. Dans un livre intéressant et impartial (</text:span><text:span text:style-name="T107">Dramaturgie der Oper,</text:span><text:span text:style-name="T106"> 1887), M. Blüthaupt nous démontre, appuyé sur Shakespeare, qu'il faudrait accorder plus d'importance à la contre-partie, à Melot, etc. : comme disait M. Fuchs dans la </text:span><text:span text:style-name="T107">Revue Bleue</text:span><text:span text:style-name="T106">, il faudrait qu'ils fassent quelque chose. Mais quel intérêt pourrait présenter tout ce qu'ils s'évertueraient à faire ? Aucun. Que Tristan meure tout de suite ou dans dix ans, que nous importe ? La seule chose qu'on puisse accorder à ces auteurs, c'est que, dénué d'intrigue, le drame n'a plus de lignes nécessaires, conduisant à une limite inévitable. Mais c'est là sa beauté incomparable. La seule limite à cette œuvre d'art est, la limite de notre faculté de jouissance et de souffrance.</text:span></text:p></text:note-body></text:note><text:span text:style-name="T48">. Toute possibilit</text:span><text:span text:style-name="T51">é</text:span><text:span text:style-name="T48"> d'</text:span><text:span text:style-name="T51">«</text:span><text:span text:style-name="T54"> </text:span><text:span text:style-name="T51">intrigue »</text:span><text:span text:style-name="T48"> est abolie par ce coup de g</text:span><text:span text:style-name="T51">é</text:span><text:span text:style-name="T48">nie. </text:span><text:soft-page-break/><text:span text:style-name="T48">–</text:span><text:span text:style-name="T54"> </text:span><text:span text:style-name="T51">Et je prie qu'on observe quel emploi dramatique l'auteur fait dans toute la suite du drame de cet incident principal. Les fré</text:span><text:span text:style-name="T48">quentes invocations de la mort sont toujours, et sans exception, motiv</text:span><text:span text:style-name="T51">é</text:span><text:span text:style-name="T48">s par le rappel de ce moment supr</text:span><text:span text:style-name="T51">ê</text:span><text:span text:style-name="T48">me. La mort leur avait donn</text:span><text:span text:style-name="T51">é l'unique minute de bonheur ; mais de bonheur indicible, absolu. C'est pour cela qu'ils l'appellent maintenant ; c'est là</text:span><text:span text:style-name="T48">, je le r</text:span><text:span text:style-name="T51">é</text:span><text:span text:style-name="T48">p</text:span><text:span text:style-name="T51">è</text:span><text:span text:style-name="T48">te, le motif dramatique. Dans un passage qu'on ne trouvera que dans le po</text:span><text:span text:style-name="T51">è</text:span><text:span text:style-name="T48">me, pas dans la partition, sans doute parce que son sens </text:span><text:span text:style-name="T51">é</text:span><text:span text:style-name="T48">tait trop pr</text:span><text:span text:style-name="T51">écis pour le vague des phrases environnantes, Isolde dit : «</text:span><text:span text:style-name="T54"> </text:span><text:span text:style-name="T51">C'est la Mort que je t'avais offerte qui nous a unis ; vouons-nous maintenant à</text:span><text:span text:style-name="T48"> elle, </text:span><text:span text:style-name="T51">à</text:span><text:span text:style-name="T48"> la douce mort</text:span><text:note text:id="ftn133" text:note-class="footnote"><text:note-citation>77</text:note-citation><text:note-body><text:p text:style-name="footnote_20_text"><text:span text:style-name="footnote_20_reference"><text:span text:style-name="T105"><text:tab/></text:span></text:span><text:span text:style-name="footnote_20_reference"><text:span text:style-name="T106"> </text:span></text:span><text:span text:style-name="T106">On trouvera ce passage à la page 66 du poème, édition 1859, et page 69 du vol. VII des Écrits. – Il y a deux passages importants dans le second acte, qui ne se trouvent pas dans la partition, et puisque Wagner les fit cependant réimprimer en 1873 dans ce vol. VII, on voit qu'il trouve des explications nécessaires dans le poème lu, qui sont superflues dans le drame avec musique.</text:span></text:p></text:note-body></text:note><text:span text:style-name="T54"> </text:span><text:span text:style-name="T51">»</text:span><text:span text:style-name="T48">. Ce passage se trouve imm</text:span><text:span text:style-name="T51">é</text:span><text:span text:style-name="T48">diatement avant le dernier duo, et motive cet appel </text:span><text:span text:style-name="T51">à</text:span><text:span text:style-name="T48"> la </text:span><text:span text:style-name="T51">«</text:span><text:span text:style-name="T54"> </text:span><text:span text:style-name="T51">mort amie, mort d'amour ardemment invoquée »</text:span><text:span text:style-name="T48">. –</text:span><text:span text:style-name="T54"> </text:span><text:span text:style-name="T51">Wagner a une telle crainte qu'on ne prê</text:span><text:span text:style-name="T48">te aux deux amants des divagations m</text:span><text:span text:style-name="T51">é</text:span><text:span text:style-name="T48">taphysiques, qu'il se donne m</text:span><text:span text:style-name="T51">ê</text:span><text:span text:style-name="T48">me la peine de motiver cette autre antith</text:span><text:span text:style-name="T51">è</text:span><text:span text:style-name="T48">se, du jour et de la nuit (qu'il </text:span><text:span text:style-name="T51">é</text:span><text:span text:style-name="T48">tait facile de supposer d</text:span><text:span text:style-name="T51">é</text:span><text:span text:style-name="T48">duite de celle de la vie et de la mort), par la torche allum</text:span><text:span text:style-name="T51">é</text:span><text:span text:style-name="T48">e le soir </text:span><text:span text:style-name="T51">à</text:span><text:span text:style-name="T48"> la fen</text:span><text:span text:style-name="T51">ê</text:span><text:span text:style-name="T48">tre d'Isolde, en signal de danger. </text:span></text:p>
      <text:p text:style-name="P147"><text:span text:style-name="T48">Certes, tout ceci a une port</text:span><text:span text:style-name="T51">é</text:span><text:span text:style-name="T48">e bien plus haute que celle, litt</text:span><text:span text:style-name="T51">é</text:span><text:span text:style-name="T48">rale, de la simple fable. Mais j'ai tenu </text:span><text:span text:style-name="T51">à</text:span><text:span text:style-name="T48"> faire remarquer quel soin le ma</text:span><text:span text:style-name="T51">î</text:span><text:span text:style-name="T48">tre a pris d'</text:span><text:span text:style-name="T51">établir le lieu dramatique et de le rappeler sans cesse ; parce que ce souci prouve l'intention exclusivement poé</text:span><text:span text:style-name="T48">tique. On peut </text:span><text:span text:style-name="T51">é</text:span><text:span text:style-name="T48">tendre </text:span><text:span text:style-name="T51">à</text:span><text:span text:style-name="T48"> l'infini le degr</text:span><text:span text:style-name="T51">é</text:span><text:span text:style-name="T48">, la forme des sensations qu'il est possible d'</text:span><text:span text:style-name="T51">é</text:span><text:span text:style-name="T48">prouver </text:span><text:span text:style-name="T51">à</text:span><text:span text:style-name="T48"> l'audition de Tristan. C'est affaire individuelle. Toujours est-il que nous n'avions besoin d'aucun syst</text:span><text:span text:style-name="T51">è</text:span><text:span text:style-name="T48">me de philosophie. Tout au plus citerons-nous comme commentaire les paroles de Wagner, un jour qu'il jouait </text:span><text:span text:style-name="T51">à une amie le second acte : «</text:span><text:span text:style-name="T54"> </text:span><text:span text:style-name="T48">D</text:span><text:span text:style-name="T51">é</text:span><text:span text:style-name="T48">j</text:span><text:span text:style-name="T51">à</text:span><text:span text:style-name="T48"> les anciens avaient reconnu dans Eros le g</text:span><text:span text:style-name="T51">é</text:span><text:span text:style-name="T48">nie de la mort, et ils lui avaient mis dans la main la torche renvers</text:span><text:span text:style-name="T51">ée »</text:span><text:note text:id="ftn134" text:note-class="footnote"><text:note-citation>78</text:note-citation><text:note-body><text:p text:style-name="footnote_20_text"><text:span text:style-name="footnote_20_reference"><text:span text:style-name="T105"><text:tab/></text:span></text:span><text:span text:style-name="footnote_20_reference"><text:span text:style-name="T106"> </text:span></text:span><text:span text:style-name="T106">Wille :</text:span><text:span text:style-name="T107">Deustche Rundschau</text:span><text:span text:style-name="T106">, 1887, VI, 399.</text:span></text:p></text:note-body></text:note><text:span text:style-name="T48">. </text:span></text:p>
      <text:p text:style-name="P147"><text:span text:style-name="T48">On aura, je crois, saisi la valeur pour le drame de cette cr</text:span><text:span text:style-name="T51">é</text:span><text:span text:style-name="T48">ation de Wagner, le Todestrank</text:span><text:note text:id="ftn135" text:note-class="endnote"><text:note-citation>eee</text:note-citation><text:note-body><text:p text:style-name="Endnote"><text:span text:style-name="T48"><text:tab/>La mère d’Isolde avait offert à sa fille un coffret contenant deux philtres  : un philtre d’amour (Liebestranck) et un phi</text:span><text:bookmark text:name="_GoBack"/>ltre de mort (Todestranck). <text:s/>N’arrivant pas à se résoudre d’épouser le roi Marke dont elle n’est pas amoureuse, et souhaitant se venger de Tristan qui la conduisait vers son oncle, Isolde commande à sa servante <text:s/>Brangaene, de leur servir le breuvage mortel. Mais la pauvre femme, ne pouvant accepter d’être responsable de la mort de sa maîtresse, le remplace par le philtre d’amour. [NdE]</text:p><text:p text:style-name="Endnote"/></text:note-body></text:note><text:span text:style-name="T48">. J'ai dit son importance capitale, et la fa</text:span><text:span text:style-name="T51">ç</text:span><text:span text:style-name="T48">on dont elle s'infiltre dans les d</text:span><text:span text:style-name="T51">é</text:span><text:span text:style-name="T48">tails. J'ai pr</text:span><text:span text:style-name="T51">é</text:span><text:span text:style-name="T48">f</text:span><text:span text:style-name="T51">é</text:span><text:span text:style-name="T48">r</text:span><text:span text:style-name="T51">é</text:span><text:span text:style-name="T48"> m'</text:span><text:span text:style-name="T51">é</text:span><text:span text:style-name="T48">tendre sur un point, plut</text:span><text:span text:style-name="T51">ôt que de faire le catalogue de toutes les inventions de l'auteur ; car je crois avoir ainsi mieux pu faire ressortir les qualité</text:span><text:span text:style-name="T48">s sp</text:span><text:span text:style-name="T51">é</text:span><text:span text:style-name="T48">ciales de son g</text:span><text:span text:style-name="T51">é</text:span><text:span text:style-name="T48">nie. Je me contenterai donc de mentionner que, parmi les choses essentielles, le roi Marke et le troisi</text:span><text:span text:style-name="T51">è</text:span><text:span text:style-name="T48">me acte en entier sont de tous points la cr</text:span><text:span text:style-name="T51">é</text:span><text:span text:style-name="T48">ation du ma</text:span><text:span text:style-name="T51">î</text:span><text:span text:style-name="T48">tre. </text:span></text:p>
      <text:p text:style-name="P147"><text:soft-page-break/><text:span text:style-name="T48">Pour dire ce que Wagner a intentionn</text:span><text:span text:style-name="T51">é</text:span><text:span text:style-name="T48"> avec son roi Marke, il me faudrait plus de place que ce dont je dispose aujourd'hui. On sait qu'en Allemagne il y a toute une litt</text:span><text:span text:style-name="T51">érature sur ce sujet ; mais on fera bien de ne point la lire. </text:span><text:span text:style-name="T48">–</text:span><text:span text:style-name="T54"> </text:span><text:span text:style-name="T51">Dans le troisiè</text:span><text:span text:style-name="T48">me acte, on remarquera surtout ce trait caract</text:span><text:span text:style-name="T51">é</text:span><text:span text:style-name="T48">ristique, que, Tristan se donne lui-m</text:span><text:span text:style-name="T51">ê</text:span><text:span text:style-name="T48">me la mort, rouvrant sa blessure</text:span><text:span text:style-name="T54"> </text:span><text:span text:style-name="T51">; tandis que dans les poè</text:span><text:span text:style-name="T48">mes ant</text:span><text:span text:style-name="T51">é</text:span><text:span text:style-name="T48">rieurs on le trompait, en lui annon</text:span><text:span text:style-name="T51">çant que le vaisseau arrivait avec des voiles noires ; cette nouvelle le tuait, puisqu'elle montrait qu'Isolde n'é</text:span><text:span text:style-name="T48">tait point sur le vaisseau</text:span><text:note text:id="ftn136" text:note-class="footnote"><text:note-citation>79</text:note-citation><text:note-body><text:p text:style-name="WW-Standard"><text:span text:style-name="footnote_20_reference"><text:span text:style-name="T105"><text:tab/></text:span></text:span><text:span text:style-name="footnote_20_reference"><text:span text:style-name="T106"> </text:span></text:span><text:span text:style-name="T106">Dans la première esquisse, Parsifal devait arriver à Karéol dans le troisième acte ; de nouveau un trait emprunté au roman français. Mais le monde extérieur n'existant plus pour </text:span><text:span text:style-name="T107">Tristan et Isolde</text:span><text:span text:style-name="T106">, l'arrivée de ce personnage n'aurait eu aucun sens. Le maître s'en rendit compte.</text:span></text:p></text:note-body></text:note><text:span text:style-name="T48">. </text:span></text:p>
      <text:p text:style-name="P147"/>
      <text:p text:style-name="P72">IV</text:p>
      <text:p text:style-name="P95"><text:span text:style-name="T2">«</text:span>... Et lorsque le discours est <text:span text:style-name="T2">é</text:span>cri<text:span text:style-name="T2">t, il erre par le monde : parmi ceux qui le comprennent et parmi ceux à qui il ne s'adressait pas et qui ne peuvent le comprendre. »</text:span> Platon </text:p>
      <text:p text:style-name="P101"/>
      <text:p text:style-name="P148">J'ai parl<text:span text:style-name="T2">é</text:span> des circonstances ext<text:span text:style-name="T2">é</text:span>rieures qui ont accompagn<text:span text:style-name="T2">é</text:span> la conception et la cr<text:span text:style-name="T2">é</text:span>ation de <text:span text:style-name="T33">Tristan et Isolde</text:span><text:span text:style-name="T4"> </text:span><text:span text:style-name="T2">; et</text:span> en mentionnant la litt<text:span text:style-name="T2">é</text:span>rature dans laquelle l'auteur a puis<text:span text:style-name="T2">é</text:span> le sujet et l'emploi qu'il en a fait, je crois <text:span text:style-name="T2">ê</text:span>tre rest<text:span text:style-name="T2">é</text:span> strictement dans les limites de ce m<text:span text:style-name="T2">ê</text:span>me cadre. Il ne faudrait point s'exag<text:span text:style-name="T2">é</text:span>rer la valeur de telles <text:span text:style-name="T2">é</text:span>tudes, car le vrai fond de toute cr<text:span text:style-name="T2">é</text:span>ation artistique reste in<text:span text:style-name="T2">é</text:span>vitablement cach<text:span text:style-name="T2">é</text:span>. Comme je l'ai dit au d<text:span text:style-name="T2">é</text:span>but, je ne les consid<text:span text:style-name="T2">è</text:span>re que comme <text:span text:style-name="T2">«</text:span><text:span text:style-name="T4"> </text:span><text:span text:style-name="T2">une contribution à</text:span> la formation d'un jugement sain sur l'<text:span text:style-name="T2">œuvre et sur son auteur. »</text:span>Et si, maintenant, je me laisse induire <text:span text:style-name="T2">à</text:span> dire quelques mots de jugement sain sur l'<text:span text:style-name="T2">œ</text:span>uvre pour contrebalanceras jugements maladifs que j'ai r<text:span text:style-name="T2">é</text:span>fut<text:span text:style-name="T2">é</text:span>s au d<text:span text:style-name="T2">é</text:span>but de ces notes, je dois auparavant dire qu'ici aussi je me trace d'<text:span text:style-name="T2">é</text:span>troites limites. Les lyrismes <text:span text:style-name="T2">à</text:span> propos d'<text:span text:style-name="T2">œ</text:span>uvres d'art me sont odieux, avec leur pr<text:span text:style-name="T2">é</text:span>tentieuse inutilit<text:span text:style-name="T2">é</text:span>. Il me reste le langage ce la logique. Mais je ne puis avec lui traiter que des choses soumises aux lois de la logique. L<text:span text:style-name="T2">à</text:span> donc o<text:span text:style-name="T2">ù</text:span> la cr<text:span text:style-name="T2">é</text:span>ation artistique <text:span text:style-name="T2">«</text:span><text:span text:style-name="T4"> </text:span><text:span text:style-name="T2">de consciente devient inconsciente »</text:span> (Wagner, IX, 82), <text:span text:style-name="T2">à</text:span> ce point juste, je m'arr<text:span text:style-name="T2">ê</text:span>te. </text:p>
      <text:p text:style-name="P147"><text:span text:style-name="T48">En ouvrant la partition, nous trouvons </text:span><text:span text:style-name="T51">à</text:span><text:span text:style-name="T48"> la premi</text:span><text:span text:style-name="T51">ère page un mot qui a rendu plus d'un critique perplexe : «</text:span><text:span text:style-name="T54"> </text:span><text:span text:style-name="T51">Action en trois actes. »</text:span><text:span text:style-name="T48"> Des admirateurs y ont vu une intention profonde, des adversaires une impertinence, Il n'y a ni l'une ni l'autre. Wagner nous expose, volume IX, 359-565, qu'il </text:span><text:span text:style-name="T51">é</text:span><text:span text:style-name="T48">tait fort embarrass</text:span><text:span text:style-name="T51">é</text:span><text:span text:style-name="T48"> pour savoir </text:span><text:soft-page-break/><text:span text:style-name="T48">comment nommer les </text:span><text:span text:style-name="T51">œ</text:span><text:span text:style-name="T48">uvres de sa maturit</text:span><text:span text:style-name="T51">é</text:span><text:note text:id="ftn137" text:note-class="endnote"><text:note-citation>fff</text:note-citation><text:note-body><text:p text:style-name="Endnote"><text:span text:style-name="T76"><text:tab/>Cf.  : </text:span><text:span text:style-name="T33">A propos du terme de «  drame musical  »</text:span>, (Über die Benennung Musikdrama), texte de Richard Wagner publié en 1872. [NdE]</text:p></text:note-body></text:note><text:span text:style-name="T51">.</text:span><text:span text:style-name="T48"> On ne voulait pas qu'il les appel</text:span><text:span text:style-name="T51">â</text:span><text:span text:style-name="T48">t Op</text:span><text:span text:style-name="T51">é</text:span><text:span text:style-name="T48">ras </text:span><text:span text:style-name="T51">«</text:span><text:span text:style-name="T54"> </text:span><text:span text:style-name="T51">parce qu'elles ne ressemblaient pas assez à Don Juan ; »</text:span><text:span text:style-name="T48"> et lui, ne voulait point permettre qu'on d</text:span><text:span text:style-name="T51">î</text:span><text:span text:style-name="T48">t </text:span><text:span text:style-name="T51">«</text:span><text:span text:style-name="T54"> </text:span><text:span text:style-name="T51">Musikdrama »</text:span><text:span text:style-name="T48">, drame de musique ou drame musical, parce que, premi</text:span><text:span text:style-name="T51">è</text:span><text:span text:style-name="T48">rement, cette d</text:span><text:span text:style-name="T51">é</text:span><text:span text:style-name="T48">nomination n'a au fond aucun sens (voir au bas de la page 360), et secondement, que la signification qu'elle para</text:span><text:span text:style-name="T51">î</text:span><text:span text:style-name="T48">t comporter d</text:span><text:span text:style-name="T51">é</text:span><text:span text:style-name="T48">figure et d</text:span><text:span text:style-name="T51">é</text:span><text:span text:style-name="T48">nature l'id</text:span><text:span text:style-name="T51">é</text:span><text:span text:style-name="T48">e essentielle et premi</text:span><text:span text:style-name="T51">è</text:span><text:span text:style-name="T48">re de l'</text:span><text:span text:style-name="T51">œ</text:span><text:span text:style-name="T48">uvre wagn</text:span><text:span text:style-name="T51">é</text:span><text:span text:style-name="T48">rienne (voir au bas de la page 362)</text:span><text:note text:id="ftn138" text:note-class="footnote"><text:note-citation>80</text:note-citation><text:note-body><text:p text:style-name="P225"><text:span text:style-name="footnote_20_reference"><text:span text:style-name="T94"><text:tab/></text:span></text:span><text:span text:style-name="T93"> Ce qui n'a pat empêché M. Schuré d'intituler son livre : </text:span><text:span text:style-name="T34">Le Drame musical</text:span><text:span text:style-name="T95"> </text:span><text:span text:style-name="T93">! </text:span></text:p></text:note-body></text:note><text:span text:style-name="T48">. Certes, si on connaissait mieux les id</text:span><text:span text:style-name="T51">é</text:span><text:span text:style-name="T48">es de Wagner, on pourrait consid</text:span><text:span text:style-name="T51">é</text:span><text:span text:style-name="T48">rer comme tr</text:span><text:span text:style-name="T51">è</text:span><text:span text:style-name="T48">s acceptables les deux d</text:span><text:span text:style-name="T51">é</text:span><text:span text:style-name="T48">nominations qu'il a employ</text:span><text:span text:style-name="T51">ées pour ses derniers drames : Action, et Jeu scénique ; car ce qui </text:span><text:span text:style-name="T48">se passe sur la sc</text:span><text:span text:style-name="T51">è</text:span><text:span text:style-name="T48">ne est </text:span><text:span text:style-name="T51">«</text:span><text:span text:style-name="T54"> </text:span><text:span text:style-name="T51">de la musique mise en action, devenue visible »</text:span><text:span text:style-name="T48">. Mais on aurait tort de croire qu'il attribuait </text:span><text:span text:style-name="T51">à</text:span><text:span text:style-name="T48"> un nom une importance autre que tr</text:span><text:span text:style-name="T51">è</text:span><text:span text:style-name="T48">s minime, il nous dit qu'il aurait souhait</text:span><text:span text:style-name="T51">é</text:span><text:span text:style-name="T48"> que le monde e</text:span><text:span text:style-name="T51">û</text:span><text:span text:style-name="T48">t bien voulu accepter ses </text:span><text:span text:style-name="T51">œ</text:span><text:span text:style-name="T48">uvres sans nom. Et ici le mot Action est tout simplement la traduction litt</text:span><text:span text:style-name="T51">é</text:span><text:span text:style-name="T48">rale du mot grec δράμα . Il n'y a pas lieu d'y chercher autre chose. </text:span></text:p>
      <text:p text:style-name="P148">Wagner a <text:span text:style-name="T2">é</text:span>t<text:span text:style-name="T2">é</text:span> lui-m<text:span text:style-name="T2">ê</text:span>me la cause, bien innocente, d'un autre malentendu <text:span text:style-name="T2">à</text:span> propos de <text:span text:style-name="T33">Tristan</text:span><text:span text:style-name="T4"> </text:span><text:span text:style-name="T2">; d'un malentendu assez grave</text:span>, puisqu'il peut fausser toutes nos id<text:span text:style-name="T2">é</text:span>es sur l'ensemble des <text:span text:style-name="T2">œ</text:span>uvres du ma<text:span text:style-name="T2">î</text:span>tre, et aussi sur le fond m<text:span text:style-name="T2">ê</text:span>me de ses convictions artistiques. </text:p>
      <text:p text:style-name="P147"><text:span text:style-name="T48">Voici comment cela se fit. En 1860, Wagner a publi</text:span><text:span text:style-name="T51">é</text:span><text:span text:style-name="T48"> une traduction fran</text:span><text:span text:style-name="T51">ç</text:span><text:span text:style-name="T48">aise de </text:span><text:span text:style-name="T51">«</text:span><text:span text:style-name="T54"> </text:span><text:span text:style-name="T51">quatre poè</text:span><text:span text:style-name="T48">mes d'op</text:span><text:span text:style-name="T51">éras »</text:span><text:span text:style-name="T54"> </text:span><text:span text:style-name="T51">: le</text:span><text:span text:style-name="T64"> Vaisseau Fant</text:span><text:span text:style-name="T52">ô</text:span><text:span text:style-name="T64">me</text:span><text:span text:style-name="T48">, </text:span><text:span text:style-name="T64">Tannhaeuser, Lohengrin, Tristan</text:span><text:span text:style-name="T48">. Dans la lettre </text:span><text:span text:style-name="T51">à</text:span><text:span text:style-name="T48">. M. Fr</text:span><text:span text:style-name="T51">é</text:span><text:span text:style-name="T48">d</text:span><text:span text:style-name="T51">é</text:span><text:span text:style-name="T48">ric Villot</text:span><text:note text:id="ftn139" text:note-class="endnote"><text:note-citation>ggg</text:note-citation><text:note-body><text:p text:style-name="P236"><text:tab/>Frédéric Villot est un graveur, né à Liège en 1809 et mort à Paris en 1875. Il est surtout connu pour avoir été l’ami de Delacroix et pour avoir été conservateur de la peinture du Musée du Louvre de 1848 à 1861. [NdE]</text:p><text:p text:style-name="Endnote"/></text:note-body></text:note><text:span text:style-name="T48">, qui sert de pr</text:span><text:span text:style-name="T51">é</text:span><text:span text:style-name="T48">face, il donne un r</text:span><text:span text:style-name="T51">é</text:span><text:span text:style-name="T48">sum</text:span><text:span text:style-name="T51">é</text:span><text:span text:style-name="T48"> de ses principales id</text:span><text:span text:style-name="T51">é</text:span><text:span text:style-name="T48">es sur la musique appliqu</text:span><text:span text:style-name="T51">é</text:span><text:span text:style-name="T48">e </text:span><text:span text:style-name="T51">à</text:span><text:span text:style-name="T48"> la sc</text:span><text:span text:style-name="T51">è</text:span><text:span text:style-name="T48">ne</text:span><text:note text:id="ftn140" text:note-class="footnote"><text:note-citation>81</text:note-citation><text:note-body><text:p text:style-name="P225"><text:span text:style-name="footnote_20_reference"><text:span text:style-name="T94"><text:tab/></text:span></text:span><text:span text:style-name="T93"> Le texte original, allemand, de cette préface est contenu dans le volume VII des écrits de Wagner, sous le titre de « Zukunftstausik ». J'ai les deux versions sous les yeux. </text:span></text:p></text:note-body></text:note><text:span text:style-name="T48">. Mais pourpr</text:span><text:span text:style-name="T51">é</text:span><text:span text:style-name="T48">- venir tout malentendu, il fait remarquer que les trois premiers de ces op</text:span><text:span text:style-name="T51">é</text:span><text:span text:style-name="T48">ras datent d'une </text:span><text:span text:style-name="T51">é</text:span><text:span text:style-name="T48">poque bien ant</text:span><text:span text:style-name="T51">é</text:span><text:span text:style-name="T48">rieure au quatri</text:span><text:span text:style-name="T51">è</text:span><text:span text:style-name="T48">me, qu'ils servent surtout </text:span><text:span text:style-name="T51">«</text:span><text:span text:style-name="T54"> </text:span><text:span text:style-name="T51">à</text:span><text:span text:style-name="T48"> tracer la marche de ses id</text:span><text:span text:style-name="T51">é</text:span><text:span text:style-name="T48">es, jusqu'au moment o</text:span><text:span text:style-name="T51">ù</text:span><text:span text:style-name="T48"> il dut chercher </text:span><text:span text:style-name="T51">à</text:span><text:span text:style-name="T48"> se rendre th</text:span><text:span text:style-name="T51">é</text:span><text:span text:style-name="T48">oriquement compte de son proc</text:span><text:span text:style-name="T51">é</text:span><text:span text:style-name="T48">d</text:span><text:span text:style-name="T51">é</text:span><text:span text:style-name="T54"> </text:span><text:span text:style-name="T51">»</text:span><text:span text:style-name="T48">, et que son syst</text:span><text:span text:style-name="T51">è</text:span><text:span text:style-name="T48">me proprement dit, si l'on veut </text:span><text:span text:style-name="T51">à</text:span><text:span text:style-name="T48"> toute force se servir de ce mot, ne re</text:span><text:span text:style-name="T51">ç</text:span><text:span text:style-name="T48">oit encore dans ces trois premiers po</text:span><text:span text:style-name="T51">è</text:span><text:span text:style-name="T48">mes qu'une application fort restreinte. </text:span><text:span text:style-name="T64">Tristan</text:span><text:span text:style-name="T48">, par contre, est une </text:span><text:span text:style-name="T51">œ</text:span><text:span text:style-name="T48">uvre de sa maturit</text:span><text:span text:style-name="T51">é</text:span><text:span text:style-name="T54"> </text:span><text:span text:style-name="T51">; elle est posté</text:span><text:span text:style-name="T48">rieure </text:span><text:span text:style-name="T51">à</text:span><text:span text:style-name="T48"> </text:span><text:span text:style-name="T51">«</text:span><text:span text:style-name="T54"> </text:span><text:span text:style-name="T51">l'é</text:span><text:span text:style-name="T48">poque de r</text:span><text:span text:style-name="T51">é</text:span><text:span text:style-name="T48">flexion qui l'avait fortifi</text:span><text:span text:style-name="T51">é</text:span><text:span text:style-name="T54">. </text:span><text:span text:style-name="T51">»</text:span><text:span text:style-name="T48"> C'est donc dans Tristan seulement, parmi les quatres po</text:span><text:span text:style-name="T51">è</text:span><text:span text:style-name="T48">mes de la brochure qu'on pourra esp</text:span><text:span text:style-name="T51">é</text:span><text:span text:style-name="T48">rer trouver une mise en pratique des id</text:span><text:span text:style-name="T51">é</text:span><text:span text:style-name="T48">es que l'auteur vient d'exposer dans sa lettre. </text:span><text:soft-page-break/><text:span text:style-name="T51">«</text:span><text:span text:style-name="T54"> </text:span><text:span text:style-name="T51">Considé</text:span><text:span text:style-name="T48">rer les </text:span><text:span text:style-name="T51">é</text:span><text:span text:style-name="T48">claircissements que je vous adresse comme une pr</text:span><text:span text:style-name="T51">é</text:span><text:span text:style-name="T48">paration </text:span><text:span text:style-name="T51">à</text:span><text:span text:style-name="T48"> la repr</text:span><text:span text:style-name="T51">é</text:span><text:span text:style-name="T48">sentation de Tannhaeuser, serait donc concevoir une attente tr</text:span><text:span text:style-name="T51">è</text:span><text:span text:style-name="T48">s erron</text:span><text:span text:style-name="T51">é</text:span><text:span text:style-name="T48">e </text:span><text:span text:style-name="T51">à</text:span><text:span text:style-name="T48"> certains </text:span><text:span text:style-name="T51">égards. »</text:span><text:span text:style-name="T48"> Par contre </text:span><text:span text:style-name="T51">«</text:span><text:span text:style-name="T54"> </text:span><text:span text:style-name="T51">il est permis d'exiger de Tristan que cette œ</text:span><text:span text:style-name="T48">uvre soit une expression rigoureuse de tout ce qui d</text:span><text:span text:style-name="T51">é</text:span><text:span text:style-name="T48">coule de mes affirmations th</text:span><text:span text:style-name="T51">éoriques »</text:span><text:span text:style-name="T48"> </text:span><text:note text:id="ftn141" text:note-class="footnote"><text:note-citation>82</text:note-citation><text:note-body><text:p text:style-name="P225"><text:span text:style-name="footnote_20_reference"><text:span text:style-name="T94"><text:tab/></text:span></text:span><text:span text:style-name="T93"> La traduction française (page xlv) : « on peut apprécier cet ouvrage d'après les rois, etc. » prête </text:span><text:span text:style-name="T89">à </text:span><text:span text:style-name="T93">des malentendus.</text:span></text:p></text:note-body></text:note><text:span text:style-name="T48">. </text:span></text:p>
      <text:p text:style-name="P147"><text:span text:style-name="T48">Or, on se fonde sur cette phrase pour pr</text:span><text:span text:style-name="T51">é</text:span><text:span text:style-name="T48">tendre que Wagner a d</text:span><text:span text:style-name="T51">é</text:span><text:span text:style-name="T48">clar</text:span><text:span text:style-name="T51">é</text:span><text:span text:style-name="T48"> que Tristan est son </text:span><text:span text:style-name="T51">œuvre la plus parfaite ! Sur cette phrase é</text:span><text:span text:style-name="T48">crite en d</text:span><text:span text:style-name="T51">é</text:span><text:span text:style-name="T48">cembre 1860, lorsque ni la T</text:span><text:span text:style-name="T51">é</text:span><text:span text:style-name="T48">tralogie de l'</text:span><text:span text:style-name="T64">Anneau du Nibelung, </text:span><text:span text:style-name="T48">ni </text:span><text:span text:style-name="T64">les Ma</text:span><text:span text:style-name="T52">î</text:span><text:span text:style-name="T64">tres Chanteurs, </text:span><text:span text:style-name="T48">ni</text:span><text:span text:style-name="T64"> Parsifal </text:span><text:span text:style-name="T48">n'existaient enc</text:span><text:span text:style-name="T51">ore ! Cela s'est tant dit et tant ré</text:span><text:span text:style-name="T48">p</text:span><text:span text:style-name="T51">é</text:span><text:span text:style-name="T48">t</text:span><text:span text:style-name="T51">é</text:span><text:span text:style-name="T48">, qu'aujourd'hui cela se trouve dans tous les livres et dans tous les feuilletons</text:span><text:note text:id="ftn142" text:note-class="footnote"><text:note-citation>83</text:note-citation><text:note-body><text:p text:style-name="P225"><text:span text:style-name="footnote_20_reference"><text:span text:style-name="T94"><text:tab/></text:span></text:span><text:span text:style-name="T93"> M. Weber, qui a protesté contre cette fable déjà en 1884 (si je ne me trompe), est une exception peut-être unique. </text:span></text:p></text:note-body></text:note><text:span text:style-name="T48">, en France et en Allemagne, chez les amis et chez les ennemis. Cette pr</text:span><text:span text:style-name="T51">é</text:span><text:span text:style-name="T48">tendue opinion de Wagner sur Tristan est un article de toi. On ne se donne plus la peine de rechercher o</text:span><text:span text:style-name="T51">ù</text:span><text:span text:style-name="T48"> il l'a exprim</text:span><text:span text:style-name="T51">ée ; c'est inutile, «</text:span><text:span text:style-name="T54"> </text:span><text:span text:style-name="T51">puisque tout le monde le sait »</text:span><text:span text:style-name="T48">. Et comme cela arrive fr</text:span><text:span text:style-name="T51">é</text:span><text:span text:style-name="T48">quemment lorsque </text:span><text:span text:style-name="T51">«</text:span><text:span text:style-name="T54"> </text:span><text:span text:style-name="T51">tout le monde »</text:span><text:span text:style-name="T48"> sait une chose, c'est une pure invention, qui ne repose sur rien. Car la seule phrase dans tous les </text:span><text:span text:style-name="T51">é</text:span><text:span text:style-name="T48">crits de Wagner sur laquelle on puisse songer </text:span><text:span text:style-name="T51">à l'appuyer est celle que je viens de citer ; en effet, c'est ce qu'on a tenté</text:span><text:span text:style-name="T48">. Les lecteurs de cet article savent </text:span><text:span text:style-name="T51">à</text:span><text:span text:style-name="T48"> quoi s'en tenir. Et ils sauront </text:span><text:span text:style-name="T51">à</text:span><text:span text:style-name="T48"> quoi s'en tenir lorsqu'ils liront dans le </text:span><text:span text:style-name="T51">livre de M. Jullien : «</text:span><text:span text:style-name="T54"> </text:span><text:span text:style-name="T51">De l'aveu mê</text:span><text:span text:style-name="T48">me de Richard Wagner, Tristan et Iseult est l'expression la plus fid</text:span><text:span text:style-name="T51">è</text:span><text:span text:style-name="T48">le et la plus vivante de ses id</text:span><text:span text:style-name="T51">é</text:span><text:span text:style-name="T48">es th</text:span><text:span text:style-name="T51">éoriques » (p. 156), et lorsque M. Lamoureux leur enseignera : «</text:span><text:span text:style-name="T54"> </text:span><text:span text:style-name="T51">La partition de Tristan nous apporte la forme der</text:span><text:span text:style-name="T48">ni</text:span><text:span text:style-name="T51">è</text:span><text:span text:style-name="T48">re et d</text:span><text:span text:style-name="T51">é</text:span><text:span text:style-name="T48">finitive</text:span><text:note text:id="ftn143" text:note-class="footnote"><text:note-citation>84</text:note-citation><text:note-body><text:p text:style-name="P225"><text:span text:style-name="footnote_20_reference"><text:span text:style-name="T94"><text:tab/></text:span></text:span><text:span text:style-name="T93"> M. Lamoureux rêvait-il peut-être de la « Marseillaise définitive », dont on nous a tant parlé ces derniers temps ? </text:span></text:p></text:note-body></text:note><text:span text:style-name="T51"> de l'art de Wagner »</text:span><text:span text:style-name="T48"> (Bulletin distribu</text:span><text:span text:style-name="T51">é</text:span><text:span text:style-name="T48"> avec les programmes lors des auditions du premier acte de Tristan en 1&amp;84 et sign</text:span><text:span text:style-name="T51">é</text:span><text:span text:style-name="T48"> Charles Lamoureux). </text:span></text:p>
      <text:p text:style-name="P148">En appr<text:span text:style-name="T2">é</text:span>ciant Tristan, nous n'aurons donc pas <text:span text:style-name="T2">à</text:span> nous laisser influencer par ces pr<text:span text:style-name="T2">é</text:span>tendues opinions de Wagner. On fera m<text:span text:style-name="T2">ê</text:span>me bien de remarquer <text:span text:style-name="T2">à cette occasion, combien pernicieuse est l'habitude d'employer si souvent en parlant de Wagner les expressions telles que : idé</text:span>es th<text:span text:style-name="T2">é</text:span>oriques, syst<text:span text:style-name="T2">è</text:span>me, <text:span text:style-name="T2">é</text:span>cole, forme d<text:span text:style-name="T2">é</text:span>finitive de l'art,.. Car il faudrait chaque fois pouvoir expliquer que ces mots, appliqu<text:span text:style-name="T2">é</text:span>s <text:span text:style-name="T2">à lui, ont un tout autre sens que le sens habituel ; si non, ils induisent constamment en erreur. On ne saurait, en effet, assez ré</text:span>p<text:span text:style-name="T2">é</text:span>ter que Wagner a toujours <text:span text:style-name="T2">é</text:span>t<text:span text:style-name="T2">é</text:span> artiste, et que jamais il <text:soft-page-break/>n'a <text:span text:style-name="T2">é</text:span>t<text:span text:style-name="T2">é</text:span> autre chose qu'artiste. Un professeur d'esth<text:span text:style-name="T2">é</text:span>tique peut dresser un syst<text:span text:style-name="T2">è</text:span>me, avec des divisions, ces subdivisions, des paragraphes, et avec des d<text:span text:style-name="T2">é</text:span>finitions rigoureuses. C'est ce que Wagner n'a jamais tent<text:span text:style-name="T2">é et n'aurait jamais pu ; ce serait la contradiction direc</text:span>te de son <text:span text:style-name="T2">œ</text:span>uvre. Comme artiste d'une originalit<text:span text:style-name="T2">é</text:span> puissante, il a ouvert de vastes horizons, inconnus avant lui, aux possibilit<text:span text:style-name="T2">é</text:span>s humaines, et de temps en temps il a ressenti la n<text:span text:style-name="T2">é</text:span>cessit<text:span text:style-name="T2">é</text:span> de s'arr<text:span text:style-name="T2">ê</text:span>ter, pour s'orienter lui-m<text:span text:style-name="T2">ê</text:span>me dans ce monde nouveau, et pour<text:span text:style-name="T2"> se rendre compte de la direction qu'il lui incombait de suivre. Mais jamais, jamais ! il n'a eu de systè</text:span>me, ni de th<text:span text:style-name="T2">éorie ; jamais il n'a pré</text:span>tendu imposer une forme d<text:span text:style-name="T2">é</text:span>finitive <text:span text:style-name="T2">à</text:span> l'art. On a vu, il y a un moment, avec quelle impatience il repousse ce mot de <text:span text:style-name="T2">«</text:span><text:span text:style-name="T4"> </text:span><text:span text:style-name="T2">système »</text:span> qu'on lui infligeait d<text:span text:style-name="T2">é</text:span>j<text:span text:style-name="T2">à</text:span> <text:span text:style-name="T2">à</text:span> cette <text:span text:style-name="T2">é</text:span>poque. Et il en a toujours <text:span text:style-name="T2">é</text:span>t<text:span text:style-name="T2">é</text:span> de m<text:span text:style-name="T2">ê</text:span>me. Encore en 1879, il proteste contre les <text:span text:style-name="T2">«</text:span><text:span text:style-name="T4"> </text:span><text:span text:style-name="T2">tendances »</text:span>, <text:span text:style-name="T2">«</text:span><text:span text:style-name="T4"> </text:span><text:span text:style-name="T2">l'école »</text:span>, qu'on lui attribue, et il nous dit qu'il est l'homme du monde qui sait le moins en quoi ce <text:span text:style-name="T2">«</text:span><text:span text:style-name="T4"> </text:span><text:span text:style-name="T2">systè</text:span>me<text:span text:style-name="T2">»</text:span> dont chacun parle peut consister (X. 223, 224). </text:p>
      <text:p text:style-name="P148">En abordant Tristan de plus pr<text:span text:style-name="T2">è</text:span>s, nous verrons de suite les d<text:span text:style-name="T2">é</text:span>plorables effets de cet alanguissement des sensations artistiques qui fait qu'en chaque chose nous cherchons <text:span text:style-name="T2">à</text:span> orienter nos jugements d'apr<text:span text:style-name="T2">è</text:span>s des th<text:span text:style-name="T2">éories. Les uns disent : </text:span><text:span text:style-name="T33">Tristan</text:span> est l'id<text:span text:style-name="T2">é</text:span>al d<text:span text:style-name="T2">éfinitif ; les autres, au contraire : </text:span><text:span text:style-name="T33">Tristan</text:span> a <text:span text:style-name="T2">é</text:span>t<text:span text:style-name="T2">é</text:span> un essai th<text:span text:style-name="T2">é</text:span>orique pouss<text:span text:style-name="T2">é</text:span> <text:span text:style-name="T2">à</text:span> l'extr<text:span text:style-name="T2">ê</text:span>me, l'auteur a lui-m<text:span text:style-name="T2">ê</text:span>me reconnu son exag<text:span text:style-name="T2">é</text:span>ration et dans ses <text:span text:style-name="T2">œ</text:span>uvres ult<text:span text:style-name="T2">é</text:span>rieures il a sacrifi<text:span text:style-name="T2">é</text:span> quelques parties de <text:span text:style-name="T2">«</text:span><text:span text:style-name="T4"> </text:span><text:span text:style-name="T2">son</text:span> syst<text:span text:style-name="T2">ème »</text:span>. D'autres encore voient dans le Ring le syst<text:span text:style-name="T2">è</text:span>me pouss<text:span text:style-name="T2">é</text:span> <text:span text:style-name="T2">à</text:span> ses derni<text:span text:style-name="T2">è</text:span>res limites, et saluent avec joie, comme une concession au go<text:span text:style-name="T2">û</text:span>t du public, la forme m<text:span text:style-name="T2">é</text:span>lodique souvent plus arrondie dans <text:span text:style-name="T33">Tristan,</text:span> la r<text:span text:style-name="T2">é</text:span>introduction de la rime, etc. Et cependant, on n'aurait qu'<text:span text:style-name="T2">à</text:span> comparer les <text:span text:style-name="T2">œ</text:span>uvres de Wagner, pour voir que chacune diff<text:span text:style-name="T2">è</text:span>re totalement des autres. La langue, la versification, le syst<text:span text:style-name="T2">è</text:span>me de composition sont dans chacune diff<text:span text:style-name="T2">é</text:span>rents. C'est donc agir d'une fa<text:span text:style-name="T2">ç</text:span>on parfaitement arbitraire que de choisir telle <text:span text:style-name="T2">œ</text:span>uvre et de d<text:span text:style-name="T2">éclarer : voici le vrai systè</text:span>me, les antres sont ou bien pouss<text:span text:style-name="T2">é</text:span>es trop loin, ou bien vici<text:span text:style-name="T2">é</text:span>es par des concessions. </text:p>
      <text:p text:style-name="P147"><text:span text:style-name="T48">Examinons donc en toute libert</text:span><text:span text:style-name="T51">é</text:span><text:span text:style-name="T48"> d'esprit la langue, et l’</text:span><text:span text:style-name="T51">é</text:span><text:span text:style-name="T48">quilibre entre la langue et la musique dans Tristan. Et puisque le po</text:span><text:span text:style-name="T51">è</text:span><text:span text:style-name="T48">me de Tristan vient imm</text:span><text:span text:style-name="T51">é</text:span><text:span text:style-name="T48">diatement apr</text:span><text:span text:style-name="T51">è</text:span><text:span text:style-name="T48">s celui de l'</text:span><text:span text:style-name="T64">Anneau du Nibelung</text:span><text:span text:style-name="T48">, notons, pour nous </text:span><text:span text:style-name="T51">é</text:span><text:span text:style-name="T48">clairer sur les proc</text:span><text:span text:style-name="T51">é</text:span><text:span text:style-name="T48">d</text:span><text:span text:style-name="T51">é</text:span><text:span text:style-name="T48">s de Wagner, combien ces deux </text:span><text:span text:style-name="T51">é</text:span><text:span text:style-name="T48">l</text:span><text:span text:style-name="T51">é</text:span><text:span text:style-name="T48">ments, de la langue, et de l'</text:span><text:span text:style-name="T51">é</text:span><text:span text:style-name="T48">quilibre entre la langue et la musique, varient dans chacune des quatre parties de la</text:span><text:span text:style-name="T64"> T</text:span><text:span text:style-name="T52">é</text:span><text:span text:style-name="T64">tralogie</text:span><text:span text:style-name="T48"> par rapport </text:span><text:soft-page-break/><text:span text:style-name="T48">aux autres. La </text:span><text:span text:style-name="T64">T</text:span><text:span text:style-name="T52">é</text:span><text:span text:style-name="T64">tralogie</text:span><text:span text:style-name="T48"> est accompagn</text:span><text:span text:style-name="T51">é</text:span><text:span text:style-name="T48">e d'un ouvrage th</text:span><text:span text:style-name="T51">é</text:span><text:span text:style-name="T48">orique, Op</text:span><text:span text:style-name="T51">é</text:span><text:span text:style-name="T48">ra et Drame, inspir</text:span><text:span text:style-name="T51">é directement par elle (VII, 168) ; et cependant chaque partie diffè</text:span><text:span text:style-name="T48">re profond</text:span><text:span text:style-name="T51">é</text:span><text:span text:style-name="T48">ment des autres. Il y a l</text:span><text:span text:style-name="T51">à</text:span><text:span text:style-name="T48"> la preuve d'une </text:span><text:span text:style-name="T51">é</text:span><text:span text:style-name="T48">lasticit</text:span><text:span text:style-name="T51">é</text:span><text:span text:style-name="T48">, d'une souplesse extraordinaires chez l'auteur, et, surtout, d'un instinct artistique mille fois plus puissant que les raisonnements th</text:span><text:span text:style-name="T51">é</text:span><text:span text:style-name="T48">oriques. Dans le </text:span><text:span text:style-name="T64">Rheingold</text:span><text:span text:style-name="T51"> le langage domine souverainement ; dans la </text:span><text:span text:style-name="T64">Walkure </text:span><text:span text:style-name="T48">le r</text:span><text:span text:style-name="T51">ô</text:span><text:span text:style-name="T48">le de la musique est bien plus consid</text:span><text:span text:style-name="T51">é</text:span><text:span text:style-name="T48">rable et nous remarquons surtout une grande variation entre les diff</text:span><text:span text:style-name="T51">é</text:span><text:span text:style-name="T48">rentes sc</text:span><text:span text:style-name="T51">ènes, il y a comme une lutte entre la parole et la musique ; </text:span><text:span text:style-name="T64">Siegfried </text:span><text:span text:style-name="T48">est l'</text:span><text:span text:style-name="T51">œ</text:span><text:span text:style-name="T48">uvre d'</text:span><text:span text:style-name="T51">é</text:span><text:span text:style-name="T48">quilibre parfait, ce serait dans le sens ordinaire du mot l'</text:span><text:span text:style-name="T51">œ</text:span><text:span text:style-name="T48">uvre classique par excellence de</text:span><text:span text:style-name="T51"> Wagner ; dans la </text:span><text:span text:style-name="T64">G</text:span><text:span text:style-name="T52">œ</text:span><text:span text:style-name="T64">tterdaemmerung</text:span><text:span text:style-name="T48">, la parole n'appara</text:span><text:span text:style-name="T51">î</text:span><text:span text:style-name="T48">t que deux ou trois fois,. la musique s'</text:span><text:span text:style-name="T51">é</text:span><text:span text:style-name="T48">panche librement</text:span><text:note text:id="ftn144" text:note-class="footnote"><text:note-citation>85</text:note-citation><text:note-body><text:p text:style-name="P225"><text:span text:style-name="footnote_20_reference"><text:span text:style-name="T94"><text:tab/></text:span></text:span><text:span text:style-name="T93"> Je me rencontre ici, et plus loin souvent, avec les vues exprimées récemment ici même par M. Dujardin. Je tiens cependant à faire remarquer que c'est en partant d'un point de vue très différent ; ce qui fait qu'après nous être rencontrés, nous nous séparons en nous éloignant dans nos conclusions.</text:span></text:p></text:note-body></text:note><text:span text:style-name="T48">. –</text:span><text:span text:style-name="T54"> </text:span><text:span text:style-name="T51">Que trouvons-nous dans </text:span><text:span text:style-name="T64">Tristan</text:span><text:span text:style-name="T54"> </text:span><text:span text:style-name="T51">? </text:span></text:p>
      <text:p text:style-name="P148">Nous trouvons une langue tr<text:span text:style-name="T2">è</text:span>s diff<text:span text:style-name="T2">é</text:span>rente de celle que nous rencontrons dans n'importe laquelle des parties du Ring. Nous devions nous y attendre, la. donn<text:span text:style-name="T2">é</text:span>e artistique <text:span text:style-name="T2">é</text:span>tant si diff<text:span text:style-name="T2">é</text:span>rente. Mais peut-<text:span text:style-name="T2">ê</text:span>tre p<text:span text:style-name="T2">é</text:span>n<text:span text:style-name="T2">é</text:span>trerons-nous plus avant dans ses caract<text:span text:style-name="T2">è</text:span>res essentiels, si nous recherchons ses affinit<text:span text:style-name="T2">é</text:span>s avec le langage du Ring plus cach<text:span text:style-name="T2">é</text:span>es, que si nous nous contentons de constater les diff<text:span text:style-name="T2">é</text:span>rences qui sautent aux yeux. </text:p>
      <text:p text:style-name="P147"><text:span text:style-name="T48">J'admettrais tout d'abord volontiers qu'une certaine souplesse dans la langue, une compl</text:span><text:span text:style-name="T51">è</text:span><text:span text:style-name="T48">te absence de tout effort visible, est peut-</text:span><text:span text:style-name="T51">ê</text:span><text:span text:style-name="T48">tre due </text:span><text:span text:style-name="T51">à</text:span><text:span text:style-name="T48"> une plus parfaite ma</text:span><text:span text:style-name="T51">îtrise chez l'auteur ; cela n'aurait </text:span><text:span text:style-name="T48">rien que de naturel. Mais plus on consid</text:span><text:span text:style-name="T51">è</text:span><text:span text:style-name="T48">re attentivement ce po</text:span><text:span text:style-name="T51">è</text:span><text:span text:style-name="T48">me, plus on est frapp</text:span><text:span text:style-name="T51">é</text:span><text:span text:style-name="T48"> de sa parent</text:span><text:span text:style-name="T51">é</text:span><text:span text:style-name="T48">, non seulement avec le Ring en g</text:span><text:span text:style-name="T51">é</text:span><text:span text:style-name="T48">n</text:span><text:span text:style-name="T51">é</text:span><text:span text:style-name="T48">ral, mais tout sp</text:span><text:span text:style-name="T51">é</text:span><text:span text:style-name="T48">cialement avec </text:span><text:span text:style-name="T64">Rheingold</text:span><text:span text:style-name="T48">. Ce dernier est le po</text:span><text:span text:style-name="T51">è</text:span><text:span text:style-name="T48">me qui a, chronologiquement, imm</text:span><text:span text:style-name="T51">é</text:span><text:span text:style-name="T48">diatement pr</text:span><text:span text:style-name="T51">é</text:span><text:span text:style-name="T48">c</text:span><text:span text:style-name="T51">é</text:span><text:span text:style-name="T48">d</text:span><text:span text:style-name="T51">é</text:span><text:span text:style-name="T48"> Tris</text:span><text:span text:style-name="T51">tan ; c'est dans lui que Wagner a atteint la plus merveilleuse concision et force d'expression. Or, dans </text:span><text:span text:style-name="T64">Tristan,</text:span><text:span text:style-name="T87"> </text:span><text:span text:style-name="T48">chaque fois que la pr</text:span><text:span text:style-name="T51">é</text:span><text:span text:style-name="T48">cision et que la concision sont d</text:span><text:span text:style-name="T51">é</text:span><text:span text:style-name="T48">sirables, elles apparaissent avec une perfection qui n'a d'</text:span><text:span text:style-name="T51">é</text:span><text:span text:style-name="T48">gale que dans </text:span><text:span text:style-name="T64">Rheingold</text:span><text:span text:style-name="T54"> </text:span><text:span text:style-name="T51">; </text:span><text:span text:style-name="T48">et quoique la sonorit</text:span><text:span text:style-name="T51">é</text:span><text:span text:style-name="T48"> de la phrase soit diff</text:span><text:span text:style-name="T51">é</text:span><text:span text:style-name="T48">rente, ainsi que l'exigeait l'harmonie du po</text:span><text:span text:style-name="T51">è</text:span><text:span text:style-name="T48">me, le proc</text:span><text:span text:style-name="T51">é</text:span><text:span text:style-name="T48">d</text:span><text:span text:style-name="T51">é</text:span><text:span text:style-name="T48"> technique est le m</text:span><text:span text:style-name="T51">ê</text:span><text:span text:style-name="T48">me. C'est la r</text:span><text:span text:style-name="T51">é</text:span><text:span text:style-name="T48">duction de la phrase aux seuls mots essentiels et qui </text:span><text:span text:style-name="T51">é</text:span><text:span text:style-name="T48">voquent une image pr</text:span><text:span text:style-name="T51">é</text:span><text:span text:style-name="T48">cise. Dans tout Wagner on ne trouvera pas d'exemple plus parfait de ce syst</text:span><text:span text:style-name="T51">è</text:span><text:span text:style-name="T48">me que la phrase d'</text:span><text:span text:style-name="T64">Isolde</text:span><text:span text:style-name="T51"> dans le premier acte : «</text:span><text:span text:style-name="T48">Mir erkoren, –</text:span><text:span text:style-name="T54"> </text:span><text:span text:style-name="T51">mir verloren, </text:span><text:span text:style-name="T48">–</text:span><text:span text:style-name="T54"> </text:span><text:span text:style-name="T51">hehr und heil, </text:span><text:span text:style-name="T48">–</text:span><text:span text:style-name="T54"> </text:span><text:span text:style-name="T51">kühn und feig : </text:span><text:span text:style-name="T48">–</text:span><text:span text:style-name="T54"> </text:span><text:span text:style-name="T51">Tod geweibtes </text:span><text:soft-page-break/><text:span text:style-name="T51">Haupt ! </text:span><text:span text:style-name="T48">–</text:span><text:span text:style-name="T54"> </text:span><text:span text:style-name="T51">Tod geweibtes Herz</text:span><text:note text:id="ftn145" text:note-class="footnote"><text:note-citation>86</text:note-citation><text:note-body><text:p text:style-name="P225"><text:span text:style-name="footnote_20_reference"><text:span text:style-name="T94"><text:tab/></text:span></text:span><text:span text:style-name="T93"> Je cite la partition allemande in-4°. </text:span></text:p></text:note-body></text:note><text:span text:style-name="T54"> </text:span><text:span text:style-name="T51">!  </text:span><text:note text:id="ftn146" text:note-class="endnote"><text:note-citation>hhh</text:note-citation><text:note-body><text:p text:style-name="Endnote"><text:span text:style-name="T76"><text:tab/>«  Pour moi élu,/pour moi perdu,/superbe et vivant,/hardi et fuyant  !/Tête à mourir promise  !/Cœur à mourir promis  !  ». Traduction d’André Miquel, Folio Théâtre, 1996. Acte I, scène 2 de </text:span><text:span text:style-name="T33">Tristan. </text:span><text:span text:style-name="T123">[NdE]</text:span></text:p><text:p text:style-name="Endnote"/></text:note-body></text:note><text:span text:style-name="T51"> <text:s/>»</text:span><text:span text:style-name="T48"> Et cette phrase montre en m</text:span><text:span text:style-name="T51">ê</text:span><text:span text:style-name="T48">me temps quel merveilleux emploi le ma</text:span><text:span text:style-name="T51">î</text:span><text:span text:style-name="T48">tre savait faire de l'allit</text:span><text:span text:style-name="T51">é</text:span><text:span text:style-name="T48">ration.</text:span></text:p>
      <text:p text:style-name="P167">On souvent pr<text:span text:style-name="T2">é</text:span>tendu que Wagner avait dans <text:span text:style-name="T33">Tristan</text:span>, abandonn<text:span text:style-name="T2">é</text:span> <text:span text:style-name="T2">«</text:span><text:span text:style-name="T4"> </text:span><text:span text:style-name="T2">son systè</text:span>me d'allit<text:span text:style-name="T2">ération ». Quelle erreur ! Ce poè</text:span>me contient ses chefs-d'<text:span text:style-name="T2">œ</text:span>uvre en allit<text:span text:style-name="T2">ération. Car il y a ici toute une gamme : depuis la phra</text:span>se du bon Kurwenal, qui toujours est fortement accentu<text:span text:style-name="T2">é</text:span>e par une allit<text:span text:style-name="T2">é</text:span>ration identique <text:span text:style-name="T2">à</text:span> celle du Rheingold, et qui n'a que deux ou trois rimes, et celle de Brangaene aussi sans rimes et toujours allit<text:span text:style-name="T2">é</text:span>r<text:span text:style-name="T2">é</text:span>e. mais d'une fa<text:span text:style-name="T2">ç</text:span>on beaucoup plus discr<text:span text:style-name="T2">è</text:span>te, <text:span text:style-name="T2">à</text:span> celle du roi Marke, qui est en elle-m<text:span text:style-name="T2">ê</text:span>me une gamme enti<text:span text:style-name="T2">è</text:span>re et qui nous conduit ainsi <text:span text:style-name="T2">à</text:span> celle de Tristan et d'Isolde, Le discours du roi Marke au second acte est particuli<text:span text:style-name="T2">èrement instructif ; car il exprime toute une sé</text:span>rie d'<text:span text:style-name="T2">é</text:span>motions et la phrase s'y plie merveilleusement. Dans les parties it<text:span text:style-name="T2">è</text:span>res et pleines de reproches, elle ressemble <text:span text:style-name="T2">à celle de Wotan au second acte de la Walkure ; lorsque la douleur l'accable, l'allité</text:span>ration dispara<text:span text:style-name="T2">î</text:span>t et la rime prend sa place, une rime riche et tr<text:span text:style-name="T2">è</text:span>s sonore. La gamme est encore plus compl<text:span text:style-name="T2">è</text:span>te, naturellement, chez Tristan et chez Isolde. Nous trouvons toutes les variations. Il y a la phrase r<text:span text:style-name="T2">é</text:span>duite aux seuls <text:span text:style-name="T2">«</text:span><text:span text:style-name="T4"> </text:span><text:span text:style-name="T2">mots-sommets»</text:span>, et dans ce cas toujours scand<text:span text:style-name="T2">é</text:span>e d'allit<text:span text:style-name="T2">é</text:span>rations tranchantes, parfois presque blessantes dans leur obstination. Qu'on veuille bien lire les vers de Tristan, page 67, depuis les mots <text:span text:style-name="T2">«</text:span><text:span text:style-name="T4"> </text:span><text:span text:style-name="T2">Tristan's Ehre »</text:span> jusqu'<text:span text:style-name="T2">à</text:span> <text:span text:style-name="T2">«</text:span><text:span text:style-name="T4"> </text:span><text:span text:style-name="T2">Dich trink'ich sonder Wank »</text:span>. Dix fois de suite revient l'articulation initiale <text:span text:style-name="T15">tr :</text:span> Tristan, Treu, Tristan, Trotz, Trug, Traum, Trauer, Trost, Trank, Trink. je ne sache pas que jamais Wagner ait pouss<text:span text:style-name="T2">é</text:span> plus loin qu'ici cette possibilit<text:span text:style-name="T2">é</text:span> de suggestion qui est une des grandes qualit<text:span text:style-name="T2">é</text:span>s, peut-<text:span text:style-name="T2">ê</text:span>tre la grande qualit<text:span text:style-name="T2">é</text:span>, de l'allit<text:span text:style-name="T2">é</text:span>ration. –<text:span text:style-name="T4"> </text:span><text:span text:style-name="T2">Ensuite, nous trouvons de nombreux passages, ce sont mê</text:span>me de beaucoup les plus nombreux, dans lesquels l'allit<text:span text:style-name="T2">é</text:span>ration existe et est m<text:span text:style-name="T2">ê</text:span>me assez prononc<text:span text:style-name="T2">é</text:span>e et constante, mais tr<text:span text:style-name="T2">è</text:span>s libre. Le ma<text:span text:style-name="T2">î</text:span>tre ne s'astreignait plus aux anciennes r<text:span text:style-name="T2">è</text:span>gles du moyen <text:span text:style-name="T2">âge ; il cré</text:span>ait une allit<text:span text:style-name="T2">é</text:span>ration adapt<text:span text:style-name="T2">é</text:span>e aux besoins de son po<text:span text:style-name="T2">è</text:span>me. Voici un exemple<text:span text:style-name="T4"> </text:span><text:span text:style-name="T2"> ou plutôt, non ; pour que le lecteur se rende compte de la chose, il faudrait qu'il lise plusieurs pages à</text:span> la suite, soigneusement. Et <text:span text:style-name="T2">à</text:span> cet effet je lui recommande surtout le second acte, depuis l'entr<text:span text:style-name="T2">é</text:span>e de Tristan jusqu'au <text:span text:style-name="T2">«</text:span><text:span text:style-name="T4"> </text:span><text:span text:style-name="T2">Sink hernieder, Nacht der Liebe »</text:span>. Non pas que l'allit<text:span text:style-name="T2">ération cesse ici ; tout Tristan, à</text:span> l'exception de quelques vers isol<text:span text:style-name="T2">é</text:span>s, est au moins dans une certaine mesure allit<text:span text:style-name="T2">é</text:span>r<text:span text:style-name="T2">é</text:span>. Mais dans cette sc<text:span text:style-name="T2">ène, elle va en diminuant ; et dans le dernier duo avant l'entré</text:span>e du roi Marke, ce n'est gu<text:span text:style-name="T2">è</text:span>re que l'analogie et la d<text:span text:style-name="T2">é</text:span>croissance graduelle qui nous permet d'en d<text:span text:style-name="T2">é</text:span>couvrir encore. </text:p>
      <text:p text:style-name="P148">Ce serait trop g<text:span text:style-name="T2">é</text:span>n<text:span text:style-name="T2">é</text:span>raliser que de dire que la rime et l'allit<text:span text:style-name="T2">é</text:span>ration sont, dans <text:soft-page-break/><text:span text:style-name="T33">Tristan</text:span>, en raison inverse l'une de l'autre. Mais cette d<text:span text:style-name="T2">é</text:span>finition contiendrait une large part de v<text:span text:style-name="T2">é</text:span>rit<text:span text:style-name="T2">é</text:span>. On se trompe beaucoup si on croit que les vers rim<text:span text:style-name="T2">é</text:span>s sont la r<text:span text:style-name="T2">è</text:span>gle dans <text:span text:style-name="T33">Tristan</text:span><text:span text:style-name="T4"> </text:span><text:span text:style-name="T2">; je ne crois pas exagé</text:span>rer en disant que deux tiers du po<text:span text:style-name="T2">è</text:span>me ne sont point rim<text:span text:style-name="T2">é</text:span>s. Tr<text:span text:style-name="T2">è</text:span>s souvent, dans tout le po<text:span text:style-name="T2">è</text:span>me, la rime se trouve <text:span text:style-name="T2">à</text:span> la fin d'une p<text:span text:style-name="T2">é</text:span>riode, d'une fa<text:span text:style-name="T2">ç</text:span>on analogue <text:span text:style-name="T2">à</text:span> ce qu'on rencontre souvent chez Shakespeare. Mais sa fonction dans l'<text:span text:style-name="T2">é</text:span>conomie de l'<text:span text:style-name="T2">œuvre est celle-ci : d'augmenter la sonorité</text:span> musicale de la phrase, de la rendre plus m<text:span text:style-name="T2">é</text:span>lodieuse, <text:span text:style-name="T2">à</text:span> mesure que son accentuation diminue. Et pourquoi <text:span text:style-name="T2">cette accentuation diminue-t-elle ? Parce que le sujet comportait une atté</text:span>nuation progressive du sens des phrases, et qu'au lieu de souligner par une forte allit<text:span text:style-name="T2">é</text:span>ration les syllabes initiales des mots et par cela m<text:span text:style-name="T2">ê</text:span>me les racines, il fallait appuyer sur les voyelles dans les syllabes terminales ou de flexion. Plus une phrase est remplie de rimes, dans Tristan, et plus celles-ci deviennent pleines et sonores, plus, toujours, la phrase perd en pr<text:span text:style-name="T2">é</text:span>cision, et plus sa port<text:span text:style-name="T2">é</text:span>e devient vague et flottante. </text:p>
      <text:p text:style-name="P148">Cette att<text:span text:style-name="T2">é</text:span>nuation progressive du sens des phrases est certainement la chose la plus int<text:span text:style-name="T2">é</text:span>ressante dans le langage de ce po<text:span text:style-name="T2">è</text:span>me. Il vaut la peine de s'y arr<text:span text:style-name="T2">ê</text:span>ter, car elle nous donne la clef de l'<text:span text:style-name="T2">œ</text:span>uvre. </text:p>
      <text:p text:style-name="P147"><text:span text:style-name="T48">J'ai dit combien la langue </text:span><text:span text:style-name="T51">é</text:span><text:span text:style-name="T48">tait souvent pr</text:span><text:span text:style-name="T51">é</text:span><text:span text:style-name="T48">cisa et tranchante dans Tristan. Je prie le lecteur de bien vouloir reprendre le po</text:span><text:span text:style-name="T51">è</text:span><text:span text:style-name="T48">me et de lire toute la premi</text:span><text:span text:style-name="T51">ère phrase d'Isolde : «</text:span><text:span text:style-name="T54"> </text:span><text:span text:style-name="T51">Entartet Geschlecht, etc. »</text:span><text:span text:style-name="T48">. C'est un parfait mod</text:span><text:span text:style-name="T51">èle d'accentuation puissante ; chaque mot essentiel est mis en relief par l'allitération ; </text:span><text:span text:style-name="T48">et le choix de consonnes initiales dures, telles que </text:span><text:span text:style-name="T64">gr, tr, k</text:span><text:span text:style-name="T48">, ou de pr</text:span><text:span text:style-name="T51">é</text:span><text:span text:style-name="T48">fixes indiquant la destruction, telles que </text:span><text:span text:style-name="T64">zer, ver</text:span><text:span text:style-name="T48">, donne </text:span><text:span text:style-name="T51">à</text:span><text:span text:style-name="T48"> la p</text:span><text:span text:style-name="T51">é</text:span><text:span text:style-name="T48">riode enti</text:span><text:span text:style-name="T51">è</text:span><text:span text:style-name="T48">re un caract</text:span><text:span text:style-name="T51">è</text:span><text:span text:style-name="T48">re incomparable de fureur et de haine</text:span><text:note text:id="ftn147" text:note-class="endnote"><text:note-citation>iii</text:note-citation><text:note-body><text:p text:style-name="Endnote"><text:span text:style-name="T48"><text:tab/>Sur le style de </text:span><text:span text:style-name="T33">Tristan</text:span>, se reporter à l’analyse d’André Miquel (voir note n°40) qui écrit dans la notice de sa traduction  : «  ce superbe morceau d’anthologie musicale est aussi le lieu d’une recherche textuelle constante, notamment à partir du moment où le délire d’Isolde passe à une exaltation supérieure et qui ne se démentira plus. [NdE]</text:p><text:p text:style-name="Endnote"/></text:note-body></text:note><text:span text:style-name="T48">. C'est l</text:span><text:span text:style-name="T51">à</text:span><text:span text:style-name="T48"> un cas dans lequel ce n'est pas pr</text:span><text:span text:style-name="T51">é</text:span><text:span text:style-name="T48">cis</text:span><text:span text:style-name="T51">é</text:span><text:span text:style-name="T48">ment par le rehaussement de mots sp</text:span><text:span text:style-name="T51">é</text:span><text:span text:style-name="T48">ciaux, mais par sa sonorit</text:span><text:span text:style-name="T51">é</text:span><text:span text:style-name="T48"> g</text:span><text:span text:style-name="T51">é</text:span><text:span text:style-name="T48">n</text:span><text:span text:style-name="T51">é</text:span><text:span text:style-name="T48">rale, que la langue s'ajoute </text:span><text:span text:style-name="T51">à</text:span><text:span text:style-name="T48"> la musique pour augmenter l'absolue pr</text:span><text:span text:style-name="T51">é</text:span><text:span text:style-name="T48">cision des sentiments </text:span><text:span text:style-name="T51">à</text:span><text:span text:style-name="T48"> exprimer. –</text:span><text:span text:style-name="T54"> </text:span><text:span text:style-name="T51">Un peu plus loin, nous trouvons les paroles que j'ai dé</text:span><text:span text:style-name="T48">j</text:span><text:span text:style-name="T51">à</text:span><text:span text:style-name="T48"> cit</text:span><text:span text:style-name="T51">ées : «</text:span><text:span text:style-name="T54"> </text:span><text:span text:style-name="T51">Mir erkoren, etc. »</text:span><text:note text:id="ftn148" text:note-class="footnote"><text:note-citation>87</text:note-citation><text:note-body><text:p text:style-name="P225"><text:span text:style-name="footnote_20_reference"><text:span text:style-name="T94"><text:tab/></text:span></text:span><text:span text:style-name="T93"> Elu pour moi – perdu pour moi. </text:span></text:p></text:note-body></text:note><text:span text:style-name="T48">. C'est un exemple d'un autre genre de pr</text:span><text:span text:style-name="T51">écision ; la musique se tait, et la phrase, ré</text:span><text:span text:style-name="T48">duite strictement </text:span><text:span text:style-name="T51">à</text:span><text:span text:style-name="T48"> des mots qui chacun exprime une id</text:span><text:span text:style-name="T51">é</text:span><text:span text:style-name="T48">e pr</text:span><text:span text:style-name="T51">é</text:span><text:span text:style-name="T48">cise, nous donne en quatre lignes le drame entier qui se passe dans le c</text:span><text:span text:style-name="T51">œ</text:span><text:span text:style-name="T48">ur d'Isolde. Exactement la m</text:span><text:span text:style-name="T51">ê</text:span><text:span text:style-name="T48">me chose se r</text:span><text:span text:style-name="T51">é</text:span><text:span text:style-name="T48">p</text:span><text:span text:style-name="T51">è</text:span><text:span text:style-name="T48">te pour le drame qui se passe dans le c</text:span><text:span text:style-name="T51">œur de </text:span><text:soft-page-break/><text:span text:style-name="T51">Tristan, par les mots : «</text:span><text:span text:style-name="T54"> </text:span><text:span text:style-name="T51">Tristan's Ehre. hoechste Treu, etc. »</text:span><text:note text:id="ftn149" text:note-class="footnote"><text:note-citation>88</text:note-citation><text:note-body><text:p text:style-name="P225"><text:span text:style-name="footnote_20_reference"><text:span text:style-name="T94"><text:tab/></text:span></text:span><text:span text:style-name="T93">« L'honneur de Tristan : – la parfaite fidélité ! – Le malheur de Tristan : – la très téméraire audace ! »En allemand, ce sont en tout huit mots. « La fidélité » est celle à son roi ; « l'audace » qui a fait son malheur est d'avoir osé chercher pour son roi la femme que lui il aimait. </text:span></text:p></text:note-body></text:note><text:span text:style-name="T48">. –</text:span><text:span text:style-name="T54"> </text:span><text:span text:style-name="T51">Et on trouvera dans ce premier acte un troisiè</text:span><text:span text:style-name="T48">me genre de pr</text:span><text:span text:style-name="T51">écision de la parole : c'est dans les ré</text:span><text:span text:style-name="T48">cits d'Isolde, qui nous racontent ce qui a pr</text:span><text:span text:style-name="T51">é</text:span><text:span text:style-name="T48">c</text:span><text:span text:style-name="T51">é</text:span><text:span text:style-name="T48">d</text:span><text:span text:style-name="T51">é</text:span><text:span text:style-name="T48">, comment elle a soign</text:span><text:span text:style-name="T51">é</text:span><text:span text:style-name="T48"> Tantris, comment eile a d</text:span><text:span text:style-name="T51">é</text:span><text:span text:style-name="T48">couvert que c'</text:span><text:span text:style-name="T51">é</text:span><text:span text:style-name="T48">tait lui le meurtrier de Morold, comment elle a voulu le tuer, mais que son regard lui fit tomber I'</text:span><text:span text:style-name="T51">é</text:span><text:span text:style-name="T48">p</text:span><text:span text:style-name="T51">é</text:span><text:span text:style-name="T48">e de la main. C'est un style moyen, </text:span><text:span text:style-name="T51">à</text:span><text:span text:style-name="T48"> peine rim</text:span><text:span text:style-name="T51">é</text:span><text:span text:style-name="T48"> et tr</text:span><text:span text:style-name="T51">è</text:span><text:span text:style-name="T48">s discr</text:span><text:span text:style-name="T51">è</text:span><text:span text:style-name="T48">tement allit</text:span><text:span text:style-name="T51">é</text:span><text:span text:style-name="T48">r</text:span><text:span text:style-name="T51">é</text:span><text:span text:style-name="T48">, sans mots qui se d</text:span><text:span text:style-name="T51">é</text:span><text:span text:style-name="T48">tachent, un style de r</text:span><text:span text:style-name="T51">é</text:span><text:span text:style-name="T48">cit, Mais avec cela d'une pr</text:span><text:span text:style-name="T51">é</text:span><text:span text:style-name="T48">cision et d'une concision parfaites. On pourrait m</text:span><text:span text:style-name="T51">ê</text:span><text:span text:style-name="T48">me les trouver trop parfaites, car dans soixante vers tr</text:span><text:span text:style-name="T51">è</text:span><text:span text:style-name="T48">s courts, Isolde nous raconte tout ce qui est essentiel et int</text:span><text:span text:style-name="T51">é</text:span><text:span text:style-name="T48">ress</text:span><text:span text:style-name="T51">ant, absolument tout ; Gottfried de Strasbourg en avait exigé</text:span><text:span text:style-name="T48"> un peu plus de onze mille pour arriver </text:span><text:span text:style-name="T51">à</text:span><text:span text:style-name="T48"> la sc</text:span><text:span text:style-name="T51">ène du philtre ! Et on peut douter s'il est possible à</text:span><text:span text:style-name="T48"> un auditeur qui n'est pas au courant de la l</text:span><text:span text:style-name="T51">é</text:span><text:span text:style-name="T48">gende, de saisir le tout </text:span><text:span text:style-name="T51">à</text:span><text:span text:style-name="T48"> une premi</text:span><text:span text:style-name="T51">è</text:span><text:span text:style-name="T48">re audition. </text:span></text:p>
      <text:p text:style-name="P148">Nous avens donc un premier acte avec un langage toujours pr<text:span text:style-name="T2">é</text:span>cis, et tr<text:span text:style-name="T2">è</text:span>s attrayant psr la vari<text:span text:style-name="T2">é</text:span>t<text:span text:style-name="T2">é</text:span> de sa pr<text:span text:style-name="T2">é</text:span>cision. Combien diff<text:span text:style-name="T2">érent est le second acte ! Dé</text:span>j<text:span text:style-name="T2">à</text:span> la premi<text:span text:style-name="T2">è</text:span>re sc<text:span text:style-name="T2">è</text:span>ne, entre Isolde et Brangaene, est fort int<text:span text:style-name="T2">é</text:span>ressante <text:span text:style-name="T2">à</text:span> examiner. On peut suivre comment peu <text:span text:style-name="T2">à</text:span> peu la rime s'introduit et devient harmonieuse par la parfaite consonance de deux syllabes, et comment l'allit<text:span text:style-name="T2">é</text:span>ration, moins suivie mais cependant persistante, tend aussi <text:span text:style-name="T2">à</text:span> s'effacer par le choix de consonnes douces, telles que w et l. </text:p>
      <text:p text:style-name="P148">Ce m<text:span text:style-name="T2">ê</text:span>me proc<text:span text:style-name="T2">é</text:span>d<text:span text:style-name="T2">é</text:span> continue dans la seconde sc<text:span text:style-name="T2">è</text:span>ne, mais avec de nombreuses finesses que je ne puis m<text:span text:style-name="T2">ê</text:span>me pas effleurer ici. Au moins remarquera-t-on la diff<text:span text:style-name="T2">é</text:span>rence, dans le d<text:span text:style-name="T2">é</text:span>but de cette sc<text:span text:style-name="T2">è</text:span>ne, entre le langage d'Isolde et celui de Tristan. Elle est beaucoup plus calme que lui, et elle se pla<text:span text:style-name="T2">î</text:span>t, en femme, <text:span text:style-name="T2">à</text:span> le torturer de questions, <text:span text:style-name="T2">à</text:span> provoquer ce nouveaux aveux. En cons<text:span text:style-name="T2">é</text:span>quence, sa phrase est plus ramass<text:span text:style-name="T2">é</text:span>e, plus br<text:span text:style-name="T2">è</text:span>ve que celle de Tristan, et l'allit<text:span text:style-name="T2">é</text:span>ration assez marqu<text:span text:style-name="T2">é</text:span>e se base sur des consonnes tranchantes. </text:p>
      <text:p text:style-name="P147"/>
      <text:p text:style-name="P180"><text:span text:style-name="T48">C'est le plus d</text:span><text:span text:style-name="T51">é</text:span><text:span text:style-name="T48">licieux chef-d'</text:span><text:span text:style-name="T51">œ</text:span><text:span text:style-name="T48">uvre. –</text:span><text:span text:style-name="T54"> </text:span><text:span text:style-name="T51">Mais voici qu'ils tombent dans les bras l'un de l'autre. Si le lecteur veut bien prendre le poè</text:span><text:span text:style-name="T48">me </text:span><text:span text:style-name="T51">à</text:span><text:span text:style-name="T48"> la main, il verra comment dans le premier duo, l'allit</text:span><text:span text:style-name="T51">é</text:span><text:span text:style-name="T48">ration persiste, comment la rime s'y introduit peu </text:span><text:span text:style-name="T51">à peu ; il ve</text:span><text:span text:style-name="T48">rra que dans le second duo, la seule allit</text:span><text:span text:style-name="T51">é</text:span><text:span text:style-name="T48">ration qu'on puisse trouver est celle si douce et vague de voyelles initiales, et que la rime y est particuli</text:span><text:span text:style-name="T51">èrement riche et harmonieuse ; et il verra que dans le troisiè</text:span><text:span text:style-name="T48">me duo, l'allit</text:span><text:span text:style-name="T51">é</text:span><text:span text:style-name="T48">ration n'existe plus, au fond, tandis que beaucoup de vers sont litt</text:span><text:span text:style-name="T51">é</text:span><text:span text:style-name="T48">ralement presque r</text:span><text:span text:style-name="T51">é</text:span><text:span text:style-name="T48">duits </text:span><text:span text:style-name="T51">à</text:span><text:span text:style-name="T48"> des syllabes dont la fonction est de faire musique en rimant avec d'autres. Et puis, ce que chacun verra, c'est comment la structure ce la phrase se modifie. Les p</text:span><text:span text:style-name="T51">é</text:span><text:span text:style-name="T48">riodes deviennent interminables. Les mots secondaires, pr</text:span><text:span text:style-name="T51">é</text:span><text:span text:style-name="T48">positions, adverbes, etc., acqui</text:span><text:span text:style-name="T51">è</text:span><text:span text:style-name="T48">rent une importance </text:span><text:span text:style-name="T51">é</text:span><text:span text:style-name="T48">gale </text:span><text:span text:style-name="T51">à</text:span><text:span text:style-name="T48"> celle des sujets et des verbes. Et c'est surtout l'accumulation des incidentes qui rend la signification logique de la phrase de plus en pins vague</text:span><text:note text:id="ftn150" text:note-class="footnote"><text:note-citation>89</text:note-citation><text:note-body><text:p text:style-name="P225"><text:span text:style-name="footnote_20_reference"><text:span text:style-name="T94"><text:tab/></text:span></text:span><text:span text:style-name="T93"> Je ferai remarquer aux personnes qui ne savent point l'allemand, que cette langue se prête infiniment mieux que le français à des phrases vagues et indécises. Toute traduction française altère nécessairement le texte, en le rendant beaucoup plus précis. </text:span></text:p></text:note-body></text:note><text:span text:style-name="T48">. </text:span></text:p>
      <text:p text:style-name="P148">S'il s'agissait d'un po<text:span text:style-name="T2">è</text:span>me parl<text:span text:style-name="T2">é</text:span>, l'att<text:span text:style-name="T2">é</text:span>nuation du sens ne saurait aller plus loin. Mais c'est ici que se r<text:span text:style-name="T2">é</text:span>v<text:span text:style-name="T2">è</text:span>le la puissance sup<text:span text:style-name="T2">é</text:span>rieure de l'art cr<text:span text:style-name="T2">éé</text:span> par Wagner. Car, qu'on veuille bien le remarquer, il ne s'agit que d'une att<text:span text:style-name="T2">énuation du sens logique des phrases </text:span>; si je puis m'exprimer ainsi, du sens logique dans les <text:span text:style-name="T2">â</text:span>mes de Tristan et d'Isolde. Mais la vie de ces <text:span text:style-name="T2">âmes ne diminue pas, au contraire ; elle devient d'une acuité</text:span> extr<text:span text:style-name="T2">ê</text:span>me. Seulement cette vie violente, enfi<text:span text:style-name="T2">é</text:span>vr<text:span text:style-name="T2">é</text:span>e, est tout enti<text:span text:style-name="T2">è</text:span>re d'<text:span text:style-name="T2">émotions ; à</text:span> peine un mince <text:span text:style-name="T2">à</text:span> ce sentiment logique la relie-t-elle au monde de la pens<text:span text:style-name="T2">é</text:span>e. Or, gr<text:span text:style-name="T2">â</text:span>ce <text:span text:style-name="T2">à</text:span> la combinaison de la parole et de la musique nous pouvons suivre et revivre en nous-m<text:span text:style-name="T2">ê</text:span>mes, pas <text:span text:style-name="T2">à</text:span> pas, toute l'<text:span text:style-name="T2">é</text:span>volution de ces <text:span text:style-name="T2">â</text:span>mes. Car c'est pr<text:span text:style-name="T2">é</text:span>cis<text:span text:style-name="T2">é</text:span>ment de ce monde <text:span text:style-name="T2">«</text:span><text:span text:style-name="T4"> </text:span><text:span text:style-name="T2">illogique »</text:span> des <text:span text:style-name="T2">é</text:span>motions, que la musique est l'organe. <text:span text:style-name="T2">«</text:span><text:span text:style-name="T4"> </text:span><text:span text:style-name="T2">La musique, dit Wagner, exprime pré</text:span>cis<text:span text:style-name="T2">é</text:span>ment ce que la parole ne peut exprimer, ce que la raison humaine d<text:span text:style-name="T2">énomme l'Inexprimable »</text:span> (IV, 218). Et dans cette fin du second acte, la musique devient donc l'interpr<text:span text:style-name="T2">è</text:span>te presque exclusif du drame. Mais ce que je tiens surtout <text:span text:style-name="T2">à</text:span> faire ressortir ici, c'est la part notable qu'elle prend <text:span text:style-name="T2">à</text:span> l'att<text:span text:style-name="T2">é</text:span>nuation du sens logique des phrases. </text:p>
      <text:p text:style-name="P148">La musique emploie ici plusieurs moyens pour atteindre ce but. Dans le chant, des dessins<text:span text:style-name="T2"> sur un mot le rendent purement un instrument pour la voix (exemples : page 151). Plus souvent, une note d'une longueur excessive sur une seule syllabe, dé</text:span>truit l'<text:span text:style-name="T2">é</text:span>conomie du mot et en fait une musique (exemples nombreux). Mais c'est <text:soft-page-break/>tout simplement le chant <text:span text:style-name="T2">à</text:span> deux qui procure l'att<text:span text:style-name="T2">é</text:span>nuation maximum. Car on remarquera que dans le premier et le troisi<text:span text:style-name="T2">è</text:span>me duo. Tristan et Isolde chantent fort souvent des paroles diff<text:span text:style-name="T2">é</text:span>rentes, en m<text:span text:style-name="T2">ême temps ; c'est la rè</text:span>gle. Or, l'<text:span text:style-name="T2">œ</text:span>uvre de Wagner <text:span text:style-name="T2">é</text:span>tant faite express<text:span text:style-name="T2">é</text:span>ment pour <text:span text:style-name="T2">ê</text:span>tre entendue sur le th<text:span text:style-name="T2">éâ</text:span>tre, non point pour <text:span text:style-name="T2">ê</text:span>tre lue chez soi, Il est impossible de douter que l'intention de l'auteur est que nous ne comprenions que tort vaguement les paroles, que nous ne saisissions que des fragments de phrases. Des phrases enti<text:span text:style-name="T2">è</text:span>res tell<text:span text:style-name="T2">es que celle (page 132) que M. Challemel-Lacour a traduite par ; «</text:span>l'auguste pressentiment des saintes t<text:span text:style-name="T2">é</text:span>n<text:span text:style-name="T2">è</text:span>bres <text:span text:style-name="T2">é</text:span>teint tout cela en nous affranchissant du monde se chantent de telle fa<text:span text:style-name="T2">ç</text:span>on qu'Isolde est toujours en arri<text:span text:style-name="T2">è</text:span>re d'un mot sur Tristan. Elle chante <text:span text:style-name="T2">«</text:span><text:span text:style-name="T4"> </text:span><text:span text:style-name="T2">saintes »</text:span> lorsque, lui, il chante t<text:span text:style-name="T2">é</text:span>n<text:span text:style-name="T2">èbres »</text:span>, etc. La cons<text:span text:style-name="T2">équence est qu'on ne comprend clairement que le premier et le dernier mot, qui sont dans le texte allemand ; </text:span><text:span text:style-name="T33">saintes</text:span> et <text:span text:style-name="T15">é</text:span><text:span text:style-name="T33">teint</text:span>. Ou bien encore, comme <text:span text:style-name="T2">à</text:span> la page 134, ils chantent les vers alternativ<text:span text:style-name="T2">ement ; mais puisque chacun d'eux attaque sa phrase avant que l'autre uit fini la sienne, il en ré</text:span>sulte qu'on n'en saisit que le milieu, et que ce sont les premiers et les derniers mots qu'on ne comprend pas. Une autre att<text:span text:style-name="T2">é</text:span>nuation par la musique, est celle par simple d<text:span text:style-name="T2">é</text:span>ploiement ce force dynamique. Par exemple, les derniers mots du m<text:span text:style-name="T2">ême duo ; «Je serai le monde, etc. »</text:span>sont chant<text:span text:style-name="T2">é</text:span>s simultan<text:span text:style-name="T2">é</text:span>ment, mais avec un tel fortissimo <text:span text:style-name="T2">à</text:span> l'orchestre que la parole est compl<text:span text:style-name="T2">è</text:span>tement noy<text:span text:style-name="T2">é</text:span>e. –<text:span text:style-name="T4"> </text:span><text:span text:style-name="T2">Un exemple frappant d'atté</text:span>nuation de la parole par ces divers moyens et aussi le dernier chant d'Isolde. j'ai entendu Tristan huit fois de suite <text:span text:style-name="T2">à</text:span> Bayreuth, et quoique je connaisse le texte presque par c<text:span text:style-name="T2">œ</text:span>ur, je n'ai jamais pu saisir que les mots Welt, Al et Lust. Ces trois mots suffisaient. </text:p>
      <text:p text:style-name="P147"><text:span text:style-name="T48">Le fait que, de temps en temps, le ma</text:span><text:span text:style-name="T51">î</text:span><text:span text:style-name="T48">tre nous laisse entendre, au milieu de ces situations, des mots ou des p</text:span><text:span text:style-name="T51">é</text:span><text:span text:style-name="T48">riodes enti</text:span><text:span text:style-name="T51">è</text:span><text:span text:style-name="T48">res avec une clart</text:span><text:span text:style-name="T51">é</text:span><text:span text:style-name="T48"> parfaite, n'est qu'une preuve </text:span><text:span text:style-name="T51">à</text:span><text:span text:style-name="T48"> l'appui de ce que j'avance. A la fin de ce m</text:span><text:span text:style-name="T51">ê</text:span><text:span text:style-name="T48">me premier duo, par exemple, il y a soudainement un pianissimo et nous percevons tr</text:span><text:span text:style-name="T51">è</text:span><text:span text:style-name="T48">s bien les mots qui r</text:span><text:span text:style-name="T51">é</text:span><text:span text:style-name="T48">sument, autant que cela se peut, les sensations de Tristan et d'Isolde </text:span><text:span text:style-name="T51">à ce moment : «</text:span><text:span text:style-name="T54"> </text:span><text:span text:style-name="T51">Oh dé</text:span><text:span text:style-name="T48">sir, non illusoire, mais d</text:span><text:span text:style-name="T51">é</text:span><text:span text:style-name="T48">licieusement conscient, de ne plus jamais nous r</text:span><text:span text:style-name="T51">éveiller. »</text:span><text:span text:style-name="T48"> II en est de m</text:span><text:span text:style-name="T51">ême du second duo : «</text:span><text:span text:style-name="T54"> </text:span><text:span text:style-name="T51">Ainsi nous mourû</text:span><text:span text:style-name="T48">mes, pour ne vivre que pour l'amour, ins</text:span><text:span text:style-name="T51">é</text:span><text:span text:style-name="T48">par</text:span><text:span text:style-name="T51">é</text:span><text:span text:style-name="T48">s, unis </text:span><text:span text:style-name="T51">à</text:span><text:span text:style-name="T48"> jamais, sans fin, sans r</text:span><text:span text:style-name="T51">é</text:span><text:span text:style-name="T48">veil, sains crainte, sans nom dans le sein de l'amour, livr</text:span><text:span text:style-name="T51">é</text:span><text:span text:style-name="T48">s tout </text:span><text:span text:style-name="T51">à</text:span><text:span text:style-name="T48"> nous-m</text:span><text:span text:style-name="T51">êmes »</text:span><text:note text:id="ftn151" text:note-class="footnote"><text:note-citation>90</text:note-citation><text:note-body><text:p text:style-name="P225"><text:span text:style-name="footnote_20_reference"><text:span text:style-name="T94"><text:tab/></text:span></text:span><text:span text:style-name="T93"> D'après Challemel-Lacour, mais rendu littéral. C'est une grave erreur de traduire : « Alors nous serions morts. » Car Tristan dit : « So starben wir », non «  stuerben wir ». Depuis l'aveu de leur amour ils sont en vérité morts ; le monde n'existe plus ; ils sont livrés à eux-mêmes. </text:span></text:p></text:note-body></text:note><text:span text:style-name="T48">. Mais de suite la </text:span><text:soft-page-break/><text:span text:style-name="T48">musique reprend ses droits, et dan^le troisi</text:span><text:span text:style-name="T51">è</text:span><text:span text:style-name="T48">me duo elle atteint la supr</text:span><text:span text:style-name="T51">é</text:span><text:span text:style-name="T48">matie absolue. Il y a ici aussi des r</text:span><text:span text:style-name="T51">é</text:span><text:span text:style-name="T48">p</text:span><text:span text:style-name="T51">é</text:span><text:span text:style-name="T48">titions qui font que le texte chant</text:span><text:span text:style-name="T51">é</text:span><text:span text:style-name="T48"> n'est pas identique </text:span><text:span text:style-name="T51">à</text:span><text:span text:style-name="T48"> celui du po</text:span><text:span text:style-name="T51">ème. Par exemple, les mots : «endlos ewig »</text:span><text:span text:style-name="T48"> (sans fin, </text:span><text:span text:style-name="T51">é</text:span><text:span text:style-name="T48">ternellement), se r</text:span><text:span text:style-name="T51">é</text:span><text:span text:style-name="T48">p</text:span><text:span text:style-name="T51">è</text:span><text:span text:style-name="T48">tent une douzaine de fois, soit par l'un, soit par l'autre, et toujours de fa</text:span><text:span text:style-name="T51">ç</text:span><text:span text:style-name="T48">on </text:span><text:span text:style-name="T51">à</text:span><text:span text:style-name="T48"> masquer une autre phrase chant</text:span><text:span text:style-name="T51">é</text:span><text:span text:style-name="T48">e simultan</text:span><text:span text:style-name="T51">é</text:span><text:span text:style-name="T48">ment. II en est de m</text:span><text:span text:style-name="T51">ême des derniers mots : «</text:span><text:span text:style-name="T54"> </text:span><text:span text:style-name="T51">Hoechste Liebeslust »</text:span><text:span text:style-name="T48"> (supr</text:span><text:span text:style-name="T51">ê</text:span><text:span text:style-name="T48">me volupt</text:span><text:span text:style-name="T51">é</text:span><text:span text:style-name="T48"> d'amour). </text:span></text:p>
      <text:p text:style-name="P148">L'espace me manque pour <text:span text:style-name="T2">é</text:span>tudier le troisi<text:span text:style-name="T2">è</text:span>me acte ainsi que je viens d'<text:span text:style-name="T2">é</text:span>tudier le premier et le second. Il n'en ressortirait du reste aucun principe nouveau, et mon but est pleinement atteint si j'ai fait saisir au lecteur le caract<text:span text:style-name="T2">è</text:span>re de la langue dans <text:span text:style-name="T33">Tristan</text:span>, et surtout, le merveilleux agencement des rapports r<text:span text:style-name="T2">é</text:span>ciproques entre musique et paroles. Ceci est un point si essentiel dans toute l'<text:span text:style-name="T2">œ</text:span>uvre de la maturit<text:span text:style-name="T2">é</text:span> de Wagner, qu'on ne peut esp<text:span text:style-name="T2">é</text:span>rer arriver <text:span text:style-name="T2">à</text:span> une compr<text:span text:style-name="T2">é</text:span>hension un peu profonde de ce ma<text:span text:style-name="T2">î</text:span>tre, si on ne l'a tr<text:span text:style-name="T2">è</text:span>s clairement saisi. Et nul drame ne se pr<text:span text:style-name="T2">ê</text:span>te autant <text:span text:style-name="T2">à</text:span> cette <text:span text:style-name="T2">é</text:span>tude que <text:span text:style-name="T33">Tristan</text:span><text:span text:style-name="T4"> </text:span><text:span text:style-name="T2">; parce que dans </text:span><text:span text:style-name="T33">Tristan</text:span> nous avons toutes les variations, depuis la domination presque exclusive de la parole, jusqu'<text:span text:style-name="T2">à</text:span> la domination presque exclusive de la musique. </text:p>
      <text:p text:style-name="P148">On verra alors combien erron<text:span text:style-name="T2">é</text:span>e est l'opinion de ceux qui exaltent le po<text:span text:style-name="T2">è</text:span>me de <text:span text:style-name="T33">Rheingold</text:span>, par exemple, parce qu'il est beau en lui-m<text:span text:style-name="T2">ê</text:span>me, et trouvent celui de Tristan inf<text:span text:style-name="T2">é</text:span>rieur. On n'a pas le droit de diss<text:span text:style-name="T2">é</text:span>quer ainsi l'<text:span text:style-name="T2">œ</text:span>uvre de Wagner. C'est cette obstination <text:span text:style-name="T2">à</text:span> ne pas vouloir reconna<text:span text:style-name="T2">î</text:span>tre dans son <text:span text:style-name="T2">œ</text:span>uvre l'unit<text:span text:style-name="T2">é</text:span> vivante de plusieurs moyens d'expression tendant <text:span text:style-name="T2">à</text:span> un seul but, qui est la cause de tous les malentendus. Lorsque la parole domine, elle se rapprochera de la <text:span text:style-name="T2">«</text:span><text:span text:style-name="T4"> </text:span><text:span text:style-name="T2">littérature »</text:span><text:span text:style-name="T4"> </text:span><text:span text:style-name="T2">; lorsque la musique domine, celle-ci se rapprochera de la «</text:span><text:span text:style-name="T4"> </text:span><text:span text:style-name="T2">musique absolue»</text:span>. Mais certes ceci ne prouve point que l<text:span text:style-name="T2">à</text:span> o<text:span text:style-name="T2">ù</text:span> elles se contrebalancent exactement (comme dans la majeure partie de <text:span text:style-name="T33">Siegpried</text:span>), et que l<text:span text:style-name="T2">à</text:span> o<text:span text:style-name="T2">ù</text:span> n'importe quelles autres conditions d'<text:span text:style-name="T2">é</text:span>quilibre sont command<text:span text:style-name="T2">é</text:span>es par le sujet, la perfection de l'<text:span text:style-name="T2">œ</text:span>uvre, en sa totalit<text:span text:style-name="T2">é</text:span>, ne soit <text:span text:style-name="T2">é</text:span>gale. </text:p>
      <text:p text:style-name="P148">Si donc les tristes n<text:span text:style-name="T2">é</text:span>cessit<text:span text:style-name="T2">é</text:span>s de mon intelligence me forcent <text:span text:style-name="T2">à</text:span> examiner dialectiquement, un <text:span text:style-name="T2">à</text:span> un, les <text:span text:style-name="T2">é</text:span>l<text:span text:style-name="T2">é</text:span>ments que ma raison per<text:span text:style-name="T2">ç</text:span>oit comme divers, quoique mon sentiment me les indique comme s<text:span text:style-name="T2">ûrement un et indivisible : toujours est-il que </text:span>je ne pourrai prendre comme mesure de la perfection de chaque <text:span text:style-name="T2">é</text:span>l<text:span text:style-name="T2">é</text:span>ment, que le <text:soft-page-break/>degr<text:span text:style-name="T2">é</text:span> dans lequel il est adapt<text:span text:style-name="T2">é</text:span> <text:span text:style-name="T2">à</text:span> concourir au but total de l'<text:span text:style-name="T2">œ</text:span>uvre. Et j'affirme que, mesur<text:span text:style-name="T2">é</text:span> <text:span text:style-name="T2">à</text:span> cet <text:span text:style-name="T2">é</text:span>talon, aucun po<text:span text:style-name="T2">è</text:span>me de Wagner n'est sup<text:span text:style-name="T2">é</text:span>rieur <text:span text:style-name="T2">à</text:span> celui de <text:span text:style-name="T33">Tristan</text:span>. </text:p>
      <text:p text:style-name="P148">Je crois avoir suffisamment indiqu<text:span text:style-name="T2">é</text:span> ses perfections. L'unit<text:span text:style-name="T2">é entre la parole et la musique est vraiment merveilleuse ; je ne crois pas que jamais, pour un seul instant, elle se dé</text:span>mente. Certes, si on prend l'<text:span text:style-name="T2">œ</text:span>uvre dans son ensemble, la musique pr<text:span text:style-name="T2">é</text:span>domine dans une tr<text:span text:style-name="T2">è</text:span>s<text:span text:style-name="T2"> large mesure ; mais c'est le sujet qui le commandait, et j'ai dé</text:span>montr<text:span text:style-name="T2">é</text:span> que cela n'est nullement la n<text:span text:style-name="T2">é</text:span>gation d'une unit<text:span text:style-name="T2">é</text:span> vivante et organique. </text:p>
      <text:p text:style-name="P147"><text:span text:style-name="T48">Wagner a dit lui-m</text:span><text:span text:style-name="T51">ê</text:span><text:span text:style-name="T48">me, </text:span><text:span text:style-name="T51">à propos du second acte : «</text:span><text:span text:style-name="T54"> </text:span><text:span text:style-name="T51">Il ne se passe ici </text:span><text:span text:style-name="T52">presque rien que de la musique »</text:span><text:span text:style-name="T48"> (IX, 365). J'aurais pu lancer cette phrase, que je n'ai jamais vue cit</text:span><text:span text:style-name="T51">é</text:span><text:span text:style-name="T48">e, </text:span><text:span text:style-name="T51">à</text:span><text:span text:style-name="T48"> la t</text:span><text:span text:style-name="T51">ê</text:span><text:span text:style-name="T48">te de ceux qui avilissent pr</text:span><text:span text:style-name="T51">é</text:span><text:span text:style-name="T48">cis</text:span><text:span text:style-name="T51">é</text:span><text:span text:style-name="T48">ment cet acte et son auteur, en pr</text:span><text:span text:style-name="T51">ê</text:span><text:span text:style-name="T48">tant soit </text:span><text:span text:style-name="T51">à</text:span><text:span text:style-name="T48"> l'un, soit </text:span><text:span text:style-name="T51">à</text:span><text:span text:style-name="T48"> l'autre, des intentions philosophiques. J'ai pr</text:span><text:span text:style-name="T51">é</text:span><text:span text:style-name="T48">f</text:span><text:span text:style-name="T51">é</text:span><text:span text:style-name="T48">r</text:span><text:span text:style-name="T51">é</text:span><text:span text:style-name="T48"> leur m</text:span><text:span text:style-name="T51">énager des gradations de honte ;</text:span><text:span text:style-name="T48"> et surtout, je voulais en faire un plus noble usage</text:span><text:note text:id="ftn152" text:note-class="footnote"><text:note-citation>91</text:note-citation><text:note-body><text:p text:style-name="P225"><text:span text:style-name="footnote_20_reference"><text:span text:style-name="T94"><text:tab/></text:span></text:span><text:span text:style-name="T93"> je soupçonne MM. Juillets, Schuré, etc., de poursuivre un but caché : ils veulent se moquer de ce digne penseur, Schopenhauer. En effet, à mesure que le sens des phrases diminue, ils prétendent y découvrir plus clairement ses théories ; et lorsque la phrase n'a plus aucune signification logique et qu'en outre nous n'en percevons que quelques mots épars, ils nous disent : «Eh bien, vous voyez ; ça, c'est la philosophie de Schopenhauer ! » Très spirituel, mais peu sérieux. </text:span></text:p></text:note-body></text:note><text:span text:style-name="T48"> . </text:span><text:span text:style-name="T51">«</text:span><text:span text:style-name="T54"> </text:span><text:span text:style-name="T51">Rien que de la musique ! »</text:span><text:span text:style-name="T48"> Nous ne m</text:span><text:span text:style-name="T51">é</text:span><text:span text:style-name="T48">connaissons donc certes pas les intentions de l'auteur si nous reconnaissons que </text:span><text:span text:style-name="T64">Tristan</text:span><text:span text:style-name="T48"> est, en grande partie, une </text:span><text:span text:style-name="T51">œ</text:span><text:span text:style-name="T48">uvre de pure musique. Il y aurait ainsi lieu de comparer Tristan avec la G</text:span><text:span text:style-name="T51">œ</text:span><text:span text:style-name="T48">tterdaemmerung, dont j'ai pu dire qu'elle </text:span><text:span text:style-name="T51">é</text:span><text:span text:style-name="T48">tait en majeure partie de la musique absolue. </text:span></text:p>
      <text:p text:style-name="P148">Mais pr<text:span text:style-name="T2">é</text:span>cis<text:span text:style-name="T2">é</text:span>ment cette comparaison ferait ressortir les profondes diff<text:span text:style-name="T2">é</text:span>rences entre ces deux <text:span text:style-name="T2">œ</text:span>uvres et montrerait les caract<text:span text:style-name="T2">è</text:span>res distinctifs de <text:span text:style-name="T33">Tristan</text:span>. La <text:span text:style-name="T33">G</text:span><text:span text:style-name="T15">œ</text:span><text:span text:style-name="T33">tterdaemmerung </text:span>est, <text:span text:style-name="T2">à</text:span> l'exception de quelques sc<text:span text:style-name="T2">ènes une vaste symphonie ; elle s'é</text:span>taie sur des paroles disparates qui ne sont, au fond, qu'un mat<text:span text:style-name="T2">é</text:span>riel pour la voix humaine. Mais ce qui nous fait sentir d'une fa<text:span text:style-name="T2">ç</text:span>on si aigu<text:span text:style-name="T2">ë</text:span>, et souvent inqui<text:span text:style-name="T2">é</text:span>tante, cette domination hautaine de la musique, c'est pr<text:span text:style-name="T2">é</text:span>cis<text:span text:style-name="T2">é</text:span>ment le manque de toute affinit<text:span text:style-name="T2">é entre la parole et la musique. On peut dire qu'ici aussi la parole concourt au but : ses heurts avec la musique nous remplissent d'angoisse. Combien diffé</text:span>rents sont les rapports entre musique et paroles dans <text:span text:style-name="T33">Tristan</text:span><text:span text:style-name="T4"> </text:span><text:span text:style-name="T2">! Ici l'unité</text:span> est absolue. Il n'y a pas entre le po<text:span text:style-name="T2">è</text:span>me et la composition une trentaine d'ann<text:span text:style-name="T2">ées de vie et de travail, ainsi que ce fut le cas pour la Goetterdaemmerung ; tout est d'un jet, et c</text:span>r<text:span text:style-name="T2">éé</text:span> rapidement, <text:span text:style-name="T2">à</text:span> l'exclusion de toute autre pens<text:span text:style-name="T2">é</text:span>e. Jamais Wagner n'a fait un po<text:span text:style-name="T2">è</text:span>me qui soit si <text:span text:style-name="T2">é</text:span>videmment, si indiscutablement sorti <text:span text:style-name="T2">«</text:span><text:span text:style-name="T4"> </text:span><text:span text:style-name="T2">du sein maternel de la musique »</text:span>. L'indissoluble union entre les deux tient presque du miracle. Et je crois <text:soft-page-break/>avoir d<text:span text:style-name="T2">é</text:span>montr<text:span text:style-name="T2">é</text:span> clairement qu'on n'a nullement le droit d'en conclure que la parole est rel<text:span text:style-name="T2">é</text:span>gu<text:span text:style-name="T2">é</text:span>e <text:span text:style-name="T2">à</text:span> une place inf<text:span text:style-name="T2">é</text:span>rieure. J'ai dit quelles <text:span text:style-name="T2">é</text:span>taient les merveilleuses perfections du po<text:span text:style-name="T2">ème ; j'espè</text:span>re du moins les avoir suffisamment indiqu<text:span text:style-name="T2">é</text:span>es pour que chacun s'en persuade, en les examinant <text:span text:style-name="T2">à son tour. Peut-on exiger plus que la perfection ? </text:span></text:p>
      <text:p text:style-name="P148">Nous ferons un grand pas eu avant dans la compr<text:span text:style-name="T2">é</text:span>hension de Tristan et de l'<text:span text:style-name="T2">œ</text:span>uvre de Wagner en g<text:span text:style-name="T2">é</text:span>n<text:span text:style-name="T2">é</text:span>ral, si nous consid<text:span text:style-name="T2">é</text:span>rons <text:span text:style-name="T97">attentivement la phrase </text:span><text:span text:style-name="T2">suivante. Wagner dit (IV, 174) : «</text:span><text:span text:style-name="T4"> </text:span><text:span text:style-name="T2">Le </text:span>po<text:span text:style-name="T2">è</text:span>te prend de nombreux faits <text:span text:style-name="T2">é</text:span>pars, tels que la raison les per<text:span text:style-name="T2">çoit, des actions, des sentiments, des passions, et il les fait converger, autant que possible, en un seul point ; c'est ainsi qu'il peut arriver à</text:span> agir sur l'<text:span text:style-name="T2">é</text:span>motion. La t<text:span text:style-name="T2">â</text:span>che du musicien, par contre, est de se saisir d'un tel point concentr<text:span text:style-name="T2">é</text:span>, et de d<text:span text:style-name="T2">é</text:span>velopper jusqu'<text:span text:style-name="T2">à</text:span> plein <text:span text:style-name="T2">é</text:span>panouissement son contenu <text:span text:style-name="T2">émotionnel »</text:span>. </text:p>
      <text:p text:style-name="P148">Or, gr<text:span text:style-name="T2">â</text:span>ce <text:span text:style-name="T2">à</text:span> la coexistence en un seul ma<text:span text:style-name="T2">î</text:span>tre du po<text:span text:style-name="T2">è</text:span>te et du musicien, nous avons aujourd'hui une <text:span text:style-name="T2">œ</text:span>uvre, Tristan, qui r<text:span text:style-name="T2">é</text:span>unit ces deux perfections oppos<text:span text:style-name="T2">é</text:span>es. Le po<text:span text:style-name="T2">è</text:span>te a saisi tous les fils d'<text:span text:style-name="T2">é</text:span>v<text:span text:style-name="T2">é</text:span>nements nombreux et compliqu<text:span text:style-name="T2">és ; rapidement il les a fait converger en un unique point mathé</text:span>matique. Le musicien, alors, s'est pr<text:span text:style-name="T2">é</text:span>cipit<text:span text:style-name="T2">é</text:span> dessus, il s'en est empar<text:span text:style-name="T2">é</text:span>, et, libre de toutes entraves (gr<text:span text:style-name="T2">â</text:span>ce <text:span text:style-name="T2">à</text:span> la pr<text:span text:style-name="T2">é</text:span>cision math<text:span text:style-name="T2">é</text:span>matique de son point de d<text:span text:style-name="T2">é</text:span>part), il a pu laisser la seule <text:span text:style-name="T2">é</text:span>motion s'<text:span text:style-name="T2">é</text:span>panouir jusqu'aux limites de nos possibilit<text:span text:style-name="T2">é</text:span>s. </text:p>
      <text:p text:style-name="P148">Oui, quant <text:span text:style-name="T2">à</text:span> l'unit<text:span text:style-name="T2">é</text:span> de sujet, nous serons forc<text:span text:style-name="T2">é</text:span>s de reconna<text:span text:style-name="T2">î</text:span>tre que Tristan occupe, non seulement dans l'<text:span text:style-name="T2">œ</text:span>uvre de Wagner, mais dans l'histoire de l'art, une place unique. Il semble, en effet, que cette existence des deux unit<text:span text:style-name="T2">é</text:span>s oppos<text:span text:style-name="T2">é</text:span>es, l'unit<text:span text:style-name="T2">é</text:span> dans la convergence et l'unit<text:span text:style-name="T2">é</text:span> dans la divergence, n'ait pu <text:span text:style-name="T2">ê</text:span>tre obtenue <text:span text:style-name="T2">à</text:span> un semblable degr<text:span text:style-name="T2">é</text:span> que pour l'union de la parole et de la musique, sur la sc<text:span text:style-name="T2">è</text:span>ne. C'est <text:span text:style-name="T2">à peine si nous apercevons autour de l'unique sujet quelques autres formes de l'amour, qui rayonnent, pour ainsi dire, autour du point central : l'amitié</text:span> de Kurwenal, le d<text:span text:style-name="T2">é</text:span>vouement de Brangaene, la saintet<text:span text:style-name="T2">é</text:span> du roi Marke, la simplicit<text:span text:style-name="T2">é</text:span> du p<text:span text:style-name="T2">â</text:span>tre, la m<text:span text:style-name="T2">é</text:span>lancolie du matelot. Toute autre chose est abolie. </text:p>
      <text:p text:style-name="P148">Serait-ce le moment de r<text:span text:style-name="T2">é</text:span>futer cette arm<text:span text:style-name="T2">é</text:span>e de savants, d'esth<text:span text:style-name="T2">é</text:span>ticiens, de critiques qui nous prouvent que la supr<text:span text:style-name="T2">ê</text:span>me qualit<text:span text:style-name="T2">é</text:span> de Tristan est son grand d<text:span text:style-name="T2">éfaut ? Je ne le cro</text:span>is pas. Et je pr<text:span text:style-name="T2">é</text:span>f<text:span text:style-name="T2">é</text:span>rerai dire sinc<text:span text:style-name="T2">è</text:span>rement que si le ma<text:span text:style-name="T2">î</text:span>tre avait voulu restreindre encore plus la part du monde en dehors de ces deux <text:span text:style-name="T2">â</text:span>mes, la perfection n'en aurait <text:span text:style-name="T2">é</text:span>t<text:span text:style-name="T2">é</text:span> que plus grande. Je lui sais cependant gr<text:span text:style-name="T2">é</text:span> d'avoir eu piti<text:span text:style-name="T2">é</text:span> de ma <text:soft-page-break/>faiblesse. </text:p>
      <text:p text:style-name="P148">Et puis, n'oublions pas de noter une unit<text:span text:style-name="T2">é</text:span> bien pr<text:span text:style-name="T2">é</text:span>cieuse que cette <text:span text:style-name="T2">œ</text:span>uvre est seule <text:span text:style-name="T2">à</text:span> poss<text:span text:style-name="T2">éder parmi les crames ce Wagner : c'est qu'elle est exclusivement poétique. Elle est. nue de tout symbolisme ; elle ne se prê</text:span>te peint aux interpr<text:span text:style-name="T2">é</text:span>tations philosophiques ou re<text:span text:style-name="T2">ligieuses ; elle est conç</text:span>ue sans pr<text:span text:style-name="T2">é</text:span>occupations nationales. Jamais on ne pourra en d<text:span text:style-name="T2">é</text:span>duire une morale. </text:p>
      <text:p text:style-name="P148">Quant <text:span text:style-name="T2">à</text:span> l'<text:span text:style-name="T2">é</text:span>puisement du sujet, personne ne douta plus aujourd'hui que les paroles, servantes de la logique, ne sauraient jamais nous r<text:span text:style-name="T2">é</text:span>v<text:span text:style-name="T2">é</text:span>ler le fond d'une <text:span text:style-name="T2">â</text:span>me. La science et la philosophie critique, en voulant conqu<text:span text:style-name="T2">é</text:span>rir le monde, sont arriv<text:span text:style-name="T2">é</text:span>es surtout <text:span text:style-name="T2">à</text:span> pr<text:span text:style-name="T2">é</text:span>ciser les proches limites qui leur sont infranchissables. Il est donc naturel que l'homme de notre <text:span text:style-name="T2">é</text:span>poque ait ressenti le besoin insatiable, d<text:span text:style-name="T2">é</text:span>sesp<text:span text:style-name="T2">é</text:span>rant, de d<text:span text:style-name="T2">é</text:span>couvrir une <text:span text:style-name="T2">«</text:span><text:span text:style-name="T4"> </text:span><text:span text:style-name="T2">nouvelle ré</text:span>v<text:span text:style-name="T2">élation du monde »</text:span> (VII, 270), ce qui, au fond, est la m<text:span text:style-name="T2">ê</text:span>me chose que de d<text:span text:style-name="T2">é</text:span>couvrir un nouveau mode d'exprimer sa propre <text:span text:style-name="T2">â</text:span>me. La d<text:span text:style-name="T2">écouverte d'un nouveau langage »</text:span>, dit Wagner. <text:span text:style-name="T2">«</text:span><text:span text:style-name="T4"> </text:span><text:span text:style-name="T2">é</text:span>tait une n<text:span text:style-name="T2">é</text:span>cessit<text:span text:style-name="T2">é</text:span> m<text:span text:style-name="T2">é</text:span>taphysique de notre <text:span text:style-name="T2">é</text:span>poque... le d<text:span text:style-name="T2">é</text:span>veloppement moderne de la musique a r<text:span text:style-name="T2">é</text:span>pondu <text:span text:style-name="T2">à</text:span> an besoin profond<text:span text:style-name="T2">é</text:span>ment senti de l'humanit<text:span text:style-name="T2">é</text:span>... (VII, 149). Car la musique, autrefois un jeu, est aujourd'hui devenue une langue. "Seulement, ne l'oublions jamais, et ne t<text:span text:style-name="T2">â</text:span>chons jamais de lui d<text:span text:style-name="T2">é</text:span>rober la plus pr<text:span text:style-name="T2">é</text:span>cieuse de ses qualit<text:span text:style-name="T2">é</text:span>s en voulant la pr<text:span text:style-name="T2">éciser par des conventions : c'est une langue «</text:span><text:span text:style-name="T4"> </text:span><text:span text:style-name="T2">qu'on ne saurait interpré</text:span>ter <text:span text:style-name="T2">à</text:span> l'aide des lois de la logique et qui contient en elle-m<text:span text:style-name="T2">ê</text:span>me une puissance de conviction imm<text:span text:style-name="T2">é</text:span>diate bien sup<text:span text:style-name="T2">é</text:span>rieure <text:span text:style-name="T2">à</text:span> celle de ces<text:span text:style-name="T2"> lois »</text:span>. Wagner a cr<text:span text:style-name="T2">éé</text:span> une <text:span text:style-name="T2">œ</text:span>uvre qui satisfait par la parole aux exigences logiques que manifeste une partie de notre <text:span text:style-name="T2">ê</text:span>tre, et qui en m<text:span text:style-name="T2">ê</text:span>me temps, pr<text:span text:style-name="T2">é</text:span>cis<text:span text:style-name="T2">é</text:span>ment parce que cette base est solidement pos<text:span text:style-name="T2">é</text:span>e, peut satisfaire aux besoins de l'autre parti de notre <text:span text:style-name="T2">ê</text:span>tre, par la musique. Son <text:span text:style-name="T2">œ</text:span>uvre s'adresse <text:span text:style-name="T2">à</text:span> la totalit<text:span text:style-name="T2">é</text:span> de l'homme. Il dispose donc, pour mener jusqu'<text:span text:style-name="T2">à</text:span> l'<text:span text:style-name="T2">é</text:span>puisement l'<text:span text:style-name="T2">é</text:span>tude d'une <text:span text:style-name="T2">â</text:span>me. de moyens qu'aucun po<text:span text:style-name="T2">è</text:span>te n'a connus. </text:p>
      <text:p text:style-name="P148">Est-ce <text:span text:style-name="T2">à</text:span> dire que Tristan soit un id<text:span text:style-name="T2">éal de perfection ? Devant une œ</text:span>uvre d'art aussi admirable, on sent la futilit<text:span text:style-name="T2">é</text:span> de telles expressions. Wagner nous a dit, lui-m<text:span text:style-name="T2">ê</text:span>me, qu'il <text:span text:style-name="T2">«</text:span><text:span text:style-name="T4"> </text:span><text:span text:style-name="T2">ne voulait point qu'on considé</text:span>r<text:span text:style-name="T2">â</text:span>t Tristan comme un mod<text:span text:style-name="T2">è</text:span>le id<text:span text:style-name="T2">éal »</text:span>. C'est une <text:span text:style-name="T2">œuvre toute palpitante de vie intense ; certes elle doit contenir des imperfections. M</text:span>ais <text:span text:style-name="T2">à</text:span> c<text:span text:style-name="T2">ô</text:span>t<text:span text:style-name="T2">é</text:span> de ses beaut<text:span text:style-name="T2">é</text:span>s <text:span text:style-name="T2">é</text:span>videntes, elle en contient de nombreuses que presque personne ne soup<text:span text:style-name="T2">ç</text:span>onne. Et surtout elle nous appara<text:span text:style-name="T2">î</text:span>t comme l'<text:span text:style-name="T2">œuvre initiale dans un nouveau domaine de l'art ; elle nous dé</text:span>couvre tout <text:soft-page-break/>un monde de possibilit<text:span text:style-name="T2">é</text:span>s d'expression. Je crois que nous sommes encore loin de la conna<text:span text:style-name="T2">î</text:span>tre assez bien pour pouvoir en distinguer les d<text:span text:style-name="T2">é</text:span>fauts avec la pr<text:span text:style-name="T2">é</text:span>cision utile. Pendant longtemps nous aurons le privil<text:span text:style-name="T2">è</text:span>ge de ne lui d<text:span text:style-name="T2">é</text:span>couvrir que de nouvelles beaut<text:span text:style-name="T2">é</text:span>s. </text:p>
      <text:p text:style-name="P147"/>
      <text:p text:style-name="P72">Houston Stewart Chamberlain. </text:p>
      <text:h text:style-name="P245" text:outline-level="2">Documents de critique expérimentale<text:line-break/>Parsifal</text:h>
      <text:p text:style-name="P72">(Fin) </text:p>
      <text:p text:style-name="P71"/>
      <text:p text:style-name="P72">II –<text:span text:style-name="T4"> </text:span><text:span text:style-name="T2">Verstand</text:span></text:p>
      <text:p text:style-name="P71"/>
      <text:p text:style-name="P95">Das schnellste Thier, das euch tragt zur Volkommenheit, das ist Leiden. </text:p>
      <text:p text:style-name="P95">Meister Eckhard (I, 492). </text:p>
      <text:p text:style-name="P71"/>
      <text:p text:style-name="P148"><text:span text:style-name="T2">«</text:span><text:span text:style-name="T4"> </text:span><text:span text:style-name="T2">Ainsi nous nous sentions é</text:span>loign<text:span text:style-name="T2">é</text:span>s du monde ordinaire, par l'influence de l'atmosph<text:span text:style-name="T2">è</text:span>re acoustique et optique sur notre sensibilit<text:span text:style-name="T2">é, et nous en avions conscience et souvenir lors de notre retour au jour... »</text:span> C'est par ces paroles que Wagner termine sa lettre sur <text:span text:style-name="T33">Parsifal</text:span>. </text:p>
      <text:p text:style-name="P148">Nous avons expliqu<text:span text:style-name="T2">é</text:span> pr<text:span text:style-name="T2">é</text:span>c<text:span text:style-name="T2">é</text:span>demment en quoi consistait cette atmosph<text:span text:style-name="T2">è</text:span>re acoustique et optique, qui s'impose <text:span text:style-name="T2">à</text:span> ce que Wagner appelle le Gefuehl, c'est-<text:span text:style-name="T2">à</text:span>-dire <text:span text:style-name="T2">à</text:span> la perception sensuelle, <text:span text:style-name="T2">«</text:span><text:span text:style-name="T4"> </text:span><text:span text:style-name="T2">Dans le drame, dit-il, nous devons devenir </text:span><text:span text:style-name="T33">sachants </text:span>par la perception sensuelle ou le sentiment. Mais quand cette perception est satisfaite et se repose, ce repos nous conduit inconsciemment a la compr<text:span text:style-name="T2">éhension (IV, 97). »</text:span></text:p>
      <text:p text:style-name="P148">Nous en sommes arriv<text:span text:style-name="T2">é</text:span>s <text:span text:style-name="T2">à</text:span> ce moment dans notre <text:span text:style-name="T2">é</text:span>tude. De ce que nous avons per<text:span text:style-name="T2">ç</text:span>u par la vue se d<text:span text:style-name="T2">é</text:span>gage clairement <text:span text:style-name="T2">à</text:span> nous l'image de la chevalerie l<text:span text:style-name="T2">é</text:span>gendaire du Gral, souffrant du p<text:span text:style-name="T2">é</text:span>ch<text:span text:style-name="T2">é</text:span> de son roi indigne et d<text:span text:style-name="T2">é</text:span>livr<text:span text:style-name="T2">é</text:span>e par un <text:span text:style-name="T2">«</text:span><text:span text:style-name="T4"> </text:span><text:span text:style-name="T2">simple qui, aprè</text:span>s un temps d'<text:span text:style-name="T2">é</text:span>preuves, reconna<text:span text:style-name="T2">î</text:span>t sa mission et l'accomplit. </text:p>
      <text:p text:style-name="P148">Voil<text:span text:style-name="T2">à</text:span>, en r<text:span text:style-name="T2">é</text:span>alit<text:span text:style-name="T2">é</text:span>, sans plus de d<text:span text:style-name="T2">é</text:span>tails, le <text:span text:style-name="T33">Verstand</text:span> optique que nous pouvons avoir de <text:span text:style-name="T33">Parsifal.</text:span> </text:p>
      <text:p text:style-name="P148">La perception acoustique nous donne une compr<text:span text:style-name="T2">é</text:span>hension plus complexe et plus pr<text:span text:style-name="T2">é</text:span>cise a la fois. Les motifs, par leur r<text:span text:style-name="T2">é</text:span>p<text:span text:style-name="T2">é</text:span>tition, parleur enlacement du sujet, nous montrent derri<text:span text:style-name="T2">è</text:span>re cette simple l<text:span text:style-name="T2">é</text:span>gende un sens plus profond. La sensation, m<text:span text:style-name="T2">ê</text:span>me superficielle, de la musique de <text:span text:style-name="T33">Parsifal </text:span>nous am<text:span text:style-name="T2">è</text:span>ne devant un monde de douleur et de p<text:span text:style-name="T2">é</text:span>ch<text:span text:style-name="T2">é</text:span><text:span text:style-name="T4"> </text:span><text:span text:style-name="T2">; la teinte triste et recueillie du pré</text:span>lude, cet espoir, au milieu de la souffrance, d'un sauveur attendu nous donne d<text:span text:style-name="T2">é</text:span>j<text:span text:style-name="T2">à</text:span> le sens g<text:span text:style-name="T2">é</text:span>n<text:span text:style-name="T2">é</text:span>ral de l'<text:span text:style-name="T2">œ</text:span>uvre. La souffrance et la d<text:span text:style-name="T2">élivrance de la douleur : voilà</text:span> les deux p<text:span text:style-name="T2">ô</text:span>les entre lesquels se d<text:span text:style-name="T2">é</text:span>veloppe l'action. Mais la douleur elle-m<text:span text:style-name="T2">ême est complexe ; elle est repré</text:span>sent<text:span text:style-name="T2">é</text:span>e <text:soft-page-break/>dans ses diff<text:span text:style-name="T2">é</text:span>rents aspects par diff<text:span text:style-name="T2">é</text:span>rents personnages. Seul le h<text:span text:style-name="T2">é</text:span>ros de l'<text:span text:style-name="T2">œuvre fait exception d'abord ; mais cette atmosphè</text:span>re de souffrance l'entoure et ces diff<text:span text:style-name="T2">érentes incarnations de la douleur viennent comme s'essayer sur lui ; de ce contact surgit un nouvel é</text:span>l<text:span text:style-name="T2">ément : la pitié</text:span>. C'est par son d<text:span text:style-name="T2">é</text:span>veloppement que le but sera atteint et que la d<text:span text:style-name="T2">é</text:span>livrance de la douleur par la connaissance venue de la piti<text:span text:style-name="T2">é</text:span> pourra enfin s'accomplir. </text:p>
      <text:p text:style-name="P148">Voil<text:span text:style-name="T2">à</text:span>, en peu de mots, de quoi se compose le <text:span text:style-name="T2">«</text:span><text:span text:style-name="T4"> </text:span><text:span text:style-name="T2">gefühlswerdung des Verstandes »</text:span> c'est-<text:span text:style-name="T2">à</text:span>-dire la compr<text:span text:style-name="T2">é</text:span>hension par le sentiment. Jusque maintenant, croyons-nous, cette explication ne trouvera pas de contradicteurs. </text:p>
      <text:p text:style-name="P148">Mais, revenu au jour, c'est-<text:span text:style-name="T2">à</text:span>-dire sorti du th<text:span text:style-name="T2">éâ</text:span>tre de Bayreuth, l'esprit ne peut se contenter de cette compr<text:span text:style-name="T2">é</text:span>hension ou du moins cherche <text:span text:style-name="T2">à</text:span> la pr<text:span text:style-name="T2">é</text:span>ciser et <text:span text:style-name="T2">à</text:span> l'approfondir. Il y a ainsi deux degr<text:span text:style-name="T2">é</text:span>s de compr<text:span text:style-name="T2">éhension : la compré</text:span>hension provenant de la perception, et la compr<text:span text:style-name="T2">é</text:span>hension qui s'op<text:span text:style-name="T2">è</text:span>re quand l'esprit n'est plus sous l'impression de l'atmosph<text:span text:style-name="T2">è</text:span>re acoustique et optique. Il s'agit, en un mot, de comprendre le <text:span text:style-name="T2">«</text:span><text:span text:style-name="T4"> </text:span><text:span text:style-name="T2">symbole »</text:span> contenu dans cette <text:span text:style-name="T2">œ</text:span>uvre. </text:p>
      <text:p text:style-name="P148">Pour atteindre ce but, nous devons rechercher le moment de la vie de Wagner o<text:span text:style-name="T2">ù</text:span> a <text:span text:style-name="T2">é</text:span>t<text:span text:style-name="T2">é</text:span> con<text:span text:style-name="T2">ç</text:span>u <text:span text:style-name="T33">Parsifal</text:span>, et quel est le milieu intellectuel o<text:span text:style-name="T2">ù</text:span> cette conception s'est d<text:span text:style-name="T2">é</text:span>velopp<text:span text:style-name="T2">é</text:span>e. </text:p>
      <text:p text:style-name="P147"><text:span text:style-name="T48">Wagner, dans des lettres parues dans la </text:span><text:span text:style-name="T64">Deutsche Rundschau</text:span><text:span text:style-name="T48"> de f</text:span><text:span text:style-name="T51">é</text:span><text:span text:style-name="T48">vrier-mars 1887, dit, le 28 septembre 1865, qu'il a termin</text:span><text:span text:style-name="T51">é</text:span><text:span text:style-name="T48"> les </text:span><text:span text:style-name="T64">Nibelungen</text:span><text:span text:style-name="T48"> et commenc</text:span><text:span text:style-name="T51">é</text:span><text:span text:style-name="T48"> un </text:span><text:span text:style-name="T64">Parsifal.</text:span><text:span text:style-name="T48"> Or, en ce temps, l'Allemagne, apr</text:span><text:span text:style-name="T51">è</text:span><text:span text:style-name="T48">s tant d'ann</text:span><text:span text:style-name="T51">é</text:span><text:span text:style-name="T48">es d'ignorance, apprenait qu'elle poss</text:span><text:span text:style-name="T51">é</text:span><text:span text:style-name="T48">dait un grand philosophe de plus. On commen</text:span><text:span text:style-name="T51">ç</text:span><text:span text:style-name="T48">ait </text:span><text:span text:style-name="T51">à</text:span><text:span text:style-name="T48"> conna</text:span><text:span text:style-name="T51">ître </text:span><text:span text:style-name="T52">die Welt als Wille und Vorstellung</text:span><text:span text:style-name="T51"> d'Arthur Schopenhauer  </text:span><text:note text:id="ftn153" text:note-class="endnote"><text:note-citation>jjj</text:note-citation><text:note-body><text:p text:style-name="Endnote"><text:span text:style-name="T76"><text:tab/>Il s’agit du </text:span><text:span text:style-name="T33">Monde comme volonté et représentation</text:span>. Voir note n° <text:span text:style-name="T120">7. [NdE]</text:span></text:p></text:note-body></text:note><text:span text:style-name="T51"> <text:s/>;. Wagner fut un de ses premiers partisans et lui</text:span><text:span text:style-name="T48"> d</text:span><text:span text:style-name="T51">é</text:span><text:span text:style-name="T48">dia un exemplaire de la T</text:span><text:span text:style-name="T51">é</text:span><text:span text:style-name="T48">tralogie. </text:span></text:p>
      <text:p text:style-name="P148">Il nous faut donc <text:span text:style-name="T2">é</text:span>tudier les id<text:span text:style-name="T2">ées de Schopenhauer sur la souffrance ; et, en y joignant des extraits des </text:span><text:span text:style-name="T33">Gesammelte schriften </text:span>de Richard Wagner, nous pourrons voir si leurs th<text:span text:style-name="T2">é</text:span>ories peuvent concorder avec la signification de <text:span text:style-name="T33">Parsifal</text:span>. </text:p>
      <text:p text:style-name="P148"><text:span text:style-name="T2">«</text:span><text:span text:style-name="T4"> </text:span><text:span text:style-name="T2">Nous avons trouvé</text:span>, dit Shopenhauer, la vie en totalit<text:span text:style-name="T2">é</text:span> ayant pour essence la douleur, et nous avons vu comment chaque d<text:span text:style-name="T2">ésir vient d'un besoin, d'un manque, d'une souffrance ; chaque adoucissement n'est qu'une souffrance reporté</text:span>e plus loin. Nus joies trompent notre d<text:span text:style-name="T2">ésir ; elles sont né</text:span>gatives de nature et marquent seulement pour nous la fin d'un malheur (<text:span text:style-name="T33">Die Welt als Wille</text:span>, IV, 67)<text:span text:style-name="T2">»</text:span>. Wagner (1879) <text:span text:style-name="T2">écrit ceci : «</text:span><text:span text:style-name="T4"> </text:span><text:span text:style-name="T2">Aux sages se dé</text:span>couvrit le secret du monde, qui consiste en un p<text:span text:style-name="T2">é</text:span>nible <text:soft-page-break/>mouvement de d<text:span text:style-name="T2">échirement. »</text:span> La Douleur est donc la base de l'existence humaine d'apr<text:span text:style-name="T2">è</text:span>s ces deux philosophes. </text:p>
      <text:p text:style-name="P148"><text:span text:style-name="T2">Mais, quel est notre moyen de salut (Heilsordnung) ? C'est de nous dé</text:span>barrasser du d<text:span text:style-name="T2">é</text:span>sir de vivre (<text:span text:style-name="T33">des Willens zum Leben</text:span>) et la douleur nous y pousse. <text:span text:style-name="T2">«</text:span><text:span text:style-name="T4"> </text:span><text:span text:style-name="T2">Il serait plus exact de placer le but de la vie dans la souffrance (</text:span><text:span text:style-name="T33">Wehe</text:span>) que dans le bien-<text:span text:style-name="T2">ê</text:span>tre. Plus on souffre, plus on est pr<text:span text:style-name="T2">è</text:span>s du vrai but de la vie. En fait, la douleur est le processus de la d<text:span text:style-name="T2">é</text:span>livrance par lequel seul, dans la plupart des cas, l'homme se purifie, c'est-<text:span text:style-name="T2">à</text:span>-dire est d<text:span text:style-name="T2">é</text:span>tourn<text:span text:style-name="T2">é</text:span> du d<text:span text:style-name="T2">é</text:span>sir de la vie (IV, 49, 729 et seq. )<text:span text:style-name="T2">». Et Schopenhauer dit autre part : «</text:span><text:span text:style-name="T4"> </text:span><text:span text:style-name="T2">La vie est comme un processus de purification dont la lessive est la douleur. »</text:span></text:p>
      <text:p text:style-name="P148">Mais <text:span text:style-name="T2">à</text:span> la <text:span text:style-name="T33">Leiden</text:span> (souffrance) vient s'ajouter la <text:span text:style-name="T33">Mitleid </text:span>(piti<text:span text:style-name="T2">é</text:span>) c'est-<text:span text:style-name="T2">à</text:span>-dire la reconnaissance de la souffrance du monde comme de la sienne, t La piti<text:span text:style-name="T2">é</text:span>, dit Schopenhauer, est la reconnaissance de la souffrance <text:span text:style-name="T2">é</text:span>trang<text:span text:style-name="T2">ère »</text:span>. Il r<text:span text:style-name="T2">é</text:span>tablit le ph<text:span text:style-name="T2">é</text:span>nom<text:span text:style-name="T2">ène suivant : «</text:span>La souffrance, sentie imm<text:span text:style-name="T2">é</text:span>diatement, revient <text:span text:style-name="T2">à</text:span> la perception comme repr<text:span text:style-name="T2">é</text:span>sent<text:span text:style-name="T2">é</text:span>e <text:span text:style-name="T2">é</text:span>trang<text:span text:style-name="T2">è</text:span>re (comme si elle arrivait <text:span text:style-name="T2">à</text:span> un autre), on y compatit comme telle et on la sent soudain redevenir sienne, et c'est de cette r<text:span text:style-name="T2">é</text:span>percussion de la r<text:span text:style-name="T2">é</text:span>flexion que proviennent les larmes, qui repr<text:span text:style-name="T2">é</text:span>sentent donc la piti<text:span text:style-name="T2">é</text:span> qu'on a pour soi-m<text:span text:style-name="T2">ême (Mitleid fur sich selbst) »</text:span>. </text:p>
      <text:p text:style-name="P148"><text:span text:style-name="T2">«</text:span><text:span text:style-name="T4"> </text:span><text:span text:style-name="T2">L'homme qui a pé</text:span>n<text:span text:style-name="T2">é</text:span>tr<text:span text:style-name="T2">é</text:span> le secret du monde, d'apr<text:span text:style-name="T2">è</text:span>s Schopenhauer, conna<text:span text:style-name="T2">î</text:span>t tout, embrasse l'essence de tout, trouve l'humanit<text:span text:style-name="T2">é</text:span> en proie <text:span text:style-name="T2">à</text:span> un effort vain, <text:span text:style-name="T2">à</text:span> un combat int<text:span text:style-name="T2">é</text:span>rieur et <text:span text:style-name="T2">à une souffrance ; il voit partou</text:span>t ou il regarde l'homme souffrant et aussi l'animalit<text:span text:style-name="T2">é</text:span>. Tout cela lui est plus proche que sa propre personne<text:span text:style-name="T2">»</text:span>. Il a lev<text:span text:style-name="T2">é le voile de Maja : le «</text:span><text:span text:style-name="T4"> </text:span><text:span text:style-name="T2">principium individuationis »</text:span> est <text:span text:style-name="T2">é</text:span>cart<text:span text:style-name="T2">é</text:span><text:span text:style-name="T4"> </text:span><text:span text:style-name="T2">; «</text:span><text:span text:style-name="T4"> </text:span><text:span text:style-name="T2">il ne fait plus d'é</text:span>go<text:span text:style-name="T2">ï</text:span>ste diff<text:span text:style-name="T2">é</text:span>rence entre sa personne et celle des autres, mats prend <text:span text:style-name="T2">à</text:span> la souffrance <text:span text:style-name="T2">é</text:span>trang<text:span text:style-name="T2">è</text:span>re autant de part qu'<text:span text:style-name="T2">à la sienne ; par suite, il est prê</text:span>t <text:span text:style-name="T2">à</text:span> sacrifier son individu, pour sauver ainsi plusieurs autres fr<text:span text:style-name="T2">ères en souffrance (IV, 68). »</text:span></text:p>
      <text:p text:style-name="P148"><text:span text:style-name="T2">Wagner (1880, 258) : «</text:span>Nous voyons le <text:span text:style-name="T33">saint </text:span>surpasser encore le h<text:span text:style-name="T2">éros (Parsifal surpasser Siegfried) dans sa passion pour la souffrance et le sacrifice. »</text:span></text:p>
      <text:p text:style-name="P167">Nous arrivons ici, dans le d<text:span text:style-name="T2">é</text:span>veloppement de la th<text:span text:style-name="T2">é</text:span>orie Schopenhau<text:span text:style-name="T2">é</text:span>rienne, <text:span text:style-name="T2">à</text:span> l'<text:span text:style-name="T2">é</text:span>tude du Christianisme, et cela nous donne l'occasion d'examiner une explication que l'on a donn<text:span text:style-name="T2">é</text:span>e de <text:span text:style-name="T33">Parsifal.</text:span> On voudrait y voir une apologie ce la religion du Christianisme. M. Ernst <text:span text:style-name="T33">(Revue Contemporaine</text:span>) y voyait <text:span text:style-name="T2">«</text:span><text:span text:style-name="T4"> </text:span><text:span text:style-name="T2">la patrie chrétienne »</text:span>. Derni<text:span text:style-name="T2">è</text:span>rement enfin, M. de Villiers de l'Isle-Adam (<text:span text:style-name="T33">Revue Wagn</text:span><text:span text:style-name="T15">é</text:span><text:span text:style-name="T33">rienne</text:span>, 3<text:span text:style-name="T115">e</text:span> ann<text:span text:style-name="T2">é</text:span>e, V, 198) racontait un entretien qu'il avait eu avec Wagner en 1863, o<text:span text:style-name="T2">ù</text:span> le ma<text:span text:style-name="T2">ître disait : «</text:span><text:span text:style-name="T4"> </text:span><text:span text:style-name="T2">Sachez qu'avant tout je suis Chrétien. »</text:span> Nous ne pensons pas, comme M. Ernst, qu'il faille n<text:span text:style-name="T2">é</text:span>gliger les souvenirs personnels de ceux qui ont eu le bonheur d'entendre le ma<text:span text:style-name="T2">ître ; mais </text:span>nous ne les acceptons que quand, comme ici, ils viennent d'un t<text:span text:style-name="T2">é</text:span>moin digne de foi et qu'ils sont dat<text:span text:style-name="T2">é</text:span>s. </text:p>
      <text:p text:style-name="P148"><text:span text:style-name="T2">Que faut-il conclure ? Wagner é</text:span>tait-il Chr<text:span text:style-name="T2">étien ou non ? </text:span><text:span text:style-name="T33">Parsifal</text:span><text:span text:style-name="T2"> est-il une apologie du Christianisme ? Nous ré</text:span>pondrons oui, apr<text:span text:style-name="T2">è</text:span>s avoir <text:span text:style-name="T2">é</text:span>tudi<text:span text:style-name="T2">é</text:span> les <text:span text:style-name="T2">œ</text:span>uvres th<text:span text:style-name="T2">éoriques de Wagner ; mais nous devons exposer comment Schopenhauer et Wagner comprenaient le Christianisme. </text:span></text:p>
      <text:p text:style-name="P148">Schopenhauery voyait contenue la grande v<text:span text:style-name="T2">é</text:span>rit<text:span text:style-name="T2">é«</text:span><text:span text:style-name="T4"> </text:span><text:span text:style-name="T2">du besoin de la dé</text:span>livrance de l'exister et l'assouvissement de ce besoin par la n<text:span text:style-name="T2">é</text:span>gation du <text:span text:style-name="T2">vouloir (IV, 733). »</text:span> <text:span text:style-name="T2">«</text:span><text:span text:style-name="T4"> </text:span><text:span text:style-name="T2">C'est en concordance avec ce principe que, dans l</text:span>’<text:span text:style-name="T2">É</text:span>vangile Chr<text:span text:style-name="T2">é</text:span>tien, la saintet<text:span text:style-name="T2">é</text:span> del<text:span text:style-name="T2">à</text:span> souffrance nous est d<text:span text:style-name="T2">é</text:span>montr<text:span text:style-name="T2">é</text:span>e, et que la Croix, ce chef-d'<text:span text:style-name="T2">œ</text:span>uvre de souffrance, est le symbole primordial de la religion chr<text:span text:style-name="T2">étienne. »</text:span> Wagner (1880)<text:span text:style-name="T4"> </text:span><text:span text:style-name="T2">: «</text:span><text:span text:style-name="T4"> </text:span><text:span text:style-name="T2">Un ê</text:span>tre a pris pour lui le p<text:span text:style-name="T2">é</text:span>ch<text:span text:style-name="T2">é</text:span> <text:span text:style-name="T2">é</text:span>norme de tout ce qui existe (entendre ici par p<text:span text:style-name="T2">é</text:span>ch<text:span text:style-name="T2">é ce que dit Calderon : le plus grand pé</text:span>ch<text:span text:style-name="T2">é</text:span> de l'homme est d'<text:span text:style-name="T2">ê</text:span>tre n<text:span text:style-name="T2">é ) ; il l'a expié</text:span> par sa mort. Par elle tout ce qui respire et vit s'est senti d<text:span text:style-name="T2">écliner. »</text:span></text:p>
      <text:p text:style-name="P148">En un mot, Schopenhauer et Wagner voient dans le Christianisme, comme dans le Bouddhisme, des repr<text:span text:style-name="T2">ésentations de leur philosophie. Mais pour eux il n'a rien de commun avec la religion vulgaire : «</text:span><text:span text:style-name="T4"> </text:span><text:span text:style-name="T2">Les ré</text:span>sultats moraux du Christianisme, on les trouve chez moi expliqu<text:span text:style-name="T2">é</text:span>s par l'<text:span text:style-name="T2">é</text:span>tude de la nature et bas<text:span text:style-name="T2">é</text:span>s sur elle, tandis que dans le Christianisme ils ne le sont que par de simples fables (<text:span text:style-name="T33">Parerga,</text:span> I, 143)<text:span text:style-name="T2">», et autre part : «</text:span>Pour faire entrer ce principe (d<text:span text:style-name="T2">é</text:span>livrance de la vie), le Christianisme dut se servir de v<text:span text:style-name="T2">é</text:span>hicule<text:span text:style-name="T2">s mystiques (Mysthichen vehikels) comme par exemple du calice qui devait sauver les hommes. » Wagner (1880, 273) : «</text:span><text:span text:style-name="T4"> </text:span><text:span text:style-name="T2">Ce qui devait perdre l'Eglise chré</text:span>tienne fut l'assimilation de cet <text:span text:style-name="T2">ê</text:span>tre divin sur la croix avec le cr<text:span text:style-name="T2">é</text:span>ateur juif du ciel et de la </text:p>
      <text:p text:style-name="P72">terre, et de joindre avec ce Dieu col<text:span text:style-name="T2">è</text:span>re et vengeur, le sauveur des pauvres, qui s'est <text:soft-page-break/>sacrifi<text:span text:style-name="T2">é</text:span> par amour de tout ce qui existe.</text:p>
      <text:p text:style-name="P148">En r<text:span text:style-name="T2">é</text:span>sum<text:span text:style-name="T2">é</text:span>, Wagner et son <text:span text:style-name="T33">Parsifal </text:span>sont chr<text:span text:style-name="T2">é</text:span>tiens, mais la l<text:span text:style-name="T2">é</text:span>gende de<text:span text:style-name="T33"> Parsifal</text:span>, tout cet appareil religieux n'est, pour nous servir de l'expression de Schopenhauer, qu' <text:span text:style-name="T2">«</text:span><text:span text:style-name="T4"> </text:span><text:span text:style-name="T2">un véhicule mystique »</text:span> qui nous repr<text:span text:style-name="T2">é</text:span>sente la religion de la Piti<text:span text:style-name="T2">é</text:span>. </text:p>
      <text:p text:style-name="P148">Reprenons l'expos<text:span text:style-name="T2">é</text:span> de la th<text:span text:style-name="T2">é</text:span>orie <text:span text:style-name="T2">é</text:span>nonc<text:span text:style-name="T2">é</text:span>e plus haut. Une fois arriv<text:span text:style-name="T2">é</text:span> <text:span text:style-name="T2">à la connaissance du monde, que fait l'homme ? Ici se séparent les deux penseurs : S</text:span>chopenhauer conclut <text:span text:style-name="T2">à</text:span> l'Asc<text:span text:style-name="T2">étisme : «</text:span><text:span text:style-name="T4"> </text:span><text:span text:style-name="T2">La volonté</text:span> se d<text:span text:style-name="T2">étourne du monde ; il é</text:span>prouve une r<text:span text:style-name="T2">é</text:span>pulsion de l'esp<text:span text:style-name="T2">èce dont il est un produit ; il nie le vouloir et punit la tromperie du corps (la propagation de l'espè</text:span>ce) par la Chastet<text:span text:style-name="T2">é</text:span><text:span text:style-name="T4">. </text:span><text:span text:style-name="T2">»</text:span> Wagner semble s'<text:span text:style-name="T2">ê</text:span>tre arr<text:span text:style-name="T2">ê</text:span>t<text:span text:style-name="T2">é</text:span> <text:span text:style-name="T2">à</text:span> la p<text:span text:style-name="T2">é</text:span>riode du d<text:span text:style-name="T2">é</text:span>vouement. D<text:span text:style-name="T2">é</text:span>j<text:span text:style-name="T2">à</text:span> dans la T<text:span text:style-name="T2">é</text:span>tralogie, la fin, est contradictoire avec toute l'essence de l'<text:span text:style-name="T2">œ</text:span>uvre, en ce sens que le <text:span text:style-name="T2">«</text:span><text:span text:style-name="T4"> </text:span><text:span text:style-name="T2">Wille zum Ieben »</text:span> est glorifi<text:span text:style-name="T2">é</text:span> (voir le texte et non la partition). Cela s'explique par le fonds du g<text:span text:style-name="T2">é</text:span>nie de Wagner qui fut toujours socialiste. <text:span text:style-name="T2">«</text:span><text:span text:style-name="T4"> </text:span><text:span text:style-name="T2">Qui peut, dit-il dans sa lettre sur </text:span><text:span text:style-name="T33">Parsifal</text:span>, regarder ce monde organis<text:span text:style-name="T2">é</text:span> parla ruse, l'imposture et l'hypocrisie, par le meurtre et le vol l<text:span text:style-name="T2">é</text:span>galis<text:span text:style-name="T2">é</text:span>s, sans avoir <text:span text:style-name="T2">à</text:span> se d<text:span text:style-name="T2">é</text:span>tourner de lui avec une r<text:span text:style-name="T2">épugnance pleine de frisson ? »</text:span>Il sed<text:span text:style-name="T2">é</text:span>tourne de ce monde, mais pour en chercher et fonder un autre, et <text:span text:style-name="T33">Parsifal </text:span>est la r<text:span text:style-name="T2">é</text:span>alisation de ce r<text:span text:style-name="T2">ê</text:span>ve, de ce but qu'il avait indiqu<text:span text:style-name="T2">é</text:span><text:span text:style-name="T4"> </text:span><text:span text:style-name="T2">: «</text:span><text:span text:style-name="T4"> </text:span><text:span text:style-name="T2">Le but est : l'homme fort et beau ; la Ré</text:span>volution lui donnera la force, l'Art lui donnera la beaut<text:span text:style-name="T2">é</text:span><text:span text:style-name="T4"> </text:span><text:span text:style-name="T2">! (III, 40)»</text:span> Et<text:span text:style-name="T2"> autre part : «</text:span>Unis, nous formerons le lien de la sainte N<text:span text:style-name="T2">é</text:span>cessit<text:span text:style-name="T2">é</text:span>, et le baiser fraternel qui scellera ce lien sera l'<text:span text:style-name="T2">Œuvre d'Art commune de l'Avenir : en elle nous serons un : «</text:span><text:span text:style-name="T4"> </text:span><text:span text:style-name="T2">Divulgateurs et montreurs de la Né</text:span>cessit<text:span text:style-name="T2">é</text:span>, sachants de l'Inconscient, voulants de l'Involontaire, t<text:span text:style-name="T2">é</text:span>moins de la Nature, –<text:span text:style-name="T4"> </text:span><text:span text:style-name="T2">hommes heureux ! »</text:span></text:p>
      <text:p text:style-name="P148">Dans l'<text:span text:style-name="T2">œ</text:span>uvre elle-m<text:span text:style-name="T2">ê</text:span>me on suit pas <text:span text:style-name="T2">à</text:span> pas le d<text:span text:style-name="T2">é</text:span>veloppement de la th<text:span text:style-name="T2">é</text:span>orie Schopenhau<text:span text:style-name="T2">érienne. Nous diviserons cette analyse en trois parties : 1</text:span><text:span text:style-name="T116">e</text:span><text:span text:style-name="T2"> Der Reine Thor : 2</text:span><text:span text:style-name="T115">e</text:span><text:span text:style-name="T2"> Durch mitleid ;3</text:span><text:span text:style-name="T116">e</text:span><text:span text:style-name="T2"> Wissend</text:span>. </text:p>
      <text:p text:style-name="P147"/>
      <text:p text:style-name="P147"><text:span text:style-name="T48">1</text:span><text:span text:style-name="T85">e</text:span><text:span text:style-name="T48"> </text:span><text:span text:style-name="T64">Der Reine Thor</text:span><text:note text:id="ftn154" text:note-class="endnote"><text:note-citation>kkk</text:note-citation><text:note-body><text:p text:style-name="Endnote"><text:span text:style-name="T64"><text:tab/>Les trois titres correspondent à des passages importants de </text:span><text:span text:style-name="T33">Parsifal </text:span>ainsi qu’à des idées forces. «  Der Reine Thor  » désigne «  le chaste fol  », c’est-à-dire l’innocent qui pourra sauver le monde du Graal par sa capacité à ressentir la souffrance d’autrui. «  Durch Mitleid  »  : ces deux mots commencent la prophétie énoncée par la voix céleste descendant de la coupole à la fin de l’acte I  : «  Durch Mitleid wissend, der reine Tor  », «  Pitié rend sage le chaste fol. Enfin, «  Wissend, «  il sait  », est la reprise du verbe de la phrase précédente. [NdE]</text:p></text:note-body></text:note><text:span text:style-name="T48">.</text:span></text:p>
      <text:p text:style-name="P148">Parsifal repr<text:span text:style-name="T2">é</text:span>sente pour nous, au commencement de l'<text:span text:style-name="T2">œ</text:span>uvre, l'homme ignorant l'essence de la vie, se contentant de satisfaire ses d<text:span text:style-name="T2">é</text:span>sirs (Wille zum Leben) ne sachant ce qui est bon ou mauvais. <text:span text:style-name="T2">«</text:span><text:span text:style-name="T4"> </text:span><text:span text:style-name="T2">Wer ist gut ? »</text:span> demande-t-il <text:span text:style-name="T2">à</text:span> Gurnemanz. A un moment de sa vie il rencontre enfin la Douleur. Elle l'avait d<text:span text:style-name="T2">é</text:span>j<text:span text:style-name="T2">à</text:span> comme </text:p>
      <text:p text:style-name="P72">envelopp<text:span text:style-name="T2">é</text:span> de son influence d<text:span text:style-name="T2">è</text:span>s son berceau. Sa m<text:span text:style-name="T2">è</text:span>re, <text:span text:style-name="T26">Herzeleide </text:span>(souffrance du <text:soft-page-break/>c<text:span text:style-name="T2">œ</text:span>ur), le ber<text:span text:style-name="T2">çait en pleurant : «</text:span><text:span text:style-name="T4"> </text:span><text:span text:style-name="T2">Ihm weckt'am </text:span><text:span text:style-name="T26">Morgen </text:span>–<text:span text:style-name="T4"> </text:span><text:span text:style-name="T26">der </text:span>heisse <text:span text:style-name="T26">Thau der Mutter Thraenen </text:span>(la chaude ros<text:span text:style-name="T2">é</text:span>e <text:span text:style-name="T26">des </text:span>larmes <text:span text:style-name="T26">de </text:span>sa m<text:span text:style-name="T2">è</text:span>re le r<text:span text:style-name="T2">éveillait au matin). »</text:span> Il l'a quitt<text:span text:style-name="T2">ée et elle est morte de douleur : «</text:span><text:span text:style-name="T4"> </text:span><text:span text:style-name="T26">Ihm brach das Leid das Herz, und </text:span>–<text:span text:style-name="T4"> </text:span><text:span text:style-name="T6">Herzeleide starb. »</text:span> <text:span text:style-name="T26">Sur </text:span>le territoire <text:span text:style-name="T26">du Gral, </text:span>par caprice d'enfant, il tue un cygne et trouble ainsi la tranquillit<text:span text:style-name="T2">é</text:span> sacr<text:span text:style-name="T2">é</text:span>e de la nature, qui est comme un asile salutaire pour l'homme souffrant. <text:span text:style-name="T2">«</text:span><text:span text:style-name="T4"> </text:span><text:span text:style-name="T2">(Il volait (le cygne), dit Gurnemauz, au-dessus du lac, qu'il consacrait pour le bain salutaire. )»</text:span>C'est <text:span text:style-name="T2">à</text:span> ce moment que la nouvelle de la mort de sa m<text:span text:style-name="T2">è</text:span>re, lui est annonc<text:span text:style-name="T2">é</text:span>e brusquement, et avec elle, appara<text:span text:style-name="T2">î</text:span>t pour la premi<text:span text:style-name="T2">è</text:span>re fois chez lui la douleur, et, comme la premi<text:span text:style-name="T2">è</text:span>re fois qu'elle atteint l'homme, elle lui semble une blessure physique. Mais cette impression dispara<text:span text:style-name="T2">î</text:span>t et, devant le spectacle de la douleur que lui pr<text:span text:style-name="T2">é</text:span>sente Gurnemanz, il reste ignorant et froid. Cependant la plainte d'Amfortas a trouv<text:span text:style-name="T2">é</text:span> <text:span text:style-name="T2">é</text:span>cho en lui. Il est rest<text:span text:style-name="T2">é</text:span> insensible <text:span text:style-name="T2">à</text:span> l'invitation des chevaliers de venir <text:span text:style-name="T2">à</text:span> eux, et Gurnemanz le chasse, comme indigne de comprendre. Ainsi l'homme, dans son d<text:span text:style-name="T2">é</text:span>sir de vivre, ne comprend pas le spectacle que lui pr<text:span text:style-name="T2">ésente 1a vie : il en ignore et veut en ignorer le sens. </text:span></text:p>
      <text:p text:style-name="P148">2<text:span text:style-name="T45">e</text:span> <text:span text:style-name="T29">Durch Mitleid. </text:span></text:p>
      <text:p text:style-name="P148">Dans le jardin enchant<text:span text:style-name="T2">é</text:span> du magicien Klingsor, la volupt<text:span text:style-name="T2">é</text:span> et l'amour se pr<text:span text:style-name="T2">é</text:span>sentent pour la premi<text:span text:style-name="T2">è</text:span>re fois <text:span text:style-name="T2">à</text:span> <text:span text:style-name="T15">Parsifal :</text:span> les Filles-fleurs par leur influence amollissent ce c<text:span text:style-name="T2">œ</text:span>ur, rest<text:span text:style-name="T2">é</text:span> ferm<text:span text:style-name="T2">é aux sentiments de tendresse ; le baiser de Kundry lui ré</text:span>v<text:span text:style-name="T2">èle l'amour ; mais, en mê</text:span>me temps, la plainte de l'homme souffrant lui revient <text:span text:style-name="T2">à</text:span> la m<text:span text:style-name="T2">é</text:span>moire. Derri<text:span text:style-name="T2">è</text:span>re cette joie il aper<text:span text:style-name="T2">ç</text:span>oit la tristesse et reconna<text:span text:style-name="T2">î</text:span>t, comme dirait Schopenhauer, la <text:span text:style-name="T2">«</text:span><text:span text:style-name="T4"> </text:span><text:span text:style-name="T2">tromperie du corps »</text:span>, il aper<text:span text:style-name="T2">ç</text:span>oit la souffrance que donne le d<text:span text:style-name="T2">é</text:span>sir <text:span text:style-name="T26">(das sehnen, das furchtbare sehnen), et </text:span>le secret <text:span text:style-name="T26">du </text:span>monde, la souffrance, lui appara<text:span text:style-name="T2">î</text:span>t d<text:span text:style-name="T2">é</text:span>voil<text:span text:style-name="T2">é</text:span><text:span text:style-name="T4"> </text:span><text:span text:style-name="T2">; il se souvient d'avoir vu sur sa route des hommes qui sou</text:span>ffraient, et sa propre souffrance, il la r<text:span text:style-name="T2">é</text:span>unit avec la leur (Des <text:span text:style-name="T26">Heilands Klage da vernehm ich, die Klage, ach!</text:span> <text:span text:style-name="T26">die Klage</text:span><text:span text:style-name="T113">... </text:span><text:span text:style-name="T26">Die Br</text:span><text:span text:style-name="T6">ü</text:span><text:span text:style-name="T26">der dort in grausen Noethen </text:span><text:span text:style-name="T30">–</text:span><text:span text:style-name="T12"> </text:span><text:span text:style-name="T26">den Leib mit quaelen und ertroeten). La femme, </text:span>qui lui a donn<text:span text:style-name="T2">é</text:span> la connaissance de la douleur, souffre aussi du d<text:span text:style-name="T2">é</text:span>sir, elle attend la d<text:span text:style-name="T2">é</text:span>livrance de la mal<text:span text:style-name="T2">é</text:span>diction qui p<text:span text:style-name="T2">è</text:span>se sur elle. <text:span text:style-name="T26">(Kann nicht weinen). </text:span><text:span text:style-name="T2">«</text:span><text:span text:style-name="T4"> </text:span><text:span text:style-name="T2">Les larmes, dit Schopenhauer, nous apparaissent comme signe de pitié</text:span> et de bont<text:span text:style-name="T2">é</text:span><text:span text:style-name="T4"> </text:span><text:span text:style-name="T2">»</text:span> parce que nous sentons que celui qui peut encore pleurer, peut aussi n<text:span text:style-name="T2">é</text:span>cessairement aimer, <text:span text:style-name="T2">ê</text:span>tre capable de piti<text:span text:style-name="T2">é</text:span> pour lui-m<text:span text:style-name="T2">ême et les autres :</text:span><text:span text:style-name="T112"> </text:span><text:span text:style-name="T33">Liebe ist Mitleid</text:span> (<text:span text:style-name="T33">die Welt als Wille, </text:span>443). En pr<text:span text:style-name="T2">é</text:span>sence de la souffrance du inonde, Parsifal a compris sa mission. </text:p>
      <text:p text:style-name="P147"><text:soft-page-break/></text:p>
      <text:p text:style-name="P72">3<text:span text:style-name="T115">e</text:span> <text:span text:style-name="T33">Wissend. </text:span></text:p>
      <text:p text:style-name="P148"><text:span text:style-name="T2">«</text:span><text:span text:style-name="T4"> </text:span><text:span text:style-name="T2">Il sait »</text:span>, mais il lui reste <text:span text:style-name="T2">à</text:span> ex<text:span text:style-name="T2">é</text:span>cuter son <text:span text:style-name="T2">«</text:span><text:span text:style-name="T4"> </text:span><text:span text:style-name="T2">vouloir »</text:span> c'est-<text:span text:style-name="T2">à</text:span>-dire <text:span text:style-name="T2">à</text:span> d<text:span text:style-name="T2">é</text:span>livrer le Gral et le monde. <text:span text:style-name="T11">«</text:span><text:span text:style-name="T12"> </text:span><text:span text:style-name="T11">Doch wer erkennt ihn klar und hell, des einz'gen Heiles wahren Quell ? »</text:span><text:span text:style-name="T30"> </text:span><text:span text:style-name="T2">«</text:span><text:span text:style-name="T4"> </text:span><text:span text:style-name="T2">Oh, dit-il, misè</text:span>re mal<text:span text:style-name="T2">é</text:span>diction apport<text:span text:style-name="T2">é</text:span>e contre toute tentative de d<text:span text:style-name="T2">élivrance ! en proie au dé</text:span>sir du plus haut salut, <text:span text:style-name="T2">ê</text:span>tre contraint de languir pr<text:span text:style-name="T2">ès de la source de toute perdition. »</text:span> La mal<text:span text:style-name="T2">é</text:span>diction de Kundry, qui le voue <text:span text:style-name="T2">à l'erreur (Irre, Irre, dich weih ich ihn zum geleit ? ) n'est autre chose que la nature mê</text:span>me de l'homme qui s'oppose <text:span text:style-name="T2">à</text:span> son salut. Longtemps, dans des sentiers sans issue, dans des combats et des marches, il cherche son chemin (in pfadlosen Irren, jagt' ein wilder Fluch mich <text:span text:style-name="T2">ù</text:span>mher... )</text:p>
      <text:p text:style-name="P148">Enfin il l'atteint, ce but tant d<text:span text:style-name="T2">é</text:span>sir<text:span text:style-name="T2">é</text:span>. Il se repose, avant de continuer sa-route, et la nature, <text:span text:style-name="T2">«</text:span><text:span text:style-name="T4"> </text:span><text:span text:style-name="T2">qui attend sa dé</text:span>livrance <text:span text:style-name="T2">de l'homme »</text:span> resplendit autour de lui–<text:span text:style-name="T4"> </text:span><text:span text:style-name="T2">c'est le miracle du vendredi-saint, </text:span>–<text:span text:style-name="T4"> </text:span><text:span text:style-name="T2">«</text:span><text:span text:style-name="T4"> </text:span><text:span text:style-name="T2">Toute cré</text:span>ature, dit Gurnemar, se r<text:span text:style-name="T2">éjouit aujourd'hui : elle regarde vers l'homme dé</text:span>livr<text:span text:style-name="T2">é</text:span> (nun freut sich aile Kreatur... ) La femme p<text:span text:style-name="T2">é</text:span>cheresse aux pieds de Parsifal a retrouv<text:span text:style-name="T2">é</text:span> e<text:span text:style-name="T2">nfin les larmes (ich sah sie welken, die mir lachten) : «je les vis pleurer elles qui autrefois riaient : aujourd'hui aspirent-elles enfin à</text:span> la d<text:span text:style-name="T2">élivrance ? »</text:span> Il se l<text:span text:style-name="T2">è</text:span>ve et poursuit sa marche vers le Gral et l<text:span text:style-name="T2">à</text:span> d<text:span text:style-name="T2">é</text:span>livre Amfortas de sa blessure. <text:span text:style-name="T2">«</text:span><text:span text:style-name="T4"> </text:span><text:span text:style-name="T2">Bé</text:span>nie soit ta souffrance, lui dit-il, elle qui a donn<text:span text:style-name="T2">é</text:span> au simple la force toute puissante de la piti<text:span text:style-name="T2">é et le pouvoir de la pure connaissance. »</text:span> Il monte enfin sur l'autel, pr<text:span text:style-name="T2">ê</text:span>tre <text:span text:style-name="T2">à</text:span> la fois et victime, comme dit Schopenhauer, pour c<text:span text:style-name="T2">é</text:span>l<text:span text:style-name="T2">é</text:span>brer le sacrifice, et, tandis que le monde contemple son sauveur levant le calice dans la lumi<text:span text:style-name="T2">ère, du haut de la coupole descendent les paroles : Hoechsten Heiles Wunde ! Erlœ</text:span>sung dem Erl<text:bookmark-start text:name="__DdeLink__1067_1764694152"/><text:span text:style-name="T2">œ</text:span><text:bookmark-end text:name="__DdeLink__1067_1764694152"/><text:span text:style-name="T2">ser ! qui signifient que le sauveur des autres s'est délivré lui-même de l'illusion du monde par la connaissance et la pitié. </text:span></text:p>
      <text:p text:style-name="P148">Tel est, pour nous, le symbole de <text:span text:style-name="T33">Parsifal</text:span>, que Wagner a entour<text:span text:style-name="T2">é</text:span> du rayonnement de sa musique et de sa po<text:span text:style-name="T2">é</text:span>sie. </text:p>
      <text:p text:style-name="P147"/>
      <text:p text:style-name="P72">Charles et Pierre Bonnier.</text:p>
      <text:p text:style-name="P71"/>
      <text:p text:style-name="P72">Le directeur g<text:span text:style-name="T2">érant : Edouard Dujardin</text:span></text:p>
      <text:h text:style-name="P247" text:outline-level="1">XII - 1888</text:h>
      <text:p text:style-name="P71"/>
      <text:p text:style-name="P71"/>
      <text:p text:style-name="P89">Paris, le 15 <text:span text:style-name="T97">juillet 18S8. </text:span></text:p>
      <text:p text:style-name="P93"/>
      <text:h text:style-name="Heading_20_2" text:outline-level="2">LES F<text:span text:style-name="T2">Ê</text:span>TES DE BAYREUTH</text:h>
      <text:p text:style-name="P89">en 1888' R<text:span text:style-name="T2">é</text:span>p<text:span text:style-name="T2">é</text:span>titions</text:p>
      <text:p text:style-name="P89">Ma<text:span text:style-name="T2">îtres Chanteurs : instruments à vent : 27, 28 juin. </text:span></text:p>
      <text:p text:style-name="P89">instruments <text:span text:style-name="T2">à cordes : 27, 28. orchestre : 29, </text:span></text:p>
      <text:p text:style-name="P157">ch<text:span text:style-name="T2">œurs : 27, 28, 29. 30 juin, 1, 2, 3. 4, 5 juillet, </text:span><text:span text:style-name="T19">solos :</text:span><text:span text:style-name="T2"> 37 juin ; avecî</text:span>es ch<text:span text:style-name="T2">œ</text:span>urs'. 28, 29, 30. sc<text:span text:style-name="T2">ène, au piano : 30 juin, 1, 2 juill</text:span>et, sc<text:span text:style-name="T2">ène avec orchestre : 3, 4, 5, 6 juillet. </text:span><text:span text:style-name="T19">Parsifal :</text:span> <text:tab/>instruments <text:span text:style-name="T2">à vent : 7, 3. </text:span></text:p>
      <text:p text:style-name="P89">instruments <text:span text:style-name="T2">à cordes : 7, 8. orchestre : 8, 9. </text:span></text:p>
      <text:p text:style-name="P90">ch<text:span text:style-name="T2">œurs : 7, 8, 9, 10, 11, 12, 13, 14. </text:span><text:span text:style-name="T19">solos : </text:span><text:span text:style-name="T2">7, 8, 9, 10 : avec chœurs : 7, 8, 9. scène, au piano : 10, 11. scè</text:span>ne, avec <text:span text:style-name="T2">Orchestre : 11, 12, 13, 14. Maîtres Chanteurs : scène, avec orch. : 16 juillet, 9 h. et 5 h ensemble : 18, 9 heures et 5 heures, gé</text:span>n<text:span text:style-name="T2">éralement : 20, 4 heures. </text:span><text:span text:style-name="T19">Parsifal :</text:span><text:span text:style-name="T2"> <text:tab/>ensemble : 17, 9 heures et 5 heures. </text:span></text:p>
      <text:p text:style-name="P156">g<text:span text:style-name="T2">é</text:span>n<text:span text:style-name="T2">éralement : 19, 4 heures. </text:span></text:p>
      <text:p text:style-name="P89">Repr<text:span text:style-name="T2">é</text:span>sentations</text:p>
      <text:p text:style-name="P91"><text:span text:style-name="T97">Pa</text:span><text:span text:style-name="T19">rsifal : <text:tab/></text:span>23, 25, 29 juillet, 1, 5, 8, 12, 15, 19 ao<text:span text:style-name="T2">û</text:span>t. </text:p>
      <text:p text:style-name="P89">Ma<text:span text:style-name="T2">îtres Chanteurs : 33, 26, 30 juillet, 2, 6, 9, 13, 16 aoû</text:span>t. </text:p>
      <text:p text:style-name="P89">Interpr<text:span text:style-name="T2">é</text:span>tation</text:p>
      <text:p text:style-name="P89"><text:span text:style-name="T2">Dirigeants : </text:span><text:span text:style-name="T97">Hans </text:span><text:span text:style-name="T2">Richfer (Vienne) ; </text:span></text:p>
      <text:p text:style-name="P156">F<text:span text:style-name="T2">é</text:span>lix Mottl (Carlsruhe). Directeur des ch<text:span text:style-name="T2">œurs : Julien Kniese (Breslau), Ré</text:span>p<text:span text:style-name="T2">é</text:span>titeur<text:span text:style-name="T2">s et assistants : Porges (Munich), Franck (Rotterdam), Armbruster(Londres), Bopp (Carlsruhe), Merz (Munich), Singer </text:span><text:span text:style-name="T97">(Heidelberg), </text:span>Schl<text:span text:style-name="T2">œ</text:span>sser (Munich). </text:p>
      <text:p text:style-name="P168"/>
      <text:p text:style-name="P89">R<text:span text:style-name="T2">égisseur : Harlacher </text:span><text:span text:style-name="T26">(Carlsruhe). </text:span></text:p>
      <text:p text:style-name="P89">Scéneri'<text:span text:style-name="T2">, chefs : </text:span><text:span text:style-name="T26">Kranich </text:span>et <text:span text:style-name="T26">Meissner </text:span>(Darmstad). </text:p>
      <text:p text:style-name="P92">Dé<text:span text:style-name="T2">cors : <text:tab/></text:span><text:span text:style-name="T26">pourPARsn-af., Br</text:span><text:span text:style-name="T6">ü</text:span><text:span text:style-name="T26">chner(Cobourg) </text:span>et deJou-</text:p>
      <text:p text:style-name="P156"><text:span text:style-name="T2">kowsky ; pour les Maî</text:span>tres, <text:span text:style-name="T26">Br</text:span><text:span text:style-name="T6">ü</text:span><text:span text:style-name="T26">chner. </text:span><text:span text:style-name="T2">Costumes : pour Parsifal, d'après de Joukowsky ; pour</text:span></text:p>
      <text:p text:style-name="P158">les Ma<text:span text:style-name="T2">î</text:span>tres, d'apr<text:span text:style-name="T2">è</text:span>s <text:span text:style-name="T26">Fl</text:span><text:span text:style-name="T6">ü</text:span><text:span text:style-name="T26">ggen </text:span>(Munich). <text:span text:style-name="T11">Kundry : <text:tab/></text:span><text:span text:style-name="T26">Therese Malten </text:span><text:span text:style-name="T30">(D</text:span><text:span text:style-name="T11">resde) ; </text:span></text:p>
      <text:p text:style-name="P159"><text:span text:style-name="T26">Amalie </text:span><text:span text:style-name="T11">Materna (Vienne) ; </text:span><text:span text:style-name="T26">Rosa Sucher </text:span><text:span text:style-name="T11">(Hambourg). Parsifal : <text:tab/></text:span><text:span text:style-name="T26">Heinrich </text:span><text:span text:style-name="T11">Gudehus (Dresde) ; </text:span></text:p>
      <text:p text:style-name="P156"><text:span text:style-name="T26">Ernst </text:span><text:span text:style-name="T30">van </text:span><text:span text:style-name="T26">Dyck </text:span><text:span text:style-name="T30">(Anv</text:span><text:span text:style-name="T11">èrs) ; </text:span><text:span text:style-name="T26">Hermann Winkelmann </text:span><text:span text:style-name="T11">(Vienne). Amfortas : </text:span><text:span text:style-name="T26">Theodor Reichmann </text:span><text:span text:style-name="T11">(Vienne) : </text:span></text:p>
      <text:p text:style-name="P156"><text:span text:style-name="T26">Carl Scheidemantel </text:span><text:span text:style-name="T11">(Dresde). Klikgsok : Fritz </text:span><text:span text:style-name="T26">Plank (Carlsr</text:span><text:span text:style-name="T6">uhe) ;</text:span><text:span text:style-name="T30"> </text:span></text:p>
      <text:p text:style-name="P156"><text:span text:style-name="T26">Carl </text:span><text:span text:style-name="T11">Scheidemandel. Gurnemanz : </text:span><text:span text:style-name="T26">Gustav Gillmeister </text:span><text:span text:style-name="T11">(Hanovre) ; </text:span></text:p>
      <text:p text:style-name="P156"><text:span text:style-name="T26">Heinrich </text:span><text:span text:style-name="T30">Wicgand (Hambourg). </text:span><text:span text:style-name="T14">Alto-solo :</text:span><text:span text:style-name="T30"> </text:span><text:span text:style-name="T26">Gisela Staudigl (Berlin). </text:span>Les <text:span text:style-name="T97">solos </text:span><text:span text:style-name="T26">des </text:span><text:span text:style-name="T2">Filles-Fleurs : </text:span><text:span text:style-name="T26">Mmes Bettaque, Dietrich, </text:span></text:p>
      <text:p text:style-name="P158"><text:span text:style-name="T6">Fritzsch, Hedinger, Kaiser, Rigl. Sachs :</text:span><text:span text:style-name="T30"> <text:tab/></text:span><text:span text:style-name="T6">Fritz, Plank ;</text:span><text:span text:style-name="T30"> </text:span></text:p>
      <text:p text:style-name="P160"><text:span text:style-name="T26">Th</text:span><text:span text:style-name="T6">eodor Reichmann ;</text:span><text:span text:style-name="T30"> </text:span><text:span text:style-name="T6">Carl Scheidemandel. Pocner :</text:span><text:span text:style-name="T30"> <text:tab/></text:span><text:span text:style-name="T6">Carl Gillmeister ; </text:span></text:p>
      <text:p text:style-name="P156"><text:span text:style-name="T6">Heinrich Wiegand ; Beckmesser :</text:span><text:span text:style-name="T30"> </text:span><text:span text:style-name="T26">Friedrich Friedrichs </text:span><text:span text:style-name="T30">(Br</text:span><text:span text:style-name="T11">ème) ; </text:span></text:p>
      <text:p text:style-name="P156"><text:span text:style-name="T26">B. K</text:span><text:span text:style-name="T6">ürner (Carlsruhe). Kothnf. k :</text:span><text:span text:style-name="T30"> </text:span><text:span text:style-name="T6">Emil Hettstaedt (Halle) ;</text:span><text:span text:style-name="T30"> </text:span></text:p>
      <text:p text:style-name="P156"><text:span text:style-name="T6">Fritz Plank. Walther :</text:span><text:span text:style-name="T30"> </text:span><text:span text:style-name="T6">Heinrich Gudehus ;</text:span><text:span text:style-name="T30"> </text:span></text:p>
      <text:p text:style-name="P161"><text:span text:style-name="T26">Hermann Winkelmann.</text:span><text:span text:style-name="T6"> David :</text:span><text:span text:style-name="T30"> <text:tab/></text:span><text:span text:style-name="T6">C. Hcdmondt (Leipzig) ;</text:span><text:span text:style-name="T30"> </text:span></text:p>
      <text:p text:style-name="P162"><text:span text:style-name="T26">S. Hofm</text:span><text:span text:style-name="T6">üller (Darmstadt). Eva :</text:span><text:span text:style-name="T30"> <text:tab/></text:span><text:span text:style-name="T26">Kathi Bettaque </text:span><text:span text:style-name="T30">(Br</text:span><text:span text:style-name="T11">ème) ; </text:span></text:p>
      <text:p text:style-name="P156"><text:span text:style-name="T6">Therese Malten ;</text:span><text:span text:style-name="T30"> </text:span><text:span text:style-name="T26">Rosa Suchcr. </text:span><text:span text:style-name="T19">Magdalene :</text:span> <text:span text:style-name="T26">Gisela Staudigl. </text:span></text:p>
      <text:h text:style-name="P245" text:outline-level="2"><text:span text:style-name="T39">N</text:span><text:span text:style-name="T118">otes chronologiques</text:span> <text:span text:style-name="T39">sur l'</text:span>Anneau du<text:span text:style-name="T26"> Nibelung</text:span></text:h>
      <text:p text:style-name="P71"/>
      <text:p text:style-name="P98">Wollendet das ewige Werk [...] </text:p>
      <text:p text:style-name="P95"><text:span text:style-name="T30">Wie im Traum ich ihn trug, wie mein Wille ihn wies, stark and sch</text:span><text:span text:style-name="T11">œn steht er zum Schau ; hehrer, herrlichen Bau!</text:span><text:note text:id="ftn155" text:note-class="endnote"><text:note-citation>lll</text:note-citation><text:note-body><text:p text:style-name="Endnote"><text:span text:style-name="T32"><text:tab/>Il s’agit de la première intervention du Dieu Wotan dans le prologue de </text:span><text:span text:style-name="T33">L’anneau du Niebelung</text:span>, <text:span text:style-name="T33">L’Or du Rhin</text:span>, Acte I, scène 2. Wotan sort d’un rêve et évoque la grandeur et la solidité du Walhall, demeure des dieux, construite à sa demande par les géants Fasolt et Fafner. [NdE]</text:p></text:note-body></text:note></text:p>
      <text:p text:style-name="P71"/>
      <text:p text:style-name="P148">Une chronologie compl<text:span text:style-name="T2">è</text:span>te de l'<text:span text:style-name="T33">Anneau du Nibelung</text:span> serait chose tr<text:span text:style-name="T2">è</text:span>s longue et tr<text:span text:style-name="T2">è</text:span>s compliqu<text:span text:style-name="T2">é</text:span>e, et en m<text:span text:style-name="T2">ê</text:span>me temps elle serait fragmentaire, car il nous manque encore trop de documents pour pouvoir la faire parfaite. Par contre, les faits g<text:span text:style-name="T2">é</text:span>n<text:span text:style-name="T2">é</text:span>raux qui se rapportent aux origines de la <text:span text:style-name="T33">T</text:span><text:span text:style-name="T15">é</text:span><text:span text:style-name="T33">tralogie</text:span> de Wagner sont du plus haut int<text:span text:style-name="T2">é</text:span>r<text:span text:style-name="T2">ê</text:span>t, tant pour la connaissance de l'<text:span text:style-name="T2">œ</text:span>uvre que de l'homme, et ils sont presque g<text:span text:style-name="T2">é</text:span>n<text:span text:style-name="T2">é</text:span>ralement inconnus. Ce sont ces faits g<text:span text:style-name="T2">é</text:span>n<text:span text:style-name="T2">é</text:span>raux que je vais essayer de raconter. </text:p>
      <text:p text:style-name="P148">Pour plus de clart<text:span text:style-name="T2">é, je diviserai mon sujet en trois parties : je parlerai d'abord du poè</text:span>me, ensuite de la musique, et en dernier lieu des autres <text:span text:style-name="T2">œ</text:span>uvres musicales et <text:span text:style-name="T2">é</text:span>crits qui datent de l'<text:span text:style-name="T2">é</text:span>poque de trente ans qui s'est <text:span text:style-name="T2">é</text:span>coul<text:span text:style-name="T2">é</text:span>e depuis les premi<text:span text:style-name="T2">è</text:span>res origines de <text:span text:style-name="T33">I'Anneau du Nibelung</text:span> jusqu'<text:span text:style-name="T2">à</text:span> son complet ach<text:span text:style-name="T2">è</text:span>vement. </text:p>
      <text:p text:style-name="P147"/>
      <text:p text:style-name="P74">Le po<text:span text:style-name="T2">è</text:span>me</text:p>
      <text:p text:style-name="P147"><text:span text:style-name="T51">Notons tout de suite un fait essentiel : c'est qu'il existe deux versions du poè</text:span><text:span text:style-name="T48">me dramatique nomm</text:span><text:span text:style-name="T51">é</text:span><text:span text:style-name="T48"> aujourd'hui </text:span><text:span text:style-name="T64">Der Ring des Niebelungen (l'Anneau du Nibelung)</text:span><text:span text:style-name="T48">. Il en existe deux, et il n'en existe que deux. La premi</text:span><text:span text:style-name="T51">è</text:span><text:span text:style-name="T48">re fut </text:span><text:span text:style-name="T51">é</text:span><text:span text:style-name="T48">crite en 1848 et publi</text:span><text:span text:style-name="T51">é</text:span><text:span text:style-name="T48">e pour la premi</text:span><text:span text:style-name="T51">ère fois en 1871 (si je ne ma trompe) ; la seconde fut é</text:span><text:span text:style-name="T48">crite en 185a, et elle est la r</text:span><text:span text:style-name="T51">é</text:span><text:span text:style-name="T48">daction d</text:span><text:span text:style-name="T51">é</text:span><text:span text:style-name="T48">finitive de 1'Anneau nu Nibelung, tel que nous le connaissons aujourd'hui. Une premi</text:span><text:span text:style-name="T51">è</text:span><text:span text:style-name="T48">re </text:span><text:span text:style-name="T51">é</text:span><text:span text:style-name="T48">dition particuli</text:span><text:span text:style-name="T51">è</text:span><text:span text:style-name="T48">re de ce po</text:span><text:span text:style-name="T51">è</text:span><text:span text:style-name="T48">me </text:span><text:span text:style-name="T51">é</text:span><text:span text:style-name="T48">crit en 185a parut en janvier 1853, la premi</text:span><text:span text:style-name="T51">è</text:span><text:span text:style-name="T48">re </text:span><text:span text:style-name="T51">é</text:span><text:span text:style-name="T48">dition pour la vente en 1863, et cette derni</text:span><text:span text:style-name="T51">è</text:span><text:span text:style-name="T48">re contenait des changements de d</text:span><text:span text:style-name="T51">é</text:span><text:span text:style-name="T48">tails assez int</text:span><text:span text:style-name="T51">é</text:span><text:span text:style-name="T48">ressa</text:span><text:span text:style-name="T51">nts ; mais la chose que je tiens à</text:span><text:span text:style-name="T48"> constater et </text:span><text:span text:style-name="T51">à</text:span><text:span text:style-name="T48"> fixer, c'est que ce po</text:span><text:span text:style-name="T51">è</text:span><text:span text:style-name="T48">me de 185a est dans toute sa conception et presque dans chaque d</text:span><text:span text:style-name="T51">é</text:span><text:span text:style-name="T48">tail d'ex</text:span><text:span text:style-name="T51">é</text:span><text:span text:style-name="T48">cution identique </text:span><text:span text:style-name="T51">à</text:span><text:span text:style-name="T48"> celui de la partition, et qu'il n'y a donc lieu de distinguer que deux r</text:span><text:span text:style-name="T51">é</text:span><text:span text:style-name="T48">dactions, celle de 1848 et celle de 1852. </text:span></text:p>
      <text:p text:style-name="P148">Le po<text:span text:style-name="T2">è</text:span>me de 1848. –<text:span text:style-name="T4"> </text:span><text:span text:style-name="T2">Ce n'est pas un poè</text:span>me versifi<text:span text:style-name="T2">é</text:span>, mais une esquisse tr<text:span text:style-name="T2">è</text:span>s compl<text:span text:style-name="T2">è</text:span>te et tr<text:span text:style-name="T2">è</text:span>s d<text:span text:style-name="T2">é</text:span>taill<text:span text:style-name="T2">é</text:span>e, en forme de r<text:span text:style-name="T2">é</text:span>cit, <text:span text:style-name="T2">«</text:span><text:span text:style-name="T4"> </text:span><text:span text:style-name="T15">le Mythe des Nibelungs : esquisse </text:span><text:soft-page-break/><text:span text:style-name="T15">d'un drame</text:span><text:span text:style-name="T4"> </text:span><text:span text:style-name="T2">»</text:span>. Ce travail est suivi d'un essai de dramatisation du dernier <text:span text:style-name="T2">é</text:span>pisode, c'est-<text:span text:style-name="T2">à</text:span>-dire, de la mort de Siegfried, mais ce po<text:span text:style-name="T2">è</text:span>me d'op<text:span text:style-name="T2">é</text:span>ra <text:span text:style-name="T2">«</text:span><text:span text:style-name="T4"> </text:span><text:span text:style-name="T15">La Mort de Siegfried »</text:span> est bien moins int<text:span text:style-name="T2">é</text:span>ressant que l'esquisse qui le pr<text:span text:style-name="T2">é</text:span>c<text:span text:style-name="T2">è</text:span>de. </text:p>
      <text:p text:style-name="P148"><text:span text:style-name="T2">Qu'est-ce que cette esquisse ? C'est une tentative fort habile pour mettre sur la scè</text:span>ne les principaux faits de la mythologie allemande, et pour condenser tout cet amas de vieilles l<text:span text:style-name="T2">é</text:span>gendes dans une histoire simple et int<text:span text:style-name="T2">é</text:span>ressante. Wagner nous dit lui- m<text:span text:style-name="T2">ê</text:span>me que c'<text:span text:style-name="T2">é</text:span>tait l<text:span text:style-name="T2">à</text:span> le r<text:span text:style-name="T2">é</text:span>sultat de longues et ardues <text:span text:style-name="T2">é</text:span>tudes. </text:p>
      <text:p text:style-name="P148">Le r<text:span text:style-name="T2">é</text:span>cit est identique <text:span text:style-name="T2">à</text:span> celui de l'<text:span text:style-name="T33">Anneau du Nibelung </text:span><text:span text:style-name="T2">tel que nous le connaissons aujourd'hui ; c'est-à-dire, la fable </text:span>–<text:span text:style-name="T4"> </text:span><text:span text:style-name="T2">ce qu'on nomme vulgairement l'action </text:span>–<text:span text:style-name="T4"> </text:span><text:span text:style-name="T2">du drame est la môme ; c'est absolument la mê</text:span>me s<text:span text:style-name="T2">é</text:span>rie d'* <text:span text:style-name="T2">é</text:span>v<text:span text:style-name="T2">énements »</text:span>. Alb<text:span text:style-name="T2">é</text:span>rich vole l'or du Rhin, il en forme l'anneau magique, il aspire <text:span text:style-name="T2">à</text:span> l'omnipotence, –<text:span text:style-name="T4"> </text:span><text:span text:style-name="T2">Wotsn lui dé</text:span>robe l'anneau, qu'il donne aux g<text:span text:style-name="T2">é</text:span>ants en paiement de Walhall, –<text:span text:style-name="T4"> </text:span><text:span text:style-name="T2">les Dieux cherchent un homme qui expie leur faute, Siegmund aime Sieglinde, Siegfried est recueilli par Mime, il tue le dragon, se saisit de l'anneau et ré</text:span>veille Br<text:span text:style-name="T2">ü</text:span>nnhilde, il meurt par la main de Hagen, et Br<text:span text:style-name="T2">ü</text:span>nnhilde meurt avec Grane sur son b<text:span text:style-name="T2">û</text:span>cher. On voit que c'est strictement la m<text:span text:style-name="T2">ê</text:span>me suite d'<text:span text:style-name="T2">é</text:span>v<text:span text:style-name="T2">é</text:span>nements que dans le po<text:span text:style-name="T2">è</text:span>me ult<text:span text:style-name="T2">é</text:span>rieur. </text:p>
      <text:p text:style-name="P148">Ce qui manque dans ce drame, c'est tout motif int<text:span text:style-name="T2">é</text:span>rieur, moral. Il n'est pas question du conflit entre l'amour et l'or dans le c<text:span text:style-name="T2">œ</text:span>ur des personnages. Alb<text:span text:style-name="T2">é</text:span>rich est un voleur qui esp<text:span text:style-name="T2">è</text:span>re, gr<text:span text:style-name="T2">â</text:span>ce <text:span text:style-name="T2">à</text:span> l'or et aux autres m<text:span text:style-name="T2">é</text:span>taux que renferme l<text:span text:style-name="T2">à</text:span> terre, se conqu<text:span text:style-name="T2">érir le monde ; il n'est aucunement question de ce que «</text:span><text:span text:style-name="T4"> </text:span><text:span text:style-name="T2">celui seul qui maudit l'amour saura se servir de l'or »</text:span>. La faute des dieux, c'est de lui avoir d<text:span text:style-name="T2">é</text:span>rob<text:span text:style-name="T2">é</text:span> l'anneau pour en faire un si piteux usage, et d'avoir enterr<text:span text:style-name="T2">é</text:span> * la libert<text:span text:style-name="T2">é</text:span>, l'<text:span text:style-name="T2">âme ces Nifibelungs, sous le ventre de l'oisif dragon. »</text:span>Lorsqu'un homme se. sera trouv<text:span text:style-name="T2">é</text:span> pour reconqu<text:span text:style-name="T2">é</text:span>rir cet anneau, et pour briser l'esclavage des Nibelungs en redonnant l'anneau aux Filles du Rhin (ce que les Dieux eux-m<text:span text:style-name="T2">ê</text:span>mes ne peuvent faire <text:span text:style-name="T2">à</text:span> cause de leur contrat avec les G<text:span text:style-name="T2">é</text:span>ants), tout sera pour le mieux, et les Dieux, les Nains (ou Nibelungs) et les G<text:span text:style-name="T2">é</text:span>ants pourront vivre heureux <text:span text:style-name="T2">à</text:span> tout jamais. Oui, m<text:span text:style-name="T2">ê</text:span>me les G<text:span text:style-name="T2">é</text:span>ants, car ils ne s'<text:span text:style-name="T2">é</text:span>taient pas entretu<text:span text:style-name="T2">é</text:span>s comme Fafner et Fasolt, et le dragon que Siegfried tue est simplement un animal <text:span text:style-name="T2">à</text:span> leur service l C'est une bonne l<text:span text:style-name="T2">é</text:span>gende de peuples tr<text:span text:style-name="T2">è</text:span>s simples. </text:p>
      <text:p text:style-name="P148">La seule id<text:span text:style-name="T2">é</text:span>e vraiment profonde que Wagner ait introduite –<text:span text:style-name="T4"> </text:span><text:span text:style-name="T2">et encore n'est-elle que vaguement indiqué</text:span>e –<text:span text:style-name="T4"> </text:span><text:span text:style-name="T2">c'est celle de l'expiation delà</text:span> faute des Dieux par la mort d'un homme, Siegfried. Et c'est l<text:span text:style-name="T2">à</text:span> un exemple de son penchant pour les propositions antith<text:span text:style-name="T2">é</text:span>tiques, car au m<text:span text:style-name="T2">ê</text:span>me moment il esquissait J<text:span text:style-name="T2">ésus de Nazareth, le drame du </text:span><text:soft-page-break/><text:span text:style-name="T2">Dieu qui meurt pour expier la fauta des hommes ; de mê</text:span>me que plus tard nous voyons <text:span text:style-name="T33">Tristan</text:span>, la mort par amour, le pousser <text:span text:style-name="T2">à</text:span> cr<text:span text:style-name="T2">é</text:span>er les <text:span text:style-name="T33">Vainqueurs</text:span>, le renoncement absolu <text:span text:style-name="T2">à</text:span> l'amour. –<text:span text:style-name="T4"> </text:span><text:span text:style-name="T2">Mais q</text:span>uant <text:span text:style-name="T2">à tout le reste, ce n'est au fond qu'une condensation, qu'une dramatisation de vieux mythes ; un effort qu'on aurait certes tort de dé</text:span>pr<text:span text:style-name="T2">é</text:span>cier, surtout puisqu'il a fourni un cadre si pr<text:span text:style-name="T2">é</text:span>cieux <text:span text:style-name="T2">à</text:span> la trag<text:span text:style-name="T2">é</text:span>die ult<text:span text:style-name="T2">é</text:span>rieure. Mais ce que je tiens <text:span text:style-name="T2">à</text:span> faire saisir du lecteur, c'est <text:span text:style-name="T2">à</text:span> quel point ce projet de 1848 n'est vraiment rien que cela, rien qu'une mise en <text:span text:style-name="T2">œuvre de traditions mythologiques ; car j'espè</text:span>re qu'ils sentiront alors tr<text:span text:style-name="T2">è</text:span>s clairement combien diff<text:span text:style-name="T2">é</text:span>rent est le second po<text:span text:style-name="T2">è</text:span>me, celui que nous connaissons tous aujourd'hui, et qu'ils comprendront combien il y a de pu<text:span text:style-name="T2">é</text:span>rilit<text:span text:style-name="T2">é</text:span> <text:span text:style-name="T2">à</text:span> ne voir dans ce dernier que des mythologies dramatis<text:span text:style-name="T2">é</text:span>es, ou <text:span text:style-name="T2">à</text:span> faire de savantes recherches dans les <text:span text:style-name="T33">Eddas et les Sagas </text:span>sur <text:span text:style-name="T2">«</text:span>les origines de l'<text:span text:style-name="T15">Anneau du Nibelung »</text:span>. </text:p>
      <text:p text:style-name="P148">Le po<text:span text:style-name="T2">è</text:span>me de 1852. –<text:span text:style-name="T4"> </text:span><text:span text:style-name="T2">L</text:span>e cadre ext<text:span text:style-name="T2">é</text:span>rieur de ce po<text:span text:style-name="T2">è</text:span>me est le m<text:span text:style-name="T2">ê</text:span>me que celui du pr<text:span text:style-name="T2">é</text:span>c<text:span text:style-name="T2">é</text:span>dent. Mais <text:span text:style-name="T2">à</text:span> cette s<text:span text:style-name="T2">é</text:span>rie d'<text:span text:style-name="T2">é</text:span>v<text:span text:style-name="T2">é</text:span>nements ext<text:span text:style-name="T2">é</text:span>rieurs, d'aventures, est venu s'ajouter un nouveau drame, exclusivement int<text:span text:style-name="T2">é</text:span>rieur, –<text:span text:style-name="T4"> </text:span><text:span text:style-name="T2">le drame de Wotan. </text:span></text:p>
      <text:p text:style-name="P148">Dans la r<text:span text:style-name="T2">é</text:span>daction de 1848 Wotan <text:span text:style-name="T2">é</text:span>tait <text:span text:style-name="T2">à</text:span> peine nomm<text:span text:style-name="T2">é, comme chef des Dieux ; en gé</text:span>n<text:span text:style-name="T2">é</text:span>ral, Wagner y parle des Dieux su pluriel, comme des Nibelungs et des G<text:span text:style-name="T2">éants. Aujourd'hui Wotan est le point central, autour duquel tout rayonne ; tout part de lui, et </text:span>–<text:span text:style-name="T4"> </text:span><text:span text:style-name="T2">constamment </text:span>–<text:span text:style-name="T4"> </text:span><text:span text:style-name="T2">chaque action des autres personnages es</text:span>t ramen<text:span text:style-name="T2">é</text:span>e <text:span text:style-name="T2">à</text:span> tus, et n'acquiert une vraie signification que par son rapport <text:span text:style-name="T2">à</text:span> lui. Ce drame de Wotan n'est donc point, ainsi qu'il pourrait para<text:span text:style-name="T2">î</text:span>tre, parall<text:span text:style-name="T2">è</text:span>le <text:span text:style-name="T2">à</text:span> l'autre, il en est l'<text:span text:style-name="T2">â</text:span>me m<text:span text:style-name="T2">ême ; la suite des aventures est ici fortuite, et n'a un sens né</text:span>cessaire et <text:span text:style-name="T2">é</text:span>ternellement vrai que vue r<text:span text:style-name="T2">é</text:span>fl<text:span text:style-name="T2">é</text:span>chie dans l'<text:span text:style-name="T2">â</text:span>me de Wotan, laquelle est devenue la seule chose essentielle. </text:p>
      <text:p text:style-name="P148">Dans ce second po<text:span text:style-name="T2">è</text:span>me, toute <text:span text:style-name="T2">«</text:span><text:span text:style-name="T4"> </text:span><text:span text:style-name="T2">l'histoire »</text:span> subsiste, ainsi que je l'ai dit, mais elle n'est au fond qu'un cadre indiff<text:span text:style-name="T2">é</text:span>rent, valant surtout par son pittoresque, et par le fait que son <text:span text:style-name="T2">é</text:span>loignement, son entourage fantastique de dragons, d'ondines, d'oiseaux qui parlent, etc., le reculent dans un pays lointain ce r<text:span text:style-name="T2">ê</text:span>ve, et font que le<text:span text:style-name="T2">«</text:span><text:span text:style-name="T4"> </text:span><text:span text:style-name="T2">purement humain »</text:span>, d<text:span text:style-name="T2">é</text:span>barrass<text:span text:style-name="T2">é</text:span> de toutes contingences, nous reste seul. Et ce <text:span text:style-name="T2">«</text:span><text:span text:style-name="T4"> </text:span><text:span text:style-name="T2">purement humain. »</text:span>, le seul personnage tout <text:span text:style-name="T2">à</text:span> fait vivant et vrai de ce drame, c'est Wotan. </text:p>
      <text:p text:style-name="P148">Le fait qu'on ne peut poss<text:span text:style-name="T2">é</text:span>der en m<text:span text:style-name="T2">ê</text:span>me temps l'Amour et l'Or, et le conflit qui en na<text:span text:style-name="T2">î</text:span>t dans l'<text:span text:style-name="T2">â</text:span>me consciente de ce fait (l'<text:span text:style-name="T2">âme de Wotan) : voilà</text:span> maintenant l'unique sujet du drame. Qu'on mette pour Amour et Or, Dieu et Mammon, Sagesse et <text:soft-page-break/>Science, tout ce que l'on voudra, et pour Wotan un homme quelconque, innomm<text:span text:style-name="T2">é, mais c sachant »</text:span> (un homme qui a <text:span text:style-name="T2">é</text:span>treint la toute-sage Wala de ses bras d<text:span text:style-name="T2">é</text:span>sesp<text:span text:style-name="T2">é</text:span>r<text:span text:style-name="T2">és ! )</text:span>. –<text:span text:style-name="T4"> </text:span><text:span text:style-name="T2">Une fois ce point central posé</text:span> –<text:span text:style-name="T4"> </text:span><text:span text:style-name="T2">le conflit dans l'â</text:span>me de Wotan, –<text:span text:style-name="T4"> </text:span><text:span text:style-name="T2">il se reflè</text:span>te, quoique plus ou moins symbolis<text:span text:style-name="T2">é</text:span>, dans tous les autres personnages. Chez Wotan seul le conflit est tout <text:span text:style-name="T2">à fait vivant et vrai ; chez les autres il l'est moins, d'abord à</text:span> cause de leur manque de pleine conscience, et ensuite parce que–<text:span text:style-name="T4"> </text:span><text:span text:style-name="T2">au fond </text:span>–<text:span text:style-name="T4"> </text:span><text:span text:style-name="T2">nous les voyons tous d'un point de vue unique, qui est pré</text:span>cis<text:span text:style-name="T2">é</text:span>ment l'<text:span text:style-name="T2">â</text:span>me de Wotan. </text:p>
      <text:p text:style-name="P148">Il r<text:span text:style-name="T2">é</text:span>sulte de tout ceci, que lorsque Wagner accepta l'esquisse ce 1848 comme cadre pour son nouveau drame de 1852, il eut <text:span text:style-name="T2">à</text:span> y op<text:span text:style-name="T2">é</text:span>rer quelques changements et surtout <text:span text:style-name="T2">à</text:span> y faire d'importantes additions. Il fallait d<text:span text:style-name="T2">è</text:span>s le d<text:span text:style-name="T2">é</text:span>but nous rendre visible, palpable, ce fait qu'on ne peut poss<text:span text:style-name="T2">é</text:span>der l'Amour et l'Or en m<text:span text:style-name="T2">ême temps ; il fallait nous faire voir de nos ye</text:span>ux le conflit int<text:span text:style-name="T2">é</text:span>rieur entre le d<text:span text:style-name="T2">ésir de l'Or et la soif de l'Amour ; et il fallait nous montrer la Mort, que ce conflit entraî</text:span>ne in<text:span text:style-name="T2">é</text:span>vitablement. C'est ce que Wagner a fait, en partie par une s<text:span text:style-name="T2">é</text:span>rie de sc<text:span text:style-name="T2">è</text:span>nes nouvelles, en partie par une foule de modifications de d<text:span text:style-name="T2">é</text:span>tails qui passent inaper<text:span text:style-name="T2">ç</text:span>us <text:span text:style-name="T2">à</text:span> l'<text:span text:style-name="T2">œ</text:span>il banal, quoiqu'ils changent la nature du drame du tout au tout. </text:p>
      <text:p text:style-name="P147"><text:span text:style-name="T48">Voici–</text:span><text:span text:style-name="T54"> </text:span><text:span text:style-name="T51">en grands traits seulement </text:span><text:span text:style-name="T48">–</text:span><text:span text:style-name="T54"> </text:span><text:span text:style-name="T51">les principaux changements que pré</text:span><text:span text:style-name="T48">sente le po</text:span><text:span text:style-name="T51">è</text:span><text:span text:style-name="T48">me de 1852 en regard de celni de 1848. –</text:span><text:span text:style-name="T54"> </text:span><text:span text:style-name="T51">La chose la plus visibl</text:span><text:span text:style-name="T48">e est la s</text:span><text:span text:style-name="T51">é</text:span><text:span text:style-name="T48">rie de sc</text:span><text:span text:style-name="T51">è</text:span><text:span text:style-name="T48">nes cr</text:span><text:span text:style-name="T51">éées pour Wotan : dans Rheikgold, la scè</text:span><text:span text:style-name="T48">ne entre Wotan et les G</text:span><text:span text:style-name="T51">é</text:span><text:span text:style-name="T48">ants </text:span><text:span text:style-name="T51">à propos de Freia ; dans la Walkure, la grande scè</text:span><text:span text:style-name="T48">ne de Wotan au second acte (que Wagner nomme, dans une lettre </text:span><text:span text:style-name="T51">à</text:span><text:span text:style-name="T48"> Liszt, la </text:span><text:span text:style-name="T51">«</text:span><text:span text:style-name="T54"> </text:span><text:span text:style-name="T51">scè</text:span><text:span text:style-name="T48">ne la plus importante des quatr</text:span><text:span text:style-name="T51">e drames ») ; dans Siegfried, les scè</text:span><text:span text:style-name="T48">nes de Wotan et Mime, Wotan et Alberich, Wotan et Erda (le second point culminant du drame), Wotan et Siegfried. Dans la </text:span><text:span text:style-name="T64">Goetterdaemmerung</text:span><text:span text:style-name="T48"> on remarquera les sc</text:span><text:span text:style-name="T51">è</text:span><text:span text:style-name="T48">nes des Nornes, de Waltraute et Brunnhilde, d'Alberich et Hagen, qui existaient dans le texte de </text:span><text:span text:style-name="T64">La Mort de Siegfried</text:span><text:span text:style-name="T48">, mais n'y servaient qu'</text:span><text:span text:style-name="T51">à</text:span><text:span text:style-name="T48"> raconter des incidents pass</text:span><text:span text:style-name="T51">és, tandis qu'aujourd'hui </text:span><text:span text:style-name="T48">–</text:span><text:span text:style-name="T54"> </text:span><text:span text:style-name="T51"> entièrement refondues </text:span><text:span text:style-name="T48">–</text:span><text:span text:style-name="T54"> </text:span><text:span text:style-name="T51">elles sont tout entiè</text:span><text:span text:style-name="T48">res consacr</text:span><text:span text:style-name="T51">é</text:span><text:span text:style-name="T48">es au seul vrai h</text:span><text:span text:style-name="T51">é</text:span><text:span text:style-name="T48">ros du drame, au Wotan invisible. –</text:span><text:span text:style-name="T54"> </text:span><text:span text:style-name="T51">Parmi</text:span><text:span text:style-name="T48"> les changements qui ne touchent pas directement l'</text:span><text:span text:style-name="T51">âme de Wotan, le plus important est celui-ci : que le fait maté</text:span><text:span text:style-name="T48">riel du vol de For devient tout </text:span><text:span text:style-name="T51">à</text:span><text:span text:style-name="T48"> fait secondaire, puisque </text:span><text:span text:style-name="T51">«celui seul qui maudira l'amour saura forger l'anneau magique »</text:span><text:span text:style-name="T48">. Il r</text:span><text:span text:style-name="T51">é</text:span><text:span text:style-name="T48">sulte de ceci</text:span><text:span text:style-name="T51"> deux choses : d'abord, que dè</text:span><text:span text:style-name="T48">s la premi</text:span><text:span text:style-name="T51">è</text:span><text:span text:style-name="T48">re sc</text:span><text:span text:style-name="T51">è</text:span><text:span text:style-name="T48">ne, l'antagonisme insurmontable entre l'Or et l'Amour est </text:span><text:span text:style-name="T51">é</text:span><text:span text:style-name="T48">tabli, et </text:span><text:soft-page-break/><text:span text:style-name="T48">ensuite, qu'AIberich –</text:span><text:span text:style-name="T54"> </text:span><text:span text:style-name="T51">de simple voleur qu'il était </text:span><text:span text:style-name="T48">–</text:span><text:span text:style-name="T54"> </text:span><text:span text:style-name="T51">devient un personnage tragique. Et c'est sa malé</text:span><text:span text:style-name="T48">diction de l'amour, c'est la puissance de ce renoncement, qui donne plus tard </text:span><text:span text:style-name="T51">à</text:span><text:span text:style-name="T48"> la mal</text:span><text:span text:style-name="T51">é</text:span><text:span text:style-name="T48">diction qu'il attache </text:span><text:span text:style-name="T51">à</text:span><text:span text:style-name="T48"> l'anneau qu'on lui d</text:span><text:span text:style-name="T51">é</text:span><text:span text:style-name="T48">robe la force dramatique et vivante </text:span><text:note text:id="ftn156" text:note-class="footnote"><text:note-citation>92</text:note-citation><text:note-body><text:p text:style-name="P226"><text:span text:style-name="footnote_20_reference"><text:span text:style-name="T48"><text:tab/> </text:span></text:span><text:span text:style-name="T93">Dans une lettre à un ami, Wagner écrit : « C'est ce renoncement à l'amour qui engendre le drame entier jusqu'à la mort de Siegfried. »</text:span></text:p></text:note-body></text:note><text:span text:style-name="T48"> . –</text:span><text:span text:style-name="T54"> </text:span><text:span text:style-name="T51">Pour faire voir comment Wagner </text:span><text:span text:style-name="T48">–</text:span><text:span text:style-name="T54"> </text:span><text:span text:style-name="T51">sans changer beaucoup le cours apparent de la fable </text:span><text:span text:style-name="T48">–</text:span><text:span text:style-name="T54"> </text:span><text:span text:style-name="T51">introduit partout ce conflit entr</text:span><text:span text:style-name="T48">e l'Or et l'Amour, je citerai le cas des G</text:span><text:span text:style-name="T51">é</text:span><text:span text:style-name="T48">ants. Dans le premier po</text:span><text:span text:style-name="T51">è</text:span><text:span text:style-name="T48">me ils exigeaient simplement des Dieux, en paiement de Walhall, le tr</text:span><text:span text:style-name="T51">ésor de leurs ennemis, les Nibelungs : ici, au contraire, c'est Freia, la dé</text:span><text:span text:style-name="T48">esse de la jeunesse et de la beaut</text:span><text:span text:style-name="T51">é</text:span><text:span text:style-name="T48"> qu'ils ont voulu gagner, </text:span><text:span text:style-name="T51">«</text:span><text:span text:style-name="T54"> </text:span><text:span text:style-name="T51">pour qu'une femme vienne habiter chez nous autres, pauvres géants, une femme belle et douce »</text:span><text:span text:style-name="T48">. Ils ne renoncent </text:span><text:span text:style-name="T51">à</text:span><text:span text:style-name="T48"> ce r</text:span><text:span text:style-name="T51">ê</text:span><text:span text:style-name="T48">ve d'amour que sous la s</text:span><text:span text:style-name="T51">é</text:span><text:span text:style-name="T48">duction de l'or que l'astucieux Loge fait briller </text:span><text:span text:style-name="T51">à</text:span><text:span text:style-name="T48"> leurs yeux. Etencore le conflit qui en na</text:span><text:span text:style-name="T51">î</text:span><text:span text:style-name="T48">t entra</text:span><text:span text:style-name="T51">î</text:span><text:span text:style-name="T48">ne-l-il la mort imm</text:span><text:span text:style-name="T51">é</text:span><text:span text:style-name="T48">diate d'un des deux fr</text:span><text:span text:style-name="T51">è</text:span><text:span text:style-name="T48">res, qui tombe assassin</text:span><text:span text:style-name="T51">é</text:span><text:span text:style-name="T48"> par l'autre, tandis que ce dernier, dans sa crainte de se voir voler l'or, est forc</text:span><text:span text:style-name="T51">é</text:span><text:span text:style-name="T48"> de se transformer lai-m</text:span><text:span text:style-name="T51">ê</text:span><text:span text:style-name="T48">me en dragon, et qu'il meurt ainsi plus tard de la main de Siegfried. –</text:span><text:span text:style-name="T54"> </text:span><text:span text:style-name="T51">Je ferai aussi remarquer comment, dans le second acte de la </text:span><text:span text:style-name="T64">Mort de Siegfried</text:span><text:span text:style-name="T48">, toutes les Walk</text:span><text:span text:style-name="T51">ü</text:span><text:span text:style-name="T48">res venaient plaindre Br</text:span><text:span text:style-name="T51">ü</text:span><text:span text:style-name="T48">nnhilde et lui parler de leurs exploits, tandis que maintenant c'est Waltraute seule qui vient lui parler de Wotan, lui d</text:span><text:span text:style-name="T51">é</text:span><text:span text:style-name="T48">crire la d</text:span><text:span text:style-name="T51">é</text:span><text:span text:style-name="T48">tresse du Dieu, et la supplier de rendre l'anneau maudit au Rhin, ce que Br</text:span><text:span text:style-name="T51">ünnhilde refuse de faire : «</text:span><text:span text:style-name="T54"> </text:span><text:span text:style-name="T51">Que plutôt toute la magnificence de Walhall tombe en ruines ! »</text:span><text:span text:style-name="T48">–</text:span><text:span text:style-name="T54"> </text:span><text:span text:style-name="T51">Et ainsi de suite. On verra que chez chaque personnage, et à</text:span><text:span text:style-name="T48"> chaque moment, c'est ce conflit int</text:span><text:span text:style-name="T51">é</text:span><text:span text:style-name="T48">rieur qui est devenu le vrai drame</text:span><text:note text:id="ftn157" text:note-class="footnote"><text:note-citation>93</text:note-citation><text:note-body><text:p text:style-name="P233"><text:span text:style-name="footnote_20_reference"><text:span text:style-name="T86"><text:tab/></text:span></text:span><text:span text:style-name="T69"> </text:span><text:span text:style-name="T95">Inutile de dire, par exemple, que le mépris de l'or chez Siegfried n'est qu'un aspect de la même chose.</text:span></text:p></text:note-body></text:note><text:span text:style-name="T48">. </text:span></text:p>
      <text:p text:style-name="P148">Mais c'est dans la conclusion du po<text:span text:style-name="T2">è</text:span>me de 1852 compar<text:span text:style-name="T2">é</text:span>e <text:span text:style-name="T2">à</text:span> celle du po<text:span text:style-name="T2">è</text:span>me de 1848 que se manifeste de la fa<text:span text:style-name="T2">ç</text:span>on la plus <text:span text:style-name="T2">é</text:span>clatante la profonde diff<text:span text:style-name="T2">é</text:span>rence qui existe entre ces deux <text:span text:style-name="T2">œ</text:span>uvres, si pareilles <text:span text:style-name="T2">à</text:span> premi<text:span text:style-name="T2">è</text:span>re vue. Dans le po<text:span text:style-name="T2">è</text:span>me de 1848, la mort de Siegfried <text:span text:style-name="T2">é</text:span>tait une expiation mat<text:span text:style-name="T2">é</text:span>rielle, gr<text:span text:style-name="T2">â</text:span>ce <text:span text:style-name="T2">à</text:span> laquelle Br<text:span text:style-name="T2">ü</text:span>nnhilde, redevenue Walk<text:span text:style-name="T2">ù</text:span>re, pouvait annoncer aux Dieux <text:span text:style-name="T2">«</text:span><text:span text:style-name="T4"> </text:span><text:span text:style-name="T2">la puissance éternelle »</text:span>, et leur amener Siegfried, pour qu'il jouisse dans Walhall de <text:span text:style-name="T2">«</text:span><text:span text:style-name="T4"> </text:span><text:span text:style-name="T2">dé</text:span>lices <text:span text:style-name="T2">éternelles »</text:span>, –<text:span text:style-name="T4"> </text:span><text:span text:style-name="T2">tandis qu'</text:span><text:bookmark-start text:name="__DdeLink__21_1932299266"/><text:span text:style-name="T2">Albérich</text:span><text:bookmark-end text:name="__DdeLink__21_1932299266"/> et les Nibelungs redevenaient libres et heureux, affranchis du joug de l'Anneau, qui retournait sourire à tout jamais aux Filles du Rhin, –<text:span text:style-name="T4"> </text:span><text:span text:style-name="T2">Dans le nouveau poè</text:span>me, la mort de Siegfried sert <text:span text:style-name="T2">«</text:span><text:span text:style-name="T4"> </text:span><text:span text:style-name="T2">à rendre sachante une femme »</text:span><text:span text:style-name="T114">,</text:span> <text:span text:style-name="T2">à</text:span> lui enseigner <text:soft-page-break/><text:span text:style-name="T2">«</text:span><text:span text:style-name="T4"> </text:span><text:span text:style-name="T2">ce qui est bon au Dieu »</text:span>, Br<text:span text:style-name="T2">ü</text:span>nnhilde lance de sa main <text:span text:style-name="T2">«</text:span><text:span text:style-name="T4"> </text:span><text:span text:style-name="T2">l'incendie dans le burg resplendissant de Walhall »</text:span>... <text:span text:style-name="T2">«</text:span><text:span text:style-name="T4"> </text:span><text:span text:style-name="T2">Repose, repose, ô Dieu ! »</text:span> Et elle, Br<text:span text:style-name="T2">ü</text:span>nnhilde, le Wotan-femme, <text:span text:style-name="T2">«</text:span>ferme derri<text:span text:style-name="T2">è</text:span>re elle les portes grandes ouvertes de l'<text:span text:style-name="T2">é</text:span>ternel Devenir, pour entrer dans le tr<text:span text:style-name="T2">è</text:span>s saint pays de son choix, le pays sans d<text:span text:style-name="T2">ésir et sans illusion »</text:span><text:span text:style-name="T4"> </text:span><text:span text:style-name="T2">; ... c la plus profonde souffrance d'amour m'ouvrit les yeux : je vis finir le monde. »</text:span></text:p>
      <text:p text:style-name="P148">J'ai cru utile d'insister sur ce point capital de la diff<text:span text:style-name="T2">é</text:span>rence profonde entre les deux po<text:span text:style-name="T2">èmes : c'est la seule chose qu'il soit indispensable de connaî</text:span>tre pour comprendre et juger le po<text:span text:style-name="T2">è</text:span>me de l'<text:span text:style-name="T33">Anneau du Nibelung</text:span>, et c'est en m<text:span text:style-name="T2">ê</text:span>me temps un des faits les plus importants et les moins connus pour comprendre et juger l'<text:span text:style-name="T2">é</text:span>volution artistique qui s'est compl<text:span text:style-name="T2">é</text:span>t<text:span text:style-name="T2">é</text:span>e et termin<text:span text:style-name="T2">é</text:span>e dans l'<text:span text:style-name="T2">â</text:span>me de Wagner entre 1848 et 1852, c'est-<text:span text:style-name="T2">à</text:span>-dire, entre sa trente-cinqui<text:span text:style-name="T2">è</text:span>me et sa trente-neuvi<text:span text:style-name="T2">è</text:span>me ann<text:span text:style-name="T2">é</text:span>e. </text:p>
      <text:p text:style-name="P147"/>
      <text:p text:style-name="P166"/>
      <text:p text:style-name="P148">Voici maintenant quelques dates pr<text:span text:style-name="T2">é</text:span>cises sur la gen<text:span text:style-name="T2">è</text:span>se de ce second po<text:span text:style-name="T2">è</text:span>me. Cette gen<text:span text:style-name="T2">è</text:span>se est assez int<text:span text:style-name="T2">é</text:span>ressante pour qu'on puisse en recommander l'<text:span text:style-name="T2">é</text:span>tude m<text:span text:style-name="T2">ê</text:span>me <text:span text:style-name="T2">à</text:span> ceux qui n'aiment point les dates. </text:p>
      <text:p text:style-name="P148">D<text:span text:style-name="T2">è</text:span>s 1848 Wagner avait donc en main son <text:span text:style-name="T2">«</text:span><text:span text:style-name="T4"> </text:span><text:span text:style-name="T33">Esquisse de drame</text:span><text:span text:style-name="T4"> </text:span><text:span text:style-name="T2">»</text:span> et l'essai complet de dramatisation du dernier <text:span text:style-name="T2">é</text:span>pisode, po<text:span text:style-name="T2">è</text:span>me d'op<text:span text:style-name="T2">é</text:span>ra qu'il nommait la<text:span text:style-name="T33"> Mort de Siegfried</text:span>. Et d<text:span text:style-name="T2">è</text:span>s ce moment il ne cesse de penser s<text:span text:style-name="T2">é</text:span>rieusement <text:span text:style-name="T2">à</text:span> mettre ce drame en musique. En juin 1849, par exemple, il <text:span text:style-name="T2">é</text:span>crit <text:span text:style-name="T2">à Liszt : «</text:span>Je t'enverrai cet op<text:span text:style-name="T2">éra dans six mois. »</text:span> En 1850 et en 1851 il en parle de nouveau. Mais <text:span text:style-name="T2">à</text:span> mesure que le d<text:span text:style-name="T2">é</text:span>sir de le faire s'accentuait, il s'apercevait <text:span text:style-name="T2">«</text:span><text:span text:style-name="T4"> </text:span><text:span text:style-name="T2">que l'œ</text:span>uvre, dans cette forme-l<text:span text:style-name="T2">à</text:span>, n'<text:span text:style-name="T2">é</text:span>tait point viable sur la sc<text:span text:style-name="T2">è</text:span>ne<text:span text:style-name="T2">»</text:span> (iv, 416). –<text:span text:style-name="T4"> </text:span><text:span text:style-name="T2">Pour essayer ce parer autant que possible aux dé</text:span>fauts de cette pi<text:span text:style-name="T2">è</text:span>ce, il imagina, dans les premiers mois de 1851, de mettre sur la sc<text:span text:style-name="T2">è</text:span>ne la jeunesse ce Siegfried (telle qu'il l'avait d<text:span text:style-name="T2">é</text:span>j<text:span text:style-name="T2">à</text:span> con<text:span text:style-name="T2">ç</text:span>ue dans son <text:span text:style-name="T33">Esquisse de drame</text:span>), et de montrer dans cet autre op<text:span text:style-name="T2">éra quelques-uns des exploits dont on parlait dans le premier ; il é</text:span>crivit donc un po<text:span text:style-name="T2">è</text:span>me d'op<text:span text:style-name="T2">é</text:span>ra intitul<text:span text:style-name="T2">é</text:span> le <text:span text:style-name="T33">Jeune Siegfried</text:span>, qu'il termina le 24 juin 1851. (Nous n'en poss<text:span text:style-name="T2">é</text:span>dons malheureusement pas le texte, qu'il donna, je crois, <text:span text:style-name="T2">à</text:span> Liszt. ) Mais il reconnut bient<text:span text:style-name="T2">ô</text:span>t que la m<text:span text:style-name="T2">ê</text:span>me chose lui <text:span text:style-name="T2">é</text:span>tait arriv<text:span text:style-name="T2">é</text:span>e pour son <text:span text:style-name="T33">Jeune Siegfried </text:span>que pour la <text:span text:style-name="T33">Mort de Siegfried</text:span>. Des faits tr<text:span text:style-name="T2">è</text:span>s importants de la fable n'<text:span text:style-name="T2">é</text:span>taient que racont<text:span text:style-name="T2">és : par exemple, tout le drame de Siegmund et Sieglinde, et le châ</text:span>timent de Br<text:span text:style-name="T2">ü</text:span>nnhilde <text:span text:style-name="T2">é</text:span>taient contenus dans un r<text:span text:style-name="T2">é</text:span>cit que Br<text:span text:style-name="T2">ü</text:span>nnhilde faisait lorsque Siegfried la r<text:span text:style-name="T2">é</text:span>veillait. Et ce qui <text:span text:style-name="T2">é</text:span>tait bien plus grave, ce qui paralysait Wagner compl<text:span text:style-name="T2">è</text:span>tement, c'<text:span text:style-name="T2">é</text:span>tait –<text:span text:style-name="T4"> </text:span><text:span text:style-name="T2">sans aucun doute </text:span>–<text:span text:style-name="T4"> </text:span><text:span text:style-name="T2">que ces deux projets, ainsi que toute son </text:span><text:span text:style-name="T33">Esquisse de drame</text:span>, ne r<text:span text:style-name="T2">é</text:span>pondaient aucunement <text:span text:style-name="T2">à</text:span> l'id<text:span text:style-name="T2">é</text:span>al qu'il venait de dresser, pr<text:span text:style-name="T2">é</text:span>cis<text:span text:style-name="T2">é</text:span>ment en 1850-1851, dans ses deux <text:span text:style-name="T2">écrits : l</text:span><text:span text:style-name="T33">'</text:span><text:span text:style-name="T15">Œ</text:span><text:span text:style-name="T33">uvre d'art de l'avenir</text:span> et <text:span text:style-name="T33">Op</text:span><text:span text:style-name="T15">é</text:span><text:span text:style-name="T33">ra et drame</text:span>. Certes ce n'<text:span text:style-name="T2">é</text:span>tait point ici c ce supr<text:span text:style-name="T2">ê</text:span>me <text:span text:style-name="T2">œuvre d'art, le drame »</text:span>. –<text:span text:style-name="T4"> </text:span><text:span text:style-name="T2">Cependant, les besoins maté</text:span>riels for<text:span text:style-name="T2">ç</text:span>aient le ma<text:span text:style-name="T2">î</text:span>tre <text:span text:style-name="T2">à</text:span> essayer quand m<text:span text:style-name="T2">ê</text:span>me de terminer ces op<text:span text:style-name="T2">éras, que la cour de Weimar lui payait ; et en septembre 1851 il commenç</text:span>ait <text:span text:style-name="T2">à</text:span> esquisser la musique du Jeune Siegfried.. En octobre, d<text:span text:style-name="T2">é</text:span>j<text:span text:style-name="T2">à</text:span>, il cessait cette tentative futile, qui fut sa derni<text:span text:style-name="T2">è</text:span>re tentative d'op<text:span text:style-name="T2">é</text:span>ra. Et le 3 novembre 1851, il annonce, peur la premi<text:span text:style-name="T2">è</text:span>re fois, qu'il <text:span text:style-name="T2">«</text:span><text:span text:style-name="T4"> </text:span><text:span text:style-name="T2">projette de faire trois drames avec une introduction, et qu'il sera fo</text:span>rc<text:span text:style-name="T2">é de briser fous ses liens avec Weimar »</text:span> (lettre in<text:span text:style-name="T2">é</text:span>dite). Et peu de semaines apr<text:span text:style-name="T2">è</text:span>s (d<text:span text:style-name="T2">é</text:span>cembre 1851), il termine sa Communication <text:span text:style-name="T2">à mes amis en disant : «</text:span><text:span text:style-name="T4"> </text:span><text:span text:style-name="T2">Je n'é</text:span>cris plus d'op<text:span text:style-name="T2">éras ; ne voulant point </text:span><text:soft-page-break/><text:span text:style-name="T2">inventer un nouveau mot, je nommerai mes œ</text:span>uvres des dram<text:span text:style-name="T2">es, car c'est le mot qui indique le plus clairement quel est le point de vue auquel il faut se placer pour juger ce que j'ai voulu faire ». Et il ajoute : «</text:span><text:span text:style-name="T4"> </text:span><text:span text:style-name="T2">Doré</text:span>navant je n'ai plus rien <text:span text:style-name="T2">à</text:span> faire avec votre th<text:span text:style-name="T2">éâtre moderne »</text:span>. </text:p>
      <text:p text:style-name="P148">Voil<text:span text:style-name="T2">à</text:span> donc fait le grand pas en<text:span text:style-name="T2"> avant ! Voilà</text:span> l'<text:span text:style-name="T2">é</text:span>volution artistique accomplie, –<text:span text:style-name="T4"> </text:span><text:span text:style-name="T2">Wagner «</text:span><text:span text:style-name="T4"> </text:span><text:span text:style-name="T2">devenu sachant »</text:span><text:span text:style-name="T4"> </text:span><text:span text:style-name="T2">! Et cette é</text:span>volution dans l'<text:span text:style-name="T2">â</text:span>me du ma<text:span text:style-name="T2">î</text:span>tre trouve imm<text:span text:style-name="T2">é</text:span>diatement sa manifestation artistique dans la conception du nouveau drame, de l<text:span text:style-name="T33">'Anneau du Nibelung</text:span>. </text:p>
      <text:p text:style-name="P147"><text:span text:style-name="T48">D</text:span><text:span text:style-name="T51">è</text:span><text:span text:style-name="T48">s que sa sant</text:span><text:span text:style-name="T51">é</text:span><text:span text:style-name="T48"> –</text:span><text:span text:style-name="T54"> </text:span><text:span text:style-name="T51">fortem</text:span><text:span text:style-name="T48">ent </text:span><text:span text:style-name="T51">é</text:span><text:span text:style-name="T48">branl</text:span><text:span text:style-name="T51">é</text:span><text:span text:style-name="T48">e par ce qui venait de se passer en lui –</text:span><text:span text:style-name="T54"> </text:span><text:span text:style-name="T51">fut un peu ré</text:span><text:span text:style-name="T48">tablie, Wagner se mit </text:span><text:span text:style-name="T51">à</text:span><text:span text:style-name="T48"> son nouveau projet de drame. –</text:span><text:span text:style-name="T54"> </text:span><text:span text:style-name="T51">Le 23 mars 1852, il écrit : «</text:span><text:span text:style-name="T54"> </text:span><text:span text:style-name="T51">Le grand poème m'absorbe de plus en plus ; il faut que je m'y mette bientôt »</text:span><text:span text:style-name="T48"> (lettre in</text:span><text:span text:style-name="T51">é</text:span><text:span text:style-name="T48">dite). Le 29 mai 1852 il annonce </text:span><text:span text:style-name="T51">à</text:span><text:span text:style-name="T48"> Liszt que </text:span><text:span text:style-name="T51">«</text:span><text:span text:style-name="T54"> </text:span><text:span text:style-name="T51">l'esquisse de toute la té</text:span><text:span text:style-name="T48">tralogie du </text:span><text:span text:style-name="T73">Nibelung </text:span><text:span text:style-name="T55">est finie »</text:span><text:note text:id="ftn158" text:note-class="footnote"><text:note-citation>94</text:note-citation><text:note-body><text:p text:style-name="P225"><text:span text:style-name="footnote_20_reference"><text:span text:style-name="T92"><text:tab/></text:span></text:span><text:span text:style-name="T89"> </text:span><text:span text:style-name="T93">C'est la seule fois eue j'aie rencontré ce met de Tétralogie, qu'on n'emploie qu'en France. </text:span></text:p></text:note-body></text:note><text:span text:style-name="T72">. </text:span><text:span text:style-name="T48">–</text:span><text:span text:style-name="T54"> </text:span><text:span text:style-name="T51"> Une fois le plan gé</text:span><text:span text:style-name="T48">n</text:span><text:span text:style-name="T51">é</text:span><text:span text:style-name="T48">rai termin</text:span><text:span text:style-name="T51">é</text:span><text:span text:style-name="T48">, il versifia d'abord la </text:span><text:span text:style-name="T73">Walk</text:span><text:span text:style-name="T56">ü</text:span><text:span text:style-name="T73">re</text:span><text:span text:style-name="T72">, </text:span><text:span text:style-name="T48">qu'il termina le 1 juillet 1852, ensuite le </text:span><text:span text:style-name="T64">Rheingold</text:span><text:span text:style-name="T48">, qu'il acheva dans les premiers jours de n</text:span><text:span text:style-name="T51">ovembre 1852 ; ensuite il refit à</text:span><text:span text:style-name="T48"> nouveau le drame du </text:span><text:span text:style-name="T64">Jeune Siegfried</text:span><text:span text:style-name="T48"> (aujourd'hui </text:span><text:span text:style-name="T64">Siegfried</text:span><text:span text:style-name="T48">) et de la Mort de Siegfried (aujourd'hui nomm</text:span><text:span text:style-name="T51">é</text:span><text:span text:style-name="T48"> </text:span><text:span text:style-name="T64">Goetterdammerung</text:span><text:span text:style-name="T48">). Vers No</text:span><text:span text:style-name="T51">ë</text:span><text:span text:style-name="T48">l 1852, il lisait le </text:span><text:span text:style-name="T64">Ring</text:span><text:span text:style-name="T48"> en entier </text:span><text:span text:style-name="T51">à</text:span><text:span text:style-name="T48"> ses amis de Zurich (M</text:span><text:span text:style-name="T51">é</text:span><text:span text:style-name="T48">moires de madame Wille), et le 11 f</text:span><text:span text:style-name="T51">é</text:span><text:span text:style-name="T48">vrier 1853 il envoyait </text:span><text:span text:style-name="T51">à</text:span><text:span text:style-name="T48"> Liszt les exemplaires de cette premi</text:span><text:span text:style-name="T51">è</text:span><text:span text:style-name="T48">re </text:span><text:span text:style-name="T51">é</text:span><text:span text:style-name="T48">dition qu'il avait fait imprimer </text:span><text:span text:style-name="T51">à</text:span><text:span text:style-name="T48"> ses frais, pour ses seuls amis. </text:span></text:p>
      <text:p text:style-name="P148">En 1863 fut publi<text:span text:style-name="T2">é</text:span>e la premi<text:span text:style-name="T2">è</text:span>re <text:span text:style-name="T2">é</text:span>dition publique du po<text:span text:style-name="T2">ème ; je juge inutile de parler des variantes qu'elle renferm</text:span>e. En 1873 parut une seconde <text:span text:style-name="T2">édition ; enfin en 1876, l'é</text:span>dition de Schott que tout le monde conna<text:span text:style-name="T2">î</text:span>t, et qui contient <text:span text:style-name="T2">é</text:span>galement une quantit<text:span text:style-name="T2">é</text:span> innombrable de variantes de mots et de phrases, tant par rapport <text:span text:style-name="T2">à</text:span> l'<text:span text:style-name="T2">é</text:span>dition de 1853, que par rapport <text:span text:style-name="T2">à</text:span> la partition. –<text:span text:style-name="T4"> </text:span><text:span text:style-name="T2">Il existe encore d'autres éditions ; mais cette é</text:span>tude <text:span text:style-name="T2">é</text:span>tant une <text:span text:style-name="T2">é</text:span>tude artistique, non bibliographique, je renvoie ceux de nos lecteurs qui d<text:span text:style-name="T2">é</text:span>sireraient de plus amples renseignements aux. catalogues de Kastner et d'Oesterlein. </text:p>
      <text:p text:style-name="P147"/>
      <text:p text:style-name="P181">La musique</text:p>
      <text:p text:style-name="P71"/>
      <text:p text:style-name="P148">La corr<text:span text:style-name="T2">é</text:span>lation entre la pens<text:span text:style-name="T2">é</text:span>e po<text:span text:style-name="T2">é</text:span>tique et la pens<text:span text:style-name="T2">é</text:span>e musicale est si intime chez Wagner, que tout essai de vraie chronologie musicale pour ses <text:span text:style-name="T2">œ</text:span>uvres est chose bien d<text:span text:style-name="T2">é</text:span>licate et bien sujette <text:span text:style-name="T2">à</text:span> caution. Comment se rendre compte, par exemple, de la part que l'intuition musicale a eue dans la conception et dans l'ex<text:span text:style-name="T2">é</text:span>cution d'un de ses po<text:span text:style-name="T2">èmes ? Et comment suivre cette cristallisation lente d'une inspiration musicale vaguement gé</text:span>n<text:span text:style-name="T2">é</text:span>rale, extr<text:span text:style-name="T2">ê</text:span>mement <text:span text:style-name="T2">é</text:span>lastique, <text:span text:style-name="T2">à</text:span> un motif pr<text:span text:style-name="T2">écis et clair ? Je doute que mê</text:span>me l'autobiographie nous apporte beaucoup de renseignements sur ce sujet, et dans tous les cas je consid<text:span text:style-name="T2">è</text:span>re la valeur artistique et psychologique des dates qui vont suivre comme bien inf<text:span text:style-name="T2">é</text:span>rieure <text:span text:style-name="T2">à</text:span> celle des dates du po<text:span text:style-name="T2">è</text:span>me. Car ma connaissance de Wagner me donne la certitude que la cr<text:span text:style-name="T2">é</text:span>ation d'une partition <text:span text:style-name="T2">é</text:span>tait, chez lui, toujours une <text:span text:style-name="T2">œ</text:span>uvre <text:span text:style-name="T2">«</text:span><text:span text:style-name="T4"> </text:span><text:span text:style-name="T2">d'après coup »</text:span>, un travail en un certain sens m<text:span text:style-name="T2">é</text:span>canique. Nous le voyons, par exemple, jeter sur le papier –<text:span text:style-name="T4"> </text:span><text:span text:style-name="T2">quand on le lui demande </text:span>–<text:span text:style-name="T4"> </text:span><text:span text:style-name="T2">des thè</text:span>mes musicaux qui n'acqui<text:span text:style-name="T2">è</text:span>rent leur plein d<text:span text:style-name="T2">é</text:span>veloppement qu'un quart ce si<text:span text:style-name="T2">è</text:span>cle plus tard, lorsque les circonstances lui permettent de faire la partition. –<text:span text:style-name="T4"> </text:span><text:span text:style-name="T2">Te crois que pour Wagner le poè</text:span>me <text:span text:style-name="T2">é</text:span>tait –<text:span text:style-name="T4"> </text:span><text:span text:style-name="T2">pour ainsi dire </text:span>–<text:span text:style-name="T4"> </text:span><text:span text:style-name="T2">une chose bien plus fortuite que la musique ; celle-ci, au contraire, é</text:span>tait n<text:span text:style-name="T2">é</text:span>cessaire, elle ne pouvait <text:span text:style-name="T2">ê</text:span>tre autrement, elle r<text:span text:style-name="T2">é</text:span>pondait <text:span text:style-name="T2">à</text:span> un ordre de v<text:span text:style-name="T2">é</text:span>rit<text:span text:style-name="T2">é</text:span> plus vague dans un certain sens et pour lequel la fable dramatique pouvait en cons<text:span text:style-name="T2">é</text:span>quence varier, mais de v<text:span text:style-name="T2">é</text:span>rit<text:span text:style-name="T2">é</text:span> plus profonde dans sa g<text:span text:style-name="T2">é</text:span>n<text:span text:style-name="T2">é</text:span>ralit<text:span text:style-name="T2">é</text:span>, plus certaine, plus absolue. Nous voyons, par exemple, que tandis que Wagner faisait d'assez nombreux projets de po<text:span text:style-name="T2">è</text:span>mes, qu'il laissait ensuite de c<text:span text:style-name="T2">ô</text:span>t<text:span text:style-name="T2">é</text:span>. n'en conservant que quelque conception g<text:span text:style-name="T2">é</text:span>n<text:span text:style-name="T2">é</text:span>rale pour un autre drame, il prenait au contraire telle m<text:span text:style-name="T2">é</text:span>lodie not<text:span text:style-name="T2">é</text:span>e pour un de ces drames rest<text:span text:style-name="T2">é</text:span>s <text:span text:style-name="T2">à</text:span> l'<text:span text:style-name="T2">é</text:span>tat de projet, et l'introduisait telle quelle dans une autre <text:span text:style-name="T2">œ</text:span>uvre. Un exemple frappant est la m<text:span text:style-name="T2">é</text:span>lodie con<text:span text:style-name="T2">ç</text:span>ue pour caract<text:span text:style-name="T2">é</text:span>riser Boudha, le renonciateur (dans les <text:span text:style-name="T33">Vainqueurs</text:span>), qui s'<text:span text:style-name="T2">é</text:span>panouit maintenant dans la sc<text:span text:style-name="T2">è</text:span>ne de l'<text:span text:style-name="T2">é</text:span>vocation d'Erda, lorsque Wotan d<text:span text:style-name="T2">é</text:span>clare renoncer au pouvoir en faveur de <text:span text:style-name="T2">«</text:span><text:span text:style-name="T4"> </text:span><text:span text:style-name="T2">l'Éternel Jeune »</text:span>. Et sans aucun doute, des m<text:span text:style-name="T2">é</text:span>lodies de <text:span text:style-name="T33">Wieland</text:span> ont pass<text:span text:style-name="T2">é</text:span> dans<text:span text:style-name="T33"> Siegfried</text:span>, des m<text:span text:style-name="T2">é</text:span>lodies de <text:span text:style-name="T33">J</text:span><text:span text:style-name="T15">é</text:span><text:span text:style-name="T33">sus de Nazareth</text:span> dans <text:span text:style-name="T33">Parsifal,</text:span> et de <text:span text:style-name="T33">Tristan</text:span> (premier projet du troisi<text:span text:style-name="T2">è</text:span>me acte) dans <text:span text:style-name="T33">Parsifal,</text:span> etc. –<text:span text:style-name="T4"> </text:span><text:span text:style-name="T2">Il me s</text:span>emblerait donc bien pu<text:span text:style-name="T2">é</text:span>ril de pr<text:span text:style-name="T2">é</text:span>tendre suivre pas <text:span text:style-name="T2">à</text:span> pas la gen<text:span text:style-name="T2">è</text:span>se de la musique de <text:span text:style-name="T33">l'Anneau du Nibelung</text:span>. </text:p>
      <text:p text:style-name="P148">Voici, par exemple, quelques d<text:span text:style-name="T2">é</text:span>tails int<text:span text:style-name="T2">é</text:span>ressants, mais qui viendront <text:span text:style-name="T2">à</text:span> l'appui de <text:soft-page-break/>ce que j'avance. –<text:span text:style-name="T4"> </text:span><text:span text:style-name="T2">Dé</text:span>j<text:span text:style-name="T2">à</text:span> en 1848, plusieurs m<text:span text:style-name="T2">é</text:span>lodies qui aujourd'hui sont une partie importante de la charpente symphonique du Ring existaient. –<text:span text:style-name="T4"> </text:span><text:span text:style-name="T2">Le thè</text:span>me principal de la Chevauch<text:span text:style-name="T2">é</text:span>e des Walxures, par exemple, et la m<text:span text:style-name="T2">é</text:span>lodie que le jeune Siegfried joue sur son cor sont de cette <text:span text:style-name="T2">é</text:span>poque (Tappert), quoique les drames dans lesquels ils apparaissent maintenant pour la premi<text:span text:style-name="T2">è</text:span>re fois et dans lesquels ils acqui<text:span text:style-name="T2">è</text:span>rent leur caract<text:span text:style-name="T2">è</text:span>re particulier et leur signification po<text:span text:style-name="T2">é</text:span>tique n'existassent point <text:span text:style-name="T2">à</text:span> ce moment. –<text:span text:style-name="T4"> </text:span><text:span text:style-name="T2">Des lettres de 1849 et 18 50 nous montrent Wagner impatient de se mettre à</text:span> la partition de sa Mort de Siegfried, dont, dit-il, <text:span text:style-name="T2">«</text:span><text:span text:style-name="T4"> </text:span><text:span text:style-name="T2">la musique lui dé</text:span>mange les doigts<text:span text:style-name="T2">»</text:span>. –<text:span text:style-name="T4"> </text:span><text:span text:style-name="T2">De suite aprè</text:span>s avoir <text:span text:style-name="T2">é</text:span>crit son Jeune Siegfried, en 1851, il se mit <text:span text:style-name="T2">à</text:span> la musique, et nul doute que de nombreuses parties du premier acte et du second de notre Siegfried sont, pour la d<text:span text:style-name="T2">é</text:span>clamation et pour le dessin m<text:span text:style-name="T2">é</text:span>lodique g<text:span text:style-name="T2">é</text:span>n<text:span text:style-name="T2">éral ; de cette anné</text:span>e. Dans une lettre (in<text:span text:style-name="T2">é</text:span>dite) du a septembre 1851, il <text:span text:style-name="T2">écrit : «</text:span><text:span text:style-name="T4"> </text:span><text:span text:style-name="T2">Je fais maintenant la musique ce mon Jeune Siegfried... les phrases musicales se font toutes seules sur ces vers, sans que je m'en occupe ; cela pousse de partout comme des plantes sauvages. J'ai dé</text:span>j<text:span text:style-name="T2">à</text:span> le commencement dans ma t<text:span text:style-name="T2">ète, ainsi que certaines parties plastiques, telles que la musique de Fafner. »</text:span> Et cependant il <text:span text:style-name="T2">é</text:span>tait <text:span text:style-name="T2">à</text:span> la veille d'abandonner d<text:span text:style-name="T2">é</text:span>finitivement c<text:span text:style-name="T2">e projet : il en avait la musique dans la tè</text:span>te, mais pas encore le po<text:span text:style-name="T2">ème ! </text:span>–<text:span text:style-name="T4"> </text:span><text:span text:style-name="T2">En é</text:span>t<text:span text:style-name="T2">é</text:span> 1853, donc pendant qu'il <text:span text:style-name="T2">é</text:span>crivait le po<text:span text:style-name="T2">è</text:span>me de la Walk<text:span text:style-name="T2">ü</text:span>re, et deux ans avant qu'il ne commen<text:span text:style-name="T2">çâ</text:span>t <text:span text:style-name="T2">à</text:span> en esquisser la partition, il donna d<text:span text:style-name="T2">é</text:span>j<text:span text:style-name="T2">à</text:span> <text:span text:style-name="T2">à</text:span> un ami qui lui avait demand<text:span text:style-name="T2">é</text:span> de lui copier les paroles du chant d'amour de Siegmund la m<text:span text:style-name="T2">é</text:span>lodie de ce chant. –<text:span text:style-name="T4"> </text:span><text:span text:style-name="T2">Ces dates sont inté</text:span>ressantes, mais elles serviront, je l'esp<text:span text:style-name="T2">è</text:span>re, <text:span text:style-name="T2">à</text:span> faire comprendre combien il est impossible de suivre cette gen<text:span text:style-name="T2">è</text:span>se musicale avec les tr<text:span text:style-name="T2">è</text:span>s rares documents que nous poss<text:span text:style-name="T2">é</text:span>dons. </text:p>
      <text:p text:style-name="P148">Ce qu'il est par contre facile de suivre, c'est l'ach<text:span text:style-name="T2">è</text:span>vement d<text:span text:style-name="T2">é</text:span>finitif de tout ce travail de longues ann<text:span text:style-name="T2">é</text:span>es, c'est la cr<text:span text:style-name="T2">é</text:span>ation des partitions. Mais on n'oubliera jamais que c'est l<text:span text:style-name="T2">à</text:span> une chose qui d<text:span text:style-name="T2">é</text:span>pendait le plus souvent de circonstances tout ext<text:span text:style-name="T2">é</text:span>rieures et accidentelles, et que toute conclusion psychologique ou autre qu'on voudrait d<text:span text:style-name="T2">é</text:span>duire de telles dates est donc sujette <text:span text:style-name="T2">à</text:span> caution. </text:p>
      <text:p text:style-name="P167"><text:span text:style-name="T29">Rheingold</text:span><text:span text:style-name="T26"> </text:span>fut commenc<text:span text:style-name="T2">é en novembre 1853 ; en octobre Wagner avait dé</text:span>j<text:span text:style-name="T2">à</text:span> <text:span text:style-name="T2">é</text:span>crit que la musique <text:span text:style-name="T2">«</text:span><text:span text:style-name="T4"> </text:span><text:span text:style-name="T2">lui coulait dans les veines »</text:span>, mais il <text:span text:style-name="T2">é</text:span>tait en voyage, en Italie, et ce n'est que rentr<text:span text:style-name="T2">é</text:span> <text:span text:style-name="T2">à</text:span> Zurich, en novembre, qu'il s'y mit. L'esquisse fut termin<text:span text:style-name="T2">é</text:span>e le 15 janvier 1854, la partition instrument<text:span text:style-name="T2">é</text:span>e fin mai. –<text:span text:style-name="T4"> </text:span><text:span text:style-name="T2">Le 3 juillet 1854, Wagner é</text:span>crit <text:span text:style-name="T2">à</text:span> Liszt que <text:span text:style-name="T33">la </text:span><text:span text:style-name="T29">Walk</text:span><text:span text:style-name="T8">ü</text:span><text:span text:style-name="T29">re</text:span><text:span text:style-name="T26"> </text:span>est commenc<text:span text:style-name="T2">ée ; la premiè</text:span>re esquisse <text:span text:style-name="T2">é</text:span>tait termin<text:span text:style-name="T2">é</text:span>e en d<text:span text:style-name="T2">é</text:span>cembre de la m<text:span text:style-name="T2">ê</text:span>me ann<text:span text:style-name="T2">é</text:span>e. L'instrumentation de la <text:span text:style-name="T29">Walk</text:span><text:span text:style-name="T8">ü</text:span><text:span text:style-name="T29">re</text:span><text:span text:style-name="T26"> </text:span>fut fort retard<text:span text:style-name="T2">é</text:span>e parle s<text:span text:style-name="T2">é</text:span>jour de Wagner <text:span text:style-name="T2">à</text:span> Londres en 1855 et par les fatigues et le d<text:span text:style-name="T2">é</text:span>go<text:span text:style-name="T2">û</text:span>t que lui caus<text:span text:style-name="T2">è</text:span>rent ses fonctions de chef d'orchestre de la Philharmonie Society. Toutefois il termina l'instrumentation du premier acte en septembre-octobre (apr<text:span text:style-name="T2">è</text:span>s son retour en Suisse et un s<text:span text:style-name="T2">é</text:span>jour dans les Alpes), celle du troisi<text:span text:style-name="T2">è</text:span>me acte en mars 1856, </text:p>
      <text:p text:style-name="P148">D<text:span text:style-name="T2">é</text:span>j<text:span text:style-name="T2">à</text:span> pendant qu'il faisait la premi<text:span text:style-name="T2">è</text:span>re esquisse de la musique de la <text:span text:style-name="T26">Walk</text:span><text:span text:style-name="T6">ü</text:span><text:span text:style-name="T26">re, </text:span>et avant qu'il n'en commen<text:span text:style-name="T2">çâ</text:span>t l'instrumentation, Wagner avait con<text:span text:style-name="T2">ç</text:span>u le drame de Tristan et <text:span text:style-name="T9">Isolde ; </text:span>c'<text:span text:style-name="T2">é</text:span>tait en octobre-novembre 1854 (<text:span text:style-name="T33">Correspondance Liszt-Wagner</text:span>, 11, 46). Lorsqu'en 1856, la partition de la <text:span text:style-name="T26">Walk</text:span><text:span text:style-name="T6">ü</text:span><text:span text:style-name="T26">re </text:span><text:span text:style-name="T2">é</text:span>tant termin<text:span text:style-name="T2">é</text:span>e, il s'agit pour le ma<text:span text:style-name="T2">î</text:span>tre de se mettre <text:span text:style-name="T2">à</text:span> la partition de <text:span text:style-name="T40">Siegfried, </text:span>il avait <text:span text:style-name="T2">à</text:span> lutter non seulement contre <text:span text:style-name="T2">«</text:span><text:span text:style-name="T4"> </text:span><text:span text:style-name="T2">la lassitude engendrée par ce long travail sans but visible »</text:span>, mais surtout contre l'obsession de ce nouveau projet de drame, <text:span text:style-name="T33">Tristan</text:span>, et du drame les Vainqueurs, qu'il venait- de concevoir, en mai 1856. –<text:span text:style-name="T4"> </text:span><text:span text:style-name="T2">Le 12 juillet 1856, il é</text:span>crit <text:span text:style-name="T2">à Liszt : «</text:span><text:span text:style-name="T4"> </text:span><text:span text:style-name="T2">J'espè</text:span>re bient<text:span text:style-name="T2">ô</text:span>t commencer <text:span text:style-name="T33">Siegfried</text:span>, mais au fond je pr<text:span text:style-name="T2">é</text:span>f<text:span text:style-name="T2">é</text:span>rerais de ce moment <text:span text:style-name="T2">é</text:span>crire des po<text:span text:style-name="T2">è</text:span>mes... j'ai deux magnifiques sujets de drames, Tristan et <text:span text:style-name="T33">les Vainqueurs</text:span><text:span text:style-name="T4">. </text:span><text:span text:style-name="T2">»</text:span></text:p>
      <text:p text:style-name="P147"><text:span text:style-name="T48">Toutefois Wagner se mit </text:span><text:span text:style-name="T51">à</text:span><text:span text:style-name="T48"> la partition de</text:span><text:span text:style-name="T64"> </text:span><text:span text:style-name="T50">Siegfried </text:span><text:span text:style-name="T48">vers la fin de 1856. Le 6 d</text:span><text:span text:style-name="T51">é</text:span><text:span text:style-name="T48">cembre il annonce </text:span><text:span text:style-name="T51">à</text:span><text:span text:style-name="T48"> Liszt qu'il termine l'esquisse de la premi</text:span><text:span text:style-name="T51">è</text:span><text:span text:style-name="T48">re sc</text:span><text:span text:style-name="T51">ène du premier acte ; en mi-janvier 1857 il termine l'esquisse du premier acte en entier. En mai 1857 n</text:span><text:span text:style-name="T48">ous le voyons occup</text:span><text:span text:style-name="T51">é</text:span><text:span text:style-name="T48"> au commencement du second acte, car il envoie </text:span><text:span text:style-name="T51">à Liszt, le 30 mai, la partition de la phrase de Fafner : «</text:span><text:span text:style-name="T54"> </text:span><text:span text:style-name="T57">Ich lieg, und besitze »</text:span><text:span text:style-name="T48">, qu'il venait d'</text:span><text:span text:style-name="T51">é</text:span><text:span text:style-name="T48">crire le matin m</text:span><text:span text:style-name="T51">ê</text:span><text:span text:style-name="T48">me </text:span><text:note text:id="ftn159" text:note-class="footnote"><text:note-citation>95</text:note-citation><text:note-body><text:p text:style-name="P225"><text:span text:style-name="footnote_20_reference"><text:span text:style-name="T94"><text:tab/></text:span></text:span><text:span text:style-name="T93"> La mélodie </text:span><text:span text:style-name="T27">da </text:span><text:span text:style-name="T93">Charme du Vendredi-Saint dans Parsifal est du même moment !</text:span></text:p></text:note-body></text:note><text:span text:style-name="T48">. Ces mots, on s'en souvient, sont dans la premi</text:span><text:span text:style-name="T51">è</text:span><text:span text:style-name="T48">re sc</text:span><text:span text:style-name="T51">è</text:span><text:span text:style-name="T48">ne du second acte. Mais Wagner poussa plus loin, car en </text:span><text:span text:style-name="T51">é</text:span><text:span text:style-name="T48">t</text:span><text:span text:style-name="T51">é</text:span><text:span text:style-name="T48"> 1857, il joua sur le piano </text:span><text:span text:style-name="T51">à</text:span><text:span text:style-name="T48"> M. </text:span><text:span text:style-name="T62">Richard Pohl </text:span><text:span text:style-name="T48">le </text:span><text:span text:style-name="T62">Waldweben </text:span><text:span text:style-name="T48">et la voix de l'oiseau, se servant d'une esquisse au crayon (Musik. -Wochenblatt, 1883, 537). </text:span></text:p>
      <text:p text:style-name="P72">–<text:span text:style-name="T4"> </text:span><text:span text:style-name="T2">Cependant, le 28 juin 1857, Wagner é</text:span>crit <text:span text:style-name="T2">à</text:span> Liszt qu'il a d<text:span text:style-name="T2">é</text:span>finitivement abandonn<text:span text:style-name="T2">é</text:span> son projet de continuer et de finir le Ring. <text:span text:style-name="T2">«</text:span><text:span text:style-name="T4"> </text:span><text:span text:style-name="T2">J'ai conduit mon jeune Siegfried dans la </text:span><text:soft-page-break/><text:span text:style-name="T2">solitude de la forêt ; je l'ai laissé</text:span> l<text:span text:style-name="T2">à</text:span> sous le tilleul... peut-<text:span text:style-name="T2">être ce sommeil lui fera-t-il du bien ; quant à</text:span> son r<text:span text:style-name="T2">é</text:span>veil je ne puis rien pr<text:span text:style-name="T2">é</text:span>voir... tout d<text:span text:style-name="T2">é</text:span>pend de dispositions d'esprit ind<text:span text:style-name="T2">é</text:span>pendantes de ma volont<text:span text:style-name="T2">é</text:span><text:span text:style-name="T4">. </text:span><text:span text:style-name="T2">Et en mê</text:span>me temps Wagner annonce qu'il se met <text:span text:style-name="T2">à</text:span> <text:span text:style-name="T33">Tristan</text:span>. </text:p>
      <text:p text:style-name="P148">Il semble qu'il y eut une interruption compl<text:span text:style-name="T2">è</text:span>te dans la composition <text:span text:style-name="T33">de l'Anneau du Nibelung</text:span> pendant huit ans. C'est en septembre 1865, <text:span text:style-name="T2">à</text:span> Munich, bient<text:span text:style-name="T2">ô</text:span>t apr<text:span text:style-name="T2">è</text:span>s les premi<text:span text:style-name="T2">è</text:span>res repr<text:span text:style-name="T2">é</text:span>sentations de ce Tristan pour lequel il avait en 1857 abandonn<text:span text:style-name="T2">é</text:span> son Siegfried sous Le tilleul, que Wagner se remit <text:span text:style-name="T2">à</text:span> la partition du second acte de <text:span text:style-name="T33">Siegfried.</text:span> Mais les <text:span text:style-name="T2">é</text:span>v<text:span text:style-name="T2">é</text:span>nements qui suivirent, sa fuite de Munich, la nouvelle impossibilit<text:span text:style-name="T2">é</text:span> ce songer <text:span text:style-name="T2">à</text:span> une ex<text:span text:style-name="T2">é</text:span>cution d'une <text:span text:style-name="T2">œ</text:span>uvre telle que le<text:span text:style-name="T33"> Ring</text:span>, semblent avoir bient<text:span text:style-name="T2">ôt interrompu ce travail ; et pendant les deux aimé</text:span>es suivantes, 1866 et 1867, nous le voyons exclusivement occup<text:span text:style-name="T2">é</text:span>, dans son asile sur le lac de Lucerne, 3 terminer la partition des <text:span text:style-name="T33">Ma</text:span><text:span text:style-name="T15">î</text:span><text:span text:style-name="T33">tres Chanteurs</text:span>, <text:span text:style-name="T2">à</text:span> laquelle il travaillait –<text:span text:style-name="T4"> </text:span><text:span text:style-name="T2">avec interruptions </text:span>–<text:span text:style-name="T4"> </text:span><text:span text:style-name="T2">depuis 1862. </text:span></text:p>
      <text:p text:style-name="P148">C'est probablement apr<text:span text:style-name="T2">è</text:span>s une nouvelle interruption de deux ou trois ans, que Wagner se remit vers le commencement de 1868 <text:span text:style-name="T2">à</text:span> <text:span text:style-name="T33">Siegfried, </text:span>et c'est en f<text:span text:style-name="T2">é</text:span>vrier 1869 (Glasenapp) qu'il termina la partition commenc<text:span text:style-name="T2">é</text:span>e en 1856. La <text:span text:style-name="T33">Goetterdemmerung</text:span> semble avoir <text:span text:style-name="T2">é</text:span>t<text:span text:style-name="T2">é</text:span> commenc<text:span text:style-name="T2">é</text:span>e cette m<text:span text:style-name="T2">ê</text:span>me ann<text:span text:style-name="T2">é</text:span>e, 1869. L'ex<text:span text:style-name="T2">é</text:span>cution de cette partition fut retard<text:span text:style-name="T2">é</text:span>e par les projets de Bayreuth et parles travaux qu'ils entra<text:span text:style-name="T2">înaient ; elle fut terminé</text:span>e, <text:span text:style-name="T2">à</text:span> Bayreuth, en novembre 1874, juste vingt et un ans apr<text:span text:style-name="T2">è</text:span>s le commencement de la partition de Rheingold. </text:p>
      <text:p text:style-name="P148">Et si nous nous rappelons que le premier projet d'un drame fond<text:span text:style-name="T2">é</text:span> sur les fables de I'Edda, cette<text:span text:style-name="T2">«</text:span><text:span text:style-name="T4"> </text:span><text:span text:style-name="T2">Esquisse d'un drame »</text:span>, date de 1848, et qu'il est le r<text:span text:style-name="T2">é</text:span>sultat de longues <text:span text:style-name="T2">é</text:span>tudes, nous ne nous tromperons certainement pas de beaucoup en assignant au temps <text:span text:style-name="T2">é</text:span>coul<text:span text:style-name="T2">é</text:span> entre la premi<text:span text:style-name="T2">è</text:span>re id<text:span text:style-name="T2">é</text:span>e de ce drame et sa terminaison compl<text:span text:style-name="T2">è</text:span>te, une p<text:span text:style-name="T2">é</text:span>riode de trente ans,. de 1844 <text:span text:style-name="T2">à</text:span> 1874, c'est-<text:span text:style-name="T2">à</text:span>-dire, de la trente-et-uni<text:span text:style-name="T2">è</text:span>me <text:span text:style-name="T2">à</text:span> la soixante-et-uni<text:span text:style-name="T2">è</text:span>me ann<text:span text:style-name="T2">é</text:span>e de la vie du ma<text:span text:style-name="T2">î</text:span>tre. </text:p>
      <text:p text:style-name="P166"/>
      <text:p text:style-name="P88"><text:span text:style-name="T2">Œ</text:span>uvres contemporaines</text:p>
      <text:p text:style-name="P71"/>
      <text:p text:style-name="P148">Je vais rapidement <text:span text:style-name="T2">é</text:span>num<text:span text:style-name="T2">é</text:span>rer les principales ouvres de Wagner qui d'une fa<text:span text:style-name="T2">ç</text:span>on ou d'une autre se rattachent <text:span text:style-name="T2">à</text:span> cette <text:span text:style-name="T2">é</text:span>poque de trente ans, soit qu'elles aient <text:span text:style-name="T2">é</text:span>t<text:span text:style-name="T2">é</text:span> con<text:span text:style-name="T2">ç</text:span>ues et ex<text:span text:style-name="T2">é</text:span>cut<text:span text:style-name="T2">é</text:span>es en entier entre 1844 et 1874, soit qu'elles aient <text:span text:style-name="T2">é</text:span>t<text:span text:style-name="T2">é</text:span> termin<text:span text:style-name="T2">é</text:span>es apr<text:span text:style-name="T2">è</text:span>s 1844 ou commenc<text:span text:style-name="T2">é</text:span>es avant 1874. On verra que l'<text:span text:style-name="T2">œ</text:span>uvre presque enti<text:span text:style-name="T2">è</text:span>re du ma<text:span text:style-name="T2">î</text:span>tre est contemporaine de l'<text:span text:style-name="T33">Anneau du Nibelung.</text:span> </text:p>
      <text:p text:style-name="P148">Quant aux <text:span text:style-name="T2">œ</text:span>uvres th<text:span text:style-name="T2">éâ</text:span>trales, elles touchent toutes <text:span text:style-name="T2">à</text:span> cette <text:span text:style-name="T2">é</text:span>poque,, <text:span text:style-name="T2">à</text:span> partir de <text:span text:style-name="T33">Tannhaeuser. </text:span><text:span text:style-name="T2">Nous avons : les opé</text:span>ras,<text:span text:style-name="T33"> Tannhaeuser (</text:span>1840-1845) et <text:span text:style-name="T33">Lohengrin</text:span><text:span text:style-name="T2"> (1842-1847) ; les drames, </text:span><text:span text:style-name="T33">Tristan </text:span>(1854-1859), les <text:span text:style-name="T33">Ma</text:span><text:span text:style-name="T15">î</text:span><text:span text:style-name="T33">tres Chanteurs </text:span>(1845-1867) Parsifal (1855 environ-1882). </text:p>
      <text:p text:style-name="P163"><text:span text:style-name="T48">Et pour compl</text:span><text:span text:style-name="T51">é</text:span><text:span text:style-name="T48">ter ce tableau, voici les esquisses rest</text:span><text:span text:style-name="T51">é</text:span><text:span text:style-name="T48">es inachev</text:span><text:span text:style-name="T51">ées : </text:span><text:span text:style-name="T64">Fr</text:span><text:span text:style-name="T52">é</text:span><text:span text:style-name="T64">d</text:span><text:span text:style-name="T52">é</text:span><text:span text:style-name="T64">ric Barberousse</text:span><text:span text:style-name="T48"> (environ 1844-1848),</text:span><text:span text:style-name="T64"> J</text:span><text:span text:style-name="T52">é</text:span><text:span text:style-name="T64">sus de Nazareth </text:span><text:span text:style-name="T48">(1848),</text:span><text:span text:style-name="T64"> la Mort de Siegfried,</text:span><text:span text:style-name="T48"> premi</text:span><text:span text:style-name="T51">è</text:span><text:span text:style-name="T48">re version (1848)</text:span><text:span text:style-name="T64">, Achille </text:span><text:span text:style-name="T48">(projet de drame mentionn</text:span><text:span text:style-name="T51">é</text:span><text:span text:style-name="T48"> dans des lettres de 1849 et 1850), </text:span><text:span text:style-name="T64">Wieland le forgeron</text:span><text:span text:style-name="T48"> (1849-1850), le jeune Siegfried, premi</text:span><text:span text:style-name="T51">è</text:span><text:span text:style-name="T48">re version (1851), les Vainqueurs (1856) </text:span><text:note text:id="ftn160" text:note-class="footnote"><text:note-citation>96</text:note-citation><text:note-body><text:p text:style-name="P225"><text:span text:style-name="footnote_20_reference"><text:span text:style-name="T94"><text:tab/></text:span></text:span><text:span text:style-name="T93"> Il est fort possible qu'il y ait des projets de drames restés inconnus. Dans une lettre de 1849, par exemple</text:span><text:span text:style-name="T95"> (reproduite dans </text:span><text:span text:style-name="T38">l'Allgemeine Musikzeitung)</text:span><text:span text:style-name="T95">, Wagner dit qu'outre </text:span><text:span text:style-name="T38">La Mort de Siegfried</text:span><text:span text:style-name="T95"> et de </text:span><text:span text:style-name="T38">Jésus</text:span><text:span text:style-name="T95">, il a en tête deux projets de drames tragiques (sans doute, </text:span><text:span text:style-name="T38">Wieland </text:span><text:span text:style-name="T95">et </text:span><text:span text:style-name="T38">Achille</text:span><text:span text:style-name="T95">), et deux sujets comiques. L'un de ces derniers </text:span><text:span text:style-name="T93">é</text:span><text:span text:style-name="T95">tait probablement les </text:span><text:span text:style-name="T38">Maîtres Chanteurs</text:span><text:span text:style-name="T95"> ; quel était l'autre ? Peut-être le </text:span><text:span text:style-name="T38">Jeune Siegfried</text:span><text:span text:style-name="T95"> ?</text:span></text:p></text:note-body></text:note><text:span text:style-name="T84">.</text:span><text:note text:id="ftn161" text:note-class="endnote"><text:note-citation>mmm</text:note-citation><text:note-body><text:p text:style-name="Endnote"><text:span text:style-name="T84"><text:tab/> </text:span>Chamberlain cite ici des œuvres de jeunesse de Wagner totalement oubliées aujourd’hui et restées à l’état d’ébauches. Philippe Godefroid leur a consacré un ouvrage  : <text:span text:style-name="T33">Les opéras imaginaires</text:span>, Séguier, 1989. [NdE]</text:p></text:note-body></text:note></text:p>
      <text:p text:style-name="P148">Les <text:span text:style-name="T2">é</text:span>crits de tout genre qui datent de cette <text:span text:style-name="T2">é</text:span>poque sont tr<text:span text:style-name="T2">è</text:span>s nombreux, je n'en mentionnerai que les plus importants. </text:p>
      <text:p text:style-name="P147"><text:span text:style-name="T48">Voici d'abord les deux principaux </text:span><text:span text:style-name="T51">é</text:span><text:span text:style-name="T48">crits th</text:span><text:span text:style-name="T51">é</text:span><text:span text:style-name="T48">oriques que le ma</text:span><text:span text:style-name="T51">î</text:span><text:span text:style-name="T48">tre nous ait laiss</text:span><text:span text:style-name="T51">és : </text:span><text:span text:style-name="T64">l'</text:span><text:span text:style-name="T52">Œ</text:span><text:span text:style-name="T64">uvre d'art de l'avenir </text:span><text:span text:style-name="T48">(1849-1850), et </text:span><text:span text:style-name="T64">Op</text:span><text:span text:style-name="T52">é</text:span><text:span text:style-name="T64">ra et drame</text:span><text:span text:style-name="T48"> (1850-1851). Ces deux </text:span><text:span text:style-name="T51">é</text:span><text:span text:style-name="T48">crits peuvent et doivent </text:span><text:span text:style-name="T51">ê</text:span><text:span text:style-name="T48">tre consid</text:span><text:span text:style-name="T51">é</text:span><text:span text:style-name="T48">r</text:span><text:span text:style-name="T51">é</text:span><text:span text:style-name="T48">s comme intimement li</text:span><text:span text:style-name="T51">é</text:span><text:span text:style-name="T48">s </text:span><text:span text:style-name="T51">à</text:span><text:span text:style-name="T48"> </text:span><text:span text:style-name="T64">l'Anneau du Nibelung</text:span><text:span text:style-name="T48">. Car, ainsi que Wagner nous dit dans sa Communication a mes amis, ce sont ses po</text:span><text:span text:style-name="T51">è</text:span><text:span text:style-name="T48">mes et l'intuition d'une </text:span><text:span text:style-name="T51">œ</text:span><text:span text:style-name="T48">uvre qu'il portait en lui d</text:span><text:span text:style-name="T51">é</text:span><text:span text:style-name="T48">j</text:span><text:span text:style-name="T51">à</text:span><text:span text:style-name="T48">, qui l'ont amen</text:span><text:span text:style-name="T51">é</text:span><text:span text:style-name="T48"> </text:span><text:span text:style-name="T51">à</text:span><text:span text:style-name="T48"> faire des r</text:span><text:span text:style-name="T51">é</text:span><text:span text:style-name="T48">flexions th</text:span><text:span text:style-name="T51">é</text:span><text:span text:style-name="T48">oriques, </text:span><text:span text:style-name="T51">à</text:span><text:span text:style-name="T48"> chercher </text:span><text:span text:style-name="T51">à</text:span><text:span text:style-name="T48"> se rendre compte de ce qui lui r</text:span><text:span text:style-name="T51">é</text:span><text:span text:style-name="T48">pugnait dans les manifestations soi-disant artistiques de notre temps, et </text:span><text:span text:style-name="T51">à</text:span><text:span text:style-name="T48"> se faire une image tr</text:span><text:span text:style-name="T51">è</text:span><text:span text:style-name="T48">s nette de ce qui devait </text:span><text:span text:style-name="T51">ê</text:span><text:span text:style-name="T48">tre l'</text:span><text:span text:style-name="T51">œuvre d'art de l'avenir. Et si c'é</text:span><text:span text:style-name="T48">tait ses projets de drames qui l'avaient en premier lieu inspir</text:span><text:span text:style-name="T51">é</text:span><text:span text:style-name="T48"> </text:span><text:span text:style-name="T51">à</text:span><text:span text:style-name="T48"> </text:span><text:span text:style-name="T51">é</text:span><text:span text:style-name="T48">crire ces </text:span><text:span text:style-name="T51">é</text:span><text:span text:style-name="T48">tudes, c'</text:span><text:span text:style-name="T51">é</text:span><text:span text:style-name="T48">taient eux aussi qu'il avait devant les yeux lorsque –</text:span><text:span text:style-name="T54"> </text:span><text:span text:style-name="T51">dans </text:span><text:span text:style-name="T64">Op</text:span><text:span text:style-name="T52">é</text:span><text:span text:style-name="T64">ra et drame</text:span><text:span text:style-name="T48"> –</text:span><text:span text:style-name="T54"> </text:span><text:span text:style-name="T51">il en</text:span><text:span text:style-name="T48">tre dans des d</text:span><text:span text:style-name="T51">é</text:span><text:span text:style-name="T48">tails sur l'allit</text:span><text:span text:style-name="T51">é</text:span><text:span text:style-name="T48">ration, etc. Je crois m</text:span><text:span text:style-name="T51">ê</text:span><text:span text:style-name="T48">me que cette pr</text:span><text:span text:style-name="T51">é</text:span><text:span text:style-name="T48">occupation du po</text:span><text:span text:style-name="T51">è</text:span><text:span text:style-name="T48">me sp</text:span><text:span text:style-name="T51">é</text:span><text:span text:style-name="T48">cial qu'il </text:span><text:soft-page-break/><text:span text:style-name="T48">avait en vue est un d</text:span><text:span text:style-name="T51">é</text:span><text:span text:style-name="T48">faut dans ce beau livre, que Wagner nomme son Testament</text:span><text:note text:id="ftn162" text:note-class="footnote"><text:note-citation>97</text:note-citation><text:note-body><text:p text:style-name="P233"><text:span text:style-name="footnote_20_reference"><text:span text:style-name="T94"><text:tab/></text:span></text:span><text:span text:style-name="T93">« Voici mon Testament ! maintenant je puis mourir, tout ce que je ferai de plus me semble être un pur luxe, » dit Wagner, dans une lettre de février 1855. </text:span></text:p></text:note-body></text:note><text:span text:style-name="T48">, et que l</text:span><text:span text:style-name="T64">'</text:span><text:span text:style-name="T52">Œ</text:span><text:span text:style-name="T64">uvre d'art de l'avenir, </text:span><text:span text:style-name="T51">é</text:span><text:span text:style-name="T48">crit </text:span><text:span text:style-name="T51">à</text:span><text:span text:style-name="T48"> un moment o</text:span><text:span text:style-name="T51">ù</text:span><text:span text:style-name="T48"> le Ring est moins au premier plan de ses pens</text:span><text:span text:style-name="T51">é</text:span><text:span text:style-name="T48">es, lui est sous plusieurs rapports sup</text:span><text:span text:style-name="T51">é</text:span><text:span text:style-name="T48">rieur. </text:span></text:p>
      <text:p text:style-name="P147"><text:span text:style-name="T48">Parmi les autres </text:span><text:span text:style-name="T51">écrits, je mentionnerai : la </text:span><text:span text:style-name="T64">Juiverie dans la musique </text:span><text:span text:style-name="T48">(1850), une </text:span><text:span text:style-name="T64">Communication </text:span><text:span text:style-name="T52">à</text:span><text:span text:style-name="T64"> mes amis</text:span><text:span text:style-name="T48"> (1851), </text:span><text:span text:style-name="T64">Lettre sur la musique</text:span><text:span text:style-name="T48"> (1860), </text:span><text:span text:style-name="T64">Art et religion</text:span><text:span text:style-name="T48"> (1864), </text:span><text:span text:style-name="T64">l'Art allemand et la politique allemande </text:span><text:span text:style-name="T48">(1868)</text:span><text:note text:id="ftn163" text:note-class="endnote"><text:note-citation>nnn</text:note-citation><text:note-body><text:p text:style-name="Endnote"><text:span text:style-name="T48"><text:tab/>La </text:span><text:span text:style-name="T33">Revue wagnérienne </text:span>n’aborde pas directement la question de l’antisémitisme de Richard Wagner. Chamberlain cite pourtant l’épouvantable pamphlet <text:span text:style-name="T33">La juiverie dans la musique. </text:span>Sur cette question, on se reportera au <text:span text:style-name="T33">Dictionnaire encyclopédique Richard Wagner</text:span>, ainsi qu’au récent ouvrage <text:span text:style-name="T33">Wagner contre les juifs</text:span> de Pierre-André Taguieff, Berg international, 2012. [NdE]</text:p></text:note-body></text:note><text:span text:style-name="T48">. </text:span></text:p>
      <text:p text:style-name="P148">Il y aurait lieu de mentionner ici aussi les lettres de Wagner <text:span text:style-name="T2">à</text:span> Liszt, de 1849 <text:span text:style-name="T2">à</text:span> 1861, r<text:span text:style-name="T2">é</text:span>cemment publi<text:span text:style-name="T2">é</text:span>es. C'est le plus beau document que nous poss<text:span text:style-name="T2">é</text:span>dions sur l'auteur de <text:span text:style-name="T33">l'Anneau du Niebelung</text:span>. </text:p>
      <text:p text:style-name="P87"><text:span text:style-name="T39">Houston Stewart </text:span>Chamberlain. </text:p>
      <text:p text:style-name="P147"/>
      <text:h text:style-name="P245" text:outline-level="2">Le wagnérisme en1888</text:h>
      <text:p text:style-name="P71"/>
      <text:p text:style-name="P148">Dans ces derni<text:span text:style-name="T2">è</text:span>res ann<text:span text:style-name="T2">é</text:span>es, il s'est fait en France, entre divers Wagn<text:span text:style-name="T2">é</text:span>riens, sinon de la haine, du moins une sorte de s<text:span text:style-name="T2">é</text:span>paration. Au premier moment, dans la lutte qui s'<text:span text:style-name="T2">é</text:span>tablissait entre Wagner et la foule, les partisans de Wagner n'ont pas eu le temps de s'entre-regarder, il s'agissait de courir au plus press<text:span text:style-name="T2">é</text:span>. Un article en faveur de Wagner <text:span text:style-name="T2">é</text:span>tant consid<text:span text:style-name="T2">é</text:span>r<text:span text:style-name="T2">é</text:span> comme une raret<text:span text:style-name="T2">é</text:span>, <text:span text:style-name="T2">é</text:span>tait toujours-accueilli les yeux ferm<text:span text:style-name="T2">é</text:span>s. Mais l'hostilit<text:span text:style-name="T2">é</text:span> de la foule ayant cess<text:span text:style-name="T2">é</text:span> peu <text:span text:style-name="T2">à</text:span> peu et s'<text:span text:style-name="T2">é</text:span>tant transform<text:span text:style-name="T2">é</text:span>e en curiosit<text:span text:style-name="T2">é</text:span>, il a enfin fallu passer <text:span text:style-name="T2">à</text:span> la p<text:span text:style-name="T2">é</text:span>riode <text:span text:style-name="T2">é</text:span>ducatrice. Jusque-l<text:span text:style-name="T2">à on n'avait fait que crier : «</text:span><text:span text:style-name="T4"> </text:span><text:span text:style-name="T2">Wagner est un. grand génie. »</text:span> La foule a naturellement voulu savoir pourquoi. </text:p>
      <text:p text:style-name="P148">Mais tandis que les uns <text:span text:style-name="T2">é</text:span>tudiaient l'<text:span text:style-name="T2">œ</text:span>uvre et l'homme, d'autres <text:span text:style-name="T2">à</text:span> c<text:span text:style-name="T2">ô</text:span>t<text:span text:style-name="T2">é</text:span> se passionnaient pour l'<text:span text:style-name="T2">œ</text:span>uvre et n<text:span text:style-name="T2">égligeaient l'homme ; d'autres enfin, pour des motifs quelconques, dé</text:span>testaient l'homme, sans d'ailleurs comprendre l'<text:span text:style-name="T2">œ</text:span>uvre. Nous ne parlons pas de ces derniers, dont le cas a <text:span text:style-name="T2">é</text:span>t<text:span text:style-name="T2">é</text:span> <text:span text:style-name="T2">é</text:span>tudi<text:span text:style-name="T2">é</text:span> et n'a plus qu'un int<text:span text:style-name="T2">é</text:span>r<text:span text:style-name="T2">ê</text:span>t historique. </text:p>
      <text:p text:style-name="P148">Wagner a indiqu<text:span text:style-name="T2">é</text:span> dans<text:span text:style-name="T33"> Eine Mittheilung an meine Freunde </text:span>(1851) la fa<text:span text:style-name="T2">ç</text:span>on dont il entendait <text:span text:style-name="T2">être compris : «</text:span><text:span text:style-name="T4"> </text:span><text:span text:style-name="T2">Cette explication, dit-il, je projette de la faire à</text:span> mes amis, parce que je ne puis <text:span text:style-name="T2">ê</text:span>tre compris que de ceux <text:span text:style-name="T2">à</text:span> qui leur penchant vers moi fait <text:span text:style-name="T2">é</text:span>prouver le besoin de me comprendre, et ceux-l<text:span text:style-name="T2">à</text:span> seuls peuvent <text:span text:style-name="T2">ê</text:span>tre mes amis. Mais, je ne peux consid<text:span text:style-name="T2">é</text:span>rer comme tels, ceux qui pr<text:span text:style-name="T2">étendent m'aimer comme artiste, et croient devoir me refuser leur sympathie comme homme (IV, 288). »</text:span> Et, autre par<text:span text:style-name="T2">t : «</text:span><text:span text:style-name="T4">  </text:span><text:span text:style-name="T2">Je demande à</text:span> ceux qui doivent me comprendre, seulement de me voir tel que je suis en r<text:span text:style-name="T2">é</text:span>alit<text:span text:style-name="T2">é</text:span> et non autrement, et de ne reconna<text:span text:style-name="T2">î</text:span>tre dans mes communications artistiques comme essentiel que ce qui leur est r<text:span text:style-name="T2">é</text:span>v<text:span text:style-name="T2">é</text:span>l<text:span text:style-name="T2">é</text:span> de moi suivant ma volont<text:span text:style-name="T2">é</text:span> et mon moyen<text:span text:style-name="T2"> de m'exprimer. »</text:span></text:p>
      <text:p text:style-name="P148">En prenant l'expression <text:span text:style-name="T2">«</text:span><text:span text:style-name="T4"> </text:span><text:span text:style-name="T2">ennemis de Wagner au sens wagné</text:span>rien du mot, c'est-<text:span text:style-name="T2">à</text:span> -dire en l'appliquant <text:span text:style-name="T2">à</text:span> ceux qui ne le comprennent ni ne l'aiment comme il voulait l'<text:span text:style-name="T2">ê</text:span>tre, on peut dire que la majorit<text:span text:style-name="T2">é</text:span> du parti wagn<text:span text:style-name="T2">é</text:span>rien fran<text:span text:style-name="T2">ç</text:span>ais est ennemie de Wagner. En ce moment nous trouvons le parti group<text:span text:style-name="T2">é</text:span> autour de M. Lamoureux, directeur de concerts. L'opinion publique le regarde comme Wagn<text:span text:style-name="T2">é</text:span>rien, parce qu'il ex<text:span text:style-name="T2">é</text:span>cute des <text:span text:style-name="T2">œ</text:span>uvres de Wagner. On pourrait dire avec plus de raison que c'est <text:soft-page-break/>parce qu'il ex<text:span text:style-name="T2">é</text:span>cute, comme il le fait, des <text:span text:style-name="T2">œ</text:span>uvres de Wagner, qu'il ne peut <text:span text:style-name="T2">ê</text:span>tre nomm<text:span text:style-name="T2">é</text:span> Wagn<text:span text:style-name="T2">é</text:span>rien. Ayant re<text:span text:style-name="T2">ç</text:span>u des <text:span text:style-name="T2">é</text:span>diteurs qui aujourd'hui en sont les propri<text:span text:style-name="T2">é</text:span>taires, l'autorisation de jouer en France les <text:span text:style-name="T2">œ</text:span>uvres de Wagner, et cela malgr<text:span text:style-name="T2">é</text:span> la volont<text:span text:style-name="T2">é</text:span> expresse du ma<text:span text:style-name="T2">î</text:span>tre, il s'est mis <text:span text:style-name="T2">à</text:span> la besogne. M. Houston Stewart Chamberlain, dans son article sur la traduction de la <text:span text:style-name="T33">Walk</text:span><text:span text:style-name="T15">ü</text:span><text:span text:style-name="T33">re</text:span>, a expliqu<text:span text:style-name="T2">é</text:span> quelles raisons absolues interdisent <text:span text:style-name="T2">à</text:span> tout Wagn<text:span text:style-name="T2">é</text:span>rien une pareille tentative. Repr<text:span text:style-name="T2">é</text:span>senter des <text:span text:style-name="T2">«</text:span><text:span text:style-name="T4"> </text:span><text:span text:style-name="T2">fragments »</text:span> d'une <text:span text:style-name="T2">œ</text:span>uvre de Wagner dans une salle de concert, avec des paroles traduites, c'est faire preuve de la plus grande inintelligence de l'esprit de cette <text:span text:style-name="T2">œ</text:span>uvre. M. Lamoureux a fait jouer plus tard une <text:span text:style-name="T2">œ</text:span>uvre compl<text:span text:style-name="T2">è</text:span>te, et a obtenu les <text:span text:style-name="T2">é</text:span>loges de M. L<text:span text:style-name="T2">évy, directeur de l'orchestre de Munich ; mais ce</text:span><text:span text:style-name="T33"> Lohengrin</text:span>, qui est toute po<text:span text:style-name="T2">é</text:span>sie, a <text:span text:style-name="T2">é</text:span>t<text:span text:style-name="T2">é</text:span> tra<text:span text:style-name="T2">î</text:span>n<text:span text:style-name="T2">é</text:span> sur une traduction fran<text:span text:style-name="T2">ç</text:span>aise, devant un public boulevardier qui a trouv<text:span text:style-name="T2">é</text:span> cet <text:span text:style-name="T2">«</text:span>op<text:span text:style-name="T2">é</text:span>ra<text:span text:style-name="T2">»</text:span> d<text:span text:style-name="T2">é</text:span>licieux. La presse n'avait pas manqu<text:span text:style-name="T2">é</text:span> d'expliquer l'<text:span text:style-name="T2">«</text:span><text:span text:style-name="T4"> </text:span><text:span text:style-name="T2">histoire »</text:span>. Et elle faisait, inconsciemment, tout ce qu'elle pouvait faire, car<text:span text:style-name="T33"> Lohengrin</text:span>, dans sa th<text:span text:style-name="T2">é</text:span>orie mystique du d<text:span text:style-name="T2">é</text:span>sir de la femme d'<text:span text:style-name="T2">é</text:span>treindre compl<text:span text:style-name="T2">è</text:span>tement ce qu'elle aime, disparaissait et devenait la l<text:span text:style-name="T2">é</text:span>gende int<text:span text:style-name="T2">é</text:span>ressante du <text:span text:style-name="T2">«</text:span><text:span text:style-name="T4"> </text:span><text:span text:style-name="T2">Chevalier au Cygne »</text:span>, qui se d<text:span text:style-name="T2">é</text:span>veloppait derri<text:span text:style-name="T2">è</text:span>re Je b<text:span text:style-name="T2">â</text:span>ton exact du bon chef d'orchestre. Heureusement que cela n'a pu durer qu'une repr<text:span text:style-name="T2">é</text:span>sentation, et que, somme toute, sous l'excitation des opposants, une justice fatale emp<text:span text:style-name="T2">ê</text:span>cha les faux Wagn<text:span text:style-name="T2">é</text:span>riens d'achever leur <text:span text:style-name="T2">é</text:span>normit<text:span text:style-name="T2">é</text:span>. </text:p>
      <text:p text:style-name="P148">Car c'<text:span text:style-name="T2">é</text:span>taient ces Wagn<text:span text:style-name="T2">é</text:span>riens qui contribuaient <text:span text:style-name="T2">à</text:span> l'<text:span text:style-name="T2">œ</text:span>uvre. Derri<text:span text:style-name="T2">è</text:span>re M. Lamoureux arrivaient les compositeurs qui ont la pr<text:span text:style-name="T2">é</text:span>tention d'accaparer Wagner, et qui s'<text:span text:style-name="T2">é</text:span>taient distribu<text:span text:style-name="T2">é</text:span> les r<text:span text:style-name="T2">ô</text:span>les. Les <text:span text:style-name="T2">«</text:span>Schwsermer<text:span text:style-name="T2">»</text:span> au dehors se r<text:span text:style-name="T2">é</text:span>pandaient dans la presse avec des-points d'exclamation, L<text:span text:style-name="T33">e Figaro </text:span>donnait son approbation. Enfin, ce qu'il y a de plus fort, en Allemagne on approuvait cela, et on ne tarissait pas d'<text:span text:style-name="T2">é</text:span>loges sur la tentative <text:span text:style-name="T2">«</text:span><text:span text:style-name="T4"> </text:span><text:span text:style-name="T2">artistique »</text:span> de M. Lamoureux. </text:p>
      <text:p text:style-name="P148">Cela jette un jour tr<text:span text:style-name="T2">è</text:span>s clair sur l'Allemagne. Elle voyait r<text:span text:style-name="T2">é</text:span>aliser en France ce qu'elle n'ose faire, par une certaine timidit<text:span text:style-name="T2">é</text:span>. On fait bien des coupures dans les th<text:span text:style-name="T2">éâ</text:span>tres allemands, mais on ne peut encore arriver <text:span text:style-name="T2">à</text:span> <text:span text:style-name="T2">é</text:span>touffer compl<text:span text:style-name="T2">è</text:span>tement le sens de l'<text:span text:style-name="T2">œuvre, qu'il est possible de reconstituer ; et l'on a la conscience qu'on ne peut pas trop dé</text:span>figurer le drame qui a <text:span text:style-name="T2">é</text:span>t<text:span text:style-name="T2">é</text:span> repr<text:span text:style-name="T2">é</text:span>sent<text:span text:style-name="T2">é</text:span> complet sur le th<text:span text:style-name="T2">éâ</text:span>tre de Bayreuth. Mais ce n'est pas le d<text:span text:style-name="T2">é</text:span>sir qui manque. Dans les pays voisins, y compris la Belgique, la tentative a <text:span text:style-name="T2">é</text:span>t<text:span text:style-name="T2">é</text:span> plus d<text:span text:style-name="T2">é</text:span>termin<text:span text:style-name="T2">é</text:span>e, et par suite a r<text:span text:style-name="T2">é</text:span>ussi. A Paris notamment, les repr<text:span text:style-name="T2">é</text:span>sentations fragmentaires ces fragments de <text:span text:style-name="T33">Tristan </text:span>au Ch<text:span text:style-name="T2">â</text:span>teau-d'Eau, de <text:span text:style-name="T33">Lohengrin</text:span>, et surtout du premier acte de la <text:span text:style-name="T33">Walkure,</text:span> <text:span text:style-name="T2">à</text:span> l'Eden-Th<text:span text:style-name="T2">éâ</text:span>tre, ne peuvent <text:soft-page-break/><text:span text:style-name="T2">ê</text:span>tre d<text:span text:style-name="T2">é</text:span>pass<text:span text:style-name="T2">é</text:span>es. Parler de la traduction de ces <text:span text:style-name="T2">œ</text:span>uvres serait venir trop tard sur uns place d<text:span text:style-name="T2">é</text:span>j<text:span text:style-name="T2">à</text:span> d<text:span text:style-name="T2">é</text:span>blay<text:span text:style-name="T2">é</text:span>e. Cependant on doit noter ceci, qu'en Allemagne on appr<text:span text:style-name="T2">é</text:span>cie M.. Wilder comme po<text:span text:style-name="T2">è</text:span>te et bon traducteur, sans doute dans le regret qu'on y a de ne pouvoir traduire Wagner en allemand. </text:p>
      <text:p text:style-name="P147"><text:span text:style-name="T48">Mais t</text:span><text:span text:style-name="T51">â</text:span><text:span text:style-name="T48">chons d'oublier qu'il est question d'un th</text:span><text:span text:style-name="T51">éâ</text:span><text:span text:style-name="T48">tre wagn</text:span><text:span text:style-name="T51">é</text:span><text:span text:style-name="T48">rien </text:span><text:span text:style-name="T51">à Paris ou autre part ; il sera temps d'en parler plu</text:span><text:span text:style-name="T48">s tard, si on ne parvient pas </text:span><text:span text:style-name="T51">à</text:span><text:span text:style-name="T48"> l'emp</text:span><text:span text:style-name="T51">ê</text:span><text:span text:style-name="T48">cher. Occupons-nous plut</text:span><text:span text:style-name="T51">ô</text:span><text:span text:style-name="T48">t des </text:span><text:span text:style-name="T51">é</text:span><text:span text:style-name="T48">tudes que l'on a faites et que l'on fait encore en France sur Wagner. C'est ici que nous pouvons parler de ceux qui </text:span><text:span text:style-name="T51">«</text:span><text:span text:style-name="T54"> </text:span><text:span text:style-name="T64">vorgeben mich </text:span><text:span text:style-name="T73">als K</text:span><text:span text:style-name="T56">ü</text:span><text:span text:style-name="T73">nstler</text:span><text:span text:style-name="T66"> zu l</text:span><text:span text:style-name="T52">eben »</text:span><text:span text:style-name="T48"> comme le dit Wagner. A part les beaux plaidoyers enthousiastes de Champfleury</text:span><text:note text:id="ftn164" text:note-class="endnote"><text:note-citation>ooo</text:note-citation><text:note-body><text:p text:style-name="Endnote"><text:span text:style-name="T48"><text:tab/>Jules François Félix Husson, dit Champfleury (1821 – 1889) est un écrivain français. Journaliste, écrivain, critique d’art et conservateur de la manufacture de Sèvres. Il fut l’un des premiers amis de Wagner en France. Défenseur de Courbet, il fut considéré comme le chef de file de l’école réaliste. Il écrivit</text:span><text:span text:style-name="T33"> </text:span>en 1860<text:span text:style-name="T33"> </text:span>une brochure<text:span text:style-name="T33">, Richard Wagner, publiée chez Bourdillat </text:span>puis <text:span text:style-name="T33">Concert de Richard Wagner, </text:span>publiée par d'Aubusson et Kugelmann<text:span text:style-name="T33">, </text:span>et enfin un article, paru dans le Courrier de Paris, intitulé<text:span text:style-name="T33"> Wagner et Courbet. </text:span><text:span text:style-name="T123">[NdE]</text:span></text:p><text:p text:style-name="Endnote"/></text:note-body></text:note><text:span text:style-name="T68"> </text:span><text:span text:style-name="T48">et de Baudelaire, de Champfleury surtout, </text:span><text:span text:style-name="T51">à</text:span><text:span text:style-name="T48"> qui Wagner a rendu ce magnifique t</text:span><text:span text:style-name="T51">é</text:span><text:span text:style-name="T48">moignage de l'avoir compris comme l'on ne peut se comprendre qu'entre </text:span><text:span text:style-name="T51">«</text:span><text:span text:style-name="T54"> </text:span><text:span text:style-name="T51">amis »</text:span><text:span text:style-name="T48">, </text:span><text:span text:style-name="T51">à</text:span><text:span text:style-name="T48"> part encore les </text:span><text:span text:style-name="T51">é</text:span><text:span text:style-name="T48">crits de Madame Judith Gauthier, cette premi</text:span><text:span text:style-name="T51">è</text:span><text:span text:style-name="T48">re p</text:span><text:span text:style-name="T51">é</text:span><text:span text:style-name="T48">riode peut se caract</text:span><text:span text:style-name="T51">é</text:span><text:span text:style-name="T48">riser celle de l'admiration inconsciente. </text:span><text:span text:style-name="T51">«</text:span><text:span text:style-name="T54"> </text:span><text:span text:style-name="T51">Puis vint l'é</text:span><text:span text:style-name="T48">poque des analyses d'</text:span><text:span text:style-name="T51">œ</text:span><text:span text:style-name="T48">uvres, dont M. E. Schur</text:span><text:span text:style-name="T51">é</text:span><text:span text:style-name="T48"> et son</text:span><text:span text:style-name="T64"> Drame musical</text:span><text:span text:style-name="T54"> </text:span><text:span text:style-name="T51">»</text:span><text:span text:style-name="T48"> sont les meilleurs repr</text:span><text:span text:style-name="T51">é</text:span><text:span text:style-name="T48">sentants. Cela avait, au moins, surtout dans l'</text:span><text:span text:style-name="T51">œ</text:span><text:span text:style-name="T48">uvre de M. Schur</text:span><text:span text:style-name="T51">é</text:span><text:span text:style-name="T48"> (je parle du second volume), un certain caract</text:span><text:span text:style-name="T51">è</text:span><text:span text:style-name="T48">re de pr</text:span><text:span text:style-name="T51">é</text:span><text:span text:style-name="T48">cision analytique. Mais, depuis, que de narrations inutiles a-t-on faites </text:span><text:span text:style-name="T51">à chaque retour de Bayreuth soit dans la presse, soit dans la librairie ! </text:span></text:p>
      <text:p text:style-name="P148">Passons aux tentatives d'explication. Ici nous trouvons MM. de Fourcaud, Ernst et Benoit. Ces <text:span text:style-name="T2">é</text:span>crivains ont ceci de commun qu'ils joignent <text:span text:style-name="T2">à l'admiration pour le musicien Franck l'admiration pour Wagner. Ils poursuivent ces deux buts ; le triomphe de la jeune é</text:span>cole de musique fran<text:span text:style-name="T2">ç</text:span>aise est li<text:span text:style-name="T2">é</text:span> pour eux au succ<text:span text:style-name="T2">è</text:span>s d<text:span text:style-name="T2">é</text:span>finitif de Wagner. Ceux-l<text:span text:style-name="T2">à</text:span> sont les plus m<text:span text:style-name="T2">éritants : à</text:span> une connaissance des motifs musicaux et de la marche du drame ils ajoutent une certaine admiration pour l'homme. Mais ils ne voient en lui que la puissance, qui saute aux yeux, et non l'artiste int<text:span text:style-name="T2">é</text:span>rieur, le <text:span text:style-name="T2">«</text:span><text:span text:style-name="T4"> </text:span><text:span text:style-name="T2">Mensch »</text:span>, <text:span text:style-name="T2">«</text:span><text:span text:style-name="T4"> </text:span><text:span text:style-name="T2">celui, dit Wagner, qui a ses vues propres, et les suit sans tenir compte d'autre chose (</text:span><text:span text:style-name="T33">Mittheilung</text:span><text:span text:style-name="T2">, 289). »</text:span> Les articles de M. de Fourcaud dans le Gaulois t<text:span text:style-name="T2">é</text:span>moignent de cette tendance, ainsi que le livre tr<text:span text:style-name="T2">è</text:span>s estimable de M. Ernst sur Wagner et le Drame contemporain, et les traductions, malheureusement fragmentaires et fantaisistes, de M. Camille Benoit. Nous pouvons placer ces trois <text:span text:style-name="T2">é</text:span>crivains sous la rubrique ce <text:span text:style-name="T2">«</text:span><text:span text:style-name="T4"> </text:span><text:span text:style-name="T2">sympathiques »</text:span><text:span text:style-name="T4"> </text:span><text:span text:style-name="T2">: ils aiment Wagner et son œ</text:span>uvre, et t<text:span text:style-name="T2">â</text:span>chent de la faire aimer, et, comme le public n'est pas <text:span text:style-name="T2">à la hauteur, il faut bien faire un peu descendre Wagner : là</text:span>, M. Lamoureux est id<text:span text:style-name="T2">é</text:span>al. </text:p>
      <text:p text:style-name="P148">Enfin, voici les <text:span text:style-name="T2">«</text:span><text:span text:style-name="T4"> </text:span><text:span text:style-name="T2">enragés »</text:span>. Ceux qu'on appelle ainsi sont, heureusement pour le <text:soft-page-break/>grand courant sympathique qui r<text:span text:style-name="T2">è</text:span>gne en faveur du pseudo-Wagner, peu nombreux. Ce sont ceux qui ont pour unique ambition de r<text:span text:style-name="T2">é</text:span>aliser le d<text:span text:style-name="T2">é</text:span>sir exprim<text:span text:style-name="T2">é par Wagner ; ce sont ceux qui ont senti «</text:span><text:span text:style-name="T4"> </text:span><text:span text:style-name="T2">le penchant à l'aimer et le besoin de le comprendre »</text:span> et qui, pour le satisfaire, ont <text:span text:style-name="T2">é</text:span>tudi<text:span text:style-name="T2">é</text:span> l'<text:span text:style-name="T2">œ</text:span>uvre, comme elle veut l'<text:span text:style-name="T2">ê</text:span>tre, ils n'ont pas voulu faire ce c d<text:span text:style-name="T2">é</text:span>part de l'artiste et de l'homme qui est aussi insens<text:span text:style-name="T2">é</text:span> que la s<text:span text:style-name="T2">é</text:span>paration de l'<text:span text:style-name="T2">âme et du corps »</text:span><text:span text:style-name="T4"> </text:span><text:span text:style-name="T2">; ils ont voulu connaî</text:span>tre <text:span text:style-name="T2">à</text:span> fond cet artiste qu' <text:span text:style-name="T2">«</text:span><text:span text:style-name="T4"> </text:span><text:span text:style-name="T2">inconsciemment au moins et involontairement »</text:span> ils aim<text:span text:style-name="T2">aient comme homme ; ils ont é</text:span>tudi<text:span text:style-name="T2">é</text:span> aussi bien ses <text:span text:style-name="T2">é</text:span>crits th<text:span text:style-name="T2">é</text:span>oriques que ses <text:span text:style-name="T2">œ</text:span>uvres d'art et aussi ce qui pouvait <text:span text:style-name="T2">ê</text:span>tre connu de sa vie. Ceux-l<text:span text:style-name="T2">à</text:span> sont appel<text:span text:style-name="T2">é</text:span>s des <text:span text:style-name="T2">«</text:span><text:span text:style-name="T4"> </text:span><text:span text:style-name="T2">enragés »</text:span> et vus d'un mauvais <text:span text:style-name="T2">œil en France comme en Allemagne ; ils inspirent, comme disait n</text:span>a<text:span text:style-name="T2">ï</text:span>vement l'auteur de <text:span text:style-name="T33">Wagner jug</text:span><text:span text:style-name="T15">é</text:span><text:span text:style-name="T33"> en France</text:span>, un sentiment de g<text:span text:style-name="T2">ê</text:span>ne. Car ils ne tol<text:span text:style-name="T2">è</text:span>rent pas plus une coupure dans l'<text:span text:style-name="T2">œ</text:span>uvre de Wagner en France qu'en Allemagne, et sous aucun pr<text:span text:style-name="T2">étexte ; ils estiment que connaî</text:span>tre Wagner de cette fa<text:span text:style-name="T2">ç</text:span>on n'est pas le conna<text:span text:style-name="T2">î</text:span>tre, et qu'il vaut mieux que ce soit le public qui monte vers cette <text:span text:style-name="T2">œ</text:span>uvre, comme il est mont<text:span text:style-name="T2">é</text:span> vers la Neuvi<text:span text:style-name="T2">è</text:span>me symphonie. Ceux-l<text:span text:style-name="T2">à</text:span> enfin ne peuvent appartenir <text:span text:style-name="T2">à aucun parti officiel, car, qui dit officiel dit pratique dans le sens le plus restreint du mot ; ils p</text:span>r<text:span text:style-name="T2">é</text:span>f<text:span text:style-name="T2">è</text:span>rent suivre la Pratique qui ne fait qu'un avec la Th<text:span text:style-name="T2">é</text:span>orie, et qui finit toujours par triompher. </text:p>
      <text:p text:style-name="P147"/>
      <text:p text:style-name="P82">Charles Bonnier. </text:p>
      <text:p text:style-name="P180"/>
      <text:p text:style-name="P99">[…] a tale</text:p>
      <text:p text:style-name="P99">Hard for the non-elect to understand</text:p>
      <text:p text:style-name="P100"/>
      <text:p text:style-name="P148">La France me semble bien situ<text:span text:style-name="T2">é</text:span>e, quoi qu'on en dise, pour pouvoir profiter dans une large mesure de l'influence de Wagner. </text:p>
      <text:p text:style-name="P148">Elle est –<text:span text:style-name="T4"> </text:span><text:span text:style-name="T2">espé</text:span>rons-le –<text:span text:style-name="T4"> </text:span><text:span text:style-name="T2">à</text:span> l'abri de ces d<text:span text:style-name="T2">é</text:span>plorables repr<text:span text:style-name="T2">é</text:span>sentations qui d<text:span text:style-name="T2">é</text:span>pravent le go<text:span text:style-name="T2">û</text:span>t en Allemagne, et qui font qu'il devient tous les jours plus impossible d<text:span text:style-name="T2">é</text:span>faire comprendre aux compatriotes du ma<text:span text:style-name="T2">î</text:span>tre de quoi il s'agit dans la r<text:span text:style-name="T2">é</text:span>forme de l'art qu'il avait r<text:span text:style-name="T2">ê</text:span>v<text:span text:style-name="T2">é</text:span>e. On n'entendra pas de sit<text:span text:style-name="T2">ô</text:span>t a Paris ces <text:span text:style-name="T33">Cycles</text:span> dont se vantent les th<text:span text:style-name="T2">éâ</text:span>tres de Hambourg, de Leipzig, et autres, dans lesquels, en moins de quinze jours, on donne tous les op<text:span text:style-name="T2">é</text:span>ras et drames de. Wagner sans une seule r<text:span text:style-name="T2">é</text:span>p<text:span text:style-name="T2">é</text:span>tition, de <text:span text:style-name="T33">Rienzi </text:span>jusqu'<text:span text:style-name="T2">à</text:span> <text:span text:style-name="T33">G</text:span><text:span text:style-name="T15">œtterdaemmerung !</text:span> –<text:span text:style-name="T4"> </text:span><text:span text:style-name="T2">Mais quant aux concerts, et à</text:span> leur influence n<text:span text:style-name="T2">é</text:span>faste, il est vrai, h<text:span text:style-name="T2">élas ! que la France n'a rien à</text:span> envier <text:span text:style-name="T2">à</text:span> l'Allemagne.</text:p>
      <text:p text:style-name="P148">Il est triste de voir Wagner, l'ennemi acharn<text:span text:style-name="T2">é</text:span>, irr<text:span text:style-name="T2">é</text:span>conciliable, de nos th<text:span text:style-name="T2">éâ</text:span>tres, de nos concerts, de tout ce qui s'affuble chez nous du nom d'art, de le voir devenir aujourd'hui la proie pr<text:span text:style-name="T2">é</text:span>cis<text:span text:style-name="T2">é</text:span>ment des directeurs de th<text:span text:style-name="T2">éâtre et de concerts ; et de voir que, grâ</text:span>ce aux agissements de ces industriels, ce sont les habitu<text:span text:style-name="T2">é</text:span>s de leurs <text:span text:style-name="T2">é</text:span>tablissements qui forment aujourd'hui la grande majorit<text:span text:style-name="T2">é</text:span> de ce qu'on se pla<text:span text:style-name="T2">î</text:span>t <text:span text:style-name="T2">à</text:span> appeler des Wagn<text:span text:style-name="T2">é</text:span>riens. Par la faute de ces soi-disant Wagn<text:span text:style-name="T2">é</text:span>riens, le Wagn<text:span text:style-name="T2">é</text:span>risme n'appara<text:span text:style-name="T2">î</text:span>t gu<text:span text:style-name="T2">è</text:span>re plus que comme le nom d'une m<text:span text:style-name="T2">é</text:span>lomanie de la pire esp<text:span text:style-name="T2">è</text:span>ce, et la lutte a <text:span text:style-name="T2">é</text:span>t<text:span text:style-name="T2">é</text:span> d<text:span text:style-name="T2">é</text:span>plac<text:span text:style-name="T2">ée ; au lieu de rester ce qu'elle é</text:span>tait, un combat que livrait l'Art <text:span text:style-name="T2">à</text:span> la vulgarit<text:span text:style-name="T2">é</text:span> et au commerce, elle est devenue une querelle entre divers engouements. Et j'avoue que l'engouement pour Wagner ne m'est gu<text:span text:style-name="T2">è</text:span>re plus sympathique que l'engouement contre lui. Un tel homme valait mieux que de devenir la pomme de discorde entre toutes les m<text:span text:style-name="T2">é</text:span>diocrit<text:span text:style-name="T2">é</text:span>s. Il m<text:span text:style-name="T2">é</text:span>ritait qu'on s'occup<text:span text:style-name="T2">â</text:span>t de la question de principe qu'il s'est pos<text:span text:style-name="T2">é</text:span>e tr<text:span text:style-name="T2">è</text:span>s jeune, qu'il a r<text:span text:style-name="T2">é</text:span>solue d'une mani<text:span text:style-name="T2">è</text:span>re qu'on est libre d'adopter ou de rejeter, mais qu'il faudrait conna<text:span text:style-name="T2">î</text:span>tre, et pour laquelle, une fois sa r<text:span text:style-name="T2">é</text:span>solution prise, il a combattu jusqu'<text:span text:style-name="T2">à</text:span> son dernier jour. </text:p>
      <text:p text:style-name="P151">Cette question, la voici : voulons-nous un nouvel Art ? ou n'en voulons-nous pas ? </text:p>
      <text:p text:style-name="P167">Si nous n'en voulons pas, si nous trouvons que tout est pour le mieux dans le meilleur des mondes, ne nous passionnons donc pas tant pour un homme dont le m<text:span text:style-name="T2">é</text:span>rite se r<text:span text:style-name="T2">é</text:span>duit <text:span text:style-name="T2">à</text:span> avoir fait de la musique qui chatouille agr<text:span text:style-name="T2">éablement les oreilles ; et que ceux dont les oreilles sont rebelles à</text:span> cette musique sachent que tout ce bruit qu'on fait dans les concerts et dans les th<text:span text:style-name="T2">éâ</text:span>tres, se fait contre la volont<text:span text:style-name="T2">é</text:span> expresse du ma<text:span text:style-name="T2">ître, et qu'au moins elles ne lui en portent donc pas rancune ! </text:span></text:p>
      <text:p text:style-name="P148">Si, au contraire, nous voulons un nouvel Art, ainsi que Wagner l'a voulu, ne nous <text:span text:style-name="T2">payons au moins pas de phrases et d'enthousiasme ; commenç</text:span>ons par savoir ce que c'est que nous voulons. Et lorsque nous le saurons, nous saurons que nous ne pouvons pas vouloir ce qui se passe partout sous pr<text:span text:style-name="T2">é</text:span>texte de Wagn<text:span text:style-name="T2">é</text:span>risme, et que nous ne pouvons surtout pas vouloir ce qui s'est pass<text:span text:style-name="T2">é</text:span> <text:span text:style-name="T2">à</text:span> Paris et <text:span text:style-name="T2">à</text:span> Bruxelles, ces derni<text:span text:style-name="T2">è</text:span>res ann<text:span text:style-name="T2">é</text:span>es, et ce qui s'y pr<text:span text:style-name="T2">é</text:span>pare pour les ann<text:span text:style-name="T2">é</text:span>es suivantes. </text:p>
      <text:p text:style-name="P148">Voici, en effet, le dilemme auquel sont accul<text:span text:style-name="T2">é</text:span>s ceux qui se disent Wagn<text:span text:style-name="T2">é</text:span>riens et qui en m<text:span text:style-name="T2">ê</text:span>me temps sont partisans des ex<text:span text:style-name="T2">é</text:span>cutions de fragments de la musique de Wagner dans les concerts, et de repr<text:span text:style-name="T2">é</text:span>sentations de drames wagn<text:span text:style-name="T2">ériens en dehors de Bayreuth : </text:span>–<text:span text:style-name="T4"> </text:span><text:span text:style-name="T2">S'ils approuvent ces concerte et ces repré</text:span>sentations, ils approuvent ce que Wagner a pass<text:span text:style-name="T2">é</text:span> sa vie <text:span text:style-name="T2">à</text:span> condamner et <text:span text:style-name="T2">à</text:span> combattre, ils approuvent ce qui est la n<text:span text:style-name="T2">é</text:span>gation de l'id<text:span text:style-name="T2">é</text:span>al wagn<text:span text:style-name="T2">é</text:span>rien d'art, ils approuvent ce qui ne peut que d<text:span text:style-name="T2">é</text:span>figurer chaque <text:span text:style-name="T2">œ</text:span>uvre du ma<text:span text:style-name="T2">î</text:span>tre et fausser toutes les id<text:span text:style-name="T2">é</text:span>es du public sur lui, et alors –<text:span text:style-name="T4"> </text:span><text:span text:style-name="T2">pourquoi se dire Wagnériens ? Si, par contre, ils connaissent et </text:span>approuvent les id<text:span text:style-name="T2">é</text:span>es de Wagner, comment peuvent-ils en pr<text:span text:style-name="T2">é</text:span>coniser la mutilation, et les combattre ainsi plus efficacement que ne le pourraient tous nos adversaires r<text:span text:style-name="T2">éunis ? </text:span></text:p>
      <text:p text:style-name="P148">Je vais t<text:span text:style-name="T2">â</text:span>cher d'expliquer la chose aussi clairement que possible, et je prie le lecteur, quelle que soit son opinion personnelle sur Wagner, de bien vouloir me suivre. </text:p>
      <text:p text:style-name="P148">Richard Wagner ne nous a pas seulement laiss<text:span text:style-name="T2">é</text:span> un certain nombre d’<text:span text:style-name="T2">œ</text:span>uvres th<text:span text:style-name="T2">éâtrales ; il nous a lé</text:span>gu<text:span text:style-name="T2">é autre chose : une conception nouvelle de l'Art. C'est toute une thé</text:span>orie de la nature m<text:span text:style-name="T2">ê</text:span>me de l'art, th<text:span text:style-name="T2">é</text:span>orie intuitive par son origine, philosophique et historique par sa m<text:span text:style-name="T2">é</text:span>thode, et qui aboutit <text:span text:style-name="T2">à</text:span> la d<text:span text:style-name="T2">é</text:span>monstration de la supr<text:span text:style-name="T2">ê</text:span>me importance que pourrait et devrait avoir l'art dans la vie de l'homme et dans la vie de la soci<text:span text:style-name="T2">é</text:span>t<text:span text:style-name="T2">é</text:span>. Cette conviction a <text:span text:style-name="T2">é</text:span>t<text:span text:style-name="T2">é</text:span> exprim<text:span text:style-name="T2">ée par Wagner : dans sa vie entiè</text:span>re, dans ses <text:span text:style-name="T2">é</text:span>crits, dans son <text:span text:style-name="T2">«</text:span><text:span text:style-name="T4"> </text:span><text:span text:style-name="T2">Festspielhaus »</text:span> de Bayreuth. </text:p>
      <text:p text:style-name="P148">Certes il faut reconna<text:span text:style-name="T2">î</text:span>tre que les drames du ma<text:span text:style-name="T2">ître sont aussi une manifestation </text:span><text:soft-page-break/><text:span text:style-name="T2">de sa conception de l'art ; et je dirais mê</text:span>me que ses <text:span text:style-name="T2">œ</text:span>uvres artistiques sont plus <text:span text:style-name="T2">é</text:span>loquentes, plus convaincantes, plus pleines de haute v<text:span text:style-name="T2">é</text:span>rit<text:span text:style-name="T2">é</text:span> que tous les <text:span text:style-name="T2">é</text:span>crits th<text:span text:style-name="T2">é</text:span>oriques. Qu'on veuille bien remarquer, cependant, que ces drames ne peuvent remplir leur mission r<text:span text:style-name="T2">é</text:span>v<text:span text:style-name="T2">é</text:span>latrice (pour ainsi dire), que sous de certaines conditions de perfection dans la r<text:span text:style-name="T2">é</text:span>alisation. Il en est de m<text:span text:style-name="T2">ê</text:span>me de toute <text:span text:style-name="T2">œuvre d'art ; tout ce qui est vraiment vivant est sujet, pour vivre, à</text:span> de multiples et d<text:span text:style-name="T2">é</text:span>licates conditions. Mais pour les <text:span text:style-name="T2">œ</text:span>uvres de la maturit<text:span text:style-name="T2">é</text:span> de Wagner il y a cette difficult<text:span text:style-name="T2">é</text:span> sp<text:span text:style-name="T2">é</text:span>ciale, c'est que ce sont bien des drames, mais que ces drames s'<text:span text:style-name="T2">é</text:span>loignent <text:span text:style-name="T2">à</text:span> tel point de notre th<text:span text:style-name="T2">éâ</text:span>tre moderne et de toutes les id<text:span text:style-name="T2">é</text:span>es g<text:span text:style-name="T2">é</text:span>n<text:span text:style-name="T2">é</text:span>ralement re<text:span text:style-name="T2">ç</text:span>ues sur l'art dramatique, que les <text:span text:style-name="T2">é</text:span>l<text:span text:style-name="T2">é</text:span>ments n<text:span text:style-name="T2">é</text:span>cessaires <text:span text:style-name="T2">à</text:span> leur r<text:span text:style-name="T2">é</text:span>alisation sc<text:span text:style-name="T2">é</text:span>nique font d<text:span text:style-name="T2">é</text:span>faut. Wagner a pr<text:span text:style-name="T2">é</text:span>vu, il y a longtemps, que <text:span text:style-name="T2">«</text:span><text:span text:style-name="T4"> </text:span><text:span text:style-name="T2">l'œ</text:span>uvre d'art de l'avenir ne pourra vivre pleinement que lorsque le drame ordinaire et l'op<text:span text:style-name="T2">éra seront devenus impossibles »</text:span>. Comment donc faire pour repr<text:span text:style-name="T2">é</text:span>senter ces drames sur nos th<text:span text:style-name="T2">éâtres ? </text:span>–<text:span text:style-name="T4"> </text:span><text:span text:style-name="T2">Non point, du tout,</text:span> qu'ils pr<text:span text:style-name="T2">é</text:span>sentent des difficult<text:span text:style-name="T2">és insurmontables ; mais il faudrait le concours d'hommes cui savent de quoi il s'agit. Comment faire repré</text:span>senter une <text:span text:style-name="T2">œ</text:span>uvre par des chanteurs, des musiciens, des d<text:span text:style-name="T2">é</text:span>corateurs qui n'en ont pas la moindre id<text:span text:style-name="T2">é</text:span>e Pet de plus, comment la faire comprendre <text:span text:style-name="T2">à</text:span> un public qui vient –<text:span text:style-name="T4"> </text:span><text:span text:style-name="T2">non point sans notions artistiques quelconques, ce qui serait un mal lé</text:span>ger –<text:span text:style-name="T4"> </text:span><text:span text:style-name="T2">mais qui vient avec l'intention formelle d'y trouver autre chose que ce que l'auteur y a mis ? </text:span></text:p>
      <text:p text:style-name="P148">Wagner a voulu cr<text:span text:style-name="T2">éer un nouvel art </text:span>: mais pour que cette id<text:span text:style-name="T2">é</text:span>e th<text:span text:style-name="T2">é</text:span>orique se r<text:span text:style-name="T2">é</text:span>alise devant nos yeux, pour qu'elle devienne une v<text:span text:style-name="T2">é</text:span>rit<text:span text:style-name="T2">é que palpent nos sens, il faudrait que des milliers d'hommes voulussent ce que Wagner a voulu : or, comment peuvent-ils vouloir ce que lui a voulu, s'ils ne co</text:span>mmencent pas par savoir tr<text:span text:style-name="T2">ès exactement ce qu'il a voulu ? </text:span></text:p>
      <text:p text:style-name="P148">Bon gr<text:span text:style-name="T2">é</text:span>, mal gr<text:span text:style-name="T2">é</text:span>, nous serons donc forc<text:span text:style-name="T2">é</text:span>s d'aller le m<text:span text:style-name="T2">ê</text:span>me chemin qu'est all<text:span text:style-name="T2">é</text:span> le ma<text:span text:style-name="T2">ître ; nous serons forcé</text:span>s d'examiner, ainsi que lui-m<text:span text:style-name="T2">ê</text:span>me a d<text:span text:style-name="T2">û</text:span> le faire, la nature de l'art, son histoire, etc. Wagner, qui avait l'intuition de l'art qu'il voulait cr<text:span text:style-name="T2">é</text:span>er, a d<text:span text:style-name="T2">û</text:span> cependant passer plusieurs ann<text:span text:style-name="T2">é</text:span>es dans ces r<text:span text:style-name="T2">é</text:span>flexions, pour arriver <text:span text:style-name="T2">à</text:span> saisir le probl<text:span text:style-name="T2">è</text:span>me tr<text:span text:style-name="T2">è</text:span>s clairement, pour pouvoir vouloir. Et je le r<text:span text:style-name="T2">é</text:span>p<text:span text:style-name="T2">è</text:span>te, puisqu'il est impossible <text:span text:style-name="T2">à</text:span> Wagner de nous manifester <text:span text:style-name="T2">à</text:span> l'heure actuelle ce qu'est cet art, ce n'est qu'en le suivant, ce n'est qu'en <text:span text:style-name="T2">é</text:span>tudiant attentivement ses <text:span text:style-name="T2">é</text:span>crits et sa vie, que nous pouvons arriver <text:span text:style-name="T2">à</text:span> savoir au juste ce qu'il a voulu, et <text:span text:style-name="T2">à</text:span> vouloir la m<text:span text:style-name="T2">ê</text:span>me chose. </text:p>
      <text:p text:style-name="P148">Il est donc de toute <text:span text:style-name="T2">é</text:span>vidence que le premier devoir de tous ceux qui veulent ce qu'a voulu Wagner et qui ont seuls le droit de se nommer Wagn<text:span text:style-name="T2">é</text:span>riens. c'est de <text:soft-page-break/>r<text:span text:style-name="T2">é</text:span>pandre la connaissance des <text:span text:style-name="T2">é</text:span>crits de Wagner, de sa vie, de ses id<text:span text:style-name="T2">é</text:span>es, –<text:span text:style-name="T4"> </text:span><text:span text:style-name="T2">c'est, de pré</text:span>senter tout ceci sous des points de vue fort divers, de fa<text:span text:style-name="T2">ç</text:span>on <text:span text:style-name="T2">à</text:span> expliquer ce qui est rest<text:span text:style-name="T2">é</text:span> <text:span text:style-name="T2">à</text:span> quelques-uns obscur, ou <text:span text:style-name="T2">à</text:span> frapper d'autres par de nouveaux arguments. –<text:span text:style-name="T4"> </text:span><text:span text:style-name="T2">Et la seule autre chose qu'ils aient à</text:span> faire, pour le moment, c'est de soutenir par tous les moyens possibles le th<text:span text:style-name="T2">éâ</text:span>tre de Bayreuth. </text:p>
      <text:p text:style-name="P148">On se tromperait si on croyait trouver <text:span text:style-name="T2">à</text:span> Bayreuth la manifestation parfaite de l'art qu'a r<text:span text:style-name="T2">ê</text:span>v<text:span text:style-name="T2">é</text:span> le ma<text:span text:style-name="T2">ître ; ce qu'on y trouve c'est l'indication trè</text:span>s nette et merveilleusement <text:span text:style-name="T2">é</text:span>loquente de son intention. Wagner, apr<text:span text:style-name="T2">è</text:span>s avoir d<text:span text:style-name="T2">é</text:span>montr<text:span text:style-name="T2">é</text:span> la n<text:span text:style-name="T2">é</text:span>cessit<text:span text:style-name="T2">é</text:span> d'une r<text:span text:style-name="T2">é</text:span>forme de l'art, a b<text:span text:style-name="T2">â</text:span>ti cette baraque en bois, laquelle, tant par les d<text:span text:style-name="T2">é</text:span>tails de sa construction que par sa position loin de toute grande ville, est jusqu'ici l'unique endroit o<text:span text:style-name="T2">ù son art pourrait vivre ; et il nous a lé</text:span>gu<text:span text:style-name="T2">é</text:span> des <text:span text:style-name="T2">œ</text:span>uvres qui r<text:span text:style-name="T2">é</text:span>alisent plusieurs des fo<text:span text:style-name="T2">rmes possibles du nouveau drame ; il ne pouvait faire plus pour nous. C'est pourquoi, en 1876, debout sur cette scè</text:span>ne, il s'<text:span text:style-name="T2">écria : «</text:span><text:span text:style-name="T4"> </text:span><text:span text:style-name="T2">Maintenant c'est </text:span><text:span text:style-name="T15">à</text:span><text:span text:style-name="T33"> vous </text:span><text:span text:style-name="T15">à vouloir </text:span><text:span text:style-name="T2">! »</text:span></text:p>
      <text:p text:style-name="P148">Or, ce qui manque jusqu'ici, c'est ce<text:span text:style-name="T2">«</text:span><text:span text:style-name="T4"> </text:span><text:span text:style-name="T2">vouloir»</text:span>. L'art que voulait Wagner ne pourrait vivre enti<text:span text:style-name="T2">è</text:span>rement, pleinement que <text:span text:style-name="T2">«</text:span>parla volont<text:span text:style-name="T2">é</text:span> de tous les artistes r<text:span text:style-name="T2">éunis »</text:span>, et par la volont<text:span text:style-name="T2">é</text:span> du public qui se joindrait <text:span text:style-name="T2">à</text:span> celle des artistes, c'est ce que tr<text:span text:style-name="T2">è</text:span>s peu comprennent, tant parmi les artistes que parmi le public. Il en r<text:span text:style-name="T2">é</text:span>sulte que les repr<text:span text:style-name="T2">é</text:span>sentations de Bayreuth, au lieu d'<text:span text:style-name="T2">ê</text:span>tre la r<text:span text:style-name="T2">é</text:span>alisation parfaite d'une intention artistique, ne sont toujours encore qu'une indication de cette intention et l'expression de la volont<text:span text:style-name="T2">é</text:span> de quelques personnes <text:span text:style-name="T2">à</text:span> travers les louables efforts de chanteurs et de musiciens qui sont loin de savoir de quoi il s'agit, et qui s'adressent <text:span text:style-name="T2">à</text:span> un public qui ne le sait pas mieux qu'eux. –<text:span text:style-name="T4"> </text:span><text:span text:style-name="T2">Toujours est-il qu'à</text:span> Bayreuth se trouve r<text:span text:style-name="T2">é</text:span>uni un ensemble exceptionnel et unique de conditions qui permettent une r<text:span text:style-name="T2">é</text:span>alisation aussi parfaite que possible <text:span text:style-name="T2">à</text:span> l'heure pr<text:span text:style-name="T2">é</text:span>sente de l'id<text:span text:style-name="T2">é</text:span>e wagn<text:span text:style-name="T2">érienne : en joignant la connaissance de la vie et des é</text:span>crits de Wagner a l'audition de ces drames <text:span text:style-name="T2">à</text:span> Bayreuth, on peut arriver <text:span text:style-name="T2">à</text:span> saisir l'id<text:span text:style-name="T2">é</text:span>e fondamentale du ma<text:span text:style-name="T2">î</text:span>tre, sa conception de l'art. </text:p>
      <text:p text:style-name="P155">Et ce Bayreuth, dans lequel l'influence personnelle de Wagner, que rien au monde ne saurait remplacer, vit encore dans la personne de sa veuve, –<text:span text:style-name="T4"> </text:span><text:span text:style-name="T2">ce Bayreuth où</text:span> se trouve r<text:span text:style-name="T2">é</text:span>uni pour la haute direction des <text:span text:style-name="T2">œ</text:span>uvres <text:span text:style-name="T2">à</text:span> repr<text:span text:style-name="T2">é</text:span>senter un ensemble d'hommes qui ont <text:span text:style-name="T2">é</text:span>t<text:span text:style-name="T2">é</text:span> form<text:span text:style-name="T2">é</text:span>s par Wagner lui-m<text:span text:style-name="T2">ê</text:span>me, qui connaissent ses intentions dans chaque d<text:span text:style-name="T2">é</text:span>tail, –<text:span text:style-name="T4"> </text:span><text:span text:style-name="T2">ce Bayreuth ne vit que par le dé</text:span>vouement de ces <text:soft-page-break/>quelques personnes, et d<text:span text:style-name="T2">é</text:span>pend pour son existence des hasards de chaque ann<text:span text:style-name="T2">é</text:span>e. Il a <text:span text:style-name="T2">à</text:span> lutter contre des difficult<text:span text:style-name="T2">é</text:span>s mat<text:span text:style-name="T2">é</text:span>rielles incroyables (car jamais il n'a re<text:span text:style-name="T2">ç</text:span>u d'aide vraiment efficace du dehors), il a <text:span text:style-name="T2">à</text:span> lutter contre la haine de tous les directeurs de th<text:span text:style-name="T2">éâ</text:span>tres d'Allemagne, contre la presse, contre l'inintelligence et les d<text:span text:style-name="T2">é</text:span>plorables habitudes des chanteurs, contre le manque de temps pour <text:span text:style-name="T2">é</text:span>tudier <text:span text:style-name="T2">à</text:span> fond les <text:span text:style-name="T2">œ</text:span>uvres <text:span text:style-name="T2">à</text:span> repr<text:span text:style-name="T2">é</text:span>senter<text:tab/>N'est-il pas <text:span text:style-name="T2">é</text:span>vident que le devoir de tout homme qui pr<text:span text:style-name="T2">é</text:span>tend lutter pour les id<text:span text:style-name="T2">ées de Wagner, c'est de soutenir Bayreuth ? De le soutenir matériellement et moralement ? Lorsque l'unique endroit où</text:span> l'id<text:span text:style-name="T2">é</text:span>e du ma<text:span text:style-name="T2">î</text:span>tre puisse se manifester p<text:span text:style-name="T2">é</text:span>riclite, nous irions gaspiller notre argent et nos forces dans des entreprises qui sont la n<text:span text:style-name="T2">é</text:span>gation de l'<text:span text:style-name="T2">œuvre de sa vie ? </text:span></text:p>
      <text:p text:style-name="P148">Laissons ce soin <text:span text:style-name="T2">à</text:span> d'autres, et sachons bien que les Wagn<text:span text:style-name="T2">é</text:span>riens n'ont que deux choses <text:span text:style-name="T2">à faire : ré</text:span>pandre la connaissance des id<text:span text:style-name="T2">ées de Wagner sur l'art, et soutenir Bayreuth. Tout homme qui fait autre chose est l'ennemi direct de Wagner ; car combattre les idé</text:span>es du ma<text:span text:style-name="T2">ître ce n'est pas leur faire du tort, au contraire ; mais les dé</text:span>figurer sous pr<text:span text:style-name="T2">é</text:span>texte de les propager, c'est leur faire un tort irr<text:span text:style-name="T2">é</text:span>parable. L'Antiwagn<text:span text:style-name="T2">é</text:span>rien est un honn<text:span text:style-name="T2">ê</text:span>te homme auquel nous tendons la main en le priant <text:span text:style-name="T2">«</text:span><text:span text:style-name="T4"> </text:span><text:span text:style-name="T2">de causer d'autre chose »</text:span><text:span text:style-name="T4"> </text:span><text:span text:style-name="T2">; mais celui qui pré</text:span>tend <text:span text:style-name="T2">ê</text:span>tre l'ami de Wagner, et qui quand m<text:span text:style-name="T2">ê</text:span>me veut autre chose que ce que je viens d'indiquer, ignore la pens<text:span text:style-name="T2">é</text:span>e du ma<text:span text:style-name="T2">î</text:span>tre, ou bien il la d<text:span text:style-name="T2">é</text:span>nature sciemment, c'est-<text:span text:style-name="T2">à-dire qu'il est : ou inintelligent, ou malhonnê</text:span>te. </text:p>
      <text:p text:style-name="P148">Apr<text:span text:style-name="T2">è</text:span>s cette digression malheureusement n<text:span text:style-name="T2">é</text:span>cessaire, je retourne <text:span text:style-name="T2">à</text:span> la question du Wagn<text:span text:style-name="T2">é</text:span>risme eu France. </text:p>
      <text:p text:style-name="P148">Le point de vue vraiment wagn<text:span text:style-name="T2">é</text:span>rien que je viens d'exposer est applicable <text:span text:style-name="T2">à</text:span> l'Allemagne aussi bien qu'<text:span text:style-name="T2">à</text:span> la France. Mais il y a pour la France une consid<text:span text:style-name="T2">é</text:span>ration sp<text:span text:style-name="T2">éciale qui devrait la sauvegarder contre bien des dangers : c'est que la nature mê</text:span>me du drame wagn<text:span text:style-name="T2">é</text:span>rien, l'importance que chaque mot y acquiert et l'immobilit<text:span text:style-name="T2">é</text:span> qui est assign<text:span text:style-name="T2">é</text:span>e au mot par sa liaison avec la musique, rendent toute traduction de ces drames en langue fran<text:span text:style-name="T2">ç</text:span>aise impossible. Il. y a l<text:span text:style-name="T2">à</text:span> tout un encha<text:span text:style-name="T2">î</text:span>nement d'impossibilit<text:span text:style-name="T2">é</text:span>s, depuis la grande impossibilit<text:span text:style-name="T2">é</text:span> de rendre en fran<text:span text:style-name="T2">ç</text:span>ais des po<text:span text:style-name="T2">è</text:span>mes si <text:span text:style-name="T2">é</text:span>minemment, si exclusivement allemands dans leur conception, jusqu'aux petites impossibilit<text:span text:style-name="T2">é</text:span>s de faire accorder la phrase parl<text:span text:style-name="T2">é</text:span>e avec la modulation <text:span text:style-name="T2">à</text:span> l'orchestre, ou le mot avec l'accord. Je sais bien qu'on a tent<text:span text:style-name="T2">é</text:span> cette traduction, mais j'ai assez confiance dans le bon go<text:span text:style-name="T2">û</text:span>t des Fran<text:span text:style-name="T2">ç</text:span>ais et dans la s<text:span text:style-name="T2">û</text:span>ret<text:span text:style-name="T2">é</text:span> de leur instinct artiste, <text:soft-page-break/>pour <text:span text:style-name="T2">ê</text:span>tre persuad<text:span text:style-name="T2">é</text:span> qu'ils refuseront d'accepter les produits que MM. Schott de Mavence ont fait fabriquer <text:span text:style-name="T2">à</text:span> leur intention. </text:p>
      <text:p text:style-name="P148">Tous les artistes et tous ceux qui aiment l'art devraient se liguer –<text:span text:style-name="T4"> </text:span><text:span text:style-name="T2">quelles que soient leurs opinions</text:span>–<text:span text:style-name="T4"> </text:span><text:span text:style-name="T2">pour contrarier ces né</text:span>fastes projets de Th<text:span text:style-name="T2">éâ</text:span>tres-Wagner, soit <text:span text:style-name="T2">à</text:span> Paris, soit ailleurs, qui reparaissent <text:span text:style-name="T2">à</text:span> chaque moment, et qui sont l'<text:span text:style-name="T2">œ</text:span>uvre, soit de commer<text:span text:style-name="T2">ç</text:span>ants sp<text:span text:style-name="T2">é</text:span>culateurs, soit d'hommes anim<text:span text:style-name="T2">é</text:span>s des meilleures intentions et qui ne semblent point soup<text:span text:style-name="T2">ç</text:span>onner quel ton la r<text:span text:style-name="T2">é</text:span>alisation de leurs projets ferait <text:span text:style-name="T2">à</text:span> l'art. –<text:span text:style-name="T4"> </text:span><text:span text:style-name="T2">L'œ</text:span>uvre vraiment wagn<text:span text:style-name="T2">é</text:span>rienne, ce n'est point de faire des importations de musique allemande en France, c'est de faire au contraire en France ce que Wagner a tent<text:span text:style-name="T2">é en Allemagne : c'est ce secouer les esprits plongé</text:span>s dans la torpeur, c'est de redresser l'id<text:span text:style-name="T2">é</text:span>al de l'art aujourd'hui tomb<text:span text:style-name="T2">é</text:span> si bas, c'est de cr<text:span text:style-name="T2">é</text:span>er le drame parfait (po<text:span text:style-name="T2">é</text:span>sie, musique, gestes) tel qu'il convient au g<text:span text:style-name="T2">é</text:span>nie du peuple fran<text:span text:style-name="T2">ç</text:span>ais. Faire tout ceci, c'est faire en m<text:span text:style-name="T2">ê</text:span>me temps <text:span text:style-name="T2">œ</text:span>uvre fran<text:span text:style-name="T2">ç</text:span>aise et <text:span text:style-name="T2">œ</text:span>uvre wagn<text:span text:style-name="T2">é</text:span>rienne. </text:p>
      <text:p text:style-name="P148">Et le meilleur moyen d'y arriver, c'est de faire conna<text:span text:style-name="T2">î</text:span>tre aux Fran<text:span text:style-name="T2">ç</text:span>ais ce qu'<text:span text:style-name="T2">é</text:span>tait Wagner, ce qu'il a voulu, ce qu'il a fait, et ensuite, d'engager tous les artistes fran<text:span text:style-name="T2">ç</text:span>ais <text:span text:style-name="T2">à</text:span> faire le plus souvent possible le voyage de Bayreuth, et d'aider ceux qui ne le peuvent de leurs propres moyens. </text:p>
      <text:p text:style-name="P148">Voil<text:span text:style-name="T2">à</text:span> l'<text:span text:style-name="T2">œ</text:span>uvre wagn<text:span text:style-name="T2">é</text:span>rienne <text:span text:style-name="T2">à faire en France ! Si on la faisait, l'art franç</text:span>ais pourrait encore, j'en suis convain<text:span text:style-name="T2">cu, profiter dans une large mesure de l'influence de Wagner ; peut-ê</text:span>tre m<text:span text:style-name="T2">ê</text:span>me en profiterait-elle plus qu'aucun autre pays. L'histoire nous montre que l'influence d'un grand homme est souvent plus bienfaisante dans un pays voisin, et m<text:span text:style-name="T2">ê</text:span>me ennemi, que dans sa propre patrie. </text:p>
      <text:p text:style-name="P147"><text:span text:style-name="T48">L'</text:span><text:span text:style-name="T51">œ</text:span><text:span text:style-name="T48">uvre vraiment wagn</text:span><text:span text:style-name="T51">é</text:span><text:span text:style-name="T48">rienne que je viens d'indiquer, se fait- elle, en France, </text:span><text:span text:style-name="T51">à l'heure actuelle ? </text:span><text:span text:style-name="T48">–</text:span><text:span text:style-name="T54"> </text:span><text:span text:style-name="T51">Oui et non. </text:span></text:p>
      <text:p text:style-name="P148">Elle se fait en petit, par les quelques excellents Wagn<text:span text:style-name="T2">é</text:span>riens de Paris et de certaines villes de province ou de pays limitrophes de langue fran<text:span text:style-name="T2">ç</text:span>aise. Mais les hommes dont je parle m<text:span text:style-name="T2">è</text:span>nent tous une vie tr<text:span text:style-name="T2">è</text:span>s retir<text:span text:style-name="T2">é</text:span>e et fuient la publicit<text:span text:style-name="T2">é</text:span><text:span text:style-name="T4"> </text:span><text:span text:style-name="T2">; leur cercle d'action est donc trè</text:span>s restreint. </text:p>
      <text:p text:style-name="P148">Elle ne se fait pas vis-<text:span text:style-name="T2">à-vis du grand public ; la Revue Wagné</text:span>rienne, qui dispara<text:span text:style-name="T2">î</text:span>t aujourd'hui, <text:span text:style-name="T2">é</text:span>tait la seule tentative dans cette direction. –<text:span text:style-name="T4"> </text:span><text:span text:style-name="T2">Ce ne sont cependant pas les efforts pour é</text:span>clairer le public qui manquent, car nous sommes inond<text:span text:style-name="T2">é</text:span>s depuis plusieurs ann<text:span text:style-name="T2">é</text:span>es de livres et de brochures sur Wagner et son <text:span text:style-name="T2">œ</text:span>uvre. Je demande la permission de faire quelques br<text:span text:style-name="T2">è</text:span>ves remarques <text:span text:style-name="T2">à ce propos ; je le fais dans l'espoir </text:span><text:soft-page-break/><text:span text:style-name="T2">qu'elles pourront ê</text:span>tre utiles <text:span text:style-name="T2">à</text:span> quelques-uns. </text:p>
      <text:p text:style-name="P148">Notons tout d'abord le fait le plus regrettable, c'est qu'il n'existe point de traduction des <text:span text:style-name="T2">é</text:span>crits du ma<text:span text:style-name="T2">î</text:span>tre. <text:span text:style-name="T33">La Lettre sur la musique</text:span> ne peut aucunement remplacer les <text:span text:style-name="T2">é</text:span>crits qui forment la base de tout l'<text:span text:style-name="T2">é</text:span>difice wagn<text:span text:style-name="T2">érien :</text:span><text:span text:style-name="T33"> Art et R</text:span><text:span text:style-name="T15">é</text:span><text:span text:style-name="T33">volution, l'</text:span><text:span text:style-name="T15">Œ</text:span><text:span text:style-name="T33">uvre d'art de l'avenir </text:span>et <text:span text:style-name="T33">Op</text:span><text:span text:style-name="T15">é</text:span><text:span text:style-name="T33">ra et drame,</text:span> et elle ne peut remplacer pour la connaissance de l'<text:span text:style-name="T2">é</text:span>volution artistique du ma<text:span text:style-name="T2">î</text:span>tre sa Communication a mes amis. –<text:span text:style-name="T4"> </text:span><text:span text:style-name="T2">M. Rod faisait fausse route lorsqu'il traduisit un des derniers é</text:span>crits du ma<text:span text:style-name="T2">ître : Religion et art, et M. Camille Benoit a rendu à</text:span> Wagner un fort mauvais service en donnant au public fran<text:span text:style-name="T2">ç</text:span>ais la traduction soit de brochures sans importance, soit de fragments arrach<text:span text:style-name="T2">é</text:span>s <text:span text:style-name="T2">à</text:span> ses <text:span text:style-name="T2">é</text:span>crits. Dans ses <text:span text:style-name="T2">é</text:span>crits, comme dans ses drames, Wagner est l'auteur du monde qu'on peut le moins apprendre <text:span text:style-name="T2">à</text:span> conna<text:span text:style-name="T2">ître par des fragments ; tout se tient à</text:span> tel point cher lui, tout est si organique, et si peu artificiel dans la disposition, que des fragments ne peuvent jamais enseigner sa pens<text:span text:style-name="T2">é</text:span>e et peuvent souvent le faire dire le contraire. Ses ennemis ont de tout temps suffisamment exploit<text:span text:style-name="T2">é</text:span> cette particularit<text:span text:style-name="T2">é de son style ; il n'é</text:span>tait vraiment pas la peine que ses amis les imitassent. </text:p>
      <text:p text:style-name="P148">Quant aux livres propres <text:span text:style-name="T2">à</text:span> donner une connaissance g<text:span text:style-name="T2">é</text:span>n<text:span text:style-name="T2">é</text:span>rale et en m<text:span text:style-name="T2">ê</text:span>me temps pr<text:span text:style-name="T2">é</text:span>cise de Wagner, il n'en existe pas un seul. </text:p>
      <text:p text:style-name="P148">Le livre de M. Noufflard,<text:span text:style-name="T33"> Richard Wagner d'apr</text:span><text:span text:style-name="T15">è</text:span><text:span text:style-name="T33">s lui-m</text:span><text:span text:style-name="T15">ê</text:span><text:span text:style-name="T33">me</text:span>, promettait d'<text:span text:style-name="T2">ê</text:span>tre fort int<text:span text:style-name="T2">éressant ; malheureusement ce livre </text:span>en est rest<text:span text:style-name="T2">é</text:span> <text:span text:style-name="T2">à</text:span> son premier volume, qui ne nous conduit que jusqu'en 1849. </text:p>
      <text:p text:style-name="P148">Pour avoir quelque id<text:span text:style-name="T2">é</text:span>e g<text:span text:style-name="T2">é</text:span>n<text:span text:style-name="T2">é</text:span>rale de la r<text:span text:style-name="T2">é</text:span>forme tent<text:span text:style-name="T2">é</text:span>e par Wagner, on pourra consulter le <text:span text:style-name="T33">Drame musical </text:span>de M. Schur<text:span text:style-name="T2">é</text:span><text:span text:style-name="T4"> </text:span><text:span text:style-name="T2">; mais ce livre ne peut servir que comme une premiè</text:span>re introduction <text:span text:style-name="T2">à</text:span> l'<text:span text:style-name="T2">é</text:span>tude de toutes ces questions. A cette intention il est excellent, surtout gr<text:span text:style-name="T2">â</text:span>ce <text:span text:style-name="T2">à</text:span> ce fait que M. Schur<text:span text:style-name="T2">é</text:span>, sans embarrasser ses pages de citations, se laisse souvent pendant des chapitres entiers inspirer ligne par ligne par les <text:span text:style-name="T2">é</text:span>crits de Wagner. Mais il faut <text:span text:style-name="T2">ê</text:span>tre bien sur ses gardes, car au fond la pens<text:span text:style-name="T2">é</text:span>e de M. Schur<text:span text:style-name="T2">é</text:span> est fort diff<text:span text:style-name="T2">é</text:span>rente de celle de Wagner, et c'est plut<text:span text:style-name="T2">ô</text:span>t le<text:span text:style-name="T2">«</text:span><text:span text:style-name="T4"> </text:span><text:span text:style-name="T2">drame musical »</text:span> de M. Schur<text:span text:style-name="T2">é</text:span> qui est expos<text:span text:style-name="T2">é</text:span> dans ce livre, que le drame de Wagner. </text:p>
      <text:p text:style-name="P148">Le livre de M, Jullien, <text:span text:style-name="T33">Richard Wagner, sa vie et ses </text:span><text:span text:style-name="T15">œ</text:span><text:span text:style-name="T33">uvres, </text:span>est bien le livre le plus d<text:span text:style-name="T2">é</text:span>plorable de toute la litt<text:span text:style-name="T2">é</text:span>rature -wagn<text:span text:style-name="T2">é</text:span>rienne. Il l'est d'autant plus que parles pr<text:span text:style-name="T2">é</text:span>tentions qu'il affiche, il risque fort d'<text:span text:style-name="T2">ê</text:span>tre consid<text:span text:style-name="T2">é</text:span>r<text:span text:style-name="T2">é</text:span> comme un livre faisant autorit<text:span text:style-name="T2">é</text:span>. L'opinion de M. Jullien sur R. Wagner m'est compl<text:span text:style-name="T2">è</text:span>tement indiff<text:span text:style-name="T2">érente ; ce qui est </text:span><text:soft-page-break/><text:span text:style-name="T2">plus sé</text:span>rieux, c'est que gr<text:span text:style-name="T2">â</text:span>ce <text:span text:style-name="T2">à</text:span> son absolue incapacit<text:span text:style-name="T2">é</text:span> de comprendre une seule pens<text:span text:style-name="T2">é</text:span>e de Wagner, de juger un seul de ses actes, il a fait du ma<text:span text:style-name="T2">î</text:span>tre un portrait qui n'est que la plus monstrueuse caricature, et qui cependant repose sur des faits g<text:span text:style-name="T2">é</text:span>n<text:span text:style-name="T2">é</text:span>ralement exacts. En effet, ce livre contient un nombre infini de tout petits faits tr<text:span text:style-name="T2">è</text:span>s exacts, des petits faits mat<text:span text:style-name="T2">é</text:span>riels, et c'est ce qui le rend pr<text:span text:style-name="T2">é</text:span>cieux pour le sp<text:span text:style-name="T2">écialiste ; mais quant à tout le reste : le portr</text:span>ait que M. Jullien trace de Wagner, de sa vie, de son caract<text:span text:style-name="T2">è</text:span>re, l'<text:span text:style-name="T2">é</text:span>nonc<text:span text:style-name="T2">é</text:span> qu'il fait ce ses th<text:span text:style-name="T2">é</text:span>ories, l'analyse qu'il donne de ses <text:span text:style-name="T2">œ</text:span>uvres, les jugements qu'il porte <text:span text:style-name="T2">à chaque moment... tout est faux, archi-faux ! Et mê</text:span>me les soi-disant <text:span text:style-name="T2">«</text:span><text:span text:style-name="T4"> </text:span><text:span text:style-name="T2">faits »</text:span>, lorsqu'ils ne sont pas, comme je l'ai dit, tr<text:span text:style-name="T2">è</text:span>s petits, d'un ordre tout <text:span text:style-name="T2">à</text:span> fait mat<text:span text:style-name="T2">é</text:span>riel, tels que chiffres et dates, sont sujets <text:span text:style-name="T88">i </text:span>caution, car ils sont ou bien litt<text:span text:style-name="T2">é</text:span>ralement faux, ou bien d<text:span text:style-name="T2">é</text:span>natur<text:span text:style-name="T2">é</text:span>s et pr<text:span text:style-name="T2">é</text:span>sent<text:span text:style-name="T2">é</text:span>s sous une fausse lumi<text:span text:style-name="T2">è</text:span>re. Et le tout est d'une banalit<text:span text:style-name="T2">é</text:span> si plate, si d<text:span text:style-name="T2">é</text:span>sesp<text:span text:style-name="T2">é</text:span>rante, que la seule consolation est d'esp<text:span text:style-name="T2">é</text:span>rer que peu de personnes pourront lire ce livre d'un bout <text:span text:style-name="T2">à</text:span> l'autre. </text:p>
      <text:p text:style-name="P147"><text:span text:style-name="T48">Cela est d'autant plus regrettable qu'il n'existe pas m</text:span><text:span text:style-name="T51">ê</text:span><text:span text:style-name="T48">me en allemand une biographie qu'on puisse recommander aux Fran</text:span><text:span text:style-name="T51">ç</text:span><text:span text:style-name="T48">ais</text:span><text:span text:style-name="T51"> qui connaissent cette langue. Non point que l'absurde supposition de M. Jullien soit vraie, qui dans les biographies allemandes «</text:span><text:span text:style-name="T54"> </text:span><text:span text:style-name="T51">devine a chaque page et l'influence directe et le contrô</text:span><text:span text:style-name="T48">le permanent du ma</text:span><text:span text:style-name="T51">î</text:span><text:span text:style-name="T48">tre ou de ses repr</text:span><text:span text:style-name="T51">é</text:span><text:span text:style-name="T48">sentants </text:span><text:note text:id="ftn165" text:note-class="footnote"><text:note-citation>98</text:note-citation><text:note-body><text:p text:style-name="P225"><text:span text:style-name="footnote_20_reference"><text:span text:style-name="T94"><text:tab/></text:span></text:span><text:span text:style-name="T93"> Cette seule phrase de l'avant-propos, page ix, suffirait à montrer l'extraordinaire ignorance de Wagner dont témoigne M. Jullien, sans exception, à chaque page de son livre. Wagner dictant à M. Glesenapp (qui fut le seul biographe de son vivent) ses dithyrambes ! Wagner, qui dans ses lettres de Zurich traite déjà les premières brochures de ses admirateurs de « tas de fatras», Wagner, qui ne cessait de demander « des hommes, des hommes, et pas de mannequins » ! qui à la première représentation de </text:span><text:span text:style-name="T34">Parsifal </text:span><text:span text:style-name="T93">en 1882, s'écriait : « II n'y a pas au monde de pires imbéciles que ces enthousiastes wagnériens ! » Wagner qui avait vraiment autre chose à faire, et qui ne lisait même pas les élucubrations de ses amis ! – Puisque M. Jullien aime les petits faits, je puis lui apprendre que lorsque parut la biographie de M. </text:span><text:span text:style-name="T27">Glase</text:span><text:span text:style-name="T93">napp, ni le mettre, ni personne de sa famille ne connaissait ce monsieur et qu'ils ignoraient que quelqu'un eût entrepris d'écrire une biographie. </text:span></text:p></text:note-body></text:note><text:span text:style-name="T54"> </text:span><text:span text:style-name="T51">»</text:span><text:span text:style-name="T48"> Mais M, Glatisenapp, l'auteur </text:span><text:span text:style-name="T62">de </text:span><text:span text:style-name="T48">la seule biographie compl</text:span><text:span text:style-name="T51">è</text:span><text:span text:style-name="T48">te, a g</text:span><text:span text:style-name="T51">â</text:span><text:span text:style-name="T48">t</text:span><text:span text:style-name="T51">é</text:span><text:span text:style-name="T48"> une </text:span><text:span text:style-name="T51">œ</text:span><text:span text:style-name="T48">uvre de tr</text:span><text:span text:style-name="T51">è</text:span><text:span text:style-name="T48">s grand m</text:span><text:span text:style-name="T51">é</text:span><text:span text:style-name="T48">rite par l'absence de tout sens critique et de toute vue d'ensemble vraiment vivante, et aussi par un genre d'adulation qui sied mal </text:span><text:span text:style-name="T51">à</text:span><text:span text:style-name="T48"> un artiste aussi viril que Wagner. Les autres biographies allemandes sont sans int</text:span><text:span text:style-name="T51">é</text:span><text:span text:style-name="T48">r</text:span><text:span text:style-name="T51">êt ; et on ne peut mentionner que les petites brochures de M. Tappert et de M. </text:span><text:span text:style-name="T62">Pohl, </text:span><text:span text:style-name="T48">toutes les deux excellentes, mais tr</text:span><text:span text:style-name="T51">è</text:span><text:span text:style-name="T48">s fragmentaires. –</text:span><text:span text:style-name="T54"> </text:span><text:span text:style-name="T51">Quelques Franç</text:span><text:span text:style-name="T48">ais trouveraient peut-</text:span><text:span text:style-name="T51">ê</text:span><text:span text:style-name="T48">tre de l'int</text:span><text:span text:style-name="T51">é</text:span><text:span text:style-name="T48">r</text:span><text:span text:style-name="T51">ê</text:span><text:span text:style-name="T48">t </text:span><text:span text:style-name="T51">à</text:span><text:span text:style-name="T48"> lire le livre remarquable d'un adversaire du ma</text:span><text:span text:style-name="T51">î</text:span><text:span text:style-name="T48">tre, le P</text:span><text:span text:style-name="T51">è</text:span><text:span text:style-name="T48">re J</text:span><text:span text:style-name="T51">é</text:span><text:span text:style-name="T48">suite Th</text:span><text:span text:style-name="T51">éodore Schmid : «</text:span><text:span text:style-name="T54"> </text:span><text:span text:style-name="T64">l'</text:span><text:span text:style-name="T52">Œ</text:span><text:span text:style-name="T64">uvre d'art de l'avenir et son ma</text:span><text:span text:style-name="T52">ître Richard Wagner »</text:span><text:span text:style-name="T48">, dans lequel l'auteur, tout en admirant hautement </text:span><text:soft-page-break/><text:span text:style-name="T48">l'</text:span><text:span text:style-name="T51">œ</text:span><text:span text:style-name="T48">uvre de Wagner, la combat au double point de vue des traditions classiques </text:span><text:span text:style-name="T51">et de la foi catholique. Ce livre est juste le contraire de celui de M. Jullien ; il est bourré</text:span><text:span text:style-name="T48"> d'erreurs de d</text:span><text:span text:style-name="T51">é</text:span><text:span text:style-name="T48">tail, mais les jugements, quoique diam</text:span><text:span text:style-name="T51">é</text:span><text:span text:style-name="T48">tralement oppos</text:span><text:span text:style-name="T51">é</text:span><text:span text:style-name="T48">s aux n</text:span><text:span text:style-name="T51">ô</text:span><text:span text:style-name="T48">tres, sont toujours int</text:span><text:span text:style-name="T51">é</text:span><text:span text:style-name="T48">ressants, ils contiennent toujours une large part de v</text:span><text:span text:style-name="T51">é</text:span><text:span text:style-name="T48">rit</text:span><text:span text:style-name="T51">é</text:span><text:span text:style-name="T48"> et, surtout, ils d</text:span><text:span text:style-name="T51">é</text:span><text:span text:style-name="T48">montrant une v</text:span><text:span text:style-name="T51">é</text:span><text:span text:style-name="T48">ritable appr</text:span><text:span text:style-name="T51">é</text:span><text:span text:style-name="T48">ciation de la valeur de ce grand homme que M. Jullien, sous pr</text:span><text:span text:style-name="T51">é</text:span><text:span text:style-name="T48">texte d'impartialit</text:span><text:span text:style-name="T51">é</text:span><text:span text:style-name="T48"> et de mod</text:span><text:span text:style-name="T51">é</text:span><text:span text:style-name="T48">ration, tra</text:span><text:span text:style-name="T51">î</text:span><text:span text:style-name="T48">ne dans la boue de toutes les vulgarit</text:span><text:span text:style-name="T51">é</text:span><text:span text:style-name="T48">s et de toutes les mesquineries. </text:span></text:p>
      <text:p text:style-name="P148">M. Alfred <text:span text:style-name="T26">Ernst </text:span>est un des hommes qui conna<text:span text:style-name="T2">î</text:span>t le mieux en France certains c<text:span text:style-name="T2">ô</text:span>t<text:span text:style-name="T2">é</text:span>s de l'<text:span text:style-name="T2">œuvre de Wagner ; son livre</text:span><text:span text:style-name="T33"> Richard Wagner et le Drame contemporain</text:span> en t<text:span text:style-name="T2">é</text:span>moigne suffisamment dans plusieurs chapitres, et j'en recommande vivement la lecture. Toutefois, le livre entier ne touche qu'<text:span text:style-name="T2">à</text:span> un c<text:span text:style-name="T2">ô</text:span>t<text:span text:style-name="T2">é de Wagner ; de l'homme il n'est point question, ni de l'idé</text:span>e fondamentale de son art, et c'est aussi un grand d<text:span text:style-name="T2">éfaut que le point de vue superficiel de l'analyse musicale : on ne rehausse vraiment pas Wagner aux yeux des artistes en parlant du «</text:span><text:span text:style-name="T4"> </text:span>th<text:span text:style-name="T2">è</text:span>me de l'<text:span text:style-name="T2">épieu de Wotan »</text:span>, etc. </text:p>
      <text:p text:style-name="P71"/>
      <text:p text:style-name="P148">Quant <text:span text:style-name="T2">à</text:span> tous les autres livres et <text:span text:style-name="T2">à</text:span> toutes les brochures qui nous inondent, je n'en connais pas un seul qui vaille la peine d'<text:span text:style-name="T2">ê</text:span>tre m<text:span text:style-name="T2">ê</text:span>me feuillet<text:span text:style-name="T2">é</text:span>. Les amis et les ennemis de Wagner sont entres en lice pour voir qui <text:span text:style-name="T2">é</text:span>crira le plus de sottises sur ce pauvre homme. </text:p>
      <text:p text:style-name="P148">Parmi les journalistes du parti wagn<text:span text:style-name="T2">é</text:span>rien militant, on doit signaler M. Victor Wilder comme certainement le plus remarquable. Autant ses versions fran<text:span text:style-name="T2">ç</text:span>aises des drames ce Wagner sont ex<text:span text:style-name="T2">é</text:span>crables, autant ses articles quotidiens sont int<text:span text:style-name="T2">é</text:span>ressants et bien faits. </text:p>
      <text:p text:style-name="P148">MM. Pierre et Charles Bonnier, collaborateurs de cette Revue, m<text:span text:style-name="T2">é</text:span>ritent aussi d'<text:span text:style-name="T2">ê</text:span>tre mentionn<text:span text:style-name="T2">és ; je crois bien que parmi tous ceux qui en France é</text:span>crivent sur le ma<text:span text:style-name="T2">î</text:span>tre, ce sont les seuls qui aient vraiment saisi et adopt<text:span text:style-name="T2">é</text:span> ses id<text:span text:style-name="T2">é</text:span>es. Ils feront des choses utiles lorsqu'ils auront appris <text:span text:style-name="T2">à</text:span> distinguer plus nettement entre la th<text:span text:style-name="T2">é</text:span>orie abstraite et l'intuition, et lorsqu'ils se seront r<text:span text:style-name="T2">é</text:span>sign<text:span text:style-name="T2">é</text:span>s <text:span text:style-name="T2">à</text:span> croire qu'on ne peut diss<text:span text:style-name="T2">é</text:span>quer chaque inspiration d'un g<text:span text:style-name="T2">é</text:span>nie au microtome., pour le' mesurer au microm<text:span text:style-name="T2">è</text:span>tre. En attendant il faut reconna<text:span text:style-name="T2">î</text:span>tre que leurs <text:span text:style-name="T2">é</text:span>tudes sur la trame musicale des <text:span text:style-name="T33">Ma</text:span><text:span text:style-name="T15">î</text:span><text:span text:style-name="T33">tres Chanteurs</text:span> et de <text:span text:style-name="T33">Parsifal</text:span>, et surtout leur examen des conditions optiques et acoustiques du th<text:span text:style-name="T2">éâ</text:span>tre de Bayreuth sont pleins d'int<text:span text:style-name="T2">é</text:span>r<text:span text:style-name="T2">ê</text:span>t et de remarques <text:soft-page-break/>originales. </text:p>
      <text:p text:style-name="P148">J'avoue ressentir beaucoup de reconnaissance envers M. Dujardin, le fondateur de cette Revue, et envers M. de Wyzewa, son principal collaborateur durant la premi<text:span text:style-name="T2">è</text:span>re ann<text:span text:style-name="T2">é</text:span>e. S'est-on assez moqu<text:span text:style-name="T2">é</text:span> de cette <text:span text:style-name="T33">Revue Wagn</text:span><text:span text:style-name="T15">érienne !</text:span> Et les soi-disant Wagn<text:span text:style-name="T2">é</text:span>riens –<text:span text:style-name="T4"> </text:span><text:span text:style-name="T2">tous ces enthousiastes de mé</text:span>diocrit<text:span text:style-name="T2">é</text:span> –<text:span text:style-name="T4"> </text:span><text:span text:style-name="T2">Font-ils assez poursuivie de leur haine et de leurs vilaines intrigues I Et cependant, la conception de cette Revue é</text:span>tait wagn<text:span text:style-name="T2">é</text:span>rienne dans le meilleur sens du mot. Ces traductions d'<text:span text:style-name="T2">é</text:span>crits et de po<text:span text:style-name="T2">è</text:span>mes de Wagner, ces <text:span text:style-name="T2">é</text:span>tudes sur ses <text:span text:style-name="T2">œ</text:span>uvres, sur la litt<text:span text:style-name="T2">é</text:span>rature et la peinture contemporaines, sur Tolsto<text:span text:style-name="T2">ï</text:span>, etc., tout cela c'<text:span text:style-name="T2">é</text:span>tait agir selon l'intention de Wagner, c'<text:span text:style-name="T2">é</text:span>tait ramener toutes les manifestations <text:span text:style-name="T2">é</text:span>parpill<text:span text:style-name="T2">é</text:span>es <text:span text:style-name="T2">à un seul point de vue artistique </text:span>; c'<text:span text:style-name="T2">é</text:span>tait tenter une th<text:span text:style-name="T2">é</text:span>orie g<text:span text:style-name="T2">é</text:span>n<text:span text:style-name="T2">é</text:span>rale de l'art, –<text:span text:style-name="T4"> </text:span><text:span text:style-name="T2">Je sais bien que le tort qu'ont eu mes deux amis, c'est qu'ils intitulaient leur Revue «</text:span><text:span text:style-name="T4"> </text:span><text:span text:style-name="T2">wagnérienne »</text:span>, tandis que le point de vue sp<text:span text:style-name="T2">é</text:span>cial d'o<text:span text:style-name="T2">ù</text:span> ils partaient pour juger l'art, <text:span text:style-name="T2">é</text:span>tait l'exact antipode de celui d'o<text:span text:style-name="T2">ùpart Wagner : ils sont litté</text:span>rateurs, exclusivement litt<text:span text:style-name="T2">é</text:span>rateurs, tout art est pour eux une chose abstraite, un jeu de signes conventionnels quelconques, le th<text:span text:style-name="T2">éâ</text:span>tre id<text:span text:style-name="T2">é</text:span>al c'est le cerveau d'un homme isol<text:span text:style-name="T2">é</text:span>, qui r<text:span text:style-name="T2">ê</text:span>ve, etc... –<text:span text:style-name="T4"> </text:span><text:span text:style-name="T2">Wagner, lui. est l'ennemi </text:span>de toute litt<text:span text:style-name="T2">érature, parce qu'elle tue l'art ; la pensé</text:span>e, selon lui, ne doit pas commander aux <text:span text:style-name="T2">é</text:span>motions, elle doit au contraire les suivre, l'<text:span text:style-name="T2">œ</text:span>uvre d'art n'existe r<text:span text:style-name="T2">é</text:span>ellement <text:span text:style-name="T2">«</text:span><text:span text:style-name="T4"> </text:span><text:span text:style-name="T2">qu'à</text:span> l'instant de sa pleine r<text:span text:style-name="T2">éalisation sensuelle »</text:span>. On ne saurait s'imaginer une antith<text:span text:style-name="T2">è</text:span>se plus parfaite. –<text:span text:style-name="T4"> </text:span><text:span text:style-name="T2">Mais qui, parmi les ennemis de la Revue, a senti et signalé</text:span> ce d<text:span text:style-name="T2">éfaut primordial ? Personne. Ce qu'on a blâ</text:span>m<text:span text:style-name="T2">é</text:span>, c'est que cette Revue s'occup<text:span text:style-name="T2">â</text:span>t si peu ce musique, et on a trouv<text:span text:style-name="T2">é</text:span> ridicule qu'elle parl<text:span text:style-name="T2">â</text:span>t de peinture, de litt<text:span text:style-name="T2">é</text:span>ratu<text:span text:style-name="T2">re ; c'est-à</text:span>-dire qu'on bl<text:span text:style-name="T2">â</text:span>mait pr<text:span text:style-name="T2">é</text:span>cis<text:span text:style-name="T2">é</text:span>ment ce qui en elle <text:span text:style-name="T2">é</text:span>tait bon, son plan g<text:span text:style-name="T2">é</text:span>n<text:span text:style-name="T2">é</text:span>ral, sa conception. Et aujourd'hui qu'elle a pleinement rem<text:span text:style-name="T2">é</text:span>di<text:span text:style-name="T2">é</text:span> au d<text:span text:style-name="T2">é</text:span>faut que j'ai signal<text:span text:style-name="T2">é</text:span>, en <text:span text:style-name="T2">é</text:span>tant la parole <text:span text:style-name="T2">à</text:span> ceux qui partagent le point de vue du ma<text:span text:style-name="T2">î</text:span>tre, aujourd'hui elle dispara<text:span text:style-name="T2">ît ! Quoi qu'il en soit, la </text:span><text:span text:style-name="T33">Revue Wagn</text:span><text:span text:style-name="T15">é</text:span><text:span text:style-name="T33">rienne</text:span> restera la seule chose vraiment int<text:span text:style-name="T2">é</text:span>ressante qu'on ait tent<text:span text:style-name="T2">é</text:span>e durant ces ann<text:span text:style-name="T2">é</text:span>es dans le domaine wagn<text:span text:style-name="T2">é</text:span>rien, en France. </text:p>
      <text:p text:style-name="P148">Et cependant, Dieu sait si on en a tent<text:span text:style-name="T2">é, des choses ! Mais je pré</text:span>f<text:span text:style-name="T2">è</text:span>re l'avouer f<text:span text:style-name="T2">ranchement : la chute de</text:span><text:span text:style-name="T33"> </text:span><text:span text:style-name="T40">Lohengrin </text:span>me para<text:span text:style-name="T2">î</text:span>t un grand bien. O<text:span text:style-name="T2">ù</text:span> donc le succ<text:span text:style-name="T2">è</text:span>s de <text:span text:style-name="T40">Lohengrin </text:span><text:span text:style-name="T2">aurait-il pu conduire ? Evidemment à</text:span> des repr<text:span text:style-name="T2">é</text:span>sentations de <text:span text:style-name="T33">Tristan </text:span>et de <text:span text:style-name="T33">l'Anneau du Nibelung </text:span>en traductions fran<text:span text:style-name="T2">ç</text:span>aises, –<text:span text:style-name="T4"> </text:span><text:span text:style-name="T2">et en quelles traductions ! C'é</text:span>tait en m<text:span text:style-name="T2">ê</text:span>me temps la mort de toute r<text:span text:style-name="T2">é</text:span>forme selon l'esprit wagn<text:span text:style-name="T2">é</text:span>rien, et un coup terrible <text:soft-page-break/>port<text:span text:style-name="T2">é</text:span> <text:span text:style-name="T2">à</text:span> la musique fran<text:span text:style-name="T2">ç</text:span>aise. Car –<text:span text:style-name="T4"> </text:span><text:span text:style-name="T2">qu'on ne m'accuse pas d'exagé</text:span>ration, je ne fais que constater une chose logiquement in<text:span text:style-name="T2">é</text:span>vitable –<text:span text:style-name="T4"> </text:span><text:span text:style-name="T2">la musique de Wagner est si extraordinairem</text:span>ent puissante, si envahissante, qu'elle r<text:span text:style-name="T2">é</text:span>ussira sur le th<text:span text:style-name="T2">éâ</text:span>tre comme elle a r<text:span text:style-name="T2">é</text:span>ussi dans les concerts, et qu'elle <text:span text:style-name="T2">écrasera tout le reste sur son chemin : mais cette musique, ainsi arraché</text:span>e au tout dont elle n'<text:span text:style-name="T2">é</text:span>tait qu'une partie et ex<text:span text:style-name="T2">é</text:span>cut<text:span text:style-name="T2">é</text:span>e, soit seule, soit avec un livret qu'on lui repl<text:span text:style-name="T2">â</text:span>tre, n'est pas une chose vraiment belle. Elle est au contraire absurde, malsaine, elle d<text:span text:style-name="T2">é</text:span>figure compl<text:span text:style-name="T2">è</text:span>tement la pens<text:span text:style-name="T2">é</text:span>e wagn<text:span text:style-name="T2">é</text:span>rienne, et elle ne peut que d<text:span text:style-name="T2">é</text:span>praver le go<text:span text:style-name="T2">ût et que donner un funeste exemple ; et en mê</text:span>me temps cette musique s'impose <text:span text:style-name="T2">à</text:span> tel point, que nul ne pourra se soustraire <text:span text:style-name="T2">à</text:span> son influence. </text:p>
      <text:p text:style-name="P147"><text:span text:style-name="T48">Plus tard, lorsque les passions nationales seront calm</text:span><text:span text:style-name="T51">é</text:span><text:span text:style-name="T48">es, on pourra peut-</text:span><text:span text:style-name="T51">ê</text:span><text:span text:style-name="T48">tre faire </text:span><text:span text:style-name="T51">à</text:span><text:span text:style-name="T48"> Paris pour le drame allemand ce qu'on avait le bon sens d'y faire autrefois pour l'op</text:span><text:span text:style-name="T51">éra italien : on le fera chanter en allemand. Mais en attendant, qu'on se contente </text:span><text:span text:style-name="T48">de suivre les pr</text:span><text:span text:style-name="T51">é</text:span><text:span text:style-name="T48">ceptes wagn</text:span><text:span text:style-name="T51">é</text:span><text:span text:style-name="T48">riens, et de chercher dans la nation elle-m</text:span><text:span text:style-name="T51">ê</text:span><text:span text:style-name="T48">me et dans sa langue, non pas </text:span><text:span text:style-name="T51">à</text:span><text:span text:style-name="T48"> l'</text:span><text:span text:style-name="T51">é</text:span><text:span text:style-name="T48">tranger, les bases du nouveau drame. </text:span></text:p>
      <text:p text:style-name="P148">Que M. Lamoureux ne cherche donc plus <text:span text:style-name="T2">à</text:span> <text:span text:style-name="T2">étayer du Chabrier et du Vincent d'Indy sur du Wagner ; ils sauront bien se tenir debout tout seuls. Et que M. Lamoureux apprenne enfin à</text:span> pratiquer cette grande maxime wagn<text:span text:style-name="T2">é</text:span>rienne, le Renoncement. Jusqu'<text:span text:style-name="T2">à</text:span> ce jour tant d<text:span text:style-name="T2">é</text:span>sir<text:span text:style-name="T2">é</text:span>, nous ne continuerons pas moins, comme par le pass<text:span text:style-name="T2">é</text:span>, <text:span text:style-name="T2">à</text:span> respecter son talent et <text:span text:style-name="T2">à</text:span> admirer son <text:span text:style-name="T2">é</text:span>nergie, mais nous combattrons implacablement ses projets. </text:p>
      <text:p text:style-name="P147"/>
      <text:p text:style-name="P72">Houston Stewart Chamberlain. </text:p>
      <text:p text:style-name="P71"/>
      <text:p text:style-name="P71">-------------</text:p>
      <text:p text:style-name="P71"/>
      <text:p text:style-name="P148">Il pla<text:span text:style-name="T2">î</text:span>t <text:span text:style-name="T2">à</text:span> la direction de la Revue d'interrompre la publication de ces annales, qui furent, en quelque fa<text:span text:style-name="T2">ç</text:span>on, les <text:span text:style-name="T33">Actes des Ap</text:span><text:span text:style-name="T15">ô</text:span><text:span text:style-name="T33">tres</text:span> de l'<text:span text:style-name="T2">é</text:span>glise wagn<text:span text:style-name="T2">é</text:span>rienne fran<text:span text:style-name="T2">ç</text:span>aise. Il me pla<text:span text:style-name="T2">î</text:span>t aussi de reprendre mon poste de bataille au dernier jour del<text:span text:style-name="T2">à</text:span> campagne. Je suis d'autant plus <text:span text:style-name="T2">à</text:span> l'aise pour le faire qu'<text:span text:style-name="T2">à</text:span> l'origine. lorsqu'on agita la question de foncier un p<text:span text:style-name="T2">é</text:span>riodique musical d<text:span text:style-name="T2">é</text:span>vou<text:span text:style-name="T2">é</text:span> aux id<text:span text:style-name="T2">é</text:span>es nouvelles, je combattis de mon mieux le programme et l'<text:span text:style-name="T2">é</text:span>tiquette, trop exclusifs <text:span text:style-name="T2">à</text:span> mon sens, qu'avait choisis M. Edouard Dujardin. Ayant cru devoir, <text:span text:style-name="T2">à</text:span> la fin de 1886, intervenir activement dans la <text:soft-page-break/>r<text:span text:style-name="T2">é</text:span>daction de la<text:span text:style-name="T33"> Revue Wagn</text:span><text:span text:style-name="T15">é</text:span><text:span text:style-name="T33">rienne</text:span>, je m'effor<text:span text:style-name="T2">ç</text:span>ai d'en modifier la tendance primitive, d'en <text:span text:style-name="T2">é</text:span>largir la propagande et l'id<text:span text:style-name="T2">é</text:span>e, t<text:span text:style-name="T2">â</text:span>chant r<text:span text:style-name="T2">é</text:span>parer les maux issus d'un conflit r<text:span text:style-name="T2">é</text:span>cent, que nos lecteurs n'ont pas oubli<text:span text:style-name="T2">é</text:span>, et sur lequel je n'ai pas <text:span text:style-name="T2">à</text:span> porter d'appr<text:span text:style-name="T2">é</text:span>ciation. D<text:span text:style-name="T2">è</text:span>s l'instant o<text:span text:style-name="T2">ù</text:span> je fus convaincu que ma modeste bonne volont<text:span text:style-name="T2">é</text:span> y demeurait inutile, je sortis d'une maison que je ne pouvais ni ne voulais pr<text:span text:style-name="T2">é</text:span>tendre <text:span text:style-name="T2">à</text:span> diriger. Aujourd'hui, je suis heureux de me sentir aussi d<text:span text:style-name="T2">é</text:span>pourvu d'illusions que de rancunes, et, n<text:span text:style-name="T2">é</text:span>gligeant nos divergences d'avis, d'ajouter quelques lignes au pr<text:span text:style-name="T2">é</text:span>sent num<text:span text:style-name="T2">é</text:span>ro –<text:span text:style-name="T4"> </text:span><text:span text:style-name="T2">le dernier de la Revue. </text:span></text:p>
      <text:p text:style-name="P148">Quoi que l'on pense de cette Revue Wagn<text:span text:style-name="T2">é</text:span>rienne, de son <text:span text:style-name="T2">é</text:span>volution et de son influence sp<text:span text:style-name="T2">é</text:span>ciale, tr<text:span text:style-name="T2">è</text:span>s limit<text:span text:style-name="T2">é</text:span>e mais tr<text:span text:style-name="T2">è</text:span>s r<text:span text:style-name="T2">é</text:span>elle, on doit reconna<text:span text:style-name="T2">î</text:span>tre qu'elle forme un pr<text:span text:style-name="T2">é</text:span>cieux recueil de documents et de faits wagn<text:span text:style-name="T2">é</text:span>riens. D<text:span text:style-name="T2">é</text:span>pouill<text:span text:style-name="T2">é</text:span>e de certaines violences et de certaines singularit<text:span text:style-name="T2">é</text:span>s, elle reste comme un r<text:span text:style-name="T2">é</text:span>pertoire, unique en France, pour l'<text:span text:style-name="T2">é</text:span>tude des questions relatives <text:span text:style-name="T2">à</text:span> Richard Wagner. Je rappellerai, m<text:span text:style-name="T2">ê</text:span>lant les noms avec le plus parfait <text:span text:style-name="T2">é</text:span>clectisme, que MM. Schur<text:span text:style-name="T2">é</text:span>, de Fourcaud, Mand<text:span text:style-name="T2">é</text:span>s, Wilder, etc., lui ont donn<text:span text:style-name="T2">é</text:span> des extraits caract<text:span text:style-name="T2">é</text:span>ristiques de leurs articles ou <text:span text:style-name="T2">é</text:span>tudes, que des correspondances suivies l'ont enrichie de nombreux renseignements sur le Wagn<text:span text:style-name="T2">é</text:span>risme en Belgique, en Angleterre, en Allemagne, en Italie, en Russie, en Am<text:span text:style-name="T2">é</text:span>rique. M. Teodor de Wyzewa y a d<text:span text:style-name="T2">é</text:span>velopp<text:span text:style-name="T2">é</text:span> ses aper<text:span text:style-name="T2">ç</text:span>us si <text:span text:style-name="T2">é</text:span>trangement neufs et subtils, qui <text:span text:style-name="T2">é</text:span>noncent, en des formules incisives de paradoxes, de curieuses v<text:span text:style-name="T2">é</text:span>rit<text:span text:style-name="T2">é</text:span>s et d'ing<text:span text:style-name="T2">é</text:span>nieuses comparaisons. Je tiens <text:span text:style-name="T2">à</text:span> noter surtout les si remarquables recherches de M. H. S. Chamberlain, rectifiant la chronologie wagn<text:span text:style-name="T2">é</text:span>rienne, faisant justice de tous les lieux communs, de tous les pr<text:span text:style-name="T2">é</text:span>jug<text:span text:style-name="T2">é</text:span>s qui ont cours <text:span text:style-name="T2">à</text:span> propos de Wagner, et les travaux de MM. Pierre et Charles Bonnier, accumulant des faits pr<text:span text:style-name="T2">é</text:span>cis et des rapprochements pleins d'int<text:span text:style-name="T2">é</text:span>r<text:span text:style-name="T2">ê</text:span>t, et pr<text:span text:style-name="T2">é</text:span>parant de la sorte l'analyse scientifique des <text:span text:style-name="T2">œ</text:span>uvres cr<text:span text:style-name="T2">éé</text:span>es par le ma<text:span text:style-name="T2">î</text:span>tre immortel. </text:p>
      <text:p text:style-name="P148">Mais il faut aborder des consid<text:span text:style-name="T2">é</text:span>rations plus g<text:span text:style-name="T2">é</text:span>n<text:span text:style-name="T2">é</text:span>rales, et jeter un coup d'<text:span text:style-name="T2">œ</text:span>il sur l'<text:span text:style-name="T2">é</text:span>tat du Wagn<text:span text:style-name="T2">é</text:span>risme en France. Qu'on n'attende de moi ni chant de victoire, ni lamentation de d<text:span text:style-name="T2">éfaite ; une simple constatation est de mise : à</text:span> force d'<text:span text:style-name="T2">ê</text:span>tre ni<text:span text:style-name="T2">é</text:span>, conspu<text:span text:style-name="T2">é</text:span>, honni, l'art de Wagner en arrive <text:span text:style-name="T2">à</text:span> <text:span text:style-name="T2">être admis de tout le monde ; vous entendez bien : </text:span><text:span text:style-name="T33">de tout le monde</text:span>. Tous l'acceptent et en profitent, f<text:span text:style-name="T2">û</text:span>t-ce de troisi<text:span text:style-name="T2">è</text:span>me main. Wagner avait du g<text:span text:style-name="T2">é</text:span>nie, bien qu'il en abus<text:span text:style-name="T2">â</text:span>t... Vitu conc<text:span text:style-name="T2">è</text:span>de<text:span text:style-name="T33"> Lohengrin</text:span>, Poise s'essouffle <text:span text:style-name="T2">à</text:span> des <text:span text:style-name="T33">Leitmotive</text:span>. On joue le pr<text:span text:style-name="T2">é</text:span>lude de <text:span text:style-name="T33">Parsifal </text:span><text:span text:style-name="T2">aux concerts de Monte- Carlo ; le dernier</text:span> des Stagno ou le moindre des Gayarr<text:span text:style-name="T2">é</text:span> braille <text:span text:style-name="T33">Rienzi</text:span> en des Scala <text:soft-page-break/>diverses. Toute cantatrice en app<text:span text:style-name="T2">é</text:span>tit de millions, remorqu<text:span text:style-name="T2">é</text:span>e <text:span text:style-name="T2">à</text:span> travers l'ancien monde et le nouveau par des banquiers juifs ou des colonels am<text:span text:style-name="T2">é</text:span>ricains, fait alterner sur ses affiches le r<text:span text:style-name="T2">ô</text:span>le d'Elsa et celui de Lakm<text:span text:style-name="T2">é</text:span>. </text:p>
      <text:p text:style-name="P148">J'imagine qu'un succ<text:span text:style-name="T2">è</text:span>s pareil doit suffire aux plus ambitieux, sinon aux plus difficiles. Il ne manque d<text:span text:style-name="T2">é</text:span>sormais au renom de Wagner parmi nous que des repr<text:span text:style-name="T2">é</text:span>sentations parisiennes de ses <text:span text:style-name="T2">œ</text:span>uvres. Cela viendra, soyez-en s<text:span text:style-name="T2">û</text:span>rs –<text:span text:style-name="T4"> </text:span><text:span text:style-name="T2">le j</text:span>our o<text:span text:style-name="T2">ù</text:span> les inqui<text:span text:style-name="T2">é</text:span>tudes ext<text:span text:style-name="T2">é</text:span>rieures seront tant soit peu calm<text:span text:style-name="T2">é</text:span>es, le jour aussi o<text:span text:style-name="T2">ù</text:span> le gouvernement, la presse, le public relativement <text:span text:style-name="T2">é</text:span>clair<text:span text:style-name="T2">é</text:span> ne trembleront plus d'angoisse devant le premier Peyramont venu. </text:p>
      <text:p text:style-name="P148">Lorsqu'une nouvelle tentative se produira, nous ferons notre possible pour contribuera sa r<text:span text:style-name="T2">é</text:span>ussite, chacun dans sa sph<text:span text:style-name="T2">è</text:span>re, qui par la plume, qui par la parole, tel autre par ses capitaux, s'il a l'heur d'en avoir. Au point de vue de l'Art wagn<text:span text:style-name="T2">é</text:span>rien, la p<text:span text:style-name="T2">é</text:span>riode <text:span text:style-name="T2">«</text:span><text:span text:style-name="T4"> </text:span><text:span text:style-name="T2">hé</text:span>ro<text:span text:style-name="T2">ïque »</text:span> est close, admirer Wagner est devenu banal. La p<text:span text:style-name="T2">é</text:span>riode pratique, commerciale, si vous voulez, ne tardera point <text:span text:style-name="T2">à</text:span> s'ouvrir en France, <text:span text:style-name="T2">é</text:span>tant d<text:span text:style-name="T2">é</text:span>j<text:span text:style-name="T2">à</text:span> ouverte ailleurs depuis pas mal d'ann<text:span text:style-name="T2">é</text:span>es. Ceux que la v<text:span text:style-name="T2">é</text:span>rit<text:span text:style-name="T2">é</text:span> seule passionne, et qui entourent les belles <text:span text:style-name="T2">œ</text:span>uvres d'un respect religieux, ceux-l<text:span text:style-name="T2">à</text:span> sont indiff<text:span text:style-name="T2">é</text:span>rents aux dates et aux individus. Ils attendent avec calme les temps marqu<text:span text:style-name="T2">é</text:span>s. Ils n'ignorent pas que la perfectionne saurait <text:span text:style-name="T2">ê</text:span>tre mat<text:span text:style-name="T2">ériellement obtenue ; ils aideront de leur mieux aux ré</text:span>alisations essay<text:span text:style-name="T2">é</text:span>es de leur noble r<text:span text:style-name="T2">ê</text:span>ve, mais ils savent ces r<text:span text:style-name="T2">é</text:span>alisations incompl<text:span text:style-name="T2">è</text:span>tes, forc<text:span text:style-name="T2">é</text:span>ment, <text:span text:style-name="T2">à</text:span> Bayreuth comme <text:span text:style-name="T2">à</text:span> Paris. Ils les souhaitent pourtant, ils les veulent, car il est de moralit<text:span text:style-name="T2">é</text:span> sup<text:span text:style-name="T2">é</text:span>rieure que Wagner soit repr<text:span text:style-name="T2">é</text:span>sent<text:span text:style-name="T2">é</text:span> en France, et que le ma<text:span text:style-name="T2">î</text:span>tre du drame musical ait sa place au soleil, non moins que les Ohnet de l'orchestre et les Mont<text:span text:style-name="T2">é</text:span>pin de l'harmonie. </text:p>
      <text:p text:style-name="P148">D'ici le jour voulu, ils <text:span text:style-name="T2">é</text:span>coutent, <text:span text:style-name="T2">«</text:span><text:span text:style-name="T4"> </text:span><text:span text:style-name="T2">en ce théâtre que tout homme a dans l'esprit »</text:span>, l'<text:span text:style-name="T2">é</text:span>cho du prodigieux cantique que Wagner entonna, de ce vaste chant s<text:span text:style-name="T2">é</text:span>culaire, regret des antiques jeunesses, aspiration vers la Patrie chr<text:span text:style-name="T2">é</text:span>tienne. Ils <text:span text:style-name="T2">é</text:span>coutent ce cantique, comme une strophe de l'hymne ininterrompu des <text:span text:style-name="T2">â</text:span>ges, commenc<text:span text:style-name="T2">é</text:span> aux saints lyrismes d'Isra<text:span text:style-name="T2">ë</text:span>l, aux myst<text:span text:style-name="T2">é</text:span>rieux enthousiasmes de l'Inde, et qui sonne aux ch<text:span text:style-name="T2">œ</text:span>urs d'Eschyle, aux drames de Shakespeare, aux symphonies de Beethoven. </text:p>
      <text:p text:style-name="P147"/>
      <text:p text:style-name="P72">Alfred Ernst. </text:p>
      <text:p text:style-name="P72"/>
      <text:p text:style-name="P72">-------------</text:p>
      <text:p text:style-name="P148"><text:soft-page-break/>La <text:span text:style-name="T33">Revue Wagn</text:span><text:span text:style-name="T15">é</text:span><text:span text:style-name="T33">rienne</text:span> commen<text:span text:style-name="T2">ç</text:span>a de para<text:span text:style-name="T2">î</text:span>tre en f<text:span text:style-name="T2">é</text:span>vrier 1885. Et voici qu'elle publie en ce mois de juillet son dernier num<text:span text:style-name="T2">é</text:span>ro. Durant cette p<text:span text:style-name="T2">é</text:span>riode de plus de trois ann<text:span text:style-name="T2">é</text:span>es, de grands efforts furent faits pour la propagande et pour la d<text:span text:style-name="T2">é</text:span>fense des <text:span text:style-name="T2">œ</text:span>uvres de Wagner. Le spectacle de cette lutte d'une minorit<text:span text:style-name="T2">é</text:span> contre l'ignorance et la m<text:span text:style-name="T2">é</text:span>chancet<text:span text:style-name="T2">é</text:span> presque g<text:span text:style-name="T2">é</text:span>n<text:span text:style-name="T2">é</text:span>rales m'inspira quelques impressions que je suis heureux de pouvoir dire en toute franchise. </text:p>
      <text:p text:style-name="P148">il convient de se demander avant tout si un r<text:span text:style-name="T2">é</text:span>sultat a <text:span text:style-name="T2">é</text:span>t<text:span text:style-name="T2">é</text:span> atteint, et quel il est. Je veux que les auditions de fragments de Wagner en de g<text:span text:style-name="T2">é</text:span>n<text:span text:style-name="T2">é</text:span>reuses ex<text:span text:style-name="T2">é</text:span>cutions d'initiative priv<text:span text:style-name="T2">é</text:span>e, ou dans les concerts publics, aient eu une r<text:span text:style-name="T2">é</text:span>elle utilit<text:span text:style-name="T2">é</text:span>, qu'elles aient r<text:span text:style-name="T2">é</text:span>v<text:span text:style-name="T2">é</text:span>l<text:span text:style-name="T2">é</text:span> le g<text:span text:style-name="T2">é</text:span>nie du ma<text:span text:style-name="T2">î</text:span>tre <text:span text:style-name="T2">à</text:span> tels individus qui ne pouvaient, par de co<text:span text:style-name="T2">û</text:span>teux voyages en Allemagne, acqu<text:span text:style-name="T2">é</text:span>rir une id<text:span text:style-name="T2">é</text:span>e plus compl<text:span text:style-name="T2">è</text:span>te du drame musical. Il faut marquer aussi que des ouvrages parus <text:span text:style-name="T2">à</text:span> droite et <text:span text:style-name="T2">à</text:span> gauche, et certaines <text:span text:style-name="T2">é</text:span>tudes, publi<text:span text:style-name="T2">é</text:span>es ici m<text:span text:style-name="T2">ê</text:span>me, dont je parlerai tout <text:span text:style-name="T2">à</text:span> l'heure, ont pu aider <text:span text:style-name="T2">à</text:span> la compr<text:span text:style-name="T2">é</text:span>hension de l'id<text:span text:style-name="T2">é</text:span>al du ma<text:span text:style-name="T2">î</text:span>tre, surtout de son id<text:span text:style-name="T2">é</text:span>al po<text:span text:style-name="T2">é</text:span>tique. Rendons justice <text:span text:style-name="T2">à</text:span> tous sinc<text:span text:style-name="T2">è</text:span>res efforts, <text:span text:style-name="T2">à</text:span> tous d<text:span text:style-name="T2">évouements courageux ; il y eut des intelligences qui pensè</text:span>rent noblement, des c<text:span text:style-name="T2">œ</text:span>urs qui s'enthousiasm<text:span text:style-name="T2">è</text:span>rent –<text:span text:style-name="T4"> </text:span><text:span text:style-name="T2">et il reste acquis pour ceux des Franç</text:span>ais que nulle maladie patriotique n'aveugle, que Wagner eut du g<text:span text:style-name="T2">é</text:span>nie. </text:p>
      <text:p text:style-name="P148"><text:span text:style-name="T2">Pourtant le nombre s'est-il accru notablement, des hommes avec qui Ion peut s'entretenir de Wagner ? A-t-on tourné</text:span> vers lui les pr<text:span text:style-name="T2">é</text:span>occupations de tous ceux qui eussent <text:span text:style-name="T2">é</text:span>t<text:span text:style-name="T2">é capables de l'admirer ? a-t-on é</text:span>clair<text:span text:style-name="T2">é</text:span> beaucoup d'<text:span text:style-name="T2">âmes ? La lumiè</text:span>re qui nous vient de ces <text:span text:style-name="T2">œuvres resplendissantes : </text:span><text:span text:style-name="T33">la T</text:span><text:span text:style-name="T15">é</text:span><text:span text:style-name="T33">tralogie, Tristan, les Ma</text:span><text:span text:style-name="T15">î</text:span><text:span text:style-name="T33">tres chanteurs, Parsifal,</text:span> l'a-t-on d<text:span text:style-name="T2">é</text:span>voil<text:span text:style-name="T2">é</text:span>e dans toute sa puret<text:span text:style-name="T2">é</text:span> aux regards des i<text:span text:style-name="T2">gnorants ? l'a-t-on dé</text:span>voil<text:span text:style-name="T2">é</text:span>e avec les soins n<text:span text:style-name="T2">é</text:span>cessaires, et tous les m<text:span text:style-name="T2">énagements qu'il fallait, aux yeux faibles ? </text:span></text:p>
      <text:p text:style-name="P148">Je sais combien <text:span text:style-name="T2">à</text:span> certains moments se dress<text:span text:style-name="T2">è</text:span>rent de haines et de passions contraires. Mais si les m<text:span text:style-name="T2">é</text:span>chants ne se laissent point convaincre, encore pouvait-on triompher de beaucoup d'ignorants en les instruisant aimablement, sans m<text:span text:style-name="T2">é</text:span>pris, en ne g<text:span text:style-name="T2">ê</text:span>nant point leur d<text:span text:style-name="T2">é</text:span>veloppement par l'expos<text:span text:style-name="T2">é</text:span> de th<text:span text:style-name="T2">é</text:span>ories fort raffin<text:span text:style-name="T2">é</text:span>es, peut-<text:span text:style-name="T2">ê</text:span>tre int<text:span text:style-name="T2">é</text:span>ressantes, mais toutes personnelles, et, partant, contestables. </text:p>
      <text:p text:style-name="P148">Ce qui manqua, ce fut, je crois, la. notion du sacr<text:span text:style-name="T2">é</text:span>. J'essaierai de justifier bri<text:span text:style-name="T2">è</text:span>vement cette affirmation, d'apparence ridicule et obscure. </text:p>
      <text:p text:style-name="P148">Il n'y eut, dans les efforts dont j'ai parl<text:span text:style-name="T2">é</text:span>, nulle pouss<text:span text:style-name="T2">é</text:span>e d'ensemble, nul <text:span text:style-name="T2">é</text:span>lan commun. Et c'est l'occasion de se rappeler ici la parole <text:span text:style-name="T2">é</text:span>vang<text:span text:style-name="T2">élique : </text:span><text:span text:style-name="T33">Qui amat animant suam, perdet eam</text:span>. Toutes ces pens<text:span text:style-name="T2">é</text:span>es, allant chacune leur petit chemin, <text:soft-page-break/>se souci<text:span text:style-name="T2">è</text:span>rent plus d'elles-m<text:span text:style-name="T2">êmes que de leur objet : elles poursuivirent leur vie à</text:span> elles, et la perdirent –<text:span text:style-name="T4"> </text:span><text:span text:style-name="T2">la perdirent en sté</text:span>riles discussions, en vanit<text:span text:style-name="T2">é</text:span>s pr<text:span text:style-name="T2">é</text:span>tentieuses. Je crois que cette Revue elle-m<text:span text:style-name="T2">ê</text:span>me n'eut point la marche s<text:span text:style-name="T2">û</text:span>re des grands d<text:span text:style-name="T2">évouements : elle nous donna de pré</text:span>cieuses informations, nous renseigna, avec nettet<text:span text:style-name="T2">é</text:span> et conscience, sur tels faits ext<text:span text:style-name="T2">é</text:span>rieurs que nous d<text:span text:style-name="T2">é</text:span>sirions conna<text:span text:style-name="T2">ître ; mais en refeuilletant sa collection, je ne vois pas que rien s'en dé</text:span>gage de d<text:span text:style-name="T2">éfinitif : la figure de Wagner n'y apparaî</text:span>t point, qu'<text:span text:style-name="T2">é</text:span>parse et par <text:span text:style-name="T2">ébauches rapides ; le sens de ses œ</text:span>uvres n'y est gu<text:span text:style-name="T2">è</text:span>re saisi ni exprim<text:span text:style-name="T2">é</text:span> qu'<text:span text:style-name="T2">à</text:span> travers les partis-pris et les rh<text:span text:style-name="T2">é</text:span>toriques de syst<text:span text:style-name="T2">è</text:span>mes litt<text:span text:style-name="T2">éraires bien restreints ; les choses mê</text:span>me de l'actualit<text:span text:style-name="T2">é</text:span> y sont jug<text:span text:style-name="T2">é</text:span>es avec des principes flottants, comme sous l'influence de bonnes ou mauvaises digestions, d'humeurs en va et vient, de col<text:span text:style-name="T2">è</text:span>res d'un moment et d'<text:span text:style-name="T2">é</text:span>tranges balancements psychologiques, <text:span text:style-name="T33">Ici aussi, on a voulu garder sa vie.</text:span> </text:p>
      <text:p text:style-name="P148">J'ai rendu justice aux soins minutieux apport<text:span text:style-name="T2">é</text:span>s <text:span text:style-name="T2">à</text:span> l'<text:span text:style-name="T2">é</text:span>lucidation des questions d'information pratique, qui se posaient au fur et <text:span text:style-name="T2">à</text:span> mesure des num<text:span text:style-name="T2">é</text:span>ros. Je retiens aussi et j'admire profond<text:span text:style-name="T2">é</text:span>ment les articles de M. Chamberlain, surtout ses <text:span text:style-name="T2">é</text:span>tudes sur<text:span text:style-name="T33"> Tristan</text:span><text:span text:style-name="T4"> </text:span><text:span text:style-name="T2">: c'est là</text:span> que l'esprit m<text:span text:style-name="T2">ê</text:span>me de l'<text:span text:style-name="T2">œ</text:span>uvre ce Wagner est condens<text:span text:style-name="T2">é</text:span>, qu'on nous le montre artiste, et non point pr<text:span text:style-name="T2">é</text:span>occup<text:span text:style-name="T2">é</text:span> de syst<text:span text:style-name="T2">è</text:span>mes, –<text:span text:style-name="T4"> </text:span><text:span text:style-name="T2">toute thé</text:span>orie amoindrissant l'essor d'un g<text:span text:style-name="T2">é</text:span>nie si universel en ses conceptions, si ardent en ce qu'il r<text:span text:style-name="T2">é</text:span>alisa d'elles. Quand l'auteur de ces articles a parl<text:span text:style-name="T2">é</text:span> de Wagner, il n'a pens<text:span text:style-name="T2">é</text:span> qu'<text:span text:style-name="T2">à</text:span> Wagner. Phrase b<text:span text:style-name="T2">ê</text:span>te, en laquelle se r<text:span text:style-name="T2">é</text:span>sument mes regrets. Il va sans dire que je ne demande pas que tous les Wagn<text:span text:style-name="T2">é</text:span>ristes admirent Wagner exactement de la m<text:span text:style-name="T2">ê</text:span>me mani<text:span text:style-name="T2">è</text:span>re et se trouvent juste au m<text:span text:style-name="T2">ê</text:span>me point de compr<text:span text:style-name="T2">é</text:span>hension. Mais je m'afflige de ce que presque tous aient, plus ou moins, <text:span text:style-name="T2">«</text:span><text:span text:style-name="T4"> </text:span><text:span text:style-name="T2">gardé leur moi »</text:span> –<text:span text:style-name="T4"> </text:span><text:span text:style-name="T2">leurs pré</text:span>occupations personnelles, leurs int<text:span text:style-name="T2">é</text:span>r<text:span text:style-name="T2">ê</text:span>ts actuels –<text:span text:style-name="T4"> </text:span><text:span text:style-name="T2">dans les</text:span> efforts qu'ils faisaient pour expliquer l'<text:span text:style-name="T2">œ</text:span>uvre du ma<text:span text:style-name="T2">î</text:span>tre <text:span text:style-name="T2">à</text:span> ceux qui l'ignoraient. </text:p>
      <text:p text:style-name="P148">C'est que, je le r<text:span text:style-name="T2">é</text:span>p<text:span text:style-name="T2">è</text:span>te, la notion du sacr<text:span text:style-name="T2">é</text:span>, qui les e<text:span text:style-name="T2">û</text:span>t contraints d'abdiquer tout <text:span text:style-name="T2">é</text:span>go<text:span text:style-name="T2">ï</text:span>sme, leur a manqu<text:span text:style-name="T2">é</text:span>. Les syst<text:span text:style-name="T2">é</text:span>matiques–<text:span text:style-name="T4"> </text:span><text:span text:style-name="T2">discuteurs à</text:span> froid, –<text:span text:style-name="T4"> </text:span><text:span text:style-name="T2">les faux «</text:span><text:span text:style-name="T4"> </text:span><text:span text:style-name="T2">emballés »</text:span> –<text:span text:style-name="T4"> </text:span><text:span text:style-name="T2">dont le fanatisme reste mesquin, </text:span>–<text:span text:style-name="T4"> </text:span><text:span text:style-name="T2">les charlatans aussi </text:span>–<text:span text:style-name="T4"> </text:span><text:span text:style-name="T2">que je ne mentionne ici qu'avec du rouge au visage pour eux </text:span>–<text:span text:style-name="T4"> </text:span><text:span text:style-name="T2">ceux enfin qui n'ont compris qu'à</text:span> moiti<text:span text:style-name="T2">é</text:span> et –<text:span text:style-name="T4"> </text:span><text:span text:style-name="T2">de belles âmes, pourtant ! </text:span>–<text:span text:style-name="T4"> </text:span><text:span text:style-name="T2">se croient autorisé</text:span>s <text:span text:style-name="T2">à</text:span> porter des jugements avant d'<text:span text:style-name="T2">ê</text:span>tre parvenus <text:span text:style-name="T2">à</text:span> une claire vue d'ensemble et de s'<text:span text:style-name="T2">ê</text:span>tre abandonn<text:span text:style-name="T2">é</text:span>s tout entiers <text:span text:style-name="T2">à</text:span> la loyaut<text:span text:style-name="T2">é</text:span> des <text:span text:style-name="T2">é</text:span>motions profondes, –<text:span text:style-name="T4"> </text:span><text:span text:style-name="T2">il semble qu'à</text:span> tous la figure du ma<text:span text:style-name="T2">î</text:span>tre se soit voil<text:span text:style-name="T2">é</text:span>e, avec l'intelligence de son <text:span text:style-name="T2">œ</text:span>uvre. </text:p>
      <text:p text:style-name="P148"><text:soft-page-break/>Cela est-triste, que des <text:span text:style-name="T2">ê</text:span>tres dou<text:span text:style-name="T2">é</text:span>s d'<text:span text:style-name="T2">â</text:span>mes compr<text:span text:style-name="T2">é</text:span>hensives n'aient point su se donner tout <text:span text:style-name="T2">à</text:span> la v<text:span text:style-name="T2">é</text:span>n<text:span text:style-name="T2">é</text:span>ration d'un g<text:span text:style-name="T2">énie immense : pour savourer la chaste, forte et dé</text:span>sint<text:span text:style-name="T2">é</text:span>ress<text:span text:style-name="T2">é</text:span>e volupt<text:span text:style-name="T2">é</text:span> de ce bonheur qui renferme en lui toutes les joies d'amour et, moins <text:span text:style-name="T2">é</text:span>go<text:span text:style-name="T2">ïste qu'elles, va plus haut : l'admiration. </text:span></text:p>
      <text:p text:style-name="P148">Aussi ne faut-il point s'<text:span text:style-name="T2">é</text:span>tonner si, dans ce manque de s'oublier soi-m<text:span text:style-name="T2">ê</text:span>me, le respect m<text:span text:style-name="T2">ê</text:span>me parfois a fait d<text:span text:style-name="T2">é</text:span>faut. </text:p>
      <text:p text:style-name="P148">Je n'insiste pas. Je pense que tout ce qui a <text:span text:style-name="T2">é</text:span>t<text:span text:style-name="T2">é</text:span> accompli pour l'<text:span text:style-name="T2">œ</text:span>uvre wagn<text:span text:style-name="T2">é</text:span>rienne dans une pens<text:span text:style-name="T2">é</text:span>e d'enthousiasme humble et d'amour d<text:span text:style-name="T2">é</text:span>sint<text:span text:style-name="T2">é</text:span>ress<text:span text:style-name="T2">é</text:span>, m<text:span text:style-name="T2">é</text:span>rite l'<text:span text:style-name="T2">é</text:span>loge le plus pur, et notre reconnaissance. Je pense aussi qu'il y eut des erreurs et quelques fautes, conscientes o<text:span text:style-name="T2">ù non : je ne jetterai pas la premiè</text:span>re pierre, ne m'en sentant point le droit. </text:p>
      <text:p text:style-name="P148">Un v<text:span text:style-name="T2">œu pour finir : que, cette Revue morte, qui exigea </text:span>certes un travail d<text:span text:style-name="T2">é</text:span>vou<text:span text:style-name="T2">é</text:span>, –<text:span text:style-name="T4"> </text:span><text:span text:style-name="T2">notre but à</text:span> tous Wagn<text:span text:style-name="T2">é</text:span>riens soit d'apprendre <text:span text:style-name="T2">à</text:span> admirer bien, et <text:span text:style-name="T2">à</text:span> <text:span text:style-name="T2">ê</text:span>tre dignes de notre admiration. </text:p>
      <text:p text:style-name="P148">Et heureux ceux qui s'en iront <text:span text:style-name="T2">à Bayreuth ranimer leur foi en entendant Parsifal ; </text:span>–<text:span text:style-name="T4"> </text:span><text:span text:style-name="T2">l'œ</text:span>uvre, pr<text:span text:style-name="T2">é</text:span>cis<text:span text:style-name="T2">é</text:span>ment, o<text:span text:style-name="T2">ù</text:span> s'affirme la grandeur de renoncer aux joies imm<text:span text:style-name="T2">é</text:span>diates de l'<text:span text:style-name="T2">é</text:span>go<text:span text:style-name="T2">ï</text:span>sme. Bayreuth, o<text:span text:style-name="T2">ù</text:span> nous laver de nous-m<text:span text:style-name="T2">ê</text:span>me et de l'atmosph<text:span text:style-name="T2">ère d'ici !</text:span></text:p>
      <text:p text:style-name="P152"><text:s/><text:span text:style-name="T11">Heil dir, Licht ! </text:span></text:p>
      <text:p text:style-name="P147"/>
      <text:p text:style-name="P82">Robert Godet. </text:p>
      <text:p text:style-name="P71"/>
      <text:p text:style-name="P71">--------------------</text:p>
      <text:p text:style-name="P148">Au temps o<text:span text:style-name="T2">ù</text:span> M. Gounod pariait impartialement du ma<text:span text:style-name="T2">î</text:span>tre de Bayreuth, il disait, assure-t-on, que Wagner a trac<text:span text:style-name="T2">é</text:span> un sillon de feu. C'est la v<text:span text:style-name="T2">é</text:span>rit<text:span text:style-name="T2">é</text:span>. Wagner a remis la question du drame lyrique sur son v<text:span text:style-name="T2">é</text:span>ritable terrain. <text:span text:style-name="T2">«</text:span>Je n'ai rien invent<text:span text:style-name="T2">é</text:span>, dit-il dans la conclusion d'<text:span text:style-name="T33">Op</text:span><text:span text:style-name="T15">é</text:span><text:span text:style-name="T33">ra et drame,</text:span> j'ai seulement trouv<text:span text:style-name="T2">é</text:span> la liaison de ce que d'autres avaient compris avant moi. –<text:span text:style-name="T4"> </text:span><text:span text:style-name="T2">Il est surprenant, a-t-il dit encore, qu'aprè</text:span>s les excellents services rendus par de grands ma<text:span text:style-name="T2">î</text:span>tres, l'op<text:span text:style-name="T2">é</text:span>ra se soit engag<text:span text:style-name="T2">é dans une voie fausse. »</text:span> Ces ma<text:span text:style-name="T2">î</text:span>tres sont avant tout Gluck, son <text:span text:style-name="T2">é</text:span>cole, Mozart et Weber. Il serait injuste de ne pas accorder une mention <text:span text:style-name="T2">à</text:span> l'ancien op<text:span text:style-name="T2">é</text:span>ra-comique fran<text:span text:style-name="T2">ç</text:span>ais. </text:p>
      <text:p text:style-name="P148">Wagner a rendu au po<text:span text:style-name="T2">è</text:span>me lyrique les droits qu'on avait presque enti<text:span text:style-name="T2">è</text:span>rement m<text:span text:style-name="T2">é</text:span>connus. Le drame ne doit pas <text:span text:style-name="T2">ê</text:span>tre un moyen, un pr<text:span text:style-name="T2">é</text:span>texte <text:span text:style-name="T2">à</text:span> musique, il doit <text:span text:style-name="T2">être le but unique ; la musique doit s'unir fraternellemen</text:span>t au po<text:span text:style-name="T2">è</text:span>me pour animer le drame <text:soft-page-break/>et le mettre en pleine lumi<text:span text:style-name="T2">ère ; jamais la musique ne doit chercher à</text:span> briller pour son compte, comme un virtuose dominant tout. </text:p>
      <text:p text:style-name="P148">Ce sont choses fort secondaires que les <text:span text:style-name="T33">Leitmotive</text:span> et leurs d<text:span text:style-name="T2">é</text:span>veloppements, la libert<text:span text:style-name="T2">é</text:span> plus ou moins grande de la forme et d'autres d<text:span text:style-name="T2">é</text:span>tails. Occupez-vous du drame par dessus tout, ayez du talent, du g<text:span text:style-name="T2">é</text:span>nie et puis, <text:span text:style-name="T2">«</text:span><text:span text:style-name="T4"> </text:span><text:span text:style-name="T2">ne soyez d'aucune école, surtout pas de la mienne »</text:span>, comme a dit Wagner <text:span text:style-name="T2">à</text:span> un compositeur fran<text:span text:style-name="T2">ç</text:span>ais. </text:p>
      <text:p text:style-name="P148">Le sillon de feu brillera d'un <text:span text:style-name="T2">é</text:span>cla<text:span text:style-name="T2">t de plus en plus vif ; sa lumière se propagera et exercera partout une influence bienfaisante sur le drame musical ; grâ</text:span>ce <text:span text:style-name="T2">à</text:span> elle, les ma<text:span text:style-name="T2">î</text:span>tres presque oubli<text:span text:style-name="T2">é</text:span>s, mal compris ou m<text:span text:style-name="T2">é</text:span>connus seront remis en honneur et appr<text:span text:style-name="T2">é</text:span>ci<text:span text:style-name="T2">é</text:span>s comme ils m<text:span text:style-name="T2">é</text:span>ritent de l'<text:span text:style-name="T2">ê</text:span>tre. </text:p>
      <text:p text:style-name="P147"/>
      <text:p text:style-name="P72">Johannes Weber. </text:p>
      <text:p text:style-name="P72"/>
      <text:p text:style-name="P72">-----------</text:p>
      <text:p text:style-name="P228"/>
      <text:p text:style-name="P227"><text:span text:style-name="T48">Monsieur le Directeur de la Revue Wagn</text:span><text:span text:style-name="T51">é</text:span><text:span text:style-name="T48">rienne, </text:span></text:p>
      <text:p text:style-name="P148">Vous m'avez, fait l'honneur de me demander mon avis sur nos Wagn<text:span text:style-name="T2">é</text:span>riens. H<text:span text:style-name="T2">élas ! monsieur ! comment aurais-je un avis sur eux, ne les connaissant point ?Deux ou trois fois, aux concerts de M. L</text:span>amoureux, j'ai eu le bonheur d'apercevoir des groupes que l'on m'a dit form<text:span text:style-name="T2">é</text:span>s de l'<text:span text:style-name="T2">é</text:span>lite de nos Wagn<text:span text:style-name="T2">é</text:span>riens. Ces messieurs m'ont paru assez jeunes, fort bien mis, et de mine pr<text:span text:style-name="T2">é</text:span>venante. Il yen a deux seulement qui ont l'habitude de causer, de rire, et de se<text:span text:style-name="T2"> pousser d'amicales bourrades pendant les morceaux du concert : ils ont une fois empê</text:span>ch<text:span text:style-name="T2">é</text:span> d'entendre la symphonie en la de Beethoven, o<text:span text:style-name="T2">ù</text:span> il y avait cependant des choses tr<text:span text:style-name="T2">è</text:span>s agr<text:span text:style-name="T2">éables ; il est vrai que j'ai pu entendre, en revanche, quelques-unes de leurs ré</text:span>parties. Quant au wagn<text:span text:style-name="T2">é</text:span>risme ce nos Wagn<text:span text:style-name="T2">é</text:span>riens, j'imagine qu'il est sinc<text:span text:style-name="T2">ère et intelligent ; qu'il ne leur vient point du dé</text:span>sir d'<text:span text:style-name="T2">ê</text:span>tre <text:span text:style-name="T2">à</text:span> la mode, mais de l'imp<text:span text:style-name="T2">é</text:span>rieux appel de leurs <text:span text:style-name="T2">âmes d'artistes : j'imagine encore qu'il les porte à</text:span> voir en Wagner autre chose qu'un harmoniste tr<text:span text:style-name="T2">è</text:span>s habile, un C<text:span text:style-name="T2">ésar Franck allemand, sans pareil pour les tours de force : auire chose aussi qu'un auteur de mé</text:span>lodies sensuelles <text:span text:style-name="T2">à</text:span> la fa<text:span text:style-name="T2">ç</text:span>on de Schumann ou de M. Grieg. Nos Wagn<text:span text:style-name="T2">é</text:span>riens savent tous, je le jurerais, qu'il faut chercher <text:span text:style-name="T2">à</text:span> comprendre Wagner et non <text:span text:style-name="T2">à</text:span> imiter ses petits proc<text:span text:style-name="T2">é</text:span>d<text:span text:style-name="T2">é</text:span>s de modulation. A comprendre Wagner ils t<text:span text:style-name="T2">âchent : je m'é</text:span>tonne m<text:span text:style-name="T2">ê</text:span>me que leurs efforts n'aient rien <text:soft-page-break/>enlev<text:span text:style-name="T2">é</text:span> <text:span text:style-name="T2">à</text:span> la d<text:span text:style-name="T2">é</text:span>licate fra<text:span text:style-name="T2">î</text:span>cheur de leur teint. </text:p>
      <text:p text:style-name="P148">Voil<text:span text:style-name="T2">â</text:span>mes modestes hypoth<text:span text:style-name="T2">è</text:span>ses, monsieur, je songe souvent <text:span text:style-name="T2">à</text:span> la consolante joie qu'aurait Wagner, s'il vivait encore, en voyant nos Wagn<text:span text:style-name="T2">é</text:span>riens et leur wagn<text:span text:style-name="T2">é</text:span>risme. Il se jugerait assez r<text:span text:style-name="T2">é</text:span>compens<text:span text:style-name="T2">é</text:span> de son ardu labeur de soixante ans. Se sentir si enti<text:span text:style-name="T2">è</text:span>rement compris de si nobles <text:span text:style-name="T2">â</text:span>mes, n'est-ce point le r<text:span text:style-name="T2">ê</text:span>ve id<text:span text:style-name="T2">é</text:span>al, <text:span text:style-name="T2">pour un artiste ? </text:span></text:p>
      <text:p text:style-name="P148">Mais au d<text:span text:style-name="T2">é</text:span>faut de renseignements plus pr<text:span text:style-name="T2">é</text:span>cis sur le wagn<text:span text:style-name="T2">é</text:span>risme fran<text:span text:style-name="T2">ç</text:span>ais, voulez-vous quelques observations sur une entreprise dont vous avez d<text:span text:style-name="T2">é</text:span>j<text:span text:style-name="T2">à</text:span> entretenu vos lecteurs, et sur laquelle je voudrais pr<text:span text:style-name="T2">é</text:span>cis<text:span text:style-name="T2">é</text:span>ment attirer l'attention de tous les Wagn<text:span text:style-name="T2">ériens ? </text:span></text:p>
      <text:p text:style-name="P148">Un confr<text:span text:style-name="T2">è</text:span>re de Vienne, M. <text:span text:style-name="T2">Œ</text:span>sterlein, a ouvert il y a deux ans, un Mus<text:span text:style-name="T2">ée Wagner. Vienne n'est pas loin de Bayreuth ; je conseille à</text:span> vos lecteurs d'y aller le mois prochain, pour voir cette pr<text:span text:style-name="T2">é</text:span>cieuse collection. Dans deux salles, ils trouveront expos<text:span text:style-name="T2">ée une abondance de tableaux, de bustes, de documents curieux, d'autographes : le tout d'une vue instructive, fé</text:span>conde, souvent m<text:span text:style-name="T2">ê</text:span>me divertissante. </text:p>
      <text:p text:style-name="P148">Mais ce que vos lecteurs ne verront pas <text:span text:style-name="T2">à</text:span> Vienne, et ce qui lait le v<text:span text:style-name="T2">é</text:span>ritable int<text:span text:style-name="T2">é</text:span>r<text:span text:style-name="T2">ê</text:span>t du Mus<text:span text:style-name="T2">é</text:span>e <text:span text:style-name="T2">Œ</text:span>sterlein, c'est la multitude de choses relatives <text:span text:style-name="T2">à</text:span> Wagner qui sont accumul<text:span text:style-name="T2">é</text:span>es dans les armoires du Mus<text:span text:style-name="T2">é</text:span>e, d'ans la biblioth<text:span text:style-name="T2">è</text:span>que priv<text:span text:style-name="T2">é</text:span>e de M. <text:span text:style-name="T2">Œ</text:span>sterlein, dans tous les coins de l'appartement qu'il occupe. Depuis dix ans M. <text:span text:style-name="T2">Œ</text:span>sterlein a consacr<text:span text:style-name="T2">é</text:span> sa fortunc<text:span text:style-name="T2">à</text:span> recueillir, indistinctement, tout ce qui pouvait d'une fa<text:span text:style-name="T2">ç</text:span>on ou d'une autre int<text:span text:style-name="T2">é</text:span>resser la biographie du mia<text:span text:style-name="T2">î</text:span>tre. lia m<text:span text:style-name="T2">ê</text:span>me adopt<text:span text:style-name="T2">é</text:span>–<text:span text:style-name="T4"> </text:span><text:span text:style-name="T2">par naï</text:span>vet<text:span text:style-name="T2">é, superstition, ou malice ? </text:span>–<text:span text:style-name="T4"> </text:span><text:span text:style-name="T2">la faç</text:span>on la plus intelligente de recueillir ces documents. Il ne s'est point content<text:span text:style-name="T2">é</text:span> des autographes, volumes, etc., de Wagner, il a acquis la collection compl<text:span text:style-name="T2">è</text:span>te des journaux musicaux de tous les pays, la collection compl<text:span text:style-name="T2">è</text:span>te des ouvrages o<text:span text:style-name="T2">ù</text:span> l'on peut d<text:span text:style-name="T2">é</text:span>couvrir une allusion <text:span text:style-name="T2">à</text:span> Wagner, <text:span text:style-name="T2">à</text:span> sa musique, ou simplement des faits pouvant contribuer <text:span text:style-name="T2">à</text:span> les <text:span text:style-name="T2">é</text:span>clairer. C'est ainsi que tous les livres de philosophie, d'esth<text:span text:style-name="T2">é</text:span>tique, de philologie, d'histoire que Wagner a pu consulter ou dont il a pu subir l'influence, tous les ouvrages des personnes dont la vie a <text:span text:style-name="T2">é</text:span>t<text:span text:style-name="T2">é</text:span> m<text:span text:style-name="T2">ê</text:span>l<text:span text:style-name="T2">é</text:span>e <text:span text:style-name="T2">à</text:span> la sienne, toutes les histoires de la R<text:span text:style-name="T2">é</text:span>volution de 1849, les brochures sur les th<text:span text:style-name="T2">éâ</text:span>tres que Wagner a dirig<text:span text:style-name="T2">é</text:span>s ou fr<text:span text:style-name="T2">é</text:span>quent<text:span text:style-name="T2">és, etc : tout cela agit pê</text:span>le-m<text:span text:style-name="T2">ê</text:span>le dans ces armoires de M. <text:span text:style-name="T2">Œ</text:span>sterlein. </text:p>
      <text:p text:style-name="P148">Tout cela serait absolument indispensable pour une histoire un peu s<text:span text:style-name="T2">é</text:span>rieuse de Wagner, une histoire <text:span text:style-name="T2">é</text:span>clairant son <text:span text:style-name="T2">œ</text:span>uvre par sa vie, pouvant enfin nous pr<text:span text:style-name="T2">ésenter tel qu'il fut cet homme extraordinaire. L'importance d'un ouvrage de ce genre, ai-je </text:span><text:soft-page-break/><text:span text:style-name="T2">besoin de l'expliquer ? Par un cas unique dans l'histoire de l'art, on a, ré</text:span>unis, tous les documents qui peuvent servir <text:span text:style-name="T2">à</text:span> faire la biographie d<text:span text:style-name="T2">é</text:span>finitive d'un artiste. </text:p>
      <text:p text:style-name="P148">Or il est impossible d'attendre de M. <text:span text:style-name="T2">Œ</text:span>sterlein seul la mise en ordre de ces tr<text:span text:style-name="T2">é</text:span>sors et l'ensemble de mesures qui les rendrait utilisables. M. <text:span text:style-name="T2">Œ</text:span>sterlein est forc<text:span text:style-name="T2">é</text:span> de gagner, par un travail qui occupe ses heures, l'argent qu'il d<text:span text:style-name="T2">é</text:span>pense pour son Mus<text:span text:style-name="T2">ée : il ne peut ni é</text:span>tendre l'espace qu'il y a r<text:span text:style-name="T2">é</text:span>serv<text:span text:style-name="T2">é</text:span>, ni disposer du loisir n<text:span text:style-name="T2">é</text:span>cessaire. Et puis, je ne voudrais pas d<text:span text:style-name="T2">é</text:span>plaire <text:span text:style-name="T2">à</text:span> M. <text:span text:style-name="T2">Œsterlein, qu'il convient de respecter infiniment ; mais j'avoue que M. Œ</text:span>sterlein ne me para<text:span text:style-name="T2">î</text:span>t point r<text:span text:style-name="T2">é</text:span>unir les conditions requises pour mener seul <text:span text:style-name="T2">à</text:span> bien cette seconde partie de son <text:span text:style-name="T2">œ</text:span>uvre. Il y faut une personne occup<text:span text:style-name="T2">é</text:span>e depuis de longues ann<text:span text:style-name="T2">é</text:span>es <text:span text:style-name="T2">à</text:span> des <text:span text:style-name="T2">é</text:span>tudes raisonn<text:span text:style-name="T2">é</text:span>es et suivies sur Wagner, connaissant assez toutes les langues <text:span text:style-name="T2">pour comprendre sans peine tous les documents ; enfin plus inté</text:span>ress<text:span text:style-name="T2">é</text:span>e <text:span text:style-name="T2">à</text:span> la valeur intime des papiers recueillis qu'<text:span text:style-name="T2">à</text:span> la richesse num<text:span text:style-name="T2">é</text:span>rique de la collection. De telles qualit<text:span text:style-name="T2">és sont rares ; je crains que M. Œ</text:span>sterlein ne les ait gu<text:span text:style-name="T2">è</text:span>re plus que moi-m<text:span text:style-name="T2">ê</text:span>me. Mais je cro<text:span text:style-name="T2">î</text:span>s bien que l'on trouverait sans peine le moyen de rendre le Mus<text:span text:style-name="T2">é</text:span>e <text:span text:style-name="T2">Œ</text:span>sterlein vraiment utile et pr<text:span text:style-name="T2">écieux : il suffirait d'adjoindre à</text:span> M. <text:span text:style-name="T2">Œ</text:span>sterlein un biblioth<text:span text:style-name="T2">é</text:span>caire, et de prendre pour cette fonction- un homme connu par sa comp<text:span text:style-name="T2">é</text:span>tence wagn<text:span text:style-name="T2">é</text:span>rienne, qui pourrait ainsi nous donner, enfin, cette biographie historique et artistique s<text:span text:style-name="T2">é</text:span>rieuse, <text:span text:style-name="T2">à</text:span> la fois <text:span text:style-name="T2">é</text:span>clair<text:span text:style-name="T2">é</text:span>e par le dedans et le dehors. Une telle biographie serait, je le r<text:span text:style-name="T2">é</text:span>p<text:span text:style-name="T2">è</text:span>te, d'une importance g<text:span text:style-name="T2">é</text:span>n<text:span text:style-name="T2">é</text:span>rale infinie pour Wagner et pour l'art tout entier. </text:p>
      <text:p text:style-name="P147"><text:span text:style-name="T48">Tout</text:span><text:span text:style-name="T51"> cela peut se faire : il y faudrait seulement de l'argent, et, je crois, peu d'argent. Je vous jure que je ne sais point ce qu'en pense M. Œsterlein : mais j'imagine, pour ma part, qu'il y aurait là</text:span><text:span text:style-name="T48">, vraiment, l'occasion d'une bonne action artistique. Et j'avoue que si j'</text:span><text:span text:style-name="T51">é</text:span><text:span text:style-name="T48">tais en </text:span><text:span text:style-name="T51">é</text:span><text:span text:style-name="T48">tat de d</text:span><text:span text:style-name="T51">é</text:span><text:span text:style-name="T48">penser, j'aimerais mieux encore contribuer </text:span><text:span text:style-name="T51">à</text:span><text:span text:style-name="T48"> une histoire de Wagner, au monument seul digne du ma</text:span><text:span text:style-name="T51">î</text:span><text:span text:style-name="T48">tre, infiniment important </text:span><text:span text:style-name="T51">à</text:span><text:span text:style-name="T48"> l'intelligence de son </text:span><text:span text:style-name="T51">œ</text:span><text:span text:style-name="T48">uvre, j'aimerais mieux y mettre ma largesse qu'</text:span><text:span text:style-name="T51">à</text:span><text:span text:style-name="T48"> pr</text:span><text:span text:style-name="T51">é</text:span><text:span text:style-name="T48">parer l'av</text:span><text:span text:style-name="T51">è</text:span><text:span text:style-name="T48">nement </text:span><text:span text:style-name="T51">à</text:span><text:span text:style-name="T48"> Paris d'un th</text:span><text:span text:style-name="T51">éâ</text:span><text:span text:style-name="T48">tre wagn</text:span><text:span text:style-name="T51">é</text:span><text:span text:style-name="T48">rien, la chose du monde la plus excellente pour obscurcir, fausser, obstruer </text:span><text:span text:style-name="T51">à</text:span><text:span text:style-name="T48"> jamais la compr</text:span><text:span text:style-name="T51">é</text:span><text:span text:style-name="T48">hension de l'</text:span><text:span text:style-name="T51">œ</text:span><text:span text:style-name="T48">uvre wagn</text:span><text:span text:style-name="T51">é</text:span><text:span text:style-name="T48">rienne</text:span><text:note text:id="ftn166" text:note-class="endnote"><text:note-citation>ppp</text:note-citation><text:note-body><text:p text:style-name="Endnote"><text:span text:style-name="T48"><text:tab/>Ce texte résume assez bien à lui-même toute la recherche de la revue. Elle se résume à la question  : «  voulons-nous un nouvel art  ?  ». Wagner a légué autre chose qu’une œuvre  : rien moins qu’une nouvelle conception de l’œuvre d’art. La revue a répandu les théories de Wagner développées dans ses écrits théoriques, elle a permis la connaissance de sa vie, de ses œuvres. Elle a soutenu le festival de Bayreuth moralement et financièrement. Il reste encore selon Wyzewa a traduire les principaux écrits que sont la </text:span><text:span text:style-name="T33">Lettre sur la musique, Art et révolution, L’œuvre d’art de l’avenir, Opéra et drame </text:span>et<text:span text:style-name="T33"> Une communication à mes amis. </text:span>Et plus que de créer un théâtre wagnérien en France, il faudrait principalement écrire une biographie historique et artistique. [NdE]</text:p></text:note-body></text:note><text:span text:style-name="T48">. </text:span></text:p>
      <text:p text:style-name="P148"/>
      <text:p text:style-name="P72">Teodor de Wyzewa</text:p>
      <text:p text:style-name="P71"/>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Palatino Linotype" svg:font-family="'Palatino Linotype', Palatino" style:font-adornments="Italique"/>
    <style:font-face style:name="Courier New" svg:font-family="'Courier New'" style:font-family-generic="modern"/>
    <style:font-face style:name="sans-serif" svg:font-family="sans-serif" style:font-adornments="Norm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Lucida Console" svg:font-family="'Lucida Console'"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rial Unicode MS Western" svg:font-family="'Arial Unicode MS Western'"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hyphenation-ladder-count="no-limit" fo:text-indent="0cm" style:auto-text-indent="false" style:text-autospace="ideograph-alpha" style:vertical-align="auto"/>
      <style:text-properties fo:color="#000000" style:font-name="Arial Unicode MS" fo:font-family="'Arial Unicode MS'" style:font-family-generic="swiss" style:font-pitch="variable" fo:font-size="12pt" fo:language="fr" fo:country="FR" style:letter-kerning="true" style:font-name-asian="Arial Unicode MS" style:font-family-asian="'Arial Unicode MS'" style:font-family-generic-asian="swiss" style:font-pitch-asian="variable" style:font-size-asian="12pt" style:language-asian="fr" style:country-asian="FR" style:font-name-complex="Arial Unicode MS" style:font-family-complex="'Arial Unicode MS'" style:font-family-generic-complex="swiss" style:font-pitch-complex="variable" fo:hyphenate="false" fo:hyphenation-remain-char-count="2" fo:hyphenation-push-char-count="2"/>
    </style:style>
    <style:style style:name="Heading" style:family="paragraph" style:parent-style-name="WW-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imes New Roman" style:font-family-asian="'Times New Roman'" style:font-family-generic-asian="roman" style:font-pitch-asian="variable" style:font-size-asian="10.5pt" style:font-name-complex="Microsoft YaHei" style:font-family-complex="'Microsoft YaHei'" style:font-family-generic-complex="swiss" style:font-pitch-complex="variable"/>
    </style:style>
    <style:style style:name="Text_20_body" style:display-name="Text body" style:family="paragraph" style:parent-style-name="WW-Standard" style:class="text">
      <style:paragraph-properties fo:margin-top="0cm" fo:margin-bottom="0.212cm" loext:contextual-spacing="false"/>
      <style:text-properties style:font-size-asian="10.5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loext:contextual-spacing="false"/>
      <style:text-properties fo:font-style="italic" style:font-size-asian="10.5pt" style:font-style-asian="italic" style:font-name-complex="Mangal" style:font-family-complex="Mangal" style:font-style-complex="italic"/>
    </style:style>
    <style:style style:name="Index" style:family="paragraph" style:parent-style-name="Standard" style:class="index">
      <style:text-properties style:font-size-asian="10.5pt" style:font-name-complex="Mangal" style:font-family-complex="Mangal"/>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WW-Standard" style:family="paragraph">
      <style:paragraph-properties fo:margin-left="0cm" fo:margin-right="0cm" fo:text-align="start" style:justify-single-word="false" fo:hyphenation-ladder-count="no-limit" fo:text-indent="0cm" style:auto-text-indent="false" style:text-autospace="ideograph-alpha" style:vertical-align="auto"/>
      <style:text-properties fo:color="#000000" style:font-name="Arial Unicode MS" fo:font-family="'Arial Unicode MS'" style:font-family-generic="swiss" style:font-pitch="variable" fo:font-size="12pt" fo:language="fr" fo:country="FR" style:letter-kerning="true" style:font-name-asian="Arial Unicode MS" style:font-family-asian="'Arial Unicode MS'" style:font-family-generic-asian="swiss" style:font-pitch-asian="variable" style:font-size-asian="12pt" style:language-asian="fr" style:country-asian="FR" style:font-name-complex="Arial Unicode MS" style:font-family-complex="'Arial Unicode MS'" style:font-family-generic-complex="swiss"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list-style-name="">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 style:font-family-asian="'Times New Roman'" style:font-family-generic-asian="roman" style:font-pitch-asian="variable" style:font-size-asian="10.5pt" style:font-weight-asian="bold" style:font-name-complex="Cambria" style:font-family-complex="Cambria" style:font-family-generic-complex="roman" style:font-pitch-complex="variable" style:font-weight-complex="bold"/>
    </style:style>
    <style:style style:name="heading_20_2" style:display-name="heading 2" style:family="paragraph" style:parent-style-name="Standard" style:next-style-name="Standard" style:default-outline-level="2" style:list-style-name="">
      <style:paragraph-properties fo:margin-top="0.423cm" fo:margin-bottom="0.106cm" loext:contextual-spacing="false"/>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0.5pt" style:font-style-asian="italic" style:font-weight-asian="bold" style:font-name-complex="Cambria" style:font-family-complex="Cambria" style:font-family-generic-complex="roman" style:font-pitch-complex="variable" style:font-style-complex="italic"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size-asian="10.5pt"/>
    </style:style>
    <style:style style:name="footnote_20_text" style:display-name="footnote text" style:family="paragraph" style:parent-style-name="Standard">
      <style:text-properties style:font-size-asian="10.5pt"/>
    </style:style>
    <style:style style:name="Quote" style:family="paragraph" style:parent-style-name="Standard" style:next-style-name="Standard">
      <style:text-properties fo:font-style="italic" style:font-size-asian="10.5pt" style:font-style-asian="italic" style:font-style-complex="italic"/>
    </style:style>
    <style:style style:name="endnote_20_text" style:display-name="endnote text" style:family="paragraph" style:parent-style-name="WW-Standard">
      <style:text-properties fo:font-size="10pt" style:font-size-asian="10.5pt"/>
    </style:style>
    <style:style style:name="header" style:family="paragraph" style:parent-style-name="WW-Standard">
      <style:paragraph-properties>
        <style:tab-stops>
          <style:tab-stop style:position="8.001cm" style:type="center"/>
          <style:tab-stop style:position="16.002cm" style:type="right"/>
        </style:tab-stops>
      </style:paragraph-properties>
      <style:text-properties style:font-size-asian="10.5pt"/>
    </style:style>
    <style:style style:name="footer" style:family="paragraph" style:parent-style-name="WW-Standard">
      <style:paragraph-properties>
        <style:tab-stops>
          <style:tab-stop style:position="8.001cm" style:type="center"/>
          <style:tab-stop style:position="16.002cm" style:type="right"/>
        </style:tab-stops>
      </style:paragraph-properties>
      <style:text-properties style:font-size-asian="10.5pt"/>
    </style:style>
    <style:style style:name="citation" style:family="paragraph" style:parent-style-name="WW-Standard">
      <style:paragraph-properties fo:margin-left="3.81cm" fo:margin-right="0cm" fo:text-indent="0cm" style:auto-text-indent="false"/>
      <style:text-properties style:font-size-asian="10.5pt"/>
    </style:style>
    <style:style style:name="Endnote" style:family="paragraph" style:parent-style-name="Standard" style:class="extra">
      <style:paragraph-properties fo:margin-left="0.499cm" fo:margin-right="0cm" fo:text-indent="-0.499cm" style:auto-text-indent="false">
        <style:tab-stops/>
      </style:paragraph-properties>
      <style:text-properties fo:font-size="10pt" style:font-size-asian="10.5pt"/>
    </style:style>
    <style:style style:name="Footnote" style:family="paragraph" style:parent-style-name="Standard" style:class="extra">
      <style:paragraph-properties fo:margin-left="0.499cm" fo:margin-right="0cm" fo:text-indent="-0.499cm" style:auto-text-indent="false">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c_html_3e_" style:display-name="&lt;html&gt;" style:family="paragraph" style:parent-style-name="Standard" style:next-style-name="Text_20_body"/>
    <style:style style:name="Heading_20_4" style:display-name="Heading 4" style:family="paragraph" style:parent-style-name="Heading" style:next-style-name="Text_20_body" style:default-outline-level="4" style:class="text">
      <style:paragraph-properties fo:margin-left="0cm" fo:margin-right="0cm" fo:margin-top="0cm" fo:margin-bottom="0cm" loext:contextual-spacing="false" fo:text-align="start" style:justify-single-word="false" fo:text-indent="2cm" style:auto-text-indent="false"/>
      <style:text-properties fo:font-size="80%"/>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loext:contextual-spacing="false"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next-style-name="Text_20_body" style:default-outline-level="7" style:list-style-name="" style:class="text">
      <style:paragraph-properties fo:margin-left="0cm" fo:margin-right="0cm" fo:margin-top="0cm" fo:margin-bottom="0cm" loext:contextual-spacing="false"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next-style-name="Text_20_body" style:default-outline-level="8" style:list-style-name="" style:class="text">
      <style:paragraph-properties fo:margin-left="0cm" fo:margin-right="0cm" fo:margin-top="0cm" fo:margin-bottom="0cm" loext:contextual-spacing="false"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next-style-name="Text_20_body" style:default-outline-level="9" style:list-style-name="" style:class="text">
      <style:paragraph-properties fo:margin-left="0cm" fo:margin-right="0cm" fo:margin-top="0cm" fo:margin-bottom="0cm" loext:contextual-spacing="false" fo:text-indent="0cm" style:auto-text-indent="false"/>
      <style:text-properties fo:font-size="11pt" fo:font-weight="bold" style:font-size-asian="11pt" style:font-weight-asian="bold" style:font-size-complex="10.5pt" style:font-weight-complex="bold"/>
    </style:style>
    <style:style style:name="Title" style:family="paragraph" style:parent-style-name="Heading" style:next-style-name="Subtitle" style:class="chapter">
      <style:paragraph-properties fo:margin-top="1cm" fo:margin-bottom="0.21cm" loext:contextual-spacing="false" fo:text-align="center" style:justify-single-word="false" fo:keep-with-next="always"/>
      <style:text-properties fo:font-size="150%"/>
    </style:style>
    <style:style style:name="Subtitle" style:family="paragraph" style:parent-style-name="Heading" style:next-style-name="Text_20_body" style:class="chapter">
      <style:paragraph-properties fo:margin-top="0.494cm" fo:margin-bottom="2cm" loext:contextual-spacing="false" fo:text-align="center" style:justify-single-word="false"/>
      <style:text-properties style:font-name="Palatino Linotype" fo:font-family="'Palatino Linotype', Palatino" style:font-style-name="Italique" fo:font-size="120%" fo:font-style="italic" style:font-size-asian="14pt" style:font-style-asian="italic" style:font-size-complex="14pt" style:font-style-complex="italic"/>
    </style:style>
    <style:style style:name="Signature" style:family="paragraph" style:parent-style-name="zones" style:class="text">
      <style:paragraph-properties text:number-lines="false" text:line-number="0"/>
    </style:style>
    <style:style style:name="Addressee" style:family="paragraph" style:parent-style-name="zones" style:class="extra">
      <style:paragraph-properties fo:margin-top="0cm" fo:margin-bottom="0.106cm" loext:contextual-spacing="false" text:number-lines="false" text:line-number="0"/>
    </style:style>
    <style:style style:name="Quotations" style:family="paragraph" style:parent-style-name="_3c_html_3e_" style:class="html" style:master-page-name="">
      <style:paragraph-properties fo:margin-left="1.499cm" fo:margin-right="0cm" fo:margin-top="0.25cm" fo:margin-bottom="0.199cm" loext:contextual-spacing="false" fo:line-height="95%" fo:text-align="justify" style:justify-single-word="false" fo:text-indent="0cm" style:auto-text-indent="false" style:page-number="auto">
        <style:tab-stops/>
      </style:paragraph-properties>
      <style:text-properties fo:font-size="90%"/>
    </style:style>
    <style:style style:name="Preformatted_20_Text" style:display-name="Preformatted Text" style:family="paragraph" style:parent-style-name="_3c_html_3e_" style:class="html">
      <style:paragraph-properties fo:margin-top="0cm" fo:margin-bottom="0cm" loext:contextual-spacing="false" fo:line-height="90%" fo:text-align="start" style:justify-single-word="false" fo:hyphenation-ladder-count="no-limit" fo:background-color="transparent">
        <style:background-image/>
      </style:paragraph-properties>
      <style:text-properties style:font-name="Courier New" fo:font-family="'Courier New'" style:font-family-generic="modern" fo:font-size="10pt" fo:language="zxx" fo:country="none" style:font-name-asian="Courier New" style:font-family-asian="'Courier New'" style:font-family-generic-asian="modern" style:font-size-asian="10pt" style:font-name-complex="Courier New" style:font-family-complex="'Courier New'" style:font-family-generic-complex="modern"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des_20_matières" style:display-name="Table des matières" style:family="paragraph" style:hidden="true" style:parent-style-name="Index"/>
    <style:style style:name="Contents_20_1" style:display-name="Contents 1" style:family="paragraph" style:parent-style-name="Index"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hidden="true"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hidden="true" style:parent-style-name="Index" style:class="index">
      <style:paragraph-properties fo:margin-left="0cm" fo:margin-right="0cm" fo:margin-top="0cm" fo:margin-bottom="0cm" loext:contextual-spacing="false" fo:text-indent="0cm" style:auto-text-indent="false"/>
    </style:style>
    <style:style style:name="Table_20_Contents" style:display-name="Table Contents" style:family="paragraph" style:parent-style-name="_3c_html_3e_" style:class="extra">
      <style:paragraph-properties fo:text-align="start" style:justify-single-word="false" text:number-lines="false" text:line-number="0"/>
      <style:text-properties style:font-name="Arial" fo:font-family="Arial" style:font-family-generic="swiss" style:font-pitch="variable" fo:font-size="8pt" style:font-size-asian="8pt"/>
    </style:style>
    <style:style style:name="Index_20_2" style:display-name="Index 2" style:family="paragraph" style:hidden="true"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hidden="true" style:parent-style-name="Index" style:class="index">
      <style:paragraph-properties fo:margin-left="0.998cm" fo:margin-right="0cm" fo:margin-top="0cm" fo:margin-bottom="0cm" loext:contextual-spacing="false" fo:text-indent="0cm" style:auto-text-indent="false"/>
    </style:style>
    <style:style style:name="List_20_Contents" style:display-name="List Contents" style:family="paragraph" style:parent-style-name="_3c_html_3e_" style:next-style-name="List_20_Heading" style:class="html">
      <style:paragraph-properties fo:margin-left="1cm" fo:margin-right="0cm" fo:margin-top="0.101cm" fo:margin-bottom="0.101cm" loext:contextual-spacing="false" fo:line-height="90%" fo:text-indent="0cm" style:auto-text-indent="false"/>
    </style:style>
    <style:style style:name="List_20_Heading" style:display-name="List Heading" style:family="paragraph" style:hidden="true" style:parent-style-name="List_20_Contents" style:next-style-name="List_20_Contents" style:class="html">
      <style:paragraph-properties fo:margin-left="0cm" fo:margin-right="0cm" fo:margin-top="0.388cm" fo:margin-bottom="0cm" loext:contextual-spacing="false" fo:text-align="start" style:justify-single-word="false" fo:text-indent="0cm" style:auto-text-indent="false" fo:keep-with-next="always"/>
      <style:text-properties fo:font-size="12pt" fo:font-weight="bold" style:font-size-asian="12pt" style:font-weight-asian="normal"/>
    </style:style>
    <style:style style:name="Marginalia" style:family="paragraph" style:hidden="true" style:parent-style-name="zones" style:class="text">
      <style:paragraph-properties fo:margin-left="4.001cm" fo:margin-right="0cm" fo:margin-top="0cm" fo:margin-bottom="0cm" loext:contextual-spacing="false" fo:line-height="95%" fo:text-indent="0cm" style:auto-text-indent="false"/>
    </style:style>
    <style:style style:name="Heading_20_10" style:display-name="Heading 10" style:family="paragraph" style:parent-style-name="Heading" style:default-outline-level="10" style:list-style-name="" style:class="text">
      <style:paragraph-properties fo:margin-left="0cm" fo:margin-right="0cm" fo:margin-top="0cm" fo:margin-bottom="0cm" loext:contextual-spacing="false" fo:text-indent="0cm" style:auto-text-indent="false"/>
      <style:text-properties fo:font-size="11pt" fo:font-weight="bold" style:font-size-asian="11pt" style:font-weight-asian="bold" style:font-size-complex="10.5pt" style:font-weight-complex="bold"/>
    </style:style>
    <style:style style:name="Header" style:family="paragraph" style:parent-style-name="pied-tête" style:class="extra">
      <style:paragraph-properties text:number-lines="false" text:line-number="0">
        <style:tab-stops>
          <style:tab-stop style:position="8.498cm" style:type="center"/>
          <style:tab-stop style:position="16.999cm" style:type="right"/>
        </style:tab-stops>
      </style:paragraph-properties>
      <style:text-properties style:font-name="Arial" fo:font-family="Arial" style:font-family-generic="swiss" style:font-pitch="variable" fo:font-size="8pt" style:font-size-asian="10pt"/>
    </style:style>
    <style:style style:name="Footer" style:family="paragraph" style:parent-style-name="pied-tête" style:class="extra">
      <style:paragraph-properties text:number-lines="false" text:line-number="0">
        <style:tab-stops>
          <style:tab-stop style:position="8.498cm" style:type="center"/>
          <style:tab-stop style:position="16.999cm" style:type="right"/>
        </style:tab-stops>
      </style:paragraph-properties>
      <style:text-properties style:font-name="Arial" fo:font-family="Arial" style:font-family-generic="swiss" style:font-pitch="variable" fo:font-size="8pt" style:font-size-asian="10pt"/>
    </style:style>
    <style:style style:name="Sender" style:family="paragraph" style:parent-style-name="_3c_html_3e_" style:class="extra">
      <style:paragraph-properties fo:margin-left="2cm" fo:margin-right="0cm" fo:margin-top="0.049cm" fo:margin-bottom="0.199cm" loext:contextual-spacing="false" fo:text-align="end" style:justify-single-word="false" fo:text-indent="0cm" style:auto-text-indent="false" fo:keep-with-next="auto" text:number-lines="false" text:line-number="0"/>
      <style:text-properties style:font-name="Arial" fo:font-family="Arial" style:font-family-generic="swiss" style:font-pitch="variable" fo:font-size="9pt" style:font-size-asian="9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zones" style:class="text">
      <style:paragraph-properties text:number-lines="false" text:line-number="0"/>
    </style:style>
    <style:style style:name="User_20_Index_20_Heading" style:display-name="User Index Heading" style:family="paragraph" style:hidden="true"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hidden="true"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hidden="true" style:parent-style-name="zones" style:class="extra"/>
    <style:style style:name="Horizontal_20_Line" style:display-name="Horizontal Line" style:family="paragraph" style:parent-style-name="_3c_html_3e_"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Header_20_right" style:display-name="Header right" style:family="paragraph" style:hidden="true"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hidden="true"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Object_20_index_20_heading" style:display-name="Object index heading" style:family="paragraph" style:hidden="true"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hidden="true" style:parent-style-name="Index" style:class="index">
      <style:paragraph-properties fo:margin-left="3.9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hidden="true"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hidden="true"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Nulérotation" style:family="paragraph" style:hidden="true" style:parent-style-name="List"/>
    <style:style style:name="Numbering_20_1" style:display-name="Numbering 1" style:family="paragraph" style:hidden="true" style:parent-style-name="Nulérotation"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Numbering_20_1"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Nulérotation"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Numbering_20_2"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Nulérotation"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Numbering_20_3"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Nulérotation"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Numbering_20_4"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Nulérotation"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hidden="true" style:parent-style-name="Numbering_20_5"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Puce"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hidden="true" style:paren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hidden="true" style:paren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_20_1" style:class="list">
      <style:paragraph-properties fo:margin-left="0.635cm" fo:margin-right="0cm" fo:margin-top="0cm" fo:margin-bottom="0.212cm" loext:contextual-spacing="false" fo:text-indent="0cm" style:auto-text-indent="false"/>
    </style:style>
    <style:style style:name="List_20_2" style:display-name="List 2" style:family="paragraph" style:hidden="true" style:parent-style-name="Puce"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hidden="true" style:paren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hidden="true" style:paren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_20_2" style:class="list">
      <style:paragraph-properties fo:margin-left="1.27cm" fo:margin-right="0cm" fo:margin-top="0cm" fo:margin-bottom="0.212cm" loext:contextual-spacing="false" fo:text-indent="0cm" style:auto-text-indent="false"/>
    </style:style>
    <style:style style:name="List_20_3" style:display-name="List 3" style:family="paragraph" style:hidden="true" style:parent-style-name="Puce"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hidden="true" style:paren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hidden="true" style:paren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_20_3" style:class="list">
      <style:paragraph-properties fo:margin-left="1.905cm" fo:margin-right="0cm" fo:margin-top="0cm" fo:margin-bottom="0.212cm" loext:contextual-spacing="false" fo:text-indent="0cm" style:auto-text-indent="false"/>
    </style:style>
    <style:style style:name="List_20_4" style:display-name="List 4" style:family="paragraph" style:hidden="true" style:parent-style-name="Puce"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hidden="true" style:paren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hidden="true" style:parent-style-name="List_20_4" style:class="list">
      <style:paragraph-properties fo:margin-left="2.54cm" fo:margin-right="0cm" fo:margin-top="0cm" fo:margin-bottom="0.423cm" loext:contextual-spacing="false" fo:text-indent="-0.635cm" style:auto-text-indent="false"/>
    </style:style>
    <style:style style:name="List_20_5" style:display-name="List 5" style:family="paragraph" style:hidden="true" style:parent-style-name="Puce" style:class="list">
      <style:paragraph-properties fo:margin-left="3.175cm" fo:margin-right="0cm" fo:margin-top="0cm" fo:margin-bottom="0.212cm" loext:contextual-spacing="false" fo:text-indent="-0.635cm" style:auto-text-indent="false"/>
    </style:style>
    <style:style style:name="List_20_4_20_Cont." style:display-name="List 4 Cont." style:family="paragraph" style:hidden="true" style:parent-style-name="List_20_4" style:class="list">
      <style:paragraph-properties fo:margin-left="2.54cm" fo:margin-right="0cm" fo:margin-top="0cm" fo:margin-bottom="0.212cm" loext:contextual-spacing="false" fo:text-indent="0cm" style:auto-text-indent="false"/>
    </style:style>
    <style:style style:name="List_20_5_20_Start" style:display-name="List 5 Start" style:family="paragraph" style:hidden="true" style:paren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hidden="true" style:paren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hidden="true" style:parent-style-name="List_20_5" style:class="list">
      <style:paragraph-properties fo:margin-left="3.175cm" fo:margin-right="0cm" fo:margin-top="0cm" fo:margin-bottom="0.212cm" loext:contextual-spacing="false" fo:text-indent="0cm" style:auto-text-indent="false"/>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style:font-name="Arial" fo:font-family="Arial" style:font-family-generic="swiss" style:font-pitch="variable" fo:font-size="10pt" fo:font-style="normal" fo:font-weight="bold" style:font-size-asian="10pt" style:font-style-asian="normal" style:font-weight-asian="bold" style:font-style-complex="italic" style:font-weight-complex="bold"/>
    </style:style>
    <style:style style:name="Hanging_20_indent" style:display-name="Hanging indent" style:family="paragraph" style:parent-style-name="zones" style:class="text">
      <style:paragraph-properties fo:margin-left="1.002cm" fo:margin-right="0cm" fo:margin-top="0cm" fo:margin-bottom="0cm" loext:contextual-spacing="false"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hidden="true" style:parent-style-name="zones" style:class="text">
      <style:paragraph-properties fo:margin-left="0.499cm" fo:margin-right="0cm" fo:margin-top="0cm" fo:margin-bottom="0cm" loext:contextual-spacing="false" fo:text-indent="0cm" style:auto-text-indent="false"/>
    </style:style>
    <style:style style:name="zones" style:family="paragraph" style:parent-style-name="Standard"/>
    <style:style style:name="Illustration" style:family="paragraph" style:hidden="true" style:parent-style-name="Caption" style:class="extra"/>
    <style:style style:name="First_20_line_20_indent" style:display-name="First line indent" style:family="paragraph" style:hidden="true" style:parent-style-name="zones" style:class="text">
      <style:paragraph-properties fo:margin-left="0cm" fo:margin-right="0cm" fo:margin-top="0cm" fo:margin-bottom="0cm" loext:contextual-spacing="false" fo:text-indent="0.499cm" style:auto-text-indent="false"/>
    </style:style>
    <style:style style:name="List_20_Indent" style:display-name="List Indent" style:family="paragraph" style:hidden="true" style:parent-style-name="List"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ied-tête" style:family="paragraph" style:parent-style-name="Standard">
      <style:text-properties style:font-name="Arial1" fo:font-family="Arial" style:font-style-name="Normal" style:font-family-generic="swiss" style:font-pitch="variable" fo:font-size="8pt"/>
    </style:style>
    <style:style style:name="_3c_TEI_3e_" style:display-name="&lt;TEI&gt;" style:family="paragraph" style:parent-style-name="Standard"/>
    <style:style style:name="_3c_bibl_3e_" style:display-name="&lt;bibl&gt;" style:family="paragraph" style:parent-style-name="_3c_TEI_3e_">
      <style:paragraph-properties fo:margin-left="3cm" fo:margin-right="0cm" fo:margin-top="0cm" fo:margin-bottom="0.199cm" loext:contextual-spacing="false" fo:line-height="100%" fo:text-indent="0cm" style:auto-text-indent="false"/>
      <style:text-properties style:font-name="sans-serif" fo:font-family="sans-serif" style:font-style-name="Normal" style:font-family-generic="swiss" fo:font-size="80%" fo:font-weight="normal"/>
    </style:style>
    <style:style style:name="_3c_dateline_3e_" style:display-name="&lt;dateline&gt;" style:family="paragraph" style:parent-style-name="_3c_TEI_3e_" style:next-style-name="Text_20_body">
      <style:paragraph-properties fo:text-align="end" style:justify-single-word="false"/>
    </style:style>
    <style:style style:name="_3c_salute_3e_" style:display-name="&lt;salute&gt;" style:family="paragraph" style:parent-style-name="_3c_TEI_3e_" style:next-style-name="Text_20_body"/>
    <style:style style:name="_3c_signed_3e_" style:display-name="&lt;signed&gt;" style:family="paragraph" style:parent-style-name="_3c_TEI_3e_" style:next-style-name="Text_20_body"/>
    <style:style style:name="_3c_byline_3e_" style:display-name="&lt;byline&gt;" style:family="paragraph" style:parent-style-name="_3c_TEI_3e_">
      <style:paragraph-properties fo:text-align="end" style:justify-single-word="false"/>
    </style:style>
    <style:style style:name="_3c_argument_3e_" style:display-name="&lt;argument&gt;" style:family="paragraph" style:parent-style-name="_3c_TEI_3e_" style:master-page-name="">
      <style:paragraph-properties fo:margin-left="0cm" fo:margin-right="0cm" fo:margin-top="1cm" fo:margin-bottom="0cm" loext:contextual-spacing="false" fo:line-height="90%" fo:text-align="justify" style:justify-single-word="false" fo:hyphenation-ladder-count="no-limit" fo:text-indent="0cm" style:auto-text-indent="false" style:page-number="auto" fo:padding-left="0.25cm" fo:padding-right="0.25cm" fo:padding-top="0.049cm" fo:padding-bottom="0.049cm" fo:border="0.06pt solid #c0c0c0" style:shadow="none"/>
      <style:text-properties fo:font-size="11pt" fo:font-style="italic" fo:hyphenate="true" fo:hyphenation-remain-char-count="2" fo:hyphenation-push-char-count="2"/>
    </style:style>
    <style:style style:name="_3c_h1.sub_3e_" style:display-name="&lt;h1.sub&gt;" style:family="paragraph" style:parent-style-name="Heading_20_1" style:next-style-name="Text_20_body" style:default-outline-level="" style:list-style-name="" style:master-page-name="">
      <style:paragraph-properties style:page-number="auto" fo:break-before="auto" fo:break-after="auto" style:shadow="none"/>
      <style:text-properties fo:font-style="italic" fo:font-weight="normal"/>
    </style:style>
    <style:style style:name="_3c_h2.sub_3e_" style:display-name="&lt;h2.sub&gt;" style:family="paragraph" style:parent-style-name="Heading_20_2" style:default-outline-level="" style:list-style-name="">
      <style:text-properties fo:font-style="italic" fo:font-weight="normal"/>
    </style:style>
    <style:style style:name="_3c_h3.sub_3e_" style:display-name="&lt;h3.sub&gt;" style:family="paragraph" style:parent-style-name="Heading_20_3" style:default-outline-level="" style:list-style-name="">
      <style:text-properties fo:font-style="italic" fo:font-weight="normal"/>
    </style:style>
    <style:style style:name="_3c_h4.sub_3e_" style:display-name="&lt;h4.sub&gt;" style:family="paragraph" style:parent-style-name="Heading_20_4" style:next-style-name="Text_20_body" style:default-outline-level="" style:list-style-name="">
      <style:text-properties fo:font-style="italic" fo:font-weight="normal"/>
    </style:style>
    <style:style style:name="Puce" style:family="paragraph" style:hidden="true" style:parent-style-name="List"/>
    <style:style style:name="Citation_20_vers" style:display-name="Citation vers" style:family="paragraph" style:parent-style-name="Quotations" style:master-page-name="">
      <style:paragraph-properties fo:margin-left="2.499cm" fo:margin-right="0cm" fo:margin-top="0cm" fo:margin-bottom="0cm" loext:contextual-spacing="false" fo:text-align="start" style:justify-single-word="false" fo:hyphenation-ladder-count="no-limit" fo:text-indent="-1cm" style:auto-text-indent="false" style:page-number="auto">
        <style:tab-stops/>
      </style:paragraph-properties>
      <style:text-properties fo:hyphenate="false" fo:hyphenation-remain-char-count="2" fo:hyphenation-push-char-count="2"/>
    </style:style>
    <style:style style:name="_3c_space_3e_" style:display-name="&lt;space&gt;" style:family="paragraph" style:parent-style-name="_3c_TEI_3e_" style:next-style-name="Text_20_body"/>
    <style:style style:name="_3c_l_3e_" style:display-name="&lt;l&gt;" style:family="paragraph" style:parent-style-name="_3c_TEI_3e_">
      <style:paragraph-properties fo:margin-left="0.499cm" fo:margin-right="0cm" fo:margin-top="0cm" fo:margin-bottom="0cm" loext:contextual-spacing="false" fo:line-height="100%" fo:text-indent="-0.499cm" style:auto-text-indent="false" text:number-lines="true" text:line-number="0">
        <style:tab-stops/>
      </style:paragraph-properties>
    </style:style>
    <style:style style:name="Vers" style:family="paragraph" style:parent-style-name="_3c_l_3e_"/>
    <style:style style:name="_3c_quote_3e_" style:display-name="&lt;quote&gt;" style:family="paragraph" style:parent-style-name="Quotations" style:next-style-name="Text_20_body"/>
    <style:style style:name="_3c_quote.l_3e_" style:display-name="&lt;quote.l&gt;" style:family="paragraph" style:parent-style-name="Citation_20_vers">
      <style:paragraph-properties fo:margin-left="2cm" fo:margin-right="0cm" fo:margin-top="0cm" fo:margin-bottom="0cm" loext:contextual-spacing="false" fo:text-indent="-0.499cm" style:auto-text-indent="false">
        <style:tab-stops/>
      </style:paragraph-properties>
    </style:style>
    <style:style style:name="Acte" style:family="paragraph" style:parent-style-name="Heading_20_1" style:next-style-name="Text_20_body" style:default-outline-level="" style:list-style-name=""/>
    <style:style style:name="Scène" style:family="paragraph" style:parent-style-name="Heading_20_2" style:default-outline-level="" style:list-style-name=""/>
    <style:style style:name="noindent" style:family="paragraph" style:parent-style-name="Text_20_body" style:next-style-name="Text_20_body">
      <style:paragraph-properties fo:margin-left="0cm" fo:margin-right="0cm" fo:margin-top="0cm" fo:margin-bottom="0cm" loext:contextual-spacing="false" fo:text-indent="0cm" style:auto-text-indent="false"/>
    </style:style>
    <style:style style:name="Drawing" style:family="paragraph" style:hidden="true" style:parent-style-name="Caption" style:class="extra"/>
    <style:style style:name="Table" style:family="paragraph" style:hidden="true" style:parent-style-name="Caption" style:class="extra"/>
    <style:style style:name="RTF_5f_Num_20_2_20_1" style:display-name="RTF_Num 2 1" style:family="tex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RTF_5f_Num_20_2_20_2" style:display-name="RTF_Num 2 2"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2_20_3" style:display-name="RTF_Num 2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2_20_6" style:display-name="RTF_Num 2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RTF_5f_Num_20_2_20_9" style:display-name="RTF_Num 2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Cambria" fo:font-family="Cambria" style:font-family-generic="roman" style:font-pitch="variable" fo:font-size="16pt" fo:language="fr" fo:country="FR" fo:font-weight="bold" style:letter-kerning="true" style:font-name-asian="Times New Roman" style:font-family-asian="'Times New Roman'" style:font-family-generic-asian="roman" style:font-pitch-asian="variable" style:language-asian="none" style:country-asian="none" style:font-weight-asian="bold" style:font-name-complex="Cambria" style:font-family-complex="Cambria" style:font-family-generic-complex="roman" style:font-pitch-complex="variable" style:font-weight-complex="bold"/>
    </style:style>
    <style:style style:name="Titre_20_2_20_Car" style:display-name="Titre 2 Car" style:family="text" style:parent-style-name="Default_20_Paragraph_20_Font">
      <style:text-properties fo:color="#000000"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tyle-asian="italic" style:font-weight-asian="bold" style:font-name-complex="Cambria" style:font-family-complex="Cambria" style:font-family-generic-complex="roman" style:font-pitch-complex="variable" style:font-style-complex="italic" style:font-weight-complex="bold"/>
    </style:style>
    <style:style style:name="Internet_20_link" style:display-name="Internet link" style:family="text" style:parent-style-name="Default_20_Paragraph_20_Font">
      <style:text-properties fo:color="#000080" style:text-underline-style="solid" style:text-underline-width="auto" style:text-underline-color="font-color" style:font-name-complex="Times New Roman" style:font-family-complex="'Times New Roman'" style:font-family-generic-complex="roman" style:font-pitch-complex="variable"/>
    </style:style>
    <style:style style:name="Note_20_de_20_bas_20_de_20_page_20_Car" style:display-name="Note de bas de page Car" style:family="text" style:parent-style-name="Default_20_Paragraph_20_Font">
      <style:text-properties fo:color="#000000" style:font-name-complex="Arial Unicode MS" style:font-family-complex="'Arial Unicode MS'" style:font-family-generic-complex="swiss" style:font-pitch-complex="variable"/>
    </style:style>
    <style:style style:name="footnote_20_reference" style:display-name="footnote reference" style:family="text" style:parent-style-name="Default_20_Paragraph_20_Font">
      <style:text-properties style:text-position="25% 100%" style:font-name-complex="Times New Roman" style:font-family-complex="'Times New Roman'" style:font-family-generic-complex="roman" style:font-pitch-complex="variable"/>
    </style:style>
    <style:style style:name="Citation_20_Car" style:display-name="Citation Car" style:family="text" style:parent-style-name="Default_20_Paragraph_20_Font">
      <style:text-properties fo:color="#000000" fo:font-style="italic" style:font-style-asian="italic" style:font-name-complex="Arial Unicode MS" style:font-family-complex="'Arial Unicode MS'" style:font-family-generic-complex="swiss" style:font-pitch-complex="variable" style:font-style-complex="italic"/>
    </style:style>
    <style:style style:name="Titre_20_Car" style:display-name="Titre Car" style:family="text" style:parent-style-name="Default_20_Paragraph_20_Font">
      <style:text-properties fo:color="#000000" style:font-name="Arial" fo:font-family="Arial" style:font-family-generic="swiss" style:font-pitch="variable" fo:font-size="14pt" style:letter-kerning="true" style:font-name-asian="Times New Roman" style:font-family-asian="'Times New Roman'" style:font-family-generic-asian="roman" style:font-pitch-asian="variable" style:font-name-complex="Microsoft YaHei" style:font-family-complex="'Microsoft YaHei'" style:font-family-generic-complex="swiss" style:font-pitch-complex="variable"/>
    </style:style>
    <style:style style:name="Corps_20_de_20_texte_20_Car" style:display-name="Corps de texte Car" style:family="text" style:parent-style-name="Default_20_Paragraph_20_Font">
      <style:text-properties fo:color="#000000" style:letter-kerning="true" style:font-name-complex="Arial Unicode MS" style:font-family-complex="'Arial Unicode MS'" style:font-family-generic-complex="swiss" style:font-pitch-complex="variable"/>
    </style:style>
    <style:style style:name="Note_20_de_20_fin_20_Car1" style:display-name="Note de fin Car1" style:family="text" style:parent-style-name="Default_20_Paragraph_20_Font">
      <style:text-properties fo:color="#000000" style:letter-kerning="true" style:font-name-complex="Arial Unicode MS" style:font-family-complex="'Arial Unicode MS'" style:font-family-generic-complex="swiss" style:font-pitch-complex="variable"/>
    </style:style>
    <style:style style:name="En-tête_20_Car" style:display-name="En-tête Car" style:family="text" style:parent-style-name="Default_20_Paragraph_20_Font">
      <style:text-properties fo:color="#000000" style:letter-kerning="true" style:font-name-complex="Arial Unicode MS" style:font-family-complex="'Arial Unicode MS'" style:font-family-generic-complex="swiss" style:font-pitch-complex="variable"/>
    </style:style>
    <style:style style:name="Pied_20_de_20_page_20_Car1" style:display-name="Pied de page Car1" style:family="text" style:parent-style-name="Default_20_Paragraph_20_Font">
      <style:text-properties fo:color="#000000" style:letter-kerning="true" style:font-name-complex="Arial Unicode MS" style:font-family-complex="'Arial Unicode MS'" style:font-family-generic-complex="swiss" style:font-pitch-complex="variable"/>
    </style:style>
    <style:style style:name="endnote_20_reference" style:display-name="endnote reference" style:family="text" style:parent-style-name="Default_20_Paragraph_20_Font">
      <style:text-properties style:text-position="25% 100%" style:font-name-complex="Times New Roman" style:font-family-complex="'Times New Roman'" style:font-family-generic-complex="roman" style:font-pitch-complex="variable"/>
    </style:style>
    <style:style style:name="Endnote_20_Symbol" style:display-name="Endnote Symbol" style:family="text"/>
    <style:style style:name="Endnote_20_anchor" style:display-name="Endnote anchor" style:family="text"/>
    <style:style style:name="Footnote_20_Symbol" style:display-name="Footnote Symbol" style:family="text"/>
    <style:style style:name="Footnote_20_anchor" style:display-name="Footnote anchor" style:family="text"/>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parent-style-name="Numbering_20_Symbols">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Page_20_Number" style:display-name="Page Number" style:family="text" style:parent-style-name="Numbering_20_Symbols"/>
    <style:style style:name="Line_20_numbering" style:display-name="Line numbering" style:family="text" style:parent-style-name="Numbering_20_Symbols">
      <style:text-properties fo:font-size="11pt" fo:font-style="normal" fo:font-weight="normal" style:font-size-asian="11pt" style:font-style-asian="normal" style:font-weight-asian="normal" style:font-style-complex="normal" style:font-weight-complex="normal"/>
    </style:style>
    <style:style style:name="Rubies" style:family="text" style:parent-style-name="odt">
      <style:text-properties fo:font-size="6pt" style:text-underline-style="none" style:font-size-asian="6pt" style:font-size-complex="6pt" style:text-emphasize="none"/>
    </style:style>
    <style:style style:name="Index_20_Link" style:display-name="Index Link" style:family="text" style:parent-style-name="odt"/>
    <style:style style:name="Placeholder" style:family="text" style:parent-style-name="odt">
      <style:text-properties fo:font-variant="small-caps" fo:color="#008080" style:text-underline-style="dotted" style:text-underline-width="auto" style:text-underline-color="font-color"/>
    </style:style>
    <style:style style:name="_3c_html_3e_" style:display-name="&lt;html&gt;" style:family="text"/>
    <style:style style:name="Strong_20_Emphasis" style:display-name="Strong Emphasis" style:family="text" style:parent-style-name="_3c_html_3e_">
      <style:text-properties fo:text-transform="uppercase" fo:color="#000000" fo:font-size="10pt" fo:font-weight="bold" fo:background-color="transparent" style:font-size-asian="10pt" style:font-weight-asian="bold" style:font-weight-complex="bold"/>
    </style:style>
    <style:style style:name="Citation" style:family="text" style:parent-style-name="_3c_html_3e_"/>
    <style:style style:name="Definition" style:family="text" style:parent-style-name="_3c_html_3e_">
      <style:text-properties fo:color="#000000" style:font-name="Times New Roman" fo:font-family="'Times New Roman'" style:font-family-generic="roman" style:font-pitch="variable" fo:font-size="10pt" fo:font-style="normal" fo:background-color="transparent" style:font-size-asian="10pt" style:font-style-asian="normal"/>
    </style:style>
    <style:style style:name="Example" style:family="text" style:parent-style-name="_3c_html_3e_">
      <style:text-properties fo:font-style="italic" style:font-style-asian="italic"/>
    </style:style>
    <style:style style:name="Q" style:family="text" style:parent-style-name="_3c_html_3e_">
      <style:text-properties fo:font-style="italic" style:font-style-asian="italic"/>
    </style:style>
    <style:style style:name="User_20_Entry" style:display-name="User Entry" style:family="text" style:parent-style-name="_3c_html_3e_">
      <style:text-properties fo:font-variant="small-caps" style:font-name="Times New Roman" fo:font-family="'Times New Roman'" style:font-family-generic="roman" style:font-pitch="variable" fo:font-size="10pt" fo:font-weight="normal" style:font-name-asian="Courier New" style:font-family-asian="'Courier New'" style:font-family-generic-asian="modern" style:font-size-asian="10pt" style:font-weight-asian="normal" style:font-name-complex="Courier New" style:font-family-complex="'Courier New'" style:font-family-generic-complex="modern"/>
    </style:style>
    <style:style style:name="Teletype" style:family="text" style:parent-style-name="_3c_html_3e_">
      <style:text-properties fo:font-variant="normal" fo:text-transform="none" style:font-name="Courier New2" fo:font-family="'Courier New'" style:font-style-name="Normal" style:font-family-generic="modern" style:font-pitch="fixed" fo:background-color="transparent"/>
    </style:style>
    <style:style style:name="Source_20_Text" style:display-name="Source Text" style:family="text" style:parent-style-name="_3c_html_3e_">
      <style:text-properties style:font-name="Lucida Console" fo:font-family="'Lucida Console'" style:font-style-name="Normal" style:font-family-generic="modern" style:font-pitch="fixed" fo:background-color="transparent"/>
    </style:style>
    <style:style style:name="Variable" style:family="text" style:parent-style-name="_3c_html_3e_">
      <style:text-properties fo:font-variant="normal" fo:text-transform="none" style:font-name="Arial" fo:font-family="Arial" style:font-family-generic="swiss" style:font-pitch="variable" fo:font-size="9.5pt" fo:letter-spacing="normal" fo:font-weight="normal" fo:background-color="transparent" style:font-size-asian="9.5pt" style:font-weight-asian="normal" style:text-scale="100%"/>
    </style:style>
    <style:style style:name="Numbering_20_Symbols" style:display-name="Numbering Symbols" style:family="text" style:parent-style-name="odt">
      <style:text-properties style:use-window-font-color="true" style:font-name="Arial" fo:font-family="Arial" style:font-family-generic="swiss" style:font-pitch="variable" fo:font-size="12pt" fo:font-weight="normal" style:font-size-asian="12pt" style:font-weight-asian="normal"/>
    </style:style>
    <style:style style:name="Main_20_index_20_entry" style:display-name="Main index entry" style:family="text" style:parent-style-name="odt">
      <style:text-properties fo:font-weight="bold" style:font-weight-asian="bold" style:font-weight-complex="bold"/>
    </style:style>
    <style:style style:name="Visited_20_Internet_20_Link" style:display-name="Visited Internet Link" style:family="text" style:parent-style-name="Internet_20_link">
      <style:text-properties fo:color="#800000" style:text-underline-style="none"/>
    </style:style>
    <style:style style:name="Drop_20_Caps" style:display-name="Drop Caps" style:family="text" style:parent-style-name="odt"/>
    <style:style style:name="Caption_20_characters" style:display-name="Caption characters" style:family="text" style:parent-style-name="odt"/>
    <style:style style:name="Vertical_20_Numbering_20_Symbols" style:display-name="Vertical Numbering Symbols" style:family="text" style:parent-style-name="Numbering_20_Symbols">
      <style:text-properties style:text-rotation-angle="90" style:text-rotation-scale="line-height"/>
    </style:style>
    <style:style style:name="Small" style:family="text" style:parent-style-name="_3c_html_3e_">
      <style:text-properties style:font-name="Arial" fo:font-family="Arial" style:font-family-generic="swiss" style:font-pitch="variable" fo:font-size="10pt" style:font-size-asian="10pt"/>
    </style:style>
    <style:style style:name="_3c_TEI_3e_" style:display-name="&lt;TEI&gt;" style:family="text"/>
    <style:style style:name="_3c_title_3e_" style:display-name="&lt;title&gt;" style:family="text" style:parent-style-name="_3c_TEI_3e_">
      <style:text-properties fo:font-style="italic" style:text-underline-style="solid" style:text-underline-width="auto" style:text-underline-color="font-color"/>
    </style:style>
    <style:style style:name="_3c_author_3e_" style:display-name="&lt;author&gt;" style:family="text" style:parent-style-name="_3c_TEI_3e_">
      <style:text-properties fo:font-variant="small-caps" fo:background-color="#e6e6e6"/>
    </style:style>
    <style:style style:name="_3c_character_3e_" style:display-name="&lt;character&gt;" style:family="text" style:parent-style-name="_3c_TEI_3e_">
      <style:text-properties fo:font-weight="bold" fo:background-color="#ffff99"/>
    </style:style>
    <style:style style:name="Auteur" style:family="text" style:parent-style-name="_3c_author_3e_"/>
    <style:style style:name="Personnage" style:family="text" style:parent-style-name="_3c_character_3e_"/>
    <style:style style:name="Titre" style:family="text" style:parent-style-name="_3c_title_3e_"/>
    <style:style style:name="od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style:list-level-properties>
      </text:list-level-style-number>
      <text:list-level-style-number text:level="2" text:style-name="RTF_5f_Num_20_3_20_2" style:num-format="">
        <style:list-level-properties text:list-level-position-and-space-mode="label-alignment">
          <style:list-level-label-alignment text:label-followed-by="listtab"/>
        </style:list-level-properties>
      </text:list-level-style-number>
      <text:list-level-style-number text:level="3" text:style-name="RTF_5f_Num_20_3_20_3" style:num-format="">
        <style:list-level-properties text:list-level-position-and-space-mode="label-alignment">
          <style:list-level-label-alignment text:label-followed-by="listtab"/>
        </style:list-level-properties>
      </text:list-level-style-number>
      <text:list-level-style-number text:level="4" text:style-name="RTF_5f_Num_20_3_20_4" style:num-format="">
        <style:list-level-properties text:list-level-position-and-space-mode="label-alignment">
          <style:list-level-label-alignment text:label-followed-by="listtab"/>
        </style:list-level-properties>
      </text:list-level-style-number>
      <text:list-level-style-number text:level="5" text:style-name="RTF_5f_Num_20_3_20_5" style:num-format="">
        <style:list-level-properties text:list-level-position-and-space-mode="label-alignment">
          <style:list-level-label-alignment text:label-followed-by="listtab"/>
        </style:list-level-properties>
      </text:list-level-style-number>
      <text:list-level-style-number text:level="6" text:style-name="RTF_5f_Num_20_3_20_6" style:num-format="">
        <style:list-level-properties text:list-level-position-and-space-mode="label-alignment">
          <style:list-level-label-alignment text:label-followed-by="listtab"/>
        </style:list-level-properties>
      </text:list-level-style-number>
      <text:list-level-style-number text:level="7" text:style-name="RTF_5f_Num_20_3_20_7" style:num-format="">
        <style:list-level-properties text:list-level-position-and-space-mode="label-alignment">
          <style:list-level-label-alignment text:label-followed-by="listtab"/>
        </style:list-level-properties>
      </text:list-level-style-number>
      <text:list-level-style-number text:level="8" text:style-name="RTF_5f_Num_20_3_20_8" style:num-format="">
        <style:list-level-properties text:list-level-position-and-space-mode="label-alignment">
          <style:list-level-label-alignment text:label-followed-by="listtab"/>
        </style:list-level-properties>
      </text:list-level-style-number>
      <text:list-level-style-number text:level="9" text:style-name="RTF_5f_Num_20_3_20_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style-name="RTF_5f_Num_20_4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RTF_5f_Num_20_4_20_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RTF_5f_Num_20_4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4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RTF_5f_Num_20_4_20_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RTF_5f_Num_20_4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4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RTF_5f_Num_20_4_20_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RTF_5f_Num_20_4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a" style:num-letter-sync="true"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e LANGLOIS-GORCE</meta:initial-creator>
    <meta:creation-date>2013-04-15T15:06:00</meta:creation-date>
    <dc:date>2015-03-06T13:40:35.715000000</dc:date>
    <meta:generator>LibreOffice/4.3.2.2$Windows_x86 LibreOffice_project/edfb5295ba211bd31ad47d0bad0118690f76407d</meta:generator>
    <meta:editing-duration>PT2H22M47S</meta:editing-duration>
    <meta:editing-cycles>12</meta:editing-cycles>
    <meta:document-statistic meta:table-count="0" meta:image-count="0" meta:object-count="0" meta:page-count="299" meta:paragraph-count="1949" meta:word-count="109885" meta:character-count="659789" meta:non-whitespace-character-count="549507"/>
  </office:meta>
</office:document-meta>
</file>